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-1" style:family="table-column">
      <style:table-column-properties fo:break-before="auto" style:column-width="2.267cm"/>
    </style:style>
    <style:style style:name="co2-1" style:family="table-column">
      <style:table-column-properties fo:break-before="auto" style:column-width="2.267cm"/>
    </style:style>
    <style:style style:name="co3-1" style:family="table-column">
      <style:table-column-properties fo:break-before="auto" style:column-width="2.267cm"/>
    </style:style>
    <style:style style:name="ro1-1" style:family="table-row">
      <style:table-row-properties style:row-height="0.432cm" fo:break-before="auto" style:use-optimal-row-height="false"/>
    </style:style>
    <style:style style:name="ro1-2" style:family="table-row">
      <style:table-row-properties style:row-height="0.446cm" fo:break-before="auto" style:use-optimal-row-height="false"/>
    </style:style>
    <style:style style:name="ro1-3" style:family="table-row">
      <style:table-row-properties style:row-height="0.446cm" fo:break-before="auto" style:use-optimal-row-height="false"/>
    </style:style>
    <style:style style:name="ro1-4" style:family="table-row">
      <style:table-row-properties style:row-height="0.446cm" fo:break-before="auto" style:use-optimal-row-height="false"/>
    </style:style>
    <style:style style:name="ro1-5" style:family="table-row">
      <style:table-row-properties style:row-height="0.446cm" fo:break-before="auto" style:use-optimal-row-height="false"/>
    </style:style>
    <style:style style:name="ro1-6" style:family="table-row">
      <style:table-row-properties style:row-height="0.446cm" fo:break-before="auto" style:use-optimal-row-height="false"/>
    </style:style>
    <style:style style:name="ro1-7" style:family="table-row">
      <style:table-row-properties style:row-height="0.446cm" fo:break-before="auto" style:use-optimal-row-height="false"/>
    </style:style>
    <style:style style:name="ro1-8" style:family="table-row">
      <style:table-row-properties style:row-height="0.446cm" fo:break-before="auto" style:use-optimal-row-height="false"/>
    </style:style>
    <style:style style:name="ro1-9" style:family="table-row">
      <style:table-row-properties style:row-height="0.446cm" fo:break-before="auto" style:use-optimal-row-height="false"/>
    </style:style>
    <style:style style:name="ro1-10" style:family="table-row">
      <style:table-row-properties style:row-height="0.446cm" fo:break-before="auto" style:use-optimal-row-height="false"/>
    </style:style>
    <style:style style:name="ro1-11" style:family="table-row">
      <style:table-row-properties style:row-height="0.446cm" fo:break-before="auto" style:use-optimal-row-height="false"/>
    </style:style>
    <style:style style:name="ro1-12" style:family="table-row">
      <style:table-row-properties style:row-height="0.446cm" fo:break-before="auto" style:use-optimal-row-height="false"/>
    </style:style>
    <style:style style:name="ro1-13" style:family="table-row">
      <style:table-row-properties style:row-height="0.446cm" fo:break-before="auto" style:use-optimal-row-height="false"/>
    </style:style>
    <style:style style:name="ro1-14" style:family="table-row">
      <style:table-row-properties style:row-height="0.446cm" fo:break-before="auto" style:use-optimal-row-height="false"/>
    </style:style>
    <style:style style:name="ro1-15" style:family="table-row">
      <style:table-row-properties style:row-height="0.446cm" fo:break-before="auto" style:use-optimal-row-height="false"/>
    </style:style>
    <style:style style:name="ro1-16" style:family="table-row">
      <style:table-row-properties style:row-height="0.446cm" fo:break-before="auto" style:use-optimal-row-height="false"/>
    </style:style>
    <style:style style:name="ro1-17" style:family="table-row">
      <style:table-row-properties style:row-height="0.446cm" fo:break-before="auto" style:use-optimal-row-height="false"/>
    </style:style>
    <style:style style:name="ro1-18" style:family="table-row">
      <style:table-row-properties style:row-height="0.446cm" fo:break-before="auto" style:use-optimal-row-height="false"/>
    </style:style>
    <style:style style:name="ro1-19" style:family="table-row">
      <style:table-row-properties style:row-height="0.446cm" fo:break-before="auto" style:use-optimal-row-height="false"/>
    </style:style>
    <style:style style:name="ro1-20" style:family="table-row">
      <style:table-row-properties style:row-height="0.446cm" fo:break-before="auto" style:use-optimal-row-height="false"/>
    </style:style>
    <style:style style:name="ro1-21" style:family="table-row">
      <style:table-row-properties style:row-height="0.446cm" fo:break-before="auto" style:use-optimal-row-height="false"/>
    </style:style>
    <style:style style:name="ro1-22" style:family="table-row">
      <style:table-row-properties style:row-height="0.446cm" fo:break-before="auto" style:use-optimal-row-height="false"/>
    </style:style>
    <style:style style:name="ro1-23" style:family="table-row">
      <style:table-row-properties style:row-height="0.446cm" fo:break-before="auto" style:use-optimal-row-height="false"/>
    </style:style>
    <style:style style:name="ro1-24" style:family="table-row">
      <style:table-row-properties style:row-height="0.446cm" fo:break-before="auto" style:use-optimal-row-height="false"/>
    </style:style>
    <style:style style:name="ro1-25" style:family="table-row">
      <style:table-row-properties style:row-height="0.446cm" fo:break-before="auto" style:use-optimal-row-height="false"/>
    </style:style>
    <style:style style:name="ro1-26" style:family="table-row">
      <style:table-row-properties style:row-height="0.446cm" fo:break-before="auto" style:use-optimal-row-height="false"/>
    </style:style>
    <style:style style:name="ro1-27" style:family="table-row">
      <style:table-row-properties style:row-height="0.446cm" fo:break-before="auto" style:use-optimal-row-height="false"/>
    </style:style>
    <style:style style:name="ro1-28" style:family="table-row">
      <style:table-row-properties style:row-height="0.446cm" fo:break-before="auto" style:use-optimal-row-height="false"/>
    </style:style>
    <style:style style:name="ro1-29" style:family="table-row">
      <style:table-row-properties style:row-height="0.446cm" fo:break-before="auto" style:use-optimal-row-height="false"/>
    </style:style>
    <style:style style:name="ro1-30" style:family="table-row">
      <style:table-row-properties style:row-height="0.446cm" fo:break-before="auto" style:use-optimal-row-height="false"/>
    </style:style>
    <style:style style:name="ro1-31" style:family="table-row">
      <style:table-row-properties style:row-height="0.446cm" fo:break-before="auto" style:use-optimal-row-height="false"/>
    </style:style>
    <style:style style:name="ro1-32" style:family="table-row">
      <style:table-row-properties style:row-height="0.446cm" fo:break-before="auto" style:use-optimal-row-height="false"/>
    </style:style>
    <style:style style:name="ro1-33" style:family="table-row">
      <style:table-row-properties style:row-height="0.446cm" fo:break-before="auto" style:use-optimal-row-height="false"/>
    </style:style>
    <style:style style:name="ro1-34" style:family="table-row">
      <style:table-row-properties style:row-height="0.446cm" fo:break-before="auto" style:use-optimal-row-height="false"/>
    </style:style>
    <style:style style:name="ro1-35" style:family="table-row">
      <style:table-row-properties style:row-height="0.446cm" fo:break-before="auto" style:use-optimal-row-height="false"/>
    </style:style>
    <style:style style:name="ro1-36" style:family="table-row">
      <style:table-row-properties style:row-height="0.446cm" fo:break-before="auto" style:use-optimal-row-height="false"/>
    </style:style>
    <style:style style:name="ro1-37" style:family="table-row">
      <style:table-row-properties style:row-height="0.446cm" fo:break-before="auto" style:use-optimal-row-height="false"/>
    </style:style>
    <style:style style:name="ro1-38" style:family="table-row">
      <style:table-row-properties style:row-height="0.446cm" fo:break-before="auto" style:use-optimal-row-height="false"/>
    </style:style>
    <style:style style:name="ro1-39" style:family="table-row">
      <style:table-row-properties style:row-height="0.446cm" fo:break-before="auto" style:use-optimal-row-height="false"/>
    </style:style>
    <style:style style:name="ro1-40" style:family="table-row">
      <style:table-row-properties style:row-height="0.446cm" fo:break-before="auto" style:use-optimal-row-height="false"/>
    </style:style>
    <style:style style:name="ro1-41" style:family="table-row">
      <style:table-row-properties style:row-height="0.446cm" fo:break-before="auto" style:use-optimal-row-height="false"/>
    </style:style>
    <style:style style:name="ro1-42" style:family="table-row">
      <style:table-row-properties style:row-height="0.446cm" fo:break-before="auto" style:use-optimal-row-height="false"/>
    </style:style>
    <style:style style:name="ro1-43" style:family="table-row">
      <style:table-row-properties style:row-height="0.446cm" fo:break-before="auto" style:use-optimal-row-height="false"/>
    </style:style>
    <style:style style:name="ro1-44" style:family="table-row">
      <style:table-row-properties style:row-height="0.446cm" fo:break-before="auto" style:use-optimal-row-height="false"/>
    </style:style>
    <style:style style:name="ro1-45" style:family="table-row">
      <style:table-row-properties style:row-height="0.446cm" fo:break-before="auto" style:use-optimal-row-height="false"/>
    </style:style>
    <style:style style:name="ro1-46" style:family="table-row">
      <style:table-row-properties style:row-height="0.446cm" fo:break-before="auto" style:use-optimal-row-height="false"/>
    </style:style>
    <style:style style:name="ro1-47" style:family="table-row">
      <style:table-row-properties style:row-height="0.446cm" fo:break-before="auto" style:use-optimal-row-height="false"/>
    </style:style>
    <style:style style:name="ro1-48" style:family="table-row">
      <style:table-row-properties style:row-height="0.446cm" fo:break-before="auto" style:use-optimal-row-height="false"/>
    </style:style>
    <style:style style:name="ro1-49" style:family="table-row">
      <style:table-row-properties style:row-height="0.446cm" fo:break-before="auto" style:use-optimal-row-height="false"/>
    </style:style>
    <style:style style:name="ro1-50" style:family="table-row">
      <style:table-row-properties style:row-height="0.446cm" fo:break-before="auto" style:use-optimal-row-height="false"/>
    </style:style>
    <style:style style:name="ro1-51" style:family="table-row">
      <style:table-row-properties style:row-height="0.446cm" fo:break-before="auto" style:use-optimal-row-height="false"/>
    </style:style>
    <style:style style:name="ro1-52" style:family="table-row">
      <style:table-row-properties style:row-height="0.446cm" fo:break-before="auto" style:use-optimal-row-height="false"/>
    </style:style>
    <style:style style:name="ro1-53" style:family="table-row">
      <style:table-row-properties style:row-height="0.446cm" fo:break-before="auto" style:use-optimal-row-height="false"/>
    </style:style>
    <style:style style:name="ro1-54" style:family="table-row">
      <style:table-row-properties style:row-height="0.446cm" fo:break-before="auto" style:use-optimal-row-height="false"/>
    </style:style>
    <style:style style:name="ro1-55" style:family="table-row">
      <style:table-row-properties style:row-height="0.446cm" fo:break-before="auto" style:use-optimal-row-height="false"/>
    </style:style>
    <style:style style:name="ro1-56" style:family="table-row">
      <style:table-row-properties style:row-height="0.446cm" fo:break-before="auto" style:use-optimal-row-height="false"/>
    </style:style>
    <style:style style:name="ro1-57" style:family="table-row">
      <style:table-row-properties style:row-height="0.446cm" fo:break-before="auto" style:use-optimal-row-height="false"/>
    </style:style>
    <style:style style:name="ro1-58" style:family="table-row">
      <style:table-row-properties style:row-height="0.446cm" fo:break-before="auto" style:use-optimal-row-height="false"/>
    </style:style>
    <style:style style:name="ro1-59" style:family="table-row">
      <style:table-row-properties style:row-height="0.446cm" fo:break-before="auto" style:use-optimal-row-height="false"/>
    </style:style>
    <style:style style:name="ro1-60" style:family="table-row">
      <style:table-row-properties style:row-height="0.446cm" fo:break-before="auto" style:use-optimal-row-height="false"/>
    </style:style>
    <style:style style:name="ro1-61" style:family="table-row">
      <style:table-row-properties style:row-height="0.446cm" fo:break-before="auto" style:use-optimal-row-height="false"/>
    </style:style>
    <style:style style:name="ro1-62" style:family="table-row">
      <style:table-row-properties style:row-height="0.446cm" fo:break-before="auto" style:use-optimal-row-height="false"/>
    </style:style>
    <style:style style:name="ro1-63" style:family="table-row">
      <style:table-row-properties style:row-height="0.446cm" fo:break-before="auto" style:use-optimal-row-height="false"/>
    </style:style>
    <style:style style:name="ro1-64" style:family="table-row">
      <style:table-row-properties style:row-height="0.446cm" fo:break-before="auto" style:use-optimal-row-height="false"/>
    </style:style>
    <style:style style:name="ro1-65" style:family="table-row">
      <style:table-row-properties style:row-height="0.446cm" fo:break-before="auto" style:use-optimal-row-height="false"/>
    </style:style>
    <style:style style:name="ro1-66" style:family="table-row">
      <style:table-row-properties style:row-height="0.446cm" fo:break-before="auto" style:use-optimal-row-height="false"/>
    </style:style>
    <style:style style:name="ro1-67" style:family="table-row">
      <style:table-row-properties style:row-height="0.446cm" fo:break-before="auto" style:use-optimal-row-height="false"/>
    </style:style>
    <style:style style:name="ro1-68" style:family="table-row">
      <style:table-row-properties style:row-height="0.446cm" fo:break-before="auto" style:use-optimal-row-height="false"/>
    </style:style>
    <style:style style:name="ro1-69" style:family="table-row">
      <style:table-row-properties style:row-height="0.446cm" fo:break-before="auto" style:use-optimal-row-height="false"/>
    </style:style>
    <style:style style:name="ro1-70" style:family="table-row">
      <style:table-row-properties style:row-height="0.446cm" fo:break-before="auto" style:use-optimal-row-height="false"/>
    </style:style>
    <style:style style:name="ro1-71" style:family="table-row">
      <style:table-row-properties style:row-height="0.446cm" fo:break-before="auto" style:use-optimal-row-height="false"/>
    </style:style>
    <style:style style:name="ro1-72" style:family="table-row">
      <style:table-row-properties style:row-height="0.446cm" fo:break-before="auto" style:use-optimal-row-height="false"/>
    </style:style>
    <style:style style:name="ro1-73" style:family="table-row">
      <style:table-row-properties style:row-height="0.446cm" fo:break-before="auto" style:use-optimal-row-height="false"/>
    </style:style>
    <style:style style:name="ro1-74" style:family="table-row">
      <style:table-row-properties style:row-height="0.446cm" fo:break-before="auto" style:use-optimal-row-height="false"/>
    </style:style>
    <style:style style:name="ro1-75" style:family="table-row">
      <style:table-row-properties style:row-height="0.446cm" fo:break-before="auto" style:use-optimal-row-height="false"/>
    </style:style>
    <style:style style:name="ro1-76" style:family="table-row">
      <style:table-row-properties style:row-height="0.446cm" fo:break-before="auto" style:use-optimal-row-height="false"/>
    </style:style>
    <style:style style:name="ro1-77" style:family="table-row">
      <style:table-row-properties style:row-height="0.446cm" fo:break-before="auto" style:use-optimal-row-height="false"/>
    </style:style>
    <style:style style:name="ro1-78" style:family="table-row">
      <style:table-row-properties style:row-height="0.446cm" fo:break-before="auto" style:use-optimal-row-height="false"/>
    </style:style>
    <style:style style:name="ro1-79" style:family="table-row">
      <style:table-row-properties style:row-height="0.446cm" fo:break-before="auto" style:use-optimal-row-height="false"/>
    </style:style>
    <style:style style:name="ro1-80" style:family="table-row">
      <style:table-row-properties style:row-height="0.446cm" fo:break-before="auto" style:use-optimal-row-height="false"/>
    </style:style>
    <style:style style:name="ro1-81" style:family="table-row">
      <style:table-row-properties style:row-height="0.446cm" fo:break-before="auto" style:use-optimal-row-height="false"/>
    </style:style>
    <style:style style:name="ro1-82" style:family="table-row">
      <style:table-row-properties style:row-height="0.446cm" fo:break-before="auto" style:use-optimal-row-height="false"/>
    </style:style>
    <style:style style:name="ro1-83" style:family="table-row">
      <style:table-row-properties style:row-height="0.446cm" fo:break-before="auto" style:use-optimal-row-height="false"/>
    </style:style>
    <style:style style:name="ro1-84" style:family="table-row">
      <style:table-row-properties style:row-height="0.848cm" fo:break-before="auto" style:use-optimal-row-height="false"/>
    </style:style>
    <style:style style:name="ro1-85" style:family="table-row">
      <style:table-row-properties style:row-height="0.446cm" fo:break-before="auto" style:use-optimal-row-height="false"/>
    </style:style>
    <style:style style:name="ro1-86" style:family="table-row">
      <style:table-row-properties style:row-height="0.446cm" fo:break-before="auto" style:use-optimal-row-height="false"/>
    </style:style>
    <style:style style:name="ro1-87" style:family="table-row">
      <style:table-row-properties style:row-height="0.446cm" fo:break-before="auto" style:use-optimal-row-height="false"/>
    </style:style>
    <style:style style:name="ro1-88" style:family="table-row">
      <style:table-row-properties style:row-height="0.446cm" fo:break-before="auto" style:use-optimal-row-height="false"/>
    </style:style>
    <style:style style:name="ro1-89" style:family="table-row">
      <style:table-row-properties style:row-height="0.446cm" fo:break-before="auto" style:use-optimal-row-height="false"/>
    </style:style>
    <style:style style:name="ro1-90" style:family="table-row">
      <style:table-row-properties style:row-height="0.446cm" fo:break-before="auto" style:use-optimal-row-height="false"/>
    </style:style>
    <style:style style:name="ro1-91" style:family="table-row">
      <style:table-row-properties style:row-height="0.446cm" fo:break-before="auto" style:use-optimal-row-height="false"/>
    </style:style>
    <style:style style:name="ro1-92" style:family="table-row">
      <style:table-row-properties style:row-height="0.446cm" fo:break-before="auto" style:use-optimal-row-height="false"/>
    </style:style>
    <style:style style:name="ro1-93" style:family="table-row">
      <style:table-row-properties style:row-height="0.446cm" fo:break-before="auto" style:use-optimal-row-height="false"/>
    </style:style>
    <style:style style:name="ro1-94" style:family="table-row">
      <style:table-row-properties style:row-height="0.446cm" fo:break-before="auto" style:use-optimal-row-height="false"/>
    </style:style>
    <style:style style:name="ro1-95" style:family="table-row">
      <style:table-row-properties style:row-height="0.446cm" fo:break-before="auto" style:use-optimal-row-height="false"/>
    </style:style>
    <style:style style:name="ro1-96" style:family="table-row">
      <style:table-row-properties style:row-height="0.446cm" fo:break-before="auto" style:use-optimal-row-height="false"/>
    </style:style>
    <style:style style:name="ro1-97" style:family="table-row">
      <style:table-row-properties style:row-height="0.446cm" fo:break-before="auto" style:use-optimal-row-height="false"/>
    </style:style>
    <style:style style:name="ro1-98" style:family="table-row">
      <style:table-row-properties style:row-height="0.446cm" fo:break-before="auto" style:use-optimal-row-height="false"/>
    </style:style>
    <style:style style:name="ro1-99" style:family="table-row">
      <style:table-row-properties style:row-height="0.446cm" fo:break-before="auto" style:use-optimal-row-height="false"/>
    </style:style>
    <style:style style:name="ro1-100" style:family="table-row">
      <style:table-row-properties style:row-height="0.446cm" fo:break-before="auto" style:use-optimal-row-height="false"/>
    </style:style>
    <style:style style:name="ro1-101" style:family="table-row">
      <style:table-row-properties style:row-height="0.446cm" fo:break-before="auto" style:use-optimal-row-height="false"/>
    </style:style>
    <style:style style:name="ro1-102" style:family="table-row">
      <style:table-row-properties style:row-height="0.446cm" fo:break-before="auto" style:use-optimal-row-height="false"/>
    </style:style>
    <style:style style:name="ro1-103" style:family="table-row">
      <style:table-row-properties style:row-height="0.446cm" fo:break-before="auto" style:use-optimal-row-height="false"/>
    </style:style>
    <style:style style:name="ro1-104" style:family="table-row">
      <style:table-row-properties style:row-height="0.446cm" fo:break-before="auto" style:use-optimal-row-height="false"/>
    </style:style>
    <style:style style:name="ro1-105" style:family="table-row">
      <style:table-row-properties style:row-height="0.446cm" fo:break-before="auto" style:use-optimal-row-height="false"/>
    </style:style>
    <style:style style:name="ro1-106" style:family="table-row">
      <style:table-row-properties style:row-height="0.446cm" fo:break-before="auto" style:use-optimal-row-height="false"/>
    </style:style>
    <style:style style:name="ro1-107" style:family="table-row">
      <style:table-row-properties style:row-height="0.446cm" fo:break-before="auto" style:use-optimal-row-height="false"/>
    </style:style>
    <style:style style:name="ro1-108" style:family="table-row">
      <style:table-row-properties style:row-height="0.446cm" fo:break-before="auto" style:use-optimal-row-height="false"/>
    </style:style>
    <style:style style:name="ro1-109" style:family="table-row">
      <style:table-row-properties style:row-height="0.446cm" fo:break-before="auto" style:use-optimal-row-height="false"/>
    </style:style>
    <style:style style:name="ro1-110" style:family="table-row">
      <style:table-row-properties style:row-height="0.446cm" fo:break-before="auto" style:use-optimal-row-height="false"/>
    </style:style>
    <style:style style:name="ro1-111" style:family="table-row">
      <style:table-row-properties style:row-height="0.446cm" fo:break-before="auto" style:use-optimal-row-height="false"/>
    </style:style>
    <style:style style:name="ro1-112" style:family="table-row">
      <style:table-row-properties style:row-height="0.446cm" fo:break-before="auto" style:use-optimal-row-height="false"/>
    </style:style>
    <style:style style:name="ro1-113" style:family="table-row">
      <style:table-row-properties style:row-height="0.446cm" fo:break-before="auto" style:use-optimal-row-height="false"/>
    </style:style>
    <style:style style:name="ro1-114" style:family="table-row">
      <style:table-row-properties style:row-height="0.446cm" fo:break-before="auto" style:use-optimal-row-height="false"/>
    </style:style>
    <style:style style:name="ro1-115" style:family="table-row">
      <style:table-row-properties style:row-height="0.446cm" fo:break-before="auto" style:use-optimal-row-height="false"/>
    </style:style>
    <style:style style:name="ro1-116" style:family="table-row">
      <style:table-row-properties style:row-height="0.446cm" fo:break-before="auto" style:use-optimal-row-height="false"/>
    </style:style>
    <style:style style:name="ro1-117" style:family="table-row">
      <style:table-row-properties style:row-height="0.446cm" fo:break-before="auto" style:use-optimal-row-height="false"/>
    </style:style>
    <style:style style:name="ro1-118" style:family="table-row">
      <style:table-row-properties style:row-height="0.446cm" fo:break-before="auto" style:use-optimal-row-height="false"/>
    </style:style>
    <style:style style:name="ro1-119" style:family="table-row">
      <style:table-row-properties style:row-height="0.446cm" fo:break-before="auto" style:use-optimal-row-height="false"/>
    </style:style>
    <style:style style:name="ro1-120" style:family="table-row">
      <style:table-row-properties style:row-height="0.446cm" fo:break-before="auto" style:use-optimal-row-height="false"/>
    </style:style>
    <style:style style:name="ro1-121" style:family="table-row">
      <style:table-row-properties style:row-height="0.446cm" fo:break-before="auto" style:use-optimal-row-height="false"/>
    </style:style>
    <style:style style:name="ro1-122" style:family="table-row">
      <style:table-row-properties style:row-height="0.446cm" fo:break-before="auto" style:use-optimal-row-height="false"/>
    </style:style>
    <style:style style:name="ro1-123" style:family="table-row">
      <style:table-row-properties style:row-height="0.446cm" fo:break-before="auto" style:use-optimal-row-height="false"/>
    </style:style>
    <style:style style:name="ro1-124" style:family="table-row">
      <style:table-row-properties style:row-height="0.446cm" fo:break-before="auto" style:use-optimal-row-height="false"/>
    </style:style>
    <style:style style:name="ro1-125" style:family="table-row">
      <style:table-row-properties style:row-height="0.446cm" fo:break-before="auto" style:use-optimal-row-height="false"/>
    </style:style>
    <style:style style:name="ro1-126" style:family="table-row">
      <style:table-row-properties style:row-height="0.446cm" fo:break-before="auto" style:use-optimal-row-height="false"/>
    </style:style>
    <style:style style:name="ro1-127" style:family="table-row">
      <style:table-row-properties style:row-height="0.446cm" fo:break-before="auto" style:use-optimal-row-height="false"/>
    </style:style>
    <style:style style:name="ro1-128" style:family="table-row">
      <style:table-row-properties style:row-height="0.446cm" fo:break-before="auto" style:use-optimal-row-height="false"/>
    </style:style>
    <style:style style:name="ro1-129" style:family="table-row">
      <style:table-row-properties style:row-height="0.446cm" fo:break-before="auto" style:use-optimal-row-height="false"/>
    </style:style>
    <style:style style:name="ro1-130" style:family="table-row">
      <style:table-row-properties style:row-height="0.446cm" fo:break-before="auto" style:use-optimal-row-height="false"/>
    </style:style>
    <style:style style:name="ro1-131" style:family="table-row">
      <style:table-row-properties style:row-height="0.446cm" fo:break-before="auto" style:use-optimal-row-height="false"/>
    </style:style>
    <style:style style:name="ro1-132" style:family="table-row">
      <style:table-row-properties style:row-height="0.446cm" fo:break-before="auto" style:use-optimal-row-height="false"/>
    </style:style>
    <style:style style:name="ro1-133" style:family="table-row">
      <style:table-row-properties style:row-height="0.446cm" fo:break-before="auto" style:use-optimal-row-height="false"/>
    </style:style>
    <style:style style:name="ro1-134" style:family="table-row">
      <style:table-row-properties style:row-height="0.446cm" fo:break-before="auto" style:use-optimal-row-height="false"/>
    </style:style>
    <style:style style:name="ro1-135" style:family="table-row">
      <style:table-row-properties style:row-height="0.446cm" fo:break-before="auto" style:use-optimal-row-height="false"/>
    </style:style>
    <style:style style:name="ro1-136" style:family="table-row">
      <style:table-row-properties style:row-height="0.446cm" fo:break-before="auto" style:use-optimal-row-height="false"/>
    </style:style>
    <style:style style:name="ro1-137" style:family="table-row">
      <style:table-row-properties style:row-height="0.446cm" fo:break-before="auto" style:use-optimal-row-height="false"/>
    </style:style>
    <style:style style:name="ro1-138" style:family="table-row">
      <style:table-row-properties style:row-height="0.446cm" fo:break-before="auto" style:use-optimal-row-height="false"/>
    </style:style>
    <style:style style:name="ro1-139" style:family="table-row">
      <style:table-row-properties style:row-height="0.446cm" fo:break-before="auto" style:use-optimal-row-height="false"/>
    </style:style>
    <style:style style:name="ro1-140" style:family="table-row">
      <style:table-row-properties style:row-height="0.446cm" fo:break-before="auto" style:use-optimal-row-height="false"/>
    </style:style>
    <style:style style:name="ro1-141" style:family="table-row">
      <style:table-row-properties style:row-height="0.446cm" fo:break-before="auto" style:use-optimal-row-height="false"/>
    </style:style>
    <style:style style:name="ro1-142" style:family="table-row">
      <style:table-row-properties style:row-height="0.446cm" fo:break-before="auto" style:use-optimal-row-height="false"/>
    </style:style>
    <style:style style:name="ro1-143" style:family="table-row">
      <style:table-row-properties style:row-height="0.446cm" fo:break-before="auto" style:use-optimal-row-height="false"/>
    </style:style>
    <style:style style:name="ro1-144" style:family="table-row">
      <style:table-row-properties style:row-height="0.446cm" fo:break-before="auto" style:use-optimal-row-height="false"/>
    </style:style>
    <style:style style:name="ro1-145" style:family="table-row">
      <style:table-row-properties style:row-height="0.446cm" fo:break-before="auto" style:use-optimal-row-height="false"/>
    </style:style>
    <style:style style:name="ro1-146" style:family="table-row">
      <style:table-row-properties style:row-height="0.446cm" fo:break-before="auto" style:use-optimal-row-height="false"/>
    </style:style>
    <style:style style:name="ro1-147" style:family="table-row">
      <style:table-row-properties style:row-height="0.446cm" fo:break-before="auto" style:use-optimal-row-height="false"/>
    </style:style>
    <style:style style:name="ro1-148" style:family="table-row">
      <style:table-row-properties style:row-height="0.446cm" fo:break-before="auto" style:use-optimal-row-height="false"/>
    </style:style>
    <style:style style:name="ro1-149" style:family="table-row">
      <style:table-row-properties style:row-height="0.446cm" fo:break-before="auto" style:use-optimal-row-height="false"/>
    </style:style>
    <style:style style:name="ro1-150" style:family="table-row">
      <style:table-row-properties style:row-height="0.446cm" fo:break-before="auto" style:use-optimal-row-height="false"/>
    </style:style>
    <style:style style:name="ro1-151" style:family="table-row">
      <style:table-row-properties style:row-height="0.848cm" fo:break-before="auto" style:use-optimal-row-height="false"/>
    </style:style>
    <style:style style:name="ro1-152" style:family="table-row">
      <style:table-row-properties style:row-height="0.848cm" fo:break-before="auto" style:use-optimal-row-height="false"/>
    </style:style>
    <style:style style:name="ro1-153" style:family="table-row">
      <style:table-row-properties style:row-height="0.446cm" fo:break-before="auto" style:use-optimal-row-height="false"/>
    </style:style>
    <style:style style:name="ro1-154" style:family="table-row">
      <style:table-row-properties style:row-height="0.446cm" fo:break-before="auto" style:use-optimal-row-height="false"/>
    </style:style>
    <style:style style:name="ro1-155" style:family="table-row">
      <style:table-row-properties style:row-height="0.446cm" fo:break-before="auto" style:use-optimal-row-height="false"/>
    </style:style>
    <style:style style:name="ro1-156" style:family="table-row">
      <style:table-row-properties style:row-height="0.446cm" fo:break-before="auto" style:use-optimal-row-height="false"/>
    </style:style>
    <style:style style:name="ro1-157" style:family="table-row">
      <style:table-row-properties style:row-height="0.446cm" fo:break-before="auto" style:use-optimal-row-height="false"/>
    </style:style>
    <style:style style:name="ro1-158" style:family="table-row">
      <style:table-row-properties style:row-height="0.446cm" fo:break-before="auto" style:use-optimal-row-height="false"/>
    </style:style>
    <style:style style:name="ro1-159" style:family="table-row">
      <style:table-row-properties style:row-height="0.446cm" fo:break-before="auto" style:use-optimal-row-height="false"/>
    </style:style>
    <style:style style:name="ro1-160" style:family="table-row">
      <style:table-row-properties style:row-height="0.446cm" fo:break-before="auto" style:use-optimal-row-height="false"/>
    </style:style>
    <style:style style:name="ro1-161" style:family="table-row">
      <style:table-row-properties style:row-height="0.446cm" fo:break-before="auto" style:use-optimal-row-height="false"/>
    </style:style>
    <style:style style:name="ro1-162" style:family="table-row">
      <style:table-row-properties style:row-height="0.446cm" fo:break-before="auto" style:use-optimal-row-height="false"/>
    </style:style>
    <style:style style:name="ro1-163" style:family="table-row">
      <style:table-row-properties style:row-height="0.446cm" fo:break-before="auto" style:use-optimal-row-height="false"/>
    </style:style>
    <style:style style:name="ro1-164" style:family="table-row">
      <style:table-row-properties style:row-height="0.446cm" fo:break-before="auto" style:use-optimal-row-height="false"/>
    </style:style>
    <style:style style:name="ro1-165" style:family="table-row">
      <style:table-row-properties style:row-height="0.446cm" fo:break-before="auto" style:use-optimal-row-height="false"/>
    </style:style>
    <style:style style:name="ro1-166" style:family="table-row">
      <style:table-row-properties style:row-height="0.446cm" fo:break-before="auto" style:use-optimal-row-height="false"/>
    </style:style>
    <style:style style:name="ro1-167" style:family="table-row">
      <style:table-row-properties style:row-height="0.446cm" fo:break-before="auto" style:use-optimal-row-height="false"/>
    </style:style>
    <style:style style:name="ro1-168" style:family="table-row">
      <style:table-row-properties style:row-height="0.446cm" fo:break-before="auto" style:use-optimal-row-height="false"/>
    </style:style>
    <style:style style:name="ro1-169" style:family="table-row">
      <style:table-row-properties style:row-height="0.446cm" fo:break-before="auto" style:use-optimal-row-height="false"/>
    </style:style>
    <style:style style:name="ro1-170" style:family="table-row">
      <style:table-row-properties style:row-height="0.446cm" fo:break-before="auto" style:use-optimal-row-height="false"/>
    </style:style>
    <style:style style:name="ro1-171" style:family="table-row">
      <style:table-row-properties style:row-height="0.446cm" fo:break-before="auto" style:use-optimal-row-height="false"/>
    </style:style>
    <style:style style:name="ro1-172" style:family="table-row">
      <style:table-row-properties style:row-height="0.446cm" fo:break-before="auto" style:use-optimal-row-height="false"/>
    </style:style>
    <style:style style:name="ro1-173" style:family="table-row">
      <style:table-row-properties style:row-height="0.446cm" fo:break-before="auto" style:use-optimal-row-height="false"/>
    </style:style>
    <style:style style:name="ro1-174" style:family="table-row">
      <style:table-row-properties style:row-height="0.446cm" fo:break-before="auto" style:use-optimal-row-height="false"/>
    </style:style>
    <style:style style:name="ro1-175" style:family="table-row">
      <style:table-row-properties style:row-height="0.446cm" fo:break-before="auto" style:use-optimal-row-height="false"/>
    </style:style>
    <style:style style:name="ro1-176" style:family="table-row">
      <style:table-row-properties style:row-height="0.446cm" fo:break-before="auto" style:use-optimal-row-height="false"/>
    </style:style>
    <style:style style:name="ro1-177" style:family="table-row">
      <style:table-row-properties style:row-height="0.446cm" fo:break-before="auto" style:use-optimal-row-height="false"/>
    </style:style>
    <style:style style:name="ro1-178" style:family="table-row">
      <style:table-row-properties style:row-height="0.446cm" fo:break-before="auto" style:use-optimal-row-height="false"/>
    </style:style>
    <style:style style:name="ro1-179" style:family="table-row">
      <style:table-row-properties style:row-height="0.446cm" fo:break-before="auto" style:use-optimal-row-height="false"/>
    </style:style>
    <style:style style:name="ro1-180" style:family="table-row">
      <style:table-row-properties style:row-height="0.848cm" fo:break-before="auto" style:use-optimal-row-height="false"/>
    </style:style>
    <style:style style:name="ro1-181" style:family="table-row">
      <style:table-row-properties style:row-height="0.446cm" fo:break-before="auto" style:use-optimal-row-height="false"/>
    </style:style>
    <style:style style:name="ro1-182" style:family="table-row">
      <style:table-row-properties style:row-height="0.446cm" fo:break-before="auto" style:use-optimal-row-height="false"/>
    </style:style>
    <style:style style:name="ro1-183" style:family="table-row">
      <style:table-row-properties style:row-height="0.446cm" fo:break-before="auto" style:use-optimal-row-height="false"/>
    </style:style>
    <style:style style:name="ro1-184" style:family="table-row">
      <style:table-row-properties style:row-height="0.446cm" fo:break-before="auto" style:use-optimal-row-height="false"/>
    </style:style>
    <style:style style:name="ro1-185" style:family="table-row">
      <style:table-row-properties style:row-height="0.446cm" fo:break-before="auto" style:use-optimal-row-height="false"/>
    </style:style>
    <style:style style:name="ro1-186" style:family="table-row">
      <style:table-row-properties style:row-height="0.446cm" fo:break-before="auto" style:use-optimal-row-height="false"/>
    </style:style>
    <style:style style:name="ro1-187" style:family="table-row">
      <style:table-row-properties style:row-height="0.446cm" fo:break-before="auto" style:use-optimal-row-height="false"/>
    </style:style>
    <style:style style:name="ro1-188" style:family="table-row">
      <style:table-row-properties style:row-height="0.446cm" fo:break-before="auto" style:use-optimal-row-height="false"/>
    </style:style>
    <style:style style:name="ro1-189" style:family="table-row">
      <style:table-row-properties style:row-height="0.446cm" fo:break-before="auto" style:use-optimal-row-height="false"/>
    </style:style>
    <style:style style:name="ro1-190" style:family="table-row">
      <style:table-row-properties style:row-height="0.446cm" fo:break-before="auto" style:use-optimal-row-height="false"/>
    </style:style>
    <style:style style:name="ro1-191" style:family="table-row">
      <style:table-row-properties style:row-height="0.446cm" fo:break-before="auto" style:use-optimal-row-height="false"/>
    </style:style>
    <style:style style:name="ro1-192" style:family="table-row">
      <style:table-row-properties style:row-height="0.446cm" fo:break-before="auto" style:use-optimal-row-height="false"/>
    </style:style>
    <style:style style:name="ro1-193" style:family="table-row">
      <style:table-row-properties style:row-height="0.446cm" fo:break-before="auto" style:use-optimal-row-height="false"/>
    </style:style>
    <style:style style:name="ro1-194" style:family="table-row">
      <style:table-row-properties style:row-height="0.446cm" fo:break-before="auto" style:use-optimal-row-height="false"/>
    </style:style>
    <style:style style:name="ro1-195" style:family="table-row">
      <style:table-row-properties style:row-height="0.446cm" fo:break-before="auto" style:use-optimal-row-height="false"/>
    </style:style>
    <style:style style:name="ro1-196" style:family="table-row">
      <style:table-row-properties style:row-height="0.446cm" fo:break-before="auto" style:use-optimal-row-height="false"/>
    </style:style>
    <style:style style:name="ro1-197" style:family="table-row">
      <style:table-row-properties style:row-height="0.446cm" fo:break-before="auto" style:use-optimal-row-height="false"/>
    </style:style>
    <style:style style:name="ro1-198" style:family="table-row">
      <style:table-row-properties style:row-height="0.446cm" fo:break-before="auto" style:use-optimal-row-height="false"/>
    </style:style>
    <style:style style:name="ro1-199" style:family="table-row">
      <style:table-row-properties style:row-height="0.446cm" fo:break-before="auto" style:use-optimal-row-height="false"/>
    </style:style>
    <style:style style:name="ro1-200" style:family="table-row">
      <style:table-row-properties style:row-height="0.446cm" fo:break-before="auto" style:use-optimal-row-height="false"/>
    </style:style>
    <style:style style:name="ro1-201" style:family="table-row">
      <style:table-row-properties style:row-height="0.446cm" fo:break-before="auto" style:use-optimal-row-height="false"/>
    </style:style>
    <style:style style:name="ro1-202" style:family="table-row">
      <style:table-row-properties style:row-height="0.446cm" fo:break-before="auto" style:use-optimal-row-height="false"/>
    </style:style>
    <style:style style:name="ro1-203" style:family="table-row">
      <style:table-row-properties style:row-height="0.446cm" fo:break-before="auto" style:use-optimal-row-height="false"/>
    </style:style>
    <style:style style:name="ro1-204" style:family="table-row">
      <style:table-row-properties style:row-height="0.446cm" fo:break-before="auto" style:use-optimal-row-height="false"/>
    </style:style>
    <style:style style:name="ro1-205" style:family="table-row">
      <style:table-row-properties style:row-height="0.446cm" fo:break-before="auto" style:use-optimal-row-height="false"/>
    </style:style>
    <style:style style:name="ro1-206" style:family="table-row">
      <style:table-row-properties style:row-height="0.446cm" fo:break-before="auto" style:use-optimal-row-height="false"/>
    </style:style>
    <style:style style:name="ro1-207" style:family="table-row">
      <style:table-row-properties style:row-height="0.446cm" fo:break-before="auto" style:use-optimal-row-height="false"/>
    </style:style>
    <style:style style:name="ro1-208" style:family="table-row">
      <style:table-row-properties style:row-height="0.446cm" fo:break-before="auto" style:use-optimal-row-height="false"/>
    </style:style>
    <style:style style:name="ro1-209" style:family="table-row">
      <style:table-row-properties style:row-height="0.446cm" fo:break-before="auto" style:use-optimal-row-height="false"/>
    </style:style>
    <style:style style:name="ro1-210" style:family="table-row">
      <style:table-row-properties style:row-height="0.446cm" fo:break-before="auto" style:use-optimal-row-height="false"/>
    </style:style>
    <style:style style:name="ro1-211" style:family="table-row">
      <style:table-row-properties style:row-height="0.446cm" fo:break-before="auto" style:use-optimal-row-height="false"/>
    </style:style>
    <style:style style:name="ro1-212" style:family="table-row">
      <style:table-row-properties style:row-height="0.446cm" fo:break-before="auto" style:use-optimal-row-height="false"/>
    </style:style>
    <style:style style:name="ro1-213" style:family="table-row">
      <style:table-row-properties style:row-height="0.446cm" fo:break-before="auto" style:use-optimal-row-height="false"/>
    </style:style>
    <style:style style:name="ro1-214" style:family="table-row">
      <style:table-row-properties style:row-height="0.446cm" fo:break-before="auto" style:use-optimal-row-height="false"/>
    </style:style>
    <style:style style:name="ro1-215" style:family="table-row">
      <style:table-row-properties style:row-height="0.446cm" fo:break-before="auto" style:use-optimal-row-height="false"/>
    </style:style>
    <style:style style:name="ro1-216" style:family="table-row">
      <style:table-row-properties style:row-height="0.446cm" fo:break-before="auto" style:use-optimal-row-height="false"/>
    </style:style>
    <style:style style:name="ro1-217" style:family="table-row">
      <style:table-row-properties style:row-height="0.446cm" fo:break-before="auto" style:use-optimal-row-height="false"/>
    </style:style>
    <style:style style:name="ro1-218" style:family="table-row">
      <style:table-row-properties style:row-height="0.446cm" fo:break-before="auto" style:use-optimal-row-height="false"/>
    </style:style>
    <style:style style:name="ro1-219" style:family="table-row">
      <style:table-row-properties style:row-height="0.446cm" fo:break-before="auto" style:use-optimal-row-height="false"/>
    </style:style>
    <style:style style:name="ro1-220" style:family="table-row">
      <style:table-row-properties style:row-height="0.446cm" fo:break-before="auto" style:use-optimal-row-height="false"/>
    </style:style>
    <style:style style:name="ro1-221" style:family="table-row">
      <style:table-row-properties style:row-height="0.446cm" fo:break-before="auto" style:use-optimal-row-height="false"/>
    </style:style>
    <style:style style:name="ro1-222" style:family="table-row">
      <style:table-row-properties style:row-height="0.446cm" fo:break-before="auto" style:use-optimal-row-height="false"/>
    </style:style>
    <style:style style:name="ro1-223" style:family="table-row">
      <style:table-row-properties style:row-height="0.446cm" fo:break-before="auto" style:use-optimal-row-height="false"/>
    </style:style>
    <style:style style:name="ro1-224" style:family="table-row">
      <style:table-row-properties style:row-height="0.446cm" fo:break-before="auto" style:use-optimal-row-height="false"/>
    </style:style>
    <style:style style:name="ro1-225" style:family="table-row">
      <style:table-row-properties style:row-height="0.446cm" fo:break-before="auto" style:use-optimal-row-height="false"/>
    </style:style>
    <style:style style:name="ro1-226" style:family="table-row">
      <style:table-row-properties style:row-height="0.446cm" fo:break-before="auto" style:use-optimal-row-height="false"/>
    </style:style>
    <style:style style:name="ro1-227" style:family="table-row">
      <style:table-row-properties style:row-height="0.446cm" fo:break-before="auto" style:use-optimal-row-height="false"/>
    </style:style>
    <style:style style:name="ro1-228" style:family="table-row">
      <style:table-row-properties style:row-height="0.446cm" fo:break-before="auto" style:use-optimal-row-height="false"/>
    </style:style>
    <style:style style:name="ro1-229" style:family="table-row">
      <style:table-row-properties style:row-height="0.446cm" fo:break-before="auto" style:use-optimal-row-height="false"/>
    </style:style>
    <style:style style:name="ro1-230" style:family="table-row">
      <style:table-row-properties style:row-height="0.446cm" fo:break-before="auto" style:use-optimal-row-height="false"/>
    </style:style>
    <style:style style:name="ro1-231" style:family="table-row">
      <style:table-row-properties style:row-height="0.446cm" fo:break-before="auto" style:use-optimal-row-height="false"/>
    </style:style>
    <style:style style:name="ro1-232" style:family="table-row">
      <style:table-row-properties style:row-height="0.446cm" fo:break-before="auto" style:use-optimal-row-height="false"/>
    </style:style>
    <style:style style:name="ro1-233" style:family="table-row">
      <style:table-row-properties style:row-height="0.446cm" fo:break-before="auto" style:use-optimal-row-height="false"/>
    </style:style>
    <style:style style:name="ro1-234" style:family="table-row">
      <style:table-row-properties style:row-height="0.446cm" fo:break-before="auto" style:use-optimal-row-height="false"/>
    </style:style>
    <style:style style:name="ro1-235" style:family="table-row">
      <style:table-row-properties style:row-height="0.446cm" fo:break-before="auto" style:use-optimal-row-height="false"/>
    </style:style>
    <style:style style:name="ro1-236" style:family="table-row">
      <style:table-row-properties style:row-height="0.446cm" fo:break-before="auto" style:use-optimal-row-height="false"/>
    </style:style>
    <style:style style:name="ro1-237" style:family="table-row">
      <style:table-row-properties style:row-height="0.446cm" fo:break-before="auto" style:use-optimal-row-height="false"/>
    </style:style>
    <style:style style:name="ro1-238" style:family="table-row">
      <style:table-row-properties style:row-height="0.446cm" fo:break-before="auto" style:use-optimal-row-height="false"/>
    </style:style>
    <style:style style:name="ro1-239" style:family="table-row">
      <style:table-row-properties style:row-height="0.446cm" fo:break-before="auto" style:use-optimal-row-height="false"/>
    </style:style>
    <style:style style:name="ro1-240" style:family="table-row">
      <style:table-row-properties style:row-height="0.446cm" fo:break-before="auto" style:use-optimal-row-height="false"/>
    </style:style>
    <style:style style:name="ro1-241" style:family="table-row">
      <style:table-row-properties style:row-height="0.446cm" fo:break-before="auto" style:use-optimal-row-height="false"/>
    </style:style>
    <style:style style:name="ro1-242" style:family="table-row">
      <style:table-row-properties style:row-height="0.446cm" fo:break-before="auto" style:use-optimal-row-height="false"/>
    </style:style>
    <style:style style:name="ro1-243" style:family="table-row">
      <style:table-row-properties style:row-height="0.446cm" fo:break-before="auto" style:use-optimal-row-height="false"/>
    </style:style>
    <style:style style:name="ro1-244" style:family="table-row">
      <style:table-row-properties style:row-height="0.446cm" fo:break-before="auto" style:use-optimal-row-height="false"/>
    </style:style>
    <style:style style:name="ro1-245" style:family="table-row">
      <style:table-row-properties style:row-height="0.446cm" fo:break-before="auto" style:use-optimal-row-height="false"/>
    </style:style>
    <style:style style:name="ro1-246" style:family="table-row">
      <style:table-row-properties style:row-height="0.446cm" fo:break-before="auto" style:use-optimal-row-height="false"/>
    </style:style>
    <style:style style:name="ro1-247" style:family="table-row">
      <style:table-row-properties style:row-height="0.446cm" fo:break-before="auto" style:use-optimal-row-height="false"/>
    </style:style>
    <style:style style:name="ro1-248" style:family="table-row">
      <style:table-row-properties style:row-height="0.446cm" fo:break-before="auto" style:use-optimal-row-height="false"/>
    </style:style>
    <style:style style:name="ro1-249" style:family="table-row">
      <style:table-row-properties style:row-height="0.446cm" fo:break-before="auto" style:use-optimal-row-height="false"/>
    </style:style>
    <style:style style:name="ro1-250" style:family="table-row">
      <style:table-row-properties style:row-height="0.446cm" fo:break-before="auto" style:use-optimal-row-height="false"/>
    </style:style>
    <style:style style:name="ro1-251" style:family="table-row">
      <style:table-row-properties style:row-height="0.446cm" fo:break-before="auto" style:use-optimal-row-height="false"/>
    </style:style>
    <style:style style:name="ro1-252" style:family="table-row">
      <style:table-row-properties style:row-height="0.446cm" fo:break-before="auto" style:use-optimal-row-height="false"/>
    </style:style>
    <style:style style:name="ro1-253" style:family="table-row">
      <style:table-row-properties style:row-height="0.446cm" fo:break-before="auto" style:use-optimal-row-height="false"/>
    </style:style>
    <style:style style:name="ro1-254" style:family="table-row">
      <style:table-row-properties style:row-height="0.446cm" fo:break-before="auto" style:use-optimal-row-height="false"/>
    </style:style>
    <style:style style:name="ro1-255" style:family="table-row">
      <style:table-row-properties style:row-height="0.446cm" fo:break-before="auto" style:use-optimal-row-height="false"/>
    </style:style>
    <style:style style:name="ro1-256" style:family="table-row">
      <style:table-row-properties style:row-height="0.446cm" fo:break-before="auto" style:use-optimal-row-height="false"/>
    </style:style>
    <style:style style:name="ro1-257" style:family="table-row">
      <style:table-row-properties style:row-height="0.446cm" fo:break-before="auto" style:use-optimal-row-height="false"/>
    </style:style>
    <style:style style:name="ro1-258" style:family="table-row">
      <style:table-row-properties style:row-height="0.446cm" fo:break-before="auto" style:use-optimal-row-height="false"/>
    </style:style>
    <style:style style:name="ro1-259" style:family="table-row">
      <style:table-row-properties style:row-height="0.446cm" fo:break-before="auto" style:use-optimal-row-height="false"/>
    </style:style>
    <style:style style:name="ro1-260" style:family="table-row">
      <style:table-row-properties style:row-height="0.446cm" fo:break-before="auto" style:use-optimal-row-height="false"/>
    </style:style>
    <style:style style:name="ro1-261" style:family="table-row">
      <style:table-row-properties style:row-height="0.446cm" fo:break-before="auto" style:use-optimal-row-height="false"/>
    </style:style>
    <style:style style:name="ro1-262" style:family="table-row">
      <style:table-row-properties style:row-height="0.446cm" fo:break-before="auto" style:use-optimal-row-height="false"/>
    </style:style>
    <style:style style:name="ro1-263" style:family="table-row">
      <style:table-row-properties style:row-height="0.446cm" fo:break-before="auto" style:use-optimal-row-height="false"/>
    </style:style>
    <style:style style:name="ro1-264" style:family="table-row">
      <style:table-row-properties style:row-height="0.446cm" fo:break-before="auto" style:use-optimal-row-height="false"/>
    </style:style>
    <style:style style:name="ro1-265" style:family="table-row">
      <style:table-row-properties style:row-height="0.446cm" fo:break-before="auto" style:use-optimal-row-height="false"/>
    </style:style>
    <style:style style:name="ro1-266" style:family="table-row">
      <style:table-row-properties style:row-height="0.446cm" fo:break-before="auto" style:use-optimal-row-height="false"/>
    </style:style>
    <style:style style:name="ro1-267" style:family="table-row">
      <style:table-row-properties style:row-height="0.446cm" fo:break-before="auto" style:use-optimal-row-height="false"/>
    </style:style>
    <style:style style:name="ro1-268" style:family="table-row">
      <style:table-row-properties style:row-height="0.446cm" fo:break-before="auto" style:use-optimal-row-height="false"/>
    </style:style>
    <style:style style:name="ro1-269" style:family="table-row">
      <style:table-row-properties style:row-height="0.446cm" fo:break-before="auto" style:use-optimal-row-height="false"/>
    </style:style>
    <style:style style:name="ro1-270" style:family="table-row">
      <style:table-row-properties style:row-height="0.446cm" fo:break-before="auto" style:use-optimal-row-height="false"/>
    </style:style>
    <style:style style:name="ro1-271" style:family="table-row">
      <style:table-row-properties style:row-height="0.446cm" fo:break-before="auto" style:use-optimal-row-height="false"/>
    </style:style>
    <style:style style:name="ro1-272" style:family="table-row">
      <style:table-row-properties style:row-height="0.446cm" fo:break-before="auto" style:use-optimal-row-height="false"/>
    </style:style>
    <style:style style:name="ro1-273" style:family="table-row">
      <style:table-row-properties style:row-height="0.446cm" fo:break-before="auto" style:use-optimal-row-height="false"/>
    </style:style>
    <style:style style:name="ro1-274" style:family="table-row">
      <style:table-row-properties style:row-height="0.446cm" fo:break-before="auto" style:use-optimal-row-height="false"/>
    </style:style>
    <style:style style:name="ro1-275" style:family="table-row">
      <style:table-row-properties style:row-height="0.446cm" fo:break-before="auto" style:use-optimal-row-height="false"/>
    </style:style>
    <style:style style:name="ro1-276" style:family="table-row">
      <style:table-row-properties style:row-height="0.446cm" fo:break-before="auto" style:use-optimal-row-height="false"/>
    </style:style>
    <style:style style:name="ro1-277" style:family="table-row">
      <style:table-row-properties style:row-height="0.446cm" fo:break-before="auto" style:use-optimal-row-height="false"/>
    </style:style>
    <style:style style:name="ro1-278" style:family="table-row">
      <style:table-row-properties style:row-height="0.446cm" fo:break-before="auto" style:use-optimal-row-height="false"/>
    </style:style>
    <style:style style:name="ro1-279" style:family="table-row">
      <style:table-row-properties style:row-height="0.446cm" fo:break-before="auto" style:use-optimal-row-height="false"/>
    </style:style>
    <style:style style:name="ro1-280" style:family="table-row">
      <style:table-row-properties style:row-height="0.446cm" fo:break-before="auto" style:use-optimal-row-height="false"/>
    </style:style>
    <style:style style:name="ro1-281" style:family="table-row">
      <style:table-row-properties style:row-height="0.446cm" fo:break-before="auto" style:use-optimal-row-height="false"/>
    </style:style>
    <style:style style:name="ro1-282" style:family="table-row">
      <style:table-row-properties style:row-height="0.446cm" fo:break-before="auto" style:use-optimal-row-height="false"/>
    </style:style>
    <style:style style:name="ro1-283" style:family="table-row">
      <style:table-row-properties style:row-height="0.446cm" fo:break-before="auto" style:use-optimal-row-height="false"/>
    </style:style>
    <style:style style:name="ro1-284" style:family="table-row">
      <style:table-row-properties style:row-height="0.446cm" fo:break-before="auto" style:use-optimal-row-height="false"/>
    </style:style>
    <style:style style:name="ro1-285" style:family="table-row">
      <style:table-row-properties style:row-height="0.446cm" fo:break-before="auto" style:use-optimal-row-height="false"/>
    </style:style>
    <style:style style:name="ro1-286" style:family="table-row">
      <style:table-row-properties style:row-height="0.446cm" fo:break-before="auto" style:use-optimal-row-height="false"/>
    </style:style>
    <style:style style:name="ro1-287" style:family="table-row">
      <style:table-row-properties style:row-height="0.446cm" fo:break-before="auto" style:use-optimal-row-height="false"/>
    </style:style>
    <style:style style:name="ro1-288" style:family="table-row">
      <style:table-row-properties style:row-height="0.446cm" fo:break-before="auto" style:use-optimal-row-height="false"/>
    </style:style>
    <style:style style:name="ro1-289" style:family="table-row">
      <style:table-row-properties style:row-height="0.446cm" fo:break-before="auto" style:use-optimal-row-height="false"/>
    </style:style>
    <style:style style:name="ro1-290" style:family="table-row">
      <style:table-row-properties style:row-height="0.446cm" fo:break-before="auto" style:use-optimal-row-height="false"/>
    </style:style>
    <style:style style:name="ro1-291" style:family="table-row">
      <style:table-row-properties style:row-height="0.446cm" fo:break-before="auto" style:use-optimal-row-height="false"/>
    </style:style>
    <style:style style:name="ro1-292" style:family="table-row">
      <style:table-row-properties style:row-height="0.446cm" fo:break-before="auto" style:use-optimal-row-height="false"/>
    </style:style>
    <style:style style:name="ro1-293" style:family="table-row">
      <style:table-row-properties style:row-height="0.446cm" fo:break-before="auto" style:use-optimal-row-height="false"/>
    </style:style>
    <style:style style:name="ro1-294" style:family="table-row">
      <style:table-row-properties style:row-height="0.446cm" fo:break-before="auto" style:use-optimal-row-height="false"/>
    </style:style>
    <style:style style:name="ro1-295" style:family="table-row">
      <style:table-row-properties style:row-height="0.446cm" fo:break-before="auto" style:use-optimal-row-height="false"/>
    </style:style>
    <style:style style:name="ro1-296" style:family="table-row">
      <style:table-row-properties style:row-height="0.446cm" fo:break-before="auto" style:use-optimal-row-height="false"/>
    </style:style>
    <style:style style:name="ro1-297" style:family="table-row">
      <style:table-row-properties style:row-height="0.446cm" fo:break-before="auto" style:use-optimal-row-height="false"/>
    </style:style>
    <style:style style:name="ro1-298" style:family="table-row">
      <style:table-row-properties style:row-height="0.446cm" fo:break-before="auto" style:use-optimal-row-height="false"/>
    </style:style>
    <style:style style:name="ro1-299" style:family="table-row">
      <style:table-row-properties style:row-height="0.446cm" fo:break-before="auto" style:use-optimal-row-height="false"/>
    </style:style>
    <style:style style:name="ro1-300" style:family="table-row">
      <style:table-row-properties style:row-height="0.446cm" fo:break-before="auto" style:use-optimal-row-height="false"/>
    </style:style>
    <style:style style:name="ro1-301" style:family="table-row">
      <style:table-row-properties style:row-height="0.446cm" fo:break-before="auto" style:use-optimal-row-height="false"/>
    </style:style>
    <style:style style:name="ro1-302" style:family="table-row">
      <style:table-row-properties style:row-height="0.446cm" fo:break-before="auto" style:use-optimal-row-height="false"/>
    </style:style>
    <style:style style:name="ro1-303" style:family="table-row">
      <style:table-row-properties style:row-height="0.446cm" fo:break-before="auto" style:use-optimal-row-height="false"/>
    </style:style>
    <style:style style:name="ro1-304" style:family="table-row">
      <style:table-row-properties style:row-height="0.446cm" fo:break-before="auto" style:use-optimal-row-height="false"/>
    </style:style>
    <style:style style:name="ro1-305" style:family="table-row">
      <style:table-row-properties style:row-height="0.446cm" fo:break-before="auto" style:use-optimal-row-height="false"/>
    </style:style>
    <style:style style:name="ro1-306" style:family="table-row">
      <style:table-row-properties style:row-height="0.446cm" fo:break-before="auto" style:use-optimal-row-height="false"/>
    </style:style>
    <style:style style:name="ro1-307" style:family="table-row">
      <style:table-row-properties style:row-height="0.446cm" fo:break-before="auto" style:use-optimal-row-height="false"/>
    </style:style>
    <style:style style:name="ro1-308" style:family="table-row">
      <style:table-row-properties style:row-height="0.446cm" fo:break-before="auto" style:use-optimal-row-height="false"/>
    </style:style>
    <style:style style:name="ro1-309" style:family="table-row">
      <style:table-row-properties style:row-height="0.446cm" fo:break-before="auto" style:use-optimal-row-height="false"/>
    </style:style>
    <style:style style:name="ro1-310" style:family="table-row">
      <style:table-row-properties style:row-height="0.446cm" fo:break-before="auto" style:use-optimal-row-height="false"/>
    </style:style>
    <style:style style:name="ro1-311" style:family="table-row">
      <style:table-row-properties style:row-height="0.446cm" fo:break-before="auto" style:use-optimal-row-height="false"/>
    </style:style>
    <style:style style:name="ro1-312" style:family="table-row">
      <style:table-row-properties style:row-height="0.446cm" fo:break-before="auto" style:use-optimal-row-height="false"/>
    </style:style>
    <style:style style:name="ro1-313" style:family="table-row">
      <style:table-row-properties style:row-height="0.446cm" fo:break-before="auto" style:use-optimal-row-height="false"/>
    </style:style>
    <style:style style:name="ro1-314" style:family="table-row">
      <style:table-row-properties style:row-height="0.446cm" fo:break-before="auto" style:use-optimal-row-height="false"/>
    </style:style>
    <style:style style:name="ro1-315" style:family="table-row">
      <style:table-row-properties style:row-height="0.446cm" fo:break-before="auto" style:use-optimal-row-height="false"/>
    </style:style>
    <style:style style:name="ro1-316" style:family="table-row">
      <style:table-row-properties style:row-height="0.446cm" fo:break-before="auto" style:use-optimal-row-height="false"/>
    </style:style>
    <style:style style:name="ro1-317" style:family="table-row">
      <style:table-row-properties style:row-height="0.446cm" fo:break-before="auto" style:use-optimal-row-height="false"/>
    </style:style>
    <style:style style:name="ro1-318" style:family="table-row">
      <style:table-row-properties style:row-height="0.446cm" fo:break-before="auto" style:use-optimal-row-height="false"/>
    </style:style>
    <style:style style:name="ro1-319" style:family="table-row">
      <style:table-row-properties style:row-height="0.446cm" fo:break-before="auto" style:use-optimal-row-height="false"/>
    </style:style>
    <style:style style:name="ro1-320" style:family="table-row">
      <style:table-row-properties style:row-height="0.446cm" fo:break-before="auto" style:use-optimal-row-height="false"/>
    </style:style>
    <style:style style:name="ro1-321" style:family="table-row">
      <style:table-row-properties style:row-height="0.446cm" fo:break-before="auto" style:use-optimal-row-height="false"/>
    </style:style>
    <style:style style:name="ro1-322" style:family="table-row">
      <style:table-row-properties style:row-height="0.446cm" fo:break-before="auto" style:use-optimal-row-height="false"/>
    </style:style>
    <style:style style:name="ro1-323" style:family="table-row">
      <style:table-row-properties style:row-height="0.446cm" fo:break-before="auto" style:use-optimal-row-height="false"/>
    </style:style>
    <style:style style:name="ro1-324" style:family="table-row">
      <style:table-row-properties style:row-height="0.446cm" fo:break-before="auto" style:use-optimal-row-height="false"/>
    </style:style>
    <style:style style:name="ro1-325" style:family="table-row">
      <style:table-row-properties style:row-height="0.446cm" fo:break-before="auto" style:use-optimal-row-height="false"/>
    </style:style>
    <style:style style:name="ro1-326" style:family="table-row">
      <style:table-row-properties style:row-height="0.446cm" fo:break-before="auto" style:use-optimal-row-height="false"/>
    </style:style>
    <style:style style:name="ro1-327" style:family="table-row">
      <style:table-row-properties style:row-height="0.446cm" fo:break-before="auto" style:use-optimal-row-height="false"/>
    </style:style>
    <style:style style:name="ro1-328" style:family="table-row">
      <style:table-row-properties style:row-height="0.446cm" fo:break-before="auto" style:use-optimal-row-height="false"/>
    </style:style>
    <style:style style:name="ro1-329" style:family="table-row">
      <style:table-row-properties style:row-height="0.446cm" fo:break-before="auto" style:use-optimal-row-height="false"/>
    </style:style>
    <style:style style:name="ro1-330" style:family="table-row">
      <style:table-row-properties style:row-height="0.446cm" fo:break-before="auto" style:use-optimal-row-height="false"/>
    </style:style>
    <style:style style:name="ro1-331" style:family="table-row">
      <style:table-row-properties style:row-height="0.446cm" fo:break-before="auto" style:use-optimal-row-height="false"/>
    </style:style>
    <style:style style:name="ro1-332" style:family="table-row">
      <style:table-row-properties style:row-height="0.446cm" fo:break-before="auto" style:use-optimal-row-height="false"/>
    </style:style>
    <style:style style:name="ro1-333" style:family="table-row">
      <style:table-row-properties style:row-height="0.446cm" fo:break-before="auto" style:use-optimal-row-height="false"/>
    </style:style>
    <style:style style:name="ro1-334" style:family="table-row">
      <style:table-row-properties style:row-height="0.446cm" fo:break-before="auto" style:use-optimal-row-height="false"/>
    </style:style>
    <style:style style:name="ro1-335" style:family="table-row">
      <style:table-row-properties style:row-height="0.446cm" fo:break-before="auto" style:use-optimal-row-height="false"/>
    </style:style>
    <style:style style:name="ro1-336" style:family="table-row">
      <style:table-row-properties style:row-height="0.446cm" fo:break-before="auto" style:use-optimal-row-height="false"/>
    </style:style>
    <style:style style:name="ro1-337" style:family="table-row">
      <style:table-row-properties style:row-height="0.446cm" fo:break-before="auto" style:use-optimal-row-height="false"/>
    </style:style>
    <style:style style:name="ro1-338" style:family="table-row">
      <style:table-row-properties style:row-height="0.446cm" fo:break-before="auto" style:use-optimal-row-height="false"/>
    </style:style>
    <style:style style:name="ro1-339" style:family="table-row">
      <style:table-row-properties style:row-height="0.446cm" fo:break-before="auto" style:use-optimal-row-height="false"/>
    </style:style>
    <style:style style:name="ro1-340" style:family="table-row">
      <style:table-row-properties style:row-height="0.446cm" fo:break-before="auto" style:use-optimal-row-height="false"/>
    </style:style>
    <style:style style:name="ro1-341" style:family="table-row">
      <style:table-row-properties style:row-height="0.446cm" fo:break-before="auto" style:use-optimal-row-height="false"/>
    </style:style>
    <style:style style:name="ro1-342" style:family="table-row">
      <style:table-row-properties style:row-height="0.446cm" fo:break-before="auto" style:use-optimal-row-height="false"/>
    </style:style>
    <style:style style:name="ro1-343" style:family="table-row">
      <style:table-row-properties style:row-height="0.446cm" fo:break-before="auto" style:use-optimal-row-height="false"/>
    </style:style>
    <style:style style:name="ro1-344" style:family="table-row">
      <style:table-row-properties style:row-height="0.446cm" fo:break-before="auto" style:use-optimal-row-height="false"/>
    </style:style>
    <style:style style:name="ro1-345" style:family="table-row">
      <style:table-row-properties style:row-height="0.446cm" fo:break-before="auto" style:use-optimal-row-height="false"/>
    </style:style>
    <style:style style:name="ro1-346" style:family="table-row">
      <style:table-row-properties style:row-height="0.446cm" fo:break-before="auto" style:use-optimal-row-height="false"/>
    </style:style>
    <style:style style:name="ro1-347" style:family="table-row">
      <style:table-row-properties style:row-height="0.446cm" fo:break-before="auto" style:use-optimal-row-height="false"/>
    </style:style>
    <style:style style:name="ro1-348" style:family="table-row">
      <style:table-row-properties style:row-height="0.446cm" fo:break-before="auto" style:use-optimal-row-height="false"/>
    </style:style>
    <style:style style:name="ro1-349" style:family="table-row">
      <style:table-row-properties style:row-height="0.446cm" fo:break-before="auto" style:use-optimal-row-height="false"/>
    </style:style>
    <style:style style:name="ro1-350" style:family="table-row">
      <style:table-row-properties style:row-height="0.446cm" fo:break-before="auto" style:use-optimal-row-height="false"/>
    </style:style>
    <style:style style:name="ro1-351" style:family="table-row">
      <style:table-row-properties style:row-height="0.446cm" fo:break-before="auto" style:use-optimal-row-height="false"/>
    </style:style>
    <style:style style:name="ro1-352" style:family="table-row">
      <style:table-row-properties style:row-height="0.446cm" fo:break-before="auto" style:use-optimal-row-height="false"/>
    </style:style>
    <style:style style:name="ro1-353" style:family="table-row">
      <style:table-row-properties style:row-height="0.446cm" fo:break-before="auto" style:use-optimal-row-height="false"/>
    </style:style>
    <style:style style:name="ro1-354" style:family="table-row">
      <style:table-row-properties style:row-height="0.446cm" fo:break-before="auto" style:use-optimal-row-height="false"/>
    </style:style>
    <style:style style:name="ro1-355" style:family="table-row">
      <style:table-row-properties style:row-height="0.446cm" fo:break-before="auto" style:use-optimal-row-height="false"/>
    </style:style>
    <style:style style:name="ro1-356" style:family="table-row">
      <style:table-row-properties style:row-height="0.446cm" fo:break-before="auto" style:use-optimal-row-height="false"/>
    </style:style>
    <style:style style:name="ro1-357" style:family="table-row">
      <style:table-row-properties style:row-height="0.446cm" fo:break-before="auto" style:use-optimal-row-height="false"/>
    </style:style>
    <style:style style:name="ro1-358" style:family="table-row">
      <style:table-row-properties style:row-height="0.446cm" fo:break-before="auto" style:use-optimal-row-height="false"/>
    </style:style>
    <style:style style:name="ro1-359" style:family="table-row">
      <style:table-row-properties style:row-height="0.446cm" fo:break-before="auto" style:use-optimal-row-height="false"/>
    </style:style>
    <style:style style:name="ro1-360" style:family="table-row">
      <style:table-row-properties style:row-height="0.446cm" fo:break-before="auto" style:use-optimal-row-height="false"/>
    </style:style>
    <style:style style:name="ro1-361" style:family="table-row">
      <style:table-row-properties style:row-height="0.446cm" fo:break-before="auto" style:use-optimal-row-height="false"/>
    </style:style>
    <style:style style:name="ro1-362" style:family="table-row">
      <style:table-row-properties style:row-height="0.446cm" fo:break-before="auto" style:use-optimal-row-height="false"/>
    </style:style>
    <style:style style:name="ro1-363" style:family="table-row">
      <style:table-row-properties style:row-height="0.446cm" fo:break-before="auto" style:use-optimal-row-height="false"/>
    </style:style>
    <style:style style:name="ro1-364" style:family="table-row">
      <style:table-row-properties style:row-height="0.446cm" fo:break-before="auto" style:use-optimal-row-height="false"/>
    </style:style>
    <style:style style:name="ro1-365" style:family="table-row">
      <style:table-row-properties style:row-height="0.446cm" fo:break-before="auto" style:use-optimal-row-height="false"/>
    </style:style>
    <style:style style:name="ro1-366" style:family="table-row">
      <style:table-row-properties style:row-height="0.446cm" fo:break-before="auto" style:use-optimal-row-height="false"/>
    </style:style>
    <style:style style:name="ro1-367" style:family="table-row">
      <style:table-row-properties style:row-height="0.446cm" fo:break-before="auto" style:use-optimal-row-height="false"/>
    </style:style>
    <style:style style:name="ro1-368" style:family="table-row">
      <style:table-row-properties style:row-height="0.446cm" fo:break-before="auto" style:use-optimal-row-height="false"/>
    </style:style>
    <style:style style:name="ro1-369" style:family="table-row">
      <style:table-row-properties style:row-height="0.446cm" fo:break-before="auto" style:use-optimal-row-height="false"/>
    </style:style>
    <style:style style:name="ro1-370" style:family="table-row">
      <style:table-row-properties style:row-height="0.446cm" fo:break-before="auto" style:use-optimal-row-height="false"/>
    </style:style>
    <style:style style:name="ro1-371" style:family="table-row">
      <style:table-row-properties style:row-height="0.446cm" fo:break-before="auto" style:use-optimal-row-height="false"/>
    </style:style>
    <style:style style:name="ro1-372" style:family="table-row">
      <style:table-row-properties style:row-height="0.446cm" fo:break-before="auto" style:use-optimal-row-height="false"/>
    </style:style>
    <style:style style:name="ro1-373" style:family="table-row">
      <style:table-row-properties style:row-height="0.446cm" fo:break-before="auto" style:use-optimal-row-height="false"/>
    </style:style>
    <style:style style:name="ro1-374" style:family="table-row">
      <style:table-row-properties style:row-height="0.446cm" fo:break-before="auto" style:use-optimal-row-height="false"/>
    </style:style>
    <style:style style:name="ro1-375" style:family="table-row">
      <style:table-row-properties style:row-height="0.446cm" fo:break-before="auto" style:use-optimal-row-height="false"/>
    </style:style>
    <style:style style:name="ro1-376" style:family="table-row">
      <style:table-row-properties style:row-height="0.446cm" fo:break-before="auto" style:use-optimal-row-height="false"/>
    </style:style>
    <style:style style:name="ro1-377" style:family="table-row">
      <style:table-row-properties style:row-height="0.446cm" fo:break-before="auto" style:use-optimal-row-height="false"/>
    </style:style>
    <style:style style:name="ro1-378" style:family="table-row">
      <style:table-row-properties style:row-height="0.446cm" fo:break-before="auto" style:use-optimal-row-height="false"/>
    </style:style>
    <style:style style:name="ro1-379" style:family="table-row">
      <style:table-row-properties style:row-height="0.446cm" fo:break-before="auto" style:use-optimal-row-height="false"/>
    </style:style>
    <style:style style:name="ro1-380" style:family="table-row">
      <style:table-row-properties style:row-height="0.446cm" fo:break-before="auto" style:use-optimal-row-height="false"/>
    </style:style>
    <style:style style:name="ro1-381" style:family="table-row">
      <style:table-row-properties style:row-height="0.446cm" fo:break-before="auto" style:use-optimal-row-height="false"/>
    </style:style>
    <style:style style:name="ro1-382" style:family="table-row">
      <style:table-row-properties style:row-height="0.446cm" fo:break-before="auto" style:use-optimal-row-height="false"/>
    </style:style>
    <style:style style:name="ro1-383" style:family="table-row">
      <style:table-row-properties style:row-height="0.446cm" fo:break-before="auto" style:use-optimal-row-height="false"/>
    </style:style>
    <style:style style:name="ro1-384" style:family="table-row">
      <style:table-row-properties style:row-height="0.446cm" fo:break-before="auto" style:use-optimal-row-height="false"/>
    </style:style>
    <style:style style:name="ro1-385" style:family="table-row">
      <style:table-row-properties style:row-height="0.446cm" fo:break-before="auto" style:use-optimal-row-height="false"/>
    </style:style>
    <style:style style:name="ro1-386" style:family="table-row">
      <style:table-row-properties style:row-height="0.446cm" fo:break-before="auto" style:use-optimal-row-height="false"/>
    </style:style>
    <style:style style:name="ro1-387" style:family="table-row">
      <style:table-row-properties style:row-height="0.446cm" fo:break-before="auto" style:use-optimal-row-height="false"/>
    </style:style>
    <style:style style:name="ro1-388" style:family="table-row">
      <style:table-row-properties style:row-height="0.446cm" fo:break-before="auto" style:use-optimal-row-height="false"/>
    </style:style>
    <style:style style:name="ro1-389" style:family="table-row">
      <style:table-row-properties style:row-height="0.446cm" fo:break-before="auto" style:use-optimal-row-height="false"/>
    </style:style>
    <style:style style:name="ro1-390" style:family="table-row">
      <style:table-row-properties style:row-height="0.446cm" fo:break-before="auto" style:use-optimal-row-height="false"/>
    </style:style>
    <style:style style:name="ro1-391" style:family="table-row">
      <style:table-row-properties style:row-height="0.446cm" fo:break-before="auto" style:use-optimal-row-height="false"/>
    </style:style>
    <style:style style:name="ro1-392" style:family="table-row">
      <style:table-row-properties style:row-height="0.446cm" fo:break-before="auto" style:use-optimal-row-height="false"/>
    </style:style>
    <style:style style:name="ro1-393" style:family="table-row">
      <style:table-row-properties style:row-height="0.446cm" fo:break-before="auto" style:use-optimal-row-height="false"/>
    </style:style>
    <style:style style:name="ro1-394" style:family="table-row">
      <style:table-row-properties style:row-height="0.446cm" fo:break-before="auto" style:use-optimal-row-height="false"/>
    </style:style>
    <style:style style:name="ro1-395" style:family="table-row">
      <style:table-row-properties style:row-height="0.446cm" fo:break-before="auto" style:use-optimal-row-height="false"/>
    </style:style>
    <style:style style:name="ro1-396" style:family="table-row">
      <style:table-row-properties style:row-height="0.446cm" fo:break-before="auto" style:use-optimal-row-height="false"/>
    </style:style>
    <style:style style:name="ro1-397" style:family="table-row">
      <style:table-row-properties style:row-height="0.446cm" fo:break-before="auto" style:use-optimal-row-height="false"/>
    </style:style>
    <style:style style:name="ro1-398" style:family="table-row">
      <style:table-row-properties style:row-height="0.446cm" fo:break-before="auto" style:use-optimal-row-height="false"/>
    </style:style>
    <style:style style:name="ro1-399" style:family="table-row">
      <style:table-row-properties style:row-height="0.446cm" fo:break-before="auto" style:use-optimal-row-height="false"/>
    </style:style>
    <style:style style:name="ro1-400" style:family="table-row">
      <style:table-row-properties style:row-height="0.446cm" fo:break-before="auto" style:use-optimal-row-height="false"/>
    </style:style>
    <style:style style:name="ro1-401" style:family="table-row">
      <style:table-row-properties style:row-height="0.446cm" fo:break-before="auto" style:use-optimal-row-height="false"/>
    </style:style>
    <style:style style:name="ro1-402" style:family="table-row">
      <style:table-row-properties style:row-height="0.446cm" fo:break-before="auto" style:use-optimal-row-height="false"/>
    </style:style>
    <style:style style:name="ro1-403" style:family="table-row">
      <style:table-row-properties style:row-height="0.446cm" fo:break-before="auto" style:use-optimal-row-height="false"/>
    </style:style>
    <style:style style:name="ro1-404" style:family="table-row">
      <style:table-row-properties style:row-height="0.446cm" fo:break-before="auto" style:use-optimal-row-height="false"/>
    </style:style>
    <style:style style:name="ro1-405" style:family="table-row">
      <style:table-row-properties style:row-height="0.446cm" fo:break-before="auto" style:use-optimal-row-height="false"/>
    </style:style>
    <style:style style:name="ro1-406" style:family="table-row">
      <style:table-row-properties style:row-height="0.446cm" fo:break-before="auto" style:use-optimal-row-height="false"/>
    </style:style>
    <style:style style:name="ro1-407" style:family="table-row">
      <style:table-row-properties style:row-height="0.446cm" fo:break-before="auto" style:use-optimal-row-height="false"/>
    </style:style>
    <style:style style:name="ro1-408" style:family="table-row">
      <style:table-row-properties style:row-height="0.446cm" fo:break-before="auto" style:use-optimal-row-height="false"/>
    </style:style>
    <style:style style:name="ro1-409" style:family="table-row">
      <style:table-row-properties style:row-height="0.446cm" fo:break-before="auto" style:use-optimal-row-height="false"/>
    </style:style>
    <style:style style:name="ro1-410" style:family="table-row">
      <style:table-row-properties style:row-height="0.446cm" fo:break-before="auto" style:use-optimal-row-height="false"/>
    </style:style>
    <style:style style:name="ro1-411" style:family="table-row">
      <style:table-row-properties style:row-height="0.446cm" fo:break-before="auto" style:use-optimal-row-height="false"/>
    </style:style>
    <style:style style:name="ro1-412" style:family="table-row">
      <style:table-row-properties style:row-height="0.446cm" fo:break-before="auto" style:use-optimal-row-height="false"/>
    </style:style>
    <style:style style:name="ro1-413" style:family="table-row">
      <style:table-row-properties style:row-height="0.446cm" fo:break-before="auto" style:use-optimal-row-height="false"/>
    </style:style>
    <style:style style:name="ro1-414" style:family="table-row">
      <style:table-row-properties style:row-height="0.446cm" fo:break-before="auto" style:use-optimal-row-height="false"/>
    </style:style>
    <style:style style:name="ro1-415" style:family="table-row">
      <style:table-row-properties style:row-height="0.446cm" fo:break-before="auto" style:use-optimal-row-height="false"/>
    </style:style>
    <style:style style:name="ro1-416" style:family="table-row">
      <style:table-row-properties style:row-height="0.446cm" fo:break-before="auto" style:use-optimal-row-height="false"/>
    </style:style>
    <style:style style:name="ro1-417" style:family="table-row">
      <style:table-row-properties style:row-height="0.446cm" fo:break-before="auto" style:use-optimal-row-height="false"/>
    </style:style>
    <style:style style:name="ro1-418" style:family="table-row">
      <style:table-row-properties style:row-height="0.446cm" fo:break-before="auto" style:use-optimal-row-height="false"/>
    </style:style>
    <style:style style:name="ro1-419" style:family="table-row">
      <style:table-row-properties style:row-height="0.446cm" fo:break-before="auto" style:use-optimal-row-height="false"/>
    </style:style>
    <style:style style:name="ro1-420" style:family="table-row">
      <style:table-row-properties style:row-height="0.446cm" fo:break-before="auto" style:use-optimal-row-height="false"/>
    </style:style>
    <style:style style:name="ro1-421" style:family="table-row">
      <style:table-row-properties style:row-height="0.446cm" fo:break-before="auto" style:use-optimal-row-height="false"/>
    </style:style>
    <style:style style:name="ro1-422" style:family="table-row">
      <style:table-row-properties style:row-height="0.446cm" fo:break-before="auto" style:use-optimal-row-height="false"/>
    </style:style>
    <style:style style:name="ro1-423" style:family="table-row">
      <style:table-row-properties style:row-height="0.446cm" fo:break-before="auto" style:use-optimal-row-height="false"/>
    </style:style>
    <style:style style:name="ro1-424" style:family="table-row">
      <style:table-row-properties style:row-height="0.446cm" fo:break-before="auto" style:use-optimal-row-height="false"/>
    </style:style>
    <style:style style:name="ro1-425" style:family="table-row">
      <style:table-row-properties style:row-height="0.446cm" fo:break-before="auto" style:use-optimal-row-height="false"/>
    </style:style>
    <style:style style:name="ro1-426" style:family="table-row">
      <style:table-row-properties style:row-height="0.446cm" fo:break-before="auto" style:use-optimal-row-height="false"/>
    </style:style>
    <style:style style:name="ro1-427" style:family="table-row">
      <style:table-row-properties style:row-height="0.446cm" fo:break-before="auto" style:use-optimal-row-height="false"/>
    </style:style>
    <style:style style:name="ro1-428" style:family="table-row">
      <style:table-row-properties style:row-height="0.446cm" fo:break-before="auto" style:use-optimal-row-height="false"/>
    </style:style>
    <style:style style:name="ro1-429" style:family="table-row">
      <style:table-row-properties style:row-height="0.446cm" fo:break-before="auto" style:use-optimal-row-height="false"/>
    </style:style>
    <style:style style:name="ro1-430" style:family="table-row">
      <style:table-row-properties style:row-height="0.446cm" fo:break-before="auto" style:use-optimal-row-height="false"/>
    </style:style>
    <style:style style:name="ro1-431" style:family="table-row">
      <style:table-row-properties style:row-height="0.446cm" fo:break-before="auto" style:use-optimal-row-height="false"/>
    </style:style>
    <style:style style:name="ro1-432" style:family="table-row">
      <style:table-row-properties style:row-height="0.446cm" fo:break-before="auto" style:use-optimal-row-height="false"/>
    </style:style>
    <style:style style:name="ro1-433" style:family="table-row">
      <style:table-row-properties style:row-height="0.446cm" fo:break-before="auto" style:use-optimal-row-height="false"/>
    </style:style>
    <style:style style:name="ro1-434" style:family="table-row">
      <style:table-row-properties style:row-height="0.446cm" fo:break-before="auto" style:use-optimal-row-height="false"/>
    </style:style>
    <style:style style:name="ro1-435" style:family="table-row">
      <style:table-row-properties style:row-height="0.446cm" fo:break-before="auto" style:use-optimal-row-height="false"/>
    </style:style>
    <style:style style:name="ro1-436" style:family="table-row">
      <style:table-row-properties style:row-height="0.446cm" fo:break-before="auto" style:use-optimal-row-height="false"/>
    </style:style>
    <style:style style:name="ro1-437" style:family="table-row">
      <style:table-row-properties style:row-height="0.446cm" fo:break-before="auto" style:use-optimal-row-height="false"/>
    </style:style>
    <style:style style:name="ro1-438" style:family="table-row">
      <style:table-row-properties style:row-height="0.446cm" fo:break-before="auto" style:use-optimal-row-height="false"/>
    </style:style>
    <style:style style:name="ro1-439" style:family="table-row">
      <style:table-row-properties style:row-height="0.446cm" fo:break-before="auto" style:use-optimal-row-height="false"/>
    </style:style>
    <style:style style:name="ro1-440" style:family="table-row">
      <style:table-row-properties style:row-height="0.446cm" fo:break-before="auto" style:use-optimal-row-height="false"/>
    </style:style>
    <style:style style:name="ro1-441" style:family="table-row">
      <style:table-row-properties style:row-height="0.446cm" fo:break-before="auto" style:use-optimal-row-height="false"/>
    </style:style>
    <style:style style:name="ro1-442" style:family="table-row">
      <style:table-row-properties style:row-height="0.848cm" fo:break-before="auto" style:use-optimal-row-height="false"/>
    </style:style>
    <style:style style:name="ro1-443" style:family="table-row">
      <style:table-row-properties style:row-height="0.446cm" fo:break-before="auto" style:use-optimal-row-height="false"/>
    </style:style>
    <style:style style:name="ro1-444" style:family="table-row">
      <style:table-row-properties style:row-height="0.446cm" fo:break-before="auto" style:use-optimal-row-height="false"/>
    </style:style>
    <style:style style:name="ro1-445" style:family="table-row">
      <style:table-row-properties style:row-height="0.446cm" fo:break-before="auto" style:use-optimal-row-height="false"/>
    </style:style>
    <style:style style:name="ro1-446" style:family="table-row">
      <style:table-row-properties style:row-height="0.446cm" fo:break-before="auto" style:use-optimal-row-height="false"/>
    </style:style>
    <style:style style:name="ro1-447" style:family="table-row">
      <style:table-row-properties style:row-height="0.446cm" fo:break-before="auto" style:use-optimal-row-height="false"/>
    </style:style>
    <style:style style:name="ro1-448" style:family="table-row">
      <style:table-row-properties style:row-height="0.446cm" fo:break-before="auto" style:use-optimal-row-height="false"/>
    </style:style>
    <style:style style:name="ro1-449" style:family="table-row">
      <style:table-row-properties style:row-height="0.446cm" fo:break-before="auto" style:use-optimal-row-height="false"/>
    </style:style>
    <style:style style:name="ro1-450" style:family="table-row">
      <style:table-row-properties style:row-height="0.446cm" fo:break-before="auto" style:use-optimal-row-height="false"/>
    </style:style>
    <style:style style:name="ro1-451" style:family="table-row">
      <style:table-row-properties style:row-height="0.446cm" fo:break-before="auto" style:use-optimal-row-height="false"/>
    </style:style>
    <style:style style:name="ro1-452" style:family="table-row">
      <style:table-row-properties style:row-height="0.446cm" fo:break-before="auto" style:use-optimal-row-height="false"/>
    </style:style>
    <style:style style:name="ro1-453" style:family="table-row">
      <style:table-row-properties style:row-height="0.446cm" fo:break-before="auto" style:use-optimal-row-height="false"/>
    </style:style>
    <style:style style:name="ro1-454" style:family="table-row">
      <style:table-row-properties style:row-height="0.446cm" fo:break-before="auto" style:use-optimal-row-height="false"/>
    </style:style>
    <style:style style:name="ro1-455" style:family="table-row">
      <style:table-row-properties style:row-height="0.446cm" fo:break-before="auto" style:use-optimal-row-height="false"/>
    </style:style>
    <style:style style:name="ro1-456" style:family="table-row">
      <style:table-row-properties style:row-height="0.446cm" fo:break-before="auto" style:use-optimal-row-height="false"/>
    </style:style>
    <style:style style:name="ro1-457" style:family="table-row">
      <style:table-row-properties style:row-height="0.446cm" fo:break-before="auto" style:use-optimal-row-height="false"/>
    </style:style>
    <style:style style:name="ro1-458" style:family="table-row">
      <style:table-row-properties style:row-height="0.446cm" fo:break-before="auto" style:use-optimal-row-height="false"/>
    </style:style>
    <style:style style:name="ro1-459" style:family="table-row">
      <style:table-row-properties style:row-height="0.446cm" fo:break-before="auto" style:use-optimal-row-height="false"/>
    </style:style>
    <style:style style:name="ro1-460" style:family="table-row">
      <style:table-row-properties style:row-height="0.446cm" fo:break-before="auto" style:use-optimal-row-height="false"/>
    </style:style>
    <style:style style:name="ro1-461" style:family="table-row">
      <style:table-row-properties style:row-height="0.446cm" fo:break-before="auto" style:use-optimal-row-height="false"/>
    </style:style>
    <style:style style:name="ro1-462" style:family="table-row">
      <style:table-row-properties style:row-height="0.446cm" fo:break-before="auto" style:use-optimal-row-height="false"/>
    </style:style>
    <style:style style:name="ro1-463" style:family="table-row">
      <style:table-row-properties style:row-height="0.446cm" fo:break-before="auto" style:use-optimal-row-height="false"/>
    </style:style>
    <style:style style:name="ro1-464" style:family="table-row">
      <style:table-row-properties style:row-height="0.446cm" fo:break-before="auto" style:use-optimal-row-height="false"/>
    </style:style>
    <style:style style:name="ro1-465" style:family="table-row">
      <style:table-row-properties style:row-height="0.446cm" fo:break-before="auto" style:use-optimal-row-height="false"/>
    </style:style>
    <style:style style:name="ro1-466" style:family="table-row">
      <style:table-row-properties style:row-height="0.446cm" fo:break-before="auto" style:use-optimal-row-height="false"/>
    </style:style>
    <style:style style:name="ro1-467" style:family="table-row">
      <style:table-row-properties style:row-height="0.446cm" fo:break-before="auto" style:use-optimal-row-height="false"/>
    </style:style>
    <style:style style:name="ro1-468" style:family="table-row">
      <style:table-row-properties style:row-height="0.446cm" fo:break-before="auto" style:use-optimal-row-height="false"/>
    </style:style>
    <style:style style:name="ro1-469" style:family="table-row">
      <style:table-row-properties style:row-height="0.446cm" fo:break-before="auto" style:use-optimal-row-height="false"/>
    </style:style>
    <style:style style:name="ro1-470" style:family="table-row">
      <style:table-row-properties style:row-height="0.446cm" fo:break-before="auto" style:use-optimal-row-height="false"/>
    </style:style>
    <style:style style:name="ro1-471" style:family="table-row">
      <style:table-row-properties style:row-height="0.446cm" fo:break-before="auto" style:use-optimal-row-height="false"/>
    </style:style>
    <style:style style:name="ro1-472" style:family="table-row">
      <style:table-row-properties style:row-height="0.446cm" fo:break-before="auto" style:use-optimal-row-height="false"/>
    </style:style>
    <style:style style:name="ro1-473" style:family="table-row">
      <style:table-row-properties style:row-height="0.446cm" fo:break-before="auto" style:use-optimal-row-height="false"/>
    </style:style>
    <style:style style:name="ro1-474" style:family="table-row">
      <style:table-row-properties style:row-height="0.446cm" fo:break-before="auto" style:use-optimal-row-height="false"/>
    </style:style>
    <style:style style:name="ro1-475" style:family="table-row">
      <style:table-row-properties style:row-height="0.446cm" fo:break-before="auto" style:use-optimal-row-height="false"/>
    </style:style>
    <style:style style:name="ro1-476" style:family="table-row">
      <style:table-row-properties style:row-height="0.446cm" fo:break-before="auto" style:use-optimal-row-height="false"/>
    </style:style>
    <style:style style:name="ro1-477" style:family="table-row">
      <style:table-row-properties style:row-height="0.446cm" fo:break-before="auto" style:use-optimal-row-height="false"/>
    </style:style>
    <style:style style:name="ro1-478" style:family="table-row">
      <style:table-row-properties style:row-height="0.446cm" fo:break-before="auto" style:use-optimal-row-height="false"/>
    </style:style>
    <style:style style:name="ro1-479" style:family="table-row">
      <style:table-row-properties style:row-height="0.446cm" fo:break-before="auto" style:use-optimal-row-height="false"/>
    </style:style>
    <style:style style:name="ro1-480" style:family="table-row">
      <style:table-row-properties style:row-height="0.446cm" fo:break-before="auto" style:use-optimal-row-height="false"/>
    </style:style>
    <style:style style:name="ro1-481" style:family="table-row">
      <style:table-row-properties style:row-height="0.446cm" fo:break-before="auto" style:use-optimal-row-height="false"/>
    </style:style>
    <style:style style:name="ro1-482" style:family="table-row">
      <style:table-row-properties style:row-height="0.446cm" fo:break-before="auto" style:use-optimal-row-height="false"/>
    </style:style>
    <style:style style:name="ro1-483" style:family="table-row">
      <style:table-row-properties style:row-height="0.446cm" fo:break-before="auto" style:use-optimal-row-height="false"/>
    </style:style>
    <style:style style:name="ro1-484" style:family="table-row">
      <style:table-row-properties style:row-height="0.446cm" fo:break-before="auto" style:use-optimal-row-height="false"/>
    </style:style>
    <style:style style:name="ro1-485" style:family="table-row">
      <style:table-row-properties style:row-height="0.446cm" fo:break-before="auto" style:use-optimal-row-height="false"/>
    </style:style>
    <style:style style:name="ro1-486" style:family="table-row">
      <style:table-row-properties style:row-height="0.446cm" fo:break-before="auto" style:use-optimal-row-height="false"/>
    </style:style>
    <style:style style:name="ro1-487" style:family="table-row">
      <style:table-row-properties style:row-height="0.446cm" fo:break-before="auto" style:use-optimal-row-height="false"/>
    </style:style>
    <style:style style:name="ro1-488" style:family="table-row">
      <style:table-row-properties style:row-height="0.446cm" fo:break-before="auto" style:use-optimal-row-height="false"/>
    </style:style>
    <style:style style:name="ro1-489" style:family="table-row">
      <style:table-row-properties style:row-height="0.446cm" fo:break-before="auto" style:use-optimal-row-height="false"/>
    </style:style>
    <style:style style:name="ro1-490" style:family="table-row">
      <style:table-row-properties style:row-height="0.446cm" fo:break-before="auto" style:use-optimal-row-height="false"/>
    </style:style>
    <style:style style:name="ro1-491" style:family="table-row">
      <style:table-row-properties style:row-height="0.446cm" fo:break-before="auto" style:use-optimal-row-height="false"/>
    </style:style>
    <style:style style:name="ro1-492" style:family="table-row">
      <style:table-row-properties style:row-height="0.446cm" fo:break-before="auto" style:use-optimal-row-height="false"/>
    </style:style>
    <style:style style:name="ro1-493" style:family="table-row">
      <style:table-row-properties style:row-height="0.446cm" fo:break-before="auto" style:use-optimal-row-height="false"/>
    </style:style>
    <style:style style:name="ro1-494" style:family="table-row">
      <style:table-row-properties style:row-height="0.446cm" fo:break-before="auto" style:use-optimal-row-height="false"/>
    </style:style>
    <style:style style:name="ro1-495" style:family="table-row">
      <style:table-row-properties style:row-height="0.446cm" fo:break-before="auto" style:use-optimal-row-height="false"/>
    </style:style>
    <style:style style:name="ro1-496" style:family="table-row">
      <style:table-row-properties style:row-height="0.446cm" fo:break-before="auto" style:use-optimal-row-height="false"/>
    </style:style>
    <style:style style:name="ro1-497" style:family="table-row">
      <style:table-row-properties style:row-height="0.446cm" fo:break-before="auto" style:use-optimal-row-height="false"/>
    </style:style>
    <style:style style:name="ro1-498" style:family="table-row">
      <style:table-row-properties style:row-height="0.446cm" fo:break-before="auto" style:use-optimal-row-height="false"/>
    </style:style>
    <style:style style:name="ro1-499" style:family="table-row">
      <style:table-row-properties style:row-height="0.446cm" fo:break-before="auto" style:use-optimal-row-height="false"/>
    </style:style>
    <style:style style:name="ro1-500" style:family="table-row">
      <style:table-row-properties style:row-height="0.446cm" fo:break-before="auto" style:use-optimal-row-height="false"/>
    </style:style>
    <style:style style:name="ro1-501" style:family="table-row">
      <style:table-row-properties style:row-height="0.446cm" fo:break-before="auto" style:use-optimal-row-height="false"/>
    </style:style>
    <style:style style:name="ro1-502" style:family="table-row">
      <style:table-row-properties style:row-height="0.446cm" fo:break-before="auto" style:use-optimal-row-height="false"/>
    </style:style>
    <style:style style:name="ro1-503" style:family="table-row">
      <style:table-row-properties style:row-height="0.446cm" fo:break-before="auto" style:use-optimal-row-height="false"/>
    </style:style>
    <style:style style:name="ro1-504" style:family="table-row">
      <style:table-row-properties style:row-height="0.446cm" fo:break-before="auto" style:use-optimal-row-height="false"/>
    </style:style>
    <style:style style:name="ro1-505" style:family="table-row">
      <style:table-row-properties style:row-height="0.446cm" fo:break-before="auto" style:use-optimal-row-height="false"/>
    </style:style>
    <style:style style:name="ro1-506" style:family="table-row">
      <style:table-row-properties style:row-height="0.446cm" fo:break-before="auto" style:use-optimal-row-height="false"/>
    </style:style>
    <style:style style:name="ro1-507" style:family="table-row">
      <style:table-row-properties style:row-height="0.446cm" fo:break-before="auto" style:use-optimal-row-height="false"/>
    </style:style>
    <style:style style:name="ro1-508" style:family="table-row">
      <style:table-row-properties style:row-height="0.446cm" fo:break-before="auto" style:use-optimal-row-height="false"/>
    </style:style>
    <style:style style:name="ro1-509" style:family="table-row">
      <style:table-row-properties style:row-height="0.446cm" fo:break-before="auto" style:use-optimal-row-height="false"/>
    </style:style>
    <style:style style:name="ro1-510" style:family="table-row">
      <style:table-row-properties style:row-height="0.446cm" fo:break-before="auto" style:use-optimal-row-height="false"/>
    </style:style>
    <style:style style:name="ro1-511" style:family="table-row">
      <style:table-row-properties style:row-height="0.446cm" fo:break-before="auto" style:use-optimal-row-height="false"/>
    </style:style>
    <style:style style:name="ro1-512" style:family="table-row">
      <style:table-row-properties style:row-height="0.446cm" fo:break-before="auto" style:use-optimal-row-height="false"/>
    </style:style>
    <style:style style:name="ro1-513" style:family="table-row">
      <style:table-row-properties style:row-height="0.446cm" fo:break-before="auto" style:use-optimal-row-height="false"/>
    </style:style>
    <style:style style:name="ro1-514" style:family="table-row">
      <style:table-row-properties style:row-height="0.446cm" fo:break-before="auto" style:use-optimal-row-height="false"/>
    </style:style>
    <style:style style:name="ro1-515" style:family="table-row">
      <style:table-row-properties style:row-height="0.446cm" fo:break-before="auto" style:use-optimal-row-height="false"/>
    </style:style>
    <style:style style:name="ro1-516" style:family="table-row">
      <style:table-row-properties style:row-height="0.446cm" fo:break-before="auto" style:use-optimal-row-height="false"/>
    </style:style>
    <style:style style:name="ro1-517" style:family="table-row">
      <style:table-row-properties style:row-height="0.446cm" fo:break-before="auto" style:use-optimal-row-height="false"/>
    </style:style>
    <style:style style:name="ro1-518" style:family="table-row">
      <style:table-row-properties style:row-height="0.446cm" fo:break-before="auto" style:use-optimal-row-height="false"/>
    </style:style>
    <style:style style:name="ro1-519" style:family="table-row">
      <style:table-row-properties style:row-height="0.446cm" fo:break-before="auto" style:use-optimal-row-height="false"/>
    </style:style>
    <style:style style:name="ro1-520" style:family="table-row">
      <style:table-row-properties style:row-height="0.446cm" fo:break-before="auto" style:use-optimal-row-height="false"/>
    </style:style>
    <style:style style:name="ro1-521" style:family="table-row">
      <style:table-row-properties style:row-height="0.848cm" fo:break-before="auto" style:use-optimal-row-height="false"/>
    </style:style>
    <style:style style:name="ro1-522" style:family="table-row">
      <style:table-row-properties style:row-height="0.446cm" fo:break-before="auto" style:use-optimal-row-height="false"/>
    </style:style>
    <style:style style:name="ro1-523" style:family="table-row">
      <style:table-row-properties style:row-height="0.446cm" fo:break-before="auto" style:use-optimal-row-height="false"/>
    </style:style>
    <style:style style:name="ro1-524" style:family="table-row">
      <style:table-row-properties style:row-height="0.446cm" fo:break-before="auto" style:use-optimal-row-height="false"/>
    </style:style>
    <style:style style:name="ro1-525" style:family="table-row">
      <style:table-row-properties style:row-height="0.446cm" fo:break-before="auto" style:use-optimal-row-height="false"/>
    </style:style>
    <style:style style:name="ro1-526" style:family="table-row">
      <style:table-row-properties style:row-height="0.446cm" fo:break-before="auto" style:use-optimal-row-height="false"/>
    </style:style>
    <style:style style:name="ro1-527" style:family="table-row">
      <style:table-row-properties style:row-height="0.446cm" fo:break-before="auto" style:use-optimal-row-height="false"/>
    </style:style>
    <style:style style:name="ro1-528" style:family="table-row">
      <style:table-row-properties style:row-height="0.446cm" fo:break-before="auto" style:use-optimal-row-height="false"/>
    </style:style>
    <style:style style:name="ro1-529" style:family="table-row">
      <style:table-row-properties style:row-height="0.446cm" fo:break-before="auto" style:use-optimal-row-height="false"/>
    </style:style>
    <style:style style:name="ro1-530" style:family="table-row">
      <style:table-row-properties style:row-height="0.446cm" fo:break-before="auto" style:use-optimal-row-height="false"/>
    </style:style>
    <style:style style:name="ro1-531" style:family="table-row">
      <style:table-row-properties style:row-height="0.446cm" fo:break-before="auto" style:use-optimal-row-height="false"/>
    </style:style>
    <style:style style:name="ro1-532" style:family="table-row">
      <style:table-row-properties style:row-height="0.446cm" fo:break-before="auto" style:use-optimal-row-height="false"/>
    </style:style>
    <style:style style:name="ro1-533" style:family="table-row">
      <style:table-row-properties style:row-height="0.446cm" fo:break-before="auto" style:use-optimal-row-height="false"/>
    </style:style>
    <style:style style:name="ro1-534" style:family="table-row">
      <style:table-row-properties style:row-height="0.446cm" fo:break-before="auto" style:use-optimal-row-height="false"/>
    </style:style>
    <style:style style:name="ro1-535" style:family="table-row">
      <style:table-row-properties style:row-height="0.446cm" fo:break-before="auto" style:use-optimal-row-height="false"/>
    </style:style>
    <style:style style:name="ro1-536" style:family="table-row">
      <style:table-row-properties style:row-height="0.848cm" fo:break-before="auto" style:use-optimal-row-height="false"/>
    </style:style>
    <style:style style:name="ro1-537" style:family="table-row">
      <style:table-row-properties style:row-height="0.446cm" fo:break-before="auto" style:use-optimal-row-height="false"/>
    </style:style>
    <style:style style:name="ro1-538" style:family="table-row">
      <style:table-row-properties style:row-height="0.446cm" fo:break-before="auto" style:use-optimal-row-height="false"/>
    </style:style>
    <style:style style:name="ro1-539" style:family="table-row">
      <style:table-row-properties style:row-height="0.446cm" fo:break-before="auto" style:use-optimal-row-height="false"/>
    </style:style>
    <style:style style:name="ro1-540" style:family="table-row">
      <style:table-row-properties style:row-height="0.848cm" fo:break-before="auto" style:use-optimal-row-height="false"/>
    </style:style>
    <style:style style:name="ro1-541" style:family="table-row">
      <style:table-row-properties style:row-height="0.446cm" fo:break-before="auto" style:use-optimal-row-height="false"/>
    </style:style>
    <style:style style:name="ro1-542" style:family="table-row">
      <style:table-row-properties style:row-height="0.446cm" fo:break-before="auto" style:use-optimal-row-height="false"/>
    </style:style>
    <style:style style:name="ro1-543" style:family="table-row">
      <style:table-row-properties style:row-height="0.446cm" fo:break-before="auto" style:use-optimal-row-height="false"/>
    </style:style>
    <style:style style:name="ro1-544" style:family="table-row">
      <style:table-row-properties style:row-height="0.446cm" fo:break-before="auto" style:use-optimal-row-height="false"/>
    </style:style>
    <style:style style:name="ro1-545" style:family="table-row">
      <style:table-row-properties style:row-height="0.446cm" fo:break-before="auto" style:use-optimal-row-height="false"/>
    </style:style>
    <style:style style:name="ro1-546" style:family="table-row">
      <style:table-row-properties style:row-height="0.446cm" fo:break-before="auto" style:use-optimal-row-height="false"/>
    </style:style>
    <style:style style:name="ro1-547" style:family="table-row">
      <style:table-row-properties style:row-height="0.446cm" fo:break-before="auto" style:use-optimal-row-height="false"/>
    </style:style>
    <style:style style:name="ro1-548" style:family="table-row">
      <style:table-row-properties style:row-height="0.446cm" fo:break-before="auto" style:use-optimal-row-height="false"/>
    </style:style>
    <style:style style:name="ro1-549" style:family="table-row">
      <style:table-row-properties style:row-height="0.446cm" fo:break-before="auto" style:use-optimal-row-height="false"/>
    </style:style>
    <style:style style:name="ro1-550" style:family="table-row">
      <style:table-row-properties style:row-height="0.446cm" fo:break-before="auto" style:use-optimal-row-height="false"/>
    </style:style>
    <style:style style:name="ro1-551" style:family="table-row">
      <style:table-row-properties style:row-height="0.446cm" fo:break-before="auto" style:use-optimal-row-height="false"/>
    </style:style>
    <style:style style:name="ro1-552" style:family="table-row">
      <style:table-row-properties style:row-height="0.446cm" fo:break-before="auto" style:use-optimal-row-height="false"/>
    </style:style>
    <style:style style:name="ro1-553" style:family="table-row">
      <style:table-row-properties style:row-height="0.446cm" fo:break-before="auto" style:use-optimal-row-height="false"/>
    </style:style>
    <style:style style:name="ro1-554" style:family="table-row">
      <style:table-row-properties style:row-height="0.446cm" fo:break-before="auto" style:use-optimal-row-height="false"/>
    </style:style>
    <style:style style:name="ro1-555" style:family="table-row">
      <style:table-row-properties style:row-height="0.446cm" fo:break-before="auto" style:use-optimal-row-height="false"/>
    </style:style>
    <style:style style:name="ro1-556" style:family="table-row">
      <style:table-row-properties style:row-height="0.446cm" fo:break-before="auto" style:use-optimal-row-height="false"/>
    </style:style>
    <style:style style:name="ro1-557" style:family="table-row">
      <style:table-row-properties style:row-height="0.446cm" fo:break-before="auto" style:use-optimal-row-height="false"/>
    </style:style>
    <style:style style:name="ro1-558" style:family="table-row">
      <style:table-row-properties style:row-height="0.446cm" fo:break-before="auto" style:use-optimal-row-height="false"/>
    </style:style>
    <style:style style:name="ro1-559" style:family="table-row">
      <style:table-row-properties style:row-height="0.446cm" fo:break-before="auto" style:use-optimal-row-height="false"/>
    </style:style>
    <style:style style:name="ro1-560" style:family="table-row">
      <style:table-row-properties style:row-height="0.446cm" fo:break-before="auto" style:use-optimal-row-height="false"/>
    </style:style>
    <style:style style:name="ro1-561" style:family="table-row">
      <style:table-row-properties style:row-height="0.446cm" fo:break-before="auto" style:use-optimal-row-height="false"/>
    </style:style>
    <style:style style:name="ro1-562" style:family="table-row">
      <style:table-row-properties style:row-height="0.446cm" fo:break-before="auto" style:use-optimal-row-height="false"/>
    </style:style>
    <style:style style:name="ro1-563" style:family="table-row">
      <style:table-row-properties style:row-height="0.446cm" fo:break-before="auto" style:use-optimal-row-height="false"/>
    </style:style>
    <style:style style:name="ro1-564" style:family="table-row">
      <style:table-row-properties style:row-height="0.446cm" fo:break-before="auto" style:use-optimal-row-height="false"/>
    </style:style>
    <style:style style:name="ro1-565" style:family="table-row">
      <style:table-row-properties style:row-height="0.446cm" fo:break-before="auto" style:use-optimal-row-height="false"/>
    </style:style>
    <style:style style:name="ro1-566" style:family="table-row">
      <style:table-row-properties style:row-height="0.446cm" fo:break-before="auto" style:use-optimal-row-height="false"/>
    </style:style>
    <style:style style:name="ro1-567" style:family="table-row">
      <style:table-row-properties style:row-height="0.446cm" fo:break-before="auto" style:use-optimal-row-height="false"/>
    </style:style>
    <style:style style:name="ro1-568" style:family="table-row">
      <style:table-row-properties style:row-height="0.446cm" fo:break-before="auto" style:use-optimal-row-height="false"/>
    </style:style>
    <style:style style:name="ro1-569" style:family="table-row">
      <style:table-row-properties style:row-height="0.446cm" fo:break-before="auto" style:use-optimal-row-height="false"/>
    </style:style>
    <style:style style:name="ro1-570" style:family="table-row">
      <style:table-row-properties style:row-height="0.446cm" fo:break-before="auto" style:use-optimal-row-height="false"/>
    </style:style>
    <style:style style:name="ro1-571" style:family="table-row">
      <style:table-row-properties style:row-height="0.446cm" fo:break-before="auto" style:use-optimal-row-height="false"/>
    </style:style>
    <style:style style:name="ro1-572" style:family="table-row">
      <style:table-row-properties style:row-height="0.446cm" fo:break-before="auto" style:use-optimal-row-height="false"/>
    </style:style>
    <style:style style:name="ro1-573" style:family="table-row">
      <style:table-row-properties style:row-height="0.446cm" fo:break-before="auto" style:use-optimal-row-height="false"/>
    </style:style>
    <style:style style:name="ro1-574" style:family="table-row">
      <style:table-row-properties style:row-height="0.446cm" fo:break-before="auto" style:use-optimal-row-height="false"/>
    </style:style>
    <style:style style:name="ro1-575" style:family="table-row">
      <style:table-row-properties style:row-height="0.446cm" fo:break-before="auto" style:use-optimal-row-height="false"/>
    </style:style>
    <style:style style:name="ro1-576" style:family="table-row">
      <style:table-row-properties style:row-height="0.446cm" fo:break-before="auto" style:use-optimal-row-height="false"/>
    </style:style>
    <style:style style:name="ro1-577" style:family="table-row">
      <style:table-row-properties style:row-height="0.446cm" fo:break-before="auto" style:use-optimal-row-height="false"/>
    </style:style>
    <style:style style:name="ro1-578" style:family="table-row">
      <style:table-row-properties style:row-height="0.446cm" fo:break-before="auto" style:use-optimal-row-height="false"/>
    </style:style>
    <style:style style:name="ro1-579" style:family="table-row">
      <style:table-row-properties style:row-height="0.446cm" fo:break-before="auto" style:use-optimal-row-height="false"/>
    </style:style>
    <style:style style:name="ro1-580" style:family="table-row">
      <style:table-row-properties style:row-height="0.446cm" fo:break-before="auto" style:use-optimal-row-height="false"/>
    </style:style>
    <style:style style:name="ro1-581" style:family="table-row">
      <style:table-row-properties style:row-height="0.446cm" fo:break-before="auto" style:use-optimal-row-height="false"/>
    </style:style>
    <style:style style:name="ro1-582" style:family="table-row">
      <style:table-row-properties style:row-height="0.446cm" fo:break-before="auto" style:use-optimal-row-height="false"/>
    </style:style>
    <style:style style:name="ro1-583" style:family="table-row">
      <style:table-row-properties style:row-height="0.446cm" fo:break-before="auto" style:use-optimal-row-height="false"/>
    </style:style>
    <style:style style:name="ro1-584" style:family="table-row">
      <style:table-row-properties style:row-height="0.446cm" fo:break-before="auto" style:use-optimal-row-height="false"/>
    </style:style>
    <style:style style:name="ro1-585" style:family="table-row">
      <style:table-row-properties style:row-height="0.446cm" fo:break-before="auto" style:use-optimal-row-height="false"/>
    </style:style>
    <style:style style:name="ro1-586" style:family="table-row">
      <style:table-row-properties style:row-height="0.446cm" fo:break-before="auto" style:use-optimal-row-height="false"/>
    </style:style>
    <style:style style:name="ro1-587" style:family="table-row">
      <style:table-row-properties style:row-height="0.446cm" fo:break-before="auto" style:use-optimal-row-height="false"/>
    </style:style>
    <style:style style:name="ro1-588" style:family="table-row">
      <style:table-row-properties style:row-height="0.446cm" fo:break-before="auto" style:use-optimal-row-height="false"/>
    </style:style>
    <style:style style:name="ro1-589" style:family="table-row">
      <style:table-row-properties style:row-height="0.446cm" fo:break-before="auto" style:use-optimal-row-height="false"/>
    </style:style>
    <style:style style:name="ro1-590" style:family="table-row">
      <style:table-row-properties style:row-height="0.446cm" fo:break-before="auto" style:use-optimal-row-height="false"/>
    </style:style>
    <style:style style:name="ro1-591" style:family="table-row">
      <style:table-row-properties style:row-height="0.446cm" fo:break-before="auto" style:use-optimal-row-height="false"/>
    </style:style>
    <style:style style:name="ro1-592" style:family="table-row">
      <style:table-row-properties style:row-height="0.446cm" fo:break-before="auto" style:use-optimal-row-height="false"/>
    </style:style>
    <style:style style:name="ro1-593" style:family="table-row">
      <style:table-row-properties style:row-height="0.446cm" fo:break-before="auto" style:use-optimal-row-height="false"/>
    </style:style>
    <style:style style:name="ro1-594" style:family="table-row">
      <style:table-row-properties style:row-height="0.446cm" fo:break-before="auto" style:use-optimal-row-height="false"/>
    </style:style>
    <style:style style:name="ro1-595" style:family="table-row">
      <style:table-row-properties style:row-height="0.446cm" fo:break-before="auto" style:use-optimal-row-height="false"/>
    </style:style>
    <style:style style:name="ro1-596" style:family="table-row">
      <style:table-row-properties style:row-height="0.446cm" fo:break-before="auto" style:use-optimal-row-height="false"/>
    </style:style>
    <style:style style:name="ro1-597" style:family="table-row">
      <style:table-row-properties style:row-height="0.446cm" fo:break-before="auto" style:use-optimal-row-height="false"/>
    </style:style>
    <style:style style:name="ro1-598" style:family="table-row">
      <style:table-row-properties style:row-height="0.446cm" fo:break-before="auto" style:use-optimal-row-height="false"/>
    </style:style>
    <style:style style:name="ro1-599" style:family="table-row">
      <style:table-row-properties style:row-height="0.446cm" fo:break-before="auto" style:use-optimal-row-height="false"/>
    </style:style>
    <style:style style:name="ro1-600" style:family="table-row">
      <style:table-row-properties style:row-height="0.446cm" fo:break-before="auto" style:use-optimal-row-height="false"/>
    </style:style>
    <style:style style:name="ro1-601" style:family="table-row">
      <style:table-row-properties style:row-height="0.446cm" fo:break-before="auto" style:use-optimal-row-height="false"/>
    </style:style>
    <style:style style:name="ro1-602" style:family="table-row">
      <style:table-row-properties style:row-height="0.446cm" fo:break-before="auto" style:use-optimal-row-height="false"/>
    </style:style>
    <style:style style:name="ro1-603" style:family="table-row">
      <style:table-row-properties style:row-height="0.446cm" fo:break-before="auto" style:use-optimal-row-height="false"/>
    </style:style>
    <style:style style:name="ro1-604" style:family="table-row">
      <style:table-row-properties style:row-height="0.446cm" fo:break-before="auto" style:use-optimal-row-height="false"/>
    </style:style>
    <style:style style:name="ro1-605" style:family="table-row">
      <style:table-row-properties style:row-height="0.446cm" fo:break-before="auto" style:use-optimal-row-height="false"/>
    </style:style>
    <style:style style:name="ro1-606" style:family="table-row">
      <style:table-row-properties style:row-height="0.446cm" fo:break-before="auto" style:use-optimal-row-height="false"/>
    </style:style>
    <style:style style:name="ro1-607" style:family="table-row">
      <style:table-row-properties style:row-height="0.446cm" fo:break-before="auto" style:use-optimal-row-height="false"/>
    </style:style>
    <style:style style:name="ro1-608" style:family="table-row">
      <style:table-row-properties style:row-height="0.446cm" fo:break-before="auto" style:use-optimal-row-height="false"/>
    </style:style>
    <style:style style:name="ro1-609" style:family="table-row">
      <style:table-row-properties style:row-height="0.446cm" fo:break-before="auto" style:use-optimal-row-height="false"/>
    </style:style>
    <style:style style:name="ro1-610" style:family="table-row">
      <style:table-row-properties style:row-height="0.446cm" fo:break-before="auto" style:use-optimal-row-height="false"/>
    </style:style>
    <style:style style:name="ro1-611" style:family="table-row">
      <style:table-row-properties style:row-height="0.446cm" fo:break-before="auto" style:use-optimal-row-height="false"/>
    </style:style>
    <style:style style:name="ro1-612" style:family="table-row">
      <style:table-row-properties style:row-height="0.446cm" fo:break-before="auto" style:use-optimal-row-height="false"/>
    </style:style>
    <style:style style:name="ro1-613" style:family="table-row">
      <style:table-row-properties style:row-height="0.446cm" fo:break-before="auto" style:use-optimal-row-height="false"/>
    </style:style>
    <style:style style:name="ro1-614" style:family="table-row">
      <style:table-row-properties style:row-height="0.446cm" fo:break-before="auto" style:use-optimal-row-height="false"/>
    </style:style>
    <style:style style:name="ro1-615" style:family="table-row">
      <style:table-row-properties style:row-height="0.446cm" fo:break-before="auto" style:use-optimal-row-height="false"/>
    </style:style>
    <style:style style:name="ro1-616" style:family="table-row">
      <style:table-row-properties style:row-height="0.446cm" fo:break-before="auto" style:use-optimal-row-height="false"/>
    </style:style>
    <style:style style:name="ro1-617" style:family="table-row">
      <style:table-row-properties style:row-height="0.446cm" fo:break-before="auto" style:use-optimal-row-height="false"/>
    </style:style>
    <style:style style:name="ro1-618" style:family="table-row">
      <style:table-row-properties style:row-height="0.446cm" fo:break-before="auto" style:use-optimal-row-height="false"/>
    </style:style>
    <style:style style:name="ro1-619" style:family="table-row">
      <style:table-row-properties style:row-height="0.446cm" fo:break-before="auto" style:use-optimal-row-height="false"/>
    </style:style>
    <style:style style:name="ro1-620" style:family="table-row">
      <style:table-row-properties style:row-height="0.446cm" fo:break-before="auto" style:use-optimal-row-height="false"/>
    </style:style>
    <style:style style:name="ro1-621" style:family="table-row">
      <style:table-row-properties style:row-height="0.446cm" fo:break-before="auto" style:use-optimal-row-height="false"/>
    </style:style>
    <style:style style:name="ro1-622" style:family="table-row">
      <style:table-row-properties style:row-height="0.446cm" fo:break-before="auto" style:use-optimal-row-height="false"/>
    </style:style>
    <style:style style:name="ro1-623" style:family="table-row">
      <style:table-row-properties style:row-height="0.446cm" fo:break-before="auto" style:use-optimal-row-height="false"/>
    </style:style>
    <style:style style:name="ro1-624" style:family="table-row">
      <style:table-row-properties style:row-height="0.446cm" fo:break-before="auto" style:use-optimal-row-height="false"/>
    </style:style>
    <style:style style:name="ro1-625" style:family="table-row">
      <style:table-row-properties style:row-height="0.446cm" fo:break-before="auto" style:use-optimal-row-height="false"/>
    </style:style>
    <style:style style:name="ro1-626" style:family="table-row">
      <style:table-row-properties style:row-height="0.446cm" fo:break-before="auto" style:use-optimal-row-height="false"/>
    </style:style>
    <style:style style:name="ro1-627" style:family="table-row">
      <style:table-row-properties style:row-height="0.446cm" fo:break-before="auto" style:use-optimal-row-height="false"/>
    </style:style>
    <style:style style:name="ro1-628" style:family="table-row">
      <style:table-row-properties style:row-height="0.446cm" fo:break-before="auto" style:use-optimal-row-height="false"/>
    </style:style>
    <style:style style:name="ro1-629" style:family="table-row">
      <style:table-row-properties style:row-height="0.446cm" fo:break-before="auto" style:use-optimal-row-height="false"/>
    </style:style>
    <style:style style:name="ro1-630" style:family="table-row">
      <style:table-row-properties style:row-height="0.446cm" fo:break-before="auto" style:use-optimal-row-height="false"/>
    </style:style>
    <style:style style:name="ro1-631" style:family="table-row">
      <style:table-row-properties style:row-height="0.446cm" fo:break-before="auto" style:use-optimal-row-height="false"/>
    </style:style>
    <style:style style:name="ro1-632" style:family="table-row">
      <style:table-row-properties style:row-height="0.446cm" fo:break-before="auto" style:use-optimal-row-height="false"/>
    </style:style>
    <style:style style:name="ro1-633" style:family="table-row">
      <style:table-row-properties style:row-height="0.446cm" fo:break-before="auto" style:use-optimal-row-height="false"/>
    </style:style>
    <style:style style:name="ro1-634" style:family="table-row">
      <style:table-row-properties style:row-height="0.446cm" fo:break-before="auto" style:use-optimal-row-height="false"/>
    </style:style>
    <style:style style:name="ro1-635" style:family="table-row">
      <style:table-row-properties style:row-height="0.446cm" fo:break-before="auto" style:use-optimal-row-height="false"/>
    </style:style>
    <style:style style:name="ro1-636" style:family="table-row">
      <style:table-row-properties style:row-height="0.446cm" fo:break-before="auto" style:use-optimal-row-height="false"/>
    </style:style>
    <style:style style:name="ro1-637" style:family="table-row">
      <style:table-row-properties style:row-height="0.446cm" fo:break-before="auto" style:use-optimal-row-height="false"/>
    </style:style>
    <style:style style:name="ro1-638" style:family="table-row">
      <style:table-row-properties style:row-height="0.446cm" fo:break-before="auto" style:use-optimal-row-height="false"/>
    </style:style>
    <style:style style:name="ro1-639" style:family="table-row">
      <style:table-row-properties style:row-height="0.446cm" fo:break-before="auto" style:use-optimal-row-height="false"/>
    </style:style>
    <style:style style:name="ro1-640" style:family="table-row">
      <style:table-row-properties style:row-height="0.446cm" fo:break-before="auto" style:use-optimal-row-height="false"/>
    </style:style>
    <style:style style:name="ro1-641" style:family="table-row">
      <style:table-row-properties style:row-height="0.446cm" fo:break-before="auto" style:use-optimal-row-height="false"/>
    </style:style>
    <style:style style:name="ro1-642" style:family="table-row">
      <style:table-row-properties style:row-height="0.848cm" fo:break-before="auto" style:use-optimal-row-height="false"/>
    </style:style>
    <style:style style:name="ro1-643" style:family="table-row">
      <style:table-row-properties style:row-height="0.848cm" fo:break-before="auto" style:use-optimal-row-height="false"/>
    </style:style>
    <style:style style:name="ro1-644" style:family="table-row">
      <style:table-row-properties style:row-height="0.848cm" fo:break-before="auto" style:use-optimal-row-height="false"/>
    </style:style>
    <style:style style:name="ro1-645" style:family="table-row">
      <style:table-row-properties style:row-height="0.446cm" fo:break-before="auto" style:use-optimal-row-height="false"/>
    </style:style>
    <style:style style:name="ro1-646" style:family="table-row">
      <style:table-row-properties style:row-height="0.446cm" fo:break-before="auto" style:use-optimal-row-height="false"/>
    </style:style>
    <style:style style:name="ro1-647" style:family="table-row">
      <style:table-row-properties style:row-height="0.446cm" fo:break-before="auto" style:use-optimal-row-height="false"/>
    </style:style>
    <style:style style:name="ro1-648" style:family="table-row">
      <style:table-row-properties style:row-height="0.446cm" fo:break-before="auto" style:use-optimal-row-height="false"/>
    </style:style>
    <style:style style:name="ro1-649" style:family="table-row">
      <style:table-row-properties style:row-height="0.446cm" fo:break-before="auto" style:use-optimal-row-height="false"/>
    </style:style>
    <style:style style:name="ro1-650" style:family="table-row">
      <style:table-row-properties style:row-height="0.446cm" fo:break-before="auto" style:use-optimal-row-height="false"/>
    </style:style>
    <style:style style:name="ro1-651" style:family="table-row">
      <style:table-row-properties style:row-height="0.446cm" fo:break-before="auto" style:use-optimal-row-height="false"/>
    </style:style>
    <style:style style:name="ro1-652" style:family="table-row">
      <style:table-row-properties style:row-height="0.446cm" fo:break-before="auto" style:use-optimal-row-height="false"/>
    </style:style>
    <style:style style:name="ro1-653" style:family="table-row">
      <style:table-row-properties style:row-height="0.446cm" fo:break-before="auto" style:use-optimal-row-height="false"/>
    </style:style>
    <style:style style:name="ro1-654" style:family="table-row">
      <style:table-row-properties style:row-height="0.446cm" fo:break-before="auto" style:use-optimal-row-height="false"/>
    </style:style>
    <style:style style:name="ro1-655" style:family="table-row">
      <style:table-row-properties style:row-height="0.446cm" fo:break-before="auto" style:use-optimal-row-height="false"/>
    </style:style>
    <style:style style:name="ro1-656" style:family="table-row">
      <style:table-row-properties style:row-height="0.446cm" fo:break-before="auto" style:use-optimal-row-height="false"/>
    </style:style>
    <style:style style:name="ro1-657" style:family="table-row">
      <style:table-row-properties style:row-height="0.446cm" fo:break-before="auto" style:use-optimal-row-height="false"/>
    </style:style>
    <style:style style:name="ro1-658" style:family="table-row">
      <style:table-row-properties style:row-height="0.848cm" fo:break-before="auto" style:use-optimal-row-height="false"/>
    </style:style>
    <style:style style:name="ro1-659" style:family="table-row">
      <style:table-row-properties style:row-height="0.446cm" fo:break-before="auto" style:use-optimal-row-height="false"/>
    </style:style>
    <style:style style:name="ro1-660" style:family="table-row">
      <style:table-row-properties style:row-height="0.446cm" fo:break-before="auto" style:use-optimal-row-height="false"/>
    </style:style>
    <style:style style:name="ro1-661" style:family="table-row">
      <style:table-row-properties style:row-height="0.446cm" fo:break-before="auto" style:use-optimal-row-height="false"/>
    </style:style>
    <style:style style:name="ro1-662" style:family="table-row">
      <style:table-row-properties style:row-height="0.446cm" fo:break-before="auto" style:use-optimal-row-height="false"/>
    </style:style>
    <style:style style:name="ro1-663" style:family="table-row">
      <style:table-row-properties style:row-height="0.446cm" fo:break-before="auto" style:use-optimal-row-height="false"/>
    </style:style>
    <style:style style:name="ro1-664" style:family="table-row">
      <style:table-row-properties style:row-height="0.446cm" fo:break-before="auto" style:use-optimal-row-height="false"/>
    </style:style>
    <style:style style:name="ro1-665" style:family="table-row">
      <style:table-row-properties style:row-height="0.446cm" fo:break-before="auto" style:use-optimal-row-height="false"/>
    </style:style>
    <style:style style:name="ro1-666" style:family="table-row">
      <style:table-row-properties style:row-height="0.446cm" fo:break-before="auto" style:use-optimal-row-height="false"/>
    </style:style>
    <style:style style:name="ro1-667" style:family="table-row">
      <style:table-row-properties style:row-height="0.446cm" fo:break-before="auto" style:use-optimal-row-height="false"/>
    </style:style>
    <style:style style:name="ro1-668" style:family="table-row">
      <style:table-row-properties style:row-height="0.446cm" fo:break-before="auto" style:use-optimal-row-height="false"/>
    </style:style>
    <style:style style:name="ro1-669" style:family="table-row">
      <style:table-row-properties style:row-height="0.446cm" fo:break-before="auto" style:use-optimal-row-height="false"/>
    </style:style>
    <style:style style:name="ro1-670" style:family="table-row">
      <style:table-row-properties style:row-height="0.446cm" fo:break-before="auto" style:use-optimal-row-height="false"/>
    </style:style>
    <style:style style:name="ro1-671" style:family="table-row">
      <style:table-row-properties style:row-height="0.446cm" fo:break-before="auto" style:use-optimal-row-height="false"/>
    </style:style>
    <style:style style:name="ro1-672" style:family="table-row">
      <style:table-row-properties style:row-height="0.446cm" fo:break-before="auto" style:use-optimal-row-height="false"/>
    </style:style>
    <style:style style:name="ro1-673" style:family="table-row">
      <style:table-row-properties style:row-height="0.446cm" fo:break-before="auto" style:use-optimal-row-height="false"/>
    </style:style>
    <style:style style:name="ro1-674" style:family="table-row">
      <style:table-row-properties style:row-height="0.446cm" fo:break-before="auto" style:use-optimal-row-height="false"/>
    </style:style>
    <style:style style:name="ro1-675" style:family="table-row">
      <style:table-row-properties style:row-height="0.446cm" fo:break-before="auto" style:use-optimal-row-height="false"/>
    </style:style>
    <style:style style:name="ro1-676" style:family="table-row">
      <style:table-row-properties style:row-height="0.446cm" fo:break-before="auto" style:use-optimal-row-height="false"/>
    </style:style>
    <style:style style:name="ro1-677" style:family="table-row">
      <style:table-row-properties style:row-height="0.446cm" fo:break-before="auto" style:use-optimal-row-height="false"/>
    </style:style>
    <style:style style:name="ro1-678" style:family="table-row">
      <style:table-row-properties style:row-height="0.446cm" fo:break-before="auto" style:use-optimal-row-height="false"/>
    </style:style>
    <style:style style:name="ro1-679" style:family="table-row">
      <style:table-row-properties style:row-height="0.446cm" fo:break-before="auto" style:use-optimal-row-height="false"/>
    </style:style>
    <style:style style:name="ro1-680" style:family="table-row">
      <style:table-row-properties style:row-height="0.446cm" fo:break-before="auto" style:use-optimal-row-height="false"/>
    </style:style>
    <style:style style:name="ro1-681" style:family="table-row">
      <style:table-row-properties style:row-height="0.446cm" fo:break-before="auto" style:use-optimal-row-height="false"/>
    </style:style>
    <style:style style:name="ro1-682" style:family="table-row">
      <style:table-row-properties style:row-height="0.446cm" fo:break-before="auto" style:use-optimal-row-height="false"/>
    </style:style>
    <style:style style:name="ro1-683" style:family="table-row">
      <style:table-row-properties style:row-height="0.446cm" fo:break-before="auto" style:use-optimal-row-height="false"/>
    </style:style>
    <style:style style:name="ro1-684" style:family="table-row">
      <style:table-row-properties style:row-height="0.446cm" fo:break-before="auto" style:use-optimal-row-height="false"/>
    </style:style>
    <style:style style:name="ro1-685" style:family="table-row">
      <style:table-row-properties style:row-height="0.446cm" fo:break-before="auto" style:use-optimal-row-height="false"/>
    </style:style>
    <style:style style:name="ro1-686" style:family="table-row">
      <style:table-row-properties style:row-height="0.446cm" fo:break-before="auto" style:use-optimal-row-height="false"/>
    </style:style>
    <style:style style:name="ro1-687" style:family="table-row">
      <style:table-row-properties style:row-height="0.848cm" fo:break-before="auto" style:use-optimal-row-height="false"/>
    </style:style>
    <style:style style:name="ro1-688" style:family="table-row">
      <style:table-row-properties style:row-height="0.446cm" fo:break-before="auto" style:use-optimal-row-height="false"/>
    </style:style>
    <style:style style:name="ro1-689" style:family="table-row">
      <style:table-row-properties style:row-height="0.446cm" fo:break-before="auto" style:use-optimal-row-height="false"/>
    </style:style>
    <style:style style:name="ro1-690" style:family="table-row">
      <style:table-row-properties style:row-height="0.446cm" fo:break-before="auto" style:use-optimal-row-height="false"/>
    </style:style>
    <style:style style:name="ro1-691" style:family="table-row">
      <style:table-row-properties style:row-height="0.446cm" fo:break-before="auto" style:use-optimal-row-height="false"/>
    </style:style>
    <style:style style:name="ro1-692" style:family="table-row">
      <style:table-row-properties style:row-height="0.446cm" fo:break-before="auto" style:use-optimal-row-height="false"/>
    </style:style>
    <style:style style:name="ro1-693" style:family="table-row">
      <style:table-row-properties style:row-height="0.446cm" fo:break-before="auto" style:use-optimal-row-height="false"/>
    </style:style>
    <style:style style:name="ro1-694" style:family="table-row">
      <style:table-row-properties style:row-height="0.446cm" fo:break-before="auto" style:use-optimal-row-height="false"/>
    </style:style>
    <style:style style:name="ro1-695" style:family="table-row">
      <style:table-row-properties style:row-height="0.446cm" fo:break-before="auto" style:use-optimal-row-height="false"/>
    </style:style>
    <style:style style:name="ro1-696" style:family="table-row">
      <style:table-row-properties style:row-height="0.446cm" fo:break-before="auto" style:use-optimal-row-height="false"/>
    </style:style>
    <style:style style:name="ro1-697" style:family="table-row">
      <style:table-row-properties style:row-height="0.446cm" fo:break-before="auto" style:use-optimal-row-height="false"/>
    </style:style>
    <style:style style:name="ro1-698" style:family="table-row">
      <style:table-row-properties style:row-height="0.446cm" fo:break-before="auto" style:use-optimal-row-height="false"/>
    </style:style>
    <style:style style:name="ro1-699" style:family="table-row">
      <style:table-row-properties style:row-height="0.446cm" fo:break-before="auto" style:use-optimal-row-height="false"/>
    </style:style>
    <style:style style:name="ro1-700" style:family="table-row">
      <style:table-row-properties style:row-height="0.446cm" fo:break-before="auto" style:use-optimal-row-height="false"/>
    </style:style>
    <style:style style:name="ro1-701" style:family="table-row">
      <style:table-row-properties style:row-height="0.446cm" fo:break-before="auto" style:use-optimal-row-height="false"/>
    </style:style>
    <style:style style:name="ro1-702" style:family="table-row">
      <style:table-row-properties style:row-height="0.446cm" fo:break-before="auto" style:use-optimal-row-height="false"/>
    </style:style>
    <style:style style:name="ro1-703" style:family="table-row">
      <style:table-row-properties style:row-height="0.446cm" fo:break-before="auto" style:use-optimal-row-height="false"/>
    </style:style>
    <style:style style:name="ro1-704" style:family="table-row">
      <style:table-row-properties style:row-height="0.446cm" fo:break-before="auto" style:use-optimal-row-height="false"/>
    </style:style>
    <style:style style:name="ro1-705" style:family="table-row">
      <style:table-row-properties style:row-height="0.446cm" fo:break-before="auto" style:use-optimal-row-height="false"/>
    </style:style>
    <style:style style:name="ro1-706" style:family="table-row">
      <style:table-row-properties style:row-height="0.446cm" fo:break-before="auto" style:use-optimal-row-height="false"/>
    </style:style>
    <style:style style:name="ro1-707" style:family="table-row">
      <style:table-row-properties style:row-height="0.446cm" fo:break-before="auto" style:use-optimal-row-height="false"/>
    </style:style>
    <style:style style:name="ro1-708" style:family="table-row">
      <style:table-row-properties style:row-height="0.446cm" fo:break-before="auto" style:use-optimal-row-height="false"/>
    </style:style>
    <style:style style:name="ro1-709" style:family="table-row">
      <style:table-row-properties style:row-height="0.446cm" fo:break-before="auto" style:use-optimal-row-height="false"/>
    </style:style>
    <style:style style:name="ro1-710" style:family="table-row">
      <style:table-row-properties style:row-height="0.446cm" fo:break-before="auto" style:use-optimal-row-height="false"/>
    </style:style>
    <style:style style:name="ro1-711" style:family="table-row">
      <style:table-row-properties style:row-height="0.446cm" fo:break-before="auto" style:use-optimal-row-height="false"/>
    </style:style>
    <style:style style:name="ro1-712" style:family="table-row">
      <style:table-row-properties style:row-height="0.446cm" fo:break-before="auto" style:use-optimal-row-height="false"/>
    </style:style>
    <style:style style:name="ro1-713" style:family="table-row">
      <style:table-row-properties style:row-height="0.446cm" fo:break-before="auto" style:use-optimal-row-height="false"/>
    </style:style>
    <style:style style:name="ro1-714" style:family="table-row">
      <style:table-row-properties style:row-height="0.446cm" fo:break-before="auto" style:use-optimal-row-height="false"/>
    </style:style>
    <style:style style:name="ro1-715" style:family="table-row">
      <style:table-row-properties style:row-height="0.848cm" fo:break-before="auto" style:use-optimal-row-height="false"/>
    </style:style>
    <style:style style:name="ro1-716" style:family="table-row">
      <style:table-row-properties style:row-height="0.848cm" fo:break-before="auto" style:use-optimal-row-height="false"/>
    </style:style>
    <style:style style:name="ro1-717" style:family="table-row">
      <style:table-row-properties style:row-height="0.446cm" fo:break-before="auto" style:use-optimal-row-height="false"/>
    </style:style>
    <style:style style:name="ro1-718" style:family="table-row">
      <style:table-row-properties style:row-height="0.446cm" fo:break-before="auto" style:use-optimal-row-height="false"/>
    </style:style>
    <style:style style:name="ro1-719" style:family="table-row">
      <style:table-row-properties style:row-height="0.446cm" fo:break-before="auto" style:use-optimal-row-height="false"/>
    </style:style>
    <style:style style:name="ro1-720" style:family="table-row">
      <style:table-row-properties style:row-height="0.446cm" fo:break-before="auto" style:use-optimal-row-height="false"/>
    </style:style>
    <style:style style:name="ro1-721" style:family="table-row">
      <style:table-row-properties style:row-height="0.446cm" fo:break-before="auto" style:use-optimal-row-height="false"/>
    </style:style>
    <style:style style:name="ro1-722" style:family="table-row">
      <style:table-row-properties style:row-height="0.446cm" fo:break-before="auto" style:use-optimal-row-height="false"/>
    </style:style>
    <style:style style:name="ro1-723" style:family="table-row">
      <style:table-row-properties style:row-height="0.446cm" fo:break-before="auto" style:use-optimal-row-height="false"/>
    </style:style>
    <style:style style:name="ro1-724" style:family="table-row">
      <style:table-row-properties style:row-height="0.446cm" fo:break-before="auto" style:use-optimal-row-height="false"/>
    </style:style>
    <style:style style:name="ro1-725" style:family="table-row">
      <style:table-row-properties style:row-height="0.446cm" fo:break-before="auto" style:use-optimal-row-height="false"/>
    </style:style>
    <style:style style:name="ro1-726" style:family="table-row">
      <style:table-row-properties style:row-height="0.446cm" fo:break-before="auto" style:use-optimal-row-height="false"/>
    </style:style>
    <style:style style:name="ro1-727" style:family="table-row">
      <style:table-row-properties style:row-height="0.446cm" fo:break-before="auto" style:use-optimal-row-height="false"/>
    </style:style>
    <style:style style:name="ro1-728" style:family="table-row">
      <style:table-row-properties style:row-height="0.446cm" fo:break-before="auto" style:use-optimal-row-height="false"/>
    </style:style>
    <style:style style:name="ro1-729" style:family="table-row">
      <style:table-row-properties style:row-height="0.446cm" fo:break-before="auto" style:use-optimal-row-height="false"/>
    </style:style>
    <style:style style:name="ro1-730" style:family="table-row">
      <style:table-row-properties style:row-height="0.446cm" fo:break-before="auto" style:use-optimal-row-height="false"/>
    </style:style>
    <style:style style:name="ro1-731" style:family="table-row">
      <style:table-row-properties style:row-height="0.446cm" fo:break-before="auto" style:use-optimal-row-height="false"/>
    </style:style>
    <style:style style:name="ro1-732" style:family="table-row">
      <style:table-row-properties style:row-height="0.446cm" fo:break-before="auto" style:use-optimal-row-height="false"/>
    </style:style>
    <style:style style:name="ro1-733" style:family="table-row">
      <style:table-row-properties style:row-height="0.446cm" fo:break-before="auto" style:use-optimal-row-height="false"/>
    </style:style>
    <style:style style:name="ro1-734" style:family="table-row">
      <style:table-row-properties style:row-height="0.446cm" fo:break-before="auto" style:use-optimal-row-height="false"/>
    </style:style>
    <style:style style:name="ro1-735" style:family="table-row">
      <style:table-row-properties style:row-height="0.446cm" fo:break-before="auto" style:use-optimal-row-height="false"/>
    </style:style>
    <style:style style:name="ro1-736" style:family="table-row">
      <style:table-row-properties style:row-height="0.446cm" fo:break-before="auto" style:use-optimal-row-height="false"/>
    </style:style>
    <style:style style:name="ro1-737" style:family="table-row">
      <style:table-row-properties style:row-height="0.446cm" fo:break-before="auto" style:use-optimal-row-height="false"/>
    </style:style>
    <style:style style:name="ro1-738" style:family="table-row">
      <style:table-row-properties style:row-height="0.446cm" fo:break-before="auto" style:use-optimal-row-height="false"/>
    </style:style>
    <style:style style:name="ro1-739" style:family="table-row">
      <style:table-row-properties style:row-height="0.446cm" fo:break-before="auto" style:use-optimal-row-height="false"/>
    </style:style>
    <style:style style:name="ro1-740" style:family="table-row">
      <style:table-row-properties style:row-height="0.446cm" fo:break-before="auto" style:use-optimal-row-height="false"/>
    </style:style>
    <style:style style:name="ro1-741" style:family="table-row">
      <style:table-row-properties style:row-height="0.446cm" fo:break-before="auto" style:use-optimal-row-height="false"/>
    </style:style>
    <style:style style:name="ro1-742" style:family="table-row">
      <style:table-row-properties style:row-height="0.446cm" fo:break-before="auto" style:use-optimal-row-height="false"/>
    </style:style>
    <style:style style:name="ro1-743" style:family="table-row">
      <style:table-row-properties style:row-height="0.446cm" fo:break-before="auto" style:use-optimal-row-height="false"/>
    </style:style>
    <style:style style:name="ro1-744" style:family="table-row">
      <style:table-row-properties style:row-height="0.446cm" fo:break-before="auto" style:use-optimal-row-height="false"/>
    </style:style>
    <style:style style:name="ro1-745" style:family="table-row">
      <style:table-row-properties style:row-height="0.446cm" fo:break-before="auto" style:use-optimal-row-height="false"/>
    </style:style>
    <style:style style:name="ro1-746" style:family="table-row">
      <style:table-row-properties style:row-height="0.446cm" fo:break-before="auto" style:use-optimal-row-height="false"/>
    </style:style>
    <style:style style:name="ro1-747" style:family="table-row">
      <style:table-row-properties style:row-height="0.446cm" fo:break-before="auto" style:use-optimal-row-height="false"/>
    </style:style>
    <style:style style:name="ro1-748" style:family="table-row">
      <style:table-row-properties style:row-height="0.446cm" fo:break-before="auto" style:use-optimal-row-height="false"/>
    </style:style>
    <style:style style:name="ro1-749" style:family="table-row">
      <style:table-row-properties style:row-height="0.446cm" fo:break-before="auto" style:use-optimal-row-height="false"/>
    </style:style>
    <style:style style:name="ro1-750" style:family="table-row">
      <style:table-row-properties style:row-height="0.446cm" fo:break-before="auto" style:use-optimal-row-height="false"/>
    </style:style>
    <style:style style:name="ro1-751" style:family="table-row">
      <style:table-row-properties style:row-height="0.446cm" fo:break-before="auto" style:use-optimal-row-height="false"/>
    </style:style>
    <style:style style:name="ro1-752" style:family="table-row">
      <style:table-row-properties style:row-height="0.446cm" fo:break-before="auto" style:use-optimal-row-height="false"/>
    </style:style>
    <style:style style:name="ro1-753" style:family="table-row">
      <style:table-row-properties style:row-height="0.446cm" fo:break-before="auto" style:use-optimal-row-height="false"/>
    </style:style>
    <style:style style:name="ro1-754" style:family="table-row">
      <style:table-row-properties style:row-height="0.446cm" fo:break-before="auto" style:use-optimal-row-height="false"/>
    </style:style>
    <style:style style:name="ro1-755" style:family="table-row">
      <style:table-row-properties style:row-height="0.446cm" fo:break-before="auto" style:use-optimal-row-height="false"/>
    </style:style>
    <style:style style:name="ro1-756" style:family="table-row">
      <style:table-row-properties style:row-height="0.446cm" fo:break-before="auto" style:use-optimal-row-height="false"/>
    </style:style>
    <style:style style:name="ro1-757" style:family="table-row">
      <style:table-row-properties style:row-height="0.446cm" fo:break-before="auto" style:use-optimal-row-height="false"/>
    </style:style>
    <style:style style:name="ro1-758" style:family="table-row">
      <style:table-row-properties style:row-height="0.446cm" fo:break-before="auto" style:use-optimal-row-height="false"/>
    </style:style>
    <style:style style:name="ro1-759" style:family="table-row">
      <style:table-row-properties style:row-height="0.446cm" fo:break-before="auto" style:use-optimal-row-height="false"/>
    </style:style>
    <style:style style:name="ro1-760" style:family="table-row">
      <style:table-row-properties style:row-height="0.446cm" fo:break-before="auto" style:use-optimal-row-height="false"/>
    </style:style>
    <style:style style:name="ro1-761" style:family="table-row">
      <style:table-row-properties style:row-height="0.446cm" fo:break-before="auto" style:use-optimal-row-height="false"/>
    </style:style>
    <style:style style:name="ro1-762" style:family="table-row">
      <style:table-row-properties style:row-height="0.446cm" fo:break-before="auto" style:use-optimal-row-height="false"/>
    </style:style>
    <style:style style:name="ro1-763" style:family="table-row">
      <style:table-row-properties style:row-height="0.446cm" fo:break-before="auto" style:use-optimal-row-height="false"/>
    </style:style>
    <style:style style:name="ro1-764" style:family="table-row">
      <style:table-row-properties style:row-height="0.446cm" fo:break-before="auto" style:use-optimal-row-height="false"/>
    </style:style>
    <style:style style:name="ro1-765" style:family="table-row">
      <style:table-row-properties style:row-height="0.446cm" fo:break-before="auto" style:use-optimal-row-height="false"/>
    </style:style>
    <style:style style:name="ro1-766" style:family="table-row">
      <style:table-row-properties style:row-height="0.446cm" fo:break-before="auto" style:use-optimal-row-height="false"/>
    </style:style>
    <style:style style:name="ro1-767" style:family="table-row">
      <style:table-row-properties style:row-height="0.446cm" fo:break-before="auto" style:use-optimal-row-height="false"/>
    </style:style>
    <style:style style:name="ro1-768" style:family="table-row">
      <style:table-row-properties style:row-height="0.446cm" fo:break-before="auto" style:use-optimal-row-height="false"/>
    </style:style>
    <style:style style:name="ro1-769" style:family="table-row">
      <style:table-row-properties style:row-height="0.446cm" fo:break-before="auto" style:use-optimal-row-height="false"/>
    </style:style>
    <style:style style:name="ro1-770" style:family="table-row">
      <style:table-row-properties style:row-height="0.446cm" fo:break-before="auto" style:use-optimal-row-height="false"/>
    </style:style>
    <style:style style:name="ro1-771" style:family="table-row">
      <style:table-row-properties style:row-height="0.446cm" fo:break-before="auto" style:use-optimal-row-height="false"/>
    </style:style>
    <style:style style:name="ro1-772" style:family="table-row">
      <style:table-row-properties style:row-height="0.446cm" fo:break-before="auto" style:use-optimal-row-height="false"/>
    </style:style>
    <style:style style:name="ro1-773" style:family="table-row">
      <style:table-row-properties style:row-height="0.446cm" fo:break-before="auto" style:use-optimal-row-height="false"/>
    </style:style>
    <style:style style:name="ro1-774" style:family="table-row">
      <style:table-row-properties style:row-height="0.446cm" fo:break-before="auto" style:use-optimal-row-height="false"/>
    </style:style>
    <style:style style:name="ro1-775" style:family="table-row">
      <style:table-row-properties style:row-height="0.446cm" fo:break-before="auto" style:use-optimal-row-height="false"/>
    </style:style>
    <style:style style:name="ro1-776" style:family="table-row">
      <style:table-row-properties style:row-height="0.446cm" fo:break-before="auto" style:use-optimal-row-height="false"/>
    </style:style>
    <style:style style:name="ro1-777" style:family="table-row">
      <style:table-row-properties style:row-height="0.446cm" fo:break-before="auto" style:use-optimal-row-height="false"/>
    </style:style>
    <style:style style:name="ro1-778" style:family="table-row">
      <style:table-row-properties style:row-height="0.446cm" fo:break-before="auto" style:use-optimal-row-height="false"/>
    </style:style>
    <style:style style:name="ro1-779" style:family="table-row">
      <style:table-row-properties style:row-height="0.446cm" fo:break-before="auto" style:use-optimal-row-height="false"/>
    </style:style>
    <style:style style:name="ro1-780" style:family="table-row">
      <style:table-row-properties style:row-height="0.446cm" fo:break-before="auto" style:use-optimal-row-height="false"/>
    </style:style>
    <style:style style:name="ro1-781" style:family="table-row">
      <style:table-row-properties style:row-height="0.446cm" fo:break-before="auto" style:use-optimal-row-height="false"/>
    </style:style>
    <style:style style:name="ro1-782" style:family="table-row">
      <style:table-row-properties style:row-height="0.446cm" fo:break-before="auto" style:use-optimal-row-height="false"/>
    </style:style>
    <style:style style:name="ro1-783" style:family="table-row">
      <style:table-row-properties style:row-height="0.446cm" fo:break-before="auto" style:use-optimal-row-height="false"/>
    </style:style>
    <style:style style:name="ro1-784" style:family="table-row">
      <style:table-row-properties style:row-height="0.446cm" fo:break-before="auto" style:use-optimal-row-height="false"/>
    </style:style>
    <style:style style:name="ro1-785" style:family="table-row">
      <style:table-row-properties style:row-height="0.446cm" fo:break-before="auto" style:use-optimal-row-height="false"/>
    </style:style>
    <style:style style:name="ro1-786" style:family="table-row">
      <style:table-row-properties style:row-height="0.446cm" fo:break-before="auto" style:use-optimal-row-height="false"/>
    </style:style>
    <style:style style:name="ro1-787" style:family="table-row">
      <style:table-row-properties style:row-height="0.446cm" fo:break-before="auto" style:use-optimal-row-height="false"/>
    </style:style>
    <style:style style:name="ro1-788" style:family="table-row">
      <style:table-row-properties style:row-height="0.446cm" fo:break-before="auto" style:use-optimal-row-height="false"/>
    </style:style>
    <style:style style:name="ro1-789" style:family="table-row">
      <style:table-row-properties style:row-height="0.446cm" fo:break-before="auto" style:use-optimal-row-height="false"/>
    </style:style>
    <style:style style:name="ro1-790" style:family="table-row">
      <style:table-row-properties style:row-height="0.446cm" fo:break-before="auto" style:use-optimal-row-height="false"/>
    </style:style>
    <style:style style:name="ro1-791" style:family="table-row">
      <style:table-row-properties style:row-height="0.446cm" fo:break-before="auto" style:use-optimal-row-height="false"/>
    </style:style>
    <style:style style:name="ro1-792" style:family="table-row">
      <style:table-row-properties style:row-height="0.446cm" fo:break-before="auto" style:use-optimal-row-height="false"/>
    </style:style>
    <style:style style:name="ro1-793" style:family="table-row">
      <style:table-row-properties style:row-height="0.446cm" fo:break-before="auto" style:use-optimal-row-height="false"/>
    </style:style>
    <style:style style:name="ro1-794" style:family="table-row">
      <style:table-row-properties style:row-height="0.446cm" fo:break-before="auto" style:use-optimal-row-height="false"/>
    </style:style>
    <style:style style:name="ro1-795" style:family="table-row">
      <style:table-row-properties style:row-height="0.446cm" fo:break-before="auto" style:use-optimal-row-height="false"/>
    </style:style>
    <style:style style:name="ro1-796" style:family="table-row">
      <style:table-row-properties style:row-height="0.446cm" fo:break-before="auto" style:use-optimal-row-height="false"/>
    </style:style>
    <style:style style:name="ro1-797" style:family="table-row">
      <style:table-row-properties style:row-height="0.446cm" fo:break-before="auto" style:use-optimal-row-height="false"/>
    </style:style>
    <style:style style:name="ro1-798" style:family="table-row">
      <style:table-row-properties style:row-height="0.446cm" fo:break-before="auto" style:use-optimal-row-height="false"/>
    </style:style>
    <style:style style:name="ro1-799" style:family="table-row">
      <style:table-row-properties style:row-height="0.446cm" fo:break-before="auto" style:use-optimal-row-height="false"/>
    </style:style>
    <style:style style:name="ro1-800" style:family="table-row">
      <style:table-row-properties style:row-height="0.446cm" fo:break-before="auto" style:use-optimal-row-height="false"/>
    </style:style>
    <style:style style:name="ro1-801" style:family="table-row">
      <style:table-row-properties style:row-height="0.446cm" fo:break-before="auto" style:use-optimal-row-height="false"/>
    </style:style>
    <style:style style:name="ro1-802" style:family="table-row">
      <style:table-row-properties style:row-height="0.446cm" fo:break-before="auto" style:use-optimal-row-height="false"/>
    </style:style>
    <style:style style:name="ro1-803" style:family="table-row">
      <style:table-row-properties style:row-height="0.446cm" fo:break-before="auto" style:use-optimal-row-height="false"/>
    </style:style>
    <style:style style:name="ro1-804" style:family="table-row">
      <style:table-row-properties style:row-height="0.446cm" fo:break-before="auto" style:use-optimal-row-height="false"/>
    </style:style>
    <style:style style:name="ro1-805" style:family="table-row">
      <style:table-row-properties style:row-height="0.446cm" fo:break-before="auto" style:use-optimal-row-height="false"/>
    </style:style>
    <style:style style:name="ro1-806" style:family="table-row">
      <style:table-row-properties style:row-height="0.446cm" fo:break-before="auto" style:use-optimal-row-height="false"/>
    </style:style>
    <style:style style:name="ro1-807" style:family="table-row">
      <style:table-row-properties style:row-height="0.446cm" fo:break-before="auto" style:use-optimal-row-height="false"/>
    </style:style>
    <style:style style:name="ro1-808" style:family="table-row">
      <style:table-row-properties style:row-height="0.446cm" fo:break-before="auto" style:use-optimal-row-height="false"/>
    </style:style>
    <style:style style:name="ro1-809" style:family="table-row">
      <style:table-row-properties style:row-height="0.446cm" fo:break-before="auto" style:use-optimal-row-height="false"/>
    </style:style>
    <style:style style:name="ro1-810" style:family="table-row">
      <style:table-row-properties style:row-height="0.446cm" fo:break-before="auto" style:use-optimal-row-height="false"/>
    </style:style>
    <style:style style:name="ro1-811" style:family="table-row">
      <style:table-row-properties style:row-height="0.446cm" fo:break-before="auto" style:use-optimal-row-height="false"/>
    </style:style>
    <style:style style:name="ro1-812" style:family="table-row">
      <style:table-row-properties style:row-height="0.446cm" fo:break-before="auto" style:use-optimal-row-height="false"/>
    </style:style>
    <style:style style:name="ro1-813" style:family="table-row">
      <style:table-row-properties style:row-height="0.446cm" fo:break-before="auto" style:use-optimal-row-height="false"/>
    </style:style>
    <style:style style:name="ro1-814" style:family="table-row">
      <style:table-row-properties style:row-height="0.446cm" fo:break-before="auto" style:use-optimal-row-height="false"/>
    </style:style>
    <style:style style:name="ro1-815" style:family="table-row">
      <style:table-row-properties style:row-height="0.446cm" fo:break-before="auto" style:use-optimal-row-height="false"/>
    </style:style>
    <style:style style:name="ro1-816" style:family="table-row">
      <style:table-row-properties style:row-height="0.446cm" fo:break-before="auto" style:use-optimal-row-height="false"/>
    </style:style>
    <style:style style:name="ro1-817" style:family="table-row">
      <style:table-row-properties style:row-height="0.446cm" fo:break-before="auto" style:use-optimal-row-height="false"/>
    </style:style>
    <style:style style:name="ro1-818" style:family="table-row">
      <style:table-row-properties style:row-height="0.446cm" fo:break-before="auto" style:use-optimal-row-height="false"/>
    </style:style>
    <style:style style:name="ro1-819" style:family="table-row">
      <style:table-row-properties style:row-height="0.446cm" fo:break-before="auto" style:use-optimal-row-height="false"/>
    </style:style>
    <style:style style:name="ro1-820" style:family="table-row">
      <style:table-row-properties style:row-height="0.446cm" fo:break-before="auto" style:use-optimal-row-height="false"/>
    </style:style>
    <style:style style:name="ro1-821" style:family="table-row">
      <style:table-row-properties style:row-height="0.446cm" fo:break-before="auto" style:use-optimal-row-height="false"/>
    </style:style>
    <style:style style:name="ro1-822" style:family="table-row">
      <style:table-row-properties style:row-height="0.446cm" fo:break-before="auto" style:use-optimal-row-height="false"/>
    </style:style>
    <style:style style:name="ro1-823" style:family="table-row">
      <style:table-row-properties style:row-height="0.446cm" fo:break-before="auto" style:use-optimal-row-height="false"/>
    </style:style>
    <style:style style:name="ro1-824" style:family="table-row">
      <style:table-row-properties style:row-height="0.446cm" fo:break-before="auto" style:use-optimal-row-height="false"/>
    </style:style>
    <style:style style:name="ro1-825" style:family="table-row">
      <style:table-row-properties style:row-height="0.446cm" fo:break-before="auto" style:use-optimal-row-height="false"/>
    </style:style>
    <style:style style:name="ro1-826" style:family="table-row">
      <style:table-row-properties style:row-height="0.446cm" fo:break-before="auto" style:use-optimal-row-height="false"/>
    </style:style>
    <style:style style:name="ro1-827" style:family="table-row">
      <style:table-row-properties style:row-height="0.446cm" fo:break-before="auto" style:use-optimal-row-height="false"/>
    </style:style>
    <style:style style:name="ro1-828" style:family="table-row">
      <style:table-row-properties style:row-height="0.446cm" fo:break-before="auto" style:use-optimal-row-height="false"/>
    </style:style>
    <style:style style:name="ro1-829" style:family="table-row">
      <style:table-row-properties style:row-height="0.446cm" fo:break-before="auto" style:use-optimal-row-height="false"/>
    </style:style>
    <style:style style:name="ro1-830" style:family="table-row">
      <style:table-row-properties style:row-height="0.446cm" fo:break-before="auto" style:use-optimal-row-height="false"/>
    </style:style>
    <style:style style:name="ro1-831" style:family="table-row">
      <style:table-row-properties style:row-height="0.446cm" fo:break-before="auto" style:use-optimal-row-height="false"/>
    </style:style>
    <style:style style:name="ro1-832" style:family="table-row">
      <style:table-row-properties style:row-height="0.446cm" fo:break-before="auto" style:use-optimal-row-height="false"/>
    </style:style>
    <style:style style:name="ro1-833" style:family="table-row">
      <style:table-row-properties style:row-height="0.446cm" fo:break-before="auto" style:use-optimal-row-height="false"/>
    </style:style>
    <style:style style:name="ro1-834" style:family="table-row">
      <style:table-row-properties style:row-height="0.446cm" fo:break-before="auto" style:use-optimal-row-height="false"/>
    </style:style>
    <style:style style:name="ro1-835" style:family="table-row">
      <style:table-row-properties style:row-height="0.446cm" fo:break-before="auto" style:use-optimal-row-height="false"/>
    </style:style>
    <style:style style:name="ro1-836" style:family="table-row">
      <style:table-row-properties style:row-height="0.446cm" fo:break-before="auto" style:use-optimal-row-height="false"/>
    </style:style>
    <style:style style:name="ro1-837" style:family="table-row">
      <style:table-row-properties style:row-height="0.446cm" fo:break-before="auto" style:use-optimal-row-height="false"/>
    </style:style>
    <style:style style:name="ro1-838" style:family="table-row">
      <style:table-row-properties style:row-height="0.446cm" fo:break-before="auto" style:use-optimal-row-height="false"/>
    </style:style>
    <style:style style:name="ro1-839" style:family="table-row">
      <style:table-row-properties style:row-height="0.446cm" fo:break-before="auto" style:use-optimal-row-height="false"/>
    </style:style>
    <style:style style:name="ro1-840" style:family="table-row">
      <style:table-row-properties style:row-height="0.446cm" fo:break-before="auto" style:use-optimal-row-height="false"/>
    </style:style>
    <style:style style:name="ro1-841" style:family="table-row">
      <style:table-row-properties style:row-height="0.446cm" fo:break-before="auto" style:use-optimal-row-height="false"/>
    </style:style>
    <style:style style:name="ro1-842" style:family="table-row">
      <style:table-row-properties style:row-height="0.446cm" fo:break-before="auto" style:use-optimal-row-height="false"/>
    </style:style>
    <style:style style:name="ro1-843" style:family="table-row">
      <style:table-row-properties style:row-height="0.446cm" fo:break-before="auto" style:use-optimal-row-height="false"/>
    </style:style>
    <style:style style:name="ro1-844" style:family="table-row">
      <style:table-row-properties style:row-height="0.446cm" fo:break-before="auto" style:use-optimal-row-height="false"/>
    </style:style>
    <style:style style:name="ro1-845" style:family="table-row">
      <style:table-row-properties style:row-height="0.446cm" fo:break-before="auto" style:use-optimal-row-height="false"/>
    </style:style>
    <style:style style:name="ro1-846" style:family="table-row">
      <style:table-row-properties style:row-height="0.446cm" fo:break-before="auto" style:use-optimal-row-height="false"/>
    </style:style>
    <style:style style:name="ro1-847" style:family="table-row">
      <style:table-row-properties style:row-height="0.446cm" fo:break-before="auto" style:use-optimal-row-height="false"/>
    </style:style>
    <style:style style:name="ro1-848" style:family="table-row">
      <style:table-row-properties style:row-height="0.446cm" fo:break-before="auto" style:use-optimal-row-height="false"/>
    </style:style>
    <style:style style:name="ro1-849" style:family="table-row">
      <style:table-row-properties style:row-height="0.446cm" fo:break-before="auto" style:use-optimal-row-height="false"/>
    </style:style>
    <style:style style:name="ro1-850" style:family="table-row">
      <style:table-row-properties style:row-height="0.446cm" fo:break-before="auto" style:use-optimal-row-height="false"/>
    </style:style>
    <style:style style:name="ro1-851" style:family="table-row">
      <style:table-row-properties style:row-height="0.446cm" fo:break-before="auto" style:use-optimal-row-height="false"/>
    </style:style>
    <style:style style:name="ro1-852" style:family="table-row">
      <style:table-row-properties style:row-height="0.446cm" fo:break-before="auto" style:use-optimal-row-height="false"/>
    </style:style>
    <style:style style:name="ro1-853" style:family="table-row">
      <style:table-row-properties style:row-height="0.446cm" fo:break-before="auto" style:use-optimal-row-height="false"/>
    </style:style>
    <style:style style:name="ro1-854" style:family="table-row">
      <style:table-row-properties style:row-height="0.446cm" fo:break-before="auto" style:use-optimal-row-height="false"/>
    </style:style>
    <style:style style:name="ro1-855" style:family="table-row">
      <style:table-row-properties style:row-height="0.446cm" fo:break-before="auto" style:use-optimal-row-height="false"/>
    </style:style>
    <style:style style:name="ro1-856" style:family="table-row">
      <style:table-row-properties style:row-height="0.446cm" fo:break-before="auto" style:use-optimal-row-height="false"/>
    </style:style>
    <style:style style:name="ro1-857" style:family="table-row">
      <style:table-row-properties style:row-height="0.446cm" fo:break-before="auto" style:use-optimal-row-height="false"/>
    </style:style>
    <style:style style:name="ro1-858" style:family="table-row">
      <style:table-row-properties style:row-height="0.446cm" fo:break-before="auto" style:use-optimal-row-height="false"/>
    </style:style>
    <style:style style:name="ro1-859" style:family="table-row">
      <style:table-row-properties style:row-height="0.446cm" fo:break-before="auto" style:use-optimal-row-height="false"/>
    </style:style>
    <style:style style:name="ro1-860" style:family="table-row">
      <style:table-row-properties style:row-height="0.446cm" fo:break-before="auto" style:use-optimal-row-height="false"/>
    </style:style>
    <style:style style:name="ro1-861" style:family="table-row">
      <style:table-row-properties style:row-height="0.446cm" fo:break-before="auto" style:use-optimal-row-height="false"/>
    </style:style>
    <style:style style:name="ro1-862" style:family="table-row">
      <style:table-row-properties style:row-height="0.446cm" fo:break-before="auto" style:use-optimal-row-height="false"/>
    </style:style>
    <style:style style:name="ro1-863" style:family="table-row">
      <style:table-row-properties style:row-height="0.446cm" fo:break-before="auto" style:use-optimal-row-height="false"/>
    </style:style>
    <style:style style:name="ro1-864" style:family="table-row">
      <style:table-row-properties style:row-height="0.446cm" fo:break-before="auto" style:use-optimal-row-height="false"/>
    </style:style>
    <style:style style:name="ro1-865" style:family="table-row">
      <style:table-row-properties style:row-height="0.446cm" fo:break-before="auto" style:use-optimal-row-height="false"/>
    </style:style>
    <style:style style:name="ro1-866" style:family="table-row">
      <style:table-row-properties style:row-height="0.446cm" fo:break-before="auto" style:use-optimal-row-height="false"/>
    </style:style>
    <style:style style:name="ro1-867" style:family="table-row">
      <style:table-row-properties style:row-height="0.446cm" fo:break-before="auto" style:use-optimal-row-height="false"/>
    </style:style>
    <style:style style:name="ro1-868" style:family="table-row">
      <style:table-row-properties style:row-height="0.446cm" fo:break-before="auto" style:use-optimal-row-height="false"/>
    </style:style>
    <style:style style:name="ro1-869" style:family="table-row">
      <style:table-row-properties style:row-height="0.446cm" fo:break-before="auto" style:use-optimal-row-height="false"/>
    </style:style>
    <style:style style:name="ro1-870" style:family="table-row">
      <style:table-row-properties style:row-height="0.446cm" fo:break-before="auto" style:use-optimal-row-height="false"/>
    </style:style>
    <style:style style:name="ro1-871" style:family="table-row">
      <style:table-row-properties style:row-height="0.446cm" fo:break-before="auto" style:use-optimal-row-height="false"/>
    </style:style>
    <style:style style:name="ro1-872" style:family="table-row">
      <style:table-row-properties style:row-height="0.446cm" fo:break-before="auto" style:use-optimal-row-height="false"/>
    </style:style>
    <style:style style:name="ro1-873" style:family="table-row">
      <style:table-row-properties style:row-height="0.446cm" fo:break-before="auto" style:use-optimal-row-height="false"/>
    </style:style>
    <style:style style:name="ro1-874" style:family="table-row">
      <style:table-row-properties style:row-height="0.446cm" fo:break-before="auto" style:use-optimal-row-height="false"/>
    </style:style>
    <style:style style:name="ro1-875" style:family="table-row">
      <style:table-row-properties style:row-height="0.446cm" fo:break-before="auto" style:use-optimal-row-height="false"/>
    </style:style>
    <style:style style:name="ro1-876" style:family="table-row">
      <style:table-row-properties style:row-height="0.446cm" fo:break-before="auto" style:use-optimal-row-height="false"/>
    </style:style>
    <style:style style:name="ro1-877" style:family="table-row">
      <style:table-row-properties style:row-height="0.446cm" fo:break-before="auto" style:use-optimal-row-height="false"/>
    </style:style>
    <style:style style:name="ro1-878" style:family="table-row">
      <style:table-row-properties style:row-height="0.446cm" fo:break-before="auto" style:use-optimal-row-height="false"/>
    </style:style>
    <style:style style:name="ro1-879" style:family="table-row">
      <style:table-row-properties style:row-height="0.446cm" fo:break-before="auto" style:use-optimal-row-height="false"/>
    </style:style>
    <style:style style:name="ro1-880" style:family="table-row">
      <style:table-row-properties style:row-height="0.446cm" fo:break-before="auto" style:use-optimal-row-height="false"/>
    </style:style>
    <style:style style:name="ro1-881" style:family="table-row">
      <style:table-row-properties style:row-height="0.446cm" fo:break-before="auto" style:use-optimal-row-height="false"/>
    </style:style>
    <style:style style:name="ro1-882" style:family="table-row">
      <style:table-row-properties style:row-height="0.446cm" fo:break-before="auto" style:use-optimal-row-height="false"/>
    </style:style>
    <style:style style:name="ro1-883" style:family="table-row">
      <style:table-row-properties style:row-height="0.446cm" fo:break-before="auto" style:use-optimal-row-height="false"/>
    </style:style>
    <style:style style:name="ro1-884" style:family="table-row">
      <style:table-row-properties style:row-height="0.446cm" fo:break-before="auto" style:use-optimal-row-height="false"/>
    </style:style>
    <style:style style:name="ro1-885" style:family="table-row">
      <style:table-row-properties style:row-height="0.446cm" fo:break-before="auto" style:use-optimal-row-height="false"/>
    </style:style>
    <style:style style:name="ro1-886" style:family="table-row">
      <style:table-row-properties style:row-height="0.446cm" fo:break-before="auto" style:use-optimal-row-height="false"/>
    </style:style>
    <style:style style:name="ro1-887" style:family="table-row">
      <style:table-row-properties style:row-height="0.446cm" fo:break-before="auto" style:use-optimal-row-height="false"/>
    </style:style>
    <style:style style:name="ro1-888" style:family="table-row">
      <style:table-row-properties style:row-height="0.446cm" fo:break-before="auto" style:use-optimal-row-height="false"/>
    </style:style>
    <style:style style:name="ro1-889" style:family="table-row">
      <style:table-row-properties style:row-height="0.446cm" fo:break-before="auto" style:use-optimal-row-height="false"/>
    </style:style>
    <style:style style:name="ro1-890" style:family="table-row">
      <style:table-row-properties style:row-height="0.446cm" fo:break-before="auto" style:use-optimal-row-height="false"/>
    </style:style>
    <style:style style:name="ro1-891" style:family="table-row">
      <style:table-row-properties style:row-height="0.446cm" fo:break-before="auto" style:use-optimal-row-height="false"/>
    </style:style>
    <style:style style:name="ro1-892" style:family="table-row">
      <style:table-row-properties style:row-height="0.446cm" fo:break-before="auto" style:use-optimal-row-height="false"/>
    </style:style>
    <style:style style:name="ro1-893" style:family="table-row">
      <style:table-row-properties style:row-height="0.446cm" fo:break-before="auto" style:use-optimal-row-height="false"/>
    </style:style>
    <style:style style:name="ro1-894" style:family="table-row">
      <style:table-row-properties style:row-height="0.446cm" fo:break-before="auto" style:use-optimal-row-height="false"/>
    </style:style>
    <style:style style:name="ro1-895" style:family="table-row">
      <style:table-row-properties style:row-height="0.446cm" fo:break-before="auto" style:use-optimal-row-height="false"/>
    </style:style>
    <style:style style:name="ro1-896" style:family="table-row">
      <style:table-row-properties style:row-height="0.446cm" fo:break-before="auto" style:use-optimal-row-height="false"/>
    </style:style>
    <style:style style:name="ro1-897" style:family="table-row">
      <style:table-row-properties style:row-height="0.446cm" fo:break-before="auto" style:use-optimal-row-height="false"/>
    </style:style>
    <style:style style:name="ro1-898" style:family="table-row">
      <style:table-row-properties style:row-height="0.446cm" fo:break-before="auto" style:use-optimal-row-height="false"/>
    </style:style>
    <style:style style:name="ro1-899" style:family="table-row">
      <style:table-row-properties style:row-height="0.446cm" fo:break-before="auto" style:use-optimal-row-height="false"/>
    </style:style>
    <style:style style:name="ro1-900" style:family="table-row">
      <style:table-row-properties style:row-height="0.446cm" fo:break-before="auto" style:use-optimal-row-height="false"/>
    </style:style>
    <style:style style:name="ro1-901" style:family="table-row">
      <style:table-row-properties style:row-height="0.446cm" fo:break-before="auto" style:use-optimal-row-height="false"/>
    </style:style>
    <style:style style:name="ro1-902" style:family="table-row">
      <style:table-row-properties style:row-height="0.446cm" fo:break-before="auto" style:use-optimal-row-height="false"/>
    </style:style>
    <style:style style:name="ro1-903" style:family="table-row">
      <style:table-row-properties style:row-height="0.446cm" fo:break-before="auto" style:use-optimal-row-height="false"/>
    </style:style>
    <style:style style:name="ro1-904" style:family="table-row">
      <style:table-row-properties style:row-height="0.446cm" fo:break-before="auto" style:use-optimal-row-height="false"/>
    </style:style>
    <style:style style:name="ro1-905" style:family="table-row">
      <style:table-row-properties style:row-height="0.446cm" fo:break-before="auto" style:use-optimal-row-height="false"/>
    </style:style>
    <style:style style:name="ro1-906" style:family="table-row">
      <style:table-row-properties style:row-height="0.446cm" fo:break-before="auto" style:use-optimal-row-height="false"/>
    </style:style>
    <style:style style:name="ro1-907" style:family="table-row">
      <style:table-row-properties style:row-height="0.446cm" fo:break-before="auto" style:use-optimal-row-height="false"/>
    </style:style>
    <style:style style:name="ro1-908" style:family="table-row">
      <style:table-row-properties style:row-height="0.446cm" fo:break-before="auto" style:use-optimal-row-height="false"/>
    </style:style>
    <style:style style:name="ro1-909" style:family="table-row">
      <style:table-row-properties style:row-height="0.446cm" fo:break-before="auto" style:use-optimal-row-height="false"/>
    </style:style>
    <style:style style:name="ro1-910" style:family="table-row">
      <style:table-row-properties style:row-height="0.446cm" fo:break-before="auto" style:use-optimal-row-height="false"/>
    </style:style>
    <style:style style:name="ro1-911" style:family="table-row">
      <style:table-row-properties style:row-height="0.446cm" fo:break-before="auto" style:use-optimal-row-height="false"/>
    </style:style>
    <style:style style:name="ro1-912" style:family="table-row">
      <style:table-row-properties style:row-height="0.848cm" fo:break-before="auto" style:use-optimal-row-height="false"/>
    </style:style>
    <style:style style:name="ro1-913" style:family="table-row">
      <style:table-row-properties style:row-height="0.446cm" fo:break-before="auto" style:use-optimal-row-height="false"/>
    </style:style>
    <style:style style:name="ro1-914" style:family="table-row">
      <style:table-row-properties style:row-height="0.446cm" fo:break-before="auto" style:use-optimal-row-height="false"/>
    </style:style>
    <style:style style:name="ro1-915" style:family="table-row">
      <style:table-row-properties style:row-height="0.446cm" fo:break-before="auto" style:use-optimal-row-height="false"/>
    </style:style>
    <style:style style:name="ro1-916" style:family="table-row">
      <style:table-row-properties style:row-height="0.446cm" fo:break-before="auto" style:use-optimal-row-height="false"/>
    </style:style>
    <style:style style:name="ro1-917" style:family="table-row">
      <style:table-row-properties style:row-height="0.446cm" fo:break-before="auto" style:use-optimal-row-height="false"/>
    </style:style>
    <style:style style:name="ro1-918" style:family="table-row">
      <style:table-row-properties style:row-height="0.446cm" fo:break-before="auto" style:use-optimal-row-height="false"/>
    </style:style>
    <style:style style:name="ro1-919" style:family="table-row">
      <style:table-row-properties style:row-height="0.446cm" fo:break-before="auto" style:use-optimal-row-height="false"/>
    </style:style>
    <style:style style:name="ro1-920" style:family="table-row">
      <style:table-row-properties style:row-height="0.446cm" fo:break-before="auto" style:use-optimal-row-height="false"/>
    </style:style>
    <style:style style:name="ro1-921" style:family="table-row">
      <style:table-row-properties style:row-height="0.446cm" fo:break-before="auto" style:use-optimal-row-height="false"/>
    </style:style>
    <style:style style:name="ro1-922" style:family="table-row">
      <style:table-row-properties style:row-height="0.446cm" fo:break-before="auto" style:use-optimal-row-height="false"/>
    </style:style>
    <style:style style:name="ro1-923" style:family="table-row">
      <style:table-row-properties style:row-height="0.446cm" fo:break-before="auto" style:use-optimal-row-height="false"/>
    </style:style>
    <style:style style:name="ro1-924" style:family="table-row">
      <style:table-row-properties style:row-height="0.446cm" fo:break-before="auto" style:use-optimal-row-height="false"/>
    </style:style>
    <style:style style:name="ro1-925" style:family="table-row">
      <style:table-row-properties style:row-height="0.446cm" fo:break-before="auto" style:use-optimal-row-height="false"/>
    </style:style>
    <style:style style:name="ro1-926" style:family="table-row">
      <style:table-row-properties style:row-height="0.446cm" fo:break-before="auto" style:use-optimal-row-height="false"/>
    </style:style>
    <style:style style:name="ro1-927" style:family="table-row">
      <style:table-row-properties style:row-height="0.446cm" fo:break-before="auto" style:use-optimal-row-height="false"/>
    </style:style>
    <style:style style:name="ro1-928" style:family="table-row">
      <style:table-row-properties style:row-height="0.446cm" fo:break-before="auto" style:use-optimal-row-height="false"/>
    </style:style>
    <style:style style:name="ro1-929" style:family="table-row">
      <style:table-row-properties style:row-height="0.446cm" fo:break-before="auto" style:use-optimal-row-height="false"/>
    </style:style>
    <style:style style:name="ro1-930" style:family="table-row">
      <style:table-row-properties style:row-height="0.446cm" fo:break-before="auto" style:use-optimal-row-height="false"/>
    </style:style>
    <style:style style:name="ro1-931" style:family="table-row">
      <style:table-row-properties style:row-height="0.446cm" fo:break-before="auto" style:use-optimal-row-height="false"/>
    </style:style>
    <style:style style:name="ro1-932" style:family="table-row">
      <style:table-row-properties style:row-height="0.446cm" fo:break-before="auto" style:use-optimal-row-height="false"/>
    </style:style>
    <style:style style:name="ro1-933" style:family="table-row">
      <style:table-row-properties style:row-height="0.446cm" fo:break-before="auto" style:use-optimal-row-height="false"/>
    </style:style>
    <style:style style:name="ro1-934" style:family="table-row">
      <style:table-row-properties style:row-height="0.446cm" fo:break-before="auto" style:use-optimal-row-height="false"/>
    </style:style>
    <style:style style:name="ro1-935" style:family="table-row">
      <style:table-row-properties style:row-height="0.446cm" fo:break-before="auto" style:use-optimal-row-height="false"/>
    </style:style>
    <style:style style:name="ro1-936" style:family="table-row">
      <style:table-row-properties style:row-height="0.446cm" fo:break-before="auto" style:use-optimal-row-height="false"/>
    </style:style>
    <style:style style:name="ro1-937" style:family="table-row">
      <style:table-row-properties style:row-height="0.446cm" fo:break-before="auto" style:use-optimal-row-height="false"/>
    </style:style>
    <style:style style:name="ro1-938" style:family="table-row">
      <style:table-row-properties style:row-height="0.446cm" fo:break-before="auto" style:use-optimal-row-height="false"/>
    </style:style>
    <style:style style:name="ro1-939" style:family="table-row">
      <style:table-row-properties style:row-height="0.446cm" fo:break-before="auto" style:use-optimal-row-height="false"/>
    </style:style>
    <style:style style:name="ro1-940" style:family="table-row">
      <style:table-row-properties style:row-height="0.446cm" fo:break-before="auto" style:use-optimal-row-height="false"/>
    </style:style>
    <style:style style:name="ro1-941" style:family="table-row">
      <style:table-row-properties style:row-height="0.446cm" fo:break-before="auto" style:use-optimal-row-height="false"/>
    </style:style>
    <style:style style:name="ro1-942" style:family="table-row">
      <style:table-row-properties style:row-height="0.446cm" fo:break-before="auto" style:use-optimal-row-height="false"/>
    </style:style>
    <style:style style:name="ro1-943" style:family="table-row">
      <style:table-row-properties style:row-height="0.446cm" fo:break-before="auto" style:use-optimal-row-height="false"/>
    </style:style>
    <style:style style:name="ro1-944" style:family="table-row">
      <style:table-row-properties style:row-height="0.446cm" fo:break-before="auto" style:use-optimal-row-height="false"/>
    </style:style>
    <style:style style:name="ro1-945" style:family="table-row">
      <style:table-row-properties style:row-height="0.446cm" fo:break-before="auto" style:use-optimal-row-height="false"/>
    </style:style>
    <style:style style:name="ro1-946" style:family="table-row">
      <style:table-row-properties style:row-height="0.848cm" fo:break-before="auto" style:use-optimal-row-height="false"/>
    </style:style>
    <style:style style:name="ro1-947" style:family="table-row">
      <style:table-row-properties style:row-height="0.446cm" fo:break-before="auto" style:use-optimal-row-height="false"/>
    </style:style>
    <style:style style:name="ro1-948" style:family="table-row">
      <style:table-row-properties style:row-height="0.446cm" fo:break-before="auto" style:use-optimal-row-height="false"/>
    </style:style>
    <style:style style:name="ro1-949" style:family="table-row">
      <style:table-row-properties style:row-height="0.446cm" fo:break-before="auto" style:use-optimal-row-height="false"/>
    </style:style>
    <style:style style:name="ro1-950" style:family="table-row">
      <style:table-row-properties style:row-height="0.446cm" fo:break-before="auto" style:use-optimal-row-height="false"/>
    </style:style>
    <style:style style:name="ro1-951" style:family="table-row">
      <style:table-row-properties style:row-height="0.446cm" fo:break-before="auto" style:use-optimal-row-height="false"/>
    </style:style>
    <style:style style:name="ro1-952" style:family="table-row">
      <style:table-row-properties style:row-height="0.446cm" fo:break-before="auto" style:use-optimal-row-height="false"/>
    </style:style>
    <style:style style:name="ro1-953" style:family="table-row">
      <style:table-row-properties style:row-height="0.446cm" fo:break-before="auto" style:use-optimal-row-height="false"/>
    </style:style>
    <style:style style:name="ro1-954" style:family="table-row">
      <style:table-row-properties style:row-height="0.446cm" fo:break-before="auto" style:use-optimal-row-height="false"/>
    </style:style>
    <style:style style:name="ro1-955" style:family="table-row">
      <style:table-row-properties style:row-height="0.446cm" fo:break-before="auto" style:use-optimal-row-height="false"/>
    </style:style>
    <style:style style:name="ro1-956" style:family="table-row">
      <style:table-row-properties style:row-height="0.446cm" fo:break-before="auto" style:use-optimal-row-height="false"/>
    </style:style>
    <style:style style:name="ro1-957" style:family="table-row">
      <style:table-row-properties style:row-height="0.446cm" fo:break-before="auto" style:use-optimal-row-height="false"/>
    </style:style>
    <style:style style:name="ro1-958" style:family="table-row">
      <style:table-row-properties style:row-height="0.446cm" fo:break-before="auto" style:use-optimal-row-height="false"/>
    </style:style>
    <style:style style:name="ro1-959" style:family="table-row">
      <style:table-row-properties style:row-height="0.446cm" fo:break-before="auto" style:use-optimal-row-height="false"/>
    </style:style>
    <style:style style:name="ro1-960" style:family="table-row">
      <style:table-row-properties style:row-height="0.446cm" fo:break-before="auto" style:use-optimal-row-height="false"/>
    </style:style>
    <style:style style:name="ro1-961" style:family="table-row">
      <style:table-row-properties style:row-height="0.446cm" fo:break-before="auto" style:use-optimal-row-height="false"/>
    </style:style>
    <style:style style:name="ro1-962" style:family="table-row">
      <style:table-row-properties style:row-height="0.446cm" fo:break-before="auto" style:use-optimal-row-height="false"/>
    </style:style>
    <style:style style:name="ro1-963" style:family="table-row">
      <style:table-row-properties style:row-height="0.446cm" fo:break-before="auto" style:use-optimal-row-height="false"/>
    </style:style>
    <style:style style:name="ro1-964" style:family="table-row">
      <style:table-row-properties style:row-height="0.446cm" fo:break-before="auto" style:use-optimal-row-height="false"/>
    </style:style>
    <style:style style:name="ro1-965" style:family="table-row">
      <style:table-row-properties style:row-height="0.446cm" fo:break-before="auto" style:use-optimal-row-height="false"/>
    </style:style>
    <style:style style:name="ro1-966" style:family="table-row">
      <style:table-row-properties style:row-height="0.446cm" fo:break-before="auto" style:use-optimal-row-height="false"/>
    </style:style>
    <style:style style:name="ro1-967" style:family="table-row">
      <style:table-row-properties style:row-height="0.446cm" fo:break-before="auto" style:use-optimal-row-height="false"/>
    </style:style>
    <style:style style:name="ro1-968" style:family="table-row">
      <style:table-row-properties style:row-height="0.446cm" fo:break-before="auto" style:use-optimal-row-height="false"/>
    </style:style>
    <style:style style:name="ro1-969" style:family="table-row">
      <style:table-row-properties style:row-height="0.446cm" fo:break-before="auto" style:use-optimal-row-height="false"/>
    </style:style>
    <style:style style:name="ro1-970" style:family="table-row">
      <style:table-row-properties style:row-height="0.446cm" fo:break-before="auto" style:use-optimal-row-height="false"/>
    </style:style>
    <style:style style:name="ro1-971" style:family="table-row">
      <style:table-row-properties style:row-height="0.446cm" fo:break-before="auto" style:use-optimal-row-height="false"/>
    </style:style>
    <style:style style:name="ro1-972" style:family="table-row">
      <style:table-row-properties style:row-height="0.446cm" fo:break-before="auto" style:use-optimal-row-height="false"/>
    </style:style>
    <style:style style:name="ro1-973" style:family="table-row">
      <style:table-row-properties style:row-height="0.446cm" fo:break-before="auto" style:use-optimal-row-height="false"/>
    </style:style>
    <style:style style:name="ro1-974" style:family="table-row">
      <style:table-row-properties style:row-height="0.446cm" fo:break-before="auto" style:use-optimal-row-height="false"/>
    </style:style>
    <style:style style:name="ro1-975" style:family="table-row">
      <style:table-row-properties style:row-height="0.446cm" fo:break-before="auto" style:use-optimal-row-height="false"/>
    </style:style>
    <style:style style:name="ro1-976" style:family="table-row">
      <style:table-row-properties style:row-height="0.446cm" fo:break-before="auto" style:use-optimal-row-height="false"/>
    </style:style>
    <style:style style:name="ro1-977" style:family="table-row">
      <style:table-row-properties style:row-height="0.446cm" fo:break-before="auto" style:use-optimal-row-height="false"/>
    </style:style>
    <style:style style:name="ro1-978" style:family="table-row">
      <style:table-row-properties style:row-height="0.446cm" fo:break-before="auto" style:use-optimal-row-height="false"/>
    </style:style>
    <style:style style:name="ro1-979" style:family="table-row">
      <style:table-row-properties style:row-height="0.446cm" fo:break-before="auto" style:use-optimal-row-height="false"/>
    </style:style>
    <style:style style:name="ro1-980" style:family="table-row">
      <style:table-row-properties style:row-height="0.446cm" fo:break-before="auto" style:use-optimal-row-height="false"/>
    </style:style>
    <style:style style:name="ro1-981" style:family="table-row">
      <style:table-row-properties style:row-height="0.446cm" fo:break-before="auto" style:use-optimal-row-height="false"/>
    </style:style>
    <style:style style:name="ro1-982" style:family="table-row">
      <style:table-row-properties style:row-height="0.446cm" fo:break-before="auto" style:use-optimal-row-height="false"/>
    </style:style>
    <style:style style:name="ro1-983" style:family="table-row">
      <style:table-row-properties style:row-height="0.446cm" fo:break-before="auto" style:use-optimal-row-height="false"/>
    </style:style>
    <style:style style:name="ro1-984" style:family="table-row">
      <style:table-row-properties style:row-height="0.446cm" fo:break-before="auto" style:use-optimal-row-height="false"/>
    </style:style>
    <style:style style:name="ro1-985" style:family="table-row">
      <style:table-row-properties style:row-height="0.446cm" fo:break-before="auto" style:use-optimal-row-height="false"/>
    </style:style>
    <style:style style:name="ro1-986" style:family="table-row">
      <style:table-row-properties style:row-height="0.446cm" fo:break-before="auto" style:use-optimal-row-height="false"/>
    </style:style>
    <style:style style:name="ro1-987" style:family="table-row">
      <style:table-row-properties style:row-height="0.446cm" fo:break-before="auto" style:use-optimal-row-height="false"/>
    </style:style>
    <style:style style:name="ro1-988" style:family="table-row">
      <style:table-row-properties style:row-height="0.446cm" fo:break-before="auto" style:use-optimal-row-height="false"/>
    </style:style>
    <style:style style:name="ro1-989" style:family="table-row">
      <style:table-row-properties style:row-height="0.446cm" fo:break-before="auto" style:use-optimal-row-height="false"/>
    </style:style>
    <style:style style:name="ro1-990" style:family="table-row">
      <style:table-row-properties style:row-height="0.446cm" fo:break-before="auto" style:use-optimal-row-height="false"/>
    </style:style>
    <style:style style:name="ro1-991" style:family="table-row">
      <style:table-row-properties style:row-height="0.446cm" fo:break-before="auto" style:use-optimal-row-height="false"/>
    </style:style>
    <style:style style:name="ro1-992" style:family="table-row">
      <style:table-row-properties style:row-height="0.446cm" fo:break-before="auto" style:use-optimal-row-height="false"/>
    </style:style>
    <style:style style:name="ro1-993" style:family="table-row">
      <style:table-row-properties style:row-height="0.446cm" fo:break-before="auto" style:use-optimal-row-height="false"/>
    </style:style>
    <style:style style:name="ro1-994" style:family="table-row">
      <style:table-row-properties style:row-height="0.446cm" fo:break-before="auto" style:use-optimal-row-height="false"/>
    </style:style>
    <style:style style:name="ro1-995" style:family="table-row">
      <style:table-row-properties style:row-height="0.446cm" fo:break-before="auto" style:use-optimal-row-height="false"/>
    </style:style>
    <style:style style:name="ro1-996" style:family="table-row">
      <style:table-row-properties style:row-height="0.446cm" fo:break-before="auto" style:use-optimal-row-height="false"/>
    </style:style>
    <style:style style:name="ro1-997" style:family="table-row">
      <style:table-row-properties style:row-height="0.446cm" fo:break-before="auto" style:use-optimal-row-height="false"/>
    </style:style>
    <style:style style:name="ro1-998" style:family="table-row">
      <style:table-row-properties style:row-height="0.446cm" fo:break-before="auto" style:use-optimal-row-height="false"/>
    </style:style>
    <style:style style:name="ro1-999" style:family="table-row">
      <style:table-row-properties style:row-height="0.446cm" fo:break-before="auto" style:use-optimal-row-height="false"/>
    </style:style>
    <style:style style:name="ro1-1000" style:family="table-row">
      <style:table-row-properties style:row-height="0.446cm" fo:break-before="auto" style:use-optimal-row-height="false"/>
    </style:style>
    <style:style style:name="ro1-1001" style:family="table-row">
      <style:table-row-properties style:row-height="0.446cm" fo:break-before="auto" style:use-optimal-row-height="false"/>
    </style:style>
    <style:style style:name="ro1-1002" style:family="table-row">
      <style:table-row-properties style:row-height="0.446cm" fo:break-before="auto" style:use-optimal-row-height="false"/>
    </style:style>
    <style:style style:name="ro1-1003" style:family="table-row">
      <style:table-row-properties style:row-height="0.446cm" fo:break-before="auto" style:use-optimal-row-height="false"/>
    </style:style>
    <style:style style:name="ro1-1004" style:family="table-row">
      <style:table-row-properties style:row-height="0.446cm" fo:break-before="auto" style:use-optimal-row-height="false"/>
    </style:style>
    <style:style style:name="ro1-1005" style:family="table-row">
      <style:table-row-properties style:row-height="0.446cm" fo:break-before="auto" style:use-optimal-row-height="false"/>
    </style:style>
    <style:style style:name="ro1-1006" style:family="table-row">
      <style:table-row-properties style:row-height="0.446cm" fo:break-before="auto" style:use-optimal-row-height="false"/>
    </style:style>
    <style:style style:name="ro1-1007" style:family="table-row">
      <style:table-row-properties style:row-height="0.446cm" fo:break-before="auto" style:use-optimal-row-height="false"/>
    </style:style>
    <style:style style:name="ro1-1008" style:family="table-row">
      <style:table-row-properties style:row-height="0.446cm" fo:break-before="auto" style:use-optimal-row-height="false"/>
    </style:style>
    <style:style style:name="ro1-1009" style:family="table-row">
      <style:table-row-properties style:row-height="0.446cm" fo:break-before="auto" style:use-optimal-row-height="false"/>
    </style:style>
    <style:style style:name="ro1-1010" style:family="table-row">
      <style:table-row-properties style:row-height="0.446cm" fo:break-before="auto" style:use-optimal-row-height="false"/>
    </style:style>
    <style:style style:name="ro1-1011" style:family="table-row">
      <style:table-row-properties style:row-height="0.446cm" fo:break-before="auto" style:use-optimal-row-height="false"/>
    </style:style>
    <style:style style:name="ro1-1012" style:family="table-row">
      <style:table-row-properties style:row-height="0.446cm" fo:break-before="auto" style:use-optimal-row-height="false"/>
    </style:style>
    <style:style style:name="ro1-1013" style:family="table-row">
      <style:table-row-properties style:row-height="0.446cm" fo:break-before="auto" style:use-optimal-row-height="false"/>
    </style:style>
    <style:style style:name="ro1-1014" style:family="table-row">
      <style:table-row-properties style:row-height="0.446cm" fo:break-before="auto" style:use-optimal-row-height="false"/>
    </style:style>
    <style:style style:name="ro1-1015" style:family="table-row">
      <style:table-row-properties style:row-height="0.446cm" fo:break-before="auto" style:use-optimal-row-height="false"/>
    </style:style>
    <style:style style:name="ro1-1016" style:family="table-row">
      <style:table-row-properties style:row-height="0.446cm" fo:break-before="auto" style:use-optimal-row-height="false"/>
    </style:style>
    <style:style style:name="ro1-1017" style:family="table-row">
      <style:table-row-properties style:row-height="0.446cm" fo:break-before="auto" style:use-optimal-row-height="false"/>
    </style:style>
    <style:style style:name="ro1-1018" style:family="table-row">
      <style:table-row-properties style:row-height="0.446cm" fo:break-before="auto" style:use-optimal-row-height="false"/>
    </style:style>
    <style:style style:name="ro1-1019" style:family="table-row">
      <style:table-row-properties style:row-height="0.446cm" fo:break-before="auto" style:use-optimal-row-height="false"/>
    </style:style>
    <style:style style:name="ro1-1020" style:family="table-row">
      <style:table-row-properties style:row-height="0.446cm" fo:break-before="auto" style:use-optimal-row-height="false"/>
    </style:style>
    <style:style style:name="ro1-1021" style:family="table-row">
      <style:table-row-properties style:row-height="0.446cm" fo:break-before="auto" style:use-optimal-row-height="false"/>
    </style:style>
    <style:style style:name="ro1-1022" style:family="table-row">
      <style:table-row-properties style:row-height="0.446cm" fo:break-before="auto" style:use-optimal-row-height="false"/>
    </style:style>
    <style:style style:name="ro1-1023" style:family="table-row">
      <style:table-row-properties style:row-height="0.446cm" fo:break-before="auto" style:use-optimal-row-height="false"/>
    </style:style>
    <style:style style:name="ro1-1024" style:family="table-row">
      <style:table-row-properties style:row-height="0.446cm" fo:break-before="auto" style:use-optimal-row-height="false"/>
    </style:style>
    <style:style style:name="ro1-1025" style:family="table-row">
      <style:table-row-properties style:row-height="0.446cm" fo:break-before="auto" style:use-optimal-row-height="false"/>
    </style:style>
    <style:style style:name="ro1-1026" style:family="table-row">
      <style:table-row-properties style:row-height="0.446cm" fo:break-before="auto" style:use-optimal-row-height="false"/>
    </style:style>
    <style:style style:name="ro1-1027" style:family="table-row">
      <style:table-row-properties style:row-height="0.446cm" fo:break-before="auto" style:use-optimal-row-height="false"/>
    </style:style>
    <style:style style:name="ro1-1028" style:family="table-row">
      <style:table-row-properties style:row-height="0.446cm" fo:break-before="auto" style:use-optimal-row-height="false"/>
    </style:style>
    <style:style style:name="ro1-1029" style:family="table-row">
      <style:table-row-properties style:row-height="0.446cm" fo:break-before="auto" style:use-optimal-row-height="false"/>
    </style:style>
    <style:style style:name="ro1-1030" style:family="table-row">
      <style:table-row-properties style:row-height="0.446cm" fo:break-before="auto" style:use-optimal-row-height="false"/>
    </style:style>
    <style:style style:name="ro1-1031" style:family="table-row">
      <style:table-row-properties style:row-height="0.446cm" fo:break-before="auto" style:use-optimal-row-height="false"/>
    </style:style>
    <style:style style:name="ro1-1032" style:family="table-row">
      <style:table-row-properties style:row-height="0.446cm" fo:break-before="auto" style:use-optimal-row-height="false"/>
    </style:style>
    <style:style style:name="ro1-1033" style:family="table-row">
      <style:table-row-properties style:row-height="0.446cm" fo:break-before="auto" style:use-optimal-row-height="false"/>
    </style:style>
    <style:style style:name="ro1-1034" style:family="table-row">
      <style:table-row-properties style:row-height="0.446cm" fo:break-before="auto" style:use-optimal-row-height="false"/>
    </style:style>
    <style:style style:name="ro1-1035" style:family="table-row">
      <style:table-row-properties style:row-height="0.446cm" fo:break-before="auto" style:use-optimal-row-height="false"/>
    </style:style>
    <style:style style:name="ro1-1036" style:family="table-row">
      <style:table-row-properties style:row-height="0.446cm" fo:break-before="auto" style:use-optimal-row-height="false"/>
    </style:style>
    <style:style style:name="ro1-1037" style:family="table-row">
      <style:table-row-properties style:row-height="0.446cm" fo:break-before="auto" style:use-optimal-row-height="false"/>
    </style:style>
    <style:style style:name="ro1-1038" style:family="table-row">
      <style:table-row-properties style:row-height="0.446cm" fo:break-before="auto" style:use-optimal-row-height="false"/>
    </style:style>
    <style:style style:name="ro1-1039" style:family="table-row">
      <style:table-row-properties style:row-height="0.446cm" fo:break-before="auto" style:use-optimal-row-height="false"/>
    </style:style>
    <style:style style:name="ro1-1040" style:family="table-row">
      <style:table-row-properties style:row-height="0.446cm" fo:break-before="auto" style:use-optimal-row-height="false"/>
    </style:style>
    <style:style style:name="ro1-1041" style:family="table-row">
      <style:table-row-properties style:row-height="0.446cm" fo:break-before="auto" style:use-optimal-row-height="false"/>
    </style:style>
    <style:style style:name="ro1-1042" style:family="table-row">
      <style:table-row-properties style:row-height="0.446cm" fo:break-before="auto" style:use-optimal-row-height="false"/>
    </style:style>
    <style:style style:name="ro1-1043" style:family="table-row">
      <style:table-row-properties style:row-height="0.446cm" fo:break-before="auto" style:use-optimal-row-height="false"/>
    </style:style>
    <style:style style:name="ro1-1044" style:family="table-row">
      <style:table-row-properties style:row-height="0.446cm" fo:break-before="auto" style:use-optimal-row-height="false"/>
    </style:style>
    <style:style style:name="ro1-1045" style:family="table-row">
      <style:table-row-properties style:row-height="0.446cm" fo:break-before="auto" style:use-optimal-row-height="false"/>
    </style:style>
    <style:style style:name="ro1-1046" style:family="table-row">
      <style:table-row-properties style:row-height="0.446cm" fo:break-before="auto" style:use-optimal-row-height="false"/>
    </style:style>
    <style:style style:name="ro1-1047" style:family="table-row">
      <style:table-row-properties style:row-height="0.446cm" fo:break-before="auto" style:use-optimal-row-height="false"/>
    </style:style>
    <style:style style:name="ro1-1048" style:family="table-row">
      <style:table-row-properties style:row-height="0.446cm" fo:break-before="auto" style:use-optimal-row-height="false"/>
    </style:style>
    <style:style style:name="ro1-1049" style:family="table-row">
      <style:table-row-properties style:row-height="0.446cm" fo:break-before="auto" style:use-optimal-row-height="false"/>
    </style:style>
    <style:style style:name="ro1-1050" style:family="table-row">
      <style:table-row-properties style:row-height="0.446cm" fo:break-before="auto" style:use-optimal-row-height="false"/>
    </style:style>
    <style:style style:name="ro1-1051" style:family="table-row">
      <style:table-row-properties style:row-height="0.446cm" fo:break-before="auto" style:use-optimal-row-height="false"/>
    </style:style>
    <style:style style:name="ro1-1052" style:family="table-row">
      <style:table-row-properties style:row-height="0.446cm" fo:break-before="auto" style:use-optimal-row-height="false"/>
    </style:style>
    <style:style style:name="ro1-1053" style:family="table-row">
      <style:table-row-properties style:row-height="0.446cm" fo:break-before="auto" style:use-optimal-row-height="false"/>
    </style:style>
    <style:style style:name="ro1-1054" style:family="table-row">
      <style:table-row-properties style:row-height="0.446cm" fo:break-before="auto" style:use-optimal-row-height="false"/>
    </style:style>
    <style:style style:name="ro1-1055" style:family="table-row">
      <style:table-row-properties style:row-height="0.446cm" fo:break-before="auto" style:use-optimal-row-height="false"/>
    </style:style>
    <style:style style:name="ro1-1056" style:family="table-row">
      <style:table-row-properties style:row-height="0.446cm" fo:break-before="auto" style:use-optimal-row-height="false"/>
    </style:style>
    <style:style style:name="ro1-1057" style:family="table-row">
      <style:table-row-properties style:row-height="0.446cm" fo:break-before="auto" style:use-optimal-row-height="false"/>
    </style:style>
    <style:style style:name="ro1-1058" style:family="table-row">
      <style:table-row-properties style:row-height="0.446cm" fo:break-before="auto" style:use-optimal-row-height="false"/>
    </style:style>
    <style:style style:name="ro1-1059" style:family="table-row">
      <style:table-row-properties style:row-height="0.446cm" fo:break-before="auto" style:use-optimal-row-height="false"/>
    </style:style>
    <style:style style:name="ro1-1060" style:family="table-row">
      <style:table-row-properties style:row-height="0.446cm" fo:break-before="auto" style:use-optimal-row-height="false"/>
    </style:style>
    <style:style style:name="ro1-1061" style:family="table-row">
      <style:table-row-properties style:row-height="0.446cm" fo:break-before="auto" style:use-optimal-row-height="false"/>
    </style:style>
    <style:style style:name="ro1-1062" style:family="table-row">
      <style:table-row-properties style:row-height="0.446cm" fo:break-before="auto" style:use-optimal-row-height="false"/>
    </style:style>
    <style:style style:name="ro1-1063" style:family="table-row">
      <style:table-row-properties style:row-height="0.446cm" fo:break-before="auto" style:use-optimal-row-height="false"/>
    </style:style>
    <style:style style:name="ro1-1064" style:family="table-row">
      <style:table-row-properties style:row-height="0.446cm" fo:break-before="auto" style:use-optimal-row-height="false"/>
    </style:style>
    <style:style style:name="ro1-1065" style:family="table-row">
      <style:table-row-properties style:row-height="0.446cm" fo:break-before="auto" style:use-optimal-row-height="false"/>
    </style:style>
    <style:style style:name="ro1-1066" style:family="table-row">
      <style:table-row-properties style:row-height="0.446cm" fo:break-before="auto" style:use-optimal-row-height="false"/>
    </style:style>
    <style:style style:name="ro1-1067" style:family="table-row">
      <style:table-row-properties style:row-height="0.446cm" fo:break-before="auto" style:use-optimal-row-height="false"/>
    </style:style>
    <style:style style:name="ro1-1068" style:family="table-row">
      <style:table-row-properties style:row-height="0.446cm" fo:break-before="auto" style:use-optimal-row-height="false"/>
    </style:style>
    <style:style style:name="ro1-1069" style:family="table-row">
      <style:table-row-properties style:row-height="0.446cm" fo:break-before="auto" style:use-optimal-row-height="false"/>
    </style:style>
    <style:style style:name="ro1-1070" style:family="table-row">
      <style:table-row-properties style:row-height="0.446cm" fo:break-before="auto" style:use-optimal-row-height="false"/>
    </style:style>
    <style:style style:name="ro1-1071" style:family="table-row">
      <style:table-row-properties style:row-height="0.446cm" fo:break-before="auto" style:use-optimal-row-height="false"/>
    </style:style>
    <style:style style:name="ro1-1072" style:family="table-row">
      <style:table-row-properties style:row-height="0.446cm" fo:break-before="auto" style:use-optimal-row-height="false"/>
    </style:style>
    <style:style style:name="ro1-1073" style:family="table-row">
      <style:table-row-properties style:row-height="0.446cm" fo:break-before="auto" style:use-optimal-row-height="false"/>
    </style:style>
    <style:style style:name="ro1-1074" style:family="table-row">
      <style:table-row-properties style:row-height="0.446cm" fo:break-before="auto" style:use-optimal-row-height="false"/>
    </style:style>
    <style:style style:name="ro1-1075" style:family="table-row">
      <style:table-row-properties style:row-height="0.446cm" fo:break-before="auto" style:use-optimal-row-height="false"/>
    </style:style>
    <style:style style:name="ro1-1076" style:family="table-row">
      <style:table-row-properties style:row-height="0.446cm" fo:break-before="auto" style:use-optimal-row-height="false"/>
    </style:style>
    <style:style style:name="ro1-1077" style:family="table-row">
      <style:table-row-properties style:row-height="0.446cm" fo:break-before="auto" style:use-optimal-row-height="false"/>
    </style:style>
    <style:style style:name="ro1-1078" style:family="table-row">
      <style:table-row-properties style:row-height="0.446cm" fo:break-before="auto" style:use-optimal-row-height="false"/>
    </style:style>
    <style:style style:name="ro1-1079" style:family="table-row">
      <style:table-row-properties style:row-height="0.446cm" fo:break-before="auto" style:use-optimal-row-height="false"/>
    </style:style>
    <style:style style:name="ro1-1080" style:family="table-row">
      <style:table-row-properties style:row-height="0.446cm" fo:break-before="auto" style:use-optimal-row-height="false"/>
    </style:style>
    <style:style style:name="ro1-1081" style:family="table-row">
      <style:table-row-properties style:row-height="0.446cm" fo:break-before="auto" style:use-optimal-row-height="false"/>
    </style:style>
    <style:style style:name="ro1-1082" style:family="table-row">
      <style:table-row-properties style:row-height="0.446cm" fo:break-before="auto" style:use-optimal-row-height="false"/>
    </style:style>
    <style:style style:name="ro1-1083" style:family="table-row">
      <style:table-row-properties style:row-height="0.446cm" fo:break-before="auto" style:use-optimal-row-height="false"/>
    </style:style>
    <style:style style:name="ro1-1084" style:family="table-row">
      <style:table-row-properties style:row-height="0.446cm" fo:break-before="auto" style:use-optimal-row-height="false"/>
    </style:style>
    <style:style style:name="ro1-1085" style:family="table-row">
      <style:table-row-properties style:row-height="0.446cm" fo:break-before="auto" style:use-optimal-row-height="false"/>
    </style:style>
    <style:style style:name="ro1-1086" style:family="table-row">
      <style:table-row-properties style:row-height="0.446cm" fo:break-before="auto" style:use-optimal-row-height="false"/>
    </style:style>
    <style:style style:name="ro1-1087" style:family="table-row">
      <style:table-row-properties style:row-height="0.446cm" fo:break-before="auto" style:use-optimal-row-height="false"/>
    </style:style>
    <style:style style:name="ro1-1088" style:family="table-row">
      <style:table-row-properties style:row-height="0.446cm" fo:break-before="auto" style:use-optimal-row-height="false"/>
    </style:style>
    <style:style style:name="ro1-1089" style:family="table-row">
      <style:table-row-properties style:row-height="0.446cm" fo:break-before="auto" style:use-optimal-row-height="false"/>
    </style:style>
    <style:style style:name="ro1-1090" style:family="table-row">
      <style:table-row-properties style:row-height="0.446cm" fo:break-before="auto" style:use-optimal-row-height="false"/>
    </style:style>
    <style:style style:name="ro1-1091" style:family="table-row">
      <style:table-row-properties style:row-height="0.446cm" fo:break-before="auto" style:use-optimal-row-height="false"/>
    </style:style>
    <style:style style:name="ro1-1092" style:family="table-row">
      <style:table-row-properties style:row-height="0.446cm" fo:break-before="auto" style:use-optimal-row-height="false"/>
    </style:style>
    <style:style style:name="ro1-1093" style:family="table-row">
      <style:table-row-properties style:row-height="0.446cm" fo:break-before="auto" style:use-optimal-row-height="false"/>
    </style:style>
    <style:style style:name="ro1-1094" style:family="table-row">
      <style:table-row-properties style:row-height="0.446cm" fo:break-before="auto" style:use-optimal-row-height="false"/>
    </style:style>
    <style:style style:name="ro1-1095" style:family="table-row">
      <style:table-row-properties style:row-height="0.446cm" fo:break-before="auto" style:use-optimal-row-height="false"/>
    </style:style>
    <style:style style:name="ro1-1096" style:family="table-row">
      <style:table-row-properties style:row-height="0.446cm" fo:break-before="auto" style:use-optimal-row-height="false"/>
    </style:style>
    <style:style style:name="ro1-1097" style:family="table-row">
      <style:table-row-properties style:row-height="0.848cm" fo:break-before="auto" style:use-optimal-row-height="false"/>
    </style:style>
    <style:style style:name="ro1-1098" style:family="table-row">
      <style:table-row-properties style:row-height="0.446cm" fo:break-before="auto" style:use-optimal-row-height="false"/>
    </style:style>
    <style:style style:name="ro1-1099" style:family="table-row">
      <style:table-row-properties style:row-height="0.446cm" fo:break-before="auto" style:use-optimal-row-height="false"/>
    </style:style>
    <style:style style:name="ro1-1100" style:family="table-row">
      <style:table-row-properties style:row-height="0.446cm" fo:break-before="auto" style:use-optimal-row-height="false"/>
    </style:style>
    <style:style style:name="ro1-1101" style:family="table-row">
      <style:table-row-properties style:row-height="0.446cm" fo:break-before="auto" style:use-optimal-row-height="false"/>
    </style:style>
    <style:style style:name="ro1-1102" style:family="table-row">
      <style:table-row-properties style:row-height="0.446cm" fo:break-before="auto" style:use-optimal-row-height="false"/>
    </style:style>
    <style:style style:name="ro1-1103" style:family="table-row">
      <style:table-row-properties style:row-height="0.446cm" fo:break-before="auto" style:use-optimal-row-height="false"/>
    </style:style>
    <style:style style:name="ro1-1104" style:family="table-row">
      <style:table-row-properties style:row-height="0.446cm" fo:break-before="auto" style:use-optimal-row-height="false"/>
    </style:style>
    <style:style style:name="ro1-1105" style:family="table-row">
      <style:table-row-properties style:row-height="0.446cm" fo:break-before="auto" style:use-optimal-row-height="false"/>
    </style:style>
    <style:style style:name="ro1-1106" style:family="table-row">
      <style:table-row-properties style:row-height="0.446cm" fo:break-before="auto" style:use-optimal-row-height="false"/>
    </style:style>
    <style:style style:name="ro1-1107" style:family="table-row">
      <style:table-row-properties style:row-height="0.446cm" fo:break-before="auto" style:use-optimal-row-height="false"/>
    </style:style>
    <style:style style:name="ro1-1108" style:family="table-row">
      <style:table-row-properties style:row-height="0.446cm" fo:break-before="auto" style:use-optimal-row-height="false"/>
    </style:style>
    <style:style style:name="ro1-1109" style:family="table-row">
      <style:table-row-properties style:row-height="0.446cm" fo:break-before="auto" style:use-optimal-row-height="false"/>
    </style:style>
    <style:style style:name="ro1-1110" style:family="table-row">
      <style:table-row-properties style:row-height="0.446cm" fo:break-before="auto" style:use-optimal-row-height="false"/>
    </style:style>
    <style:style style:name="ro1-1111" style:family="table-row">
      <style:table-row-properties style:row-height="0.446cm" fo:break-before="auto" style:use-optimal-row-height="false"/>
    </style:style>
    <style:style style:name="ro1-1112" style:family="table-row">
      <style:table-row-properties style:row-height="0.446cm" fo:break-before="auto" style:use-optimal-row-height="false"/>
    </style:style>
    <style:style style:name="ro1-1113" style:family="table-row">
      <style:table-row-properties style:row-height="0.446cm" fo:break-before="auto" style:use-optimal-row-height="false"/>
    </style:style>
    <style:style style:name="ro1-1114" style:family="table-row">
      <style:table-row-properties style:row-height="0.446cm" fo:break-before="auto" style:use-optimal-row-height="false"/>
    </style:style>
    <style:style style:name="ro1-1115" style:family="table-row">
      <style:table-row-properties style:row-height="0.446cm" fo:break-before="auto" style:use-optimal-row-height="false"/>
    </style:style>
    <style:style style:name="ro1-1116" style:family="table-row">
      <style:table-row-properties style:row-height="0.848cm" fo:break-before="auto" style:use-optimal-row-height="false"/>
    </style:style>
    <style:style style:name="ro1-1117" style:family="table-row">
      <style:table-row-properties style:row-height="0.848cm" fo:break-before="auto" style:use-optimal-row-height="false"/>
    </style:style>
    <style:style style:name="ro1-1118" style:family="table-row">
      <style:table-row-properties style:row-height="0.848cm" fo:break-before="auto" style:use-optimal-row-height="false"/>
    </style:style>
    <style:style style:name="ro1-1119" style:family="table-row">
      <style:table-row-properties style:row-height="0.446cm" fo:break-before="auto" style:use-optimal-row-height="false"/>
    </style:style>
    <style:style style:name="ro1-1120" style:family="table-row">
      <style:table-row-properties style:row-height="0.848cm" fo:break-before="auto" style:use-optimal-row-height="false"/>
    </style:style>
    <style:style style:name="ro1-1121" style:family="table-row">
      <style:table-row-properties style:row-height="0.446cm" fo:break-before="auto" style:use-optimal-row-height="false"/>
    </style:style>
    <style:style style:name="ro1-1122" style:family="table-row">
      <style:table-row-properties style:row-height="0.446cm" fo:break-before="auto" style:use-optimal-row-height="false"/>
    </style:style>
    <style:style style:name="ro1-1123" style:family="table-row">
      <style:table-row-properties style:row-height="0.446cm" fo:break-before="auto" style:use-optimal-row-height="false"/>
    </style:style>
    <style:style style:name="ro1-1124" style:family="table-row">
      <style:table-row-properties style:row-height="0.446cm" fo:break-before="auto" style:use-optimal-row-height="false"/>
    </style:style>
    <style:style style:name="ro1-1125" style:family="table-row">
      <style:table-row-properties style:row-height="0.446cm" fo:break-before="auto" style:use-optimal-row-height="false"/>
    </style:style>
    <style:style style:name="ro1-1126" style:family="table-row">
      <style:table-row-properties style:row-height="0.446cm" fo:break-before="auto" style:use-optimal-row-height="false"/>
    </style:style>
    <style:style style:name="ro1-1127" style:family="table-row">
      <style:table-row-properties style:row-height="0.446cm" fo:break-before="auto" style:use-optimal-row-height="false"/>
    </style:style>
    <style:style style:name="ro1-1128" style:family="table-row">
      <style:table-row-properties style:row-height="0.446cm" fo:break-before="auto" style:use-optimal-row-height="false"/>
    </style:style>
    <style:style style:name="ro1-1129" style:family="table-row">
      <style:table-row-properties style:row-height="0.446cm" fo:break-before="auto" style:use-optimal-row-height="false"/>
    </style:style>
    <style:style style:name="ro1-1130" style:family="table-row">
      <style:table-row-properties style:row-height="0.446cm" fo:break-before="auto" style:use-optimal-row-height="false"/>
    </style:style>
    <style:style style:name="ro1-1131" style:family="table-row">
      <style:table-row-properties style:row-height="0.446cm" fo:break-before="auto" style:use-optimal-row-height="false"/>
    </style:style>
    <style:style style:name="ro1-1132" style:family="table-row">
      <style:table-row-properties style:row-height="0.446cm" fo:break-before="auto" style:use-optimal-row-height="false"/>
    </style:style>
    <style:style style:name="ro1-1133" style:family="table-row">
      <style:table-row-properties style:row-height="0.446cm" fo:break-before="auto" style:use-optimal-row-height="false"/>
    </style:style>
    <style:style style:name="ro1-1134" style:family="table-row">
      <style:table-row-properties style:row-height="0.446cm" fo:break-before="auto" style:use-optimal-row-height="false"/>
    </style:style>
    <style:style style:name="ro1-1135" style:family="table-row">
      <style:table-row-properties style:row-height="0.446cm" fo:break-before="auto" style:use-optimal-row-height="false"/>
    </style:style>
    <style:style style:name="ro1-1136" style:family="table-row">
      <style:table-row-properties style:row-height="0.848cm" fo:break-before="auto" style:use-optimal-row-height="false"/>
    </style:style>
    <style:style style:name="ro1-1137" style:family="table-row">
      <style:table-row-properties style:row-height="0.446cm" fo:break-before="auto" style:use-optimal-row-height="false"/>
    </style:style>
    <style:style style:name="ro1-1138" style:family="table-row">
      <style:table-row-properties style:row-height="0.446cm" fo:break-before="auto" style:use-optimal-row-height="false"/>
    </style:style>
    <style:style style:name="ro1-1139" style:family="table-row">
      <style:table-row-properties style:row-height="0.446cm" fo:break-before="auto" style:use-optimal-row-height="false"/>
    </style:style>
    <style:style style:name="ro1-1140" style:family="table-row">
      <style:table-row-properties style:row-height="0.446cm" fo:break-before="auto" style:use-optimal-row-height="false"/>
    </style:style>
    <style:style style:name="ro1-1141" style:family="table-row">
      <style:table-row-properties style:row-height="0.446cm" fo:break-before="auto" style:use-optimal-row-height="false"/>
    </style:style>
    <style:style style:name="ro1-1142" style:family="table-row">
      <style:table-row-properties style:row-height="0.446cm" fo:break-before="auto" style:use-optimal-row-height="false"/>
    </style:style>
    <style:style style:name="ro1-1143" style:family="table-row">
      <style:table-row-properties style:row-height="0.446cm" fo:break-before="auto" style:use-optimal-row-height="false"/>
    </style:style>
    <style:style style:name="ro1-1144" style:family="table-row">
      <style:table-row-properties style:row-height="0.848cm" fo:break-before="auto" style:use-optimal-row-height="false"/>
    </style:style>
    <style:style style:name="ro1-1145" style:family="table-row">
      <style:table-row-properties style:row-height="0.446cm" fo:break-before="auto" style:use-optimal-row-height="false"/>
    </style:style>
    <style:style style:name="ro1-1146" style:family="table-row">
      <style:table-row-properties style:row-height="0.446cm" fo:break-before="auto" style:use-optimal-row-height="false"/>
    </style:style>
    <style:style style:name="ro1-1147" style:family="table-row">
      <style:table-row-properties style:row-height="0.848cm" fo:break-before="auto" style:use-optimal-row-height="false"/>
    </style:style>
    <style:style style:name="ro1-1148" style:family="table-row">
      <style:table-row-properties style:row-height="0.446cm" fo:break-before="auto" style:use-optimal-row-height="false"/>
    </style:style>
    <style:style style:name="ro1-1149" style:family="table-row">
      <style:table-row-properties style:row-height="0.446cm" fo:break-before="auto" style:use-optimal-row-height="false"/>
    </style:style>
    <style:style style:name="ro1-1150" style:family="table-row">
      <style:table-row-properties style:row-height="0.848cm" fo:break-before="auto" style:use-optimal-row-height="false"/>
    </style:style>
    <style:style style:name="ro1-1151" style:family="table-row">
      <style:table-row-properties style:row-height="0.446cm" fo:break-before="auto" style:use-optimal-row-height="false"/>
    </style:style>
    <style:style style:name="ro1-1152" style:family="table-row">
      <style:table-row-properties style:row-height="0.446cm" fo:break-before="auto" style:use-optimal-row-height="false"/>
    </style:style>
    <style:style style:name="ro1-1153" style:family="table-row">
      <style:table-row-properties style:row-height="0.446cm" fo:break-before="auto" style:use-optimal-row-height="false"/>
    </style:style>
    <style:style style:name="ro1-1154" style:family="table-row">
      <style:table-row-properties style:row-height="0.446cm" fo:break-before="auto" style:use-optimal-row-height="false"/>
    </style:style>
    <style:style style:name="ro1-1155" style:family="table-row">
      <style:table-row-properties style:row-height="0.446cm" fo:break-before="auto" style:use-optimal-row-height="false"/>
    </style:style>
    <style:style style:name="ro1-1156" style:family="table-row">
      <style:table-row-properties style:row-height="0.446cm" fo:break-before="auto" style:use-optimal-row-height="false"/>
    </style:style>
    <style:style style:name="ro1-1157" style:family="table-row">
      <style:table-row-properties style:row-height="0.848cm" fo:break-before="auto" style:use-optimal-row-height="false"/>
    </style:style>
    <style:style style:name="ro1-1158" style:family="table-row">
      <style:table-row-properties style:row-height="0.446cm" fo:break-before="auto" style:use-optimal-row-height="false"/>
    </style:style>
    <style:style style:name="ro1-1159" style:family="table-row">
      <style:table-row-properties style:row-height="0.848cm" fo:break-before="auto" style:use-optimal-row-height="false"/>
    </style:style>
    <style:style style:name="ro1-1160" style:family="table-row">
      <style:table-row-properties style:row-height="0.446cm" fo:break-before="auto" style:use-optimal-row-height="false"/>
    </style:style>
    <style:style style:name="ro1-1161" style:family="table-row">
      <style:table-row-properties style:row-height="0.848cm" fo:break-before="auto" style:use-optimal-row-height="false"/>
    </style:style>
    <style:style style:name="ro1-1162" style:family="table-row">
      <style:table-row-properties style:row-height="0.446cm" fo:break-before="auto" style:use-optimal-row-height="false"/>
    </style:style>
    <style:style style:name="ro1-1163" style:family="table-row">
      <style:table-row-properties style:row-height="0.848cm" fo:break-before="auto" style:use-optimal-row-height="false"/>
    </style:style>
    <style:style style:name="ro1-1164" style:family="table-row">
      <style:table-row-properties style:row-height="0.446cm" fo:break-before="auto" style:use-optimal-row-height="false"/>
    </style:style>
    <style:style style:name="ro1-1165" style:family="table-row">
      <style:table-row-properties style:row-height="0.446cm" fo:break-before="auto" style:use-optimal-row-height="false"/>
    </style:style>
    <style:style style:name="ro1-1166" style:family="table-row">
      <style:table-row-properties style:row-height="0.446cm" fo:break-before="auto" style:use-optimal-row-height="false"/>
    </style:style>
    <style:style style:name="ro1-1167" style:family="table-row">
      <style:table-row-properties style:row-height="0.446cm" fo:break-before="auto" style:use-optimal-row-height="false"/>
    </style:style>
    <style:style style:name="ro1-1168" style:family="table-row">
      <style:table-row-properties style:row-height="0.446cm" fo:break-before="auto" style:use-optimal-row-height="false"/>
    </style:style>
    <style:style style:name="ro1-1169" style:family="table-row">
      <style:table-row-properties style:row-height="0.848cm" fo:break-before="auto" style:use-optimal-row-height="false"/>
    </style:style>
    <style:style style:name="ro1-1170" style:family="table-row">
      <style:table-row-properties style:row-height="0.446cm" fo:break-before="auto" style:use-optimal-row-height="false"/>
    </style:style>
    <style:style style:name="ro1-1171" style:family="table-row">
      <style:table-row-properties style:row-height="0.446cm" fo:break-before="auto" style:use-optimal-row-height="false"/>
    </style:style>
    <style:style style:name="ro1-1172" style:family="table-row">
      <style:table-row-properties style:row-height="0.446cm" fo:break-before="auto" style:use-optimal-row-height="false"/>
    </style:style>
    <style:style style:name="ro1-1173" style:family="table-row">
      <style:table-row-properties style:row-height="0.446cm" fo:break-before="auto" style:use-optimal-row-height="false"/>
    </style:style>
    <style:style style:name="ro1-1174" style:family="table-row">
      <style:table-row-properties style:row-height="0.446cm" fo:break-before="auto" style:use-optimal-row-height="false"/>
    </style:style>
    <style:style style:name="ro1-1175" style:family="table-row">
      <style:table-row-properties style:row-height="0.446cm" fo:break-before="auto" style:use-optimal-row-height="false"/>
    </style:style>
    <style:style style:name="ro1-1176" style:family="table-row">
      <style:table-row-properties style:row-height="0.446cm" fo:break-before="auto" style:use-optimal-row-height="false"/>
    </style:style>
    <style:style style:name="ro1-1177" style:family="table-row">
      <style:table-row-properties style:row-height="0.446cm" fo:break-before="auto" style:use-optimal-row-height="false"/>
    </style:style>
    <style:style style:name="ro1-1178" style:family="table-row">
      <style:table-row-properties style:row-height="0.446cm" fo:break-before="auto" style:use-optimal-row-height="false"/>
    </style:style>
    <style:style style:name="ro1-1179" style:family="table-row">
      <style:table-row-properties style:row-height="0.446cm" fo:break-before="auto" style:use-optimal-row-height="false"/>
    </style:style>
    <style:style style:name="ro1-1180" style:family="table-row">
      <style:table-row-properties style:row-height="0.446cm" fo:break-before="auto" style:use-optimal-row-height="false"/>
    </style:style>
    <style:style style:name="ro1-1181" style:family="table-row">
      <style:table-row-properties style:row-height="0.446cm" fo:break-before="auto" style:use-optimal-row-height="false"/>
    </style:style>
    <style:style style:name="ro1-1182" style:family="table-row">
      <style:table-row-properties style:row-height="0.446cm" fo:break-before="auto" style:use-optimal-row-height="false"/>
    </style:style>
    <style:style style:name="ro1-1183" style:family="table-row">
      <style:table-row-properties style:row-height="0.446cm" fo:break-before="auto" style:use-optimal-row-height="false"/>
    </style:style>
    <style:style style:name="ro1-1184" style:family="table-row">
      <style:table-row-properties style:row-height="0.446cm" fo:break-before="auto" style:use-optimal-row-height="false"/>
    </style:style>
    <style:style style:name="ro1-1185" style:family="table-row">
      <style:table-row-properties style:row-height="0.446cm" fo:break-before="auto" style:use-optimal-row-height="false"/>
    </style:style>
    <style:style style:name="ro1-1186" style:family="table-row">
      <style:table-row-properties style:row-height="0.446cm" fo:break-before="auto" style:use-optimal-row-height="false"/>
    </style:style>
    <style:style style:name="ro1-1187" style:family="table-row">
      <style:table-row-properties style:row-height="0.446cm" fo:break-before="auto" style:use-optimal-row-height="false"/>
    </style:style>
    <style:style style:name="ro1-1188" style:family="table-row">
      <style:table-row-properties style:row-height="0.446cm" fo:break-before="auto" style:use-optimal-row-height="false"/>
    </style:style>
    <style:style style:name="ro1-1189" style:family="table-row">
      <style:table-row-properties style:row-height="0.446cm" fo:break-before="auto" style:use-optimal-row-height="false"/>
    </style:style>
    <style:style style:name="ro1-1190" style:family="table-row">
      <style:table-row-properties style:row-height="0.848cm" fo:break-before="auto" style:use-optimal-row-height="false"/>
    </style:style>
    <style:style style:name="ro1-1191" style:family="table-row">
      <style:table-row-properties style:row-height="0.446cm" fo:break-before="auto" style:use-optimal-row-height="false"/>
    </style:style>
    <style:style style:name="ro1-1192" style:family="table-row">
      <style:table-row-properties style:row-height="0.446cm" fo:break-before="auto" style:use-optimal-row-height="false"/>
    </style:style>
    <style:style style:name="ro1-1193" style:family="table-row">
      <style:table-row-properties style:row-height="0.446cm" fo:break-before="auto" style:use-optimal-row-height="false"/>
    </style:style>
    <style:style style:name="ro1-1194" style:family="table-row">
      <style:table-row-properties style:row-height="0.446cm" fo:break-before="auto" style:use-optimal-row-height="false"/>
    </style:style>
    <style:style style:name="ro1-1195" style:family="table-row">
      <style:table-row-properties style:row-height="0.446cm" fo:break-before="auto" style:use-optimal-row-height="false"/>
    </style:style>
    <style:style style:name="ro1-1196" style:family="table-row">
      <style:table-row-properties style:row-height="0.848cm" fo:break-before="auto" style:use-optimal-row-height="false"/>
    </style:style>
    <style:style style:name="ro1-1197" style:family="table-row">
      <style:table-row-properties style:row-height="0.446cm" fo:break-before="auto" style:use-optimal-row-height="false"/>
    </style:style>
    <style:style style:name="ro1-1198" style:family="table-row">
      <style:table-row-properties style:row-height="0.446cm" fo:break-before="auto" style:use-optimal-row-height="false"/>
    </style:style>
    <style:style style:name="ro1-1199" style:family="table-row">
      <style:table-row-properties style:row-height="0.848cm" fo:break-before="auto" style:use-optimal-row-height="false"/>
    </style:style>
    <style:style style:name="ro1-1200" style:family="table-row">
      <style:table-row-properties style:row-height="0.446cm" fo:break-before="auto" style:use-optimal-row-height="false"/>
    </style:style>
    <style:style style:name="ro1-1201" style:family="table-row">
      <style:table-row-properties style:row-height="0.446cm" fo:break-before="auto" style:use-optimal-row-height="false"/>
    </style:style>
    <style:style style:name="ro1-1202" style:family="table-row">
      <style:table-row-properties style:row-height="0.446cm" fo:break-before="auto" style:use-optimal-row-height="false"/>
    </style:style>
    <style:style style:name="ro1-1203" style:family="table-row">
      <style:table-row-properties style:row-height="0.446cm" fo:break-before="auto" style:use-optimal-row-height="false"/>
    </style:style>
    <style:style style:name="ro1-1204" style:family="table-row">
      <style:table-row-properties style:row-height="0.848cm" fo:break-before="auto" style:use-optimal-row-height="false"/>
    </style:style>
    <style:style style:name="ro1-1205" style:family="table-row">
      <style:table-row-properties style:row-height="0.446cm" fo:break-before="auto" style:use-optimal-row-height="false"/>
    </style:style>
    <style:style style:name="ro1-1206" style:family="table-row">
      <style:table-row-properties style:row-height="0.446cm" fo:break-before="auto" style:use-optimal-row-height="false"/>
    </style:style>
    <style:style style:name="ro1-1207" style:family="table-row">
      <style:table-row-properties style:row-height="0.446cm" fo:break-before="auto" style:use-optimal-row-height="false"/>
    </style:style>
    <style:style style:name="ro1-1208" style:family="table-row">
      <style:table-row-properties style:row-height="0.446cm" fo:break-before="auto" style:use-optimal-row-height="false"/>
    </style:style>
    <style:style style:name="ro1-1209" style:family="table-row">
      <style:table-row-properties style:row-height="0.446cm" fo:break-before="auto" style:use-optimal-row-height="false"/>
    </style:style>
    <style:style style:name="ro1-1210" style:family="table-row">
      <style:table-row-properties style:row-height="0.446cm" fo:break-before="auto" style:use-optimal-row-height="false"/>
    </style:style>
    <style:style style:name="ro1-1211" style:family="table-row">
      <style:table-row-properties style:row-height="0.446cm" fo:break-before="auto" style:use-optimal-row-height="false"/>
    </style:style>
    <style:style style:name="ro1-1212" style:family="table-row">
      <style:table-row-properties style:row-height="0.446cm" fo:break-before="auto" style:use-optimal-row-height="false"/>
    </style:style>
    <style:style style:name="ro1-1213" style:family="table-row">
      <style:table-row-properties style:row-height="0.446cm" fo:break-before="auto" style:use-optimal-row-height="false"/>
    </style:style>
    <style:style style:name="ro1-1214" style:family="table-row">
      <style:table-row-properties style:row-height="0.446cm" fo:break-before="auto" style:use-optimal-row-height="false"/>
    </style:style>
    <style:style style:name="ro1-1215" style:family="table-row">
      <style:table-row-properties style:row-height="0.446cm" fo:break-before="auto" style:use-optimal-row-height="false"/>
    </style:style>
    <style:style style:name="ro1-1216" style:family="table-row">
      <style:table-row-properties style:row-height="0.446cm" fo:break-before="auto" style:use-optimal-row-height="false"/>
    </style:style>
    <style:style style:name="ro1-1217" style:family="table-row">
      <style:table-row-properties style:row-height="0.446cm" fo:break-before="auto" style:use-optimal-row-height="false"/>
    </style:style>
    <style:style style:name="ro1-1218" style:family="table-row">
      <style:table-row-properties style:row-height="0.446cm" fo:break-before="auto" style:use-optimal-row-height="false"/>
    </style:style>
    <style:style style:name="ro1-1219" style:family="table-row">
      <style:table-row-properties style:row-height="0.446cm" fo:break-before="auto" style:use-optimal-row-height="false"/>
    </style:style>
    <style:style style:name="ro1-1220" style:family="table-row">
      <style:table-row-properties style:row-height="0.446cm" fo:break-before="auto" style:use-optimal-row-height="false"/>
    </style:style>
    <style:style style:name="ro1-1221" style:family="table-row">
      <style:table-row-properties style:row-height="0.446cm" fo:break-before="auto" style:use-optimal-row-height="false"/>
    </style:style>
    <style:style style:name="ro1-1222" style:family="table-row">
      <style:table-row-properties style:row-height="0.446cm" fo:break-before="auto" style:use-optimal-row-height="false"/>
    </style:style>
    <style:style style:name="ro1-1223" style:family="table-row">
      <style:table-row-properties style:row-height="0.446cm" fo:break-before="auto" style:use-optimal-row-height="false"/>
    </style:style>
    <style:style style:name="ro1-1224" style:family="table-row">
      <style:table-row-properties style:row-height="0.446cm" fo:break-before="auto" style:use-optimal-row-height="false"/>
    </style:style>
    <style:style style:name="ro1-1225" style:family="table-row">
      <style:table-row-properties style:row-height="0.446cm" fo:break-before="auto" style:use-optimal-row-height="false"/>
    </style:style>
    <style:style style:name="ro1-1226" style:family="table-row">
      <style:table-row-properties style:row-height="0.446cm" fo:break-before="auto" style:use-optimal-row-height="false"/>
    </style:style>
    <style:style style:name="ro1-1227" style:family="table-row">
      <style:table-row-properties style:row-height="0.446cm" fo:break-before="auto" style:use-optimal-row-height="false"/>
    </style:style>
    <style:style style:name="ro1-1228" style:family="table-row">
      <style:table-row-properties style:row-height="0.446cm" fo:break-before="auto" style:use-optimal-row-height="false"/>
    </style:style>
    <style:style style:name="ro1-1229" style:family="table-row">
      <style:table-row-properties style:row-height="0.446cm" fo:break-before="auto" style:use-optimal-row-height="false"/>
    </style:style>
    <style:style style:name="ro1-1230" style:family="table-row">
      <style:table-row-properties style:row-height="0.446cm" fo:break-before="auto" style:use-optimal-row-height="false"/>
    </style:style>
    <style:style style:name="ro1-1231" style:family="table-row">
      <style:table-row-properties style:row-height="0.446cm" fo:break-before="auto" style:use-optimal-row-height="false"/>
    </style:style>
    <style:style style:name="ro1-1232" style:family="table-row">
      <style:table-row-properties style:row-height="0.446cm" fo:break-before="auto" style:use-optimal-row-height="false"/>
    </style:style>
    <style:style style:name="ro1-1233" style:family="table-row">
      <style:table-row-properties style:row-height="0.446cm" fo:break-before="auto" style:use-optimal-row-height="false"/>
    </style:style>
    <style:style style:name="ro1-1234" style:family="table-row">
      <style:table-row-properties style:row-height="0.446cm" fo:break-before="auto" style:use-optimal-row-height="false"/>
    </style:style>
    <style:style style:name="ro1-1235" style:family="table-row">
      <style:table-row-properties style:row-height="0.446cm" fo:break-before="auto" style:use-optimal-row-height="false"/>
    </style:style>
    <style:style style:name="ro1-1236" style:family="table-row">
      <style:table-row-properties style:row-height="0.446cm" fo:break-before="auto" style:use-optimal-row-height="false"/>
    </style:style>
    <style:style style:name="ro1-1237" style:family="table-row">
      <style:table-row-properties style:row-height="0.446cm" fo:break-before="auto" style:use-optimal-row-height="false"/>
    </style:style>
    <style:style style:name="ro1-1238" style:family="table-row">
      <style:table-row-properties style:row-height="0.446cm" fo:break-before="auto" style:use-optimal-row-height="false"/>
    </style:style>
    <style:style style:name="ro1-1239" style:family="table-row">
      <style:table-row-properties style:row-height="0.446cm" fo:break-before="auto" style:use-optimal-row-height="false"/>
    </style:style>
    <style:style style:name="ro1-1240" style:family="table-row">
      <style:table-row-properties style:row-height="0.446cm" fo:break-before="auto" style:use-optimal-row-height="false"/>
    </style:style>
    <style:style style:name="ro1-1241" style:family="table-row">
      <style:table-row-properties style:row-height="0.446cm" fo:break-before="auto" style:use-optimal-row-height="false"/>
    </style:style>
    <style:style style:name="ro1-1242" style:family="table-row">
      <style:table-row-properties style:row-height="0.446cm" fo:break-before="auto" style:use-optimal-row-height="false"/>
    </style:style>
    <style:style style:name="ro1-1243" style:family="table-row">
      <style:table-row-properties style:row-height="0.446cm" fo:break-before="auto" style:use-optimal-row-height="false"/>
    </style:style>
    <style:style style:name="ro1-1244" style:family="table-row">
      <style:table-row-properties style:row-height="0.446cm" fo:break-before="auto" style:use-optimal-row-height="false"/>
    </style:style>
    <style:style style:name="ro1-1245" style:family="table-row">
      <style:table-row-properties style:row-height="0.446cm" fo:break-before="auto" style:use-optimal-row-height="false"/>
    </style:style>
    <style:style style:name="ro1-1246" style:family="table-row">
      <style:table-row-properties style:row-height="0.446cm" fo:break-before="auto" style:use-optimal-row-height="false"/>
    </style:style>
    <style:style style:name="ro1-1247" style:family="table-row">
      <style:table-row-properties style:row-height="0.446cm" fo:break-before="auto" style:use-optimal-row-height="false"/>
    </style:style>
    <style:style style:name="ro1-1248" style:family="table-row">
      <style:table-row-properties style:row-height="0.446cm" fo:break-before="auto" style:use-optimal-row-height="false"/>
    </style:style>
    <style:style style:name="ro1-1249" style:family="table-row">
      <style:table-row-properties style:row-height="0.446cm" fo:break-before="auto" style:use-optimal-row-height="false"/>
    </style:style>
    <style:style style:name="ro1-1250" style:family="table-row">
      <style:table-row-properties style:row-height="0.446cm" fo:break-before="auto" style:use-optimal-row-height="false"/>
    </style:style>
    <style:style style:name="ro1-1251" style:family="table-row">
      <style:table-row-properties style:row-height="0.446cm" fo:break-before="auto" style:use-optimal-row-height="false"/>
    </style:style>
    <style:style style:name="ro1-1252" style:family="table-row">
      <style:table-row-properties style:row-height="0.848cm" fo:break-before="auto" style:use-optimal-row-height="false"/>
    </style:style>
    <style:style style:name="ro1-1253" style:family="table-row">
      <style:table-row-properties style:row-height="0.446cm" fo:break-before="auto" style:use-optimal-row-height="false"/>
    </style:style>
    <style:style style:name="ro1-1254" style:family="table-row">
      <style:table-row-properties style:row-height="0.446cm" fo:break-before="auto" style:use-optimal-row-height="false"/>
    </style:style>
    <style:style style:name="ro1-1255" style:family="table-row">
      <style:table-row-properties style:row-height="0.446cm" fo:break-before="auto" style:use-optimal-row-height="false"/>
    </style:style>
    <style:style style:name="ro1-1256" style:family="table-row">
      <style:table-row-properties style:row-height="0.446cm" fo:break-before="auto" style:use-optimal-row-height="false"/>
    </style:style>
    <style:style style:name="ro1-1257" style:family="table-row">
      <style:table-row-properties style:row-height="0.446cm" fo:break-before="auto" style:use-optimal-row-height="false"/>
    </style:style>
    <style:style style:name="ro1-1258" style:family="table-row">
      <style:table-row-properties style:row-height="0.446cm" fo:break-before="auto" style:use-optimal-row-height="false"/>
    </style:style>
    <style:style style:name="ro1-1259" style:family="table-row">
      <style:table-row-properties style:row-height="0.446cm" fo:break-before="auto" style:use-optimal-row-height="false"/>
    </style:style>
    <style:style style:name="ro1-1260" style:family="table-row">
      <style:table-row-properties style:row-height="0.446cm" fo:break-before="auto" style:use-optimal-row-height="false"/>
    </style:style>
    <style:style style:name="ro1-1261" style:family="table-row">
      <style:table-row-properties style:row-height="0.446cm" fo:break-before="auto" style:use-optimal-row-height="false"/>
    </style:style>
    <style:style style:name="ro1-1262" style:family="table-row">
      <style:table-row-properties style:row-height="0.446cm" fo:break-before="auto" style:use-optimal-row-height="false"/>
    </style:style>
    <style:style style:name="ro1-1263" style:family="table-row">
      <style:table-row-properties style:row-height="0.446cm" fo:break-before="auto" style:use-optimal-row-height="false"/>
    </style:style>
    <style:style style:name="ro1-1264" style:family="table-row">
      <style:table-row-properties style:row-height="0.446cm" fo:break-before="auto" style:use-optimal-row-height="false"/>
    </style:style>
    <style:style style:name="ro1-1265" style:family="table-row">
      <style:table-row-properties style:row-height="0.446cm" fo:break-before="auto" style:use-optimal-row-height="false"/>
    </style:style>
    <style:style style:name="ro1-1266" style:family="table-row">
      <style:table-row-properties style:row-height="0.446cm" fo:break-before="auto" style:use-optimal-row-height="false"/>
    </style:style>
    <style:style style:name="ro1-1267" style:family="table-row">
      <style:table-row-properties style:row-height="0.848cm" fo:break-before="auto" style:use-optimal-row-height="false"/>
    </style:style>
    <style:style style:name="ro1-1268" style:family="table-row">
      <style:table-row-properties style:row-height="0.446cm" fo:break-before="auto" style:use-optimal-row-height="false"/>
    </style:style>
    <style:style style:name="ro1-1269" style:family="table-row">
      <style:table-row-properties style:row-height="0.848cm" fo:break-before="auto" style:use-optimal-row-height="false"/>
    </style:style>
    <style:style style:name="ro1-1270" style:family="table-row">
      <style:table-row-properties style:row-height="0.848cm" fo:break-before="auto" style:use-optimal-row-height="false"/>
    </style:style>
    <style:style style:name="ro1-1271" style:family="table-row">
      <style:table-row-properties style:row-height="0.446cm" fo:break-before="auto" style:use-optimal-row-height="false"/>
    </style:style>
    <style:style style:name="ro1-1272" style:family="table-row">
      <style:table-row-properties style:row-height="0.446cm" fo:break-before="auto" style:use-optimal-row-height="false"/>
    </style:style>
    <style:style style:name="ro1-1273" style:family="table-row">
      <style:table-row-properties style:row-height="0.446cm" fo:break-before="auto" style:use-optimal-row-height="false"/>
    </style:style>
    <style:style style:name="ro1-1274" style:family="table-row">
      <style:table-row-properties style:row-height="0.446cm" fo:break-before="auto" style:use-optimal-row-height="false"/>
    </style:style>
    <style:style style:name="ro1-1275" style:family="table-row">
      <style:table-row-properties style:row-height="0.446cm" fo:break-before="auto" style:use-optimal-row-height="false"/>
    </style:style>
    <style:style style:name="ro1-1276" style:family="table-row">
      <style:table-row-properties style:row-height="0.446cm" fo:break-before="auto" style:use-optimal-row-height="false"/>
    </style:style>
    <style:style style:name="ro1-1277" style:family="table-row">
      <style:table-row-properties style:row-height="0.446cm" fo:break-before="auto" style:use-optimal-row-height="false"/>
    </style:style>
    <style:style style:name="ro1-1278" style:family="table-row">
      <style:table-row-properties style:row-height="0.446cm" fo:break-before="auto" style:use-optimal-row-height="false"/>
    </style:style>
    <style:style style:name="ro1-1279" style:family="table-row">
      <style:table-row-properties style:row-height="0.446cm" fo:break-before="auto" style:use-optimal-row-height="false"/>
    </style:style>
    <style:style style:name="ro1-1280" style:family="table-row">
      <style:table-row-properties style:row-height="0.848cm" fo:break-before="auto" style:use-optimal-row-height="false"/>
    </style:style>
    <style:style style:name="ro1-1281" style:family="table-row">
      <style:table-row-properties style:row-height="0.446cm" fo:break-before="auto" style:use-optimal-row-height="false"/>
    </style:style>
    <style:style style:name="ro1-1282" style:family="table-row">
      <style:table-row-properties style:row-height="0.446cm" fo:break-before="auto" style:use-optimal-row-height="false"/>
    </style:style>
    <style:style style:name="ro1-1283" style:family="table-row">
      <style:table-row-properties style:row-height="0.446cm" fo:break-before="auto" style:use-optimal-row-height="false"/>
    </style:style>
    <style:style style:name="ro1-1284" style:family="table-row">
      <style:table-row-properties style:row-height="0.446cm" fo:break-before="auto" style:use-optimal-row-height="false"/>
    </style:style>
    <style:style style:name="ro1-1285" style:family="table-row">
      <style:table-row-properties style:row-height="0.446cm" fo:break-before="auto" style:use-optimal-row-height="false"/>
    </style:style>
    <style:style style:name="ro1-1286" style:family="table-row">
      <style:table-row-properties style:row-height="0.446cm" fo:break-before="auto" style:use-optimal-row-height="false"/>
    </style:style>
    <style:style style:name="ro1-1287" style:family="table-row">
      <style:table-row-properties style:row-height="0.446cm" fo:break-before="auto" style:use-optimal-row-height="false"/>
    </style:style>
    <style:style style:name="ro1-1288" style:family="table-row">
      <style:table-row-properties style:row-height="0.446cm" fo:break-before="auto" style:use-optimal-row-height="false"/>
    </style:style>
    <style:style style:name="ro1-1289" style:family="table-row">
      <style:table-row-properties style:row-height="0.446cm" fo:break-before="auto" style:use-optimal-row-height="false"/>
    </style:style>
    <style:style style:name="ro1-1290" style:family="table-row">
      <style:table-row-properties style:row-height="0.446cm" fo:break-before="auto" style:use-optimal-row-height="false"/>
    </style:style>
    <style:style style:name="ro1-1291" style:family="table-row">
      <style:table-row-properties style:row-height="0.446cm" fo:break-before="auto" style:use-optimal-row-height="false"/>
    </style:style>
    <style:style style:name="ro1-1292" style:family="table-row">
      <style:table-row-properties style:row-height="0.446cm" fo:break-before="auto" style:use-optimal-row-height="false"/>
    </style:style>
    <style:style style:name="ro1-1293" style:family="table-row">
      <style:table-row-properties style:row-height="0.446cm" fo:break-before="auto" style:use-optimal-row-height="false"/>
    </style:style>
    <style:style style:name="ro1-1294" style:family="table-row">
      <style:table-row-properties style:row-height="0.446cm" fo:break-before="auto" style:use-optimal-row-height="false"/>
    </style:style>
    <style:style style:name="ro1-1295" style:family="table-row">
      <style:table-row-properties style:row-height="0.446cm" fo:break-before="auto" style:use-optimal-row-height="false"/>
    </style:style>
    <style:style style:name="ro1-1296" style:family="table-row">
      <style:table-row-properties style:row-height="0.446cm" fo:break-before="auto" style:use-optimal-row-height="false"/>
    </style:style>
    <style:style style:name="ro1-1297" style:family="table-row">
      <style:table-row-properties style:row-height="0.446cm" fo:break-before="auto" style:use-optimal-row-height="false"/>
    </style:style>
    <style:style style:name="ro1-1298" style:family="table-row">
      <style:table-row-properties style:row-height="0.446cm" fo:break-before="auto" style:use-optimal-row-height="false"/>
    </style:style>
    <style:style style:name="ro1-1299" style:family="table-row">
      <style:table-row-properties style:row-height="0.446cm" fo:break-before="auto" style:use-optimal-row-height="false"/>
    </style:style>
    <style:style style:name="ro1-1300" style:family="table-row">
      <style:table-row-properties style:row-height="0.446cm" fo:break-before="auto" style:use-optimal-row-height="false"/>
    </style:style>
    <style:style style:name="ro1-1301" style:family="table-row">
      <style:table-row-properties style:row-height="0.446cm" fo:break-before="auto" style:use-optimal-row-height="false"/>
    </style:style>
    <style:style style:name="ro1-1302" style:family="table-row">
      <style:table-row-properties style:row-height="0.446cm" fo:break-before="auto" style:use-optimal-row-height="false"/>
    </style:style>
    <style:style style:name="ro1-1303" style:family="table-row">
      <style:table-row-properties style:row-height="0.446cm" fo:break-before="auto" style:use-optimal-row-height="false"/>
    </style:style>
    <style:style style:name="ro1-1304" style:family="table-row">
      <style:table-row-properties style:row-height="0.446cm" fo:break-before="auto" style:use-optimal-row-height="false"/>
    </style:style>
    <style:style style:name="ro1-1305" style:family="table-row">
      <style:table-row-properties style:row-height="0.446cm" fo:break-before="auto" style:use-optimal-row-height="false"/>
    </style:style>
    <style:style style:name="ro1-1306" style:family="table-row">
      <style:table-row-properties style:row-height="0.446cm" fo:break-before="auto" style:use-optimal-row-height="false"/>
    </style:style>
    <style:style style:name="ro1-1307" style:family="table-row">
      <style:table-row-properties style:row-height="0.446cm" fo:break-before="auto" style:use-optimal-row-height="false"/>
    </style:style>
    <style:style style:name="ro1-1308" style:family="table-row">
      <style:table-row-properties style:row-height="0.446cm" fo:break-before="auto" style:use-optimal-row-height="false"/>
    </style:style>
    <style:style style:name="ro1-1309" style:family="table-row">
      <style:table-row-properties style:row-height="0.446cm" fo:break-before="auto" style:use-optimal-row-height="false"/>
    </style:style>
    <style:style style:name="ro1-1310" style:family="table-row">
      <style:table-row-properties style:row-height="0.446cm" fo:break-before="auto" style:use-optimal-row-height="false"/>
    </style:style>
    <style:style style:name="ro1-1311" style:family="table-row">
      <style:table-row-properties style:row-height="0.446cm" fo:break-before="auto" style:use-optimal-row-height="false"/>
    </style:style>
    <style:style style:name="ro1-1312" style:family="table-row">
      <style:table-row-properties style:row-height="0.446cm" fo:break-before="auto" style:use-optimal-row-height="false"/>
    </style:style>
    <style:style style:name="ro1-1313" style:family="table-row">
      <style:table-row-properties style:row-height="0.446cm" fo:break-before="auto" style:use-optimal-row-height="false"/>
    </style:style>
    <style:style style:name="ro1-1314" style:family="table-row">
      <style:table-row-properties style:row-height="0.446cm" fo:break-before="auto" style:use-optimal-row-height="false"/>
    </style:style>
    <style:style style:name="ro1-1315" style:family="table-row">
      <style:table-row-properties style:row-height="0.446cm" fo:break-before="auto" style:use-optimal-row-height="false"/>
    </style:style>
    <style:style style:name="ro1-1316" style:family="table-row">
      <style:table-row-properties style:row-height="0.446cm" fo:break-before="auto" style:use-optimal-row-height="false"/>
    </style:style>
    <style:style style:name="ro1-1317" style:family="table-row">
      <style:table-row-properties style:row-height="0.446cm" fo:break-before="auto" style:use-optimal-row-height="false"/>
    </style:style>
    <style:style style:name="ro1-1318" style:family="table-row">
      <style:table-row-properties style:row-height="0.446cm" fo:break-before="auto" style:use-optimal-row-height="false"/>
    </style:style>
    <style:style style:name="ro1-1319" style:family="table-row">
      <style:table-row-properties style:row-height="0.446cm" fo:break-before="auto" style:use-optimal-row-height="false"/>
    </style:style>
    <style:style style:name="ro1-1320" style:family="table-row">
      <style:table-row-properties style:row-height="0.446cm" fo:break-before="auto" style:use-optimal-row-height="false"/>
    </style:style>
    <style:style style:name="ro1-1321" style:family="table-row">
      <style:table-row-properties style:row-height="0.446cm" fo:break-before="auto" style:use-optimal-row-height="false"/>
    </style:style>
    <style:style style:name="ro1-1322" style:family="table-row">
      <style:table-row-properties style:row-height="0.446cm" fo:break-before="auto" style:use-optimal-row-height="false"/>
    </style:style>
    <style:style style:name="ro1-1323" style:family="table-row">
      <style:table-row-properties style:row-height="0.446cm" fo:break-before="auto" style:use-optimal-row-height="false"/>
    </style:style>
    <style:style style:name="ro1-1324" style:family="table-row">
      <style:table-row-properties style:row-height="0.446cm" fo:break-before="auto" style:use-optimal-row-height="false"/>
    </style:style>
    <style:style style:name="ro1-1325" style:family="table-row">
      <style:table-row-properties style:row-height="0.446cm" fo:break-before="auto" style:use-optimal-row-height="false"/>
    </style:style>
    <style:style style:name="ro1-1326" style:family="table-row">
      <style:table-row-properties style:row-height="0.446cm" fo:break-before="auto" style:use-optimal-row-height="false"/>
    </style:style>
    <style:style style:name="ro1-1327" style:family="table-row">
      <style:table-row-properties style:row-height="0.446cm" fo:break-before="auto" style:use-optimal-row-height="false"/>
    </style:style>
    <style:style style:name="ro1-1328" style:family="table-row">
      <style:table-row-properties style:row-height="0.446cm" fo:break-before="auto" style:use-optimal-row-height="false"/>
    </style:style>
    <style:style style:name="ro1-1329" style:family="table-row">
      <style:table-row-properties style:row-height="0.446cm" fo:break-before="auto" style:use-optimal-row-height="false"/>
    </style:style>
    <style:style style:name="ro1-1330" style:family="table-row">
      <style:table-row-properties style:row-height="0.446cm" fo:break-before="auto" style:use-optimal-row-height="false"/>
    </style:style>
    <style:style style:name="ro1-1331" style:family="table-row">
      <style:table-row-properties style:row-height="0.446cm" fo:break-before="auto" style:use-optimal-row-height="false"/>
    </style:style>
    <style:style style:name="ro1-1332" style:family="table-row">
      <style:table-row-properties style:row-height="0.446cm" fo:break-before="auto" style:use-optimal-row-height="false"/>
    </style:style>
    <style:style style:name="ro1-1333" style:family="table-row">
      <style:table-row-properties style:row-height="0.446cm" fo:break-before="auto" style:use-optimal-row-height="false"/>
    </style:style>
    <style:style style:name="ro1-1334" style:family="table-row">
      <style:table-row-properties style:row-height="0.446cm" fo:break-before="auto" style:use-optimal-row-height="false"/>
    </style:style>
    <style:style style:name="ro1-1335" style:family="table-row">
      <style:table-row-properties style:row-height="0.446cm" fo:break-before="auto" style:use-optimal-row-height="false"/>
    </style:style>
    <style:style style:name="ro1-1336" style:family="table-row">
      <style:table-row-properties style:row-height="0.446cm" fo:break-before="auto" style:use-optimal-row-height="false"/>
    </style:style>
    <style:style style:name="ro1-1337" style:family="table-row">
      <style:table-row-properties style:row-height="0.446cm" fo:break-before="auto" style:use-optimal-row-height="false"/>
    </style:style>
    <style:style style:name="ro1-1338" style:family="table-row">
      <style:table-row-properties style:row-height="0.446cm" fo:break-before="auto" style:use-optimal-row-height="false"/>
    </style:style>
    <style:style style:name="ro1-1339" style:family="table-row">
      <style:table-row-properties style:row-height="0.446cm" fo:break-before="auto" style:use-optimal-row-height="false"/>
    </style:style>
    <style:style style:name="ro1-1340" style:family="table-row">
      <style:table-row-properties style:row-height="0.446cm" fo:break-before="auto" style:use-optimal-row-height="false"/>
    </style:style>
    <style:style style:name="ro1-1341" style:family="table-row">
      <style:table-row-properties style:row-height="0.446cm" fo:break-before="auto" style:use-optimal-row-height="false"/>
    </style:style>
    <style:style style:name="ro1-1342" style:family="table-row">
      <style:table-row-properties style:row-height="0.446cm" fo:break-before="auto" style:use-optimal-row-height="false"/>
    </style:style>
    <style:style style:name="ro1-1343" style:family="table-row">
      <style:table-row-properties style:row-height="0.446cm" fo:break-before="auto" style:use-optimal-row-height="false"/>
    </style:style>
    <style:style style:name="ro1-1344" style:family="table-row">
      <style:table-row-properties style:row-height="0.446cm" fo:break-before="auto" style:use-optimal-row-height="false"/>
    </style:style>
    <style:style style:name="ro1-1345" style:family="table-row">
      <style:table-row-properties style:row-height="0.446cm" fo:break-before="auto" style:use-optimal-row-height="false"/>
    </style:style>
    <style:style style:name="ro1-1346" style:family="table-row">
      <style:table-row-properties style:row-height="0.446cm" fo:break-before="auto" style:use-optimal-row-height="false"/>
    </style:style>
    <style:style style:name="ro1-1347" style:family="table-row">
      <style:table-row-properties style:row-height="0.446cm" fo:break-before="auto" style:use-optimal-row-height="false"/>
    </style:style>
    <style:style style:name="ro1-1348" style:family="table-row">
      <style:table-row-properties style:row-height="0.446cm" fo:break-before="auto" style:use-optimal-row-height="false"/>
    </style:style>
    <style:style style:name="ro1-1349" style:family="table-row">
      <style:table-row-properties style:row-height="0.446cm" fo:break-before="auto" style:use-optimal-row-height="false"/>
    </style:style>
    <style:style style:name="ro1-1350" style:family="table-row">
      <style:table-row-properties style:row-height="0.446cm" fo:break-before="auto" style:use-optimal-row-height="false"/>
    </style:style>
    <style:style style:name="ro1-1351" style:family="table-row">
      <style:table-row-properties style:row-height="0.446cm" fo:break-before="auto" style:use-optimal-row-height="false"/>
    </style:style>
    <style:style style:name="ro1-1352" style:family="table-row">
      <style:table-row-properties style:row-height="0.446cm" fo:break-before="auto" style:use-optimal-row-height="false"/>
    </style:style>
    <style:style style:name="ro1-1353" style:family="table-row">
      <style:table-row-properties style:row-height="0.446cm" fo:break-before="auto" style:use-optimal-row-height="false"/>
    </style:style>
    <style:style style:name="ro1-1354" style:family="table-row">
      <style:table-row-properties style:row-height="0.446cm" fo:break-before="auto" style:use-optimal-row-height="false"/>
    </style:style>
    <style:style style:name="ro1-1355" style:family="table-row">
      <style:table-row-properties style:row-height="0.446cm" fo:break-before="auto" style:use-optimal-row-height="false"/>
    </style:style>
    <style:style style:name="ro1-1356" style:family="table-row">
      <style:table-row-properties style:row-height="0.446cm" fo:break-before="auto" style:use-optimal-row-height="false"/>
    </style:style>
    <style:style style:name="ro1-1357" style:family="table-row">
      <style:table-row-properties style:row-height="0.446cm" fo:break-before="auto" style:use-optimal-row-height="false"/>
    </style:style>
    <style:style style:name="ro1-1358" style:family="table-row">
      <style:table-row-properties style:row-height="0.446cm" fo:break-before="auto" style:use-optimal-row-height="false"/>
    </style:style>
    <style:style style:name="ro1-1359" style:family="table-row">
      <style:table-row-properties style:row-height="0.446cm" fo:break-before="auto" style:use-optimal-row-height="false"/>
    </style:style>
    <style:style style:name="ro1-1360" style:family="table-row">
      <style:table-row-properties style:row-height="0.446cm" fo:break-before="auto" style:use-optimal-row-height="false"/>
    </style:style>
    <style:style style:name="ro1-1361" style:family="table-row">
      <style:table-row-properties style:row-height="0.446cm" fo:break-before="auto" style:use-optimal-row-height="false"/>
    </style:style>
    <style:style style:name="ro1-1362" style:family="table-row">
      <style:table-row-properties style:row-height="0.446cm" fo:break-before="auto" style:use-optimal-row-height="false"/>
    </style:style>
    <style:style style:name="ro1-1363" style:family="table-row">
      <style:table-row-properties style:row-height="0.446cm" fo:break-before="auto" style:use-optimal-row-height="false"/>
    </style:style>
    <style:style style:name="ro1-1364" style:family="table-row">
      <style:table-row-properties style:row-height="0.446cm" fo:break-before="auto" style:use-optimal-row-height="false"/>
    </style:style>
    <style:style style:name="ro1-1365" style:family="table-row">
      <style:table-row-properties style:row-height="0.446cm" fo:break-before="auto" style:use-optimal-row-height="false"/>
    </style:style>
    <style:style style:name="ro1-1366" style:family="table-row">
      <style:table-row-properties style:row-height="0.446cm" fo:break-before="auto" style:use-optimal-row-height="false"/>
    </style:style>
    <style:style style:name="ro1-1367" style:family="table-row">
      <style:table-row-properties style:row-height="0.446cm" fo:break-before="auto" style:use-optimal-row-height="false"/>
    </style:style>
    <style:style style:name="ro1-1368" style:family="table-row">
      <style:table-row-properties style:row-height="0.446cm" fo:break-before="auto" style:use-optimal-row-height="false"/>
    </style:style>
    <style:style style:name="ro1-1369" style:family="table-row">
      <style:table-row-properties style:row-height="0.446cm" fo:break-before="auto" style:use-optimal-row-height="false"/>
    </style:style>
    <style:style style:name="ro1-1370" style:family="table-row">
      <style:table-row-properties style:row-height="0.446cm" fo:break-before="auto" style:use-optimal-row-height="false"/>
    </style:style>
    <style:style style:name="ro1-1371" style:family="table-row">
      <style:table-row-properties style:row-height="0.446cm" fo:break-before="auto" style:use-optimal-row-height="false"/>
    </style:style>
    <style:style style:name="ro1-1372" style:family="table-row">
      <style:table-row-properties style:row-height="0.446cm" fo:break-before="auto" style:use-optimal-row-height="false"/>
    </style:style>
    <style:style style:name="ro1-1373" style:family="table-row">
      <style:table-row-properties style:row-height="0.446cm" fo:break-before="auto" style:use-optimal-row-height="false"/>
    </style:style>
    <style:style style:name="ro1-1374" style:family="table-row">
      <style:table-row-properties style:row-height="0.446cm" fo:break-before="auto" style:use-optimal-row-height="false"/>
    </style:style>
    <style:style style:name="ro1-1375" style:family="table-row">
      <style:table-row-properties style:row-height="0.446cm" fo:break-before="auto" style:use-optimal-row-height="false"/>
    </style:style>
    <style:style style:name="ro1-1376" style:family="table-row">
      <style:table-row-properties style:row-height="0.446cm" fo:break-before="auto" style:use-optimal-row-height="false"/>
    </style:style>
    <style:style style:name="ro1-1377" style:family="table-row">
      <style:table-row-properties style:row-height="0.446cm" fo:break-before="auto" style:use-optimal-row-height="false"/>
    </style:style>
    <style:style style:name="ro1-1378" style:family="table-row">
      <style:table-row-properties style:row-height="0.446cm" fo:break-before="auto" style:use-optimal-row-height="false"/>
    </style:style>
    <style:style style:name="ro1-1379" style:family="table-row">
      <style:table-row-properties style:row-height="0.446cm" fo:break-before="auto" style:use-optimal-row-height="false"/>
    </style:style>
    <style:style style:name="ro1-1380" style:family="table-row">
      <style:table-row-properties style:row-height="0.446cm" fo:break-before="auto" style:use-optimal-row-height="false"/>
    </style:style>
    <style:style style:name="ro1-1381" style:family="table-row">
      <style:table-row-properties style:row-height="0.446cm" fo:break-before="auto" style:use-optimal-row-height="false"/>
    </style:style>
    <style:style style:name="ro1-1382" style:family="table-row">
      <style:table-row-properties style:row-height="0.446cm" fo:break-before="auto" style:use-optimal-row-height="false"/>
    </style:style>
    <style:style style:name="ro1-1383" style:family="table-row">
      <style:table-row-properties style:row-height="0.446cm" fo:break-before="auto" style:use-optimal-row-height="false"/>
    </style:style>
    <style:style style:name="ro1-1384" style:family="table-row">
      <style:table-row-properties style:row-height="0.446cm" fo:break-before="auto" style:use-optimal-row-height="false"/>
    </style:style>
    <style:style style:name="ro1-1385" style:family="table-row">
      <style:table-row-properties style:row-height="0.446cm" fo:break-before="auto" style:use-optimal-row-height="false"/>
    </style:style>
    <style:style style:name="ro1-1386" style:family="table-row">
      <style:table-row-properties style:row-height="0.446cm" fo:break-before="auto" style:use-optimal-row-height="false"/>
    </style:style>
    <style:style style:name="ro1-1387" style:family="table-row">
      <style:table-row-properties style:row-height="0.446cm" fo:break-before="auto" style:use-optimal-row-height="false"/>
    </style:style>
    <style:style style:name="ro1-1388" style:family="table-row">
      <style:table-row-properties style:row-height="0.446cm" fo:break-before="auto" style:use-optimal-row-height="false"/>
    </style:style>
    <style:style style:name="ro1-1389" style:family="table-row">
      <style:table-row-properties style:row-height="0.446cm" fo:break-before="auto" style:use-optimal-row-height="false"/>
    </style:style>
    <style:style style:name="ro1-1390" style:family="table-row">
      <style:table-row-properties style:row-height="0.446cm" fo:break-before="auto" style:use-optimal-row-height="false"/>
    </style:style>
    <style:style style:name="ro1-1391" style:family="table-row">
      <style:table-row-properties style:row-height="0.446cm" fo:break-before="auto" style:use-optimal-row-height="false"/>
    </style:style>
    <style:style style:name="ro1-1392" style:family="table-row">
      <style:table-row-properties style:row-height="0.446cm" fo:break-before="auto" style:use-optimal-row-height="false"/>
    </style:style>
    <style:style style:name="ro1-1393" style:family="table-row">
      <style:table-row-properties style:row-height="0.446cm" fo:break-before="auto" style:use-optimal-row-height="false"/>
    </style:style>
    <style:style style:name="ro1-1394" style:family="table-row">
      <style:table-row-properties style:row-height="0.446cm" fo:break-before="auto" style:use-optimal-row-height="false"/>
    </style:style>
    <style:style style:name="ro1-1395" style:family="table-row">
      <style:table-row-properties style:row-height="0.446cm" fo:break-before="auto" style:use-optimal-row-height="false"/>
    </style:style>
    <style:style style:name="ro1-1396" style:family="table-row">
      <style:table-row-properties style:row-height="0.446cm" fo:break-before="auto" style:use-optimal-row-height="false"/>
    </style:style>
    <style:style style:name="ro1-1397" style:family="table-row">
      <style:table-row-properties style:row-height="0.446cm" fo:break-before="auto" style:use-optimal-row-height="false"/>
    </style:style>
    <style:style style:name="ro1-1398" style:family="table-row">
      <style:table-row-properties style:row-height="0.446cm" fo:break-before="auto" style:use-optimal-row-height="false"/>
    </style:style>
    <style:style style:name="ro1-1399" style:family="table-row">
      <style:table-row-properties style:row-height="0.446cm" fo:break-before="auto" style:use-optimal-row-height="false"/>
    </style:style>
    <style:style style:name="ro1-1400" style:family="table-row">
      <style:table-row-properties style:row-height="0.446cm" fo:break-before="auto" style:use-optimal-row-height="false"/>
    </style:style>
    <style:style style:name="ro1-1401" style:family="table-row">
      <style:table-row-properties style:row-height="0.446cm" fo:break-before="auto" style:use-optimal-row-height="false"/>
    </style:style>
    <style:style style:name="ro1-1402" style:family="table-row">
      <style:table-row-properties style:row-height="0.446cm" fo:break-before="auto" style:use-optimal-row-height="false"/>
    </style:style>
    <style:style style:name="ro1-1403" style:family="table-row">
      <style:table-row-properties style:row-height="0.446cm" fo:break-before="auto" style:use-optimal-row-height="false"/>
    </style:style>
    <style:style style:name="ro1-1404" style:family="table-row">
      <style:table-row-properties style:row-height="0.446cm" fo:break-before="auto" style:use-optimal-row-height="false"/>
    </style:style>
    <style:style style:name="ro1-1405" style:family="table-row">
      <style:table-row-properties style:row-height="0.446cm" fo:break-before="auto" style:use-optimal-row-height="false"/>
    </style:style>
    <style:style style:name="ro1-1406" style:family="table-row">
      <style:table-row-properties style:row-height="0.446cm" fo:break-before="auto" style:use-optimal-row-height="false"/>
    </style:style>
    <style:style style:name="ro1-1407" style:family="table-row">
      <style:table-row-properties style:row-height="0.446cm" fo:break-before="auto" style:use-optimal-row-height="false"/>
    </style:style>
    <style:style style:name="ro1-1408" style:family="table-row">
      <style:table-row-properties style:row-height="0.446cm" fo:break-before="auto" style:use-optimal-row-height="false"/>
    </style:style>
    <style:style style:name="ro1-1409" style:family="table-row">
      <style:table-row-properties style:row-height="0.446cm" fo:break-before="auto" style:use-optimal-row-height="false"/>
    </style:style>
    <style:style style:name="ro1-1410" style:family="table-row">
      <style:table-row-properties style:row-height="0.446cm" fo:break-before="auto" style:use-optimal-row-height="false"/>
    </style:style>
    <style:style style:name="ro1-1411" style:family="table-row">
      <style:table-row-properties style:row-height="0.446cm" fo:break-before="auto" style:use-optimal-row-height="false"/>
    </style:style>
    <style:style style:name="ro1-1412" style:family="table-row">
      <style:table-row-properties style:row-height="0.446cm" fo:break-before="auto" style:use-optimal-row-height="false"/>
    </style:style>
    <style:style style:name="ro1-1413" style:family="table-row">
      <style:table-row-properties style:row-height="0.446cm" fo:break-before="auto" style:use-optimal-row-height="false"/>
    </style:style>
    <style:style style:name="ro1-1414" style:family="table-row">
      <style:table-row-properties style:row-height="0.446cm" fo:break-before="auto" style:use-optimal-row-height="false"/>
    </style:style>
    <style:style style:name="ro1-1415" style:family="table-row">
      <style:table-row-properties style:row-height="0.446cm" fo:break-before="auto" style:use-optimal-row-height="false"/>
    </style:style>
    <style:style style:name="ro1-1416" style:family="table-row">
      <style:table-row-properties style:row-height="0.446cm" fo:break-before="auto" style:use-optimal-row-height="false"/>
    </style:style>
    <style:style style:name="ro1-1417" style:family="table-row">
      <style:table-row-properties style:row-height="0.446cm" fo:break-before="auto" style:use-optimal-row-height="false"/>
    </style:style>
    <style:style style:name="ro1-1418" style:family="table-row">
      <style:table-row-properties style:row-height="0.446cm" fo:break-before="auto" style:use-optimal-row-height="false"/>
    </style:style>
    <style:style style:name="ro1-1419" style:family="table-row">
      <style:table-row-properties style:row-height="0.446cm" fo:break-before="auto" style:use-optimal-row-height="false"/>
    </style:style>
    <style:style style:name="ro1-1420" style:family="table-row">
      <style:table-row-properties style:row-height="0.446cm" fo:break-before="auto" style:use-optimal-row-height="false"/>
    </style:style>
    <style:style style:name="ro1-1421" style:family="table-row">
      <style:table-row-properties style:row-height="0.446cm" fo:break-before="auto" style:use-optimal-row-height="false"/>
    </style:style>
    <style:style style:name="ro1-1422" style:family="table-row">
      <style:table-row-properties style:row-height="0.446cm" fo:break-before="auto" style:use-optimal-row-height="false"/>
    </style:style>
    <style:style style:name="ro1-1423" style:family="table-row">
      <style:table-row-properties style:row-height="0.446cm" fo:break-before="auto" style:use-optimal-row-height="false"/>
    </style:style>
    <style:style style:name="ro1-1424" style:family="table-row">
      <style:table-row-properties style:row-height="0.446cm" fo:break-before="auto" style:use-optimal-row-height="false"/>
    </style:style>
    <style:style style:name="ro1-1425" style:family="table-row">
      <style:table-row-properties style:row-height="0.446cm" fo:break-before="auto" style:use-optimal-row-height="false"/>
    </style:style>
    <style:style style:name="ro1-1426" style:family="table-row">
      <style:table-row-properties style:row-height="0.446cm" fo:break-before="auto" style:use-optimal-row-height="false"/>
    </style:style>
    <style:style style:name="ro1-1427" style:family="table-row">
      <style:table-row-properties style:row-height="0.446cm" fo:break-before="auto" style:use-optimal-row-height="false"/>
    </style:style>
    <style:style style:name="ro1-1428" style:family="table-row">
      <style:table-row-properties style:row-height="0.446cm" fo:break-before="auto" style:use-optimal-row-height="false"/>
    </style:style>
    <style:style style:name="ro1-1429" style:family="table-row">
      <style:table-row-properties style:row-height="0.446cm" fo:break-before="auto" style:use-optimal-row-height="false"/>
    </style:style>
    <style:style style:name="ro1-1430" style:family="table-row">
      <style:table-row-properties style:row-height="0.446cm" fo:break-before="auto" style:use-optimal-row-height="false"/>
    </style:style>
    <style:style style:name="ro1-1431" style:family="table-row">
      <style:table-row-properties style:row-height="0.446cm" fo:break-before="auto" style:use-optimal-row-height="false"/>
    </style:style>
    <style:style style:name="ro1-1432" style:family="table-row">
      <style:table-row-properties style:row-height="0.446cm" fo:break-before="auto" style:use-optimal-row-height="false"/>
    </style:style>
    <style:style style:name="ro1-1433" style:family="table-row">
      <style:table-row-properties style:row-height="0.446cm" fo:break-before="auto" style:use-optimal-row-height="false"/>
    </style:style>
    <style:style style:name="ro1-1434" style:family="table-row">
      <style:table-row-properties style:row-height="0.446cm" fo:break-before="auto" style:use-optimal-row-height="false"/>
    </style:style>
    <style:style style:name="ro1-1435" style:family="table-row">
      <style:table-row-properties style:row-height="0.446cm" fo:break-before="auto" style:use-optimal-row-height="false"/>
    </style:style>
    <style:style style:name="ro1-1436" style:family="table-row">
      <style:table-row-properties style:row-height="0.446cm" fo:break-before="auto" style:use-optimal-row-height="false"/>
    </style:style>
    <style:style style:name="ro1-1437" style:family="table-row">
      <style:table-row-properties style:row-height="0.446cm" fo:break-before="auto" style:use-optimal-row-height="false"/>
    </style:style>
    <style:style style:name="ro1-1438" style:family="table-row">
      <style:table-row-properties style:row-height="0.446cm" fo:break-before="auto" style:use-optimal-row-height="false"/>
    </style:style>
    <style:style style:name="ro1-1439" style:family="table-row">
      <style:table-row-properties style:row-height="0.446cm" fo:break-before="auto" style:use-optimal-row-height="false"/>
    </style:style>
    <style:style style:name="ro1-1440" style:family="table-row">
      <style:table-row-properties style:row-height="0.446cm" fo:break-before="auto" style:use-optimal-row-height="false"/>
    </style:style>
    <style:style style:name="ro1-1441" style:family="table-row">
      <style:table-row-properties style:row-height="0.446cm" fo:break-before="auto" style:use-optimal-row-height="false"/>
    </style:style>
    <style:style style:name="ro1-1442" style:family="table-row">
      <style:table-row-properties style:row-height="0.446cm" fo:break-before="auto" style:use-optimal-row-height="false"/>
    </style:style>
    <style:style style:name="ro1-1443" style:family="table-row">
      <style:table-row-properties style:row-height="0.848cm" fo:break-before="auto" style:use-optimal-row-height="false"/>
    </style:style>
    <style:style style:name="ro1-1444" style:family="table-row">
      <style:table-row-properties style:row-height="0.446cm" fo:break-before="auto" style:use-optimal-row-height="false"/>
    </style:style>
    <style:style style:name="ro1-1445" style:family="table-row">
      <style:table-row-properties style:row-height="0.446cm" fo:break-before="auto" style:use-optimal-row-height="false"/>
    </style:style>
    <style:style style:name="ro1-1446" style:family="table-row">
      <style:table-row-properties style:row-height="0.446cm" fo:break-before="auto" style:use-optimal-row-height="false"/>
    </style:style>
    <style:style style:name="ro1-1447" style:family="table-row">
      <style:table-row-properties style:row-height="0.446cm" fo:break-before="auto" style:use-optimal-row-height="false"/>
    </style:style>
    <style:style style:name="ro1-1448" style:family="table-row">
      <style:table-row-properties style:row-height="0.446cm" fo:break-before="auto" style:use-optimal-row-height="false"/>
    </style:style>
    <style:style style:name="ro1-1449" style:family="table-row">
      <style:table-row-properties style:row-height="0.848cm" fo:break-before="auto" style:use-optimal-row-height="false"/>
    </style:style>
    <style:style style:name="ro1-1450" style:family="table-row">
      <style:table-row-properties style:row-height="0.848cm" fo:break-before="auto" style:use-optimal-row-height="false"/>
    </style:style>
    <style:style style:name="ro1-1451" style:family="table-row">
      <style:table-row-properties style:row-height="0.446cm" fo:break-before="auto" style:use-optimal-row-height="false"/>
    </style:style>
    <style:style style:name="ro1-1452" style:family="table-row">
      <style:table-row-properties style:row-height="0.446cm" fo:break-before="auto" style:use-optimal-row-height="false"/>
    </style:style>
    <style:style style:name="ro1-1453" style:family="table-row">
      <style:table-row-properties style:row-height="0.446cm" fo:break-before="auto" style:use-optimal-row-height="false"/>
    </style:style>
    <style:style style:name="ro1-1454" style:family="table-row">
      <style:table-row-properties style:row-height="0.446cm" fo:break-before="auto" style:use-optimal-row-height="false"/>
    </style:style>
    <style:style style:name="ro1-1455" style:family="table-row">
      <style:table-row-properties style:row-height="0.446cm" fo:break-before="auto" style:use-optimal-row-height="false"/>
    </style:style>
    <style:style style:name="ro1-1456" style:family="table-row">
      <style:table-row-properties style:row-height="0.446cm" fo:break-before="auto" style:use-optimal-row-height="false"/>
    </style:style>
    <style:style style:name="ro1-1457" style:family="table-row">
      <style:table-row-properties style:row-height="0.446cm" fo:break-before="auto" style:use-optimal-row-height="false"/>
    </style:style>
    <style:style style:name="ro1-1458" style:family="table-row">
      <style:table-row-properties style:row-height="0.446cm" fo:break-before="auto" style:use-optimal-row-height="false"/>
    </style:style>
    <style:style style:name="ro1-1459" style:family="table-row">
      <style:table-row-properties style:row-height="0.446cm" fo:break-before="auto" style:use-optimal-row-height="false"/>
    </style:style>
    <style:style style:name="ro1-1460" style:family="table-row">
      <style:table-row-properties style:row-height="0.446cm" fo:break-before="auto" style:use-optimal-row-height="false"/>
    </style:style>
    <style:style style:name="ro1-1461" style:family="table-row">
      <style:table-row-properties style:row-height="0.446cm" fo:break-before="auto" style:use-optimal-row-height="false"/>
    </style:style>
    <style:style style:name="ro1-1462" style:family="table-row">
      <style:table-row-properties style:row-height="0.446cm" fo:break-before="auto" style:use-optimal-row-height="false"/>
    </style:style>
    <style:style style:name="ro1-1463" style:family="table-row">
      <style:table-row-properties style:row-height="0.446cm" fo:break-before="auto" style:use-optimal-row-height="false"/>
    </style:style>
    <style:style style:name="ro1-1464" style:family="table-row">
      <style:table-row-properties style:row-height="0.446cm" fo:break-before="auto" style:use-optimal-row-height="false"/>
    </style:style>
    <style:style style:name="ro1-1465" style:family="table-row">
      <style:table-row-properties style:row-height="0.446cm" fo:break-before="auto" style:use-optimal-row-height="false"/>
    </style:style>
    <style:style style:name="ro1-1466" style:family="table-row">
      <style:table-row-properties style:row-height="0.446cm" fo:break-before="auto" style:use-optimal-row-height="false"/>
    </style:style>
    <style:style style:name="ro1-1467" style:family="table-row">
      <style:table-row-properties style:row-height="0.446cm" fo:break-before="auto" style:use-optimal-row-height="false"/>
    </style:style>
    <style:style style:name="ro1-1468" style:family="table-row">
      <style:table-row-properties style:row-height="0.446cm" fo:break-before="auto" style:use-optimal-row-height="false"/>
    </style:style>
    <style:style style:name="ro1-1469" style:family="table-row">
      <style:table-row-properties style:row-height="0.446cm" fo:break-before="auto" style:use-optimal-row-height="false"/>
    </style:style>
    <style:style style:name="ro1-1470" style:family="table-row">
      <style:table-row-properties style:row-height="0.446cm" fo:break-before="auto" style:use-optimal-row-height="false"/>
    </style:style>
    <style:style style:name="ro1-1471" style:family="table-row">
      <style:table-row-properties style:row-height="0.446cm" fo:break-before="auto" style:use-optimal-row-height="false"/>
    </style:style>
    <style:style style:name="ro1-1472" style:family="table-row">
      <style:table-row-properties style:row-height="0.446cm" fo:break-before="auto" style:use-optimal-row-height="false"/>
    </style:style>
    <style:style style:name="ro1-1473" style:family="table-row">
      <style:table-row-properties style:row-height="0.446cm" fo:break-before="auto" style:use-optimal-row-height="false"/>
    </style:style>
    <style:style style:name="ro1-1474" style:family="table-row">
      <style:table-row-properties style:row-height="0.446cm" fo:break-before="auto" style:use-optimal-row-height="false"/>
    </style:style>
    <style:style style:name="ro1-1475" style:family="table-row">
      <style:table-row-properties style:row-height="0.446cm" fo:break-before="auto" style:use-optimal-row-height="false"/>
    </style:style>
    <style:style style:name="ro1-1476" style:family="table-row">
      <style:table-row-properties style:row-height="0.446cm" fo:break-before="auto" style:use-optimal-row-height="false"/>
    </style:style>
    <style:style style:name="ro1-1477" style:family="table-row">
      <style:table-row-properties style:row-height="0.446cm" fo:break-before="auto" style:use-optimal-row-height="false"/>
    </style:style>
    <style:style style:name="ro1-1478" style:family="table-row">
      <style:table-row-properties style:row-height="0.446cm" fo:break-before="auto" style:use-optimal-row-height="false"/>
    </style:style>
    <style:style style:name="ro1-1479" style:family="table-row">
      <style:table-row-properties style:row-height="0.446cm" fo:break-before="auto" style:use-optimal-row-height="false"/>
    </style:style>
    <style:style style:name="ro1-1480" style:family="table-row">
      <style:table-row-properties style:row-height="0.446cm" fo:break-before="auto" style:use-optimal-row-height="false"/>
    </style:style>
    <style:style style:name="ro1-1481" style:family="table-row">
      <style:table-row-properties style:row-height="0.446cm" fo:break-before="auto" style:use-optimal-row-height="false"/>
    </style:style>
    <style:style style:name="ro1-1482" style:family="table-row">
      <style:table-row-properties style:row-height="0.446cm" fo:break-before="auto" style:use-optimal-row-height="false"/>
    </style:style>
    <style:style style:name="ro1-1483" style:family="table-row">
      <style:table-row-properties style:row-height="0.446cm" fo:break-before="auto" style:use-optimal-row-height="false"/>
    </style:style>
    <style:style style:name="ro1-1484" style:family="table-row">
      <style:table-row-properties style:row-height="0.446cm" fo:break-before="auto" style:use-optimal-row-height="false"/>
    </style:style>
    <style:style style:name="ro1-1485" style:family="table-row">
      <style:table-row-properties style:row-height="0.446cm" fo:break-before="auto" style:use-optimal-row-height="false"/>
    </style:style>
    <style:style style:name="ro1-1486" style:family="table-row">
      <style:table-row-properties style:row-height="0.446cm" fo:break-before="auto" style:use-optimal-row-height="false"/>
    </style:style>
    <style:style style:name="ro1-1487" style:family="table-row">
      <style:table-row-properties style:row-height="0.446cm" fo:break-before="auto" style:use-optimal-row-height="false"/>
    </style:style>
    <style:style style:name="ro1-1488" style:family="table-row">
      <style:table-row-properties style:row-height="0.446cm" fo:break-before="auto" style:use-optimal-row-height="false"/>
    </style:style>
    <style:style style:name="ro1-1489" style:family="table-row">
      <style:table-row-properties style:row-height="0.446cm" fo:break-before="auto" style:use-optimal-row-height="false"/>
    </style:style>
    <style:style style:name="ro1-1490" style:family="table-row">
      <style:table-row-properties style:row-height="0.446cm" fo:break-before="auto" style:use-optimal-row-height="false"/>
    </style:style>
    <style:style style:name="ro1-1491" style:family="table-row">
      <style:table-row-properties style:row-height="0.446cm" fo:break-before="auto" style:use-optimal-row-height="false"/>
    </style:style>
    <style:style style:name="ro1-1492" style:family="table-row">
      <style:table-row-properties style:row-height="0.446cm" fo:break-before="auto" style:use-optimal-row-height="false"/>
    </style:style>
    <style:style style:name="ro1-1493" style:family="table-row">
      <style:table-row-properties style:row-height="0.446cm" fo:break-before="auto" style:use-optimal-row-height="false"/>
    </style:style>
    <style:style style:name="ro1-1494" style:family="table-row">
      <style:table-row-properties style:row-height="0.446cm" fo:break-before="auto" style:use-optimal-row-height="false"/>
    </style:style>
    <style:style style:name="ro1-1495" style:family="table-row">
      <style:table-row-properties style:row-height="0.446cm" fo:break-before="auto" style:use-optimal-row-height="false"/>
    </style:style>
    <style:style style:name="ro1-1496" style:family="table-row">
      <style:table-row-properties style:row-height="0.446cm" fo:break-before="auto" style:use-optimal-row-height="false"/>
    </style:style>
    <style:style style:name="ro1-1497" style:family="table-row">
      <style:table-row-properties style:row-height="0.446cm" fo:break-before="auto" style:use-optimal-row-height="false"/>
    </style:style>
    <style:style style:name="ro1-1498" style:family="table-row">
      <style:table-row-properties style:row-height="0.446cm" fo:break-before="auto" style:use-optimal-row-height="false"/>
    </style:style>
    <style:style style:name="ro1-1499" style:family="table-row">
      <style:table-row-properties style:row-height="0.446cm" fo:break-before="auto" style:use-optimal-row-height="false"/>
    </style:style>
    <style:style style:name="ro1-1500" style:family="table-row">
      <style:table-row-properties style:row-height="0.446cm" fo:break-before="auto" style:use-optimal-row-height="false"/>
    </style:style>
    <style:style style:name="ro1-1501" style:family="table-row">
      <style:table-row-properties style:row-height="0.446cm" fo:break-before="auto" style:use-optimal-row-height="false"/>
    </style:style>
    <style:style style:name="ro1-1502" style:family="table-row">
      <style:table-row-properties style:row-height="0.446cm" fo:break-before="auto" style:use-optimal-row-height="false"/>
    </style:style>
    <style:style style:name="ro1-1503" style:family="table-row">
      <style:table-row-properties style:row-height="0.446cm" fo:break-before="auto" style:use-optimal-row-height="false"/>
    </style:style>
    <style:style style:name="ro1-1504" style:family="table-row">
      <style:table-row-properties style:row-height="0.446cm" fo:break-before="auto" style:use-optimal-row-height="false"/>
    </style:style>
    <style:style style:name="ro1-1505" style:family="table-row">
      <style:table-row-properties style:row-height="0.446cm" fo:break-before="auto" style:use-optimal-row-height="false"/>
    </style:style>
    <style:style style:name="ro1-1506" style:family="table-row">
      <style:table-row-properties style:row-height="0.446cm" fo:break-before="auto" style:use-optimal-row-height="false"/>
    </style:style>
    <style:style style:name="ro1-1507" style:family="table-row">
      <style:table-row-properties style:row-height="0.446cm" fo:break-before="auto" style:use-optimal-row-height="false"/>
    </style:style>
    <style:style style:name="ro1-1508" style:family="table-row">
      <style:table-row-properties style:row-height="0.446cm" fo:break-before="auto" style:use-optimal-row-height="false"/>
    </style:style>
    <style:style style:name="ro1-1509" style:family="table-row">
      <style:table-row-properties style:row-height="0.446cm" fo:break-before="auto" style:use-optimal-row-height="false"/>
    </style:style>
    <style:style style:name="ro1-1510" style:family="table-row">
      <style:table-row-properties style:row-height="0.446cm" fo:break-before="auto" style:use-optimal-row-height="false"/>
    </style:style>
    <style:style style:name="ro1-1511" style:family="table-row">
      <style:table-row-properties style:row-height="0.446cm" fo:break-before="auto" style:use-optimal-row-height="false"/>
    </style:style>
    <style:style style:name="ro1-1512" style:family="table-row">
      <style:table-row-properties style:row-height="0.446cm" fo:break-before="auto" style:use-optimal-row-height="false"/>
    </style:style>
    <style:style style:name="ro1-1513" style:family="table-row">
      <style:table-row-properties style:row-height="0.446cm" fo:break-before="auto" style:use-optimal-row-height="false"/>
    </style:style>
    <style:style style:name="ro1-1514" style:family="table-row">
      <style:table-row-properties style:row-height="0.446cm" fo:break-before="auto" style:use-optimal-row-height="false"/>
    </style:style>
    <style:style style:name="ro1-1515" style:family="table-row">
      <style:table-row-properties style:row-height="0.446cm" fo:break-before="auto" style:use-optimal-row-height="false"/>
    </style:style>
    <style:style style:name="ro1-1516" style:family="table-row">
      <style:table-row-properties style:row-height="0.446cm" fo:break-before="auto" style:use-optimal-row-height="false"/>
    </style:style>
    <style:style style:name="ro1-1517" style:family="table-row">
      <style:table-row-properties style:row-height="0.446cm" fo:break-before="auto" style:use-optimal-row-height="false"/>
    </style:style>
    <style:style style:name="ro1-1518" style:family="table-row">
      <style:table-row-properties style:row-height="0.446cm" fo:break-before="auto" style:use-optimal-row-height="false"/>
    </style:style>
    <style:style style:name="ro1-1519" style:family="table-row">
      <style:table-row-properties style:row-height="0.446cm" fo:break-before="auto" style:use-optimal-row-height="false"/>
    </style:style>
    <style:style style:name="ro1-1520" style:family="table-row">
      <style:table-row-properties style:row-height="0.446cm" fo:break-before="auto" style:use-optimal-row-height="false"/>
    </style:style>
    <style:style style:name="ro1-1521" style:family="table-row">
      <style:table-row-properties style:row-height="0.446cm" fo:break-before="auto" style:use-optimal-row-height="false"/>
    </style:style>
    <style:style style:name="ro1-1522" style:family="table-row">
      <style:table-row-properties style:row-height="0.446cm" fo:break-before="auto" style:use-optimal-row-height="false"/>
    </style:style>
    <style:style style:name="ro1-1523" style:family="table-row">
      <style:table-row-properties style:row-height="0.446cm" fo:break-before="auto" style:use-optimal-row-height="false"/>
    </style:style>
    <style:style style:name="ro1-1524" style:family="table-row">
      <style:table-row-properties style:row-height="0.446cm" fo:break-before="auto" style:use-optimal-row-height="false"/>
    </style:style>
    <style:style style:name="ro1-1525" style:family="table-row">
      <style:table-row-properties style:row-height="0.446cm" fo:break-before="auto" style:use-optimal-row-height="false"/>
    </style:style>
    <style:style style:name="ro1-1526" style:family="table-row">
      <style:table-row-properties style:row-height="0.446cm" fo:break-before="auto" style:use-optimal-row-height="false"/>
    </style:style>
    <style:style style:name="ro1-1527" style:family="table-row">
      <style:table-row-properties style:row-height="0.446cm" fo:break-before="auto" style:use-optimal-row-height="false"/>
    </style:style>
    <style:style style:name="ro1-1528" style:family="table-row">
      <style:table-row-properties style:row-height="0.446cm" fo:break-before="auto" style:use-optimal-row-height="false"/>
    </style:style>
    <style:style style:name="ro1-1529" style:family="table-row">
      <style:table-row-properties style:row-height="0.446cm" fo:break-before="auto" style:use-optimal-row-height="false"/>
    </style:style>
    <style:style style:name="ro1-1530" style:family="table-row">
      <style:table-row-properties style:row-height="0.446cm" fo:break-before="auto" style:use-optimal-row-height="false"/>
    </style:style>
    <style:style style:name="ro1-1531" style:family="table-row">
      <style:table-row-properties style:row-height="0.446cm" fo:break-before="auto" style:use-optimal-row-height="false"/>
    </style:style>
    <style:style style:name="ro1-1532" style:family="table-row">
      <style:table-row-properties style:row-height="0.446cm" fo:break-before="auto" style:use-optimal-row-height="false"/>
    </style:style>
    <style:style style:name="ro1-1533" style:family="table-row">
      <style:table-row-properties style:row-height="0.446cm" fo:break-before="auto" style:use-optimal-row-height="false"/>
    </style:style>
    <style:style style:name="ro1-1534" style:family="table-row">
      <style:table-row-properties style:row-height="0.848cm" fo:break-before="auto" style:use-optimal-row-height="false"/>
    </style:style>
    <style:style style:name="ro1-1535" style:family="table-row">
      <style:table-row-properties style:row-height="0.446cm" fo:break-before="auto" style:use-optimal-row-height="false"/>
    </style:style>
    <style:style style:name="ro1-1536" style:family="table-row">
      <style:table-row-properties style:row-height="0.446cm" fo:break-before="auto" style:use-optimal-row-height="false"/>
    </style:style>
    <style:style style:name="ro1-1537" style:family="table-row">
      <style:table-row-properties style:row-height="0.446cm" fo:break-before="auto" style:use-optimal-row-height="false"/>
    </style:style>
    <style:style style:name="ro1-1538" style:family="table-row">
      <style:table-row-properties style:row-height="0.446cm" fo:break-before="auto" style:use-optimal-row-height="false"/>
    </style:style>
    <style:style style:name="ro1-1539" style:family="table-row">
      <style:table-row-properties style:row-height="0.446cm" fo:break-before="auto" style:use-optimal-row-height="false"/>
    </style:style>
    <style:style style:name="ro1-1540" style:family="table-row">
      <style:table-row-properties style:row-height="0.446cm" fo:break-before="auto" style:use-optimal-row-height="false"/>
    </style:style>
    <style:style style:name="ro1-1541" style:family="table-row">
      <style:table-row-properties style:row-height="0.446cm" fo:break-before="auto" style:use-optimal-row-height="false"/>
    </style:style>
    <style:style style:name="ro1-1542" style:family="table-row">
      <style:table-row-properties style:row-height="0.446cm" fo:break-before="auto" style:use-optimal-row-height="false"/>
    </style:style>
    <style:style style:name="ro1-1543" style:family="table-row">
      <style:table-row-properties style:row-height="0.446cm" fo:break-before="auto" style:use-optimal-row-height="false"/>
    </style:style>
    <style:style style:name="ro1-1544" style:family="table-row">
      <style:table-row-properties style:row-height="0.446cm" fo:break-before="auto" style:use-optimal-row-height="false"/>
    </style:style>
    <style:style style:name="ro1-1545" style:family="table-row">
      <style:table-row-properties style:row-height="0.446cm" fo:break-before="auto" style:use-optimal-row-height="false"/>
    </style:style>
    <style:style style:name="ro1-1546" style:family="table-row">
      <style:table-row-properties style:row-height="0.446cm" fo:break-before="auto" style:use-optimal-row-height="false"/>
    </style:style>
    <style:style style:name="ro1-1547" style:family="table-row">
      <style:table-row-properties style:row-height="0.446cm" fo:break-before="auto" style:use-optimal-row-height="false"/>
    </style:style>
    <style:style style:name="ro1-1548" style:family="table-row">
      <style:table-row-properties style:row-height="0.446cm" fo:break-before="auto" style:use-optimal-row-height="false"/>
    </style:style>
    <style:style style:name="ro1-1549" style:family="table-row">
      <style:table-row-properties style:row-height="0.446cm" fo:break-before="auto" style:use-optimal-row-height="false"/>
    </style:style>
    <style:style style:name="ro1-1550" style:family="table-row">
      <style:table-row-properties style:row-height="0.446cm" fo:break-before="auto" style:use-optimal-row-height="false"/>
    </style:style>
    <style:style style:name="ro1-1551" style:family="table-row">
      <style:table-row-properties style:row-height="0.446cm" fo:break-before="auto" style:use-optimal-row-height="false"/>
    </style:style>
    <style:style style:name="ro1-1552" style:family="table-row">
      <style:table-row-properties style:row-height="0.446cm" fo:break-before="auto" style:use-optimal-row-height="false"/>
    </style:style>
    <style:style style:name="ro1-1553" style:family="table-row">
      <style:table-row-properties style:row-height="0.446cm" fo:break-before="auto" style:use-optimal-row-height="false"/>
    </style:style>
    <style:style style:name="ro1-1554" style:family="table-row">
      <style:table-row-properties style:row-height="0.446cm" fo:break-before="auto" style:use-optimal-row-height="false"/>
    </style:style>
    <style:style style:name="ro1-1555" style:family="table-row">
      <style:table-row-properties style:row-height="0.446cm" fo:break-before="auto" style:use-optimal-row-height="false"/>
    </style:style>
    <style:style style:name="ro1-1556" style:family="table-row">
      <style:table-row-properties style:row-height="0.446cm" fo:break-before="auto" style:use-optimal-row-height="false"/>
    </style:style>
    <style:style style:name="ro1-1557" style:family="table-row">
      <style:table-row-properties style:row-height="0.446cm" fo:break-before="auto" style:use-optimal-row-height="false"/>
    </style:style>
    <style:style style:name="ro1-1558" style:family="table-row">
      <style:table-row-properties style:row-height="0.446cm" fo:break-before="auto" style:use-optimal-row-height="false"/>
    </style:style>
    <style:style style:name="ro1-1559" style:family="table-row">
      <style:table-row-properties style:row-height="0.446cm" fo:break-before="auto" style:use-optimal-row-height="false"/>
    </style:style>
    <style:style style:name="ro1-1560" style:family="table-row">
      <style:table-row-properties style:row-height="0.446cm" fo:break-before="auto" style:use-optimal-row-height="false"/>
    </style:style>
    <style:style style:name="ro1-1561" style:family="table-row">
      <style:table-row-properties style:row-height="0.446cm" fo:break-before="auto" style:use-optimal-row-height="false"/>
    </style:style>
    <style:style style:name="ro1-1562" style:family="table-row">
      <style:table-row-properties style:row-height="0.446cm" fo:break-before="auto" style:use-optimal-row-height="false"/>
    </style:style>
    <style:style style:name="ro1-1563" style:family="table-row">
      <style:table-row-properties style:row-height="0.446cm" fo:break-before="auto" style:use-optimal-row-height="false"/>
    </style:style>
    <style:style style:name="ro1-1564" style:family="table-row">
      <style:table-row-properties style:row-height="0.446cm" fo:break-before="auto" style:use-optimal-row-height="false"/>
    </style:style>
    <style:style style:name="ro1-1565" style:family="table-row">
      <style:table-row-properties style:row-height="0.446cm" fo:break-before="auto" style:use-optimal-row-height="false"/>
    </style:style>
    <style:style style:name="ro1-1566" style:family="table-row">
      <style:table-row-properties style:row-height="0.446cm" fo:break-before="auto" style:use-optimal-row-height="false"/>
    </style:style>
    <style:style style:name="ro1-1567" style:family="table-row">
      <style:table-row-properties style:row-height="0.446cm" fo:break-before="auto" style:use-optimal-row-height="false"/>
    </style:style>
    <style:style style:name="ro1-1568" style:family="table-row">
      <style:table-row-properties style:row-height="0.446cm" fo:break-before="auto" style:use-optimal-row-height="false"/>
    </style:style>
    <style:style style:name="ro1-1569" style:family="table-row">
      <style:table-row-properties style:row-height="0.446cm" fo:break-before="auto" style:use-optimal-row-height="false"/>
    </style:style>
    <style:style style:name="ro1-1570" style:family="table-row">
      <style:table-row-properties style:row-height="0.446cm" fo:break-before="auto" style:use-optimal-row-height="false"/>
    </style:style>
    <style:style style:name="ro1-1571" style:family="table-row">
      <style:table-row-properties style:row-height="0.446cm" fo:break-before="auto" style:use-optimal-row-height="false"/>
    </style:style>
    <style:style style:name="ro1-1572" style:family="table-row">
      <style:table-row-properties style:row-height="0.446cm" fo:break-before="auto" style:use-optimal-row-height="false"/>
    </style:style>
    <style:style style:name="ro1-1573" style:family="table-row">
      <style:table-row-properties style:row-height="0.446cm" fo:break-before="auto" style:use-optimal-row-height="false"/>
    </style:style>
    <style:style style:name="ro1-1574" style:family="table-row">
      <style:table-row-properties style:row-height="0.446cm" fo:break-before="auto" style:use-optimal-row-height="false"/>
    </style:style>
    <style:style style:name="ro1-1575" style:family="table-row">
      <style:table-row-properties style:row-height="0.446cm" fo:break-before="auto" style:use-optimal-row-height="false"/>
    </style:style>
    <style:style style:name="ro1-1576" style:family="table-row">
      <style:table-row-properties style:row-height="0.446cm" fo:break-before="auto" style:use-optimal-row-height="false"/>
    </style:style>
    <style:style style:name="ro1-1577" style:family="table-row">
      <style:table-row-properties style:row-height="0.446cm" fo:break-before="auto" style:use-optimal-row-height="false"/>
    </style:style>
    <style:style style:name="ro1-1578" style:family="table-row">
      <style:table-row-properties style:row-height="0.446cm" fo:break-before="auto" style:use-optimal-row-height="false"/>
    </style:style>
    <style:style style:name="ro1-1579" style:family="table-row">
      <style:table-row-properties style:row-height="0.446cm" fo:break-before="auto" style:use-optimal-row-height="false"/>
    </style:style>
    <style:style style:name="ro1-1580" style:family="table-row">
      <style:table-row-properties style:row-height="0.446cm" fo:break-before="auto" style:use-optimal-row-height="false"/>
    </style:style>
    <style:style style:name="ro1-1581" style:family="table-row">
      <style:table-row-properties style:row-height="0.446cm" fo:break-before="auto" style:use-optimal-row-height="false"/>
    </style:style>
    <style:style style:name="ro1-1582" style:family="table-row">
      <style:table-row-properties style:row-height="0.446cm" fo:break-before="auto" style:use-optimal-row-height="false"/>
    </style:style>
    <style:style style:name="ro1-1583" style:family="table-row">
      <style:table-row-properties style:row-height="0.446cm" fo:break-before="auto" style:use-optimal-row-height="false"/>
    </style:style>
    <style:style style:name="ro1-1584" style:family="table-row">
      <style:table-row-properties style:row-height="0.446cm" fo:break-before="auto" style:use-optimal-row-height="false"/>
    </style:style>
    <style:style style:name="ro1-1585" style:family="table-row">
      <style:table-row-properties style:row-height="0.446cm" fo:break-before="auto" style:use-optimal-row-height="false"/>
    </style:style>
    <style:style style:name="ro1-1586" style:family="table-row">
      <style:table-row-properties style:row-height="0.446cm" fo:break-before="auto" style:use-optimal-row-height="false"/>
    </style:style>
    <style:style style:name="ro1-1587" style:family="table-row">
      <style:table-row-properties style:row-height="0.446cm" fo:break-before="auto" style:use-optimal-row-height="false"/>
    </style:style>
    <style:style style:name="ro1-1588" style:family="table-row">
      <style:table-row-properties style:row-height="0.446cm" fo:break-before="auto" style:use-optimal-row-height="false"/>
    </style:style>
    <style:style style:name="ro1-1589" style:family="table-row">
      <style:table-row-properties style:row-height="0.446cm" fo:break-before="auto" style:use-optimal-row-height="false"/>
    </style:style>
    <style:style style:name="ro1-1590" style:family="table-row">
      <style:table-row-properties style:row-height="0.446cm" fo:break-before="auto" style:use-optimal-row-height="false"/>
    </style:style>
    <style:style style:name="ro1-1591" style:family="table-row">
      <style:table-row-properties style:row-height="0.446cm" fo:break-before="auto" style:use-optimal-row-height="false"/>
    </style:style>
    <style:style style:name="ro1-1592" style:family="table-row">
      <style:table-row-properties style:row-height="0.446cm" fo:break-before="auto" style:use-optimal-row-height="false"/>
    </style:style>
    <style:style style:name="ro1-1593" style:family="table-row">
      <style:table-row-properties style:row-height="0.446cm" fo:break-before="auto" style:use-optimal-row-height="false"/>
    </style:style>
    <style:style style:name="ro1-1594" style:family="table-row">
      <style:table-row-properties style:row-height="0.446cm" fo:break-before="auto" style:use-optimal-row-height="false"/>
    </style:style>
    <style:style style:name="ro1-1595" style:family="table-row">
      <style:table-row-properties style:row-height="0.446cm" fo:break-before="auto" style:use-optimal-row-height="false"/>
    </style:style>
    <style:style style:name="ro1-1596" style:family="table-row">
      <style:table-row-properties style:row-height="0.446cm" fo:break-before="auto" style:use-optimal-row-height="false"/>
    </style:style>
    <style:style style:name="ro1-1597" style:family="table-row">
      <style:table-row-properties style:row-height="0.446cm" fo:break-before="auto" style:use-optimal-row-height="false"/>
    </style:style>
    <style:style style:name="ro1-1598" style:family="table-row">
      <style:table-row-properties style:row-height="0.446cm" fo:break-before="auto" style:use-optimal-row-height="false"/>
    </style:style>
    <style:style style:name="ro1-1599" style:family="table-row">
      <style:table-row-properties style:row-height="0.446cm" fo:break-before="auto" style:use-optimal-row-height="false"/>
    </style:style>
    <style:style style:name="ro1-1600" style:family="table-row">
      <style:table-row-properties style:row-height="0.446cm" fo:break-before="auto" style:use-optimal-row-height="false"/>
    </style:style>
    <style:style style:name="ro1-1601" style:family="table-row">
      <style:table-row-properties style:row-height="0.446cm" fo:break-before="auto" style:use-optimal-row-height="false"/>
    </style:style>
    <style:style style:name="ro1-1602" style:family="table-row">
      <style:table-row-properties style:row-height="0.446cm" fo:break-before="auto" style:use-optimal-row-height="false"/>
    </style:style>
    <style:style style:name="ro1-1603" style:family="table-row">
      <style:table-row-properties style:row-height="0.848cm" fo:break-before="auto" style:use-optimal-row-height="false"/>
    </style:style>
    <style:style style:name="ro1-1604" style:family="table-row">
      <style:table-row-properties style:row-height="0.446cm" fo:break-before="auto" style:use-optimal-row-height="false"/>
    </style:style>
    <style:style style:name="ro1-1605" style:family="table-row">
      <style:table-row-properties style:row-height="0.446cm" fo:break-before="auto" style:use-optimal-row-height="false"/>
    </style:style>
    <style:style style:name="ro1-1606" style:family="table-row">
      <style:table-row-properties style:row-height="0.446cm" fo:break-before="auto" style:use-optimal-row-height="false"/>
    </style:style>
    <style:style style:name="ro1-1607" style:family="table-row">
      <style:table-row-properties style:row-height="0.446cm" fo:break-before="auto" style:use-optimal-row-height="false"/>
    </style:style>
    <style:style style:name="ro1-1608" style:family="table-row">
      <style:table-row-properties style:row-height="0.446cm" fo:break-before="auto" style:use-optimal-row-height="false"/>
    </style:style>
    <style:style style:name="ro1-1609" style:family="table-row">
      <style:table-row-properties style:row-height="0.446cm" fo:break-before="auto" style:use-optimal-row-height="false"/>
    </style:style>
    <style:style style:name="ro1-1610" style:family="table-row">
      <style:table-row-properties style:row-height="0.446cm" fo:break-before="auto" style:use-optimal-row-height="false"/>
    </style:style>
    <style:style style:name="ro1-1611" style:family="table-row">
      <style:table-row-properties style:row-height="0.446cm" fo:break-before="auto" style:use-optimal-row-height="false"/>
    </style:style>
    <style:style style:name="ro1-1612" style:family="table-row">
      <style:table-row-properties style:row-height="0.446cm" fo:break-before="auto" style:use-optimal-row-height="false"/>
    </style:style>
    <style:style style:name="ro1-1613" style:family="table-row">
      <style:table-row-properties style:row-height="0.446cm" fo:break-before="auto" style:use-optimal-row-height="false"/>
    </style:style>
    <style:style style:name="ro1-1614" style:family="table-row">
      <style:table-row-properties style:row-height="0.446cm" fo:break-before="auto" style:use-optimal-row-height="false"/>
    </style:style>
    <style:style style:name="ro1-1615" style:family="table-row">
      <style:table-row-properties style:row-height="0.446cm" fo:break-before="auto" style:use-optimal-row-height="false"/>
    </style:style>
    <style:style style:name="ro1-1616" style:family="table-row">
      <style:table-row-properties style:row-height="0.446cm" fo:break-before="auto" style:use-optimal-row-height="false"/>
    </style:style>
    <style:style style:name="ro1-1617" style:family="table-row">
      <style:table-row-properties style:row-height="0.446cm" fo:break-before="auto" style:use-optimal-row-height="false"/>
    </style:style>
    <style:style style:name="ro1-1618" style:family="table-row">
      <style:table-row-properties style:row-height="0.446cm" fo:break-before="auto" style:use-optimal-row-height="false"/>
    </style:style>
    <style:style style:name="ro1-1619" style:family="table-row">
      <style:table-row-properties style:row-height="0.446cm" fo:break-before="auto" style:use-optimal-row-height="false"/>
    </style:style>
    <style:style style:name="ro1-1620" style:family="table-row">
      <style:table-row-properties style:row-height="0.446cm" fo:break-before="auto" style:use-optimal-row-height="false"/>
    </style:style>
    <style:style style:name="ro1-1621" style:family="table-row">
      <style:table-row-properties style:row-height="0.446cm" fo:break-before="auto" style:use-optimal-row-height="false"/>
    </style:style>
    <style:style style:name="ro1-1622" style:family="table-row">
      <style:table-row-properties style:row-height="0.446cm" fo:break-before="auto" style:use-optimal-row-height="false"/>
    </style:style>
    <style:style style:name="ro1-1623" style:family="table-row">
      <style:table-row-properties style:row-height="0.446cm" fo:break-before="auto" style:use-optimal-row-height="false"/>
    </style:style>
    <style:style style:name="ro1-1624" style:family="table-row">
      <style:table-row-properties style:row-height="0.446cm" fo:break-before="auto" style:use-optimal-row-height="false"/>
    </style:style>
    <style:style style:name="ro1-1625" style:family="table-row">
      <style:table-row-properties style:row-height="0.446cm" fo:break-before="auto" style:use-optimal-row-height="false"/>
    </style:style>
    <style:style style:name="ro1-1626" style:family="table-row">
      <style:table-row-properties style:row-height="0.446cm" fo:break-before="auto" style:use-optimal-row-height="false"/>
    </style:style>
    <style:style style:name="ro1-1627" style:family="table-row">
      <style:table-row-properties style:row-height="0.446cm" fo:break-before="auto" style:use-optimal-row-height="false"/>
    </style:style>
    <style:style style:name="ro1-1628" style:family="table-row">
      <style:table-row-properties style:row-height="0.446cm" fo:break-before="auto" style:use-optimal-row-height="false"/>
    </style:style>
    <style:style style:name="ro1-1629" style:family="table-row">
      <style:table-row-properties style:row-height="0.446cm" fo:break-before="auto" style:use-optimal-row-height="false"/>
    </style:style>
    <style:style style:name="ro1-1630" style:family="table-row">
      <style:table-row-properties style:row-height="0.446cm" fo:break-before="auto" style:use-optimal-row-height="false"/>
    </style:style>
    <style:style style:name="ro1-1631" style:family="table-row">
      <style:table-row-properties style:row-height="0.446cm" fo:break-before="auto" style:use-optimal-row-height="false"/>
    </style:style>
    <style:style style:name="ro1-1632" style:family="table-row">
      <style:table-row-properties style:row-height="0.446cm" fo:break-before="auto" style:use-optimal-row-height="false"/>
    </style:style>
    <style:style style:name="ro1-1633" style:family="table-row">
      <style:table-row-properties style:row-height="0.446cm" fo:break-before="auto" style:use-optimal-row-height="false"/>
    </style:style>
    <style:style style:name="ro1-1634" style:family="table-row">
      <style:table-row-properties style:row-height="0.446cm" fo:break-before="auto" style:use-optimal-row-height="false"/>
    </style:style>
    <style:style style:name="ro1-1635" style:family="table-row">
      <style:table-row-properties style:row-height="0.446cm" fo:break-before="auto" style:use-optimal-row-height="false"/>
    </style:style>
    <style:style style:name="ro1-1636" style:family="table-row">
      <style:table-row-properties style:row-height="0.446cm" fo:break-before="auto" style:use-optimal-row-height="false"/>
    </style:style>
    <style:style style:name="ro1-1637" style:family="table-row">
      <style:table-row-properties style:row-height="0.446cm" fo:break-before="auto" style:use-optimal-row-height="false"/>
    </style:style>
    <style:style style:name="ro1-1638" style:family="table-row">
      <style:table-row-properties style:row-height="0.446cm" fo:break-before="auto" style:use-optimal-row-height="false"/>
    </style:style>
    <style:style style:name="ro1-1639" style:family="table-row">
      <style:table-row-properties style:row-height="0.446cm" fo:break-before="auto" style:use-optimal-row-height="false"/>
    </style:style>
    <style:style style:name="ro1-1640" style:family="table-row">
      <style:table-row-properties style:row-height="0.446cm" fo:break-before="auto" style:use-optimal-row-height="false"/>
    </style:style>
    <style:style style:name="ro1-1641" style:family="table-row">
      <style:table-row-properties style:row-height="0.446cm" fo:break-before="auto" style:use-optimal-row-height="false"/>
    </style:style>
    <style:style style:name="ro1-1642" style:family="table-row">
      <style:table-row-properties style:row-height="0.446cm" fo:break-before="auto" style:use-optimal-row-height="false"/>
    </style:style>
    <style:style style:name="ro1-1643" style:family="table-row">
      <style:table-row-properties style:row-height="0.446cm" fo:break-before="auto" style:use-optimal-row-height="false"/>
    </style:style>
    <style:style style:name="ro1-1644" style:family="table-row">
      <style:table-row-properties style:row-height="0.446cm" fo:break-before="auto" style:use-optimal-row-height="false"/>
    </style:style>
    <style:style style:name="ro1-1645" style:family="table-row">
      <style:table-row-properties style:row-height="0.446cm" fo:break-before="auto" style:use-optimal-row-height="false"/>
    </style:style>
    <style:style style:name="ro1-1646" style:family="table-row">
      <style:table-row-properties style:row-height="0.446cm" fo:break-before="auto" style:use-optimal-row-height="false"/>
    </style:style>
    <style:style style:name="ro1-1647" style:family="table-row">
      <style:table-row-properties style:row-height="0.446cm" fo:break-before="auto" style:use-optimal-row-height="false"/>
    </style:style>
    <style:style style:name="ro1-1648" style:family="table-row">
      <style:table-row-properties style:row-height="0.446cm" fo:break-before="auto" style:use-optimal-row-height="false"/>
    </style:style>
    <style:style style:name="ro1-1649" style:family="table-row">
      <style:table-row-properties style:row-height="0.446cm" fo:break-before="auto" style:use-optimal-row-height="false"/>
    </style:style>
    <style:style style:name="ro1-1650" style:family="table-row">
      <style:table-row-properties style:row-height="0.446cm" fo:break-before="auto" style:use-optimal-row-height="false"/>
    </style:style>
    <style:style style:name="ro1-1651" style:family="table-row">
      <style:table-row-properties style:row-height="0.446cm" fo:break-before="auto" style:use-optimal-row-height="false"/>
    </style:style>
    <style:style style:name="ro1-1652" style:family="table-row">
      <style:table-row-properties style:row-height="0.446cm" fo:break-before="auto" style:use-optimal-row-height="false"/>
    </style:style>
    <style:style style:name="ro1-1653" style:family="table-row">
      <style:table-row-properties style:row-height="0.446cm" fo:break-before="auto" style:use-optimal-row-height="false"/>
    </style:style>
    <style:style style:name="ro1-1654" style:family="table-row">
      <style:table-row-properties style:row-height="0.446cm" fo:break-before="auto" style:use-optimal-row-height="false"/>
    </style:style>
    <style:style style:name="ro1-1655" style:family="table-row">
      <style:table-row-properties style:row-height="0.446cm" fo:break-before="auto" style:use-optimal-row-height="false"/>
    </style:style>
    <style:style style:name="ro1-1656" style:family="table-row">
      <style:table-row-properties style:row-height="0.446cm" fo:break-before="auto" style:use-optimal-row-height="false"/>
    </style:style>
    <style:style style:name="ro1-1657" style:family="table-row">
      <style:table-row-properties style:row-height="0.446cm" fo:break-before="auto" style:use-optimal-row-height="false"/>
    </style:style>
    <style:style style:name="ro1-1658" style:family="table-row">
      <style:table-row-properties style:row-height="0.446cm" fo:break-before="auto" style:use-optimal-row-height="false"/>
    </style:style>
    <style:style style:name="ro1-1659" style:family="table-row">
      <style:table-row-properties style:row-height="0.446cm" fo:break-before="auto" style:use-optimal-row-height="false"/>
    </style:style>
    <style:style style:name="ro1-1660" style:family="table-row">
      <style:table-row-properties style:row-height="0.446cm" fo:break-before="auto" style:use-optimal-row-height="false"/>
    </style:style>
    <style:style style:name="ro1-1661" style:family="table-row">
      <style:table-row-properties style:row-height="0.446cm" fo:break-before="auto" style:use-optimal-row-height="false"/>
    </style:style>
    <style:style style:name="ro1-1662" style:family="table-row">
      <style:table-row-properties style:row-height="0.446cm" fo:break-before="auto" style:use-optimal-row-height="false"/>
    </style:style>
    <style:style style:name="ro1-1663" style:family="table-row">
      <style:table-row-properties style:row-height="0.446cm" fo:break-before="auto" style:use-optimal-row-height="false"/>
    </style:style>
    <style:style style:name="ro1-1664" style:family="table-row">
      <style:table-row-properties style:row-height="0.446cm" fo:break-before="auto" style:use-optimal-row-height="false"/>
    </style:style>
    <style:style style:name="ro1-1665" style:family="table-row">
      <style:table-row-properties style:row-height="0.446cm" fo:break-before="auto" style:use-optimal-row-height="false"/>
    </style:style>
    <style:style style:name="ro1-1666" style:family="table-row">
      <style:table-row-properties style:row-height="0.446cm" fo:break-before="auto" style:use-optimal-row-height="false"/>
    </style:style>
    <style:style style:name="ro1-1667" style:family="table-row">
      <style:table-row-properties style:row-height="0.446cm" fo:break-before="auto" style:use-optimal-row-height="false"/>
    </style:style>
    <style:style style:name="ro1-1668" style:family="table-row">
      <style:table-row-properties style:row-height="0.446cm" fo:break-before="auto" style:use-optimal-row-height="false"/>
    </style:style>
    <style:style style:name="ro1-1669" style:family="table-row">
      <style:table-row-properties style:row-height="0.446cm" fo:break-before="auto" style:use-optimal-row-height="false"/>
    </style:style>
    <style:style style:name="ro1-1670" style:family="table-row">
      <style:table-row-properties style:row-height="0.446cm" fo:break-before="auto" style:use-optimal-row-height="false"/>
    </style:style>
    <style:style style:name="ro1-1671" style:family="table-row">
      <style:table-row-properties style:row-height="0.446cm" fo:break-before="auto" style:use-optimal-row-height="false"/>
    </style:style>
    <style:style style:name="ro1-1672" style:family="table-row">
      <style:table-row-properties style:row-height="0.446cm" fo:break-before="auto" style:use-optimal-row-height="false"/>
    </style:style>
    <style:style style:name="ro1-1673" style:family="table-row">
      <style:table-row-properties style:row-height="0.446cm" fo:break-before="auto" style:use-optimal-row-height="false"/>
    </style:style>
    <style:style style:name="ro1-1674" style:family="table-row">
      <style:table-row-properties style:row-height="0.446cm" fo:break-before="auto" style:use-optimal-row-height="false"/>
    </style:style>
    <style:style style:name="ro1-1675" style:family="table-row">
      <style:table-row-properties style:row-height="0.446cm" fo:break-before="auto" style:use-optimal-row-height="false"/>
    </style:style>
    <style:style style:name="ro1-1676" style:family="table-row">
      <style:table-row-properties style:row-height="0.446cm" fo:break-before="auto" style:use-optimal-row-height="false"/>
    </style:style>
    <style:style style:name="ro1-1677" style:family="table-row">
      <style:table-row-properties style:row-height="0.446cm" fo:break-before="auto" style:use-optimal-row-height="false"/>
    </style:style>
    <style:style style:name="ro1-1678" style:family="table-row">
      <style:table-row-properties style:row-height="0.446cm" fo:break-before="auto" style:use-optimal-row-height="false"/>
    </style:style>
    <style:style style:name="ro1-1679" style:family="table-row">
      <style:table-row-properties style:row-height="0.446cm" fo:break-before="auto" style:use-optimal-row-height="false"/>
    </style:style>
    <style:style style:name="ro1-1680" style:family="table-row">
      <style:table-row-properties style:row-height="0.446cm" fo:break-before="auto" style:use-optimal-row-height="false"/>
    </style:style>
    <style:style style:name="ro1-1681" style:family="table-row">
      <style:table-row-properties style:row-height="0.446cm" fo:break-before="auto" style:use-optimal-row-height="false"/>
    </style:style>
    <style:style style:name="ro1-1682" style:family="table-row">
      <style:table-row-properties style:row-height="0.446cm" fo:break-before="auto" style:use-optimal-row-height="false"/>
    </style:style>
    <style:style style:name="ro1-1683" style:family="table-row">
      <style:table-row-properties style:row-height="0.446cm" fo:break-before="auto" style:use-optimal-row-height="false"/>
    </style:style>
    <style:style style:name="ro1-1684" style:family="table-row">
      <style:table-row-properties style:row-height="0.446cm" fo:break-before="auto" style:use-optimal-row-height="false"/>
    </style:style>
    <style:style style:name="ro1-1685" style:family="table-row">
      <style:table-row-properties style:row-height="0.446cm" fo:break-before="auto" style:use-optimal-row-height="false"/>
    </style:style>
    <style:style style:name="ro1-1686" style:family="table-row">
      <style:table-row-properties style:row-height="0.446cm" fo:break-before="auto" style:use-optimal-row-height="false"/>
    </style:style>
    <style:style style:name="ro1-1687" style:family="table-row">
      <style:table-row-properties style:row-height="0.446cm" fo:break-before="auto" style:use-optimal-row-height="false"/>
    </style:style>
    <style:style style:name="ro1-1688" style:family="table-row">
      <style:table-row-properties style:row-height="0.446cm" fo:break-before="auto" style:use-optimal-row-height="false"/>
    </style:style>
    <style:style style:name="ro1-1689" style:family="table-row">
      <style:table-row-properties style:row-height="0.446cm" fo:break-before="auto" style:use-optimal-row-height="false"/>
    </style:style>
    <style:style style:name="ro1-1690" style:family="table-row">
      <style:table-row-properties style:row-height="0.446cm" fo:break-before="auto" style:use-optimal-row-height="false"/>
    </style:style>
    <style:style style:name="ro1-1691" style:family="table-row">
      <style:table-row-properties style:row-height="0.446cm" fo:break-before="auto" style:use-optimal-row-height="false"/>
    </style:style>
    <style:style style:name="ro1-1692" style:family="table-row">
      <style:table-row-properties style:row-height="0.446cm" fo:break-before="auto" style:use-optimal-row-height="false"/>
    </style:style>
    <style:style style:name="ro1-1693" style:family="table-row">
      <style:table-row-properties style:row-height="0.446cm" fo:break-before="auto" style:use-optimal-row-height="false"/>
    </style:style>
    <style:style style:name="ro1-1694" style:family="table-row">
      <style:table-row-properties style:row-height="0.446cm" fo:break-before="auto" style:use-optimal-row-height="false"/>
    </style:style>
    <style:style style:name="ro1-1695" style:family="table-row">
      <style:table-row-properties style:row-height="0.446cm" fo:break-before="auto" style:use-optimal-row-height="false"/>
    </style:style>
    <style:style style:name="ro1-1696" style:family="table-row">
      <style:table-row-properties style:row-height="0.446cm" fo:break-before="auto" style:use-optimal-row-height="false"/>
    </style:style>
    <style:style style:name="ro1-1697" style:family="table-row">
      <style:table-row-properties style:row-height="0.446cm" fo:break-before="auto" style:use-optimal-row-height="false"/>
    </style:style>
    <style:style style:name="ro1-1698" style:family="table-row">
      <style:table-row-properties style:row-height="0.446cm" fo:break-before="auto" style:use-optimal-row-height="false"/>
    </style:style>
    <style:style style:name="ro1-1699" style:family="table-row">
      <style:table-row-properties style:row-height="0.446cm" fo:break-before="auto" style:use-optimal-row-height="false"/>
    </style:style>
    <style:style style:name="ro1-1700" style:family="table-row">
      <style:table-row-properties style:row-height="0.446cm" fo:break-before="auto" style:use-optimal-row-height="false"/>
    </style:style>
    <style:style style:name="ro1-1701" style:family="table-row">
      <style:table-row-properties style:row-height="0.446cm" fo:break-before="auto" style:use-optimal-row-height="false"/>
    </style:style>
    <style:style style:name="ro1-1702" style:family="table-row">
      <style:table-row-properties style:row-height="0.446cm" fo:break-before="auto" style:use-optimal-row-height="false"/>
    </style:style>
    <style:style style:name="ro1-1703" style:family="table-row">
      <style:table-row-properties style:row-height="0.446cm" fo:break-before="auto" style:use-optimal-row-height="false"/>
    </style:style>
    <style:style style:name="ro1-1704" style:family="table-row">
      <style:table-row-properties style:row-height="0.446cm" fo:break-before="auto" style:use-optimal-row-height="false"/>
    </style:style>
    <style:style style:name="ro1-1705" style:family="table-row">
      <style:table-row-properties style:row-height="0.446cm" fo:break-before="auto" style:use-optimal-row-height="false"/>
    </style:style>
    <style:style style:name="ro1-1706" style:family="table-row">
      <style:table-row-properties style:row-height="0.446cm" fo:break-before="auto" style:use-optimal-row-height="false"/>
    </style:style>
    <style:style style:name="ro1-1707" style:family="table-row">
      <style:table-row-properties style:row-height="0.446cm" fo:break-before="auto" style:use-optimal-row-height="false"/>
    </style:style>
    <style:style style:name="ro1-1708" style:family="table-row">
      <style:table-row-properties style:row-height="0.446cm" fo:break-before="auto" style:use-optimal-row-height="false"/>
    </style:style>
    <style:style style:name="ro1-1709" style:family="table-row">
      <style:table-row-properties style:row-height="0.446cm" fo:break-before="auto" style:use-optimal-row-height="false"/>
    </style:style>
    <style:style style:name="ro1-1710" style:family="table-row">
      <style:table-row-properties style:row-height="0.446cm" fo:break-before="auto" style:use-optimal-row-height="false"/>
    </style:style>
    <style:style style:name="ro1-1711" style:family="table-row">
      <style:table-row-properties style:row-height="0.446cm" fo:break-before="auto" style:use-optimal-row-height="false"/>
    </style:style>
    <style:style style:name="ro1-1712" style:family="table-row">
      <style:table-row-properties style:row-height="0.446cm" fo:break-before="auto" style:use-optimal-row-height="false"/>
    </style:style>
    <style:style style:name="ro1-1713" style:family="table-row">
      <style:table-row-properties style:row-height="0.446cm" fo:break-before="auto" style:use-optimal-row-height="false"/>
    </style:style>
    <style:style style:name="ro1-1714" style:family="table-row">
      <style:table-row-properties style:row-height="0.446cm" fo:break-before="auto" style:use-optimal-row-height="false"/>
    </style:style>
    <style:style style:name="ro1-1715" style:family="table-row">
      <style:table-row-properties style:row-height="0.446cm" fo:break-before="auto" style:use-optimal-row-height="false"/>
    </style:style>
    <style:style style:name="ro1-1716" style:family="table-row">
      <style:table-row-properties style:row-height="0.446cm" fo:break-before="auto" style:use-optimal-row-height="false"/>
    </style:style>
    <style:style style:name="ro1-1717" style:family="table-row">
      <style:table-row-properties style:row-height="0.446cm" fo:break-before="auto" style:use-optimal-row-height="false"/>
    </style:style>
    <style:style style:name="ro1-1718" style:family="table-row">
      <style:table-row-properties style:row-height="0.446cm" fo:break-before="auto" style:use-optimal-row-height="false"/>
    </style:style>
    <style:style style:name="ro1-1719" style:family="table-row">
      <style:table-row-properties style:row-height="0.446cm" fo:break-before="auto" style:use-optimal-row-height="false"/>
    </style:style>
    <style:style style:name="ro1-1720" style:family="table-row">
      <style:table-row-properties style:row-height="0.446cm" fo:break-before="auto" style:use-optimal-row-height="false"/>
    </style:style>
    <style:style style:name="ro1-1721" style:family="table-row">
      <style:table-row-properties style:row-height="0.446cm" fo:break-before="auto" style:use-optimal-row-height="false"/>
    </style:style>
    <style:style style:name="ro1-1722" style:family="table-row">
      <style:table-row-properties style:row-height="0.446cm" fo:break-before="auto" style:use-optimal-row-height="false"/>
    </style:style>
    <style:style style:name="ro1-1723" style:family="table-row">
      <style:table-row-properties style:row-height="0.446cm" fo:break-before="auto" style:use-optimal-row-height="false"/>
    </style:style>
    <style:style style:name="ro1-1724" style:family="table-row">
      <style:table-row-properties style:row-height="0.446cm" fo:break-before="auto" style:use-optimal-row-height="false"/>
    </style:style>
    <style:style style:name="ro1-1725" style:family="table-row">
      <style:table-row-properties style:row-height="0.446cm" fo:break-before="auto" style:use-optimal-row-height="false"/>
    </style:style>
    <style:style style:name="ro1-1726" style:family="table-row">
      <style:table-row-properties style:row-height="0.446cm" fo:break-before="auto" style:use-optimal-row-height="false"/>
    </style:style>
    <style:style style:name="ro1-1727" style:family="table-row">
      <style:table-row-properties style:row-height="0.446cm" fo:break-before="auto" style:use-optimal-row-height="false"/>
    </style:style>
    <style:style style:name="ro1-1728" style:family="table-row">
      <style:table-row-properties style:row-height="0.446cm" fo:break-before="auto" style:use-optimal-row-height="false"/>
    </style:style>
    <style:style style:name="ro1-1729" style:family="table-row">
      <style:table-row-properties style:row-height="0.446cm" fo:break-before="auto" style:use-optimal-row-height="false"/>
    </style:style>
    <style:style style:name="ro1-1730" style:family="table-row">
      <style:table-row-properties style:row-height="0.446cm" fo:break-before="auto" style:use-optimal-row-height="false"/>
    </style:style>
    <style:style style:name="ro1-1731" style:family="table-row">
      <style:table-row-properties style:row-height="0.446cm" fo:break-before="auto" style:use-optimal-row-height="false"/>
    </style:style>
    <style:style style:name="ro1-1732" style:family="table-row">
      <style:table-row-properties style:row-height="0.446cm" fo:break-before="auto" style:use-optimal-row-height="false"/>
    </style:style>
    <style:style style:name="ro1-1733" style:family="table-row">
      <style:table-row-properties style:row-height="0.446cm" fo:break-before="auto" style:use-optimal-row-height="false"/>
    </style:style>
    <style:style style:name="ro1-1734" style:family="table-row">
      <style:table-row-properties style:row-height="0.446cm" fo:break-before="auto" style:use-optimal-row-height="false"/>
    </style:style>
    <style:style style:name="ro1-1735" style:family="table-row">
      <style:table-row-properties style:row-height="0.446cm" fo:break-before="auto" style:use-optimal-row-height="false"/>
    </style:style>
    <style:style style:name="ro1-1736" style:family="table-row">
      <style:table-row-properties style:row-height="0.446cm" fo:break-before="auto" style:use-optimal-row-height="false"/>
    </style:style>
    <style:style style:name="ro1-1737" style:family="table-row">
      <style:table-row-properties style:row-height="0.446cm" fo:break-before="auto" style:use-optimal-row-height="false"/>
    </style:style>
    <style:style style:name="ro1-1738" style:family="table-row">
      <style:table-row-properties style:row-height="0.446cm" fo:break-before="auto" style:use-optimal-row-height="false"/>
    </style:style>
    <style:style style:name="ro1-1739" style:family="table-row">
      <style:table-row-properties style:row-height="0.446cm" fo:break-before="auto" style:use-optimal-row-height="false"/>
    </style:style>
    <style:style style:name="ro1-1740" style:family="table-row">
      <style:table-row-properties style:row-height="0.446cm" fo:break-before="auto" style:use-optimal-row-height="false"/>
    </style:style>
    <style:style style:name="ro1-1741" style:family="table-row">
      <style:table-row-properties style:row-height="0.446cm" fo:break-before="auto" style:use-optimal-row-height="false"/>
    </style:style>
    <style:style style:name="ro1-1742" style:family="table-row">
      <style:table-row-properties style:row-height="0.446cm" fo:break-before="auto" style:use-optimal-row-height="false"/>
    </style:style>
    <style:style style:name="ro1-1743" style:family="table-row">
      <style:table-row-properties style:row-height="0.446cm" fo:break-before="auto" style:use-optimal-row-height="false"/>
    </style:style>
    <style:style style:name="ro1-1744" style:family="table-row">
      <style:table-row-properties style:row-height="0.446cm" fo:break-before="auto" style:use-optimal-row-height="false"/>
    </style:style>
    <style:style style:name="ro1-1745" style:family="table-row">
      <style:table-row-properties style:row-height="0.446cm" fo:break-before="auto" style:use-optimal-row-height="false"/>
    </style:style>
    <style:style style:name="ro1-1746" style:family="table-row">
      <style:table-row-properties style:row-height="0.446cm" fo:break-before="auto" style:use-optimal-row-height="false"/>
    </style:style>
    <style:style style:name="ro1-1747" style:family="table-row">
      <style:table-row-properties style:row-height="0.446cm" fo:break-before="auto" style:use-optimal-row-height="false"/>
    </style:style>
    <style:style style:name="ro1-1748" style:family="table-row">
      <style:table-row-properties style:row-height="0.446cm" fo:break-before="auto" style:use-optimal-row-height="false"/>
    </style:style>
    <style:style style:name="ro1-1749" style:family="table-row">
      <style:table-row-properties style:row-height="0.446cm" fo:break-before="auto" style:use-optimal-row-height="false"/>
    </style:style>
    <style:style style:name="ro1-1750" style:family="table-row">
      <style:table-row-properties style:row-height="0.446cm" fo:break-before="auto" style:use-optimal-row-height="false"/>
    </style:style>
    <style:style style:name="ro1-1751" style:family="table-row">
      <style:table-row-properties style:row-height="0.446cm" fo:break-before="auto" style:use-optimal-row-height="false"/>
    </style:style>
    <style:style style:name="ro1-1752" style:family="table-row">
      <style:table-row-properties style:row-height="0.446cm" fo:break-before="auto" style:use-optimal-row-height="false"/>
    </style:style>
    <style:style style:name="ro1-1753" style:family="table-row">
      <style:table-row-properties style:row-height="0.446cm" fo:break-before="auto" style:use-optimal-row-height="false"/>
    </style:style>
    <style:style style:name="ro1-1754" style:family="table-row">
      <style:table-row-properties style:row-height="0.446cm" fo:break-before="auto" style:use-optimal-row-height="false"/>
    </style:style>
    <style:style style:name="ro1-1755" style:family="table-row">
      <style:table-row-properties style:row-height="0.446cm" fo:break-before="auto" style:use-optimal-row-height="false"/>
    </style:style>
    <style:style style:name="ro1-1756" style:family="table-row">
      <style:table-row-properties style:row-height="0.446cm" fo:break-before="auto" style:use-optimal-row-height="false"/>
    </style:style>
    <style:style style:name="ro1-1757" style:family="table-row">
      <style:table-row-properties style:row-height="0.446cm" fo:break-before="auto" style:use-optimal-row-height="false"/>
    </style:style>
    <style:style style:name="ro1-1758" style:family="table-row">
      <style:table-row-properties style:row-height="0.446cm" fo:break-before="auto" style:use-optimal-row-height="false"/>
    </style:style>
    <style:style style:name="ro1-1759" style:family="table-row">
      <style:table-row-properties style:row-height="0.446cm" fo:break-before="auto" style:use-optimal-row-height="false"/>
    </style:style>
    <style:style style:name="ro1-1760" style:family="table-row">
      <style:table-row-properties style:row-height="0.446cm" fo:break-before="auto" style:use-optimal-row-height="false"/>
    </style:style>
    <style:style style:name="ro1-1761" style:family="table-row">
      <style:table-row-properties style:row-height="0.446cm" fo:break-before="auto" style:use-optimal-row-height="false"/>
    </style:style>
    <style:style style:name="ro1-1762" style:family="table-row">
      <style:table-row-properties style:row-height="0.446cm" fo:break-before="auto" style:use-optimal-row-height="false"/>
    </style:style>
    <style:style style:name="ro1-1763" style:family="table-row">
      <style:table-row-properties style:row-height="0.446cm" fo:break-before="auto" style:use-optimal-row-height="false"/>
    </style:style>
    <style:style style:name="ro1-1764" style:family="table-row">
      <style:table-row-properties style:row-height="0.446cm" fo:break-before="auto" style:use-optimal-row-height="false"/>
    </style:style>
    <style:style style:name="ro1-1765" style:family="table-row">
      <style:table-row-properties style:row-height="0.446cm" fo:break-before="auto" style:use-optimal-row-height="false"/>
    </style:style>
    <style:style style:name="ro1-1766" style:family="table-row">
      <style:table-row-properties style:row-height="0.446cm" fo:break-before="auto" style:use-optimal-row-height="false"/>
    </style:style>
    <style:style style:name="ro1-1767" style:family="table-row">
      <style:table-row-properties style:row-height="0.446cm" fo:break-before="auto" style:use-optimal-row-height="false"/>
    </style:style>
    <style:style style:name="ro1-1768" style:family="table-row">
      <style:table-row-properties style:row-height="0.446cm" fo:break-before="auto" style:use-optimal-row-height="false"/>
    </style:style>
    <style:style style:name="ro1-1769" style:family="table-row">
      <style:table-row-properties style:row-height="0.446cm" fo:break-before="auto" style:use-optimal-row-height="false"/>
    </style:style>
    <style:style style:name="ro1-1770" style:family="table-row">
      <style:table-row-properties style:row-height="0.446cm" fo:break-before="auto" style:use-optimal-row-height="false"/>
    </style:style>
    <style:style style:name="ro1-1771" style:family="table-row">
      <style:table-row-properties style:row-height="0.446cm" fo:break-before="auto" style:use-optimal-row-height="false"/>
    </style:style>
    <style:style style:name="ro1-1772" style:family="table-row">
      <style:table-row-properties style:row-height="0.446cm" fo:break-before="auto" style:use-optimal-row-height="false"/>
    </style:style>
    <style:style style:name="ro1-1773" style:family="table-row">
      <style:table-row-properties style:row-height="0.446cm" fo:break-before="auto" style:use-optimal-row-height="false"/>
    </style:style>
    <style:style style:name="ro1-1774" style:family="table-row">
      <style:table-row-properties style:row-height="0.446cm" fo:break-before="auto" style:use-optimal-row-height="false"/>
    </style:style>
    <style:style style:name="ro1-1775" style:family="table-row">
      <style:table-row-properties style:row-height="0.446cm" fo:break-before="auto" style:use-optimal-row-height="false"/>
    </style:style>
    <style:style style:name="ro1-1776" style:family="table-row">
      <style:table-row-properties style:row-height="0.446cm" fo:break-before="auto" style:use-optimal-row-height="false"/>
    </style:style>
    <style:style style:name="ro1-1777" style:family="table-row">
      <style:table-row-properties style:row-height="0.446cm" fo:break-before="auto" style:use-optimal-row-height="false"/>
    </style:style>
    <style:style style:name="ro1-1778" style:family="table-row">
      <style:table-row-properties style:row-height="0.446cm" fo:break-before="auto" style:use-optimal-row-height="false"/>
    </style:style>
    <style:style style:name="ro1-1779" style:family="table-row">
      <style:table-row-properties style:row-height="0.446cm" fo:break-before="auto" style:use-optimal-row-height="false"/>
    </style:style>
    <style:style style:name="ro1-1780" style:family="table-row">
      <style:table-row-properties style:row-height="0.446cm" fo:break-before="auto" style:use-optimal-row-height="false"/>
    </style:style>
    <style:style style:name="ro1-1781" style:family="table-row">
      <style:table-row-properties style:row-height="0.446cm" fo:break-before="auto" style:use-optimal-row-height="false"/>
    </style:style>
    <style:style style:name="ro1-1782" style:family="table-row">
      <style:table-row-properties style:row-height="0.446cm" fo:break-before="auto" style:use-optimal-row-height="false"/>
    </style:style>
    <style:style style:name="ro1-1783" style:family="table-row">
      <style:table-row-properties style:row-height="0.446cm" fo:break-before="auto" style:use-optimal-row-height="false"/>
    </style:style>
    <style:style style:name="ro1-1784" style:family="table-row">
      <style:table-row-properties style:row-height="0.446cm" fo:break-before="auto" style:use-optimal-row-height="false"/>
    </style:style>
    <style:style style:name="ro1-1785" style:family="table-row">
      <style:table-row-properties style:row-height="0.446cm" fo:break-before="auto" style:use-optimal-row-height="false"/>
    </style:style>
    <style:style style:name="ro1-1786" style:family="table-row">
      <style:table-row-properties style:row-height="0.446cm" fo:break-before="auto" style:use-optimal-row-height="false"/>
    </style:style>
    <style:style style:name="ro1-1787" style:family="table-row">
      <style:table-row-properties style:row-height="0.446cm" fo:break-before="auto" style:use-optimal-row-height="false"/>
    </style:style>
    <style:style style:name="ro1-1788" style:family="table-row">
      <style:table-row-properties style:row-height="0.446cm" fo:break-before="auto" style:use-optimal-row-height="false"/>
    </style:style>
    <style:style style:name="ro1-1789" style:family="table-row">
      <style:table-row-properties style:row-height="0.446cm" fo:break-before="auto" style:use-optimal-row-height="false"/>
    </style:style>
    <style:style style:name="ro1-1790" style:family="table-row">
      <style:table-row-properties style:row-height="0.446cm" fo:break-before="auto" style:use-optimal-row-height="false"/>
    </style:style>
    <style:style style:name="ro1-1791" style:family="table-row">
      <style:table-row-properties style:row-height="0.446cm" fo:break-before="auto" style:use-optimal-row-height="false"/>
    </style:style>
    <style:style style:name="ro1-1792" style:family="table-row">
      <style:table-row-properties style:row-height="0.446cm" fo:break-before="auto" style:use-optimal-row-height="false"/>
    </style:style>
    <style:style style:name="ro1-1793" style:family="table-row">
      <style:table-row-properties style:row-height="0.446cm" fo:break-before="auto" style:use-optimal-row-height="false"/>
    </style:style>
    <style:style style:name="ro1-1794" style:family="table-row">
      <style:table-row-properties style:row-height="0.446cm" fo:break-before="auto" style:use-optimal-row-height="false"/>
    </style:style>
    <style:style style:name="ro1-1795" style:family="table-row">
      <style:table-row-properties style:row-height="0.446cm" fo:break-before="auto" style:use-optimal-row-height="false"/>
    </style:style>
    <style:style style:name="ro1-1796" style:family="table-row">
      <style:table-row-properties style:row-height="0.446cm" fo:break-before="auto" style:use-optimal-row-height="false"/>
    </style:style>
    <style:style style:name="ro1-1797" style:family="table-row">
      <style:table-row-properties style:row-height="0.446cm" fo:break-before="auto" style:use-optimal-row-height="false"/>
    </style:style>
    <style:style style:name="ro1-1798" style:family="table-row">
      <style:table-row-properties style:row-height="0.446cm" fo:break-before="auto" style:use-optimal-row-height="false"/>
    </style:style>
    <style:style style:name="ro1-1799" style:family="table-row">
      <style:table-row-properties style:row-height="0.446cm" fo:break-before="auto" style:use-optimal-row-height="false"/>
    </style:style>
    <style:style style:name="ro1-1800" style:family="table-row">
      <style:table-row-properties style:row-height="0.446cm" fo:break-before="auto" style:use-optimal-row-height="false"/>
    </style:style>
    <style:style style:name="ro1-1801" style:family="table-row">
      <style:table-row-properties style:row-height="0.446cm" fo:break-before="auto" style:use-optimal-row-height="false"/>
    </style:style>
    <style:style style:name="ro1-1802" style:family="table-row">
      <style:table-row-properties style:row-height="0.446cm" fo:break-before="auto" style:use-optimal-row-height="false"/>
    </style:style>
    <style:style style:name="ro1-1803" style:family="table-row">
      <style:table-row-properties style:row-height="0.446cm" fo:break-before="auto" style:use-optimal-row-height="false"/>
    </style:style>
    <style:style style:name="ro1-1804" style:family="table-row">
      <style:table-row-properties style:row-height="0.446cm" fo:break-before="auto" style:use-optimal-row-height="false"/>
    </style:style>
    <style:style style:name="ro1-1805" style:family="table-row">
      <style:table-row-properties style:row-height="0.848cm" fo:break-before="auto" style:use-optimal-row-height="false"/>
    </style:style>
    <style:style style:name="ro1-1806" style:family="table-row">
      <style:table-row-properties style:row-height="0.446cm" fo:break-before="auto" style:use-optimal-row-height="false"/>
    </style:style>
    <style:style style:name="ro1-1807" style:family="table-row">
      <style:table-row-properties style:row-height="0.446cm" fo:break-before="auto" style:use-optimal-row-height="false"/>
    </style:style>
    <style:style style:name="ro1-1808" style:family="table-row">
      <style:table-row-properties style:row-height="0.446cm" fo:break-before="auto" style:use-optimal-row-height="false"/>
    </style:style>
    <style:style style:name="ro1-1809" style:family="table-row">
      <style:table-row-properties style:row-height="0.446cm" fo:break-before="auto" style:use-optimal-row-height="false"/>
    </style:style>
    <style:style style:name="ro1-1810" style:family="table-row">
      <style:table-row-properties style:row-height="0.446cm" fo:break-before="auto" style:use-optimal-row-height="false"/>
    </style:style>
    <style:style style:name="ro1-1811" style:family="table-row">
      <style:table-row-properties style:row-height="0.446cm" fo:break-before="auto" style:use-optimal-row-height="false"/>
    </style:style>
    <style:style style:name="ro1-1812" style:family="table-row">
      <style:table-row-properties style:row-height="0.446cm" fo:break-before="auto" style:use-optimal-row-height="false"/>
    </style:style>
    <style:style style:name="ro1-1813" style:family="table-row">
      <style:table-row-properties style:row-height="0.446cm" fo:break-before="auto" style:use-optimal-row-height="false"/>
    </style:style>
    <style:style style:name="ro1-1814" style:family="table-row">
      <style:table-row-properties style:row-height="0.446cm" fo:break-before="auto" style:use-optimal-row-height="false"/>
    </style:style>
    <style:style style:name="ro1-1815" style:family="table-row">
      <style:table-row-properties style:row-height="0.446cm" fo:break-before="auto" style:use-optimal-row-height="false"/>
    </style:style>
    <style:style style:name="ro1-1816" style:family="table-row">
      <style:table-row-properties style:row-height="0.446cm" fo:break-before="auto" style:use-optimal-row-height="false"/>
    </style:style>
    <style:style style:name="ro1-1817" style:family="table-row">
      <style:table-row-properties style:row-height="0.446cm" fo:break-before="auto" style:use-optimal-row-height="false"/>
    </style:style>
    <style:style style:name="ro1-1818" style:family="table-row">
      <style:table-row-properties style:row-height="0.446cm" fo:break-before="auto" style:use-optimal-row-height="false"/>
    </style:style>
    <style:style style:name="ro1-1819" style:family="table-row">
      <style:table-row-properties style:row-height="0.446cm" fo:break-before="auto" style:use-optimal-row-height="false"/>
    </style:style>
    <style:style style:name="ro1-1820" style:family="table-row">
      <style:table-row-properties style:row-height="0.446cm" fo:break-before="auto" style:use-optimal-row-height="false"/>
    </style:style>
    <style:style style:name="ro1-1821" style:family="table-row">
      <style:table-row-properties style:row-height="0.446cm" fo:break-before="auto" style:use-optimal-row-height="false"/>
    </style:style>
    <style:style style:name="ro1-1822" style:family="table-row">
      <style:table-row-properties style:row-height="0.446cm" fo:break-before="auto" style:use-optimal-row-height="false"/>
    </style:style>
    <style:style style:name="ro1-1823" style:family="table-row">
      <style:table-row-properties style:row-height="0.446cm" fo:break-before="auto" style:use-optimal-row-height="false"/>
    </style:style>
    <style:style style:name="ro1-1824" style:family="table-row">
      <style:table-row-properties style:row-height="0.446cm" fo:break-before="auto" style:use-optimal-row-height="false"/>
    </style:style>
    <style:style style:name="ro1-1825" style:family="table-row">
      <style:table-row-properties style:row-height="0.446cm" fo:break-before="auto" style:use-optimal-row-height="false"/>
    </style:style>
    <style:style style:name="ro1-1826" style:family="table-row">
      <style:table-row-properties style:row-height="0.446cm" fo:break-before="auto" style:use-optimal-row-height="false"/>
    </style:style>
    <style:style style:name="ro1-1827" style:family="table-row">
      <style:table-row-properties style:row-height="0.446cm" fo:break-before="auto" style:use-optimal-row-height="false"/>
    </style:style>
    <style:style style:name="ro1-1828" style:family="table-row">
      <style:table-row-properties style:row-height="0.446cm" fo:break-before="auto" style:use-optimal-row-height="false"/>
    </style:style>
    <style:style style:name="ro1-1829" style:family="table-row">
      <style:table-row-properties style:row-height="0.446cm" fo:break-before="auto" style:use-optimal-row-height="false"/>
    </style:style>
    <style:style style:name="ro1-1830" style:family="table-row">
      <style:table-row-properties style:row-height="0.446cm" fo:break-before="auto" style:use-optimal-row-height="false"/>
    </style:style>
    <style:style style:name="ro1-1831" style:family="table-row">
      <style:table-row-properties style:row-height="0.446cm" fo:break-before="auto" style:use-optimal-row-height="false"/>
    </style:style>
    <style:style style:name="ro1-1832" style:family="table-row">
      <style:table-row-properties style:row-height="0.446cm" fo:break-before="auto" style:use-optimal-row-height="false"/>
    </style:style>
    <style:style style:name="ro1-1833" style:family="table-row">
      <style:table-row-properties style:row-height="0.446cm" fo:break-before="auto" style:use-optimal-row-height="false"/>
    </style:style>
    <style:style style:name="ro1-1834" style:family="table-row">
      <style:table-row-properties style:row-height="0.446cm" fo:break-before="auto" style:use-optimal-row-height="false"/>
    </style:style>
    <style:style style:name="ro1-1835" style:family="table-row">
      <style:table-row-properties style:row-height="0.446cm" fo:break-before="auto" style:use-optimal-row-height="false"/>
    </style:style>
    <style:style style:name="ro1-1836" style:family="table-row">
      <style:table-row-properties style:row-height="0.446cm" fo:break-before="auto" style:use-optimal-row-height="false"/>
    </style:style>
    <style:style style:name="ro1-1837" style:family="table-row">
      <style:table-row-properties style:row-height="0.446cm" fo:break-before="auto" style:use-optimal-row-height="false"/>
    </style:style>
    <style:style style:name="ro1-1838" style:family="table-row">
      <style:table-row-properties style:row-height="0.446cm" fo:break-before="auto" style:use-optimal-row-height="false"/>
    </style:style>
    <style:style style:name="ro1-1839" style:family="table-row">
      <style:table-row-properties style:row-height="0.446cm" fo:break-before="auto" style:use-optimal-row-height="false"/>
    </style:style>
    <style:style style:name="ro1-1840" style:family="table-row">
      <style:table-row-properties style:row-height="0.446cm" fo:break-before="auto" style:use-optimal-row-height="false"/>
    </style:style>
    <style:style style:name="ro1-1841" style:family="table-row">
      <style:table-row-properties style:row-height="0.446cm" fo:break-before="auto" style:use-optimal-row-height="false"/>
    </style:style>
    <style:style style:name="ro1-1842" style:family="table-row">
      <style:table-row-properties style:row-height="0.446cm" fo:break-before="auto" style:use-optimal-row-height="false"/>
    </style:style>
    <style:style style:name="ro1-1843" style:family="table-row">
      <style:table-row-properties style:row-height="0.446cm" fo:break-before="auto" style:use-optimal-row-height="false"/>
    </style:style>
    <style:style style:name="ro1-1844" style:family="table-row">
      <style:table-row-properties style:row-height="0.446cm" fo:break-before="auto" style:use-optimal-row-height="false"/>
    </style:style>
    <style:style style:name="ro1-1845" style:family="table-row">
      <style:table-row-properties style:row-height="0.446cm" fo:break-before="auto" style:use-optimal-row-height="false"/>
    </style:style>
    <style:style style:name="ro1-1846" style:family="table-row">
      <style:table-row-properties style:row-height="0.446cm" fo:break-before="auto" style:use-optimal-row-height="false"/>
    </style:style>
    <style:style style:name="ro1-1847" style:family="table-row">
      <style:table-row-properties style:row-height="0.446cm" fo:break-before="auto" style:use-optimal-row-height="false"/>
    </style:style>
    <style:style style:name="ro1-1848" style:family="table-row">
      <style:table-row-properties style:row-height="0.446cm" fo:break-before="auto" style:use-optimal-row-height="false"/>
    </style:style>
    <style:style style:name="ro1-1849" style:family="table-row">
      <style:table-row-properties style:row-height="0.446cm" fo:break-before="auto" style:use-optimal-row-height="false"/>
    </style:style>
    <style:style style:name="ro1-1850" style:family="table-row">
      <style:table-row-properties style:row-height="0.446cm" fo:break-before="auto" style:use-optimal-row-height="false"/>
    </style:style>
    <style:style style:name="ro1-1851" style:family="table-row">
      <style:table-row-properties style:row-height="0.446cm" fo:break-before="auto" style:use-optimal-row-height="false"/>
    </style:style>
    <style:style style:name="ro1-1852" style:family="table-row">
      <style:table-row-properties style:row-height="0.446cm" fo:break-before="auto" style:use-optimal-row-height="false"/>
    </style:style>
    <style:style style:name="ro1-1853" style:family="table-row">
      <style:table-row-properties style:row-height="0.446cm" fo:break-before="auto" style:use-optimal-row-height="false"/>
    </style:style>
    <style:style style:name="ro1-1854" style:family="table-row">
      <style:table-row-properties style:row-height="0.446cm" fo:break-before="auto" style:use-optimal-row-height="false"/>
    </style:style>
    <style:style style:name="ro1-1855" style:family="table-row">
      <style:table-row-properties style:row-height="0.446cm" fo:break-before="auto" style:use-optimal-row-height="false"/>
    </style:style>
    <style:style style:name="ro1-1856" style:family="table-row">
      <style:table-row-properties style:row-height="0.446cm" fo:break-before="auto" style:use-optimal-row-height="false"/>
    </style:style>
    <style:style style:name="ro1-1857" style:family="table-row">
      <style:table-row-properties style:row-height="0.446cm" fo:break-before="auto" style:use-optimal-row-height="false"/>
    </style:style>
    <style:style style:name="ro1-1858" style:family="table-row">
      <style:table-row-properties style:row-height="0.446cm" fo:break-before="auto" style:use-optimal-row-height="false"/>
    </style:style>
    <style:style style:name="ro1-1859" style:family="table-row">
      <style:table-row-properties style:row-height="0.446cm" fo:break-before="auto" style:use-optimal-row-height="false"/>
    </style:style>
    <style:style style:name="ro1-1860" style:family="table-row">
      <style:table-row-properties style:row-height="0.446cm" fo:break-before="auto" style:use-optimal-row-height="false"/>
    </style:style>
    <style:style style:name="ro1-1861" style:family="table-row">
      <style:table-row-properties style:row-height="0.446cm" fo:break-before="auto" style:use-optimal-row-height="false"/>
    </style:style>
    <style:style style:name="ro1-1862" style:family="table-row">
      <style:table-row-properties style:row-height="0.446cm" fo:break-before="auto" style:use-optimal-row-height="false"/>
    </style:style>
    <style:style style:name="ro1-1863" style:family="table-row">
      <style:table-row-properties style:row-height="0.446cm" fo:break-before="auto" style:use-optimal-row-height="false"/>
    </style:style>
    <style:style style:name="ro1-1864" style:family="table-row">
      <style:table-row-properties style:row-height="0.446cm" fo:break-before="auto" style:use-optimal-row-height="false"/>
    </style:style>
    <style:style style:name="ro1-1865" style:family="table-row">
      <style:table-row-properties style:row-height="0.446cm" fo:break-before="auto" style:use-optimal-row-height="false"/>
    </style:style>
    <style:style style:name="ro1-1866" style:family="table-row">
      <style:table-row-properties style:row-height="0.446cm" fo:break-before="auto" style:use-optimal-row-height="false"/>
    </style:style>
    <style:style style:name="ro1-1867" style:family="table-row">
      <style:table-row-properties style:row-height="0.446cm" fo:break-before="auto" style:use-optimal-row-height="false"/>
    </style:style>
    <style:style style:name="ro1-1868" style:family="table-row">
      <style:table-row-properties style:row-height="0.446cm" fo:break-before="auto" style:use-optimal-row-height="false"/>
    </style:style>
    <style:style style:name="ro1-1869" style:family="table-row">
      <style:table-row-properties style:row-height="0.446cm" fo:break-before="auto" style:use-optimal-row-height="false"/>
    </style:style>
    <style:style style:name="ro1-1870" style:family="table-row">
      <style:table-row-properties style:row-height="0.446cm" fo:break-before="auto" style:use-optimal-row-height="false"/>
    </style:style>
    <style:style style:name="ro1-1871" style:family="table-row">
      <style:table-row-properties style:row-height="0.446cm" fo:break-before="auto" style:use-optimal-row-height="false"/>
    </style:style>
    <style:style style:name="ro1-1872" style:family="table-row">
      <style:table-row-properties style:row-height="0.446cm" fo:break-before="auto" style:use-optimal-row-height="false"/>
    </style:style>
    <style:style style:name="ro1-1873" style:family="table-row">
      <style:table-row-properties style:row-height="0.446cm" fo:break-before="auto" style:use-optimal-row-height="false"/>
    </style:style>
    <style:style style:name="ro1-1874" style:family="table-row">
      <style:table-row-properties style:row-height="0.446cm" fo:break-before="auto" style:use-optimal-row-height="false"/>
    </style:style>
    <style:style style:name="ro1-1875" style:family="table-row">
      <style:table-row-properties style:row-height="0.446cm" fo:break-before="auto" style:use-optimal-row-height="false"/>
    </style:style>
    <style:style style:name="ro1-1876" style:family="table-row">
      <style:table-row-properties style:row-height="0.446cm" fo:break-before="auto" style:use-optimal-row-height="false"/>
    </style:style>
    <style:style style:name="ro1-1877" style:family="table-row">
      <style:table-row-properties style:row-height="0.446cm" fo:break-before="auto" style:use-optimal-row-height="false"/>
    </style:style>
    <style:style style:name="ro1-1878" style:family="table-row">
      <style:table-row-properties style:row-height="0.446cm" fo:break-before="auto" style:use-optimal-row-height="false"/>
    </style:style>
    <style:style style:name="ro1-1879" style:family="table-row">
      <style:table-row-properties style:row-height="0.446cm" fo:break-before="auto" style:use-optimal-row-height="false"/>
    </style:style>
    <style:style style:name="ro1-1880" style:family="table-row">
      <style:table-row-properties style:row-height="0.446cm" fo:break-before="auto" style:use-optimal-row-height="false"/>
    </style:style>
    <style:style style:name="ro1-1881" style:family="table-row">
      <style:table-row-properties style:row-height="0.446cm" fo:break-before="auto" style:use-optimal-row-height="false"/>
    </style:style>
    <style:style style:name="ro1-1882" style:family="table-row">
      <style:table-row-properties style:row-height="0.446cm" fo:break-before="auto" style:use-optimal-row-height="false"/>
    </style:style>
    <style:style style:name="ro1-1883" style:family="table-row">
      <style:table-row-properties style:row-height="0.446cm" fo:break-before="auto" style:use-optimal-row-height="false"/>
    </style:style>
    <style:style style:name="ro1-1884" style:family="table-row">
      <style:table-row-properties style:row-height="0.446cm" fo:break-before="auto" style:use-optimal-row-height="false"/>
    </style:style>
    <style:style style:name="ro1-1885" style:family="table-row">
      <style:table-row-properties style:row-height="0.446cm" fo:break-before="auto" style:use-optimal-row-height="false"/>
    </style:style>
    <style:style style:name="ro1-1886" style:family="table-row">
      <style:table-row-properties style:row-height="0.446cm" fo:break-before="auto" style:use-optimal-row-height="false"/>
    </style:style>
    <style:style style:name="ro1-1887" style:family="table-row">
      <style:table-row-properties style:row-height="0.446cm" fo:break-before="auto" style:use-optimal-row-height="false"/>
    </style:style>
    <style:style style:name="ro1-1888" style:family="table-row">
      <style:table-row-properties style:row-height="0.446cm" fo:break-before="auto" style:use-optimal-row-height="false"/>
    </style:style>
    <style:style style:name="ro1-1889" style:family="table-row">
      <style:table-row-properties style:row-height="0.446cm" fo:break-before="auto" style:use-optimal-row-height="false"/>
    </style:style>
    <style:style style:name="ro1-1890" style:family="table-row">
      <style:table-row-properties style:row-height="0.446cm" fo:break-before="auto" style:use-optimal-row-height="false"/>
    </style:style>
    <style:style style:name="ro1-1891" style:family="table-row">
      <style:table-row-properties style:row-height="0.446cm" fo:break-before="auto" style:use-optimal-row-height="false"/>
    </style:style>
    <style:style style:name="ro1-1892" style:family="table-row">
      <style:table-row-properties style:row-height="0.446cm" fo:break-before="auto" style:use-optimal-row-height="false"/>
    </style:style>
    <style:style style:name="ro1-1893" style:family="table-row">
      <style:table-row-properties style:row-height="0.446cm" fo:break-before="auto" style:use-optimal-row-height="false"/>
    </style:style>
    <style:style style:name="ro1-1894" style:family="table-row">
      <style:table-row-properties style:row-height="0.446cm" fo:break-before="auto" style:use-optimal-row-height="false"/>
    </style:style>
    <style:style style:name="ro1-1895" style:family="table-row">
      <style:table-row-properties style:row-height="0.446cm" fo:break-before="auto" style:use-optimal-row-height="false"/>
    </style:style>
    <style:style style:name="ro1-1896" style:family="table-row">
      <style:table-row-properties style:row-height="0.446cm" fo:break-before="auto" style:use-optimal-row-height="false"/>
    </style:style>
    <style:style style:name="ro1-1897" style:family="table-row">
      <style:table-row-properties style:row-height="0.446cm" fo:break-before="auto" style:use-optimal-row-height="false"/>
    </style:style>
    <style:style style:name="ro1-1898" style:family="table-row">
      <style:table-row-properties style:row-height="0.446cm" fo:break-before="auto" style:use-optimal-row-height="false"/>
    </style:style>
    <style:style style:name="ro1-1899" style:family="table-row">
      <style:table-row-properties style:row-height="0.446cm" fo:break-before="auto" style:use-optimal-row-height="false"/>
    </style:style>
    <style:style style:name="ro1-1900" style:family="table-row">
      <style:table-row-properties style:row-height="0.446cm" fo:break-before="auto" style:use-optimal-row-height="false"/>
    </style:style>
    <style:style style:name="ro1-1901" style:family="table-row">
      <style:table-row-properties style:row-height="0.446cm" fo:break-before="auto" style:use-optimal-row-height="false"/>
    </style:style>
    <style:style style:name="ro1-1902" style:family="table-row">
      <style:table-row-properties style:row-height="0.446cm" fo:break-before="auto" style:use-optimal-row-height="false"/>
    </style:style>
    <style:style style:name="ro1-1903" style:family="table-row">
      <style:table-row-properties style:row-height="0.446cm" fo:break-before="auto" style:use-optimal-row-height="false"/>
    </style:style>
    <style:style style:name="ro1-1904" style:family="table-row">
      <style:table-row-properties style:row-height="0.446cm" fo:break-before="auto" style:use-optimal-row-height="false"/>
    </style:style>
    <style:style style:name="ro1-1905" style:family="table-row">
      <style:table-row-properties style:row-height="0.446cm" fo:break-before="auto" style:use-optimal-row-height="false"/>
    </style:style>
    <style:style style:name="ro1-1906" style:family="table-row">
      <style:table-row-properties style:row-height="0.446cm" fo:break-before="auto" style:use-optimal-row-height="false"/>
    </style:style>
    <style:style style:name="ro1-1907" style:family="table-row">
      <style:table-row-properties style:row-height="0.446cm" fo:break-before="auto" style:use-optimal-row-height="false"/>
    </style:style>
    <style:style style:name="ro1-1908" style:family="table-row">
      <style:table-row-properties style:row-height="0.446cm" fo:break-before="auto" style:use-optimal-row-height="false"/>
    </style:style>
    <style:style style:name="ro1-1909" style:family="table-row">
      <style:table-row-properties style:row-height="0.446cm" fo:break-before="auto" style:use-optimal-row-height="false"/>
    </style:style>
    <style:style style:name="ro1-1910" style:family="table-row">
      <style:table-row-properties style:row-height="0.446cm" fo:break-before="auto" style:use-optimal-row-height="false"/>
    </style:style>
    <style:style style:name="ro1-1911" style:family="table-row">
      <style:table-row-properties style:row-height="0.446cm" fo:break-before="auto" style:use-optimal-row-height="false"/>
    </style:style>
    <style:style style:name="ro1-1912" style:family="table-row">
      <style:table-row-properties style:row-height="0.446cm" fo:break-before="auto" style:use-optimal-row-height="false"/>
    </style:style>
    <style:style style:name="ro1-1913" style:family="table-row">
      <style:table-row-properties style:row-height="0.446cm" fo:break-before="auto" style:use-optimal-row-height="false"/>
    </style:style>
    <style:style style:name="ro1-1914" style:family="table-row">
      <style:table-row-properties style:row-height="0.446cm" fo:break-before="auto" style:use-optimal-row-height="false"/>
    </style:style>
    <style:style style:name="ro1-1915" style:family="table-row">
      <style:table-row-properties style:row-height="0.446cm" fo:break-before="auto" style:use-optimal-row-height="false"/>
    </style:style>
    <style:style style:name="ro1-1916" style:family="table-row">
      <style:table-row-properties style:row-height="0.446cm" fo:break-before="auto" style:use-optimal-row-height="false"/>
    </style:style>
    <style:style style:name="ro1-1917" style:family="table-row">
      <style:table-row-properties style:row-height="0.446cm" fo:break-before="auto" style:use-optimal-row-height="false"/>
    </style:style>
    <style:style style:name="ro1-1918" style:family="table-row">
      <style:table-row-properties style:row-height="0.446cm" fo:break-before="auto" style:use-optimal-row-height="false"/>
    </style:style>
    <style:style style:name="ro1-1919" style:family="table-row">
      <style:table-row-properties style:row-height="0.446cm" fo:break-before="auto" style:use-optimal-row-height="false"/>
    </style:style>
    <style:style style:name="ro1-1920" style:family="table-row">
      <style:table-row-properties style:row-height="0.446cm" fo:break-before="auto" style:use-optimal-row-height="false"/>
    </style:style>
    <style:style style:name="ro1-1921" style:family="table-row">
      <style:table-row-properties style:row-height="0.446cm" fo:break-before="auto" style:use-optimal-row-height="false"/>
    </style:style>
    <style:style style:name="ro1-1922" style:family="table-row">
      <style:table-row-properties style:row-height="0.446cm" fo:break-before="auto" style:use-optimal-row-height="false"/>
    </style:style>
    <style:style style:name="ro1-1923" style:family="table-row">
      <style:table-row-properties style:row-height="0.446cm" fo:break-before="auto" style:use-optimal-row-height="false"/>
    </style:style>
    <style:style style:name="ro1-1924" style:family="table-row">
      <style:table-row-properties style:row-height="0.446cm" fo:break-before="auto" style:use-optimal-row-height="false"/>
    </style:style>
    <style:style style:name="ro1-1925" style:family="table-row">
      <style:table-row-properties style:row-height="0.446cm" fo:break-before="auto" style:use-optimal-row-height="false"/>
    </style:style>
    <style:style style:name="ro1-1926" style:family="table-row">
      <style:table-row-properties style:row-height="0.446cm" fo:break-before="auto" style:use-optimal-row-height="false"/>
    </style:style>
    <style:style style:name="ro1-1927" style:family="table-row">
      <style:table-row-properties style:row-height="0.446cm" fo:break-before="auto" style:use-optimal-row-height="false"/>
    </style:style>
    <style:style style:name="ro1-1928" style:family="table-row">
      <style:table-row-properties style:row-height="0.446cm" fo:break-before="auto" style:use-optimal-row-height="false"/>
    </style:style>
    <style:style style:name="ro1-1929" style:family="table-row">
      <style:table-row-properties style:row-height="0.446cm" fo:break-before="auto" style:use-optimal-row-height="false"/>
    </style:style>
    <style:style style:name="ro1-1930" style:family="table-row">
      <style:table-row-properties style:row-height="0.446cm" fo:break-before="auto" style:use-optimal-row-height="false"/>
    </style:style>
    <style:style style:name="ro1-1931" style:family="table-row">
      <style:table-row-properties style:row-height="0.446cm" fo:break-before="auto" style:use-optimal-row-height="false"/>
    </style:style>
    <style:style style:name="ro1-1932" style:family="table-row">
      <style:table-row-properties style:row-height="0.446cm" fo:break-before="auto" style:use-optimal-row-height="false"/>
    </style:style>
    <style:style style:name="ro1-1933" style:family="table-row">
      <style:table-row-properties style:row-height="0.446cm" fo:break-before="auto" style:use-optimal-row-height="false"/>
    </style:style>
    <style:style style:name="ro1-1934" style:family="table-row">
      <style:table-row-properties style:row-height="0.446cm" fo:break-before="auto" style:use-optimal-row-height="false"/>
    </style:style>
    <style:style style:name="ro1-1935" style:family="table-row">
      <style:table-row-properties style:row-height="0.446cm" fo:break-before="auto" style:use-optimal-row-height="false"/>
    </style:style>
    <style:style style:name="ro1-1936" style:family="table-row">
      <style:table-row-properties style:row-height="0.446cm" fo:break-before="auto" style:use-optimal-row-height="false"/>
    </style:style>
    <style:style style:name="ro1-1937" style:family="table-row">
      <style:table-row-properties style:row-height="0.446cm" fo:break-before="auto" style:use-optimal-row-height="false"/>
    </style:style>
    <style:style style:name="ro1-1938" style:family="table-row">
      <style:table-row-properties style:row-height="0.446cm" fo:break-before="auto" style:use-optimal-row-height="false"/>
    </style:style>
    <style:style style:name="ro1-1939" style:family="table-row">
      <style:table-row-properties style:row-height="0.446cm" fo:break-before="auto" style:use-optimal-row-height="false"/>
    </style:style>
    <style:style style:name="ro1-1940" style:family="table-row">
      <style:table-row-properties style:row-height="0.446cm" fo:break-before="auto" style:use-optimal-row-height="false"/>
    </style:style>
    <style:style style:name="ro1-1941" style:family="table-row">
      <style:table-row-properties style:row-height="0.446cm" fo:break-before="auto" style:use-optimal-row-height="false"/>
    </style:style>
    <style:style style:name="ro1-1942" style:family="table-row">
      <style:table-row-properties style:row-height="0.446cm" fo:break-before="auto" style:use-optimal-row-height="false"/>
    </style:style>
    <style:style style:name="ro1-1943" style:family="table-row">
      <style:table-row-properties style:row-height="0.446cm" fo:break-before="auto" style:use-optimal-row-height="false"/>
    </style:style>
    <style:style style:name="ro1-1944" style:family="table-row">
      <style:table-row-properties style:row-height="0.446cm" fo:break-before="auto" style:use-optimal-row-height="false"/>
    </style:style>
    <style:style style:name="ro1-1945" style:family="table-row">
      <style:table-row-properties style:row-height="0.446cm" fo:break-before="auto" style:use-optimal-row-height="false"/>
    </style:style>
    <style:style style:name="ro1-1946" style:family="table-row">
      <style:table-row-properties style:row-height="0.446cm" fo:break-before="auto" style:use-optimal-row-height="false"/>
    </style:style>
    <style:style style:name="ro1-1947" style:family="table-row">
      <style:table-row-properties style:row-height="0.446cm" fo:break-before="auto" style:use-optimal-row-height="false"/>
    </style:style>
    <style:style style:name="ro1-1948" style:family="table-row">
      <style:table-row-properties style:row-height="0.446cm" fo:break-before="auto" style:use-optimal-row-height="false"/>
    </style:style>
    <style:style style:name="ro1-1949" style:family="table-row">
      <style:table-row-properties style:row-height="0.446cm" fo:break-before="auto" style:use-optimal-row-height="false"/>
    </style:style>
    <style:style style:name="ro1-1950" style:family="table-row">
      <style:table-row-properties style:row-height="0.446cm" fo:break-before="auto" style:use-optimal-row-height="false"/>
    </style:style>
    <style:style style:name="ro1-1951" style:family="table-row">
      <style:table-row-properties style:row-height="0.446cm" fo:break-before="auto" style:use-optimal-row-height="false"/>
    </style:style>
    <style:style style:name="ro1-1952" style:family="table-row">
      <style:table-row-properties style:row-height="0.446cm" fo:break-before="auto" style:use-optimal-row-height="false"/>
    </style:style>
    <style:style style:name="ro1-1953" style:family="table-row">
      <style:table-row-properties style:row-height="0.446cm" fo:break-before="auto" style:use-optimal-row-height="false"/>
    </style:style>
    <style:style style:name="ro1-1954" style:family="table-row">
      <style:table-row-properties style:row-height="0.446cm" fo:break-before="auto" style:use-optimal-row-height="false"/>
    </style:style>
    <style:style style:name="ro1-1955" style:family="table-row">
      <style:table-row-properties style:row-height="0.446cm" fo:break-before="auto" style:use-optimal-row-height="false"/>
    </style:style>
    <style:style style:name="ro1-1956" style:family="table-row">
      <style:table-row-properties style:row-height="0.446cm" fo:break-before="auto" style:use-optimal-row-height="false"/>
    </style:style>
    <style:style style:name="ro1-1957" style:family="table-row">
      <style:table-row-properties style:row-height="0.446cm" fo:break-before="auto" style:use-optimal-row-height="false"/>
    </style:style>
    <style:style style:name="ro1-1958" style:family="table-row">
      <style:table-row-properties style:row-height="0.446cm" fo:break-before="auto" style:use-optimal-row-height="false"/>
    </style:style>
    <style:style style:name="ro1-1959" style:family="table-row">
      <style:table-row-properties style:row-height="0.446cm" fo:break-before="auto" style:use-optimal-row-height="false"/>
    </style:style>
    <style:style style:name="ro1-1960" style:family="table-row">
      <style:table-row-properties style:row-height="0.446cm" fo:break-before="auto" style:use-optimal-row-height="false"/>
    </style:style>
    <style:style style:name="ro1-1961" style:family="table-row">
      <style:table-row-properties style:row-height="0.446cm" fo:break-before="auto" style:use-optimal-row-height="false"/>
    </style:style>
    <style:style style:name="ro1-1962" style:family="table-row">
      <style:table-row-properties style:row-height="0.446cm" fo:break-before="auto" style:use-optimal-row-height="false"/>
    </style:style>
    <style:style style:name="ro1-1963" style:family="table-row">
      <style:table-row-properties style:row-height="0.446cm" fo:break-before="auto" style:use-optimal-row-height="false"/>
    </style:style>
    <style:style style:name="ro1-1964" style:family="table-row">
      <style:table-row-properties style:row-height="0.446cm" fo:break-before="auto" style:use-optimal-row-height="false"/>
    </style:style>
    <style:style style:name="ro1-1965" style:family="table-row">
      <style:table-row-properties style:row-height="0.446cm" fo:break-before="auto" style:use-optimal-row-height="false"/>
    </style:style>
    <style:style style:name="ro1-1966" style:family="table-row">
      <style:table-row-properties style:row-height="0.446cm" fo:break-before="auto" style:use-optimal-row-height="false"/>
    </style:style>
    <style:style style:name="ro1-1967" style:family="table-row">
      <style:table-row-properties style:row-height="0.446cm" fo:break-before="auto" style:use-optimal-row-height="false"/>
    </style:style>
    <style:style style:name="ro1-1968" style:family="table-row">
      <style:table-row-properties style:row-height="0.446cm" fo:break-before="auto" style:use-optimal-row-height="false"/>
    </style:style>
    <style:style style:name="ro1-1969" style:family="table-row">
      <style:table-row-properties style:row-height="0.446cm" fo:break-before="auto" style:use-optimal-row-height="false"/>
    </style:style>
    <style:style style:name="ro1-1970" style:family="table-row">
      <style:table-row-properties style:row-height="0.446cm" fo:break-before="auto" style:use-optimal-row-height="false"/>
    </style:style>
    <style:style style:name="ro1-1971" style:family="table-row">
      <style:table-row-properties style:row-height="0.446cm" fo:break-before="auto" style:use-optimal-row-height="false"/>
    </style:style>
    <style:style style:name="ro1-1972" style:family="table-row">
      <style:table-row-properties style:row-height="0.446cm" fo:break-before="auto" style:use-optimal-row-height="false"/>
    </style:style>
    <style:style style:name="ro1-1973" style:family="table-row">
      <style:table-row-properties style:row-height="0.446cm" fo:break-before="auto" style:use-optimal-row-height="false"/>
    </style:style>
    <style:style style:name="ro1-1974" style:family="table-row">
      <style:table-row-properties style:row-height="0.446cm" fo:break-before="auto" style:use-optimal-row-height="false"/>
    </style:style>
    <style:style style:name="ro1-1975" style:family="table-row">
      <style:table-row-properties style:row-height="0.446cm" fo:break-before="auto" style:use-optimal-row-height="false"/>
    </style:style>
    <style:style style:name="ro1-1976" style:family="table-row">
      <style:table-row-properties style:row-height="0.446cm" fo:break-before="auto" style:use-optimal-row-height="false"/>
    </style:style>
    <style:style style:name="ro1-1977" style:family="table-row">
      <style:table-row-properties style:row-height="0.446cm" fo:break-before="auto" style:use-optimal-row-height="false"/>
    </style:style>
    <style:style style:name="ro1-1978" style:family="table-row">
      <style:table-row-properties style:row-height="0.446cm" fo:break-before="auto" style:use-optimal-row-height="false"/>
    </style:style>
    <style:style style:name="ro1-1979" style:family="table-row">
      <style:table-row-properties style:row-height="0.446cm" fo:break-before="auto" style:use-optimal-row-height="false"/>
    </style:style>
    <style:style style:name="ro1-1980" style:family="table-row">
      <style:table-row-properties style:row-height="0.446cm" fo:break-before="auto" style:use-optimal-row-height="false"/>
    </style:style>
    <style:style style:name="ro1-1981" style:family="table-row">
      <style:table-row-properties style:row-height="0.446cm" fo:break-before="auto" style:use-optimal-row-height="false"/>
    </style:style>
    <style:style style:name="ro1-1982" style:family="table-row">
      <style:table-row-properties style:row-height="0.446cm" fo:break-before="auto" style:use-optimal-row-height="false"/>
    </style:style>
    <style:style style:name="ro1-1983" style:family="table-row">
      <style:table-row-properties style:row-height="0.446cm" fo:break-before="auto" style:use-optimal-row-height="false"/>
    </style:style>
    <style:style style:name="ro1-1984" style:family="table-row">
      <style:table-row-properties style:row-height="0.446cm" fo:break-before="auto" style:use-optimal-row-height="false"/>
    </style:style>
    <style:style style:name="ro1-1985" style:family="table-row">
      <style:table-row-properties style:row-height="0.446cm" fo:break-before="auto" style:use-optimal-row-height="false"/>
    </style:style>
    <style:style style:name="ro1-1986" style:family="table-row">
      <style:table-row-properties style:row-height="0.446cm" fo:break-before="auto" style:use-optimal-row-height="false"/>
    </style:style>
    <style:style style:name="ro1-1987" style:family="table-row">
      <style:table-row-properties style:row-height="0.446cm" fo:break-before="auto" style:use-optimal-row-height="false"/>
    </style:style>
    <style:style style:name="ro1-1988" style:family="table-row">
      <style:table-row-properties style:row-height="0.446cm" fo:break-before="auto" style:use-optimal-row-height="false"/>
    </style:style>
    <style:style style:name="ro1-1989" style:family="table-row">
      <style:table-row-properties style:row-height="0.446cm" fo:break-before="auto" style:use-optimal-row-height="false"/>
    </style:style>
    <style:style style:name="ro1-1990" style:family="table-row">
      <style:table-row-properties style:row-height="0.446cm" fo:break-before="auto" style:use-optimal-row-height="false"/>
    </style:style>
    <style:style style:name="ro1-1991" style:family="table-row">
      <style:table-row-properties style:row-height="0.446cm" fo:break-before="auto" style:use-optimal-row-height="false"/>
    </style:style>
    <style:style style:name="ro1-1992" style:family="table-row">
      <style:table-row-properties style:row-height="0.446cm" fo:break-before="auto" style:use-optimal-row-height="false"/>
    </style:style>
    <style:style style:name="ro1-1993" style:family="table-row">
      <style:table-row-properties style:row-height="0.446cm" fo:break-before="auto" style:use-optimal-row-height="false"/>
    </style:style>
    <style:style style:name="ro1-1994" style:family="table-row">
      <style:table-row-properties style:row-height="0.446cm" fo:break-before="auto" style:use-optimal-row-height="false"/>
    </style:style>
    <style:style style:name="ro1-1995" style:family="table-row">
      <style:table-row-properties style:row-height="0.446cm" fo:break-before="auto" style:use-optimal-row-height="false"/>
    </style:style>
    <style:style style:name="ro1-1996" style:family="table-row">
      <style:table-row-properties style:row-height="0.446cm" fo:break-before="auto" style:use-optimal-row-height="false"/>
    </style:style>
    <style:style style:name="ro1-1997" style:family="table-row">
      <style:table-row-properties style:row-height="0.446cm" fo:break-before="auto" style:use-optimal-row-height="false"/>
    </style:style>
    <style:style style:name="ro1-1998" style:family="table-row">
      <style:table-row-properties style:row-height="0.446cm" fo:break-before="auto" style:use-optimal-row-height="false"/>
    </style:style>
    <style:style style:name="ro1-1999" style:family="table-row">
      <style:table-row-properties style:row-height="0.446cm" fo:break-before="auto" style:use-optimal-row-height="false"/>
    </style:style>
    <style:style style:name="ro1-2000" style:family="table-row">
      <style:table-row-properties style:row-height="0.446cm" fo:break-before="auto" style:use-optimal-row-height="false"/>
    </style:style>
    <style:style style:name="ro1-2001" style:family="table-row">
      <style:table-row-properties style:row-height="0.446cm" fo:break-before="auto" style:use-optimal-row-height="false"/>
    </style:style>
    <style:style style:name="ro1-2002" style:family="table-row">
      <style:table-row-properties style:row-height="0.446cm" fo:break-before="auto" style:use-optimal-row-height="false"/>
    </style:style>
    <style:style style:name="ro1-2003" style:family="table-row">
      <style:table-row-properties style:row-height="0.446cm" fo:break-before="auto" style:use-optimal-row-height="false"/>
    </style:style>
    <style:style style:name="ro1-2004" style:family="table-row">
      <style:table-row-properties style:row-height="0.446cm" fo:break-before="auto" style:use-optimal-row-height="false"/>
    </style:style>
    <style:style style:name="ro1-2005" style:family="table-row">
      <style:table-row-properties style:row-height="0.446cm" fo:break-before="auto" style:use-optimal-row-height="false"/>
    </style:style>
    <style:style style:name="ro1-2006" style:family="table-row">
      <style:table-row-properties style:row-height="0.848cm" fo:break-before="auto" style:use-optimal-row-height="false"/>
    </style:style>
    <style:style style:name="ro1-2007" style:family="table-row">
      <style:table-row-properties style:row-height="0.446cm" fo:break-before="auto" style:use-optimal-row-height="false"/>
    </style:style>
    <style:style style:name="ro1-2008" style:family="table-row">
      <style:table-row-properties style:row-height="0.446cm" fo:break-before="auto" style:use-optimal-row-height="false"/>
    </style:style>
    <style:style style:name="ro1-2009" style:family="table-row">
      <style:table-row-properties style:row-height="0.446cm" fo:break-before="auto" style:use-optimal-row-height="false"/>
    </style:style>
    <style:style style:name="ro1-2010" style:family="table-row">
      <style:table-row-properties style:row-height="0.446cm" fo:break-before="auto" style:use-optimal-row-height="false"/>
    </style:style>
    <style:style style:name="ro1-2011" style:family="table-row">
      <style:table-row-properties style:row-height="0.446cm" fo:break-before="auto" style:use-optimal-row-height="false"/>
    </style:style>
    <style:style style:name="ro1-2012" style:family="table-row">
      <style:table-row-properties style:row-height="0.446cm" fo:break-before="auto" style:use-optimal-row-height="false"/>
    </style:style>
    <style:style style:name="ro1-2013" style:family="table-row">
      <style:table-row-properties style:row-height="0.446cm" fo:break-before="auto" style:use-optimal-row-height="false"/>
    </style:style>
    <style:style style:name="ro1-2014" style:family="table-row">
      <style:table-row-properties style:row-height="0.446cm" fo:break-before="auto" style:use-optimal-row-height="false"/>
    </style:style>
    <style:style style:name="ro1-2015" style:family="table-row">
      <style:table-row-properties style:row-height="0.446cm" fo:break-before="auto" style:use-optimal-row-height="false"/>
    </style:style>
    <style:style style:name="ro1-2016" style:family="table-row">
      <style:table-row-properties style:row-height="0.446cm" fo:break-before="auto" style:use-optimal-row-height="false"/>
    </style:style>
    <style:style style:name="ro1-2017" style:family="table-row">
      <style:table-row-properties style:row-height="0.446cm" fo:break-before="auto" style:use-optimal-row-height="false"/>
    </style:style>
    <style:style style:name="ro1-2018" style:family="table-row">
      <style:table-row-properties style:row-height="0.446cm" fo:break-before="auto" style:use-optimal-row-height="false"/>
    </style:style>
    <style:style style:name="ro1-2019" style:family="table-row">
      <style:table-row-properties style:row-height="0.446cm" fo:break-before="auto" style:use-optimal-row-height="false"/>
    </style:style>
    <style:style style:name="ro1-2020" style:family="table-row">
      <style:table-row-properties style:row-height="0.446cm" fo:break-before="auto" style:use-optimal-row-height="false"/>
    </style:style>
    <style:style style:name="ro1-2021" style:family="table-row">
      <style:table-row-properties style:row-height="0.446cm" fo:break-before="auto" style:use-optimal-row-height="false"/>
    </style:style>
    <style:style style:name="ro1-2022" style:family="table-row">
      <style:table-row-properties style:row-height="0.446cm" fo:break-before="auto" style:use-optimal-row-height="false"/>
    </style:style>
    <style:style style:name="ro1-2023" style:family="table-row">
      <style:table-row-properties style:row-height="0.446cm" fo:break-before="auto" style:use-optimal-row-height="false"/>
    </style:style>
    <style:style style:name="ro1-2024" style:family="table-row">
      <style:table-row-properties style:row-height="0.446cm" fo:break-before="auto" style:use-optimal-row-height="false"/>
    </style:style>
    <style:style style:name="ro1-2025" style:family="table-row">
      <style:table-row-properties style:row-height="0.446cm" fo:break-before="auto" style:use-optimal-row-height="false"/>
    </style:style>
    <style:style style:name="ro1-2026" style:family="table-row">
      <style:table-row-properties style:row-height="0.446cm" fo:break-before="auto" style:use-optimal-row-height="false"/>
    </style:style>
    <style:style style:name="ro1-2027" style:family="table-row">
      <style:table-row-properties style:row-height="0.446cm" fo:break-before="auto" style:use-optimal-row-height="false"/>
    </style:style>
    <style:style style:name="ro1-2028" style:family="table-row">
      <style:table-row-properties style:row-height="0.446cm" fo:break-before="auto" style:use-optimal-row-height="false"/>
    </style:style>
    <style:style style:name="ro1-2029" style:family="table-row">
      <style:table-row-properties style:row-height="0.446cm" fo:break-before="auto" style:use-optimal-row-height="false"/>
    </style:style>
    <style:style style:name="ro1-2030" style:family="table-row">
      <style:table-row-properties style:row-height="0.446cm" fo:break-before="auto" style:use-optimal-row-height="false"/>
    </style:style>
    <style:style style:name="ro1-2031" style:family="table-row">
      <style:table-row-properties style:row-height="0.446cm" fo:break-before="auto" style:use-optimal-row-height="false"/>
    </style:style>
    <style:style style:name="ro1-2032" style:family="table-row">
      <style:table-row-properties style:row-height="0.446cm" fo:break-before="auto" style:use-optimal-row-height="false"/>
    </style:style>
    <style:style style:name="ro1-2033" style:family="table-row">
      <style:table-row-properties style:row-height="0.446cm" fo:break-before="auto" style:use-optimal-row-height="false"/>
    </style:style>
    <style:style style:name="ro1-2034" style:family="table-row">
      <style:table-row-properties style:row-height="0.446cm" fo:break-before="auto" style:use-optimal-row-height="false"/>
    </style:style>
    <style:style style:name="ro1-2035" style:family="table-row">
      <style:table-row-properties style:row-height="0.446cm" fo:break-before="auto" style:use-optimal-row-height="false"/>
    </style:style>
    <style:style style:name="ro1-2036" style:family="table-row">
      <style:table-row-properties style:row-height="0.446cm" fo:break-before="auto" style:use-optimal-row-height="false"/>
    </style:style>
    <style:style style:name="ro1-2037" style:family="table-row">
      <style:table-row-properties style:row-height="0.446cm" fo:break-before="auto" style:use-optimal-row-height="false"/>
    </style:style>
    <style:style style:name="ro1-2038" style:family="table-row">
      <style:table-row-properties style:row-height="0.446cm" fo:break-before="auto" style:use-optimal-row-height="false"/>
    </style:style>
    <style:style style:name="ro1-2039" style:family="table-row">
      <style:table-row-properties style:row-height="0.446cm" fo:break-before="auto" style:use-optimal-row-height="false"/>
    </style:style>
    <style:style style:name="ro1-2040" style:family="table-row">
      <style:table-row-properties style:row-height="0.446cm" fo:break-before="auto" style:use-optimal-row-height="false"/>
    </style:style>
    <style:style style:name="ro1-2041" style:family="table-row">
      <style:table-row-properties style:row-height="0.446cm" fo:break-before="auto" style:use-optimal-row-height="false"/>
    </style:style>
    <style:style style:name="ro1-2042" style:family="table-row">
      <style:table-row-properties style:row-height="0.446cm" fo:break-before="auto" style:use-optimal-row-height="false"/>
    </style:style>
    <style:style style:name="ro1-2043" style:family="table-row">
      <style:table-row-properties style:row-height="0.446cm" fo:break-before="auto" style:use-optimal-row-height="false"/>
    </style:style>
    <style:style style:name="ro1-2044" style:family="table-row">
      <style:table-row-properties style:row-height="0.446cm" fo:break-before="auto" style:use-optimal-row-height="false"/>
    </style:style>
    <style:style style:name="ro1-2045" style:family="table-row">
      <style:table-row-properties style:row-height="0.446cm" fo:break-before="auto" style:use-optimal-row-height="false"/>
    </style:style>
    <style:style style:name="ro1-2046" style:family="table-row">
      <style:table-row-properties style:row-height="0.446cm" fo:break-before="auto" style:use-optimal-row-height="false"/>
    </style:style>
    <style:style style:name="ro1-2047" style:family="table-row">
      <style:table-row-properties style:row-height="0.446cm" fo:break-before="auto" style:use-optimal-row-height="false"/>
    </style:style>
    <style:style style:name="ro1-2048" style:family="table-row">
      <style:table-row-properties style:row-height="0.446cm" fo:break-before="auto" style:use-optimal-row-height="false"/>
    </style:style>
    <style:style style:name="ro1-2049" style:family="table-row">
      <style:table-row-properties style:row-height="0.446cm" fo:break-before="auto" style:use-optimal-row-height="false"/>
    </style:style>
    <style:style style:name="ro1-2050" style:family="table-row">
      <style:table-row-properties style:row-height="0.446cm" fo:break-before="auto" style:use-optimal-row-height="false"/>
    </style:style>
    <style:style style:name="ro1-2051" style:family="table-row">
      <style:table-row-properties style:row-height="0.446cm" fo:break-before="auto" style:use-optimal-row-height="false"/>
    </style:style>
    <style:style style:name="ro1-2052" style:family="table-row">
      <style:table-row-properties style:row-height="0.446cm" fo:break-before="auto" style:use-optimal-row-height="false"/>
    </style:style>
    <style:style style:name="ro1-2053" style:family="table-row">
      <style:table-row-properties style:row-height="0.446cm" fo:break-before="auto" style:use-optimal-row-height="false"/>
    </style:style>
    <style:style style:name="ro1-2054" style:family="table-row">
      <style:table-row-properties style:row-height="0.446cm" fo:break-before="auto" style:use-optimal-row-height="false"/>
    </style:style>
    <style:style style:name="ro1-2055" style:family="table-row">
      <style:table-row-properties style:row-height="0.446cm" fo:break-before="auto" style:use-optimal-row-height="false"/>
    </style:style>
    <style:style style:name="ro1-2056" style:family="table-row">
      <style:table-row-properties style:row-height="0.446cm" fo:break-before="auto" style:use-optimal-row-height="false"/>
    </style:style>
    <style:style style:name="ro1-2057" style:family="table-row">
      <style:table-row-properties style:row-height="0.446cm" fo:break-before="auto" style:use-optimal-row-height="false"/>
    </style:style>
    <style:style style:name="ro1-2058" style:family="table-row">
      <style:table-row-properties style:row-height="0.446cm" fo:break-before="auto" style:use-optimal-row-height="false"/>
    </style:style>
    <style:style style:name="ro1-2059" style:family="table-row">
      <style:table-row-properties style:row-height="0.446cm" fo:break-before="auto" style:use-optimal-row-height="false"/>
    </style:style>
    <style:style style:name="ro1-2060" style:family="table-row">
      <style:table-row-properties style:row-height="0.446cm" fo:break-before="auto" style:use-optimal-row-height="false"/>
    </style:style>
    <style:style style:name="ro1-2061" style:family="table-row">
      <style:table-row-properties style:row-height="0.446cm" fo:break-before="auto" style:use-optimal-row-height="false"/>
    </style:style>
    <style:style style:name="ro1-2062" style:family="table-row">
      <style:table-row-properties style:row-height="0.446cm" fo:break-before="auto" style:use-optimal-row-height="false"/>
    </style:style>
    <style:style style:name="ro1-2063" style:family="table-row">
      <style:table-row-properties style:row-height="0.446cm" fo:break-before="auto" style:use-optimal-row-height="false"/>
    </style:style>
    <style:style style:name="ro1-2064" style:family="table-row">
      <style:table-row-properties style:row-height="0.446cm" fo:break-before="auto" style:use-optimal-row-height="false"/>
    </style:style>
    <style:style style:name="ro1-2065" style:family="table-row">
      <style:table-row-properties style:row-height="0.446cm" fo:break-before="auto" style:use-optimal-row-height="false"/>
    </style:style>
    <style:style style:name="ro1-2066" style:family="table-row">
      <style:table-row-properties style:row-height="0.446cm" fo:break-before="auto" style:use-optimal-row-height="false"/>
    </style:style>
    <style:style style:name="ro1-2067" style:family="table-row">
      <style:table-row-properties style:row-height="0.446cm" fo:break-before="auto" style:use-optimal-row-height="false"/>
    </style:style>
    <style:style style:name="ro1-2068" style:family="table-row">
      <style:table-row-properties style:row-height="0.446cm" fo:break-before="auto" style:use-optimal-row-height="false"/>
    </style:style>
    <style:style style:name="ro1-2069" style:family="table-row">
      <style:table-row-properties style:row-height="0.446cm" fo:break-before="auto" style:use-optimal-row-height="false"/>
    </style:style>
    <style:style style:name="ro1-2070" style:family="table-row">
      <style:table-row-properties style:row-height="0.446cm" fo:break-before="auto" style:use-optimal-row-height="false"/>
    </style:style>
    <style:style style:name="ro1-2071" style:family="table-row">
      <style:table-row-properties style:row-height="0.446cm" fo:break-before="auto" style:use-optimal-row-height="false"/>
    </style:style>
    <style:style style:name="ro1-2072" style:family="table-row">
      <style:table-row-properties style:row-height="0.446cm" fo:break-before="auto" style:use-optimal-row-height="false"/>
    </style:style>
    <style:style style:name="ro1-2073" style:family="table-row">
      <style:table-row-properties style:row-height="0.446cm" fo:break-before="auto" style:use-optimal-row-height="false"/>
    </style:style>
    <style:style style:name="ro1-2074" style:family="table-row">
      <style:table-row-properties style:row-height="0.446cm" fo:break-before="auto" style:use-optimal-row-height="false"/>
    </style:style>
    <style:style style:name="ro1-2075" style:family="table-row">
      <style:table-row-properties style:row-height="0.446cm" fo:break-before="auto" style:use-optimal-row-height="false"/>
    </style:style>
    <style:style style:name="ro1-2076" style:family="table-row">
      <style:table-row-properties style:row-height="0.446cm" fo:break-before="auto" style:use-optimal-row-height="false"/>
    </style:style>
    <style:style style:name="ro1-2077" style:family="table-row">
      <style:table-row-properties style:row-height="0.446cm" fo:break-before="auto" style:use-optimal-row-height="false"/>
    </style:style>
    <style:style style:name="ro1-2078" style:family="table-row">
      <style:table-row-properties style:row-height="0.446cm" fo:break-before="auto" style:use-optimal-row-height="false"/>
    </style:style>
    <style:style style:name="ro1-2079" style:family="table-row">
      <style:table-row-properties style:row-height="0.446cm" fo:break-before="auto" style:use-optimal-row-height="false"/>
    </style:style>
    <style:style style:name="ro1-2080" style:family="table-row">
      <style:table-row-properties style:row-height="0.446cm" fo:break-before="auto" style:use-optimal-row-height="false"/>
    </style:style>
    <style:style style:name="ro1-2081" style:family="table-row">
      <style:table-row-properties style:row-height="0.446cm" fo:break-before="auto" style:use-optimal-row-height="false"/>
    </style:style>
    <style:style style:name="ro1-2082" style:family="table-row">
      <style:table-row-properties style:row-height="0.446cm" fo:break-before="auto" style:use-optimal-row-height="false"/>
    </style:style>
    <style:style style:name="ro1-2083" style:family="table-row">
      <style:table-row-properties style:row-height="0.446cm" fo:break-before="auto" style:use-optimal-row-height="false"/>
    </style:style>
    <style:style style:name="ro1-2084" style:family="table-row">
      <style:table-row-properties style:row-height="0.446cm" fo:break-before="auto" style:use-optimal-row-height="false"/>
    </style:style>
    <style:style style:name="ro1-2085" style:family="table-row">
      <style:table-row-properties style:row-height="0.446cm" fo:break-before="auto" style:use-optimal-row-height="false"/>
    </style:style>
    <style:style style:name="ro1-2086" style:family="table-row">
      <style:table-row-properties style:row-height="0.446cm" fo:break-before="auto" style:use-optimal-row-height="false"/>
    </style:style>
    <style:style style:name="ro1-2087" style:family="table-row">
      <style:table-row-properties style:row-height="0.446cm" fo:break-before="auto" style:use-optimal-row-height="false"/>
    </style:style>
    <style:style style:name="ro1-2088" style:family="table-row">
      <style:table-row-properties style:row-height="0.446cm" fo:break-before="auto" style:use-optimal-row-height="false"/>
    </style:style>
    <style:style style:name="ro1-2089" style:family="table-row">
      <style:table-row-properties style:row-height="0.446cm" fo:break-before="auto" style:use-optimal-row-height="false"/>
    </style:style>
    <style:style style:name="ro1-2090" style:family="table-row">
      <style:table-row-properties style:row-height="0.446cm" fo:break-before="auto" style:use-optimal-row-height="false"/>
    </style:style>
    <style:style style:name="ro1-2091" style:family="table-row">
      <style:table-row-properties style:row-height="0.446cm" fo:break-before="auto" style:use-optimal-row-height="false"/>
    </style:style>
    <style:style style:name="ro1-2092" style:family="table-row">
      <style:table-row-properties style:row-height="0.446cm" fo:break-before="auto" style:use-optimal-row-height="false"/>
    </style:style>
    <style:style style:name="ro1-2093" style:family="table-row">
      <style:table-row-properties style:row-height="0.446cm" fo:break-before="auto" style:use-optimal-row-height="false"/>
    </style:style>
    <style:style style:name="ro1-2094" style:family="table-row">
      <style:table-row-properties style:row-height="0.446cm" fo:break-before="auto" style:use-optimal-row-height="false"/>
    </style:style>
    <style:style style:name="ro1-2095" style:family="table-row">
      <style:table-row-properties style:row-height="0.446cm" fo:break-before="auto" style:use-optimal-row-height="false"/>
    </style:style>
    <style:style style:name="ro1-2096" style:family="table-row">
      <style:table-row-properties style:row-height="0.446cm" fo:break-before="auto" style:use-optimal-row-height="false"/>
    </style:style>
    <style:style style:name="ro1-2097" style:family="table-row">
      <style:table-row-properties style:row-height="0.446cm" fo:break-before="auto" style:use-optimal-row-height="false"/>
    </style:style>
    <style:style style:name="ro1-2098" style:family="table-row">
      <style:table-row-properties style:row-height="0.446cm" fo:break-before="auto" style:use-optimal-row-height="false"/>
    </style:style>
    <style:style style:name="ro1-2099" style:family="table-row">
      <style:table-row-properties style:row-height="0.446cm" fo:break-before="auto" style:use-optimal-row-height="false"/>
    </style:style>
    <style:style style:name="ro1-2100" style:family="table-row">
      <style:table-row-properties style:row-height="0.446cm" fo:break-before="auto" style:use-optimal-row-height="false"/>
    </style:style>
    <style:style style:name="ro1-2101" style:family="table-row">
      <style:table-row-properties style:row-height="0.446cm" fo:break-before="auto" style:use-optimal-row-height="false"/>
    </style:style>
    <style:style style:name="ro1-2102" style:family="table-row">
      <style:table-row-properties style:row-height="0.446cm" fo:break-before="auto" style:use-optimal-row-height="false"/>
    </style:style>
    <style:style style:name="ro1-2103" style:family="table-row">
      <style:table-row-properties style:row-height="0.446cm" fo:break-before="auto" style:use-optimal-row-height="false"/>
    </style:style>
    <style:style style:name="ro1-2104" style:family="table-row">
      <style:table-row-properties style:row-height="0.446cm" fo:break-before="auto" style:use-optimal-row-height="false"/>
    </style:style>
    <style:style style:name="ro1-2105" style:family="table-row">
      <style:table-row-properties style:row-height="0.446cm" fo:break-before="auto" style:use-optimal-row-height="false"/>
    </style:style>
    <style:style style:name="ro1-2106" style:family="table-row">
      <style:table-row-properties style:row-height="0.446cm" fo:break-before="auto" style:use-optimal-row-height="false"/>
    </style:style>
    <style:style style:name="ro1-2107" style:family="table-row">
      <style:table-row-properties style:row-height="0.446cm" fo:break-before="auto" style:use-optimal-row-height="false"/>
    </style:style>
    <style:style style:name="ro1-2108" style:family="table-row">
      <style:table-row-properties style:row-height="0.446cm" fo:break-before="auto" style:use-optimal-row-height="false"/>
    </style:style>
    <style:style style:name="ro1-2109" style:family="table-row">
      <style:table-row-properties style:row-height="0.446cm" fo:break-before="auto" style:use-optimal-row-height="false"/>
    </style:style>
    <style:style style:name="ro1-2110" style:family="table-row">
      <style:table-row-properties style:row-height="0.446cm" fo:break-before="auto" style:use-optimal-row-height="false"/>
    </style:style>
    <style:style style:name="ro1-2111" style:family="table-row">
      <style:table-row-properties style:row-height="0.446cm" fo:break-before="auto" style:use-optimal-row-height="false"/>
    </style:style>
    <style:style style:name="ro1-2112" style:family="table-row">
      <style:table-row-properties style:row-height="0.446cm" fo:break-before="auto" style:use-optimal-row-height="false"/>
    </style:style>
    <style:style style:name="ro1-2113" style:family="table-row">
      <style:table-row-properties style:row-height="0.446cm" fo:break-before="auto" style:use-optimal-row-height="false"/>
    </style:style>
    <style:style style:name="ro1-2114" style:family="table-row">
      <style:table-row-properties style:row-height="0.446cm" fo:break-before="auto" style:use-optimal-row-height="false"/>
    </style:style>
    <style:style style:name="ro1-2115" style:family="table-row">
      <style:table-row-properties style:row-height="0.446cm" fo:break-before="auto" style:use-optimal-row-height="false"/>
    </style:style>
    <style:style style:name="ro1-2116" style:family="table-row">
      <style:table-row-properties style:row-height="0.446cm" fo:break-before="auto" style:use-optimal-row-height="false"/>
    </style:style>
    <style:style style:name="ro1-2117" style:family="table-row">
      <style:table-row-properties style:row-height="0.446cm" fo:break-before="auto" style:use-optimal-row-height="false"/>
    </style:style>
    <style:style style:name="ro1-2118" style:family="table-row">
      <style:table-row-properties style:row-height="0.446cm" fo:break-before="auto" style:use-optimal-row-height="false"/>
    </style:style>
    <style:style style:name="ro1-2119" style:family="table-row">
      <style:table-row-properties style:row-height="0.446cm" fo:break-before="auto" style:use-optimal-row-height="false"/>
    </style:style>
    <style:style style:name="ro1-2120" style:family="table-row">
      <style:table-row-properties style:row-height="0.446cm" fo:break-before="auto" style:use-optimal-row-height="false"/>
    </style:style>
    <style:style style:name="ro1-2121" style:family="table-row">
      <style:table-row-properties style:row-height="0.446cm" fo:break-before="auto" style:use-optimal-row-height="false"/>
    </style:style>
    <style:style style:name="ro1-2122" style:family="table-row">
      <style:table-row-properties style:row-height="0.446cm" fo:break-before="auto" style:use-optimal-row-height="false"/>
    </style:style>
    <style:style style:name="ro1-2123" style:family="table-row">
      <style:table-row-properties style:row-height="0.446cm" fo:break-before="auto" style:use-optimal-row-height="false"/>
    </style:style>
    <style:style style:name="ro1-2124" style:family="table-row">
      <style:table-row-properties style:row-height="0.446cm" fo:break-before="auto" style:use-optimal-row-height="false"/>
    </style:style>
    <style:style style:name="ro1-2125" style:family="table-row">
      <style:table-row-properties style:row-height="0.446cm" fo:break-before="auto" style:use-optimal-row-height="false"/>
    </style:style>
    <style:style style:name="ro1-2126" style:family="table-row">
      <style:table-row-properties style:row-height="0.446cm" fo:break-before="auto" style:use-optimal-row-height="false"/>
    </style:style>
    <style:style style:name="ro1-2127" style:family="table-row">
      <style:table-row-properties style:row-height="0.446cm" fo:break-before="auto" style:use-optimal-row-height="false"/>
    </style:style>
    <style:style style:name="ro1-2128" style:family="table-row">
      <style:table-row-properties style:row-height="0.446cm" fo:break-before="auto" style:use-optimal-row-height="false"/>
    </style:style>
    <style:style style:name="ro1-2129" style:family="table-row">
      <style:table-row-properties style:row-height="0.446cm" fo:break-before="auto" style:use-optimal-row-height="false"/>
    </style:style>
    <style:style style:name="ro1-2130" style:family="table-row">
      <style:table-row-properties style:row-height="0.446cm" fo:break-before="auto" style:use-optimal-row-height="false"/>
    </style:style>
    <style:style style:name="ro1-2131" style:family="table-row">
      <style:table-row-properties style:row-height="0.446cm" fo:break-before="auto" style:use-optimal-row-height="false"/>
    </style:style>
    <style:style style:name="ro1-2132" style:family="table-row">
      <style:table-row-properties style:row-height="0.446cm" fo:break-before="auto" style:use-optimal-row-height="false"/>
    </style:style>
    <style:style style:name="ro1-2133" style:family="table-row">
      <style:table-row-properties style:row-height="0.446cm" fo:break-before="auto" style:use-optimal-row-height="false"/>
    </style:style>
    <style:style style:name="ro1-2134" style:family="table-row">
      <style:table-row-properties style:row-height="0.446cm" fo:break-before="auto" style:use-optimal-row-height="false"/>
    </style:style>
    <style:style style:name="ro1-2135" style:family="table-row">
      <style:table-row-properties style:row-height="0.446cm" fo:break-before="auto" style:use-optimal-row-height="false"/>
    </style:style>
    <style:style style:name="ro1-2136" style:family="table-row">
      <style:table-row-properties style:row-height="0.446cm" fo:break-before="auto" style:use-optimal-row-height="false"/>
    </style:style>
    <style:style style:name="ro1-2137" style:family="table-row">
      <style:table-row-properties style:row-height="0.446cm" fo:break-before="auto" style:use-optimal-row-height="false"/>
    </style:style>
    <style:style style:name="ro1-2138" style:family="table-row">
      <style:table-row-properties style:row-height="0.446cm" fo:break-before="auto" style:use-optimal-row-height="false"/>
    </style:style>
    <style:style style:name="ro1-2139" style:family="table-row">
      <style:table-row-properties style:row-height="0.446cm" fo:break-before="auto" style:use-optimal-row-height="false"/>
    </style:style>
    <style:style style:name="ro1-2140" style:family="table-row">
      <style:table-row-properties style:row-height="0.446cm" fo:break-before="auto" style:use-optimal-row-height="false"/>
    </style:style>
    <style:style style:name="ro1-2141" style:family="table-row">
      <style:table-row-properties style:row-height="0.446cm" fo:break-before="auto" style:use-optimal-row-height="false"/>
    </style:style>
    <style:style style:name="ro1-2142" style:family="table-row">
      <style:table-row-properties style:row-height="0.446cm" fo:break-before="auto" style:use-optimal-row-height="false"/>
    </style:style>
    <style:style style:name="ro1-2143" style:family="table-row">
      <style:table-row-properties style:row-height="0.446cm" fo:break-before="auto" style:use-optimal-row-height="false"/>
    </style:style>
    <style:style style:name="ro1-2144" style:family="table-row">
      <style:table-row-properties style:row-height="0.446cm" fo:break-before="auto" style:use-optimal-row-height="false"/>
    </style:style>
    <style:style style:name="ro1-2145" style:family="table-row">
      <style:table-row-properties style:row-height="0.446cm" fo:break-before="auto" style:use-optimal-row-height="false"/>
    </style:style>
    <style:style style:name="ro1-2146" style:family="table-row">
      <style:table-row-properties style:row-height="0.446cm" fo:break-before="auto" style:use-optimal-row-height="false"/>
    </style:style>
    <style:style style:name="ro1-2147" style:family="table-row">
      <style:table-row-properties style:row-height="0.446cm" fo:break-before="auto" style:use-optimal-row-height="false"/>
    </style:style>
    <style:style style:name="ro1-2148" style:family="table-row">
      <style:table-row-properties style:row-height="0.446cm" fo:break-before="auto" style:use-optimal-row-height="false"/>
    </style:style>
    <style:style style:name="ro1-2149" style:family="table-row">
      <style:table-row-properties style:row-height="0.446cm" fo:break-before="auto" style:use-optimal-row-height="false"/>
    </style:style>
    <style:style style:name="ro1-2150" style:family="table-row">
      <style:table-row-properties style:row-height="0.446cm" fo:break-before="auto" style:use-optimal-row-height="false"/>
    </style:style>
    <style:style style:name="ro1-2151" style:family="table-row">
      <style:table-row-properties style:row-height="0.446cm" fo:break-before="auto" style:use-optimal-row-height="false"/>
    </style:style>
    <style:style style:name="ro1-2152" style:family="table-row">
      <style:table-row-properties style:row-height="0.446cm" fo:break-before="auto" style:use-optimal-row-height="false"/>
    </style:style>
    <style:style style:name="ro1-2153" style:family="table-row">
      <style:table-row-properties style:row-height="0.446cm" fo:break-before="auto" style:use-optimal-row-height="false"/>
    </style:style>
    <style:style style:name="ro1-2154" style:family="table-row">
      <style:table-row-properties style:row-height="0.446cm" fo:break-before="auto" style:use-optimal-row-height="false"/>
    </style:style>
    <style:style style:name="ro1-2155" style:family="table-row">
      <style:table-row-properties style:row-height="0.446cm" fo:break-before="auto" style:use-optimal-row-height="false"/>
    </style:style>
    <style:style style:name="ro1-2156" style:family="table-row">
      <style:table-row-properties style:row-height="0.446cm" fo:break-before="auto" style:use-optimal-row-height="false"/>
    </style:style>
    <style:style style:name="ro1-2157" style:family="table-row">
      <style:table-row-properties style:row-height="0.446cm" fo:break-before="auto" style:use-optimal-row-height="false"/>
    </style:style>
    <style:style style:name="ro1-2158" style:family="table-row">
      <style:table-row-properties style:row-height="0.446cm" fo:break-before="auto" style:use-optimal-row-height="false"/>
    </style:style>
    <style:style style:name="ro1-2159" style:family="table-row">
      <style:table-row-properties style:row-height="0.446cm" fo:break-before="auto" style:use-optimal-row-height="false"/>
    </style:style>
    <style:style style:name="ro1-2160" style:family="table-row">
      <style:table-row-properties style:row-height="0.446cm" fo:break-before="auto" style:use-optimal-row-height="false"/>
    </style:style>
    <style:style style:name="ro1-2161" style:family="table-row">
      <style:table-row-properties style:row-height="0.446cm" fo:break-before="auto" style:use-optimal-row-height="false"/>
    </style:style>
    <style:style style:name="ro1-2162" style:family="table-row">
      <style:table-row-properties style:row-height="0.446cm" fo:break-before="auto" style:use-optimal-row-height="false"/>
    </style:style>
    <style:style style:name="ro1-2163" style:family="table-row">
      <style:table-row-properties style:row-height="0.446cm" fo:break-before="auto" style:use-optimal-row-height="false"/>
    </style:style>
    <style:style style:name="ro1-2164" style:family="table-row">
      <style:table-row-properties style:row-height="0.446cm" fo:break-before="auto" style:use-optimal-row-height="false"/>
    </style:style>
    <style:style style:name="ro1-2165" style:family="table-row">
      <style:table-row-properties style:row-height="0.446cm" fo:break-before="auto" style:use-optimal-row-height="false"/>
    </style:style>
    <style:style style:name="ro1-2166" style:family="table-row">
      <style:table-row-properties style:row-height="0.446cm" fo:break-before="auto" style:use-optimal-row-height="false"/>
    </style:style>
    <style:style style:name="ro1-2167" style:family="table-row">
      <style:table-row-properties style:row-height="0.446cm" fo:break-before="auto" style:use-optimal-row-height="false"/>
    </style:style>
    <style:style style:name="ro1-2168" style:family="table-row">
      <style:table-row-properties style:row-height="0.446cm" fo:break-before="auto" style:use-optimal-row-height="false"/>
    </style:style>
    <style:style style:name="ro1-2169" style:family="table-row">
      <style:table-row-properties style:row-height="0.446cm" fo:break-before="auto" style:use-optimal-row-height="false"/>
    </style:style>
    <style:style style:name="ro1-2170" style:family="table-row">
      <style:table-row-properties style:row-height="0.446cm" fo:break-before="auto" style:use-optimal-row-height="false"/>
    </style:style>
    <style:style style:name="ro1-2171" style:family="table-row">
      <style:table-row-properties style:row-height="0.446cm" fo:break-before="auto" style:use-optimal-row-height="false"/>
    </style:style>
    <style:style style:name="ro1-2172" style:family="table-row">
      <style:table-row-properties style:row-height="0.446cm" fo:break-before="auto" style:use-optimal-row-height="false"/>
    </style:style>
    <style:style style:name="ro1-2173" style:family="table-row">
      <style:table-row-properties style:row-height="0.446cm" fo:break-before="auto" style:use-optimal-row-height="false"/>
    </style:style>
    <style:style style:name="ro1-2174" style:family="table-row">
      <style:table-row-properties style:row-height="0.446cm" fo:break-before="auto" style:use-optimal-row-height="false"/>
    </style:style>
    <style:style style:name="ro1-2175" style:family="table-row">
      <style:table-row-properties style:row-height="0.446cm" fo:break-before="auto" style:use-optimal-row-height="false"/>
    </style:style>
    <style:style style:name="ro1-2176" style:family="table-row">
      <style:table-row-properties style:row-height="0.446cm" fo:break-before="auto" style:use-optimal-row-height="false"/>
    </style:style>
    <style:style style:name="ro1-2177" style:family="table-row">
      <style:table-row-properties style:row-height="0.446cm" fo:break-before="auto" style:use-optimal-row-height="false"/>
    </style:style>
    <style:style style:name="ro1-2178" style:family="table-row">
      <style:table-row-properties style:row-height="0.446cm" fo:break-before="auto" style:use-optimal-row-height="false"/>
    </style:style>
    <style:style style:name="ro1-2179" style:family="table-row">
      <style:table-row-properties style:row-height="0.446cm" fo:break-before="auto" style:use-optimal-row-height="false"/>
    </style:style>
    <style:style style:name="ro1-2180" style:family="table-row">
      <style:table-row-properties style:row-height="0.446cm" fo:break-before="auto" style:use-optimal-row-height="false"/>
    </style:style>
    <style:style style:name="ro1-2181" style:family="table-row">
      <style:table-row-properties style:row-height="0.446cm" fo:break-before="auto" style:use-optimal-row-height="false"/>
    </style:style>
    <style:style style:name="ro1-2182" style:family="table-row">
      <style:table-row-properties style:row-height="0.446cm" fo:break-before="auto" style:use-optimal-row-height="false"/>
    </style:style>
    <style:style style:name="ro1-2183" style:family="table-row">
      <style:table-row-properties style:row-height="0.446cm" fo:break-before="auto" style:use-optimal-row-height="false"/>
    </style:style>
    <style:style style:name="ro1-2184" style:family="table-row">
      <style:table-row-properties style:row-height="0.446cm" fo:break-before="auto" style:use-optimal-row-height="false"/>
    </style:style>
    <style:style style:name="ro1-2185" style:family="table-row">
      <style:table-row-properties style:row-height="0.446cm" fo:break-before="auto" style:use-optimal-row-height="false"/>
    </style:style>
    <style:style style:name="ro1-2186" style:family="table-row">
      <style:table-row-properties style:row-height="0.446cm" fo:break-before="auto" style:use-optimal-row-height="false"/>
    </style:style>
    <style:style style:name="ro1-2187" style:family="table-row">
      <style:table-row-properties style:row-height="0.446cm" fo:break-before="auto" style:use-optimal-row-height="false"/>
    </style:style>
    <style:style style:name="ro1-2188" style:family="table-row">
      <style:table-row-properties style:row-height="0.446cm" fo:break-before="auto" style:use-optimal-row-height="false"/>
    </style:style>
    <style:style style:name="ro1-2189" style:family="table-row">
      <style:table-row-properties style:row-height="0.446cm" fo:break-before="auto" style:use-optimal-row-height="false"/>
    </style:style>
    <style:style style:name="ro1-2190" style:family="table-row">
      <style:table-row-properties style:row-height="0.446cm" fo:break-before="auto" style:use-optimal-row-height="false"/>
    </style:style>
    <style:style style:name="ro1-2191" style:family="table-row">
      <style:table-row-properties style:row-height="0.446cm" fo:break-before="auto" style:use-optimal-row-height="false"/>
    </style:style>
    <style:style style:name="ro1-2192" style:family="table-row">
      <style:table-row-properties style:row-height="0.446cm" fo:break-before="auto" style:use-optimal-row-height="false"/>
    </style:style>
    <style:style style:name="ro1-2193" style:family="table-row">
      <style:table-row-properties style:row-height="0.446cm" fo:break-before="auto" style:use-optimal-row-height="false"/>
    </style:style>
    <style:style style:name="ro1-2194" style:family="table-row">
      <style:table-row-properties style:row-height="0.446cm" fo:break-before="auto" style:use-optimal-row-height="false"/>
    </style:style>
    <style:style style:name="ro1-2195" style:family="table-row">
      <style:table-row-properties style:row-height="0.446cm" fo:break-before="auto" style:use-optimal-row-height="false"/>
    </style:style>
    <style:style style:name="ro1-2196" style:family="table-row">
      <style:table-row-properties style:row-height="0.446cm" fo:break-before="auto" style:use-optimal-row-height="false"/>
    </style:style>
    <style:style style:name="ro1-2197" style:family="table-row">
      <style:table-row-properties style:row-height="0.446cm" fo:break-before="auto" style:use-optimal-row-height="false"/>
    </style:style>
    <style:style style:name="ro1-2198" style:family="table-row">
      <style:table-row-properties style:row-height="0.446cm" fo:break-before="auto" style:use-optimal-row-height="false"/>
    </style:style>
    <style:style style:name="ro1-2199" style:family="table-row">
      <style:table-row-properties style:row-height="0.446cm" fo:break-before="auto" style:use-optimal-row-height="false"/>
    </style:style>
    <style:style style:name="ro1-2200" style:family="table-row">
      <style:table-row-properties style:row-height="0.446cm" fo:break-before="auto" style:use-optimal-row-height="false"/>
    </style:style>
    <style:style style:name="ro1-2201" style:family="table-row">
      <style:table-row-properties style:row-height="0.446cm" fo:break-before="auto" style:use-optimal-row-height="false"/>
    </style:style>
    <style:style style:name="ro1-2202" style:family="table-row">
      <style:table-row-properties style:row-height="0.446cm" fo:break-before="auto" style:use-optimal-row-height="false"/>
    </style:style>
    <style:style style:name="ro1-2203" style:family="table-row">
      <style:table-row-properties style:row-height="0.446cm" fo:break-before="auto" style:use-optimal-row-height="false"/>
    </style:style>
    <style:style style:name="ro1-2204" style:family="table-row">
      <style:table-row-properties style:row-height="0.446cm" fo:break-before="auto" style:use-optimal-row-height="false"/>
    </style:style>
    <style:style style:name="ro1-2205" style:family="table-row">
      <style:table-row-properties style:row-height="0.446cm" fo:break-before="auto" style:use-optimal-row-height="false"/>
    </style:style>
    <style:style style:name="ro1-2206" style:family="table-row">
      <style:table-row-properties style:row-height="0.446cm" fo:break-before="auto" style:use-optimal-row-height="false"/>
    </style:style>
    <style:style style:name="ro1-2207" style:family="table-row">
      <style:table-row-properties style:row-height="0.446cm" fo:break-before="auto" style:use-optimal-row-height="false"/>
    </style:style>
    <style:style style:name="ro1-2208" style:family="table-row">
      <style:table-row-properties style:row-height="0.446cm" fo:break-before="auto" style:use-optimal-row-height="false"/>
    </style:style>
    <style:style style:name="ro1-2209" style:family="table-row">
      <style:table-row-properties style:row-height="0.446cm" fo:break-before="auto" style:use-optimal-row-height="false"/>
    </style:style>
    <style:style style:name="ro1-2210" style:family="table-row">
      <style:table-row-properties style:row-height="0.446cm" fo:break-before="auto" style:use-optimal-row-height="false"/>
    </style:style>
    <style:style style:name="ro1-2211" style:family="table-row">
      <style:table-row-properties style:row-height="0.446cm" fo:break-before="auto" style:use-optimal-row-height="false"/>
    </style:style>
    <style:style style:name="ro1-2212" style:family="table-row">
      <style:table-row-properties style:row-height="0.446cm" fo:break-before="auto" style:use-optimal-row-height="false"/>
    </style:style>
    <style:style style:name="ro1-2213" style:family="table-row">
      <style:table-row-properties style:row-height="0.446cm" fo:break-before="auto" style:use-optimal-row-height="false"/>
    </style:style>
    <style:style style:name="ro1-2214" style:family="table-row">
      <style:table-row-properties style:row-height="0.446cm" fo:break-before="auto" style:use-optimal-row-height="false"/>
    </style:style>
    <style:style style:name="ro1-2215" style:family="table-row">
      <style:table-row-properties style:row-height="0.446cm" fo:break-before="auto" style:use-optimal-row-height="false"/>
    </style:style>
    <style:style style:name="ro1-2216" style:family="table-row">
      <style:table-row-properties style:row-height="0.446cm" fo:break-before="auto" style:use-optimal-row-height="false"/>
    </style:style>
    <style:style style:name="ro1-2217" style:family="table-row">
      <style:table-row-properties style:row-height="0.446cm" fo:break-before="auto" style:use-optimal-row-height="false"/>
    </style:style>
    <style:style style:name="ro1-2218" style:family="table-row">
      <style:table-row-properties style:row-height="0.446cm" fo:break-before="auto" style:use-optimal-row-height="false"/>
    </style:style>
    <style:style style:name="ro1-2219" style:family="table-row">
      <style:table-row-properties style:row-height="0.446cm" fo:break-before="auto" style:use-optimal-row-height="false"/>
    </style:style>
    <style:style style:name="ro1-2220" style:family="table-row">
      <style:table-row-properties style:row-height="0.446cm" fo:break-before="auto" style:use-optimal-row-height="false"/>
    </style:style>
    <style:style style:name="ro1-2221" style:family="table-row">
      <style:table-row-properties style:row-height="0.446cm" fo:break-before="auto" style:use-optimal-row-height="false"/>
    </style:style>
    <style:style style:name="ro1-2222" style:family="table-row">
      <style:table-row-properties style:row-height="0.446cm" fo:break-before="auto" style:use-optimal-row-height="false"/>
    </style:style>
    <style:style style:name="ro1-2223" style:family="table-row">
      <style:table-row-properties style:row-height="0.446cm" fo:break-before="auto" style:use-optimal-row-height="false"/>
    </style:style>
    <style:style style:name="ro1-2224" style:family="table-row">
      <style:table-row-properties style:row-height="0.446cm" fo:break-before="auto" style:use-optimal-row-height="false"/>
    </style:style>
    <style:style style:name="ro1-2225" style:family="table-row">
      <style:table-row-properties style:row-height="0.446cm" fo:break-before="auto" style:use-optimal-row-height="false"/>
    </style:style>
    <style:style style:name="ro1-2226" style:family="table-row">
      <style:table-row-properties style:row-height="0.446cm" fo:break-before="auto" style:use-optimal-row-height="false"/>
    </style:style>
    <style:style style:name="ro1-2227" style:family="table-row">
      <style:table-row-properties style:row-height="0.446cm" fo:break-before="auto" style:use-optimal-row-height="false"/>
    </style:style>
    <style:style style:name="ro1-2228" style:family="table-row">
      <style:table-row-properties style:row-height="0.446cm" fo:break-before="auto" style:use-optimal-row-height="false"/>
    </style:style>
    <style:style style:name="ro1-2229" style:family="table-row">
      <style:table-row-properties style:row-height="0.446cm" fo:break-before="auto" style:use-optimal-row-height="false"/>
    </style:style>
    <style:style style:name="ro1-2230" style:family="table-row">
      <style:table-row-properties style:row-height="0.446cm" fo:break-before="auto" style:use-optimal-row-height="false"/>
    </style:style>
    <style:style style:name="ro1-2231" style:family="table-row">
      <style:table-row-properties style:row-height="0.446cm" fo:break-before="auto" style:use-optimal-row-height="false"/>
    </style:style>
    <style:style style:name="ro1-2232" style:family="table-row">
      <style:table-row-properties style:row-height="0.446cm" fo:break-before="auto" style:use-optimal-row-height="false"/>
    </style:style>
    <style:style style:name="ro1-2233" style:family="table-row">
      <style:table-row-properties style:row-height="0.446cm" fo:break-before="auto" style:use-optimal-row-height="false"/>
    </style:style>
    <style:style style:name="ro1-2234" style:family="table-row">
      <style:table-row-properties style:row-height="0.446cm" fo:break-before="auto" style:use-optimal-row-height="false"/>
    </style:style>
    <style:style style:name="ro1-2235" style:family="table-row">
      <style:table-row-properties style:row-height="0.446cm" fo:break-before="auto" style:use-optimal-row-height="false"/>
    </style:style>
    <style:style style:name="ro1-2236" style:family="table-row">
      <style:table-row-properties style:row-height="0.446cm" fo:break-before="auto" style:use-optimal-row-height="false"/>
    </style:style>
    <style:style style:name="ro1-2237" style:family="table-row">
      <style:table-row-properties style:row-height="0.446cm" fo:break-before="auto" style:use-optimal-row-height="false"/>
    </style:style>
    <style:style style:name="ro1-2238" style:family="table-row">
      <style:table-row-properties style:row-height="0.446cm" fo:break-before="auto" style:use-optimal-row-height="false"/>
    </style:style>
    <style:style style:name="ro1-2239" style:family="table-row">
      <style:table-row-properties style:row-height="0.446cm" fo:break-before="auto" style:use-optimal-row-height="false"/>
    </style:style>
    <style:style style:name="ro1-2240" style:family="table-row">
      <style:table-row-properties style:row-height="0.446cm" fo:break-before="auto" style:use-optimal-row-height="false"/>
    </style:style>
    <style:style style:name="ro1-2241" style:family="table-row">
      <style:table-row-properties style:row-height="0.446cm" fo:break-before="auto" style:use-optimal-row-height="false"/>
    </style:style>
    <style:style style:name="ro1-2242" style:family="table-row">
      <style:table-row-properties style:row-height="0.446cm" fo:break-before="auto" style:use-optimal-row-height="false"/>
    </style:style>
    <style:style style:name="ro1-2243" style:family="table-row">
      <style:table-row-properties style:row-height="0.446cm" fo:break-before="auto" style:use-optimal-row-height="false"/>
    </style:style>
    <style:style style:name="ro1-2244" style:family="table-row">
      <style:table-row-properties style:row-height="0.446cm" fo:break-before="auto" style:use-optimal-row-height="false"/>
    </style:style>
    <style:style style:name="ro1-2245" style:family="table-row">
      <style:table-row-properties style:row-height="0.446cm" fo:break-before="auto" style:use-optimal-row-height="false"/>
    </style:style>
    <style:style style:name="ro1-2246" style:family="table-row">
      <style:table-row-properties style:row-height="0.446cm" fo:break-before="auto" style:use-optimal-row-height="false"/>
    </style:style>
    <style:style style:name="ro1-2247" style:family="table-row">
      <style:table-row-properties style:row-height="0.446cm" fo:break-before="auto" style:use-optimal-row-height="false"/>
    </style:style>
    <style:style style:name="ro1-2248" style:family="table-row">
      <style:table-row-properties style:row-height="0.446cm" fo:break-before="auto" style:use-optimal-row-height="false"/>
    </style:style>
    <style:style style:name="ro1-2249" style:family="table-row">
      <style:table-row-properties style:row-height="0.446cm" fo:break-before="auto" style:use-optimal-row-height="false"/>
    </style:style>
    <style:style style:name="ro1-2250" style:family="table-row">
      <style:table-row-properties style:row-height="0.446cm" fo:break-before="auto" style:use-optimal-row-height="false"/>
    </style:style>
    <style:style style:name="ro1-2251" style:family="table-row">
      <style:table-row-properties style:row-height="0.848cm" fo:break-before="auto" style:use-optimal-row-height="false"/>
    </style:style>
    <style:style style:name="ro1-2252" style:family="table-row">
      <style:table-row-properties style:row-height="0.446cm" fo:break-before="auto" style:use-optimal-row-height="false"/>
    </style:style>
    <style:style style:name="ro1-2253" style:family="table-row">
      <style:table-row-properties style:row-height="0.446cm" fo:break-before="auto" style:use-optimal-row-height="false"/>
    </style:style>
    <style:style style:name="ro1-2254" style:family="table-row">
      <style:table-row-properties style:row-height="0.446cm" fo:break-before="auto" style:use-optimal-row-height="false"/>
    </style:style>
    <style:style style:name="ro1-2255" style:family="table-row">
      <style:table-row-properties style:row-height="0.446cm" fo:break-before="auto" style:use-optimal-row-height="false"/>
    </style:style>
    <style:style style:name="ro1-2256" style:family="table-row">
      <style:table-row-properties style:row-height="0.446cm" fo:break-before="auto" style:use-optimal-row-height="false"/>
    </style:style>
    <style:style style:name="ro1-2257" style:family="table-row">
      <style:table-row-properties style:row-height="0.446cm" fo:break-before="auto" style:use-optimal-row-height="false"/>
    </style:style>
    <style:style style:name="ro1-2258" style:family="table-row">
      <style:table-row-properties style:row-height="0.446cm" fo:break-before="auto" style:use-optimal-row-height="false"/>
    </style:style>
    <style:style style:name="ro1-2259" style:family="table-row">
      <style:table-row-properties style:row-height="0.446cm" fo:break-before="auto" style:use-optimal-row-height="false"/>
    </style:style>
    <style:style style:name="ro1-2260" style:family="table-row">
      <style:table-row-properties style:row-height="0.446cm" fo:break-before="auto" style:use-optimal-row-height="false"/>
    </style:style>
    <style:style style:name="ro1-2261" style:family="table-row">
      <style:table-row-properties style:row-height="0.446cm" fo:break-before="auto" style:use-optimal-row-height="false"/>
    </style:style>
    <style:style style:name="ro1-2262" style:family="table-row">
      <style:table-row-properties style:row-height="0.446cm" fo:break-before="auto" style:use-optimal-row-height="false"/>
    </style:style>
    <style:style style:name="ro1-2263" style:family="table-row">
      <style:table-row-properties style:row-height="0.446cm" fo:break-before="auto" style:use-optimal-row-height="false"/>
    </style:style>
    <style:style style:name="ro1-2264" style:family="table-row">
      <style:table-row-properties style:row-height="0.446cm" fo:break-before="auto" style:use-optimal-row-height="false"/>
    </style:style>
    <style:style style:name="ro1-2265" style:family="table-row">
      <style:table-row-properties style:row-height="0.446cm" fo:break-before="auto" style:use-optimal-row-height="false"/>
    </style:style>
    <style:style style:name="ro1-2266" style:family="table-row">
      <style:table-row-properties style:row-height="0.446cm" fo:break-before="auto" style:use-optimal-row-height="false"/>
    </style:style>
    <style:style style:name="ro1-2267" style:family="table-row">
      <style:table-row-properties style:row-height="0.446cm" fo:break-before="auto" style:use-optimal-row-height="false"/>
    </style:style>
    <style:style style:name="ro1-2268" style:family="table-row">
      <style:table-row-properties style:row-height="0.446cm" fo:break-before="auto" style:use-optimal-row-height="false"/>
    </style:style>
    <style:style style:name="ro1-2269" style:family="table-row">
      <style:table-row-properties style:row-height="0.446cm" fo:break-before="auto" style:use-optimal-row-height="false"/>
    </style:style>
    <style:style style:name="ro1-2270" style:family="table-row">
      <style:table-row-properties style:row-height="0.446cm" fo:break-before="auto" style:use-optimal-row-height="false"/>
    </style:style>
    <style:style style:name="ro1-2271" style:family="table-row">
      <style:table-row-properties style:row-height="0.446cm" fo:break-before="auto" style:use-optimal-row-height="false"/>
    </style:style>
    <style:style style:name="ro1-2272" style:family="table-row">
      <style:table-row-properties style:row-height="0.848cm" fo:break-before="auto" style:use-optimal-row-height="false"/>
    </style:style>
    <style:style style:name="ro1-2273" style:family="table-row">
      <style:table-row-properties style:row-height="0.446cm" fo:break-before="auto" style:use-optimal-row-height="false"/>
    </style:style>
    <style:style style:name="ro1-2274" style:family="table-row">
      <style:table-row-properties style:row-height="0.446cm" fo:break-before="auto" style:use-optimal-row-height="false"/>
    </style:style>
    <style:style style:name="ro1-2275" style:family="table-row">
      <style:table-row-properties style:row-height="0.848cm" fo:break-before="auto" style:use-optimal-row-height="false"/>
    </style:style>
    <style:style style:name="ro1-2276" style:family="table-row">
      <style:table-row-properties style:row-height="0.848cm" fo:break-before="auto" style:use-optimal-row-height="false"/>
    </style:style>
    <style:style style:name="ro1-2277" style:family="table-row">
      <style:table-row-properties style:row-height="0.446cm" fo:break-before="auto" style:use-optimal-row-height="false"/>
    </style:style>
    <style:style style:name="ro1-2278" style:family="table-row">
      <style:table-row-properties style:row-height="0.446cm" fo:break-before="auto" style:use-optimal-row-height="false"/>
    </style:style>
    <style:style style:name="ro1-2279" style:family="table-row">
      <style:table-row-properties style:row-height="0.446cm" fo:break-before="auto" style:use-optimal-row-height="false"/>
    </style:style>
    <style:style style:name="ro1-2280" style:family="table-row">
      <style:table-row-properties style:row-height="0.446cm" fo:break-before="auto" style:use-optimal-row-height="false"/>
    </style:style>
    <style:style style:name="ro1-2281" style:family="table-row">
      <style:table-row-properties style:row-height="0.446cm" fo:break-before="auto" style:use-optimal-row-height="false"/>
    </style:style>
    <style:style style:name="ro1-2282" style:family="table-row">
      <style:table-row-properties style:row-height="0.446cm" fo:break-before="auto" style:use-optimal-row-height="false"/>
    </style:style>
    <style:style style:name="ro1-2283" style:family="table-row">
      <style:table-row-properties style:row-height="0.848cm" fo:break-before="auto" style:use-optimal-row-height="false"/>
    </style:style>
    <style:style style:name="ro1-2284" style:family="table-row">
      <style:table-row-properties style:row-height="0.848cm" fo:break-before="auto" style:use-optimal-row-height="false"/>
    </style:style>
    <style:style style:name="ro1-2285" style:family="table-row">
      <style:table-row-properties style:row-height="0.446cm" fo:break-before="auto" style:use-optimal-row-height="false"/>
    </style:style>
    <style:style style:name="ro1-2286" style:family="table-row">
      <style:table-row-properties style:row-height="0.446cm" fo:break-before="auto" style:use-optimal-row-height="false"/>
    </style:style>
    <style:style style:name="ro1-2287" style:family="table-row">
      <style:table-row-properties style:row-height="0.446cm" fo:break-before="auto" style:use-optimal-row-height="false"/>
    </style:style>
    <style:style style:name="ro1-2288" style:family="table-row">
      <style:table-row-properties style:row-height="0.446cm" fo:break-before="auto" style:use-optimal-row-height="false"/>
    </style:style>
    <style:style style:name="ro1-2289" style:family="table-row">
      <style:table-row-properties style:row-height="0.446cm" fo:break-before="auto" style:use-optimal-row-height="false"/>
    </style:style>
    <style:style style:name="ro1-2290" style:family="table-row">
      <style:table-row-properties style:row-height="0.848cm" fo:break-before="auto" style:use-optimal-row-height="false"/>
    </style:style>
    <style:style style:name="ro1-2291" style:family="table-row">
      <style:table-row-properties style:row-height="0.848cm" fo:break-before="auto" style:use-optimal-row-height="false"/>
    </style:style>
    <style:style style:name="ro1-2292" style:family="table-row">
      <style:table-row-properties style:row-height="0.848cm" fo:break-before="auto" style:use-optimal-row-height="false"/>
    </style:style>
    <style:style style:name="ro1-2293" style:family="table-row">
      <style:table-row-properties style:row-height="0.446cm" fo:break-before="auto" style:use-optimal-row-height="false"/>
    </style:style>
    <style:style style:name="ro1-2294" style:family="table-row">
      <style:table-row-properties style:row-height="0.848cm" fo:break-before="auto" style:use-optimal-row-height="false"/>
    </style:style>
    <style:style style:name="ro1-2295" style:family="table-row">
      <style:table-row-properties style:row-height="0.446cm" fo:break-before="auto" style:use-optimal-row-height="false"/>
    </style:style>
    <style:style style:name="ro1-2296" style:family="table-row">
      <style:table-row-properties style:row-height="0.848cm" fo:break-before="auto" style:use-optimal-row-height="false"/>
    </style:style>
    <style:style style:name="ro1-2297" style:family="table-row">
      <style:table-row-properties style:row-height="0.446cm" fo:break-before="auto" style:use-optimal-row-height="false"/>
    </style:style>
    <style:style style:name="ro1-2298" style:family="table-row">
      <style:table-row-properties style:row-height="0.446cm" fo:break-before="auto" style:use-optimal-row-height="false"/>
    </style:style>
    <style:style style:name="ro1-2299" style:family="table-row">
      <style:table-row-properties style:row-height="0.446cm" fo:break-before="auto" style:use-optimal-row-height="false"/>
    </style:style>
    <style:style style:name="ro1-2300" style:family="table-row">
      <style:table-row-properties style:row-height="0.446cm" fo:break-before="auto" style:use-optimal-row-height="false"/>
    </style:style>
    <style:style style:name="ro1-2301" style:family="table-row">
      <style:table-row-properties style:row-height="0.446cm" fo:break-before="auto" style:use-optimal-row-height="false"/>
    </style:style>
    <style:style style:name="ro1-2302" style:family="table-row">
      <style:table-row-properties style:row-height="0.446cm" fo:break-before="auto" style:use-optimal-row-height="false"/>
    </style:style>
    <style:style style:name="ro1-2303" style:family="table-row">
      <style:table-row-properties style:row-height="0.848cm" fo:break-before="auto" style:use-optimal-row-height="false"/>
    </style:style>
    <style:style style:name="ro1-2304" style:family="table-row">
      <style:table-row-properties style:row-height="0.446cm" fo:break-before="auto" style:use-optimal-row-height="false"/>
    </style:style>
    <style:style style:name="ro1-2305" style:family="table-row">
      <style:table-row-properties style:row-height="0.446cm" fo:break-before="auto" style:use-optimal-row-height="false"/>
    </style:style>
    <style:style style:name="ro1-2306" style:family="table-row">
      <style:table-row-properties style:row-height="0.446cm" fo:break-before="auto" style:use-optimal-row-height="false"/>
    </style:style>
    <style:style style:name="ro1-2307" style:family="table-row">
      <style:table-row-properties style:row-height="0.446cm" fo:break-before="auto" style:use-optimal-row-height="false"/>
    </style:style>
    <style:style style:name="ro1-2308" style:family="table-row">
      <style:table-row-properties style:row-height="0.446cm" fo:break-before="auto" style:use-optimal-row-height="false"/>
    </style:style>
    <style:style style:name="ro1-2309" style:family="table-row">
      <style:table-row-properties style:row-height="0.446cm" fo:break-before="auto" style:use-optimal-row-height="false"/>
    </style:style>
    <style:style style:name="ro1-2310" style:family="table-row">
      <style:table-row-properties style:row-height="0.446cm" fo:break-before="auto" style:use-optimal-row-height="false"/>
    </style:style>
    <style:style style:name="ro1-2311" style:family="table-row">
      <style:table-row-properties style:row-height="0.446cm" fo:break-before="auto" style:use-optimal-row-height="false"/>
    </style:style>
    <style:style style:name="ro1-2312" style:family="table-row">
      <style:table-row-properties style:row-height="0.446cm" fo:break-before="auto" style:use-optimal-row-height="false"/>
    </style:style>
    <style:style style:name="ro1-2313" style:family="table-row">
      <style:table-row-properties style:row-height="0.446cm" fo:break-before="auto" style:use-optimal-row-height="false"/>
    </style:style>
    <style:style style:name="ro1-2314" style:family="table-row">
      <style:table-row-properties style:row-height="0.446cm" fo:break-before="auto" style:use-optimal-row-height="false"/>
    </style:style>
    <style:style style:name="ro1-2315" style:family="table-row">
      <style:table-row-properties style:row-height="0.446cm" fo:break-before="auto" style:use-optimal-row-height="false"/>
    </style:style>
    <style:style style:name="ro1-2316" style:family="table-row">
      <style:table-row-properties style:row-height="0.446cm" fo:break-before="auto" style:use-optimal-row-height="false"/>
    </style:style>
    <style:style style:name="ro1-2317" style:family="table-row">
      <style:table-row-properties style:row-height="0.446cm" fo:break-before="auto" style:use-optimal-row-height="false"/>
    </style:style>
    <style:style style:name="ro1-2318" style:family="table-row">
      <style:table-row-properties style:row-height="0.446cm" fo:break-before="auto" style:use-optimal-row-height="false"/>
    </style:style>
    <style:style style:name="ro1-2319" style:family="table-row">
      <style:table-row-properties style:row-height="0.446cm" fo:break-before="auto" style:use-optimal-row-height="false"/>
    </style:style>
    <style:style style:name="ro1-2320" style:family="table-row">
      <style:table-row-properties style:row-height="0.848cm" fo:break-before="auto" style:use-optimal-row-height="false"/>
    </style:style>
    <style:style style:name="ro1-2321" style:family="table-row">
      <style:table-row-properties style:row-height="0.848cm" fo:break-before="auto" style:use-optimal-row-height="false"/>
    </style:style>
    <style:style style:name="ro1-2322" style:family="table-row">
      <style:table-row-properties style:row-height="0.446cm" fo:break-before="auto" style:use-optimal-row-height="false"/>
    </style:style>
    <style:style style:name="ro1-2323" style:family="table-row">
      <style:table-row-properties style:row-height="0.446cm" fo:break-before="auto" style:use-optimal-row-height="false"/>
    </style:style>
    <style:style style:name="ro1-2324" style:family="table-row">
      <style:table-row-properties style:row-height="0.446cm" fo:break-before="auto" style:use-optimal-row-height="false"/>
    </style:style>
    <style:style style:name="ro1-2325" style:family="table-row">
      <style:table-row-properties style:row-height="0.446cm" fo:break-before="auto" style:use-optimal-row-height="false"/>
    </style:style>
    <style:style style:name="ro1-2326" style:family="table-row">
      <style:table-row-properties style:row-height="0.446cm" fo:break-before="auto" style:use-optimal-row-height="false"/>
    </style:style>
    <style:style style:name="ro1-2327" style:family="table-row">
      <style:table-row-properties style:row-height="0.446cm" fo:break-before="auto" style:use-optimal-row-height="false"/>
    </style:style>
    <style:style style:name="ro1-2328" style:family="table-row">
      <style:table-row-properties style:row-height="0.446cm" fo:break-before="auto" style:use-optimal-row-height="false"/>
    </style:style>
    <style:style style:name="ro1-2329" style:family="table-row">
      <style:table-row-properties style:row-height="0.446cm" fo:break-before="auto" style:use-optimal-row-height="false"/>
    </style:style>
    <style:style style:name="ro1-2330" style:family="table-row">
      <style:table-row-properties style:row-height="0.446cm" fo:break-before="auto" style:use-optimal-row-height="false"/>
    </style:style>
    <style:style style:name="ro1-2331" style:family="table-row">
      <style:table-row-properties style:row-height="0.446cm" fo:break-before="auto" style:use-optimal-row-height="false"/>
    </style:style>
    <style:style style:name="ro1-2332" style:family="table-row">
      <style:table-row-properties style:row-height="0.446cm" fo:break-before="auto" style:use-optimal-row-height="false"/>
    </style:style>
    <style:style style:name="ro1-2333" style:family="table-row">
      <style:table-row-properties style:row-height="0.446cm" fo:break-before="auto" style:use-optimal-row-height="false"/>
    </style:style>
    <style:style style:name="ro1-2334" style:family="table-row">
      <style:table-row-properties style:row-height="0.446cm" fo:break-before="auto" style:use-optimal-row-height="false"/>
    </style:style>
    <style:style style:name="ro1-2335" style:family="table-row">
      <style:table-row-properties style:row-height="0.848cm" fo:break-before="auto" style:use-optimal-row-height="false"/>
    </style:style>
    <style:style style:name="ro1-2336" style:family="table-row">
      <style:table-row-properties style:row-height="0.848cm" fo:break-before="auto" style:use-optimal-row-height="false"/>
    </style:style>
    <style:style style:name="ro1-2337" style:family="table-row">
      <style:table-row-properties style:row-height="0.848cm" fo:break-before="auto" style:use-optimal-row-height="false"/>
    </style:style>
    <style:style style:name="ro1-2338" style:family="table-row">
      <style:table-row-properties style:row-height="0.446cm" fo:break-before="auto" style:use-optimal-row-height="false"/>
    </style:style>
    <style:style style:name="ro1-2339" style:family="table-row">
      <style:table-row-properties style:row-height="0.446cm" fo:break-before="auto" style:use-optimal-row-height="false"/>
    </style:style>
    <style:style style:name="ro1-2340" style:family="table-row">
      <style:table-row-properties style:row-height="0.446cm" fo:break-before="auto" style:use-optimal-row-height="false"/>
    </style:style>
    <style:style style:name="ro1-2341" style:family="table-row">
      <style:table-row-properties style:row-height="0.446cm" fo:break-before="auto" style:use-optimal-row-height="false"/>
    </style:style>
    <style:style style:name="ro1-2342" style:family="table-row">
      <style:table-row-properties style:row-height="0.446cm" fo:break-before="auto" style:use-optimal-row-height="false"/>
    </style:style>
    <style:style style:name="ro1-2343" style:family="table-row">
      <style:table-row-properties style:row-height="0.446cm" fo:break-before="auto" style:use-optimal-row-height="false"/>
    </style:style>
    <style:style style:name="ro1-2344" style:family="table-row">
      <style:table-row-properties style:row-height="0.848cm" fo:break-before="auto" style:use-optimal-row-height="false"/>
    </style:style>
    <style:style style:name="ro1-2345" style:family="table-row">
      <style:table-row-properties style:row-height="0.446cm" fo:break-before="auto" style:use-optimal-row-height="false"/>
    </style:style>
    <style:style style:name="ro1-2346" style:family="table-row">
      <style:table-row-properties style:row-height="0.446cm" fo:break-before="auto" style:use-optimal-row-height="false"/>
    </style:style>
    <style:style style:name="ro1-2347" style:family="table-row">
      <style:table-row-properties style:row-height="0.848cm" fo:break-before="auto" style:use-optimal-row-height="false"/>
    </style:style>
    <style:style style:name="ro1-2348" style:family="table-row">
      <style:table-row-properties style:row-height="0.446cm" fo:break-before="auto" style:use-optimal-row-height="false"/>
    </style:style>
    <style:style style:name="ro1-2349" style:family="table-row">
      <style:table-row-properties style:row-height="0.446cm" fo:break-before="auto" style:use-optimal-row-height="false"/>
    </style:style>
    <style:style style:name="ro1-2350" style:family="table-row">
      <style:table-row-properties style:row-height="0.446cm" fo:break-before="auto" style:use-optimal-row-height="false"/>
    </style:style>
    <style:style style:name="ro1-2351" style:family="table-row">
      <style:table-row-properties style:row-height="0.446cm" fo:break-before="auto" style:use-optimal-row-height="false"/>
    </style:style>
    <style:style style:name="ro1-2352" style:family="table-row">
      <style:table-row-properties style:row-height="0.446cm" fo:break-before="auto" style:use-optimal-row-height="false"/>
    </style:style>
    <style:style style:name="ro1-2353" style:family="table-row">
      <style:table-row-properties style:row-height="0.446cm" fo:break-before="auto" style:use-optimal-row-height="false"/>
    </style:style>
    <style:style style:name="ro1-2354" style:family="table-row">
      <style:table-row-properties style:row-height="0.446cm" fo:break-before="auto" style:use-optimal-row-height="false"/>
    </style:style>
    <style:style style:name="ro1-2355" style:family="table-row">
      <style:table-row-properties style:row-height="0.446cm" fo:break-before="auto" style:use-optimal-row-height="false"/>
    </style:style>
    <style:style style:name="ro1-2356" style:family="table-row">
      <style:table-row-properties style:row-height="0.446cm" fo:break-before="auto" style:use-optimal-row-height="false"/>
    </style:style>
    <style:style style:name="ro1-2357" style:family="table-row">
      <style:table-row-properties style:row-height="0.446cm" fo:break-before="auto" style:use-optimal-row-height="false"/>
    </style:style>
    <style:style style:name="ro1-2358" style:family="table-row">
      <style:table-row-properties style:row-height="0.446cm" fo:break-before="auto" style:use-optimal-row-height="false"/>
    </style:style>
    <style:style style:name="ro1-2359" style:family="table-row">
      <style:table-row-properties style:row-height="0.446cm" fo:break-before="auto" style:use-optimal-row-height="false"/>
    </style:style>
    <style:style style:name="ro1-2360" style:family="table-row">
      <style:table-row-properties style:row-height="0.446cm" fo:break-before="auto" style:use-optimal-row-height="false"/>
    </style:style>
    <style:style style:name="ro1-2361" style:family="table-row">
      <style:table-row-properties style:row-height="0.446cm" fo:break-before="auto" style:use-optimal-row-height="false"/>
    </style:style>
    <style:style style:name="ro1-2362" style:family="table-row">
      <style:table-row-properties style:row-height="0.446cm" fo:break-before="auto" style:use-optimal-row-height="false"/>
    </style:style>
    <style:style style:name="ro1-2363" style:family="table-row">
      <style:table-row-properties style:row-height="0.446cm" fo:break-before="auto" style:use-optimal-row-height="false"/>
    </style:style>
    <style:style style:name="ro1-2364" style:family="table-row">
      <style:table-row-properties style:row-height="0.446cm" fo:break-before="auto" style:use-optimal-row-height="false"/>
    </style:style>
    <style:style style:name="ro1-2365" style:family="table-row">
      <style:table-row-properties style:row-height="0.446cm" fo:break-before="auto" style:use-optimal-row-height="false"/>
    </style:style>
    <style:style style:name="ro1-2366" style:family="table-row">
      <style:table-row-properties style:row-height="0.446cm" fo:break-before="auto" style:use-optimal-row-height="false"/>
    </style:style>
    <style:style style:name="ro1-2367" style:family="table-row">
      <style:table-row-properties style:row-height="0.446cm" fo:break-before="auto" style:use-optimal-row-height="false"/>
    </style:style>
    <style:style style:name="ro1-2368" style:family="table-row">
      <style:table-row-properties style:row-height="0.446cm" fo:break-before="auto" style:use-optimal-row-height="false"/>
    </style:style>
    <style:style style:name="ro1-2369" style:family="table-row">
      <style:table-row-properties style:row-height="0.446cm" fo:break-before="auto" style:use-optimal-row-height="false"/>
    </style:style>
    <style:style style:name="ro1-2370" style:family="table-row">
      <style:table-row-properties style:row-height="0.446cm" fo:break-before="auto" style:use-optimal-row-height="false"/>
    </style:style>
    <style:style style:name="ro1-2371" style:family="table-row">
      <style:table-row-properties style:row-height="0.446cm" fo:break-before="auto" style:use-optimal-row-height="false"/>
    </style:style>
    <style:style style:name="ro1-2372" style:family="table-row">
      <style:table-row-properties style:row-height="0.446cm" fo:break-before="auto" style:use-optimal-row-height="false"/>
    </style:style>
    <style:style style:name="ro1-2373" style:family="table-row">
      <style:table-row-properties style:row-height="0.446cm" fo:break-before="auto" style:use-optimal-row-height="false"/>
    </style:style>
    <style:style style:name="ro1-2374" style:family="table-row">
      <style:table-row-properties style:row-height="0.446cm" fo:break-before="auto" style:use-optimal-row-height="false"/>
    </style:style>
    <style:style style:name="ro1-2375" style:family="table-row">
      <style:table-row-properties style:row-height="0.446cm" fo:break-before="auto" style:use-optimal-row-height="false"/>
    </style:style>
    <style:style style:name="ro1-2376" style:family="table-row">
      <style:table-row-properties style:row-height="0.446cm" fo:break-before="auto" style:use-optimal-row-height="false"/>
    </style:style>
    <style:style style:name="ro1-2377" style:family="table-row">
      <style:table-row-properties style:row-height="0.446cm" fo:break-before="auto" style:use-optimal-row-height="false"/>
    </style:style>
    <style:style style:name="ro1-2378" style:family="table-row">
      <style:table-row-properties style:row-height="0.446cm" fo:break-before="auto" style:use-optimal-row-height="false"/>
    </style:style>
    <style:style style:name="ro1-2379" style:family="table-row">
      <style:table-row-properties style:row-height="0.446cm" fo:break-before="auto" style:use-optimal-row-height="false"/>
    </style:style>
    <style:style style:name="ro1-2380" style:family="table-row">
      <style:table-row-properties style:row-height="0.446cm" fo:break-before="auto" style:use-optimal-row-height="false"/>
    </style:style>
    <style:style style:name="ro1-2381" style:family="table-row">
      <style:table-row-properties style:row-height="0.446cm" fo:break-before="auto" style:use-optimal-row-height="false"/>
    </style:style>
    <style:style style:name="ro1-2382" style:family="table-row">
      <style:table-row-properties style:row-height="0.446cm" fo:break-before="auto" style:use-optimal-row-height="false"/>
    </style:style>
    <style:style style:name="ro1-2383" style:family="table-row">
      <style:table-row-properties style:row-height="0.446cm" fo:break-before="auto" style:use-optimal-row-height="false"/>
    </style:style>
    <style:style style:name="ro1-2384" style:family="table-row">
      <style:table-row-properties style:row-height="0.446cm" fo:break-before="auto" style:use-optimal-row-height="false"/>
    </style:style>
    <style:style style:name="ro1-2385" style:family="table-row">
      <style:table-row-properties style:row-height="0.446cm" fo:break-before="auto" style:use-optimal-row-height="false"/>
    </style:style>
    <style:style style:name="ro1-2386" style:family="table-row">
      <style:table-row-properties style:row-height="0.446cm" fo:break-before="auto" style:use-optimal-row-height="false"/>
    </style:style>
    <style:style style:name="ro1-2387" style:family="table-row">
      <style:table-row-properties style:row-height="0.446cm" fo:break-before="auto" style:use-optimal-row-height="false"/>
    </style:style>
    <style:style style:name="ro1-2388" style:family="table-row">
      <style:table-row-properties style:row-height="0.446cm" fo:break-before="auto" style:use-optimal-row-height="false"/>
    </style:style>
    <style:style style:name="ro1-2389" style:family="table-row">
      <style:table-row-properties style:row-height="0.446cm" fo:break-before="auto" style:use-optimal-row-height="false"/>
    </style:style>
    <style:style style:name="ro1-2390" style:family="table-row">
      <style:table-row-properties style:row-height="0.446cm" fo:break-before="auto" style:use-optimal-row-height="false"/>
    </style:style>
    <style:style style:name="ro1-2391" style:family="table-row">
      <style:table-row-properties style:row-height="0.446cm" fo:break-before="auto" style:use-optimal-row-height="false"/>
    </style:style>
    <style:style style:name="ro1-2392" style:family="table-row">
      <style:table-row-properties style:row-height="0.446cm" fo:break-before="auto" style:use-optimal-row-height="false"/>
    </style:style>
    <style:style style:name="ro1-2393" style:family="table-row">
      <style:table-row-properties style:row-height="0.446cm" fo:break-before="auto" style:use-optimal-row-height="false"/>
    </style:style>
    <style:style style:name="ro1-2394" style:family="table-row">
      <style:table-row-properties style:row-height="0.446cm" fo:break-before="auto" style:use-optimal-row-height="false"/>
    </style:style>
    <style:style style:name="ro1-2395" style:family="table-row">
      <style:table-row-properties style:row-height="0.446cm" fo:break-before="auto" style:use-optimal-row-height="false"/>
    </style:style>
    <style:style style:name="ro1-2396" style:family="table-row">
      <style:table-row-properties style:row-height="0.446cm" fo:break-before="auto" style:use-optimal-row-height="false"/>
    </style:style>
    <style:style style:name="ro1-2397" style:family="table-row">
      <style:table-row-properties style:row-height="0.446cm" fo:break-before="auto" style:use-optimal-row-height="false"/>
    </style:style>
    <style:style style:name="ro1-2398" style:family="table-row">
      <style:table-row-properties style:row-height="0.446cm" fo:break-before="auto" style:use-optimal-row-height="false"/>
    </style:style>
    <style:style style:name="ro1-2399" style:family="table-row">
      <style:table-row-properties style:row-height="0.446cm" fo:break-before="auto" style:use-optimal-row-height="false"/>
    </style:style>
    <style:style style:name="ro1-2400" style:family="table-row">
      <style:table-row-properties style:row-height="0.446cm" fo:break-before="auto" style:use-optimal-row-height="false"/>
    </style:style>
    <style:style style:name="ro1-2401" style:family="table-row">
      <style:table-row-properties style:row-height="0.446cm" fo:break-before="auto" style:use-optimal-row-height="false"/>
    </style:style>
    <style:style style:name="ro1-2402" style:family="table-row">
      <style:table-row-properties style:row-height="0.446cm" fo:break-before="auto" style:use-optimal-row-height="false"/>
    </style:style>
    <style:style style:name="ro1-2403" style:family="table-row">
      <style:table-row-properties style:row-height="0.446cm" fo:break-before="auto" style:use-optimal-row-height="false"/>
    </style:style>
    <style:style style:name="ro1-2404" style:family="table-row">
      <style:table-row-properties style:row-height="0.446cm" fo:break-before="auto" style:use-optimal-row-height="false"/>
    </style:style>
    <style:style style:name="ro1-2405" style:family="table-row">
      <style:table-row-properties style:row-height="0.446cm" fo:break-before="auto" style:use-optimal-row-height="false"/>
    </style:style>
    <style:style style:name="ro1-2406" style:family="table-row">
      <style:table-row-properties style:row-height="0.446cm" fo:break-before="auto" style:use-optimal-row-height="false"/>
    </style:style>
    <style:style style:name="ro1-2407" style:family="table-row">
      <style:table-row-properties style:row-height="0.446cm" fo:break-before="auto" style:use-optimal-row-height="false"/>
    </style:style>
    <style:style style:name="ro1-2408" style:family="table-row">
      <style:table-row-properties style:row-height="0.446cm" fo:break-before="auto" style:use-optimal-row-height="false"/>
    </style:style>
    <style:style style:name="ro1-2409" style:family="table-row">
      <style:table-row-properties style:row-height="0.446cm" fo:break-before="auto" style:use-optimal-row-height="false"/>
    </style:style>
    <style:style style:name="ro1-2410" style:family="table-row">
      <style:table-row-properties style:row-height="0.446cm" fo:break-before="auto" style:use-optimal-row-height="false"/>
    </style:style>
    <style:style style:name="ro1-2411" style:family="table-row">
      <style:table-row-properties style:row-height="0.446cm" fo:break-before="auto" style:use-optimal-row-height="false"/>
    </style:style>
    <style:style style:name="ro1-2412" style:family="table-row">
      <style:table-row-properties style:row-height="0.446cm" fo:break-before="auto" style:use-optimal-row-height="false"/>
    </style:style>
    <style:style style:name="ro1-2413" style:family="table-row">
      <style:table-row-properties style:row-height="0.446cm" fo:break-before="auto" style:use-optimal-row-height="false"/>
    </style:style>
    <style:style style:name="ro1-2414" style:family="table-row">
      <style:table-row-properties style:row-height="0.446cm" fo:break-before="auto" style:use-optimal-row-height="false"/>
    </style:style>
    <style:style style:name="ro1-2415" style:family="table-row">
      <style:table-row-properties style:row-height="0.446cm" fo:break-before="auto" style:use-optimal-row-height="false"/>
    </style:style>
    <style:style style:name="ro1-2416" style:family="table-row">
      <style:table-row-properties style:row-height="0.446cm" fo:break-before="auto" style:use-optimal-row-height="false"/>
    </style:style>
    <style:style style:name="ro1-2417" style:family="table-row">
      <style:table-row-properties style:row-height="0.446cm" fo:break-before="auto" style:use-optimal-row-height="false"/>
    </style:style>
    <style:style style:name="ro1-2418" style:family="table-row">
      <style:table-row-properties style:row-height="0.446cm" fo:break-before="auto" style:use-optimal-row-height="false"/>
    </style:style>
    <style:style style:name="ro1-2419" style:family="table-row">
      <style:table-row-properties style:row-height="0.446cm" fo:break-before="auto" style:use-optimal-row-height="false"/>
    </style:style>
    <style:style style:name="ro1-2420" style:family="table-row">
      <style:table-row-properties style:row-height="0.446cm" fo:break-before="auto" style:use-optimal-row-height="false"/>
    </style:style>
    <style:style style:name="ro1-2421" style:family="table-row">
      <style:table-row-properties style:row-height="0.446cm" fo:break-before="auto" style:use-optimal-row-height="false"/>
    </style:style>
    <style:style style:name="ro1-2422" style:family="table-row">
      <style:table-row-properties style:row-height="0.446cm" fo:break-before="auto" style:use-optimal-row-height="false"/>
    </style:style>
    <style:style style:name="ro1-2423" style:family="table-row">
      <style:table-row-properties style:row-height="0.446cm" fo:break-before="auto" style:use-optimal-row-height="false"/>
    </style:style>
    <style:style style:name="ro1-2424" style:family="table-row">
      <style:table-row-properties style:row-height="0.446cm" fo:break-before="auto" style:use-optimal-row-height="false"/>
    </style:style>
    <style:style style:name="ro1-2425" style:family="table-row">
      <style:table-row-properties style:row-height="0.446cm" fo:break-before="auto" style:use-optimal-row-height="false"/>
    </style:style>
    <style:style style:name="ro1-2426" style:family="table-row">
      <style:table-row-properties style:row-height="0.446cm" fo:break-before="auto" style:use-optimal-row-height="false"/>
    </style:style>
    <style:style style:name="ro1-2427" style:family="table-row">
      <style:table-row-properties style:row-height="0.446cm" fo:break-before="auto" style:use-optimal-row-height="false"/>
    </style:style>
    <style:style style:name="ro1-2428" style:family="table-row">
      <style:table-row-properties style:row-height="0.446cm" fo:break-before="auto" style:use-optimal-row-height="false"/>
    </style:style>
    <style:style style:name="ro1-2429" style:family="table-row">
      <style:table-row-properties style:row-height="0.446cm" fo:break-before="auto" style:use-optimal-row-height="false"/>
    </style:style>
    <style:style style:name="ro1-2430" style:family="table-row">
      <style:table-row-properties style:row-height="0.446cm" fo:break-before="auto" style:use-optimal-row-height="false"/>
    </style:style>
    <style:style style:name="ro1-2431" style:family="table-row">
      <style:table-row-properties style:row-height="0.446cm" fo:break-before="auto" style:use-optimal-row-height="false"/>
    </style:style>
    <style:style style:name="ro1-2432" style:family="table-row">
      <style:table-row-properties style:row-height="0.446cm" fo:break-before="auto" style:use-optimal-row-height="false"/>
    </style:style>
    <style:style style:name="ro1-2433" style:family="table-row">
      <style:table-row-properties style:row-height="0.446cm" fo:break-before="auto" style:use-optimal-row-height="false"/>
    </style:style>
    <style:style style:name="ro1-2434" style:family="table-row">
      <style:table-row-properties style:row-height="0.446cm" fo:break-before="auto" style:use-optimal-row-height="false"/>
    </style:style>
    <style:style style:name="ro1-2435" style:family="table-row">
      <style:table-row-properties style:row-height="0.446cm" fo:break-before="auto" style:use-optimal-row-height="false"/>
    </style:style>
    <style:style style:name="ro1-2436" style:family="table-row">
      <style:table-row-properties style:row-height="0.446cm" fo:break-before="auto" style:use-optimal-row-height="false"/>
    </style:style>
    <style:style style:name="ro1-2437" style:family="table-row">
      <style:table-row-properties style:row-height="0.446cm" fo:break-before="auto" style:use-optimal-row-height="false"/>
    </style:style>
    <style:style style:name="ro1-2438" style:family="table-row">
      <style:table-row-properties style:row-height="0.446cm" fo:break-before="auto" style:use-optimal-row-height="false"/>
    </style:style>
    <style:style style:name="ro1-2439" style:family="table-row">
      <style:table-row-properties style:row-height="0.446cm" fo:break-before="auto" style:use-optimal-row-height="false"/>
    </style:style>
    <style:style style:name="ro1-2440" style:family="table-row">
      <style:table-row-properties style:row-height="0.446cm" fo:break-before="auto" style:use-optimal-row-height="false"/>
    </style:style>
    <style:style style:name="ro1-2441" style:family="table-row">
      <style:table-row-properties style:row-height="0.446cm" fo:break-before="auto" style:use-optimal-row-height="false"/>
    </style:style>
    <style:style style:name="ro1-2442" style:family="table-row">
      <style:table-row-properties style:row-height="0.446cm" fo:break-before="auto" style:use-optimal-row-height="false"/>
    </style:style>
    <style:style style:name="ro1-2443" style:family="table-row">
      <style:table-row-properties style:row-height="0.446cm" fo:break-before="auto" style:use-optimal-row-height="false"/>
    </style:style>
    <style:style style:name="ro1-2444" style:family="table-row">
      <style:table-row-properties style:row-height="0.446cm" fo:break-before="auto" style:use-optimal-row-height="false"/>
    </style:style>
    <style:style style:name="ro1-2445" style:family="table-row">
      <style:table-row-properties style:row-height="0.446cm" fo:break-before="auto" style:use-optimal-row-height="false"/>
    </style:style>
    <style:style style:name="ro1-2446" style:family="table-row">
      <style:table-row-properties style:row-height="0.446cm" fo:break-before="auto" style:use-optimal-row-height="false"/>
    </style:style>
    <style:style style:name="ro1-2447" style:family="table-row">
      <style:table-row-properties style:row-height="0.446cm" fo:break-before="auto" style:use-optimal-row-height="false"/>
    </style:style>
    <style:style style:name="ro1-2448" style:family="table-row">
      <style:table-row-properties style:row-height="0.446cm" fo:break-before="auto" style:use-optimal-row-height="false"/>
    </style:style>
    <style:style style:name="ro1-2449" style:family="table-row">
      <style:table-row-properties style:row-height="0.446cm" fo:break-before="auto" style:use-optimal-row-height="false"/>
    </style:style>
    <style:style style:name="ro1-2450" style:family="table-row">
      <style:table-row-properties style:row-height="0.446cm" fo:break-before="auto" style:use-optimal-row-height="false"/>
    </style:style>
    <style:style style:name="ro1-2451" style:family="table-row">
      <style:table-row-properties style:row-height="0.446cm" fo:break-before="auto" style:use-optimal-row-height="false"/>
    </style:style>
    <style:style style:name="ro1-2452" style:family="table-row">
      <style:table-row-properties style:row-height="0.446cm" fo:break-before="auto" style:use-optimal-row-height="false"/>
    </style:style>
    <style:style style:name="ro1-2453" style:family="table-row">
      <style:table-row-properties style:row-height="0.446cm" fo:break-before="auto" style:use-optimal-row-height="false"/>
    </style:style>
    <style:style style:name="ro1-2454" style:family="table-row">
      <style:table-row-properties style:row-height="0.446cm" fo:break-before="auto" style:use-optimal-row-height="false"/>
    </style:style>
    <style:style style:name="ro1-2455" style:family="table-row">
      <style:table-row-properties style:row-height="0.446cm" fo:break-before="auto" style:use-optimal-row-height="false"/>
    </style:style>
    <style:style style:name="ro1-2456" style:family="table-row">
      <style:table-row-properties style:row-height="0.446cm" fo:break-before="auto" style:use-optimal-row-height="false"/>
    </style:style>
    <style:style style:name="ro1-2457" style:family="table-row">
      <style:table-row-properties style:row-height="0.446cm" fo:break-before="auto" style:use-optimal-row-height="false"/>
    </style:style>
    <style:style style:name="ro1-2458" style:family="table-row">
      <style:table-row-properties style:row-height="0.446cm" fo:break-before="auto" style:use-optimal-row-height="false"/>
    </style:style>
    <style:style style:name="ro1-2459" style:family="table-row">
      <style:table-row-properties style:row-height="0.446cm" fo:break-before="auto" style:use-optimal-row-height="false"/>
    </style:style>
    <style:style style:name="ro1-2460" style:family="table-row">
      <style:table-row-properties style:row-height="0.446cm" fo:break-before="auto" style:use-optimal-row-height="false"/>
    </style:style>
    <style:style style:name="ro1-2461" style:family="table-row">
      <style:table-row-properties style:row-height="0.446cm" fo:break-before="auto" style:use-optimal-row-height="false"/>
    </style:style>
    <style:style style:name="ro1-2462" style:family="table-row">
      <style:table-row-properties style:row-height="0.446cm" fo:break-before="auto" style:use-optimal-row-height="false"/>
    </style:style>
    <style:style style:name="ro1-2463" style:family="table-row">
      <style:table-row-properties style:row-height="0.446cm" fo:break-before="auto" style:use-optimal-row-height="false"/>
    </style:style>
    <style:style style:name="ro1-2464" style:family="table-row">
      <style:table-row-properties style:row-height="0.446cm" fo:break-before="auto" style:use-optimal-row-height="false"/>
    </style:style>
    <style:style style:name="ro1-2465" style:family="table-row">
      <style:table-row-properties style:row-height="0.446cm" fo:break-before="auto" style:use-optimal-row-height="false"/>
    </style:style>
    <style:style style:name="ro1-2466" style:family="table-row">
      <style:table-row-properties style:row-height="0.446cm" fo:break-before="auto" style:use-optimal-row-height="false"/>
    </style:style>
    <style:style style:name="ro1-2467" style:family="table-row">
      <style:table-row-properties style:row-height="0.446cm" fo:break-before="auto" style:use-optimal-row-height="false"/>
    </style:style>
    <style:style style:name="ro1-2468" style:family="table-row">
      <style:table-row-properties style:row-height="0.446cm" fo:break-before="auto" style:use-optimal-row-height="false"/>
    </style:style>
    <style:style style:name="ro1-2469" style:family="table-row">
      <style:table-row-properties style:row-height="0.446cm" fo:break-before="auto" style:use-optimal-row-height="false"/>
    </style:style>
    <style:style style:name="ro1-2470" style:family="table-row">
      <style:table-row-properties style:row-height="0.446cm" fo:break-before="auto" style:use-optimal-row-height="false"/>
    </style:style>
    <style:style style:name="ro1-2471" style:family="table-row">
      <style:table-row-properties style:row-height="0.446cm" fo:break-before="auto" style:use-optimal-row-height="false"/>
    </style:style>
    <style:style style:name="ro1-2472" style:family="table-row">
      <style:table-row-properties style:row-height="0.446cm" fo:break-before="auto" style:use-optimal-row-height="false"/>
    </style:style>
    <style:style style:name="ro1-2473" style:family="table-row">
      <style:table-row-properties style:row-height="0.446cm" fo:break-before="auto" style:use-optimal-row-height="false"/>
    </style:style>
    <style:style style:name="ro1-2474" style:family="table-row">
      <style:table-row-properties style:row-height="0.446cm" fo:break-before="auto" style:use-optimal-row-height="false"/>
    </style:style>
    <style:style style:name="ro1-2475" style:family="table-row">
      <style:table-row-properties style:row-height="0.446cm" fo:break-before="auto" style:use-optimal-row-height="false"/>
    </style:style>
    <style:style style:name="ro1-2476" style:family="table-row">
      <style:table-row-properties style:row-height="0.446cm" fo:break-before="auto" style:use-optimal-row-height="false"/>
    </style:style>
    <style:style style:name="ro1-2477" style:family="table-row">
      <style:table-row-properties style:row-height="0.446cm" fo:break-before="auto" style:use-optimal-row-height="false"/>
    </style:style>
    <style:style style:name="ro1-2478" style:family="table-row">
      <style:table-row-properties style:row-height="0.446cm" fo:break-before="auto" style:use-optimal-row-height="false"/>
    </style:style>
    <style:style style:name="ro1-2479" style:family="table-row">
      <style:table-row-properties style:row-height="0.446cm" fo:break-before="auto" style:use-optimal-row-height="false"/>
    </style:style>
    <style:style style:name="ro1-2480" style:family="table-row">
      <style:table-row-properties style:row-height="0.446cm" fo:break-before="auto" style:use-optimal-row-height="false"/>
    </style:style>
    <style:style style:name="ro1-2481" style:family="table-row">
      <style:table-row-properties style:row-height="0.446cm" fo:break-before="auto" style:use-optimal-row-height="false"/>
    </style:style>
    <style:style style:name="ro1-2482" style:family="table-row">
      <style:table-row-properties style:row-height="0.446cm" fo:break-before="auto" style:use-optimal-row-height="false"/>
    </style:style>
    <style:style style:name="ro1-2483" style:family="table-row">
      <style:table-row-properties style:row-height="0.446cm" fo:break-before="auto" style:use-optimal-row-height="false"/>
    </style:style>
    <style:style style:name="ro1-2484" style:family="table-row">
      <style:table-row-properties style:row-height="0.446cm" fo:break-before="auto" style:use-optimal-row-height="false"/>
    </style:style>
    <style:style style:name="ro1-2485" style:family="table-row">
      <style:table-row-properties style:row-height="0.446cm" fo:break-before="auto" style:use-optimal-row-height="false"/>
    </style:style>
    <style:style style:name="ro1-2486" style:family="table-row">
      <style:table-row-properties style:row-height="0.446cm" fo:break-before="auto" style:use-optimal-row-height="false"/>
    </style:style>
    <style:style style:name="ro1-2487" style:family="table-row">
      <style:table-row-properties style:row-height="0.446cm" fo:break-before="auto" style:use-optimal-row-height="false"/>
    </style:style>
    <style:style style:name="ro1-2488" style:family="table-row">
      <style:table-row-properties style:row-height="0.848cm" fo:break-before="auto" style:use-optimal-row-height="false"/>
    </style:style>
    <style:style style:name="ro1-2489" style:family="table-row">
      <style:table-row-properties style:row-height="0.848cm" fo:break-before="auto" style:use-optimal-row-height="false"/>
    </style:style>
    <style:style style:name="ro1-2490" style:family="table-row">
      <style:table-row-properties style:row-height="0.446cm" fo:break-before="auto" style:use-optimal-row-height="false"/>
    </style:style>
    <style:style style:name="ro1-2491" style:family="table-row">
      <style:table-row-properties style:row-height="0.446cm" fo:break-before="auto" style:use-optimal-row-height="false"/>
    </style:style>
    <style:style style:name="ro1-2492" style:family="table-row">
      <style:table-row-properties style:row-height="0.446cm" fo:break-before="auto" style:use-optimal-row-height="false"/>
    </style:style>
    <style:style style:name="ro1-2493" style:family="table-row">
      <style:table-row-properties style:row-height="0.446cm" fo:break-before="auto" style:use-optimal-row-height="false"/>
    </style:style>
    <style:style style:name="ro1-2494" style:family="table-row">
      <style:table-row-properties style:row-height="0.446cm" fo:break-before="auto" style:use-optimal-row-height="false"/>
    </style:style>
    <style:style style:name="ro1-2495" style:family="table-row">
      <style:table-row-properties style:row-height="0.446cm" fo:break-before="auto" style:use-optimal-row-height="false"/>
    </style:style>
    <style:style style:name="ro1-2496" style:family="table-row">
      <style:table-row-properties style:row-height="0.446cm" fo:break-before="auto" style:use-optimal-row-height="false"/>
    </style:style>
    <style:style style:name="ro1-2497" style:family="table-row">
      <style:table-row-properties style:row-height="0.446cm" fo:break-before="auto" style:use-optimal-row-height="false"/>
    </style:style>
    <style:style style:name="ro1-2498" style:family="table-row">
      <style:table-row-properties style:row-height="0.446cm" fo:break-before="auto" style:use-optimal-row-height="false"/>
    </style:style>
    <style:style style:name="ro1-2499" style:family="table-row">
      <style:table-row-properties style:row-height="0.446cm" fo:break-before="auto" style:use-optimal-row-height="false"/>
    </style:style>
    <style:style style:name="ro1-2500" style:family="table-row">
      <style:table-row-properties style:row-height="0.446cm" fo:break-before="auto" style:use-optimal-row-height="false"/>
    </style:style>
    <style:style style:name="ro1-2501" style:family="table-row">
      <style:table-row-properties style:row-height="0.446cm" fo:break-before="auto" style:use-optimal-row-height="false"/>
    </style:style>
    <style:style style:name="ro1-2502" style:family="table-row">
      <style:table-row-properties style:row-height="0.446cm" fo:break-before="auto" style:use-optimal-row-height="false"/>
    </style:style>
    <style:style style:name="ro1-2503" style:family="table-row">
      <style:table-row-properties style:row-height="0.446cm" fo:break-before="auto" style:use-optimal-row-height="false"/>
    </style:style>
    <style:style style:name="ro1-2504" style:family="table-row">
      <style:table-row-properties style:row-height="0.446cm" fo:break-before="auto" style:use-optimal-row-height="false"/>
    </style:style>
    <style:style style:name="ro1-2505" style:family="table-row">
      <style:table-row-properties style:row-height="0.446cm" fo:break-before="auto" style:use-optimal-row-height="false"/>
    </style:style>
    <style:style style:name="ro1-2506" style:family="table-row">
      <style:table-row-properties style:row-height="0.446cm" fo:break-before="auto" style:use-optimal-row-height="false"/>
    </style:style>
    <style:style style:name="ro1-2507" style:family="table-row">
      <style:table-row-properties style:row-height="0.446cm" fo:break-before="auto" style:use-optimal-row-height="false"/>
    </style:style>
    <style:style style:name="ro1-2508" style:family="table-row">
      <style:table-row-properties style:row-height="0.446cm" fo:break-before="auto" style:use-optimal-row-height="false"/>
    </style:style>
    <style:style style:name="ro1-2509" style:family="table-row">
      <style:table-row-properties style:row-height="0.446cm" fo:break-before="auto" style:use-optimal-row-height="false"/>
    </style:style>
    <style:style style:name="ro1-2510" style:family="table-row">
      <style:table-row-properties style:row-height="0.446cm" fo:break-before="auto" style:use-optimal-row-height="false"/>
    </style:style>
    <style:style style:name="ro1-2511" style:family="table-row">
      <style:table-row-properties style:row-height="0.446cm" fo:break-before="auto" style:use-optimal-row-height="false"/>
    </style:style>
    <style:style style:name="ro1-2512" style:family="table-row">
      <style:table-row-properties style:row-height="0.446cm" fo:break-before="auto" style:use-optimal-row-height="false"/>
    </style:style>
    <style:style style:name="ro1-2513" style:family="table-row">
      <style:table-row-properties style:row-height="0.446cm" fo:break-before="auto" style:use-optimal-row-height="false"/>
    </style:style>
    <style:style style:name="ro1-2514" style:family="table-row">
      <style:table-row-properties style:row-height="0.446cm" fo:break-before="auto" style:use-optimal-row-height="false"/>
    </style:style>
    <style:style style:name="ro1-2515" style:family="table-row">
      <style:table-row-properties style:row-height="0.446cm" fo:break-before="auto" style:use-optimal-row-height="false"/>
    </style:style>
    <style:style style:name="ro1-2516" style:family="table-row">
      <style:table-row-properties style:row-height="0.446cm" fo:break-before="auto" style:use-optimal-row-height="false"/>
    </style:style>
    <style:style style:name="ro1-2517" style:family="table-row">
      <style:table-row-properties style:row-height="0.446cm" fo:break-before="auto" style:use-optimal-row-height="false"/>
    </style:style>
    <style:style style:name="ro1-2518" style:family="table-row">
      <style:table-row-properties style:row-height="0.446cm" fo:break-before="auto" style:use-optimal-row-height="false"/>
    </style:style>
    <style:style style:name="ro1-2519" style:family="table-row">
      <style:table-row-properties style:row-height="0.446cm" fo:break-before="auto" style:use-optimal-row-height="false"/>
    </style:style>
    <style:style style:name="ro1-2520" style:family="table-row">
      <style:table-row-properties style:row-height="0.446cm" fo:break-before="auto" style:use-optimal-row-height="false"/>
    </style:style>
    <style:style style:name="ro1-2521" style:family="table-row">
      <style:table-row-properties style:row-height="0.446cm" fo:break-before="auto" style:use-optimal-row-height="false"/>
    </style:style>
    <style:style style:name="ro1-2522" style:family="table-row">
      <style:table-row-properties style:row-height="0.446cm" fo:break-before="auto" style:use-optimal-row-height="false"/>
    </style:style>
    <style:style style:name="ro1-2523" style:family="table-row">
      <style:table-row-properties style:row-height="0.446cm" fo:break-before="auto" style:use-optimal-row-height="false"/>
    </style:style>
    <style:style style:name="ro1-2524" style:family="table-row">
      <style:table-row-properties style:row-height="0.446cm" fo:break-before="auto" style:use-optimal-row-height="false"/>
    </style:style>
    <style:style style:name="ro1-2525" style:family="table-row">
      <style:table-row-properties style:row-height="0.446cm" fo:break-before="auto" style:use-optimal-row-height="false"/>
    </style:style>
    <style:style style:name="ro1-2526" style:family="table-row">
      <style:table-row-properties style:row-height="0.446cm" fo:break-before="auto" style:use-optimal-row-height="false"/>
    </style:style>
    <style:style style:name="ro1-2527" style:family="table-row">
      <style:table-row-properties style:row-height="0.446cm" fo:break-before="auto" style:use-optimal-row-height="false"/>
    </style:style>
    <style:style style:name="ro1-2528" style:family="table-row">
      <style:table-row-properties style:row-height="0.446cm" fo:break-before="auto" style:use-optimal-row-height="false"/>
    </style:style>
    <style:style style:name="ro1-2529" style:family="table-row">
      <style:table-row-properties style:row-height="0.446cm" fo:break-before="auto" style:use-optimal-row-height="false"/>
    </style:style>
    <style:style style:name="ro1-2530" style:family="table-row">
      <style:table-row-properties style:row-height="0.446cm" fo:break-before="auto" style:use-optimal-row-height="false"/>
    </style:style>
    <style:style style:name="ro1-2531" style:family="table-row">
      <style:table-row-properties style:row-height="0.446cm" fo:break-before="auto" style:use-optimal-row-height="false"/>
    </style:style>
    <style:style style:name="ro1-2532" style:family="table-row">
      <style:table-row-properties style:row-height="0.446cm" fo:break-before="auto" style:use-optimal-row-height="false"/>
    </style:style>
    <style:style style:name="ro1-2533" style:family="table-row">
      <style:table-row-properties style:row-height="0.446cm" fo:break-before="auto" style:use-optimal-row-height="false"/>
    </style:style>
    <style:style style:name="ro1-2534" style:family="table-row">
      <style:table-row-properties style:row-height="0.446cm" fo:break-before="auto" style:use-optimal-row-height="false"/>
    </style:style>
    <style:style style:name="ro1-2535" style:family="table-row">
      <style:table-row-properties style:row-height="0.446cm" fo:break-before="auto" style:use-optimal-row-height="false"/>
    </style:style>
    <style:style style:name="ro1-2536" style:family="table-row">
      <style:table-row-properties style:row-height="0.446cm" fo:break-before="auto" style:use-optimal-row-height="false"/>
    </style:style>
    <style:style style:name="ro1-2537" style:family="table-row">
      <style:table-row-properties style:row-height="0.446cm" fo:break-before="auto" style:use-optimal-row-height="false"/>
    </style:style>
    <style:style style:name="ro1-2538" style:family="table-row">
      <style:table-row-properties style:row-height="0.446cm" fo:break-before="auto" style:use-optimal-row-height="false"/>
    </style:style>
    <style:style style:name="ro1-2539" style:family="table-row">
      <style:table-row-properties style:row-height="0.446cm" fo:break-before="auto" style:use-optimal-row-height="false"/>
    </style:style>
    <style:style style:name="ro1-2540" style:family="table-row">
      <style:table-row-properties style:row-height="0.446cm" fo:break-before="auto" style:use-optimal-row-height="false"/>
    </style:style>
    <style:style style:name="ro1-2541" style:family="table-row">
      <style:table-row-properties style:row-height="0.848cm" fo:break-before="auto" style:use-optimal-row-height="false"/>
    </style:style>
    <style:style style:name="ro1-2542" style:family="table-row">
      <style:table-row-properties style:row-height="0.446cm" fo:break-before="auto" style:use-optimal-row-height="false"/>
    </style:style>
    <style:style style:name="ro1-2543" style:family="table-row">
      <style:table-row-properties style:row-height="0.446cm" fo:break-before="auto" style:use-optimal-row-height="false"/>
    </style:style>
    <style:style style:name="ro1-2544" style:family="table-row">
      <style:table-row-properties style:row-height="0.446cm" fo:break-before="auto" style:use-optimal-row-height="false"/>
    </style:style>
    <style:style style:name="ro1-2545" style:family="table-row">
      <style:table-row-properties style:row-height="0.446cm" fo:break-before="auto" style:use-optimal-row-height="false"/>
    </style:style>
    <style:style style:name="ro1-2546" style:family="table-row">
      <style:table-row-properties style:row-height="0.446cm" fo:break-before="auto" style:use-optimal-row-height="false"/>
    </style:style>
    <style:style style:name="ro1-2547" style:family="table-row">
      <style:table-row-properties style:row-height="0.446cm" fo:break-before="auto" style:use-optimal-row-height="false"/>
    </style:style>
    <style:style style:name="ro1-2548" style:family="table-row">
      <style:table-row-properties style:row-height="0.446cm" fo:break-before="auto" style:use-optimal-row-height="false"/>
    </style:style>
    <style:style style:name="ro1-2549" style:family="table-row">
      <style:table-row-properties style:row-height="0.446cm" fo:break-before="auto" style:use-optimal-row-height="false"/>
    </style:style>
    <style:style style:name="ro1-2550" style:family="table-row">
      <style:table-row-properties style:row-height="0.446cm" fo:break-before="auto" style:use-optimal-row-height="false"/>
    </style:style>
    <style:style style:name="ro1-2551" style:family="table-row">
      <style:table-row-properties style:row-height="0.446cm" fo:break-before="auto" style:use-optimal-row-height="false"/>
    </style:style>
    <style:style style:name="ro1-2552" style:family="table-row">
      <style:table-row-properties style:row-height="0.446cm" fo:break-before="auto" style:use-optimal-row-height="false"/>
    </style:style>
    <style:style style:name="ro1-2553" style:family="table-row">
      <style:table-row-properties style:row-height="0.446cm" fo:break-before="auto" style:use-optimal-row-height="false"/>
    </style:style>
    <style:style style:name="ro1-2554" style:family="table-row">
      <style:table-row-properties style:row-height="0.446cm" fo:break-before="auto" style:use-optimal-row-height="false"/>
    </style:style>
    <style:style style:name="ro1-2555" style:family="table-row">
      <style:table-row-properties style:row-height="0.848cm" fo:break-before="auto" style:use-optimal-row-height="false"/>
    </style:style>
    <style:style style:name="ro1-2556" style:family="table-row">
      <style:table-row-properties style:row-height="0.848cm" fo:break-before="auto" style:use-optimal-row-height="false"/>
    </style:style>
    <style:style style:name="ro1-2557" style:family="table-row">
      <style:table-row-properties style:row-height="0.446cm" fo:break-before="auto" style:use-optimal-row-height="false"/>
    </style:style>
    <style:style style:name="ro1-2558" style:family="table-row">
      <style:table-row-properties style:row-height="0.446cm" fo:break-before="auto" style:use-optimal-row-height="false"/>
    </style:style>
    <style:style style:name="ro1-2559" style:family="table-row">
      <style:table-row-properties style:row-height="0.446cm" fo:break-before="auto" style:use-optimal-row-height="false"/>
    </style:style>
    <style:style style:name="ro1-2560" style:family="table-row">
      <style:table-row-properties style:row-height="0.446cm" fo:break-before="auto" style:use-optimal-row-height="false"/>
    </style:style>
    <style:style style:name="ro1-2561" style:family="table-row">
      <style:table-row-properties style:row-height="0.446cm" fo:break-before="auto" style:use-optimal-row-height="false"/>
    </style:style>
    <style:style style:name="ro1-2562" style:family="table-row">
      <style:table-row-properties style:row-height="0.446cm" fo:break-before="auto" style:use-optimal-row-height="false"/>
    </style:style>
    <style:style style:name="ro1-2563" style:family="table-row">
      <style:table-row-properties style:row-height="0.446cm" fo:break-before="auto" style:use-optimal-row-height="false"/>
    </style:style>
    <style:style style:name="ro1-2564" style:family="table-row">
      <style:table-row-properties style:row-height="0.446cm" fo:break-before="auto" style:use-optimal-row-height="false"/>
    </style:style>
    <style:style style:name="ro1-2565" style:family="table-row">
      <style:table-row-properties style:row-height="0.446cm" fo:break-before="auto" style:use-optimal-row-height="false"/>
    </style:style>
    <style:style style:name="ro1-2566" style:family="table-row">
      <style:table-row-properties style:row-height="0.446cm" fo:break-before="auto" style:use-optimal-row-height="false"/>
    </style:style>
    <style:style style:name="ro1-2567" style:family="table-row">
      <style:table-row-properties style:row-height="0.446cm" fo:break-before="auto" style:use-optimal-row-height="false"/>
    </style:style>
    <style:style style:name="ro1-2568" style:family="table-row">
      <style:table-row-properties style:row-height="0.446cm" fo:break-before="auto" style:use-optimal-row-height="false"/>
    </style:style>
    <style:style style:name="ro1-2569" style:family="table-row">
      <style:table-row-properties style:row-height="0.446cm" fo:break-before="auto" style:use-optimal-row-height="false"/>
    </style:style>
    <style:style style:name="ro1-2570" style:family="table-row">
      <style:table-row-properties style:row-height="0.446cm" fo:break-before="auto" style:use-optimal-row-height="false"/>
    </style:style>
    <style:style style:name="ro1-2571" style:family="table-row">
      <style:table-row-properties style:row-height="0.446cm" fo:break-before="auto" style:use-optimal-row-height="false"/>
    </style:style>
    <style:style style:name="ro1-2572" style:family="table-row">
      <style:table-row-properties style:row-height="0.446cm" fo:break-before="auto" style:use-optimal-row-height="false"/>
    </style:style>
    <style:style style:name="ro1-2573" style:family="table-row">
      <style:table-row-properties style:row-height="0.446cm" fo:break-before="auto" style:use-optimal-row-height="false"/>
    </style:style>
    <style:style style:name="ro1-2574" style:family="table-row">
      <style:table-row-properties style:row-height="0.446cm" fo:break-before="auto" style:use-optimal-row-height="false"/>
    </style:style>
    <style:style style:name="ro1-2575" style:family="table-row">
      <style:table-row-properties style:row-height="0.446cm" fo:break-before="auto" style:use-optimal-row-height="false"/>
    </style:style>
    <style:style style:name="ro1-2576" style:family="table-row">
      <style:table-row-properties style:row-height="0.446cm" fo:break-before="auto" style:use-optimal-row-height="false"/>
    </style:style>
    <style:style style:name="ro1-2577" style:family="table-row">
      <style:table-row-properties style:row-height="0.446cm" fo:break-before="auto" style:use-optimal-row-height="false"/>
    </style:style>
    <style:style style:name="ro1-2578" style:family="table-row">
      <style:table-row-properties style:row-height="0.446cm" fo:break-before="auto" style:use-optimal-row-height="false"/>
    </style:style>
    <style:style style:name="ro1-2579" style:family="table-row">
      <style:table-row-properties style:row-height="0.446cm" fo:break-before="auto" style:use-optimal-row-height="false"/>
    </style:style>
    <style:style style:name="ro1-2580" style:family="table-row">
      <style:table-row-properties style:row-height="0.446cm" fo:break-before="auto" style:use-optimal-row-height="false"/>
    </style:style>
    <style:style style:name="ro1-2581" style:family="table-row">
      <style:table-row-properties style:row-height="0.446cm" fo:break-before="auto" style:use-optimal-row-height="false"/>
    </style:style>
    <style:style style:name="ro1-2582" style:family="table-row">
      <style:table-row-properties style:row-height="0.446cm" fo:break-before="auto" style:use-optimal-row-height="false"/>
    </style:style>
    <style:style style:name="ro1-2583" style:family="table-row">
      <style:table-row-properties style:row-height="0.446cm" fo:break-before="auto" style:use-optimal-row-height="false"/>
    </style:style>
    <style:style style:name="ro1-2584" style:family="table-row">
      <style:table-row-properties style:row-height="0.446cm" fo:break-before="auto" style:use-optimal-row-height="false"/>
    </style:style>
    <style:style style:name="ro1-2585" style:family="table-row">
      <style:table-row-properties style:row-height="0.446cm" fo:break-before="auto" style:use-optimal-row-height="false"/>
    </style:style>
    <style:style style:name="ro1-2586" style:family="table-row">
      <style:table-row-properties style:row-height="0.446cm" fo:break-before="auto" style:use-optimal-row-height="false"/>
    </style:style>
    <style:style style:name="ro1-2587" style:family="table-row">
      <style:table-row-properties style:row-height="0.446cm" fo:break-before="auto" style:use-optimal-row-height="false"/>
    </style:style>
    <style:style style:name="ro1-2588" style:family="table-row">
      <style:table-row-properties style:row-height="0.446cm" fo:break-before="auto" style:use-optimal-row-height="false"/>
    </style:style>
    <style:style style:name="ro1-2589" style:family="table-row">
      <style:table-row-properties style:row-height="0.446cm" fo:break-before="auto" style:use-optimal-row-height="false"/>
    </style:style>
    <style:style style:name="ro1-2590" style:family="table-row">
      <style:table-row-properties style:row-height="0.446cm" fo:break-before="auto" style:use-optimal-row-height="false"/>
    </style:style>
    <style:style style:name="ro1-2591" style:family="table-row">
      <style:table-row-properties style:row-height="0.446cm" fo:break-before="auto" style:use-optimal-row-height="false"/>
    </style:style>
    <style:style style:name="ro1-2592" style:family="table-row">
      <style:table-row-properties style:row-height="0.446cm" fo:break-before="auto" style:use-optimal-row-height="false"/>
    </style:style>
    <style:style style:name="ro1-2593" style:family="table-row">
      <style:table-row-properties style:row-height="0.446cm" fo:break-before="auto" style:use-optimal-row-height="false"/>
    </style:style>
    <style:style style:name="ro1-2594" style:family="table-row">
      <style:table-row-properties style:row-height="0.446cm" fo:break-before="auto" style:use-optimal-row-height="false"/>
    </style:style>
    <style:style style:name="ro1-2595" style:family="table-row">
      <style:table-row-properties style:row-height="0.446cm" fo:break-before="auto" style:use-optimal-row-height="false"/>
    </style:style>
    <style:style style:name="ro1-2596" style:family="table-row">
      <style:table-row-properties style:row-height="0.446cm" fo:break-before="auto" style:use-optimal-row-height="false"/>
    </style:style>
    <style:style style:name="ro1-2597" style:family="table-row">
      <style:table-row-properties style:row-height="0.446cm" fo:break-before="auto" style:use-optimal-row-height="false"/>
    </style:style>
    <style:style style:name="ro1-2598" style:family="table-row">
      <style:table-row-properties style:row-height="0.446cm" fo:break-before="auto" style:use-optimal-row-height="false"/>
    </style:style>
    <style:style style:name="ro1-2599" style:family="table-row">
      <style:table-row-properties style:row-height="0.446cm" fo:break-before="auto" style:use-optimal-row-height="false"/>
    </style:style>
    <style:style style:name="ro1-2600" style:family="table-row">
      <style:table-row-properties style:row-height="0.446cm" fo:break-before="auto" style:use-optimal-row-height="false"/>
    </style:style>
    <style:style style:name="ro1-2601" style:family="table-row">
      <style:table-row-properties style:row-height="0.446cm" fo:break-before="auto" style:use-optimal-row-height="false"/>
    </style:style>
    <style:style style:name="ro1-2602" style:family="table-row">
      <style:table-row-properties style:row-height="0.446cm" fo:break-before="auto" style:use-optimal-row-height="false"/>
    </style:style>
    <style:style style:name="ro1-2603" style:family="table-row">
      <style:table-row-properties style:row-height="0.446cm" fo:break-before="auto" style:use-optimal-row-height="false"/>
    </style:style>
    <style:style style:name="ro1-2604" style:family="table-row">
      <style:table-row-properties style:row-height="0.446cm" fo:break-before="auto" style:use-optimal-row-height="false"/>
    </style:style>
    <style:style style:name="ro1-2605" style:family="table-row">
      <style:table-row-properties style:row-height="0.446cm" fo:break-before="auto" style:use-optimal-row-height="false"/>
    </style:style>
    <style:style style:name="ro1-2606" style:family="table-row">
      <style:table-row-properties style:row-height="0.446cm" fo:break-before="auto" style:use-optimal-row-height="false"/>
    </style:style>
    <style:style style:name="ro1-2607" style:family="table-row">
      <style:table-row-properties style:row-height="0.446cm" fo:break-before="auto" style:use-optimal-row-height="false"/>
    </style:style>
    <style:style style:name="ro1-2608" style:family="table-row">
      <style:table-row-properties style:row-height="0.446cm" fo:break-before="auto" style:use-optimal-row-height="false"/>
    </style:style>
    <style:style style:name="ro1-2609" style:family="table-row">
      <style:table-row-properties style:row-height="0.446cm" fo:break-before="auto" style:use-optimal-row-height="false"/>
    </style:style>
    <style:style style:name="ro1-2610" style:family="table-row">
      <style:table-row-properties style:row-height="0.446cm" fo:break-before="auto" style:use-optimal-row-height="false"/>
    </style:style>
    <style:style style:name="ro1-2611" style:family="table-row">
      <style:table-row-properties style:row-height="0.446cm" fo:break-before="auto" style:use-optimal-row-height="false"/>
    </style:style>
    <style:style style:name="ro1-2612" style:family="table-row">
      <style:table-row-properties style:row-height="0.446cm" fo:break-before="auto" style:use-optimal-row-height="false"/>
    </style:style>
    <style:style style:name="ro1-2613" style:family="table-row">
      <style:table-row-properties style:row-height="0.446cm" fo:break-before="auto" style:use-optimal-row-height="false"/>
    </style:style>
    <style:style style:name="ro1-2614" style:family="table-row">
      <style:table-row-properties style:row-height="0.446cm" fo:break-before="auto" style:use-optimal-row-height="false"/>
    </style:style>
    <style:style style:name="ro1-2615" style:family="table-row">
      <style:table-row-properties style:row-height="0.446cm" fo:break-before="auto" style:use-optimal-row-height="false"/>
    </style:style>
    <style:style style:name="ro1-2616" style:family="table-row">
      <style:table-row-properties style:row-height="0.446cm" fo:break-before="auto" style:use-optimal-row-height="false"/>
    </style:style>
    <style:style style:name="ro1-2617" style:family="table-row">
      <style:table-row-properties style:row-height="0.446cm" fo:break-before="auto" style:use-optimal-row-height="false"/>
    </style:style>
    <style:style style:name="ro1-2618" style:family="table-row">
      <style:table-row-properties style:row-height="0.446cm" fo:break-before="auto" style:use-optimal-row-height="false"/>
    </style:style>
    <style:style style:name="ro1-2619" style:family="table-row">
      <style:table-row-properties style:row-height="0.446cm" fo:break-before="auto" style:use-optimal-row-height="false"/>
    </style:style>
    <style:style style:name="ro1-2620" style:family="table-row">
      <style:table-row-properties style:row-height="0.446cm" fo:break-before="auto" style:use-optimal-row-height="false"/>
    </style:style>
    <style:style style:name="ro1-2621" style:family="table-row">
      <style:table-row-properties style:row-height="0.446cm" fo:break-before="auto" style:use-optimal-row-height="false"/>
    </style:style>
    <style:style style:name="ro1-2622" style:family="table-row">
      <style:table-row-properties style:row-height="0.446cm" fo:break-before="auto" style:use-optimal-row-height="false"/>
    </style:style>
    <style:style style:name="ro1-2623" style:family="table-row">
      <style:table-row-properties style:row-height="0.446cm" fo:break-before="auto" style:use-optimal-row-height="false"/>
    </style:style>
    <style:style style:name="ro1-2624" style:family="table-row">
      <style:table-row-properties style:row-height="0.446cm" fo:break-before="auto" style:use-optimal-row-height="false"/>
    </style:style>
    <style:style style:name="ro1-2625" style:family="table-row">
      <style:table-row-properties style:row-height="0.446cm" fo:break-before="auto" style:use-optimal-row-height="false"/>
    </style:style>
    <style:style style:name="ro1-2626" style:family="table-row">
      <style:table-row-properties style:row-height="0.446cm" fo:break-before="auto" style:use-optimal-row-height="false"/>
    </style:style>
    <style:style style:name="ro1-2627" style:family="table-row">
      <style:table-row-properties style:row-height="0.446cm" fo:break-before="auto" style:use-optimal-row-height="false"/>
    </style:style>
    <style:style style:name="ro1-2628" style:family="table-row">
      <style:table-row-properties style:row-height="0.446cm" fo:break-before="auto" style:use-optimal-row-height="false"/>
    </style:style>
    <style:style style:name="ro1-2629" style:family="table-row">
      <style:table-row-properties style:row-height="0.446cm" fo:break-before="auto" style:use-optimal-row-height="false"/>
    </style:style>
    <style:style style:name="ro1-2630" style:family="table-row">
      <style:table-row-properties style:row-height="0.446cm" fo:break-before="auto" style:use-optimal-row-height="false"/>
    </style:style>
    <style:style style:name="ro1-2631" style:family="table-row">
      <style:table-row-properties style:row-height="0.446cm" fo:break-before="auto" style:use-optimal-row-height="false"/>
    </style:style>
    <style:style style:name="ro1-2632" style:family="table-row">
      <style:table-row-properties style:row-height="0.446cm" fo:break-before="auto" style:use-optimal-row-height="false"/>
    </style:style>
    <style:style style:name="ro1-2633" style:family="table-row">
      <style:table-row-properties style:row-height="0.446cm" fo:break-before="auto" style:use-optimal-row-height="false"/>
    </style:style>
    <style:style style:name="ro1-2634" style:family="table-row">
      <style:table-row-properties style:row-height="0.446cm" fo:break-before="auto" style:use-optimal-row-height="false"/>
    </style:style>
    <style:style style:name="ro1-2635" style:family="table-row">
      <style:table-row-properties style:row-height="0.446cm" fo:break-before="auto" style:use-optimal-row-height="false"/>
    </style:style>
    <style:style style:name="ro1-2636" style:family="table-row">
      <style:table-row-properties style:row-height="0.446cm" fo:break-before="auto" style:use-optimal-row-height="false"/>
    </style:style>
    <style:style style:name="ro1-2637" style:family="table-row">
      <style:table-row-properties style:row-height="0.446cm" fo:break-before="auto" style:use-optimal-row-height="false"/>
    </style:style>
    <style:style style:name="ro1-2638" style:family="table-row">
      <style:table-row-properties style:row-height="0.446cm" fo:break-before="auto" style:use-optimal-row-height="false"/>
    </style:style>
    <style:style style:name="ro1-2639" style:family="table-row">
      <style:table-row-properties style:row-height="0.446cm" fo:break-before="auto" style:use-optimal-row-height="false"/>
    </style:style>
    <style:style style:name="ro1-2640" style:family="table-row">
      <style:table-row-properties style:row-height="0.446cm" fo:break-before="auto" style:use-optimal-row-height="false"/>
    </style:style>
    <style:style style:name="ro1-2641" style:family="table-row">
      <style:table-row-properties style:row-height="0.446cm" fo:break-before="auto" style:use-optimal-row-height="false"/>
    </style:style>
    <style:style style:name="ro1-2642" style:family="table-row">
      <style:table-row-properties style:row-height="0.446cm" fo:break-before="auto" style:use-optimal-row-height="false"/>
    </style:style>
    <style:style style:name="ro1-2643" style:family="table-row">
      <style:table-row-properties style:row-height="0.446cm" fo:break-before="auto" style:use-optimal-row-height="false"/>
    </style:style>
    <style:style style:name="ro1-2644" style:family="table-row">
      <style:table-row-properties style:row-height="0.446cm" fo:break-before="auto" style:use-optimal-row-height="false"/>
    </style:style>
    <style:style style:name="ro1-2645" style:family="table-row">
      <style:table-row-properties style:row-height="0.446cm" fo:break-before="auto" style:use-optimal-row-height="false"/>
    </style:style>
    <style:style style:name="ro1-2646" style:family="table-row">
      <style:table-row-properties style:row-height="0.446cm" fo:break-before="auto" style:use-optimal-row-height="false"/>
    </style:style>
    <style:style style:name="ro1-2647" style:family="table-row">
      <style:table-row-properties style:row-height="0.446cm" fo:break-before="auto" style:use-optimal-row-height="false"/>
    </style:style>
    <style:style style:name="ro1-2648" style:family="table-row">
      <style:table-row-properties style:row-height="0.446cm" fo:break-before="auto" style:use-optimal-row-height="false"/>
    </style:style>
    <style:style style:name="ro1-2649" style:family="table-row">
      <style:table-row-properties style:row-height="0.446cm" fo:break-before="auto" style:use-optimal-row-height="false"/>
    </style:style>
    <style:style style:name="ro1-2650" style:family="table-row">
      <style:table-row-properties style:row-height="0.446cm" fo:break-before="auto" style:use-optimal-row-height="false"/>
    </style:style>
    <style:style style:name="ro1-2651" style:family="table-row">
      <style:table-row-properties style:row-height="0.446cm" fo:break-before="auto" style:use-optimal-row-height="false"/>
    </style:style>
    <style:style style:name="ro1-2652" style:family="table-row">
      <style:table-row-properties style:row-height="0.446cm" fo:break-before="auto" style:use-optimal-row-height="false"/>
    </style:style>
    <style:style style:name="ro1-2653" style:family="table-row">
      <style:table-row-properties style:row-height="0.446cm" fo:break-before="auto" style:use-optimal-row-height="false"/>
    </style:style>
    <style:style style:name="ro1-2654" style:family="table-row">
      <style:table-row-properties style:row-height="0.446cm" fo:break-before="auto" style:use-optimal-row-height="false"/>
    </style:style>
    <style:style style:name="ro1-2655" style:family="table-row">
      <style:table-row-properties style:row-height="0.446cm" fo:break-before="auto" style:use-optimal-row-height="false"/>
    </style:style>
    <style:style style:name="ro1-2656" style:family="table-row">
      <style:table-row-properties style:row-height="0.446cm" fo:break-before="auto" style:use-optimal-row-height="false"/>
    </style:style>
    <style:style style:name="ro1-2657" style:family="table-row">
      <style:table-row-properties style:row-height="0.446cm" fo:break-before="auto" style:use-optimal-row-height="false"/>
    </style:style>
    <style:style style:name="ro1-2658" style:family="table-row">
      <style:table-row-properties style:row-height="0.446cm" fo:break-before="auto" style:use-optimal-row-height="false"/>
    </style:style>
    <style:style style:name="ro1-2659" style:family="table-row">
      <style:table-row-properties style:row-height="0.446cm" fo:break-before="auto" style:use-optimal-row-height="false"/>
    </style:style>
    <style:style style:name="ro1-2660" style:family="table-row">
      <style:table-row-properties style:row-height="0.446cm" fo:break-before="auto" style:use-optimal-row-height="false"/>
    </style:style>
    <style:style style:name="ro1-2661" style:family="table-row">
      <style:table-row-properties style:row-height="0.446cm" fo:break-before="auto" style:use-optimal-row-height="false"/>
    </style:style>
    <style:style style:name="ro1-2662" style:family="table-row">
      <style:table-row-properties style:row-height="0.446cm" fo:break-before="auto" style:use-optimal-row-height="false"/>
    </style:style>
    <style:style style:name="ro1-2663" style:family="table-row">
      <style:table-row-properties style:row-height="0.446cm" fo:break-before="auto" style:use-optimal-row-height="false"/>
    </style:style>
    <style:style style:name="ro1-2664" style:family="table-row">
      <style:table-row-properties style:row-height="0.446cm" fo:break-before="auto" style:use-optimal-row-height="false"/>
    </style:style>
    <style:style style:name="ro1-2665" style:family="table-row">
      <style:table-row-properties style:row-height="0.446cm" fo:break-before="auto" style:use-optimal-row-height="false"/>
    </style:style>
    <style:style style:name="ro1-2666" style:family="table-row">
      <style:table-row-properties style:row-height="0.446cm" fo:break-before="auto" style:use-optimal-row-height="false"/>
    </style:style>
    <style:style style:name="ro1-2667" style:family="table-row">
      <style:table-row-properties style:row-height="0.446cm" fo:break-before="auto" style:use-optimal-row-height="false"/>
    </style:style>
    <style:style style:name="ro1-2668" style:family="table-row">
      <style:table-row-properties style:row-height="0.446cm" fo:break-before="auto" style:use-optimal-row-height="false"/>
    </style:style>
    <style:style style:name="ro1-2669" style:family="table-row">
      <style:table-row-properties style:row-height="0.446cm" fo:break-before="auto" style:use-optimal-row-height="false"/>
    </style:style>
    <style:style style:name="ro1-2670" style:family="table-row">
      <style:table-row-properties style:row-height="0.446cm" fo:break-before="auto" style:use-optimal-row-height="false"/>
    </style:style>
    <style:style style:name="ro1-2671" style:family="table-row">
      <style:table-row-properties style:row-height="0.446cm" fo:break-before="auto" style:use-optimal-row-height="false"/>
    </style:style>
    <style:style style:name="ro1-2672" style:family="table-row">
      <style:table-row-properties style:row-height="0.446cm" fo:break-before="auto" style:use-optimal-row-height="false"/>
    </style:style>
    <style:style style:name="ro1-2673" style:family="table-row">
      <style:table-row-properties style:row-height="0.446cm" fo:break-before="auto" style:use-optimal-row-height="false"/>
    </style:style>
    <style:style style:name="ro1-2674" style:family="table-row">
      <style:table-row-properties style:row-height="0.446cm" fo:break-before="auto" style:use-optimal-row-height="false"/>
    </style:style>
    <style:style style:name="ro1-2675" style:family="table-row">
      <style:table-row-properties style:row-height="0.446cm" fo:break-before="auto" style:use-optimal-row-height="false"/>
    </style:style>
    <style:style style:name="ro1-2676" style:family="table-row">
      <style:table-row-properties style:row-height="0.446cm" fo:break-before="auto" style:use-optimal-row-height="false"/>
    </style:style>
    <style:style style:name="ro1-2677" style:family="table-row">
      <style:table-row-properties style:row-height="0.446cm" fo:break-before="auto" style:use-optimal-row-height="false"/>
    </style:style>
    <style:style style:name="ro1-2678" style:family="table-row">
      <style:table-row-properties style:row-height="0.446cm" fo:break-before="auto" style:use-optimal-row-height="false"/>
    </style:style>
    <style:style style:name="ro1-2679" style:family="table-row">
      <style:table-row-properties style:row-height="0.446cm" fo:break-before="auto" style:use-optimal-row-height="false"/>
    </style:style>
    <style:style style:name="ro1-2680" style:family="table-row">
      <style:table-row-properties style:row-height="0.446cm" fo:break-before="auto" style:use-optimal-row-height="false"/>
    </style:style>
    <style:style style:name="ro1-2681" style:family="table-row">
      <style:table-row-properties style:row-height="0.446cm" fo:break-before="auto" style:use-optimal-row-height="false"/>
    </style:style>
    <style:style style:name="ro1-2682" style:family="table-row">
      <style:table-row-properties style:row-height="0.446cm" fo:break-before="auto" style:use-optimal-row-height="false"/>
    </style:style>
    <style:style style:name="ro1-2683" style:family="table-row">
      <style:table-row-properties style:row-height="0.446cm" fo:break-before="auto" style:use-optimal-row-height="false"/>
    </style:style>
    <style:style style:name="ro1-2684" style:family="table-row">
      <style:table-row-properties style:row-height="0.446cm" fo:break-before="auto" style:use-optimal-row-height="false"/>
    </style:style>
    <style:style style:name="ro1-2685" style:family="table-row">
      <style:table-row-properties style:row-height="0.446cm" fo:break-before="auto" style:use-optimal-row-height="false"/>
    </style:style>
    <style:style style:name="ro1-2686" style:family="table-row">
      <style:table-row-properties style:row-height="0.446cm" fo:break-before="auto" style:use-optimal-row-height="false"/>
    </style:style>
    <style:style style:name="ro1-2687" style:family="table-row">
      <style:table-row-properties style:row-height="0.446cm" fo:break-before="auto" style:use-optimal-row-height="false"/>
    </style:style>
    <style:style style:name="ro1-2688" style:family="table-row">
      <style:table-row-properties style:row-height="0.446cm" fo:break-before="auto" style:use-optimal-row-height="false"/>
    </style:style>
    <style:style style:name="ro1-2689" style:family="table-row">
      <style:table-row-properties style:row-height="0.446cm" fo:break-before="auto" style:use-optimal-row-height="false"/>
    </style:style>
    <style:style style:name="ro1-2690" style:family="table-row">
      <style:table-row-properties style:row-height="0.446cm" fo:break-before="auto" style:use-optimal-row-height="false"/>
    </style:style>
    <style:style style:name="ro1-2691" style:family="table-row">
      <style:table-row-properties style:row-height="0.446cm" fo:break-before="auto" style:use-optimal-row-height="false"/>
    </style:style>
    <style:style style:name="ro1-2692" style:family="table-row">
      <style:table-row-properties style:row-height="0.446cm" fo:break-before="auto" style:use-optimal-row-height="false"/>
    </style:style>
    <style:style style:name="ro1-2693" style:family="table-row">
      <style:table-row-properties style:row-height="0.446cm" fo:break-before="auto" style:use-optimal-row-height="false"/>
    </style:style>
    <style:style style:name="ro1-2694" style:family="table-row">
      <style:table-row-properties style:row-height="0.446cm" fo:break-before="auto" style:use-optimal-row-height="false"/>
    </style:style>
    <style:style style:name="ro1-2695" style:family="table-row">
      <style:table-row-properties style:row-height="0.446cm" fo:break-before="auto" style:use-optimal-row-height="false"/>
    </style:style>
    <style:style style:name="ro1-2696" style:family="table-row">
      <style:table-row-properties style:row-height="0.446cm" fo:break-before="auto" style:use-optimal-row-height="false"/>
    </style:style>
    <style:style style:name="ro1-2697" style:family="table-row">
      <style:table-row-properties style:row-height="0.446cm" fo:break-before="auto" style:use-optimal-row-height="false"/>
    </style:style>
    <style:style style:name="ro1-2698" style:family="table-row">
      <style:table-row-properties style:row-height="0.446cm" fo:break-before="auto" style:use-optimal-row-height="false"/>
    </style:style>
    <style:style style:name="ro1-2699" style:family="table-row">
      <style:table-row-properties style:row-height="0.848cm" fo:break-before="auto" style:use-optimal-row-height="false"/>
    </style:style>
    <style:style style:name="ro1-2700" style:family="table-row">
      <style:table-row-properties style:row-height="0.446cm" fo:break-before="auto" style:use-optimal-row-height="false"/>
    </style:style>
    <style:style style:name="ro1-2701" style:family="table-row">
      <style:table-row-properties style:row-height="0.446cm" fo:break-before="auto" style:use-optimal-row-height="false"/>
    </style:style>
    <style:style style:name="ro1-2702" style:family="table-row">
      <style:table-row-properties style:row-height="0.446cm" fo:break-before="auto" style:use-optimal-row-height="false"/>
    </style:style>
    <style:style style:name="ro1-2703" style:family="table-row">
      <style:table-row-properties style:row-height="0.446cm" fo:break-before="auto" style:use-optimal-row-height="false"/>
    </style:style>
    <style:style style:name="ro1-2704" style:family="table-row">
      <style:table-row-properties style:row-height="0.446cm" fo:break-before="auto" style:use-optimal-row-height="false"/>
    </style:style>
    <style:style style:name="ro1-2705" style:family="table-row">
      <style:table-row-properties style:row-height="0.446cm" fo:break-before="auto" style:use-optimal-row-height="false"/>
    </style:style>
    <style:style style:name="ro1-2706" style:family="table-row">
      <style:table-row-properties style:row-height="0.446cm" fo:break-before="auto" style:use-optimal-row-height="false"/>
    </style:style>
    <style:style style:name="ro1-2707" style:family="table-row">
      <style:table-row-properties style:row-height="0.446cm" fo:break-before="auto" style:use-optimal-row-height="false"/>
    </style:style>
    <style:style style:name="ro1-2708" style:family="table-row">
      <style:table-row-properties style:row-height="0.446cm" fo:break-before="auto" style:use-optimal-row-height="false"/>
    </style:style>
    <style:style style:name="ro1-2709" style:family="table-row">
      <style:table-row-properties style:row-height="0.446cm" fo:break-before="auto" style:use-optimal-row-height="false"/>
    </style:style>
    <style:style style:name="ro1-2710" style:family="table-row">
      <style:table-row-properties style:row-height="0.446cm" fo:break-before="auto" style:use-optimal-row-height="false"/>
    </style:style>
    <style:style style:name="ro1-2711" style:family="table-row">
      <style:table-row-properties style:row-height="0.446cm" fo:break-before="auto" style:use-optimal-row-height="false"/>
    </style:style>
    <style:style style:name="ro1-2712" style:family="table-row">
      <style:table-row-properties style:row-height="0.446cm" fo:break-before="auto" style:use-optimal-row-height="false"/>
    </style:style>
    <style:style style:name="ro1-2713" style:family="table-row">
      <style:table-row-properties style:row-height="0.446cm" fo:break-before="auto" style:use-optimal-row-height="false"/>
    </style:style>
    <style:style style:name="ro1-2714" style:family="table-row">
      <style:table-row-properties style:row-height="0.446cm" fo:break-before="auto" style:use-optimal-row-height="false"/>
    </style:style>
    <style:style style:name="ro1-2715" style:family="table-row">
      <style:table-row-properties style:row-height="0.446cm" fo:break-before="auto" style:use-optimal-row-height="false"/>
    </style:style>
    <style:style style:name="ro1-2716" style:family="table-row">
      <style:table-row-properties style:row-height="0.446cm" fo:break-before="auto" style:use-optimal-row-height="false"/>
    </style:style>
    <style:style style:name="ro1-2717" style:family="table-row">
      <style:table-row-properties style:row-height="0.446cm" fo:break-before="auto" style:use-optimal-row-height="false"/>
    </style:style>
    <style:style style:name="ro1-2718" style:family="table-row">
      <style:table-row-properties style:row-height="0.446cm" fo:break-before="auto" style:use-optimal-row-height="false"/>
    </style:style>
    <style:style style:name="ro1-2719" style:family="table-row">
      <style:table-row-properties style:row-height="0.848cm" fo:break-before="auto" style:use-optimal-row-height="false"/>
    </style:style>
    <style:style style:name="ro1-2720" style:family="table-row">
      <style:table-row-properties style:row-height="0.446cm" fo:break-before="auto" style:use-optimal-row-height="false"/>
    </style:style>
    <style:style style:name="ro1-2721" style:family="table-row">
      <style:table-row-properties style:row-height="0.446cm" fo:break-before="auto" style:use-optimal-row-height="false"/>
    </style:style>
    <style:style style:name="ro1-2722" style:family="table-row">
      <style:table-row-properties style:row-height="0.446cm" fo:break-before="auto" style:use-optimal-row-height="false"/>
    </style:style>
    <style:style style:name="ro1-2723" style:family="table-row">
      <style:table-row-properties style:row-height="0.446cm" fo:break-before="auto" style:use-optimal-row-height="false"/>
    </style:style>
    <style:style style:name="ro1-2724" style:family="table-row">
      <style:table-row-properties style:row-height="0.446cm" fo:break-before="auto" style:use-optimal-row-height="false"/>
    </style:style>
    <style:style style:name="ro1-2725" style:family="table-row">
      <style:table-row-properties style:row-height="0.446cm" fo:break-before="auto" style:use-optimal-row-height="false"/>
    </style:style>
    <style:style style:name="ro1-2726" style:family="table-row">
      <style:table-row-properties style:row-height="0.446cm" fo:break-before="auto" style:use-optimal-row-height="false"/>
    </style:style>
    <style:style style:name="ro1-2727" style:family="table-row">
      <style:table-row-properties style:row-height="0.446cm" fo:break-before="auto" style:use-optimal-row-height="false"/>
    </style:style>
    <style:style style:name="ro1-2728" style:family="table-row">
      <style:table-row-properties style:row-height="0.446cm" fo:break-before="auto" style:use-optimal-row-height="false"/>
    </style:style>
    <style:style style:name="ro1-2729" style:family="table-row">
      <style:table-row-properties style:row-height="0.446cm" fo:break-before="auto" style:use-optimal-row-height="false"/>
    </style:style>
    <style:style style:name="ro1-2730" style:family="table-row">
      <style:table-row-properties style:row-height="0.446cm" fo:break-before="auto" style:use-optimal-row-height="false"/>
    </style:style>
    <style:style style:name="ro1-2731" style:family="table-row">
      <style:table-row-properties style:row-height="0.446cm" fo:break-before="auto" style:use-optimal-row-height="false"/>
    </style:style>
    <style:style style:name="ro1-2732" style:family="table-row">
      <style:table-row-properties style:row-height="0.446cm" fo:break-before="auto" style:use-optimal-row-height="false"/>
    </style:style>
    <style:style style:name="ro1-2733" style:family="table-row">
      <style:table-row-properties style:row-height="0.446cm" fo:break-before="auto" style:use-optimal-row-height="false"/>
    </style:style>
    <style:style style:name="ro1-2734" style:family="table-row">
      <style:table-row-properties style:row-height="0.446cm" fo:break-before="auto" style:use-optimal-row-height="false"/>
    </style:style>
    <style:style style:name="ro1-2735" style:family="table-row">
      <style:table-row-properties style:row-height="0.446cm" fo:break-before="auto" style:use-optimal-row-height="false"/>
    </style:style>
    <style:style style:name="ro1-2736" style:family="table-row">
      <style:table-row-properties style:row-height="0.446cm" fo:break-before="auto" style:use-optimal-row-height="false"/>
    </style:style>
    <style:style style:name="ro1-2737" style:family="table-row">
      <style:table-row-properties style:row-height="0.446cm" fo:break-before="auto" style:use-optimal-row-height="false"/>
    </style:style>
    <style:style style:name="ro1-2738" style:family="table-row">
      <style:table-row-properties style:row-height="0.446cm" fo:break-before="auto" style:use-optimal-row-height="false"/>
    </style:style>
    <style:style style:name="ro1-2739" style:family="table-row">
      <style:table-row-properties style:row-height="0.446cm" fo:break-before="auto" style:use-optimal-row-height="false"/>
    </style:style>
    <style:style style:name="ro1-2740" style:family="table-row">
      <style:table-row-properties style:row-height="0.446cm" fo:break-before="auto" style:use-optimal-row-height="false"/>
    </style:style>
    <style:style style:name="ro1-2741" style:family="table-row">
      <style:table-row-properties style:row-height="0.446cm" fo:break-before="auto" style:use-optimal-row-height="false"/>
    </style:style>
    <style:style style:name="ro1-2742" style:family="table-row">
      <style:table-row-properties style:row-height="0.446cm" fo:break-before="auto" style:use-optimal-row-height="false"/>
    </style:style>
    <style:style style:name="ro1-2743" style:family="table-row">
      <style:table-row-properties style:row-height="0.446cm" fo:break-before="auto" style:use-optimal-row-height="false"/>
    </style:style>
    <style:style style:name="ro1-2744" style:family="table-row">
      <style:table-row-properties style:row-height="0.446cm" fo:break-before="auto" style:use-optimal-row-height="false"/>
    </style:style>
    <style:style style:name="ro1-2745" style:family="table-row">
      <style:table-row-properties style:row-height="0.446cm" fo:break-before="auto" style:use-optimal-row-height="false"/>
    </style:style>
    <style:style style:name="ro1-2746" style:family="table-row">
      <style:table-row-properties style:row-height="0.446cm" fo:break-before="auto" style:use-optimal-row-height="false"/>
    </style:style>
    <style:style style:name="ro1-2747" style:family="table-row">
      <style:table-row-properties style:row-height="0.446cm" fo:break-before="auto" style:use-optimal-row-height="false"/>
    </style:style>
    <style:style style:name="ro1-2748" style:family="table-row">
      <style:table-row-properties style:row-height="0.446cm" fo:break-before="auto" style:use-optimal-row-height="false"/>
    </style:style>
    <style:style style:name="ro1-2749" style:family="table-row">
      <style:table-row-properties style:row-height="0.446cm" fo:break-before="auto" style:use-optimal-row-height="false"/>
    </style:style>
    <style:style style:name="ro1-2750" style:family="table-row">
      <style:table-row-properties style:row-height="0.446cm" fo:break-before="auto" style:use-optimal-row-height="false"/>
    </style:style>
    <style:style style:name="ro1-2751" style:family="table-row">
      <style:table-row-properties style:row-height="0.446cm" fo:break-before="auto" style:use-optimal-row-height="false"/>
    </style:style>
    <style:style style:name="ro1-2752" style:family="table-row">
      <style:table-row-properties style:row-height="0.446cm" fo:break-before="auto" style:use-optimal-row-height="false"/>
    </style:style>
    <style:style style:name="ro1-2753" style:family="table-row">
      <style:table-row-properties style:row-height="0.446cm" fo:break-before="auto" style:use-optimal-row-height="false"/>
    </style:style>
    <style:style style:name="ro1-2754" style:family="table-row">
      <style:table-row-properties style:row-height="0.446cm" fo:break-before="auto" style:use-optimal-row-height="false"/>
    </style:style>
    <style:style style:name="ro1-2755" style:family="table-row">
      <style:table-row-properties style:row-height="0.446cm" fo:break-before="auto" style:use-optimal-row-height="false"/>
    </style:style>
    <style:style style:name="ro1-2756" style:family="table-row">
      <style:table-row-properties style:row-height="0.446cm" fo:break-before="auto" style:use-optimal-row-height="false"/>
    </style:style>
    <style:style style:name="ro1-2757" style:family="table-row">
      <style:table-row-properties style:row-height="0.446cm" fo:break-before="auto" style:use-optimal-row-height="false"/>
    </style:style>
    <style:style style:name="ro1-2758" style:family="table-row">
      <style:table-row-properties style:row-height="0.446cm" fo:break-before="auto" style:use-optimal-row-height="false"/>
    </style:style>
    <style:style style:name="ro1-2759" style:family="table-row">
      <style:table-row-properties style:row-height="0.446cm" fo:break-before="auto" style:use-optimal-row-height="false"/>
    </style:style>
    <style:style style:name="ro1-2760" style:family="table-row">
      <style:table-row-properties style:row-height="0.446cm" fo:break-before="auto" style:use-optimal-row-height="false"/>
    </style:style>
    <style:style style:name="ro1-2761" style:family="table-row">
      <style:table-row-properties style:row-height="0.446cm" fo:break-before="auto" style:use-optimal-row-height="false"/>
    </style:style>
    <style:style style:name="ro1-2762" style:family="table-row">
      <style:table-row-properties style:row-height="0.446cm" fo:break-before="auto" style:use-optimal-row-height="false"/>
    </style:style>
    <style:style style:name="ro1-2763" style:family="table-row">
      <style:table-row-properties style:row-height="0.446cm" fo:break-before="auto" style:use-optimal-row-height="false"/>
    </style:style>
    <style:style style:name="ro1-2764" style:family="table-row">
      <style:table-row-properties style:row-height="0.446cm" fo:break-before="auto" style:use-optimal-row-height="false"/>
    </style:style>
    <style:style style:name="ro1-2765" style:family="table-row">
      <style:table-row-properties style:row-height="0.446cm" fo:break-before="auto" style:use-optimal-row-height="false"/>
    </style:style>
    <style:style style:name="ro1-2766" style:family="table-row">
      <style:table-row-properties style:row-height="0.446cm" fo:break-before="auto" style:use-optimal-row-height="false"/>
    </style:style>
    <style:style style:name="ro1-2767" style:family="table-row">
      <style:table-row-properties style:row-height="0.446cm" fo:break-before="auto" style:use-optimal-row-height="false"/>
    </style:style>
    <style:style style:name="ro1-2768" style:family="table-row">
      <style:table-row-properties style:row-height="0.446cm" fo:break-before="auto" style:use-optimal-row-height="false"/>
    </style:style>
    <style:style style:name="ro1-2769" style:family="table-row">
      <style:table-row-properties style:row-height="0.446cm" fo:break-before="auto" style:use-optimal-row-height="false"/>
    </style:style>
    <style:style style:name="ro1-2770" style:family="table-row">
      <style:table-row-properties style:row-height="0.446cm" fo:break-before="auto" style:use-optimal-row-height="false"/>
    </style:style>
    <style:style style:name="ro1-2771" style:family="table-row">
      <style:table-row-properties style:row-height="0.446cm" fo:break-before="auto" style:use-optimal-row-height="false"/>
    </style:style>
    <style:style style:name="ro1-2772" style:family="table-row">
      <style:table-row-properties style:row-height="0.446cm" fo:break-before="auto" style:use-optimal-row-height="false"/>
    </style:style>
    <style:style style:name="ro1-2773" style:family="table-row">
      <style:table-row-properties style:row-height="0.446cm" fo:break-before="auto" style:use-optimal-row-height="false"/>
    </style:style>
    <style:style style:name="ro1-2774" style:family="table-row">
      <style:table-row-properties style:row-height="0.446cm" fo:break-before="auto" style:use-optimal-row-height="false"/>
    </style:style>
    <style:style style:name="ro1-2775" style:family="table-row">
      <style:table-row-properties style:row-height="0.446cm" fo:break-before="auto" style:use-optimal-row-height="false"/>
    </style:style>
    <style:style style:name="ro1-2776" style:family="table-row">
      <style:table-row-properties style:row-height="0.446cm" fo:break-before="auto" style:use-optimal-row-height="false"/>
    </style:style>
    <style:style style:name="ro1-2777" style:family="table-row">
      <style:table-row-properties style:row-height="0.446cm" fo:break-before="auto" style:use-optimal-row-height="false"/>
    </style:style>
    <style:style style:name="ro1-2778" style:family="table-row">
      <style:table-row-properties style:row-height="0.446cm" fo:break-before="auto" style:use-optimal-row-height="false"/>
    </style:style>
    <style:style style:name="ro1-2779" style:family="table-row">
      <style:table-row-properties style:row-height="0.446cm" fo:break-before="auto" style:use-optimal-row-height="false"/>
    </style:style>
    <style:style style:name="ro1-2780" style:family="table-row">
      <style:table-row-properties style:row-height="0.446cm" fo:break-before="auto" style:use-optimal-row-height="false"/>
    </style:style>
    <style:style style:name="ro1-2781" style:family="table-row">
      <style:table-row-properties style:row-height="0.446cm" fo:break-before="auto" style:use-optimal-row-height="false"/>
    </style:style>
    <style:style style:name="ro1-2782" style:family="table-row">
      <style:table-row-properties style:row-height="0.446cm" fo:break-before="auto" style:use-optimal-row-height="false"/>
    </style:style>
    <style:style style:name="ro1-2783" style:family="table-row">
      <style:table-row-properties style:row-height="0.446cm" fo:break-before="auto" style:use-optimal-row-height="false"/>
    </style:style>
    <style:style style:name="ro1-2784" style:family="table-row">
      <style:table-row-properties style:row-height="0.446cm" fo:break-before="auto" style:use-optimal-row-height="false"/>
    </style:style>
    <style:style style:name="ro1-2785" style:family="table-row">
      <style:table-row-properties style:row-height="0.446cm" fo:break-before="auto" style:use-optimal-row-height="false"/>
    </style:style>
    <style:style style:name="ro1-2786" style:family="table-row">
      <style:table-row-properties style:row-height="0.446cm" fo:break-before="auto" style:use-optimal-row-height="false"/>
    </style:style>
    <style:style style:name="ro1-2787" style:family="table-row">
      <style:table-row-properties style:row-height="0.446cm" fo:break-before="auto" style:use-optimal-row-height="false"/>
    </style:style>
    <style:style style:name="ro1-2788" style:family="table-row">
      <style:table-row-properties style:row-height="0.446cm" fo:break-before="auto" style:use-optimal-row-height="false"/>
    </style:style>
    <style:style style:name="ro1-2789" style:family="table-row">
      <style:table-row-properties style:row-height="0.446cm" fo:break-before="auto" style:use-optimal-row-height="false"/>
    </style:style>
    <style:style style:name="ro1-2790" style:family="table-row">
      <style:table-row-properties style:row-height="0.446cm" fo:break-before="auto" style:use-optimal-row-height="false"/>
    </style:style>
    <style:style style:name="ro1-2791" style:family="table-row">
      <style:table-row-properties style:row-height="0.446cm" fo:break-before="auto" style:use-optimal-row-height="false"/>
    </style:style>
    <style:style style:name="ro1-2792" style:family="table-row">
      <style:table-row-properties style:row-height="0.446cm" fo:break-before="auto" style:use-optimal-row-height="false"/>
    </style:style>
    <style:style style:name="ro1-2793" style:family="table-row">
      <style:table-row-properties style:row-height="0.446cm" fo:break-before="auto" style:use-optimal-row-height="false"/>
    </style:style>
    <style:style style:name="ro1-2794" style:family="table-row">
      <style:table-row-properties style:row-height="0.446cm" fo:break-before="auto" style:use-optimal-row-height="false"/>
    </style:style>
    <style:style style:name="ro1-2795" style:family="table-row">
      <style:table-row-properties style:row-height="0.446cm" fo:break-before="auto" style:use-optimal-row-height="false"/>
    </style:style>
    <style:style style:name="ro1-2796" style:family="table-row">
      <style:table-row-properties style:row-height="0.446cm" fo:break-before="auto" style:use-optimal-row-height="false"/>
    </style:style>
    <style:style style:name="ro1-2797" style:family="table-row">
      <style:table-row-properties style:row-height="0.446cm" fo:break-before="auto" style:use-optimal-row-height="false"/>
    </style:style>
    <style:style style:name="ro1-2798" style:family="table-row">
      <style:table-row-properties style:row-height="0.446cm" fo:break-before="auto" style:use-optimal-row-height="false"/>
    </style:style>
    <style:style style:name="ro1-2799" style:family="table-row">
      <style:table-row-properties style:row-height="0.446cm" fo:break-before="auto" style:use-optimal-row-height="false"/>
    </style:style>
    <style:style style:name="ro1-2800" style:family="table-row">
      <style:table-row-properties style:row-height="0.446cm" fo:break-before="auto" style:use-optimal-row-height="false"/>
    </style:style>
    <style:style style:name="ro1-2801" style:family="table-row">
      <style:table-row-properties style:row-height="0.446cm" fo:break-before="auto" style:use-optimal-row-height="false"/>
    </style:style>
    <style:style style:name="ro1-2802" style:family="table-row">
      <style:table-row-properties style:row-height="0.446cm" fo:break-before="auto" style:use-optimal-row-height="false"/>
    </style:style>
    <style:style style:name="ro1-2803" style:family="table-row">
      <style:table-row-properties style:row-height="0.446cm" fo:break-before="auto" style:use-optimal-row-height="false"/>
    </style:style>
    <style:style style:name="ro1-2804" style:family="table-row">
      <style:table-row-properties style:row-height="0.446cm" fo:break-before="auto" style:use-optimal-row-height="false"/>
    </style:style>
    <style:style style:name="ro1-2805" style:family="table-row">
      <style:table-row-properties style:row-height="0.446cm" fo:break-before="auto" style:use-optimal-row-height="false"/>
    </style:style>
    <style:style style:name="ro1-2806" style:family="table-row">
      <style:table-row-properties style:row-height="0.446cm" fo:break-before="auto" style:use-optimal-row-height="false"/>
    </style:style>
    <style:style style:name="ro1-2807" style:family="table-row">
      <style:table-row-properties style:row-height="0.446cm" fo:break-before="auto" style:use-optimal-row-height="false"/>
    </style:style>
    <style:style style:name="ro1-2808" style:family="table-row">
      <style:table-row-properties style:row-height="0.446cm" fo:break-before="auto" style:use-optimal-row-height="false"/>
    </style:style>
    <style:style style:name="ro1-2809" style:family="table-row">
      <style:table-row-properties style:row-height="0.446cm" fo:break-before="auto" style:use-optimal-row-height="false"/>
    </style:style>
    <style:style style:name="ro1-2810" style:family="table-row">
      <style:table-row-properties style:row-height="0.446cm" fo:break-before="auto" style:use-optimal-row-height="false"/>
    </style:style>
    <style:style style:name="ro1-2811" style:family="table-row">
      <style:table-row-properties style:row-height="0.446cm" fo:break-before="auto" style:use-optimal-row-height="false"/>
    </style:style>
    <style:style style:name="ro1-2812" style:family="table-row">
      <style:table-row-properties style:row-height="0.446cm" fo:break-before="auto" style:use-optimal-row-height="false"/>
    </style:style>
    <style:style style:name="ro1-2813" style:family="table-row">
      <style:table-row-properties style:row-height="0.446cm" fo:break-before="auto" style:use-optimal-row-height="false"/>
    </style:style>
    <style:style style:name="ro1-2814" style:family="table-row">
      <style:table-row-properties style:row-height="0.446cm" fo:break-before="auto" style:use-optimal-row-height="false"/>
    </style:style>
    <style:style style:name="ro1-2815" style:family="table-row">
      <style:table-row-properties style:row-height="0.446cm" fo:break-before="auto" style:use-optimal-row-height="false"/>
    </style:style>
    <style:style style:name="ro1-2816" style:family="table-row">
      <style:table-row-properties style:row-height="0.446cm" fo:break-before="auto" style:use-optimal-row-height="false"/>
    </style:style>
    <style:style style:name="ro1-2817" style:family="table-row">
      <style:table-row-properties style:row-height="0.446cm" fo:break-before="auto" style:use-optimal-row-height="false"/>
    </style:style>
    <style:style style:name="ro1-2818" style:family="table-row">
      <style:table-row-properties style:row-height="0.446cm" fo:break-before="auto" style:use-optimal-row-height="false"/>
    </style:style>
    <style:style style:name="ro1-2819" style:family="table-row">
      <style:table-row-properties style:row-height="0.446cm" fo:break-before="auto" style:use-optimal-row-height="false"/>
    </style:style>
    <style:style style:name="ro1-2820" style:family="table-row">
      <style:table-row-properties style:row-height="0.446cm" fo:break-before="auto" style:use-optimal-row-height="false"/>
    </style:style>
    <style:style style:name="ro1-2821" style:family="table-row">
      <style:table-row-properties style:row-height="0.446cm" fo:break-before="auto" style:use-optimal-row-height="false"/>
    </style:style>
    <style:style style:name="ro1-2822" style:family="table-row">
      <style:table-row-properties style:row-height="0.446cm" fo:break-before="auto" style:use-optimal-row-height="false"/>
    </style:style>
    <style:style style:name="ro1-2823" style:family="table-row">
      <style:table-row-properties style:row-height="0.446cm" fo:break-before="auto" style:use-optimal-row-height="false"/>
    </style:style>
    <style:style style:name="ro1-2824" style:family="table-row">
      <style:table-row-properties style:row-height="0.848cm" fo:break-before="auto" style:use-optimal-row-height="false"/>
    </style:style>
    <style:style style:name="ro1-2825" style:family="table-row">
      <style:table-row-properties style:row-height="0.446cm" fo:break-before="auto" style:use-optimal-row-height="false"/>
    </style:style>
    <style:style style:name="ro1-2826" style:family="table-row">
      <style:table-row-properties style:row-height="0.446cm" fo:break-before="auto" style:use-optimal-row-height="false"/>
    </style:style>
    <style:style style:name="ro1-2827" style:family="table-row">
      <style:table-row-properties style:row-height="0.446cm" fo:break-before="auto" style:use-optimal-row-height="false"/>
    </style:style>
    <style:style style:name="ro1-2828" style:family="table-row">
      <style:table-row-properties style:row-height="0.446cm" fo:break-before="auto" style:use-optimal-row-height="false"/>
    </style:style>
    <style:style style:name="ro1-2829" style:family="table-row">
      <style:table-row-properties style:row-height="0.446cm" fo:break-before="auto" style:use-optimal-row-height="false"/>
    </style:style>
    <style:style style:name="ro1-2830" style:family="table-row">
      <style:table-row-properties style:row-height="0.446cm" fo:break-before="auto" style:use-optimal-row-height="false"/>
    </style:style>
    <style:style style:name="ro1-2831" style:family="table-row">
      <style:table-row-properties style:row-height="0.446cm" fo:break-before="auto" style:use-optimal-row-height="false"/>
    </style:style>
    <style:style style:name="ro1-2832" style:family="table-row">
      <style:table-row-properties style:row-height="0.446cm" fo:break-before="auto" style:use-optimal-row-height="false"/>
    </style:style>
    <style:style style:name="ro1-2833" style:family="table-row">
      <style:table-row-properties style:row-height="0.446cm" fo:break-before="auto" style:use-optimal-row-height="false"/>
    </style:style>
    <style:style style:name="ro1-2834" style:family="table-row">
      <style:table-row-properties style:row-height="0.446cm" fo:break-before="auto" style:use-optimal-row-height="false"/>
    </style:style>
    <style:style style:name="ro1-2835" style:family="table-row">
      <style:table-row-properties style:row-height="0.446cm" fo:break-before="auto" style:use-optimal-row-height="false"/>
    </style:style>
    <style:style style:name="ro1-2836" style:family="table-row">
      <style:table-row-properties style:row-height="0.446cm" fo:break-before="auto" style:use-optimal-row-height="false"/>
    </style:style>
    <style:style style:name="ro1-2837" style:family="table-row">
      <style:table-row-properties style:row-height="0.446cm" fo:break-before="auto" style:use-optimal-row-height="false"/>
    </style:style>
    <style:style style:name="ro1-2838" style:family="table-row">
      <style:table-row-properties style:row-height="0.446cm" fo:break-before="auto" style:use-optimal-row-height="false"/>
    </style:style>
    <style:style style:name="ro1-2839" style:family="table-row">
      <style:table-row-properties style:row-height="0.446cm" fo:break-before="auto" style:use-optimal-row-height="false"/>
    </style:style>
    <style:style style:name="ro1-2840" style:family="table-row">
      <style:table-row-properties style:row-height="0.446cm" fo:break-before="auto" style:use-optimal-row-height="false"/>
    </style:style>
    <style:style style:name="ro1-2841" style:family="table-row">
      <style:table-row-properties style:row-height="0.446cm" fo:break-before="auto" style:use-optimal-row-height="false"/>
    </style:style>
    <style:style style:name="ro1-2842" style:family="table-row">
      <style:table-row-properties style:row-height="0.848cm" fo:break-before="auto" style:use-optimal-row-height="false"/>
    </style:style>
    <style:style style:name="ro1-2843" style:family="table-row">
      <style:table-row-properties style:row-height="0.446cm" fo:break-before="auto" style:use-optimal-row-height="false"/>
    </style:style>
    <style:style style:name="ro1-2844" style:family="table-row">
      <style:table-row-properties style:row-height="0.446cm" fo:break-before="auto" style:use-optimal-row-height="false"/>
    </style:style>
    <style:style style:name="ro1-2845" style:family="table-row">
      <style:table-row-properties style:row-height="0.446cm" fo:break-before="auto" style:use-optimal-row-height="false"/>
    </style:style>
    <style:style style:name="ro1-2846" style:family="table-row">
      <style:table-row-properties style:row-height="0.446cm" fo:break-before="auto" style:use-optimal-row-height="false"/>
    </style:style>
    <style:style style:name="ro1-2847" style:family="table-row">
      <style:table-row-properties style:row-height="0.446cm" fo:break-before="auto" style:use-optimal-row-height="false"/>
    </style:style>
    <style:style style:name="ro1-2848" style:family="table-row">
      <style:table-row-properties style:row-height="0.446cm" fo:break-before="auto" style:use-optimal-row-height="false"/>
    </style:style>
    <style:style style:name="ro1-2849" style:family="table-row">
      <style:table-row-properties style:row-height="0.446cm" fo:break-before="auto" style:use-optimal-row-height="false"/>
    </style:style>
    <style:style style:name="ro1-2850" style:family="table-row">
      <style:table-row-properties style:row-height="0.446cm" fo:break-before="auto" style:use-optimal-row-height="false"/>
    </style:style>
    <style:style style:name="ro1-2851" style:family="table-row">
      <style:table-row-properties style:row-height="0.446cm" fo:break-before="auto" style:use-optimal-row-height="false"/>
    </style:style>
    <style:style style:name="ro1-2852" style:family="table-row">
      <style:table-row-properties style:row-height="0.446cm" fo:break-before="auto" style:use-optimal-row-height="false"/>
    </style:style>
    <style:style style:name="ro1-2853" style:family="table-row">
      <style:table-row-properties style:row-height="0.446cm" fo:break-before="auto" style:use-optimal-row-height="false"/>
    </style:style>
    <style:style style:name="ro1-2854" style:family="table-row">
      <style:table-row-properties style:row-height="0.446cm" fo:break-before="auto" style:use-optimal-row-height="false"/>
    </style:style>
    <style:style style:name="ro1-2855" style:family="table-row">
      <style:table-row-properties style:row-height="0.446cm" fo:break-before="auto" style:use-optimal-row-height="false"/>
    </style:style>
    <style:style style:name="ro1-2856" style:family="table-row">
      <style:table-row-properties style:row-height="0.446cm" fo:break-before="auto" style:use-optimal-row-height="false"/>
    </style:style>
    <style:style style:name="ro1-2857" style:family="table-row">
      <style:table-row-properties style:row-height="0.446cm" fo:break-before="auto" style:use-optimal-row-height="false"/>
    </style:style>
    <style:style style:name="ro1-2858" style:family="table-row">
      <style:table-row-properties style:row-height="0.446cm" fo:break-before="auto" style:use-optimal-row-height="false"/>
    </style:style>
    <style:style style:name="ro1-2859" style:family="table-row">
      <style:table-row-properties style:row-height="0.446cm" fo:break-before="auto" style:use-optimal-row-height="false"/>
    </style:style>
    <style:style style:name="ro1-2860" style:family="table-row">
      <style:table-row-properties style:row-height="0.446cm" fo:break-before="auto" style:use-optimal-row-height="false"/>
    </style:style>
    <style:style style:name="ro1-2861" style:family="table-row">
      <style:table-row-properties style:row-height="0.446cm" fo:break-before="auto" style:use-optimal-row-height="false"/>
    </style:style>
    <style:style style:name="ro1-2862" style:family="table-row">
      <style:table-row-properties style:row-height="0.446cm" fo:break-before="auto" style:use-optimal-row-height="false"/>
    </style:style>
    <style:style style:name="ro1-2863" style:family="table-row">
      <style:table-row-properties style:row-height="0.446cm" fo:break-before="auto" style:use-optimal-row-height="false"/>
    </style:style>
    <style:style style:name="ro1-2864" style:family="table-row">
      <style:table-row-properties style:row-height="0.446cm" fo:break-before="auto" style:use-optimal-row-height="false"/>
    </style:style>
    <style:style style:name="ro1-2865" style:family="table-row">
      <style:table-row-properties style:row-height="0.446cm" fo:break-before="auto" style:use-optimal-row-height="false"/>
    </style:style>
    <style:style style:name="ro1-2866" style:family="table-row">
      <style:table-row-properties style:row-height="0.446cm" fo:break-before="auto" style:use-optimal-row-height="false"/>
    </style:style>
    <style:style style:name="ro1-2867" style:family="table-row">
      <style:table-row-properties style:row-height="0.446cm" fo:break-before="auto" style:use-optimal-row-height="false"/>
    </style:style>
    <style:style style:name="ro1-2868" style:family="table-row">
      <style:table-row-properties style:row-height="0.446cm" fo:break-before="auto" style:use-optimal-row-height="false"/>
    </style:style>
    <style:style style:name="ro1-2869" style:family="table-row">
      <style:table-row-properties style:row-height="0.446cm" fo:break-before="auto" style:use-optimal-row-height="false"/>
    </style:style>
    <style:style style:name="ro1-2870" style:family="table-row">
      <style:table-row-properties style:row-height="0.446cm" fo:break-before="auto" style:use-optimal-row-height="false"/>
    </style:style>
    <style:style style:name="ro1-2871" style:family="table-row">
      <style:table-row-properties style:row-height="0.446cm" fo:break-before="auto" style:use-optimal-row-height="false"/>
    </style:style>
    <style:style style:name="ro1-2872" style:family="table-row">
      <style:table-row-properties style:row-height="0.446cm" fo:break-before="auto" style:use-optimal-row-height="false"/>
    </style:style>
    <style:style style:name="ro1-2873" style:family="table-row">
      <style:table-row-properties style:row-height="0.446cm" fo:break-before="auto" style:use-optimal-row-height="false"/>
    </style:style>
    <style:style style:name="ro1-2874" style:family="table-row">
      <style:table-row-properties style:row-height="0.848cm" fo:break-before="auto" style:use-optimal-row-height="false"/>
    </style:style>
    <style:style style:name="ro1-2875" style:family="table-row">
      <style:table-row-properties style:row-height="0.446cm" fo:break-before="auto" style:use-optimal-row-height="false"/>
    </style:style>
    <style:style style:name="ro1-2876" style:family="table-row">
      <style:table-row-properties style:row-height="0.446cm" fo:break-before="auto" style:use-optimal-row-height="false"/>
    </style:style>
    <style:style style:name="ro1-2877" style:family="table-row">
      <style:table-row-properties style:row-height="0.446cm" fo:break-before="auto" style:use-optimal-row-height="false"/>
    </style:style>
    <style:style style:name="ro1-2878" style:family="table-row">
      <style:table-row-properties style:row-height="0.446cm" fo:break-before="auto" style:use-optimal-row-height="false"/>
    </style:style>
    <style:style style:name="ro1-2879" style:family="table-row">
      <style:table-row-properties style:row-height="0.848cm" fo:break-before="auto" style:use-optimal-row-height="false"/>
    </style:style>
    <style:style style:name="ro1-2880" style:family="table-row">
      <style:table-row-properties style:row-height="0.848cm" fo:break-before="auto" style:use-optimal-row-height="false"/>
    </style:style>
    <style:style style:name="ro1-2881" style:family="table-row">
      <style:table-row-properties style:row-height="0.446cm" fo:break-before="auto" style:use-optimal-row-height="false"/>
    </style:style>
    <style:style style:name="ro1-2882" style:family="table-row">
      <style:table-row-properties style:row-height="0.446cm" fo:break-before="auto" style:use-optimal-row-height="false"/>
    </style:style>
    <style:style style:name="ro1-2883" style:family="table-row">
      <style:table-row-properties style:row-height="0.446cm" fo:break-before="auto" style:use-optimal-row-height="false"/>
    </style:style>
    <style:style style:name="ro1-2884" style:family="table-row">
      <style:table-row-properties style:row-height="0.446cm" fo:break-before="auto" style:use-optimal-row-height="false"/>
    </style:style>
    <style:style style:name="ro1-2885" style:family="table-row">
      <style:table-row-properties style:row-height="0.446cm" fo:break-before="auto" style:use-optimal-row-height="false"/>
    </style:style>
    <style:style style:name="ro1-2886" style:family="table-row">
      <style:table-row-properties style:row-height="0.446cm" fo:break-before="auto" style:use-optimal-row-height="false"/>
    </style:style>
    <style:style style:name="ro1-2887" style:family="table-row">
      <style:table-row-properties style:row-height="0.446cm" fo:break-before="auto" style:use-optimal-row-height="false"/>
    </style:style>
    <style:style style:name="ro1-2888" style:family="table-row">
      <style:table-row-properties style:row-height="0.446cm" fo:break-before="auto" style:use-optimal-row-height="false"/>
    </style:style>
    <style:style style:name="ro1-2889" style:family="table-row">
      <style:table-row-properties style:row-height="0.446cm" fo:break-before="auto" style:use-optimal-row-height="false"/>
    </style:style>
    <style:style style:name="ro1-2890" style:family="table-row">
      <style:table-row-properties style:row-height="0.446cm" fo:break-before="auto" style:use-optimal-row-height="false"/>
    </style:style>
    <style:style style:name="ro1-2891" style:family="table-row">
      <style:table-row-properties style:row-height="0.446cm" fo:break-before="auto" style:use-optimal-row-height="false"/>
    </style:style>
    <style:style style:name="ro1-2892" style:family="table-row">
      <style:table-row-properties style:row-height="0.446cm" fo:break-before="auto" style:use-optimal-row-height="false"/>
    </style:style>
    <style:style style:name="ro1-2893" style:family="table-row">
      <style:table-row-properties style:row-height="0.446cm" fo:break-before="auto" style:use-optimal-row-height="false"/>
    </style:style>
    <style:style style:name="ro1-2894" style:family="table-row">
      <style:table-row-properties style:row-height="0.446cm" fo:break-before="auto" style:use-optimal-row-height="false"/>
    </style:style>
    <style:style style:name="ro1-2895" style:family="table-row">
      <style:table-row-properties style:row-height="0.446cm" fo:break-before="auto" style:use-optimal-row-height="false"/>
    </style:style>
    <style:style style:name="ro1-2896" style:family="table-row">
      <style:table-row-properties style:row-height="0.446cm" fo:break-before="auto" style:use-optimal-row-height="false"/>
    </style:style>
    <style:style style:name="ro1-2897" style:family="table-row">
      <style:table-row-properties style:row-height="0.446cm" fo:break-before="auto" style:use-optimal-row-height="false"/>
    </style:style>
    <style:style style:name="ro1-2898" style:family="table-row">
      <style:table-row-properties style:row-height="0.446cm" fo:break-before="auto" style:use-optimal-row-height="false"/>
    </style:style>
    <style:style style:name="ro1-2899" style:family="table-row">
      <style:table-row-properties style:row-height="0.446cm" fo:break-before="auto" style:use-optimal-row-height="false"/>
    </style:style>
    <style:style style:name="ro1-2900" style:family="table-row">
      <style:table-row-properties style:row-height="0.446cm" fo:break-before="auto" style:use-optimal-row-height="false"/>
    </style:style>
    <style:style style:name="ro1-2901" style:family="table-row">
      <style:table-row-properties style:row-height="0.446cm" fo:break-before="auto" style:use-optimal-row-height="false"/>
    </style:style>
    <style:style style:name="ro1-2902" style:family="table-row">
      <style:table-row-properties style:row-height="0.446cm" fo:break-before="auto" style:use-optimal-row-height="false"/>
    </style:style>
    <style:style style:name="ro1-2903" style:family="table-row">
      <style:table-row-properties style:row-height="0.446cm" fo:break-before="auto" style:use-optimal-row-height="false"/>
    </style:style>
    <style:style style:name="ro1-2904" style:family="table-row">
      <style:table-row-properties style:row-height="0.446cm" fo:break-before="auto" style:use-optimal-row-height="false"/>
    </style:style>
    <style:style style:name="ro1-2905" style:family="table-row">
      <style:table-row-properties style:row-height="0.446cm" fo:break-before="auto" style:use-optimal-row-height="false"/>
    </style:style>
    <style:style style:name="ro1-2906" style:family="table-row">
      <style:table-row-properties style:row-height="0.446cm" fo:break-before="auto" style:use-optimal-row-height="false"/>
    </style:style>
    <style:style style:name="ro1-2907" style:family="table-row">
      <style:table-row-properties style:row-height="0.446cm" fo:break-before="auto" style:use-optimal-row-height="false"/>
    </style:style>
    <style:style style:name="ro1-2908" style:family="table-row">
      <style:table-row-properties style:row-height="0.446cm" fo:break-before="auto" style:use-optimal-row-height="false"/>
    </style:style>
    <style:style style:name="ro1-2909" style:family="table-row">
      <style:table-row-properties style:row-height="0.446cm" fo:break-before="auto" style:use-optimal-row-height="false"/>
    </style:style>
    <style:style style:name="ro1-2910" style:family="table-row">
      <style:table-row-properties style:row-height="0.446cm" fo:break-before="auto" style:use-optimal-row-height="false"/>
    </style:style>
    <style:style style:name="ro1-2911" style:family="table-row">
      <style:table-row-properties style:row-height="0.848cm" fo:break-before="auto" style:use-optimal-row-height="false"/>
    </style:style>
    <style:style style:name="ro1-2912" style:family="table-row">
      <style:table-row-properties style:row-height="0.848cm" fo:break-before="auto" style:use-optimal-row-height="false"/>
    </style:style>
    <style:style style:name="ro1-2913" style:family="table-row">
      <style:table-row-properties style:row-height="0.446cm" fo:break-before="auto" style:use-optimal-row-height="false"/>
    </style:style>
    <style:style style:name="ro1-2914" style:family="table-row">
      <style:table-row-properties style:row-height="0.446cm" fo:break-before="auto" style:use-optimal-row-height="false"/>
    </style:style>
    <style:style style:name="ro1-2915" style:family="table-row">
      <style:table-row-properties style:row-height="0.446cm" fo:break-before="auto" style:use-optimal-row-height="false"/>
    </style:style>
    <style:style style:name="ro1-2916" style:family="table-row">
      <style:table-row-properties style:row-height="0.848cm" fo:break-before="auto" style:use-optimal-row-height="false"/>
    </style:style>
    <style:style style:name="ro1-2917" style:family="table-row">
      <style:table-row-properties style:row-height="0.446cm" fo:break-before="auto" style:use-optimal-row-height="false"/>
    </style:style>
    <style:style style:name="ro1-2918" style:family="table-row">
      <style:table-row-properties style:row-height="0.446cm" fo:break-before="auto" style:use-optimal-row-height="false"/>
    </style:style>
    <style:style style:name="ro1-2919" style:family="table-row">
      <style:table-row-properties style:row-height="0.446cm" fo:break-before="auto" style:use-optimal-row-height="false"/>
    </style:style>
    <style:style style:name="ro1-2920" style:family="table-row">
      <style:table-row-properties style:row-height="0.446cm" fo:break-before="auto" style:use-optimal-row-height="false"/>
    </style:style>
    <style:style style:name="ro1-2921" style:family="table-row">
      <style:table-row-properties style:row-height="0.446cm" fo:break-before="auto" style:use-optimal-row-height="false"/>
    </style:style>
    <style:style style:name="ro1-2922" style:family="table-row">
      <style:table-row-properties style:row-height="0.446cm" fo:break-before="auto" style:use-optimal-row-height="false"/>
    </style:style>
    <style:style style:name="ro1-2923" style:family="table-row">
      <style:table-row-properties style:row-height="0.446cm" fo:break-before="auto" style:use-optimal-row-height="false"/>
    </style:style>
    <style:style style:name="ro1-2924" style:family="table-row">
      <style:table-row-properties style:row-height="0.446cm" fo:break-before="auto" style:use-optimal-row-height="false"/>
    </style:style>
    <style:style style:name="ro1-2925" style:family="table-row">
      <style:table-row-properties style:row-height="0.446cm" fo:break-before="auto" style:use-optimal-row-height="false"/>
    </style:style>
    <style:style style:name="ro1-2926" style:family="table-row">
      <style:table-row-properties style:row-height="0.446cm" fo:break-before="auto" style:use-optimal-row-height="false"/>
    </style:style>
    <style:style style:name="ro1-2927" style:family="table-row">
      <style:table-row-properties style:row-height="0.446cm" fo:break-before="auto" style:use-optimal-row-height="false"/>
    </style:style>
    <style:style style:name="ro1-2928" style:family="table-row">
      <style:table-row-properties style:row-height="0.446cm" fo:break-before="auto" style:use-optimal-row-height="false"/>
    </style:style>
    <style:style style:name="ro1-2929" style:family="table-row">
      <style:table-row-properties style:row-height="0.446cm" fo:break-before="auto" style:use-optimal-row-height="false"/>
    </style:style>
    <style:style style:name="ro1-2930" style:family="table-row">
      <style:table-row-properties style:row-height="0.446cm" fo:break-before="auto" style:use-optimal-row-height="false"/>
    </style:style>
    <style:style style:name="ro1-2931" style:family="table-row">
      <style:table-row-properties style:row-height="0.446cm" fo:break-before="auto" style:use-optimal-row-height="false"/>
    </style:style>
    <style:style style:name="ro1-2932" style:family="table-row">
      <style:table-row-properties style:row-height="0.446cm" fo:break-before="auto" style:use-optimal-row-height="false"/>
    </style:style>
    <style:style style:name="ro1-2933" style:family="table-row">
      <style:table-row-properties style:row-height="0.848cm" fo:break-before="auto" style:use-optimal-row-height="false"/>
    </style:style>
    <style:style style:name="ro1-2934" style:family="table-row">
      <style:table-row-properties style:row-height="0.848cm" fo:break-before="auto" style:use-optimal-row-height="false"/>
    </style:style>
    <style:style style:name="ro1-2935" style:family="table-row">
      <style:table-row-properties style:row-height="0.848cm" fo:break-before="auto" style:use-optimal-row-height="false"/>
    </style:style>
    <style:style style:name="ro1-2936" style:family="table-row">
      <style:table-row-properties style:row-height="0.446cm" fo:break-before="auto" style:use-optimal-row-height="false"/>
    </style:style>
    <style:style style:name="ro1-2937" style:family="table-row">
      <style:table-row-properties style:row-height="0.446cm" fo:break-before="auto" style:use-optimal-row-height="false"/>
    </style:style>
    <style:style style:name="ro1-2938" style:family="table-row">
      <style:table-row-properties style:row-height="0.446cm" fo:break-before="auto" style:use-optimal-row-height="false"/>
    </style:style>
    <style:style style:name="ro1-2939" style:family="table-row">
      <style:table-row-properties style:row-height="0.446cm" fo:break-before="auto" style:use-optimal-row-height="false"/>
    </style:style>
    <style:style style:name="ro1-2940" style:family="table-row">
      <style:table-row-properties style:row-height="0.446cm" fo:break-before="auto" style:use-optimal-row-height="false"/>
    </style:style>
    <style:style style:name="ro1-2941" style:family="table-row">
      <style:table-row-properties style:row-height="0.446cm" fo:break-before="auto" style:use-optimal-row-height="false"/>
    </style:style>
    <style:style style:name="ro1-2942" style:family="table-row">
      <style:table-row-properties style:row-height="0.446cm" fo:break-before="auto" style:use-optimal-row-height="false"/>
    </style:style>
    <style:style style:name="ro1-2943" style:family="table-row">
      <style:table-row-properties style:row-height="0.446cm" fo:break-before="auto" style:use-optimal-row-height="false"/>
    </style:style>
    <style:style style:name="ro1-2944" style:family="table-row">
      <style:table-row-properties style:row-height="0.446cm" fo:break-before="auto" style:use-optimal-row-height="false"/>
    </style:style>
    <style:style style:name="ro1-2945" style:family="table-row">
      <style:table-row-properties style:row-height="0.446cm" fo:break-before="auto" style:use-optimal-row-height="false"/>
    </style:style>
    <style:style style:name="ro1-2946" style:family="table-row">
      <style:table-row-properties style:row-height="0.446cm" fo:break-before="auto" style:use-optimal-row-height="false"/>
    </style:style>
    <style:style style:name="ro1-2947" style:family="table-row">
      <style:table-row-properties style:row-height="0.446cm" fo:break-before="auto" style:use-optimal-row-height="false"/>
    </style:style>
    <style:style style:name="ro1-2948" style:family="table-row">
      <style:table-row-properties style:row-height="0.446cm" fo:break-before="auto" style:use-optimal-row-height="false"/>
    </style:style>
    <style:style style:name="ro1-2949" style:family="table-row">
      <style:table-row-properties style:row-height="0.446cm" fo:break-before="auto" style:use-optimal-row-height="false"/>
    </style:style>
    <style:style style:name="ro1-2950" style:family="table-row">
      <style:table-row-properties style:row-height="0.446cm" fo:break-before="auto" style:use-optimal-row-height="false"/>
    </style:style>
    <style:style style:name="ro1-2951" style:family="table-row">
      <style:table-row-properties style:row-height="0.446cm" fo:break-before="auto" style:use-optimal-row-height="false"/>
    </style:style>
    <style:style style:name="ro1-2952" style:family="table-row">
      <style:table-row-properties style:row-height="0.446cm" fo:break-before="auto" style:use-optimal-row-height="false"/>
    </style:style>
    <style:style style:name="ro1-2953" style:family="table-row">
      <style:table-row-properties style:row-height="0.446cm" fo:break-before="auto" style:use-optimal-row-height="false"/>
    </style:style>
    <style:style style:name="ro1-2954" style:family="table-row">
      <style:table-row-properties style:row-height="0.446cm" fo:break-before="auto" style:use-optimal-row-height="false"/>
    </style:style>
    <style:style style:name="ro1-2955" style:family="table-row">
      <style:table-row-properties style:row-height="0.446cm" fo:break-before="auto" style:use-optimal-row-height="false"/>
    </style:style>
    <style:style style:name="ro1-2956" style:family="table-row">
      <style:table-row-properties style:row-height="0.446cm" fo:break-before="auto" style:use-optimal-row-height="false"/>
    </style:style>
    <style:style style:name="ro1-2957" style:family="table-row">
      <style:table-row-properties style:row-height="0.446cm" fo:break-before="auto" style:use-optimal-row-height="false"/>
    </style:style>
    <style:style style:name="ro1-2958" style:family="table-row">
      <style:table-row-properties style:row-height="0.446cm" fo:break-before="auto" style:use-optimal-row-height="false"/>
    </style:style>
    <style:style style:name="ro1-2959" style:family="table-row">
      <style:table-row-properties style:row-height="0.446cm" fo:break-before="auto" style:use-optimal-row-height="false"/>
    </style:style>
    <style:style style:name="ro1-2960" style:family="table-row">
      <style:table-row-properties style:row-height="0.446cm" fo:break-before="auto" style:use-optimal-row-height="false"/>
    </style:style>
    <style:style style:name="ro1-2961" style:family="table-row">
      <style:table-row-properties style:row-height="0.446cm" fo:break-before="auto" style:use-optimal-row-height="false"/>
    </style:style>
    <style:style style:name="ro1-2962" style:family="table-row">
      <style:table-row-properties style:row-height="0.446cm" fo:break-before="auto" style:use-optimal-row-height="false"/>
    </style:style>
    <style:style style:name="ro1-2963" style:family="table-row">
      <style:table-row-properties style:row-height="0.446cm" fo:break-before="auto" style:use-optimal-row-height="false"/>
    </style:style>
    <style:style style:name="ro1-2964" style:family="table-row">
      <style:table-row-properties style:row-height="0.446cm" fo:break-before="auto" style:use-optimal-row-height="false"/>
    </style:style>
    <style:style style:name="ro1-2965" style:family="table-row">
      <style:table-row-properties style:row-height="0.446cm" fo:break-before="auto" style:use-optimal-row-height="false"/>
    </style:style>
    <style:style style:name="ro1-2966" style:family="table-row">
      <style:table-row-properties style:row-height="0.446cm" fo:break-before="auto" style:use-optimal-row-height="false"/>
    </style:style>
    <style:style style:name="ro1-2967" style:family="table-row">
      <style:table-row-properties style:row-height="0.446cm" fo:break-before="auto" style:use-optimal-row-height="false"/>
    </style:style>
    <style:style style:name="ro1-2968" style:family="table-row">
      <style:table-row-properties style:row-height="0.446cm" fo:break-before="auto" style:use-optimal-row-height="false"/>
    </style:style>
    <style:style style:name="ro1-2969" style:family="table-row">
      <style:table-row-properties style:row-height="0.446cm" fo:break-before="auto" style:use-optimal-row-height="false"/>
    </style:style>
    <style:style style:name="ro1-2970" style:family="table-row">
      <style:table-row-properties style:row-height="0.446cm" fo:break-before="auto" style:use-optimal-row-height="false"/>
    </style:style>
    <style:style style:name="ro1-2971" style:family="table-row">
      <style:table-row-properties style:row-height="0.446cm" fo:break-before="auto" style:use-optimal-row-height="false"/>
    </style:style>
    <style:style style:name="ro1-2972" style:family="table-row">
      <style:table-row-properties style:row-height="0.446cm" fo:break-before="auto" style:use-optimal-row-height="false"/>
    </style:style>
    <style:style style:name="ro1-2973" style:family="table-row">
      <style:table-row-properties style:row-height="0.446cm" fo:break-before="auto" style:use-optimal-row-height="false"/>
    </style:style>
    <style:style style:name="ro1-2974" style:family="table-row">
      <style:table-row-properties style:row-height="0.446cm" fo:break-before="auto" style:use-optimal-row-height="false"/>
    </style:style>
    <style:style style:name="ro1-2975" style:family="table-row">
      <style:table-row-properties style:row-height="0.446cm" fo:break-before="auto" style:use-optimal-row-height="false"/>
    </style:style>
    <style:style style:name="ro1-2976" style:family="table-row">
      <style:table-row-properties style:row-height="0.446cm" fo:break-before="auto" style:use-optimal-row-height="false"/>
    </style:style>
    <style:style style:name="ro1-2977" style:family="table-row">
      <style:table-row-properties style:row-height="0.446cm" fo:break-before="auto" style:use-optimal-row-height="false"/>
    </style:style>
    <style:style style:name="ro1-2978" style:family="table-row">
      <style:table-row-properties style:row-height="0.446cm" fo:break-before="auto" style:use-optimal-row-height="false"/>
    </style:style>
    <style:style style:name="ro1-2979" style:family="table-row">
      <style:table-row-properties style:row-height="0.446cm" fo:break-before="auto" style:use-optimal-row-height="false"/>
    </style:style>
    <style:style style:name="ro1-2980" style:family="table-row">
      <style:table-row-properties style:row-height="0.446cm" fo:break-before="auto" style:use-optimal-row-height="false"/>
    </style:style>
    <style:style style:name="ro1-2981" style:family="table-row">
      <style:table-row-properties style:row-height="0.848cm" fo:break-before="auto" style:use-optimal-row-height="false"/>
    </style:style>
    <style:style style:name="ro1-2982" style:family="table-row">
      <style:table-row-properties style:row-height="0.446cm" fo:break-before="auto" style:use-optimal-row-height="false"/>
    </style:style>
    <style:style style:name="ro1-2983" style:family="table-row">
      <style:table-row-properties style:row-height="0.446cm" fo:break-before="auto" style:use-optimal-row-height="false"/>
    </style:style>
    <style:style style:name="ro1-2984" style:family="table-row">
      <style:table-row-properties style:row-height="0.446cm" fo:break-before="auto" style:use-optimal-row-height="false"/>
    </style:style>
    <style:style style:name="ro1-2985" style:family="table-row">
      <style:table-row-properties style:row-height="0.446cm" fo:break-before="auto" style:use-optimal-row-height="false"/>
    </style:style>
    <style:style style:name="ro1-2986" style:family="table-row">
      <style:table-row-properties style:row-height="0.446cm" fo:break-before="auto" style:use-optimal-row-height="false"/>
    </style:style>
    <style:style style:name="ro1-2987" style:family="table-row">
      <style:table-row-properties style:row-height="0.446cm" fo:break-before="auto" style:use-optimal-row-height="false"/>
    </style:style>
    <style:style style:name="ro1-2988" style:family="table-row">
      <style:table-row-properties style:row-height="0.848cm" fo:break-before="auto" style:use-optimal-row-height="false"/>
    </style:style>
    <style:style style:name="ro1-2989" style:family="table-row">
      <style:table-row-properties style:row-height="0.446cm" fo:break-before="auto" style:use-optimal-row-height="false"/>
    </style:style>
    <style:style style:name="ro1-2990" style:family="table-row">
      <style:table-row-properties style:row-height="0.446cm" fo:break-before="auto" style:use-optimal-row-height="false"/>
    </style:style>
    <style:style style:name="ro1-2991" style:family="table-row">
      <style:table-row-properties style:row-height="0.446cm" fo:break-before="auto" style:use-optimal-row-height="false"/>
    </style:style>
    <style:style style:name="ro1-2992" style:family="table-row">
      <style:table-row-properties style:row-height="0.446cm" fo:break-before="auto" style:use-optimal-row-height="false"/>
    </style:style>
    <style:style style:name="ro1-2993" style:family="table-row">
      <style:table-row-properties style:row-height="0.446cm" fo:break-before="auto" style:use-optimal-row-height="false"/>
    </style:style>
    <style:style style:name="ro1-2994" style:family="table-row">
      <style:table-row-properties style:row-height="0.446cm" fo:break-before="auto" style:use-optimal-row-height="false"/>
    </style:style>
    <style:style style:name="ro1-2995" style:family="table-row">
      <style:table-row-properties style:row-height="0.446cm" fo:break-before="auto" style:use-optimal-row-height="false"/>
    </style:style>
    <style:style style:name="ro1-2996" style:family="table-row">
      <style:table-row-properties style:row-height="0.446cm" fo:break-before="auto" style:use-optimal-row-height="false"/>
    </style:style>
    <style:style style:name="ro1-2997" style:family="table-row">
      <style:table-row-properties style:row-height="0.446cm" fo:break-before="auto" style:use-optimal-row-height="false"/>
    </style:style>
    <style:style style:name="ro1-2998" style:family="table-row">
      <style:table-row-properties style:row-height="0.446cm" fo:break-before="auto" style:use-optimal-row-height="false"/>
    </style:style>
    <style:style style:name="ro1-2999" style:family="table-row">
      <style:table-row-properties style:row-height="0.446cm" fo:break-before="auto" style:use-optimal-row-height="false"/>
    </style:style>
    <style:style style:name="ro1-3000" style:family="table-row">
      <style:table-row-properties style:row-height="0.446cm" fo:break-before="auto" style:use-optimal-row-height="false"/>
    </style:style>
    <style:style style:name="ro1-3001" style:family="table-row">
      <style:table-row-properties style:row-height="0.446cm" fo:break-before="auto" style:use-optimal-row-height="false"/>
    </style:style>
    <style:style style:name="ro1-3002" style:family="table-row">
      <style:table-row-properties style:row-height="0.446cm" fo:break-before="auto" style:use-optimal-row-height="false"/>
    </style:style>
    <style:style style:name="ro1-3003" style:family="table-row">
      <style:table-row-properties style:row-height="0.446cm" fo:break-before="auto" style:use-optimal-row-height="false"/>
    </style:style>
    <style:style style:name="ro1-3004" style:family="table-row">
      <style:table-row-properties style:row-height="0.446cm" fo:break-before="auto" style:use-optimal-row-height="false"/>
    </style:style>
    <style:style style:name="ro1-3005" style:family="table-row">
      <style:table-row-properties style:row-height="0.446cm" fo:break-before="auto" style:use-optimal-row-height="false"/>
    </style:style>
    <style:style style:name="ro1-3006" style:family="table-row">
      <style:table-row-properties style:row-height="0.446cm" fo:break-before="auto" style:use-optimal-row-height="false"/>
    </style:style>
    <style:style style:name="ro1-3007" style:family="table-row">
      <style:table-row-properties style:row-height="0.446cm" fo:break-before="auto" style:use-optimal-row-height="false"/>
    </style:style>
    <style:style style:name="ro1-3008" style:family="table-row">
      <style:table-row-properties style:row-height="0.446cm" fo:break-before="auto" style:use-optimal-row-height="false"/>
    </style:style>
    <style:style style:name="ro1-3009" style:family="table-row">
      <style:table-row-properties style:row-height="0.446cm" fo:break-before="auto" style:use-optimal-row-height="false"/>
    </style:style>
    <style:style style:name="ro1-3010" style:family="table-row">
      <style:table-row-properties style:row-height="0.446cm" fo:break-before="auto" style:use-optimal-row-height="false"/>
    </style:style>
    <style:style style:name="ro1-3011" style:family="table-row">
      <style:table-row-properties style:row-height="0.446cm" fo:break-before="auto" style:use-optimal-row-height="false"/>
    </style:style>
    <style:style style:name="ro1-3012" style:family="table-row">
      <style:table-row-properties style:row-height="0.446cm" fo:break-before="auto" style:use-optimal-row-height="false"/>
    </style:style>
    <style:style style:name="ro1-3013" style:family="table-row">
      <style:table-row-properties style:row-height="0.446cm" fo:break-before="auto" style:use-optimal-row-height="false"/>
    </style:style>
    <style:style style:name="ro1-3014" style:family="table-row">
      <style:table-row-properties style:row-height="0.446cm" fo:break-before="auto" style:use-optimal-row-height="false"/>
    </style:style>
    <style:style style:name="ro1-3015" style:family="table-row">
      <style:table-row-properties style:row-height="0.446cm" fo:break-before="auto" style:use-optimal-row-height="false"/>
    </style:style>
    <style:style style:name="ro1-3016" style:family="table-row">
      <style:table-row-properties style:row-height="0.446cm" fo:break-before="auto" style:use-optimal-row-height="false"/>
    </style:style>
    <style:style style:name="ro1-3017" style:family="table-row">
      <style:table-row-properties style:row-height="0.446cm" fo:break-before="auto" style:use-optimal-row-height="false"/>
    </style:style>
    <style:style style:name="ro1-3018" style:family="table-row">
      <style:table-row-properties style:row-height="0.446cm" fo:break-before="auto" style:use-optimal-row-height="false"/>
    </style:style>
    <style:style style:name="ro1-3019" style:family="table-row">
      <style:table-row-properties style:row-height="0.446cm" fo:break-before="auto" style:use-optimal-row-height="false"/>
    </style:style>
    <style:style style:name="ro1-3020" style:family="table-row">
      <style:table-row-properties style:row-height="0.446cm" fo:break-before="auto" style:use-optimal-row-height="false"/>
    </style:style>
    <style:style style:name="ro1-3021" style:family="table-row">
      <style:table-row-properties style:row-height="0.446cm" fo:break-before="auto" style:use-optimal-row-height="false"/>
    </style:style>
    <style:style style:name="ro1-3022" style:family="table-row">
      <style:table-row-properties style:row-height="0.446cm" fo:break-before="auto" style:use-optimal-row-height="false"/>
    </style:style>
    <style:style style:name="ro1-3023" style:family="table-row">
      <style:table-row-properties style:row-height="0.446cm" fo:break-before="auto" style:use-optimal-row-height="false"/>
    </style:style>
    <style:style style:name="ro1-3024" style:family="table-row">
      <style:table-row-properties style:row-height="0.446cm" fo:break-before="auto" style:use-optimal-row-height="false"/>
    </style:style>
    <style:style style:name="ro1-3025" style:family="table-row">
      <style:table-row-properties style:row-height="0.446cm" fo:break-before="auto" style:use-optimal-row-height="false"/>
    </style:style>
    <style:style style:name="ro1-3026" style:family="table-row">
      <style:table-row-properties style:row-height="0.446cm" fo:break-before="auto" style:use-optimal-row-height="false"/>
    </style:style>
    <style:style style:name="ro1-3027" style:family="table-row">
      <style:table-row-properties style:row-height="0.446cm" fo:break-before="auto" style:use-optimal-row-height="false"/>
    </style:style>
    <style:style style:name="ro1-3028" style:family="table-row">
      <style:table-row-properties style:row-height="0.446cm" fo:break-before="auto" style:use-optimal-row-height="false"/>
    </style:style>
    <style:style style:name="ro1-3029" style:family="table-row">
      <style:table-row-properties style:row-height="0.446cm" fo:break-before="auto" style:use-optimal-row-height="false"/>
    </style:style>
    <style:style style:name="ro1-3030" style:family="table-row">
      <style:table-row-properties style:row-height="0.446cm" fo:break-before="auto" style:use-optimal-row-height="false"/>
    </style:style>
    <style:style style:name="ro1-3031" style:family="table-row">
      <style:table-row-properties style:row-height="0.446cm" fo:break-before="auto" style:use-optimal-row-height="false"/>
    </style:style>
    <style:style style:name="ro1-3032" style:family="table-row">
      <style:table-row-properties style:row-height="0.446cm" fo:break-before="auto" style:use-optimal-row-height="false"/>
    </style:style>
    <style:style style:name="ro1-3033" style:family="table-row">
      <style:table-row-properties style:row-height="0.446cm" fo:break-before="auto" style:use-optimal-row-height="false"/>
    </style:style>
    <style:style style:name="ro1-3034" style:family="table-row">
      <style:table-row-properties style:row-height="0.446cm" fo:break-before="auto" style:use-optimal-row-height="false"/>
    </style:style>
    <style:style style:name="ro1-3035" style:family="table-row">
      <style:table-row-properties style:row-height="0.446cm" fo:break-before="auto" style:use-optimal-row-height="false"/>
    </style:style>
    <style:style style:name="ro1-3036" style:family="table-row">
      <style:table-row-properties style:row-height="0.446cm" fo:break-before="auto" style:use-optimal-row-height="false"/>
    </style:style>
    <style:style style:name="ro1-3037" style:family="table-row">
      <style:table-row-properties style:row-height="0.446cm" fo:break-before="auto" style:use-optimal-row-height="false"/>
    </style:style>
    <style:style style:name="ro1-3038" style:family="table-row">
      <style:table-row-properties style:row-height="0.446cm" fo:break-before="auto" style:use-optimal-row-height="false"/>
    </style:style>
    <style:style style:name="ro1-3039" style:family="table-row">
      <style:table-row-properties style:row-height="0.446cm" fo:break-before="auto" style:use-optimal-row-height="false"/>
    </style:style>
    <style:style style:name="ro1-3040" style:family="table-row">
      <style:table-row-properties style:row-height="0.446cm" fo:break-before="auto" style:use-optimal-row-height="false"/>
    </style:style>
    <style:style style:name="ro1-3041" style:family="table-row">
      <style:table-row-properties style:row-height="0.446cm" fo:break-before="auto" style:use-optimal-row-height="false"/>
    </style:style>
    <style:style style:name="ro1-3042" style:family="table-row">
      <style:table-row-properties style:row-height="0.446cm" fo:break-before="auto" style:use-optimal-row-height="false"/>
    </style:style>
    <style:style style:name="ro1-3043" style:family="table-row">
      <style:table-row-properties style:row-height="0.446cm" fo:break-before="auto" style:use-optimal-row-height="false"/>
    </style:style>
    <style:style style:name="ro1-3044" style:family="table-row">
      <style:table-row-properties style:row-height="0.446cm" fo:break-before="auto" style:use-optimal-row-height="false"/>
    </style:style>
    <style:style style:name="ro1-3045" style:family="table-row">
      <style:table-row-properties style:row-height="0.446cm" fo:break-before="auto" style:use-optimal-row-height="false"/>
    </style:style>
    <style:style style:name="ro1-3046" style:family="table-row">
      <style:table-row-properties style:row-height="0.848cm" fo:break-before="auto" style:use-optimal-row-height="false"/>
    </style:style>
    <style:style style:name="ro1-3047" style:family="table-row">
      <style:table-row-properties style:row-height="0.446cm" fo:break-before="auto" style:use-optimal-row-height="false"/>
    </style:style>
    <style:style style:name="ro1-3048" style:family="table-row">
      <style:table-row-properties style:row-height="0.446cm" fo:break-before="auto" style:use-optimal-row-height="false"/>
    </style:style>
    <style:style style:name="ro1-3049" style:family="table-row">
      <style:table-row-properties style:row-height="0.446cm" fo:break-before="auto" style:use-optimal-row-height="false"/>
    </style:style>
    <style:style style:name="ro1-3050" style:family="table-row">
      <style:table-row-properties style:row-height="0.446cm" fo:break-before="auto" style:use-optimal-row-height="false"/>
    </style:style>
    <style:style style:name="ro1-3051" style:family="table-row">
      <style:table-row-properties style:row-height="0.446cm" fo:break-before="auto" style:use-optimal-row-height="false"/>
    </style:style>
    <style:style style:name="ro1-3052" style:family="table-row">
      <style:table-row-properties style:row-height="0.446cm" fo:break-before="auto" style:use-optimal-row-height="false"/>
    </style:style>
    <style:style style:name="ro1-3053" style:family="table-row">
      <style:table-row-properties style:row-height="0.446cm" fo:break-before="auto" style:use-optimal-row-height="false"/>
    </style:style>
    <style:style style:name="ro1-3054" style:family="table-row">
      <style:table-row-properties style:row-height="0.446cm" fo:break-before="auto" style:use-optimal-row-height="false"/>
    </style:style>
    <style:style style:name="ro1-3055" style:family="table-row">
      <style:table-row-properties style:row-height="0.446cm" fo:break-before="auto" style:use-optimal-row-height="false"/>
    </style:style>
    <style:style style:name="ro1-3056" style:family="table-row">
      <style:table-row-properties style:row-height="0.446cm" fo:break-before="auto" style:use-optimal-row-height="false"/>
    </style:style>
    <style:style style:name="ro1-3057" style:family="table-row">
      <style:table-row-properties style:row-height="0.446cm" fo:break-before="auto" style:use-optimal-row-height="false"/>
    </style:style>
    <style:style style:name="ro1-3058" style:family="table-row">
      <style:table-row-properties style:row-height="0.446cm" fo:break-before="auto" style:use-optimal-row-height="false"/>
    </style:style>
    <style:style style:name="ro1-3059" style:family="table-row">
      <style:table-row-properties style:row-height="0.446cm" fo:break-before="auto" style:use-optimal-row-height="false"/>
    </style:style>
    <style:style style:name="ro1-3060" style:family="table-row">
      <style:table-row-properties style:row-height="0.446cm" fo:break-before="auto" style:use-optimal-row-height="false"/>
    </style:style>
    <style:style style:name="ro1-3061" style:family="table-row">
      <style:table-row-properties style:row-height="0.446cm" fo:break-before="auto" style:use-optimal-row-height="false"/>
    </style:style>
    <style:style style:name="ro1-3062" style:family="table-row">
      <style:table-row-properties style:row-height="0.446cm" fo:break-before="auto" style:use-optimal-row-height="false"/>
    </style:style>
    <style:style style:name="ro1-3063" style:family="table-row">
      <style:table-row-properties style:row-height="0.446cm" fo:break-before="auto" style:use-optimal-row-height="false"/>
    </style:style>
    <style:style style:name="ro1-3064" style:family="table-row">
      <style:table-row-properties style:row-height="0.446cm" fo:break-before="auto" style:use-optimal-row-height="false"/>
    </style:style>
    <style:style style:name="ro1-3065" style:family="table-row">
      <style:table-row-properties style:row-height="0.446cm" fo:break-before="auto" style:use-optimal-row-height="false"/>
    </style:style>
    <style:style style:name="ro1-3066" style:family="table-row">
      <style:table-row-properties style:row-height="0.446cm" fo:break-before="auto" style:use-optimal-row-height="false"/>
    </style:style>
    <style:style style:name="ro1-3067" style:family="table-row">
      <style:table-row-properties style:row-height="0.446cm" fo:break-before="auto" style:use-optimal-row-height="false"/>
    </style:style>
    <style:style style:name="ro1-3068" style:family="table-row">
      <style:table-row-properties style:row-height="0.446cm" fo:break-before="auto" style:use-optimal-row-height="false"/>
    </style:style>
    <style:style style:name="ro1-3069" style:family="table-row">
      <style:table-row-properties style:row-height="0.446cm" fo:break-before="auto" style:use-optimal-row-height="false"/>
    </style:style>
    <style:style style:name="ro1-3070" style:family="table-row">
      <style:table-row-properties style:row-height="0.446cm" fo:break-before="auto" style:use-optimal-row-height="false"/>
    </style:style>
    <style:style style:name="ro1-3071" style:family="table-row">
      <style:table-row-properties style:row-height="0.446cm" fo:break-before="auto" style:use-optimal-row-height="false"/>
    </style:style>
    <style:style style:name="ro1-3072" style:family="table-row">
      <style:table-row-properties style:row-height="0.446cm" fo:break-before="auto" style:use-optimal-row-height="false"/>
    </style:style>
    <style:style style:name="ro1-3073" style:family="table-row">
      <style:table-row-properties style:row-height="0.446cm" fo:break-before="auto" style:use-optimal-row-height="false"/>
    </style:style>
    <style:style style:name="ro1-3074" style:family="table-row">
      <style:table-row-properties style:row-height="0.446cm" fo:break-before="auto" style:use-optimal-row-height="false"/>
    </style:style>
    <style:style style:name="ro1-3075" style:family="table-row">
      <style:table-row-properties style:row-height="0.446cm" fo:break-before="auto" style:use-optimal-row-height="false"/>
    </style:style>
    <style:style style:name="ro1-3076" style:family="table-row">
      <style:table-row-properties style:row-height="0.446cm" fo:break-before="auto" style:use-optimal-row-height="false"/>
    </style:style>
    <style:style style:name="ro1-3077" style:family="table-row">
      <style:table-row-properties style:row-height="0.446cm" fo:break-before="auto" style:use-optimal-row-height="false"/>
    </style:style>
    <style:style style:name="ro1-3078" style:family="table-row">
      <style:table-row-properties style:row-height="0.446cm" fo:break-before="auto" style:use-optimal-row-height="false"/>
    </style:style>
    <style:style style:name="ro1-3079" style:family="table-row">
      <style:table-row-properties style:row-height="0.446cm" fo:break-before="auto" style:use-optimal-row-height="false"/>
    </style:style>
    <style:style style:name="ro1-3080" style:family="table-row">
      <style:table-row-properties style:row-height="0.446cm" fo:break-before="auto" style:use-optimal-row-height="false"/>
    </style:style>
    <style:style style:name="ro1-3081" style:family="table-row">
      <style:table-row-properties style:row-height="0.446cm" fo:break-before="auto" style:use-optimal-row-height="false"/>
    </style:style>
    <style:style style:name="ro1-3082" style:family="table-row">
      <style:table-row-properties style:row-height="0.446cm" fo:break-before="auto" style:use-optimal-row-height="false"/>
    </style:style>
    <style:style style:name="ro1-3083" style:family="table-row">
      <style:table-row-properties style:row-height="0.446cm" fo:break-before="auto" style:use-optimal-row-height="false"/>
    </style:style>
    <style:style style:name="ro1-3084" style:family="table-row">
      <style:table-row-properties style:row-height="0.446cm" fo:break-before="auto" style:use-optimal-row-height="false"/>
    </style:style>
    <style:style style:name="ro1-3085" style:family="table-row">
      <style:table-row-properties style:row-height="0.446cm" fo:break-before="auto" style:use-optimal-row-height="false"/>
    </style:style>
    <style:style style:name="ro1-3086" style:family="table-row">
      <style:table-row-properties style:row-height="0.446cm" fo:break-before="auto" style:use-optimal-row-height="false"/>
    </style:style>
    <style:style style:name="ro1-3087" style:family="table-row">
      <style:table-row-properties style:row-height="0.446cm" fo:break-before="auto" style:use-optimal-row-height="false"/>
    </style:style>
    <style:style style:name="ro1-3088" style:family="table-row">
      <style:table-row-properties style:row-height="0.446cm" fo:break-before="auto" style:use-optimal-row-height="false"/>
    </style:style>
    <style:style style:name="ro1-3089" style:family="table-row">
      <style:table-row-properties style:row-height="0.446cm" fo:break-before="auto" style:use-optimal-row-height="false"/>
    </style:style>
    <style:style style:name="ro1-3090" style:family="table-row">
      <style:table-row-properties style:row-height="0.446cm" fo:break-before="auto" style:use-optimal-row-height="false"/>
    </style:style>
    <style:style style:name="ro1-3091" style:family="table-row">
      <style:table-row-properties style:row-height="0.446cm" fo:break-before="auto" style:use-optimal-row-height="false"/>
    </style:style>
    <style:style style:name="ro1-3092" style:family="table-row">
      <style:table-row-properties style:row-height="0.446cm" fo:break-before="auto" style:use-optimal-row-height="false"/>
    </style:style>
    <style:style style:name="ro1-3093" style:family="table-row">
      <style:table-row-properties style:row-height="0.446cm" fo:break-before="auto" style:use-optimal-row-height="false"/>
    </style:style>
    <style:style style:name="ro1-3094" style:family="table-row">
      <style:table-row-properties style:row-height="0.446cm" fo:break-before="auto" style:use-optimal-row-height="false"/>
    </style:style>
    <style:style style:name="ro1-3095" style:family="table-row">
      <style:table-row-properties style:row-height="0.446cm" fo:break-before="auto" style:use-optimal-row-height="false"/>
    </style:style>
    <style:style style:name="ro1-3096" style:family="table-row">
      <style:table-row-properties style:row-height="0.446cm" fo:break-before="auto" style:use-optimal-row-height="false"/>
    </style:style>
    <style:style style:name="ro1-3097" style:family="table-row">
      <style:table-row-properties style:row-height="0.446cm" fo:break-before="auto" style:use-optimal-row-height="false"/>
    </style:style>
    <style:style style:name="ro1-3098" style:family="table-row">
      <style:table-row-properties style:row-height="0.446cm" fo:break-before="auto" style:use-optimal-row-height="false"/>
    </style:style>
    <style:style style:name="ro1-3099" style:family="table-row">
      <style:table-row-properties style:row-height="0.446cm" fo:break-before="auto" style:use-optimal-row-height="false"/>
    </style:style>
    <style:style style:name="ro1-3100" style:family="table-row">
      <style:table-row-properties style:row-height="0.446cm" fo:break-before="auto" style:use-optimal-row-height="false"/>
    </style:style>
    <style:style style:name="ro1-3101" style:family="table-row">
      <style:table-row-properties style:row-height="0.446cm" fo:break-before="auto" style:use-optimal-row-height="false"/>
    </style:style>
    <style:style style:name="ro1-3102" style:family="table-row">
      <style:table-row-properties style:row-height="0.446cm" fo:break-before="auto" style:use-optimal-row-height="false"/>
    </style:style>
    <style:style style:name="ro1-3103" style:family="table-row">
      <style:table-row-properties style:row-height="0.446cm" fo:break-before="auto" style:use-optimal-row-height="false"/>
    </style:style>
    <style:style style:name="ro1-3104" style:family="table-row">
      <style:table-row-properties style:row-height="0.446cm" fo:break-before="auto" style:use-optimal-row-height="false"/>
    </style:style>
    <style:style style:name="ro1-3105" style:family="table-row">
      <style:table-row-properties style:row-height="0.446cm" fo:break-before="auto" style:use-optimal-row-height="false"/>
    </style:style>
    <style:style style:name="ro1-3106" style:family="table-row">
      <style:table-row-properties style:row-height="0.446cm" fo:break-before="auto" style:use-optimal-row-height="false"/>
    </style:style>
    <style:style style:name="ro1-3107" style:family="table-row">
      <style:table-row-properties style:row-height="0.446cm" fo:break-before="auto" style:use-optimal-row-height="false"/>
    </style:style>
    <style:style style:name="ro1-3108" style:family="table-row">
      <style:table-row-properties style:row-height="0.446cm" fo:break-before="auto" style:use-optimal-row-height="false"/>
    </style:style>
    <style:style style:name="ro1-3109" style:family="table-row">
      <style:table-row-properties style:row-height="0.446cm" fo:break-before="auto" style:use-optimal-row-height="false"/>
    </style:style>
    <style:style style:name="ro1-3110" style:family="table-row">
      <style:table-row-properties style:row-height="0.446cm" fo:break-before="auto" style:use-optimal-row-height="false"/>
    </style:style>
    <style:style style:name="ro1-3111" style:family="table-row">
      <style:table-row-properties style:row-height="0.446cm" fo:break-before="auto" style:use-optimal-row-height="false"/>
    </style:style>
    <style:style style:name="ro1-3112" style:family="table-row">
      <style:table-row-properties style:row-height="0.446cm" fo:break-before="auto" style:use-optimal-row-height="false"/>
    </style:style>
    <style:style style:name="ro1-3113" style:family="table-row">
      <style:table-row-properties style:row-height="0.446cm" fo:break-before="auto" style:use-optimal-row-height="false"/>
    </style:style>
    <style:style style:name="ro1-3114" style:family="table-row">
      <style:table-row-properties style:row-height="0.446cm" fo:break-before="auto" style:use-optimal-row-height="false"/>
    </style:style>
    <style:style style:name="ro1-3115" style:family="table-row">
      <style:table-row-properties style:row-height="0.446cm" fo:break-before="auto" style:use-optimal-row-height="false"/>
    </style:style>
    <style:style style:name="ro1-3116" style:family="table-row">
      <style:table-row-properties style:row-height="0.446cm" fo:break-before="auto" style:use-optimal-row-height="false"/>
    </style:style>
    <style:style style:name="ro1-3117" style:family="table-row">
      <style:table-row-properties style:row-height="0.446cm" fo:break-before="auto" style:use-optimal-row-height="false"/>
    </style:style>
    <style:style style:name="ro1-3118" style:family="table-row">
      <style:table-row-properties style:row-height="0.446cm" fo:break-before="auto" style:use-optimal-row-height="false"/>
    </style:style>
    <style:style style:name="ro1-3119" style:family="table-row">
      <style:table-row-properties style:row-height="0.446cm" fo:break-before="auto" style:use-optimal-row-height="false"/>
    </style:style>
    <style:style style:name="ro1-3120" style:family="table-row">
      <style:table-row-properties style:row-height="0.446cm" fo:break-before="auto" style:use-optimal-row-height="false"/>
    </style:style>
    <style:style style:name="ro1-3121" style:family="table-row">
      <style:table-row-properties style:row-height="0.446cm" fo:break-before="auto" style:use-optimal-row-height="false"/>
    </style:style>
    <style:style style:name="ro1-3122" style:family="table-row">
      <style:table-row-properties style:row-height="0.446cm" fo:break-before="auto" style:use-optimal-row-height="false"/>
    </style:style>
    <style:style style:name="ro1-3123" style:family="table-row">
      <style:table-row-properties style:row-height="0.446cm" fo:break-before="auto" style:use-optimal-row-height="false"/>
    </style:style>
    <style:style style:name="ro1-3124" style:family="table-row">
      <style:table-row-properties style:row-height="0.446cm" fo:break-before="auto" style:use-optimal-row-height="false"/>
    </style:style>
    <style:style style:name="ro1-3125" style:family="table-row">
      <style:table-row-properties style:row-height="0.446cm" fo:break-before="auto" style:use-optimal-row-height="false"/>
    </style:style>
    <style:style style:name="ro1-3126" style:family="table-row">
      <style:table-row-properties style:row-height="0.446cm" fo:break-before="auto" style:use-optimal-row-height="false"/>
    </style:style>
    <style:style style:name="ro1-3127" style:family="table-row">
      <style:table-row-properties style:row-height="0.446cm" fo:break-before="auto" style:use-optimal-row-height="false"/>
    </style:style>
    <style:style style:name="ro1-3128" style:family="table-row">
      <style:table-row-properties style:row-height="0.848cm" fo:break-before="auto" style:use-optimal-row-height="false"/>
    </style:style>
    <style:style style:name="ro1-3129" style:family="table-row">
      <style:table-row-properties style:row-height="0.446cm" fo:break-before="auto" style:use-optimal-row-height="false"/>
    </style:style>
    <style:style style:name="ro1-3130" style:family="table-row">
      <style:table-row-properties style:row-height="0.446cm" fo:break-before="auto" style:use-optimal-row-height="false"/>
    </style:style>
    <style:style style:name="ro1-3131" style:family="table-row">
      <style:table-row-properties style:row-height="0.446cm" fo:break-before="auto" style:use-optimal-row-height="false"/>
    </style:style>
    <style:style style:name="ro1-3132" style:family="table-row">
      <style:table-row-properties style:row-height="0.446cm" fo:break-before="auto" style:use-optimal-row-height="false"/>
    </style:style>
    <style:style style:name="ro1-3133" style:family="table-row">
      <style:table-row-properties style:row-height="0.446cm" fo:break-before="auto" style:use-optimal-row-height="false"/>
    </style:style>
    <style:style style:name="ro1-3134" style:family="table-row">
      <style:table-row-properties style:row-height="0.446cm" fo:break-before="auto" style:use-optimal-row-height="false"/>
    </style:style>
    <style:style style:name="ro1-3135" style:family="table-row">
      <style:table-row-properties style:row-height="0.446cm" fo:break-before="auto" style:use-optimal-row-height="false"/>
    </style:style>
    <style:style style:name="ro1-3136" style:family="table-row">
      <style:table-row-properties style:row-height="0.446cm" fo:break-before="auto" style:use-optimal-row-height="false"/>
    </style:style>
    <style:style style:name="ro1-3137" style:family="table-row">
      <style:table-row-properties style:row-height="0.446cm" fo:break-before="auto" style:use-optimal-row-height="false"/>
    </style:style>
    <style:style style:name="ro1-3138" style:family="table-row">
      <style:table-row-properties style:row-height="0.446cm" fo:break-before="auto" style:use-optimal-row-height="false"/>
    </style:style>
    <style:style style:name="ro1-3139" style:family="table-row">
      <style:table-row-properties style:row-height="0.446cm" fo:break-before="auto" style:use-optimal-row-height="false"/>
    </style:style>
    <style:style style:name="ro1-3140" style:family="table-row">
      <style:table-row-properties style:row-height="0.446cm" fo:break-before="auto" style:use-optimal-row-height="false"/>
    </style:style>
    <style:style style:name="ro1-3141" style:family="table-row">
      <style:table-row-properties style:row-height="0.446cm" fo:break-before="auto" style:use-optimal-row-height="false"/>
    </style:style>
    <style:style style:name="ro1-3142" style:family="table-row">
      <style:table-row-properties style:row-height="0.446cm" fo:break-before="auto" style:use-optimal-row-height="false"/>
    </style:style>
    <style:style style:name="ro1-3143" style:family="table-row">
      <style:table-row-properties style:row-height="0.446cm" fo:break-before="auto" style:use-optimal-row-height="false"/>
    </style:style>
    <style:style style:name="ro1-3144" style:family="table-row">
      <style:table-row-properties style:row-height="0.848cm" fo:break-before="auto" style:use-optimal-row-height="false"/>
    </style:style>
    <style:style style:name="ro1-3145" style:family="table-row">
      <style:table-row-properties style:row-height="0.446cm" fo:break-before="auto" style:use-optimal-row-height="false"/>
    </style:style>
    <style:style style:name="ro1-3146" style:family="table-row">
      <style:table-row-properties style:row-height="0.446cm" fo:break-before="auto" style:use-optimal-row-height="false"/>
    </style:style>
    <style:style style:name="ro1-3147" style:family="table-row">
      <style:table-row-properties style:row-height="0.446cm" fo:break-before="auto" style:use-optimal-row-height="false"/>
    </style:style>
    <style:style style:name="ro1-3148" style:family="table-row">
      <style:table-row-properties style:row-height="0.446cm" fo:break-before="auto" style:use-optimal-row-height="false"/>
    </style:style>
    <style:style style:name="ro1-3149" style:family="table-row">
      <style:table-row-properties style:row-height="0.446cm" fo:break-before="auto" style:use-optimal-row-height="false"/>
    </style:style>
    <style:style style:name="ro1-3150" style:family="table-row">
      <style:table-row-properties style:row-height="0.446cm" fo:break-before="auto" style:use-optimal-row-height="false"/>
    </style:style>
    <style:style style:name="ro1-3151" style:family="table-row">
      <style:table-row-properties style:row-height="0.446cm" fo:break-before="auto" style:use-optimal-row-height="false"/>
    </style:style>
    <style:style style:name="ro1-3152" style:family="table-row">
      <style:table-row-properties style:row-height="0.446cm" fo:break-before="auto" style:use-optimal-row-height="false"/>
    </style:style>
    <style:style style:name="ro1-3153" style:family="table-row">
      <style:table-row-properties style:row-height="0.446cm" fo:break-before="auto" style:use-optimal-row-height="false"/>
    </style:style>
    <style:style style:name="ro1-3154" style:family="table-row">
      <style:table-row-properties style:row-height="0.446cm" fo:break-before="auto" style:use-optimal-row-height="false"/>
    </style:style>
    <style:style style:name="ro1-3155" style:family="table-row">
      <style:table-row-properties style:row-height="0.446cm" fo:break-before="auto" style:use-optimal-row-height="false"/>
    </style:style>
    <style:style style:name="ro1-3156" style:family="table-row">
      <style:table-row-properties style:row-height="0.446cm" fo:break-before="auto" style:use-optimal-row-height="false"/>
    </style:style>
    <style:style style:name="ro1-3157" style:family="table-row">
      <style:table-row-properties style:row-height="0.446cm" fo:break-before="auto" style:use-optimal-row-height="false"/>
    </style:style>
    <style:style style:name="ro1-3158" style:family="table-row">
      <style:table-row-properties style:row-height="0.446cm" fo:break-before="auto" style:use-optimal-row-height="false"/>
    </style:style>
    <style:style style:name="ro1-3159" style:family="table-row">
      <style:table-row-properties style:row-height="0.446cm" fo:break-before="auto" style:use-optimal-row-height="false"/>
    </style:style>
    <style:style style:name="ro1-3160" style:family="table-row">
      <style:table-row-properties style:row-height="0.446cm" fo:break-before="auto" style:use-optimal-row-height="false"/>
    </style:style>
    <style:style style:name="ro1-3161" style:family="table-row">
      <style:table-row-properties style:row-height="0.446cm" fo:break-before="auto" style:use-optimal-row-height="false"/>
    </style:style>
    <style:style style:name="ro1-3162" style:family="table-row">
      <style:table-row-properties style:row-height="0.446cm" fo:break-before="auto" style:use-optimal-row-height="false"/>
    </style:style>
    <style:style style:name="ro1-3163" style:family="table-row">
      <style:table-row-properties style:row-height="0.446cm" fo:break-before="auto" style:use-optimal-row-height="false"/>
    </style:style>
    <style:style style:name="ro1-3164" style:family="table-row">
      <style:table-row-properties style:row-height="0.848cm" fo:break-before="auto" style:use-optimal-row-height="false"/>
    </style:style>
    <style:style style:name="ro1-3165" style:family="table-row">
      <style:table-row-properties style:row-height="0.446cm" fo:break-before="auto" style:use-optimal-row-height="false"/>
    </style:style>
    <style:style style:name="ro1-3166" style:family="table-row">
      <style:table-row-properties style:row-height="0.446cm" fo:break-before="auto" style:use-optimal-row-height="false"/>
    </style:style>
    <style:style style:name="ro1-3167" style:family="table-row">
      <style:table-row-properties style:row-height="0.446cm" fo:break-before="auto" style:use-optimal-row-height="false"/>
    </style:style>
    <style:style style:name="ro1-3168" style:family="table-row">
      <style:table-row-properties style:row-height="0.446cm" fo:break-before="auto" style:use-optimal-row-height="false"/>
    </style:style>
    <style:style style:name="ro1-3169" style:family="table-row">
      <style:table-row-properties style:row-height="0.446cm" fo:break-before="auto" style:use-optimal-row-height="false"/>
    </style:style>
    <style:style style:name="ro1-3170" style:family="table-row">
      <style:table-row-properties style:row-height="0.446cm" fo:break-before="auto" style:use-optimal-row-height="false"/>
    </style:style>
    <style:style style:name="ro1-3171" style:family="table-row">
      <style:table-row-properties style:row-height="0.446cm" fo:break-before="auto" style:use-optimal-row-height="false"/>
    </style:style>
    <style:style style:name="ro1-3172" style:family="table-row">
      <style:table-row-properties style:row-height="0.446cm" fo:break-before="auto" style:use-optimal-row-height="false"/>
    </style:style>
    <style:style style:name="ro1-3173" style:family="table-row">
      <style:table-row-properties style:row-height="0.446cm" fo:break-before="auto" style:use-optimal-row-height="false"/>
    </style:style>
    <style:style style:name="ro1-3174" style:family="table-row">
      <style:table-row-properties style:row-height="0.446cm" fo:break-before="auto" style:use-optimal-row-height="false"/>
    </style:style>
    <style:style style:name="ro1-3175" style:family="table-row">
      <style:table-row-properties style:row-height="0.446cm" fo:break-before="auto" style:use-optimal-row-height="false"/>
    </style:style>
    <style:style style:name="ro1-3176" style:family="table-row">
      <style:table-row-properties style:row-height="0.446cm" fo:break-before="auto" style:use-optimal-row-height="false"/>
    </style:style>
    <style:style style:name="ro1-3177" style:family="table-row">
      <style:table-row-properties style:row-height="0.446cm" fo:break-before="auto" style:use-optimal-row-height="false"/>
    </style:style>
    <style:style style:name="ro1-3178" style:family="table-row">
      <style:table-row-properties style:row-height="0.446cm" fo:break-before="auto" style:use-optimal-row-height="false"/>
    </style:style>
    <style:style style:name="ro1-3179" style:family="table-row">
      <style:table-row-properties style:row-height="0.446cm" fo:break-before="auto" style:use-optimal-row-height="false"/>
    </style:style>
    <style:style style:name="ro1-3180" style:family="table-row">
      <style:table-row-properties style:row-height="0.848cm" fo:break-before="auto" style:use-optimal-row-height="false"/>
    </style:style>
    <style:style style:name="ro1-3181" style:family="table-row">
      <style:table-row-properties style:row-height="0.848cm" fo:break-before="auto" style:use-optimal-row-height="false"/>
    </style:style>
    <style:style style:name="ro1-3182" style:family="table-row">
      <style:table-row-properties style:row-height="0.446cm" fo:break-before="auto" style:use-optimal-row-height="false"/>
    </style:style>
    <style:style style:name="ro1-3183" style:family="table-row">
      <style:table-row-properties style:row-height="0.446cm" fo:break-before="auto" style:use-optimal-row-height="false"/>
    </style:style>
    <style:style style:name="ro1-3184" style:family="table-row">
      <style:table-row-properties style:row-height="0.446cm" fo:break-before="auto" style:use-optimal-row-height="false"/>
    </style:style>
    <style:style style:name="ro1-3185" style:family="table-row">
      <style:table-row-properties style:row-height="0.446cm" fo:break-before="auto" style:use-optimal-row-height="false"/>
    </style:style>
    <style:style style:name="ro1-3186" style:family="table-row">
      <style:table-row-properties style:row-height="0.446cm" fo:break-before="auto" style:use-optimal-row-height="false"/>
    </style:style>
    <style:style style:name="ro1-3187" style:family="table-row">
      <style:table-row-properties style:row-height="0.848cm" fo:break-before="auto" style:use-optimal-row-height="false"/>
    </style:style>
    <style:style style:name="ro1-3188" style:family="table-row">
      <style:table-row-properties style:row-height="0.446cm" fo:break-before="auto" style:use-optimal-row-height="false"/>
    </style:style>
    <style:style style:name="ro1-3189" style:family="table-row">
      <style:table-row-properties style:row-height="0.446cm" fo:break-before="auto" style:use-optimal-row-height="false"/>
    </style:style>
    <style:style style:name="ro1-3190" style:family="table-row">
      <style:table-row-properties style:row-height="0.446cm" fo:break-before="auto" style:use-optimal-row-height="false"/>
    </style:style>
    <style:style style:name="ro1-3191" style:family="table-row">
      <style:table-row-properties style:row-height="0.446cm" fo:break-before="auto" style:use-optimal-row-height="false"/>
    </style:style>
    <style:style style:name="ro1-3192" style:family="table-row">
      <style:table-row-properties style:row-height="0.446cm" fo:break-before="auto" style:use-optimal-row-height="false"/>
    </style:style>
    <style:style style:name="ro1-3193" style:family="table-row">
      <style:table-row-properties style:row-height="0.446cm" fo:break-before="auto" style:use-optimal-row-height="false"/>
    </style:style>
    <style:style style:name="ro1-3194" style:family="table-row">
      <style:table-row-properties style:row-height="0.446cm" fo:break-before="auto" style:use-optimal-row-height="false"/>
    </style:style>
    <style:style style:name="ro1-3195" style:family="table-row">
      <style:table-row-properties style:row-height="0.446cm" fo:break-before="auto" style:use-optimal-row-height="false"/>
    </style:style>
    <style:style style:name="ro1-3196" style:family="table-row">
      <style:table-row-properties style:row-height="0.446cm" fo:break-before="auto" style:use-optimal-row-height="false"/>
    </style:style>
    <style:style style:name="ro1-3197" style:family="table-row">
      <style:table-row-properties style:row-height="0.848cm" fo:break-before="auto" style:use-optimal-row-height="false"/>
    </style:style>
    <style:style style:name="ro1-3198" style:family="table-row">
      <style:table-row-properties style:row-height="0.446cm" fo:break-before="auto" style:use-optimal-row-height="false"/>
    </style:style>
    <style:style style:name="ro1-3199" style:family="table-row">
      <style:table-row-properties style:row-height="0.446cm" fo:break-before="auto" style:use-optimal-row-height="false"/>
    </style:style>
    <style:style style:name="ro1-3200" style:family="table-row">
      <style:table-row-properties style:row-height="0.446cm" fo:break-before="auto" style:use-optimal-row-height="false"/>
    </style:style>
    <style:style style:name="ro1-3201" style:family="table-row">
      <style:table-row-properties style:row-height="0.446cm" fo:break-before="auto" style:use-optimal-row-height="false"/>
    </style:style>
    <style:style style:name="ro1-3202" style:family="table-row">
      <style:table-row-properties style:row-height="0.446cm" fo:break-before="auto" style:use-optimal-row-height="false"/>
    </style:style>
    <style:style style:name="ro1-3203" style:family="table-row">
      <style:table-row-properties style:row-height="0.446cm" fo:break-before="auto" style:use-optimal-row-height="false"/>
    </style:style>
    <style:style style:name="ro1-3204" style:family="table-row">
      <style:table-row-properties style:row-height="0.446cm" fo:break-before="auto" style:use-optimal-row-height="false"/>
    </style:style>
    <style:style style:name="ro1-3205" style:family="table-row">
      <style:table-row-properties style:row-height="0.446cm" fo:break-before="auto" style:use-optimal-row-height="false"/>
    </style:style>
    <style:style style:name="ro1-3206" style:family="table-row">
      <style:table-row-properties style:row-height="0.446cm" fo:break-before="auto" style:use-optimal-row-height="false"/>
    </style:style>
    <style:style style:name="ro1-3207" style:family="table-row">
      <style:table-row-properties style:row-height="0.446cm" fo:break-before="auto" style:use-optimal-row-height="false"/>
    </style:style>
    <style:style style:name="ro1-3208" style:family="table-row">
      <style:table-row-properties style:row-height="0.446cm" fo:break-before="auto" style:use-optimal-row-height="false"/>
    </style:style>
    <style:style style:name="ro1-3209" style:family="table-row">
      <style:table-row-properties style:row-height="0.446cm" fo:break-before="auto" style:use-optimal-row-height="false"/>
    </style:style>
    <style:style style:name="ro1-3210" style:family="table-row">
      <style:table-row-properties style:row-height="0.446cm" fo:break-before="auto" style:use-optimal-row-height="false"/>
    </style:style>
    <style:style style:name="ro1-3211" style:family="table-row">
      <style:table-row-properties style:row-height="0.446cm" fo:break-before="auto" style:use-optimal-row-height="false"/>
    </style:style>
    <style:style style:name="ro1-3212" style:family="table-row">
      <style:table-row-properties style:row-height="0.446cm" fo:break-before="auto" style:use-optimal-row-height="false"/>
    </style:style>
    <style:style style:name="ro1-3213" style:family="table-row">
      <style:table-row-properties style:row-height="0.446cm" fo:break-before="auto" style:use-optimal-row-height="false"/>
    </style:style>
    <style:style style:name="ro1-3214" style:family="table-row">
      <style:table-row-properties style:row-height="0.446cm" fo:break-before="auto" style:use-optimal-row-height="false"/>
    </style:style>
    <style:style style:name="ro1-3215" style:family="table-row">
      <style:table-row-properties style:row-height="0.446cm" fo:break-before="auto" style:use-optimal-row-height="false"/>
    </style:style>
    <style:style style:name="ro1-3216" style:family="table-row">
      <style:table-row-properties style:row-height="0.446cm" fo:break-before="auto" style:use-optimal-row-height="false"/>
    </style:style>
    <style:style style:name="ro1-3217" style:family="table-row">
      <style:table-row-properties style:row-height="0.446cm" fo:break-before="auto" style:use-optimal-row-height="false"/>
    </style:style>
    <style:style style:name="ro1-3218" style:family="table-row">
      <style:table-row-properties style:row-height="0.446cm" fo:break-before="auto" style:use-optimal-row-height="false"/>
    </style:style>
    <style:style style:name="ro1-3219" style:family="table-row">
      <style:table-row-properties style:row-height="0.446cm" fo:break-before="auto" style:use-optimal-row-height="false"/>
    </style:style>
    <style:style style:name="ro1-3220" style:family="table-row">
      <style:table-row-properties style:row-height="0.446cm" fo:break-before="auto" style:use-optimal-row-height="false"/>
    </style:style>
    <style:style style:name="ro1-3221" style:family="table-row">
      <style:table-row-properties style:row-height="0.446cm" fo:break-before="auto" style:use-optimal-row-height="false"/>
    </style:style>
    <style:style style:name="ro1-3222" style:family="table-row">
      <style:table-row-properties style:row-height="0.446cm" fo:break-before="auto" style:use-optimal-row-height="false"/>
    </style:style>
    <style:style style:name="ro1-3223" style:family="table-row">
      <style:table-row-properties style:row-height="0.446cm" fo:break-before="auto" style:use-optimal-row-height="false"/>
    </style:style>
    <style:style style:name="ro1-3224" style:family="table-row">
      <style:table-row-properties style:row-height="0.446cm" fo:break-before="auto" style:use-optimal-row-height="false"/>
    </style:style>
    <style:style style:name="ro1-3225" style:family="table-row">
      <style:table-row-properties style:row-height="0.446cm" fo:break-before="auto" style:use-optimal-row-height="false"/>
    </style:style>
    <style:style style:name="ro1-3226" style:family="table-row">
      <style:table-row-properties style:row-height="0.446cm" fo:break-before="auto" style:use-optimal-row-height="false"/>
    </style:style>
    <style:style style:name="ro1-3227" style:family="table-row">
      <style:table-row-properties style:row-height="0.446cm" fo:break-before="auto" style:use-optimal-row-height="false"/>
    </style:style>
    <style:style style:name="ro1-3228" style:family="table-row">
      <style:table-row-properties style:row-height="0.446cm" fo:break-before="auto" style:use-optimal-row-height="false"/>
    </style:style>
    <style:style style:name="ro1-3229" style:family="table-row">
      <style:table-row-properties style:row-height="0.446cm" fo:break-before="auto" style:use-optimal-row-height="false"/>
    </style:style>
    <style:style style:name="ro1-3230" style:family="table-row">
      <style:table-row-properties style:row-height="0.446cm" fo:break-before="auto" style:use-optimal-row-height="false"/>
    </style:style>
    <style:style style:name="ro1-3231" style:family="table-row">
      <style:table-row-properties style:row-height="0.446cm" fo:break-before="auto" style:use-optimal-row-height="false"/>
    </style:style>
    <style:style style:name="ro1-3232" style:family="table-row">
      <style:table-row-properties style:row-height="0.446cm" fo:break-before="auto" style:use-optimal-row-height="false"/>
    </style:style>
    <style:style style:name="ro1-3233" style:family="table-row">
      <style:table-row-properties style:row-height="0.446cm" fo:break-before="auto" style:use-optimal-row-height="false"/>
    </style:style>
    <style:style style:name="ro1-3234" style:family="table-row">
      <style:table-row-properties style:row-height="0.446cm" fo:break-before="auto" style:use-optimal-row-height="false"/>
    </style:style>
    <style:style style:name="ro1-3235" style:family="table-row">
      <style:table-row-properties style:row-height="0.446cm" fo:break-before="auto" style:use-optimal-row-height="false"/>
    </style:style>
    <style:style style:name="ro1-3236" style:family="table-row">
      <style:table-row-properties style:row-height="0.446cm" fo:break-before="auto" style:use-optimal-row-height="false"/>
    </style:style>
    <style:style style:name="ro1-3237" style:family="table-row">
      <style:table-row-properties style:row-height="0.446cm" fo:break-before="auto" style:use-optimal-row-height="false"/>
    </style:style>
    <style:style style:name="ro1-3238" style:family="table-row">
      <style:table-row-properties style:row-height="0.446cm" fo:break-before="auto" style:use-optimal-row-height="false"/>
    </style:style>
    <style:style style:name="ro1-3239" style:family="table-row">
      <style:table-row-properties style:row-height="0.446cm" fo:break-before="auto" style:use-optimal-row-height="false"/>
    </style:style>
    <style:style style:name="ro1-3240" style:family="table-row">
      <style:table-row-properties style:row-height="0.446cm" fo:break-before="auto" style:use-optimal-row-height="false"/>
    </style:style>
    <style:style style:name="ro1-3241" style:family="table-row">
      <style:table-row-properties style:row-height="0.446cm" fo:break-before="auto" style:use-optimal-row-height="false"/>
    </style:style>
    <style:style style:name="ro1-3242" style:family="table-row">
      <style:table-row-properties style:row-height="0.446cm" fo:break-before="auto" style:use-optimal-row-height="false"/>
    </style:style>
    <style:style style:name="ro1-3243" style:family="table-row">
      <style:table-row-properties style:row-height="0.446cm" fo:break-before="auto" style:use-optimal-row-height="false"/>
    </style:style>
    <style:style style:name="ro1-3244" style:family="table-row">
      <style:table-row-properties style:row-height="0.446cm" fo:break-before="auto" style:use-optimal-row-height="false"/>
    </style:style>
    <style:style style:name="ro1-3245" style:family="table-row">
      <style:table-row-properties style:row-height="0.446cm" fo:break-before="auto" style:use-optimal-row-height="false"/>
    </style:style>
    <style:style style:name="ro1-3246" style:family="table-row">
      <style:table-row-properties style:row-height="0.446cm" fo:break-before="auto" style:use-optimal-row-height="false"/>
    </style:style>
    <style:style style:name="ro1-3247" style:family="table-row">
      <style:table-row-properties style:row-height="0.446cm" fo:break-before="auto" style:use-optimal-row-height="false"/>
    </style:style>
    <style:style style:name="ro1-3248" style:family="table-row">
      <style:table-row-properties style:row-height="0.446cm" fo:break-before="auto" style:use-optimal-row-height="false"/>
    </style:style>
    <style:style style:name="ro1-3249" style:family="table-row">
      <style:table-row-properties style:row-height="0.446cm" fo:break-before="auto" style:use-optimal-row-height="false"/>
    </style:style>
    <style:style style:name="ro1-3250" style:family="table-row">
      <style:table-row-properties style:row-height="0.446cm" fo:break-before="auto" style:use-optimal-row-height="false"/>
    </style:style>
    <style:style style:name="ro1-3251" style:family="table-row">
      <style:table-row-properties style:row-height="0.446cm" fo:break-before="auto" style:use-optimal-row-height="false"/>
    </style:style>
    <style:style style:name="ro1-3252" style:family="table-row">
      <style:table-row-properties style:row-height="0.446cm" fo:break-before="auto" style:use-optimal-row-height="false"/>
    </style:style>
    <style:style style:name="ro1-3253" style:family="table-row">
      <style:table-row-properties style:row-height="0.446cm" fo:break-before="auto" style:use-optimal-row-height="false"/>
    </style:style>
    <style:style style:name="ro1-3254" style:family="table-row">
      <style:table-row-properties style:row-height="0.446cm" fo:break-before="auto" style:use-optimal-row-height="false"/>
    </style:style>
    <style:style style:name="ro1-3255" style:family="table-row">
      <style:table-row-properties style:row-height="0.446cm" fo:break-before="auto" style:use-optimal-row-height="false"/>
    </style:style>
    <style:style style:name="ro1-3256" style:family="table-row">
      <style:table-row-properties style:row-height="0.446cm" fo:break-before="auto" style:use-optimal-row-height="false"/>
    </style:style>
    <style:style style:name="ro1-3257" style:family="table-row">
      <style:table-row-properties style:row-height="0.446cm" fo:break-before="auto" style:use-optimal-row-height="false"/>
    </style:style>
    <style:style style:name="ro1-3258" style:family="table-row">
      <style:table-row-properties style:row-height="0.446cm" fo:break-before="auto" style:use-optimal-row-height="false"/>
    </style:style>
    <style:style style:name="ro1-3259" style:family="table-row">
      <style:table-row-properties style:row-height="0.446cm" fo:break-before="auto" style:use-optimal-row-height="false"/>
    </style:style>
    <style:style style:name="ro1-3260" style:family="table-row">
      <style:table-row-properties style:row-height="0.446cm" fo:break-before="auto" style:use-optimal-row-height="false"/>
    </style:style>
    <style:style style:name="ro1-3261" style:family="table-row">
      <style:table-row-properties style:row-height="0.446cm" fo:break-before="auto" style:use-optimal-row-height="false"/>
    </style:style>
    <style:style style:name="ro1-3262" style:family="table-row">
      <style:table-row-properties style:row-height="0.446cm" fo:break-before="auto" style:use-optimal-row-height="false"/>
    </style:style>
    <style:style style:name="ro1-3263" style:family="table-row">
      <style:table-row-properties style:row-height="0.446cm" fo:break-before="auto" style:use-optimal-row-height="false"/>
    </style:style>
    <style:style style:name="ro1-3264" style:family="table-row">
      <style:table-row-properties style:row-height="0.446cm" fo:break-before="auto" style:use-optimal-row-height="false"/>
    </style:style>
    <style:style style:name="ro1-3265" style:family="table-row">
      <style:table-row-properties style:row-height="0.446cm" fo:break-before="auto" style:use-optimal-row-height="false"/>
    </style:style>
    <style:style style:name="ro1-3266" style:family="table-row">
      <style:table-row-properties style:row-height="0.446cm" fo:break-before="auto" style:use-optimal-row-height="false"/>
    </style:style>
    <style:style style:name="ro1-3267" style:family="table-row">
      <style:table-row-properties style:row-height="0.446cm" fo:break-before="auto" style:use-optimal-row-height="false"/>
    </style:style>
    <style:style style:name="ro1-3268" style:family="table-row">
      <style:table-row-properties style:row-height="0.446cm" fo:break-before="auto" style:use-optimal-row-height="false"/>
    </style:style>
    <style:style style:name="ro1-3269" style:family="table-row">
      <style:table-row-properties style:row-height="0.446cm" fo:break-before="auto" style:use-optimal-row-height="false"/>
    </style:style>
    <style:style style:name="ro1-3270" style:family="table-row">
      <style:table-row-properties style:row-height="0.446cm" fo:break-before="auto" style:use-optimal-row-height="false"/>
    </style:style>
    <style:style style:name="ro1-3271" style:family="table-row">
      <style:table-row-properties style:row-height="0.446cm" fo:break-before="auto" style:use-optimal-row-height="false"/>
    </style:style>
    <style:style style:name="ro1-3272" style:family="table-row">
      <style:table-row-properties style:row-height="0.446cm" fo:break-before="auto" style:use-optimal-row-height="false"/>
    </style:style>
    <style:style style:name="ro1-3273" style:family="table-row">
      <style:table-row-properties style:row-height="0.446cm" fo:break-before="auto" style:use-optimal-row-height="false"/>
    </style:style>
    <style:style style:name="ro1-3274" style:family="table-row">
      <style:table-row-properties style:row-height="0.446cm" fo:break-before="auto" style:use-optimal-row-height="false"/>
    </style:style>
    <style:style style:name="ro1-3275" style:family="table-row">
      <style:table-row-properties style:row-height="0.446cm" fo:break-before="auto" style:use-optimal-row-height="false"/>
    </style:style>
    <style:style style:name="ro1-3276" style:family="table-row">
      <style:table-row-properties style:row-height="0.446cm" fo:break-before="auto" style:use-optimal-row-height="false"/>
    </style:style>
    <style:style style:name="ro1-3277" style:family="table-row">
      <style:table-row-properties style:row-height="0.446cm" fo:break-before="auto" style:use-optimal-row-height="false"/>
    </style:style>
    <style:style style:name="ro1-3278" style:family="table-row">
      <style:table-row-properties style:row-height="0.446cm" fo:break-before="auto" style:use-optimal-row-height="false"/>
    </style:style>
    <style:style style:name="ro1-3279" style:family="table-row">
      <style:table-row-properties style:row-height="0.446cm" fo:break-before="auto" style:use-optimal-row-height="false"/>
    </style:style>
    <style:style style:name="ro1-3280" style:family="table-row">
      <style:table-row-properties style:row-height="0.446cm" fo:break-before="auto" style:use-optimal-row-height="false"/>
    </style:style>
    <style:style style:name="ro1-3281" style:family="table-row">
      <style:table-row-properties style:row-height="0.848cm" fo:break-before="auto" style:use-optimal-row-height="false"/>
    </style:style>
    <style:style style:name="ro1-3282" style:family="table-row">
      <style:table-row-properties style:row-height="0.446cm" fo:break-before="auto" style:use-optimal-row-height="false"/>
    </style:style>
    <style:style style:name="ro1-3283" style:family="table-row">
      <style:table-row-properties style:row-height="0.446cm" fo:break-before="auto" style:use-optimal-row-height="false"/>
    </style:style>
    <style:style style:name="ro1-3284" style:family="table-row">
      <style:table-row-properties style:row-height="0.446cm" fo:break-before="auto" style:use-optimal-row-height="false"/>
    </style:style>
    <style:style style:name="ro1-3285" style:family="table-row">
      <style:table-row-properties style:row-height="0.446cm" fo:break-before="auto" style:use-optimal-row-height="false"/>
    </style:style>
    <style:style style:name="ro1-3286" style:family="table-row">
      <style:table-row-properties style:row-height="0.446cm" fo:break-before="auto" style:use-optimal-row-height="false"/>
    </style:style>
    <style:style style:name="ro1-3287" style:family="table-row">
      <style:table-row-properties style:row-height="0.446cm" fo:break-before="auto" style:use-optimal-row-height="false"/>
    </style:style>
    <style:style style:name="ro1-3288" style:family="table-row">
      <style:table-row-properties style:row-height="0.446cm" fo:break-before="auto" style:use-optimal-row-height="false"/>
    </style:style>
    <style:style style:name="ro1-3289" style:family="table-row">
      <style:table-row-properties style:row-height="0.446cm" fo:break-before="auto" style:use-optimal-row-height="false"/>
    </style:style>
    <style:style style:name="ro1-3290" style:family="table-row">
      <style:table-row-properties style:row-height="0.446cm" fo:break-before="auto" style:use-optimal-row-height="false"/>
    </style:style>
    <style:style style:name="ro1-3291" style:family="table-row">
      <style:table-row-properties style:row-height="0.446cm" fo:break-before="auto" style:use-optimal-row-height="false"/>
    </style:style>
    <style:style style:name="ro1-3292" style:family="table-row">
      <style:table-row-properties style:row-height="0.446cm" fo:break-before="auto" style:use-optimal-row-height="false"/>
    </style:style>
    <style:style style:name="ro1-3293" style:family="table-row">
      <style:table-row-properties style:row-height="0.446cm" fo:break-before="auto" style:use-optimal-row-height="false"/>
    </style:style>
    <style:style style:name="ro1-3294" style:family="table-row">
      <style:table-row-properties style:row-height="0.446cm" fo:break-before="auto" style:use-optimal-row-height="false"/>
    </style:style>
    <style:style style:name="ro1-3295" style:family="table-row">
      <style:table-row-properties style:row-height="0.446cm" fo:break-before="auto" style:use-optimal-row-height="false"/>
    </style:style>
    <style:style style:name="ro1-3296" style:family="table-row">
      <style:table-row-properties style:row-height="0.446cm" fo:break-before="auto" style:use-optimal-row-height="false"/>
    </style:style>
    <style:style style:name="ro1-3297" style:family="table-row">
      <style:table-row-properties style:row-height="0.446cm" fo:break-before="auto" style:use-optimal-row-height="false"/>
    </style:style>
    <style:style style:name="ro1-3298" style:family="table-row">
      <style:table-row-properties style:row-height="0.446cm" fo:break-before="auto" style:use-optimal-row-height="false"/>
    </style:style>
    <style:style style:name="ro1-3299" style:family="table-row">
      <style:table-row-properties style:row-height="0.446cm" fo:break-before="auto" style:use-optimal-row-height="false"/>
    </style:style>
    <style:style style:name="ro1-3300" style:family="table-row">
      <style:table-row-properties style:row-height="0.446cm" fo:break-before="auto" style:use-optimal-row-height="false"/>
    </style:style>
    <style:style style:name="ro1-3301" style:family="table-row">
      <style:table-row-properties style:row-height="0.446cm" fo:break-before="auto" style:use-optimal-row-height="false"/>
    </style:style>
    <style:style style:name="ro1-3302" style:family="table-row">
      <style:table-row-properties style:row-height="0.446cm" fo:break-before="auto" style:use-optimal-row-height="false"/>
    </style:style>
    <style:style style:name="ro1-3303" style:family="table-row">
      <style:table-row-properties style:row-height="0.446cm" fo:break-before="auto" style:use-optimal-row-height="false"/>
    </style:style>
    <style:style style:name="ro1-3304" style:family="table-row">
      <style:table-row-properties style:row-height="0.446cm" fo:break-before="auto" style:use-optimal-row-height="false"/>
    </style:style>
    <style:style style:name="ro1-3305" style:family="table-row">
      <style:table-row-properties style:row-height="0.446cm" fo:break-before="auto" style:use-optimal-row-height="false"/>
    </style:style>
    <style:style style:name="ro1-3306" style:family="table-row">
      <style:table-row-properties style:row-height="0.446cm" fo:break-before="auto" style:use-optimal-row-height="false"/>
    </style:style>
    <style:style style:name="ro1-3307" style:family="table-row">
      <style:table-row-properties style:row-height="0.446cm" fo:break-before="auto" style:use-optimal-row-height="false"/>
    </style:style>
    <style:style style:name="ro1-3308" style:family="table-row">
      <style:table-row-properties style:row-height="0.446cm" fo:break-before="auto" style:use-optimal-row-height="false"/>
    </style:style>
    <style:style style:name="ro1-3309" style:family="table-row">
      <style:table-row-properties style:row-height="0.446cm" fo:break-before="auto" style:use-optimal-row-height="false"/>
    </style:style>
    <style:style style:name="ro1-3310" style:family="table-row">
      <style:table-row-properties style:row-height="0.446cm" fo:break-before="auto" style:use-optimal-row-height="false"/>
    </style:style>
    <style:style style:name="ro1-3311" style:family="table-row">
      <style:table-row-properties style:row-height="0.446cm" fo:break-before="auto" style:use-optimal-row-height="false"/>
    </style:style>
    <style:style style:name="ro1-3312" style:family="table-row">
      <style:table-row-properties style:row-height="0.446cm" fo:break-before="auto" style:use-optimal-row-height="false"/>
    </style:style>
    <style:style style:name="ro1-3313" style:family="table-row">
      <style:table-row-properties style:row-height="0.446cm" fo:break-before="auto" style:use-optimal-row-height="false"/>
    </style:style>
    <style:style style:name="ro1-3314" style:family="table-row">
      <style:table-row-properties style:row-height="0.446cm" fo:break-before="auto" style:use-optimal-row-height="false"/>
    </style:style>
    <style:style style:name="ro1-3315" style:family="table-row">
      <style:table-row-properties style:row-height="0.446cm" fo:break-before="auto" style:use-optimal-row-height="false"/>
    </style:style>
    <style:style style:name="ro1-3316" style:family="table-row">
      <style:table-row-properties style:row-height="0.446cm" fo:break-before="auto" style:use-optimal-row-height="false"/>
    </style:style>
    <style:style style:name="ro1-3317" style:family="table-row">
      <style:table-row-properties style:row-height="0.446cm" fo:break-before="auto" style:use-optimal-row-height="false"/>
    </style:style>
    <style:style style:name="ro1-3318" style:family="table-row">
      <style:table-row-properties style:row-height="0.446cm" fo:break-before="auto" style:use-optimal-row-height="false"/>
    </style:style>
    <style:style style:name="ro1-3319" style:family="table-row">
      <style:table-row-properties style:row-height="0.446cm" fo:break-before="auto" style:use-optimal-row-height="false"/>
    </style:style>
    <style:style style:name="ro1-3320" style:family="table-row">
      <style:table-row-properties style:row-height="0.446cm" fo:break-before="auto" style:use-optimal-row-height="false"/>
    </style:style>
    <style:style style:name="ro1-3321" style:family="table-row">
      <style:table-row-properties style:row-height="0.446cm" fo:break-before="auto" style:use-optimal-row-height="false"/>
    </style:style>
    <style:style style:name="ro1-3322" style:family="table-row">
      <style:table-row-properties style:row-height="0.446cm" fo:break-before="auto" style:use-optimal-row-height="false"/>
    </style:style>
    <style:style style:name="ro1-3323" style:family="table-row">
      <style:table-row-properties style:row-height="0.446cm" fo:break-before="auto" style:use-optimal-row-height="false"/>
    </style:style>
    <style:style style:name="ro1-3324" style:family="table-row">
      <style:table-row-properties style:row-height="0.446cm" fo:break-before="auto" style:use-optimal-row-height="false"/>
    </style:style>
    <style:style style:name="ro1-3325" style:family="table-row">
      <style:table-row-properties style:row-height="0.446cm" fo:break-before="auto" style:use-optimal-row-height="false"/>
    </style:style>
    <style:style style:name="ro1-3326" style:family="table-row">
      <style:table-row-properties style:row-height="0.446cm" fo:break-before="auto" style:use-optimal-row-height="false"/>
    </style:style>
    <style:style style:name="ro1-3327" style:family="table-row">
      <style:table-row-properties style:row-height="0.446cm" fo:break-before="auto" style:use-optimal-row-height="false"/>
    </style:style>
    <style:style style:name="ro1-3328" style:family="table-row">
      <style:table-row-properties style:row-height="0.446cm" fo:break-before="auto" style:use-optimal-row-height="false"/>
    </style:style>
    <style:style style:name="ro1-3329" style:family="table-row">
      <style:table-row-properties style:row-height="0.446cm" fo:break-before="auto" style:use-optimal-row-height="false"/>
    </style:style>
    <style:style style:name="ro1-3330" style:family="table-row">
      <style:table-row-properties style:row-height="0.446cm" fo:break-before="auto" style:use-optimal-row-height="false"/>
    </style:style>
    <style:style style:name="ro1-3331" style:family="table-row">
      <style:table-row-properties style:row-height="0.446cm" fo:break-before="auto" style:use-optimal-row-height="false"/>
    </style:style>
    <style:style style:name="ro1-3332" style:family="table-row">
      <style:table-row-properties style:row-height="0.446cm" fo:break-before="auto" style:use-optimal-row-height="false"/>
    </style:style>
    <style:style style:name="ro1-3333" style:family="table-row">
      <style:table-row-properties style:row-height="0.446cm" fo:break-before="auto" style:use-optimal-row-height="false"/>
    </style:style>
    <style:style style:name="ro1-3334" style:family="table-row">
      <style:table-row-properties style:row-height="0.446cm" fo:break-before="auto" style:use-optimal-row-height="false"/>
    </style:style>
    <style:style style:name="ro1-3335" style:family="table-row">
      <style:table-row-properties style:row-height="0.446cm" fo:break-before="auto" style:use-optimal-row-height="false"/>
    </style:style>
    <style:style style:name="ro1-3336" style:family="table-row">
      <style:table-row-properties style:row-height="0.446cm" fo:break-before="auto" style:use-optimal-row-height="false"/>
    </style:style>
    <style:style style:name="ro1-3337" style:family="table-row">
      <style:table-row-properties style:row-height="0.446cm" fo:break-before="auto" style:use-optimal-row-height="false"/>
    </style:style>
    <style:style style:name="ro1-3338" style:family="table-row">
      <style:table-row-properties style:row-height="0.446cm" fo:break-before="auto" style:use-optimal-row-height="false"/>
    </style:style>
    <style:style style:name="ro1-3339" style:family="table-row">
      <style:table-row-properties style:row-height="0.446cm" fo:break-before="auto" style:use-optimal-row-height="false"/>
    </style:style>
    <style:style style:name="ro1-3340" style:family="table-row">
      <style:table-row-properties style:row-height="0.446cm" fo:break-before="auto" style:use-optimal-row-height="false"/>
    </style:style>
    <style:style style:name="ro1-3341" style:family="table-row">
      <style:table-row-properties style:row-height="0.446cm" fo:break-before="auto" style:use-optimal-row-height="false"/>
    </style:style>
    <style:style style:name="ro1-3342" style:family="table-row">
      <style:table-row-properties style:row-height="0.446cm" fo:break-before="auto" style:use-optimal-row-height="false"/>
    </style:style>
    <style:style style:name="ro1-3343" style:family="table-row">
      <style:table-row-properties style:row-height="0.446cm" fo:break-before="auto" style:use-optimal-row-height="false"/>
    </style:style>
    <style:style style:name="ro1-3344" style:family="table-row">
      <style:table-row-properties style:row-height="0.446cm" fo:break-before="auto" style:use-optimal-row-height="false"/>
    </style:style>
    <style:style style:name="ro1-3345" style:family="table-row">
      <style:table-row-properties style:row-height="0.446cm" fo:break-before="auto" style:use-optimal-row-height="false"/>
    </style:style>
    <style:style style:name="ro1-3346" style:family="table-row">
      <style:table-row-properties style:row-height="0.446cm" fo:break-before="auto" style:use-optimal-row-height="false"/>
    </style:style>
    <style:style style:name="ro1-3347" style:family="table-row">
      <style:table-row-properties style:row-height="0.446cm" fo:break-before="auto" style:use-optimal-row-height="false"/>
    </style:style>
    <style:style style:name="ro1-3348" style:family="table-row">
      <style:table-row-properties style:row-height="0.446cm" fo:break-before="auto" style:use-optimal-row-height="false"/>
    </style:style>
    <style:style style:name="ro1-3349" style:family="table-row">
      <style:table-row-properties style:row-height="0.446cm" fo:break-before="auto" style:use-optimal-row-height="false"/>
    </style:style>
    <style:style style:name="ro1-3350" style:family="table-row">
      <style:table-row-properties style:row-height="0.446cm" fo:break-before="auto" style:use-optimal-row-height="false"/>
    </style:style>
    <style:style style:name="ro1-3351" style:family="table-row">
      <style:table-row-properties style:row-height="0.446cm" fo:break-before="auto" style:use-optimal-row-height="false"/>
    </style:style>
    <style:style style:name="ro1-3352" style:family="table-row">
      <style:table-row-properties style:row-height="0.446cm" fo:break-before="auto" style:use-optimal-row-height="false"/>
    </style:style>
    <style:style style:name="ro1-3353" style:family="table-row">
      <style:table-row-properties style:row-height="0.446cm" fo:break-before="auto" style:use-optimal-row-height="false"/>
    </style:style>
    <style:style style:name="ro1-3354" style:family="table-row">
      <style:table-row-properties style:row-height="0.446cm" fo:break-before="auto" style:use-optimal-row-height="false"/>
    </style:style>
    <style:style style:name="ro1-3355" style:family="table-row">
      <style:table-row-properties style:row-height="0.446cm" fo:break-before="auto" style:use-optimal-row-height="false"/>
    </style:style>
    <style:style style:name="ro1-3356" style:family="table-row">
      <style:table-row-properties style:row-height="0.446cm" fo:break-before="auto" style:use-optimal-row-height="false"/>
    </style:style>
    <style:style style:name="ro1-3357" style:family="table-row">
      <style:table-row-properties style:row-height="0.446cm" fo:break-before="auto" style:use-optimal-row-height="false"/>
    </style:style>
    <style:style style:name="ro1-3358" style:family="table-row">
      <style:table-row-properties style:row-height="0.446cm" fo:break-before="auto" style:use-optimal-row-height="false"/>
    </style:style>
    <style:style style:name="ro1-3359" style:family="table-row">
      <style:table-row-properties style:row-height="0.446cm" fo:break-before="auto" style:use-optimal-row-height="false"/>
    </style:style>
    <style:style style:name="ro1-3360" style:family="table-row">
      <style:table-row-properties style:row-height="0.446cm" fo:break-before="auto" style:use-optimal-row-height="false"/>
    </style:style>
    <style:style style:name="ro1-3361" style:family="table-row">
      <style:table-row-properties style:row-height="0.848cm" fo:break-before="auto" style:use-optimal-row-height="false"/>
    </style:style>
    <style:style style:name="ro1-3362" style:family="table-row">
      <style:table-row-properties style:row-height="0.446cm" fo:break-before="auto" style:use-optimal-row-height="false"/>
    </style:style>
    <style:style style:name="ro1-3363" style:family="table-row">
      <style:table-row-properties style:row-height="0.848cm" fo:break-before="auto" style:use-optimal-row-height="false"/>
    </style:style>
    <style:style style:name="ro1-3364" style:family="table-row">
      <style:table-row-properties style:row-height="0.446cm" fo:break-before="auto" style:use-optimal-row-height="false"/>
    </style:style>
    <style:style style:name="ro1-3365" style:family="table-row">
      <style:table-row-properties style:row-height="0.446cm" fo:break-before="auto" style:use-optimal-row-height="false"/>
    </style:style>
    <style:style style:name="ro1-3366" style:family="table-row">
      <style:table-row-properties style:row-height="0.446cm" fo:break-before="auto" style:use-optimal-row-height="false"/>
    </style:style>
    <style:style style:name="ro1-3367" style:family="table-row">
      <style:table-row-properties style:row-height="0.446cm" fo:break-before="auto" style:use-optimal-row-height="false"/>
    </style:style>
    <style:style style:name="ro1-3368" style:family="table-row">
      <style:table-row-properties style:row-height="0.446cm" fo:break-before="auto" style:use-optimal-row-height="false"/>
    </style:style>
    <style:style style:name="ro1-3369" style:family="table-row">
      <style:table-row-properties style:row-height="0.446cm" fo:break-before="auto" style:use-optimal-row-height="false"/>
    </style:style>
    <style:style style:name="ro1-3370" style:family="table-row">
      <style:table-row-properties style:row-height="0.446cm" fo:break-before="auto" style:use-optimal-row-height="false"/>
    </style:style>
    <style:style style:name="ro1-3371" style:family="table-row">
      <style:table-row-properties style:row-height="0.446cm" fo:break-before="auto" style:use-optimal-row-height="false"/>
    </style:style>
    <style:style style:name="ro1-3372" style:family="table-row">
      <style:table-row-properties style:row-height="0.446cm" fo:break-before="auto" style:use-optimal-row-height="false"/>
    </style:style>
    <style:style style:name="ro1-3373" style:family="table-row">
      <style:table-row-properties style:row-height="0.446cm" fo:break-before="auto" style:use-optimal-row-height="false"/>
    </style:style>
    <style:style style:name="ro1-3374" style:family="table-row">
      <style:table-row-properties style:row-height="0.446cm" fo:break-before="auto" style:use-optimal-row-height="false"/>
    </style:style>
    <style:style style:name="ro1-3375" style:family="table-row">
      <style:table-row-properties style:row-height="0.446cm" fo:break-before="auto" style:use-optimal-row-height="false"/>
    </style:style>
    <style:style style:name="ro1-3376" style:family="table-row">
      <style:table-row-properties style:row-height="0.446cm" fo:break-before="auto" style:use-optimal-row-height="false"/>
    </style:style>
    <style:style style:name="ro1-3377" style:family="table-row">
      <style:table-row-properties style:row-height="0.446cm" fo:break-before="auto" style:use-optimal-row-height="false"/>
    </style:style>
    <style:style style:name="ro1-3378" style:family="table-row">
      <style:table-row-properties style:row-height="0.446cm" fo:break-before="auto" style:use-optimal-row-height="false"/>
    </style:style>
    <style:style style:name="ro1-3379" style:family="table-row">
      <style:table-row-properties style:row-height="0.446cm" fo:break-before="auto" style:use-optimal-row-height="false"/>
    </style:style>
    <style:style style:name="ro1-3380" style:family="table-row">
      <style:table-row-properties style:row-height="0.446cm" fo:break-before="auto" style:use-optimal-row-height="false"/>
    </style:style>
    <style:style style:name="ro1-3381" style:family="table-row">
      <style:table-row-properties style:row-height="0.446cm" fo:break-before="auto" style:use-optimal-row-height="false"/>
    </style:style>
    <style:style style:name="ro1-3382" style:family="table-row">
      <style:table-row-properties style:row-height="0.446cm" fo:break-before="auto" style:use-optimal-row-height="false"/>
    </style:style>
    <style:style style:name="ro1-3383" style:family="table-row">
      <style:table-row-properties style:row-height="0.446cm" fo:break-before="auto" style:use-optimal-row-height="false"/>
    </style:style>
    <style:style style:name="ro1-3384" style:family="table-row">
      <style:table-row-properties style:row-height="0.446cm" fo:break-before="auto" style:use-optimal-row-height="false"/>
    </style:style>
    <style:style style:name="ro1-3385" style:family="table-row">
      <style:table-row-properties style:row-height="0.848cm" fo:break-before="auto" style:use-optimal-row-height="false"/>
    </style:style>
    <style:style style:name="ro1-3386" style:family="table-row">
      <style:table-row-properties style:row-height="0.446cm" fo:break-before="auto" style:use-optimal-row-height="false"/>
    </style:style>
    <style:style style:name="ro1-3387" style:family="table-row">
      <style:table-row-properties style:row-height="0.446cm" fo:break-before="auto" style:use-optimal-row-height="false"/>
    </style:style>
    <style:style style:name="ro1-3388" style:family="table-row">
      <style:table-row-properties style:row-height="0.446cm" fo:break-before="auto" style:use-optimal-row-height="false"/>
    </style:style>
    <style:style style:name="ro1-3389" style:family="table-row">
      <style:table-row-properties style:row-height="0.446cm" fo:break-before="auto" style:use-optimal-row-height="false"/>
    </style:style>
    <style:style style:name="ro1-3390" style:family="table-row">
      <style:table-row-properties style:row-height="0.446cm" fo:break-before="auto" style:use-optimal-row-height="false"/>
    </style:style>
    <style:style style:name="ro1-3391" style:family="table-row">
      <style:table-row-properties style:row-height="0.446cm" fo:break-before="auto" style:use-optimal-row-height="false"/>
    </style:style>
    <style:style style:name="ro1-3392" style:family="table-row">
      <style:table-row-properties style:row-height="0.446cm" fo:break-before="auto" style:use-optimal-row-height="false"/>
    </style:style>
    <style:style style:name="ro1-3393" style:family="table-row">
      <style:table-row-properties style:row-height="0.446cm" fo:break-before="auto" style:use-optimal-row-height="false"/>
    </style:style>
    <style:style style:name="ro1-3394" style:family="table-row">
      <style:table-row-properties style:row-height="0.446cm" fo:break-before="auto" style:use-optimal-row-height="false"/>
    </style:style>
    <style:style style:name="ro1-3395" style:family="table-row">
      <style:table-row-properties style:row-height="0.446cm" fo:break-before="auto" style:use-optimal-row-height="false"/>
    </style:style>
    <style:style style:name="ro1-3396" style:family="table-row">
      <style:table-row-properties style:row-height="0.446cm" fo:break-before="auto" style:use-optimal-row-height="false"/>
    </style:style>
    <style:style style:name="ro1-3397" style:family="table-row">
      <style:table-row-properties style:row-height="0.446cm" fo:break-before="auto" style:use-optimal-row-height="false"/>
    </style:style>
    <style:style style:name="ro1-3398" style:family="table-row">
      <style:table-row-properties style:row-height="0.446cm" fo:break-before="auto" style:use-optimal-row-height="false"/>
    </style:style>
    <style:style style:name="ro1-3399" style:family="table-row">
      <style:table-row-properties style:row-height="0.446cm" fo:break-before="auto" style:use-optimal-row-height="false"/>
    </style:style>
    <style:style style:name="ro1-3400" style:family="table-row">
      <style:table-row-properties style:row-height="0.446cm" fo:break-before="auto" style:use-optimal-row-height="false"/>
    </style:style>
    <style:style style:name="ro1-3401" style:family="table-row">
      <style:table-row-properties style:row-height="0.446cm" fo:break-before="auto" style:use-optimal-row-height="false"/>
    </style:style>
    <style:style style:name="ro1-3402" style:family="table-row">
      <style:table-row-properties style:row-height="0.446cm" fo:break-before="auto" style:use-optimal-row-height="false"/>
    </style:style>
    <style:style style:name="ro1-3403" style:family="table-row">
      <style:table-row-properties style:row-height="0.446cm" fo:break-before="auto" style:use-optimal-row-height="false"/>
    </style:style>
    <style:style style:name="ro1-3404" style:family="table-row">
      <style:table-row-properties style:row-height="0.446cm" fo:break-before="auto" style:use-optimal-row-height="false"/>
    </style:style>
    <style:style style:name="ro1-3405" style:family="table-row">
      <style:table-row-properties style:row-height="0.446cm" fo:break-before="auto" style:use-optimal-row-height="false"/>
    </style:style>
    <style:style style:name="ro1-3406" style:family="table-row">
      <style:table-row-properties style:row-height="0.446cm" fo:break-before="auto" style:use-optimal-row-height="false"/>
    </style:style>
    <style:style style:name="ro1-3407" style:family="table-row">
      <style:table-row-properties style:row-height="0.446cm" fo:break-before="auto" style:use-optimal-row-height="false"/>
    </style:style>
    <style:style style:name="ro1-3408" style:family="table-row">
      <style:table-row-properties style:row-height="0.446cm" fo:break-before="auto" style:use-optimal-row-height="false"/>
    </style:style>
    <style:style style:name="ro1-3409" style:family="table-row">
      <style:table-row-properties style:row-height="0.446cm" fo:break-before="auto" style:use-optimal-row-height="false"/>
    </style:style>
    <style:style style:name="ro1-3410" style:family="table-row">
      <style:table-row-properties style:row-height="0.446cm" fo:break-before="auto" style:use-optimal-row-height="false"/>
    </style:style>
    <style:style style:name="ro1-3411" style:family="table-row">
      <style:table-row-properties style:row-height="0.446cm" fo:break-before="auto" style:use-optimal-row-height="false"/>
    </style:style>
    <style:style style:name="ro1-3412" style:family="table-row">
      <style:table-row-properties style:row-height="0.446cm" fo:break-before="auto" style:use-optimal-row-height="false"/>
    </style:style>
    <style:style style:name="ro1-3413" style:family="table-row">
      <style:table-row-properties style:row-height="0.446cm" fo:break-before="auto" style:use-optimal-row-height="false"/>
    </style:style>
    <style:style style:name="ro1-3414" style:family="table-row">
      <style:table-row-properties style:row-height="0.446cm" fo:break-before="auto" style:use-optimal-row-height="false"/>
    </style:style>
    <style:style style:name="ro1-3415" style:family="table-row">
      <style:table-row-properties style:row-height="0.446cm" fo:break-before="auto" style:use-optimal-row-height="false"/>
    </style:style>
    <style:style style:name="ro1-3416" style:family="table-row">
      <style:table-row-properties style:row-height="0.446cm" fo:break-before="auto" style:use-optimal-row-height="false"/>
    </style:style>
    <style:style style:name="ro1-3417" style:family="table-row">
      <style:table-row-properties style:row-height="0.446cm" fo:break-before="auto" style:use-optimal-row-height="false"/>
    </style:style>
    <style:style style:name="ro1-3418" style:family="table-row">
      <style:table-row-properties style:row-height="0.446cm" fo:break-before="auto" style:use-optimal-row-height="false"/>
    </style:style>
    <style:style style:name="ro1-3419" style:family="table-row">
      <style:table-row-properties style:row-height="0.446cm" fo:break-before="auto" style:use-optimal-row-height="false"/>
    </style:style>
    <style:style style:name="ro1-3420" style:family="table-row">
      <style:table-row-properties style:row-height="0.446cm" fo:break-before="auto" style:use-optimal-row-height="false"/>
    </style:style>
    <style:style style:name="ro1-3421" style:family="table-row">
      <style:table-row-properties style:row-height="0.446cm" fo:break-before="auto" style:use-optimal-row-height="false"/>
    </style:style>
    <style:style style:name="ro1-3422" style:family="table-row">
      <style:table-row-properties style:row-height="0.446cm" fo:break-before="auto" style:use-optimal-row-height="false"/>
    </style:style>
    <style:style style:name="ro1-3423" style:family="table-row">
      <style:table-row-properties style:row-height="0.446cm" fo:break-before="auto" style:use-optimal-row-height="false"/>
    </style:style>
    <style:style style:name="ro1-3424" style:family="table-row">
      <style:table-row-properties style:row-height="0.446cm" fo:break-before="auto" style:use-optimal-row-height="false"/>
    </style:style>
    <style:style style:name="ro1-3425" style:family="table-row">
      <style:table-row-properties style:row-height="0.446cm" fo:break-before="auto" style:use-optimal-row-height="false"/>
    </style:style>
    <style:style style:name="ro1-3426" style:family="table-row">
      <style:table-row-properties style:row-height="0.446cm" fo:break-before="auto" style:use-optimal-row-height="false"/>
    </style:style>
    <style:style style:name="ro1-3427" style:family="table-row">
      <style:table-row-properties style:row-height="0.446cm" fo:break-before="auto" style:use-optimal-row-height="false"/>
    </style:style>
    <style:style style:name="ro1-3428" style:family="table-row">
      <style:table-row-properties style:row-height="0.446cm" fo:break-before="auto" style:use-optimal-row-height="false"/>
    </style:style>
    <style:style style:name="ro1-3429" style:family="table-row">
      <style:table-row-properties style:row-height="0.446cm" fo:break-before="auto" style:use-optimal-row-height="false"/>
    </style:style>
    <style:style style:name="ro1-3430" style:family="table-row">
      <style:table-row-properties style:row-height="0.446cm" fo:break-before="auto" style:use-optimal-row-height="false"/>
    </style:style>
    <style:style style:name="ro1-3431" style:family="table-row">
      <style:table-row-properties style:row-height="0.446cm" fo:break-before="auto" style:use-optimal-row-height="false"/>
    </style:style>
    <style:style style:name="ro1-3432" style:family="table-row">
      <style:table-row-properties style:row-height="0.446cm" fo:break-before="auto" style:use-optimal-row-height="false"/>
    </style:style>
    <style:style style:name="ro1-3433" style:family="table-row">
      <style:table-row-properties style:row-height="0.446cm" fo:break-before="auto" style:use-optimal-row-height="false"/>
    </style:style>
    <style:style style:name="ro1-3434" style:family="table-row">
      <style:table-row-properties style:row-height="0.446cm" fo:break-before="auto" style:use-optimal-row-height="false"/>
    </style:style>
    <style:style style:name="ro1-3435" style:family="table-row">
      <style:table-row-properties style:row-height="0.446cm" fo:break-before="auto" style:use-optimal-row-height="false"/>
    </style:style>
    <style:style style:name="ro1-3436" style:family="table-row">
      <style:table-row-properties style:row-height="0.446cm" fo:break-before="auto" style:use-optimal-row-height="false"/>
    </style:style>
    <style:style style:name="ro1-3437" style:family="table-row">
      <style:table-row-properties style:row-height="0.446cm" fo:break-before="auto" style:use-optimal-row-height="false"/>
    </style:style>
    <style:style style:name="ro1-3438" style:family="table-row">
      <style:table-row-properties style:row-height="0.446cm" fo:break-before="auto" style:use-optimal-row-height="false"/>
    </style:style>
    <style:style style:name="ro1-3439" style:family="table-row">
      <style:table-row-properties style:row-height="0.446cm" fo:break-before="auto" style:use-optimal-row-height="false"/>
    </style:style>
    <style:style style:name="ro1-3440" style:family="table-row">
      <style:table-row-properties style:row-height="0.446cm" fo:break-before="auto" style:use-optimal-row-height="false"/>
    </style:style>
    <style:style style:name="ro1-3441" style:family="table-row">
      <style:table-row-properties style:row-height="0.446cm" fo:break-before="auto" style:use-optimal-row-height="false"/>
    </style:style>
    <style:style style:name="ro1-3442" style:family="table-row">
      <style:table-row-properties style:row-height="0.446cm" fo:break-before="auto" style:use-optimal-row-height="false"/>
    </style:style>
    <style:style style:name="ro1-3443" style:family="table-row">
      <style:table-row-properties style:row-height="0.446cm" fo:break-before="auto" style:use-optimal-row-height="false"/>
    </style:style>
    <style:style style:name="ro1-3444" style:family="table-row">
      <style:table-row-properties style:row-height="0.446cm" fo:break-before="auto" style:use-optimal-row-height="false"/>
    </style:style>
    <style:style style:name="ro1-3445" style:family="table-row">
      <style:table-row-properties style:row-height="0.446cm" fo:break-before="auto" style:use-optimal-row-height="false"/>
    </style:style>
    <style:style style:name="ro1-3446" style:family="table-row">
      <style:table-row-properties style:row-height="0.446cm" fo:break-before="auto" style:use-optimal-row-height="false"/>
    </style:style>
    <style:style style:name="ro1-3447" style:family="table-row">
      <style:table-row-properties style:row-height="0.446cm" fo:break-before="auto" style:use-optimal-row-height="false"/>
    </style:style>
    <style:style style:name="ro1-3448" style:family="table-row">
      <style:table-row-properties style:row-height="0.446cm" fo:break-before="auto" style:use-optimal-row-height="false"/>
    </style:style>
    <style:style style:name="ro1-3449" style:family="table-row">
      <style:table-row-properties style:row-height="0.446cm" fo:break-before="auto" style:use-optimal-row-height="false"/>
    </style:style>
    <style:style style:name="ro1-3450" style:family="table-row">
      <style:table-row-properties style:row-height="0.446cm" fo:break-before="auto" style:use-optimal-row-height="false"/>
    </style:style>
    <style:style style:name="ro1-3451" style:family="table-row">
      <style:table-row-properties style:row-height="0.446cm" fo:break-before="auto" style:use-optimal-row-height="false"/>
    </style:style>
    <style:style style:name="ro1-3452" style:family="table-row">
      <style:table-row-properties style:row-height="0.446cm" fo:break-before="auto" style:use-optimal-row-height="false"/>
    </style:style>
    <style:style style:name="ro1-3453" style:family="table-row">
      <style:table-row-properties style:row-height="0.446cm" fo:break-before="auto" style:use-optimal-row-height="false"/>
    </style:style>
    <style:style style:name="ro1-3454" style:family="table-row">
      <style:table-row-properties style:row-height="0.446cm" fo:break-before="auto" style:use-optimal-row-height="false"/>
    </style:style>
    <style:style style:name="ro1-3455" style:family="table-row">
      <style:table-row-properties style:row-height="0.446cm" fo:break-before="auto" style:use-optimal-row-height="false"/>
    </style:style>
    <style:style style:name="ro1-3456" style:family="table-row">
      <style:table-row-properties style:row-height="0.446cm" fo:break-before="auto" style:use-optimal-row-height="false"/>
    </style:style>
    <style:style style:name="ro1-3457" style:family="table-row">
      <style:table-row-properties style:row-height="0.446cm" fo:break-before="auto" style:use-optimal-row-height="false"/>
    </style:style>
    <style:style style:name="ro1-3458" style:family="table-row">
      <style:table-row-properties style:row-height="0.446cm" fo:break-before="auto" style:use-optimal-row-height="false"/>
    </style:style>
    <style:style style:name="ro1-3459" style:family="table-row">
      <style:table-row-properties style:row-height="0.446cm" fo:break-before="auto" style:use-optimal-row-height="false"/>
    </style:style>
    <style:style style:name="ro1-3460" style:family="table-row">
      <style:table-row-properties style:row-height="0.446cm" fo:break-before="auto" style:use-optimal-row-height="false"/>
    </style:style>
    <style:style style:name="ro1-3461" style:family="table-row">
      <style:table-row-properties style:row-height="0.446cm" fo:break-before="auto" style:use-optimal-row-height="false"/>
    </style:style>
    <style:style style:name="ro1-3462" style:family="table-row">
      <style:table-row-properties style:row-height="0.446cm" fo:break-before="auto" style:use-optimal-row-height="false"/>
    </style:style>
    <style:style style:name="ro1-3463" style:family="table-row">
      <style:table-row-properties style:row-height="0.446cm" fo:break-before="auto" style:use-optimal-row-height="false"/>
    </style:style>
    <style:style style:name="ro1-3464" style:family="table-row">
      <style:table-row-properties style:row-height="0.446cm" fo:break-before="auto" style:use-optimal-row-height="false"/>
    </style:style>
    <style:style style:name="ro1-3465" style:family="table-row">
      <style:table-row-properties style:row-height="0.446cm" fo:break-before="auto" style:use-optimal-row-height="false"/>
    </style:style>
    <style:style style:name="ro1-3466" style:family="table-row">
      <style:table-row-properties style:row-height="0.446cm" fo:break-before="auto" style:use-optimal-row-height="false"/>
    </style:style>
    <style:style style:name="ro1-3467" style:family="table-row">
      <style:table-row-properties style:row-height="0.446cm" fo:break-before="auto" style:use-optimal-row-height="false"/>
    </style:style>
    <style:style style:name="ro1-3468" style:family="table-row">
      <style:table-row-properties style:row-height="0.446cm" fo:break-before="auto" style:use-optimal-row-height="false"/>
    </style:style>
    <style:style style:name="ro1-3469" style:family="table-row">
      <style:table-row-properties style:row-height="0.446cm" fo:break-before="auto" style:use-optimal-row-height="false"/>
    </style:style>
    <style:style style:name="ro1-3470" style:family="table-row">
      <style:table-row-properties style:row-height="0.446cm" fo:break-before="auto" style:use-optimal-row-height="false"/>
    </style:style>
    <style:style style:name="ro1-3471" style:family="table-row">
      <style:table-row-properties style:row-height="0.446cm" fo:break-before="auto" style:use-optimal-row-height="false"/>
    </style:style>
    <style:style style:name="ro1-3472" style:family="table-row">
      <style:table-row-properties style:row-height="0.446cm" fo:break-before="auto" style:use-optimal-row-height="false"/>
    </style:style>
    <style:style style:name="ro1-3473" style:family="table-row">
      <style:table-row-properties style:row-height="0.446cm" fo:break-before="auto" style:use-optimal-row-height="false"/>
    </style:style>
    <style:style style:name="ro1-3474" style:family="table-row">
      <style:table-row-properties style:row-height="0.446cm" fo:break-before="auto" style:use-optimal-row-height="false"/>
    </style:style>
    <style:style style:name="ro1-3475" style:family="table-row">
      <style:table-row-properties style:row-height="0.446cm" fo:break-before="auto" style:use-optimal-row-height="false"/>
    </style:style>
    <style:style style:name="ro1-3476" style:family="table-row">
      <style:table-row-properties style:row-height="0.446cm" fo:break-before="auto" style:use-optimal-row-height="false"/>
    </style:style>
    <style:style style:name="ro1-3477" style:family="table-row">
      <style:table-row-properties style:row-height="0.446cm" fo:break-before="auto" style:use-optimal-row-height="false"/>
    </style:style>
    <style:style style:name="ro1-3478" style:family="table-row">
      <style:table-row-properties style:row-height="0.446cm" fo:break-before="auto" style:use-optimal-row-height="false"/>
    </style:style>
    <style:style style:name="ro1-3479" style:family="table-row">
      <style:table-row-properties style:row-height="0.446cm" fo:break-before="auto" style:use-optimal-row-height="false"/>
    </style:style>
    <style:style style:name="ro1-3480" style:family="table-row">
      <style:table-row-properties style:row-height="0.446cm" fo:break-before="auto" style:use-optimal-row-height="false"/>
    </style:style>
    <style:style style:name="ro1-3481" style:family="table-row">
      <style:table-row-properties style:row-height="0.446cm" fo:break-before="auto" style:use-optimal-row-height="false"/>
    </style:style>
    <style:style style:name="ro1-3482" style:family="table-row">
      <style:table-row-properties style:row-height="0.446cm" fo:break-before="auto" style:use-optimal-row-height="false"/>
    </style:style>
    <style:style style:name="ro1-3483" style:family="table-row">
      <style:table-row-properties style:row-height="0.446cm" fo:break-before="auto" style:use-optimal-row-height="false"/>
    </style:style>
    <style:style style:name="ro1-3484" style:family="table-row">
      <style:table-row-properties style:row-height="0.446cm" fo:break-before="auto" style:use-optimal-row-height="false"/>
    </style:style>
    <style:style style:name="ro1-3485" style:family="table-row">
      <style:table-row-properties style:row-height="0.446cm" fo:break-before="auto" style:use-optimal-row-height="false"/>
    </style:style>
    <style:style style:name="ro1-3486" style:family="table-row">
      <style:table-row-properties style:row-height="0.446cm" fo:break-before="auto" style:use-optimal-row-height="false"/>
    </style:style>
    <style:style style:name="ro1-3487" style:family="table-row">
      <style:table-row-properties style:row-height="0.446cm" fo:break-before="auto" style:use-optimal-row-height="false"/>
    </style:style>
    <style:style style:name="ro1-3488" style:family="table-row">
      <style:table-row-properties style:row-height="0.446cm" fo:break-before="auto" style:use-optimal-row-height="false"/>
    </style:style>
    <style:style style:name="ro1-3489" style:family="table-row">
      <style:table-row-properties style:row-height="0.446cm" fo:break-before="auto" style:use-optimal-row-height="false"/>
    </style:style>
    <style:style style:name="ro1-3490" style:family="table-row">
      <style:table-row-properties style:row-height="0.446cm" fo:break-before="auto" style:use-optimal-row-height="false"/>
    </style:style>
    <style:style style:name="ro1-3491" style:family="table-row">
      <style:table-row-properties style:row-height="0.446cm" fo:break-before="auto" style:use-optimal-row-height="false"/>
    </style:style>
    <style:style style:name="ro1-3492" style:family="table-row">
      <style:table-row-properties style:row-height="0.446cm" fo:break-before="auto" style:use-optimal-row-height="false"/>
    </style:style>
    <style:style style:name="ro1-3493" style:family="table-row">
      <style:table-row-properties style:row-height="0.446cm" fo:break-before="auto" style:use-optimal-row-height="false"/>
    </style:style>
    <style:style style:name="ro1-3494" style:family="table-row">
      <style:table-row-properties style:row-height="0.446cm" fo:break-before="auto" style:use-optimal-row-height="false"/>
    </style:style>
    <style:style style:name="ro1-3495" style:family="table-row">
      <style:table-row-properties style:row-height="0.446cm" fo:break-before="auto" style:use-optimal-row-height="false"/>
    </style:style>
    <style:style style:name="ro1-3496" style:family="table-row">
      <style:table-row-properties style:row-height="0.446cm" fo:break-before="auto" style:use-optimal-row-height="false"/>
    </style:style>
    <style:style style:name="ro1-3497" style:family="table-row">
      <style:table-row-properties style:row-height="0.446cm" fo:break-before="auto" style:use-optimal-row-height="false"/>
    </style:style>
    <style:style style:name="ro1-3498" style:family="table-row">
      <style:table-row-properties style:row-height="0.446cm" fo:break-before="auto" style:use-optimal-row-height="false"/>
    </style:style>
    <style:style style:name="ro1-3499" style:family="table-row">
      <style:table-row-properties style:row-height="0.446cm" fo:break-before="auto" style:use-optimal-row-height="false"/>
    </style:style>
    <style:style style:name="ro1-3500" style:family="table-row">
      <style:table-row-properties style:row-height="0.446cm" fo:break-before="auto" style:use-optimal-row-height="false"/>
    </style:style>
    <style:style style:name="ro1-3501" style:family="table-row">
      <style:table-row-properties style:row-height="0.446cm" fo:break-before="auto" style:use-optimal-row-height="false"/>
    </style:style>
    <style:style style:name="ro1-3502" style:family="table-row">
      <style:table-row-properties style:row-height="0.446cm" fo:break-before="auto" style:use-optimal-row-height="false"/>
    </style:style>
    <style:style style:name="ro1-3503" style:family="table-row">
      <style:table-row-properties style:row-height="0.446cm" fo:break-before="auto" style:use-optimal-row-height="false"/>
    </style:style>
    <style:style style:name="ro1-3504" style:family="table-row">
      <style:table-row-properties style:row-height="0.446cm" fo:break-before="auto" style:use-optimal-row-height="false"/>
    </style:style>
    <style:style style:name="ro1-3505" style:family="table-row">
      <style:table-row-properties style:row-height="0.446cm" fo:break-before="auto" style:use-optimal-row-height="false"/>
    </style:style>
    <style:style style:name="ro1-3506" style:family="table-row">
      <style:table-row-properties style:row-height="0.446cm" fo:break-before="auto" style:use-optimal-row-height="false"/>
    </style:style>
    <style:style style:name="ro1-3507" style:family="table-row">
      <style:table-row-properties style:row-height="0.446cm" fo:break-before="auto" style:use-optimal-row-height="false"/>
    </style:style>
    <style:style style:name="ro1-3508" style:family="table-row">
      <style:table-row-properties style:row-height="0.446cm" fo:break-before="auto" style:use-optimal-row-height="false"/>
    </style:style>
    <style:style style:name="ro1-3509" style:family="table-row">
      <style:table-row-properties style:row-height="0.446cm" fo:break-before="auto" style:use-optimal-row-height="false"/>
    </style:style>
    <style:style style:name="ro1-3510" style:family="table-row">
      <style:table-row-properties style:row-height="0.446cm" fo:break-before="auto" style:use-optimal-row-height="false"/>
    </style:style>
    <style:style style:name="ro1-3511" style:family="table-row">
      <style:table-row-properties style:row-height="0.446cm" fo:break-before="auto" style:use-optimal-row-height="false"/>
    </style:style>
    <style:style style:name="ro1-3512" style:family="table-row">
      <style:table-row-properties style:row-height="0.446cm" fo:break-before="auto" style:use-optimal-row-height="false"/>
    </style:style>
    <style:style style:name="ro1-3513" style:family="table-row">
      <style:table-row-properties style:row-height="0.446cm" fo:break-before="auto" style:use-optimal-row-height="false"/>
    </style:style>
    <style:style style:name="ro1-3514" style:family="table-row">
      <style:table-row-properties style:row-height="0.446cm" fo:break-before="auto" style:use-optimal-row-height="false"/>
    </style:style>
    <style:style style:name="ro1-3515" style:family="table-row">
      <style:table-row-properties style:row-height="0.446cm" fo:break-before="auto" style:use-optimal-row-height="false"/>
    </style:style>
    <style:style style:name="ro1-3516" style:family="table-row">
      <style:table-row-properties style:row-height="0.446cm" fo:break-before="auto" style:use-optimal-row-height="false"/>
    </style:style>
    <style:style style:name="ro1-3517" style:family="table-row">
      <style:table-row-properties style:row-height="0.446cm" fo:break-before="auto" style:use-optimal-row-height="false"/>
    </style:style>
    <style:style style:name="ro1-3518" style:family="table-row">
      <style:table-row-properties style:row-height="0.446cm" fo:break-before="auto" style:use-optimal-row-height="false"/>
    </style:style>
    <style:style style:name="ro1-3519" style:family="table-row">
      <style:table-row-properties style:row-height="0.446cm" fo:break-before="auto" style:use-optimal-row-height="false"/>
    </style:style>
    <style:style style:name="ro1-3520" style:family="table-row">
      <style:table-row-properties style:row-height="0.446cm" fo:break-before="auto" style:use-optimal-row-height="false"/>
    </style:style>
    <style:style style:name="ro1-3521" style:family="table-row">
      <style:table-row-properties style:row-height="0.446cm" fo:break-before="auto" style:use-optimal-row-height="false"/>
    </style:style>
    <style:style style:name="ro1-3522" style:family="table-row">
      <style:table-row-properties style:row-height="0.848cm" fo:break-before="auto" style:use-optimal-row-height="false"/>
    </style:style>
    <style:style style:name="ro1-3523" style:family="table-row">
      <style:table-row-properties style:row-height="0.446cm" fo:break-before="auto" style:use-optimal-row-height="false"/>
    </style:style>
    <style:style style:name="ro1-3524" style:family="table-row">
      <style:table-row-properties style:row-height="0.446cm" fo:break-before="auto" style:use-optimal-row-height="false"/>
    </style:style>
    <style:style style:name="ro1-3525" style:family="table-row">
      <style:table-row-properties style:row-height="0.446cm" fo:break-before="auto" style:use-optimal-row-height="false"/>
    </style:style>
    <style:style style:name="ro1-3526" style:family="table-row">
      <style:table-row-properties style:row-height="0.446cm" fo:break-before="auto" style:use-optimal-row-height="false"/>
    </style:style>
    <style:style style:name="ro1-3527" style:family="table-row">
      <style:table-row-properties style:row-height="0.446cm" fo:break-before="auto" style:use-optimal-row-height="false"/>
    </style:style>
    <style:style style:name="ro1-3528" style:family="table-row">
      <style:table-row-properties style:row-height="0.446cm" fo:break-before="auto" style:use-optimal-row-height="false"/>
    </style:style>
    <style:style style:name="ro1-3529" style:family="table-row">
      <style:table-row-properties style:row-height="0.446cm" fo:break-before="auto" style:use-optimal-row-height="false"/>
    </style:style>
    <style:style style:name="ro1-3530" style:family="table-row">
      <style:table-row-properties style:row-height="0.446cm" fo:break-before="auto" style:use-optimal-row-height="false"/>
    </style:style>
    <style:style style:name="ro1-3531" style:family="table-row">
      <style:table-row-properties style:row-height="0.446cm" fo:break-before="auto" style:use-optimal-row-height="false"/>
    </style:style>
    <style:style style:name="ro1-3532" style:family="table-row">
      <style:table-row-properties style:row-height="0.446cm" fo:break-before="auto" style:use-optimal-row-height="false"/>
    </style:style>
    <style:style style:name="ro1-3533" style:family="table-row">
      <style:table-row-properties style:row-height="0.446cm" fo:break-before="auto" style:use-optimal-row-height="false"/>
    </style:style>
    <style:style style:name="ro1-3534" style:family="table-row">
      <style:table-row-properties style:row-height="0.446cm" fo:break-before="auto" style:use-optimal-row-height="false"/>
    </style:style>
    <style:style style:name="ro1-3535" style:family="table-row">
      <style:table-row-properties style:row-height="0.446cm" fo:break-before="auto" style:use-optimal-row-height="false"/>
    </style:style>
    <style:style style:name="ro1-3536" style:family="table-row">
      <style:table-row-properties style:row-height="0.446cm" fo:break-before="auto" style:use-optimal-row-height="false"/>
    </style:style>
    <style:style style:name="ro1-3537" style:family="table-row">
      <style:table-row-properties style:row-height="0.446cm" fo:break-before="auto" style:use-optimal-row-height="false"/>
    </style:style>
    <style:style style:name="ro1-3538" style:family="table-row">
      <style:table-row-properties style:row-height="0.446cm" fo:break-before="auto" style:use-optimal-row-height="false"/>
    </style:style>
    <style:style style:name="ro1-3539" style:family="table-row">
      <style:table-row-properties style:row-height="0.446cm" fo:break-before="auto" style:use-optimal-row-height="false"/>
    </style:style>
    <style:style style:name="ro1-3540" style:family="table-row">
      <style:table-row-properties style:row-height="0.446cm" fo:break-before="auto" style:use-optimal-row-height="false"/>
    </style:style>
    <style:style style:name="ro1-3541" style:family="table-row">
      <style:table-row-properties style:row-height="0.446cm" fo:break-before="auto" style:use-optimal-row-height="false"/>
    </style:style>
    <style:style style:name="ro1-3542" style:family="table-row">
      <style:table-row-properties style:row-height="0.446cm" fo:break-before="auto" style:use-optimal-row-height="false"/>
    </style:style>
    <style:style style:name="ro1-3543" style:family="table-row">
      <style:table-row-properties style:row-height="0.446cm" fo:break-before="auto" style:use-optimal-row-height="false"/>
    </style:style>
    <style:style style:name="ro1-3544" style:family="table-row">
      <style:table-row-properties style:row-height="0.446cm" fo:break-before="auto" style:use-optimal-row-height="false"/>
    </style:style>
    <style:style style:name="ro1-3545" style:family="table-row">
      <style:table-row-properties style:row-height="0.446cm" fo:break-before="auto" style:use-optimal-row-height="false"/>
    </style:style>
    <style:style style:name="ro1-3546" style:family="table-row">
      <style:table-row-properties style:row-height="0.446cm" fo:break-before="auto" style:use-optimal-row-height="false"/>
    </style:style>
    <style:style style:name="ro1-3547" style:family="table-row">
      <style:table-row-properties style:row-height="0.446cm" fo:break-before="auto" style:use-optimal-row-height="false"/>
    </style:style>
    <style:style style:name="ro1-3548" style:family="table-row">
      <style:table-row-properties style:row-height="0.446cm" fo:break-before="auto" style:use-optimal-row-height="false"/>
    </style:style>
    <style:style style:name="ro1-3549" style:family="table-row">
      <style:table-row-properties style:row-height="0.446cm" fo:break-before="auto" style:use-optimal-row-height="false"/>
    </style:style>
    <style:style style:name="ro1-3550" style:family="table-row">
      <style:table-row-properties style:row-height="0.446cm" fo:break-before="auto" style:use-optimal-row-height="false"/>
    </style:style>
    <style:style style:name="ro1-3551" style:family="table-row">
      <style:table-row-properties style:row-height="0.446cm" fo:break-before="auto" style:use-optimal-row-height="false"/>
    </style:style>
    <style:style style:name="ro1-3552" style:family="table-row">
      <style:table-row-properties style:row-height="0.446cm" fo:break-before="auto" style:use-optimal-row-height="false"/>
    </style:style>
    <style:style style:name="ro1-3553" style:family="table-row">
      <style:table-row-properties style:row-height="0.446cm" fo:break-before="auto" style:use-optimal-row-height="false"/>
    </style:style>
    <style:style style:name="ro1-3554" style:family="table-row">
      <style:table-row-properties style:row-height="0.446cm" fo:break-before="auto" style:use-optimal-row-height="false"/>
    </style:style>
    <style:style style:name="ro1-3555" style:family="table-row">
      <style:table-row-properties style:row-height="0.446cm" fo:break-before="auto" style:use-optimal-row-height="false"/>
    </style:style>
    <style:style style:name="ro1-3556" style:family="table-row">
      <style:table-row-properties style:row-height="0.446cm" fo:break-before="auto" style:use-optimal-row-height="false"/>
    </style:style>
    <style:style style:name="ro1-3557" style:family="table-row">
      <style:table-row-properties style:row-height="0.446cm" fo:break-before="auto" style:use-optimal-row-height="false"/>
    </style:style>
    <style:style style:name="ro1-3558" style:family="table-row">
      <style:table-row-properties style:row-height="0.446cm" fo:break-before="auto" style:use-optimal-row-height="false"/>
    </style:style>
    <style:style style:name="ro1-3559" style:family="table-row">
      <style:table-row-properties style:row-height="0.446cm" fo:break-before="auto" style:use-optimal-row-height="false"/>
    </style:style>
    <style:style style:name="ro1-3560" style:family="table-row">
      <style:table-row-properties style:row-height="0.446cm" fo:break-before="auto" style:use-optimal-row-height="false"/>
    </style:style>
    <style:style style:name="ro1-3561" style:family="table-row">
      <style:table-row-properties style:row-height="0.446cm" fo:break-before="auto" style:use-optimal-row-height="false"/>
    </style:style>
    <style:style style:name="ro1-3562" style:family="table-row">
      <style:table-row-properties style:row-height="0.446cm" fo:break-before="auto" style:use-optimal-row-height="false"/>
    </style:style>
    <style:style style:name="ro1-3563" style:family="table-row">
      <style:table-row-properties style:row-height="0.446cm" fo:break-before="auto" style:use-optimal-row-height="false"/>
    </style:style>
    <style:style style:name="ro1-3564" style:family="table-row">
      <style:table-row-properties style:row-height="0.446cm" fo:break-before="auto" style:use-optimal-row-height="false"/>
    </style:style>
    <style:style style:name="ro1-3565" style:family="table-row">
      <style:table-row-properties style:row-height="0.446cm" fo:break-before="auto" style:use-optimal-row-height="false"/>
    </style:style>
    <style:style style:name="ro1-3566" style:family="table-row">
      <style:table-row-properties style:row-height="0.446cm" fo:break-before="auto" style:use-optimal-row-height="false"/>
    </style:style>
    <style:style style:name="ro1-3567" style:family="table-row">
      <style:table-row-properties style:row-height="0.446cm" fo:break-before="auto" style:use-optimal-row-height="false"/>
    </style:style>
    <style:style style:name="ro1-3568" style:family="table-row">
      <style:table-row-properties style:row-height="0.446cm" fo:break-before="auto" style:use-optimal-row-height="false"/>
    </style:style>
    <style:style style:name="ro1-3569" style:family="table-row">
      <style:table-row-properties style:row-height="0.446cm" fo:break-before="auto" style:use-optimal-row-height="false"/>
    </style:style>
    <style:style style:name="ro1-3570" style:family="table-row">
      <style:table-row-properties style:row-height="0.446cm" fo:break-before="auto" style:use-optimal-row-height="false"/>
    </style:style>
    <style:style style:name="ro1-3571" style:family="table-row">
      <style:table-row-properties style:row-height="0.446cm" fo:break-before="auto" style:use-optimal-row-height="false"/>
    </style:style>
    <style:style style:name="ro1-3572" style:family="table-row">
      <style:table-row-properties style:row-height="0.446cm" fo:break-before="auto" style:use-optimal-row-height="false"/>
    </style:style>
    <style:style style:name="ro1-3573" style:family="table-row">
      <style:table-row-properties style:row-height="0.446cm" fo:break-before="auto" style:use-optimal-row-height="false"/>
    </style:style>
    <style:style style:name="ro1-3574" style:family="table-row">
      <style:table-row-properties style:row-height="0.446cm" fo:break-before="auto" style:use-optimal-row-height="false"/>
    </style:style>
    <style:style style:name="ro1-3575" style:family="table-row">
      <style:table-row-properties style:row-height="0.446cm" fo:break-before="auto" style:use-optimal-row-height="false"/>
    </style:style>
    <style:style style:name="ro1-3576" style:family="table-row">
      <style:table-row-properties style:row-height="0.446cm" fo:break-before="auto" style:use-optimal-row-height="false"/>
    </style:style>
    <style:style style:name="ro1-3577" style:family="table-row">
      <style:table-row-properties style:row-height="0.446cm" fo:break-before="auto" style:use-optimal-row-height="false"/>
    </style:style>
    <style:style style:name="ro1-3578" style:family="table-row">
      <style:table-row-properties style:row-height="0.446cm" fo:break-before="auto" style:use-optimal-row-height="false"/>
    </style:style>
    <style:style style:name="ro1-3579" style:family="table-row">
      <style:table-row-properties style:row-height="0.446cm" fo:break-before="auto" style:use-optimal-row-height="false"/>
    </style:style>
    <style:style style:name="ro1-3580" style:family="table-row">
      <style:table-row-properties style:row-height="0.446cm" fo:break-before="auto" style:use-optimal-row-height="false"/>
    </style:style>
    <style:style style:name="ro1-3581" style:family="table-row">
      <style:table-row-properties style:row-height="0.446cm" fo:break-before="auto" style:use-optimal-row-height="false"/>
    </style:style>
    <style:style style:name="ro1-3582" style:family="table-row">
      <style:table-row-properties style:row-height="0.446cm" fo:break-before="auto" style:use-optimal-row-height="false"/>
    </style:style>
    <style:style style:name="ro1-3583" style:family="table-row">
      <style:table-row-properties style:row-height="0.446cm" fo:break-before="auto" style:use-optimal-row-height="false"/>
    </style:style>
    <style:style style:name="ro1-3584" style:family="table-row">
      <style:table-row-properties style:row-height="0.446cm" fo:break-before="auto" style:use-optimal-row-height="false"/>
    </style:style>
    <style:style style:name="ro1-3585" style:family="table-row">
      <style:table-row-properties style:row-height="0.446cm" fo:break-before="auto" style:use-optimal-row-height="false"/>
    </style:style>
    <style:style style:name="ro1-3586" style:family="table-row">
      <style:table-row-properties style:row-height="0.446cm" fo:break-before="auto" style:use-optimal-row-height="false"/>
    </style:style>
    <style:style style:name="ro1-3587" style:family="table-row">
      <style:table-row-properties style:row-height="0.446cm" fo:break-before="auto" style:use-optimal-row-height="false"/>
    </style:style>
    <style:style style:name="ro1-3588" style:family="table-row">
      <style:table-row-properties style:row-height="0.446cm" fo:break-before="auto" style:use-optimal-row-height="false"/>
    </style:style>
    <style:style style:name="ro1-3589" style:family="table-row">
      <style:table-row-properties style:row-height="0.446cm" fo:break-before="auto" style:use-optimal-row-height="false"/>
    </style:style>
    <style:style style:name="ro1-3590" style:family="table-row">
      <style:table-row-properties style:row-height="0.446cm" fo:break-before="auto" style:use-optimal-row-height="false"/>
    </style:style>
    <style:style style:name="ro1-3591" style:family="table-row">
      <style:table-row-properties style:row-height="0.446cm" fo:break-before="auto" style:use-optimal-row-height="false"/>
    </style:style>
    <style:style style:name="ro1-3592" style:family="table-row">
      <style:table-row-properties style:row-height="0.446cm" fo:break-before="auto" style:use-optimal-row-height="false"/>
    </style:style>
    <style:style style:name="ro1-3593" style:family="table-row">
      <style:table-row-properties style:row-height="0.446cm" fo:break-before="auto" style:use-optimal-row-height="false"/>
    </style:style>
    <style:style style:name="ro1-3594" style:family="table-row">
      <style:table-row-properties style:row-height="0.446cm" fo:break-before="auto" style:use-optimal-row-height="false"/>
    </style:style>
    <style:style style:name="ro1-3595" style:family="table-row">
      <style:table-row-properties style:row-height="0.446cm" fo:break-before="auto" style:use-optimal-row-height="false"/>
    </style:style>
    <style:style style:name="ro1-3596" style:family="table-row">
      <style:table-row-properties style:row-height="0.446cm" fo:break-before="auto" style:use-optimal-row-height="false"/>
    </style:style>
    <style:style style:name="ro1-3597" style:family="table-row">
      <style:table-row-properties style:row-height="0.446cm" fo:break-before="auto" style:use-optimal-row-height="false"/>
    </style:style>
    <style:style style:name="ro1-3598" style:family="table-row">
      <style:table-row-properties style:row-height="0.446cm" fo:break-before="auto" style:use-optimal-row-height="false"/>
    </style:style>
    <style:style style:name="ro1-3599" style:family="table-row">
      <style:table-row-properties style:row-height="0.446cm" fo:break-before="auto" style:use-optimal-row-height="false"/>
    </style:style>
    <style:style style:name="ro1-3600" style:family="table-row">
      <style:table-row-properties style:row-height="0.446cm" fo:break-before="auto" style:use-optimal-row-height="false"/>
    </style:style>
    <style:style style:name="ro1-3601" style:family="table-row">
      <style:table-row-properties style:row-height="0.446cm" fo:break-before="auto" style:use-optimal-row-height="false"/>
    </style:style>
    <style:style style:name="ro1-3602" style:family="table-row">
      <style:table-row-properties style:row-height="0.446cm" fo:break-before="auto" style:use-optimal-row-height="false"/>
    </style:style>
    <style:style style:name="ro1-3603" style:family="table-row">
      <style:table-row-properties style:row-height="0.446cm" fo:break-before="auto" style:use-optimal-row-height="false"/>
    </style:style>
    <style:style style:name="ro1-3604" style:family="table-row">
      <style:table-row-properties style:row-height="0.446cm" fo:break-before="auto" style:use-optimal-row-height="false"/>
    </style:style>
    <style:style style:name="ro1-3605" style:family="table-row">
      <style:table-row-properties style:row-height="0.446cm" fo:break-before="auto" style:use-optimal-row-height="false"/>
    </style:style>
    <style:style style:name="ro1-3606" style:family="table-row">
      <style:table-row-properties style:row-height="0.446cm" fo:break-before="auto" style:use-optimal-row-height="false"/>
    </style:style>
    <style:style style:name="ro1-3607" style:family="table-row">
      <style:table-row-properties style:row-height="0.446cm" fo:break-before="auto" style:use-optimal-row-height="false"/>
    </style:style>
    <style:style style:name="ro1-3608" style:family="table-row">
      <style:table-row-properties style:row-height="0.446cm" fo:break-before="auto" style:use-optimal-row-height="false"/>
    </style:style>
    <style:style style:name="ro1-3609" style:family="table-row">
      <style:table-row-properties style:row-height="0.446cm" fo:break-before="auto" style:use-optimal-row-height="false"/>
    </style:style>
    <style:style style:name="ro1-3610" style:family="table-row">
      <style:table-row-properties style:row-height="0.446cm" fo:break-before="auto" style:use-optimal-row-height="false"/>
    </style:style>
    <style:style style:name="ro1-3611" style:family="table-row">
      <style:table-row-properties style:row-height="0.446cm" fo:break-before="auto" style:use-optimal-row-height="false"/>
    </style:style>
    <style:style style:name="ro1-3612" style:family="table-row">
      <style:table-row-properties style:row-height="0.446cm" fo:break-before="auto" style:use-optimal-row-height="false"/>
    </style:style>
    <style:style style:name="ro1-3613" style:family="table-row">
      <style:table-row-properties style:row-height="0.446cm" fo:break-before="auto" style:use-optimal-row-height="false"/>
    </style:style>
    <style:style style:name="ro1-3614" style:family="table-row">
      <style:table-row-properties style:row-height="0.446cm" fo:break-before="auto" style:use-optimal-row-height="false"/>
    </style:style>
    <style:style style:name="ro1-3615" style:family="table-row">
      <style:table-row-properties style:row-height="0.446cm" fo:break-before="auto" style:use-optimal-row-height="false"/>
    </style:style>
    <style:style style:name="ro1-3616" style:family="table-row">
      <style:table-row-properties style:row-height="0.446cm" fo:break-before="auto" style:use-optimal-row-height="false"/>
    </style:style>
    <style:style style:name="ro1-3617" style:family="table-row">
      <style:table-row-properties style:row-height="0.446cm" fo:break-before="auto" style:use-optimal-row-height="false"/>
    </style:style>
    <style:style style:name="ro1-3618" style:family="table-row">
      <style:table-row-properties style:row-height="0.446cm" fo:break-before="auto" style:use-optimal-row-height="false"/>
    </style:style>
    <style:style style:name="ro1-3619" style:family="table-row">
      <style:table-row-properties style:row-height="0.446cm" fo:break-before="auto" style:use-optimal-row-height="false"/>
    </style:style>
    <style:style style:name="ro1-3620" style:family="table-row">
      <style:table-row-properties style:row-height="0.446cm" fo:break-before="auto" style:use-optimal-row-height="false"/>
    </style:style>
    <style:style style:name="ro1-3621" style:family="table-row">
      <style:table-row-properties style:row-height="0.446cm" fo:break-before="auto" style:use-optimal-row-height="false"/>
    </style:style>
    <style:style style:name="ro1-3622" style:family="table-row">
      <style:table-row-properties style:row-height="0.446cm" fo:break-before="auto" style:use-optimal-row-height="false"/>
    </style:style>
    <style:style style:name="ro1-3623" style:family="table-row">
      <style:table-row-properties style:row-height="0.446cm" fo:break-before="auto" style:use-optimal-row-height="false"/>
    </style:style>
    <style:style style:name="ro1-3624" style:family="table-row">
      <style:table-row-properties style:row-height="0.446cm" fo:break-before="auto" style:use-optimal-row-height="false"/>
    </style:style>
    <style:style style:name="ro1-3625" style:family="table-row">
      <style:table-row-properties style:row-height="0.446cm" fo:break-before="auto" style:use-optimal-row-height="false"/>
    </style:style>
    <style:style style:name="ro1-3626" style:family="table-row">
      <style:table-row-properties style:row-height="0.446cm" fo:break-before="auto" style:use-optimal-row-height="false"/>
    </style:style>
    <style:style style:name="ro1-3627" style:family="table-row">
      <style:table-row-properties style:row-height="0.446cm" fo:break-before="auto" style:use-optimal-row-height="false"/>
    </style:style>
    <style:style style:name="ro1-3628" style:family="table-row">
      <style:table-row-properties style:row-height="0.446cm" fo:break-before="auto" style:use-optimal-row-height="false"/>
    </style:style>
    <style:style style:name="ro1-3629" style:family="table-row">
      <style:table-row-properties style:row-height="0.446cm" fo:break-before="auto" style:use-optimal-row-height="false"/>
    </style:style>
    <style:style style:name="ro1-3630" style:family="table-row">
      <style:table-row-properties style:row-height="0.446cm" fo:break-before="auto" style:use-optimal-row-height="false"/>
    </style:style>
    <style:style style:name="ro1-3631" style:family="table-row">
      <style:table-row-properties style:row-height="0.446cm" fo:break-before="auto" style:use-optimal-row-height="false"/>
    </style:style>
    <style:style style:name="ro1-3632" style:family="table-row">
      <style:table-row-properties style:row-height="0.446cm" fo:break-before="auto" style:use-optimal-row-height="false"/>
    </style:style>
    <style:style style:name="ro1-3633" style:family="table-row">
      <style:table-row-properties style:row-height="0.446cm" fo:break-before="auto" style:use-optimal-row-height="false"/>
    </style:style>
    <style:style style:name="ro1-3634" style:family="table-row">
      <style:table-row-properties style:row-height="0.446cm" fo:break-before="auto" style:use-optimal-row-height="false"/>
    </style:style>
    <style:style style:name="ro1-3635" style:family="table-row">
      <style:table-row-properties style:row-height="0.446cm" fo:break-before="auto" style:use-optimal-row-height="false"/>
    </style:style>
    <style:style style:name="ro1-3636" style:family="table-row">
      <style:table-row-properties style:row-height="0.446cm" fo:break-before="auto" style:use-optimal-row-height="false"/>
    </style:style>
    <style:style style:name="ro1-3637" style:family="table-row">
      <style:table-row-properties style:row-height="0.446cm" fo:break-before="auto" style:use-optimal-row-height="false"/>
    </style:style>
    <style:style style:name="ro1-3638" style:family="table-row">
      <style:table-row-properties style:row-height="0.446cm" fo:break-before="auto" style:use-optimal-row-height="false"/>
    </style:style>
    <style:style style:name="ro1-3639" style:family="table-row">
      <style:table-row-properties style:row-height="0.446cm" fo:break-before="auto" style:use-optimal-row-height="false"/>
    </style:style>
    <style:style style:name="ro1-3640" style:family="table-row">
      <style:table-row-properties style:row-height="0.446cm" fo:break-before="auto" style:use-optimal-row-height="false"/>
    </style:style>
    <style:style style:name="ro1-3641" style:family="table-row">
      <style:table-row-properties style:row-height="0.446cm" fo:break-before="auto" style:use-optimal-row-height="false"/>
    </style:style>
    <style:style style:name="ro1-3642" style:family="table-row">
      <style:table-row-properties style:row-height="0.446cm" fo:break-before="auto" style:use-optimal-row-height="false"/>
    </style:style>
    <style:style style:name="ro1-3643" style:family="table-row">
      <style:table-row-properties style:row-height="0.446cm" fo:break-before="auto" style:use-optimal-row-height="false"/>
    </style:style>
    <style:style style:name="ro1-3644" style:family="table-row">
      <style:table-row-properties style:row-height="0.446cm" fo:break-before="auto" style:use-optimal-row-height="false"/>
    </style:style>
    <style:style style:name="ro1-3645" style:family="table-row">
      <style:table-row-properties style:row-height="0.446cm" fo:break-before="auto" style:use-optimal-row-height="false"/>
    </style:style>
    <style:style style:name="ro1-3646" style:family="table-row">
      <style:table-row-properties style:row-height="0.446cm" fo:break-before="auto" style:use-optimal-row-height="false"/>
    </style:style>
    <style:style style:name="ro1-3647" style:family="table-row">
      <style:table-row-properties style:row-height="0.446cm" fo:break-before="auto" style:use-optimal-row-height="false"/>
    </style:style>
    <style:style style:name="ro1-3648" style:family="table-row">
      <style:table-row-properties style:row-height="0.446cm" fo:break-before="auto" style:use-optimal-row-height="false"/>
    </style:style>
    <style:style style:name="ro1-3649" style:family="table-row">
      <style:table-row-properties style:row-height="0.446cm" fo:break-before="auto" style:use-optimal-row-height="false"/>
    </style:style>
    <style:style style:name="ro1-3650" style:family="table-row">
      <style:table-row-properties style:row-height="0.446cm" fo:break-before="auto" style:use-optimal-row-height="false"/>
    </style:style>
    <style:style style:name="ro1-3651" style:family="table-row">
      <style:table-row-properties style:row-height="0.446cm" fo:break-before="auto" style:use-optimal-row-height="false"/>
    </style:style>
    <style:style style:name="ro1-3652" style:family="table-row">
      <style:table-row-properties style:row-height="0.446cm" fo:break-before="auto" style:use-optimal-row-height="false"/>
    </style:style>
    <style:style style:name="ro1-3653" style:family="table-row">
      <style:table-row-properties style:row-height="0.446cm" fo:break-before="auto" style:use-optimal-row-height="false"/>
    </style:style>
    <style:style style:name="ro1-3654" style:family="table-row">
      <style:table-row-properties style:row-height="0.446cm" fo:break-before="auto" style:use-optimal-row-height="false"/>
    </style:style>
    <style:style style:name="ro1-3655" style:family="table-row">
      <style:table-row-properties style:row-height="0.446cm" fo:break-before="auto" style:use-optimal-row-height="false"/>
    </style:style>
    <style:style style:name="ro1-3656" style:family="table-row">
      <style:table-row-properties style:row-height="0.446cm" fo:break-before="auto" style:use-optimal-row-height="false"/>
    </style:style>
    <style:style style:name="ro1-3657" style:family="table-row">
      <style:table-row-properties style:row-height="0.446cm" fo:break-before="auto" style:use-optimal-row-height="false"/>
    </style:style>
    <style:style style:name="ro1-3658" style:family="table-row">
      <style:table-row-properties style:row-height="0.446cm" fo:break-before="auto" style:use-optimal-row-height="false"/>
    </style:style>
    <style:style style:name="ro1-3659" style:family="table-row">
      <style:table-row-properties style:row-height="0.446cm" fo:break-before="auto" style:use-optimal-row-height="false"/>
    </style:style>
    <style:style style:name="ro1-3660" style:family="table-row">
      <style:table-row-properties style:row-height="0.446cm" fo:break-before="auto" style:use-optimal-row-height="false"/>
    </style:style>
    <style:style style:name="ro1-3661" style:family="table-row">
      <style:table-row-properties style:row-height="0.446cm" fo:break-before="auto" style:use-optimal-row-height="false"/>
    </style:style>
    <style:style style:name="ro1-3662" style:family="table-row">
      <style:table-row-properties style:row-height="0.446cm" fo:break-before="auto" style:use-optimal-row-height="false"/>
    </style:style>
    <style:style style:name="ro1-3663" style:family="table-row">
      <style:table-row-properties style:row-height="0.446cm" fo:break-before="auto" style:use-optimal-row-height="false"/>
    </style:style>
    <style:style style:name="ro1-3664" style:family="table-row">
      <style:table-row-properties style:row-height="0.446cm" fo:break-before="auto" style:use-optimal-row-height="false"/>
    </style:style>
    <style:style style:name="ro1-3665" style:family="table-row">
      <style:table-row-properties style:row-height="0.446cm" fo:break-before="auto" style:use-optimal-row-height="false"/>
    </style:style>
    <style:style style:name="ro1-3666" style:family="table-row">
      <style:table-row-properties style:row-height="0.446cm" fo:break-before="auto" style:use-optimal-row-height="false"/>
    </style:style>
    <style:style style:name="ro1-3667" style:family="table-row">
      <style:table-row-properties style:row-height="0.446cm" fo:break-before="auto" style:use-optimal-row-height="false"/>
    </style:style>
    <style:style style:name="ro1-3668" style:family="table-row">
      <style:table-row-properties style:row-height="0.446cm" fo:break-before="auto" style:use-optimal-row-height="false"/>
    </style:style>
    <style:style style:name="ro1-3669" style:family="table-row">
      <style:table-row-properties style:row-height="0.446cm" fo:break-before="auto" style:use-optimal-row-height="false"/>
    </style:style>
    <style:style style:name="ro1-3670" style:family="table-row">
      <style:table-row-properties style:row-height="0.446cm" fo:break-before="auto" style:use-optimal-row-height="false"/>
    </style:style>
    <style:style style:name="ro1-3671" style:family="table-row">
      <style:table-row-properties style:row-height="0.446cm" fo:break-before="auto" style:use-optimal-row-height="false"/>
    </style:style>
    <style:style style:name="ro1-3672" style:family="table-row">
      <style:table-row-properties style:row-height="0.446cm" fo:break-before="auto" style:use-optimal-row-height="false"/>
    </style:style>
    <style:style style:name="ro1-3673" style:family="table-row">
      <style:table-row-properties style:row-height="0.446cm" fo:break-before="auto" style:use-optimal-row-height="false"/>
    </style:style>
    <style:style style:name="ro1-3674" style:family="table-row">
      <style:table-row-properties style:row-height="0.446cm" fo:break-before="auto" style:use-optimal-row-height="false"/>
    </style:style>
    <style:style style:name="ro1-3675" style:family="table-row">
      <style:table-row-properties style:row-height="0.446cm" fo:break-before="auto" style:use-optimal-row-height="false"/>
    </style:style>
    <style:style style:name="ro1-3676" style:family="table-row">
      <style:table-row-properties style:row-height="0.446cm" fo:break-before="auto" style:use-optimal-row-height="false"/>
    </style:style>
    <style:style style:name="ro1-3677" style:family="table-row">
      <style:table-row-properties style:row-height="0.446cm" fo:break-before="auto" style:use-optimal-row-height="false"/>
    </style:style>
    <style:style style:name="ro1-3678" style:family="table-row">
      <style:table-row-properties style:row-height="0.446cm" fo:break-before="auto" style:use-optimal-row-height="false"/>
    </style:style>
    <style:style style:name="ro1-3679" style:family="table-row">
      <style:table-row-properties style:row-height="0.446cm" fo:break-before="auto" style:use-optimal-row-height="false"/>
    </style:style>
    <style:style style:name="ro1-3680" style:family="table-row">
      <style:table-row-properties style:row-height="0.446cm" fo:break-before="auto" style:use-optimal-row-height="false"/>
    </style:style>
    <style:style style:name="ro1-3681" style:family="table-row">
      <style:table-row-properties style:row-height="0.446cm" fo:break-before="auto" style:use-optimal-row-height="false"/>
    </style:style>
    <style:style style:name="ro1-3682" style:family="table-row">
      <style:table-row-properties style:row-height="0.446cm" fo:break-before="auto" style:use-optimal-row-height="false"/>
    </style:style>
    <style:style style:name="ro1-3683" style:family="table-row">
      <style:table-row-properties style:row-height="0.446cm" fo:break-before="auto" style:use-optimal-row-height="false"/>
    </style:style>
    <style:style style:name="ro1-3684" style:family="table-row">
      <style:table-row-properties style:row-height="0.446cm" fo:break-before="auto" style:use-optimal-row-height="false"/>
    </style:style>
    <style:style style:name="ro1-3685" style:family="table-row">
      <style:table-row-properties style:row-height="0.446cm" fo:break-before="auto" style:use-optimal-row-height="false"/>
    </style:style>
    <style:style style:name="ro1-3686" style:family="table-row">
      <style:table-row-properties style:row-height="0.446cm" fo:break-before="auto" style:use-optimal-row-height="false"/>
    </style:style>
    <style:style style:name="ro1-3687" style:family="table-row">
      <style:table-row-properties style:row-height="0.446cm" fo:break-before="auto" style:use-optimal-row-height="false"/>
    </style:style>
    <style:style style:name="ro1-3688" style:family="table-row">
      <style:table-row-properties style:row-height="0.446cm" fo:break-before="auto" style:use-optimal-row-height="false"/>
    </style:style>
    <style:style style:name="ro1-3689" style:family="table-row">
      <style:table-row-properties style:row-height="0.446cm" fo:break-before="auto" style:use-optimal-row-height="false"/>
    </style:style>
    <style:style style:name="ro1-3690" style:family="table-row">
      <style:table-row-properties style:row-height="0.446cm" fo:break-before="auto" style:use-optimal-row-height="false"/>
    </style:style>
    <style:style style:name="ro1-3691" style:family="table-row">
      <style:table-row-properties style:row-height="0.446cm" fo:break-before="auto" style:use-optimal-row-height="false"/>
    </style:style>
    <style:style style:name="ro1-3692" style:family="table-row">
      <style:table-row-properties style:row-height="0.446cm" fo:break-before="auto" style:use-optimal-row-height="false"/>
    </style:style>
    <style:style style:name="ro1-3693" style:family="table-row">
      <style:table-row-properties style:row-height="0.446cm" fo:break-before="auto" style:use-optimal-row-height="false"/>
    </style:style>
    <style:style style:name="ro1-3694" style:family="table-row">
      <style:table-row-properties style:row-height="0.446cm" fo:break-before="auto" style:use-optimal-row-height="false"/>
    </style:style>
    <style:style style:name="ro1-3695" style:family="table-row">
      <style:table-row-properties style:row-height="0.446cm" fo:break-before="auto" style:use-optimal-row-height="false"/>
    </style:style>
    <style:style style:name="ro1-3696" style:family="table-row">
      <style:table-row-properties style:row-height="0.446cm" fo:break-before="auto" style:use-optimal-row-height="false"/>
    </style:style>
    <style:style style:name="ro1-3697" style:family="table-row">
      <style:table-row-properties style:row-height="0.446cm" fo:break-before="auto" style:use-optimal-row-height="false"/>
    </style:style>
    <style:style style:name="ro1-3698" style:family="table-row">
      <style:table-row-properties style:row-height="0.446cm" fo:break-before="auto" style:use-optimal-row-height="false"/>
    </style:style>
    <style:style style:name="ro1-3699" style:family="table-row">
      <style:table-row-properties style:row-height="0.446cm" fo:break-before="auto" style:use-optimal-row-height="false"/>
    </style:style>
    <style:style style:name="ro1-3700" style:family="table-row">
      <style:table-row-properties style:row-height="0.446cm" fo:break-before="auto" style:use-optimal-row-height="false"/>
    </style:style>
    <style:style style:name="ro1-3701" style:family="table-row">
      <style:table-row-properties style:row-height="0.446cm" fo:break-before="auto" style:use-optimal-row-height="false"/>
    </style:style>
    <style:style style:name="ro1-3702" style:family="table-row">
      <style:table-row-properties style:row-height="0.446cm" fo:break-before="auto" style:use-optimal-row-height="false"/>
    </style:style>
    <style:style style:name="ro1-3703" style:family="table-row">
      <style:table-row-properties style:row-height="0.446cm" fo:break-before="auto" style:use-optimal-row-height="false"/>
    </style:style>
    <style:style style:name="ro1-3704" style:family="table-row">
      <style:table-row-properties style:row-height="0.446cm" fo:break-before="auto" style:use-optimal-row-height="false"/>
    </style:style>
    <style:style style:name="ro1-3705" style:family="table-row">
      <style:table-row-properties style:row-height="0.446cm" fo:break-before="auto" style:use-optimal-row-height="false"/>
    </style:style>
    <style:style style:name="ro1-3706" style:family="table-row">
      <style:table-row-properties style:row-height="0.446cm" fo:break-before="auto" style:use-optimal-row-height="false"/>
    </style:style>
    <style:style style:name="ro1-3707" style:family="table-row">
      <style:table-row-properties style:row-height="0.446cm" fo:break-before="auto" style:use-optimal-row-height="false"/>
    </style:style>
    <style:style style:name="ro1-3708" style:family="table-row">
      <style:table-row-properties style:row-height="0.446cm" fo:break-before="auto" style:use-optimal-row-height="false"/>
    </style:style>
    <style:style style:name="ro1-3709" style:family="table-row">
      <style:table-row-properties style:row-height="0.446cm" fo:break-before="auto" style:use-optimal-row-height="false"/>
    </style:style>
    <style:style style:name="ro1-3710" style:family="table-row">
      <style:table-row-properties style:row-height="0.446cm" fo:break-before="auto" style:use-optimal-row-height="false"/>
    </style:style>
    <style:style style:name="ro1-3711" style:family="table-row">
      <style:table-row-properties style:row-height="0.446cm" fo:break-before="auto" style:use-optimal-row-height="false"/>
    </style:style>
    <style:style style:name="ro1-3712" style:family="table-row">
      <style:table-row-properties style:row-height="0.446cm" fo:break-before="auto" style:use-optimal-row-height="false"/>
    </style:style>
    <style:style style:name="ro1-3713" style:family="table-row">
      <style:table-row-properties style:row-height="0.446cm" fo:break-before="auto" style:use-optimal-row-height="false"/>
    </style:style>
    <style:style style:name="ro1-3714" style:family="table-row">
      <style:table-row-properties style:row-height="0.446cm" fo:break-before="auto" style:use-optimal-row-height="false"/>
    </style:style>
    <style:style style:name="ro1-3715" style:family="table-row">
      <style:table-row-properties style:row-height="0.446cm" fo:break-before="auto" style:use-optimal-row-height="false"/>
    </style:style>
    <style:style style:name="ro1-3716" style:family="table-row">
      <style:table-row-properties style:row-height="0.446cm" fo:break-before="auto" style:use-optimal-row-height="false"/>
    </style:style>
    <style:style style:name="ro1-3717" style:family="table-row">
      <style:table-row-properties style:row-height="0.446cm" fo:break-before="auto" style:use-optimal-row-height="false"/>
    </style:style>
    <style:style style:name="ro1-3718" style:family="table-row">
      <style:table-row-properties style:row-height="0.446cm" fo:break-before="auto" style:use-optimal-row-height="false"/>
    </style:style>
    <style:style style:name="ro1-3719" style:family="table-row">
      <style:table-row-properties style:row-height="0.446cm" fo:break-before="auto" style:use-optimal-row-height="false"/>
    </style:style>
    <style:style style:name="ro1-3720" style:family="table-row">
      <style:table-row-properties style:row-height="0.446cm" fo:break-before="auto" style:use-optimal-row-height="false"/>
    </style:style>
    <style:style style:name="ro1-3721" style:family="table-row">
      <style:table-row-properties style:row-height="0.446cm" fo:break-before="auto" style:use-optimal-row-height="false"/>
    </style:style>
    <style:style style:name="ro1-3722" style:family="table-row">
      <style:table-row-properties style:row-height="0.446cm" fo:break-before="auto" style:use-optimal-row-height="false"/>
    </style:style>
    <style:style style:name="ro1-3723" style:family="table-row">
      <style:table-row-properties style:row-height="0.446cm" fo:break-before="auto" style:use-optimal-row-height="false"/>
    </style:style>
    <style:style style:name="ro1-3724" style:family="table-row">
      <style:table-row-properties style:row-height="0.446cm" fo:break-before="auto" style:use-optimal-row-height="false"/>
    </style:style>
    <style:style style:name="ro1-3725" style:family="table-row">
      <style:table-row-properties style:row-height="0.446cm" fo:break-before="auto" style:use-optimal-row-height="false"/>
    </style:style>
    <style:style style:name="ro1-3726" style:family="table-row">
      <style:table-row-properties style:row-height="0.446cm" fo:break-before="auto" style:use-optimal-row-height="false"/>
    </style:style>
    <style:style style:name="ro1-3727" style:family="table-row">
      <style:table-row-properties style:row-height="0.446cm" fo:break-before="auto" style:use-optimal-row-height="false"/>
    </style:style>
    <style:style style:name="ro1-3728" style:family="table-row">
      <style:table-row-properties style:row-height="0.446cm" fo:break-before="auto" style:use-optimal-row-height="false"/>
    </style:style>
    <style:style style:name="ro1-3729" style:family="table-row">
      <style:table-row-properties style:row-height="0.446cm" fo:break-before="auto" style:use-optimal-row-height="false"/>
    </style:style>
    <style:style style:name="ro1-3730" style:family="table-row">
      <style:table-row-properties style:row-height="0.446cm" fo:break-before="auto" style:use-optimal-row-height="false"/>
    </style:style>
    <style:style style:name="ro1-3731" style:family="table-row">
      <style:table-row-properties style:row-height="0.446cm" fo:break-before="auto" style:use-optimal-row-height="false"/>
    </style:style>
    <style:style style:name="ro1-3732" style:family="table-row">
      <style:table-row-properties style:row-height="0.446cm" fo:break-before="auto" style:use-optimal-row-height="false"/>
    </style:style>
    <style:style style:name="ro1-3733" style:family="table-row">
      <style:table-row-properties style:row-height="0.446cm" fo:break-before="auto" style:use-optimal-row-height="false"/>
    </style:style>
    <style:style style:name="ro1-3734" style:family="table-row">
      <style:table-row-properties style:row-height="0.446cm" fo:break-before="auto" style:use-optimal-row-height="false"/>
    </style:style>
    <style:style style:name="ro1-3735" style:family="table-row">
      <style:table-row-properties style:row-height="0.446cm" fo:break-before="auto" style:use-optimal-row-height="false"/>
    </style:style>
    <style:style style:name="ro1-3736" style:family="table-row">
      <style:table-row-properties style:row-height="0.446cm" fo:break-before="auto" style:use-optimal-row-height="false"/>
    </style:style>
    <style:style style:name="ro1-3737" style:family="table-row">
      <style:table-row-properties style:row-height="0.446cm" fo:break-before="auto" style:use-optimal-row-height="false"/>
    </style:style>
    <style:style style:name="ro1-3738" style:family="table-row">
      <style:table-row-properties style:row-height="0.446cm" fo:break-before="auto" style:use-optimal-row-height="false"/>
    </style:style>
    <style:style style:name="ro1-3739" style:family="table-row">
      <style:table-row-properties style:row-height="0.446cm" fo:break-before="auto" style:use-optimal-row-height="false"/>
    </style:style>
    <style:style style:name="ro1-3740" style:family="table-row">
      <style:table-row-properties style:row-height="0.446cm" fo:break-before="auto" style:use-optimal-row-height="false"/>
    </style:style>
    <style:style style:name="ro1-3741" style:family="table-row">
      <style:table-row-properties style:row-height="0.446cm" fo:break-before="auto" style:use-optimal-row-height="false"/>
    </style:style>
    <style:style style:name="ro1-3742" style:family="table-row">
      <style:table-row-properties style:row-height="0.446cm" fo:break-before="auto" style:use-optimal-row-height="false"/>
    </style:style>
    <style:style style:name="ro1-3743" style:family="table-row">
      <style:table-row-properties style:row-height="0.848cm" fo:break-before="auto" style:use-optimal-row-height="false"/>
    </style:style>
    <style:style style:name="ro1-3744" style:family="table-row">
      <style:table-row-properties style:row-height="0.848cm" fo:break-before="auto" style:use-optimal-row-height="false"/>
    </style:style>
    <style:style style:name="ro1-3745" style:family="table-row">
      <style:table-row-properties style:row-height="0.446cm" fo:break-before="auto" style:use-optimal-row-height="false"/>
    </style:style>
    <style:style style:name="ro1-3746" style:family="table-row">
      <style:table-row-properties style:row-height="0.848cm" fo:break-before="auto" style:use-optimal-row-height="false"/>
    </style:style>
    <style:style style:name="ro1-3747" style:family="table-row">
      <style:table-row-properties style:row-height="0.446cm" fo:break-before="auto" style:use-optimal-row-height="false"/>
    </style:style>
    <style:style style:name="ro1-3748" style:family="table-row">
      <style:table-row-properties style:row-height="0.446cm" fo:break-before="auto" style:use-optimal-row-height="false"/>
    </style:style>
    <style:style style:name="ro1-3749" style:family="table-row">
      <style:table-row-properties style:row-height="0.446cm" fo:break-before="auto" style:use-optimal-row-height="false"/>
    </style:style>
    <style:style style:name="ro1-3750" style:family="table-row">
      <style:table-row-properties style:row-height="0.446cm" fo:break-before="auto" style:use-optimal-row-height="false"/>
    </style:style>
    <style:style style:name="ro1-3751" style:family="table-row">
      <style:table-row-properties style:row-height="0.446cm" fo:break-before="auto" style:use-optimal-row-height="false"/>
    </style:style>
    <style:style style:name="ro1-3752" style:family="table-row">
      <style:table-row-properties style:row-height="0.446cm" fo:break-before="auto" style:use-optimal-row-height="false"/>
    </style:style>
    <style:style style:name="ro1-3753" style:family="table-row">
      <style:table-row-properties style:row-height="0.446cm" fo:break-before="auto" style:use-optimal-row-height="false"/>
    </style:style>
    <style:style style:name="ro1-3754" style:family="table-row">
      <style:table-row-properties style:row-height="0.446cm" fo:break-before="auto" style:use-optimal-row-height="false"/>
    </style:style>
    <style:style style:name="ro1-3755" style:family="table-row">
      <style:table-row-properties style:row-height="0.446cm" fo:break-before="auto" style:use-optimal-row-height="false"/>
    </style:style>
    <style:style style:name="ro1-3756" style:family="table-row">
      <style:table-row-properties style:row-height="0.446cm" fo:break-before="auto" style:use-optimal-row-height="false"/>
    </style:style>
    <style:style style:name="ro1-3757" style:family="table-row">
      <style:table-row-properties style:row-height="0.446cm" fo:break-before="auto" style:use-optimal-row-height="false"/>
    </style:style>
    <style:style style:name="ro1-3758" style:family="table-row">
      <style:table-row-properties style:row-height="0.446cm" fo:break-before="auto" style:use-optimal-row-height="false"/>
    </style:style>
    <style:style style:name="ro1-3759" style:family="table-row">
      <style:table-row-properties style:row-height="0.446cm" fo:break-before="auto" style:use-optimal-row-height="false"/>
    </style:style>
    <style:style style:name="ro1-3760" style:family="table-row">
      <style:table-row-properties style:row-height="0.446cm" fo:break-before="auto" style:use-optimal-row-height="false"/>
    </style:style>
    <style:style style:name="ro1-3761" style:family="table-row">
      <style:table-row-properties style:row-height="0.446cm" fo:break-before="auto" style:use-optimal-row-height="false"/>
    </style:style>
    <style:style style:name="ro1-3762" style:family="table-row">
      <style:table-row-properties style:row-height="0.446cm" fo:break-before="auto" style:use-optimal-row-height="false"/>
    </style:style>
    <style:style style:name="ro1-3763" style:family="table-row">
      <style:table-row-properties style:row-height="0.446cm" fo:break-before="auto" style:use-optimal-row-height="false"/>
    </style:style>
    <style:style style:name="ro1-3764" style:family="table-row">
      <style:table-row-properties style:row-height="0.446cm" fo:break-before="auto" style:use-optimal-row-height="false"/>
    </style:style>
    <style:style style:name="ro1-3765" style:family="table-row">
      <style:table-row-properties style:row-height="0.446cm" fo:break-before="auto" style:use-optimal-row-height="false"/>
    </style:style>
    <style:style style:name="ro1-3766" style:family="table-row">
      <style:table-row-properties style:row-height="0.446cm" fo:break-before="auto" style:use-optimal-row-height="false"/>
    </style:style>
    <style:style style:name="ro1-3767" style:family="table-row">
      <style:table-row-properties style:row-height="0.446cm" fo:break-before="auto" style:use-optimal-row-height="false"/>
    </style:style>
    <style:style style:name="ro1-3768" style:family="table-row">
      <style:table-row-properties style:row-height="0.446cm" fo:break-before="auto" style:use-optimal-row-height="false"/>
    </style:style>
    <style:style style:name="ro1-3769" style:family="table-row">
      <style:table-row-properties style:row-height="0.446cm" fo:break-before="auto" style:use-optimal-row-height="false"/>
    </style:style>
    <style:style style:name="ro1-3770" style:family="table-row">
      <style:table-row-properties style:row-height="0.446cm" fo:break-before="auto" style:use-optimal-row-height="false"/>
    </style:style>
    <style:style style:name="ro1-3771" style:family="table-row">
      <style:table-row-properties style:row-height="0.446cm" fo:break-before="auto" style:use-optimal-row-height="false"/>
    </style:style>
    <style:style style:name="ro1-3772" style:family="table-row">
      <style:table-row-properties style:row-height="0.446cm" fo:break-before="auto" style:use-optimal-row-height="false"/>
    </style:style>
    <style:style style:name="ro1-3773" style:family="table-row">
      <style:table-row-properties style:row-height="0.446cm" fo:break-before="auto" style:use-optimal-row-height="false"/>
    </style:style>
    <style:style style:name="ro1-3774" style:family="table-row">
      <style:table-row-properties style:row-height="0.446cm" fo:break-before="auto" style:use-optimal-row-height="false"/>
    </style:style>
    <style:style style:name="ro1-3775" style:family="table-row">
      <style:table-row-properties style:row-height="0.446cm" fo:break-before="auto" style:use-optimal-row-height="false"/>
    </style:style>
    <style:style style:name="ro1-3776" style:family="table-row">
      <style:table-row-properties style:row-height="0.446cm" fo:break-before="auto" style:use-optimal-row-height="false"/>
    </style:style>
    <style:style style:name="ro1-3777" style:family="table-row">
      <style:table-row-properties style:row-height="0.446cm" fo:break-before="auto" style:use-optimal-row-height="false"/>
    </style:style>
    <style:style style:name="ro1-3778" style:family="table-row">
      <style:table-row-properties style:row-height="0.446cm" fo:break-before="auto" style:use-optimal-row-height="false"/>
    </style:style>
    <style:style style:name="ro1-3779" style:family="table-row">
      <style:table-row-properties style:row-height="0.446cm" fo:break-before="auto" style:use-optimal-row-height="false"/>
    </style:style>
    <style:style style:name="ro1-3780" style:family="table-row">
      <style:table-row-properties style:row-height="0.446cm" fo:break-before="auto" style:use-optimal-row-height="false"/>
    </style:style>
    <style:style style:name="ro1-3781" style:family="table-row">
      <style:table-row-properties style:row-height="0.848cm" fo:break-before="auto" style:use-optimal-row-height="false"/>
    </style:style>
    <style:style style:name="ro1-3782" style:family="table-row">
      <style:table-row-properties style:row-height="0.446cm" fo:break-before="auto" style:use-optimal-row-height="false"/>
    </style:style>
    <style:style style:name="ro1-3783" style:family="table-row">
      <style:table-row-properties style:row-height="0.446cm" fo:break-before="auto" style:use-optimal-row-height="false"/>
    </style:style>
    <style:style style:name="ro1-3784" style:family="table-row">
      <style:table-row-properties style:row-height="0.446cm" fo:break-before="auto" style:use-optimal-row-height="false"/>
    </style:style>
    <style:style style:name="ro1-3785" style:family="table-row">
      <style:table-row-properties style:row-height="0.446cm" fo:break-before="auto" style:use-optimal-row-height="false"/>
    </style:style>
    <style:style style:name="ro1-3786" style:family="table-row">
      <style:table-row-properties style:row-height="0.446cm" fo:break-before="auto" style:use-optimal-row-height="false"/>
    </style:style>
    <style:style style:name="ro1-3787" style:family="table-row">
      <style:table-row-properties style:row-height="0.446cm" fo:break-before="auto" style:use-optimal-row-height="false"/>
    </style:style>
    <style:style style:name="ro1-3788" style:family="table-row">
      <style:table-row-properties style:row-height="0.446cm" fo:break-before="auto" style:use-optimal-row-height="false"/>
    </style:style>
    <style:style style:name="ro1-3789" style:family="table-row">
      <style:table-row-properties style:row-height="0.446cm" fo:break-before="auto" style:use-optimal-row-height="false"/>
    </style:style>
    <style:style style:name="ro1-3790" style:family="table-row">
      <style:table-row-properties style:row-height="0.446cm" fo:break-before="auto" style:use-optimal-row-height="false"/>
    </style:style>
    <style:style style:name="ro1-3791" style:family="table-row">
      <style:table-row-properties style:row-height="0.446cm" fo:break-before="auto" style:use-optimal-row-height="false"/>
    </style:style>
    <style:style style:name="ro1-3792" style:family="table-row">
      <style:table-row-properties style:row-height="0.446cm" fo:break-before="auto" style:use-optimal-row-height="false"/>
    </style:style>
    <style:style style:name="ro1-3793" style:family="table-row">
      <style:table-row-properties style:row-height="0.446cm" fo:break-before="auto" style:use-optimal-row-height="false"/>
    </style:style>
    <style:style style:name="ro1-3794" style:family="table-row">
      <style:table-row-properties style:row-height="0.446cm" fo:break-before="auto" style:use-optimal-row-height="false"/>
    </style:style>
    <style:style style:name="ro1-3795" style:family="table-row">
      <style:table-row-properties style:row-height="0.446cm" fo:break-before="auto" style:use-optimal-row-height="false"/>
    </style:style>
    <style:style style:name="ro1-3796" style:family="table-row">
      <style:table-row-properties style:row-height="0.446cm" fo:break-before="auto" style:use-optimal-row-height="false"/>
    </style:style>
    <style:style style:name="ro1-3797" style:family="table-row">
      <style:table-row-properties style:row-height="0.446cm" fo:break-before="auto" style:use-optimal-row-height="false"/>
    </style:style>
    <style:style style:name="ro1-3798" style:family="table-row">
      <style:table-row-properties style:row-height="0.446cm" fo:break-before="auto" style:use-optimal-row-height="false"/>
    </style:style>
    <style:style style:name="ro1-3799" style:family="table-row">
      <style:table-row-properties style:row-height="0.446cm" fo:break-before="auto" style:use-optimal-row-height="false"/>
    </style:style>
    <style:style style:name="ro1-3800" style:family="table-row">
      <style:table-row-properties style:row-height="0.446cm" fo:break-before="auto" style:use-optimal-row-height="false"/>
    </style:style>
    <style:style style:name="ro1-3801" style:family="table-row">
      <style:table-row-properties style:row-height="0.446cm" fo:break-before="auto" style:use-optimal-row-height="false"/>
    </style:style>
    <style:style style:name="ro1-3802" style:family="table-row">
      <style:table-row-properties style:row-height="0.446cm" fo:break-before="auto" style:use-optimal-row-height="false"/>
    </style:style>
    <style:style style:name="ro1-3803" style:family="table-row">
      <style:table-row-properties style:row-height="0.446cm" fo:break-before="auto" style:use-optimal-row-height="false"/>
    </style:style>
    <style:style style:name="ro1-3804" style:family="table-row">
      <style:table-row-properties style:row-height="0.446cm" fo:break-before="auto" style:use-optimal-row-height="false"/>
    </style:style>
    <style:style style:name="ro1-3805" style:family="table-row">
      <style:table-row-properties style:row-height="0.848cm" fo:break-before="auto" style:use-optimal-row-height="false"/>
    </style:style>
    <style:style style:name="ro1-3806" style:family="table-row">
      <style:table-row-properties style:row-height="0.446cm" fo:break-before="auto" style:use-optimal-row-height="false"/>
    </style:style>
    <style:style style:name="ro1-3807" style:family="table-row">
      <style:table-row-properties style:row-height="0.446cm" fo:break-before="auto" style:use-optimal-row-height="false"/>
    </style:style>
    <style:style style:name="ro1-3808" style:family="table-row">
      <style:table-row-properties style:row-height="0.446cm" fo:break-before="auto" style:use-optimal-row-height="false"/>
    </style:style>
    <style:style style:name="ro1-3809" style:family="table-row">
      <style:table-row-properties style:row-height="0.446cm" fo:break-before="auto" style:use-optimal-row-height="false"/>
    </style:style>
    <style:style style:name="ro1-3810" style:family="table-row">
      <style:table-row-properties style:row-height="0.446cm" fo:break-before="auto" style:use-optimal-row-height="false"/>
    </style:style>
    <style:style style:name="ro1-3811" style:family="table-row">
      <style:table-row-properties style:row-height="0.446cm" fo:break-before="auto" style:use-optimal-row-height="false"/>
    </style:style>
    <style:style style:name="ro1-3812" style:family="table-row">
      <style:table-row-properties style:row-height="0.446cm" fo:break-before="auto" style:use-optimal-row-height="false"/>
    </style:style>
    <style:style style:name="ro1-3813" style:family="table-row">
      <style:table-row-properties style:row-height="0.446cm" fo:break-before="auto" style:use-optimal-row-height="false"/>
    </style:style>
    <style:style style:name="ro1-3814" style:family="table-row">
      <style:table-row-properties style:row-height="0.446cm" fo:break-before="auto" style:use-optimal-row-height="false"/>
    </style:style>
    <style:style style:name="ro1-3815" style:family="table-row">
      <style:table-row-properties style:row-height="0.446cm" fo:break-before="auto" style:use-optimal-row-height="false"/>
    </style:style>
    <style:style style:name="ro1-3816" style:family="table-row">
      <style:table-row-properties style:row-height="0.446cm" fo:break-before="auto" style:use-optimal-row-height="false"/>
    </style:style>
    <style:style style:name="ro1-3817" style:family="table-row">
      <style:table-row-properties style:row-height="0.446cm" fo:break-before="auto" style:use-optimal-row-height="false"/>
    </style:style>
    <style:style style:name="ro1-3818" style:family="table-row">
      <style:table-row-properties style:row-height="0.446cm" fo:break-before="auto" style:use-optimal-row-height="false"/>
    </style:style>
    <style:style style:name="ro1-3819" style:family="table-row">
      <style:table-row-properties style:row-height="0.446cm" fo:break-before="auto" style:use-optimal-row-height="false"/>
    </style:style>
    <style:style style:name="ro1-3820" style:family="table-row">
      <style:table-row-properties style:row-height="0.446cm" fo:break-before="auto" style:use-optimal-row-height="false"/>
    </style:style>
    <style:style style:name="ro1-3821" style:family="table-row">
      <style:table-row-properties style:row-height="0.446cm" fo:break-before="auto" style:use-optimal-row-height="false"/>
    </style:style>
    <style:style style:name="ro1-3822" style:family="table-row">
      <style:table-row-properties style:row-height="0.446cm" fo:break-before="auto" style:use-optimal-row-height="false"/>
    </style:style>
    <style:style style:name="ro1-3823" style:family="table-row">
      <style:table-row-properties style:row-height="0.446cm" fo:break-before="auto" style:use-optimal-row-height="false"/>
    </style:style>
    <style:style style:name="ro1-3824" style:family="table-row">
      <style:table-row-properties style:row-height="0.446cm" fo:break-before="auto" style:use-optimal-row-height="false"/>
    </style:style>
    <style:style style:name="ro1-3825" style:family="table-row">
      <style:table-row-properties style:row-height="0.446cm" fo:break-before="auto" style:use-optimal-row-height="false"/>
    </style:style>
    <style:style style:name="ro1-3826" style:family="table-row">
      <style:table-row-properties style:row-height="0.446cm" fo:break-before="auto" style:use-optimal-row-height="false"/>
    </style:style>
    <style:style style:name="ro1-3827" style:family="table-row">
      <style:table-row-properties style:row-height="0.446cm" fo:break-before="auto" style:use-optimal-row-height="false"/>
    </style:style>
    <style:style style:name="ro1-3828" style:family="table-row">
      <style:table-row-properties style:row-height="0.446cm" fo:break-before="auto" style:use-optimal-row-height="false"/>
    </style:style>
    <style:style style:name="ro1-3829" style:family="table-row">
      <style:table-row-properties style:row-height="0.446cm" fo:break-before="auto" style:use-optimal-row-height="false"/>
    </style:style>
    <style:style style:name="ro1-3830" style:family="table-row">
      <style:table-row-properties style:row-height="0.446cm" fo:break-before="auto" style:use-optimal-row-height="false"/>
    </style:style>
    <style:style style:name="ro1-3831" style:family="table-row">
      <style:table-row-properties style:row-height="0.446cm" fo:break-before="auto" style:use-optimal-row-height="false"/>
    </style:style>
    <style:style style:name="ro1-3832" style:family="table-row">
      <style:table-row-properties style:row-height="0.446cm" fo:break-before="auto" style:use-optimal-row-height="false"/>
    </style:style>
    <style:style style:name="ro1-3833" style:family="table-row">
      <style:table-row-properties style:row-height="0.446cm" fo:break-before="auto" style:use-optimal-row-height="false"/>
    </style:style>
    <style:style style:name="ro1-3834" style:family="table-row">
      <style:table-row-properties style:row-height="0.446cm" fo:break-before="auto" style:use-optimal-row-height="false"/>
    </style:style>
    <style:style style:name="ro1-3835" style:family="table-row">
      <style:table-row-properties style:row-height="0.446cm" fo:break-before="auto" style:use-optimal-row-height="false"/>
    </style:style>
    <style:style style:name="ro1-3836" style:family="table-row">
      <style:table-row-properties style:row-height="0.446cm" fo:break-before="auto" style:use-optimal-row-height="false"/>
    </style:style>
    <style:style style:name="ro1-3837" style:family="table-row">
      <style:table-row-properties style:row-height="0.446cm" fo:break-before="auto" style:use-optimal-row-height="false"/>
    </style:style>
    <style:style style:name="ro1-3838" style:family="table-row">
      <style:table-row-properties style:row-height="0.446cm" fo:break-before="auto" style:use-optimal-row-height="false"/>
    </style:style>
    <style:style style:name="ro1-3839" style:family="table-row">
      <style:table-row-properties style:row-height="0.446cm" fo:break-before="auto" style:use-optimal-row-height="false"/>
    </style:style>
    <style:style style:name="ro1-3840" style:family="table-row">
      <style:table-row-properties style:row-height="0.446cm" fo:break-before="auto" style:use-optimal-row-height="false"/>
    </style:style>
    <style:style style:name="ro1-3841" style:family="table-row">
      <style:table-row-properties style:row-height="0.446cm" fo:break-before="auto" style:use-optimal-row-height="false"/>
    </style:style>
    <style:style style:name="ro1-3842" style:family="table-row">
      <style:table-row-properties style:row-height="0.446cm" fo:break-before="auto" style:use-optimal-row-height="false"/>
    </style:style>
    <style:style style:name="ro1-3843" style:family="table-row">
      <style:table-row-properties style:row-height="0.446cm" fo:break-before="auto" style:use-optimal-row-height="false"/>
    </style:style>
    <style:style style:name="ro1-3844" style:family="table-row">
      <style:table-row-properties style:row-height="0.446cm" fo:break-before="auto" style:use-optimal-row-height="false"/>
    </style:style>
    <style:style style:name="ro1-3845" style:family="table-row">
      <style:table-row-properties style:row-height="0.446cm" fo:break-before="auto" style:use-optimal-row-height="false"/>
    </style:style>
    <style:style style:name="ro1-3846" style:family="table-row">
      <style:table-row-properties style:row-height="0.446cm" fo:break-before="auto" style:use-optimal-row-height="false"/>
    </style:style>
    <style:style style:name="ro1-3847" style:family="table-row">
      <style:table-row-properties style:row-height="0.446cm" fo:break-before="auto" style:use-optimal-row-height="false"/>
    </style:style>
    <style:style style:name="ro1-3848" style:family="table-row">
      <style:table-row-properties style:row-height="0.446cm" fo:break-before="auto" style:use-optimal-row-height="false"/>
    </style:style>
    <style:style style:name="ro1-3849" style:family="table-row">
      <style:table-row-properties style:row-height="0.446cm" fo:break-before="auto" style:use-optimal-row-height="false"/>
    </style:style>
    <style:style style:name="ro1-3850" style:family="table-row">
      <style:table-row-properties style:row-height="0.446cm" fo:break-before="auto" style:use-optimal-row-height="false"/>
    </style:style>
    <style:style style:name="ro1-3851" style:family="table-row">
      <style:table-row-properties style:row-height="0.446cm" fo:break-before="auto" style:use-optimal-row-height="false"/>
    </style:style>
    <style:style style:name="ro1-3852" style:family="table-row">
      <style:table-row-properties style:row-height="0.446cm" fo:break-before="auto" style:use-optimal-row-height="false"/>
    </style:style>
    <style:style style:name="ro1-3853" style:family="table-row">
      <style:table-row-properties style:row-height="0.446cm" fo:break-before="auto" style:use-optimal-row-height="false"/>
    </style:style>
    <style:style style:name="ro1-3854" style:family="table-row">
      <style:table-row-properties style:row-height="0.446cm" fo:break-before="auto" style:use-optimal-row-height="false"/>
    </style:style>
    <style:style style:name="ro1-3855" style:family="table-row">
      <style:table-row-properties style:row-height="0.446cm" fo:break-before="auto" style:use-optimal-row-height="false"/>
    </style:style>
    <style:style style:name="ro1-3856" style:family="table-row">
      <style:table-row-properties style:row-height="0.446cm" fo:break-before="auto" style:use-optimal-row-height="false"/>
    </style:style>
    <style:style style:name="ro1-3857" style:family="table-row">
      <style:table-row-properties style:row-height="0.446cm" fo:break-before="auto" style:use-optimal-row-height="false"/>
    </style:style>
    <style:style style:name="ro1-3858" style:family="table-row">
      <style:table-row-properties style:row-height="0.446cm" fo:break-before="auto" style:use-optimal-row-height="false"/>
    </style:style>
    <style:style style:name="ro1-3859" style:family="table-row">
      <style:table-row-properties style:row-height="0.446cm" fo:break-before="auto" style:use-optimal-row-height="false"/>
    </style:style>
    <style:style style:name="ro1-3860" style:family="table-row">
      <style:table-row-properties style:row-height="0.446cm" fo:break-before="auto" style:use-optimal-row-height="false"/>
    </style:style>
    <style:style style:name="ro1-3861" style:family="table-row">
      <style:table-row-properties style:row-height="0.446cm" fo:break-before="auto" style:use-optimal-row-height="false"/>
    </style:style>
    <style:style style:name="ro1-3862" style:family="table-row">
      <style:table-row-properties style:row-height="0.446cm" fo:break-before="auto" style:use-optimal-row-height="false"/>
    </style:style>
    <style:style style:name="ro1-3863" style:family="table-row">
      <style:table-row-properties style:row-height="0.446cm" fo:break-before="auto" style:use-optimal-row-height="false"/>
    </style:style>
    <style:style style:name="ro1-3864" style:family="table-row">
      <style:table-row-properties style:row-height="0.446cm" fo:break-before="auto" style:use-optimal-row-height="false"/>
    </style:style>
    <style:style style:name="ro1-3865" style:family="table-row">
      <style:table-row-properties style:row-height="0.446cm" fo:break-before="auto" style:use-optimal-row-height="false"/>
    </style:style>
    <style:style style:name="ro1-3866" style:family="table-row">
      <style:table-row-properties style:row-height="0.848cm" fo:break-before="auto" style:use-optimal-row-height="false"/>
    </style:style>
    <style:style style:name="ro1-3867" style:family="table-row">
      <style:table-row-properties style:row-height="0.446cm" fo:break-before="auto" style:use-optimal-row-height="false"/>
    </style:style>
    <style:style style:name="ro1-3868" style:family="table-row">
      <style:table-row-properties style:row-height="0.446cm" fo:break-before="auto" style:use-optimal-row-height="false"/>
    </style:style>
    <style:style style:name="ro1-3869" style:family="table-row">
      <style:table-row-properties style:row-height="0.446cm" fo:break-before="auto" style:use-optimal-row-height="false"/>
    </style:style>
    <style:style style:name="ro1-3870" style:family="table-row">
      <style:table-row-properties style:row-height="0.446cm" fo:break-before="auto" style:use-optimal-row-height="false"/>
    </style:style>
    <style:style style:name="ro1-3871" style:family="table-row">
      <style:table-row-properties style:row-height="0.446cm" fo:break-before="auto" style:use-optimal-row-height="false"/>
    </style:style>
    <style:style style:name="ro1-3872" style:family="table-row">
      <style:table-row-properties style:row-height="0.446cm" fo:break-before="auto" style:use-optimal-row-height="false"/>
    </style:style>
    <style:style style:name="ro1-3873" style:family="table-row">
      <style:table-row-properties style:row-height="0.446cm" fo:break-before="auto" style:use-optimal-row-height="false"/>
    </style:style>
    <style:style style:name="ro1-3874" style:family="table-row">
      <style:table-row-properties style:row-height="0.446cm" fo:break-before="auto" style:use-optimal-row-height="false"/>
    </style:style>
    <style:style style:name="ro1-3875" style:family="table-row">
      <style:table-row-properties style:row-height="0.446cm" fo:break-before="auto" style:use-optimal-row-height="false"/>
    </style:style>
    <style:style style:name="ro1-3876" style:family="table-row">
      <style:table-row-properties style:row-height="0.446cm" fo:break-before="auto" style:use-optimal-row-height="false"/>
    </style:style>
    <style:style style:name="ro1-3877" style:family="table-row">
      <style:table-row-properties style:row-height="0.446cm" fo:break-before="auto" style:use-optimal-row-height="false"/>
    </style:style>
    <style:style style:name="ro1-3878" style:family="table-row">
      <style:table-row-properties style:row-height="0.446cm" fo:break-before="auto" style:use-optimal-row-height="false"/>
    </style:style>
    <style:style style:name="ro1-3879" style:family="table-row">
      <style:table-row-properties style:row-height="0.446cm" fo:break-before="auto" style:use-optimal-row-height="false"/>
    </style:style>
    <style:style style:name="ro1-3880" style:family="table-row">
      <style:table-row-properties style:row-height="0.446cm" fo:break-before="auto" style:use-optimal-row-height="false"/>
    </style:style>
    <style:style style:name="ro1-3881" style:family="table-row">
      <style:table-row-properties style:row-height="0.446cm" fo:break-before="auto" style:use-optimal-row-height="false"/>
    </style:style>
    <style:style style:name="ro1-3882" style:family="table-row">
      <style:table-row-properties style:row-height="0.446cm" fo:break-before="auto" style:use-optimal-row-height="false"/>
    </style:style>
    <style:style style:name="ro1-3883" style:family="table-row">
      <style:table-row-properties style:row-height="0.446cm" fo:break-before="auto" style:use-optimal-row-height="false"/>
    </style:style>
    <style:style style:name="ro1-3884" style:family="table-row">
      <style:table-row-properties style:row-height="0.446cm" fo:break-before="auto" style:use-optimal-row-height="false"/>
    </style:style>
    <style:style style:name="ro1-3885" style:family="table-row">
      <style:table-row-properties style:row-height="0.446cm" fo:break-before="auto" style:use-optimal-row-height="false"/>
    </style:style>
    <style:style style:name="ro1-3886" style:family="table-row">
      <style:table-row-properties style:row-height="0.446cm" fo:break-before="auto" style:use-optimal-row-height="false"/>
    </style:style>
    <style:style style:name="ro1-3887" style:family="table-row">
      <style:table-row-properties style:row-height="0.446cm" fo:break-before="auto" style:use-optimal-row-height="false"/>
    </style:style>
    <style:style style:name="ro1-3888" style:family="table-row">
      <style:table-row-properties style:row-height="0.446cm" fo:break-before="auto" style:use-optimal-row-height="false"/>
    </style:style>
    <style:style style:name="ro1-3889" style:family="table-row">
      <style:table-row-properties style:row-height="0.446cm" fo:break-before="auto" style:use-optimal-row-height="false"/>
    </style:style>
    <style:style style:name="ro1-3890" style:family="table-row">
      <style:table-row-properties style:row-height="0.446cm" fo:break-before="auto" style:use-optimal-row-height="false"/>
    </style:style>
    <style:style style:name="ro1-3891" style:family="table-row">
      <style:table-row-properties style:row-height="0.446cm" fo:break-before="auto" style:use-optimal-row-height="false"/>
    </style:style>
    <style:style style:name="ro1-3892" style:family="table-row">
      <style:table-row-properties style:row-height="0.446cm" fo:break-before="auto" style:use-optimal-row-height="false"/>
    </style:style>
    <style:style style:name="ro1-3893" style:family="table-row">
      <style:table-row-properties style:row-height="0.446cm" fo:break-before="auto" style:use-optimal-row-height="false"/>
    </style:style>
    <style:style style:name="ro1-3894" style:family="table-row">
      <style:table-row-properties style:row-height="0.446cm" fo:break-before="auto" style:use-optimal-row-height="false"/>
    </style:style>
    <style:style style:name="ro1-3895" style:family="table-row">
      <style:table-row-properties style:row-height="0.446cm" fo:break-before="auto" style:use-optimal-row-height="false"/>
    </style:style>
    <style:style style:name="ro1-3896" style:family="table-row">
      <style:table-row-properties style:row-height="0.446cm" fo:break-before="auto" style:use-optimal-row-height="false"/>
    </style:style>
    <style:style style:name="ro1-3897" style:family="table-row">
      <style:table-row-properties style:row-height="0.446cm" fo:break-before="auto" style:use-optimal-row-height="false"/>
    </style:style>
    <style:style style:name="ro1-3898" style:family="table-row">
      <style:table-row-properties style:row-height="0.446cm" fo:break-before="auto" style:use-optimal-row-height="false"/>
    </style:style>
    <style:style style:name="ro1-3899" style:family="table-row">
      <style:table-row-properties style:row-height="0.446cm" fo:break-before="auto" style:use-optimal-row-height="false"/>
    </style:style>
    <style:style style:name="ro1-3900" style:family="table-row">
      <style:table-row-properties style:row-height="0.446cm" fo:break-before="auto" style:use-optimal-row-height="false"/>
    </style:style>
    <style:style style:name="ro1-3901" style:family="table-row">
      <style:table-row-properties style:row-height="0.446cm" fo:break-before="auto" style:use-optimal-row-height="false"/>
    </style:style>
    <style:style style:name="ro1-3902" style:family="table-row">
      <style:table-row-properties style:row-height="0.446cm" fo:break-before="auto" style:use-optimal-row-height="false"/>
    </style:style>
    <style:style style:name="ro1-3903" style:family="table-row">
      <style:table-row-properties style:row-height="0.446cm" fo:break-before="auto" style:use-optimal-row-height="false"/>
    </style:style>
    <style:style style:name="ro1-3904" style:family="table-row">
      <style:table-row-properties style:row-height="0.446cm" fo:break-before="auto" style:use-optimal-row-height="false"/>
    </style:style>
    <style:style style:name="ro1-3905" style:family="table-row">
      <style:table-row-properties style:row-height="0.446cm" fo:break-before="auto" style:use-optimal-row-height="false"/>
    </style:style>
    <style:style style:name="ro1-3906" style:family="table-row">
      <style:table-row-properties style:row-height="0.446cm" fo:break-before="auto" style:use-optimal-row-height="false"/>
    </style:style>
    <style:style style:name="ro1-3907" style:family="table-row">
      <style:table-row-properties style:row-height="0.446cm" fo:break-before="auto" style:use-optimal-row-height="false"/>
    </style:style>
    <style:style style:name="ro1-3908" style:family="table-row">
      <style:table-row-properties style:row-height="0.446cm" fo:break-before="auto" style:use-optimal-row-height="false"/>
    </style:style>
    <style:style style:name="ro1-3909" style:family="table-row">
      <style:table-row-properties style:row-height="0.446cm" fo:break-before="auto" style:use-optimal-row-height="false"/>
    </style:style>
    <style:style style:name="ro1-3910" style:family="table-row">
      <style:table-row-properties style:row-height="0.446cm" fo:break-before="auto" style:use-optimal-row-height="false"/>
    </style:style>
    <style:style style:name="ro1-3911" style:family="table-row">
      <style:table-row-properties style:row-height="0.446cm" fo:break-before="auto" style:use-optimal-row-height="false"/>
    </style:style>
    <style:style style:name="ro1-3912" style:family="table-row">
      <style:table-row-properties style:row-height="0.446cm" fo:break-before="auto" style:use-optimal-row-height="false"/>
    </style:style>
    <style:style style:name="ro1-3913" style:family="table-row">
      <style:table-row-properties style:row-height="0.446cm" fo:break-before="auto" style:use-optimal-row-height="false"/>
    </style:style>
    <style:style style:name="ro1-3914" style:family="table-row">
      <style:table-row-properties style:row-height="0.446cm" fo:break-before="auto" style:use-optimal-row-height="false"/>
    </style:style>
    <style:style style:name="ro1-3915" style:family="table-row">
      <style:table-row-properties style:row-height="0.446cm" fo:break-before="auto" style:use-optimal-row-height="false"/>
    </style:style>
    <style:style style:name="ro1-3916" style:family="table-row">
      <style:table-row-properties style:row-height="0.446cm" fo:break-before="auto" style:use-optimal-row-height="false"/>
    </style:style>
    <style:style style:name="ro1-3917" style:family="table-row">
      <style:table-row-properties style:row-height="0.446cm" fo:break-before="auto" style:use-optimal-row-height="false"/>
    </style:style>
    <style:style style:name="ro1-3918" style:family="table-row">
      <style:table-row-properties style:row-height="0.446cm" fo:break-before="auto" style:use-optimal-row-height="false"/>
    </style:style>
    <style:style style:name="ro1-3919" style:family="table-row">
      <style:table-row-properties style:row-height="0.446cm" fo:break-before="auto" style:use-optimal-row-height="false"/>
    </style:style>
    <style:style style:name="ro1-3920" style:family="table-row">
      <style:table-row-properties style:row-height="0.446cm" fo:break-before="auto" style:use-optimal-row-height="false"/>
    </style:style>
    <style:style style:name="ro1-3921" style:family="table-row">
      <style:table-row-properties style:row-height="0.446cm" fo:break-before="auto" style:use-optimal-row-height="false"/>
    </style:style>
    <style:style style:name="ro1-3922" style:family="table-row">
      <style:table-row-properties style:row-height="0.446cm" fo:break-before="auto" style:use-optimal-row-height="false"/>
    </style:style>
    <style:style style:name="ro1-3923" style:family="table-row">
      <style:table-row-properties style:row-height="0.446cm" fo:break-before="auto" style:use-optimal-row-height="false"/>
    </style:style>
    <style:style style:name="ro1-3924" style:family="table-row">
      <style:table-row-properties style:row-height="0.446cm" fo:break-before="auto" style:use-optimal-row-height="false"/>
    </style:style>
    <style:style style:name="ro1-3925" style:family="table-row">
      <style:table-row-properties style:row-height="0.446cm" fo:break-before="auto" style:use-optimal-row-height="false"/>
    </style:style>
    <style:style style:name="ro1-3926" style:family="table-row">
      <style:table-row-properties style:row-height="0.446cm" fo:break-before="auto" style:use-optimal-row-height="false"/>
    </style:style>
    <style:style style:name="ro1-3927" style:family="table-row">
      <style:table-row-properties style:row-height="0.446cm" fo:break-before="auto" style:use-optimal-row-height="false"/>
    </style:style>
    <style:style style:name="ro1-3928" style:family="table-row">
      <style:table-row-properties style:row-height="0.446cm" fo:break-before="auto" style:use-optimal-row-height="false"/>
    </style:style>
    <style:style style:name="ro1-3929" style:family="table-row">
      <style:table-row-properties style:row-height="0.446cm" fo:break-before="auto" style:use-optimal-row-height="false"/>
    </style:style>
    <style:style style:name="ro1-3930" style:family="table-row">
      <style:table-row-properties style:row-height="0.446cm" fo:break-before="auto" style:use-optimal-row-height="false"/>
    </style:style>
    <style:style style:name="ro1-3931" style:family="table-row">
      <style:table-row-properties style:row-height="0.446cm" fo:break-before="auto" style:use-optimal-row-height="false"/>
    </style:style>
    <style:style style:name="ro1-3932" style:family="table-row">
      <style:table-row-properties style:row-height="0.446cm" fo:break-before="auto" style:use-optimal-row-height="false"/>
    </style:style>
    <style:style style:name="ro1-3933" style:family="table-row">
      <style:table-row-properties style:row-height="0.446cm" fo:break-before="auto" style:use-optimal-row-height="false"/>
    </style:style>
    <style:style style:name="ro1-3934" style:family="table-row">
      <style:table-row-properties style:row-height="0.446cm" fo:break-before="auto" style:use-optimal-row-height="false"/>
    </style:style>
    <style:style style:name="ro1-3935" style:family="table-row">
      <style:table-row-properties style:row-height="0.446cm" fo:break-before="auto" style:use-optimal-row-height="false"/>
    </style:style>
    <style:style style:name="ro1-3936" style:family="table-row">
      <style:table-row-properties style:row-height="0.446cm" fo:break-before="auto" style:use-optimal-row-height="false"/>
    </style:style>
    <style:style style:name="ro1-3937" style:family="table-row">
      <style:table-row-properties style:row-height="0.446cm" fo:break-before="auto" style:use-optimal-row-height="false"/>
    </style:style>
    <style:style style:name="ro1-3938" style:family="table-row">
      <style:table-row-properties style:row-height="0.446cm" fo:break-before="auto" style:use-optimal-row-height="false"/>
    </style:style>
    <style:style style:name="ro1-3939" style:family="table-row">
      <style:table-row-properties style:row-height="0.446cm" fo:break-before="auto" style:use-optimal-row-height="false"/>
    </style:style>
    <style:style style:name="ro1-3940" style:family="table-row">
      <style:table-row-properties style:row-height="0.446cm" fo:break-before="auto" style:use-optimal-row-height="false"/>
    </style:style>
    <style:style style:name="ro1-3941" style:family="table-row">
      <style:table-row-properties style:row-height="0.446cm" fo:break-before="auto" style:use-optimal-row-height="false"/>
    </style:style>
    <style:style style:name="ro1-3942" style:family="table-row">
      <style:table-row-properties style:row-height="0.446cm" fo:break-before="auto" style:use-optimal-row-height="false"/>
    </style:style>
    <style:style style:name="ro1-3943" style:family="table-row">
      <style:table-row-properties style:row-height="0.446cm" fo:break-before="auto" style:use-optimal-row-height="false"/>
    </style:style>
    <style:style style:name="ro1-3944" style:family="table-row">
      <style:table-row-properties style:row-height="0.446cm" fo:break-before="auto" style:use-optimal-row-height="false"/>
    </style:style>
    <style:style style:name="ro1-3945" style:family="table-row">
      <style:table-row-properties style:row-height="0.446cm" fo:break-before="auto" style:use-optimal-row-height="false"/>
    </style:style>
    <style:style style:name="ro1-3946" style:family="table-row">
      <style:table-row-properties style:row-height="0.446cm" fo:break-before="auto" style:use-optimal-row-height="false"/>
    </style:style>
    <style:style style:name="ro1-3947" style:family="table-row">
      <style:table-row-properties style:row-height="0.446cm" fo:break-before="auto" style:use-optimal-row-height="false"/>
    </style:style>
    <style:style style:name="ro1-3948" style:family="table-row">
      <style:table-row-properties style:row-height="0.446cm" fo:break-before="auto" style:use-optimal-row-height="false"/>
    </style:style>
    <style:style style:name="ro1-3949" style:family="table-row">
      <style:table-row-properties style:row-height="0.446cm" fo:break-before="auto" style:use-optimal-row-height="false"/>
    </style:style>
    <style:style style:name="ro1-3950" style:family="table-row">
      <style:table-row-properties style:row-height="0.446cm" fo:break-before="auto" style:use-optimal-row-height="false"/>
    </style:style>
    <style:style style:name="ro1-3951" style:family="table-row">
      <style:table-row-properties style:row-height="0.446cm" fo:break-before="auto" style:use-optimal-row-height="false"/>
    </style:style>
    <style:style style:name="ro1-3952" style:family="table-row">
      <style:table-row-properties style:row-height="0.446cm" fo:break-before="auto" style:use-optimal-row-height="false"/>
    </style:style>
    <style:style style:name="ro1-3953" style:family="table-row">
      <style:table-row-properties style:row-height="0.446cm" fo:break-before="auto" style:use-optimal-row-height="false"/>
    </style:style>
    <style:style style:name="ro1-3954" style:family="table-row">
      <style:table-row-properties style:row-height="0.446cm" fo:break-before="auto" style:use-optimal-row-height="false"/>
    </style:style>
    <style:style style:name="ro1-3955" style:family="table-row">
      <style:table-row-properties style:row-height="0.446cm" fo:break-before="auto" style:use-optimal-row-height="false"/>
    </style:style>
    <style:style style:name="ro1-3956" style:family="table-row">
      <style:table-row-properties style:row-height="0.446cm" fo:break-before="auto" style:use-optimal-row-height="false"/>
    </style:style>
    <style:style style:name="ro1-3957" style:family="table-row">
      <style:table-row-properties style:row-height="0.446cm" fo:break-before="auto" style:use-optimal-row-height="false"/>
    </style:style>
    <style:style style:name="ro1-3958" style:family="table-row">
      <style:table-row-properties style:row-height="0.446cm" fo:break-before="auto" style:use-optimal-row-height="false"/>
    </style:style>
    <style:style style:name="ro1-3959" style:family="table-row">
      <style:table-row-properties style:row-height="0.446cm" fo:break-before="auto" style:use-optimal-row-height="false"/>
    </style:style>
    <style:style style:name="ro1-3960" style:family="table-row">
      <style:table-row-properties style:row-height="0.446cm" fo:break-before="auto" style:use-optimal-row-height="false"/>
    </style:style>
    <style:style style:name="ro1-3961" style:family="table-row">
      <style:table-row-properties style:row-height="0.446cm" fo:break-before="auto" style:use-optimal-row-height="false"/>
    </style:style>
    <style:style style:name="ro1-3962" style:family="table-row">
      <style:table-row-properties style:row-height="0.446cm" fo:break-before="auto" style:use-optimal-row-height="false"/>
    </style:style>
    <style:style style:name="ro1-3963" style:family="table-row">
      <style:table-row-properties style:row-height="0.446cm" fo:break-before="auto" style:use-optimal-row-height="false"/>
    </style:style>
    <style:style style:name="ro1-3964" style:family="table-row">
      <style:table-row-properties style:row-height="0.446cm" fo:break-before="auto" style:use-optimal-row-height="false"/>
    </style:style>
    <style:style style:name="ro1-3965" style:family="table-row">
      <style:table-row-properties style:row-height="0.446cm" fo:break-before="auto" style:use-optimal-row-height="false"/>
    </style:style>
    <style:style style:name="ro1-3966" style:family="table-row">
      <style:table-row-properties style:row-height="0.446cm" fo:break-before="auto" style:use-optimal-row-height="false"/>
    </style:style>
    <style:style style:name="ro1-3967" style:family="table-row">
      <style:table-row-properties style:row-height="0.446cm" fo:break-before="auto" style:use-optimal-row-height="false"/>
    </style:style>
    <style:style style:name="ro1-3968" style:family="table-row">
      <style:table-row-properties style:row-height="0.446cm" fo:break-before="auto" style:use-optimal-row-height="false"/>
    </style:style>
    <style:style style:name="ro1-3969" style:family="table-row">
      <style:table-row-properties style:row-height="0.446cm" fo:break-before="auto" style:use-optimal-row-height="false"/>
    </style:style>
    <style:style style:name="ro1-3970" style:family="table-row">
      <style:table-row-properties style:row-height="0.446cm" fo:break-before="auto" style:use-optimal-row-height="false"/>
    </style:style>
    <style:style style:name="ro1-3971" style:family="table-row">
      <style:table-row-properties style:row-height="0.446cm" fo:break-before="auto" style:use-optimal-row-height="false"/>
    </style:style>
    <style:style style:name="ro1-3972" style:family="table-row">
      <style:table-row-properties style:row-height="0.446cm" fo:break-before="auto" style:use-optimal-row-height="false"/>
    </style:style>
    <style:style style:name="ro1-3973" style:family="table-row">
      <style:table-row-properties style:row-height="0.446cm" fo:break-before="auto" style:use-optimal-row-height="false"/>
    </style:style>
    <style:style style:name="ro1-3974" style:family="table-row">
      <style:table-row-properties style:row-height="0.446cm" fo:break-before="auto" style:use-optimal-row-height="false"/>
    </style:style>
    <style:style style:name="ro1-3975" style:family="table-row">
      <style:table-row-properties style:row-height="0.446cm" fo:break-before="auto" style:use-optimal-row-height="false"/>
    </style:style>
    <style:style style:name="ro1-3976" style:family="table-row">
      <style:table-row-properties style:row-height="0.446cm" fo:break-before="auto" style:use-optimal-row-height="false"/>
    </style:style>
    <style:style style:name="ro1-3977" style:family="table-row">
      <style:table-row-properties style:row-height="0.446cm" fo:break-before="auto" style:use-optimal-row-height="false"/>
    </style:style>
    <style:style style:name="ro1-3978" style:family="table-row">
      <style:table-row-properties style:row-height="0.446cm" fo:break-before="auto" style:use-optimal-row-height="false"/>
    </style:style>
    <style:style style:name="ro1-3979" style:family="table-row">
      <style:table-row-properties style:row-height="0.446cm" fo:break-before="auto" style:use-optimal-row-height="false"/>
    </style:style>
    <style:style style:name="ro1-3980" style:family="table-row">
      <style:table-row-properties style:row-height="0.446cm" fo:break-before="auto" style:use-optimal-row-height="false"/>
    </style:style>
    <style:style style:name="ro1-3981" style:family="table-row">
      <style:table-row-properties style:row-height="0.446cm" fo:break-before="auto" style:use-optimal-row-height="false"/>
    </style:style>
    <style:style style:name="ro1-3982" style:family="table-row">
      <style:table-row-properties style:row-height="0.446cm" fo:break-before="auto" style:use-optimal-row-height="false"/>
    </style:style>
    <style:style style:name="ro1-3983" style:family="table-row">
      <style:table-row-properties style:row-height="0.446cm" fo:break-before="auto" style:use-optimal-row-height="false"/>
    </style:style>
    <style:style style:name="ro1-3984" style:family="table-row">
      <style:table-row-properties style:row-height="0.446cm" fo:break-before="auto" style:use-optimal-row-height="false"/>
    </style:style>
    <style:style style:name="ro1-3985" style:family="table-row">
      <style:table-row-properties style:row-height="0.446cm" fo:break-before="auto" style:use-optimal-row-height="false"/>
    </style:style>
    <style:style style:name="ro1-3986" style:family="table-row">
      <style:table-row-properties style:row-height="0.446cm" fo:break-before="auto" style:use-optimal-row-height="false"/>
    </style:style>
    <style:style style:name="ro1-3987" style:family="table-row">
      <style:table-row-properties style:row-height="0.446cm" fo:break-before="auto" style:use-optimal-row-height="false"/>
    </style:style>
    <style:style style:name="ro1-3988" style:family="table-row">
      <style:table-row-properties style:row-height="0.446cm" fo:break-before="auto" style:use-optimal-row-height="false"/>
    </style:style>
    <style:style style:name="ro1-3989" style:family="table-row">
      <style:table-row-properties style:row-height="0.446cm" fo:break-before="auto" style:use-optimal-row-height="false"/>
    </style:style>
    <style:style style:name="ro1-3990" style:family="table-row">
      <style:table-row-properties style:row-height="0.446cm" fo:break-before="auto" style:use-optimal-row-height="false"/>
    </style:style>
    <style:style style:name="ro1-3991" style:family="table-row">
      <style:table-row-properties style:row-height="0.446cm" fo:break-before="auto" style:use-optimal-row-height="false"/>
    </style:style>
    <style:style style:name="ro1-3992" style:family="table-row">
      <style:table-row-properties style:row-height="0.446cm" fo:break-before="auto" style:use-optimal-row-height="false"/>
    </style:style>
    <style:style style:name="ro1-3993" style:family="table-row">
      <style:table-row-properties style:row-height="0.446cm" fo:break-before="auto" style:use-optimal-row-height="false"/>
    </style:style>
    <style:style style:name="ro1-3994" style:family="table-row">
      <style:table-row-properties style:row-height="0.446cm" fo:break-before="auto" style:use-optimal-row-height="false"/>
    </style:style>
    <style:style style:name="ro1-3995" style:family="table-row">
      <style:table-row-properties style:row-height="0.446cm" fo:break-before="auto" style:use-optimal-row-height="false"/>
    </style:style>
    <style:style style:name="ro1-3996" style:family="table-row">
      <style:table-row-properties style:row-height="0.446cm" fo:break-before="auto" style:use-optimal-row-height="false"/>
    </style:style>
    <style:style style:name="ro1-3997" style:family="table-row">
      <style:table-row-properties style:row-height="0.446cm" fo:break-before="auto" style:use-optimal-row-height="false"/>
    </style:style>
    <style:style style:name="ro1-3998" style:family="table-row">
      <style:table-row-properties style:row-height="0.446cm" fo:break-before="auto" style:use-optimal-row-height="false"/>
    </style:style>
    <style:style style:name="ro1-3999" style:family="table-row">
      <style:table-row-properties style:row-height="0.446cm" fo:break-before="auto" style:use-optimal-row-height="false"/>
    </style:style>
    <style:style style:name="ro1-4000" style:family="table-row">
      <style:table-row-properties style:row-height="0.446cm" fo:break-before="auto" style:use-optimal-row-height="false"/>
    </style:style>
    <style:style style:name="ro1-4001" style:family="table-row">
      <style:table-row-properties style:row-height="0.446cm" fo:break-before="auto" style:use-optimal-row-height="false"/>
    </style:style>
    <style:style style:name="ro1-4002" style:family="table-row">
      <style:table-row-properties style:row-height="0.446cm" fo:break-before="auto" style:use-optimal-row-height="false"/>
    </style:style>
    <style:style style:name="ro1-4003" style:family="table-row">
      <style:table-row-properties style:row-height="0.446cm" fo:break-before="auto" style:use-optimal-row-height="false"/>
    </style:style>
    <style:style style:name="ro1-4004" style:family="table-row">
      <style:table-row-properties style:row-height="0.446cm" fo:break-before="auto" style:use-optimal-row-height="false"/>
    </style:style>
    <style:style style:name="ro1-4005" style:family="table-row">
      <style:table-row-properties style:row-height="0.446cm" fo:break-before="auto" style:use-optimal-row-height="false"/>
    </style:style>
    <style:style style:name="ro1-4006" style:family="table-row">
      <style:table-row-properties style:row-height="0.446cm" fo:break-before="auto" style:use-optimal-row-height="false"/>
    </style:style>
    <style:style style:name="ro1-4007" style:family="table-row">
      <style:table-row-properties style:row-height="0.446cm" fo:break-before="auto" style:use-optimal-row-height="false"/>
    </style:style>
    <style:style style:name="ro1-4008" style:family="table-row">
      <style:table-row-properties style:row-height="0.446cm" fo:break-before="auto" style:use-optimal-row-height="false"/>
    </style:style>
    <style:style style:name="ro1-4009" style:family="table-row">
      <style:table-row-properties style:row-height="0.446cm" fo:break-before="auto" style:use-optimal-row-height="false"/>
    </style:style>
    <style:style style:name="ro1-4010" style:family="table-row">
      <style:table-row-properties style:row-height="0.446cm" fo:break-before="auto" style:use-optimal-row-height="false"/>
    </style:style>
    <style:style style:name="ro1-4011" style:family="table-row">
      <style:table-row-properties style:row-height="0.446cm" fo:break-before="auto" style:use-optimal-row-height="false"/>
    </style:style>
    <style:style style:name="ro1-4012" style:family="table-row">
      <style:table-row-properties style:row-height="0.446cm" fo:break-before="auto" style:use-optimal-row-height="false"/>
    </style:style>
    <style:style style:name="ro1-4013" style:family="table-row">
      <style:table-row-properties style:row-height="0.446cm" fo:break-before="auto" style:use-optimal-row-height="false"/>
    </style:style>
    <style:style style:name="ro1-4014" style:family="table-row">
      <style:table-row-properties style:row-height="0.446cm" fo:break-before="auto" style:use-optimal-row-height="false"/>
    </style:style>
    <style:style style:name="ro1-4015" style:family="table-row">
      <style:table-row-properties style:row-height="0.446cm" fo:break-before="auto" style:use-optimal-row-height="false"/>
    </style:style>
    <style:style style:name="ro1-4016" style:family="table-row">
      <style:table-row-properties style:row-height="0.446cm" fo:break-before="auto" style:use-optimal-row-height="false"/>
    </style:style>
    <style:style style:name="ro1-4017" style:family="table-row">
      <style:table-row-properties style:row-height="0.446cm" fo:break-before="auto" style:use-optimal-row-height="false"/>
    </style:style>
    <style:style style:name="ro1-4018" style:family="table-row">
      <style:table-row-properties style:row-height="0.446cm" fo:break-before="auto" style:use-optimal-row-height="false"/>
    </style:style>
    <style:style style:name="ro1-4019" style:family="table-row">
      <style:table-row-properties style:row-height="0.446cm" fo:break-before="auto" style:use-optimal-row-height="false"/>
    </style:style>
    <style:style style:name="ro1-4020" style:family="table-row">
      <style:table-row-properties style:row-height="0.446cm" fo:break-before="auto" style:use-optimal-row-height="false"/>
    </style:style>
    <style:style style:name="ro1-4021" style:family="table-row">
      <style:table-row-properties style:row-height="0.446cm" fo:break-before="auto" style:use-optimal-row-height="false"/>
    </style:style>
    <style:style style:name="ro1-4022" style:family="table-row">
      <style:table-row-properties style:row-height="0.446cm" fo:break-before="auto" style:use-optimal-row-height="false"/>
    </style:style>
    <style:style style:name="ro1-4023" style:family="table-row">
      <style:table-row-properties style:row-height="0.446cm" fo:break-before="auto" style:use-optimal-row-height="false"/>
    </style:style>
    <style:style style:name="ro1-4024" style:family="table-row">
      <style:table-row-properties style:row-height="0.446cm" fo:break-before="auto" style:use-optimal-row-height="false"/>
    </style:style>
    <style:style style:name="ro1-4025" style:family="table-row">
      <style:table-row-properties style:row-height="0.446cm" fo:break-before="auto" style:use-optimal-row-height="false"/>
    </style:style>
    <style:style style:name="ro1-4026" style:family="table-row">
      <style:table-row-properties style:row-height="0.446cm" fo:break-before="auto" style:use-optimal-row-height="false"/>
    </style:style>
    <style:style style:name="ro1-4027" style:family="table-row">
      <style:table-row-properties style:row-height="0.446cm" fo:break-before="auto" style:use-optimal-row-height="false"/>
    </style:style>
    <style:style style:name="ro1-4028" style:family="table-row">
      <style:table-row-properties style:row-height="0.446cm" fo:break-before="auto" style:use-optimal-row-height="false"/>
    </style:style>
    <style:style style:name="ro1-4029" style:family="table-row">
      <style:table-row-properties style:row-height="0.446cm" fo:break-before="auto" style:use-optimal-row-height="false"/>
    </style:style>
    <style:style style:name="ro1-4030" style:family="table-row">
      <style:table-row-properties style:row-height="0.446cm" fo:break-before="auto" style:use-optimal-row-height="false"/>
    </style:style>
    <style:style style:name="ro1-4031" style:family="table-row">
      <style:table-row-properties style:row-height="0.446cm" fo:break-before="auto" style:use-optimal-row-height="false"/>
    </style:style>
    <style:style style:name="ro1-4032" style:family="table-row">
      <style:table-row-properties style:row-height="0.446cm" fo:break-before="auto" style:use-optimal-row-height="false"/>
    </style:style>
    <style:style style:name="ro1-4033" style:family="table-row">
      <style:table-row-properties style:row-height="0.446cm" fo:break-before="auto" style:use-optimal-row-height="false"/>
    </style:style>
    <style:style style:name="ro1-4034" style:family="table-row">
      <style:table-row-properties style:row-height="0.848cm" fo:break-before="auto" style:use-optimal-row-height="false"/>
    </style:style>
    <style:style style:name="ro1-4035" style:family="table-row">
      <style:table-row-properties style:row-height="0.446cm" fo:break-before="auto" style:use-optimal-row-height="false"/>
    </style:style>
    <style:style style:name="ro1-4036" style:family="table-row">
      <style:table-row-properties style:row-height="0.446cm" fo:break-before="auto" style:use-optimal-row-height="false"/>
    </style:style>
    <style:style style:name="ro1-4037" style:family="table-row">
      <style:table-row-properties style:row-height="0.446cm" fo:break-before="auto" style:use-optimal-row-height="false"/>
    </style:style>
    <style:style style:name="ro1-4038" style:family="table-row">
      <style:table-row-properties style:row-height="0.446cm" fo:break-before="auto" style:use-optimal-row-height="false"/>
    </style:style>
    <style:style style:name="ro1-4039" style:family="table-row">
      <style:table-row-properties style:row-height="0.446cm" fo:break-before="auto" style:use-optimal-row-height="false"/>
    </style:style>
    <style:style style:name="ro1-4040" style:family="table-row">
      <style:table-row-properties style:row-height="0.446cm" fo:break-before="auto" style:use-optimal-row-height="false"/>
    </style:style>
    <style:style style:name="ro1-4041" style:family="table-row">
      <style:table-row-properties style:row-height="0.446cm" fo:break-before="auto" style:use-optimal-row-height="false"/>
    </style:style>
    <style:style style:name="ro1-4042" style:family="table-row">
      <style:table-row-properties style:row-height="0.446cm" fo:break-before="auto" style:use-optimal-row-height="false"/>
    </style:style>
    <style:style style:name="ro1-4043" style:family="table-row">
      <style:table-row-properties style:row-height="0.446cm" fo:break-before="auto" style:use-optimal-row-height="false"/>
    </style:style>
    <style:style style:name="ro1-4044" style:family="table-row">
      <style:table-row-properties style:row-height="0.446cm" fo:break-before="auto" style:use-optimal-row-height="false"/>
    </style:style>
    <style:style style:name="ro1-4045" style:family="table-row">
      <style:table-row-properties style:row-height="0.446cm" fo:break-before="auto" style:use-optimal-row-height="false"/>
    </style:style>
    <style:style style:name="ro1-4046" style:family="table-row">
      <style:table-row-properties style:row-height="0.446cm" fo:break-before="auto" style:use-optimal-row-height="false"/>
    </style:style>
    <style:style style:name="ro1-4047" style:family="table-row">
      <style:table-row-properties style:row-height="0.446cm" fo:break-before="auto" style:use-optimal-row-height="false"/>
    </style:style>
    <style:style style:name="ro1-4048" style:family="table-row">
      <style:table-row-properties style:row-height="0.446cm" fo:break-before="auto" style:use-optimal-row-height="false"/>
    </style:style>
    <style:style style:name="ro1-4049" style:family="table-row">
      <style:table-row-properties style:row-height="0.446cm" fo:break-before="auto" style:use-optimal-row-height="false"/>
    </style:style>
    <style:style style:name="ro1-4050" style:family="table-row">
      <style:table-row-properties style:row-height="0.446cm" fo:break-before="auto" style:use-optimal-row-height="false"/>
    </style:style>
    <style:style style:name="ro1-4051" style:family="table-row">
      <style:table-row-properties style:row-height="0.446cm" fo:break-before="auto" style:use-optimal-row-height="false"/>
    </style:style>
    <style:style style:name="ro1-4052" style:family="table-row">
      <style:table-row-properties style:row-height="0.446cm" fo:break-before="auto" style:use-optimal-row-height="false"/>
    </style:style>
    <style:style style:name="ro1-4053" style:family="table-row">
      <style:table-row-properties style:row-height="0.446cm" fo:break-before="auto" style:use-optimal-row-height="false"/>
    </style:style>
    <style:style style:name="ro1-4054" style:family="table-row">
      <style:table-row-properties style:row-height="0.446cm" fo:break-before="auto" style:use-optimal-row-height="false"/>
    </style:style>
    <style:style style:name="ro1-4055" style:family="table-row">
      <style:table-row-properties style:row-height="0.446cm" fo:break-before="auto" style:use-optimal-row-height="false"/>
    </style:style>
    <style:style style:name="ro1-4056" style:family="table-row">
      <style:table-row-properties style:row-height="0.446cm" fo:break-before="auto" style:use-optimal-row-height="false"/>
    </style:style>
    <style:style style:name="ro1-4057" style:family="table-row">
      <style:table-row-properties style:row-height="0.446cm" fo:break-before="auto" style:use-optimal-row-height="false"/>
    </style:style>
    <style:style style:name="ro1-4058" style:family="table-row">
      <style:table-row-properties style:row-height="0.446cm" fo:break-before="auto" style:use-optimal-row-height="false"/>
    </style:style>
    <style:style style:name="ro1-4059" style:family="table-row">
      <style:table-row-properties style:row-height="0.446cm" fo:break-before="auto" style:use-optimal-row-height="false"/>
    </style:style>
    <style:style style:name="ro1-4060" style:family="table-row">
      <style:table-row-properties style:row-height="0.446cm" fo:break-before="auto" style:use-optimal-row-height="false"/>
    </style:style>
    <style:style style:name="ro1-4061" style:family="table-row">
      <style:table-row-properties style:row-height="0.446cm" fo:break-before="auto" style:use-optimal-row-height="false"/>
    </style:style>
    <style:style style:name="ro1-4062" style:family="table-row">
      <style:table-row-properties style:row-height="0.446cm" fo:break-before="auto" style:use-optimal-row-height="false"/>
    </style:style>
    <style:style style:name="ro1-4063" style:family="table-row">
      <style:table-row-properties style:row-height="0.446cm" fo:break-before="auto" style:use-optimal-row-height="false"/>
    </style:style>
    <style:style style:name="ro1-4064" style:family="table-row">
      <style:table-row-properties style:row-height="0.446cm" fo:break-before="auto" style:use-optimal-row-height="false"/>
    </style:style>
    <style:style style:name="ro1-4065" style:family="table-row">
      <style:table-row-properties style:row-height="0.446cm" fo:break-before="auto" style:use-optimal-row-height="false"/>
    </style:style>
    <style:style style:name="ro1-4066" style:family="table-row">
      <style:table-row-properties style:row-height="0.446cm" fo:break-before="auto" style:use-optimal-row-height="false"/>
    </style:style>
    <style:style style:name="ro1-4067" style:family="table-row">
      <style:table-row-properties style:row-height="0.446cm" fo:break-before="auto" style:use-optimal-row-height="false"/>
    </style:style>
    <style:style style:name="ro1-4068" style:family="table-row">
      <style:table-row-properties style:row-height="0.446cm" fo:break-before="auto" style:use-optimal-row-height="false"/>
    </style:style>
    <style:style style:name="ro1-4069" style:family="table-row">
      <style:table-row-properties style:row-height="0.446cm" fo:break-before="auto" style:use-optimal-row-height="false"/>
    </style:style>
    <style:style style:name="ro1-4070" style:family="table-row">
      <style:table-row-properties style:row-height="0.446cm" fo:break-before="auto" style:use-optimal-row-height="false"/>
    </style:style>
    <style:style style:name="ro1-4071" style:family="table-row">
      <style:table-row-properties style:row-height="0.446cm" fo:break-before="auto" style:use-optimal-row-height="false"/>
    </style:style>
    <style:style style:name="ro1-4072" style:family="table-row">
      <style:table-row-properties style:row-height="0.446cm" fo:break-before="auto" style:use-optimal-row-height="false"/>
    </style:style>
    <style:style style:name="ro1-4073" style:family="table-row">
      <style:table-row-properties style:row-height="0.446cm" fo:break-before="auto" style:use-optimal-row-height="false"/>
    </style:style>
    <style:style style:name="ro1-4074" style:family="table-row">
      <style:table-row-properties style:row-height="0.446cm" fo:break-before="auto" style:use-optimal-row-height="false"/>
    </style:style>
    <style:style style:name="ro1-4075" style:family="table-row">
      <style:table-row-properties style:row-height="0.446cm" fo:break-before="auto" style:use-optimal-row-height="false"/>
    </style:style>
    <style:style style:name="ro1-4076" style:family="table-row">
      <style:table-row-properties style:row-height="0.446cm" fo:break-before="auto" style:use-optimal-row-height="false"/>
    </style:style>
    <style:style style:name="ro1-4077" style:family="table-row">
      <style:table-row-properties style:row-height="0.446cm" fo:break-before="auto" style:use-optimal-row-height="false"/>
    </style:style>
    <style:style style:name="ro1-4078" style:family="table-row">
      <style:table-row-properties style:row-height="0.446cm" fo:break-before="auto" style:use-optimal-row-height="false"/>
    </style:style>
    <style:style style:name="ro1-4079" style:family="table-row">
      <style:table-row-properties style:row-height="0.446cm" fo:break-before="auto" style:use-optimal-row-height="false"/>
    </style:style>
    <style:style style:name="ro1-4080" style:family="table-row">
      <style:table-row-properties style:row-height="0.446cm" fo:break-before="auto" style:use-optimal-row-height="false"/>
    </style:style>
    <style:style style:name="ro1-4081" style:family="table-row">
      <style:table-row-properties style:row-height="0.446cm" fo:break-before="auto" style:use-optimal-row-height="false"/>
    </style:style>
    <style:style style:name="ro1-4082" style:family="table-row">
      <style:table-row-properties style:row-height="0.446cm" fo:break-before="auto" style:use-optimal-row-height="false"/>
    </style:style>
    <style:style style:name="ro1-4083" style:family="table-row">
      <style:table-row-properties style:row-height="0.446cm" fo:break-before="auto" style:use-optimal-row-height="false"/>
    </style:style>
    <style:style style:name="ro1-4084" style:family="table-row">
      <style:table-row-properties style:row-height="0.446cm" fo:break-before="auto" style:use-optimal-row-height="false"/>
    </style:style>
    <style:style style:name="ro1-4085" style:family="table-row">
      <style:table-row-properties style:row-height="0.446cm" fo:break-before="auto" style:use-optimal-row-height="false"/>
    </style:style>
    <style:style style:name="ro1-4086" style:family="table-row">
      <style:table-row-properties style:row-height="0.446cm" fo:break-before="auto" style:use-optimal-row-height="false"/>
    </style:style>
    <style:style style:name="ro1-4087" style:family="table-row">
      <style:table-row-properties style:row-height="0.446cm" fo:break-before="auto" style:use-optimal-row-height="false"/>
    </style:style>
    <style:style style:name="ro1-4088" style:family="table-row">
      <style:table-row-properties style:row-height="0.446cm" fo:break-before="auto" style:use-optimal-row-height="false"/>
    </style:style>
    <style:style style:name="ro1-4089" style:family="table-row">
      <style:table-row-properties style:row-height="0.446cm" fo:break-before="auto" style:use-optimal-row-height="false"/>
    </style:style>
    <style:style style:name="ro1-4090" style:family="table-row">
      <style:table-row-properties style:row-height="0.446cm" fo:break-before="auto" style:use-optimal-row-height="false"/>
    </style:style>
    <style:style style:name="ro1-4091" style:family="table-row">
      <style:table-row-properties style:row-height="0.446cm" fo:break-before="auto" style:use-optimal-row-height="false"/>
    </style:style>
    <style:style style:name="ro1-4092" style:family="table-row">
      <style:table-row-properties style:row-height="0.446cm" fo:break-before="auto" style:use-optimal-row-height="false"/>
    </style:style>
    <style:style style:name="ro1-4093" style:family="table-row">
      <style:table-row-properties style:row-height="0.446cm" fo:break-before="auto" style:use-optimal-row-height="false"/>
    </style:style>
    <style:style style:name="ro1-4094" style:family="table-row">
      <style:table-row-properties style:row-height="0.446cm" fo:break-before="auto" style:use-optimal-row-height="false"/>
    </style:style>
    <style:style style:name="ro1-4095" style:family="table-row">
      <style:table-row-properties style:row-height="0.446cm" fo:break-before="auto" style:use-optimal-row-height="false"/>
    </style:style>
    <style:style style:name="ro1-4096" style:family="table-row">
      <style:table-row-properties style:row-height="0.446cm" fo:break-before="auto" style:use-optimal-row-height="false"/>
    </style:style>
    <style:style style:name="ro1-4097" style:family="table-row">
      <style:table-row-properties style:row-height="0.446cm" fo:break-before="auto" style:use-optimal-row-height="false"/>
    </style:style>
    <style:style style:name="ro1-4098" style:family="table-row">
      <style:table-row-properties style:row-height="0.446cm" fo:break-before="auto" style:use-optimal-row-height="false"/>
    </style:style>
    <style:style style:name="ro1-4099" style:family="table-row">
      <style:table-row-properties style:row-height="0.446cm" fo:break-before="auto" style:use-optimal-row-height="false"/>
    </style:style>
    <style:style style:name="ro1-4100" style:family="table-row">
      <style:table-row-properties style:row-height="0.446cm" fo:break-before="auto" style:use-optimal-row-height="false"/>
    </style:style>
    <style:style style:name="ro1-4101" style:family="table-row">
      <style:table-row-properties style:row-height="0.446cm" fo:break-before="auto" style:use-optimal-row-height="false"/>
    </style:style>
    <style:style style:name="ro1-4102" style:family="table-row">
      <style:table-row-properties style:row-height="0.446cm" fo:break-before="auto" style:use-optimal-row-height="false"/>
    </style:style>
    <style:style style:name="ro1-4103" style:family="table-row">
      <style:table-row-properties style:row-height="0.446cm" fo:break-before="auto" style:use-optimal-row-height="false"/>
    </style:style>
    <style:style style:name="ro1-4104" style:family="table-row">
      <style:table-row-properties style:row-height="0.446cm" fo:break-before="auto" style:use-optimal-row-height="false"/>
    </style:style>
    <style:style style:name="ro1-4105" style:family="table-row">
      <style:table-row-properties style:row-height="0.446cm" fo:break-before="auto" style:use-optimal-row-height="false"/>
    </style:style>
    <style:style style:name="ro1-4106" style:family="table-row">
      <style:table-row-properties style:row-height="0.446cm" fo:break-before="auto" style:use-optimal-row-height="false"/>
    </style:style>
    <style:style style:name="ro1-4107" style:family="table-row">
      <style:table-row-properties style:row-height="0.446cm" fo:break-before="auto" style:use-optimal-row-height="false"/>
    </style:style>
    <style:style style:name="ro1-4108" style:family="table-row">
      <style:table-row-properties style:row-height="0.446cm" fo:break-before="auto" style:use-optimal-row-height="false"/>
    </style:style>
    <style:style style:name="ro1-4109" style:family="table-row">
      <style:table-row-properties style:row-height="0.446cm" fo:break-before="auto" style:use-optimal-row-height="false"/>
    </style:style>
    <style:style style:name="ro1-4110" style:family="table-row">
      <style:table-row-properties style:row-height="0.446cm" fo:break-before="auto" style:use-optimal-row-height="false"/>
    </style:style>
    <style:style style:name="ro1-4111" style:family="table-row">
      <style:table-row-properties style:row-height="0.446cm" fo:break-before="auto" style:use-optimal-row-height="false"/>
    </style:style>
    <style:style style:name="ro1-4112" style:family="table-row">
      <style:table-row-properties style:row-height="0.446cm" fo:break-before="auto" style:use-optimal-row-height="false"/>
    </style:style>
    <style:style style:name="ro1-4113" style:family="table-row">
      <style:table-row-properties style:row-height="0.446cm" fo:break-before="auto" style:use-optimal-row-height="false"/>
    </style:style>
    <style:style style:name="ro1-4114" style:family="table-row">
      <style:table-row-properties style:row-height="0.446cm" fo:break-before="auto" style:use-optimal-row-height="false"/>
    </style:style>
    <style:style style:name="ro1-4115" style:family="table-row">
      <style:table-row-properties style:row-height="0.446cm" fo:break-before="auto" style:use-optimal-row-height="false"/>
    </style:style>
    <style:style style:name="ro1-4116" style:family="table-row">
      <style:table-row-properties style:row-height="0.446cm" fo:break-before="auto" style:use-optimal-row-height="false"/>
    </style:style>
    <style:style style:name="ro1-4117" style:family="table-row">
      <style:table-row-properties style:row-height="0.446cm" fo:break-before="auto" style:use-optimal-row-height="false"/>
    </style:style>
    <style:style style:name="ro1-4118" style:family="table-row">
      <style:table-row-properties style:row-height="0.446cm" fo:break-before="auto" style:use-optimal-row-height="false"/>
    </style:style>
    <style:style style:name="ro1-4119" style:family="table-row">
      <style:table-row-properties style:row-height="0.446cm" fo:break-before="auto" style:use-optimal-row-height="false"/>
    </style:style>
    <style:style style:name="ro1-4120" style:family="table-row">
      <style:table-row-properties style:row-height="0.446cm" fo:break-before="auto" style:use-optimal-row-height="false"/>
    </style:style>
    <style:style style:name="ro1-4121" style:family="table-row">
      <style:table-row-properties style:row-height="0.446cm" fo:break-before="auto" style:use-optimal-row-height="false"/>
    </style:style>
    <style:style style:name="ro1-4122" style:family="table-row">
      <style:table-row-properties style:row-height="0.446cm" fo:break-before="auto" style:use-optimal-row-height="false"/>
    </style:style>
    <style:style style:name="ro1-4123" style:family="table-row">
      <style:table-row-properties style:row-height="0.446cm" fo:break-before="auto" style:use-optimal-row-height="false"/>
    </style:style>
    <style:style style:name="ro1-4124" style:family="table-row">
      <style:table-row-properties style:row-height="0.446cm" fo:break-before="auto" style:use-optimal-row-height="false"/>
    </style:style>
    <style:style style:name="ro1-4125" style:family="table-row">
      <style:table-row-properties style:row-height="0.446cm" fo:break-before="auto" style:use-optimal-row-height="false"/>
    </style:style>
    <style:style style:name="ro1-4126" style:family="table-row">
      <style:table-row-properties style:row-height="0.446cm" fo:break-before="auto" style:use-optimal-row-height="false"/>
    </style:style>
    <style:style style:name="ro1-4127" style:family="table-row">
      <style:table-row-properties style:row-height="0.446cm" fo:break-before="auto" style:use-optimal-row-height="false"/>
    </style:style>
    <style:style style:name="ro1-4128" style:family="table-row">
      <style:table-row-properties style:row-height="0.446cm" fo:break-before="auto" style:use-optimal-row-height="false"/>
    </style:style>
    <style:style style:name="ro1-4129" style:family="table-row">
      <style:table-row-properties style:row-height="0.446cm" fo:break-before="auto" style:use-optimal-row-height="false"/>
    </style:style>
    <style:style style:name="ro1-4130" style:family="table-row">
      <style:table-row-properties style:row-height="0.446cm" fo:break-before="auto" style:use-optimal-row-height="false"/>
    </style:style>
    <style:style style:name="ro1-4131" style:family="table-row">
      <style:table-row-properties style:row-height="0.446cm" fo:break-before="auto" style:use-optimal-row-height="false"/>
    </style:style>
    <style:style style:name="ro1-4132" style:family="table-row">
      <style:table-row-properties style:row-height="0.446cm" fo:break-before="auto" style:use-optimal-row-height="false"/>
    </style:style>
    <style:style style:name="ro1-4133" style:family="table-row">
      <style:table-row-properties style:row-height="0.446cm" fo:break-before="auto" style:use-optimal-row-height="false"/>
    </style:style>
    <style:style style:name="ro1-4134" style:family="table-row">
      <style:table-row-properties style:row-height="0.446cm" fo:break-before="auto" style:use-optimal-row-height="false"/>
    </style:style>
    <style:style style:name="ro1-4135" style:family="table-row">
      <style:table-row-properties style:row-height="0.446cm" fo:break-before="auto" style:use-optimal-row-height="false"/>
    </style:style>
    <style:style style:name="ro1-4136" style:family="table-row">
      <style:table-row-properties style:row-height="0.446cm" fo:break-before="auto" style:use-optimal-row-height="false"/>
    </style:style>
    <style:style style:name="ro1-4137" style:family="table-row">
      <style:table-row-properties style:row-height="0.446cm" fo:break-before="auto" style:use-optimal-row-height="false"/>
    </style:style>
    <style:style style:name="ro1-4138" style:family="table-row">
      <style:table-row-properties style:row-height="0.446cm" fo:break-before="auto" style:use-optimal-row-height="false"/>
    </style:style>
    <style:style style:name="ro1-4139" style:family="table-row">
      <style:table-row-properties style:row-height="0.446cm" fo:break-before="auto" style:use-optimal-row-height="false"/>
    </style:style>
    <style:style style:name="ro1-4140" style:family="table-row">
      <style:table-row-properties style:row-height="0.446cm" fo:break-before="auto" style:use-optimal-row-height="false"/>
    </style:style>
    <style:style style:name="ro1-4141" style:family="table-row">
      <style:table-row-properties style:row-height="0.446cm" fo:break-before="auto" style:use-optimal-row-height="false"/>
    </style:style>
    <style:style style:name="ro1-4142" style:family="table-row">
      <style:table-row-properties style:row-height="0.446cm" fo:break-before="auto" style:use-optimal-row-height="false"/>
    </style:style>
    <style:style style:name="ro1-4143" style:family="table-row">
      <style:table-row-properties style:row-height="0.446cm" fo:break-before="auto" style:use-optimal-row-height="false"/>
    </style:style>
    <style:style style:name="ro1-4144" style:family="table-row">
      <style:table-row-properties style:row-height="0.446cm" fo:break-before="auto" style:use-optimal-row-height="false"/>
    </style:style>
    <style:style style:name="ro1-4145" style:family="table-row">
      <style:table-row-properties style:row-height="0.446cm" fo:break-before="auto" style:use-optimal-row-height="false"/>
    </style:style>
    <style:style style:name="ro1-4146" style:family="table-row">
      <style:table-row-properties style:row-height="0.446cm" fo:break-before="auto" style:use-optimal-row-height="false"/>
    </style:style>
    <style:style style:name="ro1-4147" style:family="table-row">
      <style:table-row-properties style:row-height="0.446cm" fo:break-before="auto" style:use-optimal-row-height="false"/>
    </style:style>
    <style:style style:name="ro1-4148" style:family="table-row">
      <style:table-row-properties style:row-height="0.446cm" fo:break-before="auto" style:use-optimal-row-height="false"/>
    </style:style>
    <style:style style:name="ro1-4149" style:family="table-row">
      <style:table-row-properties style:row-height="0.446cm" fo:break-before="auto" style:use-optimal-row-height="false"/>
    </style:style>
    <style:style style:name="ro1-4150" style:family="table-row">
      <style:table-row-properties style:row-height="0.446cm" fo:break-before="auto" style:use-optimal-row-height="false"/>
    </style:style>
    <style:style style:name="ro1-4151" style:family="table-row">
      <style:table-row-properties style:row-height="0.446cm" fo:break-before="auto" style:use-optimal-row-height="false"/>
    </style:style>
    <style:style style:name="ro1-4152" style:family="table-row">
      <style:table-row-properties style:row-height="0.446cm" fo:break-before="auto" style:use-optimal-row-height="false"/>
    </style:style>
    <style:style style:name="ro1-4153" style:family="table-row">
      <style:table-row-properties style:row-height="0.446cm" fo:break-before="auto" style:use-optimal-row-height="false"/>
    </style:style>
    <style:style style:name="ro1-4154" style:family="table-row">
      <style:table-row-properties style:row-height="0.446cm" fo:break-before="auto" style:use-optimal-row-height="false"/>
    </style:style>
    <style:style style:name="ro1-4155" style:family="table-row">
      <style:table-row-properties style:row-height="0.446cm" fo:break-before="auto" style:use-optimal-row-height="false"/>
    </style:style>
    <style:style style:name="ro1-4156" style:family="table-row">
      <style:table-row-properties style:row-height="0.446cm" fo:break-before="auto" style:use-optimal-row-height="false"/>
    </style:style>
    <style:style style:name="ro1-4157" style:family="table-row">
      <style:table-row-properties style:row-height="0.446cm" fo:break-before="auto" style:use-optimal-row-height="false"/>
    </style:style>
    <style:style style:name="ro1-4158" style:family="table-row">
      <style:table-row-properties style:row-height="0.446cm" fo:break-before="auto" style:use-optimal-row-height="false"/>
    </style:style>
    <style:style style:name="ro1-4159" style:family="table-row">
      <style:table-row-properties style:row-height="0.446cm" fo:break-before="auto" style:use-optimal-row-height="false"/>
    </style:style>
    <style:style style:name="ro1-4160" style:family="table-row">
      <style:table-row-properties style:row-height="0.446cm" fo:break-before="auto" style:use-optimal-row-height="false"/>
    </style:style>
    <style:style style:name="ro1-4161" style:family="table-row">
      <style:table-row-properties style:row-height="0.446cm" fo:break-before="auto" style:use-optimal-row-height="false"/>
    </style:style>
    <style:style style:name="ro1-4162" style:family="table-row">
      <style:table-row-properties style:row-height="0.446cm" fo:break-before="auto" style:use-optimal-row-height="false"/>
    </style:style>
    <style:style style:name="ro1-4163" style:family="table-row">
      <style:table-row-properties style:row-height="0.446cm" fo:break-before="auto" style:use-optimal-row-height="false"/>
    </style:style>
    <style:style style:name="ro1-4164" style:family="table-row">
      <style:table-row-properties style:row-height="0.446cm" fo:break-before="auto" style:use-optimal-row-height="false"/>
    </style:style>
    <style:style style:name="ro1-4165" style:family="table-row">
      <style:table-row-properties style:row-height="0.446cm" fo:break-before="auto" style:use-optimal-row-height="false"/>
    </style:style>
    <style:style style:name="ro1-4166" style:family="table-row">
      <style:table-row-properties style:row-height="0.446cm" fo:break-before="auto" style:use-optimal-row-height="false"/>
    </style:style>
    <style:style style:name="ro1-4167" style:family="table-row">
      <style:table-row-properties style:row-height="0.446cm" fo:break-before="auto" style:use-optimal-row-height="false"/>
    </style:style>
    <style:style style:name="ro1-4168" style:family="table-row">
      <style:table-row-properties style:row-height="0.446cm" fo:break-before="auto" style:use-optimal-row-height="false"/>
    </style:style>
    <style:style style:name="ro1-4169" style:family="table-row">
      <style:table-row-properties style:row-height="0.446cm" fo:break-before="auto" style:use-optimal-row-height="false"/>
    </style:style>
    <style:style style:name="ro1-4170" style:family="table-row">
      <style:table-row-properties style:row-height="0.446cm" fo:break-before="auto" style:use-optimal-row-height="false"/>
    </style:style>
    <style:style style:name="ro1-4171" style:family="table-row">
      <style:table-row-properties style:row-height="0.446cm" fo:break-before="auto" style:use-optimal-row-height="false"/>
    </style:style>
    <style:style style:name="ro1-4172" style:family="table-row">
      <style:table-row-properties style:row-height="0.446cm" fo:break-before="auto" style:use-optimal-row-height="false"/>
    </style:style>
    <style:style style:name="ro1-4173" style:family="table-row">
      <style:table-row-properties style:row-height="0.446cm" fo:break-before="auto" style:use-optimal-row-height="false"/>
    </style:style>
    <style:style style:name="ro1-4174" style:family="table-row">
      <style:table-row-properties style:row-height="0.446cm" fo:break-before="auto" style:use-optimal-row-height="false"/>
    </style:style>
    <style:style style:name="ro1-4175" style:family="table-row">
      <style:table-row-properties style:row-height="0.446cm" fo:break-before="auto" style:use-optimal-row-height="false"/>
    </style:style>
    <style:style style:name="ro1-4176" style:family="table-row">
      <style:table-row-properties style:row-height="0.446cm" fo:break-before="auto" style:use-optimal-row-height="false"/>
    </style:style>
    <style:style style:name="ro1-4177" style:family="table-row">
      <style:table-row-properties style:row-height="0.446cm" fo:break-before="auto" style:use-optimal-row-height="false"/>
    </style:style>
    <style:style style:name="ro1-4178" style:family="table-row">
      <style:table-row-properties style:row-height="0.446cm" fo:break-before="auto" style:use-optimal-row-height="false"/>
    </style:style>
    <style:style style:name="ro1-4179" style:family="table-row">
      <style:table-row-properties style:row-height="0.446cm" fo:break-before="auto" style:use-optimal-row-height="false"/>
    </style:style>
    <style:style style:name="ro1-4180" style:family="table-row">
      <style:table-row-properties style:row-height="0.446cm" fo:break-before="auto" style:use-optimal-row-height="false"/>
    </style:style>
    <style:style style:name="ro1-4181" style:family="table-row">
      <style:table-row-properties style:row-height="0.446cm" fo:break-before="auto" style:use-optimal-row-height="false"/>
    </style:style>
    <style:style style:name="ro1-4182" style:family="table-row">
      <style:table-row-properties style:row-height="0.446cm" fo:break-before="auto" style:use-optimal-row-height="false"/>
    </style:style>
    <style:style style:name="ro1-4183" style:family="table-row">
      <style:table-row-properties style:row-height="0.446cm" fo:break-before="auto" style:use-optimal-row-height="false"/>
    </style:style>
    <style:style style:name="ro1-4184" style:family="table-row">
      <style:table-row-properties style:row-height="0.446cm" fo:break-before="auto" style:use-optimal-row-height="false"/>
    </style:style>
    <style:style style:name="ro1-4185" style:family="table-row">
      <style:table-row-properties style:row-height="0.446cm" fo:break-before="auto" style:use-optimal-row-height="false"/>
    </style:style>
    <style:style style:name="ro1-4186" style:family="table-row">
      <style:table-row-properties style:row-height="0.446cm" fo:break-before="auto" style:use-optimal-row-height="false"/>
    </style:style>
    <style:style style:name="ro1-4187" style:family="table-row">
      <style:table-row-properties style:row-height="0.446cm" fo:break-before="auto" style:use-optimal-row-height="false"/>
    </style:style>
    <style:style style:name="ro1-4188" style:family="table-row">
      <style:table-row-properties style:row-height="0.446cm" fo:break-before="auto" style:use-optimal-row-height="false"/>
    </style:style>
    <style:style style:name="ro1-4189" style:family="table-row">
      <style:table-row-properties style:row-height="0.446cm" fo:break-before="auto" style:use-optimal-row-height="false"/>
    </style:style>
    <style:style style:name="ro1-4190" style:family="table-row">
      <style:table-row-properties style:row-height="0.446cm" fo:break-before="auto" style:use-optimal-row-height="false"/>
    </style:style>
    <style:style style:name="ro1-4191" style:family="table-row">
      <style:table-row-properties style:row-height="0.446cm" fo:break-before="auto" style:use-optimal-row-height="false"/>
    </style:style>
    <style:style style:name="ro1-4192" style:family="table-row">
      <style:table-row-properties style:row-height="0.446cm" fo:break-before="auto" style:use-optimal-row-height="false"/>
    </style:style>
    <style:style style:name="ro1-4193" style:family="table-row">
      <style:table-row-properties style:row-height="0.446cm" fo:break-before="auto" style:use-optimal-row-height="false"/>
    </style:style>
    <style:style style:name="ro1-4194" style:family="table-row">
      <style:table-row-properties style:row-height="0.446cm" fo:break-before="auto" style:use-optimal-row-height="false"/>
    </style:style>
    <style:style style:name="ro1-4195" style:family="table-row">
      <style:table-row-properties style:row-height="0.446cm" fo:break-before="auto" style:use-optimal-row-height="false"/>
    </style:style>
    <style:style style:name="ro1-4196" style:family="table-row">
      <style:table-row-properties style:row-height="0.446cm" fo:break-before="auto" style:use-optimal-row-height="false"/>
    </style:style>
    <style:style style:name="ro1-4197" style:family="table-row">
      <style:table-row-properties style:row-height="0.446cm" fo:break-before="auto" style:use-optimal-row-height="false"/>
    </style:style>
    <style:style style:name="ro1-4198" style:family="table-row">
      <style:table-row-properties style:row-height="0.446cm" fo:break-before="auto" style:use-optimal-row-height="false"/>
    </style:style>
    <style:style style:name="ro1-4199" style:family="table-row">
      <style:table-row-properties style:row-height="0.446cm" fo:break-before="auto" style:use-optimal-row-height="false"/>
    </style:style>
    <style:style style:name="ro1-4200" style:family="table-row">
      <style:table-row-properties style:row-height="0.446cm" fo:break-before="auto" style:use-optimal-row-height="false"/>
    </style:style>
    <style:style style:name="ro1-4201" style:family="table-row">
      <style:table-row-properties style:row-height="0.446cm" fo:break-before="auto" style:use-optimal-row-height="false"/>
    </style:style>
    <style:style style:name="ro1-4202" style:family="table-row">
      <style:table-row-properties style:row-height="0.446cm" fo:break-before="auto" style:use-optimal-row-height="false"/>
    </style:style>
    <style:style style:name="ro1-4203" style:family="table-row">
      <style:table-row-properties style:row-height="0.446cm" fo:break-before="auto" style:use-optimal-row-height="false"/>
    </style:style>
    <style:style style:name="ro1-4204" style:family="table-row">
      <style:table-row-properties style:row-height="0.446cm" fo:break-before="auto" style:use-optimal-row-height="false"/>
    </style:style>
    <style:style style:name="ro1-4205" style:family="table-row">
      <style:table-row-properties style:row-height="0.446cm" fo:break-before="auto" style:use-optimal-row-height="false"/>
    </style:style>
    <style:style style:name="ro1-4206" style:family="table-row">
      <style:table-row-properties style:row-height="0.446cm" fo:break-before="auto" style:use-optimal-row-height="false"/>
    </style:style>
    <style:style style:name="ro1-4207" style:family="table-row">
      <style:table-row-properties style:row-height="0.446cm" fo:break-before="auto" style:use-optimal-row-height="false"/>
    </style:style>
    <style:style style:name="ro1-4208" style:family="table-row">
      <style:table-row-properties style:row-height="0.446cm" fo:break-before="auto" style:use-optimal-row-height="false"/>
    </style:style>
    <style:style style:name="ro1-4209" style:family="table-row">
      <style:table-row-properties style:row-height="0.446cm" fo:break-before="auto" style:use-optimal-row-height="false"/>
    </style:style>
    <style:style style:name="ro1-4210" style:family="table-row">
      <style:table-row-properties style:row-height="0.446cm" fo:break-before="auto" style:use-optimal-row-height="false"/>
    </style:style>
    <style:style style:name="ro1-4211" style:family="table-row">
      <style:table-row-properties style:row-height="0.446cm" fo:break-before="auto" style:use-optimal-row-height="false"/>
    </style:style>
    <style:style style:name="ro1-4212" style:family="table-row">
      <style:table-row-properties style:row-height="0.446cm" fo:break-before="auto" style:use-optimal-row-height="false"/>
    </style:style>
    <style:style style:name="ro1-4213" style:family="table-row">
      <style:table-row-properties style:row-height="0.446cm" fo:break-before="auto" style:use-optimal-row-height="false"/>
    </style:style>
    <style:style style:name="ro1-4214" style:family="table-row">
      <style:table-row-properties style:row-height="0.446cm" fo:break-before="auto" style:use-optimal-row-height="false"/>
    </style:style>
    <style:style style:name="ro1-4215" style:family="table-row">
      <style:table-row-properties style:row-height="0.446cm" fo:break-before="auto" style:use-optimal-row-height="false"/>
    </style:style>
    <style:style style:name="ro1-4216" style:family="table-row">
      <style:table-row-properties style:row-height="0.446cm" fo:break-before="auto" style:use-optimal-row-height="false"/>
    </style:style>
    <style:style style:name="ro1-4217" style:family="table-row">
      <style:table-row-properties style:row-height="0.446cm" fo:break-before="auto" style:use-optimal-row-height="false"/>
    </style:style>
    <style:style style:name="ro1-4218" style:family="table-row">
      <style:table-row-properties style:row-height="0.446cm" fo:break-before="auto" style:use-optimal-row-height="false"/>
    </style:style>
    <style:style style:name="ro1-4219" style:family="table-row">
      <style:table-row-properties style:row-height="0.446cm" fo:break-before="auto" style:use-optimal-row-height="false"/>
    </style:style>
    <style:style style:name="ro1-4220" style:family="table-row">
      <style:table-row-properties style:row-height="0.446cm" fo:break-before="auto" style:use-optimal-row-height="false"/>
    </style:style>
    <style:style style:name="ro1-4221" style:family="table-row">
      <style:table-row-properties style:row-height="0.446cm" fo:break-before="auto" style:use-optimal-row-height="false"/>
    </style:style>
    <style:style style:name="ro1-4222" style:family="table-row">
      <style:table-row-properties style:row-height="0.446cm" fo:break-before="auto" style:use-optimal-row-height="false"/>
    </style:style>
    <style:style style:name="ro1-4223" style:family="table-row">
      <style:table-row-properties style:row-height="0.446cm" fo:break-before="auto" style:use-optimal-row-height="false"/>
    </style:style>
    <style:style style:name="ro1-4224" style:family="table-row">
      <style:table-row-properties style:row-height="0.446cm" fo:break-before="auto" style:use-optimal-row-height="false"/>
    </style:style>
    <style:style style:name="ro1-4225" style:family="table-row">
      <style:table-row-properties style:row-height="0.446cm" fo:break-before="auto" style:use-optimal-row-height="false"/>
    </style:style>
    <style:style style:name="ro1-4226" style:family="table-row">
      <style:table-row-properties style:row-height="0.446cm" fo:break-before="auto" style:use-optimal-row-height="false"/>
    </style:style>
    <style:style style:name="ro1-4227" style:family="table-row">
      <style:table-row-properties style:row-height="0.446cm" fo:break-before="auto" style:use-optimal-row-height="false"/>
    </style:style>
    <style:style style:name="ro1-4228" style:family="table-row">
      <style:table-row-properties style:row-height="0.446cm" fo:break-before="auto" style:use-optimal-row-height="false"/>
    </style:style>
    <style:style style:name="ro1-4229" style:family="table-row">
      <style:table-row-properties style:row-height="0.446cm" fo:break-before="auto" style:use-optimal-row-height="false"/>
    </style:style>
    <style:style style:name="ro1-4230" style:family="table-row">
      <style:table-row-properties style:row-height="0.446cm" fo:break-before="auto" style:use-optimal-row-height="false"/>
    </style:style>
    <style:style style:name="ro1-4231" style:family="table-row">
      <style:table-row-properties style:row-height="0.446cm" fo:break-before="auto" style:use-optimal-row-height="false"/>
    </style:style>
    <style:style style:name="ro1-4232" style:family="table-row">
      <style:table-row-properties style:row-height="0.446cm" fo:break-before="auto" style:use-optimal-row-height="false"/>
    </style:style>
    <style:style style:name="ro1-4233" style:family="table-row">
      <style:table-row-properties style:row-height="0.446cm" fo:break-before="auto" style:use-optimal-row-height="false"/>
    </style:style>
    <style:style style:name="ro1-4234" style:family="table-row">
      <style:table-row-properties style:row-height="0.446cm" fo:break-before="auto" style:use-optimal-row-height="false"/>
    </style:style>
    <style:style style:name="ro1-4235" style:family="table-row">
      <style:table-row-properties style:row-height="0.446cm" fo:break-before="auto" style:use-optimal-row-height="false"/>
    </style:style>
    <style:style style:name="ro1-4236" style:family="table-row">
      <style:table-row-properties style:row-height="0.446cm" fo:break-before="auto" style:use-optimal-row-height="false"/>
    </style:style>
    <style:style style:name="ro1-4237" style:family="table-row">
      <style:table-row-properties style:row-height="0.446cm" fo:break-before="auto" style:use-optimal-row-height="false"/>
    </style:style>
    <style:style style:name="ro1-4238" style:family="table-row">
      <style:table-row-properties style:row-height="0.446cm" fo:break-before="auto" style:use-optimal-row-height="false"/>
    </style:style>
    <style:style style:name="ro1-4239" style:family="table-row">
      <style:table-row-properties style:row-height="0.446cm" fo:break-before="auto" style:use-optimal-row-height="false"/>
    </style:style>
    <style:style style:name="ro1-4240" style:family="table-row">
      <style:table-row-properties style:row-height="0.446cm" fo:break-before="auto" style:use-optimal-row-height="false"/>
    </style:style>
    <style:style style:name="ro1-4241" style:family="table-row">
      <style:table-row-properties style:row-height="0.446cm" fo:break-before="auto" style:use-optimal-row-height="false"/>
    </style:style>
    <style:style style:name="ro1-4242" style:family="table-row">
      <style:table-row-properties style:row-height="0.446cm" fo:break-before="auto" style:use-optimal-row-height="false"/>
    </style:style>
    <style:style style:name="ro1-4243" style:family="table-row">
      <style:table-row-properties style:row-height="0.446cm" fo:break-before="auto" style:use-optimal-row-height="false"/>
    </style:style>
    <style:style style:name="ro1-4244" style:family="table-row">
      <style:table-row-properties style:row-height="0.446cm" fo:break-before="auto" style:use-optimal-row-height="false"/>
    </style:style>
    <style:style style:name="ro1-4245" style:family="table-row">
      <style:table-row-properties style:row-height="0.848cm" fo:break-before="auto" style:use-optimal-row-height="false"/>
    </style:style>
    <style:style style:name="ro1-4246" style:family="table-row">
      <style:table-row-properties style:row-height="0.446cm" fo:break-before="auto" style:use-optimal-row-height="false"/>
    </style:style>
    <style:style style:name="ro1-4247" style:family="table-row">
      <style:table-row-properties style:row-height="0.446cm" fo:break-before="auto" style:use-optimal-row-height="false"/>
    </style:style>
    <style:style style:name="ro1-4248" style:family="table-row">
      <style:table-row-properties style:row-height="0.446cm" fo:break-before="auto" style:use-optimal-row-height="false"/>
    </style:style>
    <style:style style:name="ro1-4249" style:family="table-row">
      <style:table-row-properties style:row-height="0.446cm" fo:break-before="auto" style:use-optimal-row-height="false"/>
    </style:style>
    <style:style style:name="ro1-4250" style:family="table-row">
      <style:table-row-properties style:row-height="0.446cm" fo:break-before="auto" style:use-optimal-row-height="false"/>
    </style:style>
    <style:style style:name="ro1-4251" style:family="table-row">
      <style:table-row-properties style:row-height="0.446cm" fo:break-before="auto" style:use-optimal-row-height="false"/>
    </style:style>
    <style:style style:name="ro1-4252" style:family="table-row">
      <style:table-row-properties style:row-height="0.446cm" fo:break-before="auto" style:use-optimal-row-height="false"/>
    </style:style>
    <style:style style:name="ro1-4253" style:family="table-row">
      <style:table-row-properties style:row-height="0.446cm" fo:break-before="auto" style:use-optimal-row-height="false"/>
    </style:style>
    <style:style style:name="ro1-4254" style:family="table-row">
      <style:table-row-properties style:row-height="0.446cm" fo:break-before="auto" style:use-optimal-row-height="false"/>
    </style:style>
    <style:style style:name="ro1-4255" style:family="table-row">
      <style:table-row-properties style:row-height="0.446cm" fo:break-before="auto" style:use-optimal-row-height="false"/>
    </style:style>
    <style:style style:name="ro1-4256" style:family="table-row">
      <style:table-row-properties style:row-height="0.446cm" fo:break-before="auto" style:use-optimal-row-height="false"/>
    </style:style>
    <style:style style:name="ro1-4257" style:family="table-row">
      <style:table-row-properties style:row-height="0.446cm" fo:break-before="auto" style:use-optimal-row-height="false"/>
    </style:style>
    <style:style style:name="ro1-4258" style:family="table-row">
      <style:table-row-properties style:row-height="0.446cm" fo:break-before="auto" style:use-optimal-row-height="false"/>
    </style:style>
    <style:style style:name="ro1-4259" style:family="table-row">
      <style:table-row-properties style:row-height="0.446cm" fo:break-before="auto" style:use-optimal-row-height="false"/>
    </style:style>
    <style:style style:name="ro1-4260" style:family="table-row">
      <style:table-row-properties style:row-height="0.446cm" fo:break-before="auto" style:use-optimal-row-height="false"/>
    </style:style>
    <style:style style:name="ro1-4261" style:family="table-row">
      <style:table-row-properties style:row-height="0.848cm" fo:break-before="auto" style:use-optimal-row-height="false"/>
    </style:style>
    <style:style style:name="ro1-4262" style:family="table-row">
      <style:table-row-properties style:row-height="0.446cm" fo:break-before="auto" style:use-optimal-row-height="false"/>
    </style:style>
    <style:style style:name="ro1-4263" style:family="table-row">
      <style:table-row-properties style:row-height="0.446cm" fo:break-before="auto" style:use-optimal-row-height="false"/>
    </style:style>
    <style:style style:name="ro1-4264" style:family="table-row">
      <style:table-row-properties style:row-height="0.446cm" fo:break-before="auto" style:use-optimal-row-height="false"/>
    </style:style>
    <style:style style:name="ro1-4265" style:family="table-row">
      <style:table-row-properties style:row-height="0.446cm" fo:break-before="auto" style:use-optimal-row-height="false"/>
    </style:style>
    <style:style style:name="ro1-4266" style:family="table-row">
      <style:table-row-properties style:row-height="0.446cm" fo:break-before="auto" style:use-optimal-row-height="false"/>
    </style:style>
    <style:style style:name="ro1-4267" style:family="table-row">
      <style:table-row-properties style:row-height="0.446cm" fo:break-before="auto" style:use-optimal-row-height="false"/>
    </style:style>
    <style:style style:name="ro1-4268" style:family="table-row">
      <style:table-row-properties style:row-height="0.446cm" fo:break-before="auto" style:use-optimal-row-height="false"/>
    </style:style>
    <style:style style:name="ro1-4269" style:family="table-row">
      <style:table-row-properties style:row-height="0.446cm" fo:break-before="auto" style:use-optimal-row-height="false"/>
    </style:style>
    <style:style style:name="ro1-4270" style:family="table-row">
      <style:table-row-properties style:row-height="0.446cm" fo:break-before="auto" style:use-optimal-row-height="false"/>
    </style:style>
    <style:style style:name="ro1-4271" style:family="table-row">
      <style:table-row-properties style:row-height="0.446cm" fo:break-before="auto" style:use-optimal-row-height="false"/>
    </style:style>
    <style:style style:name="ro1-4272" style:family="table-row">
      <style:table-row-properties style:row-height="0.446cm" fo:break-before="auto" style:use-optimal-row-height="false"/>
    </style:style>
    <style:style style:name="ro1-4273" style:family="table-row">
      <style:table-row-properties style:row-height="0.446cm" fo:break-before="auto" style:use-optimal-row-height="false"/>
    </style:style>
    <style:style style:name="ro1-4274" style:family="table-row">
      <style:table-row-properties style:row-height="0.446cm" fo:break-before="auto" style:use-optimal-row-height="false"/>
    </style:style>
    <style:style style:name="ro1-4275" style:family="table-row">
      <style:table-row-properties style:row-height="0.446cm" fo:break-before="auto" style:use-optimal-row-height="false"/>
    </style:style>
    <style:style style:name="ro1-4276" style:family="table-row">
      <style:table-row-properties style:row-height="0.446cm" fo:break-before="auto" style:use-optimal-row-height="false"/>
    </style:style>
    <style:style style:name="ro1-4277" style:family="table-row">
      <style:table-row-properties style:row-height="0.446cm" fo:break-before="auto" style:use-optimal-row-height="false"/>
    </style:style>
    <style:style style:name="ro1-4278" style:family="table-row">
      <style:table-row-properties style:row-height="0.446cm" fo:break-before="auto" style:use-optimal-row-height="false"/>
    </style:style>
    <style:style style:name="ro1-4279" style:family="table-row">
      <style:table-row-properties style:row-height="0.446cm" fo:break-before="auto" style:use-optimal-row-height="false"/>
    </style:style>
    <style:style style:name="ro1-4280" style:family="table-row">
      <style:table-row-properties style:row-height="0.446cm" fo:break-before="auto" style:use-optimal-row-height="false"/>
    </style:style>
    <style:style style:name="ro1-4281" style:family="table-row">
      <style:table-row-properties style:row-height="0.446cm" fo:break-before="auto" style:use-optimal-row-height="false"/>
    </style:style>
    <style:style style:name="ro1-4282" style:family="table-row">
      <style:table-row-properties style:row-height="0.446cm" fo:break-before="auto" style:use-optimal-row-height="false"/>
    </style:style>
    <style:style style:name="ro1-4283" style:family="table-row">
      <style:table-row-properties style:row-height="0.446cm" fo:break-before="auto" style:use-optimal-row-height="false"/>
    </style:style>
    <style:style style:name="ro1-4284" style:family="table-row">
      <style:table-row-properties style:row-height="0.446cm" fo:break-before="auto" style:use-optimal-row-height="false"/>
    </style:style>
    <style:style style:name="ro1-4285" style:family="table-row">
      <style:table-row-properties style:row-height="0.446cm" fo:break-before="auto" style:use-optimal-row-height="false"/>
    </style:style>
    <style:style style:name="ro1-4286" style:family="table-row">
      <style:table-row-properties style:row-height="0.446cm" fo:break-before="auto" style:use-optimal-row-height="false"/>
    </style:style>
    <style:style style:name="ro1-4287" style:family="table-row">
      <style:table-row-properties style:row-height="0.446cm" fo:break-before="auto" style:use-optimal-row-height="false"/>
    </style:style>
    <style:style style:name="ro1-4288" style:family="table-row">
      <style:table-row-properties style:row-height="0.446cm" fo:break-before="auto" style:use-optimal-row-height="false"/>
    </style:style>
    <style:style style:name="ro1-4289" style:family="table-row">
      <style:table-row-properties style:row-height="0.446cm" fo:break-before="auto" style:use-optimal-row-height="false"/>
    </style:style>
    <style:style style:name="ro1-4290" style:family="table-row">
      <style:table-row-properties style:row-height="0.446cm" fo:break-before="auto" style:use-optimal-row-height="false"/>
    </style:style>
    <style:style style:name="ro1-4291" style:family="table-row">
      <style:table-row-properties style:row-height="0.446cm" fo:break-before="auto" style:use-optimal-row-height="false"/>
    </style:style>
    <style:style style:name="ro1-4292" style:family="table-row">
      <style:table-row-properties style:row-height="0.446cm" fo:break-before="auto" style:use-optimal-row-height="false"/>
    </style:style>
    <style:style style:name="ro1-4293" style:family="table-row">
      <style:table-row-properties style:row-height="0.446cm" fo:break-before="auto" style:use-optimal-row-height="false"/>
    </style:style>
    <style:style style:name="ro1-4294" style:family="table-row">
      <style:table-row-properties style:row-height="0.446cm" fo:break-before="auto" style:use-optimal-row-height="false"/>
    </style:style>
    <style:style style:name="ro1-4295" style:family="table-row">
      <style:table-row-properties style:row-height="0.446cm" fo:break-before="auto" style:use-optimal-row-height="false"/>
    </style:style>
    <style:style style:name="ro1-4296" style:family="table-row">
      <style:table-row-properties style:row-height="0.446cm" fo:break-before="auto" style:use-optimal-row-height="false"/>
    </style:style>
    <style:style style:name="ro1-4297" style:family="table-row">
      <style:table-row-properties style:row-height="0.446cm" fo:break-before="auto" style:use-optimal-row-height="false"/>
    </style:style>
    <style:style style:name="ro1-4298" style:family="table-row">
      <style:table-row-properties style:row-height="0.446cm" fo:break-before="auto" style:use-optimal-row-height="false"/>
    </style:style>
    <style:style style:name="ro1-4299" style:family="table-row">
      <style:table-row-properties style:row-height="0.446cm" fo:break-before="auto" style:use-optimal-row-height="false"/>
    </style:style>
    <style:style style:name="ro1-4300" style:family="table-row">
      <style:table-row-properties style:row-height="0.446cm" fo:break-before="auto" style:use-optimal-row-height="false"/>
    </style:style>
    <style:style style:name="ro1-4301" style:family="table-row">
      <style:table-row-properties style:row-height="0.446cm" fo:break-before="auto" style:use-optimal-row-height="false"/>
    </style:style>
    <style:style style:name="ro1-4302" style:family="table-row">
      <style:table-row-properties style:row-height="0.446cm" fo:break-before="auto" style:use-optimal-row-height="false"/>
    </style:style>
    <style:style style:name="ro1-4303" style:family="table-row">
      <style:table-row-properties style:row-height="0.446cm" fo:break-before="auto" style:use-optimal-row-height="false"/>
    </style:style>
    <style:style style:name="ro1-4304" style:family="table-row">
      <style:table-row-properties style:row-height="0.446cm" fo:break-before="auto" style:use-optimal-row-height="false"/>
    </style:style>
    <style:style style:name="ro1-4305" style:family="table-row">
      <style:table-row-properties style:row-height="0.446cm" fo:break-before="auto" style:use-optimal-row-height="false"/>
    </style:style>
    <style:style style:name="ro1-4306" style:family="table-row">
      <style:table-row-properties style:row-height="0.446cm" fo:break-before="auto" style:use-optimal-row-height="false"/>
    </style:style>
    <style:style style:name="ro1-4307" style:family="table-row">
      <style:table-row-properties style:row-height="0.446cm" fo:break-before="auto" style:use-optimal-row-height="false"/>
    </style:style>
    <style:style style:name="ro1-4308" style:family="table-row">
      <style:table-row-properties style:row-height="0.446cm" fo:break-before="auto" style:use-optimal-row-height="false"/>
    </style:style>
    <style:style style:name="ro1-4309" style:family="table-row">
      <style:table-row-properties style:row-height="0.446cm" fo:break-before="auto" style:use-optimal-row-height="false"/>
    </style:style>
    <style:style style:name="ro1-4310" style:family="table-row">
      <style:table-row-properties style:row-height="0.446cm" fo:break-before="auto" style:use-optimal-row-height="false"/>
    </style:style>
    <style:style style:name="ro1-4311" style:family="table-row">
      <style:table-row-properties style:row-height="0.446cm" fo:break-before="auto" style:use-optimal-row-height="false"/>
    </style:style>
    <style:style style:name="ro1-4312" style:family="table-row">
      <style:table-row-properties style:row-height="0.446cm" fo:break-before="auto" style:use-optimal-row-height="false"/>
    </style:style>
    <style:style style:name="ro1-4313" style:family="table-row">
      <style:table-row-properties style:row-height="0.446cm" fo:break-before="auto" style:use-optimal-row-height="false"/>
    </style:style>
    <style:style style:name="ro1-4314" style:family="table-row">
      <style:table-row-properties style:row-height="0.446cm" fo:break-before="auto" style:use-optimal-row-height="false"/>
    </style:style>
    <style:style style:name="ro1-4315" style:family="table-row">
      <style:table-row-properties style:row-height="0.446cm" fo:break-before="auto" style:use-optimal-row-height="false"/>
    </style:style>
    <style:style style:name="ro1-4316" style:family="table-row">
      <style:table-row-properties style:row-height="0.446cm" fo:break-before="auto" style:use-optimal-row-height="false"/>
    </style:style>
    <style:style style:name="ro1-4317" style:family="table-row">
      <style:table-row-properties style:row-height="0.446cm" fo:break-before="auto" style:use-optimal-row-height="false"/>
    </style:style>
    <style:style style:name="ro1-4318" style:family="table-row">
      <style:table-row-properties style:row-height="0.446cm" fo:break-before="auto" style:use-optimal-row-height="false"/>
    </style:style>
    <style:style style:name="ro1-4319" style:family="table-row">
      <style:table-row-properties style:row-height="0.446cm" fo:break-before="auto" style:use-optimal-row-height="false"/>
    </style:style>
    <style:style style:name="ro1-4320" style:family="table-row">
      <style:table-row-properties style:row-height="0.446cm" fo:break-before="auto" style:use-optimal-row-height="false"/>
    </style:style>
    <style:style style:name="ro1-4321" style:family="table-row">
      <style:table-row-properties style:row-height="0.446cm" fo:break-before="auto" style:use-optimal-row-height="false"/>
    </style:style>
    <style:style style:name="ro1-4322" style:family="table-row">
      <style:table-row-properties style:row-height="0.446cm" fo:break-before="auto" style:use-optimal-row-height="false"/>
    </style:style>
    <style:style style:name="ro1-4323" style:family="table-row">
      <style:table-row-properties style:row-height="0.446cm" fo:break-before="auto" style:use-optimal-row-height="false"/>
    </style:style>
    <style:style style:name="ro1-4324" style:family="table-row">
      <style:table-row-properties style:row-height="0.446cm" fo:break-before="auto" style:use-optimal-row-height="false"/>
    </style:style>
    <style:style style:name="ro1-4325" style:family="table-row">
      <style:table-row-properties style:row-height="0.446cm" fo:break-before="auto" style:use-optimal-row-height="false"/>
    </style:style>
    <style:style style:name="ro1-4326" style:family="table-row">
      <style:table-row-properties style:row-height="0.446cm" fo:break-before="auto" style:use-optimal-row-height="false"/>
    </style:style>
    <style:style style:name="ro1-4327" style:family="table-row">
      <style:table-row-properties style:row-height="0.446cm" fo:break-before="auto" style:use-optimal-row-height="false"/>
    </style:style>
    <style:style style:name="ro1-4328" style:family="table-row">
      <style:table-row-properties style:row-height="0.446cm" fo:break-before="auto" style:use-optimal-row-height="false"/>
    </style:style>
    <style:style style:name="ro1-4329" style:family="table-row">
      <style:table-row-properties style:row-height="0.446cm" fo:break-before="auto" style:use-optimal-row-height="false"/>
    </style:style>
    <style:style style:name="ro1-4330" style:family="table-row">
      <style:table-row-properties style:row-height="0.446cm" fo:break-before="auto" style:use-optimal-row-height="false"/>
    </style:style>
    <style:style style:name="ro1-4331" style:family="table-row">
      <style:table-row-properties style:row-height="0.446cm" fo:break-before="auto" style:use-optimal-row-height="false"/>
    </style:style>
    <style:style style:name="ro1-4332" style:family="table-row">
      <style:table-row-properties style:row-height="0.446cm" fo:break-before="auto" style:use-optimal-row-height="false"/>
    </style:style>
    <style:style style:name="ro1-4333" style:family="table-row">
      <style:table-row-properties style:row-height="0.446cm" fo:break-before="auto" style:use-optimal-row-height="false"/>
    </style:style>
    <style:style style:name="ro1-4334" style:family="table-row">
      <style:table-row-properties style:row-height="0.446cm" fo:break-before="auto" style:use-optimal-row-height="false"/>
    </style:style>
    <style:style style:name="ro1-4335" style:family="table-row">
      <style:table-row-properties style:row-height="0.446cm" fo:break-before="auto" style:use-optimal-row-height="false"/>
    </style:style>
    <style:style style:name="ro1-4336" style:family="table-row">
      <style:table-row-properties style:row-height="0.446cm" fo:break-before="auto" style:use-optimal-row-height="false"/>
    </style:style>
    <style:style style:name="ro1-4337" style:family="table-row">
      <style:table-row-properties style:row-height="0.446cm" fo:break-before="auto" style:use-optimal-row-height="false"/>
    </style:style>
    <style:style style:name="ro1-4338" style:family="table-row">
      <style:table-row-properties style:row-height="0.446cm" fo:break-before="auto" style:use-optimal-row-height="false"/>
    </style:style>
    <style:style style:name="ro1-4339" style:family="table-row">
      <style:table-row-properties style:row-height="0.446cm" fo:break-before="auto" style:use-optimal-row-height="false"/>
    </style:style>
    <style:style style:name="ro1-4340" style:family="table-row">
      <style:table-row-properties style:row-height="0.446cm" fo:break-before="auto" style:use-optimal-row-height="false"/>
    </style:style>
    <style:style style:name="ro1-4341" style:family="table-row">
      <style:table-row-properties style:row-height="0.446cm" fo:break-before="auto" style:use-optimal-row-height="false"/>
    </style:style>
    <style:style style:name="ro1-4342" style:family="table-row">
      <style:table-row-properties style:row-height="0.446cm" fo:break-before="auto" style:use-optimal-row-height="false"/>
    </style:style>
    <style:style style:name="ro1-4343" style:family="table-row">
      <style:table-row-properties style:row-height="0.446cm" fo:break-before="auto" style:use-optimal-row-height="false"/>
    </style:style>
    <style:style style:name="ro1-4344" style:family="table-row">
      <style:table-row-properties style:row-height="0.446cm" fo:break-before="auto" style:use-optimal-row-height="false"/>
    </style:style>
    <style:style style:name="ro1-4345" style:family="table-row">
      <style:table-row-properties style:row-height="0.446cm" fo:break-before="auto" style:use-optimal-row-height="false"/>
    </style:style>
    <style:style style:name="ro1-4346" style:family="table-row">
      <style:table-row-properties style:row-height="0.446cm" fo:break-before="auto" style:use-optimal-row-height="false"/>
    </style:style>
    <style:style style:name="ro1-4347" style:family="table-row">
      <style:table-row-properties style:row-height="0.446cm" fo:break-before="auto" style:use-optimal-row-height="false"/>
    </style:style>
    <style:style style:name="ro1-4348" style:family="table-row">
      <style:table-row-properties style:row-height="0.446cm" fo:break-before="auto" style:use-optimal-row-height="false"/>
    </style:style>
    <style:style style:name="ro1-4349" style:family="table-row">
      <style:table-row-properties style:row-height="0.446cm" fo:break-before="auto" style:use-optimal-row-height="false"/>
    </style:style>
    <style:style style:name="ro1-4350" style:family="table-row">
      <style:table-row-properties style:row-height="0.446cm" fo:break-before="auto" style:use-optimal-row-height="false"/>
    </style:style>
    <style:style style:name="ro1-4351" style:family="table-row">
      <style:table-row-properties style:row-height="0.446cm" fo:break-before="auto" style:use-optimal-row-height="false"/>
    </style:style>
    <style:style style:name="ro1-4352" style:family="table-row">
      <style:table-row-properties style:row-height="0.446cm" fo:break-before="auto" style:use-optimal-row-height="false"/>
    </style:style>
    <style:style style:name="ro1-4353" style:family="table-row">
      <style:table-row-properties style:row-height="0.446cm" fo:break-before="auto" style:use-optimal-row-height="false"/>
    </style:style>
    <style:style style:name="ro1-4354" style:family="table-row">
      <style:table-row-properties style:row-height="0.446cm" fo:break-before="auto" style:use-optimal-row-height="false"/>
    </style:style>
    <style:style style:name="ro1-4355" style:family="table-row">
      <style:table-row-properties style:row-height="0.446cm" fo:break-before="auto" style:use-optimal-row-height="false"/>
    </style:style>
    <style:style style:name="ro1-4356" style:family="table-row">
      <style:table-row-properties style:row-height="0.446cm" fo:break-before="auto" style:use-optimal-row-height="false"/>
    </style:style>
    <style:style style:name="ro1-4357" style:family="table-row">
      <style:table-row-properties style:row-height="0.446cm" fo:break-before="auto" style:use-optimal-row-height="false"/>
    </style:style>
    <style:style style:name="ro1-4358" style:family="table-row">
      <style:table-row-properties style:row-height="0.446cm" fo:break-before="auto" style:use-optimal-row-height="false"/>
    </style:style>
    <style:style style:name="ro1-4359" style:family="table-row">
      <style:table-row-properties style:row-height="0.446cm" fo:break-before="auto" style:use-optimal-row-height="false"/>
    </style:style>
    <style:style style:name="ro1-4360" style:family="table-row">
      <style:table-row-properties style:row-height="0.446cm" fo:break-before="auto" style:use-optimal-row-height="false"/>
    </style:style>
    <style:style style:name="ro1-4361" style:family="table-row">
      <style:table-row-properties style:row-height="0.446cm" fo:break-before="auto" style:use-optimal-row-height="false"/>
    </style:style>
    <style:style style:name="ro1-4362" style:family="table-row">
      <style:table-row-properties style:row-height="0.446cm" fo:break-before="auto" style:use-optimal-row-height="false"/>
    </style:style>
    <style:style style:name="ro1-4363" style:family="table-row">
      <style:table-row-properties style:row-height="0.446cm" fo:break-before="auto" style:use-optimal-row-height="false"/>
    </style:style>
    <style:style style:name="ro1-4364" style:family="table-row">
      <style:table-row-properties style:row-height="0.446cm" fo:break-before="auto" style:use-optimal-row-height="false"/>
    </style:style>
    <style:style style:name="ro1-4365" style:family="table-row">
      <style:table-row-properties style:row-height="0.848cm" fo:break-before="auto" style:use-optimal-row-height="false"/>
    </style:style>
    <style:style style:name="ro1-4366" style:family="table-row">
      <style:table-row-properties style:row-height="0.446cm" fo:break-before="auto" style:use-optimal-row-height="false"/>
    </style:style>
    <style:style style:name="ro1-4367" style:family="table-row">
      <style:table-row-properties style:row-height="0.446cm" fo:break-before="auto" style:use-optimal-row-height="false"/>
    </style:style>
    <style:style style:name="ro1-4368" style:family="table-row">
      <style:table-row-properties style:row-height="0.446cm" fo:break-before="auto" style:use-optimal-row-height="false"/>
    </style:style>
    <style:style style:name="ro1-4369" style:family="table-row">
      <style:table-row-properties style:row-height="0.446cm" fo:break-before="auto" style:use-optimal-row-height="false"/>
    </style:style>
    <style:style style:name="ro1-4370" style:family="table-row">
      <style:table-row-properties style:row-height="0.446cm" fo:break-before="auto" style:use-optimal-row-height="false"/>
    </style:style>
    <style:style style:name="ro1-4371" style:family="table-row">
      <style:table-row-properties style:row-height="0.446cm" fo:break-before="auto" style:use-optimal-row-height="false"/>
    </style:style>
    <style:style style:name="ro1-4372" style:family="table-row">
      <style:table-row-properties style:row-height="0.446cm" fo:break-before="auto" style:use-optimal-row-height="false"/>
    </style:style>
    <style:style style:name="ro1-4373" style:family="table-row">
      <style:table-row-properties style:row-height="0.446cm" fo:break-before="auto" style:use-optimal-row-height="false"/>
    </style:style>
    <style:style style:name="ro1-4374" style:family="table-row">
      <style:table-row-properties style:row-height="0.446cm" fo:break-before="auto" style:use-optimal-row-height="false"/>
    </style:style>
    <style:style style:name="ro1-4375" style:family="table-row">
      <style:table-row-properties style:row-height="0.446cm" fo:break-before="auto" style:use-optimal-row-height="false"/>
    </style:style>
    <style:style style:name="ro1-4376" style:family="table-row">
      <style:table-row-properties style:row-height="0.446cm" fo:break-before="auto" style:use-optimal-row-height="false"/>
    </style:style>
    <style:style style:name="ro1-4377" style:family="table-row">
      <style:table-row-properties style:row-height="0.446cm" fo:break-before="auto" style:use-optimal-row-height="false"/>
    </style:style>
    <style:style style:name="ro1-4378" style:family="table-row">
      <style:table-row-properties style:row-height="0.446cm" fo:break-before="auto" style:use-optimal-row-height="false"/>
    </style:style>
    <style:style style:name="ro1-4379" style:family="table-row">
      <style:table-row-properties style:row-height="0.446cm" fo:break-before="auto" style:use-optimal-row-height="false"/>
    </style:style>
    <style:style style:name="ro1-4380" style:family="table-row">
      <style:table-row-properties style:row-height="0.446cm" fo:break-before="auto" style:use-optimal-row-height="false"/>
    </style:style>
    <style:style style:name="ro1-4381" style:family="table-row">
      <style:table-row-properties style:row-height="0.446cm" fo:break-before="auto" style:use-optimal-row-height="false"/>
    </style:style>
    <style:style style:name="ro1-4382" style:family="table-row">
      <style:table-row-properties style:row-height="0.446cm" fo:break-before="auto" style:use-optimal-row-height="false"/>
    </style:style>
    <style:style style:name="ro1-4383" style:family="table-row">
      <style:table-row-properties style:row-height="0.446cm" fo:break-before="auto" style:use-optimal-row-height="false"/>
    </style:style>
    <style:style style:name="ro1-4384" style:family="table-row">
      <style:table-row-properties style:row-height="0.446cm" fo:break-before="auto" style:use-optimal-row-height="false"/>
    </style:style>
    <style:style style:name="ro1-4385" style:family="table-row">
      <style:table-row-properties style:row-height="0.446cm" fo:break-before="auto" style:use-optimal-row-height="false"/>
    </style:style>
    <style:style style:name="ro1-4386" style:family="table-row">
      <style:table-row-properties style:row-height="0.446cm" fo:break-before="auto" style:use-optimal-row-height="false"/>
    </style:style>
    <style:style style:name="ro1-4387" style:family="table-row">
      <style:table-row-properties style:row-height="0.848cm" fo:break-before="auto" style:use-optimal-row-height="false"/>
    </style:style>
    <style:style style:name="ro1-4388" style:family="table-row">
      <style:table-row-properties style:row-height="0.848cm" fo:break-before="auto" style:use-optimal-row-height="false"/>
    </style:style>
    <style:style style:name="ro1-4389" style:family="table-row">
      <style:table-row-properties style:row-height="0.446cm" fo:break-before="auto" style:use-optimal-row-height="false"/>
    </style:style>
    <style:style style:name="ro1-4390" style:family="table-row">
      <style:table-row-properties style:row-height="0.446cm" fo:break-before="auto" style:use-optimal-row-height="false"/>
    </style:style>
    <style:style style:name="ro1-4391" style:family="table-row">
      <style:table-row-properties style:row-height="0.848cm" fo:break-before="auto" style:use-optimal-row-height="false"/>
    </style:style>
    <style:style style:name="ro1-4392" style:family="table-row">
      <style:table-row-properties style:row-height="0.848cm" fo:break-before="auto" style:use-optimal-row-height="false"/>
    </style:style>
    <style:style style:name="ro1-4393" style:family="table-row">
      <style:table-row-properties style:row-height="0.446cm" fo:break-before="auto" style:use-optimal-row-height="false"/>
    </style:style>
    <style:style style:name="ro1-4394" style:family="table-row">
      <style:table-row-properties style:row-height="0.848cm" fo:break-before="auto" style:use-optimal-row-height="false"/>
    </style:style>
    <style:style style:name="ro1-4395" style:family="table-row">
      <style:table-row-properties style:row-height="0.446cm" fo:break-before="auto" style:use-optimal-row-height="false"/>
    </style:style>
    <style:style style:name="ro1-4396" style:family="table-row">
      <style:table-row-properties style:row-height="0.446cm" fo:break-before="auto" style:use-optimal-row-height="false"/>
    </style:style>
    <style:style style:name="ro1-4397" style:family="table-row">
      <style:table-row-properties style:row-height="0.848cm" fo:break-before="auto" style:use-optimal-row-height="false"/>
    </style:style>
    <style:style style:name="ro1-4398" style:family="table-row">
      <style:table-row-properties style:row-height="0.446cm" fo:break-before="auto" style:use-optimal-row-height="false"/>
    </style:style>
    <style:style style:name="ro1-4399" style:family="table-row">
      <style:table-row-properties style:row-height="0.446cm" fo:break-before="auto" style:use-optimal-row-height="false"/>
    </style:style>
    <style:style style:name="ro1-4400" style:family="table-row">
      <style:table-row-properties style:row-height="0.446cm" fo:break-before="auto" style:use-optimal-row-height="false"/>
    </style:style>
    <style:style style:name="ro1-4401" style:family="table-row">
      <style:table-row-properties style:row-height="0.446cm" fo:break-before="auto" style:use-optimal-row-height="false"/>
    </style:style>
    <style:style style:name="ro1-4402" style:family="table-row">
      <style:table-row-properties style:row-height="0.446cm" fo:break-before="auto" style:use-optimal-row-height="false"/>
    </style:style>
    <style:style style:name="ro1-4403" style:family="table-row">
      <style:table-row-properties style:row-height="0.848cm" fo:break-before="auto" style:use-optimal-row-height="false"/>
    </style:style>
    <style:style style:name="ro1-4404" style:family="table-row">
      <style:table-row-properties style:row-height="0.446cm" fo:break-before="auto" style:use-optimal-row-height="false"/>
    </style:style>
    <style:style style:name="ro1-4405" style:family="table-row">
      <style:table-row-properties style:row-height="0.446cm" fo:break-before="auto" style:use-optimal-row-height="false"/>
    </style:style>
    <style:style style:name="ro1-4406" style:family="table-row">
      <style:table-row-properties style:row-height="0.446cm" fo:break-before="auto" style:use-optimal-row-height="false"/>
    </style:style>
    <style:style style:name="ro1-4407" style:family="table-row">
      <style:table-row-properties style:row-height="0.446cm" fo:break-before="auto" style:use-optimal-row-height="false"/>
    </style:style>
    <style:style style:name="ro1-4408" style:family="table-row">
      <style:table-row-properties style:row-height="0.446cm" fo:break-before="auto" style:use-optimal-row-height="false"/>
    </style:style>
    <style:style style:name="ro1-4409" style:family="table-row">
      <style:table-row-properties style:row-height="0.446cm" fo:break-before="auto" style:use-optimal-row-height="false"/>
    </style:style>
    <style:style style:name="ro1-4410" style:family="table-row">
      <style:table-row-properties style:row-height="0.446cm" fo:break-before="auto" style:use-optimal-row-height="false"/>
    </style:style>
    <style:style style:name="ro1-4411" style:family="table-row">
      <style:table-row-properties style:row-height="0.446cm" fo:break-before="auto" style:use-optimal-row-height="false"/>
    </style:style>
    <style:style style:name="ro1-4412" style:family="table-row">
      <style:table-row-properties style:row-height="0.446cm" fo:break-before="auto" style:use-optimal-row-height="false"/>
    </style:style>
    <style:style style:name="ro1-4413" style:family="table-row">
      <style:table-row-properties style:row-height="0.446cm" fo:break-before="auto" style:use-optimal-row-height="false"/>
    </style:style>
    <style:style style:name="ro1-4414" style:family="table-row">
      <style:table-row-properties style:row-height="0.446cm" fo:break-before="auto" style:use-optimal-row-height="false"/>
    </style:style>
    <style:style style:name="ro1-4415" style:family="table-row">
      <style:table-row-properties style:row-height="0.446cm" fo:break-before="auto" style:use-optimal-row-height="false"/>
    </style:style>
    <style:style style:name="ro1-4416" style:family="table-row">
      <style:table-row-properties style:row-height="0.446cm" fo:break-before="auto" style:use-optimal-row-height="false"/>
    </style:style>
    <style:style style:name="ro1-4417" style:family="table-row">
      <style:table-row-properties style:row-height="0.446cm" fo:break-before="auto" style:use-optimal-row-height="false"/>
    </style:style>
    <style:style style:name="ro1-4418" style:family="table-row">
      <style:table-row-properties style:row-height="0.446cm" fo:break-before="auto" style:use-optimal-row-height="false"/>
    </style:style>
    <style:style style:name="ro1-4419" style:family="table-row">
      <style:table-row-properties style:row-height="0.446cm" fo:break-before="auto" style:use-optimal-row-height="false"/>
    </style:style>
    <style:style style:name="ro1-4420" style:family="table-row">
      <style:table-row-properties style:row-height="0.446cm" fo:break-before="auto" style:use-optimal-row-height="false"/>
    </style:style>
    <style:style style:name="ro1-4421" style:family="table-row">
      <style:table-row-properties style:row-height="0.446cm" fo:break-before="auto" style:use-optimal-row-height="false"/>
    </style:style>
    <style:style style:name="ro1-4422" style:family="table-row">
      <style:table-row-properties style:row-height="0.446cm" fo:break-before="auto" style:use-optimal-row-height="false"/>
    </style:style>
    <style:style style:name="ro1-4423" style:family="table-row">
      <style:table-row-properties style:row-height="0.446cm" fo:break-before="auto" style:use-optimal-row-height="false"/>
    </style:style>
    <style:style style:name="ro1-4424" style:family="table-row">
      <style:table-row-properties style:row-height="0.446cm" fo:break-before="auto" style:use-optimal-row-height="false"/>
    </style:style>
    <style:style style:name="ro1-4425" style:family="table-row">
      <style:table-row-properties style:row-height="0.446cm" fo:break-before="auto" style:use-optimal-row-height="false"/>
    </style:style>
    <style:style style:name="ro1-4426" style:family="table-row">
      <style:table-row-properties style:row-height="0.446cm" fo:break-before="auto" style:use-optimal-row-height="false"/>
    </style:style>
    <style:style style:name="ro1-4427" style:family="table-row">
      <style:table-row-properties style:row-height="0.446cm" fo:break-before="auto" style:use-optimal-row-height="false"/>
    </style:style>
    <style:style style:name="ro1-4428" style:family="table-row">
      <style:table-row-properties style:row-height="0.446cm" fo:break-before="auto" style:use-optimal-row-height="false"/>
    </style:style>
    <style:style style:name="ro1-4429" style:family="table-row">
      <style:table-row-properties style:row-height="0.446cm" fo:break-before="auto" style:use-optimal-row-height="false"/>
    </style:style>
    <style:style style:name="ro1-4430" style:family="table-row">
      <style:table-row-properties style:row-height="0.446cm" fo:break-before="auto" style:use-optimal-row-height="false"/>
    </style:style>
    <style:style style:name="ro1-4431" style:family="table-row">
      <style:table-row-properties style:row-height="0.446cm" fo:break-before="auto" style:use-optimal-row-height="false"/>
    </style:style>
    <style:style style:name="ro1-4432" style:family="table-row">
      <style:table-row-properties style:row-height="0.446cm" fo:break-before="auto" style:use-optimal-row-height="false"/>
    </style:style>
    <style:style style:name="ro1-4433" style:family="table-row">
      <style:table-row-properties style:row-height="0.446cm" fo:break-before="auto" style:use-optimal-row-height="false"/>
    </style:style>
    <style:style style:name="ro1-4434" style:family="table-row">
      <style:table-row-properties style:row-height="0.446cm" fo:break-before="auto" style:use-optimal-row-height="false"/>
    </style:style>
    <style:style style:name="ro1-4435" style:family="table-row">
      <style:table-row-properties style:row-height="0.446cm" fo:break-before="auto" style:use-optimal-row-height="false"/>
    </style:style>
    <style:style style:name="ro1-4436" style:family="table-row">
      <style:table-row-properties style:row-height="0.446cm" fo:break-before="auto" style:use-optimal-row-height="false"/>
    </style:style>
    <style:style style:name="ro1-4437" style:family="table-row">
      <style:table-row-properties style:row-height="0.446cm" fo:break-before="auto" style:use-optimal-row-height="false"/>
    </style:style>
    <style:style style:name="ro1-4438" style:family="table-row">
      <style:table-row-properties style:row-height="0.446cm" fo:break-before="auto" style:use-optimal-row-height="false"/>
    </style:style>
    <style:style style:name="ro1-4439" style:family="table-row">
      <style:table-row-properties style:row-height="0.446cm" fo:break-before="auto" style:use-optimal-row-height="false"/>
    </style:style>
    <style:style style:name="ro1-4440" style:family="table-row">
      <style:table-row-properties style:row-height="0.446cm" fo:break-before="auto" style:use-optimal-row-height="false"/>
    </style:style>
    <style:style style:name="ro1-4441" style:family="table-row">
      <style:table-row-properties style:row-height="0.446cm" fo:break-before="auto" style:use-optimal-row-height="false"/>
    </style:style>
    <style:style style:name="ro1-4442" style:family="table-row">
      <style:table-row-properties style:row-height="0.446cm" fo:break-before="auto" style:use-optimal-row-height="false"/>
    </style:style>
    <style:style style:name="ro1-4443" style:family="table-row">
      <style:table-row-properties style:row-height="0.446cm" fo:break-before="auto" style:use-optimal-row-height="false"/>
    </style:style>
    <style:style style:name="ro1-4444" style:family="table-row">
      <style:table-row-properties style:row-height="0.446cm" fo:break-before="auto" style:use-optimal-row-height="false"/>
    </style:style>
    <style:style style:name="ro1-4445" style:family="table-row">
      <style:table-row-properties style:row-height="0.446cm" fo:break-before="auto" style:use-optimal-row-height="false"/>
    </style:style>
    <style:style style:name="ro1-4446" style:family="table-row">
      <style:table-row-properties style:row-height="0.446cm" fo:break-before="auto" style:use-optimal-row-height="false"/>
    </style:style>
    <style:style style:name="ro1-4447" style:family="table-row">
      <style:table-row-properties style:row-height="0.446cm" fo:break-before="auto" style:use-optimal-row-height="false"/>
    </style:style>
    <style:style style:name="ro1-4448" style:family="table-row">
      <style:table-row-properties style:row-height="0.446cm" fo:break-before="auto" style:use-optimal-row-height="false"/>
    </style:style>
    <style:style style:name="ro1-4449" style:family="table-row">
      <style:table-row-properties style:row-height="0.446cm" fo:break-before="auto" style:use-optimal-row-height="false"/>
    </style:style>
    <style:style style:name="ro1-4450" style:family="table-row">
      <style:table-row-properties style:row-height="0.446cm" fo:break-before="auto" style:use-optimal-row-height="false"/>
    </style:style>
    <style:style style:name="ro1-4451" style:family="table-row">
      <style:table-row-properties style:row-height="0.446cm" fo:break-before="auto" style:use-optimal-row-height="false"/>
    </style:style>
    <style:style style:name="ro1-4452" style:family="table-row">
      <style:table-row-properties style:row-height="0.446cm" fo:break-before="auto" style:use-optimal-row-height="false"/>
    </style:style>
    <style:style style:name="ro1-4453" style:family="table-row">
      <style:table-row-properties style:row-height="0.446cm" fo:break-before="auto" style:use-optimal-row-height="false"/>
    </style:style>
    <style:style style:name="ro1-4454" style:family="table-row">
      <style:table-row-properties style:row-height="0.446cm" fo:break-before="auto" style:use-optimal-row-height="false"/>
    </style:style>
    <style:style style:name="ro1-4455" style:family="table-row">
      <style:table-row-properties style:row-height="0.446cm" fo:break-before="auto" style:use-optimal-row-height="false"/>
    </style:style>
    <style:style style:name="ro1-4456" style:family="table-row">
      <style:table-row-properties style:row-height="0.446cm" fo:break-before="auto" style:use-optimal-row-height="false"/>
    </style:style>
    <style:style style:name="ro1-4457" style:family="table-row">
      <style:table-row-properties style:row-height="0.446cm" fo:break-before="auto" style:use-optimal-row-height="false"/>
    </style:style>
    <style:style style:name="ro1-4458" style:family="table-row">
      <style:table-row-properties style:row-height="0.446cm" fo:break-before="auto" style:use-optimal-row-height="false"/>
    </style:style>
    <style:style style:name="ro1-4459" style:family="table-row">
      <style:table-row-properties style:row-height="0.446cm" fo:break-before="auto" style:use-optimal-row-height="false"/>
    </style:style>
    <style:style style:name="ro1-4460" style:family="table-row">
      <style:table-row-properties style:row-height="0.446cm" fo:break-before="auto" style:use-optimal-row-height="false"/>
    </style:style>
    <style:style style:name="ro1-4461" style:family="table-row">
      <style:table-row-properties style:row-height="0.446cm" fo:break-before="auto" style:use-optimal-row-height="false"/>
    </style:style>
    <style:style style:name="ro1-4462" style:family="table-row">
      <style:table-row-properties style:row-height="0.446cm" fo:break-before="auto" style:use-optimal-row-height="false"/>
    </style:style>
    <style:style style:name="ro1-4463" style:family="table-row">
      <style:table-row-properties style:row-height="0.446cm" fo:break-before="auto" style:use-optimal-row-height="false"/>
    </style:style>
    <style:style style:name="ro1-4464" style:family="table-row">
      <style:table-row-properties style:row-height="0.446cm" fo:break-before="auto" style:use-optimal-row-height="false"/>
    </style:style>
    <style:style style:name="ro1-4465" style:family="table-row">
      <style:table-row-properties style:row-height="0.446cm" fo:break-before="auto" style:use-optimal-row-height="false"/>
    </style:style>
    <style:style style:name="ro1-4466" style:family="table-row">
      <style:table-row-properties style:row-height="0.446cm" fo:break-before="auto" style:use-optimal-row-height="false"/>
    </style:style>
    <style:style style:name="ro1-4467" style:family="table-row">
      <style:table-row-properties style:row-height="0.446cm" fo:break-before="auto" style:use-optimal-row-height="false"/>
    </style:style>
    <style:style style:name="ro1-4468" style:family="table-row">
      <style:table-row-properties style:row-height="0.446cm" fo:break-before="auto" style:use-optimal-row-height="false"/>
    </style:style>
    <style:style style:name="ro1-4469" style:family="table-row">
      <style:table-row-properties style:row-height="0.446cm" fo:break-before="auto" style:use-optimal-row-height="false"/>
    </style:style>
    <style:style style:name="ro1-4470" style:family="table-row">
      <style:table-row-properties style:row-height="0.446cm" fo:break-before="auto" style:use-optimal-row-height="false"/>
    </style:style>
    <style:style style:name="ro1-4471" style:family="table-row">
      <style:table-row-properties style:row-height="0.446cm" fo:break-before="auto" style:use-optimal-row-height="false"/>
    </style:style>
    <style:style style:name="ro1-4472" style:family="table-row">
      <style:table-row-properties style:row-height="0.446cm" fo:break-before="auto" style:use-optimal-row-height="false"/>
    </style:style>
    <style:style style:name="ro1-4473" style:family="table-row">
      <style:table-row-properties style:row-height="0.446cm" fo:break-before="auto" style:use-optimal-row-height="false"/>
    </style:style>
    <style:style style:name="ro1-4474" style:family="table-row">
      <style:table-row-properties style:row-height="0.446cm" fo:break-before="auto" style:use-optimal-row-height="false"/>
    </style:style>
    <style:style style:name="ro1-4475" style:family="table-row">
      <style:table-row-properties style:row-height="0.446cm" fo:break-before="auto" style:use-optimal-row-height="false"/>
    </style:style>
    <style:style style:name="ro1-4476" style:family="table-row">
      <style:table-row-properties style:row-height="0.446cm" fo:break-before="auto" style:use-optimal-row-height="false"/>
    </style:style>
    <style:style style:name="ro1-4477" style:family="table-row">
      <style:table-row-properties style:row-height="0.446cm" fo:break-before="auto" style:use-optimal-row-height="false"/>
    </style:style>
    <style:style style:name="ro1-4478" style:family="table-row">
      <style:table-row-properties style:row-height="0.446cm" fo:break-before="auto" style:use-optimal-row-height="false"/>
    </style:style>
    <style:style style:name="ro1-4479" style:family="table-row">
      <style:table-row-properties style:row-height="0.446cm" fo:break-before="auto" style:use-optimal-row-height="false"/>
    </style:style>
    <style:style style:name="ro1-4480" style:family="table-row">
      <style:table-row-properties style:row-height="0.446cm" fo:break-before="auto" style:use-optimal-row-height="false"/>
    </style:style>
    <style:style style:name="ro1-4481" style:family="table-row">
      <style:table-row-properties style:row-height="0.446cm" fo:break-before="auto" style:use-optimal-row-height="false"/>
    </style:style>
    <style:style style:name="ro1-4482" style:family="table-row">
      <style:table-row-properties style:row-height="0.446cm" fo:break-before="auto" style:use-optimal-row-height="false"/>
    </style:style>
    <style:style style:name="ro1-4483" style:family="table-row">
      <style:table-row-properties style:row-height="0.446cm" fo:break-before="auto" style:use-optimal-row-height="false"/>
    </style:style>
    <style:style style:name="ro1-4484" style:family="table-row">
      <style:table-row-properties style:row-height="0.446cm" fo:break-before="auto" style:use-optimal-row-height="false"/>
    </style:style>
    <style:style style:name="ro1-4485" style:family="table-row">
      <style:table-row-properties style:row-height="0.446cm" fo:break-before="auto" style:use-optimal-row-height="false"/>
    </style:style>
    <style:style style:name="ro1-4486" style:family="table-row">
      <style:table-row-properties style:row-height="0.446cm" fo:break-before="auto" style:use-optimal-row-height="false"/>
    </style:style>
    <style:style style:name="ro1-4487" style:family="table-row">
      <style:table-row-properties style:row-height="0.446cm" fo:break-before="auto" style:use-optimal-row-height="false"/>
    </style:style>
    <style:style style:name="ro1-4488" style:family="table-row">
      <style:table-row-properties style:row-height="0.446cm" fo:break-before="auto" style:use-optimal-row-height="false"/>
    </style:style>
    <style:style style:name="ro1-4489" style:family="table-row">
      <style:table-row-properties style:row-height="0.446cm" fo:break-before="auto" style:use-optimal-row-height="false"/>
    </style:style>
    <style:style style:name="ro1-4490" style:family="table-row">
      <style:table-row-properties style:row-height="0.446cm" fo:break-before="auto" style:use-optimal-row-height="false"/>
    </style:style>
    <style:style style:name="ro1-4491" style:family="table-row">
      <style:table-row-properties style:row-height="0.446cm" fo:break-before="auto" style:use-optimal-row-height="false"/>
    </style:style>
    <style:style style:name="ro1-4492" style:family="table-row">
      <style:table-row-properties style:row-height="0.446cm" fo:break-before="auto" style:use-optimal-row-height="false"/>
    </style:style>
    <style:style style:name="ro1-4493" style:family="table-row">
      <style:table-row-properties style:row-height="0.446cm" fo:break-before="auto" style:use-optimal-row-height="false"/>
    </style:style>
    <style:style style:name="ro1-4494" style:family="table-row">
      <style:table-row-properties style:row-height="0.446cm" fo:break-before="auto" style:use-optimal-row-height="false"/>
    </style:style>
    <style:style style:name="ro1-4495" style:family="table-row">
      <style:table-row-properties style:row-height="0.446cm" fo:break-before="auto" style:use-optimal-row-height="false"/>
    </style:style>
    <style:style style:name="ro1-4496" style:family="table-row">
      <style:table-row-properties style:row-height="0.446cm" fo:break-before="auto" style:use-optimal-row-height="false"/>
    </style:style>
    <style:style style:name="ro1-4497" style:family="table-row">
      <style:table-row-properties style:row-height="0.446cm" fo:break-before="auto" style:use-optimal-row-height="false"/>
    </style:style>
    <style:style style:name="ro1-4498" style:family="table-row">
      <style:table-row-properties style:row-height="0.446cm" fo:break-before="auto" style:use-optimal-row-height="false"/>
    </style:style>
    <style:style style:name="ro1-4499" style:family="table-row">
      <style:table-row-properties style:row-height="0.446cm" fo:break-before="auto" style:use-optimal-row-height="false"/>
    </style:style>
    <style:style style:name="ro1-4500" style:family="table-row">
      <style:table-row-properties style:row-height="0.446cm" fo:break-before="auto" style:use-optimal-row-height="false"/>
    </style:style>
    <style:style style:name="ro1-4501" style:family="table-row">
      <style:table-row-properties style:row-height="0.446cm" fo:break-before="auto" style:use-optimal-row-height="false"/>
    </style:style>
    <style:style style:name="ro1-4502" style:family="table-row">
      <style:table-row-properties style:row-height="0.446cm" fo:break-before="auto" style:use-optimal-row-height="false"/>
    </style:style>
    <style:style style:name="ro1-4503" style:family="table-row">
      <style:table-row-properties style:row-height="0.446cm" fo:break-before="auto" style:use-optimal-row-height="false"/>
    </style:style>
    <style:style style:name="ro1-4504" style:family="table-row">
      <style:table-row-properties style:row-height="0.446cm" fo:break-before="auto" style:use-optimal-row-height="false"/>
    </style:style>
    <style:style style:name="ro1-4505" style:family="table-row">
      <style:table-row-properties style:row-height="0.446cm" fo:break-before="auto" style:use-optimal-row-height="false"/>
    </style:style>
    <style:style style:name="ro1-4506" style:family="table-row">
      <style:table-row-properties style:row-height="0.446cm" fo:break-before="auto" style:use-optimal-row-height="false"/>
    </style:style>
    <style:style style:name="ro1-4507" style:family="table-row">
      <style:table-row-properties style:row-height="0.446cm" fo:break-before="auto" style:use-optimal-row-height="false"/>
    </style:style>
    <style:style style:name="ro1-4508" style:family="table-row">
      <style:table-row-properties style:row-height="0.446cm" fo:break-before="auto" style:use-optimal-row-height="false"/>
    </style:style>
    <style:style style:name="ro1-4509" style:family="table-row">
      <style:table-row-properties style:row-height="0.446cm" fo:break-before="auto" style:use-optimal-row-height="false"/>
    </style:style>
    <style:style style:name="ro1-4510" style:family="table-row">
      <style:table-row-properties style:row-height="0.446cm" fo:break-before="auto" style:use-optimal-row-height="false"/>
    </style:style>
    <style:style style:name="ro1-4511" style:family="table-row">
      <style:table-row-properties style:row-height="0.446cm" fo:break-before="auto" style:use-optimal-row-height="false"/>
    </style:style>
    <style:style style:name="ro1-4512" style:family="table-row">
      <style:table-row-properties style:row-height="0.446cm" fo:break-before="auto" style:use-optimal-row-height="false"/>
    </style:style>
    <style:style style:name="ro1-4513" style:family="table-row">
      <style:table-row-properties style:row-height="0.446cm" fo:break-before="auto" style:use-optimal-row-height="false"/>
    </style:style>
    <style:style style:name="ro1-4514" style:family="table-row">
      <style:table-row-properties style:row-height="0.446cm" fo:break-before="auto" style:use-optimal-row-height="false"/>
    </style:style>
    <style:style style:name="ro1-4515" style:family="table-row">
      <style:table-row-properties style:row-height="0.446cm" fo:break-before="auto" style:use-optimal-row-height="false"/>
    </style:style>
    <style:style style:name="ro1-4516" style:family="table-row">
      <style:table-row-properties style:row-height="0.446cm" fo:break-before="auto" style:use-optimal-row-height="false"/>
    </style:style>
    <style:style style:name="ro1-4517" style:family="table-row">
      <style:table-row-properties style:row-height="0.446cm" fo:break-before="auto" style:use-optimal-row-height="false"/>
    </style:style>
    <style:style style:name="ro1-4518" style:family="table-row">
      <style:table-row-properties style:row-height="0.446cm" fo:break-before="auto" style:use-optimal-row-height="false"/>
    </style:style>
    <style:style style:name="ro1-4519" style:family="table-row">
      <style:table-row-properties style:row-height="0.446cm" fo:break-before="auto" style:use-optimal-row-height="false"/>
    </style:style>
    <style:style style:name="ro1-4520" style:family="table-row">
      <style:table-row-properties style:row-height="0.446cm" fo:break-before="auto" style:use-optimal-row-height="false"/>
    </style:style>
    <style:style style:name="ro1-4521" style:family="table-row">
      <style:table-row-properties style:row-height="0.446cm" fo:break-before="auto" style:use-optimal-row-height="false"/>
    </style:style>
    <style:style style:name="ro1-4522" style:family="table-row">
      <style:table-row-properties style:row-height="0.446cm" fo:break-before="auto" style:use-optimal-row-height="false"/>
    </style:style>
    <style:style style:name="ro1-4523" style:family="table-row">
      <style:table-row-properties style:row-height="0.446cm" fo:break-before="auto" style:use-optimal-row-height="false"/>
    </style:style>
    <style:style style:name="ro1-4524" style:family="table-row">
      <style:table-row-properties style:row-height="0.446cm" fo:break-before="auto" style:use-optimal-row-height="false"/>
    </style:style>
    <style:style style:name="ro1-4525" style:family="table-row">
      <style:table-row-properties style:row-height="0.446cm" fo:break-before="auto" style:use-optimal-row-height="false"/>
    </style:style>
    <style:style style:name="ro1-4526" style:family="table-row">
      <style:table-row-properties style:row-height="0.446cm" fo:break-before="auto" style:use-optimal-row-height="false"/>
    </style:style>
    <style:style style:name="ro1-4527" style:family="table-row">
      <style:table-row-properties style:row-height="0.446cm" fo:break-before="auto" style:use-optimal-row-height="false"/>
    </style:style>
    <style:style style:name="ro1-4528" style:family="table-row">
      <style:table-row-properties style:row-height="0.446cm" fo:break-before="auto" style:use-optimal-row-height="false"/>
    </style:style>
    <style:style style:name="ro1-4529" style:family="table-row">
      <style:table-row-properties style:row-height="0.446cm" fo:break-before="auto" style:use-optimal-row-height="false"/>
    </style:style>
    <style:style style:name="ro1-4530" style:family="table-row">
      <style:table-row-properties style:row-height="0.446cm" fo:break-before="auto" style:use-optimal-row-height="false"/>
    </style:style>
    <style:style style:name="ro1-4531" style:family="table-row">
      <style:table-row-properties style:row-height="0.446cm" fo:break-before="auto" style:use-optimal-row-height="false"/>
    </style:style>
    <style:style style:name="ro1-4532" style:family="table-row">
      <style:table-row-properties style:row-height="0.446cm" fo:break-before="auto" style:use-optimal-row-height="false"/>
    </style:style>
    <style:style style:name="ro1-4533" style:family="table-row">
      <style:table-row-properties style:row-height="0.848cm" fo:break-before="auto" style:use-optimal-row-height="false"/>
    </style:style>
    <style:style style:name="ro1-4534" style:family="table-row">
      <style:table-row-properties style:row-height="0.446cm" fo:break-before="auto" style:use-optimal-row-height="false"/>
    </style:style>
    <style:style style:name="ro1-4535" style:family="table-row">
      <style:table-row-properties style:row-height="0.446cm" fo:break-before="auto" style:use-optimal-row-height="false"/>
    </style:style>
    <style:style style:name="ro1-4536" style:family="table-row">
      <style:table-row-properties style:row-height="0.446cm" fo:break-before="auto" style:use-optimal-row-height="false"/>
    </style:style>
    <style:style style:name="ro1-4537" style:family="table-row">
      <style:table-row-properties style:row-height="0.446cm" fo:break-before="auto" style:use-optimal-row-height="false"/>
    </style:style>
    <style:style style:name="ro1-4538" style:family="table-row">
      <style:table-row-properties style:row-height="0.446cm" fo:break-before="auto" style:use-optimal-row-height="false"/>
    </style:style>
    <style:style style:name="ro1-4539" style:family="table-row">
      <style:table-row-properties style:row-height="0.446cm" fo:break-before="auto" style:use-optimal-row-height="false"/>
    </style:style>
    <style:style style:name="ro1-4540" style:family="table-row">
      <style:table-row-properties style:row-height="0.446cm" fo:break-before="auto" style:use-optimal-row-height="false"/>
    </style:style>
    <style:style style:name="ro1-4541" style:family="table-row">
      <style:table-row-properties style:row-height="0.848cm" fo:break-before="auto" style:use-optimal-row-height="false"/>
    </style:style>
    <style:style style:name="ro1-4542" style:family="table-row">
      <style:table-row-properties style:row-height="0.446cm" fo:break-before="auto" style:use-optimal-row-height="false"/>
    </style:style>
    <style:style style:name="ro1-4543" style:family="table-row">
      <style:table-row-properties style:row-height="0.446cm" fo:break-before="auto" style:use-optimal-row-height="false"/>
    </style:style>
    <style:style style:name="ro1-4544" style:family="table-row">
      <style:table-row-properties style:row-height="0.446cm" fo:break-before="auto" style:use-optimal-row-height="false"/>
    </style:style>
    <style:style style:name="ro1-4545" style:family="table-row">
      <style:table-row-properties style:row-height="0.446cm" fo:break-before="auto" style:use-optimal-row-height="false"/>
    </style:style>
    <style:style style:name="ro1-4546" style:family="table-row">
      <style:table-row-properties style:row-height="0.446cm" fo:break-before="auto" style:use-optimal-row-height="false"/>
    </style:style>
    <style:style style:name="ro1-4547" style:family="table-row">
      <style:table-row-properties style:row-height="0.446cm" fo:break-before="auto" style:use-optimal-row-height="false"/>
    </style:style>
    <style:style style:name="ro1-4548" style:family="table-row">
      <style:table-row-properties style:row-height="0.446cm" fo:break-before="auto" style:use-optimal-row-height="false"/>
    </style:style>
    <style:style style:name="ro1-4549" style:family="table-row">
      <style:table-row-properties style:row-height="0.446cm" fo:break-before="auto" style:use-optimal-row-height="false"/>
    </style:style>
    <style:style style:name="ro1-4550" style:family="table-row">
      <style:table-row-properties style:row-height="0.446cm" fo:break-before="auto" style:use-optimal-row-height="false"/>
    </style:style>
    <style:style style:name="ro1-4551" style:family="table-row">
      <style:table-row-properties style:row-height="0.848cm" fo:break-before="auto" style:use-optimal-row-height="false"/>
    </style:style>
    <style:style style:name="ro1-4552" style:family="table-row">
      <style:table-row-properties style:row-height="0.446cm" fo:break-before="auto" style:use-optimal-row-height="false"/>
    </style:style>
    <style:style style:name="ro1-4553" style:family="table-row">
      <style:table-row-properties style:row-height="0.446cm" fo:break-before="auto" style:use-optimal-row-height="false"/>
    </style:style>
    <style:style style:name="ro1-4554" style:family="table-row">
      <style:table-row-properties style:row-height="0.446cm" fo:break-before="auto" style:use-optimal-row-height="false"/>
    </style:style>
    <style:style style:name="ro1-4555" style:family="table-row">
      <style:table-row-properties style:row-height="0.446cm" fo:break-before="auto" style:use-optimal-row-height="false"/>
    </style:style>
    <style:style style:name="ro1-4556" style:family="table-row">
      <style:table-row-properties style:row-height="0.446cm" fo:break-before="auto" style:use-optimal-row-height="false"/>
    </style:style>
    <style:style style:name="ro1-4557" style:family="table-row">
      <style:table-row-properties style:row-height="0.446cm" fo:break-before="auto" style:use-optimal-row-height="false"/>
    </style:style>
    <style:style style:name="ro1-4558" style:family="table-row">
      <style:table-row-properties style:row-height="0.446cm" fo:break-before="auto" style:use-optimal-row-height="false"/>
    </style:style>
    <style:style style:name="ro1-4559" style:family="table-row">
      <style:table-row-properties style:row-height="0.446cm" fo:break-before="auto" style:use-optimal-row-height="false"/>
    </style:style>
    <style:style style:name="ro1-4560" style:family="table-row">
      <style:table-row-properties style:row-height="0.446cm" fo:break-before="auto" style:use-optimal-row-height="false"/>
    </style:style>
    <style:style style:name="ro1-4561" style:family="table-row">
      <style:table-row-properties style:row-height="0.446cm" fo:break-before="auto" style:use-optimal-row-height="false"/>
    </style:style>
    <style:style style:name="ro1-4562" style:family="table-row">
      <style:table-row-properties style:row-height="0.446cm" fo:break-before="auto" style:use-optimal-row-height="false"/>
    </style:style>
    <style:style style:name="ro1-4563" style:family="table-row">
      <style:table-row-properties style:row-height="0.446cm" fo:break-before="auto" style:use-optimal-row-height="false"/>
    </style:style>
    <style:style style:name="ro1-4564" style:family="table-row">
      <style:table-row-properties style:row-height="0.446cm" fo:break-before="auto" style:use-optimal-row-height="false"/>
    </style:style>
    <style:style style:name="ro1-4565" style:family="table-row">
      <style:table-row-properties style:row-height="0.446cm" fo:break-before="auto" style:use-optimal-row-height="false"/>
    </style:style>
    <style:style style:name="ro1-4566" style:family="table-row">
      <style:table-row-properties style:row-height="0.446cm" fo:break-before="auto" style:use-optimal-row-height="false"/>
    </style:style>
    <style:style style:name="ro1-4567" style:family="table-row">
      <style:table-row-properties style:row-height="0.446cm" fo:break-before="auto" style:use-optimal-row-height="false"/>
    </style:style>
    <style:style style:name="ro1-4568" style:family="table-row">
      <style:table-row-properties style:row-height="0.446cm" fo:break-before="auto" style:use-optimal-row-height="false"/>
    </style:style>
    <style:style style:name="ro1-4569" style:family="table-row">
      <style:table-row-properties style:row-height="0.446cm" fo:break-before="auto" style:use-optimal-row-height="false"/>
    </style:style>
    <style:style style:name="ro1-4570" style:family="table-row">
      <style:table-row-properties style:row-height="0.446cm" fo:break-before="auto" style:use-optimal-row-height="false"/>
    </style:style>
    <style:style style:name="ro1-4571" style:family="table-row">
      <style:table-row-properties style:row-height="0.446cm" fo:break-before="auto" style:use-optimal-row-height="false"/>
    </style:style>
    <style:style style:name="ro1-4572" style:family="table-row">
      <style:table-row-properties style:row-height="0.446cm" fo:break-before="auto" style:use-optimal-row-height="false"/>
    </style:style>
    <style:style style:name="ro1-4573" style:family="table-row">
      <style:table-row-properties style:row-height="0.446cm" fo:break-before="auto" style:use-optimal-row-height="false"/>
    </style:style>
    <style:style style:name="ro1-4574" style:family="table-row">
      <style:table-row-properties style:row-height="0.446cm" fo:break-before="auto" style:use-optimal-row-height="false"/>
    </style:style>
    <style:style style:name="ro1-4575" style:family="table-row">
      <style:table-row-properties style:row-height="0.446cm" fo:break-before="auto" style:use-optimal-row-height="false"/>
    </style:style>
    <style:style style:name="ro1-4576" style:family="table-row">
      <style:table-row-properties style:row-height="0.446cm" fo:break-before="auto" style:use-optimal-row-height="false"/>
    </style:style>
    <style:style style:name="ro1-4577" style:family="table-row">
      <style:table-row-properties style:row-height="0.446cm" fo:break-before="auto" style:use-optimal-row-height="false"/>
    </style:style>
    <style:style style:name="ro1-4578" style:family="table-row">
      <style:table-row-properties style:row-height="0.446cm" fo:break-before="auto" style:use-optimal-row-height="false"/>
    </style:style>
    <style:style style:name="ro1-4579" style:family="table-row">
      <style:table-row-properties style:row-height="0.446cm" fo:break-before="auto" style:use-optimal-row-height="false"/>
    </style:style>
    <style:style style:name="ro1-4580" style:family="table-row">
      <style:table-row-properties style:row-height="0.446cm" fo:break-before="auto" style:use-optimal-row-height="false"/>
    </style:style>
    <style:style style:name="ro1-4581" style:family="table-row">
      <style:table-row-properties style:row-height="0.446cm" fo:break-before="auto" style:use-optimal-row-height="false"/>
    </style:style>
    <style:style style:name="ro1-4582" style:family="table-row">
      <style:table-row-properties style:row-height="0.446cm" fo:break-before="auto" style:use-optimal-row-height="false"/>
    </style:style>
    <style:style style:name="ro1-4583" style:family="table-row">
      <style:table-row-properties style:row-height="0.446cm" fo:break-before="auto" style:use-optimal-row-height="false"/>
    </style:style>
    <style:style style:name="ro1-4584" style:family="table-row">
      <style:table-row-properties style:row-height="0.446cm" fo:break-before="auto" style:use-optimal-row-height="false"/>
    </style:style>
    <style:style style:name="ro1-4585" style:family="table-row">
      <style:table-row-properties style:row-height="0.446cm" fo:break-before="auto" style:use-optimal-row-height="false"/>
    </style:style>
    <style:style style:name="ro1-4586" style:family="table-row">
      <style:table-row-properties style:row-height="0.446cm" fo:break-before="auto" style:use-optimal-row-height="false"/>
    </style:style>
    <style:style style:name="ro1-4587" style:family="table-row">
      <style:table-row-properties style:row-height="0.446cm" fo:break-before="auto" style:use-optimal-row-height="false"/>
    </style:style>
    <style:style style:name="ro1-4588" style:family="table-row">
      <style:table-row-properties style:row-height="0.446cm" fo:break-before="auto" style:use-optimal-row-height="false"/>
    </style:style>
    <style:style style:name="ro1-4589" style:family="table-row">
      <style:table-row-properties style:row-height="0.446cm" fo:break-before="auto" style:use-optimal-row-height="false"/>
    </style:style>
    <style:style style:name="ro1-4590" style:family="table-row">
      <style:table-row-properties style:row-height="0.446cm" fo:break-before="auto" style:use-optimal-row-height="false"/>
    </style:style>
    <style:style style:name="ro1-4591" style:family="table-row">
      <style:table-row-properties style:row-height="0.446cm" fo:break-before="auto" style:use-optimal-row-height="false"/>
    </style:style>
    <style:style style:name="ro1-4592" style:family="table-row">
      <style:table-row-properties style:row-height="0.446cm" fo:break-before="auto" style:use-optimal-row-height="false"/>
    </style:style>
    <style:style style:name="ro1-4593" style:family="table-row">
      <style:table-row-properties style:row-height="0.446cm" fo:break-before="auto" style:use-optimal-row-height="false"/>
    </style:style>
    <style:style style:name="ro1-4594" style:family="table-row">
      <style:table-row-properties style:row-height="0.446cm" fo:break-before="auto" style:use-optimal-row-height="false"/>
    </style:style>
    <style:style style:name="ro1-4595" style:family="table-row">
      <style:table-row-properties style:row-height="0.446cm" fo:break-before="auto" style:use-optimal-row-height="false"/>
    </style:style>
    <style:style style:name="ro1-4596" style:family="table-row">
      <style:table-row-properties style:row-height="0.446cm" fo:break-before="auto" style:use-optimal-row-height="false"/>
    </style:style>
    <style:style style:name="ro1-4597" style:family="table-row">
      <style:table-row-properties style:row-height="0.446cm" fo:break-before="auto" style:use-optimal-row-height="false"/>
    </style:style>
    <style:style style:name="ro1-4598" style:family="table-row">
      <style:table-row-properties style:row-height="0.446cm" fo:break-before="auto" style:use-optimal-row-height="false"/>
    </style:style>
    <style:style style:name="ro1-4599" style:family="table-row">
      <style:table-row-properties style:row-height="0.446cm" fo:break-before="auto" style:use-optimal-row-height="false"/>
    </style:style>
    <style:style style:name="ro1-4600" style:family="table-row">
      <style:table-row-properties style:row-height="0.446cm" fo:break-before="auto" style:use-optimal-row-height="false"/>
    </style:style>
    <style:style style:name="ro1-4601" style:family="table-row">
      <style:table-row-properties style:row-height="0.446cm" fo:break-before="auto" style:use-optimal-row-height="false"/>
    </style:style>
    <style:style style:name="ro1-4602" style:family="table-row">
      <style:table-row-properties style:row-height="0.446cm" fo:break-before="auto" style:use-optimal-row-height="false"/>
    </style:style>
    <style:style style:name="ro1-4603" style:family="table-row">
      <style:table-row-properties style:row-height="0.446cm" fo:break-before="auto" style:use-optimal-row-height="false"/>
    </style:style>
    <style:style style:name="ro1-4604" style:family="table-row">
      <style:table-row-properties style:row-height="0.446cm" fo:break-before="auto" style:use-optimal-row-height="false"/>
    </style:style>
    <style:style style:name="ro1-4605" style:family="table-row">
      <style:table-row-properties style:row-height="0.446cm" fo:break-before="auto" style:use-optimal-row-height="false"/>
    </style:style>
    <style:style style:name="ro1-4606" style:family="table-row">
      <style:table-row-properties style:row-height="0.446cm" fo:break-before="auto" style:use-optimal-row-height="false"/>
    </style:style>
    <style:style style:name="ro1-4607" style:family="table-row">
      <style:table-row-properties style:row-height="0.446cm" fo:break-before="auto" style:use-optimal-row-height="false"/>
    </style:style>
    <style:style style:name="ro1-4608" style:family="table-row">
      <style:table-row-properties style:row-height="0.446cm" fo:break-before="auto" style:use-optimal-row-height="false"/>
    </style:style>
    <style:style style:name="ro1-4609" style:family="table-row">
      <style:table-row-properties style:row-height="0.446cm" fo:break-before="auto" style:use-optimal-row-height="false"/>
    </style:style>
    <style:style style:name="ro1-4610" style:family="table-row">
      <style:table-row-properties style:row-height="0.446cm" fo:break-before="auto" style:use-optimal-row-height="false"/>
    </style:style>
    <style:style style:name="ro1-4611" style:family="table-row">
      <style:table-row-properties style:row-height="0.446cm" fo:break-before="auto" style:use-optimal-row-height="false"/>
    </style:style>
    <style:style style:name="ro1-4612" style:family="table-row">
      <style:table-row-properties style:row-height="0.446cm" fo:break-before="auto" style:use-optimal-row-height="false"/>
    </style:style>
    <style:style style:name="ro1-4613" style:family="table-row">
      <style:table-row-properties style:row-height="0.446cm" fo:break-before="auto" style:use-optimal-row-height="false"/>
    </style:style>
    <style:style style:name="ro1-4614" style:family="table-row">
      <style:table-row-properties style:row-height="0.446cm" fo:break-before="auto" style:use-optimal-row-height="false"/>
    </style:style>
    <style:style style:name="ro1-4615" style:family="table-row">
      <style:table-row-properties style:row-height="0.446cm" fo:break-before="auto" style:use-optimal-row-height="false"/>
    </style:style>
    <style:style style:name="ro1-4616" style:family="table-row">
      <style:table-row-properties style:row-height="0.446cm" fo:break-before="auto" style:use-optimal-row-height="false"/>
    </style:style>
    <style:style style:name="ro1-4617" style:family="table-row">
      <style:table-row-properties style:row-height="0.446cm" fo:break-before="auto" style:use-optimal-row-height="false"/>
    </style:style>
    <style:style style:name="ro1-4618" style:family="table-row">
      <style:table-row-properties style:row-height="0.446cm" fo:break-before="auto" style:use-optimal-row-height="false"/>
    </style:style>
    <style:style style:name="ro1-4619" style:family="table-row">
      <style:table-row-properties style:row-height="0.446cm" fo:break-before="auto" style:use-optimal-row-height="false"/>
    </style:style>
    <style:style style:name="ro1-4620" style:family="table-row">
      <style:table-row-properties style:row-height="0.446cm" fo:break-before="auto" style:use-optimal-row-height="false"/>
    </style:style>
    <style:style style:name="ro1-4621" style:family="table-row">
      <style:table-row-properties style:row-height="0.446cm" fo:break-before="auto" style:use-optimal-row-height="false"/>
    </style:style>
    <style:style style:name="ro1-4622" style:family="table-row">
      <style:table-row-properties style:row-height="0.446cm" fo:break-before="auto" style:use-optimal-row-height="false"/>
    </style:style>
    <style:style style:name="ro1-4623" style:family="table-row">
      <style:table-row-properties style:row-height="0.446cm" fo:break-before="auto" style:use-optimal-row-height="false"/>
    </style:style>
    <style:style style:name="ro1-4624" style:family="table-row">
      <style:table-row-properties style:row-height="0.446cm" fo:break-before="auto" style:use-optimal-row-height="false"/>
    </style:style>
    <style:style style:name="ro1-4625" style:family="table-row">
      <style:table-row-properties style:row-height="0.446cm" fo:break-before="auto" style:use-optimal-row-height="false"/>
    </style:style>
    <style:style style:name="ro1-4626" style:family="table-row">
      <style:table-row-properties style:row-height="0.446cm" fo:break-before="auto" style:use-optimal-row-height="false"/>
    </style:style>
    <style:style style:name="ro1-4627" style:family="table-row">
      <style:table-row-properties style:row-height="0.446cm" fo:break-before="auto" style:use-optimal-row-height="false"/>
    </style:style>
    <style:style style:name="ro1-4628" style:family="table-row">
      <style:table-row-properties style:row-height="0.446cm" fo:break-before="auto" style:use-optimal-row-height="false"/>
    </style:style>
    <style:style style:name="ro1-4629" style:family="table-row">
      <style:table-row-properties style:row-height="0.446cm" fo:break-before="auto" style:use-optimal-row-height="false"/>
    </style:style>
    <style:style style:name="ro1-4630" style:family="table-row">
      <style:table-row-properties style:row-height="0.446cm" fo:break-before="auto" style:use-optimal-row-height="false"/>
    </style:style>
    <style:style style:name="ro1-4631" style:family="table-row">
      <style:table-row-properties style:row-height="0.446cm" fo:break-before="auto" style:use-optimal-row-height="false"/>
    </style:style>
    <style:style style:name="ro1-4632" style:family="table-row">
      <style:table-row-properties style:row-height="0.446cm" fo:break-before="auto" style:use-optimal-row-height="false"/>
    </style:style>
    <style:style style:name="ro1-4633" style:family="table-row">
      <style:table-row-properties style:row-height="0.446cm" fo:break-before="auto" style:use-optimal-row-height="false"/>
    </style:style>
    <style:style style:name="ro1-4634" style:family="table-row">
      <style:table-row-properties style:row-height="0.446cm" fo:break-before="auto" style:use-optimal-row-height="false"/>
    </style:style>
    <style:style style:name="ro1-4635" style:family="table-row">
      <style:table-row-properties style:row-height="0.446cm" fo:break-before="auto" style:use-optimal-row-height="false"/>
    </style:style>
    <style:style style:name="ro1-4636" style:family="table-row">
      <style:table-row-properties style:row-height="0.446cm" fo:break-before="auto" style:use-optimal-row-height="false"/>
    </style:style>
    <style:style style:name="ro1-4637" style:family="table-row">
      <style:table-row-properties style:row-height="0.446cm" fo:break-before="auto" style:use-optimal-row-height="false"/>
    </style:style>
    <style:style style:name="ro1-4638" style:family="table-row">
      <style:table-row-properties style:row-height="0.446cm" fo:break-before="auto" style:use-optimal-row-height="false"/>
    </style:style>
    <style:style style:name="ro1-4639" style:family="table-row">
      <style:table-row-properties style:row-height="0.446cm" fo:break-before="auto" style:use-optimal-row-height="false"/>
    </style:style>
    <style:style style:name="ro1-4640" style:family="table-row">
      <style:table-row-properties style:row-height="0.446cm" fo:break-before="auto" style:use-optimal-row-height="false"/>
    </style:style>
    <style:style style:name="ro1-4641" style:family="table-row">
      <style:table-row-properties style:row-height="0.446cm" fo:break-before="auto" style:use-optimal-row-height="false"/>
    </style:style>
    <style:style style:name="ro1-4642" style:family="table-row">
      <style:table-row-properties style:row-height="0.446cm" fo:break-before="auto" style:use-optimal-row-height="false"/>
    </style:style>
    <style:style style:name="ro1-4643" style:family="table-row">
      <style:table-row-properties style:row-height="0.446cm" fo:break-before="auto" style:use-optimal-row-height="false"/>
    </style:style>
    <style:style style:name="ro1-4644" style:family="table-row">
      <style:table-row-properties style:row-height="0.446cm" fo:break-before="auto" style:use-optimal-row-height="false"/>
    </style:style>
    <style:style style:name="ro1-4645" style:family="table-row">
      <style:table-row-properties style:row-height="0.446cm" fo:break-before="auto" style:use-optimal-row-height="false"/>
    </style:style>
    <style:style style:name="ro1-4646" style:family="table-row">
      <style:table-row-properties style:row-height="0.446cm" fo:break-before="auto" style:use-optimal-row-height="false"/>
    </style:style>
    <style:style style:name="ro1-4647" style:family="table-row">
      <style:table-row-properties style:row-height="0.446cm" fo:break-before="auto" style:use-optimal-row-height="false"/>
    </style:style>
    <style:style style:name="ro1-4648" style:family="table-row">
      <style:table-row-properties style:row-height="0.446cm" fo:break-before="auto" style:use-optimal-row-height="false"/>
    </style:style>
    <style:style style:name="ro1-4649" style:family="table-row">
      <style:table-row-properties style:row-height="0.446cm" fo:break-before="auto" style:use-optimal-row-height="false"/>
    </style:style>
    <style:style style:name="ro1-4650" style:family="table-row">
      <style:table-row-properties style:row-height="0.446cm" fo:break-before="auto" style:use-optimal-row-height="false"/>
    </style:style>
    <style:style style:name="ro1-4651" style:family="table-row">
      <style:table-row-properties style:row-height="0.446cm" fo:break-before="auto" style:use-optimal-row-height="false"/>
    </style:style>
    <style:style style:name="ro1-4652" style:family="table-row">
      <style:table-row-properties style:row-height="0.446cm" fo:break-before="auto" style:use-optimal-row-height="false"/>
    </style:style>
    <style:style style:name="ro1-4653" style:family="table-row">
      <style:table-row-properties style:row-height="0.446cm" fo:break-before="auto" style:use-optimal-row-height="false"/>
    </style:style>
    <style:style style:name="ro1-4654" style:family="table-row">
      <style:table-row-properties style:row-height="0.446cm" fo:break-before="auto" style:use-optimal-row-height="false"/>
    </style:style>
    <style:style style:name="ro1-4655" style:family="table-row">
      <style:table-row-properties style:row-height="0.446cm" fo:break-before="auto" style:use-optimal-row-height="false"/>
    </style:style>
    <style:style style:name="ro1-4656" style:family="table-row">
      <style:table-row-properties style:row-height="0.446cm" fo:break-before="auto" style:use-optimal-row-height="false"/>
    </style:style>
    <style:style style:name="ro1-4657" style:family="table-row">
      <style:table-row-properties style:row-height="0.446cm" fo:break-before="auto" style:use-optimal-row-height="false"/>
    </style:style>
    <style:style style:name="ro1-4658" style:family="table-row">
      <style:table-row-properties style:row-height="0.446cm" fo:break-before="auto" style:use-optimal-row-height="false"/>
    </style:style>
    <style:style style:name="ro1-4659" style:family="table-row">
      <style:table-row-properties style:row-height="0.446cm" fo:break-before="auto" style:use-optimal-row-height="false"/>
    </style:style>
    <style:style style:name="ro1-4660" style:family="table-row">
      <style:table-row-properties style:row-height="0.446cm" fo:break-before="auto" style:use-optimal-row-height="false"/>
    </style:style>
    <style:style style:name="ro1-4661" style:family="table-row">
      <style:table-row-properties style:row-height="0.446cm" fo:break-before="auto" style:use-optimal-row-height="false"/>
    </style:style>
    <style:style style:name="ro1-4662" style:family="table-row">
      <style:table-row-properties style:row-height="0.446cm" fo:break-before="auto" style:use-optimal-row-height="false"/>
    </style:style>
    <style:style style:name="ro1-4663" style:family="table-row">
      <style:table-row-properties style:row-height="0.446cm" fo:break-before="auto" style:use-optimal-row-height="false"/>
    </style:style>
    <style:style style:name="ro1-4664" style:family="table-row">
      <style:table-row-properties style:row-height="0.446cm" fo:break-before="auto" style:use-optimal-row-height="false"/>
    </style:style>
    <style:style style:name="ro1-4665" style:family="table-row">
      <style:table-row-properties style:row-height="0.446cm" fo:break-before="auto" style:use-optimal-row-height="false"/>
    </style:style>
    <style:style style:name="ro1-4666" style:family="table-row">
      <style:table-row-properties style:row-height="0.446cm" fo:break-before="auto" style:use-optimal-row-height="false"/>
    </style:style>
    <style:style style:name="ro1-4667" style:family="table-row">
      <style:table-row-properties style:row-height="0.446cm" fo:break-before="auto" style:use-optimal-row-height="false"/>
    </style:style>
    <style:style style:name="ro1-4668" style:family="table-row">
      <style:table-row-properties style:row-height="0.446cm" fo:break-before="auto" style:use-optimal-row-height="false"/>
    </style:style>
    <style:style style:name="ro1-4669" style:family="table-row">
      <style:table-row-properties style:row-height="0.446cm" fo:break-before="auto" style:use-optimal-row-height="false"/>
    </style:style>
    <style:style style:name="ro1-4670" style:family="table-row">
      <style:table-row-properties style:row-height="0.446cm" fo:break-before="auto" style:use-optimal-row-height="false"/>
    </style:style>
    <style:style style:name="ro1-4671" style:family="table-row">
      <style:table-row-properties style:row-height="0.446cm" fo:break-before="auto" style:use-optimal-row-height="false"/>
    </style:style>
    <style:style style:name="ro1-4672" style:family="table-row">
      <style:table-row-properties style:row-height="0.446cm" fo:break-before="auto" style:use-optimal-row-height="false"/>
    </style:style>
    <style:style style:name="ro1-4673" style:family="table-row">
      <style:table-row-properties style:row-height="0.446cm" fo:break-before="auto" style:use-optimal-row-height="false"/>
    </style:style>
    <style:style style:name="ro1-4674" style:family="table-row">
      <style:table-row-properties style:row-height="0.446cm" fo:break-before="auto" style:use-optimal-row-height="false"/>
    </style:style>
    <style:style style:name="ro1-4675" style:family="table-row">
      <style:table-row-properties style:row-height="0.446cm" fo:break-before="auto" style:use-optimal-row-height="false"/>
    </style:style>
    <style:style style:name="ro1-4676" style:family="table-row">
      <style:table-row-properties style:row-height="0.446cm" fo:break-before="auto" style:use-optimal-row-height="false"/>
    </style:style>
    <style:style style:name="ro1-4677" style:family="table-row">
      <style:table-row-properties style:row-height="0.446cm" fo:break-before="auto" style:use-optimal-row-height="false"/>
    </style:style>
    <style:style style:name="ro1-4678" style:family="table-row">
      <style:table-row-properties style:row-height="0.446cm" fo:break-before="auto" style:use-optimal-row-height="false"/>
    </style:style>
    <style:style style:name="ro1-4679" style:family="table-row">
      <style:table-row-properties style:row-height="0.446cm" fo:break-before="auto" style:use-optimal-row-height="false"/>
    </style:style>
    <style:style style:name="ro1-4680" style:family="table-row">
      <style:table-row-properties style:row-height="0.446cm" fo:break-before="auto" style:use-optimal-row-height="false"/>
    </style:style>
    <style:style style:name="ro1-4681" style:family="table-row">
      <style:table-row-properties style:row-height="0.446cm" fo:break-before="auto" style:use-optimal-row-height="false"/>
    </style:style>
    <style:style style:name="ro1-4682" style:family="table-row">
      <style:table-row-properties style:row-height="0.446cm" fo:break-before="auto" style:use-optimal-row-height="false"/>
    </style:style>
    <style:style style:name="ro1-4683" style:family="table-row">
      <style:table-row-properties style:row-height="0.446cm" fo:break-before="auto" style:use-optimal-row-height="false"/>
    </style:style>
    <style:style style:name="ro1-4684" style:family="table-row">
      <style:table-row-properties style:row-height="0.446cm" fo:break-before="auto" style:use-optimal-row-height="false"/>
    </style:style>
    <style:style style:name="ro1-4685" style:family="table-row">
      <style:table-row-properties style:row-height="0.446cm" fo:break-before="auto" style:use-optimal-row-height="false"/>
    </style:style>
    <style:style style:name="ro1-4686" style:family="table-row">
      <style:table-row-properties style:row-height="0.446cm" fo:break-before="auto" style:use-optimal-row-height="false"/>
    </style:style>
    <style:style style:name="ro1-4687" style:family="table-row">
      <style:table-row-properties style:row-height="0.446cm" fo:break-before="auto" style:use-optimal-row-height="false"/>
    </style:style>
    <style:style style:name="ro1-4688" style:family="table-row">
      <style:table-row-properties style:row-height="0.446cm" fo:break-before="auto" style:use-optimal-row-height="false"/>
    </style:style>
    <style:style style:name="ro1-4689" style:family="table-row">
      <style:table-row-properties style:row-height="0.446cm" fo:break-before="auto" style:use-optimal-row-height="false"/>
    </style:style>
    <style:style style:name="ro1-4690" style:family="table-row">
      <style:table-row-properties style:row-height="0.446cm" fo:break-before="auto" style:use-optimal-row-height="false"/>
    </style:style>
    <style:style style:name="ro1-4691" style:family="table-row">
      <style:table-row-properties style:row-height="0.446cm" fo:break-before="auto" style:use-optimal-row-height="false"/>
    </style:style>
    <style:style style:name="ro1-4692" style:family="table-row">
      <style:table-row-properties style:row-height="0.446cm" fo:break-before="auto" style:use-optimal-row-height="false"/>
    </style:style>
    <style:style style:name="ro1-4693" style:family="table-row">
      <style:table-row-properties style:row-height="0.446cm" fo:break-before="auto" style:use-optimal-row-height="false"/>
    </style:style>
    <style:style style:name="ro1-4694" style:family="table-row">
      <style:table-row-properties style:row-height="0.446cm" fo:break-before="auto" style:use-optimal-row-height="false"/>
    </style:style>
    <style:style style:name="ro1-4695" style:family="table-row">
      <style:table-row-properties style:row-height="0.446cm" fo:break-before="auto" style:use-optimal-row-height="false"/>
    </style:style>
    <style:style style:name="ro1-4696" style:family="table-row">
      <style:table-row-properties style:row-height="0.446cm" fo:break-before="auto" style:use-optimal-row-height="false"/>
    </style:style>
    <style:style style:name="ro1-4697" style:family="table-row">
      <style:table-row-properties style:row-height="0.446cm" fo:break-before="auto" style:use-optimal-row-height="false"/>
    </style:style>
    <style:style style:name="ro1-4698" style:family="table-row">
      <style:table-row-properties style:row-height="0.446cm" fo:break-before="auto" style:use-optimal-row-height="false"/>
    </style:style>
    <style:style style:name="ro1-4699" style:family="table-row">
      <style:table-row-properties style:row-height="0.446cm" fo:break-before="auto" style:use-optimal-row-height="false"/>
    </style:style>
    <style:style style:name="ro1-4700" style:family="table-row">
      <style:table-row-properties style:row-height="0.446cm" fo:break-before="auto" style:use-optimal-row-height="false"/>
    </style:style>
    <style:style style:name="ro1-4701" style:family="table-row">
      <style:table-row-properties style:row-height="0.446cm" fo:break-before="auto" style:use-optimal-row-height="false"/>
    </style:style>
    <style:style style:name="ro1-4702" style:family="table-row">
      <style:table-row-properties style:row-height="0.446cm" fo:break-before="auto" style:use-optimal-row-height="false"/>
    </style:style>
    <style:style style:name="ro1-4703" style:family="table-row">
      <style:table-row-properties style:row-height="0.446cm" fo:break-before="auto" style:use-optimal-row-height="false"/>
    </style:style>
    <style:style style:name="ro1-4704" style:family="table-row">
      <style:table-row-properties style:row-height="0.446cm" fo:break-before="auto" style:use-optimal-row-height="false"/>
    </style:style>
    <style:style style:name="ro1-4705" style:family="table-row">
      <style:table-row-properties style:row-height="0.446cm" fo:break-before="auto" style:use-optimal-row-height="false"/>
    </style:style>
    <style:style style:name="ro1-4706" style:family="table-row">
      <style:table-row-properties style:row-height="0.446cm" fo:break-before="auto" style:use-optimal-row-height="false"/>
    </style:style>
    <style:style style:name="ro1-4707" style:family="table-row">
      <style:table-row-properties style:row-height="0.446cm" fo:break-before="auto" style:use-optimal-row-height="false"/>
    </style:style>
    <style:style style:name="ro1-4708" style:family="table-row">
      <style:table-row-properties style:row-height="0.446cm" fo:break-before="auto" style:use-optimal-row-height="false"/>
    </style:style>
    <style:style style:name="ro1-4709" style:family="table-row">
      <style:table-row-properties style:row-height="0.446cm" fo:break-before="auto" style:use-optimal-row-height="false"/>
    </style:style>
    <style:style style:name="ro1-4710" style:family="table-row">
      <style:table-row-properties style:row-height="0.446cm" fo:break-before="auto" style:use-optimal-row-height="false"/>
    </style:style>
    <style:style style:name="ro1-4711" style:family="table-row">
      <style:table-row-properties style:row-height="0.446cm" fo:break-before="auto" style:use-optimal-row-height="false"/>
    </style:style>
    <style:style style:name="ro1-4712" style:family="table-row">
      <style:table-row-properties style:row-height="0.446cm" fo:break-before="auto" style:use-optimal-row-height="false"/>
    </style:style>
    <style:style style:name="ro1-4713" style:family="table-row">
      <style:table-row-properties style:row-height="0.446cm" fo:break-before="auto" style:use-optimal-row-height="false"/>
    </style:style>
    <style:style style:name="ro1-4714" style:family="table-row">
      <style:table-row-properties style:row-height="0.446cm" fo:break-before="auto" style:use-optimal-row-height="false"/>
    </style:style>
    <style:style style:name="ro1-4715" style:family="table-row">
      <style:table-row-properties style:row-height="0.446cm" fo:break-before="auto" style:use-optimal-row-height="false"/>
    </style:style>
    <style:style style:name="ro1-4716" style:family="table-row">
      <style:table-row-properties style:row-height="0.446cm" fo:break-before="auto" style:use-optimal-row-height="false"/>
    </style:style>
    <style:style style:name="ro1-4717" style:family="table-row">
      <style:table-row-properties style:row-height="0.446cm" fo:break-before="auto" style:use-optimal-row-height="false"/>
    </style:style>
    <style:style style:name="ro1-4718" style:family="table-row">
      <style:table-row-properties style:row-height="0.446cm" fo:break-before="auto" style:use-optimal-row-height="false"/>
    </style:style>
    <style:style style:name="ro1-4719" style:family="table-row">
      <style:table-row-properties style:row-height="0.446cm" fo:break-before="auto" style:use-optimal-row-height="false"/>
    </style:style>
    <style:style style:name="ro1-4720" style:family="table-row">
      <style:table-row-properties style:row-height="0.446cm" fo:break-before="auto" style:use-optimal-row-height="false"/>
    </style:style>
    <style:style style:name="ro1-4721" style:family="table-row">
      <style:table-row-properties style:row-height="0.446cm" fo:break-before="auto" style:use-optimal-row-height="false"/>
    </style:style>
    <style:style style:name="ro1-4722" style:family="table-row">
      <style:table-row-properties style:row-height="0.446cm" fo:break-before="auto" style:use-optimal-row-height="false"/>
    </style:style>
    <style:style style:name="ro1-4723" style:family="table-row">
      <style:table-row-properties style:row-height="0.446cm" fo:break-before="auto" style:use-optimal-row-height="false"/>
    </style:style>
    <style:style style:name="ro1-4724" style:family="table-row">
      <style:table-row-properties style:row-height="0.446cm" fo:break-before="auto" style:use-optimal-row-height="false"/>
    </style:style>
    <style:style style:name="ro1-4725" style:family="table-row">
      <style:table-row-properties style:row-height="0.446cm" fo:break-before="auto" style:use-optimal-row-height="false"/>
    </style:style>
    <style:style style:name="ro1-4726" style:family="table-row">
      <style:table-row-properties style:row-height="0.446cm" fo:break-before="auto" style:use-optimal-row-height="false"/>
    </style:style>
    <style:style style:name="ro1-4727" style:family="table-row">
      <style:table-row-properties style:row-height="0.446cm" fo:break-before="auto" style:use-optimal-row-height="false"/>
    </style:style>
    <style:style style:name="ro1-4728" style:family="table-row">
      <style:table-row-properties style:row-height="0.446cm" fo:break-before="auto" style:use-optimal-row-height="false"/>
    </style:style>
    <style:style style:name="ro1-4729" style:family="table-row">
      <style:table-row-properties style:row-height="0.446cm" fo:break-before="auto" style:use-optimal-row-height="false"/>
    </style:style>
    <style:style style:name="ro1-4730" style:family="table-row">
      <style:table-row-properties style:row-height="0.446cm" fo:break-before="auto" style:use-optimal-row-height="false"/>
    </style:style>
    <style:style style:name="ro1-4731" style:family="table-row">
      <style:table-row-properties style:row-height="0.446cm" fo:break-before="auto" style:use-optimal-row-height="false"/>
    </style:style>
    <style:style style:name="ro1-4732" style:family="table-row">
      <style:table-row-properties style:row-height="0.446cm" fo:break-before="auto" style:use-optimal-row-height="false"/>
    </style:style>
    <style:style style:name="ro1-4733" style:family="table-row">
      <style:table-row-properties style:row-height="0.446cm" fo:break-before="auto" style:use-optimal-row-height="false"/>
    </style:style>
    <style:style style:name="ro1-4734" style:family="table-row">
      <style:table-row-properties style:row-height="0.446cm" fo:break-before="auto" style:use-optimal-row-height="false"/>
    </style:style>
    <style:style style:name="ro1-4735" style:family="table-row">
      <style:table-row-properties style:row-height="0.446cm" fo:break-before="auto" style:use-optimal-row-height="false"/>
    </style:style>
    <style:style style:name="ro1-4736" style:family="table-row">
      <style:table-row-properties style:row-height="0.446cm" fo:break-before="auto" style:use-optimal-row-height="false"/>
    </style:style>
    <style:style style:name="ro1-4737" style:family="table-row">
      <style:table-row-properties style:row-height="0.446cm" fo:break-before="auto" style:use-optimal-row-height="false"/>
    </style:style>
    <style:style style:name="ro1-4738" style:family="table-row">
      <style:table-row-properties style:row-height="0.446cm" fo:break-before="auto" style:use-optimal-row-height="false"/>
    </style:style>
    <style:style style:name="ro1-4739" style:family="table-row">
      <style:table-row-properties style:row-height="0.446cm" fo:break-before="auto" style:use-optimal-row-height="false"/>
    </style:style>
    <style:style style:name="ro1-4740" style:family="table-row">
      <style:table-row-properties style:row-height="0.446cm" fo:break-before="auto" style:use-optimal-row-height="false"/>
    </style:style>
    <style:style style:name="ro1-4741" style:family="table-row">
      <style:table-row-properties style:row-height="0.446cm" fo:break-before="auto" style:use-optimal-row-height="false"/>
    </style:style>
    <style:style style:name="ro1-4742" style:family="table-row">
      <style:table-row-properties style:row-height="0.446cm" fo:break-before="auto" style:use-optimal-row-height="false"/>
    </style:style>
    <style:style style:name="ro1-4743" style:family="table-row">
      <style:table-row-properties style:row-height="0.446cm" fo:break-before="auto" style:use-optimal-row-height="false"/>
    </style:style>
    <style:style style:name="ro1-4744" style:family="table-row">
      <style:table-row-properties style:row-height="0.446cm" fo:break-before="auto" style:use-optimal-row-height="false"/>
    </style:style>
    <style:style style:name="ro1-4745" style:family="table-row">
      <style:table-row-properties style:row-height="0.446cm" fo:break-before="auto" style:use-optimal-row-height="false"/>
    </style:style>
    <style:style style:name="ro1-4746" style:family="table-row">
      <style:table-row-properties style:row-height="0.446cm" fo:break-before="auto" style:use-optimal-row-height="false"/>
    </style:style>
    <style:style style:name="ro1-4747" style:family="table-row">
      <style:table-row-properties style:row-height="0.446cm" fo:break-before="auto" style:use-optimal-row-height="false"/>
    </style:style>
    <style:style style:name="ro1-4748" style:family="table-row">
      <style:table-row-properties style:row-height="0.446cm" fo:break-before="auto" style:use-optimal-row-height="false"/>
    </style:style>
    <style:style style:name="ro1-4749" style:family="table-row">
      <style:table-row-properties style:row-height="0.446cm" fo:break-before="auto" style:use-optimal-row-height="false"/>
    </style:style>
    <style:style style:name="ro1-4750" style:family="table-row">
      <style:table-row-properties style:row-height="0.446cm" fo:break-before="auto" style:use-optimal-row-height="false"/>
    </style:style>
    <style:style style:name="ro1-4751" style:family="table-row">
      <style:table-row-properties style:row-height="0.446cm" fo:break-before="auto" style:use-optimal-row-height="false"/>
    </style:style>
    <style:style style:name="ro1-4752" style:family="table-row">
      <style:table-row-properties style:row-height="0.446cm" fo:break-before="auto" style:use-optimal-row-height="false"/>
    </style:style>
    <style:style style:name="ro1-4753" style:family="table-row">
      <style:table-row-properties style:row-height="0.446cm" fo:break-before="auto" style:use-optimal-row-height="false"/>
    </style:style>
    <style:style style:name="ro1-4754" style:family="table-row">
      <style:table-row-properties style:row-height="0.446cm" fo:break-before="auto" style:use-optimal-row-height="false"/>
    </style:style>
    <style:style style:name="ro1-4755" style:family="table-row">
      <style:table-row-properties style:row-height="0.446cm" fo:break-before="auto" style:use-optimal-row-height="false"/>
    </style:style>
    <style:style style:name="ro1-4756" style:family="table-row">
      <style:table-row-properties style:row-height="0.446cm" fo:break-before="auto" style:use-optimal-row-height="false"/>
    </style:style>
    <style:style style:name="ro1-4757" style:family="table-row">
      <style:table-row-properties style:row-height="0.446cm" fo:break-before="auto" style:use-optimal-row-height="false"/>
    </style:style>
    <style:style style:name="ro1-4758" style:family="table-row">
      <style:table-row-properties style:row-height="0.446cm" fo:break-before="auto" style:use-optimal-row-height="false"/>
    </style:style>
    <style:style style:name="ro1-4759" style:family="table-row">
      <style:table-row-properties style:row-height="0.446cm" fo:break-before="auto" style:use-optimal-row-height="false"/>
    </style:style>
    <style:style style:name="ro1-4760" style:family="table-row">
      <style:table-row-properties style:row-height="0.446cm" fo:break-before="auto" style:use-optimal-row-height="false"/>
    </style:style>
    <style:style style:name="ro1-4761" style:family="table-row">
      <style:table-row-properties style:row-height="0.446cm" fo:break-before="auto" style:use-optimal-row-height="false"/>
    </style:style>
    <style:style style:name="ro1-4762" style:family="table-row">
      <style:table-row-properties style:row-height="0.446cm" fo:break-before="auto" style:use-optimal-row-height="false"/>
    </style:style>
    <style:style style:name="ro1-4763" style:family="table-row">
      <style:table-row-properties style:row-height="0.446cm" fo:break-before="auto" style:use-optimal-row-height="false"/>
    </style:style>
    <style:style style:name="ro1-4764" style:family="table-row">
      <style:table-row-properties style:row-height="0.446cm" fo:break-before="auto" style:use-optimal-row-height="false"/>
    </style:style>
    <style:style style:name="ro1-4765" style:family="table-row">
      <style:table-row-properties style:row-height="0.446cm" fo:break-before="auto" style:use-optimal-row-height="false"/>
    </style:style>
    <style:style style:name="ro1-4766" style:family="table-row">
      <style:table-row-properties style:row-height="0.446cm" fo:break-before="auto" style:use-optimal-row-height="false"/>
    </style:style>
    <style:style style:name="ro1-4767" style:family="table-row">
      <style:table-row-properties style:row-height="0.446cm" fo:break-before="auto" style:use-optimal-row-height="false"/>
    </style:style>
    <style:style style:name="ro1-4768" style:family="table-row">
      <style:table-row-properties style:row-height="0.446cm" fo:break-before="auto" style:use-optimal-row-height="false"/>
    </style:style>
    <style:style style:name="ro1-4769" style:family="table-row">
      <style:table-row-properties style:row-height="0.446cm" fo:break-before="auto" style:use-optimal-row-height="false"/>
    </style:style>
    <style:style style:name="ro1-4770" style:family="table-row">
      <style:table-row-properties style:row-height="0.446cm" fo:break-before="auto" style:use-optimal-row-height="false"/>
    </style:style>
    <style:style style:name="ro1-4771" style:family="table-row">
      <style:table-row-properties style:row-height="0.446cm" fo:break-before="auto" style:use-optimal-row-height="false"/>
    </style:style>
    <style:style style:name="ro1-4772" style:family="table-row">
      <style:table-row-properties style:row-height="0.446cm" fo:break-before="auto" style:use-optimal-row-height="false"/>
    </style:style>
    <style:style style:name="ro1-4773" style:family="table-row">
      <style:table-row-properties style:row-height="0.446cm" fo:break-before="auto" style:use-optimal-row-height="false"/>
    </style:style>
    <style:style style:name="ro1-4774" style:family="table-row">
      <style:table-row-properties style:row-height="0.446cm" fo:break-before="auto" style:use-optimal-row-height="false"/>
    </style:style>
    <style:style style:name="ro1-4775" style:family="table-row">
      <style:table-row-properties style:row-height="0.446cm" fo:break-before="auto" style:use-optimal-row-height="false"/>
    </style:style>
    <style:style style:name="ro1-4776" style:family="table-row">
      <style:table-row-properties style:row-height="0.446cm" fo:break-before="auto" style:use-optimal-row-height="false"/>
    </style:style>
    <style:style style:name="ro1-4777" style:family="table-row">
      <style:table-row-properties style:row-height="0.446cm" fo:break-before="auto" style:use-optimal-row-height="false"/>
    </style:style>
    <style:style style:name="ro1-4778" style:family="table-row">
      <style:table-row-properties style:row-height="0.446cm" fo:break-before="auto" style:use-optimal-row-height="false"/>
    </style:style>
    <style:style style:name="ro1-4779" style:family="table-row">
      <style:table-row-properties style:row-height="0.446cm" fo:break-before="auto" style:use-optimal-row-height="false"/>
    </style:style>
    <style:style style:name="ro1-4780" style:family="table-row">
      <style:table-row-properties style:row-height="0.446cm" fo:break-before="auto" style:use-optimal-row-height="false"/>
    </style:style>
    <style:style style:name="ro1-4781" style:family="table-row">
      <style:table-row-properties style:row-height="0.446cm" fo:break-before="auto" style:use-optimal-row-height="false"/>
    </style:style>
    <style:style style:name="ro1-4782" style:family="table-row">
      <style:table-row-properties style:row-height="0.446cm" fo:break-before="auto" style:use-optimal-row-height="false"/>
    </style:style>
    <style:style style:name="ro1-4783" style:family="table-row">
      <style:table-row-properties style:row-height="0.446cm" fo:break-before="auto" style:use-optimal-row-height="false"/>
    </style:style>
    <style:style style:name="ro1-4784" style:family="table-row">
      <style:table-row-properties style:row-height="0.446cm" fo:break-before="auto" style:use-optimal-row-height="false"/>
    </style:style>
    <style:style style:name="ro2-1" style:family="table-row">
      <style:table-row-properties style:row-height="0.432cm" fo:break-before="auto" style:use-optimal-row-height="false"/>
    </style:style>
    <style:style style:name="ro3-1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8099" number:language="en" number:country="CA">
      <number:boolean/>
    </number:boolean-style>
    <style:style style:name="ce1" style:family="table-cell" style:parent-style-name="Default">
      <style:text-properties style:use-window-font-color="true" style:font-name="Times New Roman" fo:font-size="10pt" style:font-name-asian="Times New Roman" style:font-size-asian="10pt" style:font-name-complex="Times New Roman" style:font-size-complex="10pt"/>
    </style:style>
    <style:style style:name="ce3" style:family="table-cell" style:parent-style-name="Default" style:data-style-name="N8099">
      <style:table-cell-properties fo:wrap-option="wrap"/>
      <style:text-properties style:use-window-font-color="true" style:font-name="Times New Roman" fo:font-size="10pt" style:font-name-asian="Times New Roman" style:font-size-asian="10pt" style:font-name-complex="Times New Roman" style:font-size-complex="10pt"/>
    </style:style>
  </office:automatic-styles>
  <office:body>
    <office:spreadsheet>
      <table:table table:name="Sheet1" table:style-name="ta1">
        <table:table-column table:style-name="co1-1" table:default-cell-style-name="Default"/>
        <table:table-row table:style-name="ro1-1">
          <table:table-cell table:style-name="ce1"/>
        </table:table-row>
        <table:table-row table:style-name="ro1-2">
          <table:table-cell office:value-type="string">
            <text:p>2-faced</text:p>
          </table:table-cell>
        </table:table-row>
        <table:table-row table:style-name="ro1-2">
          <table:table-cell office:value-type="string">
            <text:p>2-faces</text:p>
          </table:table-cell>
        </table:table-row>
        <table:table-row table:style-name="ro1-2">
          <table:table-cell office:value-type="string">
            <text:p>abnormal</text:p>
          </table:table-cell>
        </table:table-row>
        <table:table-row table:style-name="ro1-2">
          <table:table-cell office:value-type="string">
            <text:p>abolish</text:p>
          </table:table-cell>
        </table:table-row>
        <table:table-row table:style-name="ro1-2">
          <table:table-cell office:value-type="string">
            <text:p>abominable</text:p>
          </table:table-cell>
        </table:table-row>
        <table:table-row table:style-name="ro1-2">
          <table:table-cell office:value-type="string">
            <text:p>abominably</text:p>
          </table:table-cell>
        </table:table-row>
        <table:table-row table:style-name="ro1-2">
          <table:table-cell office:value-type="string">
            <text:p>abominate</text:p>
          </table:table-cell>
        </table:table-row>
        <table:table-row table:style-name="ro1-2">
          <table:table-cell office:value-type="string">
            <text:p>abomination</text:p>
          </table:table-cell>
        </table:table-row>
        <table:table-row table:style-name="ro1-2">
          <table:table-cell office:value-type="string">
            <text:p>abort</text:p>
          </table:table-cell>
        </table:table-row>
        <table:table-row table:style-name="ro1-2">
          <table:table-cell office:value-type="string">
            <text:p>aborted</text:p>
          </table:table-cell>
        </table:table-row>
        <table:table-row table:style-name="ro1-2">
          <table:table-cell office:value-type="string">
            <text:p>aborts</text:p>
          </table:table-cell>
        </table:table-row>
        <table:table-row table:style-name="ro1-2">
          <table:table-cell office:value-type="string">
            <text:p>abrade</text:p>
          </table:table-cell>
        </table:table-row>
        <table:table-row table:style-name="ro1-2">
          <table:table-cell office:value-type="string">
            <text:p>abrasive</text:p>
          </table:table-cell>
        </table:table-row>
        <table:table-row table:style-name="ro1-2">
          <table:table-cell office:value-type="string">
            <text:p>abrupt</text:p>
          </table:table-cell>
        </table:table-row>
        <table:table-row table:style-name="ro1-2">
          <table:table-cell office:value-type="string">
            <text:p>abruptly</text:p>
          </table:table-cell>
        </table:table-row>
        <table:table-row table:style-name="ro1-2">
          <table:table-cell office:value-type="string">
            <text:p>abscond</text:p>
          </table:table-cell>
        </table:table-row>
        <table:table-row table:style-name="ro1-2">
          <table:table-cell office:value-type="string">
            <text:p>absence</text:p>
          </table:table-cell>
        </table:table-row>
        <table:table-row table:style-name="ro1-2">
          <table:table-cell office:value-type="string">
            <text:p>absent-minded</text:p>
          </table:table-cell>
        </table:table-row>
        <table:table-row table:style-name="ro1-2">
          <table:table-cell office:value-type="string">
            <text:p>absentee</text:p>
          </table:table-cell>
        </table:table-row>
        <table:table-row table:style-name="ro1-2">
          <table:table-cell office:value-type="string">
            <text:p>absurd</text:p>
          </table:table-cell>
        </table:table-row>
        <table:table-row table:style-name="ro1-2">
          <table:table-cell office:value-type="string">
            <text:p>absurdity</text:p>
          </table:table-cell>
        </table:table-row>
        <table:table-row table:style-name="ro1-2">
          <table:table-cell office:value-type="string">
            <text:p>absurdly</text:p>
          </table:table-cell>
        </table:table-row>
        <table:table-row table:style-name="ro1-2">
          <table:table-cell office:value-type="string">
            <text:p>absurdness</text:p>
          </table:table-cell>
        </table:table-row>
        <table:table-row table:style-name="ro1-2">
          <table:table-cell office:value-type="string">
            <text:p>abuse</text:p>
          </table:table-cell>
        </table:table-row>
        <table:table-row table:style-name="ro1-2">
          <table:table-cell office:value-type="string">
            <text:p>abused</text:p>
          </table:table-cell>
        </table:table-row>
        <table:table-row table:style-name="ro1-2">
          <table:table-cell office:value-type="string">
            <text:p>abuses</text:p>
          </table:table-cell>
        </table:table-row>
        <table:table-row table:style-name="ro1-2">
          <table:table-cell office:value-type="string">
            <text:p>abusive</text:p>
          </table:table-cell>
        </table:table-row>
        <table:table-row table:style-name="ro1-2">
          <table:table-cell office:value-type="string">
            <text:p>abysmal</text:p>
          </table:table-cell>
        </table:table-row>
        <table:table-row table:style-name="ro1-2">
          <table:table-cell office:value-type="string">
            <text:p>abysmally</text:p>
          </table:table-cell>
        </table:table-row>
        <table:table-row table:style-name="ro1-2">
          <table:table-cell office:value-type="string">
            <text:p>abyss</text:p>
          </table:table-cell>
        </table:table-row>
        <table:table-row table:style-name="ro1-2">
          <table:table-cell office:value-type="string">
            <text:p>accidental</text:p>
          </table:table-cell>
        </table:table-row>
        <table:table-row table:style-name="ro1-2">
          <table:table-cell office:value-type="string">
            <text:p>accost</text:p>
          </table:table-cell>
        </table:table-row>
        <table:table-row table:style-name="ro1-2">
          <table:table-cell office:value-type="string">
            <text:p>accursed</text:p>
          </table:table-cell>
        </table:table-row>
        <table:table-row table:style-name="ro1-2">
          <table:table-cell office:value-type="string">
            <text:p>accusation</text:p>
          </table:table-cell>
        </table:table-row>
        <table:table-row table:style-name="ro1-2">
          <table:table-cell office:value-type="string">
            <text:p>accusations</text:p>
          </table:table-cell>
        </table:table-row>
        <table:table-row table:style-name="ro1-2">
          <table:table-cell office:value-type="string">
            <text:p>accuse</text:p>
          </table:table-cell>
        </table:table-row>
        <table:table-row table:style-name="ro1-2">
          <table:table-cell office:value-type="string">
            <text:p>accuses</text:p>
          </table:table-cell>
        </table:table-row>
        <table:table-row table:style-name="ro1-2">
          <table:table-cell office:value-type="string">
            <text:p>accusing</text:p>
          </table:table-cell>
        </table:table-row>
        <table:table-row table:style-name="ro1-2">
          <table:table-cell office:value-type="string">
            <text:p>accusingly</text:p>
          </table:table-cell>
        </table:table-row>
        <table:table-row table:style-name="ro1-2">
          <table:table-cell office:value-type="string">
            <text:p>acerbate</text:p>
          </table:table-cell>
        </table:table-row>
        <table:table-row table:style-name="ro1-2">
          <table:table-cell office:value-type="string">
            <text:p>acerbic</text:p>
          </table:table-cell>
        </table:table-row>
        <table:table-row table:style-name="ro1-2">
          <table:table-cell office:value-type="string">
            <text:p>acerbically</text:p>
          </table:table-cell>
        </table:table-row>
        <table:table-row table:style-name="ro1-2">
          <table:table-cell office:value-type="string">
            <text:p>ache</text:p>
          </table:table-cell>
        </table:table-row>
        <table:table-row table:style-name="ro1-2">
          <table:table-cell office:value-type="string">
            <text:p>ached</text:p>
          </table:table-cell>
        </table:table-row>
        <table:table-row table:style-name="ro1-2">
          <table:table-cell office:value-type="string">
            <text:p>aches</text:p>
          </table:table-cell>
        </table:table-row>
        <table:table-row table:style-name="ro1-2">
          <table:table-cell office:value-type="string">
            <text:p>achey</text:p>
          </table:table-cell>
        </table:table-row>
        <table:table-row table:style-name="ro1-2">
          <table:table-cell office:value-type="string">
            <text:p>aching</text:p>
          </table:table-cell>
        </table:table-row>
        <table:table-row table:style-name="ro1-2">
          <table:table-cell office:value-type="string">
            <text:p>acrid</text:p>
          </table:table-cell>
        </table:table-row>
        <table:table-row table:style-name="ro1-2">
          <table:table-cell office:value-type="string">
            <text:p>acridly</text:p>
          </table:table-cell>
        </table:table-row>
        <table:table-row table:style-name="ro1-2">
          <table:table-cell office:value-type="string">
            <text:p>acridness</text:p>
          </table:table-cell>
        </table:table-row>
        <table:table-row table:style-name="ro1-2">
          <table:table-cell office:value-type="string">
            <text:p>acrimonious</text:p>
          </table:table-cell>
        </table:table-row>
        <table:table-row table:style-name="ro1-2">
          <table:table-cell office:value-type="string">
            <text:p>acrimoniously</text:p>
          </table:table-cell>
        </table:table-row>
        <table:table-row table:style-name="ro1-2">
          <table:table-cell office:value-type="string">
            <text:p>acrimony</text:p>
          </table:table-cell>
        </table:table-row>
        <table:table-row table:style-name="ro1-2">
          <table:table-cell office:value-type="string">
            <text:p>adamant</text:p>
          </table:table-cell>
        </table:table-row>
        <table:table-row table:style-name="ro1-2">
          <table:table-cell office:value-type="string">
            <text:p>adamantly</text:p>
          </table:table-cell>
        </table:table-row>
        <table:table-row table:style-name="ro1-2">
          <table:table-cell office:value-type="string">
            <text:p>addict</text:p>
          </table:table-cell>
        </table:table-row>
        <table:table-row table:style-name="ro1-2">
          <table:table-cell office:value-type="string">
            <text:p>addicted</text:p>
          </table:table-cell>
        </table:table-row>
        <table:table-row table:style-name="ro1-2">
          <table:table-cell office:value-type="string">
            <text:p>addicting</text:p>
          </table:table-cell>
        </table:table-row>
        <table:table-row table:style-name="ro1-2">
          <table:table-cell office:value-type="string">
            <text:p>addicts</text:p>
          </table:table-cell>
        </table:table-row>
        <table:table-row table:style-name="ro1-2">
          <table:table-cell office:value-type="string">
            <text:p>admonish</text:p>
          </table:table-cell>
        </table:table-row>
        <table:table-row table:style-name="ro1-2">
          <table:table-cell office:value-type="string">
            <text:p>admonisher</text:p>
          </table:table-cell>
        </table:table-row>
        <table:table-row table:style-name="ro1-2">
          <table:table-cell office:value-type="string">
            <text:p>admonishingly</text:p>
          </table:table-cell>
        </table:table-row>
        <table:table-row table:style-name="ro1-2">
          <table:table-cell office:value-type="string">
            <text:p>admonishment</text:p>
          </table:table-cell>
        </table:table-row>
        <table:table-row table:style-name="ro1-2">
          <table:table-cell office:value-type="string">
            <text:p>admonition</text:p>
          </table:table-cell>
        </table:table-row>
        <table:table-row table:style-name="ro1-2">
          <table:table-cell office:value-type="string">
            <text:p>adulterate</text:p>
          </table:table-cell>
        </table:table-row>
        <table:table-row table:style-name="ro1-2">
          <table:table-cell office:value-type="string">
            <text:p>adulterated</text:p>
          </table:table-cell>
        </table:table-row>
        <table:table-row table:style-name="ro1-2">
          <table:table-cell office:value-type="string">
            <text:p>adulteration</text:p>
          </table:table-cell>
        </table:table-row>
        <table:table-row table:style-name="ro1-2">
          <table:table-cell office:value-type="string">
            <text:p>adulterier</text:p>
          </table:table-cell>
        </table:table-row>
        <table:table-row table:style-name="ro1-2">
          <table:table-cell office:value-type="string">
            <text:p>adversarial</text:p>
          </table:table-cell>
        </table:table-row>
        <table:table-row table:style-name="ro1-2">
          <table:table-cell office:value-type="string">
            <text:p>adversary</text:p>
          </table:table-cell>
        </table:table-row>
        <table:table-row table:style-name="ro1-2">
          <table:table-cell office:value-type="string">
            <text:p>adverse</text:p>
          </table:table-cell>
        </table:table-row>
        <table:table-row table:style-name="ro1-2">
          <table:table-cell office:value-type="string">
            <text:p>adversity</text:p>
          </table:table-cell>
        </table:table-row>
        <table:table-row table:style-name="ro1-2">
          <table:table-cell office:value-type="string">
            <text:p>afflict</text:p>
          </table:table-cell>
        </table:table-row>
        <table:table-row table:style-name="ro1-2">
          <table:table-cell office:value-type="string">
            <text:p>affliction</text:p>
          </table:table-cell>
        </table:table-row>
        <table:table-row table:style-name="ro1-2">
          <table:table-cell office:value-type="string">
            <text:p>afflictive</text:p>
          </table:table-cell>
        </table:table-row>
        <table:table-row table:style-name="ro1-2">
          <table:table-cell office:value-type="string">
            <text:p>affront</text:p>
          </table:table-cell>
        </table:table-row>
        <table:table-row table:style-name="ro1-2">
          <table:table-cell office:value-type="string">
            <text:p>afraid</text:p>
          </table:table-cell>
        </table:table-row>
        <table:table-row table:style-name="ro1-2">
          <table:table-cell office:value-type="string">
            <text:p>aggravate</text:p>
          </table:table-cell>
        </table:table-row>
        <table:table-row table:style-name="ro1-2">
          <table:table-cell office:value-type="string">
            <text:p>aggravating</text:p>
          </table:table-cell>
        </table:table-row>
        <table:table-row table:style-name="ro1-2">
          <table:table-cell office:value-type="string">
            <text:p>aggravation</text:p>
          </table:table-cell>
        </table:table-row>
        <table:table-row table:style-name="ro1-2">
          <table:table-cell office:value-type="string">
            <text:p>aggression</text:p>
          </table:table-cell>
        </table:table-row>
        <table:table-row table:style-name="ro1-2">
          <table:table-cell office:value-type="string">
            <text:p>aggressive</text:p>
          </table:table-cell>
        </table:table-row>
        <table:table-row table:style-name="ro1-84">
          <table:table-cell office:value-type="string">
            <text:p>aggressiveness</text:p>
          </table:table-cell>
        </table:table-row>
        <table:table-row table:style-name="ro1-2">
          <table:table-cell office:value-type="string">
            <text:p>aggressor</text:p>
          </table:table-cell>
        </table:table-row>
        <table:table-row table:style-name="ro1-2">
          <table:table-cell office:value-type="string">
            <text:p>aggrieve</text:p>
          </table:table-cell>
        </table:table-row>
        <table:table-row table:style-name="ro1-2">
          <table:table-cell office:value-type="string">
            <text:p>aggrieved</text:p>
          </table:table-cell>
        </table:table-row>
        <table:table-row table:style-name="ro1-2">
          <table:table-cell office:value-type="string">
            <text:p>aggrivation</text:p>
          </table:table-cell>
        </table:table-row>
        <table:table-row table:style-name="ro1-2">
          <table:table-cell office:value-type="string">
            <text:p>aghast</text:p>
          </table:table-cell>
        </table:table-row>
        <table:table-row table:style-name="ro1-2">
          <table:table-cell office:value-type="string">
            <text:p>agonies</text:p>
          </table:table-cell>
        </table:table-row>
        <table:table-row table:style-name="ro1-2">
          <table:table-cell office:value-type="string">
            <text:p>agonize</text:p>
          </table:table-cell>
        </table:table-row>
        <table:table-row table:style-name="ro1-2">
          <table:table-cell office:value-type="string">
            <text:p>agonizing</text:p>
          </table:table-cell>
        </table:table-row>
        <table:table-row table:style-name="ro1-2">
          <table:table-cell office:value-type="string">
            <text:p>agonizingly</text:p>
          </table:table-cell>
        </table:table-row>
        <table:table-row table:style-name="ro1-2">
          <table:table-cell office:value-type="string">
            <text:p>agony</text:p>
          </table:table-cell>
        </table:table-row>
        <table:table-row table:style-name="ro1-2">
          <table:table-cell office:value-type="string">
            <text:p>aground</text:p>
          </table:table-cell>
        </table:table-row>
        <table:table-row table:style-name="ro1-2">
          <table:table-cell office:value-type="string">
            <text:p>ail</text:p>
          </table:table-cell>
        </table:table-row>
        <table:table-row table:style-name="ro1-2">
          <table:table-cell office:value-type="string">
            <text:p>ailing</text:p>
          </table:table-cell>
        </table:table-row>
        <table:table-row table:style-name="ro1-2">
          <table:table-cell office:value-type="string">
            <text:p>ailment</text:p>
          </table:table-cell>
        </table:table-row>
        <table:table-row table:style-name="ro1-2">
          <table:table-cell office:value-type="string">
            <text:p>aimless</text:p>
          </table:table-cell>
        </table:table-row>
        <table:table-row table:style-name="ro1-2">
          <table:table-cell office:value-type="string">
            <text:p>alarm</text:p>
          </table:table-cell>
        </table:table-row>
        <table:table-row table:style-name="ro1-2">
          <table:table-cell office:value-type="string">
            <text:p>alarmed</text:p>
          </table:table-cell>
        </table:table-row>
        <table:table-row table:style-name="ro1-2">
          <table:table-cell office:value-type="string">
            <text:p>alarming</text:p>
          </table:table-cell>
        </table:table-row>
        <table:table-row table:style-name="ro1-2">
          <table:table-cell office:value-type="string">
            <text:p>alarmingly</text:p>
          </table:table-cell>
        </table:table-row>
        <table:table-row table:style-name="ro1-2">
          <table:table-cell office:value-type="string">
            <text:p>alienate</text:p>
          </table:table-cell>
        </table:table-row>
        <table:table-row table:style-name="ro1-2">
          <table:table-cell office:value-type="string">
            <text:p>alienated</text:p>
          </table:table-cell>
        </table:table-row>
        <table:table-row table:style-name="ro1-2">
          <table:table-cell office:value-type="string">
            <text:p>alienation</text:p>
          </table:table-cell>
        </table:table-row>
        <table:table-row table:style-name="ro1-2">
          <table:table-cell office:value-type="string">
            <text:p>allegation</text:p>
          </table:table-cell>
        </table:table-row>
        <table:table-row table:style-name="ro1-2">
          <table:table-cell office:value-type="string">
            <text:p>allegations</text:p>
          </table:table-cell>
        </table:table-row>
        <table:table-row table:style-name="ro1-2">
          <table:table-cell office:value-type="string">
            <text:p>allege</text:p>
          </table:table-cell>
        </table:table-row>
        <table:table-row table:style-name="ro1-2">
          <table:table-cell office:value-type="string">
            <text:p>allergic</text:p>
          </table:table-cell>
        </table:table-row>
        <table:table-row table:style-name="ro1-2">
          <table:table-cell office:value-type="string">
            <text:p>allergies</text:p>
          </table:table-cell>
        </table:table-row>
        <table:table-row table:style-name="ro1-2">
          <table:table-cell office:value-type="string">
            <text:p>allergy</text:p>
          </table:table-cell>
        </table:table-row>
        <table:table-row table:style-name="ro1-2">
          <table:table-cell office:value-type="string">
            <text:p>aloof</text:p>
          </table:table-cell>
        </table:table-row>
        <table:table-row table:style-name="ro1-2">
          <table:table-cell office:value-type="string">
            <text:p>altercation</text:p>
          </table:table-cell>
        </table:table-row>
        <table:table-row table:style-name="ro1-2">
          <table:table-cell office:value-type="string">
            <text:p>ambiguity</text:p>
          </table:table-cell>
        </table:table-row>
        <table:table-row table:style-name="ro1-2">
          <table:table-cell office:value-type="string">
            <text:p>ambiguous</text:p>
          </table:table-cell>
        </table:table-row>
        <table:table-row table:style-name="ro1-2">
          <table:table-cell office:value-type="string">
            <text:p>ambivalence</text:p>
          </table:table-cell>
        </table:table-row>
        <table:table-row table:style-name="ro1-2">
          <table:table-cell office:value-type="string">
            <text:p>ambivalent</text:p>
          </table:table-cell>
        </table:table-row>
        <table:table-row table:style-name="ro1-2">
          <table:table-cell office:value-type="string">
            <text:p>ambush</text:p>
          </table:table-cell>
        </table:table-row>
        <table:table-row table:style-name="ro1-2">
          <table:table-cell office:value-type="string">
            <text:p>amiss</text:p>
          </table:table-cell>
        </table:table-row>
        <table:table-row table:style-name="ro1-2">
          <table:table-cell office:value-type="string">
            <text:p>amputate</text:p>
          </table:table-cell>
        </table:table-row>
        <table:table-row table:style-name="ro1-2">
          <table:table-cell office:value-type="string">
            <text:p>anarchism</text:p>
          </table:table-cell>
        </table:table-row>
        <table:table-row table:style-name="ro1-2">
          <table:table-cell office:value-type="string">
            <text:p>anarchist</text:p>
          </table:table-cell>
        </table:table-row>
        <table:table-row table:style-name="ro1-2">
          <table:table-cell office:value-type="string">
            <text:p>anarchistic</text:p>
          </table:table-cell>
        </table:table-row>
        <table:table-row table:style-name="ro1-2">
          <table:table-cell office:value-type="string">
            <text:p>anarchy</text:p>
          </table:table-cell>
        </table:table-row>
        <table:table-row table:style-name="ro1-2">
          <table:table-cell office:value-type="string">
            <text:p>anemic</text:p>
          </table:table-cell>
        </table:table-row>
        <table:table-row table:style-name="ro1-2">
          <table:table-cell office:value-type="string">
            <text:p>anger</text:p>
          </table:table-cell>
        </table:table-row>
        <table:table-row table:style-name="ro1-2">
          <table:table-cell office:value-type="string">
            <text:p>angrily</text:p>
          </table:table-cell>
        </table:table-row>
        <table:table-row table:style-name="ro1-2">
          <table:table-cell office:value-type="string">
            <text:p>angriness</text:p>
          </table:table-cell>
        </table:table-row>
        <table:table-row table:style-name="ro1-2">
          <table:table-cell office:value-type="string">
            <text:p>angry</text:p>
          </table:table-cell>
        </table:table-row>
        <table:table-row table:style-name="ro1-2">
          <table:table-cell office:value-type="string">
            <text:p>anguish</text:p>
          </table:table-cell>
        </table:table-row>
        <table:table-row table:style-name="ro1-2">
          <table:table-cell office:value-type="string">
            <text:p>animosity</text:p>
          </table:table-cell>
        </table:table-row>
        <table:table-row table:style-name="ro1-2">
          <table:table-cell office:value-type="string">
            <text:p>annihilate</text:p>
          </table:table-cell>
        </table:table-row>
        <table:table-row table:style-name="ro1-2">
          <table:table-cell office:value-type="string">
            <text:p>annihilation</text:p>
          </table:table-cell>
        </table:table-row>
        <table:table-row table:style-name="ro1-2">
          <table:table-cell office:value-type="string">
            <text:p>annoy</text:p>
          </table:table-cell>
        </table:table-row>
        <table:table-row table:style-name="ro1-2">
          <table:table-cell office:value-type="string">
            <text:p>annoyance</text:p>
          </table:table-cell>
        </table:table-row>
        <table:table-row table:style-name="ro1-2">
          <table:table-cell office:value-type="string">
            <text:p>annoyances</text:p>
          </table:table-cell>
        </table:table-row>
        <table:table-row table:style-name="ro1-2">
          <table:table-cell office:value-type="string">
            <text:p>annoyed</text:p>
          </table:table-cell>
        </table:table-row>
        <table:table-row table:style-name="ro1-2">
          <table:table-cell office:value-type="string">
            <text:p>annoying</text:p>
          </table:table-cell>
        </table:table-row>
        <table:table-row table:style-name="ro1-2">
          <table:table-cell office:value-type="string">
            <text:p>annoyingly</text:p>
          </table:table-cell>
        </table:table-row>
        <table:table-row table:style-name="ro1-2">
          <table:table-cell office:value-type="string">
            <text:p>annoys</text:p>
          </table:table-cell>
        </table:table-row>
        <table:table-row table:style-name="ro1-2">
          <table:table-cell office:value-type="string">
            <text:p>anomalous</text:p>
          </table:table-cell>
        </table:table-row>
        <table:table-row table:style-name="ro1-2">
          <table:table-cell office:value-type="string">
            <text:p>anomaly</text:p>
          </table:table-cell>
        </table:table-row>
        <table:table-row table:style-name="ro1-2">
          <table:table-cell office:value-type="string">
            <text:p>antagonism</text:p>
          </table:table-cell>
        </table:table-row>
        <table:table-row table:style-name="ro1-2">
          <table:table-cell office:value-type="string">
            <text:p>antagonist</text:p>
          </table:table-cell>
        </table:table-row>
        <table:table-row table:style-name="ro1-2">
          <table:table-cell office:value-type="string">
            <text:p>antagonistic</text:p>
          </table:table-cell>
        </table:table-row>
        <table:table-row table:style-name="ro1-2">
          <table:table-cell office:value-type="string">
            <text:p>antagonize</text:p>
          </table:table-cell>
        </table:table-row>
        <table:table-row table:style-name="ro1-2">
          <table:table-cell office:value-type="string">
            <text:p>anti-</text:p>
          </table:table-cell>
        </table:table-row>
        <table:table-row table:style-name="ro1-2">
          <table:table-cell office:value-type="string">
            <text:p>anti-american</text:p>
          </table:table-cell>
        </table:table-row>
        <table:table-row table:style-name="ro1-2">
          <table:table-cell office:value-type="string">
            <text:p>anti-israeli</text:p>
          </table:table-cell>
        </table:table-row>
        <table:table-row table:style-name="ro1-84">
          <table:table-cell office:value-type="string">
            <text:p>anti-occupation</text:p>
          </table:table-cell>
        </table:table-row>
        <table:table-row table:style-name="ro1-84">
          <table:table-cell office:value-type="string">
            <text:p>anti-proliferation</text:p>
          </table:table-cell>
        </table:table-row>
        <table:table-row table:style-name="ro1-2">
          <table:table-cell office:value-type="string">
            <text:p>anti-semites</text:p>
          </table:table-cell>
        </table:table-row>
        <table:table-row table:style-name="ro1-2">
          <table:table-cell office:value-type="string">
            <text:p>anti-social</text:p>
          </table:table-cell>
        </table:table-row>
        <table:table-row table:style-name="ro1-2">
          <table:table-cell office:value-type="string">
            <text:p>anti-us</text:p>
          </table:table-cell>
        </table:table-row>
        <table:table-row table:style-name="ro1-2">
          <table:table-cell office:value-type="string">
            <text:p>anti-white</text:p>
          </table:table-cell>
        </table:table-row>
        <table:table-row table:style-name="ro1-2">
          <table:table-cell office:value-type="string">
            <text:p>antipathy</text:p>
          </table:table-cell>
        </table:table-row>
        <table:table-row table:style-name="ro1-2">
          <table:table-cell office:value-type="string">
            <text:p>antiquated</text:p>
          </table:table-cell>
        </table:table-row>
        <table:table-row table:style-name="ro1-2">
          <table:table-cell office:value-type="string">
            <text:p>antithetical</text:p>
          </table:table-cell>
        </table:table-row>
        <table:table-row table:style-name="ro1-2">
          <table:table-cell office:value-type="string">
            <text:p>anxieties</text:p>
          </table:table-cell>
        </table:table-row>
        <table:table-row table:style-name="ro1-2">
          <table:table-cell office:value-type="string">
            <text:p>anxiety</text:p>
          </table:table-cell>
        </table:table-row>
        <table:table-row table:style-name="ro1-2">
          <table:table-cell office:value-type="string">
            <text:p>anxious</text:p>
          </table:table-cell>
        </table:table-row>
        <table:table-row table:style-name="ro1-2">
          <table:table-cell office:value-type="string">
            <text:p>anxiously</text:p>
          </table:table-cell>
        </table:table-row>
        <table:table-row table:style-name="ro1-2">
          <table:table-cell office:value-type="string">
            <text:p>anxiousness</text:p>
          </table:table-cell>
        </table:table-row>
        <table:table-row table:style-name="ro1-2">
          <table:table-cell office:value-type="string">
            <text:p>apathetic</text:p>
          </table:table-cell>
        </table:table-row>
        <table:table-row table:style-name="ro1-2">
          <table:table-cell office:value-type="string">
            <text:p>apathetically</text:p>
          </table:table-cell>
        </table:table-row>
        <table:table-row table:style-name="ro1-2">
          <table:table-cell office:value-type="string">
            <text:p>apathy</text:p>
          </table:table-cell>
        </table:table-row>
        <table:table-row table:style-name="ro1-2">
          <table:table-cell office:value-type="string">
            <text:p>apocalypse</text:p>
          </table:table-cell>
        </table:table-row>
        <table:table-row table:style-name="ro1-2">
          <table:table-cell office:value-type="string">
            <text:p>apocalyptic</text:p>
          </table:table-cell>
        </table:table-row>
        <table:table-row table:style-name="ro1-2">
          <table:table-cell office:value-type="string">
            <text:p>apologist</text:p>
          </table:table-cell>
        </table:table-row>
        <table:table-row table:style-name="ro1-2">
          <table:table-cell office:value-type="string">
            <text:p>apologists</text:p>
          </table:table-cell>
        </table:table-row>
        <table:table-row table:style-name="ro1-2">
          <table:table-cell office:value-type="string">
            <text:p>appal</text:p>
          </table:table-cell>
        </table:table-row>
        <table:table-row table:style-name="ro1-2">
          <table:table-cell office:value-type="string">
            <text:p>appall</text:p>
          </table:table-cell>
        </table:table-row>
        <table:table-row table:style-name="ro1-2">
          <table:table-cell office:value-type="string">
            <text:p>appalled</text:p>
          </table:table-cell>
        </table:table-row>
        <table:table-row table:style-name="ro1-2">
          <table:table-cell office:value-type="string">
            <text:p>appalling</text:p>
          </table:table-cell>
        </table:table-row>
        <table:table-row table:style-name="ro1-2">
          <table:table-cell office:value-type="string">
            <text:p>appallingly</text:p>
          </table:table-cell>
        </table:table-row>
        <table:table-row table:style-name="ro1-2">
          <table:table-cell office:value-type="string">
            <text:p>apprehension</text:p>
          </table:table-cell>
        </table:table-row>
        <table:table-row table:style-name="ro1-2">
          <table:table-cell office:value-type="string">
            <text:p>apprehensions</text:p>
          </table:table-cell>
        </table:table-row>
        <table:table-row table:style-name="ro1-2">
          <table:table-cell office:value-type="string">
            <text:p>apprehensive</text:p>
          </table:table-cell>
        </table:table-row>
        <table:table-row table:style-name="ro1-84">
          <table:table-cell office:value-type="string">
            <text:p>apprehensively</text:p>
          </table:table-cell>
        </table:table-row>
        <table:table-row table:style-name="ro1-2">
          <table:table-cell office:value-type="string">
            <text:p>arbitrary</text:p>
          </table:table-cell>
        </table:table-row>
        <table:table-row table:style-name="ro1-2">
          <table:table-cell office:value-type="string">
            <text:p>arcane</text:p>
          </table:table-cell>
        </table:table-row>
        <table:table-row table:style-name="ro1-2">
          <table:table-cell office:value-type="string">
            <text:p>archaic</text:p>
          </table:table-cell>
        </table:table-row>
        <table:table-row table:style-name="ro1-2">
          <table:table-cell office:value-type="string">
            <text:p>arduous</text:p>
          </table:table-cell>
        </table:table-row>
        <table:table-row table:style-name="ro1-2">
          <table:table-cell office:value-type="string">
            <text:p>arduously</text:p>
          </table:table-cell>
        </table:table-row>
        <table:table-row table:style-name="ro1-2">
          <table:table-cell office:value-type="string">
            <text:p>argumentative</text:p>
          </table:table-cell>
        </table:table-row>
        <table:table-row table:style-name="ro1-2">
          <table:table-cell office:value-type="string">
            <text:p>arrogance</text:p>
          </table:table-cell>
        </table:table-row>
        <table:table-row table:style-name="ro1-2">
          <table:table-cell office:value-type="string">
            <text:p>arrogant</text:p>
          </table:table-cell>
        </table:table-row>
        <table:table-row table:style-name="ro1-2">
          <table:table-cell office:value-type="string">
            <text:p>arrogantly</text:p>
          </table:table-cell>
        </table:table-row>
        <table:table-row table:style-name="ro1-2">
          <table:table-cell office:value-type="string">
            <text:p>ashamed</text:p>
          </table:table-cell>
        </table:table-row>
        <table:table-row table:style-name="ro1-2">
          <table:table-cell office:value-type="string">
            <text:p>asinine</text:p>
          </table:table-cell>
        </table:table-row>
        <table:table-row table:style-name="ro1-2">
          <table:table-cell office:value-type="string">
            <text:p>asininely</text:p>
          </table:table-cell>
        </table:table-row>
        <table:table-row table:style-name="ro1-2">
          <table:table-cell office:value-type="string">
            <text:p>asinininity</text:p>
          </table:table-cell>
        </table:table-row>
        <table:table-row table:style-name="ro1-2">
          <table:table-cell office:value-type="string">
            <text:p>askance</text:p>
          </table:table-cell>
        </table:table-row>
        <table:table-row table:style-name="ro1-2">
          <table:table-cell office:value-type="string">
            <text:p>asperse</text:p>
          </table:table-cell>
        </table:table-row>
        <table:table-row table:style-name="ro1-2">
          <table:table-cell office:value-type="string">
            <text:p>aspersion</text:p>
          </table:table-cell>
        </table:table-row>
        <table:table-row table:style-name="ro1-2">
          <table:table-cell office:value-type="string">
            <text:p>aspersions</text:p>
          </table:table-cell>
        </table:table-row>
        <table:table-row table:style-name="ro1-2">
          <table:table-cell office:value-type="string">
            <text:p>assail</text:p>
          </table:table-cell>
        </table:table-row>
        <table:table-row table:style-name="ro1-2">
          <table:table-cell office:value-type="string">
            <text:p>assassin</text:p>
          </table:table-cell>
        </table:table-row>
        <table:table-row table:style-name="ro1-2">
          <table:table-cell office:value-type="string">
            <text:p>assassinate</text:p>
          </table:table-cell>
        </table:table-row>
        <table:table-row table:style-name="ro1-2">
          <table:table-cell office:value-type="string">
            <text:p>assault</text:p>
          </table:table-cell>
        </table:table-row>
        <table:table-row table:style-name="ro1-2">
          <table:table-cell office:value-type="string">
            <text:p>assult</text:p>
          </table:table-cell>
        </table:table-row>
        <table:table-row table:style-name="ro1-2">
          <table:table-cell office:value-type="string">
            <text:p>astray</text:p>
          </table:table-cell>
        </table:table-row>
        <table:table-row table:style-name="ro1-2">
          <table:table-cell office:value-type="string">
            <text:p>asunder</text:p>
          </table:table-cell>
        </table:table-row>
        <table:table-row table:style-name="ro1-2">
          <table:table-cell office:value-type="string">
            <text:p>atrocious</text:p>
          </table:table-cell>
        </table:table-row>
        <table:table-row table:style-name="ro1-2">
          <table:table-cell office:value-type="string">
            <text:p>atrocities</text:p>
          </table:table-cell>
        </table:table-row>
        <table:table-row table:style-name="ro1-2">
          <table:table-cell office:value-type="string">
            <text:p>atrocity</text:p>
          </table:table-cell>
        </table:table-row>
        <table:table-row table:style-name="ro1-2">
          <table:table-cell office:value-type="string">
            <text:p>atrophy</text:p>
          </table:table-cell>
        </table:table-row>
        <table:table-row table:style-name="ro1-2">
          <table:table-cell office:value-type="string">
            <text:p>attack</text:p>
          </table:table-cell>
        </table:table-row>
        <table:table-row table:style-name="ro1-2">
          <table:table-cell office:value-type="string">
            <text:p>attacks</text:p>
          </table:table-cell>
        </table:table-row>
        <table:table-row table:style-name="ro1-2">
          <table:table-cell office:value-type="string">
            <text:p>audacious</text:p>
          </table:table-cell>
        </table:table-row>
        <table:table-row table:style-name="ro1-2">
          <table:table-cell office:value-type="string">
            <text:p>audaciously</text:p>
          </table:table-cell>
        </table:table-row>
        <table:table-row table:style-name="ro1-2">
          <table:table-cell office:value-type="string">
            <text:p>audaciousness</text:p>
          </table:table-cell>
        </table:table-row>
        <table:table-row table:style-name="ro1-2">
          <table:table-cell office:value-type="string">
            <text:p>audacity</text:p>
          </table:table-cell>
        </table:table-row>
        <table:table-row table:style-name="ro1-2">
          <table:table-cell office:value-type="string">
            <text:p>audiciously</text:p>
          </table:table-cell>
        </table:table-row>
        <table:table-row table:style-name="ro1-2">
          <table:table-cell office:value-type="string">
            <text:p>austere</text:p>
          </table:table-cell>
        </table:table-row>
        <table:table-row table:style-name="ro1-2">
          <table:table-cell office:value-type="string">
            <text:p>authoritarian</text:p>
          </table:table-cell>
        </table:table-row>
        <table:table-row table:style-name="ro1-2">
          <table:table-cell office:value-type="string">
            <text:p>autocrat</text:p>
          </table:table-cell>
        </table:table-row>
        <table:table-row table:style-name="ro1-2">
          <table:table-cell office:value-type="string">
            <text:p>autocratic</text:p>
          </table:table-cell>
        </table:table-row>
        <table:table-row table:style-name="ro1-2">
          <table:table-cell office:value-type="string">
            <text:p>avalanche</text:p>
          </table:table-cell>
        </table:table-row>
        <table:table-row table:style-name="ro1-2">
          <table:table-cell office:value-type="string">
            <text:p>avarice</text:p>
          </table:table-cell>
        </table:table-row>
        <table:table-row table:style-name="ro1-2">
          <table:table-cell office:value-type="string">
            <text:p>avaricious</text:p>
          </table:table-cell>
        </table:table-row>
        <table:table-row table:style-name="ro1-2">
          <table:table-cell office:value-type="string">
            <text:p>avariciously</text:p>
          </table:table-cell>
        </table:table-row>
        <table:table-row table:style-name="ro1-2">
          <table:table-cell office:value-type="string">
            <text:p>avenge</text:p>
          </table:table-cell>
        </table:table-row>
        <table:table-row table:style-name="ro1-2">
          <table:table-cell office:value-type="string">
            <text:p>averse</text:p>
          </table:table-cell>
        </table:table-row>
        <table:table-row table:style-name="ro1-2">
          <table:table-cell office:value-type="string">
            <text:p>aversion</text:p>
          </table:table-cell>
        </table:table-row>
        <table:table-row table:style-name="ro1-2">
          <table:table-cell office:value-type="string">
            <text:p>aweful</text:p>
          </table:table-cell>
        </table:table-row>
        <table:table-row table:style-name="ro1-2">
          <table:table-cell office:value-type="string">
            <text:p>awful</text:p>
          </table:table-cell>
        </table:table-row>
        <table:table-row table:style-name="ro1-2">
          <table:table-cell office:value-type="string">
            <text:p>awfully</text:p>
          </table:table-cell>
        </table:table-row>
        <table:table-row table:style-name="ro1-2">
          <table:table-cell office:value-type="string">
            <text:p>awfulness</text:p>
          </table:table-cell>
        </table:table-row>
        <table:table-row table:style-name="ro1-2">
          <table:table-cell office:value-type="string">
            <text:p>awkward</text:p>
          </table:table-cell>
        </table:table-row>
        <table:table-row table:style-name="ro1-2">
          <table:table-cell office:value-type="string">
            <text:p>awkwardness</text:p>
          </table:table-cell>
        </table:table-row>
        <table:table-row table:style-name="ro1-2">
          <table:table-cell office:value-type="string">
            <text:p>ax</text:p>
          </table:table-cell>
        </table:table-row>
        <table:table-row table:style-name="ro1-2">
          <table:table-cell office:value-type="string">
            <text:p>babble</text:p>
          </table:table-cell>
        </table:table-row>
        <table:table-row table:style-name="ro1-2">
          <table:table-cell office:value-type="string">
            <text:p>back-logged</text:p>
          </table:table-cell>
        </table:table-row>
        <table:table-row table:style-name="ro1-2">
          <table:table-cell office:value-type="string">
            <text:p>back-wood</text:p>
          </table:table-cell>
        </table:table-row>
        <table:table-row table:style-name="ro1-2">
          <table:table-cell office:value-type="string">
            <text:p>back-woods</text:p>
          </table:table-cell>
        </table:table-row>
        <table:table-row table:style-name="ro1-2">
          <table:table-cell office:value-type="string">
            <text:p>backache</text:p>
          </table:table-cell>
        </table:table-row>
        <table:table-row table:style-name="ro1-2">
          <table:table-cell office:value-type="string">
            <text:p>backaches</text:p>
          </table:table-cell>
        </table:table-row>
        <table:table-row table:style-name="ro1-2">
          <table:table-cell office:value-type="string">
            <text:p>backaching</text:p>
          </table:table-cell>
        </table:table-row>
        <table:table-row table:style-name="ro1-2">
          <table:table-cell office:value-type="string">
            <text:p>backbite</text:p>
          </table:table-cell>
        </table:table-row>
        <table:table-row table:style-name="ro1-2">
          <table:table-cell office:value-type="string">
            <text:p>backbiting</text:p>
          </table:table-cell>
        </table:table-row>
        <table:table-row table:style-name="ro1-2">
          <table:table-cell office:value-type="string">
            <text:p>backward</text:p>
          </table:table-cell>
        </table:table-row>
        <table:table-row table:style-name="ro1-2">
          <table:table-cell office:value-type="string">
            <text:p>backwardness</text:p>
          </table:table-cell>
        </table:table-row>
        <table:table-row table:style-name="ro1-2">
          <table:table-cell office:value-type="string">
            <text:p>backwood</text:p>
          </table:table-cell>
        </table:table-row>
        <table:table-row table:style-name="ro1-2">
          <table:table-cell office:value-type="string">
            <text:p>backwoods</text:p>
          </table:table-cell>
        </table:table-row>
        <table:table-row table:style-name="ro1-2">
          <table:table-cell office:value-type="string">
            <text:p>bad</text:p>
          </table:table-cell>
        </table:table-row>
        <table:table-row table:style-name="ro1-2">
          <table:table-cell office:value-type="string">
            <text:p>badly</text:p>
          </table:table-cell>
        </table:table-row>
        <table:table-row table:style-name="ro1-2">
          <table:table-cell office:value-type="string">
            <text:p>baffle</text:p>
          </table:table-cell>
        </table:table-row>
        <table:table-row table:style-name="ro1-2">
          <table:table-cell office:value-type="string">
            <text:p>baffled</text:p>
          </table:table-cell>
        </table:table-row>
        <table:table-row table:style-name="ro1-2">
          <table:table-cell office:value-type="string">
            <text:p>bafflement</text:p>
          </table:table-cell>
        </table:table-row>
        <table:table-row table:style-name="ro1-2">
          <table:table-cell office:value-type="string">
            <text:p>baffling</text:p>
          </table:table-cell>
        </table:table-row>
        <table:table-row table:style-name="ro1-2">
          <table:table-cell office:value-type="string">
            <text:p>bait</text:p>
          </table:table-cell>
        </table:table-row>
        <table:table-row table:style-name="ro1-2">
          <table:table-cell office:value-type="string">
            <text:p>balk</text:p>
          </table:table-cell>
        </table:table-row>
        <table:table-row table:style-name="ro1-2">
          <table:table-cell office:value-type="string">
            <text:p>banal</text:p>
          </table:table-cell>
        </table:table-row>
        <table:table-row table:style-name="ro1-2">
          <table:table-cell office:value-type="string">
            <text:p>banalize</text:p>
          </table:table-cell>
        </table:table-row>
        <table:table-row table:style-name="ro1-2">
          <table:table-cell office:value-type="string">
            <text:p>bane</text:p>
          </table:table-cell>
        </table:table-row>
        <table:table-row table:style-name="ro1-2">
          <table:table-cell office:value-type="string">
            <text:p>banish</text:p>
          </table:table-cell>
        </table:table-row>
        <table:table-row table:style-name="ro1-2">
          <table:table-cell office:value-type="string">
            <text:p>banishment</text:p>
          </table:table-cell>
        </table:table-row>
        <table:table-row table:style-name="ro1-2">
          <table:table-cell office:value-type="string">
            <text:p>bankrupt</text:p>
          </table:table-cell>
        </table:table-row>
        <table:table-row table:style-name="ro1-2">
          <table:table-cell office:value-type="string">
            <text:p>barbarian</text:p>
          </table:table-cell>
        </table:table-row>
        <table:table-row table:style-name="ro1-2">
          <table:table-cell office:value-type="string">
            <text:p>barbaric</text:p>
          </table:table-cell>
        </table:table-row>
        <table:table-row table:style-name="ro1-2">
          <table:table-cell office:value-type="string">
            <text:p>barbarically</text:p>
          </table:table-cell>
        </table:table-row>
        <table:table-row table:style-name="ro1-2">
          <table:table-cell office:value-type="string">
            <text:p>barbarity</text:p>
          </table:table-cell>
        </table:table-row>
        <table:table-row table:style-name="ro1-2">
          <table:table-cell office:value-type="string">
            <text:p>barbarous</text:p>
          </table:table-cell>
        </table:table-row>
        <table:table-row table:style-name="ro1-2">
          <table:table-cell office:value-type="string">
            <text:p>barbarously</text:p>
          </table:table-cell>
        </table:table-row>
        <table:table-row table:style-name="ro1-2">
          <table:table-cell office:value-type="string">
            <text:p>barren</text:p>
          </table:table-cell>
        </table:table-row>
        <table:table-row table:style-name="ro1-2">
          <table:table-cell office:value-type="string">
            <text:p>baseless</text:p>
          </table:table-cell>
        </table:table-row>
        <table:table-row table:style-name="ro1-2">
          <table:table-cell office:value-type="string">
            <text:p>bash</text:p>
          </table:table-cell>
        </table:table-row>
        <table:table-row table:style-name="ro1-2">
          <table:table-cell office:value-type="string">
            <text:p>bashed</text:p>
          </table:table-cell>
        </table:table-row>
        <table:table-row table:style-name="ro1-2">
          <table:table-cell office:value-type="string">
            <text:p>bashful</text:p>
          </table:table-cell>
        </table:table-row>
        <table:table-row table:style-name="ro1-2">
          <table:table-cell office:value-type="string">
            <text:p>bashing</text:p>
          </table:table-cell>
        </table:table-row>
        <table:table-row table:style-name="ro1-2">
          <table:table-cell office:value-type="string">
            <text:p>bastard</text:p>
          </table:table-cell>
        </table:table-row>
        <table:table-row table:style-name="ro1-2">
          <table:table-cell office:value-type="string">
            <text:p>bastards</text:p>
          </table:table-cell>
        </table:table-row>
        <table:table-row table:style-name="ro1-2">
          <table:table-cell office:value-type="string">
            <text:p>battered</text:p>
          </table:table-cell>
        </table:table-row>
        <table:table-row table:style-name="ro1-2">
          <table:table-cell office:value-type="string">
            <text:p>battering</text:p>
          </table:table-cell>
        </table:table-row>
        <table:table-row table:style-name="ro1-2">
          <table:table-cell office:value-type="string">
            <text:p>batty</text:p>
          </table:table-cell>
        </table:table-row>
        <table:table-row table:style-name="ro1-2">
          <table:table-cell office:value-type="string">
            <text:p>bearish</text:p>
          </table:table-cell>
        </table:table-row>
        <table:table-row table:style-name="ro1-2">
          <table:table-cell office:value-type="string">
            <text:p>beastly</text:p>
          </table:table-cell>
        </table:table-row>
        <table:table-row table:style-name="ro1-2">
          <table:table-cell office:value-type="string">
            <text:p>bedlam</text:p>
          </table:table-cell>
        </table:table-row>
        <table:table-row table:style-name="ro1-2">
          <table:table-cell office:value-type="string">
            <text:p>bedlamite</text:p>
          </table:table-cell>
        </table:table-row>
        <table:table-row table:style-name="ro1-2">
          <table:table-cell office:value-type="string">
            <text:p>befoul</text:p>
          </table:table-cell>
        </table:table-row>
        <table:table-row table:style-name="ro1-2">
          <table:table-cell office:value-type="string">
            <text:p>beg</text:p>
          </table:table-cell>
        </table:table-row>
        <table:table-row table:style-name="ro1-2">
          <table:table-cell office:value-type="string">
            <text:p>beggar</text:p>
          </table:table-cell>
        </table:table-row>
        <table:table-row table:style-name="ro1-2">
          <table:table-cell office:value-type="string">
            <text:p>beggarly</text:p>
          </table:table-cell>
        </table:table-row>
        <table:table-row table:style-name="ro1-2">
          <table:table-cell office:value-type="string">
            <text:p>begging</text:p>
          </table:table-cell>
        </table:table-row>
        <table:table-row table:style-name="ro1-2">
          <table:table-cell office:value-type="string">
            <text:p>beguile</text:p>
          </table:table-cell>
        </table:table-row>
        <table:table-row table:style-name="ro1-2">
          <table:table-cell office:value-type="string">
            <text:p>belabor</text:p>
          </table:table-cell>
        </table:table-row>
        <table:table-row table:style-name="ro1-2">
          <table:table-cell office:value-type="string">
            <text:p>belated</text:p>
          </table:table-cell>
        </table:table-row>
        <table:table-row table:style-name="ro1-2">
          <table:table-cell office:value-type="string">
            <text:p>beleaguer</text:p>
          </table:table-cell>
        </table:table-row>
        <table:table-row table:style-name="ro1-2">
          <table:table-cell office:value-type="string">
            <text:p>belie</text:p>
          </table:table-cell>
        </table:table-row>
        <table:table-row table:style-name="ro1-2">
          <table:table-cell office:value-type="string">
            <text:p>belittle</text:p>
          </table:table-cell>
        </table:table-row>
        <table:table-row table:style-name="ro1-2">
          <table:table-cell office:value-type="string">
            <text:p>belittled</text:p>
          </table:table-cell>
        </table:table-row>
        <table:table-row table:style-name="ro1-2">
          <table:table-cell office:value-type="string">
            <text:p>belittling</text:p>
          </table:table-cell>
        </table:table-row>
        <table:table-row table:style-name="ro1-2">
          <table:table-cell office:value-type="string">
            <text:p>bellicose</text:p>
          </table:table-cell>
        </table:table-row>
        <table:table-row table:style-name="ro1-2">
          <table:table-cell office:value-type="string">
            <text:p>belligerence</text:p>
          </table:table-cell>
        </table:table-row>
        <table:table-row table:style-name="ro1-2">
          <table:table-cell office:value-type="string">
            <text:p>belligerent</text:p>
          </table:table-cell>
        </table:table-row>
        <table:table-row table:style-name="ro1-2">
          <table:table-cell office:value-type="string">
            <text:p>belligerently</text:p>
          </table:table-cell>
        </table:table-row>
        <table:table-row table:style-name="ro1-2">
          <table:table-cell office:value-type="string">
            <text:p>bemoan</text:p>
          </table:table-cell>
        </table:table-row>
        <table:table-row table:style-name="ro1-2">
          <table:table-cell office:value-type="string">
            <text:p>bemoaning</text:p>
          </table:table-cell>
        </table:table-row>
        <table:table-row table:style-name="ro1-2">
          <table:table-cell office:value-type="string">
            <text:p>bemused</text:p>
          </table:table-cell>
        </table:table-row>
        <table:table-row table:style-name="ro1-2">
          <table:table-cell office:value-type="string">
            <text:p>bent</text:p>
          </table:table-cell>
        </table:table-row>
        <table:table-row table:style-name="ro1-2">
          <table:table-cell office:value-type="string">
            <text:p>berate</text:p>
          </table:table-cell>
        </table:table-row>
        <table:table-row table:style-name="ro1-2">
          <table:table-cell office:value-type="string">
            <text:p>bereave</text:p>
          </table:table-cell>
        </table:table-row>
        <table:table-row table:style-name="ro1-2">
          <table:table-cell office:value-type="string">
            <text:p>bereavement</text:p>
          </table:table-cell>
        </table:table-row>
        <table:table-row table:style-name="ro1-2">
          <table:table-cell office:value-type="string">
            <text:p>bereft</text:p>
          </table:table-cell>
        </table:table-row>
        <table:table-row table:style-name="ro1-2">
          <table:table-cell office:value-type="string">
            <text:p>berserk</text:p>
          </table:table-cell>
        </table:table-row>
        <table:table-row table:style-name="ro1-2">
          <table:table-cell office:value-type="string">
            <text:p>beseech</text:p>
          </table:table-cell>
        </table:table-row>
        <table:table-row table:style-name="ro1-2">
          <table:table-cell office:value-type="string">
            <text:p>beset</text:p>
          </table:table-cell>
        </table:table-row>
        <table:table-row table:style-name="ro1-2">
          <table:table-cell office:value-type="string">
            <text:p>besiege</text:p>
          </table:table-cell>
        </table:table-row>
        <table:table-row table:style-name="ro1-2">
          <table:table-cell office:value-type="string">
            <text:p>besmirch</text:p>
          </table:table-cell>
        </table:table-row>
        <table:table-row table:style-name="ro1-2">
          <table:table-cell office:value-type="string">
            <text:p>bestial</text:p>
          </table:table-cell>
        </table:table-row>
        <table:table-row table:style-name="ro1-2">
          <table:table-cell office:value-type="string">
            <text:p>betray</text:p>
          </table:table-cell>
        </table:table-row>
        <table:table-row table:style-name="ro1-2">
          <table:table-cell office:value-type="string">
            <text:p>betrayal</text:p>
          </table:table-cell>
        </table:table-row>
        <table:table-row table:style-name="ro1-2">
          <table:table-cell office:value-type="string">
            <text:p>betrayals</text:p>
          </table:table-cell>
        </table:table-row>
        <table:table-row table:style-name="ro1-2">
          <table:table-cell office:value-type="string">
            <text:p>betrayer</text:p>
          </table:table-cell>
        </table:table-row>
        <table:table-row table:style-name="ro1-2">
          <table:table-cell office:value-type="string">
            <text:p>betraying</text:p>
          </table:table-cell>
        </table:table-row>
        <table:table-row table:style-name="ro1-2">
          <table:table-cell office:value-type="string">
            <text:p>betrays</text:p>
          </table:table-cell>
        </table:table-row>
        <table:table-row table:style-name="ro1-2">
          <table:table-cell office:value-type="string">
            <text:p>bewail</text:p>
          </table:table-cell>
        </table:table-row>
        <table:table-row table:style-name="ro1-2">
          <table:table-cell office:value-type="string">
            <text:p>beware</text:p>
          </table:table-cell>
        </table:table-row>
        <table:table-row table:style-name="ro1-2">
          <table:table-cell office:value-type="string">
            <text:p>bewilder</text:p>
          </table:table-cell>
        </table:table-row>
        <table:table-row table:style-name="ro1-2">
          <table:table-cell office:value-type="string">
            <text:p>bewildered</text:p>
          </table:table-cell>
        </table:table-row>
        <table:table-row table:style-name="ro1-2">
          <table:table-cell office:value-type="string">
            <text:p>bewildering</text:p>
          </table:table-cell>
        </table:table-row>
        <table:table-row table:style-name="ro1-2">
          <table:table-cell office:value-type="string">
            <text:p>bewilderingly</text:p>
          </table:table-cell>
        </table:table-row>
        <table:table-row table:style-name="ro1-2">
          <table:table-cell office:value-type="string">
            <text:p>bewilderment</text:p>
          </table:table-cell>
        </table:table-row>
        <table:table-row table:style-name="ro1-2">
          <table:table-cell office:value-type="string">
            <text:p>bewitch</text:p>
          </table:table-cell>
        </table:table-row>
        <table:table-row table:style-name="ro1-2">
          <table:table-cell office:value-type="string">
            <text:p>bias</text:p>
          </table:table-cell>
        </table:table-row>
        <table:table-row table:style-name="ro1-2">
          <table:table-cell office:value-type="string">
            <text:p>biased</text:p>
          </table:table-cell>
        </table:table-row>
        <table:table-row table:style-name="ro1-2">
          <table:table-cell office:value-type="string">
            <text:p>biases</text:p>
          </table:table-cell>
        </table:table-row>
        <table:table-row table:style-name="ro1-2">
          <table:table-cell office:value-type="string">
            <text:p>bicker</text:p>
          </table:table-cell>
        </table:table-row>
        <table:table-row table:style-name="ro1-2">
          <table:table-cell office:value-type="string">
            <text:p>bickering</text:p>
          </table:table-cell>
        </table:table-row>
        <table:table-row table:style-name="ro1-2">
          <table:table-cell office:value-type="string">
            <text:p>bid-rigging</text:p>
          </table:table-cell>
        </table:table-row>
        <table:table-row table:style-name="ro1-2">
          <table:table-cell office:value-type="string">
            <text:p>bigotries</text:p>
          </table:table-cell>
        </table:table-row>
        <table:table-row table:style-name="ro1-2">
          <table:table-cell office:value-type="string">
            <text:p>bigotry</text:p>
          </table:table-cell>
        </table:table-row>
        <table:table-row table:style-name="ro1-2">
          <table:table-cell office:value-type="string">
            <text:p>bitch</text:p>
          </table:table-cell>
        </table:table-row>
        <table:table-row table:style-name="ro1-2">
          <table:table-cell office:value-type="string">
            <text:p>bitchy</text:p>
          </table:table-cell>
        </table:table-row>
        <table:table-row table:style-name="ro1-2">
          <table:table-cell office:value-type="string">
            <text:p>biting</text:p>
          </table:table-cell>
        </table:table-row>
        <table:table-row table:style-name="ro1-2">
          <table:table-cell office:value-type="string">
            <text:p>bitingly</text:p>
          </table:table-cell>
        </table:table-row>
        <table:table-row table:style-name="ro1-2">
          <table:table-cell office:value-type="string">
            <text:p>bitter</text:p>
          </table:table-cell>
        </table:table-row>
        <table:table-row table:style-name="ro1-2">
          <table:table-cell office:value-type="string">
            <text:p>bitterly</text:p>
          </table:table-cell>
        </table:table-row>
        <table:table-row table:style-name="ro1-2">
          <table:table-cell office:value-type="string">
            <text:p>bitterness</text:p>
          </table:table-cell>
        </table:table-row>
        <table:table-row table:style-name="ro1-2">
          <table:table-cell office:value-type="string">
            <text:p>bizarre</text:p>
          </table:table-cell>
        </table:table-row>
        <table:table-row table:style-name="ro1-2">
          <table:table-cell office:value-type="string">
            <text:p>blab</text:p>
          </table:table-cell>
        </table:table-row>
        <table:table-row table:style-name="ro1-2">
          <table:table-cell office:value-type="string">
            <text:p>blabber</text:p>
          </table:table-cell>
        </table:table-row>
        <table:table-row table:style-name="ro1-2">
          <table:table-cell office:value-type="string">
            <text:p>blackmail</text:p>
          </table:table-cell>
        </table:table-row>
        <table:table-row table:style-name="ro1-2">
          <table:table-cell office:value-type="string">
            <text:p>blah</text:p>
          </table:table-cell>
        </table:table-row>
        <table:table-row table:style-name="ro1-2">
          <table:table-cell office:value-type="string">
            <text:p>blame</text:p>
          </table:table-cell>
        </table:table-row>
        <table:table-row table:style-name="ro1-2">
          <table:table-cell office:value-type="string">
            <text:p>blameworthy</text:p>
          </table:table-cell>
        </table:table-row>
        <table:table-row table:style-name="ro1-2">
          <table:table-cell office:value-type="string">
            <text:p>bland</text:p>
          </table:table-cell>
        </table:table-row>
        <table:table-row table:style-name="ro1-2">
          <table:table-cell office:value-type="string">
            <text:p>blandish</text:p>
          </table:table-cell>
        </table:table-row>
        <table:table-row table:style-name="ro1-2">
          <table:table-cell office:value-type="string">
            <text:p>blaspheme</text:p>
          </table:table-cell>
        </table:table-row>
        <table:table-row table:style-name="ro1-2">
          <table:table-cell office:value-type="string">
            <text:p>blasphemous</text:p>
          </table:table-cell>
        </table:table-row>
        <table:table-row table:style-name="ro1-2">
          <table:table-cell office:value-type="string">
            <text:p>blasphemy</text:p>
          </table:table-cell>
        </table:table-row>
        <table:table-row table:style-name="ro1-2">
          <table:table-cell office:value-type="string">
            <text:p>blasted</text:p>
          </table:table-cell>
        </table:table-row>
        <table:table-row table:style-name="ro1-2">
          <table:table-cell office:value-type="string">
            <text:p>blatant</text:p>
          </table:table-cell>
        </table:table-row>
        <table:table-row table:style-name="ro1-2">
          <table:table-cell office:value-type="string">
            <text:p>blatantly</text:p>
          </table:table-cell>
        </table:table-row>
        <table:table-row table:style-name="ro1-2">
          <table:table-cell office:value-type="string">
            <text:p>blather</text:p>
          </table:table-cell>
        </table:table-row>
        <table:table-row table:style-name="ro1-2">
          <table:table-cell office:value-type="string">
            <text:p>bleak</text:p>
          </table:table-cell>
        </table:table-row>
        <table:table-row table:style-name="ro1-2">
          <table:table-cell office:value-type="string">
            <text:p>bleakly</text:p>
          </table:table-cell>
        </table:table-row>
        <table:table-row table:style-name="ro1-2">
          <table:table-cell office:value-type="string">
            <text:p>bleakness</text:p>
          </table:table-cell>
        </table:table-row>
        <table:table-row table:style-name="ro1-2">
          <table:table-cell office:value-type="string">
            <text:p>bleed</text:p>
          </table:table-cell>
        </table:table-row>
        <table:table-row table:style-name="ro1-2">
          <table:table-cell office:value-type="string">
            <text:p>bleeding</text:p>
          </table:table-cell>
        </table:table-row>
        <table:table-row table:style-name="ro1-2">
          <table:table-cell office:value-type="string">
            <text:p>bleeds</text:p>
          </table:table-cell>
        </table:table-row>
        <table:table-row table:style-name="ro1-2">
          <table:table-cell office:value-type="string">
            <text:p>blemish</text:p>
          </table:table-cell>
        </table:table-row>
        <table:table-row table:style-name="ro1-2">
          <table:table-cell office:value-type="string">
            <text:p>blind</text:p>
          </table:table-cell>
        </table:table-row>
        <table:table-row table:style-name="ro1-2">
          <table:table-cell office:value-type="string">
            <text:p>blinding</text:p>
          </table:table-cell>
        </table:table-row>
        <table:table-row table:style-name="ro1-2">
          <table:table-cell office:value-type="string">
            <text:p>blindingly</text:p>
          </table:table-cell>
        </table:table-row>
        <table:table-row table:style-name="ro1-2">
          <table:table-cell office:value-type="string">
            <text:p>blindside</text:p>
          </table:table-cell>
        </table:table-row>
        <table:table-row table:style-name="ro1-2">
          <table:table-cell office:value-type="string">
            <text:p>blister</text:p>
          </table:table-cell>
        </table:table-row>
        <table:table-row table:style-name="ro1-2">
          <table:table-cell office:value-type="string">
            <text:p>blistering</text:p>
          </table:table-cell>
        </table:table-row>
        <table:table-row table:style-name="ro1-2">
          <table:table-cell office:value-type="string">
            <text:p>bloated</text:p>
          </table:table-cell>
        </table:table-row>
        <table:table-row table:style-name="ro1-2">
          <table:table-cell office:value-type="string">
            <text:p>blockage</text:p>
          </table:table-cell>
        </table:table-row>
        <table:table-row table:style-name="ro1-2">
          <table:table-cell office:value-type="string">
            <text:p>blockhead</text:p>
          </table:table-cell>
        </table:table-row>
        <table:table-row table:style-name="ro1-2">
          <table:table-cell office:value-type="string">
            <text:p>bloodshed</text:p>
          </table:table-cell>
        </table:table-row>
        <table:table-row table:style-name="ro1-2">
          <table:table-cell office:value-type="string">
            <text:p>bloodthirsty</text:p>
          </table:table-cell>
        </table:table-row>
        <table:table-row table:style-name="ro1-2">
          <table:table-cell office:value-type="string">
            <text:p>bloody</text:p>
          </table:table-cell>
        </table:table-row>
        <table:table-row table:style-name="ro1-2">
          <table:table-cell office:value-type="string">
            <text:p>blotchy</text:p>
          </table:table-cell>
        </table:table-row>
        <table:table-row table:style-name="ro1-2">
          <table:table-cell office:value-type="string">
            <text:p>blow</text:p>
          </table:table-cell>
        </table:table-row>
        <table:table-row table:style-name="ro1-2">
          <table:table-cell office:value-type="string">
            <text:p>blunder</text:p>
          </table:table-cell>
        </table:table-row>
        <table:table-row table:style-name="ro1-2">
          <table:table-cell office:value-type="string">
            <text:p>blundering</text:p>
          </table:table-cell>
        </table:table-row>
        <table:table-row table:style-name="ro1-2">
          <table:table-cell office:value-type="string">
            <text:p>blunders</text:p>
          </table:table-cell>
        </table:table-row>
        <table:table-row table:style-name="ro1-2">
          <table:table-cell office:value-type="string">
            <text:p>blunt</text:p>
          </table:table-cell>
        </table:table-row>
        <table:table-row table:style-name="ro1-2">
          <table:table-cell office:value-type="string">
            <text:p>blur</text:p>
          </table:table-cell>
        </table:table-row>
        <table:table-row table:style-name="ro1-2">
          <table:table-cell office:value-type="string">
            <text:p>bluring</text:p>
          </table:table-cell>
        </table:table-row>
        <table:table-row table:style-name="ro1-2">
          <table:table-cell office:value-type="string">
            <text:p>blurred</text:p>
          </table:table-cell>
        </table:table-row>
        <table:table-row table:style-name="ro1-2">
          <table:table-cell office:value-type="string">
            <text:p>blurring</text:p>
          </table:table-cell>
        </table:table-row>
        <table:table-row table:style-name="ro1-2">
          <table:table-cell office:value-type="string">
            <text:p>blurry</text:p>
          </table:table-cell>
        </table:table-row>
        <table:table-row table:style-name="ro1-2">
          <table:table-cell office:value-type="string">
            <text:p>blurs</text:p>
          </table:table-cell>
        </table:table-row>
        <table:table-row table:style-name="ro1-2">
          <table:table-cell office:value-type="string">
            <text:p>blurt</text:p>
          </table:table-cell>
        </table:table-row>
        <table:table-row table:style-name="ro1-2">
          <table:table-cell office:value-type="string">
            <text:p>boastful</text:p>
          </table:table-cell>
        </table:table-row>
        <table:table-row table:style-name="ro1-2">
          <table:table-cell office:value-type="string">
            <text:p>boggle</text:p>
          </table:table-cell>
        </table:table-row>
        <table:table-row table:style-name="ro1-2">
          <table:table-cell office:value-type="string">
            <text:p>bogus</text:p>
          </table:table-cell>
        </table:table-row>
        <table:table-row table:style-name="ro1-2">
          <table:table-cell office:value-type="string">
            <text:p>boil</text:p>
          </table:table-cell>
        </table:table-row>
        <table:table-row table:style-name="ro1-2">
          <table:table-cell office:value-type="string">
            <text:p>boiling</text:p>
          </table:table-cell>
        </table:table-row>
        <table:table-row table:style-name="ro1-2">
          <table:table-cell office:value-type="string">
            <text:p>boisterous</text:p>
          </table:table-cell>
        </table:table-row>
        <table:table-row table:style-name="ro1-2">
          <table:table-cell office:value-type="string">
            <text:p>bomb</text:p>
          </table:table-cell>
        </table:table-row>
        <table:table-row table:style-name="ro1-2">
          <table:table-cell office:value-type="string">
            <text:p>bombard</text:p>
          </table:table-cell>
        </table:table-row>
        <table:table-row table:style-name="ro1-2">
          <table:table-cell office:value-type="string">
            <text:p>bombardment</text:p>
          </table:table-cell>
        </table:table-row>
        <table:table-row table:style-name="ro1-2">
          <table:table-cell office:value-type="string">
            <text:p>bombastic</text:p>
          </table:table-cell>
        </table:table-row>
        <table:table-row table:style-name="ro1-2">
          <table:table-cell office:value-type="string">
            <text:p>bondage</text:p>
          </table:table-cell>
        </table:table-row>
        <table:table-row table:style-name="ro1-2">
          <table:table-cell office:value-type="string">
            <text:p>bonkers</text:p>
          </table:table-cell>
        </table:table-row>
        <table:table-row table:style-name="ro1-2">
          <table:table-cell office:value-type="string">
            <text:p>bore</text:p>
          </table:table-cell>
        </table:table-row>
        <table:table-row table:style-name="ro1-2">
          <table:table-cell office:value-type="string">
            <text:p>bored</text:p>
          </table:table-cell>
        </table:table-row>
        <table:table-row table:style-name="ro1-2">
          <table:table-cell office:value-type="string">
            <text:p>boredom</text:p>
          </table:table-cell>
        </table:table-row>
        <table:table-row table:style-name="ro1-2">
          <table:table-cell office:value-type="string">
            <text:p>bores</text:p>
          </table:table-cell>
        </table:table-row>
        <table:table-row table:style-name="ro1-2">
          <table:table-cell office:value-type="string">
            <text:p>boring</text:p>
          </table:table-cell>
        </table:table-row>
        <table:table-row table:style-name="ro1-2">
          <table:table-cell office:value-type="string">
            <text:p>botch</text:p>
          </table:table-cell>
        </table:table-row>
        <table:table-row table:style-name="ro1-2">
          <table:table-cell office:value-type="string">
            <text:p>bother</text:p>
          </table:table-cell>
        </table:table-row>
        <table:table-row table:style-name="ro1-2">
          <table:table-cell office:value-type="string">
            <text:p>bothered</text:p>
          </table:table-cell>
        </table:table-row>
        <table:table-row table:style-name="ro1-2">
          <table:table-cell office:value-type="string">
            <text:p>bothering</text:p>
          </table:table-cell>
        </table:table-row>
        <table:table-row table:style-name="ro1-2">
          <table:table-cell office:value-type="string">
            <text:p>bothers</text:p>
          </table:table-cell>
        </table:table-row>
        <table:table-row table:style-name="ro1-2">
          <table:table-cell office:value-type="string">
            <text:p>bothersome</text:p>
          </table:table-cell>
        </table:table-row>
        <table:table-row table:style-name="ro1-2">
          <table:table-cell office:value-type="string">
            <text:p>bowdlerize</text:p>
          </table:table-cell>
        </table:table-row>
        <table:table-row table:style-name="ro1-2">
          <table:table-cell office:value-type="string">
            <text:p>boycott</text:p>
          </table:table-cell>
        </table:table-row>
        <table:table-row table:style-name="ro1-2">
          <table:table-cell office:value-type="string">
            <text:p>braggart</text:p>
          </table:table-cell>
        </table:table-row>
        <table:table-row table:style-name="ro1-2">
          <table:table-cell office:value-type="string">
            <text:p>bragger</text:p>
          </table:table-cell>
        </table:table-row>
        <table:table-row table:style-name="ro1-2">
          <table:table-cell office:value-type="string">
            <text:p>brainless</text:p>
          </table:table-cell>
        </table:table-row>
        <table:table-row table:style-name="ro1-2">
          <table:table-cell office:value-type="string">
            <text:p>brainwash</text:p>
          </table:table-cell>
        </table:table-row>
        <table:table-row table:style-name="ro1-2">
          <table:table-cell office:value-type="string">
            <text:p>brash</text:p>
          </table:table-cell>
        </table:table-row>
        <table:table-row table:style-name="ro1-2">
          <table:table-cell office:value-type="string">
            <text:p>brashly</text:p>
          </table:table-cell>
        </table:table-row>
        <table:table-row table:style-name="ro1-2">
          <table:table-cell office:value-type="string">
            <text:p>brashness</text:p>
          </table:table-cell>
        </table:table-row>
        <table:table-row table:style-name="ro1-2">
          <table:table-cell office:value-type="string">
            <text:p>brat</text:p>
          </table:table-cell>
        </table:table-row>
        <table:table-row table:style-name="ro1-2">
          <table:table-cell office:value-type="string">
            <text:p>bravado</text:p>
          </table:table-cell>
        </table:table-row>
        <table:table-row table:style-name="ro1-2">
          <table:table-cell office:value-type="string">
            <text:p>brazen</text:p>
          </table:table-cell>
        </table:table-row>
        <table:table-row table:style-name="ro1-2">
          <table:table-cell office:value-type="string">
            <text:p>brazenly</text:p>
          </table:table-cell>
        </table:table-row>
        <table:table-row table:style-name="ro1-2">
          <table:table-cell office:value-type="string">
            <text:p>brazenness</text:p>
          </table:table-cell>
        </table:table-row>
        <table:table-row table:style-name="ro1-2">
          <table:table-cell office:value-type="string">
            <text:p>breach</text:p>
          </table:table-cell>
        </table:table-row>
        <table:table-row table:style-name="ro1-2">
          <table:table-cell office:value-type="string">
            <text:p>break</text:p>
          </table:table-cell>
        </table:table-row>
        <table:table-row table:style-name="ro1-2">
          <table:table-cell office:value-type="string">
            <text:p>break-up</text:p>
          </table:table-cell>
        </table:table-row>
        <table:table-row table:style-name="ro1-2">
          <table:table-cell office:value-type="string">
            <text:p>break-ups</text:p>
          </table:table-cell>
        </table:table-row>
        <table:table-row table:style-name="ro1-2">
          <table:table-cell office:value-type="string">
            <text:p>breakdown</text:p>
          </table:table-cell>
        </table:table-row>
        <table:table-row table:style-name="ro1-2">
          <table:table-cell office:value-type="string">
            <text:p>breaking</text:p>
          </table:table-cell>
        </table:table-row>
        <table:table-row table:style-name="ro1-2">
          <table:table-cell office:value-type="string">
            <text:p>breaks</text:p>
          </table:table-cell>
        </table:table-row>
        <table:table-row table:style-name="ro1-2">
          <table:table-cell office:value-type="string">
            <text:p>breakup</text:p>
          </table:table-cell>
        </table:table-row>
        <table:table-row table:style-name="ro1-2">
          <table:table-cell office:value-type="string">
            <text:p>breakups</text:p>
          </table:table-cell>
        </table:table-row>
        <table:table-row table:style-name="ro1-2">
          <table:table-cell office:value-type="string">
            <text:p>bribery</text:p>
          </table:table-cell>
        </table:table-row>
        <table:table-row table:style-name="ro1-2">
          <table:table-cell office:value-type="string">
            <text:p>brimstone</text:p>
          </table:table-cell>
        </table:table-row>
        <table:table-row table:style-name="ro1-2">
          <table:table-cell office:value-type="string">
            <text:p>bristle</text:p>
          </table:table-cell>
        </table:table-row>
        <table:table-row table:style-name="ro1-2">
          <table:table-cell office:value-type="string">
            <text:p>brittle</text:p>
          </table:table-cell>
        </table:table-row>
        <table:table-row table:style-name="ro1-2">
          <table:table-cell office:value-type="string">
            <text:p>broke</text:p>
          </table:table-cell>
        </table:table-row>
        <table:table-row table:style-name="ro1-2">
          <table:table-cell office:value-type="string">
            <text:p>broken</text:p>
          </table:table-cell>
        </table:table-row>
        <table:table-row table:style-name="ro1-84">
          <table:table-cell office:value-type="string">
            <text:p>broken-hearted</text:p>
          </table:table-cell>
        </table:table-row>
        <table:table-row table:style-name="ro1-2">
          <table:table-cell office:value-type="string">
            <text:p>brood</text:p>
          </table:table-cell>
        </table:table-row>
        <table:table-row table:style-name="ro1-2">
          <table:table-cell office:value-type="string">
            <text:p>browbeat</text:p>
          </table:table-cell>
        </table:table-row>
        <table:table-row table:style-name="ro1-2">
          <table:table-cell office:value-type="string">
            <text:p>bruise</text:p>
          </table:table-cell>
        </table:table-row>
        <table:table-row table:style-name="ro1-2">
          <table:table-cell office:value-type="string">
            <text:p>bruised</text:p>
          </table:table-cell>
        </table:table-row>
        <table:table-row table:style-name="ro1-2">
          <table:table-cell office:value-type="string">
            <text:p>bruises</text:p>
          </table:table-cell>
        </table:table-row>
        <table:table-row table:style-name="ro1-2">
          <table:table-cell office:value-type="string">
            <text:p>bruising</text:p>
          </table:table-cell>
        </table:table-row>
        <table:table-row table:style-name="ro1-2">
          <table:table-cell office:value-type="string">
            <text:p>brusque</text:p>
          </table:table-cell>
        </table:table-row>
        <table:table-row table:style-name="ro1-2">
          <table:table-cell office:value-type="string">
            <text:p>brutal</text:p>
          </table:table-cell>
        </table:table-row>
        <table:table-row table:style-name="ro1-2">
          <table:table-cell office:value-type="string">
            <text:p>brutalising</text:p>
          </table:table-cell>
        </table:table-row>
        <table:table-row table:style-name="ro1-2">
          <table:table-cell office:value-type="string">
            <text:p>brutalities</text:p>
          </table:table-cell>
        </table:table-row>
        <table:table-row table:style-name="ro1-2">
          <table:table-cell office:value-type="string">
            <text:p>brutality</text:p>
          </table:table-cell>
        </table:table-row>
        <table:table-row table:style-name="ro1-2">
          <table:table-cell office:value-type="string">
            <text:p>brutalize</text:p>
          </table:table-cell>
        </table:table-row>
        <table:table-row table:style-name="ro1-2">
          <table:table-cell office:value-type="string">
            <text:p>brutalizing</text:p>
          </table:table-cell>
        </table:table-row>
        <table:table-row table:style-name="ro1-2">
          <table:table-cell office:value-type="string">
            <text:p>brutally</text:p>
          </table:table-cell>
        </table:table-row>
        <table:table-row table:style-name="ro1-2">
          <table:table-cell office:value-type="string">
            <text:p>brute</text:p>
          </table:table-cell>
        </table:table-row>
        <table:table-row table:style-name="ro1-2">
          <table:table-cell office:value-type="string">
            <text:p>brutish</text:p>
          </table:table-cell>
        </table:table-row>
        <table:table-row table:style-name="ro1-2">
          <table:table-cell office:value-type="string">
            <text:p>bs</text:p>
          </table:table-cell>
        </table:table-row>
        <table:table-row table:style-name="ro1-2">
          <table:table-cell office:value-type="string">
            <text:p>buckle</text:p>
          </table:table-cell>
        </table:table-row>
        <table:table-row table:style-name="ro1-2">
          <table:table-cell office:value-type="string">
            <text:p>bug</text:p>
          </table:table-cell>
        </table:table-row>
        <table:table-row table:style-name="ro1-2">
          <table:table-cell office:value-type="string">
            <text:p>bugging</text:p>
          </table:table-cell>
        </table:table-row>
        <table:table-row table:style-name="ro1-2">
          <table:table-cell office:value-type="string">
            <text:p>buggy</text:p>
          </table:table-cell>
        </table:table-row>
        <table:table-row table:style-name="ro1-2">
          <table:table-cell office:value-type="string">
            <text:p>bugs</text:p>
          </table:table-cell>
        </table:table-row>
        <table:table-row table:style-name="ro1-2">
          <table:table-cell office:value-type="string">
            <text:p>bulkier</text:p>
          </table:table-cell>
        </table:table-row>
        <table:table-row table:style-name="ro1-2">
          <table:table-cell office:value-type="string">
            <text:p>bulkiness</text:p>
          </table:table-cell>
        </table:table-row>
        <table:table-row table:style-name="ro1-2">
          <table:table-cell office:value-type="string">
            <text:p>bulky</text:p>
          </table:table-cell>
        </table:table-row>
        <table:table-row table:style-name="ro1-2">
          <table:table-cell office:value-type="string">
            <text:p>bulkyness</text:p>
          </table:table-cell>
        </table:table-row>
        <table:table-row table:style-name="ro1-2">
          <table:table-cell office:value-type="string">
            <text:p>bull****</text:p>
          </table:table-cell>
        </table:table-row>
        <table:table-row table:style-name="ro1-2">
          <table:table-cell office:value-type="string">
            <text:p>bull----</text:p>
          </table:table-cell>
        </table:table-row>
        <table:table-row table:style-name="ro1-2">
          <table:table-cell office:value-type="string">
            <text:p>bullies</text:p>
          </table:table-cell>
        </table:table-row>
        <table:table-row table:style-name="ro1-2">
          <table:table-cell office:value-type="string">
            <text:p>bullshit</text:p>
          </table:table-cell>
        </table:table-row>
        <table:table-row table:style-name="ro1-2">
          <table:table-cell office:value-type="string">
            <text:p>bullshyt</text:p>
          </table:table-cell>
        </table:table-row>
        <table:table-row table:style-name="ro1-2">
          <table:table-cell office:value-type="string">
            <text:p>bully</text:p>
          </table:table-cell>
        </table:table-row>
        <table:table-row table:style-name="ro1-2">
          <table:table-cell office:value-type="string">
            <text:p>bullying</text:p>
          </table:table-cell>
        </table:table-row>
        <table:table-row table:style-name="ro1-2">
          <table:table-cell office:value-type="string">
            <text:p>bullyingly</text:p>
          </table:table-cell>
        </table:table-row>
        <table:table-row table:style-name="ro1-2">
          <table:table-cell office:value-type="string">
            <text:p>bum</text:p>
          </table:table-cell>
        </table:table-row>
        <table:table-row table:style-name="ro1-2">
          <table:table-cell office:value-type="string">
            <text:p>bump</text:p>
          </table:table-cell>
        </table:table-row>
        <table:table-row table:style-name="ro1-2">
          <table:table-cell office:value-type="string">
            <text:p>bumped</text:p>
          </table:table-cell>
        </table:table-row>
        <table:table-row table:style-name="ro1-2">
          <table:table-cell office:value-type="string">
            <text:p>bumping</text:p>
          </table:table-cell>
        </table:table-row>
        <table:table-row table:style-name="ro1-2">
          <table:table-cell office:value-type="string">
            <text:p>bumpping</text:p>
          </table:table-cell>
        </table:table-row>
        <table:table-row table:style-name="ro1-2">
          <table:table-cell office:value-type="string">
            <text:p>bumps</text:p>
          </table:table-cell>
        </table:table-row>
        <table:table-row table:style-name="ro1-2">
          <table:table-cell office:value-type="string">
            <text:p>bumpy</text:p>
          </table:table-cell>
        </table:table-row>
        <table:table-row table:style-name="ro1-2">
          <table:table-cell office:value-type="string">
            <text:p>bungle</text:p>
          </table:table-cell>
        </table:table-row>
        <table:table-row table:style-name="ro1-2">
          <table:table-cell office:value-type="string">
            <text:p>bungler</text:p>
          </table:table-cell>
        </table:table-row>
        <table:table-row table:style-name="ro1-2">
          <table:table-cell office:value-type="string">
            <text:p>bungling</text:p>
          </table:table-cell>
        </table:table-row>
        <table:table-row table:style-name="ro1-2">
          <table:table-cell office:value-type="string">
            <text:p>bunk</text:p>
          </table:table-cell>
        </table:table-row>
        <table:table-row table:style-name="ro1-2">
          <table:table-cell office:value-type="string">
            <text:p>burden</text:p>
          </table:table-cell>
        </table:table-row>
        <table:table-row table:style-name="ro1-2">
          <table:table-cell office:value-type="string">
            <text:p>burdensome</text:p>
          </table:table-cell>
        </table:table-row>
        <table:table-row table:style-name="ro1-2">
          <table:table-cell office:value-type="string">
            <text:p>burdensomely</text:p>
          </table:table-cell>
        </table:table-row>
        <table:table-row table:style-name="ro1-2">
          <table:table-cell office:value-type="string">
            <text:p>burn</text:p>
          </table:table-cell>
        </table:table-row>
        <table:table-row table:style-name="ro1-2">
          <table:table-cell office:value-type="string">
            <text:p>burned</text:p>
          </table:table-cell>
        </table:table-row>
        <table:table-row table:style-name="ro1-2">
          <table:table-cell office:value-type="string">
            <text:p>burning</text:p>
          </table:table-cell>
        </table:table-row>
        <table:table-row table:style-name="ro1-2">
          <table:table-cell office:value-type="string">
            <text:p>burns</text:p>
          </table:table-cell>
        </table:table-row>
        <table:table-row table:style-name="ro1-2">
          <table:table-cell office:value-type="string">
            <text:p>bust</text:p>
          </table:table-cell>
        </table:table-row>
        <table:table-row table:style-name="ro1-2">
          <table:table-cell office:value-type="string">
            <text:p>busts</text:p>
          </table:table-cell>
        </table:table-row>
        <table:table-row table:style-name="ro1-2">
          <table:table-cell office:value-type="string">
            <text:p>busybody</text:p>
          </table:table-cell>
        </table:table-row>
        <table:table-row table:style-name="ro1-2">
          <table:table-cell office:value-type="string">
            <text:p>butcher</text:p>
          </table:table-cell>
        </table:table-row>
        <table:table-row table:style-name="ro1-2">
          <table:table-cell office:value-type="string">
            <text:p>butchery</text:p>
          </table:table-cell>
        </table:table-row>
        <table:table-row table:style-name="ro1-2">
          <table:table-cell office:value-type="string">
            <text:p>buzzing</text:p>
          </table:table-cell>
        </table:table-row>
        <table:table-row table:style-name="ro1-2">
          <table:table-cell office:value-type="string">
            <text:p>byzantine</text:p>
          </table:table-cell>
        </table:table-row>
        <table:table-row table:style-name="ro1-2">
          <table:table-cell office:value-type="string">
            <text:p>cackle</text:p>
          </table:table-cell>
        </table:table-row>
        <table:table-row table:style-name="ro1-2">
          <table:table-cell office:value-type="string">
            <text:p>calamities</text:p>
          </table:table-cell>
        </table:table-row>
        <table:table-row table:style-name="ro1-2">
          <table:table-cell office:value-type="string">
            <text:p>calamitous</text:p>
          </table:table-cell>
        </table:table-row>
        <table:table-row table:style-name="ro1-2">
          <table:table-cell office:value-type="string">
            <text:p>calamitously</text:p>
          </table:table-cell>
        </table:table-row>
        <table:table-row table:style-name="ro1-2">
          <table:table-cell office:value-type="string">
            <text:p>calamity</text:p>
          </table:table-cell>
        </table:table-row>
        <table:table-row table:style-name="ro1-2">
          <table:table-cell office:value-type="string">
            <text:p>callous</text:p>
          </table:table-cell>
        </table:table-row>
        <table:table-row table:style-name="ro1-2">
          <table:table-cell office:value-type="string">
            <text:p>calumniate</text:p>
          </table:table-cell>
        </table:table-row>
        <table:table-row table:style-name="ro1-2">
          <table:table-cell office:value-type="string">
            <text:p>calumniation</text:p>
          </table:table-cell>
        </table:table-row>
        <table:table-row table:style-name="ro1-2">
          <table:table-cell office:value-type="string">
            <text:p>calumnies</text:p>
          </table:table-cell>
        </table:table-row>
        <table:table-row table:style-name="ro1-2">
          <table:table-cell office:value-type="string">
            <text:p>calumnious</text:p>
          </table:table-cell>
        </table:table-row>
        <table:table-row table:style-name="ro1-2">
          <table:table-cell office:value-type="string">
            <text:p>calumniously</text:p>
          </table:table-cell>
        </table:table-row>
        <table:table-row table:style-name="ro1-2">
          <table:table-cell office:value-type="string">
            <text:p>calumny</text:p>
          </table:table-cell>
        </table:table-row>
        <table:table-row table:style-name="ro1-2">
          <table:table-cell office:value-type="string">
            <text:p>cancer</text:p>
          </table:table-cell>
        </table:table-row>
        <table:table-row table:style-name="ro1-2">
          <table:table-cell office:value-type="string">
            <text:p>cancerous</text:p>
          </table:table-cell>
        </table:table-row>
        <table:table-row table:style-name="ro1-2">
          <table:table-cell office:value-type="string">
            <text:p>cannibal</text:p>
          </table:table-cell>
        </table:table-row>
        <table:table-row table:style-name="ro1-2">
          <table:table-cell office:value-type="string">
            <text:p>cannibalize</text:p>
          </table:table-cell>
        </table:table-row>
        <table:table-row table:style-name="ro1-2">
          <table:table-cell office:value-type="string">
            <text:p>capitulate</text:p>
          </table:table-cell>
        </table:table-row>
        <table:table-row table:style-name="ro1-2">
          <table:table-cell office:value-type="string">
            <text:p>capricious</text:p>
          </table:table-cell>
        </table:table-row>
        <table:table-row table:style-name="ro1-2">
          <table:table-cell office:value-type="string">
            <text:p>capriciously</text:p>
          </table:table-cell>
        </table:table-row>
        <table:table-row table:style-name="ro1-84">
          <table:table-cell office:value-type="string">
            <text:p>capriciousness</text:p>
          </table:table-cell>
        </table:table-row>
        <table:table-row table:style-name="ro1-2">
          <table:table-cell office:value-type="string">
            <text:p>capsize</text:p>
          </table:table-cell>
        </table:table-row>
        <table:table-row table:style-name="ro1-2">
          <table:table-cell office:value-type="string">
            <text:p>careless</text:p>
          </table:table-cell>
        </table:table-row>
        <table:table-row table:style-name="ro1-2">
          <table:table-cell office:value-type="string">
            <text:p>carelessness</text:p>
          </table:table-cell>
        </table:table-row>
        <table:table-row table:style-name="ro1-2">
          <table:table-cell office:value-type="string">
            <text:p>caricature</text:p>
          </table:table-cell>
        </table:table-row>
        <table:table-row table:style-name="ro1-2">
          <table:table-cell office:value-type="string">
            <text:p>carnage</text:p>
          </table:table-cell>
        </table:table-row>
        <table:table-row table:style-name="ro1-2">
          <table:table-cell office:value-type="string">
            <text:p>carp</text:p>
          </table:table-cell>
        </table:table-row>
        <table:table-row table:style-name="ro1-2">
          <table:table-cell office:value-type="string">
            <text:p>cartoonish</text:p>
          </table:table-cell>
        </table:table-row>
        <table:table-row table:style-name="ro1-2">
          <table:table-cell office:value-type="string">
            <text:p>cash-strapped</text:p>
          </table:table-cell>
        </table:table-row>
        <table:table-row table:style-name="ro1-2">
          <table:table-cell office:value-type="string">
            <text:p>castigate</text:p>
          </table:table-cell>
        </table:table-row>
        <table:table-row table:style-name="ro1-2">
          <table:table-cell office:value-type="string">
            <text:p>castrated</text:p>
          </table:table-cell>
        </table:table-row>
        <table:table-row table:style-name="ro1-2">
          <table:table-cell office:value-type="string">
            <text:p>casualty</text:p>
          </table:table-cell>
        </table:table-row>
        <table:table-row table:style-name="ro1-2">
          <table:table-cell office:value-type="string">
            <text:p>cataclysm</text:p>
          </table:table-cell>
        </table:table-row>
        <table:table-row table:style-name="ro1-2">
          <table:table-cell office:value-type="string">
            <text:p>cataclysmal</text:p>
          </table:table-cell>
        </table:table-row>
        <table:table-row table:style-name="ro1-2">
          <table:table-cell office:value-type="string">
            <text:p>cataclysmic</text:p>
          </table:table-cell>
        </table:table-row>
        <table:table-row table:style-name="ro1-84">
          <table:table-cell office:value-type="string">
            <text:p>cataclysmically</text:p>
          </table:table-cell>
        </table:table-row>
        <table:table-row table:style-name="ro1-2">
          <table:table-cell office:value-type="string">
            <text:p>catastrophe</text:p>
          </table:table-cell>
        </table:table-row>
        <table:table-row table:style-name="ro1-2">
          <table:table-cell office:value-type="string">
            <text:p>catastrophes</text:p>
          </table:table-cell>
        </table:table-row>
        <table:table-row table:style-name="ro1-2">
          <table:table-cell office:value-type="string">
            <text:p>catastrophic</text:p>
          </table:table-cell>
        </table:table-row>
        <table:table-row table:style-name="ro1-84">
          <table:table-cell office:value-type="string">
            <text:p>catastrophically</text:p>
          </table:table-cell>
        </table:table-row>
        <table:table-row table:style-name="ro1-2">
          <table:table-cell office:value-type="string">
            <text:p>catastrophies</text:p>
          </table:table-cell>
        </table:table-row>
        <table:table-row table:style-name="ro1-2">
          <table:table-cell office:value-type="string">
            <text:p>caustic</text:p>
          </table:table-cell>
        </table:table-row>
        <table:table-row table:style-name="ro1-2">
          <table:table-cell office:value-type="string">
            <text:p>caustically</text:p>
          </table:table-cell>
        </table:table-row>
        <table:table-row table:style-name="ro1-2">
          <table:table-cell office:value-type="string">
            <text:p>cautionary</text:p>
          </table:table-cell>
        </table:table-row>
        <table:table-row table:style-name="ro1-2">
          <table:table-cell office:value-type="string">
            <text:p>cave</text:p>
          </table:table-cell>
        </table:table-row>
        <table:table-row table:style-name="ro1-2">
          <table:table-cell office:value-type="string">
            <text:p>censure</text:p>
          </table:table-cell>
        </table:table-row>
        <table:table-row table:style-name="ro1-2">
          <table:table-cell office:value-type="string">
            <text:p>chafe</text:p>
          </table:table-cell>
        </table:table-row>
        <table:table-row table:style-name="ro1-2">
          <table:table-cell office:value-type="string">
            <text:p>chaff</text:p>
          </table:table-cell>
        </table:table-row>
        <table:table-row table:style-name="ro1-2">
          <table:table-cell office:value-type="string">
            <text:p>chagrin</text:p>
          </table:table-cell>
        </table:table-row>
        <table:table-row table:style-name="ro1-2">
          <table:table-cell office:value-type="string">
            <text:p>challenging</text:p>
          </table:table-cell>
        </table:table-row>
        <table:table-row table:style-name="ro1-2">
          <table:table-cell office:value-type="string">
            <text:p>chaos</text:p>
          </table:table-cell>
        </table:table-row>
        <table:table-row table:style-name="ro1-2">
          <table:table-cell office:value-type="string">
            <text:p>chaotic</text:p>
          </table:table-cell>
        </table:table-row>
        <table:table-row table:style-name="ro1-2">
          <table:table-cell office:value-type="string">
            <text:p>chasten</text:p>
          </table:table-cell>
        </table:table-row>
        <table:table-row table:style-name="ro1-2">
          <table:table-cell office:value-type="string">
            <text:p>chastise</text:p>
          </table:table-cell>
        </table:table-row>
        <table:table-row table:style-name="ro1-2">
          <table:table-cell office:value-type="string">
            <text:p>chastisement</text:p>
          </table:table-cell>
        </table:table-row>
        <table:table-row table:style-name="ro1-2">
          <table:table-cell office:value-type="string">
            <text:p>chatter</text:p>
          </table:table-cell>
        </table:table-row>
        <table:table-row table:style-name="ro1-2">
          <table:table-cell office:value-type="string">
            <text:p>chatterbox</text:p>
          </table:table-cell>
        </table:table-row>
        <table:table-row table:style-name="ro1-2">
          <table:table-cell office:value-type="string">
            <text:p>cheap</text:p>
          </table:table-cell>
        </table:table-row>
        <table:table-row table:style-name="ro1-2">
          <table:table-cell office:value-type="string">
            <text:p>cheapen</text:p>
          </table:table-cell>
        </table:table-row>
        <table:table-row table:style-name="ro1-2">
          <table:table-cell office:value-type="string">
            <text:p>cheaply</text:p>
          </table:table-cell>
        </table:table-row>
        <table:table-row table:style-name="ro1-2">
          <table:table-cell office:value-type="string">
            <text:p>cheat</text:p>
          </table:table-cell>
        </table:table-row>
        <table:table-row table:style-name="ro1-2">
          <table:table-cell office:value-type="string">
            <text:p>cheated</text:p>
          </table:table-cell>
        </table:table-row>
        <table:table-row table:style-name="ro1-2">
          <table:table-cell office:value-type="string">
            <text:p>cheater</text:p>
          </table:table-cell>
        </table:table-row>
        <table:table-row table:style-name="ro1-2">
          <table:table-cell office:value-type="string">
            <text:p>cheating</text:p>
          </table:table-cell>
        </table:table-row>
        <table:table-row table:style-name="ro1-2">
          <table:table-cell office:value-type="string">
            <text:p>cheats</text:p>
          </table:table-cell>
        </table:table-row>
        <table:table-row table:style-name="ro1-2">
          <table:table-cell office:value-type="string">
            <text:p>checkered</text:p>
          </table:table-cell>
        </table:table-row>
        <table:table-row table:style-name="ro1-2">
          <table:table-cell office:value-type="string">
            <text:p>cheerless</text:p>
          </table:table-cell>
        </table:table-row>
        <table:table-row table:style-name="ro1-2">
          <table:table-cell office:value-type="string">
            <text:p>cheesy</text:p>
          </table:table-cell>
        </table:table-row>
        <table:table-row table:style-name="ro1-2">
          <table:table-cell office:value-type="string">
            <text:p>chide</text:p>
          </table:table-cell>
        </table:table-row>
        <table:table-row table:style-name="ro1-2">
          <table:table-cell office:value-type="string">
            <text:p>childish</text:p>
          </table:table-cell>
        </table:table-row>
        <table:table-row table:style-name="ro1-2">
          <table:table-cell office:value-type="string">
            <text:p>chill</text:p>
          </table:table-cell>
        </table:table-row>
        <table:table-row table:style-name="ro1-2">
          <table:table-cell office:value-type="string">
            <text:p>chilly</text:p>
          </table:table-cell>
        </table:table-row>
        <table:table-row table:style-name="ro1-2">
          <table:table-cell office:value-type="string">
            <text:p>chintzy</text:p>
          </table:table-cell>
        </table:table-row>
        <table:table-row table:style-name="ro1-2">
          <table:table-cell office:value-type="string">
            <text:p>choke</text:p>
          </table:table-cell>
        </table:table-row>
        <table:table-row table:style-name="ro1-2">
          <table:table-cell office:value-type="string">
            <text:p>choleric</text:p>
          </table:table-cell>
        </table:table-row>
        <table:table-row table:style-name="ro1-2">
          <table:table-cell office:value-type="string">
            <text:p>choppy</text:p>
          </table:table-cell>
        </table:table-row>
        <table:table-row table:style-name="ro1-2">
          <table:table-cell office:value-type="string">
            <text:p>chore</text:p>
          </table:table-cell>
        </table:table-row>
        <table:table-row table:style-name="ro1-2">
          <table:table-cell office:value-type="string">
            <text:p>chronic</text:p>
          </table:table-cell>
        </table:table-row>
        <table:table-row table:style-name="ro1-2">
          <table:table-cell office:value-type="string">
            <text:p>chunky</text:p>
          </table:table-cell>
        </table:table-row>
        <table:table-row table:style-name="ro1-2">
          <table:table-cell office:value-type="string">
            <text:p>clamor</text:p>
          </table:table-cell>
        </table:table-row>
        <table:table-row table:style-name="ro1-2">
          <table:table-cell office:value-type="string">
            <text:p>clamorous</text:p>
          </table:table-cell>
        </table:table-row>
        <table:table-row table:style-name="ro1-2">
          <table:table-cell office:value-type="string">
            <text:p>clash</text:p>
          </table:table-cell>
        </table:table-row>
        <table:table-row table:style-name="ro1-2">
          <table:table-cell office:value-type="string">
            <text:p>cliche</text:p>
          </table:table-cell>
        </table:table-row>
        <table:table-row table:style-name="ro1-2">
          <table:table-cell office:value-type="string">
            <text:p>cliched</text:p>
          </table:table-cell>
        </table:table-row>
        <table:table-row table:style-name="ro1-2">
          <table:table-cell office:value-type="string">
            <text:p>clique</text:p>
          </table:table-cell>
        </table:table-row>
        <table:table-row table:style-name="ro1-2">
          <table:table-cell office:value-type="string">
            <text:p>clog</text:p>
          </table:table-cell>
        </table:table-row>
        <table:table-row table:style-name="ro1-2">
          <table:table-cell office:value-type="string">
            <text:p>clogged</text:p>
          </table:table-cell>
        </table:table-row>
        <table:table-row table:style-name="ro1-2">
          <table:table-cell office:value-type="string">
            <text:p>clogs</text:p>
          </table:table-cell>
        </table:table-row>
        <table:table-row table:style-name="ro1-2">
          <table:table-cell office:value-type="string">
            <text:p>cloud</text:p>
          </table:table-cell>
        </table:table-row>
        <table:table-row table:style-name="ro1-2">
          <table:table-cell office:value-type="string">
            <text:p>clouding</text:p>
          </table:table-cell>
        </table:table-row>
        <table:table-row table:style-name="ro1-2">
          <table:table-cell office:value-type="string">
            <text:p>cloudy</text:p>
          </table:table-cell>
        </table:table-row>
        <table:table-row table:style-name="ro1-2">
          <table:table-cell office:value-type="string">
            <text:p>clueless</text:p>
          </table:table-cell>
        </table:table-row>
        <table:table-row table:style-name="ro1-2">
          <table:table-cell office:value-type="string">
            <text:p>clumsy</text:p>
          </table:table-cell>
        </table:table-row>
        <table:table-row table:style-name="ro1-2">
          <table:table-cell office:value-type="string">
            <text:p>clunky</text:p>
          </table:table-cell>
        </table:table-row>
        <table:table-row table:style-name="ro1-2">
          <table:table-cell office:value-type="string">
            <text:p>coarse</text:p>
          </table:table-cell>
        </table:table-row>
        <table:table-row table:style-name="ro1-2">
          <table:table-cell office:value-type="string">
            <text:p>cocky</text:p>
          </table:table-cell>
        </table:table-row>
        <table:table-row table:style-name="ro1-2">
          <table:table-cell office:value-type="string">
            <text:p>coerce</text:p>
          </table:table-cell>
        </table:table-row>
        <table:table-row table:style-name="ro1-2">
          <table:table-cell office:value-type="string">
            <text:p>coercion</text:p>
          </table:table-cell>
        </table:table-row>
        <table:table-row table:style-name="ro1-2">
          <table:table-cell office:value-type="string">
            <text:p>coercive</text:p>
          </table:table-cell>
        </table:table-row>
        <table:table-row table:style-name="ro1-2">
          <table:table-cell office:value-type="string">
            <text:p>cold</text:p>
          </table:table-cell>
        </table:table-row>
        <table:table-row table:style-name="ro1-2">
          <table:table-cell office:value-type="string">
            <text:p>coldly</text:p>
          </table:table-cell>
        </table:table-row>
        <table:table-row table:style-name="ro1-2">
          <table:table-cell office:value-type="string">
            <text:p>collapse</text:p>
          </table:table-cell>
        </table:table-row>
        <table:table-row table:style-name="ro1-2">
          <table:table-cell office:value-type="string">
            <text:p>collude</text:p>
          </table:table-cell>
        </table:table-row>
        <table:table-row table:style-name="ro1-2">
          <table:table-cell office:value-type="string">
            <text:p>collusion</text:p>
          </table:table-cell>
        </table:table-row>
        <table:table-row table:style-name="ro1-2">
          <table:table-cell office:value-type="string">
            <text:p>combative</text:p>
          </table:table-cell>
        </table:table-row>
        <table:table-row table:style-name="ro1-2">
          <table:table-cell office:value-type="string">
            <text:p>combust</text:p>
          </table:table-cell>
        </table:table-row>
        <table:table-row table:style-name="ro1-2">
          <table:table-cell office:value-type="string">
            <text:p>comical</text:p>
          </table:table-cell>
        </table:table-row>
        <table:table-row table:style-name="ro1-2">
          <table:table-cell office:value-type="string">
            <text:p>commiserate</text:p>
          </table:table-cell>
        </table:table-row>
        <table:table-row table:style-name="ro1-2">
          <table:table-cell office:value-type="string">
            <text:p>commonplace</text:p>
          </table:table-cell>
        </table:table-row>
        <table:table-row table:style-name="ro1-2">
          <table:table-cell office:value-type="string">
            <text:p>commotion</text:p>
          </table:table-cell>
        </table:table-row>
        <table:table-row table:style-name="ro1-2">
          <table:table-cell office:value-type="string">
            <text:p>commotions</text:p>
          </table:table-cell>
        </table:table-row>
        <table:table-row table:style-name="ro1-2">
          <table:table-cell office:value-type="string">
            <text:p>complacent</text:p>
          </table:table-cell>
        </table:table-row>
        <table:table-row table:style-name="ro1-2">
          <table:table-cell office:value-type="string">
            <text:p>complain</text:p>
          </table:table-cell>
        </table:table-row>
        <table:table-row table:style-name="ro1-2">
          <table:table-cell office:value-type="string">
            <text:p>complained</text:p>
          </table:table-cell>
        </table:table-row>
        <table:table-row table:style-name="ro1-2">
          <table:table-cell office:value-type="string">
            <text:p>complaining</text:p>
          </table:table-cell>
        </table:table-row>
        <table:table-row table:style-name="ro1-2">
          <table:table-cell office:value-type="string">
            <text:p>complains</text:p>
          </table:table-cell>
        </table:table-row>
        <table:table-row table:style-name="ro1-2">
          <table:table-cell office:value-type="string">
            <text:p>complaint</text:p>
          </table:table-cell>
        </table:table-row>
        <table:table-row table:style-name="ro1-2">
          <table:table-cell office:value-type="string">
            <text:p>complaints</text:p>
          </table:table-cell>
        </table:table-row>
        <table:table-row table:style-name="ro1-2">
          <table:table-cell office:value-type="string">
            <text:p>complex</text:p>
          </table:table-cell>
        </table:table-row>
        <table:table-row table:style-name="ro1-2">
          <table:table-cell office:value-type="string">
            <text:p>complicated</text:p>
          </table:table-cell>
        </table:table-row>
        <table:table-row table:style-name="ro1-2">
          <table:table-cell office:value-type="string">
            <text:p>complication</text:p>
          </table:table-cell>
        </table:table-row>
        <table:table-row table:style-name="ro1-2">
          <table:table-cell office:value-type="string">
            <text:p>complicit</text:p>
          </table:table-cell>
        </table:table-row>
        <table:table-row table:style-name="ro1-2">
          <table:table-cell office:value-type="string">
            <text:p>compulsion</text:p>
          </table:table-cell>
        </table:table-row>
        <table:table-row table:style-name="ro1-2">
          <table:table-cell office:value-type="string">
            <text:p>compulsive</text:p>
          </table:table-cell>
        </table:table-row>
        <table:table-row table:style-name="ro1-2">
          <table:table-cell office:value-type="string">
            <text:p>concede</text:p>
          </table:table-cell>
        </table:table-row>
        <table:table-row table:style-name="ro1-2">
          <table:table-cell office:value-type="string">
            <text:p>conceded</text:p>
          </table:table-cell>
        </table:table-row>
        <table:table-row table:style-name="ro1-2">
          <table:table-cell office:value-type="string">
            <text:p>conceit</text:p>
          </table:table-cell>
        </table:table-row>
        <table:table-row table:style-name="ro1-2">
          <table:table-cell office:value-type="string">
            <text:p>conceited</text:p>
          </table:table-cell>
        </table:table-row>
        <table:table-row table:style-name="ro1-2">
          <table:table-cell office:value-type="string">
            <text:p>concen</text:p>
          </table:table-cell>
        </table:table-row>
        <table:table-row table:style-name="ro1-2">
          <table:table-cell office:value-type="string">
            <text:p>concens</text:p>
          </table:table-cell>
        </table:table-row>
        <table:table-row table:style-name="ro1-2">
          <table:table-cell office:value-type="string">
            <text:p>concern</text:p>
          </table:table-cell>
        </table:table-row>
        <table:table-row table:style-name="ro1-2">
          <table:table-cell office:value-type="string">
            <text:p>concerned</text:p>
          </table:table-cell>
        </table:table-row>
        <table:table-row table:style-name="ro1-2">
          <table:table-cell office:value-type="string">
            <text:p>concerns</text:p>
          </table:table-cell>
        </table:table-row>
        <table:table-row table:style-name="ro1-2">
          <table:table-cell office:value-type="string">
            <text:p>concession</text:p>
          </table:table-cell>
        </table:table-row>
        <table:table-row table:style-name="ro1-2">
          <table:table-cell office:value-type="string">
            <text:p>concessions</text:p>
          </table:table-cell>
        </table:table-row>
        <table:table-row table:style-name="ro1-2">
          <table:table-cell office:value-type="string">
            <text:p>condemn</text:p>
          </table:table-cell>
        </table:table-row>
        <table:table-row table:style-name="ro1-2">
          <table:table-cell office:value-type="string">
            <text:p>condemnable</text:p>
          </table:table-cell>
        </table:table-row>
        <table:table-row table:style-name="ro1-2">
          <table:table-cell office:value-type="string">
            <text:p>condemnation</text:p>
          </table:table-cell>
        </table:table-row>
        <table:table-row table:style-name="ro1-2">
          <table:table-cell office:value-type="string">
            <text:p>condemned</text:p>
          </table:table-cell>
        </table:table-row>
        <table:table-row table:style-name="ro1-2">
          <table:table-cell office:value-type="string">
            <text:p>condemns</text:p>
          </table:table-cell>
        </table:table-row>
        <table:table-row table:style-name="ro1-2">
          <table:table-cell office:value-type="string">
            <text:p>condescend</text:p>
          </table:table-cell>
        </table:table-row>
        <table:table-row table:style-name="ro1-84">
          <table:table-cell office:value-type="string">
            <text:p>condescending</text:p>
          </table:table-cell>
        </table:table-row>
        <table:table-row table:style-name="ro1-84">
          <table:table-cell office:value-type="string">
            <text:p>condescendingly</text:p>
          </table:table-cell>
        </table:table-row>
        <table:table-row table:style-name="ro1-84">
          <table:table-cell office:value-type="string">
            <text:p>condescension</text:p>
          </table:table-cell>
        </table:table-row>
        <table:table-row table:style-name="ro1-2">
          <table:table-cell office:value-type="string">
            <text:p>confess</text:p>
          </table:table-cell>
        </table:table-row>
        <table:table-row table:style-name="ro1-2">
          <table:table-cell office:value-type="string">
            <text:p>confession</text:p>
          </table:table-cell>
        </table:table-row>
        <table:table-row table:style-name="ro1-2">
          <table:table-cell office:value-type="string">
            <text:p>confessions</text:p>
          </table:table-cell>
        </table:table-row>
        <table:table-row table:style-name="ro1-2">
          <table:table-cell office:value-type="string">
            <text:p>confined</text:p>
          </table:table-cell>
        </table:table-row>
        <table:table-row table:style-name="ro1-2">
          <table:table-cell office:value-type="string">
            <text:p>conflict</text:p>
          </table:table-cell>
        </table:table-row>
        <table:table-row table:style-name="ro1-2">
          <table:table-cell office:value-type="string">
            <text:p>conflicted</text:p>
          </table:table-cell>
        </table:table-row>
        <table:table-row table:style-name="ro1-2">
          <table:table-cell office:value-type="string">
            <text:p>conflicting</text:p>
          </table:table-cell>
        </table:table-row>
        <table:table-row table:style-name="ro1-2">
          <table:table-cell office:value-type="string">
            <text:p>conflicts</text:p>
          </table:table-cell>
        </table:table-row>
        <table:table-row table:style-name="ro1-2">
          <table:table-cell office:value-type="string">
            <text:p>confound</text:p>
          </table:table-cell>
        </table:table-row>
        <table:table-row table:style-name="ro1-2">
          <table:table-cell office:value-type="string">
            <text:p>confounded</text:p>
          </table:table-cell>
        </table:table-row>
        <table:table-row table:style-name="ro1-2">
          <table:table-cell office:value-type="string">
            <text:p>confounding</text:p>
          </table:table-cell>
        </table:table-row>
        <table:table-row table:style-name="ro1-2">
          <table:table-cell office:value-type="string">
            <text:p>confront</text:p>
          </table:table-cell>
        </table:table-row>
        <table:table-row table:style-name="ro1-2">
          <table:table-cell office:value-type="string">
            <text:p>confrontation</text:p>
          </table:table-cell>
        </table:table-row>
        <table:table-row table:style-name="ro1-84">
          <table:table-cell office:value-type="string">
            <text:p>confrontational</text:p>
          </table:table-cell>
        </table:table-row>
        <table:table-row table:style-name="ro1-2">
          <table:table-cell office:value-type="string">
            <text:p>confuse</text:p>
          </table:table-cell>
        </table:table-row>
        <table:table-row table:style-name="ro1-2">
          <table:table-cell office:value-type="string">
            <text:p>confused</text:p>
          </table:table-cell>
        </table:table-row>
        <table:table-row table:style-name="ro1-2">
          <table:table-cell office:value-type="string">
            <text:p>confuses</text:p>
          </table:table-cell>
        </table:table-row>
        <table:table-row table:style-name="ro1-2">
          <table:table-cell office:value-type="string">
            <text:p>confusing</text:p>
          </table:table-cell>
        </table:table-row>
        <table:table-row table:style-name="ro1-2">
          <table:table-cell office:value-type="string">
            <text:p>confusion</text:p>
          </table:table-cell>
        </table:table-row>
        <table:table-row table:style-name="ro1-2">
          <table:table-cell office:value-type="string">
            <text:p>confusions</text:p>
          </table:table-cell>
        </table:table-row>
        <table:table-row table:style-name="ro1-2">
          <table:table-cell office:value-type="string">
            <text:p>congested</text:p>
          </table:table-cell>
        </table:table-row>
        <table:table-row table:style-name="ro1-2">
          <table:table-cell office:value-type="string">
            <text:p>congestion</text:p>
          </table:table-cell>
        </table:table-row>
        <table:table-row table:style-name="ro1-2">
          <table:table-cell office:value-type="string">
            <text:p>cons</text:p>
          </table:table-cell>
        </table:table-row>
        <table:table-row table:style-name="ro1-2">
          <table:table-cell office:value-type="string">
            <text:p>conscons</text:p>
          </table:table-cell>
        </table:table-row>
        <table:table-row table:style-name="ro1-2">
          <table:table-cell office:value-type="string">
            <text:p>conservative</text:p>
          </table:table-cell>
        </table:table-row>
        <table:table-row table:style-name="ro1-2">
          <table:table-cell office:value-type="string">
            <text:p>conspicuous</text:p>
          </table:table-cell>
        </table:table-row>
        <table:table-row table:style-name="ro1-2">
          <table:table-cell office:value-type="string">
            <text:p>conspicuously</text:p>
          </table:table-cell>
        </table:table-row>
        <table:table-row table:style-name="ro1-2">
          <table:table-cell office:value-type="string">
            <text:p>conspiracies</text:p>
          </table:table-cell>
        </table:table-row>
        <table:table-row table:style-name="ro1-2">
          <table:table-cell office:value-type="string">
            <text:p>conspiracy</text:p>
          </table:table-cell>
        </table:table-row>
        <table:table-row table:style-name="ro1-2">
          <table:table-cell office:value-type="string">
            <text:p>conspirator</text:p>
          </table:table-cell>
        </table:table-row>
        <table:table-row table:style-name="ro1-2">
          <table:table-cell office:value-type="string">
            <text:p>conspiratorial</text:p>
          </table:table-cell>
        </table:table-row>
        <table:table-row table:style-name="ro1-2">
          <table:table-cell office:value-type="string">
            <text:p>conspire</text:p>
          </table:table-cell>
        </table:table-row>
        <table:table-row table:style-name="ro1-2">
          <table:table-cell office:value-type="string">
            <text:p>consternation</text:p>
          </table:table-cell>
        </table:table-row>
        <table:table-row table:style-name="ro1-2">
          <table:table-cell office:value-type="string">
            <text:p>contagious</text:p>
          </table:table-cell>
        </table:table-row>
        <table:table-row table:style-name="ro1-2">
          <table:table-cell office:value-type="string">
            <text:p>contaminate</text:p>
          </table:table-cell>
        </table:table-row>
        <table:table-row table:style-name="ro1-2">
          <table:table-cell office:value-type="string">
            <text:p>contaminated</text:p>
          </table:table-cell>
        </table:table-row>
        <table:table-row table:style-name="ro1-2">
          <table:table-cell office:value-type="string">
            <text:p>contaminates</text:p>
          </table:table-cell>
        </table:table-row>
        <table:table-row table:style-name="ro1-2">
          <table:table-cell office:value-type="string">
            <text:p>contaminating</text:p>
          </table:table-cell>
        </table:table-row>
        <table:table-row table:style-name="ro1-2">
          <table:table-cell office:value-type="string">
            <text:p>contamination</text:p>
          </table:table-cell>
        </table:table-row>
        <table:table-row table:style-name="ro1-2">
          <table:table-cell office:value-type="string">
            <text:p>contempt</text:p>
          </table:table-cell>
        </table:table-row>
        <table:table-row table:style-name="ro1-2">
          <table:table-cell office:value-type="string">
            <text:p>contemptible</text:p>
          </table:table-cell>
        </table:table-row>
        <table:table-row table:style-name="ro1-2">
          <table:table-cell office:value-type="string">
            <text:p>contemptuous</text:p>
          </table:table-cell>
        </table:table-row>
        <table:table-row table:style-name="ro1-84">
          <table:table-cell office:value-type="string">
            <text:p>contemptuously</text:p>
          </table:table-cell>
        </table:table-row>
        <table:table-row table:style-name="ro1-2">
          <table:table-cell office:value-type="string">
            <text:p>contend</text:p>
          </table:table-cell>
        </table:table-row>
        <table:table-row table:style-name="ro1-2">
          <table:table-cell office:value-type="string">
            <text:p>contention</text:p>
          </table:table-cell>
        </table:table-row>
        <table:table-row table:style-name="ro1-2">
          <table:table-cell office:value-type="string">
            <text:p>contentious</text:p>
          </table:table-cell>
        </table:table-row>
        <table:table-row table:style-name="ro1-2">
          <table:table-cell office:value-type="string">
            <text:p>contort</text:p>
          </table:table-cell>
        </table:table-row>
        <table:table-row table:style-name="ro1-2">
          <table:table-cell office:value-type="string">
            <text:p>contortions</text:p>
          </table:table-cell>
        </table:table-row>
        <table:table-row table:style-name="ro1-2">
          <table:table-cell office:value-type="string">
            <text:p>contradict</text:p>
          </table:table-cell>
        </table:table-row>
        <table:table-row table:style-name="ro1-2">
          <table:table-cell office:value-type="string">
            <text:p>contradiction</text:p>
          </table:table-cell>
        </table:table-row>
        <table:table-row table:style-name="ro1-2">
          <table:table-cell office:value-type="string">
            <text:p>contradictory</text:p>
          </table:table-cell>
        </table:table-row>
        <table:table-row table:style-name="ro1-2">
          <table:table-cell office:value-type="string">
            <text:p>contrariness</text:p>
          </table:table-cell>
        </table:table-row>
        <table:table-row table:style-name="ro1-2">
          <table:table-cell office:value-type="string">
            <text:p>contravene</text:p>
          </table:table-cell>
        </table:table-row>
        <table:table-row table:style-name="ro1-2">
          <table:table-cell office:value-type="string">
            <text:p>contrive</text:p>
          </table:table-cell>
        </table:table-row>
        <table:table-row table:style-name="ro1-2">
          <table:table-cell office:value-type="string">
            <text:p>contrived</text:p>
          </table:table-cell>
        </table:table-row>
        <table:table-row table:style-name="ro1-2">
          <table:table-cell office:value-type="string">
            <text:p>controversial</text:p>
          </table:table-cell>
        </table:table-row>
        <table:table-row table:style-name="ro1-2">
          <table:table-cell office:value-type="string">
            <text:p>controversy</text:p>
          </table:table-cell>
        </table:table-row>
        <table:table-row table:style-name="ro1-2">
          <table:table-cell office:value-type="string">
            <text:p>convoluted</text:p>
          </table:table-cell>
        </table:table-row>
        <table:table-row table:style-name="ro1-2">
          <table:table-cell office:value-type="string">
            <text:p>corrode</text:p>
          </table:table-cell>
        </table:table-row>
        <table:table-row table:style-name="ro1-2">
          <table:table-cell office:value-type="string">
            <text:p>corrosion</text:p>
          </table:table-cell>
        </table:table-row>
        <table:table-row table:style-name="ro1-2">
          <table:table-cell office:value-type="string">
            <text:p>corrosions</text:p>
          </table:table-cell>
        </table:table-row>
        <table:table-row table:style-name="ro1-2">
          <table:table-cell office:value-type="string">
            <text:p>corrosive</text:p>
          </table:table-cell>
        </table:table-row>
        <table:table-row table:style-name="ro1-2">
          <table:table-cell office:value-type="string">
            <text:p>corrupt</text:p>
          </table:table-cell>
        </table:table-row>
        <table:table-row table:style-name="ro1-2">
          <table:table-cell office:value-type="string">
            <text:p>corrupted</text:p>
          </table:table-cell>
        </table:table-row>
        <table:table-row table:style-name="ro1-2">
          <table:table-cell office:value-type="string">
            <text:p>corrupting</text:p>
          </table:table-cell>
        </table:table-row>
        <table:table-row table:style-name="ro1-2">
          <table:table-cell office:value-type="string">
            <text:p>corruption</text:p>
          </table:table-cell>
        </table:table-row>
        <table:table-row table:style-name="ro1-2">
          <table:table-cell office:value-type="string">
            <text:p>corrupts</text:p>
          </table:table-cell>
        </table:table-row>
        <table:table-row table:style-name="ro1-2">
          <table:table-cell office:value-type="string">
            <text:p>corruptted</text:p>
          </table:table-cell>
        </table:table-row>
        <table:table-row table:style-name="ro1-2">
          <table:table-cell office:value-type="string">
            <text:p>costlier</text:p>
          </table:table-cell>
        </table:table-row>
        <table:table-row table:style-name="ro1-2">
          <table:table-cell office:value-type="string">
            <text:p>costly</text:p>
          </table:table-cell>
        </table:table-row>
        <table:table-row table:style-name="ro1-84">
          <table:table-cell office:value-type="string">
            <text:p>counter-productive</text:p>
          </table:table-cell>
        </table:table-row>
        <table:table-row table:style-name="ro1-84">
          <table:table-cell office:value-type="string">
            <text:p>counterproductive</text:p>
          </table:table-cell>
        </table:table-row>
        <table:table-row table:style-name="ro1-2">
          <table:table-cell office:value-type="string">
            <text:p>coupists</text:p>
          </table:table-cell>
        </table:table-row>
        <table:table-row table:style-name="ro1-2">
          <table:table-cell office:value-type="string">
            <text:p>covetous</text:p>
          </table:table-cell>
        </table:table-row>
        <table:table-row table:style-name="ro1-2">
          <table:table-cell office:value-type="string">
            <text:p>coward</text:p>
          </table:table-cell>
        </table:table-row>
        <table:table-row table:style-name="ro1-2">
          <table:table-cell office:value-type="string">
            <text:p>cowardly</text:p>
          </table:table-cell>
        </table:table-row>
        <table:table-row table:style-name="ro1-2">
          <table:table-cell office:value-type="string">
            <text:p>crabby</text:p>
          </table:table-cell>
        </table:table-row>
        <table:table-row table:style-name="ro1-2">
          <table:table-cell office:value-type="string">
            <text:p>crack</text:p>
          </table:table-cell>
        </table:table-row>
        <table:table-row table:style-name="ro1-2">
          <table:table-cell office:value-type="string">
            <text:p>cracked</text:p>
          </table:table-cell>
        </table:table-row>
        <table:table-row table:style-name="ro1-2">
          <table:table-cell office:value-type="string">
            <text:p>cracks</text:p>
          </table:table-cell>
        </table:table-row>
        <table:table-row table:style-name="ro1-2">
          <table:table-cell office:value-type="string">
            <text:p>craftily</text:p>
          </table:table-cell>
        </table:table-row>
        <table:table-row table:style-name="ro1-2">
          <table:table-cell office:value-type="string">
            <text:p>craftly</text:p>
          </table:table-cell>
        </table:table-row>
        <table:table-row table:style-name="ro1-2">
          <table:table-cell office:value-type="string">
            <text:p>crafty</text:p>
          </table:table-cell>
        </table:table-row>
        <table:table-row table:style-name="ro1-2">
          <table:table-cell office:value-type="string">
            <text:p>cramp</text:p>
          </table:table-cell>
        </table:table-row>
        <table:table-row table:style-name="ro1-2">
          <table:table-cell office:value-type="string">
            <text:p>cramped</text:p>
          </table:table-cell>
        </table:table-row>
        <table:table-row table:style-name="ro1-2">
          <table:table-cell office:value-type="string">
            <text:p>cramping</text:p>
          </table:table-cell>
        </table:table-row>
        <table:table-row table:style-name="ro1-2">
          <table:table-cell office:value-type="string">
            <text:p>cranky</text:p>
          </table:table-cell>
        </table:table-row>
        <table:table-row table:style-name="ro1-2">
          <table:table-cell office:value-type="string">
            <text:p>crap</text:p>
          </table:table-cell>
        </table:table-row>
        <table:table-row table:style-name="ro1-2">
          <table:table-cell office:value-type="string">
            <text:p>crappy</text:p>
          </table:table-cell>
        </table:table-row>
        <table:table-row table:style-name="ro1-2">
          <table:table-cell office:value-type="string">
            <text:p>craps</text:p>
          </table:table-cell>
        </table:table-row>
        <table:table-row table:style-name="ro1-2">
          <table:table-cell office:value-type="string">
            <text:p>crash</text:p>
          </table:table-cell>
        </table:table-row>
        <table:table-row table:style-name="ro1-2">
          <table:table-cell office:value-type="string">
            <text:p>crashed</text:p>
          </table:table-cell>
        </table:table-row>
        <table:table-row table:style-name="ro1-2">
          <table:table-cell office:value-type="string">
            <text:p>crashes</text:p>
          </table:table-cell>
        </table:table-row>
        <table:table-row table:style-name="ro1-2">
          <table:table-cell office:value-type="string">
            <text:p>crashing</text:p>
          </table:table-cell>
        </table:table-row>
        <table:table-row table:style-name="ro1-2">
          <table:table-cell office:value-type="string">
            <text:p>crass</text:p>
          </table:table-cell>
        </table:table-row>
        <table:table-row table:style-name="ro1-2">
          <table:table-cell office:value-type="string">
            <text:p>craven</text:p>
          </table:table-cell>
        </table:table-row>
        <table:table-row table:style-name="ro1-2">
          <table:table-cell office:value-type="string">
            <text:p>cravenly</text:p>
          </table:table-cell>
        </table:table-row>
        <table:table-row table:style-name="ro1-2">
          <table:table-cell office:value-type="string">
            <text:p>craze</text:p>
          </table:table-cell>
        </table:table-row>
        <table:table-row table:style-name="ro1-2">
          <table:table-cell office:value-type="string">
            <text:p>crazily</text:p>
          </table:table-cell>
        </table:table-row>
        <table:table-row table:style-name="ro1-2">
          <table:table-cell office:value-type="string">
            <text:p>craziness</text:p>
          </table:table-cell>
        </table:table-row>
        <table:table-row table:style-name="ro1-2">
          <table:table-cell office:value-type="string">
            <text:p>crazy</text:p>
          </table:table-cell>
        </table:table-row>
        <table:table-row table:style-name="ro1-2">
          <table:table-cell office:value-type="string">
            <text:p>creak</text:p>
          </table:table-cell>
        </table:table-row>
        <table:table-row table:style-name="ro1-2">
          <table:table-cell office:value-type="string">
            <text:p>creaking</text:p>
          </table:table-cell>
        </table:table-row>
        <table:table-row table:style-name="ro1-2">
          <table:table-cell office:value-type="string">
            <text:p>creaks</text:p>
          </table:table-cell>
        </table:table-row>
        <table:table-row table:style-name="ro1-2">
          <table:table-cell office:value-type="string">
            <text:p>credulous</text:p>
          </table:table-cell>
        </table:table-row>
        <table:table-row table:style-name="ro1-2">
          <table:table-cell office:value-type="string">
            <text:p>creep</text:p>
          </table:table-cell>
        </table:table-row>
        <table:table-row table:style-name="ro1-2">
          <table:table-cell office:value-type="string">
            <text:p>creeping</text:p>
          </table:table-cell>
        </table:table-row>
        <table:table-row table:style-name="ro1-2">
          <table:table-cell office:value-type="string">
            <text:p>creeps</text:p>
          </table:table-cell>
        </table:table-row>
        <table:table-row table:style-name="ro1-2">
          <table:table-cell office:value-type="string">
            <text:p>creepy</text:p>
          </table:table-cell>
        </table:table-row>
        <table:table-row table:style-name="ro1-2">
          <table:table-cell office:value-type="string">
            <text:p>crept</text:p>
          </table:table-cell>
        </table:table-row>
        <table:table-row table:style-name="ro1-2">
          <table:table-cell office:value-type="string">
            <text:p>crime</text:p>
          </table:table-cell>
        </table:table-row>
        <table:table-row table:style-name="ro1-2">
          <table:table-cell office:value-type="string">
            <text:p>criminal</text:p>
          </table:table-cell>
        </table:table-row>
        <table:table-row table:style-name="ro1-2">
          <table:table-cell office:value-type="string">
            <text:p>cringe</text:p>
          </table:table-cell>
        </table:table-row>
        <table:table-row table:style-name="ro1-2">
          <table:table-cell office:value-type="string">
            <text:p>cringed</text:p>
          </table:table-cell>
        </table:table-row>
        <table:table-row table:style-name="ro1-2">
          <table:table-cell office:value-type="string">
            <text:p>cringes</text:p>
          </table:table-cell>
        </table:table-row>
        <table:table-row table:style-name="ro1-2">
          <table:table-cell office:value-type="string">
            <text:p>cripple</text:p>
          </table:table-cell>
        </table:table-row>
        <table:table-row table:style-name="ro1-2">
          <table:table-cell office:value-type="string">
            <text:p>crippled</text:p>
          </table:table-cell>
        </table:table-row>
        <table:table-row table:style-name="ro1-2">
          <table:table-cell office:value-type="string">
            <text:p>cripples</text:p>
          </table:table-cell>
        </table:table-row>
        <table:table-row table:style-name="ro1-2">
          <table:table-cell office:value-type="string">
            <text:p>crippling</text:p>
          </table:table-cell>
        </table:table-row>
        <table:table-row table:style-name="ro1-2">
          <table:table-cell office:value-type="string">
            <text:p>crisis</text:p>
          </table:table-cell>
        </table:table-row>
        <table:table-row table:style-name="ro1-2">
          <table:table-cell office:value-type="string">
            <text:p>critic</text:p>
          </table:table-cell>
        </table:table-row>
        <table:table-row table:style-name="ro1-2">
          <table:table-cell office:value-type="string">
            <text:p>critical</text:p>
          </table:table-cell>
        </table:table-row>
        <table:table-row table:style-name="ro1-2">
          <table:table-cell office:value-type="string">
            <text:p>criticism</text:p>
          </table:table-cell>
        </table:table-row>
        <table:table-row table:style-name="ro1-2">
          <table:table-cell office:value-type="string">
            <text:p>criticisms</text:p>
          </table:table-cell>
        </table:table-row>
        <table:table-row table:style-name="ro1-2">
          <table:table-cell office:value-type="string">
            <text:p>criticize</text:p>
          </table:table-cell>
        </table:table-row>
        <table:table-row table:style-name="ro1-2">
          <table:table-cell office:value-type="string">
            <text:p>criticized</text:p>
          </table:table-cell>
        </table:table-row>
        <table:table-row table:style-name="ro1-2">
          <table:table-cell office:value-type="string">
            <text:p>criticizing</text:p>
          </table:table-cell>
        </table:table-row>
        <table:table-row table:style-name="ro1-2">
          <table:table-cell office:value-type="string">
            <text:p>critics</text:p>
          </table:table-cell>
        </table:table-row>
        <table:table-row table:style-name="ro1-2">
          <table:table-cell office:value-type="string">
            <text:p>cronyism</text:p>
          </table:table-cell>
        </table:table-row>
        <table:table-row table:style-name="ro1-2">
          <table:table-cell office:value-type="string">
            <text:p>crook</text:p>
          </table:table-cell>
        </table:table-row>
        <table:table-row table:style-name="ro1-2">
          <table:table-cell office:value-type="string">
            <text:p>crooked</text:p>
          </table:table-cell>
        </table:table-row>
        <table:table-row table:style-name="ro1-2">
          <table:table-cell office:value-type="string">
            <text:p>crooks</text:p>
          </table:table-cell>
        </table:table-row>
        <table:table-row table:style-name="ro1-2">
          <table:table-cell office:value-type="string">
            <text:p>crowded</text:p>
          </table:table-cell>
        </table:table-row>
        <table:table-row table:style-name="ro1-2">
          <table:table-cell office:value-type="string">
            <text:p>crowdedness</text:p>
          </table:table-cell>
        </table:table-row>
        <table:table-row table:style-name="ro1-2">
          <table:table-cell office:value-type="string">
            <text:p>crude</text:p>
          </table:table-cell>
        </table:table-row>
        <table:table-row table:style-name="ro1-2">
          <table:table-cell office:value-type="string">
            <text:p>cruel</text:p>
          </table:table-cell>
        </table:table-row>
        <table:table-row table:style-name="ro1-2">
          <table:table-cell office:value-type="string">
            <text:p>crueler</text:p>
          </table:table-cell>
        </table:table-row>
        <table:table-row table:style-name="ro1-2">
          <table:table-cell office:value-type="string">
            <text:p>cruelest</text:p>
          </table:table-cell>
        </table:table-row>
        <table:table-row table:style-name="ro1-2">
          <table:table-cell office:value-type="string">
            <text:p>cruelly</text:p>
          </table:table-cell>
        </table:table-row>
        <table:table-row table:style-name="ro1-2">
          <table:table-cell office:value-type="string">
            <text:p>cruelness</text:p>
          </table:table-cell>
        </table:table-row>
        <table:table-row table:style-name="ro1-2">
          <table:table-cell office:value-type="string">
            <text:p>cruelties</text:p>
          </table:table-cell>
        </table:table-row>
        <table:table-row table:style-name="ro1-2">
          <table:table-cell office:value-type="string">
            <text:p>cruelty</text:p>
          </table:table-cell>
        </table:table-row>
        <table:table-row table:style-name="ro1-2">
          <table:table-cell office:value-type="string">
            <text:p>crumble</text:p>
          </table:table-cell>
        </table:table-row>
        <table:table-row table:style-name="ro1-2">
          <table:table-cell office:value-type="string">
            <text:p>crumbling</text:p>
          </table:table-cell>
        </table:table-row>
        <table:table-row table:style-name="ro1-2">
          <table:table-cell office:value-type="string">
            <text:p>crummy</text:p>
          </table:table-cell>
        </table:table-row>
        <table:table-row table:style-name="ro1-2">
          <table:table-cell office:value-type="string">
            <text:p>crumple</text:p>
          </table:table-cell>
        </table:table-row>
        <table:table-row table:style-name="ro1-2">
          <table:table-cell office:value-type="string">
            <text:p>crumpled</text:p>
          </table:table-cell>
        </table:table-row>
        <table:table-row table:style-name="ro1-2">
          <table:table-cell office:value-type="string">
            <text:p>crumples</text:p>
          </table:table-cell>
        </table:table-row>
        <table:table-row table:style-name="ro1-2">
          <table:table-cell office:value-type="string">
            <text:p>crush</text:p>
          </table:table-cell>
        </table:table-row>
        <table:table-row table:style-name="ro1-2">
          <table:table-cell office:value-type="string">
            <text:p>crushed</text:p>
          </table:table-cell>
        </table:table-row>
        <table:table-row table:style-name="ro1-2">
          <table:table-cell office:value-type="string">
            <text:p>crushing</text:p>
          </table:table-cell>
        </table:table-row>
        <table:table-row table:style-name="ro1-2">
          <table:table-cell office:value-type="string">
            <text:p>cry</text:p>
          </table:table-cell>
        </table:table-row>
        <table:table-row table:style-name="ro1-2">
          <table:table-cell office:value-type="string">
            <text:p>culpable</text:p>
          </table:table-cell>
        </table:table-row>
        <table:table-row table:style-name="ro1-2">
          <table:table-cell office:value-type="string">
            <text:p>culprit</text:p>
          </table:table-cell>
        </table:table-row>
        <table:table-row table:style-name="ro1-2">
          <table:table-cell office:value-type="string">
            <text:p>cumbersome</text:p>
          </table:table-cell>
        </table:table-row>
        <table:table-row table:style-name="ro1-2">
          <table:table-cell office:value-type="string">
            <text:p>cunt</text:p>
          </table:table-cell>
        </table:table-row>
        <table:table-row table:style-name="ro1-2">
          <table:table-cell office:value-type="string">
            <text:p>cunts</text:p>
          </table:table-cell>
        </table:table-row>
        <table:table-row table:style-name="ro1-2">
          <table:table-cell office:value-type="string">
            <text:p>cuplrit</text:p>
          </table:table-cell>
        </table:table-row>
        <table:table-row table:style-name="ro1-2">
          <table:table-cell office:value-type="string">
            <text:p>curse</text:p>
          </table:table-cell>
        </table:table-row>
        <table:table-row table:style-name="ro1-2">
          <table:table-cell office:value-type="string">
            <text:p>cursed</text:p>
          </table:table-cell>
        </table:table-row>
        <table:table-row table:style-name="ro1-2">
          <table:table-cell office:value-type="string">
            <text:p>curses</text:p>
          </table:table-cell>
        </table:table-row>
        <table:table-row table:style-name="ro1-2">
          <table:table-cell office:value-type="string">
            <text:p>curt</text:p>
          </table:table-cell>
        </table:table-row>
        <table:table-row table:style-name="ro1-2">
          <table:table-cell office:value-type="string">
            <text:p>cuss</text:p>
          </table:table-cell>
        </table:table-row>
        <table:table-row table:style-name="ro1-2">
          <table:table-cell office:value-type="string">
            <text:p>cussed</text:p>
          </table:table-cell>
        </table:table-row>
        <table:table-row table:style-name="ro1-2">
          <table:table-cell office:value-type="string">
            <text:p>cutthroat</text:p>
          </table:table-cell>
        </table:table-row>
        <table:table-row table:style-name="ro1-2">
          <table:table-cell office:value-type="string">
            <text:p>cynical</text:p>
          </table:table-cell>
        </table:table-row>
        <table:table-row table:style-name="ro1-2">
          <table:table-cell office:value-type="string">
            <text:p>cynicism</text:p>
          </table:table-cell>
        </table:table-row>
        <table:table-row table:style-name="ro1-2">
          <table:table-cell office:value-type="string">
            <text:p>d*mn</text:p>
          </table:table-cell>
        </table:table-row>
        <table:table-row table:style-name="ro1-2">
          <table:table-cell office:value-type="string">
            <text:p>damage</text:p>
          </table:table-cell>
        </table:table-row>
        <table:table-row table:style-name="ro1-2">
          <table:table-cell office:value-type="string">
            <text:p>damaged</text:p>
          </table:table-cell>
        </table:table-row>
        <table:table-row table:style-name="ro1-2">
          <table:table-cell office:value-type="string">
            <text:p>damages</text:p>
          </table:table-cell>
        </table:table-row>
        <table:table-row table:style-name="ro1-2">
          <table:table-cell office:value-type="string">
            <text:p>damaging</text:p>
          </table:table-cell>
        </table:table-row>
        <table:table-row table:style-name="ro1-2">
          <table:table-cell office:value-type="string">
            <text:p>damn</text:p>
          </table:table-cell>
        </table:table-row>
        <table:table-row table:style-name="ro1-2">
          <table:table-cell office:value-type="string">
            <text:p>damnable</text:p>
          </table:table-cell>
        </table:table-row>
        <table:table-row table:style-name="ro1-2">
          <table:table-cell office:value-type="string">
            <text:p>damnably</text:p>
          </table:table-cell>
        </table:table-row>
        <table:table-row table:style-name="ro1-2">
          <table:table-cell office:value-type="string">
            <text:p>damnation</text:p>
          </table:table-cell>
        </table:table-row>
        <table:table-row table:style-name="ro1-2">
          <table:table-cell office:value-type="string">
            <text:p>damned</text:p>
          </table:table-cell>
        </table:table-row>
        <table:table-row table:style-name="ro1-2">
          <table:table-cell office:value-type="string">
            <text:p>damning</text:p>
          </table:table-cell>
        </table:table-row>
        <table:table-row table:style-name="ro1-2">
          <table:table-cell office:value-type="string">
            <text:p>damper</text:p>
          </table:table-cell>
        </table:table-row>
        <table:table-row table:style-name="ro1-2">
          <table:table-cell office:value-type="string">
            <text:p>danger</text:p>
          </table:table-cell>
        </table:table-row>
        <table:table-row table:style-name="ro1-2">
          <table:table-cell office:value-type="string">
            <text:p>dangerous</text:p>
          </table:table-cell>
        </table:table-row>
        <table:table-row table:style-name="ro1-2">
          <table:table-cell office:value-type="string">
            <text:p>dangerousness</text:p>
          </table:table-cell>
        </table:table-row>
        <table:table-row table:style-name="ro1-2">
          <table:table-cell office:value-type="string">
            <text:p>dark</text:p>
          </table:table-cell>
        </table:table-row>
        <table:table-row table:style-name="ro1-2">
          <table:table-cell office:value-type="string">
            <text:p>darken</text:p>
          </table:table-cell>
        </table:table-row>
        <table:table-row table:style-name="ro1-2">
          <table:table-cell office:value-type="string">
            <text:p>darkened</text:p>
          </table:table-cell>
        </table:table-row>
        <table:table-row table:style-name="ro1-2">
          <table:table-cell office:value-type="string">
            <text:p>darker</text:p>
          </table:table-cell>
        </table:table-row>
        <table:table-row table:style-name="ro1-2">
          <table:table-cell office:value-type="string">
            <text:p>darkness</text:p>
          </table:table-cell>
        </table:table-row>
        <table:table-row table:style-name="ro1-2">
          <table:table-cell office:value-type="string">
            <text:p>dastard</text:p>
          </table:table-cell>
        </table:table-row>
        <table:table-row table:style-name="ro1-2">
          <table:table-cell office:value-type="string">
            <text:p>dastardly</text:p>
          </table:table-cell>
        </table:table-row>
        <table:table-row table:style-name="ro1-2">
          <table:table-cell office:value-type="string">
            <text:p>daunt</text:p>
          </table:table-cell>
        </table:table-row>
        <table:table-row table:style-name="ro1-2">
          <table:table-cell office:value-type="string">
            <text:p>daunting</text:p>
          </table:table-cell>
        </table:table-row>
        <table:table-row table:style-name="ro1-2">
          <table:table-cell office:value-type="string">
            <text:p>dauntingly</text:p>
          </table:table-cell>
        </table:table-row>
        <table:table-row table:style-name="ro1-2">
          <table:table-cell office:value-type="string">
            <text:p>dawdle</text:p>
          </table:table-cell>
        </table:table-row>
        <table:table-row table:style-name="ro1-2">
          <table:table-cell office:value-type="string">
            <text:p>daze</text:p>
          </table:table-cell>
        </table:table-row>
        <table:table-row table:style-name="ro1-2">
          <table:table-cell office:value-type="string">
            <text:p>dazed</text:p>
          </table:table-cell>
        </table:table-row>
        <table:table-row table:style-name="ro1-2">
          <table:table-cell office:value-type="string">
            <text:p>dead</text:p>
          </table:table-cell>
        </table:table-row>
        <table:table-row table:style-name="ro1-2">
          <table:table-cell office:value-type="string">
            <text:p>deadbeat</text:p>
          </table:table-cell>
        </table:table-row>
        <table:table-row table:style-name="ro1-2">
          <table:table-cell office:value-type="string">
            <text:p>deadlock</text:p>
          </table:table-cell>
        </table:table-row>
        <table:table-row table:style-name="ro1-2">
          <table:table-cell office:value-type="string">
            <text:p>deadly</text:p>
          </table:table-cell>
        </table:table-row>
        <table:table-row table:style-name="ro1-2">
          <table:table-cell office:value-type="string">
            <text:p>deadweight</text:p>
          </table:table-cell>
        </table:table-row>
        <table:table-row table:style-name="ro1-2">
          <table:table-cell office:value-type="string">
            <text:p>deaf</text:p>
          </table:table-cell>
        </table:table-row>
        <table:table-row table:style-name="ro1-2">
          <table:table-cell office:value-type="string">
            <text:p>dearth</text:p>
          </table:table-cell>
        </table:table-row>
        <table:table-row table:style-name="ro1-2">
          <table:table-cell office:value-type="string">
            <text:p>death</text:p>
          </table:table-cell>
        </table:table-row>
        <table:table-row table:style-name="ro1-2">
          <table:table-cell office:value-type="string">
            <text:p>debacle</text:p>
          </table:table-cell>
        </table:table-row>
        <table:table-row table:style-name="ro1-2">
          <table:table-cell office:value-type="string">
            <text:p>debase</text:p>
          </table:table-cell>
        </table:table-row>
        <table:table-row table:style-name="ro1-2">
          <table:table-cell office:value-type="string">
            <text:p>debasement</text:p>
          </table:table-cell>
        </table:table-row>
        <table:table-row table:style-name="ro1-2">
          <table:table-cell office:value-type="string">
            <text:p>debaser</text:p>
          </table:table-cell>
        </table:table-row>
        <table:table-row table:style-name="ro1-2">
          <table:table-cell office:value-type="string">
            <text:p>debatable</text:p>
          </table:table-cell>
        </table:table-row>
        <table:table-row table:style-name="ro1-2">
          <table:table-cell office:value-type="string">
            <text:p>debauch</text:p>
          </table:table-cell>
        </table:table-row>
        <table:table-row table:style-name="ro1-2">
          <table:table-cell office:value-type="string">
            <text:p>debaucher</text:p>
          </table:table-cell>
        </table:table-row>
        <table:table-row table:style-name="ro1-2">
          <table:table-cell office:value-type="string">
            <text:p>debauchery</text:p>
          </table:table-cell>
        </table:table-row>
        <table:table-row table:style-name="ro1-2">
          <table:table-cell office:value-type="string">
            <text:p>debilitate</text:p>
          </table:table-cell>
        </table:table-row>
        <table:table-row table:style-name="ro1-2">
          <table:table-cell office:value-type="string">
            <text:p>debilitating</text:p>
          </table:table-cell>
        </table:table-row>
        <table:table-row table:style-name="ro1-2">
          <table:table-cell office:value-type="string">
            <text:p>debility</text:p>
          </table:table-cell>
        </table:table-row>
        <table:table-row table:style-name="ro1-2">
          <table:table-cell office:value-type="string">
            <text:p>debt</text:p>
          </table:table-cell>
        </table:table-row>
        <table:table-row table:style-name="ro1-2">
          <table:table-cell office:value-type="string">
            <text:p>debts</text:p>
          </table:table-cell>
        </table:table-row>
        <table:table-row table:style-name="ro1-2">
          <table:table-cell office:value-type="string">
            <text:p>decadence</text:p>
          </table:table-cell>
        </table:table-row>
        <table:table-row table:style-name="ro1-2">
          <table:table-cell office:value-type="string">
            <text:p>decadent</text:p>
          </table:table-cell>
        </table:table-row>
        <table:table-row table:style-name="ro1-2">
          <table:table-cell office:value-type="string">
            <text:p>decay</text:p>
          </table:table-cell>
        </table:table-row>
        <table:table-row table:style-name="ro1-2">
          <table:table-cell office:value-type="string">
            <text:p>decayed</text:p>
          </table:table-cell>
        </table:table-row>
        <table:table-row table:style-name="ro1-2">
          <table:table-cell office:value-type="string">
            <text:p>deceit</text:p>
          </table:table-cell>
        </table:table-row>
        <table:table-row table:style-name="ro1-2">
          <table:table-cell office:value-type="string">
            <text:p>deceitful</text:p>
          </table:table-cell>
        </table:table-row>
        <table:table-row table:style-name="ro1-2">
          <table:table-cell office:value-type="string">
            <text:p>deceitfully</text:p>
          </table:table-cell>
        </table:table-row>
        <table:table-row table:style-name="ro1-2">
          <table:table-cell office:value-type="string">
            <text:p>deceitfulness</text:p>
          </table:table-cell>
        </table:table-row>
        <table:table-row table:style-name="ro1-2">
          <table:table-cell office:value-type="string">
            <text:p>deceive</text:p>
          </table:table-cell>
        </table:table-row>
        <table:table-row table:style-name="ro1-2">
          <table:table-cell office:value-type="string">
            <text:p>deceiver</text:p>
          </table:table-cell>
        </table:table-row>
        <table:table-row table:style-name="ro1-2">
          <table:table-cell office:value-type="string">
            <text:p>deceivers</text:p>
          </table:table-cell>
        </table:table-row>
        <table:table-row table:style-name="ro1-2">
          <table:table-cell office:value-type="string">
            <text:p>deceiving</text:p>
          </table:table-cell>
        </table:table-row>
        <table:table-row table:style-name="ro1-2">
          <table:table-cell office:value-type="string">
            <text:p>deception</text:p>
          </table:table-cell>
        </table:table-row>
        <table:table-row table:style-name="ro1-2">
          <table:table-cell office:value-type="string">
            <text:p>deceptive</text:p>
          </table:table-cell>
        </table:table-row>
        <table:table-row table:style-name="ro1-2">
          <table:table-cell office:value-type="string">
            <text:p>deceptively</text:p>
          </table:table-cell>
        </table:table-row>
        <table:table-row table:style-name="ro1-2">
          <table:table-cell office:value-type="string">
            <text:p>declaim</text:p>
          </table:table-cell>
        </table:table-row>
        <table:table-row table:style-name="ro1-2">
          <table:table-cell office:value-type="string">
            <text:p>decline</text:p>
          </table:table-cell>
        </table:table-row>
        <table:table-row table:style-name="ro1-2">
          <table:table-cell office:value-type="string">
            <text:p>declines</text:p>
          </table:table-cell>
        </table:table-row>
        <table:table-row table:style-name="ro1-2">
          <table:table-cell office:value-type="string">
            <text:p>declining</text:p>
          </table:table-cell>
        </table:table-row>
        <table:table-row table:style-name="ro1-2">
          <table:table-cell office:value-type="string">
            <text:p>decrement</text:p>
          </table:table-cell>
        </table:table-row>
        <table:table-row table:style-name="ro1-2">
          <table:table-cell office:value-type="string">
            <text:p>decrepit</text:p>
          </table:table-cell>
        </table:table-row>
        <table:table-row table:style-name="ro1-2">
          <table:table-cell office:value-type="string">
            <text:p>decrepitude</text:p>
          </table:table-cell>
        </table:table-row>
        <table:table-row table:style-name="ro1-2">
          <table:table-cell office:value-type="string">
            <text:p>decry</text:p>
          </table:table-cell>
        </table:table-row>
        <table:table-row table:style-name="ro1-2">
          <table:table-cell office:value-type="string">
            <text:p>defamation</text:p>
          </table:table-cell>
        </table:table-row>
        <table:table-row table:style-name="ro1-2">
          <table:table-cell office:value-type="string">
            <text:p>defamations</text:p>
          </table:table-cell>
        </table:table-row>
        <table:table-row table:style-name="ro1-2">
          <table:table-cell office:value-type="string">
            <text:p>defamatory</text:p>
          </table:table-cell>
        </table:table-row>
        <table:table-row table:style-name="ro1-2">
          <table:table-cell office:value-type="string">
            <text:p>defame</text:p>
          </table:table-cell>
        </table:table-row>
        <table:table-row table:style-name="ro1-2">
          <table:table-cell office:value-type="string">
            <text:p>defect</text:p>
          </table:table-cell>
        </table:table-row>
        <table:table-row table:style-name="ro1-2">
          <table:table-cell office:value-type="string">
            <text:p>defective</text:p>
          </table:table-cell>
        </table:table-row>
        <table:table-row table:style-name="ro1-2">
          <table:table-cell office:value-type="string">
            <text:p>defects</text:p>
          </table:table-cell>
        </table:table-row>
        <table:table-row table:style-name="ro1-2">
          <table:table-cell office:value-type="string">
            <text:p>defensive</text:p>
          </table:table-cell>
        </table:table-row>
        <table:table-row table:style-name="ro1-2">
          <table:table-cell office:value-type="string">
            <text:p>defiance</text:p>
          </table:table-cell>
        </table:table-row>
        <table:table-row table:style-name="ro1-2">
          <table:table-cell office:value-type="string">
            <text:p>defiant</text:p>
          </table:table-cell>
        </table:table-row>
        <table:table-row table:style-name="ro1-2">
          <table:table-cell office:value-type="string">
            <text:p>defiantly</text:p>
          </table:table-cell>
        </table:table-row>
        <table:table-row table:style-name="ro1-2">
          <table:table-cell office:value-type="string">
            <text:p>deficiencies</text:p>
          </table:table-cell>
        </table:table-row>
        <table:table-row table:style-name="ro1-2">
          <table:table-cell office:value-type="string">
            <text:p>deficiency</text:p>
          </table:table-cell>
        </table:table-row>
        <table:table-row table:style-name="ro1-2">
          <table:table-cell office:value-type="string">
            <text:p>deficient</text:p>
          </table:table-cell>
        </table:table-row>
        <table:table-row table:style-name="ro1-2">
          <table:table-cell office:value-type="string">
            <text:p>defile</text:p>
          </table:table-cell>
        </table:table-row>
        <table:table-row table:style-name="ro1-2">
          <table:table-cell office:value-type="string">
            <text:p>defiler</text:p>
          </table:table-cell>
        </table:table-row>
        <table:table-row table:style-name="ro1-2">
          <table:table-cell office:value-type="string">
            <text:p>deform</text:p>
          </table:table-cell>
        </table:table-row>
        <table:table-row table:style-name="ro1-2">
          <table:table-cell office:value-type="string">
            <text:p>deformed</text:p>
          </table:table-cell>
        </table:table-row>
        <table:table-row table:style-name="ro1-2">
          <table:table-cell office:value-type="string">
            <text:p>defrauding</text:p>
          </table:table-cell>
        </table:table-row>
        <table:table-row table:style-name="ro1-2">
          <table:table-cell office:value-type="string">
            <text:p>defunct</text:p>
          </table:table-cell>
        </table:table-row>
        <table:table-row table:style-name="ro1-2">
          <table:table-cell office:value-type="string">
            <text:p>defy</text:p>
          </table:table-cell>
        </table:table-row>
        <table:table-row table:style-name="ro1-2">
          <table:table-cell office:value-type="string">
            <text:p>degenerate</text:p>
          </table:table-cell>
        </table:table-row>
        <table:table-row table:style-name="ro1-2">
          <table:table-cell office:value-type="string">
            <text:p>degenerately</text:p>
          </table:table-cell>
        </table:table-row>
        <table:table-row table:style-name="ro1-2">
          <table:table-cell office:value-type="string">
            <text:p>degeneration</text:p>
          </table:table-cell>
        </table:table-row>
        <table:table-row table:style-name="ro1-2">
          <table:table-cell office:value-type="string">
            <text:p>degradation</text:p>
          </table:table-cell>
        </table:table-row>
        <table:table-row table:style-name="ro1-2">
          <table:table-cell office:value-type="string">
            <text:p>degrade</text:p>
          </table:table-cell>
        </table:table-row>
        <table:table-row table:style-name="ro1-2">
          <table:table-cell office:value-type="string">
            <text:p>degrading</text:p>
          </table:table-cell>
        </table:table-row>
        <table:table-row table:style-name="ro1-2">
          <table:table-cell office:value-type="string">
            <text:p>degradingly</text:p>
          </table:table-cell>
        </table:table-row>
        <table:table-row table:style-name="ro1-84">
          <table:table-cell office:value-type="string">
            <text:p>dehumanization</text:p>
          </table:table-cell>
        </table:table-row>
        <table:table-row table:style-name="ro1-2">
          <table:table-cell office:value-type="string">
            <text:p>dehumanize</text:p>
          </table:table-cell>
        </table:table-row>
        <table:table-row table:style-name="ro1-2">
          <table:table-cell office:value-type="string">
            <text:p>deign</text:p>
          </table:table-cell>
        </table:table-row>
        <table:table-row table:style-name="ro1-2">
          <table:table-cell office:value-type="string">
            <text:p>deject</text:p>
          </table:table-cell>
        </table:table-row>
        <table:table-row table:style-name="ro1-2">
          <table:table-cell office:value-type="string">
            <text:p>dejected</text:p>
          </table:table-cell>
        </table:table-row>
        <table:table-row table:style-name="ro1-2">
          <table:table-cell office:value-type="string">
            <text:p>dejectedly</text:p>
          </table:table-cell>
        </table:table-row>
        <table:table-row table:style-name="ro1-2">
          <table:table-cell office:value-type="string">
            <text:p>dejection</text:p>
          </table:table-cell>
        </table:table-row>
        <table:table-row table:style-name="ro1-2">
          <table:table-cell office:value-type="string">
            <text:p>delay</text:p>
          </table:table-cell>
        </table:table-row>
        <table:table-row table:style-name="ro1-2">
          <table:table-cell office:value-type="string">
            <text:p>delayed</text:p>
          </table:table-cell>
        </table:table-row>
        <table:table-row table:style-name="ro1-2">
          <table:table-cell office:value-type="string">
            <text:p>delaying</text:p>
          </table:table-cell>
        </table:table-row>
        <table:table-row table:style-name="ro1-2">
          <table:table-cell office:value-type="string">
            <text:p>delays</text:p>
          </table:table-cell>
        </table:table-row>
        <table:table-row table:style-name="ro1-2">
          <table:table-cell office:value-type="string">
            <text:p>delinquency</text:p>
          </table:table-cell>
        </table:table-row>
        <table:table-row table:style-name="ro1-2">
          <table:table-cell office:value-type="string">
            <text:p>delinquent</text:p>
          </table:table-cell>
        </table:table-row>
        <table:table-row table:style-name="ro1-2">
          <table:table-cell office:value-type="string">
            <text:p>delirious</text:p>
          </table:table-cell>
        </table:table-row>
        <table:table-row table:style-name="ro1-2">
          <table:table-cell office:value-type="string">
            <text:p>delirium</text:p>
          </table:table-cell>
        </table:table-row>
        <table:table-row table:style-name="ro1-2">
          <table:table-cell office:value-type="string">
            <text:p>delude</text:p>
          </table:table-cell>
        </table:table-row>
        <table:table-row table:style-name="ro1-2">
          <table:table-cell office:value-type="string">
            <text:p>deluded</text:p>
          </table:table-cell>
        </table:table-row>
        <table:table-row table:style-name="ro1-2">
          <table:table-cell office:value-type="string">
            <text:p>deluge</text:p>
          </table:table-cell>
        </table:table-row>
        <table:table-row table:style-name="ro1-2">
          <table:table-cell office:value-type="string">
            <text:p>delusion</text:p>
          </table:table-cell>
        </table:table-row>
        <table:table-row table:style-name="ro1-2">
          <table:table-cell office:value-type="string">
            <text:p>delusional</text:p>
          </table:table-cell>
        </table:table-row>
        <table:table-row table:style-name="ro1-2">
          <table:table-cell office:value-type="string">
            <text:p>delusions</text:p>
          </table:table-cell>
        </table:table-row>
        <table:table-row table:style-name="ro1-2">
          <table:table-cell office:value-type="string">
            <text:p>demean</text:p>
          </table:table-cell>
        </table:table-row>
        <table:table-row table:style-name="ro1-2">
          <table:table-cell office:value-type="string">
            <text:p>demeaning</text:p>
          </table:table-cell>
        </table:table-row>
        <table:table-row table:style-name="ro1-2">
          <table:table-cell office:value-type="string">
            <text:p>demise</text:p>
          </table:table-cell>
        </table:table-row>
        <table:table-row table:style-name="ro1-2">
          <table:table-cell office:value-type="string">
            <text:p>demolish</text:p>
          </table:table-cell>
        </table:table-row>
        <table:table-row table:style-name="ro1-2">
          <table:table-cell office:value-type="string">
            <text:p>demolisher</text:p>
          </table:table-cell>
        </table:table-row>
        <table:table-row table:style-name="ro1-2">
          <table:table-cell office:value-type="string">
            <text:p>demon</text:p>
          </table:table-cell>
        </table:table-row>
        <table:table-row table:style-name="ro1-2">
          <table:table-cell office:value-type="string">
            <text:p>demonic</text:p>
          </table:table-cell>
        </table:table-row>
        <table:table-row table:style-name="ro1-2">
          <table:table-cell office:value-type="string">
            <text:p>demonize</text:p>
          </table:table-cell>
        </table:table-row>
        <table:table-row table:style-name="ro1-2">
          <table:table-cell office:value-type="string">
            <text:p>demonized</text:p>
          </table:table-cell>
        </table:table-row>
        <table:table-row table:style-name="ro1-2">
          <table:table-cell office:value-type="string">
            <text:p>demonizes</text:p>
          </table:table-cell>
        </table:table-row>
        <table:table-row table:style-name="ro1-2">
          <table:table-cell office:value-type="string">
            <text:p>demonizing</text:p>
          </table:table-cell>
        </table:table-row>
        <table:table-row table:style-name="ro1-2">
          <table:table-cell office:value-type="string">
            <text:p>demoralize</text:p>
          </table:table-cell>
        </table:table-row>
        <table:table-row table:style-name="ro1-2">
          <table:table-cell office:value-type="string">
            <text:p>demoralizing</text:p>
          </table:table-cell>
        </table:table-row>
        <table:table-row table:style-name="ro1-84">
          <table:table-cell office:value-type="string">
            <text:p>demoralizingly</text:p>
          </table:table-cell>
        </table:table-row>
        <table:table-row table:style-name="ro1-2">
          <table:table-cell office:value-type="string">
            <text:p>denial</text:p>
          </table:table-cell>
        </table:table-row>
        <table:table-row table:style-name="ro1-2">
          <table:table-cell office:value-type="string">
            <text:p>denied</text:p>
          </table:table-cell>
        </table:table-row>
        <table:table-row table:style-name="ro1-2">
          <table:table-cell office:value-type="string">
            <text:p>denies</text:p>
          </table:table-cell>
        </table:table-row>
        <table:table-row table:style-name="ro1-2">
          <table:table-cell office:value-type="string">
            <text:p>denigrate</text:p>
          </table:table-cell>
        </table:table-row>
        <table:table-row table:style-name="ro1-2">
          <table:table-cell office:value-type="string">
            <text:p>denounce</text:p>
          </table:table-cell>
        </table:table-row>
        <table:table-row table:style-name="ro1-2">
          <table:table-cell office:value-type="string">
            <text:p>dense</text:p>
          </table:table-cell>
        </table:table-row>
        <table:table-row table:style-name="ro1-2">
          <table:table-cell office:value-type="string">
            <text:p>dent</text:p>
          </table:table-cell>
        </table:table-row>
        <table:table-row table:style-name="ro1-2">
          <table:table-cell office:value-type="string">
            <text:p>dented</text:p>
          </table:table-cell>
        </table:table-row>
        <table:table-row table:style-name="ro1-2">
          <table:table-cell office:value-type="string">
            <text:p>dents</text:p>
          </table:table-cell>
        </table:table-row>
        <table:table-row table:style-name="ro1-2">
          <table:table-cell office:value-type="string">
            <text:p>denunciate</text:p>
          </table:table-cell>
        </table:table-row>
        <table:table-row table:style-name="ro1-2">
          <table:table-cell office:value-type="string">
            <text:p>denunciation</text:p>
          </table:table-cell>
        </table:table-row>
        <table:table-row table:style-name="ro1-2">
          <table:table-cell office:value-type="string">
            <text:p>denunciations</text:p>
          </table:table-cell>
        </table:table-row>
        <table:table-row table:style-name="ro1-2">
          <table:table-cell office:value-type="string">
            <text:p>deny</text:p>
          </table:table-cell>
        </table:table-row>
        <table:table-row table:style-name="ro1-2">
          <table:table-cell office:value-type="string">
            <text:p>denying</text:p>
          </table:table-cell>
        </table:table-row>
        <table:table-row table:style-name="ro1-2">
          <table:table-cell office:value-type="string">
            <text:p>deplete</text:p>
          </table:table-cell>
        </table:table-row>
        <table:table-row table:style-name="ro1-2">
          <table:table-cell office:value-type="string">
            <text:p>deplorable</text:p>
          </table:table-cell>
        </table:table-row>
        <table:table-row table:style-name="ro1-2">
          <table:table-cell office:value-type="string">
            <text:p>deplorably</text:p>
          </table:table-cell>
        </table:table-row>
        <table:table-row table:style-name="ro1-2">
          <table:table-cell office:value-type="string">
            <text:p>deplore</text:p>
          </table:table-cell>
        </table:table-row>
        <table:table-row table:style-name="ro1-2">
          <table:table-cell office:value-type="string">
            <text:p>deploring</text:p>
          </table:table-cell>
        </table:table-row>
        <table:table-row table:style-name="ro1-2">
          <table:table-cell office:value-type="string">
            <text:p>deploringly</text:p>
          </table:table-cell>
        </table:table-row>
        <table:table-row table:style-name="ro1-2">
          <table:table-cell office:value-type="string">
            <text:p>deprave</text:p>
          </table:table-cell>
        </table:table-row>
        <table:table-row table:style-name="ro1-2">
          <table:table-cell office:value-type="string">
            <text:p>depraved</text:p>
          </table:table-cell>
        </table:table-row>
        <table:table-row table:style-name="ro1-2">
          <table:table-cell office:value-type="string">
            <text:p>depravedly</text:p>
          </table:table-cell>
        </table:table-row>
        <table:table-row table:style-name="ro1-2">
          <table:table-cell office:value-type="string">
            <text:p>deprecate</text:p>
          </table:table-cell>
        </table:table-row>
        <table:table-row table:style-name="ro1-2">
          <table:table-cell office:value-type="string">
            <text:p>depress</text:p>
          </table:table-cell>
        </table:table-row>
        <table:table-row table:style-name="ro1-2">
          <table:table-cell office:value-type="string">
            <text:p>depressed</text:p>
          </table:table-cell>
        </table:table-row>
        <table:table-row table:style-name="ro1-2">
          <table:table-cell office:value-type="string">
            <text:p>depressing</text:p>
          </table:table-cell>
        </table:table-row>
        <table:table-row table:style-name="ro1-2">
          <table:table-cell office:value-type="string">
            <text:p>depressingly</text:p>
          </table:table-cell>
        </table:table-row>
        <table:table-row table:style-name="ro1-2">
          <table:table-cell office:value-type="string">
            <text:p>depression</text:p>
          </table:table-cell>
        </table:table-row>
        <table:table-row table:style-name="ro1-2">
          <table:table-cell office:value-type="string">
            <text:p>depressions</text:p>
          </table:table-cell>
        </table:table-row>
        <table:table-row table:style-name="ro1-2">
          <table:table-cell office:value-type="string">
            <text:p>deprive</text:p>
          </table:table-cell>
        </table:table-row>
        <table:table-row table:style-name="ro1-2">
          <table:table-cell office:value-type="string">
            <text:p>deprived</text:p>
          </table:table-cell>
        </table:table-row>
        <table:table-row table:style-name="ro1-2">
          <table:table-cell office:value-type="string">
            <text:p>deride</text:p>
          </table:table-cell>
        </table:table-row>
        <table:table-row table:style-name="ro1-2">
          <table:table-cell office:value-type="string">
            <text:p>derision</text:p>
          </table:table-cell>
        </table:table-row>
        <table:table-row table:style-name="ro1-2">
          <table:table-cell office:value-type="string">
            <text:p>derisive</text:p>
          </table:table-cell>
        </table:table-row>
        <table:table-row table:style-name="ro1-2">
          <table:table-cell office:value-type="string">
            <text:p>derisively</text:p>
          </table:table-cell>
        </table:table-row>
        <table:table-row table:style-name="ro1-2">
          <table:table-cell office:value-type="string">
            <text:p>derisiveness</text:p>
          </table:table-cell>
        </table:table-row>
        <table:table-row table:style-name="ro1-2">
          <table:table-cell office:value-type="string">
            <text:p>derogatory</text:p>
          </table:table-cell>
        </table:table-row>
        <table:table-row table:style-name="ro1-2">
          <table:table-cell office:value-type="string">
            <text:p>desecrate</text:p>
          </table:table-cell>
        </table:table-row>
        <table:table-row table:style-name="ro1-2">
          <table:table-cell office:value-type="string">
            <text:p>desert</text:p>
          </table:table-cell>
        </table:table-row>
        <table:table-row table:style-name="ro1-2">
          <table:table-cell office:value-type="string">
            <text:p>desertion</text:p>
          </table:table-cell>
        </table:table-row>
        <table:table-row table:style-name="ro1-2">
          <table:table-cell office:value-type="string">
            <text:p>desiccate</text:p>
          </table:table-cell>
        </table:table-row>
        <table:table-row table:style-name="ro1-2">
          <table:table-cell office:value-type="string">
            <text:p>desiccated</text:p>
          </table:table-cell>
        </table:table-row>
        <table:table-row table:style-name="ro1-2">
          <table:table-cell office:value-type="string">
            <text:p>desititute</text:p>
          </table:table-cell>
        </table:table-row>
        <table:table-row table:style-name="ro1-2">
          <table:table-cell office:value-type="string">
            <text:p>desolate</text:p>
          </table:table-cell>
        </table:table-row>
        <table:table-row table:style-name="ro1-2">
          <table:table-cell office:value-type="string">
            <text:p>desolately</text:p>
          </table:table-cell>
        </table:table-row>
        <table:table-row table:style-name="ro1-2">
          <table:table-cell office:value-type="string">
            <text:p>desolation</text:p>
          </table:table-cell>
        </table:table-row>
        <table:table-row table:style-name="ro1-2">
          <table:table-cell office:value-type="string">
            <text:p>despair</text:p>
          </table:table-cell>
        </table:table-row>
        <table:table-row table:style-name="ro1-2">
          <table:table-cell office:value-type="string">
            <text:p>despairing</text:p>
          </table:table-cell>
        </table:table-row>
        <table:table-row table:style-name="ro1-2">
          <table:table-cell office:value-type="string">
            <text:p>despairingly</text:p>
          </table:table-cell>
        </table:table-row>
        <table:table-row table:style-name="ro1-2">
          <table:table-cell office:value-type="string">
            <text:p>desperate</text:p>
          </table:table-cell>
        </table:table-row>
        <table:table-row table:style-name="ro1-2">
          <table:table-cell office:value-type="string">
            <text:p>desperately</text:p>
          </table:table-cell>
        </table:table-row>
        <table:table-row table:style-name="ro1-2">
          <table:table-cell office:value-type="string">
            <text:p>desperation</text:p>
          </table:table-cell>
        </table:table-row>
        <table:table-row table:style-name="ro1-2">
          <table:table-cell office:value-type="string">
            <text:p>despicable</text:p>
          </table:table-cell>
        </table:table-row>
        <table:table-row table:style-name="ro1-2">
          <table:table-cell office:value-type="string">
            <text:p>despicably</text:p>
          </table:table-cell>
        </table:table-row>
        <table:table-row table:style-name="ro1-2">
          <table:table-cell office:value-type="string">
            <text:p>despise</text:p>
          </table:table-cell>
        </table:table-row>
        <table:table-row table:style-name="ro1-2">
          <table:table-cell office:value-type="string">
            <text:p>despised</text:p>
          </table:table-cell>
        </table:table-row>
        <table:table-row table:style-name="ro1-2">
          <table:table-cell office:value-type="string">
            <text:p>despoil</text:p>
          </table:table-cell>
        </table:table-row>
        <table:table-row table:style-name="ro1-2">
          <table:table-cell office:value-type="string">
            <text:p>despoiler</text:p>
          </table:table-cell>
        </table:table-row>
        <table:table-row table:style-name="ro1-2">
          <table:table-cell office:value-type="string">
            <text:p>despondence</text:p>
          </table:table-cell>
        </table:table-row>
        <table:table-row table:style-name="ro1-2">
          <table:table-cell office:value-type="string">
            <text:p>despondency</text:p>
          </table:table-cell>
        </table:table-row>
        <table:table-row table:style-name="ro1-2">
          <table:table-cell office:value-type="string">
            <text:p>despondent</text:p>
          </table:table-cell>
        </table:table-row>
        <table:table-row table:style-name="ro1-2">
          <table:table-cell office:value-type="string">
            <text:p>despondently</text:p>
          </table:table-cell>
        </table:table-row>
        <table:table-row table:style-name="ro1-2">
          <table:table-cell office:value-type="string">
            <text:p>despot</text:p>
          </table:table-cell>
        </table:table-row>
        <table:table-row table:style-name="ro1-2">
          <table:table-cell office:value-type="string">
            <text:p>despotic</text:p>
          </table:table-cell>
        </table:table-row>
        <table:table-row table:style-name="ro1-2">
          <table:table-cell office:value-type="string">
            <text:p>despotism</text:p>
          </table:table-cell>
        </table:table-row>
        <table:table-row table:style-name="ro1-2">
          <table:table-cell office:value-type="string">
            <text:p>destabilisation</text:p>
          </table:table-cell>
        </table:table-row>
        <table:table-row table:style-name="ro1-2">
          <table:table-cell office:value-type="string">
            <text:p>destains</text:p>
          </table:table-cell>
        </table:table-row>
        <table:table-row table:style-name="ro1-2">
          <table:table-cell office:value-type="string">
            <text:p>destitute</text:p>
          </table:table-cell>
        </table:table-row>
        <table:table-row table:style-name="ro1-2">
          <table:table-cell office:value-type="string">
            <text:p>destitution</text:p>
          </table:table-cell>
        </table:table-row>
        <table:table-row table:style-name="ro1-2">
          <table:table-cell office:value-type="string">
            <text:p>destroy</text:p>
          </table:table-cell>
        </table:table-row>
        <table:table-row table:style-name="ro1-2">
          <table:table-cell office:value-type="string">
            <text:p>destroyer</text:p>
          </table:table-cell>
        </table:table-row>
        <table:table-row table:style-name="ro1-2">
          <table:table-cell office:value-type="string">
            <text:p>destruction</text:p>
          </table:table-cell>
        </table:table-row>
        <table:table-row table:style-name="ro1-2">
          <table:table-cell office:value-type="string">
            <text:p>destructive</text:p>
          </table:table-cell>
        </table:table-row>
        <table:table-row table:style-name="ro1-2">
          <table:table-cell office:value-type="string">
            <text:p>desultory</text:p>
          </table:table-cell>
        </table:table-row>
        <table:table-row table:style-name="ro1-2">
          <table:table-cell office:value-type="string">
            <text:p>deter</text:p>
          </table:table-cell>
        </table:table-row>
        <table:table-row table:style-name="ro1-2">
          <table:table-cell office:value-type="string">
            <text:p>deteriorate</text:p>
          </table:table-cell>
        </table:table-row>
        <table:table-row table:style-name="ro1-2">
          <table:table-cell office:value-type="string">
            <text:p>deteriorating</text:p>
          </table:table-cell>
        </table:table-row>
        <table:table-row table:style-name="ro1-2">
          <table:table-cell office:value-type="string">
            <text:p>deterioration</text:p>
          </table:table-cell>
        </table:table-row>
        <table:table-row table:style-name="ro1-2">
          <table:table-cell office:value-type="string">
            <text:p>deterrent</text:p>
          </table:table-cell>
        </table:table-row>
        <table:table-row table:style-name="ro1-2">
          <table:table-cell office:value-type="string">
            <text:p>detest</text:p>
          </table:table-cell>
        </table:table-row>
        <table:table-row table:style-name="ro1-2">
          <table:table-cell office:value-type="string">
            <text:p>detestable</text:p>
          </table:table-cell>
        </table:table-row>
        <table:table-row table:style-name="ro1-2">
          <table:table-cell office:value-type="string">
            <text:p>detestably</text:p>
          </table:table-cell>
        </table:table-row>
        <table:table-row table:style-name="ro1-2">
          <table:table-cell office:value-type="string">
            <text:p>detested</text:p>
          </table:table-cell>
        </table:table-row>
        <table:table-row table:style-name="ro1-2">
          <table:table-cell office:value-type="string">
            <text:p>detesting</text:p>
          </table:table-cell>
        </table:table-row>
        <table:table-row table:style-name="ro1-2">
          <table:table-cell office:value-type="string">
            <text:p>detests</text:p>
          </table:table-cell>
        </table:table-row>
        <table:table-row table:style-name="ro1-2">
          <table:table-cell office:value-type="string">
            <text:p>detract</text:p>
          </table:table-cell>
        </table:table-row>
        <table:table-row table:style-name="ro1-2">
          <table:table-cell office:value-type="string">
            <text:p>detracted</text:p>
          </table:table-cell>
        </table:table-row>
        <table:table-row table:style-name="ro1-2">
          <table:table-cell office:value-type="string">
            <text:p>detracting</text:p>
          </table:table-cell>
        </table:table-row>
        <table:table-row table:style-name="ro1-2">
          <table:table-cell office:value-type="string">
            <text:p>detraction</text:p>
          </table:table-cell>
        </table:table-row>
        <table:table-row table:style-name="ro1-2">
          <table:table-cell office:value-type="string">
            <text:p>detracts</text:p>
          </table:table-cell>
        </table:table-row>
        <table:table-row table:style-name="ro1-2">
          <table:table-cell office:value-type="string">
            <text:p>detriment</text:p>
          </table:table-cell>
        </table:table-row>
        <table:table-row table:style-name="ro1-2">
          <table:table-cell office:value-type="string">
            <text:p>detrimental</text:p>
          </table:table-cell>
        </table:table-row>
        <table:table-row table:style-name="ro1-2">
          <table:table-cell office:value-type="string">
            <text:p>devastate</text:p>
          </table:table-cell>
        </table:table-row>
        <table:table-row table:style-name="ro1-2">
          <table:table-cell office:value-type="string">
            <text:p>devastated</text:p>
          </table:table-cell>
        </table:table-row>
        <table:table-row table:style-name="ro1-2">
          <table:table-cell office:value-type="string">
            <text:p>devastates</text:p>
          </table:table-cell>
        </table:table-row>
        <table:table-row table:style-name="ro1-2">
          <table:table-cell office:value-type="string">
            <text:p>devastating</text:p>
          </table:table-cell>
        </table:table-row>
        <table:table-row table:style-name="ro1-2">
          <table:table-cell office:value-type="string">
            <text:p>devastatingly</text:p>
          </table:table-cell>
        </table:table-row>
        <table:table-row table:style-name="ro1-2">
          <table:table-cell office:value-type="string">
            <text:p>devastation</text:p>
          </table:table-cell>
        </table:table-row>
        <table:table-row table:style-name="ro1-2">
          <table:table-cell office:value-type="string">
            <text:p>deviate</text:p>
          </table:table-cell>
        </table:table-row>
        <table:table-row table:style-name="ro1-2">
          <table:table-cell office:value-type="string">
            <text:p>deviation</text:p>
          </table:table-cell>
        </table:table-row>
        <table:table-row table:style-name="ro1-2">
          <table:table-cell office:value-type="string">
            <text:p>devil</text:p>
          </table:table-cell>
        </table:table-row>
        <table:table-row table:style-name="ro1-2">
          <table:table-cell office:value-type="string">
            <text:p>devilish</text:p>
          </table:table-cell>
        </table:table-row>
        <table:table-row table:style-name="ro1-2">
          <table:table-cell office:value-type="string">
            <text:p>devilishly</text:p>
          </table:table-cell>
        </table:table-row>
        <table:table-row table:style-name="ro1-2">
          <table:table-cell office:value-type="string">
            <text:p>devilment</text:p>
          </table:table-cell>
        </table:table-row>
        <table:table-row table:style-name="ro1-2">
          <table:table-cell office:value-type="string">
            <text:p>devilry</text:p>
          </table:table-cell>
        </table:table-row>
        <table:table-row table:style-name="ro1-2">
          <table:table-cell office:value-type="string">
            <text:p>devious</text:p>
          </table:table-cell>
        </table:table-row>
        <table:table-row table:style-name="ro1-2">
          <table:table-cell office:value-type="string">
            <text:p>deviously</text:p>
          </table:table-cell>
        </table:table-row>
        <table:table-row table:style-name="ro1-2">
          <table:table-cell office:value-type="string">
            <text:p>deviousness</text:p>
          </table:table-cell>
        </table:table-row>
        <table:table-row table:style-name="ro1-2">
          <table:table-cell office:value-type="string">
            <text:p>devoid</text:p>
          </table:table-cell>
        </table:table-row>
        <table:table-row table:style-name="ro1-2">
          <table:table-cell office:value-type="string">
            <text:p>diabolic</text:p>
          </table:table-cell>
        </table:table-row>
        <table:table-row table:style-name="ro1-2">
          <table:table-cell office:value-type="string">
            <text:p>diabolical</text:p>
          </table:table-cell>
        </table:table-row>
        <table:table-row table:style-name="ro1-2">
          <table:table-cell office:value-type="string">
            <text:p>diabolically</text:p>
          </table:table-cell>
        </table:table-row>
        <table:table-row table:style-name="ro1-2">
          <table:table-cell office:value-type="string">
            <text:p>diametrically</text:p>
          </table:table-cell>
        </table:table-row>
        <table:table-row table:style-name="ro1-2">
          <table:table-cell office:value-type="string">
            <text:p>diappointed</text:p>
          </table:table-cell>
        </table:table-row>
        <table:table-row table:style-name="ro1-2">
          <table:table-cell office:value-type="string">
            <text:p>diatribe</text:p>
          </table:table-cell>
        </table:table-row>
        <table:table-row table:style-name="ro1-2">
          <table:table-cell office:value-type="string">
            <text:p>diatribes</text:p>
          </table:table-cell>
        </table:table-row>
        <table:table-row table:style-name="ro1-2">
          <table:table-cell office:value-type="string">
            <text:p>dick</text:p>
          </table:table-cell>
        </table:table-row>
        <table:table-row table:style-name="ro1-2">
          <table:table-cell office:value-type="string">
            <text:p>dictator</text:p>
          </table:table-cell>
        </table:table-row>
        <table:table-row table:style-name="ro1-2">
          <table:table-cell office:value-type="string">
            <text:p>dictatorial</text:p>
          </table:table-cell>
        </table:table-row>
        <table:table-row table:style-name="ro1-2">
          <table:table-cell office:value-type="string">
            <text:p>die</text:p>
          </table:table-cell>
        </table:table-row>
        <table:table-row table:style-name="ro1-2">
          <table:table-cell office:value-type="string">
            <text:p>die-hard</text:p>
          </table:table-cell>
        </table:table-row>
        <table:table-row table:style-name="ro1-2">
          <table:table-cell office:value-type="string">
            <text:p>died</text:p>
          </table:table-cell>
        </table:table-row>
        <table:table-row table:style-name="ro1-2">
          <table:table-cell office:value-type="string">
            <text:p>dies</text:p>
          </table:table-cell>
        </table:table-row>
        <table:table-row table:style-name="ro1-2">
          <table:table-cell office:value-type="string">
            <text:p>difficult</text:p>
          </table:table-cell>
        </table:table-row>
        <table:table-row table:style-name="ro1-2">
          <table:table-cell office:value-type="string">
            <text:p>difficulties</text:p>
          </table:table-cell>
        </table:table-row>
        <table:table-row table:style-name="ro1-2">
          <table:table-cell office:value-type="string">
            <text:p>difficulty</text:p>
          </table:table-cell>
        </table:table-row>
        <table:table-row table:style-name="ro1-2">
          <table:table-cell office:value-type="string">
            <text:p>diffidence</text:p>
          </table:table-cell>
        </table:table-row>
        <table:table-row table:style-name="ro1-2">
          <table:table-cell office:value-type="string">
            <text:p>dilapidated</text:p>
          </table:table-cell>
        </table:table-row>
        <table:table-row table:style-name="ro1-2">
          <table:table-cell office:value-type="string">
            <text:p>dilemma</text:p>
          </table:table-cell>
        </table:table-row>
        <table:table-row table:style-name="ro1-2">
          <table:table-cell office:value-type="string">
            <text:p>dilly-dally</text:p>
          </table:table-cell>
        </table:table-row>
        <table:table-row table:style-name="ro1-2">
          <table:table-cell office:value-type="string">
            <text:p>dim</text:p>
          </table:table-cell>
        </table:table-row>
        <table:table-row table:style-name="ro1-2">
          <table:table-cell office:value-type="string">
            <text:p>dimmer</text:p>
          </table:table-cell>
        </table:table-row>
        <table:table-row table:style-name="ro1-2">
          <table:table-cell office:value-type="string">
            <text:p>din</text:p>
          </table:table-cell>
        </table:table-row>
        <table:table-row table:style-name="ro1-2">
          <table:table-cell office:value-type="string">
            <text:p>ding</text:p>
          </table:table-cell>
        </table:table-row>
        <table:table-row table:style-name="ro1-2">
          <table:table-cell office:value-type="string">
            <text:p>dings</text:p>
          </table:table-cell>
        </table:table-row>
        <table:table-row table:style-name="ro1-2">
          <table:table-cell office:value-type="string">
            <text:p>dinky</text:p>
          </table:table-cell>
        </table:table-row>
        <table:table-row table:style-name="ro1-2">
          <table:table-cell office:value-type="string">
            <text:p>dire</text:p>
          </table:table-cell>
        </table:table-row>
        <table:table-row table:style-name="ro1-2">
          <table:table-cell office:value-type="string">
            <text:p>direly</text:p>
          </table:table-cell>
        </table:table-row>
        <table:table-row table:style-name="ro1-2">
          <table:table-cell office:value-type="string">
            <text:p>direness</text:p>
          </table:table-cell>
        </table:table-row>
        <table:table-row table:style-name="ro1-2">
          <table:table-cell office:value-type="string">
            <text:p>dirt</text:p>
          </table:table-cell>
        </table:table-row>
        <table:table-row table:style-name="ro1-2">
          <table:table-cell office:value-type="string">
            <text:p>dirtbag</text:p>
          </table:table-cell>
        </table:table-row>
        <table:table-row table:style-name="ro1-2">
          <table:table-cell office:value-type="string">
            <text:p>dirtbags</text:p>
          </table:table-cell>
        </table:table-row>
        <table:table-row table:style-name="ro1-2">
          <table:table-cell office:value-type="string">
            <text:p>dirts</text:p>
          </table:table-cell>
        </table:table-row>
        <table:table-row table:style-name="ro1-2">
          <table:table-cell office:value-type="string">
            <text:p>dirty</text:p>
          </table:table-cell>
        </table:table-row>
        <table:table-row table:style-name="ro1-2">
          <table:table-cell office:value-type="string">
            <text:p>disable</text:p>
          </table:table-cell>
        </table:table-row>
        <table:table-row table:style-name="ro1-2">
          <table:table-cell office:value-type="string">
            <text:p>disabled</text:p>
          </table:table-cell>
        </table:table-row>
        <table:table-row table:style-name="ro1-2">
          <table:table-cell office:value-type="string">
            <text:p>disaccord</text:p>
          </table:table-cell>
        </table:table-row>
        <table:table-row table:style-name="ro1-2">
          <table:table-cell office:value-type="string">
            <text:p>disadvantage</text:p>
          </table:table-cell>
        </table:table-row>
        <table:table-row table:style-name="ro1-2">
          <table:table-cell office:value-type="string">
            <text:p>disadvantaged</text:p>
          </table:table-cell>
        </table:table-row>
        <table:table-row table:style-name="ro1-84">
          <table:table-cell office:value-type="string">
            <text:p>disadvantageous</text:p>
          </table:table-cell>
        </table:table-row>
        <table:table-row table:style-name="ro1-2">
          <table:table-cell office:value-type="string">
            <text:p>disadvantages</text:p>
          </table:table-cell>
        </table:table-row>
        <table:table-row table:style-name="ro1-2">
          <table:table-cell office:value-type="string">
            <text:p>disaffect</text:p>
          </table:table-cell>
        </table:table-row>
        <table:table-row table:style-name="ro1-2">
          <table:table-cell office:value-type="string">
            <text:p>disaffected</text:p>
          </table:table-cell>
        </table:table-row>
        <table:table-row table:style-name="ro1-2">
          <table:table-cell office:value-type="string">
            <text:p>disaffirm</text:p>
          </table:table-cell>
        </table:table-row>
        <table:table-row table:style-name="ro1-2">
          <table:table-cell office:value-type="string">
            <text:p>disagree</text:p>
          </table:table-cell>
        </table:table-row>
        <table:table-row table:style-name="ro1-2">
          <table:table-cell office:value-type="string">
            <text:p>disagreeable</text:p>
          </table:table-cell>
        </table:table-row>
        <table:table-row table:style-name="ro1-2">
          <table:table-cell office:value-type="string">
            <text:p>disagreeably</text:p>
          </table:table-cell>
        </table:table-row>
        <table:table-row table:style-name="ro1-2">
          <table:table-cell office:value-type="string">
            <text:p>disagreed</text:p>
          </table:table-cell>
        </table:table-row>
        <table:table-row table:style-name="ro1-2">
          <table:table-cell office:value-type="string">
            <text:p>disagreeing</text:p>
          </table:table-cell>
        </table:table-row>
        <table:table-row table:style-name="ro1-2">
          <table:table-cell office:value-type="string">
            <text:p>disagreement</text:p>
          </table:table-cell>
        </table:table-row>
        <table:table-row table:style-name="ro1-2">
          <table:table-cell office:value-type="string">
            <text:p>disagrees</text:p>
          </table:table-cell>
        </table:table-row>
        <table:table-row table:style-name="ro1-2">
          <table:table-cell office:value-type="string">
            <text:p>disallow</text:p>
          </table:table-cell>
        </table:table-row>
        <table:table-row table:style-name="ro1-2">
          <table:table-cell office:value-type="string">
            <text:p>disapointed</text:p>
          </table:table-cell>
        </table:table-row>
        <table:table-row table:style-name="ro1-2">
          <table:table-cell office:value-type="string">
            <text:p>disapointing</text:p>
          </table:table-cell>
        </table:table-row>
        <table:table-row table:style-name="ro1-2">
          <table:table-cell office:value-type="string">
            <text:p>disapointment</text:p>
          </table:table-cell>
        </table:table-row>
        <table:table-row table:style-name="ro1-2">
          <table:table-cell office:value-type="string">
            <text:p>disappoint</text:p>
          </table:table-cell>
        </table:table-row>
        <table:table-row table:style-name="ro1-2">
          <table:table-cell office:value-type="string">
            <text:p>disappointed</text:p>
          </table:table-cell>
        </table:table-row>
        <table:table-row table:style-name="ro1-2">
          <table:table-cell office:value-type="string">
            <text:p>disappointing</text:p>
          </table:table-cell>
        </table:table-row>
        <table:table-row table:style-name="ro1-84">
          <table:table-cell office:value-type="string">
            <text:p>disappointingly</text:p>
          </table:table-cell>
        </table:table-row>
        <table:table-row table:style-name="ro1-84">
          <table:table-cell office:value-type="string">
            <text:p>disappointment</text:p>
          </table:table-cell>
        </table:table-row>
        <table:table-row table:style-name="ro1-84">
          <table:table-cell office:value-type="string">
            <text:p>disappointments</text:p>
          </table:table-cell>
        </table:table-row>
        <table:table-row table:style-name="ro1-2">
          <table:table-cell office:value-type="string">
            <text:p>disappoints</text:p>
          </table:table-cell>
        </table:table-row>
        <table:table-row table:style-name="ro1-84">
          <table:table-cell office:value-type="string">
            <text:p>disapprobation</text:p>
          </table:table-cell>
        </table:table-row>
        <table:table-row table:style-name="ro1-2">
          <table:table-cell office:value-type="string">
            <text:p>disapproval</text:p>
          </table:table-cell>
        </table:table-row>
        <table:table-row table:style-name="ro1-2">
          <table:table-cell office:value-type="string">
            <text:p>disapprove</text:p>
          </table:table-cell>
        </table:table-row>
        <table:table-row table:style-name="ro1-2">
          <table:table-cell office:value-type="string">
            <text:p>disapproving</text:p>
          </table:table-cell>
        </table:table-row>
        <table:table-row table:style-name="ro1-2">
          <table:table-cell office:value-type="string">
            <text:p>disarm</text:p>
          </table:table-cell>
        </table:table-row>
        <table:table-row table:style-name="ro1-2">
          <table:table-cell office:value-type="string">
            <text:p>disarray</text:p>
          </table:table-cell>
        </table:table-row>
        <table:table-row table:style-name="ro1-2">
          <table:table-cell office:value-type="string">
            <text:p>disaster</text:p>
          </table:table-cell>
        </table:table-row>
        <table:table-row table:style-name="ro1-2">
          <table:table-cell office:value-type="string">
            <text:p>disasterous</text:p>
          </table:table-cell>
        </table:table-row>
        <table:table-row table:style-name="ro1-2">
          <table:table-cell office:value-type="string">
            <text:p>disastrous</text:p>
          </table:table-cell>
        </table:table-row>
        <table:table-row table:style-name="ro1-2">
          <table:table-cell office:value-type="string">
            <text:p>disastrously</text:p>
          </table:table-cell>
        </table:table-row>
        <table:table-row table:style-name="ro1-2">
          <table:table-cell office:value-type="string">
            <text:p>disavow</text:p>
          </table:table-cell>
        </table:table-row>
        <table:table-row table:style-name="ro1-2">
          <table:table-cell office:value-type="string">
            <text:p>disavowal</text:p>
          </table:table-cell>
        </table:table-row>
        <table:table-row table:style-name="ro1-2">
          <table:table-cell office:value-type="string">
            <text:p>disbelief</text:p>
          </table:table-cell>
        </table:table-row>
        <table:table-row table:style-name="ro1-2">
          <table:table-cell office:value-type="string">
            <text:p>disbelieve</text:p>
          </table:table-cell>
        </table:table-row>
        <table:table-row table:style-name="ro1-2">
          <table:table-cell office:value-type="string">
            <text:p>disbeliever</text:p>
          </table:table-cell>
        </table:table-row>
        <table:table-row table:style-name="ro1-2">
          <table:table-cell office:value-type="string">
            <text:p>disclaim</text:p>
          </table:table-cell>
        </table:table-row>
        <table:table-row table:style-name="ro1-84">
          <table:table-cell office:value-type="string">
            <text:p>discombobulate</text:p>
          </table:table-cell>
        </table:table-row>
        <table:table-row table:style-name="ro1-2">
          <table:table-cell office:value-type="string">
            <text:p>discomfit</text:p>
          </table:table-cell>
        </table:table-row>
        <table:table-row table:style-name="ro1-2">
          <table:table-cell office:value-type="string">
            <text:p>discomfititure</text:p>
          </table:table-cell>
        </table:table-row>
        <table:table-row table:style-name="ro1-2">
          <table:table-cell office:value-type="string">
            <text:p>discomfort</text:p>
          </table:table-cell>
        </table:table-row>
        <table:table-row table:style-name="ro1-2">
          <table:table-cell office:value-type="string">
            <text:p>discompose</text:p>
          </table:table-cell>
        </table:table-row>
        <table:table-row table:style-name="ro1-2">
          <table:table-cell office:value-type="string">
            <text:p>disconcert</text:p>
          </table:table-cell>
        </table:table-row>
        <table:table-row table:style-name="ro1-2">
          <table:table-cell office:value-type="string">
            <text:p>disconcerted</text:p>
          </table:table-cell>
        </table:table-row>
        <table:table-row table:style-name="ro1-2">
          <table:table-cell office:value-type="string">
            <text:p>disconcerting</text:p>
          </table:table-cell>
        </table:table-row>
        <table:table-row table:style-name="ro1-84">
          <table:table-cell office:value-type="string">
            <text:p>disconcertingly</text:p>
          </table:table-cell>
        </table:table-row>
        <table:table-row table:style-name="ro1-2">
          <table:table-cell office:value-type="string">
            <text:p>disconsolate</text:p>
          </table:table-cell>
        </table:table-row>
        <table:table-row table:style-name="ro1-2">
          <table:table-cell office:value-type="string">
            <text:p>disconsolately</text:p>
          </table:table-cell>
        </table:table-row>
        <table:table-row table:style-name="ro1-84">
          <table:table-cell office:value-type="string">
            <text:p>disconsolation</text:p>
          </table:table-cell>
        </table:table-row>
        <table:table-row table:style-name="ro1-2">
          <table:table-cell office:value-type="string">
            <text:p>discontent</text:p>
          </table:table-cell>
        </table:table-row>
        <table:table-row table:style-name="ro1-2">
          <table:table-cell office:value-type="string">
            <text:p>discontented</text:p>
          </table:table-cell>
        </table:table-row>
        <table:table-row table:style-name="ro1-84">
          <table:table-cell office:value-type="string">
            <text:p>discontentedly</text:p>
          </table:table-cell>
        </table:table-row>
        <table:table-row table:style-name="ro1-2">
          <table:table-cell office:value-type="string">
            <text:p>discontinued</text:p>
          </table:table-cell>
        </table:table-row>
        <table:table-row table:style-name="ro1-2">
          <table:table-cell office:value-type="string">
            <text:p>discontinuity</text:p>
          </table:table-cell>
        </table:table-row>
        <table:table-row table:style-name="ro1-2">
          <table:table-cell office:value-type="string">
            <text:p>discontinuous</text:p>
          </table:table-cell>
        </table:table-row>
        <table:table-row table:style-name="ro1-2">
          <table:table-cell office:value-type="string">
            <text:p>discord</text:p>
          </table:table-cell>
        </table:table-row>
        <table:table-row table:style-name="ro1-2">
          <table:table-cell office:value-type="string">
            <text:p>discordance</text:p>
          </table:table-cell>
        </table:table-row>
        <table:table-row table:style-name="ro1-2">
          <table:table-cell office:value-type="string">
            <text:p>discordant</text:p>
          </table:table-cell>
        </table:table-row>
        <table:table-row table:style-name="ro1-84">
          <table:table-cell office:value-type="string">
            <text:p>discountenance</text:p>
          </table:table-cell>
        </table:table-row>
        <table:table-row table:style-name="ro1-2">
          <table:table-cell office:value-type="string">
            <text:p>discourage</text:p>
          </table:table-cell>
        </table:table-row>
        <table:table-row table:style-name="ro1-84">
          <table:table-cell office:value-type="string">
            <text:p>discouragement</text:p>
          </table:table-cell>
        </table:table-row>
        <table:table-row table:style-name="ro1-2">
          <table:table-cell office:value-type="string">
            <text:p>discouraging</text:p>
          </table:table-cell>
        </table:table-row>
        <table:table-row table:style-name="ro1-84">
          <table:table-cell office:value-type="string">
            <text:p>discouragingly</text:p>
          </table:table-cell>
        </table:table-row>
        <table:table-row table:style-name="ro1-2">
          <table:table-cell office:value-type="string">
            <text:p>discourteous</text:p>
          </table:table-cell>
        </table:table-row>
        <table:table-row table:style-name="ro1-84">
          <table:table-cell office:value-type="string">
            <text:p>discourteously</text:p>
          </table:table-cell>
        </table:table-row>
        <table:table-row table:style-name="ro1-2">
          <table:table-cell office:value-type="string">
            <text:p>discoutinous</text:p>
          </table:table-cell>
        </table:table-row>
        <table:table-row table:style-name="ro1-2">
          <table:table-cell office:value-type="string">
            <text:p>discredit</text:p>
          </table:table-cell>
        </table:table-row>
        <table:table-row table:style-name="ro1-2">
          <table:table-cell office:value-type="string">
            <text:p>discrepant</text:p>
          </table:table-cell>
        </table:table-row>
        <table:table-row table:style-name="ro1-2">
          <table:table-cell office:value-type="string">
            <text:p>discriminate</text:p>
          </table:table-cell>
        </table:table-row>
        <table:table-row table:style-name="ro1-2">
          <table:table-cell office:value-type="string">
            <text:p>discrimination</text:p>
          </table:table-cell>
        </table:table-row>
        <table:table-row table:style-name="ro1-84">
          <table:table-cell office:value-type="string">
            <text:p>discriminatory</text:p>
          </table:table-cell>
        </table:table-row>
        <table:table-row table:style-name="ro1-2">
          <table:table-cell office:value-type="string">
            <text:p>disdain</text:p>
          </table:table-cell>
        </table:table-row>
        <table:table-row table:style-name="ro1-2">
          <table:table-cell office:value-type="string">
            <text:p>disdained</text:p>
          </table:table-cell>
        </table:table-row>
        <table:table-row table:style-name="ro1-2">
          <table:table-cell office:value-type="string">
            <text:p>disdainful</text:p>
          </table:table-cell>
        </table:table-row>
        <table:table-row table:style-name="ro1-2">
          <table:table-cell office:value-type="string">
            <text:p>disdainfully</text:p>
          </table:table-cell>
        </table:table-row>
        <table:table-row table:style-name="ro1-2">
          <table:table-cell office:value-type="string">
            <text:p>disfavor</text:p>
          </table:table-cell>
        </table:table-row>
        <table:table-row table:style-name="ro1-2">
          <table:table-cell office:value-type="string">
            <text:p>disgrace</text:p>
          </table:table-cell>
        </table:table-row>
        <table:table-row table:style-name="ro1-2">
          <table:table-cell office:value-type="string">
            <text:p>disgraced</text:p>
          </table:table-cell>
        </table:table-row>
        <table:table-row table:style-name="ro1-2">
          <table:table-cell office:value-type="string">
            <text:p>disgraceful</text:p>
          </table:table-cell>
        </table:table-row>
        <table:table-row table:style-name="ro1-2">
          <table:table-cell office:value-type="string">
            <text:p>disgracefully</text:p>
          </table:table-cell>
        </table:table-row>
        <table:table-row table:style-name="ro1-2">
          <table:table-cell office:value-type="string">
            <text:p>disgruntle</text:p>
          </table:table-cell>
        </table:table-row>
        <table:table-row table:style-name="ro1-2">
          <table:table-cell office:value-type="string">
            <text:p>disgruntled</text:p>
          </table:table-cell>
        </table:table-row>
        <table:table-row table:style-name="ro1-2">
          <table:table-cell office:value-type="string">
            <text:p>disgust</text:p>
          </table:table-cell>
        </table:table-row>
        <table:table-row table:style-name="ro1-2">
          <table:table-cell office:value-type="string">
            <text:p>disgusted</text:p>
          </table:table-cell>
        </table:table-row>
        <table:table-row table:style-name="ro1-2">
          <table:table-cell office:value-type="string">
            <text:p>disgustedly</text:p>
          </table:table-cell>
        </table:table-row>
        <table:table-row table:style-name="ro1-2">
          <table:table-cell office:value-type="string">
            <text:p>disgustful</text:p>
          </table:table-cell>
        </table:table-row>
        <table:table-row table:style-name="ro1-2">
          <table:table-cell office:value-type="string">
            <text:p>disgustfully</text:p>
          </table:table-cell>
        </table:table-row>
        <table:table-row table:style-name="ro1-2">
          <table:table-cell office:value-type="string">
            <text:p>disgusting</text:p>
          </table:table-cell>
        </table:table-row>
        <table:table-row table:style-name="ro1-2">
          <table:table-cell office:value-type="string">
            <text:p>disgustingly</text:p>
          </table:table-cell>
        </table:table-row>
        <table:table-row table:style-name="ro1-2">
          <table:table-cell office:value-type="string">
            <text:p>dishearten</text:p>
          </table:table-cell>
        </table:table-row>
        <table:table-row table:style-name="ro1-2">
          <table:table-cell office:value-type="string">
            <text:p>disheartening</text:p>
          </table:table-cell>
        </table:table-row>
        <table:table-row table:style-name="ro1-84">
          <table:table-cell office:value-type="string">
            <text:p>dishearteningly</text:p>
          </table:table-cell>
        </table:table-row>
        <table:table-row table:style-name="ro1-2">
          <table:table-cell office:value-type="string">
            <text:p>dishonest</text:p>
          </table:table-cell>
        </table:table-row>
        <table:table-row table:style-name="ro1-2">
          <table:table-cell office:value-type="string">
            <text:p>dishonestly</text:p>
          </table:table-cell>
        </table:table-row>
        <table:table-row table:style-name="ro1-2">
          <table:table-cell office:value-type="string">
            <text:p>dishonesty</text:p>
          </table:table-cell>
        </table:table-row>
        <table:table-row table:style-name="ro1-2">
          <table:table-cell office:value-type="string">
            <text:p>dishonor</text:p>
          </table:table-cell>
        </table:table-row>
        <table:table-row table:style-name="ro1-2">
          <table:table-cell office:value-type="string">
            <text:p>dishonorable</text:p>
          </table:table-cell>
        </table:table-row>
        <table:table-row table:style-name="ro1-84">
          <table:table-cell office:value-type="string">
            <text:p>dishonorablely</text:p>
          </table:table-cell>
        </table:table-row>
        <table:table-row table:style-name="ro1-2">
          <table:table-cell office:value-type="string">
            <text:p>disillusion</text:p>
          </table:table-cell>
        </table:table-row>
        <table:table-row table:style-name="ro1-2">
          <table:table-cell office:value-type="string">
            <text:p>disillusioned</text:p>
          </table:table-cell>
        </table:table-row>
        <table:table-row table:style-name="ro1-84">
          <table:table-cell office:value-type="string">
            <text:p>disillusionment</text:p>
          </table:table-cell>
        </table:table-row>
        <table:table-row table:style-name="ro1-2">
          <table:table-cell office:value-type="string">
            <text:p>disillusions</text:p>
          </table:table-cell>
        </table:table-row>
        <table:table-row table:style-name="ro1-2">
          <table:table-cell office:value-type="string">
            <text:p>disinclination</text:p>
          </table:table-cell>
        </table:table-row>
        <table:table-row table:style-name="ro1-2">
          <table:table-cell office:value-type="string">
            <text:p>disinclined</text:p>
          </table:table-cell>
        </table:table-row>
        <table:table-row table:style-name="ro1-2">
          <table:table-cell office:value-type="string">
            <text:p>disingenuous</text:p>
          </table:table-cell>
        </table:table-row>
        <table:table-row table:style-name="ro1-84">
          <table:table-cell office:value-type="string">
            <text:p>disingenuously</text:p>
          </table:table-cell>
        </table:table-row>
        <table:table-row table:style-name="ro1-2">
          <table:table-cell office:value-type="string">
            <text:p>disintegrate</text:p>
          </table:table-cell>
        </table:table-row>
        <table:table-row table:style-name="ro1-2">
          <table:table-cell office:value-type="string">
            <text:p>disintegrated</text:p>
          </table:table-cell>
        </table:table-row>
        <table:table-row table:style-name="ro1-2">
          <table:table-cell office:value-type="string">
            <text:p>disintegrates</text:p>
          </table:table-cell>
        </table:table-row>
        <table:table-row table:style-name="ro1-2">
          <table:table-cell office:value-type="string">
            <text:p>disintegration</text:p>
          </table:table-cell>
        </table:table-row>
        <table:table-row table:style-name="ro1-2">
          <table:table-cell office:value-type="string">
            <text:p>disinterest</text:p>
          </table:table-cell>
        </table:table-row>
        <table:table-row table:style-name="ro1-2">
          <table:table-cell office:value-type="string">
            <text:p>disinterested</text:p>
          </table:table-cell>
        </table:table-row>
        <table:table-row table:style-name="ro1-2">
          <table:table-cell office:value-type="string">
            <text:p>dislike</text:p>
          </table:table-cell>
        </table:table-row>
        <table:table-row table:style-name="ro1-2">
          <table:table-cell office:value-type="string">
            <text:p>disliked</text:p>
          </table:table-cell>
        </table:table-row>
        <table:table-row table:style-name="ro1-2">
          <table:table-cell office:value-type="string">
            <text:p>dislikes</text:p>
          </table:table-cell>
        </table:table-row>
        <table:table-row table:style-name="ro1-2">
          <table:table-cell office:value-type="string">
            <text:p>disliking</text:p>
          </table:table-cell>
        </table:table-row>
        <table:table-row table:style-name="ro1-2">
          <table:table-cell office:value-type="string">
            <text:p>dislocated</text:p>
          </table:table-cell>
        </table:table-row>
        <table:table-row table:style-name="ro1-2">
          <table:table-cell office:value-type="string">
            <text:p>disloyal</text:p>
          </table:table-cell>
        </table:table-row>
        <table:table-row table:style-name="ro1-2">
          <table:table-cell office:value-type="string">
            <text:p>disloyalty</text:p>
          </table:table-cell>
        </table:table-row>
        <table:table-row table:style-name="ro1-2">
          <table:table-cell office:value-type="string">
            <text:p>dismal</text:p>
          </table:table-cell>
        </table:table-row>
        <table:table-row table:style-name="ro1-2">
          <table:table-cell office:value-type="string">
            <text:p>dismally</text:p>
          </table:table-cell>
        </table:table-row>
        <table:table-row table:style-name="ro1-2">
          <table:table-cell office:value-type="string">
            <text:p>dismalness</text:p>
          </table:table-cell>
        </table:table-row>
        <table:table-row table:style-name="ro1-2">
          <table:table-cell office:value-type="string">
            <text:p>dismay</text:p>
          </table:table-cell>
        </table:table-row>
        <table:table-row table:style-name="ro1-2">
          <table:table-cell office:value-type="string">
            <text:p>dismayed</text:p>
          </table:table-cell>
        </table:table-row>
        <table:table-row table:style-name="ro1-2">
          <table:table-cell office:value-type="string">
            <text:p>dismaying</text:p>
          </table:table-cell>
        </table:table-row>
        <table:table-row table:style-name="ro1-2">
          <table:table-cell office:value-type="string">
            <text:p>dismayingly</text:p>
          </table:table-cell>
        </table:table-row>
        <table:table-row table:style-name="ro1-2">
          <table:table-cell office:value-type="string">
            <text:p>dismissive</text:p>
          </table:table-cell>
        </table:table-row>
        <table:table-row table:style-name="ro1-2">
          <table:table-cell office:value-type="string">
            <text:p>dismissively</text:p>
          </table:table-cell>
        </table:table-row>
        <table:table-row table:style-name="ro1-2">
          <table:table-cell office:value-type="string">
            <text:p>disobedience</text:p>
          </table:table-cell>
        </table:table-row>
        <table:table-row table:style-name="ro1-2">
          <table:table-cell office:value-type="string">
            <text:p>disobedient</text:p>
          </table:table-cell>
        </table:table-row>
        <table:table-row table:style-name="ro1-2">
          <table:table-cell office:value-type="string">
            <text:p>disobey</text:p>
          </table:table-cell>
        </table:table-row>
        <table:table-row table:style-name="ro1-2">
          <table:table-cell office:value-type="string">
            <text:p>disoobedient</text:p>
          </table:table-cell>
        </table:table-row>
        <table:table-row table:style-name="ro1-2">
          <table:table-cell office:value-type="string">
            <text:p>disorder</text:p>
          </table:table-cell>
        </table:table-row>
        <table:table-row table:style-name="ro1-2">
          <table:table-cell office:value-type="string">
            <text:p>disordered</text:p>
          </table:table-cell>
        </table:table-row>
        <table:table-row table:style-name="ro1-2">
          <table:table-cell office:value-type="string">
            <text:p>disorderly</text:p>
          </table:table-cell>
        </table:table-row>
        <table:table-row table:style-name="ro1-2">
          <table:table-cell office:value-type="string">
            <text:p>disorganized</text:p>
          </table:table-cell>
        </table:table-row>
        <table:table-row table:style-name="ro1-2">
          <table:table-cell office:value-type="string">
            <text:p>disorient</text:p>
          </table:table-cell>
        </table:table-row>
        <table:table-row table:style-name="ro1-2">
          <table:table-cell office:value-type="string">
            <text:p>disoriented</text:p>
          </table:table-cell>
        </table:table-row>
        <table:table-row table:style-name="ro1-2">
          <table:table-cell office:value-type="string">
            <text:p>disown</text:p>
          </table:table-cell>
        </table:table-row>
        <table:table-row table:style-name="ro1-2">
          <table:table-cell office:value-type="string">
            <text:p>disparage</text:p>
          </table:table-cell>
        </table:table-row>
        <table:table-row table:style-name="ro1-2">
          <table:table-cell office:value-type="string">
            <text:p>disparaging</text:p>
          </table:table-cell>
        </table:table-row>
        <table:table-row table:style-name="ro1-2">
          <table:table-cell office:value-type="string">
            <text:p>disparagingly</text:p>
          </table:table-cell>
        </table:table-row>
        <table:table-row table:style-name="ro1-2">
          <table:table-cell office:value-type="string">
            <text:p>dispensable</text:p>
          </table:table-cell>
        </table:table-row>
        <table:table-row table:style-name="ro1-2">
          <table:table-cell office:value-type="string">
            <text:p>dispirit</text:p>
          </table:table-cell>
        </table:table-row>
        <table:table-row table:style-name="ro1-2">
          <table:table-cell office:value-type="string">
            <text:p>dispirited</text:p>
          </table:table-cell>
        </table:table-row>
        <table:table-row table:style-name="ro1-2">
          <table:table-cell office:value-type="string">
            <text:p>dispiritedly</text:p>
          </table:table-cell>
        </table:table-row>
        <table:table-row table:style-name="ro1-2">
          <table:table-cell office:value-type="string">
            <text:p>dispiriting</text:p>
          </table:table-cell>
        </table:table-row>
        <table:table-row table:style-name="ro1-2">
          <table:table-cell office:value-type="string">
            <text:p>displace</text:p>
          </table:table-cell>
        </table:table-row>
        <table:table-row table:style-name="ro1-2">
          <table:table-cell office:value-type="string">
            <text:p>displaced</text:p>
          </table:table-cell>
        </table:table-row>
        <table:table-row table:style-name="ro1-2">
          <table:table-cell office:value-type="string">
            <text:p>displease</text:p>
          </table:table-cell>
        </table:table-row>
        <table:table-row table:style-name="ro1-2">
          <table:table-cell office:value-type="string">
            <text:p>displeased</text:p>
          </table:table-cell>
        </table:table-row>
        <table:table-row table:style-name="ro1-2">
          <table:table-cell office:value-type="string">
            <text:p>displeasing</text:p>
          </table:table-cell>
        </table:table-row>
        <table:table-row table:style-name="ro1-2">
          <table:table-cell office:value-type="string">
            <text:p>displeasure</text:p>
          </table:table-cell>
        </table:table-row>
        <table:table-row table:style-name="ro1-84">
          <table:table-cell office:value-type="string">
            <text:p>disproportionate</text:p>
          </table:table-cell>
        </table:table-row>
        <table:table-row table:style-name="ro1-2">
          <table:table-cell office:value-type="string">
            <text:p>disprove</text:p>
          </table:table-cell>
        </table:table-row>
        <table:table-row table:style-name="ro1-2">
          <table:table-cell office:value-type="string">
            <text:p>disputable</text:p>
          </table:table-cell>
        </table:table-row>
        <table:table-row table:style-name="ro1-2">
          <table:table-cell office:value-type="string">
            <text:p>dispute</text:p>
          </table:table-cell>
        </table:table-row>
        <table:table-row table:style-name="ro1-2">
          <table:table-cell office:value-type="string">
            <text:p>disputed</text:p>
          </table:table-cell>
        </table:table-row>
        <table:table-row table:style-name="ro1-2">
          <table:table-cell office:value-type="string">
            <text:p>disquiet</text:p>
          </table:table-cell>
        </table:table-row>
        <table:table-row table:style-name="ro1-2">
          <table:table-cell office:value-type="string">
            <text:p>disquieting</text:p>
          </table:table-cell>
        </table:table-row>
        <table:table-row table:style-name="ro1-2">
          <table:table-cell office:value-type="string">
            <text:p>disquietingly</text:p>
          </table:table-cell>
        </table:table-row>
        <table:table-row table:style-name="ro1-2">
          <table:table-cell office:value-type="string">
            <text:p>disquietude</text:p>
          </table:table-cell>
        </table:table-row>
        <table:table-row table:style-name="ro1-2">
          <table:table-cell office:value-type="string">
            <text:p>disregard</text:p>
          </table:table-cell>
        </table:table-row>
        <table:table-row table:style-name="ro1-2">
          <table:table-cell office:value-type="string">
            <text:p>disregardful</text:p>
          </table:table-cell>
        </table:table-row>
        <table:table-row table:style-name="ro1-2">
          <table:table-cell office:value-type="string">
            <text:p>disreputable</text:p>
          </table:table-cell>
        </table:table-row>
        <table:table-row table:style-name="ro1-2">
          <table:table-cell office:value-type="string">
            <text:p>disrepute</text:p>
          </table:table-cell>
        </table:table-row>
        <table:table-row table:style-name="ro1-2">
          <table:table-cell office:value-type="string">
            <text:p>disrespect</text:p>
          </table:table-cell>
        </table:table-row>
        <table:table-row table:style-name="ro1-2">
          <table:table-cell office:value-type="string">
            <text:p>disrespectable</text:p>
          </table:table-cell>
        </table:table-row>
        <table:table-row table:style-name="ro1-84">
          <table:table-cell office:value-type="string">
            <text:p>disrespectablity</text:p>
          </table:table-cell>
        </table:table-row>
        <table:table-row table:style-name="ro1-2">
          <table:table-cell office:value-type="string">
            <text:p>disrespectful</text:p>
          </table:table-cell>
        </table:table-row>
        <table:table-row table:style-name="ro1-84">
          <table:table-cell office:value-type="string">
            <text:p>disrespectfully</text:p>
          </table:table-cell>
        </table:table-row>
        <table:table-row table:style-name="ro1-84">
          <table:table-cell office:value-type="string">
            <text:p>disrespectfulness</text:p>
          </table:table-cell>
        </table:table-row>
        <table:table-row table:style-name="ro1-2">
          <table:table-cell office:value-type="string">
            <text:p>disrespecting</text:p>
          </table:table-cell>
        </table:table-row>
        <table:table-row table:style-name="ro1-2">
          <table:table-cell office:value-type="string">
            <text:p>disrupt</text:p>
          </table:table-cell>
        </table:table-row>
        <table:table-row table:style-name="ro1-2">
          <table:table-cell office:value-type="string">
            <text:p>disruption</text:p>
          </table:table-cell>
        </table:table-row>
        <table:table-row table:style-name="ro1-2">
          <table:table-cell office:value-type="string">
            <text:p>disruptive</text:p>
          </table:table-cell>
        </table:table-row>
        <table:table-row table:style-name="ro1-2">
          <table:table-cell office:value-type="string">
            <text:p>diss</text:p>
          </table:table-cell>
        </table:table-row>
        <table:table-row table:style-name="ro1-2">
          <table:table-cell office:value-type="string">
            <text:p>dissapointed</text:p>
          </table:table-cell>
        </table:table-row>
        <table:table-row table:style-name="ro1-2">
          <table:table-cell office:value-type="string">
            <text:p>dissappointed</text:p>
          </table:table-cell>
        </table:table-row>
        <table:table-row table:style-name="ro1-2">
          <table:table-cell office:value-type="string">
            <text:p>dissappointing</text:p>
          </table:table-cell>
        </table:table-row>
        <table:table-row table:style-name="ro1-2">
          <table:table-cell office:value-type="string">
            <text:p>dissatisfaction</text:p>
          </table:table-cell>
        </table:table-row>
        <table:table-row table:style-name="ro1-84">
          <table:table-cell office:value-type="string">
            <text:p>dissatisfactory</text:p>
          </table:table-cell>
        </table:table-row>
        <table:table-row table:style-name="ro1-2">
          <table:table-cell office:value-type="string">
            <text:p>dissatisfied</text:p>
          </table:table-cell>
        </table:table-row>
        <table:table-row table:style-name="ro1-2">
          <table:table-cell office:value-type="string">
            <text:p>dissatisfies</text:p>
          </table:table-cell>
        </table:table-row>
        <table:table-row table:style-name="ro1-2">
          <table:table-cell office:value-type="string">
            <text:p>dissatisfy</text:p>
          </table:table-cell>
        </table:table-row>
        <table:table-row table:style-name="ro1-2">
          <table:table-cell office:value-type="string">
            <text:p>dissatisfying</text:p>
          </table:table-cell>
        </table:table-row>
        <table:table-row table:style-name="ro1-2">
          <table:table-cell office:value-type="string">
            <text:p>dissed</text:p>
          </table:table-cell>
        </table:table-row>
        <table:table-row table:style-name="ro1-2">
          <table:table-cell office:value-type="string">
            <text:p>dissemble</text:p>
          </table:table-cell>
        </table:table-row>
        <table:table-row table:style-name="ro1-2">
          <table:table-cell office:value-type="string">
            <text:p>dissembler</text:p>
          </table:table-cell>
        </table:table-row>
        <table:table-row table:style-name="ro1-2">
          <table:table-cell office:value-type="string">
            <text:p>dissension</text:p>
          </table:table-cell>
        </table:table-row>
        <table:table-row table:style-name="ro1-2">
          <table:table-cell office:value-type="string">
            <text:p>dissent</text:p>
          </table:table-cell>
        </table:table-row>
        <table:table-row table:style-name="ro1-2">
          <table:table-cell office:value-type="string">
            <text:p>dissenter</text:p>
          </table:table-cell>
        </table:table-row>
        <table:table-row table:style-name="ro1-2">
          <table:table-cell office:value-type="string">
            <text:p>dissention</text:p>
          </table:table-cell>
        </table:table-row>
        <table:table-row table:style-name="ro1-2">
          <table:table-cell office:value-type="string">
            <text:p>disservice</text:p>
          </table:table-cell>
        </table:table-row>
        <table:table-row table:style-name="ro1-2">
          <table:table-cell office:value-type="string">
            <text:p>disses</text:p>
          </table:table-cell>
        </table:table-row>
        <table:table-row table:style-name="ro1-2">
          <table:table-cell office:value-type="string">
            <text:p>dissidence</text:p>
          </table:table-cell>
        </table:table-row>
        <table:table-row table:style-name="ro1-2">
          <table:table-cell office:value-type="string">
            <text:p>dissident</text:p>
          </table:table-cell>
        </table:table-row>
        <table:table-row table:style-name="ro1-2">
          <table:table-cell office:value-type="string">
            <text:p>dissidents</text:p>
          </table:table-cell>
        </table:table-row>
        <table:table-row table:style-name="ro1-2">
          <table:table-cell office:value-type="string">
            <text:p>dissing</text:p>
          </table:table-cell>
        </table:table-row>
        <table:table-row table:style-name="ro1-2">
          <table:table-cell office:value-type="string">
            <text:p>dissocial</text:p>
          </table:table-cell>
        </table:table-row>
        <table:table-row table:style-name="ro1-2">
          <table:table-cell office:value-type="string">
            <text:p>dissolute</text:p>
          </table:table-cell>
        </table:table-row>
        <table:table-row table:style-name="ro1-2">
          <table:table-cell office:value-type="string">
            <text:p>dissolution</text:p>
          </table:table-cell>
        </table:table-row>
        <table:table-row table:style-name="ro1-2">
          <table:table-cell office:value-type="string">
            <text:p>dissonance</text:p>
          </table:table-cell>
        </table:table-row>
        <table:table-row table:style-name="ro1-2">
          <table:table-cell office:value-type="string">
            <text:p>dissonant</text:p>
          </table:table-cell>
        </table:table-row>
        <table:table-row table:style-name="ro1-2">
          <table:table-cell office:value-type="string">
            <text:p>dissonantly</text:p>
          </table:table-cell>
        </table:table-row>
        <table:table-row table:style-name="ro1-2">
          <table:table-cell office:value-type="string">
            <text:p>dissuade</text:p>
          </table:table-cell>
        </table:table-row>
        <table:table-row table:style-name="ro1-2">
          <table:table-cell office:value-type="string">
            <text:p>dissuasive</text:p>
          </table:table-cell>
        </table:table-row>
        <table:table-row table:style-name="ro1-2">
          <table:table-cell office:value-type="string">
            <text:p>distains</text:p>
          </table:table-cell>
        </table:table-row>
        <table:table-row table:style-name="ro1-2">
          <table:table-cell office:value-type="string">
            <text:p>distaste</text:p>
          </table:table-cell>
        </table:table-row>
        <table:table-row table:style-name="ro1-2">
          <table:table-cell office:value-type="string">
            <text:p>distasteful</text:p>
          </table:table-cell>
        </table:table-row>
        <table:table-row table:style-name="ro1-2">
          <table:table-cell office:value-type="string">
            <text:p>distastefully</text:p>
          </table:table-cell>
        </table:table-row>
        <table:table-row table:style-name="ro1-2">
          <table:table-cell office:value-type="string">
            <text:p>distort</text:p>
          </table:table-cell>
        </table:table-row>
        <table:table-row table:style-name="ro1-2">
          <table:table-cell office:value-type="string">
            <text:p>distorted</text:p>
          </table:table-cell>
        </table:table-row>
        <table:table-row table:style-name="ro1-2">
          <table:table-cell office:value-type="string">
            <text:p>distortion</text:p>
          </table:table-cell>
        </table:table-row>
        <table:table-row table:style-name="ro1-2">
          <table:table-cell office:value-type="string">
            <text:p>distorts</text:p>
          </table:table-cell>
        </table:table-row>
        <table:table-row table:style-name="ro1-2">
          <table:table-cell office:value-type="string">
            <text:p>distract</text:p>
          </table:table-cell>
        </table:table-row>
        <table:table-row table:style-name="ro1-2">
          <table:table-cell office:value-type="string">
            <text:p>distracting</text:p>
          </table:table-cell>
        </table:table-row>
        <table:table-row table:style-name="ro1-2">
          <table:table-cell office:value-type="string">
            <text:p>distraction</text:p>
          </table:table-cell>
        </table:table-row>
        <table:table-row table:style-name="ro1-2">
          <table:table-cell office:value-type="string">
            <text:p>distraught</text:p>
          </table:table-cell>
        </table:table-row>
        <table:table-row table:style-name="ro1-2">
          <table:table-cell office:value-type="string">
            <text:p>distraughtly</text:p>
          </table:table-cell>
        </table:table-row>
        <table:table-row table:style-name="ro1-2">
          <table:table-cell office:value-type="string">
            <text:p>distraughtness</text:p>
          </table:table-cell>
        </table:table-row>
        <table:table-row table:style-name="ro1-2">
          <table:table-cell office:value-type="string">
            <text:p>distress</text:p>
          </table:table-cell>
        </table:table-row>
        <table:table-row table:style-name="ro1-2">
          <table:table-cell office:value-type="string">
            <text:p>distressed</text:p>
          </table:table-cell>
        </table:table-row>
        <table:table-row table:style-name="ro1-2">
          <table:table-cell office:value-type="string">
            <text:p>distressing</text:p>
          </table:table-cell>
        </table:table-row>
        <table:table-row table:style-name="ro1-2">
          <table:table-cell office:value-type="string">
            <text:p>distressingly</text:p>
          </table:table-cell>
        </table:table-row>
        <table:table-row table:style-name="ro1-2">
          <table:table-cell office:value-type="string">
            <text:p>distrust</text:p>
          </table:table-cell>
        </table:table-row>
        <table:table-row table:style-name="ro1-2">
          <table:table-cell office:value-type="string">
            <text:p>distrustful</text:p>
          </table:table-cell>
        </table:table-row>
        <table:table-row table:style-name="ro1-2">
          <table:table-cell office:value-type="string">
            <text:p>distrusting</text:p>
          </table:table-cell>
        </table:table-row>
        <table:table-row table:style-name="ro1-2">
          <table:table-cell office:value-type="string">
            <text:p>disturb</text:p>
          </table:table-cell>
        </table:table-row>
        <table:table-row table:style-name="ro1-2">
          <table:table-cell office:value-type="string">
            <text:p>disturbance</text:p>
          </table:table-cell>
        </table:table-row>
        <table:table-row table:style-name="ro1-2">
          <table:table-cell office:value-type="string">
            <text:p>disturbed</text:p>
          </table:table-cell>
        </table:table-row>
        <table:table-row table:style-name="ro1-2">
          <table:table-cell office:value-type="string">
            <text:p>disturbing</text:p>
          </table:table-cell>
        </table:table-row>
        <table:table-row table:style-name="ro1-2">
          <table:table-cell office:value-type="string">
            <text:p>disturbingly</text:p>
          </table:table-cell>
        </table:table-row>
        <table:table-row table:style-name="ro1-2">
          <table:table-cell office:value-type="string">
            <text:p>disunity</text:p>
          </table:table-cell>
        </table:table-row>
        <table:table-row table:style-name="ro1-2">
          <table:table-cell office:value-type="string">
            <text:p>disvalue</text:p>
          </table:table-cell>
        </table:table-row>
        <table:table-row table:style-name="ro1-2">
          <table:table-cell office:value-type="string">
            <text:p>divergent</text:p>
          </table:table-cell>
        </table:table-row>
        <table:table-row table:style-name="ro1-2">
          <table:table-cell office:value-type="string">
            <text:p>divisive</text:p>
          </table:table-cell>
        </table:table-row>
        <table:table-row table:style-name="ro1-2">
          <table:table-cell office:value-type="string">
            <text:p>divisively</text:p>
          </table:table-cell>
        </table:table-row>
        <table:table-row table:style-name="ro1-2">
          <table:table-cell office:value-type="string">
            <text:p>divisiveness</text:p>
          </table:table-cell>
        </table:table-row>
        <table:table-row table:style-name="ro1-2">
          <table:table-cell office:value-type="string">
            <text:p>dizzing</text:p>
          </table:table-cell>
        </table:table-row>
        <table:table-row table:style-name="ro1-2">
          <table:table-cell office:value-type="string">
            <text:p>dizzingly</text:p>
          </table:table-cell>
        </table:table-row>
        <table:table-row table:style-name="ro1-2">
          <table:table-cell office:value-type="string">
            <text:p>dizzy</text:p>
          </table:table-cell>
        </table:table-row>
        <table:table-row table:style-name="ro1-2">
          <table:table-cell office:value-type="string">
            <text:p>doddering</text:p>
          </table:table-cell>
        </table:table-row>
        <table:table-row table:style-name="ro1-2">
          <table:table-cell office:value-type="string">
            <text:p>dodgey</text:p>
          </table:table-cell>
        </table:table-row>
        <table:table-row table:style-name="ro1-2">
          <table:table-cell office:value-type="string">
            <text:p>dogged</text:p>
          </table:table-cell>
        </table:table-row>
        <table:table-row table:style-name="ro1-2">
          <table:table-cell office:value-type="string">
            <text:p>doggedly</text:p>
          </table:table-cell>
        </table:table-row>
        <table:table-row table:style-name="ro1-2">
          <table:table-cell office:value-type="string">
            <text:p>dogmatic</text:p>
          </table:table-cell>
        </table:table-row>
        <table:table-row table:style-name="ro1-2">
          <table:table-cell office:value-type="string">
            <text:p>doldrums</text:p>
          </table:table-cell>
        </table:table-row>
        <table:table-row table:style-name="ro1-2">
          <table:table-cell office:value-type="string">
            <text:p>domineer</text:p>
          </table:table-cell>
        </table:table-row>
        <table:table-row table:style-name="ro1-2">
          <table:table-cell office:value-type="string">
            <text:p>domineering</text:p>
          </table:table-cell>
        </table:table-row>
        <table:table-row table:style-name="ro1-2">
          <table:table-cell office:value-type="string">
            <text:p>donside</text:p>
          </table:table-cell>
        </table:table-row>
        <table:table-row table:style-name="ro1-2">
          <table:table-cell office:value-type="string">
            <text:p>doom</text:p>
          </table:table-cell>
        </table:table-row>
        <table:table-row table:style-name="ro1-2">
          <table:table-cell office:value-type="string">
            <text:p>doomed</text:p>
          </table:table-cell>
        </table:table-row>
        <table:table-row table:style-name="ro1-2">
          <table:table-cell office:value-type="string">
            <text:p>doomsday</text:p>
          </table:table-cell>
        </table:table-row>
        <table:table-row table:style-name="ro1-2">
          <table:table-cell office:value-type="string">
            <text:p>dope</text:p>
          </table:table-cell>
        </table:table-row>
        <table:table-row table:style-name="ro1-2">
          <table:table-cell office:value-type="string">
            <text:p>doubt</text:p>
          </table:table-cell>
        </table:table-row>
        <table:table-row table:style-name="ro1-2">
          <table:table-cell office:value-type="string">
            <text:p>doubtful</text:p>
          </table:table-cell>
        </table:table-row>
        <table:table-row table:style-name="ro1-2">
          <table:table-cell office:value-type="string">
            <text:p>doubtfully</text:p>
          </table:table-cell>
        </table:table-row>
        <table:table-row table:style-name="ro1-2">
          <table:table-cell office:value-type="string">
            <text:p>doubts</text:p>
          </table:table-cell>
        </table:table-row>
        <table:table-row table:style-name="ro1-2">
          <table:table-cell office:value-type="string">
            <text:p>douchbag</text:p>
          </table:table-cell>
        </table:table-row>
        <table:table-row table:style-name="ro1-2">
          <table:table-cell office:value-type="string">
            <text:p>douchebag</text:p>
          </table:table-cell>
        </table:table-row>
        <table:table-row table:style-name="ro1-2">
          <table:table-cell office:value-type="string">
            <text:p>douchebags</text:p>
          </table:table-cell>
        </table:table-row>
        <table:table-row table:style-name="ro1-2">
          <table:table-cell office:value-type="string">
            <text:p>downbeat</text:p>
          </table:table-cell>
        </table:table-row>
        <table:table-row table:style-name="ro1-2">
          <table:table-cell office:value-type="string">
            <text:p>downcast</text:p>
          </table:table-cell>
        </table:table-row>
        <table:table-row table:style-name="ro1-2">
          <table:table-cell office:value-type="string">
            <text:p>downer</text:p>
          </table:table-cell>
        </table:table-row>
        <table:table-row table:style-name="ro1-2">
          <table:table-cell office:value-type="string">
            <text:p>downfall</text:p>
          </table:table-cell>
        </table:table-row>
        <table:table-row table:style-name="ro1-2">
          <table:table-cell office:value-type="string">
            <text:p>downfallen</text:p>
          </table:table-cell>
        </table:table-row>
        <table:table-row table:style-name="ro1-2">
          <table:table-cell office:value-type="string">
            <text:p>downgrade</text:p>
          </table:table-cell>
        </table:table-row>
        <table:table-row table:style-name="ro1-2">
          <table:table-cell office:value-type="string">
            <text:p>downhearted</text:p>
          </table:table-cell>
        </table:table-row>
        <table:table-row table:style-name="ro1-2">
          <table:table-cell office:value-type="string">
            <text:p>downheartedly</text:p>
          </table:table-cell>
        </table:table-row>
        <table:table-row table:style-name="ro1-2">
          <table:table-cell office:value-type="string">
            <text:p>downhill</text:p>
          </table:table-cell>
        </table:table-row>
        <table:table-row table:style-name="ro1-2">
          <table:table-cell office:value-type="string">
            <text:p>downside</text:p>
          </table:table-cell>
        </table:table-row>
        <table:table-row table:style-name="ro1-2">
          <table:table-cell office:value-type="string">
            <text:p>downsides</text:p>
          </table:table-cell>
        </table:table-row>
        <table:table-row table:style-name="ro1-2">
          <table:table-cell office:value-type="string">
            <text:p>downturn</text:p>
          </table:table-cell>
        </table:table-row>
        <table:table-row table:style-name="ro1-2">
          <table:table-cell office:value-type="string">
            <text:p>downturns</text:p>
          </table:table-cell>
        </table:table-row>
        <table:table-row table:style-name="ro1-2">
          <table:table-cell office:value-type="string">
            <text:p>drab</text:p>
          </table:table-cell>
        </table:table-row>
        <table:table-row table:style-name="ro1-2">
          <table:table-cell office:value-type="string">
            <text:p>draconian</text:p>
          </table:table-cell>
        </table:table-row>
        <table:table-row table:style-name="ro1-2">
          <table:table-cell office:value-type="string">
            <text:p>draconic</text:p>
          </table:table-cell>
        </table:table-row>
        <table:table-row table:style-name="ro1-2">
          <table:table-cell office:value-type="string">
            <text:p>drag</text:p>
          </table:table-cell>
        </table:table-row>
        <table:table-row table:style-name="ro1-2">
          <table:table-cell office:value-type="string">
            <text:p>dragged</text:p>
          </table:table-cell>
        </table:table-row>
        <table:table-row table:style-name="ro1-2">
          <table:table-cell office:value-type="string">
            <text:p>dragging</text:p>
          </table:table-cell>
        </table:table-row>
        <table:table-row table:style-name="ro1-2">
          <table:table-cell office:value-type="string">
            <text:p>dragoon</text:p>
          </table:table-cell>
        </table:table-row>
        <table:table-row table:style-name="ro1-2">
          <table:table-cell office:value-type="string">
            <text:p>drags</text:p>
          </table:table-cell>
        </table:table-row>
        <table:table-row table:style-name="ro1-2">
          <table:table-cell office:value-type="string">
            <text:p>drain</text:p>
          </table:table-cell>
        </table:table-row>
        <table:table-row table:style-name="ro1-2">
          <table:table-cell office:value-type="string">
            <text:p>drained</text:p>
          </table:table-cell>
        </table:table-row>
        <table:table-row table:style-name="ro1-2">
          <table:table-cell office:value-type="string">
            <text:p>draining</text:p>
          </table:table-cell>
        </table:table-row>
        <table:table-row table:style-name="ro1-2">
          <table:table-cell office:value-type="string">
            <text:p>drains</text:p>
          </table:table-cell>
        </table:table-row>
        <table:table-row table:style-name="ro1-2">
          <table:table-cell office:value-type="string">
            <text:p>drastic</text:p>
          </table:table-cell>
        </table:table-row>
        <table:table-row table:style-name="ro1-2">
          <table:table-cell office:value-type="string">
            <text:p>drastically</text:p>
          </table:table-cell>
        </table:table-row>
        <table:table-row table:style-name="ro1-2">
          <table:table-cell office:value-type="string">
            <text:p>drawback</text:p>
          </table:table-cell>
        </table:table-row>
        <table:table-row table:style-name="ro1-2">
          <table:table-cell office:value-type="string">
            <text:p>drawbacks</text:p>
          </table:table-cell>
        </table:table-row>
        <table:table-row table:style-name="ro1-2">
          <table:table-cell office:value-type="string">
            <text:p>dread</text:p>
          </table:table-cell>
        </table:table-row>
        <table:table-row table:style-name="ro1-2">
          <table:table-cell office:value-type="string">
            <text:p>dreadful</text:p>
          </table:table-cell>
        </table:table-row>
        <table:table-row table:style-name="ro1-2">
          <table:table-cell office:value-type="string">
            <text:p>dreadfully</text:p>
          </table:table-cell>
        </table:table-row>
        <table:table-row table:style-name="ro1-2">
          <table:table-cell office:value-type="string">
            <text:p>dreadfulness</text:p>
          </table:table-cell>
        </table:table-row>
        <table:table-row table:style-name="ro1-2">
          <table:table-cell office:value-type="string">
            <text:p>dreary</text:p>
          </table:table-cell>
        </table:table-row>
        <table:table-row table:style-name="ro1-2">
          <table:table-cell office:value-type="string">
            <text:p>dripped</text:p>
          </table:table-cell>
        </table:table-row>
        <table:table-row table:style-name="ro1-2">
          <table:table-cell office:value-type="string">
            <text:p>dripping</text:p>
          </table:table-cell>
        </table:table-row>
        <table:table-row table:style-name="ro1-2">
          <table:table-cell office:value-type="string">
            <text:p>drippy</text:p>
          </table:table-cell>
        </table:table-row>
        <table:table-row table:style-name="ro1-2">
          <table:table-cell office:value-type="string">
            <text:p>drips</text:p>
          </table:table-cell>
        </table:table-row>
        <table:table-row table:style-name="ro1-2">
          <table:table-cell office:value-type="string">
            <text:p>drones</text:p>
          </table:table-cell>
        </table:table-row>
        <table:table-row table:style-name="ro1-2">
          <table:table-cell office:value-type="string">
            <text:p>droop</text:p>
          </table:table-cell>
        </table:table-row>
        <table:table-row table:style-name="ro1-2">
          <table:table-cell office:value-type="string">
            <text:p>droops</text:p>
          </table:table-cell>
        </table:table-row>
        <table:table-row table:style-name="ro1-2">
          <table:table-cell office:value-type="string">
            <text:p>drop-out</text:p>
          </table:table-cell>
        </table:table-row>
        <table:table-row table:style-name="ro1-2">
          <table:table-cell office:value-type="string">
            <text:p>drop-outs</text:p>
          </table:table-cell>
        </table:table-row>
        <table:table-row table:style-name="ro1-2">
          <table:table-cell office:value-type="string">
            <text:p>dropout</text:p>
          </table:table-cell>
        </table:table-row>
        <table:table-row table:style-name="ro1-2">
          <table:table-cell office:value-type="string">
            <text:p>dropouts</text:p>
          </table:table-cell>
        </table:table-row>
        <table:table-row table:style-name="ro1-2">
          <table:table-cell office:value-type="string">
            <text:p>drought</text:p>
          </table:table-cell>
        </table:table-row>
        <table:table-row table:style-name="ro1-2">
          <table:table-cell office:value-type="string">
            <text:p>drowning</text:p>
          </table:table-cell>
        </table:table-row>
        <table:table-row table:style-name="ro1-2">
          <table:table-cell office:value-type="string">
            <text:p>drunk</text:p>
          </table:table-cell>
        </table:table-row>
        <table:table-row table:style-name="ro1-2">
          <table:table-cell office:value-type="string">
            <text:p>drunkard</text:p>
          </table:table-cell>
        </table:table-row>
        <table:table-row table:style-name="ro1-2">
          <table:table-cell office:value-type="string">
            <text:p>drunken</text:p>
          </table:table-cell>
        </table:table-row>
        <table:table-row table:style-name="ro1-2">
          <table:table-cell office:value-type="string">
            <text:p>dubious</text:p>
          </table:table-cell>
        </table:table-row>
        <table:table-row table:style-name="ro1-2">
          <table:table-cell office:value-type="string">
            <text:p>dubiously</text:p>
          </table:table-cell>
        </table:table-row>
        <table:table-row table:style-name="ro1-2">
          <table:table-cell office:value-type="string">
            <text:p>dubitable</text:p>
          </table:table-cell>
        </table:table-row>
        <table:table-row table:style-name="ro1-2">
          <table:table-cell office:value-type="string">
            <text:p>dud</text:p>
          </table:table-cell>
        </table:table-row>
        <table:table-row table:style-name="ro1-2">
          <table:table-cell office:value-type="string">
            <text:p>dull</text:p>
          </table:table-cell>
        </table:table-row>
        <table:table-row table:style-name="ro1-2">
          <table:table-cell office:value-type="string">
            <text:p>dullard</text:p>
          </table:table-cell>
        </table:table-row>
        <table:table-row table:style-name="ro1-2">
          <table:table-cell office:value-type="string">
            <text:p>dumb</text:p>
          </table:table-cell>
        </table:table-row>
        <table:table-row table:style-name="ro1-2">
          <table:table-cell office:value-type="string">
            <text:p>dumbfound</text:p>
          </table:table-cell>
        </table:table-row>
        <table:table-row table:style-name="ro1-2">
          <table:table-cell office:value-type="string">
            <text:p>dump</text:p>
          </table:table-cell>
        </table:table-row>
        <table:table-row table:style-name="ro1-2">
          <table:table-cell office:value-type="string">
            <text:p>dumped</text:p>
          </table:table-cell>
        </table:table-row>
        <table:table-row table:style-name="ro1-2">
          <table:table-cell office:value-type="string">
            <text:p>dumping</text:p>
          </table:table-cell>
        </table:table-row>
        <table:table-row table:style-name="ro1-2">
          <table:table-cell office:value-type="string">
            <text:p>dumps</text:p>
          </table:table-cell>
        </table:table-row>
        <table:table-row table:style-name="ro1-2">
          <table:table-cell office:value-type="string">
            <text:p>dunce</text:p>
          </table:table-cell>
        </table:table-row>
        <table:table-row table:style-name="ro1-2">
          <table:table-cell office:value-type="string">
            <text:p>dungeon</text:p>
          </table:table-cell>
        </table:table-row>
        <table:table-row table:style-name="ro1-2">
          <table:table-cell office:value-type="string">
            <text:p>dungeons</text:p>
          </table:table-cell>
        </table:table-row>
        <table:table-row table:style-name="ro1-2">
          <table:table-cell office:value-type="string">
            <text:p>dupe</text:p>
          </table:table-cell>
        </table:table-row>
        <table:table-row table:style-name="ro1-2">
          <table:table-cell office:value-type="string">
            <text:p>dust</text:p>
          </table:table-cell>
        </table:table-row>
        <table:table-row table:style-name="ro1-2">
          <table:table-cell office:value-type="string">
            <text:p>dusty</text:p>
          </table:table-cell>
        </table:table-row>
        <table:table-row table:style-name="ro1-2">
          <table:table-cell office:value-type="string">
            <text:p>dwindling</text:p>
          </table:table-cell>
        </table:table-row>
        <table:table-row table:style-name="ro1-2">
          <table:table-cell office:value-type="string">
            <text:p>dying</text:p>
          </table:table-cell>
        </table:table-row>
        <table:table-row table:style-name="ro1-2">
          <table:table-cell office:value-type="string">
            <text:p>earsplitting</text:p>
          </table:table-cell>
        </table:table-row>
        <table:table-row table:style-name="ro1-2">
          <table:table-cell office:value-type="string">
            <text:p>eccentric</text:p>
          </table:table-cell>
        </table:table-row>
        <table:table-row table:style-name="ro1-2">
          <table:table-cell office:value-type="string">
            <text:p>eccentricity</text:p>
          </table:table-cell>
        </table:table-row>
        <table:table-row table:style-name="ro1-2">
          <table:table-cell office:value-type="string">
            <text:p>effigy</text:p>
          </table:table-cell>
        </table:table-row>
        <table:table-row table:style-name="ro1-2">
          <table:table-cell office:value-type="string">
            <text:p>effrontery</text:p>
          </table:table-cell>
        </table:table-row>
        <table:table-row table:style-name="ro1-2">
          <table:table-cell office:value-type="string">
            <text:p>egocentric</text:p>
          </table:table-cell>
        </table:table-row>
        <table:table-row table:style-name="ro1-2">
          <table:table-cell office:value-type="string">
            <text:p>egomania</text:p>
          </table:table-cell>
        </table:table-row>
        <table:table-row table:style-name="ro1-2">
          <table:table-cell office:value-type="string">
            <text:p>egotism</text:p>
          </table:table-cell>
        </table:table-row>
        <table:table-row table:style-name="ro1-2">
          <table:table-cell office:value-type="string">
            <text:p>egotistical</text:p>
          </table:table-cell>
        </table:table-row>
        <table:table-row table:style-name="ro1-2">
          <table:table-cell office:value-type="string">
            <text:p>egotistically</text:p>
          </table:table-cell>
        </table:table-row>
        <table:table-row table:style-name="ro1-2">
          <table:table-cell office:value-type="string">
            <text:p>egregious</text:p>
          </table:table-cell>
        </table:table-row>
        <table:table-row table:style-name="ro1-2">
          <table:table-cell office:value-type="string">
            <text:p>egregiously</text:p>
          </table:table-cell>
        </table:table-row>
        <table:table-row table:style-name="ro1-84">
          <table:table-cell office:value-type="string">
            <text:p>election-rigger</text:p>
          </table:table-cell>
        </table:table-row>
        <table:table-row table:style-name="ro1-2">
          <table:table-cell office:value-type="string">
            <text:p>elimination</text:p>
          </table:table-cell>
        </table:table-row>
        <table:table-row table:style-name="ro1-2">
          <table:table-cell office:value-type="string">
            <text:p>emaciated</text:p>
          </table:table-cell>
        </table:table-row>
        <table:table-row table:style-name="ro1-2">
          <table:table-cell office:value-type="string">
            <text:p>emasculate</text:p>
          </table:table-cell>
        </table:table-row>
        <table:table-row table:style-name="ro1-2">
          <table:table-cell office:value-type="string">
            <text:p>embarrass</text:p>
          </table:table-cell>
        </table:table-row>
        <table:table-row table:style-name="ro1-2">
          <table:table-cell office:value-type="string">
            <text:p>embarrassing</text:p>
          </table:table-cell>
        </table:table-row>
        <table:table-row table:style-name="ro1-84">
          <table:table-cell office:value-type="string">
            <text:p>embarrassingly</text:p>
          </table:table-cell>
        </table:table-row>
        <table:table-row table:style-name="ro1-84">
          <table:table-cell office:value-type="string">
            <text:p>embarrassment</text:p>
          </table:table-cell>
        </table:table-row>
        <table:table-row table:style-name="ro1-2">
          <table:table-cell office:value-type="string">
            <text:p>embattled</text:p>
          </table:table-cell>
        </table:table-row>
        <table:table-row table:style-name="ro1-2">
          <table:table-cell office:value-type="string">
            <text:p>embroil</text:p>
          </table:table-cell>
        </table:table-row>
        <table:table-row table:style-name="ro1-2">
          <table:table-cell office:value-type="string">
            <text:p>embroiled</text:p>
          </table:table-cell>
        </table:table-row>
        <table:table-row table:style-name="ro1-2">
          <table:table-cell office:value-type="string">
            <text:p>embroilment</text:p>
          </table:table-cell>
        </table:table-row>
        <table:table-row table:style-name="ro1-2">
          <table:table-cell office:value-type="string">
            <text:p>emergency</text:p>
          </table:table-cell>
        </table:table-row>
        <table:table-row table:style-name="ro1-2">
          <table:table-cell office:value-type="string">
            <text:p>emphatic</text:p>
          </table:table-cell>
        </table:table-row>
        <table:table-row table:style-name="ro1-2">
          <table:table-cell office:value-type="string">
            <text:p>emphatically</text:p>
          </table:table-cell>
        </table:table-row>
        <table:table-row table:style-name="ro1-2">
          <table:table-cell office:value-type="string">
            <text:p>emptiness</text:p>
          </table:table-cell>
        </table:table-row>
        <table:table-row table:style-name="ro1-2">
          <table:table-cell office:value-type="string">
            <text:p>encroach</text:p>
          </table:table-cell>
        </table:table-row>
        <table:table-row table:style-name="ro1-2">
          <table:table-cell office:value-type="string">
            <text:p>encroachment</text:p>
          </table:table-cell>
        </table:table-row>
        <table:table-row table:style-name="ro1-2">
          <table:table-cell office:value-type="string">
            <text:p>endanger</text:p>
          </table:table-cell>
        </table:table-row>
        <table:table-row table:style-name="ro1-2">
          <table:table-cell office:value-type="string">
            <text:p>enemies</text:p>
          </table:table-cell>
        </table:table-row>
        <table:table-row table:style-name="ro1-2">
          <table:table-cell office:value-type="string">
            <text:p>enemy</text:p>
          </table:table-cell>
        </table:table-row>
        <table:table-row table:style-name="ro1-2">
          <table:table-cell office:value-type="string">
            <text:p>enervate</text:p>
          </table:table-cell>
        </table:table-row>
        <table:table-row table:style-name="ro1-2">
          <table:table-cell office:value-type="string">
            <text:p>enfeeble</text:p>
          </table:table-cell>
        </table:table-row>
        <table:table-row table:style-name="ro1-2">
          <table:table-cell office:value-type="string">
            <text:p>enflame</text:p>
          </table:table-cell>
        </table:table-row>
        <table:table-row table:style-name="ro1-2">
          <table:table-cell office:value-type="string">
            <text:p>engulf</text:p>
          </table:table-cell>
        </table:table-row>
        <table:table-row table:style-name="ro1-2">
          <table:table-cell office:value-type="string">
            <text:p>enjoin</text:p>
          </table:table-cell>
        </table:table-row>
        <table:table-row table:style-name="ro1-2">
          <table:table-cell office:value-type="string">
            <text:p>enmity</text:p>
          </table:table-cell>
        </table:table-row>
        <table:table-row table:style-name="ro1-2">
          <table:table-cell office:value-type="string">
            <text:p>enrage</text:p>
          </table:table-cell>
        </table:table-row>
        <table:table-row table:style-name="ro1-2">
          <table:table-cell office:value-type="string">
            <text:p>enraged</text:p>
          </table:table-cell>
        </table:table-row>
        <table:table-row table:style-name="ro1-2">
          <table:table-cell office:value-type="string">
            <text:p>enraging</text:p>
          </table:table-cell>
        </table:table-row>
        <table:table-row table:style-name="ro1-2">
          <table:table-cell office:value-type="string">
            <text:p>enslave</text:p>
          </table:table-cell>
        </table:table-row>
        <table:table-row table:style-name="ro1-2">
          <table:table-cell office:value-type="string">
            <text:p>entangle</text:p>
          </table:table-cell>
        </table:table-row>
        <table:table-row table:style-name="ro1-2">
          <table:table-cell office:value-type="string">
            <text:p>entanglement</text:p>
          </table:table-cell>
        </table:table-row>
        <table:table-row table:style-name="ro1-2">
          <table:table-cell office:value-type="string">
            <text:p>entrap</text:p>
          </table:table-cell>
        </table:table-row>
        <table:table-row table:style-name="ro1-2">
          <table:table-cell office:value-type="string">
            <text:p>entrapment</text:p>
          </table:table-cell>
        </table:table-row>
        <table:table-row table:style-name="ro1-2">
          <table:table-cell office:value-type="string">
            <text:p>envious</text:p>
          </table:table-cell>
        </table:table-row>
        <table:table-row table:style-name="ro1-2">
          <table:table-cell office:value-type="string">
            <text:p>enviously</text:p>
          </table:table-cell>
        </table:table-row>
        <table:table-row table:style-name="ro1-2">
          <table:table-cell office:value-type="string">
            <text:p>enviousness</text:p>
          </table:table-cell>
        </table:table-row>
        <table:table-row table:style-name="ro1-2">
          <table:table-cell office:value-type="string">
            <text:p>epidemic</text:p>
          </table:table-cell>
        </table:table-row>
        <table:table-row table:style-name="ro1-2">
          <table:table-cell office:value-type="string">
            <text:p>equivocal</text:p>
          </table:table-cell>
        </table:table-row>
        <table:table-row table:style-name="ro1-2">
          <table:table-cell office:value-type="string">
            <text:p>erase</text:p>
          </table:table-cell>
        </table:table-row>
        <table:table-row table:style-name="ro1-2">
          <table:table-cell office:value-type="string">
            <text:p>erode</text:p>
          </table:table-cell>
        </table:table-row>
        <table:table-row table:style-name="ro1-2">
          <table:table-cell office:value-type="string">
            <text:p>erodes</text:p>
          </table:table-cell>
        </table:table-row>
        <table:table-row table:style-name="ro1-2">
          <table:table-cell office:value-type="string">
            <text:p>erosion</text:p>
          </table:table-cell>
        </table:table-row>
        <table:table-row table:style-name="ro1-2">
          <table:table-cell office:value-type="string">
            <text:p>err</text:p>
          </table:table-cell>
        </table:table-row>
        <table:table-row table:style-name="ro1-2">
          <table:table-cell office:value-type="string">
            <text:p>errant</text:p>
          </table:table-cell>
        </table:table-row>
        <table:table-row table:style-name="ro1-2">
          <table:table-cell office:value-type="string">
            <text:p>erratic</text:p>
          </table:table-cell>
        </table:table-row>
        <table:table-row table:style-name="ro1-2">
          <table:table-cell office:value-type="string">
            <text:p>erratically</text:p>
          </table:table-cell>
        </table:table-row>
        <table:table-row table:style-name="ro1-2">
          <table:table-cell office:value-type="string">
            <text:p>erroneous</text:p>
          </table:table-cell>
        </table:table-row>
        <table:table-row table:style-name="ro1-2">
          <table:table-cell office:value-type="string">
            <text:p>erroneously</text:p>
          </table:table-cell>
        </table:table-row>
        <table:table-row table:style-name="ro1-2">
          <table:table-cell office:value-type="string">
            <text:p>error</text:p>
          </table:table-cell>
        </table:table-row>
        <table:table-row table:style-name="ro1-2">
          <table:table-cell office:value-type="string">
            <text:p>errors</text:p>
          </table:table-cell>
        </table:table-row>
        <table:table-row table:style-name="ro1-2">
          <table:table-cell office:value-type="string">
            <text:p>eruptions</text:p>
          </table:table-cell>
        </table:table-row>
        <table:table-row table:style-name="ro1-2">
          <table:table-cell office:value-type="string">
            <text:p>escapade</text:p>
          </table:table-cell>
        </table:table-row>
        <table:table-row table:style-name="ro1-2">
          <table:table-cell office:value-type="string">
            <text:p>eschew</text:p>
          </table:table-cell>
        </table:table-row>
        <table:table-row table:style-name="ro1-2">
          <table:table-cell office:value-type="string">
            <text:p>estranged</text:p>
          </table:table-cell>
        </table:table-row>
        <table:table-row table:style-name="ro1-2">
          <table:table-cell office:value-type="string">
            <text:p>evade</text:p>
          </table:table-cell>
        </table:table-row>
        <table:table-row table:style-name="ro1-2">
          <table:table-cell office:value-type="string">
            <text:p>evasion</text:p>
          </table:table-cell>
        </table:table-row>
        <table:table-row table:style-name="ro1-2">
          <table:table-cell office:value-type="string">
            <text:p>evasive</text:p>
          </table:table-cell>
        </table:table-row>
        <table:table-row table:style-name="ro1-2">
          <table:table-cell office:value-type="string">
            <text:p>evil</text:p>
          </table:table-cell>
        </table:table-row>
        <table:table-row table:style-name="ro1-2">
          <table:table-cell office:value-type="string">
            <text:p>evildoer</text:p>
          </table:table-cell>
        </table:table-row>
        <table:table-row table:style-name="ro1-2">
          <table:table-cell office:value-type="string">
            <text:p>evils</text:p>
          </table:table-cell>
        </table:table-row>
        <table:table-row table:style-name="ro1-2">
          <table:table-cell office:value-type="string">
            <text:p>eviscerate</text:p>
          </table:table-cell>
        </table:table-row>
        <table:table-row table:style-name="ro1-2">
          <table:table-cell office:value-type="string">
            <text:p>exacerbate</text:p>
          </table:table-cell>
        </table:table-row>
        <table:table-row table:style-name="ro1-2">
          <table:table-cell office:value-type="string">
            <text:p>exagerate</text:p>
          </table:table-cell>
        </table:table-row>
        <table:table-row table:style-name="ro1-2">
          <table:table-cell office:value-type="string">
            <text:p>exagerated</text:p>
          </table:table-cell>
        </table:table-row>
        <table:table-row table:style-name="ro1-2">
          <table:table-cell office:value-type="string">
            <text:p>exagerates</text:p>
          </table:table-cell>
        </table:table-row>
        <table:table-row table:style-name="ro1-2">
          <table:table-cell office:value-type="string">
            <text:p>exaggerate</text:p>
          </table:table-cell>
        </table:table-row>
        <table:table-row table:style-name="ro1-2">
          <table:table-cell office:value-type="string">
            <text:p>exaggeration</text:p>
          </table:table-cell>
        </table:table-row>
        <table:table-row table:style-name="ro1-2">
          <table:table-cell office:value-type="string">
            <text:p>exasperate</text:p>
          </table:table-cell>
        </table:table-row>
        <table:table-row table:style-name="ro1-2">
          <table:table-cell office:value-type="string">
            <text:p>exasperated</text:p>
          </table:table-cell>
        </table:table-row>
        <table:table-row table:style-name="ro1-2">
          <table:table-cell office:value-type="string">
            <text:p>exasperating</text:p>
          </table:table-cell>
        </table:table-row>
        <table:table-row table:style-name="ro1-2">
          <table:table-cell office:value-type="string">
            <text:p>exasperatingly</text:p>
          </table:table-cell>
        </table:table-row>
        <table:table-row table:style-name="ro1-2">
          <table:table-cell office:value-type="string">
            <text:p>exasperation</text:p>
          </table:table-cell>
        </table:table-row>
        <table:table-row table:style-name="ro1-2">
          <table:table-cell office:value-type="string">
            <text:p>excessive</text:p>
          </table:table-cell>
        </table:table-row>
        <table:table-row table:style-name="ro1-2">
          <table:table-cell office:value-type="string">
            <text:p>excessively</text:p>
          </table:table-cell>
        </table:table-row>
        <table:table-row table:style-name="ro1-2">
          <table:table-cell office:value-type="string">
            <text:p>exclusion</text:p>
          </table:table-cell>
        </table:table-row>
        <table:table-row table:style-name="ro1-2">
          <table:table-cell office:value-type="string">
            <text:p>excoriate</text:p>
          </table:table-cell>
        </table:table-row>
        <table:table-row table:style-name="ro1-2">
          <table:table-cell office:value-type="string">
            <text:p>excruciating</text:p>
          </table:table-cell>
        </table:table-row>
        <table:table-row table:style-name="ro1-2">
          <table:table-cell office:value-type="string">
            <text:p>excruciatingly</text:p>
          </table:table-cell>
        </table:table-row>
        <table:table-row table:style-name="ro1-2">
          <table:table-cell office:value-type="string">
            <text:p>excuse</text:p>
          </table:table-cell>
        </table:table-row>
        <table:table-row table:style-name="ro1-2">
          <table:table-cell office:value-type="string">
            <text:p>excuses</text:p>
          </table:table-cell>
        </table:table-row>
        <table:table-row table:style-name="ro1-2">
          <table:table-cell office:value-type="string">
            <text:p>execrate</text:p>
          </table:table-cell>
        </table:table-row>
        <table:table-row table:style-name="ro1-2">
          <table:table-cell office:value-type="string">
            <text:p>exhaust</text:p>
          </table:table-cell>
        </table:table-row>
        <table:table-row table:style-name="ro1-2">
          <table:table-cell office:value-type="string">
            <text:p>exhausted</text:p>
          </table:table-cell>
        </table:table-row>
        <table:table-row table:style-name="ro1-2">
          <table:table-cell office:value-type="string">
            <text:p>exhaustion</text:p>
          </table:table-cell>
        </table:table-row>
        <table:table-row table:style-name="ro1-2">
          <table:table-cell office:value-type="string">
            <text:p>exhausts</text:p>
          </table:table-cell>
        </table:table-row>
        <table:table-row table:style-name="ro1-2">
          <table:table-cell office:value-type="string">
            <text:p>exhorbitant</text:p>
          </table:table-cell>
        </table:table-row>
        <table:table-row table:style-name="ro1-2">
          <table:table-cell office:value-type="string">
            <text:p>exhort</text:p>
          </table:table-cell>
        </table:table-row>
        <table:table-row table:style-name="ro1-2">
          <table:table-cell office:value-type="string">
            <text:p>exile</text:p>
          </table:table-cell>
        </table:table-row>
        <table:table-row table:style-name="ro1-2">
          <table:table-cell office:value-type="string">
            <text:p>exorbitant</text:p>
          </table:table-cell>
        </table:table-row>
        <table:table-row table:style-name="ro1-84">
          <table:table-cell office:value-type="string">
            <text:p>exorbitantance</text:p>
          </table:table-cell>
        </table:table-row>
        <table:table-row table:style-name="ro1-2">
          <table:table-cell office:value-type="string">
            <text:p>exorbitantly</text:p>
          </table:table-cell>
        </table:table-row>
        <table:table-row table:style-name="ro1-2">
          <table:table-cell office:value-type="string">
            <text:p>expel</text:p>
          </table:table-cell>
        </table:table-row>
        <table:table-row table:style-name="ro1-2">
          <table:table-cell office:value-type="string">
            <text:p>expensive</text:p>
          </table:table-cell>
        </table:table-row>
        <table:table-row table:style-name="ro1-2">
          <table:table-cell office:value-type="string">
            <text:p>expire</text:p>
          </table:table-cell>
        </table:table-row>
        <table:table-row table:style-name="ro1-2">
          <table:table-cell office:value-type="string">
            <text:p>expired</text:p>
          </table:table-cell>
        </table:table-row>
        <table:table-row table:style-name="ro1-2">
          <table:table-cell office:value-type="string">
            <text:p>explode</text:p>
          </table:table-cell>
        </table:table-row>
        <table:table-row table:style-name="ro1-2">
          <table:table-cell office:value-type="string">
            <text:p>exploit</text:p>
          </table:table-cell>
        </table:table-row>
        <table:table-row table:style-name="ro1-2">
          <table:table-cell office:value-type="string">
            <text:p>exploitation</text:p>
          </table:table-cell>
        </table:table-row>
        <table:table-row table:style-name="ro1-2">
          <table:table-cell office:value-type="string">
            <text:p>explosive</text:p>
          </table:table-cell>
        </table:table-row>
        <table:table-row table:style-name="ro1-2">
          <table:table-cell office:value-type="string">
            <text:p>expropriate</text:p>
          </table:table-cell>
        </table:table-row>
        <table:table-row table:style-name="ro1-2">
          <table:table-cell office:value-type="string">
            <text:p>expropriation</text:p>
          </table:table-cell>
        </table:table-row>
        <table:table-row table:style-name="ro1-2">
          <table:table-cell office:value-type="string">
            <text:p>expulse</text:p>
          </table:table-cell>
        </table:table-row>
        <table:table-row table:style-name="ro1-2">
          <table:table-cell office:value-type="string">
            <text:p>expunge</text:p>
          </table:table-cell>
        </table:table-row>
        <table:table-row table:style-name="ro1-2">
          <table:table-cell office:value-type="string">
            <text:p>exterminate</text:p>
          </table:table-cell>
        </table:table-row>
        <table:table-row table:style-name="ro1-2">
          <table:table-cell office:value-type="string">
            <text:p>extermination</text:p>
          </table:table-cell>
        </table:table-row>
        <table:table-row table:style-name="ro1-2">
          <table:table-cell office:value-type="string">
            <text:p>extinguish</text:p>
          </table:table-cell>
        </table:table-row>
        <table:table-row table:style-name="ro1-2">
          <table:table-cell office:value-type="string">
            <text:p>extort</text:p>
          </table:table-cell>
        </table:table-row>
        <table:table-row table:style-name="ro1-2">
          <table:table-cell office:value-type="string">
            <text:p>extortion</text:p>
          </table:table-cell>
        </table:table-row>
        <table:table-row table:style-name="ro1-2">
          <table:table-cell office:value-type="string">
            <text:p>extraneous</text:p>
          </table:table-cell>
        </table:table-row>
        <table:table-row table:style-name="ro1-2">
          <table:table-cell office:value-type="string">
            <text:p>extravagance</text:p>
          </table:table-cell>
        </table:table-row>
        <table:table-row table:style-name="ro1-2">
          <table:table-cell office:value-type="string">
            <text:p>extravagant</text:p>
          </table:table-cell>
        </table:table-row>
        <table:table-row table:style-name="ro1-2">
          <table:table-cell office:value-type="string">
            <text:p>extravagantly</text:p>
          </table:table-cell>
        </table:table-row>
        <table:table-row table:style-name="ro1-2">
          <table:table-cell office:value-type="string">
            <text:p>extremism</text:p>
          </table:table-cell>
        </table:table-row>
        <table:table-row table:style-name="ro1-2">
          <table:table-cell office:value-type="string">
            <text:p>extremist</text:p>
          </table:table-cell>
        </table:table-row>
        <table:table-row table:style-name="ro1-2">
          <table:table-cell office:value-type="string">
            <text:p>extremists</text:p>
          </table:table-cell>
        </table:table-row>
        <table:table-row table:style-name="ro1-2">
          <table:table-cell office:value-type="string">
            <text:p>eyesore</text:p>
          </table:table-cell>
        </table:table-row>
        <table:table-row table:style-name="ro1-2">
          <table:table-cell office:value-type="string">
            <text:p>f**k</text:p>
          </table:table-cell>
        </table:table-row>
        <table:table-row table:style-name="ro1-2">
          <table:table-cell office:value-type="string">
            <text:p>fabricate</text:p>
          </table:table-cell>
        </table:table-row>
        <table:table-row table:style-name="ro1-2">
          <table:table-cell office:value-type="string">
            <text:p>fabrication</text:p>
          </table:table-cell>
        </table:table-row>
        <table:table-row table:style-name="ro1-2">
          <table:table-cell office:value-type="string">
            <text:p>facetious</text:p>
          </table:table-cell>
        </table:table-row>
        <table:table-row table:style-name="ro1-2">
          <table:table-cell office:value-type="string">
            <text:p>facetiously</text:p>
          </table:table-cell>
        </table:table-row>
        <table:table-row table:style-name="ro1-2">
          <table:table-cell office:value-type="string">
            <text:p>fail</text:p>
          </table:table-cell>
        </table:table-row>
        <table:table-row table:style-name="ro1-2">
          <table:table-cell office:value-type="string">
            <text:p>failed</text:p>
          </table:table-cell>
        </table:table-row>
        <table:table-row table:style-name="ro1-2">
          <table:table-cell office:value-type="string">
            <text:p>failing</text:p>
          </table:table-cell>
        </table:table-row>
        <table:table-row table:style-name="ro1-2">
          <table:table-cell office:value-type="string">
            <text:p>fails</text:p>
          </table:table-cell>
        </table:table-row>
        <table:table-row table:style-name="ro1-2">
          <table:table-cell office:value-type="string">
            <text:p>failure</text:p>
          </table:table-cell>
        </table:table-row>
        <table:table-row table:style-name="ro1-2">
          <table:table-cell office:value-type="string">
            <text:p>failures</text:p>
          </table:table-cell>
        </table:table-row>
        <table:table-row table:style-name="ro1-2">
          <table:table-cell office:value-type="string">
            <text:p>faint</text:p>
          </table:table-cell>
        </table:table-row>
        <table:table-row table:style-name="ro1-2">
          <table:table-cell office:value-type="string">
            <text:p>fainthearted</text:p>
          </table:table-cell>
        </table:table-row>
        <table:table-row table:style-name="ro1-2">
          <table:table-cell office:value-type="string">
            <text:p>faithless</text:p>
          </table:table-cell>
        </table:table-row>
        <table:table-row table:style-name="ro1-2">
          <table:table-cell office:value-type="string">
            <text:p>fake</text:p>
          </table:table-cell>
        </table:table-row>
        <table:table-row table:style-name="ro1-2">
          <table:table-cell office:value-type="string">
            <text:p>fall</text:p>
          </table:table-cell>
        </table:table-row>
        <table:table-row table:style-name="ro1-2">
          <table:table-cell office:value-type="string">
            <text:p>fallacies</text:p>
          </table:table-cell>
        </table:table-row>
        <table:table-row table:style-name="ro1-2">
          <table:table-cell office:value-type="string">
            <text:p>fallacious</text:p>
          </table:table-cell>
        </table:table-row>
        <table:table-row table:style-name="ro1-2">
          <table:table-cell office:value-type="string">
            <text:p>fallaciously</text:p>
          </table:table-cell>
        </table:table-row>
        <table:table-row table:style-name="ro1-2">
          <table:table-cell office:value-type="string">
            <text:p>fallaciousness</text:p>
          </table:table-cell>
        </table:table-row>
        <table:table-row table:style-name="ro1-2">
          <table:table-cell office:value-type="string">
            <text:p>fallacy</text:p>
          </table:table-cell>
        </table:table-row>
        <table:table-row table:style-name="ro1-2">
          <table:table-cell office:value-type="string">
            <text:p>fallen</text:p>
          </table:table-cell>
        </table:table-row>
        <table:table-row table:style-name="ro1-2">
          <table:table-cell office:value-type="string">
            <text:p>falling</text:p>
          </table:table-cell>
        </table:table-row>
        <table:table-row table:style-name="ro1-2">
          <table:table-cell office:value-type="string">
            <text:p>fallout</text:p>
          </table:table-cell>
        </table:table-row>
        <table:table-row table:style-name="ro1-2">
          <table:table-cell office:value-type="string">
            <text:p>falls</text:p>
          </table:table-cell>
        </table:table-row>
        <table:table-row table:style-name="ro1-2">
          <table:table-cell table:style-name="ce3" office:value-type="boolean" office:boolean-value="false">
            <text:p>FALSE</text:p>
          </table:table-cell>
        </table:table-row>
        <table:table-row table:style-name="ro1-2">
          <table:table-cell office:value-type="string">
            <text:p>falsehood</text:p>
          </table:table-cell>
        </table:table-row>
        <table:table-row table:style-name="ro1-2">
          <table:table-cell office:value-type="string">
            <text:p>falsely</text:p>
          </table:table-cell>
        </table:table-row>
        <table:table-row table:style-name="ro1-2">
          <table:table-cell office:value-type="string">
            <text:p>falsify</text:p>
          </table:table-cell>
        </table:table-row>
        <table:table-row table:style-name="ro1-2">
          <table:table-cell office:value-type="string">
            <text:p>falter</text:p>
          </table:table-cell>
        </table:table-row>
        <table:table-row table:style-name="ro1-2">
          <table:table-cell office:value-type="string">
            <text:p>faltered</text:p>
          </table:table-cell>
        </table:table-row>
        <table:table-row table:style-name="ro1-2">
          <table:table-cell office:value-type="string">
            <text:p>famine</text:p>
          </table:table-cell>
        </table:table-row>
        <table:table-row table:style-name="ro1-2">
          <table:table-cell office:value-type="string">
            <text:p>famished</text:p>
          </table:table-cell>
        </table:table-row>
        <table:table-row table:style-name="ro1-2">
          <table:table-cell office:value-type="string">
            <text:p>fanatic</text:p>
          </table:table-cell>
        </table:table-row>
        <table:table-row table:style-name="ro1-2">
          <table:table-cell office:value-type="string">
            <text:p>fanatical</text:p>
          </table:table-cell>
        </table:table-row>
        <table:table-row table:style-name="ro1-2">
          <table:table-cell office:value-type="string">
            <text:p>fanatically</text:p>
          </table:table-cell>
        </table:table-row>
        <table:table-row table:style-name="ro1-2">
          <table:table-cell office:value-type="string">
            <text:p>fanaticism</text:p>
          </table:table-cell>
        </table:table-row>
        <table:table-row table:style-name="ro1-2">
          <table:table-cell office:value-type="string">
            <text:p>fanatics</text:p>
          </table:table-cell>
        </table:table-row>
        <table:table-row table:style-name="ro1-2">
          <table:table-cell office:value-type="string">
            <text:p>fanciful</text:p>
          </table:table-cell>
        </table:table-row>
        <table:table-row table:style-name="ro1-2">
          <table:table-cell office:value-type="string">
            <text:p>far-fetched</text:p>
          </table:table-cell>
        </table:table-row>
        <table:table-row table:style-name="ro1-2">
          <table:table-cell office:value-type="string">
            <text:p>farce</text:p>
          </table:table-cell>
        </table:table-row>
        <table:table-row table:style-name="ro1-2">
          <table:table-cell office:value-type="string">
            <text:p>farcical</text:p>
          </table:table-cell>
        </table:table-row>
        <table:table-row table:style-name="ro1-84">
          <table:table-cell office:value-type="string">
            <text:p>farcical-yet-provocative</text:p>
          </table:table-cell>
        </table:table-row>
        <table:table-row table:style-name="ro1-2">
          <table:table-cell office:value-type="string">
            <text:p>farcically</text:p>
          </table:table-cell>
        </table:table-row>
        <table:table-row table:style-name="ro1-2">
          <table:table-cell office:value-type="string">
            <text:p>farfetched</text:p>
          </table:table-cell>
        </table:table-row>
        <table:table-row table:style-name="ro1-2">
          <table:table-cell office:value-type="string">
            <text:p>fascism</text:p>
          </table:table-cell>
        </table:table-row>
        <table:table-row table:style-name="ro1-2">
          <table:table-cell office:value-type="string">
            <text:p>fascist</text:p>
          </table:table-cell>
        </table:table-row>
        <table:table-row table:style-name="ro1-2">
          <table:table-cell office:value-type="string">
            <text:p>fastidious</text:p>
          </table:table-cell>
        </table:table-row>
        <table:table-row table:style-name="ro1-2">
          <table:table-cell office:value-type="string">
            <text:p>fastidiously</text:p>
          </table:table-cell>
        </table:table-row>
        <table:table-row table:style-name="ro1-2">
          <table:table-cell office:value-type="string">
            <text:p>fastuous</text:p>
          </table:table-cell>
        </table:table-row>
        <table:table-row table:style-name="ro1-2">
          <table:table-cell office:value-type="string">
            <text:p>fat</text:p>
          </table:table-cell>
        </table:table-row>
        <table:table-row table:style-name="ro1-2">
          <table:table-cell office:value-type="string">
            <text:p>fat-cat</text:p>
          </table:table-cell>
        </table:table-row>
        <table:table-row table:style-name="ro1-2">
          <table:table-cell office:value-type="string">
            <text:p>fat-cats</text:p>
          </table:table-cell>
        </table:table-row>
        <table:table-row table:style-name="ro1-2">
          <table:table-cell office:value-type="string">
            <text:p>fatal</text:p>
          </table:table-cell>
        </table:table-row>
        <table:table-row table:style-name="ro1-2">
          <table:table-cell office:value-type="string">
            <text:p>fatalistic</text:p>
          </table:table-cell>
        </table:table-row>
        <table:table-row table:style-name="ro1-2">
          <table:table-cell office:value-type="string">
            <text:p>fatalistically</text:p>
          </table:table-cell>
        </table:table-row>
        <table:table-row table:style-name="ro1-2">
          <table:table-cell office:value-type="string">
            <text:p>fatally</text:p>
          </table:table-cell>
        </table:table-row>
        <table:table-row table:style-name="ro1-2">
          <table:table-cell office:value-type="string">
            <text:p>fatcat</text:p>
          </table:table-cell>
        </table:table-row>
        <table:table-row table:style-name="ro1-2">
          <table:table-cell office:value-type="string">
            <text:p>fatcats</text:p>
          </table:table-cell>
        </table:table-row>
        <table:table-row table:style-name="ro1-2">
          <table:table-cell office:value-type="string">
            <text:p>fateful</text:p>
          </table:table-cell>
        </table:table-row>
        <table:table-row table:style-name="ro1-2">
          <table:table-cell office:value-type="string">
            <text:p>fatefully</text:p>
          </table:table-cell>
        </table:table-row>
        <table:table-row table:style-name="ro1-2">
          <table:table-cell office:value-type="string">
            <text:p>fathomless</text:p>
          </table:table-cell>
        </table:table-row>
        <table:table-row table:style-name="ro1-2">
          <table:table-cell office:value-type="string">
            <text:p>fatigue</text:p>
          </table:table-cell>
        </table:table-row>
        <table:table-row table:style-name="ro1-2">
          <table:table-cell office:value-type="string">
            <text:p>fatigued</text:p>
          </table:table-cell>
        </table:table-row>
        <table:table-row table:style-name="ro1-2">
          <table:table-cell office:value-type="string">
            <text:p>fatique</text:p>
          </table:table-cell>
        </table:table-row>
        <table:table-row table:style-name="ro1-2">
          <table:table-cell office:value-type="string">
            <text:p>fatty</text:p>
          </table:table-cell>
        </table:table-row>
        <table:table-row table:style-name="ro1-2">
          <table:table-cell office:value-type="string">
            <text:p>fatuity</text:p>
          </table:table-cell>
        </table:table-row>
        <table:table-row table:style-name="ro1-2">
          <table:table-cell office:value-type="string">
            <text:p>fatuous</text:p>
          </table:table-cell>
        </table:table-row>
        <table:table-row table:style-name="ro1-2">
          <table:table-cell office:value-type="string">
            <text:p>fatuously</text:p>
          </table:table-cell>
        </table:table-row>
        <table:table-row table:style-name="ro1-2">
          <table:table-cell office:value-type="string">
            <text:p>fault</text:p>
          </table:table-cell>
        </table:table-row>
        <table:table-row table:style-name="ro1-2">
          <table:table-cell office:value-type="string">
            <text:p>faults</text:p>
          </table:table-cell>
        </table:table-row>
        <table:table-row table:style-name="ro1-2">
          <table:table-cell office:value-type="string">
            <text:p>faulty</text:p>
          </table:table-cell>
        </table:table-row>
        <table:table-row table:style-name="ro1-2">
          <table:table-cell office:value-type="string">
            <text:p>fawningly</text:p>
          </table:table-cell>
        </table:table-row>
        <table:table-row table:style-name="ro1-2">
          <table:table-cell office:value-type="string">
            <text:p>faze</text:p>
          </table:table-cell>
        </table:table-row>
        <table:table-row table:style-name="ro1-2">
          <table:table-cell office:value-type="string">
            <text:p>fear</text:p>
          </table:table-cell>
        </table:table-row>
        <table:table-row table:style-name="ro1-2">
          <table:table-cell office:value-type="string">
            <text:p>fearful</text:p>
          </table:table-cell>
        </table:table-row>
        <table:table-row table:style-name="ro1-2">
          <table:table-cell office:value-type="string">
            <text:p>fearfully</text:p>
          </table:table-cell>
        </table:table-row>
        <table:table-row table:style-name="ro1-2">
          <table:table-cell office:value-type="string">
            <text:p>fears</text:p>
          </table:table-cell>
        </table:table-row>
        <table:table-row table:style-name="ro1-2">
          <table:table-cell office:value-type="string">
            <text:p>fearsome</text:p>
          </table:table-cell>
        </table:table-row>
        <table:table-row table:style-name="ro1-2">
          <table:table-cell office:value-type="string">
            <text:p>feckless</text:p>
          </table:table-cell>
        </table:table-row>
        <table:table-row table:style-name="ro1-2">
          <table:table-cell office:value-type="string">
            <text:p>feeble</text:p>
          </table:table-cell>
        </table:table-row>
        <table:table-row table:style-name="ro1-2">
          <table:table-cell office:value-type="string">
            <text:p>feeblely</text:p>
          </table:table-cell>
        </table:table-row>
        <table:table-row table:style-name="ro1-2">
          <table:table-cell office:value-type="string">
            <text:p>feebleminded</text:p>
          </table:table-cell>
        </table:table-row>
        <table:table-row table:style-name="ro1-2">
          <table:table-cell office:value-type="string">
            <text:p>feign</text:p>
          </table:table-cell>
        </table:table-row>
        <table:table-row table:style-name="ro1-2">
          <table:table-cell office:value-type="string">
            <text:p>feint</text:p>
          </table:table-cell>
        </table:table-row>
        <table:table-row table:style-name="ro1-2">
          <table:table-cell office:value-type="string">
            <text:p>fell</text:p>
          </table:table-cell>
        </table:table-row>
        <table:table-row table:style-name="ro1-2">
          <table:table-cell office:value-type="string">
            <text:p>felon</text:p>
          </table:table-cell>
        </table:table-row>
        <table:table-row table:style-name="ro1-2">
          <table:table-cell office:value-type="string">
            <text:p>felonious</text:p>
          </table:table-cell>
        </table:table-row>
        <table:table-row table:style-name="ro1-2">
          <table:table-cell office:value-type="string">
            <text:p>ferociously</text:p>
          </table:table-cell>
        </table:table-row>
        <table:table-row table:style-name="ro1-2">
          <table:table-cell office:value-type="string">
            <text:p>ferocity</text:p>
          </table:table-cell>
        </table:table-row>
        <table:table-row table:style-name="ro1-2">
          <table:table-cell office:value-type="string">
            <text:p>fetid</text:p>
          </table:table-cell>
        </table:table-row>
        <table:table-row table:style-name="ro1-2">
          <table:table-cell office:value-type="string">
            <text:p>fever</text:p>
          </table:table-cell>
        </table:table-row>
        <table:table-row table:style-name="ro1-2">
          <table:table-cell office:value-type="string">
            <text:p>feverish</text:p>
          </table:table-cell>
        </table:table-row>
        <table:table-row table:style-name="ro1-2">
          <table:table-cell office:value-type="string">
            <text:p>fevers</text:p>
          </table:table-cell>
        </table:table-row>
        <table:table-row table:style-name="ro1-2">
          <table:table-cell office:value-type="string">
            <text:p>fiasco</text:p>
          </table:table-cell>
        </table:table-row>
        <table:table-row table:style-name="ro1-2">
          <table:table-cell office:value-type="string">
            <text:p>fib</text:p>
          </table:table-cell>
        </table:table-row>
        <table:table-row table:style-name="ro1-2">
          <table:table-cell office:value-type="string">
            <text:p>fibber</text:p>
          </table:table-cell>
        </table:table-row>
        <table:table-row table:style-name="ro1-2">
          <table:table-cell office:value-type="string">
            <text:p>fickle</text:p>
          </table:table-cell>
        </table:table-row>
        <table:table-row table:style-name="ro1-2">
          <table:table-cell office:value-type="string">
            <text:p>fiction</text:p>
          </table:table-cell>
        </table:table-row>
        <table:table-row table:style-name="ro1-2">
          <table:table-cell office:value-type="string">
            <text:p>fictional</text:p>
          </table:table-cell>
        </table:table-row>
        <table:table-row table:style-name="ro1-2">
          <table:table-cell office:value-type="string">
            <text:p>fictitious</text:p>
          </table:table-cell>
        </table:table-row>
        <table:table-row table:style-name="ro1-2">
          <table:table-cell office:value-type="string">
            <text:p>fidget</text:p>
          </table:table-cell>
        </table:table-row>
        <table:table-row table:style-name="ro1-2">
          <table:table-cell office:value-type="string">
            <text:p>fidgety</text:p>
          </table:table-cell>
        </table:table-row>
        <table:table-row table:style-name="ro1-2">
          <table:table-cell office:value-type="string">
            <text:p>fiend</text:p>
          </table:table-cell>
        </table:table-row>
        <table:table-row table:style-name="ro1-2">
          <table:table-cell office:value-type="string">
            <text:p>fiendish</text:p>
          </table:table-cell>
        </table:table-row>
        <table:table-row table:style-name="ro1-2">
          <table:table-cell office:value-type="string">
            <text:p>fierce</text:p>
          </table:table-cell>
        </table:table-row>
        <table:table-row table:style-name="ro1-2">
          <table:table-cell office:value-type="string">
            <text:p>figurehead</text:p>
          </table:table-cell>
        </table:table-row>
        <table:table-row table:style-name="ro1-2">
          <table:table-cell office:value-type="string">
            <text:p>filth</text:p>
          </table:table-cell>
        </table:table-row>
        <table:table-row table:style-name="ro1-2">
          <table:table-cell office:value-type="string">
            <text:p>filthy</text:p>
          </table:table-cell>
        </table:table-row>
        <table:table-row table:style-name="ro1-2">
          <table:table-cell office:value-type="string">
            <text:p>finagle</text:p>
          </table:table-cell>
        </table:table-row>
        <table:table-row table:style-name="ro1-2">
          <table:table-cell office:value-type="string">
            <text:p>finicky</text:p>
          </table:table-cell>
        </table:table-row>
        <table:table-row table:style-name="ro1-2">
          <table:table-cell office:value-type="string">
            <text:p>fissures</text:p>
          </table:table-cell>
        </table:table-row>
        <table:table-row table:style-name="ro1-2">
          <table:table-cell office:value-type="string">
            <text:p>fist</text:p>
          </table:table-cell>
        </table:table-row>
        <table:table-row table:style-name="ro1-2">
          <table:table-cell office:value-type="string">
            <text:p>flabbergast</text:p>
          </table:table-cell>
        </table:table-row>
        <table:table-row table:style-name="ro1-2">
          <table:table-cell office:value-type="string">
            <text:p>flabbergasted</text:p>
          </table:table-cell>
        </table:table-row>
        <table:table-row table:style-name="ro1-2">
          <table:table-cell office:value-type="string">
            <text:p>flagging</text:p>
          </table:table-cell>
        </table:table-row>
        <table:table-row table:style-name="ro1-2">
          <table:table-cell office:value-type="string">
            <text:p>flagrant</text:p>
          </table:table-cell>
        </table:table-row>
        <table:table-row table:style-name="ro1-2">
          <table:table-cell office:value-type="string">
            <text:p>flagrantly</text:p>
          </table:table-cell>
        </table:table-row>
        <table:table-row table:style-name="ro1-2">
          <table:table-cell office:value-type="string">
            <text:p>flair</text:p>
          </table:table-cell>
        </table:table-row>
        <table:table-row table:style-name="ro1-2">
          <table:table-cell office:value-type="string">
            <text:p>flairs</text:p>
          </table:table-cell>
        </table:table-row>
        <table:table-row table:style-name="ro1-2">
          <table:table-cell office:value-type="string">
            <text:p>flak</text:p>
          </table:table-cell>
        </table:table-row>
        <table:table-row table:style-name="ro1-2">
          <table:table-cell office:value-type="string">
            <text:p>flake</text:p>
          </table:table-cell>
        </table:table-row>
        <table:table-row table:style-name="ro1-2">
          <table:table-cell office:value-type="string">
            <text:p>flakey</text:p>
          </table:table-cell>
        </table:table-row>
        <table:table-row table:style-name="ro1-2">
          <table:table-cell office:value-type="string">
            <text:p>flakieness</text:p>
          </table:table-cell>
        </table:table-row>
        <table:table-row table:style-name="ro1-2">
          <table:table-cell office:value-type="string">
            <text:p>flaking</text:p>
          </table:table-cell>
        </table:table-row>
        <table:table-row table:style-name="ro1-2">
          <table:table-cell office:value-type="string">
            <text:p>flaky</text:p>
          </table:table-cell>
        </table:table-row>
        <table:table-row table:style-name="ro1-2">
          <table:table-cell office:value-type="string">
            <text:p>flare</text:p>
          </table:table-cell>
        </table:table-row>
        <table:table-row table:style-name="ro1-2">
          <table:table-cell office:value-type="string">
            <text:p>flares</text:p>
          </table:table-cell>
        </table:table-row>
        <table:table-row table:style-name="ro1-2">
          <table:table-cell office:value-type="string">
            <text:p>flareup</text:p>
          </table:table-cell>
        </table:table-row>
        <table:table-row table:style-name="ro1-2">
          <table:table-cell office:value-type="string">
            <text:p>flareups</text:p>
          </table:table-cell>
        </table:table-row>
        <table:table-row table:style-name="ro1-2">
          <table:table-cell office:value-type="string">
            <text:p>flat-out</text:p>
          </table:table-cell>
        </table:table-row>
        <table:table-row table:style-name="ro1-2">
          <table:table-cell office:value-type="string">
            <text:p>flaunt</text:p>
          </table:table-cell>
        </table:table-row>
        <table:table-row table:style-name="ro1-2">
          <table:table-cell office:value-type="string">
            <text:p>flaw</text:p>
          </table:table-cell>
        </table:table-row>
        <table:table-row table:style-name="ro1-2">
          <table:table-cell office:value-type="string">
            <text:p>flawed</text:p>
          </table:table-cell>
        </table:table-row>
        <table:table-row table:style-name="ro1-2">
          <table:table-cell office:value-type="string">
            <text:p>flaws</text:p>
          </table:table-cell>
        </table:table-row>
        <table:table-row table:style-name="ro1-2">
          <table:table-cell office:value-type="string">
            <text:p>flee</text:p>
          </table:table-cell>
        </table:table-row>
        <table:table-row table:style-name="ro1-2">
          <table:table-cell office:value-type="string">
            <text:p>fleed</text:p>
          </table:table-cell>
        </table:table-row>
        <table:table-row table:style-name="ro1-2">
          <table:table-cell office:value-type="string">
            <text:p>fleeing</text:p>
          </table:table-cell>
        </table:table-row>
        <table:table-row table:style-name="ro1-2">
          <table:table-cell office:value-type="string">
            <text:p>fleer</text:p>
          </table:table-cell>
        </table:table-row>
        <table:table-row table:style-name="ro1-2">
          <table:table-cell office:value-type="string">
            <text:p>flees</text:p>
          </table:table-cell>
        </table:table-row>
        <table:table-row table:style-name="ro1-2">
          <table:table-cell office:value-type="string">
            <text:p>fleeting</text:p>
          </table:table-cell>
        </table:table-row>
        <table:table-row table:style-name="ro1-2">
          <table:table-cell office:value-type="string">
            <text:p>flicering</text:p>
          </table:table-cell>
        </table:table-row>
        <table:table-row table:style-name="ro1-2">
          <table:table-cell office:value-type="string">
            <text:p>flicker</text:p>
          </table:table-cell>
        </table:table-row>
        <table:table-row table:style-name="ro1-2">
          <table:table-cell office:value-type="string">
            <text:p>flickering</text:p>
          </table:table-cell>
        </table:table-row>
        <table:table-row table:style-name="ro1-2">
          <table:table-cell office:value-type="string">
            <text:p>flickers</text:p>
          </table:table-cell>
        </table:table-row>
        <table:table-row table:style-name="ro1-2">
          <table:table-cell office:value-type="string">
            <text:p>flighty</text:p>
          </table:table-cell>
        </table:table-row>
        <table:table-row table:style-name="ro1-2">
          <table:table-cell office:value-type="string">
            <text:p>flimflam</text:p>
          </table:table-cell>
        </table:table-row>
        <table:table-row table:style-name="ro1-2">
          <table:table-cell office:value-type="string">
            <text:p>flimsy</text:p>
          </table:table-cell>
        </table:table-row>
        <table:table-row table:style-name="ro1-2">
          <table:table-cell office:value-type="string">
            <text:p>flirt</text:p>
          </table:table-cell>
        </table:table-row>
        <table:table-row table:style-name="ro1-2">
          <table:table-cell office:value-type="string">
            <text:p>flirty</text:p>
          </table:table-cell>
        </table:table-row>
        <table:table-row table:style-name="ro1-2">
          <table:table-cell office:value-type="string">
            <text:p>floored</text:p>
          </table:table-cell>
        </table:table-row>
        <table:table-row table:style-name="ro1-2">
          <table:table-cell office:value-type="string">
            <text:p>flounder</text:p>
          </table:table-cell>
        </table:table-row>
        <table:table-row table:style-name="ro1-2">
          <table:table-cell office:value-type="string">
            <text:p>floundering</text:p>
          </table:table-cell>
        </table:table-row>
        <table:table-row table:style-name="ro1-2">
          <table:table-cell office:value-type="string">
            <text:p>flout</text:p>
          </table:table-cell>
        </table:table-row>
        <table:table-row table:style-name="ro1-2">
          <table:table-cell office:value-type="string">
            <text:p>fluster</text:p>
          </table:table-cell>
        </table:table-row>
        <table:table-row table:style-name="ro1-2">
          <table:table-cell office:value-type="string">
            <text:p>foe</text:p>
          </table:table-cell>
        </table:table-row>
        <table:table-row table:style-name="ro1-2">
          <table:table-cell office:value-type="string">
            <text:p>fool</text:p>
          </table:table-cell>
        </table:table-row>
        <table:table-row table:style-name="ro1-2">
          <table:table-cell office:value-type="string">
            <text:p>fooled</text:p>
          </table:table-cell>
        </table:table-row>
        <table:table-row table:style-name="ro1-2">
          <table:table-cell office:value-type="string">
            <text:p>foolhardy</text:p>
          </table:table-cell>
        </table:table-row>
        <table:table-row table:style-name="ro1-2">
          <table:table-cell office:value-type="string">
            <text:p>foolish</text:p>
          </table:table-cell>
        </table:table-row>
        <table:table-row table:style-name="ro1-2">
          <table:table-cell office:value-type="string">
            <text:p>foolishly</text:p>
          </table:table-cell>
        </table:table-row>
        <table:table-row table:style-name="ro1-2">
          <table:table-cell office:value-type="string">
            <text:p>foolishness</text:p>
          </table:table-cell>
        </table:table-row>
        <table:table-row table:style-name="ro1-2">
          <table:table-cell office:value-type="string">
            <text:p>forbid</text:p>
          </table:table-cell>
        </table:table-row>
        <table:table-row table:style-name="ro1-2">
          <table:table-cell office:value-type="string">
            <text:p>forbidden</text:p>
          </table:table-cell>
        </table:table-row>
        <table:table-row table:style-name="ro1-2">
          <table:table-cell office:value-type="string">
            <text:p>forbidding</text:p>
          </table:table-cell>
        </table:table-row>
        <table:table-row table:style-name="ro1-2">
          <table:table-cell office:value-type="string">
            <text:p>forceful</text:p>
          </table:table-cell>
        </table:table-row>
        <table:table-row table:style-name="ro1-2">
          <table:table-cell office:value-type="string">
            <text:p>foreboding</text:p>
          </table:table-cell>
        </table:table-row>
        <table:table-row table:style-name="ro1-2">
          <table:table-cell office:value-type="string">
            <text:p>forebodingly</text:p>
          </table:table-cell>
        </table:table-row>
        <table:table-row table:style-name="ro1-2">
          <table:table-cell office:value-type="string">
            <text:p>forfeit</text:p>
          </table:table-cell>
        </table:table-row>
        <table:table-row table:style-name="ro1-2">
          <table:table-cell office:value-type="string">
            <text:p>forged</text:p>
          </table:table-cell>
        </table:table-row>
        <table:table-row table:style-name="ro1-2">
          <table:table-cell office:value-type="string">
            <text:p>forgetful</text:p>
          </table:table-cell>
        </table:table-row>
        <table:table-row table:style-name="ro1-2">
          <table:table-cell office:value-type="string">
            <text:p>forgetfully</text:p>
          </table:table-cell>
        </table:table-row>
        <table:table-row table:style-name="ro1-2">
          <table:table-cell office:value-type="string">
            <text:p>forgetfulness</text:p>
          </table:table-cell>
        </table:table-row>
        <table:table-row table:style-name="ro1-2">
          <table:table-cell office:value-type="string">
            <text:p>forlorn</text:p>
          </table:table-cell>
        </table:table-row>
        <table:table-row table:style-name="ro1-2">
          <table:table-cell office:value-type="string">
            <text:p>forlornly</text:p>
          </table:table-cell>
        </table:table-row>
        <table:table-row table:style-name="ro1-2">
          <table:table-cell office:value-type="string">
            <text:p>forsake</text:p>
          </table:table-cell>
        </table:table-row>
        <table:table-row table:style-name="ro1-2">
          <table:table-cell office:value-type="string">
            <text:p>forsaken</text:p>
          </table:table-cell>
        </table:table-row>
        <table:table-row table:style-name="ro1-2">
          <table:table-cell office:value-type="string">
            <text:p>forswear</text:p>
          </table:table-cell>
        </table:table-row>
        <table:table-row table:style-name="ro1-2">
          <table:table-cell office:value-type="string">
            <text:p>foul</text:p>
          </table:table-cell>
        </table:table-row>
        <table:table-row table:style-name="ro1-2">
          <table:table-cell office:value-type="string">
            <text:p>foully</text:p>
          </table:table-cell>
        </table:table-row>
        <table:table-row table:style-name="ro1-2">
          <table:table-cell office:value-type="string">
            <text:p>foulness</text:p>
          </table:table-cell>
        </table:table-row>
        <table:table-row table:style-name="ro1-2">
          <table:table-cell office:value-type="string">
            <text:p>fractious</text:p>
          </table:table-cell>
        </table:table-row>
        <table:table-row table:style-name="ro1-2">
          <table:table-cell office:value-type="string">
            <text:p>fractiously</text:p>
          </table:table-cell>
        </table:table-row>
        <table:table-row table:style-name="ro1-2">
          <table:table-cell office:value-type="string">
            <text:p>fracture</text:p>
          </table:table-cell>
        </table:table-row>
        <table:table-row table:style-name="ro1-2">
          <table:table-cell office:value-type="string">
            <text:p>fragile</text:p>
          </table:table-cell>
        </table:table-row>
        <table:table-row table:style-name="ro1-2">
          <table:table-cell office:value-type="string">
            <text:p>fragmented</text:p>
          </table:table-cell>
        </table:table-row>
        <table:table-row table:style-name="ro1-2">
          <table:table-cell office:value-type="string">
            <text:p>frail</text:p>
          </table:table-cell>
        </table:table-row>
        <table:table-row table:style-name="ro1-2">
          <table:table-cell office:value-type="string">
            <text:p>frantic</text:p>
          </table:table-cell>
        </table:table-row>
        <table:table-row table:style-name="ro1-2">
          <table:table-cell office:value-type="string">
            <text:p>frantically</text:p>
          </table:table-cell>
        </table:table-row>
        <table:table-row table:style-name="ro1-2">
          <table:table-cell office:value-type="string">
            <text:p>franticly</text:p>
          </table:table-cell>
        </table:table-row>
        <table:table-row table:style-name="ro1-2">
          <table:table-cell office:value-type="string">
            <text:p>fraud</text:p>
          </table:table-cell>
        </table:table-row>
        <table:table-row table:style-name="ro1-2">
          <table:table-cell office:value-type="string">
            <text:p>fraudulent</text:p>
          </table:table-cell>
        </table:table-row>
        <table:table-row table:style-name="ro1-2">
          <table:table-cell office:value-type="string">
            <text:p>fraught</text:p>
          </table:table-cell>
        </table:table-row>
        <table:table-row table:style-name="ro1-2">
          <table:table-cell office:value-type="string">
            <text:p>frazzle</text:p>
          </table:table-cell>
        </table:table-row>
        <table:table-row table:style-name="ro1-2">
          <table:table-cell office:value-type="string">
            <text:p>frazzled</text:p>
          </table:table-cell>
        </table:table-row>
        <table:table-row table:style-name="ro1-2">
          <table:table-cell office:value-type="string">
            <text:p>freak</text:p>
          </table:table-cell>
        </table:table-row>
        <table:table-row table:style-name="ro1-2">
          <table:table-cell office:value-type="string">
            <text:p>freaking</text:p>
          </table:table-cell>
        </table:table-row>
        <table:table-row table:style-name="ro1-2">
          <table:table-cell office:value-type="string">
            <text:p>freakish</text:p>
          </table:table-cell>
        </table:table-row>
        <table:table-row table:style-name="ro1-2">
          <table:table-cell office:value-type="string">
            <text:p>freakishly</text:p>
          </table:table-cell>
        </table:table-row>
        <table:table-row table:style-name="ro1-2">
          <table:table-cell office:value-type="string">
            <text:p>freaks</text:p>
          </table:table-cell>
        </table:table-row>
        <table:table-row table:style-name="ro1-2">
          <table:table-cell office:value-type="string">
            <text:p>freeze</text:p>
          </table:table-cell>
        </table:table-row>
        <table:table-row table:style-name="ro1-2">
          <table:table-cell office:value-type="string">
            <text:p>freezes</text:p>
          </table:table-cell>
        </table:table-row>
        <table:table-row table:style-name="ro1-2">
          <table:table-cell office:value-type="string">
            <text:p>freezing</text:p>
          </table:table-cell>
        </table:table-row>
        <table:table-row table:style-name="ro1-2">
          <table:table-cell office:value-type="string">
            <text:p>frenetic</text:p>
          </table:table-cell>
        </table:table-row>
        <table:table-row table:style-name="ro1-2">
          <table:table-cell office:value-type="string">
            <text:p>frenetically</text:p>
          </table:table-cell>
        </table:table-row>
        <table:table-row table:style-name="ro1-2">
          <table:table-cell office:value-type="string">
            <text:p>frenzied</text:p>
          </table:table-cell>
        </table:table-row>
        <table:table-row table:style-name="ro1-2">
          <table:table-cell office:value-type="string">
            <text:p>frenzy</text:p>
          </table:table-cell>
        </table:table-row>
        <table:table-row table:style-name="ro1-2">
          <table:table-cell office:value-type="string">
            <text:p>fret</text:p>
          </table:table-cell>
        </table:table-row>
        <table:table-row table:style-name="ro1-2">
          <table:table-cell office:value-type="string">
            <text:p>fretful</text:p>
          </table:table-cell>
        </table:table-row>
        <table:table-row table:style-name="ro1-2">
          <table:table-cell office:value-type="string">
            <text:p>frets</text:p>
          </table:table-cell>
        </table:table-row>
        <table:table-row table:style-name="ro1-2">
          <table:table-cell office:value-type="string">
            <text:p>friction</text:p>
          </table:table-cell>
        </table:table-row>
        <table:table-row table:style-name="ro1-2">
          <table:table-cell office:value-type="string">
            <text:p>frictions</text:p>
          </table:table-cell>
        </table:table-row>
        <table:table-row table:style-name="ro1-2">
          <table:table-cell office:value-type="string">
            <text:p>fried</text:p>
          </table:table-cell>
        </table:table-row>
        <table:table-row table:style-name="ro1-2">
          <table:table-cell office:value-type="string">
            <text:p>friggin</text:p>
          </table:table-cell>
        </table:table-row>
        <table:table-row table:style-name="ro1-2">
          <table:table-cell office:value-type="string">
            <text:p>frigging</text:p>
          </table:table-cell>
        </table:table-row>
        <table:table-row table:style-name="ro1-2">
          <table:table-cell office:value-type="string">
            <text:p>fright</text:p>
          </table:table-cell>
        </table:table-row>
        <table:table-row table:style-name="ro1-2">
          <table:table-cell office:value-type="string">
            <text:p>frighten</text:p>
          </table:table-cell>
        </table:table-row>
        <table:table-row table:style-name="ro1-2">
          <table:table-cell office:value-type="string">
            <text:p>frightening</text:p>
          </table:table-cell>
        </table:table-row>
        <table:table-row table:style-name="ro1-2">
          <table:table-cell office:value-type="string">
            <text:p>frighteningly</text:p>
          </table:table-cell>
        </table:table-row>
        <table:table-row table:style-name="ro1-2">
          <table:table-cell office:value-type="string">
            <text:p>frightful</text:p>
          </table:table-cell>
        </table:table-row>
        <table:table-row table:style-name="ro1-2">
          <table:table-cell office:value-type="string">
            <text:p>frightfully</text:p>
          </table:table-cell>
        </table:table-row>
        <table:table-row table:style-name="ro1-2">
          <table:table-cell office:value-type="string">
            <text:p>frigid</text:p>
          </table:table-cell>
        </table:table-row>
        <table:table-row table:style-name="ro1-2">
          <table:table-cell office:value-type="string">
            <text:p>frost</text:p>
          </table:table-cell>
        </table:table-row>
        <table:table-row table:style-name="ro1-2">
          <table:table-cell office:value-type="string">
            <text:p>frown</text:p>
          </table:table-cell>
        </table:table-row>
        <table:table-row table:style-name="ro1-2">
          <table:table-cell office:value-type="string">
            <text:p>froze</text:p>
          </table:table-cell>
        </table:table-row>
        <table:table-row table:style-name="ro1-2">
          <table:table-cell office:value-type="string">
            <text:p>frozen</text:p>
          </table:table-cell>
        </table:table-row>
        <table:table-row table:style-name="ro1-2">
          <table:table-cell office:value-type="string">
            <text:p>fruitless</text:p>
          </table:table-cell>
        </table:table-row>
        <table:table-row table:style-name="ro1-2">
          <table:table-cell office:value-type="string">
            <text:p>fruitlessly</text:p>
          </table:table-cell>
        </table:table-row>
        <table:table-row table:style-name="ro1-2">
          <table:table-cell office:value-type="string">
            <text:p>frustrate</text:p>
          </table:table-cell>
        </table:table-row>
        <table:table-row table:style-name="ro1-2">
          <table:table-cell office:value-type="string">
            <text:p>frustrated</text:p>
          </table:table-cell>
        </table:table-row>
        <table:table-row table:style-name="ro1-2">
          <table:table-cell office:value-type="string">
            <text:p>frustrates</text:p>
          </table:table-cell>
        </table:table-row>
        <table:table-row table:style-name="ro1-2">
          <table:table-cell office:value-type="string">
            <text:p>frustrating</text:p>
          </table:table-cell>
        </table:table-row>
        <table:table-row table:style-name="ro1-2">
          <table:table-cell office:value-type="string">
            <text:p>frustratingly</text:p>
          </table:table-cell>
        </table:table-row>
        <table:table-row table:style-name="ro1-2">
          <table:table-cell office:value-type="string">
            <text:p>frustration</text:p>
          </table:table-cell>
        </table:table-row>
        <table:table-row table:style-name="ro1-2">
          <table:table-cell office:value-type="string">
            <text:p>frustrations</text:p>
          </table:table-cell>
        </table:table-row>
        <table:table-row table:style-name="ro1-2">
          <table:table-cell office:value-type="string">
            <text:p>fuck</text:p>
          </table:table-cell>
        </table:table-row>
        <table:table-row table:style-name="ro1-2">
          <table:table-cell office:value-type="string">
            <text:p>fucking</text:p>
          </table:table-cell>
        </table:table-row>
        <table:table-row table:style-name="ro1-2">
          <table:table-cell office:value-type="string">
            <text:p>fudge</text:p>
          </table:table-cell>
        </table:table-row>
        <table:table-row table:style-name="ro1-2">
          <table:table-cell office:value-type="string">
            <text:p>fugitive</text:p>
          </table:table-cell>
        </table:table-row>
        <table:table-row table:style-name="ro1-2">
          <table:table-cell office:value-type="string">
            <text:p>full-blown</text:p>
          </table:table-cell>
        </table:table-row>
        <table:table-row table:style-name="ro1-2">
          <table:table-cell office:value-type="string">
            <text:p>fulminate</text:p>
          </table:table-cell>
        </table:table-row>
        <table:table-row table:style-name="ro1-2">
          <table:table-cell office:value-type="string">
            <text:p>fumble</text:p>
          </table:table-cell>
        </table:table-row>
        <table:table-row table:style-name="ro1-2">
          <table:table-cell office:value-type="string">
            <text:p>fume</text:p>
          </table:table-cell>
        </table:table-row>
        <table:table-row table:style-name="ro1-2">
          <table:table-cell office:value-type="string">
            <text:p>fumes</text:p>
          </table:table-cell>
        </table:table-row>
        <table:table-row table:style-name="ro1-84">
          <table:table-cell office:value-type="string">
            <text:p>fundamentalism</text:p>
          </table:table-cell>
        </table:table-row>
        <table:table-row table:style-name="ro1-2">
          <table:table-cell office:value-type="string">
            <text:p>funky</text:p>
          </table:table-cell>
        </table:table-row>
        <table:table-row table:style-name="ro1-2">
          <table:table-cell office:value-type="string">
            <text:p>funnily</text:p>
          </table:table-cell>
        </table:table-row>
        <table:table-row table:style-name="ro1-2">
          <table:table-cell office:value-type="string">
            <text:p>funny</text:p>
          </table:table-cell>
        </table:table-row>
        <table:table-row table:style-name="ro1-2">
          <table:table-cell office:value-type="string">
            <text:p>furious</text:p>
          </table:table-cell>
        </table:table-row>
        <table:table-row table:style-name="ro1-2">
          <table:table-cell office:value-type="string">
            <text:p>furiously</text:p>
          </table:table-cell>
        </table:table-row>
        <table:table-row table:style-name="ro1-2">
          <table:table-cell office:value-type="string">
            <text:p>furor</text:p>
          </table:table-cell>
        </table:table-row>
        <table:table-row table:style-name="ro1-2">
          <table:table-cell office:value-type="string">
            <text:p>fury</text:p>
          </table:table-cell>
        </table:table-row>
        <table:table-row table:style-name="ro1-2">
          <table:table-cell office:value-type="string">
            <text:p>fuss</text:p>
          </table:table-cell>
        </table:table-row>
        <table:table-row table:style-name="ro1-2">
          <table:table-cell office:value-type="string">
            <text:p>fussy</text:p>
          </table:table-cell>
        </table:table-row>
        <table:table-row table:style-name="ro1-2">
          <table:table-cell office:value-type="string">
            <text:p>fustigate</text:p>
          </table:table-cell>
        </table:table-row>
        <table:table-row table:style-name="ro1-2">
          <table:table-cell office:value-type="string">
            <text:p>fusty</text:p>
          </table:table-cell>
        </table:table-row>
        <table:table-row table:style-name="ro1-2">
          <table:table-cell office:value-type="string">
            <text:p>futile</text:p>
          </table:table-cell>
        </table:table-row>
        <table:table-row table:style-name="ro1-2">
          <table:table-cell office:value-type="string">
            <text:p>futilely</text:p>
          </table:table-cell>
        </table:table-row>
        <table:table-row table:style-name="ro1-2">
          <table:table-cell office:value-type="string">
            <text:p>futility</text:p>
          </table:table-cell>
        </table:table-row>
        <table:table-row table:style-name="ro1-2">
          <table:table-cell office:value-type="string">
            <text:p>fuzzy</text:p>
          </table:table-cell>
        </table:table-row>
        <table:table-row table:style-name="ro1-2">
          <table:table-cell office:value-type="string">
            <text:p>gabble</text:p>
          </table:table-cell>
        </table:table-row>
        <table:table-row table:style-name="ro1-2">
          <table:table-cell office:value-type="string">
            <text:p>gaff</text:p>
          </table:table-cell>
        </table:table-row>
        <table:table-row table:style-name="ro1-2">
          <table:table-cell office:value-type="string">
            <text:p>gaffe</text:p>
          </table:table-cell>
        </table:table-row>
        <table:table-row table:style-name="ro1-2">
          <table:table-cell office:value-type="string">
            <text:p>gainsay</text:p>
          </table:table-cell>
        </table:table-row>
        <table:table-row table:style-name="ro1-2">
          <table:table-cell office:value-type="string">
            <text:p>gainsayer</text:p>
          </table:table-cell>
        </table:table-row>
        <table:table-row table:style-name="ro1-2">
          <table:table-cell office:value-type="string">
            <text:p>gall</text:p>
          </table:table-cell>
        </table:table-row>
        <table:table-row table:style-name="ro1-2">
          <table:table-cell office:value-type="string">
            <text:p>galling</text:p>
          </table:table-cell>
        </table:table-row>
        <table:table-row table:style-name="ro1-2">
          <table:table-cell office:value-type="string">
            <text:p>gallingly</text:p>
          </table:table-cell>
        </table:table-row>
        <table:table-row table:style-name="ro1-2">
          <table:table-cell office:value-type="string">
            <text:p>galls</text:p>
          </table:table-cell>
        </table:table-row>
        <table:table-row table:style-name="ro1-2">
          <table:table-cell office:value-type="string">
            <text:p>gangster</text:p>
          </table:table-cell>
        </table:table-row>
        <table:table-row table:style-name="ro1-2">
          <table:table-cell office:value-type="string">
            <text:p>gape</text:p>
          </table:table-cell>
        </table:table-row>
        <table:table-row table:style-name="ro1-2">
          <table:table-cell office:value-type="string">
            <text:p>garbage</text:p>
          </table:table-cell>
        </table:table-row>
        <table:table-row table:style-name="ro1-2">
          <table:table-cell office:value-type="string">
            <text:p>garish</text:p>
          </table:table-cell>
        </table:table-row>
        <table:table-row table:style-name="ro1-2">
          <table:table-cell office:value-type="string">
            <text:p>gasp</text:p>
          </table:table-cell>
        </table:table-row>
        <table:table-row table:style-name="ro1-2">
          <table:table-cell office:value-type="string">
            <text:p>gauche</text:p>
          </table:table-cell>
        </table:table-row>
        <table:table-row table:style-name="ro1-2">
          <table:table-cell office:value-type="string">
            <text:p>gaudy</text:p>
          </table:table-cell>
        </table:table-row>
        <table:table-row table:style-name="ro1-2">
          <table:table-cell office:value-type="string">
            <text:p>gawk</text:p>
          </table:table-cell>
        </table:table-row>
        <table:table-row table:style-name="ro1-2">
          <table:table-cell office:value-type="string">
            <text:p>gawky</text:p>
          </table:table-cell>
        </table:table-row>
        <table:table-row table:style-name="ro1-2">
          <table:table-cell office:value-type="string">
            <text:p>geezer</text:p>
          </table:table-cell>
        </table:table-row>
        <table:table-row table:style-name="ro1-2">
          <table:table-cell office:value-type="string">
            <text:p>genocide</text:p>
          </table:table-cell>
        </table:table-row>
        <table:table-row table:style-name="ro1-2">
          <table:table-cell office:value-type="string">
            <text:p>get-rich</text:p>
          </table:table-cell>
        </table:table-row>
        <table:table-row table:style-name="ro1-2">
          <table:table-cell office:value-type="string">
            <text:p>ghastly</text:p>
          </table:table-cell>
        </table:table-row>
        <table:table-row table:style-name="ro1-2">
          <table:table-cell office:value-type="string">
            <text:p>ghetto</text:p>
          </table:table-cell>
        </table:table-row>
        <table:table-row table:style-name="ro1-2">
          <table:table-cell office:value-type="string">
            <text:p>ghosting</text:p>
          </table:table-cell>
        </table:table-row>
        <table:table-row table:style-name="ro1-2">
          <table:table-cell office:value-type="string">
            <text:p>gibber</text:p>
          </table:table-cell>
        </table:table-row>
        <table:table-row table:style-name="ro1-2">
          <table:table-cell office:value-type="string">
            <text:p>gibberish</text:p>
          </table:table-cell>
        </table:table-row>
        <table:table-row table:style-name="ro1-2">
          <table:table-cell office:value-type="string">
            <text:p>gibe</text:p>
          </table:table-cell>
        </table:table-row>
        <table:table-row table:style-name="ro1-2">
          <table:table-cell office:value-type="string">
            <text:p>giddy</text:p>
          </table:table-cell>
        </table:table-row>
        <table:table-row table:style-name="ro1-2">
          <table:table-cell office:value-type="string">
            <text:p>gimmick</text:p>
          </table:table-cell>
        </table:table-row>
        <table:table-row table:style-name="ro1-2">
          <table:table-cell office:value-type="string">
            <text:p>gimmicked</text:p>
          </table:table-cell>
        </table:table-row>
        <table:table-row table:style-name="ro1-2">
          <table:table-cell office:value-type="string">
            <text:p>gimmicking</text:p>
          </table:table-cell>
        </table:table-row>
        <table:table-row table:style-name="ro1-2">
          <table:table-cell office:value-type="string">
            <text:p>gimmicks</text:p>
          </table:table-cell>
        </table:table-row>
        <table:table-row table:style-name="ro1-2">
          <table:table-cell office:value-type="string">
            <text:p>gimmicky</text:p>
          </table:table-cell>
        </table:table-row>
        <table:table-row table:style-name="ro1-2">
          <table:table-cell office:value-type="string">
            <text:p>glare</text:p>
          </table:table-cell>
        </table:table-row>
        <table:table-row table:style-name="ro1-2">
          <table:table-cell office:value-type="string">
            <text:p>glaringly</text:p>
          </table:table-cell>
        </table:table-row>
        <table:table-row table:style-name="ro1-2">
          <table:table-cell office:value-type="string">
            <text:p>glib</text:p>
          </table:table-cell>
        </table:table-row>
        <table:table-row table:style-name="ro1-2">
          <table:table-cell office:value-type="string">
            <text:p>glibly</text:p>
          </table:table-cell>
        </table:table-row>
        <table:table-row table:style-name="ro1-2">
          <table:table-cell office:value-type="string">
            <text:p>glitch</text:p>
          </table:table-cell>
        </table:table-row>
        <table:table-row table:style-name="ro1-2">
          <table:table-cell office:value-type="string">
            <text:p>glitches</text:p>
          </table:table-cell>
        </table:table-row>
        <table:table-row table:style-name="ro1-2">
          <table:table-cell office:value-type="string">
            <text:p>gloatingly</text:p>
          </table:table-cell>
        </table:table-row>
        <table:table-row table:style-name="ro1-2">
          <table:table-cell office:value-type="string">
            <text:p>gloom</text:p>
          </table:table-cell>
        </table:table-row>
        <table:table-row table:style-name="ro1-2">
          <table:table-cell office:value-type="string">
            <text:p>gloomy</text:p>
          </table:table-cell>
        </table:table-row>
        <table:table-row table:style-name="ro1-2">
          <table:table-cell office:value-type="string">
            <text:p>glower</text:p>
          </table:table-cell>
        </table:table-row>
        <table:table-row table:style-name="ro1-2">
          <table:table-cell office:value-type="string">
            <text:p>glum</text:p>
          </table:table-cell>
        </table:table-row>
        <table:table-row table:style-name="ro1-2">
          <table:table-cell office:value-type="string">
            <text:p>glut</text:p>
          </table:table-cell>
        </table:table-row>
        <table:table-row table:style-name="ro1-2">
          <table:table-cell office:value-type="string">
            <text:p>gnawing</text:p>
          </table:table-cell>
        </table:table-row>
        <table:table-row table:style-name="ro1-2">
          <table:table-cell office:value-type="string">
            <text:p>goad</text:p>
          </table:table-cell>
        </table:table-row>
        <table:table-row table:style-name="ro1-2">
          <table:table-cell office:value-type="string">
            <text:p>goading</text:p>
          </table:table-cell>
        </table:table-row>
        <table:table-row table:style-name="ro1-2">
          <table:table-cell office:value-type="string">
            <text:p>god-awful</text:p>
          </table:table-cell>
        </table:table-row>
        <table:table-row table:style-name="ro1-2">
          <table:table-cell office:value-type="string">
            <text:p>goof</text:p>
          </table:table-cell>
        </table:table-row>
        <table:table-row table:style-name="ro1-2">
          <table:table-cell office:value-type="string">
            <text:p>goofy</text:p>
          </table:table-cell>
        </table:table-row>
        <table:table-row table:style-name="ro1-2">
          <table:table-cell office:value-type="string">
            <text:p>goon</text:p>
          </table:table-cell>
        </table:table-row>
        <table:table-row table:style-name="ro1-2">
          <table:table-cell office:value-type="string">
            <text:p>gossip</text:p>
          </table:table-cell>
        </table:table-row>
        <table:table-row table:style-name="ro1-2">
          <table:table-cell office:value-type="string">
            <text:p>graceless</text:p>
          </table:table-cell>
        </table:table-row>
        <table:table-row table:style-name="ro1-2">
          <table:table-cell office:value-type="string">
            <text:p>gracelessly</text:p>
          </table:table-cell>
        </table:table-row>
        <table:table-row table:style-name="ro1-2">
          <table:table-cell office:value-type="string">
            <text:p>graft</text:p>
          </table:table-cell>
        </table:table-row>
        <table:table-row table:style-name="ro1-2">
          <table:table-cell office:value-type="string">
            <text:p>grainy</text:p>
          </table:table-cell>
        </table:table-row>
        <table:table-row table:style-name="ro1-2">
          <table:table-cell office:value-type="string">
            <text:p>grapple</text:p>
          </table:table-cell>
        </table:table-row>
        <table:table-row table:style-name="ro1-2">
          <table:table-cell office:value-type="string">
            <text:p>grate</text:p>
          </table:table-cell>
        </table:table-row>
        <table:table-row table:style-name="ro1-2">
          <table:table-cell office:value-type="string">
            <text:p>grating</text:p>
          </table:table-cell>
        </table:table-row>
        <table:table-row table:style-name="ro1-2">
          <table:table-cell office:value-type="string">
            <text:p>gravely</text:p>
          </table:table-cell>
        </table:table-row>
        <table:table-row table:style-name="ro1-2">
          <table:table-cell office:value-type="string">
            <text:p>greasy</text:p>
          </table:table-cell>
        </table:table-row>
        <table:table-row table:style-name="ro1-2">
          <table:table-cell office:value-type="string">
            <text:p>greed</text:p>
          </table:table-cell>
        </table:table-row>
        <table:table-row table:style-name="ro1-2">
          <table:table-cell office:value-type="string">
            <text:p>greedy</text:p>
          </table:table-cell>
        </table:table-row>
        <table:table-row table:style-name="ro1-2">
          <table:table-cell office:value-type="string">
            <text:p>grief</text:p>
          </table:table-cell>
        </table:table-row>
        <table:table-row table:style-name="ro1-2">
          <table:table-cell office:value-type="string">
            <text:p>grievance</text:p>
          </table:table-cell>
        </table:table-row>
        <table:table-row table:style-name="ro1-2">
          <table:table-cell office:value-type="string">
            <text:p>grievances</text:p>
          </table:table-cell>
        </table:table-row>
        <table:table-row table:style-name="ro1-2">
          <table:table-cell office:value-type="string">
            <text:p>grieve</text:p>
          </table:table-cell>
        </table:table-row>
        <table:table-row table:style-name="ro1-2">
          <table:table-cell office:value-type="string">
            <text:p>grieving</text:p>
          </table:table-cell>
        </table:table-row>
        <table:table-row table:style-name="ro1-2">
          <table:table-cell office:value-type="string">
            <text:p>grievous</text:p>
          </table:table-cell>
        </table:table-row>
        <table:table-row table:style-name="ro1-2">
          <table:table-cell office:value-type="string">
            <text:p>grievously</text:p>
          </table:table-cell>
        </table:table-row>
        <table:table-row table:style-name="ro1-2">
          <table:table-cell office:value-type="string">
            <text:p>grim</text:p>
          </table:table-cell>
        </table:table-row>
        <table:table-row table:style-name="ro1-2">
          <table:table-cell office:value-type="string">
            <text:p>grimace</text:p>
          </table:table-cell>
        </table:table-row>
        <table:table-row table:style-name="ro1-2">
          <table:table-cell office:value-type="string">
            <text:p>grind</text:p>
          </table:table-cell>
        </table:table-row>
        <table:table-row table:style-name="ro1-2">
          <table:table-cell office:value-type="string">
            <text:p>gripe</text:p>
          </table:table-cell>
        </table:table-row>
        <table:table-row table:style-name="ro1-2">
          <table:table-cell office:value-type="string">
            <text:p>gripes</text:p>
          </table:table-cell>
        </table:table-row>
        <table:table-row table:style-name="ro1-2">
          <table:table-cell office:value-type="string">
            <text:p>grisly</text:p>
          </table:table-cell>
        </table:table-row>
        <table:table-row table:style-name="ro1-2">
          <table:table-cell office:value-type="string">
            <text:p>gritty</text:p>
          </table:table-cell>
        </table:table-row>
        <table:table-row table:style-name="ro1-2">
          <table:table-cell office:value-type="string">
            <text:p>gross</text:p>
          </table:table-cell>
        </table:table-row>
        <table:table-row table:style-name="ro1-2">
          <table:table-cell office:value-type="string">
            <text:p>grossly</text:p>
          </table:table-cell>
        </table:table-row>
        <table:table-row table:style-name="ro1-2">
          <table:table-cell office:value-type="string">
            <text:p>grotesque</text:p>
          </table:table-cell>
        </table:table-row>
        <table:table-row table:style-name="ro1-2">
          <table:table-cell office:value-type="string">
            <text:p>grouch</text:p>
          </table:table-cell>
        </table:table-row>
        <table:table-row table:style-name="ro1-2">
          <table:table-cell office:value-type="string">
            <text:p>grouchy</text:p>
          </table:table-cell>
        </table:table-row>
        <table:table-row table:style-name="ro1-2">
          <table:table-cell office:value-type="string">
            <text:p>groundless</text:p>
          </table:table-cell>
        </table:table-row>
        <table:table-row table:style-name="ro1-2">
          <table:table-cell office:value-type="string">
            <text:p>grouse</text:p>
          </table:table-cell>
        </table:table-row>
        <table:table-row table:style-name="ro1-2">
          <table:table-cell office:value-type="string">
            <text:p>growl</text:p>
          </table:table-cell>
        </table:table-row>
        <table:table-row table:style-name="ro1-2">
          <table:table-cell office:value-type="string">
            <text:p>grudge</text:p>
          </table:table-cell>
        </table:table-row>
        <table:table-row table:style-name="ro1-2">
          <table:table-cell office:value-type="string">
            <text:p>grudges</text:p>
          </table:table-cell>
        </table:table-row>
        <table:table-row table:style-name="ro1-2">
          <table:table-cell office:value-type="string">
            <text:p>grudging</text:p>
          </table:table-cell>
        </table:table-row>
        <table:table-row table:style-name="ro1-2">
          <table:table-cell office:value-type="string">
            <text:p>grudgingly</text:p>
          </table:table-cell>
        </table:table-row>
        <table:table-row table:style-name="ro1-2">
          <table:table-cell office:value-type="string">
            <text:p>gruesome</text:p>
          </table:table-cell>
        </table:table-row>
        <table:table-row table:style-name="ro1-2">
          <table:table-cell office:value-type="string">
            <text:p>gruesomely</text:p>
          </table:table-cell>
        </table:table-row>
        <table:table-row table:style-name="ro1-2">
          <table:table-cell office:value-type="string">
            <text:p>gruff</text:p>
          </table:table-cell>
        </table:table-row>
        <table:table-row table:style-name="ro1-2">
          <table:table-cell office:value-type="string">
            <text:p>grumble</text:p>
          </table:table-cell>
        </table:table-row>
        <table:table-row table:style-name="ro1-2">
          <table:table-cell office:value-type="string">
            <text:p>grumpier</text:p>
          </table:table-cell>
        </table:table-row>
        <table:table-row table:style-name="ro1-2">
          <table:table-cell office:value-type="string">
            <text:p>grumpiest</text:p>
          </table:table-cell>
        </table:table-row>
        <table:table-row table:style-name="ro1-2">
          <table:table-cell office:value-type="string">
            <text:p>grumpily</text:p>
          </table:table-cell>
        </table:table-row>
        <table:table-row table:style-name="ro1-2">
          <table:table-cell office:value-type="string">
            <text:p>grumpish</text:p>
          </table:table-cell>
        </table:table-row>
        <table:table-row table:style-name="ro1-2">
          <table:table-cell office:value-type="string">
            <text:p>grumpy</text:p>
          </table:table-cell>
        </table:table-row>
        <table:table-row table:style-name="ro1-2">
          <table:table-cell office:value-type="string">
            <text:p>guile</text:p>
          </table:table-cell>
        </table:table-row>
        <table:table-row table:style-name="ro1-2">
          <table:table-cell office:value-type="string">
            <text:p>guilt</text:p>
          </table:table-cell>
        </table:table-row>
        <table:table-row table:style-name="ro1-2">
          <table:table-cell office:value-type="string">
            <text:p>guiltily</text:p>
          </table:table-cell>
        </table:table-row>
        <table:table-row table:style-name="ro1-2">
          <table:table-cell office:value-type="string">
            <text:p>guilty</text:p>
          </table:table-cell>
        </table:table-row>
        <table:table-row table:style-name="ro1-2">
          <table:table-cell office:value-type="string">
            <text:p>gullible</text:p>
          </table:table-cell>
        </table:table-row>
        <table:table-row table:style-name="ro1-2">
          <table:table-cell office:value-type="string">
            <text:p>gutless</text:p>
          </table:table-cell>
        </table:table-row>
        <table:table-row table:style-name="ro1-2">
          <table:table-cell office:value-type="string">
            <text:p>gutter</text:p>
          </table:table-cell>
        </table:table-row>
        <table:table-row table:style-name="ro1-2">
          <table:table-cell office:value-type="string">
            <text:p>hack</text:p>
          </table:table-cell>
        </table:table-row>
        <table:table-row table:style-name="ro1-2">
          <table:table-cell office:value-type="string">
            <text:p>hacks</text:p>
          </table:table-cell>
        </table:table-row>
        <table:table-row table:style-name="ro1-2">
          <table:table-cell office:value-type="string">
            <text:p>haggard</text:p>
          </table:table-cell>
        </table:table-row>
        <table:table-row table:style-name="ro1-2">
          <table:table-cell office:value-type="string">
            <text:p>haggle</text:p>
          </table:table-cell>
        </table:table-row>
        <table:table-row table:style-name="ro1-2">
          <table:table-cell office:value-type="string">
            <text:p>hairloss</text:p>
          </table:table-cell>
        </table:table-row>
        <table:table-row table:style-name="ro1-2">
          <table:table-cell office:value-type="string">
            <text:p>halfhearted</text:p>
          </table:table-cell>
        </table:table-row>
        <table:table-row table:style-name="ro1-2">
          <table:table-cell office:value-type="string">
            <text:p>halfheartedly</text:p>
          </table:table-cell>
        </table:table-row>
        <table:table-row table:style-name="ro1-2">
          <table:table-cell office:value-type="string">
            <text:p>hallucinate</text:p>
          </table:table-cell>
        </table:table-row>
        <table:table-row table:style-name="ro1-2">
          <table:table-cell office:value-type="string">
            <text:p>hallucination</text:p>
          </table:table-cell>
        </table:table-row>
        <table:table-row table:style-name="ro1-2">
          <table:table-cell office:value-type="string">
            <text:p>hamper</text:p>
          </table:table-cell>
        </table:table-row>
        <table:table-row table:style-name="ro1-2">
          <table:table-cell office:value-type="string">
            <text:p>hampered</text:p>
          </table:table-cell>
        </table:table-row>
        <table:table-row table:style-name="ro1-2">
          <table:table-cell office:value-type="string">
            <text:p>handicapped</text:p>
          </table:table-cell>
        </table:table-row>
        <table:table-row table:style-name="ro1-2">
          <table:table-cell office:value-type="string">
            <text:p>hang</text:p>
          </table:table-cell>
        </table:table-row>
        <table:table-row table:style-name="ro1-2">
          <table:table-cell office:value-type="string">
            <text:p>hangs</text:p>
          </table:table-cell>
        </table:table-row>
        <table:table-row table:style-name="ro1-2">
          <table:table-cell office:value-type="string">
            <text:p>haphazard</text:p>
          </table:table-cell>
        </table:table-row>
        <table:table-row table:style-name="ro1-2">
          <table:table-cell office:value-type="string">
            <text:p>hapless</text:p>
          </table:table-cell>
        </table:table-row>
        <table:table-row table:style-name="ro1-2">
          <table:table-cell office:value-type="string">
            <text:p>harangue</text:p>
          </table:table-cell>
        </table:table-row>
        <table:table-row table:style-name="ro1-2">
          <table:table-cell office:value-type="string">
            <text:p>harass</text:p>
          </table:table-cell>
        </table:table-row>
        <table:table-row table:style-name="ro1-2">
          <table:table-cell office:value-type="string">
            <text:p>harassed</text:p>
          </table:table-cell>
        </table:table-row>
        <table:table-row table:style-name="ro1-2">
          <table:table-cell office:value-type="string">
            <text:p>harasses</text:p>
          </table:table-cell>
        </table:table-row>
        <table:table-row table:style-name="ro1-2">
          <table:table-cell office:value-type="string">
            <text:p>harassment</text:p>
          </table:table-cell>
        </table:table-row>
        <table:table-row table:style-name="ro1-2">
          <table:table-cell office:value-type="string">
            <text:p>harboring</text:p>
          </table:table-cell>
        </table:table-row>
        <table:table-row table:style-name="ro1-2">
          <table:table-cell office:value-type="string">
            <text:p>harbors</text:p>
          </table:table-cell>
        </table:table-row>
        <table:table-row table:style-name="ro1-2">
          <table:table-cell office:value-type="string">
            <text:p>hard</text:p>
          </table:table-cell>
        </table:table-row>
        <table:table-row table:style-name="ro1-2">
          <table:table-cell office:value-type="string">
            <text:p>hard-hit</text:p>
          </table:table-cell>
        </table:table-row>
        <table:table-row table:style-name="ro1-2">
          <table:table-cell office:value-type="string">
            <text:p>hard-line</text:p>
          </table:table-cell>
        </table:table-row>
        <table:table-row table:style-name="ro1-2">
          <table:table-cell office:value-type="string">
            <text:p>hard-liner</text:p>
          </table:table-cell>
        </table:table-row>
        <table:table-row table:style-name="ro1-2">
          <table:table-cell office:value-type="string">
            <text:p>hardball</text:p>
          </table:table-cell>
        </table:table-row>
        <table:table-row table:style-name="ro1-2">
          <table:table-cell office:value-type="string">
            <text:p>harden</text:p>
          </table:table-cell>
        </table:table-row>
        <table:table-row table:style-name="ro1-2">
          <table:table-cell office:value-type="string">
            <text:p>hardened</text:p>
          </table:table-cell>
        </table:table-row>
        <table:table-row table:style-name="ro1-2">
          <table:table-cell office:value-type="string">
            <text:p>hardheaded</text:p>
          </table:table-cell>
        </table:table-row>
        <table:table-row table:style-name="ro1-2">
          <table:table-cell office:value-type="string">
            <text:p>hardhearted</text:p>
          </table:table-cell>
        </table:table-row>
        <table:table-row table:style-name="ro1-2">
          <table:table-cell office:value-type="string">
            <text:p>hardliner</text:p>
          </table:table-cell>
        </table:table-row>
        <table:table-row table:style-name="ro1-2">
          <table:table-cell office:value-type="string">
            <text:p>hardliners</text:p>
          </table:table-cell>
        </table:table-row>
        <table:table-row table:style-name="ro1-2">
          <table:table-cell office:value-type="string">
            <text:p>hardship</text:p>
          </table:table-cell>
        </table:table-row>
        <table:table-row table:style-name="ro1-2">
          <table:table-cell office:value-type="string">
            <text:p>hardships</text:p>
          </table:table-cell>
        </table:table-row>
        <table:table-row table:style-name="ro1-2">
          <table:table-cell office:value-type="string">
            <text:p>harm</text:p>
          </table:table-cell>
        </table:table-row>
        <table:table-row table:style-name="ro1-2">
          <table:table-cell office:value-type="string">
            <text:p>harmed</text:p>
          </table:table-cell>
        </table:table-row>
        <table:table-row table:style-name="ro1-2">
          <table:table-cell office:value-type="string">
            <text:p>harmful</text:p>
          </table:table-cell>
        </table:table-row>
        <table:table-row table:style-name="ro1-2">
          <table:table-cell office:value-type="string">
            <text:p>harms</text:p>
          </table:table-cell>
        </table:table-row>
        <table:table-row table:style-name="ro1-2">
          <table:table-cell office:value-type="string">
            <text:p>harpy</text:p>
          </table:table-cell>
        </table:table-row>
        <table:table-row table:style-name="ro1-2">
          <table:table-cell office:value-type="string">
            <text:p>harridan</text:p>
          </table:table-cell>
        </table:table-row>
        <table:table-row table:style-name="ro1-2">
          <table:table-cell office:value-type="string">
            <text:p>harried</text:p>
          </table:table-cell>
        </table:table-row>
        <table:table-row table:style-name="ro1-2">
          <table:table-cell office:value-type="string">
            <text:p>harrow</text:p>
          </table:table-cell>
        </table:table-row>
        <table:table-row table:style-name="ro1-2">
          <table:table-cell office:value-type="string">
            <text:p>harsh</text:p>
          </table:table-cell>
        </table:table-row>
        <table:table-row table:style-name="ro1-2">
          <table:table-cell office:value-type="string">
            <text:p>harshly</text:p>
          </table:table-cell>
        </table:table-row>
        <table:table-row table:style-name="ro1-2">
          <table:table-cell office:value-type="string">
            <text:p>hasseling</text:p>
          </table:table-cell>
        </table:table-row>
        <table:table-row table:style-name="ro1-2">
          <table:table-cell office:value-type="string">
            <text:p>hassle</text:p>
          </table:table-cell>
        </table:table-row>
        <table:table-row table:style-name="ro1-2">
          <table:table-cell office:value-type="string">
            <text:p>hassled</text:p>
          </table:table-cell>
        </table:table-row>
        <table:table-row table:style-name="ro1-2">
          <table:table-cell office:value-type="string">
            <text:p>hassles</text:p>
          </table:table-cell>
        </table:table-row>
        <table:table-row table:style-name="ro1-2">
          <table:table-cell office:value-type="string">
            <text:p>haste</text:p>
          </table:table-cell>
        </table:table-row>
        <table:table-row table:style-name="ro1-2">
          <table:table-cell office:value-type="string">
            <text:p>hastily</text:p>
          </table:table-cell>
        </table:table-row>
        <table:table-row table:style-name="ro1-2">
          <table:table-cell office:value-type="string">
            <text:p>hasty</text:p>
          </table:table-cell>
        </table:table-row>
        <table:table-row table:style-name="ro1-2">
          <table:table-cell office:value-type="string">
            <text:p>hate</text:p>
          </table:table-cell>
        </table:table-row>
        <table:table-row table:style-name="ro1-2">
          <table:table-cell office:value-type="string">
            <text:p>hated</text:p>
          </table:table-cell>
        </table:table-row>
        <table:table-row table:style-name="ro1-2">
          <table:table-cell office:value-type="string">
            <text:p>hateful</text:p>
          </table:table-cell>
        </table:table-row>
        <table:table-row table:style-name="ro1-2">
          <table:table-cell office:value-type="string">
            <text:p>hatefully</text:p>
          </table:table-cell>
        </table:table-row>
        <table:table-row table:style-name="ro1-2">
          <table:table-cell office:value-type="string">
            <text:p>hatefulness</text:p>
          </table:table-cell>
        </table:table-row>
        <table:table-row table:style-name="ro1-2">
          <table:table-cell office:value-type="string">
            <text:p>hater</text:p>
          </table:table-cell>
        </table:table-row>
        <table:table-row table:style-name="ro1-2">
          <table:table-cell office:value-type="string">
            <text:p>haters</text:p>
          </table:table-cell>
        </table:table-row>
        <table:table-row table:style-name="ro1-2">
          <table:table-cell office:value-type="string">
            <text:p>hates</text:p>
          </table:table-cell>
        </table:table-row>
        <table:table-row table:style-name="ro1-2">
          <table:table-cell office:value-type="string">
            <text:p>hating</text:p>
          </table:table-cell>
        </table:table-row>
        <table:table-row table:style-name="ro1-2">
          <table:table-cell office:value-type="string">
            <text:p>hatred</text:p>
          </table:table-cell>
        </table:table-row>
        <table:table-row table:style-name="ro1-2">
          <table:table-cell office:value-type="string">
            <text:p>haughtily</text:p>
          </table:table-cell>
        </table:table-row>
        <table:table-row table:style-name="ro1-2">
          <table:table-cell office:value-type="string">
            <text:p>haughty</text:p>
          </table:table-cell>
        </table:table-row>
        <table:table-row table:style-name="ro1-2">
          <table:table-cell office:value-type="string">
            <text:p>haunt</text:p>
          </table:table-cell>
        </table:table-row>
        <table:table-row table:style-name="ro1-2">
          <table:table-cell office:value-type="string">
            <text:p>haunting</text:p>
          </table:table-cell>
        </table:table-row>
        <table:table-row table:style-name="ro1-2">
          <table:table-cell office:value-type="string">
            <text:p>havoc</text:p>
          </table:table-cell>
        </table:table-row>
        <table:table-row table:style-name="ro1-2">
          <table:table-cell office:value-type="string">
            <text:p>hawkish</text:p>
          </table:table-cell>
        </table:table-row>
        <table:table-row table:style-name="ro1-2">
          <table:table-cell office:value-type="string">
            <text:p>haywire</text:p>
          </table:table-cell>
        </table:table-row>
        <table:table-row table:style-name="ro1-2">
          <table:table-cell office:value-type="string">
            <text:p>hazard</text:p>
          </table:table-cell>
        </table:table-row>
        <table:table-row table:style-name="ro1-2">
          <table:table-cell office:value-type="string">
            <text:p>hazardous</text:p>
          </table:table-cell>
        </table:table-row>
        <table:table-row table:style-name="ro1-2">
          <table:table-cell office:value-type="string">
            <text:p>haze</text:p>
          </table:table-cell>
        </table:table-row>
        <table:table-row table:style-name="ro1-2">
          <table:table-cell office:value-type="string">
            <text:p>hazy</text:p>
          </table:table-cell>
        </table:table-row>
        <table:table-row table:style-name="ro1-2">
          <table:table-cell office:value-type="string">
            <text:p>head-aches</text:p>
          </table:table-cell>
        </table:table-row>
        <table:table-row table:style-name="ro1-2">
          <table:table-cell office:value-type="string">
            <text:p>headache</text:p>
          </table:table-cell>
        </table:table-row>
        <table:table-row table:style-name="ro1-2">
          <table:table-cell office:value-type="string">
            <text:p>headaches</text:p>
          </table:table-cell>
        </table:table-row>
        <table:table-row table:style-name="ro1-2">
          <table:table-cell office:value-type="string">
            <text:p>heartbreaker</text:p>
          </table:table-cell>
        </table:table-row>
        <table:table-row table:style-name="ro1-2">
          <table:table-cell office:value-type="string">
            <text:p>heartbreaking</text:p>
          </table:table-cell>
        </table:table-row>
        <table:table-row table:style-name="ro1-84">
          <table:table-cell office:value-type="string">
            <text:p>heartbreakingly</text:p>
          </table:table-cell>
        </table:table-row>
        <table:table-row table:style-name="ro1-2">
          <table:table-cell office:value-type="string">
            <text:p>heartless</text:p>
          </table:table-cell>
        </table:table-row>
        <table:table-row table:style-name="ro1-2">
          <table:table-cell office:value-type="string">
            <text:p>heathen</text:p>
          </table:table-cell>
        </table:table-row>
        <table:table-row table:style-name="ro1-2">
          <table:table-cell office:value-type="string">
            <text:p>heavy-handed</text:p>
          </table:table-cell>
        </table:table-row>
        <table:table-row table:style-name="ro1-2">
          <table:table-cell office:value-type="string">
            <text:p>heavyhearted</text:p>
          </table:table-cell>
        </table:table-row>
        <table:table-row table:style-name="ro1-2">
          <table:table-cell office:value-type="string">
            <text:p>heck</text:p>
          </table:table-cell>
        </table:table-row>
        <table:table-row table:style-name="ro1-2">
          <table:table-cell office:value-type="string">
            <text:p>heckle</text:p>
          </table:table-cell>
        </table:table-row>
        <table:table-row table:style-name="ro1-2">
          <table:table-cell office:value-type="string">
            <text:p>heckled</text:p>
          </table:table-cell>
        </table:table-row>
        <table:table-row table:style-name="ro1-2">
          <table:table-cell office:value-type="string">
            <text:p>heckles</text:p>
          </table:table-cell>
        </table:table-row>
        <table:table-row table:style-name="ro1-2">
          <table:table-cell office:value-type="string">
            <text:p>hectic</text:p>
          </table:table-cell>
        </table:table-row>
        <table:table-row table:style-name="ro1-2">
          <table:table-cell office:value-type="string">
            <text:p>hedge</text:p>
          </table:table-cell>
        </table:table-row>
        <table:table-row table:style-name="ro1-2">
          <table:table-cell office:value-type="string">
            <text:p>hedonistic</text:p>
          </table:table-cell>
        </table:table-row>
        <table:table-row table:style-name="ro1-2">
          <table:table-cell office:value-type="string">
            <text:p>heedless</text:p>
          </table:table-cell>
        </table:table-row>
        <table:table-row table:style-name="ro1-2">
          <table:table-cell office:value-type="string">
            <text:p>hefty</text:p>
          </table:table-cell>
        </table:table-row>
        <table:table-row table:style-name="ro1-2">
          <table:table-cell office:value-type="string">
            <text:p>hegemonism</text:p>
          </table:table-cell>
        </table:table-row>
        <table:table-row table:style-name="ro1-2">
          <table:table-cell office:value-type="string">
            <text:p>hegemonistic</text:p>
          </table:table-cell>
        </table:table-row>
        <table:table-row table:style-name="ro1-2">
          <table:table-cell office:value-type="string">
            <text:p>hegemony</text:p>
          </table:table-cell>
        </table:table-row>
        <table:table-row table:style-name="ro1-2">
          <table:table-cell office:value-type="string">
            <text:p>heinous</text:p>
          </table:table-cell>
        </table:table-row>
        <table:table-row table:style-name="ro1-2">
          <table:table-cell office:value-type="string">
            <text:p>hell</text:p>
          </table:table-cell>
        </table:table-row>
        <table:table-row table:style-name="ro1-2">
          <table:table-cell office:value-type="string">
            <text:p>hell-bent</text:p>
          </table:table-cell>
        </table:table-row>
        <table:table-row table:style-name="ro1-2">
          <table:table-cell office:value-type="string">
            <text:p>hellion</text:p>
          </table:table-cell>
        </table:table-row>
        <table:table-row table:style-name="ro1-2">
          <table:table-cell office:value-type="string">
            <text:p>hells</text:p>
          </table:table-cell>
        </table:table-row>
        <table:table-row table:style-name="ro1-2">
          <table:table-cell office:value-type="string">
            <text:p>helpless</text:p>
          </table:table-cell>
        </table:table-row>
        <table:table-row table:style-name="ro1-2">
          <table:table-cell office:value-type="string">
            <text:p>helplessly</text:p>
          </table:table-cell>
        </table:table-row>
        <table:table-row table:style-name="ro1-2">
          <table:table-cell office:value-type="string">
            <text:p>helplessness</text:p>
          </table:table-cell>
        </table:table-row>
        <table:table-row table:style-name="ro1-2">
          <table:table-cell office:value-type="string">
            <text:p>heresy</text:p>
          </table:table-cell>
        </table:table-row>
        <table:table-row table:style-name="ro1-2">
          <table:table-cell office:value-type="string">
            <text:p>heretic</text:p>
          </table:table-cell>
        </table:table-row>
        <table:table-row table:style-name="ro1-2">
          <table:table-cell office:value-type="string">
            <text:p>heretical</text:p>
          </table:table-cell>
        </table:table-row>
        <table:table-row table:style-name="ro1-2">
          <table:table-cell office:value-type="string">
            <text:p>hesitant</text:p>
          </table:table-cell>
        </table:table-row>
        <table:table-row table:style-name="ro1-2">
          <table:table-cell office:value-type="string">
            <text:p>hestitant</text:p>
          </table:table-cell>
        </table:table-row>
        <table:table-row table:style-name="ro1-2">
          <table:table-cell office:value-type="string">
            <text:p>hideous</text:p>
          </table:table-cell>
        </table:table-row>
        <table:table-row table:style-name="ro1-2">
          <table:table-cell office:value-type="string">
            <text:p>hideously</text:p>
          </table:table-cell>
        </table:table-row>
        <table:table-row table:style-name="ro1-2">
          <table:table-cell office:value-type="string">
            <text:p>hideousness</text:p>
          </table:table-cell>
        </table:table-row>
        <table:table-row table:style-name="ro1-2">
          <table:table-cell office:value-type="string">
            <text:p>high-priced</text:p>
          </table:table-cell>
        </table:table-row>
        <table:table-row table:style-name="ro1-2">
          <table:table-cell office:value-type="string">
            <text:p>hiliarious</text:p>
          </table:table-cell>
        </table:table-row>
        <table:table-row table:style-name="ro1-2">
          <table:table-cell office:value-type="string">
            <text:p>hinder</text:p>
          </table:table-cell>
        </table:table-row>
        <table:table-row table:style-name="ro1-2">
          <table:table-cell office:value-type="string">
            <text:p>hindrance</text:p>
          </table:table-cell>
        </table:table-row>
        <table:table-row table:style-name="ro1-2">
          <table:table-cell office:value-type="string">
            <text:p>hiss</text:p>
          </table:table-cell>
        </table:table-row>
        <table:table-row table:style-name="ro1-2">
          <table:table-cell office:value-type="string">
            <text:p>hissed</text:p>
          </table:table-cell>
        </table:table-row>
        <table:table-row table:style-name="ro1-2">
          <table:table-cell office:value-type="string">
            <text:p>hissing</text:p>
          </table:table-cell>
        </table:table-row>
        <table:table-row table:style-name="ro1-2">
          <table:table-cell office:value-type="string">
            <text:p>ho-hum</text:p>
          </table:table-cell>
        </table:table-row>
        <table:table-row table:style-name="ro1-2">
          <table:table-cell office:value-type="string">
            <text:p>hoard</text:p>
          </table:table-cell>
        </table:table-row>
        <table:table-row table:style-name="ro1-2">
          <table:table-cell office:value-type="string">
            <text:p>hoax</text:p>
          </table:table-cell>
        </table:table-row>
        <table:table-row table:style-name="ro1-2">
          <table:table-cell office:value-type="string">
            <text:p>hobble</text:p>
          </table:table-cell>
        </table:table-row>
        <table:table-row table:style-name="ro1-2">
          <table:table-cell office:value-type="string">
            <text:p>hogs</text:p>
          </table:table-cell>
        </table:table-row>
        <table:table-row table:style-name="ro1-2">
          <table:table-cell office:value-type="string">
            <text:p>hollow</text:p>
          </table:table-cell>
        </table:table-row>
        <table:table-row table:style-name="ro1-2">
          <table:table-cell office:value-type="string">
            <text:p>hoodium</text:p>
          </table:table-cell>
        </table:table-row>
        <table:table-row table:style-name="ro1-2">
          <table:table-cell office:value-type="string">
            <text:p>hoodwink</text:p>
          </table:table-cell>
        </table:table-row>
        <table:table-row table:style-name="ro1-2">
          <table:table-cell office:value-type="string">
            <text:p>hooligan</text:p>
          </table:table-cell>
        </table:table-row>
        <table:table-row table:style-name="ro1-2">
          <table:table-cell office:value-type="string">
            <text:p>hopeless</text:p>
          </table:table-cell>
        </table:table-row>
        <table:table-row table:style-name="ro1-2">
          <table:table-cell office:value-type="string">
            <text:p>hopelessly</text:p>
          </table:table-cell>
        </table:table-row>
        <table:table-row table:style-name="ro1-2">
          <table:table-cell office:value-type="string">
            <text:p>hopelessness</text:p>
          </table:table-cell>
        </table:table-row>
        <table:table-row table:style-name="ro1-2">
          <table:table-cell office:value-type="string">
            <text:p>horde</text:p>
          </table:table-cell>
        </table:table-row>
        <table:table-row table:style-name="ro1-2">
          <table:table-cell office:value-type="string">
            <text:p>horrendous</text:p>
          </table:table-cell>
        </table:table-row>
        <table:table-row table:style-name="ro1-2">
          <table:table-cell office:value-type="string">
            <text:p>horrendously</text:p>
          </table:table-cell>
        </table:table-row>
        <table:table-row table:style-name="ro1-2">
          <table:table-cell office:value-type="string">
            <text:p>horrible</text:p>
          </table:table-cell>
        </table:table-row>
        <table:table-row table:style-name="ro1-2">
          <table:table-cell office:value-type="string">
            <text:p>horrid</text:p>
          </table:table-cell>
        </table:table-row>
        <table:table-row table:style-name="ro1-2">
          <table:table-cell office:value-type="string">
            <text:p>horrific</text:p>
          </table:table-cell>
        </table:table-row>
        <table:table-row table:style-name="ro1-2">
          <table:table-cell office:value-type="string">
            <text:p>horrified</text:p>
          </table:table-cell>
        </table:table-row>
        <table:table-row table:style-name="ro1-2">
          <table:table-cell office:value-type="string">
            <text:p>horrifies</text:p>
          </table:table-cell>
        </table:table-row>
        <table:table-row table:style-name="ro1-2">
          <table:table-cell office:value-type="string">
            <text:p>horrify</text:p>
          </table:table-cell>
        </table:table-row>
        <table:table-row table:style-name="ro1-2">
          <table:table-cell office:value-type="string">
            <text:p>horrifying</text:p>
          </table:table-cell>
        </table:table-row>
        <table:table-row table:style-name="ro1-2">
          <table:table-cell office:value-type="string">
            <text:p>horrifys</text:p>
          </table:table-cell>
        </table:table-row>
        <table:table-row table:style-name="ro1-2">
          <table:table-cell office:value-type="string">
            <text:p>hostage</text:p>
          </table:table-cell>
        </table:table-row>
        <table:table-row table:style-name="ro1-2">
          <table:table-cell office:value-type="string">
            <text:p>hostile</text:p>
          </table:table-cell>
        </table:table-row>
        <table:table-row table:style-name="ro1-2">
          <table:table-cell office:value-type="string">
            <text:p>hostilities</text:p>
          </table:table-cell>
        </table:table-row>
        <table:table-row table:style-name="ro1-2">
          <table:table-cell office:value-type="string">
            <text:p>hostility</text:p>
          </table:table-cell>
        </table:table-row>
        <table:table-row table:style-name="ro1-2">
          <table:table-cell office:value-type="string">
            <text:p>hotbeds</text:p>
          </table:table-cell>
        </table:table-row>
        <table:table-row table:style-name="ro1-2">
          <table:table-cell office:value-type="string">
            <text:p>hothead</text:p>
          </table:table-cell>
        </table:table-row>
        <table:table-row table:style-name="ro1-2">
          <table:table-cell office:value-type="string">
            <text:p>hotheaded</text:p>
          </table:table-cell>
        </table:table-row>
        <table:table-row table:style-name="ro1-2">
          <table:table-cell office:value-type="string">
            <text:p>hothouse</text:p>
          </table:table-cell>
        </table:table-row>
        <table:table-row table:style-name="ro1-2">
          <table:table-cell office:value-type="string">
            <text:p>hubris</text:p>
          </table:table-cell>
        </table:table-row>
        <table:table-row table:style-name="ro1-2">
          <table:table-cell office:value-type="string">
            <text:p>huckster</text:p>
          </table:table-cell>
        </table:table-row>
        <table:table-row table:style-name="ro1-2">
          <table:table-cell office:value-type="string">
            <text:p>hum</text:p>
          </table:table-cell>
        </table:table-row>
        <table:table-row table:style-name="ro1-2">
          <table:table-cell office:value-type="string">
            <text:p>humid</text:p>
          </table:table-cell>
        </table:table-row>
        <table:table-row table:style-name="ro1-2">
          <table:table-cell office:value-type="string">
            <text:p>humiliate</text:p>
          </table:table-cell>
        </table:table-row>
        <table:table-row table:style-name="ro1-2">
          <table:table-cell office:value-type="string">
            <text:p>humiliating</text:p>
          </table:table-cell>
        </table:table-row>
        <table:table-row table:style-name="ro1-2">
          <table:table-cell office:value-type="string">
            <text:p>humiliation</text:p>
          </table:table-cell>
        </table:table-row>
        <table:table-row table:style-name="ro1-2">
          <table:table-cell office:value-type="string">
            <text:p>humming</text:p>
          </table:table-cell>
        </table:table-row>
        <table:table-row table:style-name="ro1-2">
          <table:table-cell office:value-type="string">
            <text:p>hung</text:p>
          </table:table-cell>
        </table:table-row>
        <table:table-row table:style-name="ro1-2">
          <table:table-cell office:value-type="string">
            <text:p>hurt</text:p>
          </table:table-cell>
        </table:table-row>
        <table:table-row table:style-name="ro1-2">
          <table:table-cell office:value-type="string">
            <text:p>hurted</text:p>
          </table:table-cell>
        </table:table-row>
        <table:table-row table:style-name="ro1-2">
          <table:table-cell office:value-type="string">
            <text:p>hurtful</text:p>
          </table:table-cell>
        </table:table-row>
        <table:table-row table:style-name="ro1-2">
          <table:table-cell office:value-type="string">
            <text:p>hurting</text:p>
          </table:table-cell>
        </table:table-row>
        <table:table-row table:style-name="ro1-2">
          <table:table-cell office:value-type="string">
            <text:p>hurts</text:p>
          </table:table-cell>
        </table:table-row>
        <table:table-row table:style-name="ro1-2">
          <table:table-cell office:value-type="string">
            <text:p>hustler</text:p>
          </table:table-cell>
        </table:table-row>
        <table:table-row table:style-name="ro1-2">
          <table:table-cell office:value-type="string">
            <text:p>hype</text:p>
          </table:table-cell>
        </table:table-row>
        <table:table-row table:style-name="ro1-2">
          <table:table-cell office:value-type="string">
            <text:p>hypocricy</text:p>
          </table:table-cell>
        </table:table-row>
        <table:table-row table:style-name="ro1-2">
          <table:table-cell office:value-type="string">
            <text:p>hypocrisy</text:p>
          </table:table-cell>
        </table:table-row>
        <table:table-row table:style-name="ro1-2">
          <table:table-cell office:value-type="string">
            <text:p>hypocrite</text:p>
          </table:table-cell>
        </table:table-row>
        <table:table-row table:style-name="ro1-2">
          <table:table-cell office:value-type="string">
            <text:p>hypocrites</text:p>
          </table:table-cell>
        </table:table-row>
        <table:table-row table:style-name="ro1-2">
          <table:table-cell office:value-type="string">
            <text:p>hypocritical</text:p>
          </table:table-cell>
        </table:table-row>
        <table:table-row table:style-name="ro1-2">
          <table:table-cell office:value-type="string">
            <text:p>hypocritically</text:p>
          </table:table-cell>
        </table:table-row>
        <table:table-row table:style-name="ro1-2">
          <table:table-cell office:value-type="string">
            <text:p>hysteria</text:p>
          </table:table-cell>
        </table:table-row>
        <table:table-row table:style-name="ro1-2">
          <table:table-cell office:value-type="string">
            <text:p>hysteric</text:p>
          </table:table-cell>
        </table:table-row>
        <table:table-row table:style-name="ro1-2">
          <table:table-cell office:value-type="string">
            <text:p>hysterical</text:p>
          </table:table-cell>
        </table:table-row>
        <table:table-row table:style-name="ro1-2">
          <table:table-cell office:value-type="string">
            <text:p>hysterically</text:p>
          </table:table-cell>
        </table:table-row>
        <table:table-row table:style-name="ro1-2">
          <table:table-cell office:value-type="string">
            <text:p>hysterics</text:p>
          </table:table-cell>
        </table:table-row>
        <table:table-row table:style-name="ro1-2">
          <table:table-cell office:value-type="string">
            <text:p>idiocies</text:p>
          </table:table-cell>
        </table:table-row>
        <table:table-row table:style-name="ro1-2">
          <table:table-cell office:value-type="string">
            <text:p>idiocy</text:p>
          </table:table-cell>
        </table:table-row>
        <table:table-row table:style-name="ro1-2">
          <table:table-cell office:value-type="string">
            <text:p>idiot</text:p>
          </table:table-cell>
        </table:table-row>
        <table:table-row table:style-name="ro1-2">
          <table:table-cell office:value-type="string">
            <text:p>idiotic</text:p>
          </table:table-cell>
        </table:table-row>
        <table:table-row table:style-name="ro1-2">
          <table:table-cell office:value-type="string">
            <text:p>idiotically</text:p>
          </table:table-cell>
        </table:table-row>
        <table:table-row table:style-name="ro1-2">
          <table:table-cell office:value-type="string">
            <text:p>idiots</text:p>
          </table:table-cell>
        </table:table-row>
        <table:table-row table:style-name="ro1-2">
          <table:table-cell office:value-type="string">
            <text:p>idle</text:p>
          </table:table-cell>
        </table:table-row>
        <table:table-row table:style-name="ro1-2">
          <table:table-cell office:value-type="string">
            <text:p>ignoble</text:p>
          </table:table-cell>
        </table:table-row>
        <table:table-row table:style-name="ro1-2">
          <table:table-cell office:value-type="string">
            <text:p>ignominious</text:p>
          </table:table-cell>
        </table:table-row>
        <table:table-row table:style-name="ro1-2">
          <table:table-cell office:value-type="string">
            <text:p>ignominiously</text:p>
          </table:table-cell>
        </table:table-row>
        <table:table-row table:style-name="ro1-2">
          <table:table-cell office:value-type="string">
            <text:p>ignominy</text:p>
          </table:table-cell>
        </table:table-row>
        <table:table-row table:style-name="ro1-2">
          <table:table-cell office:value-type="string">
            <text:p>ignorance</text:p>
          </table:table-cell>
        </table:table-row>
        <table:table-row table:style-name="ro1-2">
          <table:table-cell office:value-type="string">
            <text:p>ignorant</text:p>
          </table:table-cell>
        </table:table-row>
        <table:table-row table:style-name="ro1-2">
          <table:table-cell office:value-type="string">
            <text:p>ignore</text:p>
          </table:table-cell>
        </table:table-row>
        <table:table-row table:style-name="ro1-2">
          <table:table-cell office:value-type="string">
            <text:p>ill-advised</text:p>
          </table:table-cell>
        </table:table-row>
        <table:table-row table:style-name="ro1-2">
          <table:table-cell office:value-type="string">
            <text:p>ill-conceived</text:p>
          </table:table-cell>
        </table:table-row>
        <table:table-row table:style-name="ro1-2">
          <table:table-cell office:value-type="string">
            <text:p>ill-defined</text:p>
          </table:table-cell>
        </table:table-row>
        <table:table-row table:style-name="ro1-2">
          <table:table-cell office:value-type="string">
            <text:p>ill-designed</text:p>
          </table:table-cell>
        </table:table-row>
        <table:table-row table:style-name="ro1-2">
          <table:table-cell office:value-type="string">
            <text:p>ill-fated</text:p>
          </table:table-cell>
        </table:table-row>
        <table:table-row table:style-name="ro1-2">
          <table:table-cell office:value-type="string">
            <text:p>ill-favored</text:p>
          </table:table-cell>
        </table:table-row>
        <table:table-row table:style-name="ro1-2">
          <table:table-cell office:value-type="string">
            <text:p>ill-formed</text:p>
          </table:table-cell>
        </table:table-row>
        <table:table-row table:style-name="ro1-2">
          <table:table-cell office:value-type="string">
            <text:p>ill-mannered</text:p>
          </table:table-cell>
        </table:table-row>
        <table:table-row table:style-name="ro1-2">
          <table:table-cell office:value-type="string">
            <text:p>ill-natured</text:p>
          </table:table-cell>
        </table:table-row>
        <table:table-row table:style-name="ro1-2">
          <table:table-cell office:value-type="string">
            <text:p>ill-sorted</text:p>
          </table:table-cell>
        </table:table-row>
        <table:table-row table:style-name="ro1-2">
          <table:table-cell office:value-type="string">
            <text:p>ill-tempered</text:p>
          </table:table-cell>
        </table:table-row>
        <table:table-row table:style-name="ro1-2">
          <table:table-cell office:value-type="string">
            <text:p>ill-treated</text:p>
          </table:table-cell>
        </table:table-row>
        <table:table-row table:style-name="ro1-2">
          <table:table-cell office:value-type="string">
            <text:p>ill-treatment</text:p>
          </table:table-cell>
        </table:table-row>
        <table:table-row table:style-name="ro1-2">
          <table:table-cell office:value-type="string">
            <text:p>ill-usage</text:p>
          </table:table-cell>
        </table:table-row>
        <table:table-row table:style-name="ro1-2">
          <table:table-cell office:value-type="string">
            <text:p>ill-used</text:p>
          </table:table-cell>
        </table:table-row>
        <table:table-row table:style-name="ro1-2">
          <table:table-cell office:value-type="string">
            <text:p>illegal</text:p>
          </table:table-cell>
        </table:table-row>
        <table:table-row table:style-name="ro1-2">
          <table:table-cell office:value-type="string">
            <text:p>illegally</text:p>
          </table:table-cell>
        </table:table-row>
        <table:table-row table:style-name="ro1-2">
          <table:table-cell office:value-type="string">
            <text:p>illegitimate</text:p>
          </table:table-cell>
        </table:table-row>
        <table:table-row table:style-name="ro1-2">
          <table:table-cell office:value-type="string">
            <text:p>illicit</text:p>
          </table:table-cell>
        </table:table-row>
        <table:table-row table:style-name="ro1-2">
          <table:table-cell office:value-type="string">
            <text:p>illiterate</text:p>
          </table:table-cell>
        </table:table-row>
        <table:table-row table:style-name="ro1-2">
          <table:table-cell office:value-type="string">
            <text:p>illness</text:p>
          </table:table-cell>
        </table:table-row>
        <table:table-row table:style-name="ro1-2">
          <table:table-cell office:value-type="string">
            <text:p>illogic</text:p>
          </table:table-cell>
        </table:table-row>
        <table:table-row table:style-name="ro1-2">
          <table:table-cell office:value-type="string">
            <text:p>illogical</text:p>
          </table:table-cell>
        </table:table-row>
        <table:table-row table:style-name="ro1-2">
          <table:table-cell office:value-type="string">
            <text:p>illogically</text:p>
          </table:table-cell>
        </table:table-row>
        <table:table-row table:style-name="ro1-2">
          <table:table-cell office:value-type="string">
            <text:p>illusion</text:p>
          </table:table-cell>
        </table:table-row>
        <table:table-row table:style-name="ro1-2">
          <table:table-cell office:value-type="string">
            <text:p>illusions</text:p>
          </table:table-cell>
        </table:table-row>
        <table:table-row table:style-name="ro1-2">
          <table:table-cell office:value-type="string">
            <text:p>illusory</text:p>
          </table:table-cell>
        </table:table-row>
        <table:table-row table:style-name="ro1-2">
          <table:table-cell office:value-type="string">
            <text:p>imaginary</text:p>
          </table:table-cell>
        </table:table-row>
        <table:table-row table:style-name="ro1-2">
          <table:table-cell office:value-type="string">
            <text:p>imbalance</text:p>
          </table:table-cell>
        </table:table-row>
        <table:table-row table:style-name="ro1-2">
          <table:table-cell office:value-type="string">
            <text:p>imbecile</text:p>
          </table:table-cell>
        </table:table-row>
        <table:table-row table:style-name="ro1-2">
          <table:table-cell office:value-type="string">
            <text:p>imbroglio</text:p>
          </table:table-cell>
        </table:table-row>
        <table:table-row table:style-name="ro1-2">
          <table:table-cell office:value-type="string">
            <text:p>immaterial</text:p>
          </table:table-cell>
        </table:table-row>
        <table:table-row table:style-name="ro1-2">
          <table:table-cell office:value-type="string">
            <text:p>immature</text:p>
          </table:table-cell>
        </table:table-row>
        <table:table-row table:style-name="ro1-2">
          <table:table-cell office:value-type="string">
            <text:p>imminence</text:p>
          </table:table-cell>
        </table:table-row>
        <table:table-row table:style-name="ro1-2">
          <table:table-cell office:value-type="string">
            <text:p>imminently</text:p>
          </table:table-cell>
        </table:table-row>
        <table:table-row table:style-name="ro1-2">
          <table:table-cell office:value-type="string">
            <text:p>immobilized</text:p>
          </table:table-cell>
        </table:table-row>
        <table:table-row table:style-name="ro1-2">
          <table:table-cell office:value-type="string">
            <text:p>immoderate</text:p>
          </table:table-cell>
        </table:table-row>
        <table:table-row table:style-name="ro1-2">
          <table:table-cell office:value-type="string">
            <text:p>immoderately</text:p>
          </table:table-cell>
        </table:table-row>
        <table:table-row table:style-name="ro1-2">
          <table:table-cell office:value-type="string">
            <text:p>immodest</text:p>
          </table:table-cell>
        </table:table-row>
        <table:table-row table:style-name="ro1-2">
          <table:table-cell office:value-type="string">
            <text:p>immoral</text:p>
          </table:table-cell>
        </table:table-row>
        <table:table-row table:style-name="ro1-2">
          <table:table-cell office:value-type="string">
            <text:p>immorality</text:p>
          </table:table-cell>
        </table:table-row>
        <table:table-row table:style-name="ro1-2">
          <table:table-cell office:value-type="string">
            <text:p>immorally</text:p>
          </table:table-cell>
        </table:table-row>
        <table:table-row table:style-name="ro1-2">
          <table:table-cell office:value-type="string">
            <text:p>immovable</text:p>
          </table:table-cell>
        </table:table-row>
        <table:table-row table:style-name="ro1-2">
          <table:table-cell office:value-type="string">
            <text:p>impair</text:p>
          </table:table-cell>
        </table:table-row>
        <table:table-row table:style-name="ro1-2">
          <table:table-cell office:value-type="string">
            <text:p>impaired</text:p>
          </table:table-cell>
        </table:table-row>
        <table:table-row table:style-name="ro1-2">
          <table:table-cell office:value-type="string">
            <text:p>impasse</text:p>
          </table:table-cell>
        </table:table-row>
        <table:table-row table:style-name="ro1-2">
          <table:table-cell office:value-type="string">
            <text:p>impatience</text:p>
          </table:table-cell>
        </table:table-row>
        <table:table-row table:style-name="ro1-2">
          <table:table-cell office:value-type="string">
            <text:p>impatient</text:p>
          </table:table-cell>
        </table:table-row>
        <table:table-row table:style-name="ro1-2">
          <table:table-cell office:value-type="string">
            <text:p>impatiently</text:p>
          </table:table-cell>
        </table:table-row>
        <table:table-row table:style-name="ro1-2">
          <table:table-cell office:value-type="string">
            <text:p>impeach</text:p>
          </table:table-cell>
        </table:table-row>
        <table:table-row table:style-name="ro1-2">
          <table:table-cell office:value-type="string">
            <text:p>impedance</text:p>
          </table:table-cell>
        </table:table-row>
        <table:table-row table:style-name="ro1-2">
          <table:table-cell office:value-type="string">
            <text:p>impede</text:p>
          </table:table-cell>
        </table:table-row>
        <table:table-row table:style-name="ro1-2">
          <table:table-cell office:value-type="string">
            <text:p>impediment</text:p>
          </table:table-cell>
        </table:table-row>
        <table:table-row table:style-name="ro1-2">
          <table:table-cell office:value-type="string">
            <text:p>impending</text:p>
          </table:table-cell>
        </table:table-row>
        <table:table-row table:style-name="ro1-2">
          <table:table-cell office:value-type="string">
            <text:p>impenitent</text:p>
          </table:table-cell>
        </table:table-row>
        <table:table-row table:style-name="ro1-2">
          <table:table-cell office:value-type="string">
            <text:p>imperfect</text:p>
          </table:table-cell>
        </table:table-row>
        <table:table-row table:style-name="ro1-2">
          <table:table-cell office:value-type="string">
            <text:p>imperfection</text:p>
          </table:table-cell>
        </table:table-row>
        <table:table-row table:style-name="ro1-2">
          <table:table-cell office:value-type="string">
            <text:p>imperfections</text:p>
          </table:table-cell>
        </table:table-row>
        <table:table-row table:style-name="ro1-2">
          <table:table-cell office:value-type="string">
            <text:p>imperfectly</text:p>
          </table:table-cell>
        </table:table-row>
        <table:table-row table:style-name="ro1-2">
          <table:table-cell office:value-type="string">
            <text:p>imperialist</text:p>
          </table:table-cell>
        </table:table-row>
        <table:table-row table:style-name="ro1-2">
          <table:table-cell office:value-type="string">
            <text:p>imperil</text:p>
          </table:table-cell>
        </table:table-row>
        <table:table-row table:style-name="ro1-2">
          <table:table-cell office:value-type="string">
            <text:p>imperious</text:p>
          </table:table-cell>
        </table:table-row>
        <table:table-row table:style-name="ro1-2">
          <table:table-cell office:value-type="string">
            <text:p>imperiously</text:p>
          </table:table-cell>
        </table:table-row>
        <table:table-row table:style-name="ro1-2">
          <table:table-cell office:value-type="string">
            <text:p>impermissible</text:p>
          </table:table-cell>
        </table:table-row>
        <table:table-row table:style-name="ro1-2">
          <table:table-cell office:value-type="string">
            <text:p>impersonal</text:p>
          </table:table-cell>
        </table:table-row>
        <table:table-row table:style-name="ro1-2">
          <table:table-cell office:value-type="string">
            <text:p>impertinent</text:p>
          </table:table-cell>
        </table:table-row>
        <table:table-row table:style-name="ro1-2">
          <table:table-cell office:value-type="string">
            <text:p>impetuous</text:p>
          </table:table-cell>
        </table:table-row>
        <table:table-row table:style-name="ro1-2">
          <table:table-cell office:value-type="string">
            <text:p>impetuously</text:p>
          </table:table-cell>
        </table:table-row>
        <table:table-row table:style-name="ro1-2">
          <table:table-cell office:value-type="string">
            <text:p>impiety</text:p>
          </table:table-cell>
        </table:table-row>
        <table:table-row table:style-name="ro1-2">
          <table:table-cell office:value-type="string">
            <text:p>impinge</text:p>
          </table:table-cell>
        </table:table-row>
        <table:table-row table:style-name="ro1-2">
          <table:table-cell office:value-type="string">
            <text:p>impious</text:p>
          </table:table-cell>
        </table:table-row>
        <table:table-row table:style-name="ro1-2">
          <table:table-cell office:value-type="string">
            <text:p>implacable</text:p>
          </table:table-cell>
        </table:table-row>
        <table:table-row table:style-name="ro1-2">
          <table:table-cell office:value-type="string">
            <text:p>implausible</text:p>
          </table:table-cell>
        </table:table-row>
        <table:table-row table:style-name="ro1-2">
          <table:table-cell office:value-type="string">
            <text:p>implausibly</text:p>
          </table:table-cell>
        </table:table-row>
        <table:table-row table:style-name="ro1-2">
          <table:table-cell office:value-type="string">
            <text:p>implicate</text:p>
          </table:table-cell>
        </table:table-row>
        <table:table-row table:style-name="ro1-2">
          <table:table-cell office:value-type="string">
            <text:p>implication</text:p>
          </table:table-cell>
        </table:table-row>
        <table:table-row table:style-name="ro1-2">
          <table:table-cell office:value-type="string">
            <text:p>implode</text:p>
          </table:table-cell>
        </table:table-row>
        <table:table-row table:style-name="ro1-2">
          <table:table-cell office:value-type="string">
            <text:p>impolite</text:p>
          </table:table-cell>
        </table:table-row>
        <table:table-row table:style-name="ro1-2">
          <table:table-cell office:value-type="string">
            <text:p>impolitely</text:p>
          </table:table-cell>
        </table:table-row>
        <table:table-row table:style-name="ro1-2">
          <table:table-cell office:value-type="string">
            <text:p>impolitic</text:p>
          </table:table-cell>
        </table:table-row>
        <table:table-row table:style-name="ro1-2">
          <table:table-cell office:value-type="string">
            <text:p>importunate</text:p>
          </table:table-cell>
        </table:table-row>
        <table:table-row table:style-name="ro1-2">
          <table:table-cell office:value-type="string">
            <text:p>importune</text:p>
          </table:table-cell>
        </table:table-row>
        <table:table-row table:style-name="ro1-2">
          <table:table-cell office:value-type="string">
            <text:p>impose</text:p>
          </table:table-cell>
        </table:table-row>
        <table:table-row table:style-name="ro1-2">
          <table:table-cell office:value-type="string">
            <text:p>imposers</text:p>
          </table:table-cell>
        </table:table-row>
        <table:table-row table:style-name="ro1-2">
          <table:table-cell office:value-type="string">
            <text:p>imposing</text:p>
          </table:table-cell>
        </table:table-row>
        <table:table-row table:style-name="ro1-2">
          <table:table-cell office:value-type="string">
            <text:p>imposition</text:p>
          </table:table-cell>
        </table:table-row>
        <table:table-row table:style-name="ro1-2">
          <table:table-cell office:value-type="string">
            <text:p>impossible</text:p>
          </table:table-cell>
        </table:table-row>
        <table:table-row table:style-name="ro1-2">
          <table:table-cell office:value-type="string">
            <text:p>impossiblity</text:p>
          </table:table-cell>
        </table:table-row>
        <table:table-row table:style-name="ro1-2">
          <table:table-cell office:value-type="string">
            <text:p>impossibly</text:p>
          </table:table-cell>
        </table:table-row>
        <table:table-row table:style-name="ro1-2">
          <table:table-cell office:value-type="string">
            <text:p>impotent</text:p>
          </table:table-cell>
        </table:table-row>
        <table:table-row table:style-name="ro1-2">
          <table:table-cell office:value-type="string">
            <text:p>impoverish</text:p>
          </table:table-cell>
        </table:table-row>
        <table:table-row table:style-name="ro1-2">
          <table:table-cell office:value-type="string">
            <text:p>impoverished</text:p>
          </table:table-cell>
        </table:table-row>
        <table:table-row table:style-name="ro1-2">
          <table:table-cell office:value-type="string">
            <text:p>impractical</text:p>
          </table:table-cell>
        </table:table-row>
        <table:table-row table:style-name="ro1-2">
          <table:table-cell office:value-type="string">
            <text:p>imprecate</text:p>
          </table:table-cell>
        </table:table-row>
        <table:table-row table:style-name="ro1-2">
          <table:table-cell office:value-type="string">
            <text:p>imprecise</text:p>
          </table:table-cell>
        </table:table-row>
        <table:table-row table:style-name="ro1-2">
          <table:table-cell office:value-type="string">
            <text:p>imprecisely</text:p>
          </table:table-cell>
        </table:table-row>
        <table:table-row table:style-name="ro1-2">
          <table:table-cell office:value-type="string">
            <text:p>imprecision</text:p>
          </table:table-cell>
        </table:table-row>
        <table:table-row table:style-name="ro1-2">
          <table:table-cell office:value-type="string">
            <text:p>imprison</text:p>
          </table:table-cell>
        </table:table-row>
        <table:table-row table:style-name="ro1-2">
          <table:table-cell office:value-type="string">
            <text:p>imprisonment</text:p>
          </table:table-cell>
        </table:table-row>
        <table:table-row table:style-name="ro1-2">
          <table:table-cell office:value-type="string">
            <text:p>improbability</text:p>
          </table:table-cell>
        </table:table-row>
        <table:table-row table:style-name="ro1-2">
          <table:table-cell office:value-type="string">
            <text:p>improbable</text:p>
          </table:table-cell>
        </table:table-row>
        <table:table-row table:style-name="ro1-2">
          <table:table-cell office:value-type="string">
            <text:p>improbably</text:p>
          </table:table-cell>
        </table:table-row>
        <table:table-row table:style-name="ro1-2">
          <table:table-cell office:value-type="string">
            <text:p>improper</text:p>
          </table:table-cell>
        </table:table-row>
        <table:table-row table:style-name="ro1-2">
          <table:table-cell office:value-type="string">
            <text:p>improperly</text:p>
          </table:table-cell>
        </table:table-row>
        <table:table-row table:style-name="ro1-2">
          <table:table-cell office:value-type="string">
            <text:p>impropriety</text:p>
          </table:table-cell>
        </table:table-row>
        <table:table-row table:style-name="ro1-2">
          <table:table-cell office:value-type="string">
            <text:p>imprudence</text:p>
          </table:table-cell>
        </table:table-row>
        <table:table-row table:style-name="ro1-2">
          <table:table-cell office:value-type="string">
            <text:p>imprudent</text:p>
          </table:table-cell>
        </table:table-row>
        <table:table-row table:style-name="ro1-2">
          <table:table-cell office:value-type="string">
            <text:p>impudence</text:p>
          </table:table-cell>
        </table:table-row>
        <table:table-row table:style-name="ro1-2">
          <table:table-cell office:value-type="string">
            <text:p>impudent</text:p>
          </table:table-cell>
        </table:table-row>
        <table:table-row table:style-name="ro1-2">
          <table:table-cell office:value-type="string">
            <text:p>impudently</text:p>
          </table:table-cell>
        </table:table-row>
        <table:table-row table:style-name="ro1-2">
          <table:table-cell office:value-type="string">
            <text:p>impugn</text:p>
          </table:table-cell>
        </table:table-row>
        <table:table-row table:style-name="ro1-2">
          <table:table-cell office:value-type="string">
            <text:p>impulsive</text:p>
          </table:table-cell>
        </table:table-row>
        <table:table-row table:style-name="ro1-2">
          <table:table-cell office:value-type="string">
            <text:p>impulsively</text:p>
          </table:table-cell>
        </table:table-row>
        <table:table-row table:style-name="ro1-2">
          <table:table-cell office:value-type="string">
            <text:p>impunity</text:p>
          </table:table-cell>
        </table:table-row>
        <table:table-row table:style-name="ro1-2">
          <table:table-cell office:value-type="string">
            <text:p>impure</text:p>
          </table:table-cell>
        </table:table-row>
        <table:table-row table:style-name="ro1-2">
          <table:table-cell office:value-type="string">
            <text:p>impurity</text:p>
          </table:table-cell>
        </table:table-row>
        <table:table-row table:style-name="ro1-2">
          <table:table-cell office:value-type="string">
            <text:p>inability</text:p>
          </table:table-cell>
        </table:table-row>
        <table:table-row table:style-name="ro1-2">
          <table:table-cell office:value-type="string">
            <text:p>inaccuracies</text:p>
          </table:table-cell>
        </table:table-row>
        <table:table-row table:style-name="ro1-2">
          <table:table-cell office:value-type="string">
            <text:p>inaccuracy</text:p>
          </table:table-cell>
        </table:table-row>
        <table:table-row table:style-name="ro1-2">
          <table:table-cell office:value-type="string">
            <text:p>inaccurate</text:p>
          </table:table-cell>
        </table:table-row>
        <table:table-row table:style-name="ro1-2">
          <table:table-cell office:value-type="string">
            <text:p>inaccurately</text:p>
          </table:table-cell>
        </table:table-row>
        <table:table-row table:style-name="ro1-2">
          <table:table-cell office:value-type="string">
            <text:p>inaction</text:p>
          </table:table-cell>
        </table:table-row>
        <table:table-row table:style-name="ro1-2">
          <table:table-cell office:value-type="string">
            <text:p>inactive</text:p>
          </table:table-cell>
        </table:table-row>
        <table:table-row table:style-name="ro1-2">
          <table:table-cell office:value-type="string">
            <text:p>inadequacy</text:p>
          </table:table-cell>
        </table:table-row>
        <table:table-row table:style-name="ro1-2">
          <table:table-cell office:value-type="string">
            <text:p>inadequate</text:p>
          </table:table-cell>
        </table:table-row>
        <table:table-row table:style-name="ro1-2">
          <table:table-cell office:value-type="string">
            <text:p>inadequately</text:p>
          </table:table-cell>
        </table:table-row>
        <table:table-row table:style-name="ro1-2">
          <table:table-cell office:value-type="string">
            <text:p>inadverent</text:p>
          </table:table-cell>
        </table:table-row>
        <table:table-row table:style-name="ro1-2">
          <table:table-cell office:value-type="string">
            <text:p>inadverently</text:p>
          </table:table-cell>
        </table:table-row>
        <table:table-row table:style-name="ro1-2">
          <table:table-cell office:value-type="string">
            <text:p>inadvisable</text:p>
          </table:table-cell>
        </table:table-row>
        <table:table-row table:style-name="ro1-2">
          <table:table-cell office:value-type="string">
            <text:p>inadvisably</text:p>
          </table:table-cell>
        </table:table-row>
        <table:table-row table:style-name="ro1-2">
          <table:table-cell office:value-type="string">
            <text:p>inane</text:p>
          </table:table-cell>
        </table:table-row>
        <table:table-row table:style-name="ro1-2">
          <table:table-cell office:value-type="string">
            <text:p>inanely</text:p>
          </table:table-cell>
        </table:table-row>
        <table:table-row table:style-name="ro1-2">
          <table:table-cell office:value-type="string">
            <text:p>inappropriate</text:p>
          </table:table-cell>
        </table:table-row>
        <table:table-row table:style-name="ro1-84">
          <table:table-cell office:value-type="string">
            <text:p>inappropriately</text:p>
          </table:table-cell>
        </table:table-row>
        <table:table-row table:style-name="ro1-2">
          <table:table-cell office:value-type="string">
            <text:p>inapt</text:p>
          </table:table-cell>
        </table:table-row>
        <table:table-row table:style-name="ro1-2">
          <table:table-cell office:value-type="string">
            <text:p>inaptitude</text:p>
          </table:table-cell>
        </table:table-row>
        <table:table-row table:style-name="ro1-2">
          <table:table-cell office:value-type="string">
            <text:p>inarticulate</text:p>
          </table:table-cell>
        </table:table-row>
        <table:table-row table:style-name="ro1-2">
          <table:table-cell office:value-type="string">
            <text:p>inattentive</text:p>
          </table:table-cell>
        </table:table-row>
        <table:table-row table:style-name="ro1-2">
          <table:table-cell office:value-type="string">
            <text:p>inaudible</text:p>
          </table:table-cell>
        </table:table-row>
        <table:table-row table:style-name="ro1-2">
          <table:table-cell office:value-type="string">
            <text:p>incapable</text:p>
          </table:table-cell>
        </table:table-row>
        <table:table-row table:style-name="ro1-2">
          <table:table-cell office:value-type="string">
            <text:p>incapably</text:p>
          </table:table-cell>
        </table:table-row>
        <table:table-row table:style-name="ro1-2">
          <table:table-cell office:value-type="string">
            <text:p>incautious</text:p>
          </table:table-cell>
        </table:table-row>
        <table:table-row table:style-name="ro1-2">
          <table:table-cell office:value-type="string">
            <text:p>incendiary</text:p>
          </table:table-cell>
        </table:table-row>
        <table:table-row table:style-name="ro1-2">
          <table:table-cell office:value-type="string">
            <text:p>incense</text:p>
          </table:table-cell>
        </table:table-row>
        <table:table-row table:style-name="ro1-2">
          <table:table-cell office:value-type="string">
            <text:p>incessant</text:p>
          </table:table-cell>
        </table:table-row>
        <table:table-row table:style-name="ro1-2">
          <table:table-cell office:value-type="string">
            <text:p>incessantly</text:p>
          </table:table-cell>
        </table:table-row>
        <table:table-row table:style-name="ro1-2">
          <table:table-cell office:value-type="string">
            <text:p>incite</text:p>
          </table:table-cell>
        </table:table-row>
        <table:table-row table:style-name="ro1-2">
          <table:table-cell office:value-type="string">
            <text:p>incitement</text:p>
          </table:table-cell>
        </table:table-row>
        <table:table-row table:style-name="ro1-2">
          <table:table-cell office:value-type="string">
            <text:p>incivility</text:p>
          </table:table-cell>
        </table:table-row>
        <table:table-row table:style-name="ro1-2">
          <table:table-cell office:value-type="string">
            <text:p>inclement</text:p>
          </table:table-cell>
        </table:table-row>
        <table:table-row table:style-name="ro1-2">
          <table:table-cell office:value-type="string">
            <text:p>incognizant</text:p>
          </table:table-cell>
        </table:table-row>
        <table:table-row table:style-name="ro1-2">
          <table:table-cell office:value-type="string">
            <text:p>incoherence</text:p>
          </table:table-cell>
        </table:table-row>
        <table:table-row table:style-name="ro1-2">
          <table:table-cell office:value-type="string">
            <text:p>incoherent</text:p>
          </table:table-cell>
        </table:table-row>
        <table:table-row table:style-name="ro1-2">
          <table:table-cell office:value-type="string">
            <text:p>incoherently</text:p>
          </table:table-cell>
        </table:table-row>
        <table:table-row table:style-name="ro1-84">
          <table:table-cell office:value-type="string">
            <text:p>incommensurate</text:p>
          </table:table-cell>
        </table:table-row>
        <table:table-row table:style-name="ro1-2">
          <table:table-cell office:value-type="string">
            <text:p>incomparable</text:p>
          </table:table-cell>
        </table:table-row>
        <table:table-row table:style-name="ro1-2">
          <table:table-cell office:value-type="string">
            <text:p>incomparably</text:p>
          </table:table-cell>
        </table:table-row>
        <table:table-row table:style-name="ro1-84">
          <table:table-cell office:value-type="string">
            <text:p>incompatability</text:p>
          </table:table-cell>
        </table:table-row>
        <table:table-row table:style-name="ro1-84">
          <table:table-cell office:value-type="string">
            <text:p>incompatibility</text:p>
          </table:table-cell>
        </table:table-row>
        <table:table-row table:style-name="ro1-2">
          <table:table-cell office:value-type="string">
            <text:p>incompatible</text:p>
          </table:table-cell>
        </table:table-row>
        <table:table-row table:style-name="ro1-2">
          <table:table-cell office:value-type="string">
            <text:p>incompetence</text:p>
          </table:table-cell>
        </table:table-row>
        <table:table-row table:style-name="ro1-2">
          <table:table-cell office:value-type="string">
            <text:p>incompetent</text:p>
          </table:table-cell>
        </table:table-row>
        <table:table-row table:style-name="ro1-2">
          <table:table-cell office:value-type="string">
            <text:p>incompetently</text:p>
          </table:table-cell>
        </table:table-row>
        <table:table-row table:style-name="ro1-2">
          <table:table-cell office:value-type="string">
            <text:p>incomplete</text:p>
          </table:table-cell>
        </table:table-row>
        <table:table-row table:style-name="ro1-2">
          <table:table-cell office:value-type="string">
            <text:p>incompliant</text:p>
          </table:table-cell>
        </table:table-row>
        <table:table-row table:style-name="ro1-84">
          <table:table-cell office:value-type="string">
            <text:p>incomprehensible</text:p>
          </table:table-cell>
        </table:table-row>
        <table:table-row table:style-name="ro1-84">
          <table:table-cell office:value-type="string">
            <text:p>incomprehension</text:p>
          </table:table-cell>
        </table:table-row>
        <table:table-row table:style-name="ro1-2">
          <table:table-cell office:value-type="string">
            <text:p>inconceivable</text:p>
          </table:table-cell>
        </table:table-row>
        <table:table-row table:style-name="ro1-2">
          <table:table-cell office:value-type="string">
            <text:p>inconceivably</text:p>
          </table:table-cell>
        </table:table-row>
        <table:table-row table:style-name="ro1-2">
          <table:table-cell office:value-type="string">
            <text:p>incongruous</text:p>
          </table:table-cell>
        </table:table-row>
        <table:table-row table:style-name="ro1-2">
          <table:table-cell office:value-type="string">
            <text:p>incongruously</text:p>
          </table:table-cell>
        </table:table-row>
        <table:table-row table:style-name="ro1-2">
          <table:table-cell office:value-type="string">
            <text:p>inconsequent</text:p>
          </table:table-cell>
        </table:table-row>
        <table:table-row table:style-name="ro1-84">
          <table:table-cell office:value-type="string">
            <text:p>inconsequential</text:p>
          </table:table-cell>
        </table:table-row>
        <table:table-row table:style-name="ro1-84">
          <table:table-cell office:value-type="string">
            <text:p>inconsequentially</text:p>
          </table:table-cell>
        </table:table-row>
        <table:table-row table:style-name="ro1-84">
          <table:table-cell office:value-type="string">
            <text:p>inconsequently</text:p>
          </table:table-cell>
        </table:table-row>
        <table:table-row table:style-name="ro1-2">
          <table:table-cell office:value-type="string">
            <text:p>inconsiderate</text:p>
          </table:table-cell>
        </table:table-row>
        <table:table-row table:style-name="ro1-84">
          <table:table-cell office:value-type="string">
            <text:p>inconsiderately</text:p>
          </table:table-cell>
        </table:table-row>
        <table:table-row table:style-name="ro1-2">
          <table:table-cell office:value-type="string">
            <text:p>inconsistence</text:p>
          </table:table-cell>
        </table:table-row>
        <table:table-row table:style-name="ro1-84">
          <table:table-cell office:value-type="string">
            <text:p>inconsistencies</text:p>
          </table:table-cell>
        </table:table-row>
        <table:table-row table:style-name="ro1-2">
          <table:table-cell office:value-type="string">
            <text:p>inconsistency</text:p>
          </table:table-cell>
        </table:table-row>
        <table:table-row table:style-name="ro1-2">
          <table:table-cell office:value-type="string">
            <text:p>inconsistent</text:p>
          </table:table-cell>
        </table:table-row>
        <table:table-row table:style-name="ro1-2">
          <table:table-cell office:value-type="string">
            <text:p>inconsolable</text:p>
          </table:table-cell>
        </table:table-row>
        <table:table-row table:style-name="ro1-2">
          <table:table-cell office:value-type="string">
            <text:p>inconsolably</text:p>
          </table:table-cell>
        </table:table-row>
        <table:table-row table:style-name="ro1-2">
          <table:table-cell office:value-type="string">
            <text:p>inconstant</text:p>
          </table:table-cell>
        </table:table-row>
        <table:table-row table:style-name="ro1-2">
          <table:table-cell office:value-type="string">
            <text:p>inconvenience</text:p>
          </table:table-cell>
        </table:table-row>
        <table:table-row table:style-name="ro1-84">
          <table:table-cell office:value-type="string">
            <text:p>inconveniently</text:p>
          </table:table-cell>
        </table:table-row>
        <table:table-row table:style-name="ro1-2">
          <table:table-cell office:value-type="string">
            <text:p>incorrect</text:p>
          </table:table-cell>
        </table:table-row>
        <table:table-row table:style-name="ro1-2">
          <table:table-cell office:value-type="string">
            <text:p>incorrectly</text:p>
          </table:table-cell>
        </table:table-row>
        <table:table-row table:style-name="ro1-2">
          <table:table-cell office:value-type="string">
            <text:p>incorrigible</text:p>
          </table:table-cell>
        </table:table-row>
        <table:table-row table:style-name="ro1-2">
          <table:table-cell office:value-type="string">
            <text:p>incorrigibly</text:p>
          </table:table-cell>
        </table:table-row>
        <table:table-row table:style-name="ro1-2">
          <table:table-cell office:value-type="string">
            <text:p>incredulous</text:p>
          </table:table-cell>
        </table:table-row>
        <table:table-row table:style-name="ro1-2">
          <table:table-cell office:value-type="string">
            <text:p>incredulously</text:p>
          </table:table-cell>
        </table:table-row>
        <table:table-row table:style-name="ro1-2">
          <table:table-cell office:value-type="string">
            <text:p>inculcate</text:p>
          </table:table-cell>
        </table:table-row>
        <table:table-row table:style-name="ro1-2">
          <table:table-cell office:value-type="string">
            <text:p>indecency</text:p>
          </table:table-cell>
        </table:table-row>
        <table:table-row table:style-name="ro1-2">
          <table:table-cell office:value-type="string">
            <text:p>indecent</text:p>
          </table:table-cell>
        </table:table-row>
        <table:table-row table:style-name="ro1-2">
          <table:table-cell office:value-type="string">
            <text:p>indecently</text:p>
          </table:table-cell>
        </table:table-row>
        <table:table-row table:style-name="ro1-2">
          <table:table-cell office:value-type="string">
            <text:p>indecision</text:p>
          </table:table-cell>
        </table:table-row>
        <table:table-row table:style-name="ro1-2">
          <table:table-cell office:value-type="string">
            <text:p>indecisive</text:p>
          </table:table-cell>
        </table:table-row>
        <table:table-row table:style-name="ro1-2">
          <table:table-cell office:value-type="string">
            <text:p>indecisively</text:p>
          </table:table-cell>
        </table:table-row>
        <table:table-row table:style-name="ro1-2">
          <table:table-cell office:value-type="string">
            <text:p>indecorum</text:p>
          </table:table-cell>
        </table:table-row>
        <table:table-row table:style-name="ro1-2">
          <table:table-cell office:value-type="string">
            <text:p>indefensible</text:p>
          </table:table-cell>
        </table:table-row>
        <table:table-row table:style-name="ro1-2">
          <table:table-cell office:value-type="string">
            <text:p>indelicate</text:p>
          </table:table-cell>
        </table:table-row>
        <table:table-row table:style-name="ro1-84">
          <table:table-cell office:value-type="string">
            <text:p>indeterminable</text:p>
          </table:table-cell>
        </table:table-row>
        <table:table-row table:style-name="ro1-84">
          <table:table-cell office:value-type="string">
            <text:p>indeterminably</text:p>
          </table:table-cell>
        </table:table-row>
        <table:table-row table:style-name="ro1-2">
          <table:table-cell office:value-type="string">
            <text:p>indeterminate</text:p>
          </table:table-cell>
        </table:table-row>
        <table:table-row table:style-name="ro1-2">
          <table:table-cell office:value-type="string">
            <text:p>indifference</text:p>
          </table:table-cell>
        </table:table-row>
        <table:table-row table:style-name="ro1-2">
          <table:table-cell office:value-type="string">
            <text:p>indifferent</text:p>
          </table:table-cell>
        </table:table-row>
        <table:table-row table:style-name="ro1-2">
          <table:table-cell office:value-type="string">
            <text:p>indigent</text:p>
          </table:table-cell>
        </table:table-row>
        <table:table-row table:style-name="ro1-2">
          <table:table-cell office:value-type="string">
            <text:p>indignant</text:p>
          </table:table-cell>
        </table:table-row>
        <table:table-row table:style-name="ro1-2">
          <table:table-cell office:value-type="string">
            <text:p>indignantly</text:p>
          </table:table-cell>
        </table:table-row>
        <table:table-row table:style-name="ro1-2">
          <table:table-cell office:value-type="string">
            <text:p>indignation</text:p>
          </table:table-cell>
        </table:table-row>
        <table:table-row table:style-name="ro1-2">
          <table:table-cell office:value-type="string">
            <text:p>indignity</text:p>
          </table:table-cell>
        </table:table-row>
        <table:table-row table:style-name="ro1-2">
          <table:table-cell office:value-type="string">
            <text:p>indiscernible</text:p>
          </table:table-cell>
        </table:table-row>
        <table:table-row table:style-name="ro1-2">
          <table:table-cell office:value-type="string">
            <text:p>indiscreet</text:p>
          </table:table-cell>
        </table:table-row>
        <table:table-row table:style-name="ro1-2">
          <table:table-cell office:value-type="string">
            <text:p>indiscreetly</text:p>
          </table:table-cell>
        </table:table-row>
        <table:table-row table:style-name="ro1-2">
          <table:table-cell office:value-type="string">
            <text:p>indiscretion</text:p>
          </table:table-cell>
        </table:table-row>
        <table:table-row table:style-name="ro1-2">
          <table:table-cell office:value-type="string">
            <text:p>indiscriminate</text:p>
          </table:table-cell>
        </table:table-row>
        <table:table-row table:style-name="ro1-84">
          <table:table-cell office:value-type="string">
            <text:p>indiscriminately</text:p>
          </table:table-cell>
        </table:table-row>
        <table:table-row table:style-name="ro1-84">
          <table:table-cell office:value-type="string">
            <text:p>indiscriminating</text:p>
          </table:table-cell>
        </table:table-row>
        <table:table-row table:style-name="ro1-84">
          <table:table-cell office:value-type="string">
            <text:p>indistinguishable</text:p>
          </table:table-cell>
        </table:table-row>
        <table:table-row table:style-name="ro1-2">
          <table:table-cell office:value-type="string">
            <text:p>indoctrinate</text:p>
          </table:table-cell>
        </table:table-row>
        <table:table-row table:style-name="ro1-2">
          <table:table-cell office:value-type="string">
            <text:p>indoctrination</text:p>
          </table:table-cell>
        </table:table-row>
        <table:table-row table:style-name="ro1-2">
          <table:table-cell office:value-type="string">
            <text:p>indolent</text:p>
          </table:table-cell>
        </table:table-row>
        <table:table-row table:style-name="ro1-2">
          <table:table-cell office:value-type="string">
            <text:p>indulge</text:p>
          </table:table-cell>
        </table:table-row>
        <table:table-row table:style-name="ro1-2">
          <table:table-cell office:value-type="string">
            <text:p>ineffective</text:p>
          </table:table-cell>
        </table:table-row>
        <table:table-row table:style-name="ro1-2">
          <table:table-cell office:value-type="string">
            <text:p>ineffectively</text:p>
          </table:table-cell>
        </table:table-row>
        <table:table-row table:style-name="ro1-84">
          <table:table-cell office:value-type="string">
            <text:p>ineffectiveness</text:p>
          </table:table-cell>
        </table:table-row>
        <table:table-row table:style-name="ro1-2">
          <table:table-cell office:value-type="string">
            <text:p>ineffectual</text:p>
          </table:table-cell>
        </table:table-row>
        <table:table-row table:style-name="ro1-2">
          <table:table-cell office:value-type="string">
            <text:p>ineffectually</text:p>
          </table:table-cell>
        </table:table-row>
        <table:table-row table:style-name="ro1-84">
          <table:table-cell office:value-type="string">
            <text:p>ineffectualness</text:p>
          </table:table-cell>
        </table:table-row>
        <table:table-row table:style-name="ro1-2">
          <table:table-cell office:value-type="string">
            <text:p>inefficacious</text:p>
          </table:table-cell>
        </table:table-row>
        <table:table-row table:style-name="ro1-2">
          <table:table-cell office:value-type="string">
            <text:p>inefficacy</text:p>
          </table:table-cell>
        </table:table-row>
        <table:table-row table:style-name="ro1-2">
          <table:table-cell office:value-type="string">
            <text:p>inefficiency</text:p>
          </table:table-cell>
        </table:table-row>
        <table:table-row table:style-name="ro1-2">
          <table:table-cell office:value-type="string">
            <text:p>inefficient</text:p>
          </table:table-cell>
        </table:table-row>
        <table:table-row table:style-name="ro1-2">
          <table:table-cell office:value-type="string">
            <text:p>inefficiently</text:p>
          </table:table-cell>
        </table:table-row>
        <table:table-row table:style-name="ro1-2">
          <table:table-cell office:value-type="string">
            <text:p>inelegance</text:p>
          </table:table-cell>
        </table:table-row>
        <table:table-row table:style-name="ro1-2">
          <table:table-cell office:value-type="string">
            <text:p>inelegant</text:p>
          </table:table-cell>
        </table:table-row>
        <table:table-row table:style-name="ro1-2">
          <table:table-cell office:value-type="string">
            <text:p>ineligible</text:p>
          </table:table-cell>
        </table:table-row>
        <table:table-row table:style-name="ro1-2">
          <table:table-cell office:value-type="string">
            <text:p>ineloquent</text:p>
          </table:table-cell>
        </table:table-row>
        <table:table-row table:style-name="ro1-2">
          <table:table-cell office:value-type="string">
            <text:p>ineloquently</text:p>
          </table:table-cell>
        </table:table-row>
        <table:table-row table:style-name="ro1-2">
          <table:table-cell office:value-type="string">
            <text:p>inept</text:p>
          </table:table-cell>
        </table:table-row>
        <table:table-row table:style-name="ro1-2">
          <table:table-cell office:value-type="string">
            <text:p>ineptitude</text:p>
          </table:table-cell>
        </table:table-row>
        <table:table-row table:style-name="ro1-2">
          <table:table-cell office:value-type="string">
            <text:p>ineptly</text:p>
          </table:table-cell>
        </table:table-row>
        <table:table-row table:style-name="ro1-2">
          <table:table-cell office:value-type="string">
            <text:p>inequalities</text:p>
          </table:table-cell>
        </table:table-row>
        <table:table-row table:style-name="ro1-2">
          <table:table-cell office:value-type="string">
            <text:p>inequality</text:p>
          </table:table-cell>
        </table:table-row>
        <table:table-row table:style-name="ro1-2">
          <table:table-cell office:value-type="string">
            <text:p>inequitable</text:p>
          </table:table-cell>
        </table:table-row>
        <table:table-row table:style-name="ro1-2">
          <table:table-cell office:value-type="string">
            <text:p>inequitably</text:p>
          </table:table-cell>
        </table:table-row>
        <table:table-row table:style-name="ro1-2">
          <table:table-cell office:value-type="string">
            <text:p>inequities</text:p>
          </table:table-cell>
        </table:table-row>
        <table:table-row table:style-name="ro1-2">
          <table:table-cell office:value-type="string">
            <text:p>inescapable</text:p>
          </table:table-cell>
        </table:table-row>
        <table:table-row table:style-name="ro1-2">
          <table:table-cell office:value-type="string">
            <text:p>inescapably</text:p>
          </table:table-cell>
        </table:table-row>
        <table:table-row table:style-name="ro1-2">
          <table:table-cell office:value-type="string">
            <text:p>inessential</text:p>
          </table:table-cell>
        </table:table-row>
        <table:table-row table:style-name="ro1-2">
          <table:table-cell office:value-type="string">
            <text:p>inevitable</text:p>
          </table:table-cell>
        </table:table-row>
        <table:table-row table:style-name="ro1-2">
          <table:table-cell office:value-type="string">
            <text:p>inevitably</text:p>
          </table:table-cell>
        </table:table-row>
        <table:table-row table:style-name="ro1-2">
          <table:table-cell office:value-type="string">
            <text:p>inexcusable</text:p>
          </table:table-cell>
        </table:table-row>
        <table:table-row table:style-name="ro1-2">
          <table:table-cell office:value-type="string">
            <text:p>inexcusably</text:p>
          </table:table-cell>
        </table:table-row>
        <table:table-row table:style-name="ro1-2">
          <table:table-cell office:value-type="string">
            <text:p>inexorable</text:p>
          </table:table-cell>
        </table:table-row>
        <table:table-row table:style-name="ro1-2">
          <table:table-cell office:value-type="string">
            <text:p>inexorably</text:p>
          </table:table-cell>
        </table:table-row>
        <table:table-row table:style-name="ro1-2">
          <table:table-cell office:value-type="string">
            <text:p>inexperience</text:p>
          </table:table-cell>
        </table:table-row>
        <table:table-row table:style-name="ro1-2">
          <table:table-cell office:value-type="string">
            <text:p>inexperienced</text:p>
          </table:table-cell>
        </table:table-row>
        <table:table-row table:style-name="ro1-2">
          <table:table-cell office:value-type="string">
            <text:p>inexpert</text:p>
          </table:table-cell>
        </table:table-row>
        <table:table-row table:style-name="ro1-2">
          <table:table-cell office:value-type="string">
            <text:p>inexpertly</text:p>
          </table:table-cell>
        </table:table-row>
        <table:table-row table:style-name="ro1-2">
          <table:table-cell office:value-type="string">
            <text:p>inexpiable</text:p>
          </table:table-cell>
        </table:table-row>
        <table:table-row table:style-name="ro1-2">
          <table:table-cell office:value-type="string">
            <text:p>inexplainable</text:p>
          </table:table-cell>
        </table:table-row>
        <table:table-row table:style-name="ro1-2">
          <table:table-cell office:value-type="string">
            <text:p>inextricable</text:p>
          </table:table-cell>
        </table:table-row>
        <table:table-row table:style-name="ro1-2">
          <table:table-cell office:value-type="string">
            <text:p>inextricably</text:p>
          </table:table-cell>
        </table:table-row>
        <table:table-row table:style-name="ro1-2">
          <table:table-cell office:value-type="string">
            <text:p>infamous</text:p>
          </table:table-cell>
        </table:table-row>
        <table:table-row table:style-name="ro1-2">
          <table:table-cell office:value-type="string">
            <text:p>infamously</text:p>
          </table:table-cell>
        </table:table-row>
        <table:table-row table:style-name="ro1-2">
          <table:table-cell office:value-type="string">
            <text:p>infamy</text:p>
          </table:table-cell>
        </table:table-row>
        <table:table-row table:style-name="ro1-2">
          <table:table-cell office:value-type="string">
            <text:p>infected</text:p>
          </table:table-cell>
        </table:table-row>
        <table:table-row table:style-name="ro1-2">
          <table:table-cell office:value-type="string">
            <text:p>infection</text:p>
          </table:table-cell>
        </table:table-row>
        <table:table-row table:style-name="ro1-2">
          <table:table-cell office:value-type="string">
            <text:p>infections</text:p>
          </table:table-cell>
        </table:table-row>
        <table:table-row table:style-name="ro1-2">
          <table:table-cell office:value-type="string">
            <text:p>inferior</text:p>
          </table:table-cell>
        </table:table-row>
        <table:table-row table:style-name="ro1-2">
          <table:table-cell office:value-type="string">
            <text:p>inferiority</text:p>
          </table:table-cell>
        </table:table-row>
        <table:table-row table:style-name="ro1-2">
          <table:table-cell office:value-type="string">
            <text:p>infernal</text:p>
          </table:table-cell>
        </table:table-row>
        <table:table-row table:style-name="ro1-2">
          <table:table-cell office:value-type="string">
            <text:p>infest</text:p>
          </table:table-cell>
        </table:table-row>
        <table:table-row table:style-name="ro1-2">
          <table:table-cell office:value-type="string">
            <text:p>infested</text:p>
          </table:table-cell>
        </table:table-row>
        <table:table-row table:style-name="ro1-2">
          <table:table-cell office:value-type="string">
            <text:p>infidel</text:p>
          </table:table-cell>
        </table:table-row>
        <table:table-row table:style-name="ro1-2">
          <table:table-cell office:value-type="string">
            <text:p>infidels</text:p>
          </table:table-cell>
        </table:table-row>
        <table:table-row table:style-name="ro1-2">
          <table:table-cell office:value-type="string">
            <text:p>infiltrator</text:p>
          </table:table-cell>
        </table:table-row>
        <table:table-row table:style-name="ro1-2">
          <table:table-cell office:value-type="string">
            <text:p>infiltrators</text:p>
          </table:table-cell>
        </table:table-row>
        <table:table-row table:style-name="ro1-2">
          <table:table-cell office:value-type="string">
            <text:p>infirm</text:p>
          </table:table-cell>
        </table:table-row>
        <table:table-row table:style-name="ro1-2">
          <table:table-cell office:value-type="string">
            <text:p>inflame</text:p>
          </table:table-cell>
        </table:table-row>
        <table:table-row table:style-name="ro1-2">
          <table:table-cell office:value-type="string">
            <text:p>inflammation</text:p>
          </table:table-cell>
        </table:table-row>
        <table:table-row table:style-name="ro1-2">
          <table:table-cell office:value-type="string">
            <text:p>inflammatory</text:p>
          </table:table-cell>
        </table:table-row>
        <table:table-row table:style-name="ro1-2">
          <table:table-cell office:value-type="string">
            <text:p>inflammed</text:p>
          </table:table-cell>
        </table:table-row>
        <table:table-row table:style-name="ro1-2">
          <table:table-cell office:value-type="string">
            <text:p>inflated</text:p>
          </table:table-cell>
        </table:table-row>
        <table:table-row table:style-name="ro1-2">
          <table:table-cell office:value-type="string">
            <text:p>inflationary</text:p>
          </table:table-cell>
        </table:table-row>
        <table:table-row table:style-name="ro1-2">
          <table:table-cell office:value-type="string">
            <text:p>inflexible</text:p>
          </table:table-cell>
        </table:table-row>
        <table:table-row table:style-name="ro1-2">
          <table:table-cell office:value-type="string">
            <text:p>inflict</text:p>
          </table:table-cell>
        </table:table-row>
        <table:table-row table:style-name="ro1-2">
          <table:table-cell office:value-type="string">
            <text:p>infraction</text:p>
          </table:table-cell>
        </table:table-row>
        <table:table-row table:style-name="ro1-2">
          <table:table-cell office:value-type="string">
            <text:p>infringe</text:p>
          </table:table-cell>
        </table:table-row>
        <table:table-row table:style-name="ro1-2">
          <table:table-cell office:value-type="string">
            <text:p>infringement</text:p>
          </table:table-cell>
        </table:table-row>
        <table:table-row table:style-name="ro1-2">
          <table:table-cell office:value-type="string">
            <text:p>infringements</text:p>
          </table:table-cell>
        </table:table-row>
        <table:table-row table:style-name="ro1-2">
          <table:table-cell office:value-type="string">
            <text:p>infuriate</text:p>
          </table:table-cell>
        </table:table-row>
        <table:table-row table:style-name="ro1-2">
          <table:table-cell office:value-type="string">
            <text:p>infuriated</text:p>
          </table:table-cell>
        </table:table-row>
        <table:table-row table:style-name="ro1-2">
          <table:table-cell office:value-type="string">
            <text:p>infuriating</text:p>
          </table:table-cell>
        </table:table-row>
        <table:table-row table:style-name="ro1-2">
          <table:table-cell office:value-type="string">
            <text:p>infuriatingly</text:p>
          </table:table-cell>
        </table:table-row>
        <table:table-row table:style-name="ro1-2">
          <table:table-cell office:value-type="string">
            <text:p>inglorious</text:p>
          </table:table-cell>
        </table:table-row>
        <table:table-row table:style-name="ro1-2">
          <table:table-cell office:value-type="string">
            <text:p>ingrate</text:p>
          </table:table-cell>
        </table:table-row>
        <table:table-row table:style-name="ro1-2">
          <table:table-cell office:value-type="string">
            <text:p>ingratitude</text:p>
          </table:table-cell>
        </table:table-row>
        <table:table-row table:style-name="ro1-2">
          <table:table-cell office:value-type="string">
            <text:p>inhibit</text:p>
          </table:table-cell>
        </table:table-row>
        <table:table-row table:style-name="ro1-2">
          <table:table-cell office:value-type="string">
            <text:p>inhibition</text:p>
          </table:table-cell>
        </table:table-row>
        <table:table-row table:style-name="ro1-2">
          <table:table-cell office:value-type="string">
            <text:p>inhospitable</text:p>
          </table:table-cell>
        </table:table-row>
        <table:table-row table:style-name="ro1-2">
          <table:table-cell office:value-type="string">
            <text:p>inhospitality</text:p>
          </table:table-cell>
        </table:table-row>
        <table:table-row table:style-name="ro1-2">
          <table:table-cell office:value-type="string">
            <text:p>inhuman</text:p>
          </table:table-cell>
        </table:table-row>
        <table:table-row table:style-name="ro1-2">
          <table:table-cell office:value-type="string">
            <text:p>inhumane</text:p>
          </table:table-cell>
        </table:table-row>
        <table:table-row table:style-name="ro1-2">
          <table:table-cell office:value-type="string">
            <text:p>inhumanity</text:p>
          </table:table-cell>
        </table:table-row>
        <table:table-row table:style-name="ro1-2">
          <table:table-cell office:value-type="string">
            <text:p>inimical</text:p>
          </table:table-cell>
        </table:table-row>
        <table:table-row table:style-name="ro1-2">
          <table:table-cell office:value-type="string">
            <text:p>inimically</text:p>
          </table:table-cell>
        </table:table-row>
        <table:table-row table:style-name="ro1-2">
          <table:table-cell office:value-type="string">
            <text:p>iniquitous</text:p>
          </table:table-cell>
        </table:table-row>
        <table:table-row table:style-name="ro1-2">
          <table:table-cell office:value-type="string">
            <text:p>iniquity</text:p>
          </table:table-cell>
        </table:table-row>
        <table:table-row table:style-name="ro1-2">
          <table:table-cell office:value-type="string">
            <text:p>injudicious</text:p>
          </table:table-cell>
        </table:table-row>
        <table:table-row table:style-name="ro1-2">
          <table:table-cell office:value-type="string">
            <text:p>injure</text:p>
          </table:table-cell>
        </table:table-row>
        <table:table-row table:style-name="ro1-2">
          <table:table-cell office:value-type="string">
            <text:p>injurious</text:p>
          </table:table-cell>
        </table:table-row>
        <table:table-row table:style-name="ro1-2">
          <table:table-cell office:value-type="string">
            <text:p>injury</text:p>
          </table:table-cell>
        </table:table-row>
        <table:table-row table:style-name="ro1-2">
          <table:table-cell office:value-type="string">
            <text:p>injustice</text:p>
          </table:table-cell>
        </table:table-row>
        <table:table-row table:style-name="ro1-2">
          <table:table-cell office:value-type="string">
            <text:p>injustices</text:p>
          </table:table-cell>
        </table:table-row>
        <table:table-row table:style-name="ro1-2">
          <table:table-cell office:value-type="string">
            <text:p>innuendo</text:p>
          </table:table-cell>
        </table:table-row>
        <table:table-row table:style-name="ro1-2">
          <table:table-cell office:value-type="string">
            <text:p>inoperable</text:p>
          </table:table-cell>
        </table:table-row>
        <table:table-row table:style-name="ro1-2">
          <table:table-cell office:value-type="string">
            <text:p>inopportune</text:p>
          </table:table-cell>
        </table:table-row>
        <table:table-row table:style-name="ro1-2">
          <table:table-cell office:value-type="string">
            <text:p>inordinate</text:p>
          </table:table-cell>
        </table:table-row>
        <table:table-row table:style-name="ro1-2">
          <table:table-cell office:value-type="string">
            <text:p>inordinately</text:p>
          </table:table-cell>
        </table:table-row>
        <table:table-row table:style-name="ro1-2">
          <table:table-cell office:value-type="string">
            <text:p>insane</text:p>
          </table:table-cell>
        </table:table-row>
        <table:table-row table:style-name="ro1-2">
          <table:table-cell office:value-type="string">
            <text:p>insanely</text:p>
          </table:table-cell>
        </table:table-row>
        <table:table-row table:style-name="ro1-2">
          <table:table-cell office:value-type="string">
            <text:p>insanity</text:p>
          </table:table-cell>
        </table:table-row>
        <table:table-row table:style-name="ro1-2">
          <table:table-cell office:value-type="string">
            <text:p>insatiable</text:p>
          </table:table-cell>
        </table:table-row>
        <table:table-row table:style-name="ro1-2">
          <table:table-cell office:value-type="string">
            <text:p>insecure</text:p>
          </table:table-cell>
        </table:table-row>
        <table:table-row table:style-name="ro1-2">
          <table:table-cell office:value-type="string">
            <text:p>insecurity</text:p>
          </table:table-cell>
        </table:table-row>
        <table:table-row table:style-name="ro1-2">
          <table:table-cell office:value-type="string">
            <text:p>insensible</text:p>
          </table:table-cell>
        </table:table-row>
        <table:table-row table:style-name="ro1-2">
          <table:table-cell office:value-type="string">
            <text:p>insensitive</text:p>
          </table:table-cell>
        </table:table-row>
        <table:table-row table:style-name="ro1-2">
          <table:table-cell office:value-type="string">
            <text:p>insensitively</text:p>
          </table:table-cell>
        </table:table-row>
        <table:table-row table:style-name="ro1-2">
          <table:table-cell office:value-type="string">
            <text:p>insensitivity</text:p>
          </table:table-cell>
        </table:table-row>
        <table:table-row table:style-name="ro1-2">
          <table:table-cell office:value-type="string">
            <text:p>insidious</text:p>
          </table:table-cell>
        </table:table-row>
        <table:table-row table:style-name="ro1-2">
          <table:table-cell office:value-type="string">
            <text:p>insidiously</text:p>
          </table:table-cell>
        </table:table-row>
        <table:table-row table:style-name="ro1-2">
          <table:table-cell office:value-type="string">
            <text:p>insignificance</text:p>
          </table:table-cell>
        </table:table-row>
        <table:table-row table:style-name="ro1-2">
          <table:table-cell office:value-type="string">
            <text:p>insignificant</text:p>
          </table:table-cell>
        </table:table-row>
        <table:table-row table:style-name="ro1-2">
          <table:table-cell office:value-type="string">
            <text:p>insignificantly</text:p>
          </table:table-cell>
        </table:table-row>
        <table:table-row table:style-name="ro1-2">
          <table:table-cell office:value-type="string">
            <text:p>insincere</text:p>
          </table:table-cell>
        </table:table-row>
        <table:table-row table:style-name="ro1-2">
          <table:table-cell office:value-type="string">
            <text:p>insincerely</text:p>
          </table:table-cell>
        </table:table-row>
        <table:table-row table:style-name="ro1-2">
          <table:table-cell office:value-type="string">
            <text:p>insincerity</text:p>
          </table:table-cell>
        </table:table-row>
        <table:table-row table:style-name="ro1-2">
          <table:table-cell office:value-type="string">
            <text:p>insinuate</text:p>
          </table:table-cell>
        </table:table-row>
        <table:table-row table:style-name="ro1-2">
          <table:table-cell office:value-type="string">
            <text:p>insinuating</text:p>
          </table:table-cell>
        </table:table-row>
        <table:table-row table:style-name="ro1-2">
          <table:table-cell office:value-type="string">
            <text:p>insinuation</text:p>
          </table:table-cell>
        </table:table-row>
        <table:table-row table:style-name="ro1-2">
          <table:table-cell office:value-type="string">
            <text:p>insociable</text:p>
          </table:table-cell>
        </table:table-row>
        <table:table-row table:style-name="ro1-2">
          <table:table-cell office:value-type="string">
            <text:p>insolence</text:p>
          </table:table-cell>
        </table:table-row>
        <table:table-row table:style-name="ro1-2">
          <table:table-cell office:value-type="string">
            <text:p>insolent</text:p>
          </table:table-cell>
        </table:table-row>
        <table:table-row table:style-name="ro1-2">
          <table:table-cell office:value-type="string">
            <text:p>insolently</text:p>
          </table:table-cell>
        </table:table-row>
        <table:table-row table:style-name="ro1-2">
          <table:table-cell office:value-type="string">
            <text:p>insolvent</text:p>
          </table:table-cell>
        </table:table-row>
        <table:table-row table:style-name="ro1-2">
          <table:table-cell office:value-type="string">
            <text:p>insouciance</text:p>
          </table:table-cell>
        </table:table-row>
        <table:table-row table:style-name="ro1-2">
          <table:table-cell office:value-type="string">
            <text:p>instability</text:p>
          </table:table-cell>
        </table:table-row>
        <table:table-row table:style-name="ro1-2">
          <table:table-cell office:value-type="string">
            <text:p>instable</text:p>
          </table:table-cell>
        </table:table-row>
        <table:table-row table:style-name="ro1-2">
          <table:table-cell office:value-type="string">
            <text:p>instigate</text:p>
          </table:table-cell>
        </table:table-row>
        <table:table-row table:style-name="ro1-2">
          <table:table-cell office:value-type="string">
            <text:p>instigator</text:p>
          </table:table-cell>
        </table:table-row>
        <table:table-row table:style-name="ro1-2">
          <table:table-cell office:value-type="string">
            <text:p>instigators</text:p>
          </table:table-cell>
        </table:table-row>
        <table:table-row table:style-name="ro1-2">
          <table:table-cell office:value-type="string">
            <text:p>insubordinate</text:p>
          </table:table-cell>
        </table:table-row>
        <table:table-row table:style-name="ro1-2">
          <table:table-cell office:value-type="string">
            <text:p>insubstantial</text:p>
          </table:table-cell>
        </table:table-row>
        <table:table-row table:style-name="ro1-2">
          <table:table-cell office:value-type="string">
            <text:p>insubstantially</text:p>
          </table:table-cell>
        </table:table-row>
        <table:table-row table:style-name="ro1-2">
          <table:table-cell office:value-type="string">
            <text:p>insufferable</text:p>
          </table:table-cell>
        </table:table-row>
        <table:table-row table:style-name="ro1-2">
          <table:table-cell office:value-type="string">
            <text:p>insufferably</text:p>
          </table:table-cell>
        </table:table-row>
        <table:table-row table:style-name="ro1-2">
          <table:table-cell office:value-type="string">
            <text:p>insufficiency</text:p>
          </table:table-cell>
        </table:table-row>
        <table:table-row table:style-name="ro1-2">
          <table:table-cell office:value-type="string">
            <text:p>insufficient</text:p>
          </table:table-cell>
        </table:table-row>
        <table:table-row table:style-name="ro1-2">
          <table:table-cell office:value-type="string">
            <text:p>insufficiently</text:p>
          </table:table-cell>
        </table:table-row>
        <table:table-row table:style-name="ro1-2">
          <table:table-cell office:value-type="string">
            <text:p>insular</text:p>
          </table:table-cell>
        </table:table-row>
        <table:table-row table:style-name="ro1-2">
          <table:table-cell office:value-type="string">
            <text:p>insult</text:p>
          </table:table-cell>
        </table:table-row>
        <table:table-row table:style-name="ro1-2">
          <table:table-cell office:value-type="string">
            <text:p>insulted</text:p>
          </table:table-cell>
        </table:table-row>
        <table:table-row table:style-name="ro1-2">
          <table:table-cell office:value-type="string">
            <text:p>insulting</text:p>
          </table:table-cell>
        </table:table-row>
        <table:table-row table:style-name="ro1-2">
          <table:table-cell office:value-type="string">
            <text:p>insultingly</text:p>
          </table:table-cell>
        </table:table-row>
        <table:table-row table:style-name="ro1-2">
          <table:table-cell office:value-type="string">
            <text:p>insults</text:p>
          </table:table-cell>
        </table:table-row>
        <table:table-row table:style-name="ro1-2">
          <table:table-cell office:value-type="string">
            <text:p>insupportable</text:p>
          </table:table-cell>
        </table:table-row>
        <table:table-row table:style-name="ro1-2">
          <table:table-cell office:value-type="string">
            <text:p>insupportably</text:p>
          </table:table-cell>
        </table:table-row>
        <table:table-row table:style-name="ro1-84">
          <table:table-cell office:value-type="string">
            <text:p>insurmountable</text:p>
          </table:table-cell>
        </table:table-row>
        <table:table-row table:style-name="ro1-84">
          <table:table-cell office:value-type="string">
            <text:p>insurmountably</text:p>
          </table:table-cell>
        </table:table-row>
        <table:table-row table:style-name="ro1-2">
          <table:table-cell office:value-type="string">
            <text:p>insurrection</text:p>
          </table:table-cell>
        </table:table-row>
        <table:table-row table:style-name="ro1-2">
          <table:table-cell office:value-type="string">
            <text:p>intefere</text:p>
          </table:table-cell>
        </table:table-row>
        <table:table-row table:style-name="ro1-2">
          <table:table-cell office:value-type="string">
            <text:p>inteferes</text:p>
          </table:table-cell>
        </table:table-row>
        <table:table-row table:style-name="ro1-2">
          <table:table-cell office:value-type="string">
            <text:p>intense</text:p>
          </table:table-cell>
        </table:table-row>
        <table:table-row table:style-name="ro1-2">
          <table:table-cell office:value-type="string">
            <text:p>interfere</text:p>
          </table:table-cell>
        </table:table-row>
        <table:table-row table:style-name="ro1-2">
          <table:table-cell office:value-type="string">
            <text:p>interference</text:p>
          </table:table-cell>
        </table:table-row>
        <table:table-row table:style-name="ro1-2">
          <table:table-cell office:value-type="string">
            <text:p>interferes</text:p>
          </table:table-cell>
        </table:table-row>
        <table:table-row table:style-name="ro1-2">
          <table:table-cell office:value-type="string">
            <text:p>intermittent</text:p>
          </table:table-cell>
        </table:table-row>
        <table:table-row table:style-name="ro1-2">
          <table:table-cell office:value-type="string">
            <text:p>interrupt</text:p>
          </table:table-cell>
        </table:table-row>
        <table:table-row table:style-name="ro1-2">
          <table:table-cell office:value-type="string">
            <text:p>interruption</text:p>
          </table:table-cell>
        </table:table-row>
        <table:table-row table:style-name="ro1-2">
          <table:table-cell office:value-type="string">
            <text:p>interruptions</text:p>
          </table:table-cell>
        </table:table-row>
        <table:table-row table:style-name="ro1-2">
          <table:table-cell office:value-type="string">
            <text:p>intimidate</text:p>
          </table:table-cell>
        </table:table-row>
        <table:table-row table:style-name="ro1-2">
          <table:table-cell office:value-type="string">
            <text:p>intimidating</text:p>
          </table:table-cell>
        </table:table-row>
        <table:table-row table:style-name="ro1-2">
          <table:table-cell office:value-type="string">
            <text:p>intimidatingly</text:p>
          </table:table-cell>
        </table:table-row>
        <table:table-row table:style-name="ro1-2">
          <table:table-cell office:value-type="string">
            <text:p>intimidation</text:p>
          </table:table-cell>
        </table:table-row>
        <table:table-row table:style-name="ro1-2">
          <table:table-cell office:value-type="string">
            <text:p>intolerable</text:p>
          </table:table-cell>
        </table:table-row>
        <table:table-row table:style-name="ro1-2">
          <table:table-cell office:value-type="string">
            <text:p>intolerablely</text:p>
          </table:table-cell>
        </table:table-row>
        <table:table-row table:style-name="ro1-2">
          <table:table-cell office:value-type="string">
            <text:p>intolerance</text:p>
          </table:table-cell>
        </table:table-row>
        <table:table-row table:style-name="ro1-2">
          <table:table-cell office:value-type="string">
            <text:p>intoxicate</text:p>
          </table:table-cell>
        </table:table-row>
        <table:table-row table:style-name="ro1-2">
          <table:table-cell office:value-type="string">
            <text:p>intractable</text:p>
          </table:table-cell>
        </table:table-row>
        <table:table-row table:style-name="ro1-2">
          <table:table-cell office:value-type="string">
            <text:p>intransigence</text:p>
          </table:table-cell>
        </table:table-row>
        <table:table-row table:style-name="ro1-2">
          <table:table-cell office:value-type="string">
            <text:p>intransigent</text:p>
          </table:table-cell>
        </table:table-row>
        <table:table-row table:style-name="ro1-2">
          <table:table-cell office:value-type="string">
            <text:p>intrude</text:p>
          </table:table-cell>
        </table:table-row>
        <table:table-row table:style-name="ro1-2">
          <table:table-cell office:value-type="string">
            <text:p>intrusion</text:p>
          </table:table-cell>
        </table:table-row>
        <table:table-row table:style-name="ro1-2">
          <table:table-cell office:value-type="string">
            <text:p>intrusive</text:p>
          </table:table-cell>
        </table:table-row>
        <table:table-row table:style-name="ro1-2">
          <table:table-cell office:value-type="string">
            <text:p>inundate</text:p>
          </table:table-cell>
        </table:table-row>
        <table:table-row table:style-name="ro1-2">
          <table:table-cell office:value-type="string">
            <text:p>inundated</text:p>
          </table:table-cell>
        </table:table-row>
        <table:table-row table:style-name="ro1-2">
          <table:table-cell office:value-type="string">
            <text:p>invader</text:p>
          </table:table-cell>
        </table:table-row>
        <table:table-row table:style-name="ro1-2">
          <table:table-cell office:value-type="string">
            <text:p>invalid</text:p>
          </table:table-cell>
        </table:table-row>
        <table:table-row table:style-name="ro1-2">
          <table:table-cell office:value-type="string">
            <text:p>invalidate</text:p>
          </table:table-cell>
        </table:table-row>
        <table:table-row table:style-name="ro1-2">
          <table:table-cell office:value-type="string">
            <text:p>invalidity</text:p>
          </table:table-cell>
        </table:table-row>
        <table:table-row table:style-name="ro1-2">
          <table:table-cell office:value-type="string">
            <text:p>invasive</text:p>
          </table:table-cell>
        </table:table-row>
        <table:table-row table:style-name="ro1-2">
          <table:table-cell office:value-type="string">
            <text:p>invective</text:p>
          </table:table-cell>
        </table:table-row>
        <table:table-row table:style-name="ro1-2">
          <table:table-cell office:value-type="string">
            <text:p>inveigle</text:p>
          </table:table-cell>
        </table:table-row>
        <table:table-row table:style-name="ro1-2">
          <table:table-cell office:value-type="string">
            <text:p>invidious</text:p>
          </table:table-cell>
        </table:table-row>
        <table:table-row table:style-name="ro1-2">
          <table:table-cell office:value-type="string">
            <text:p>invidiously</text:p>
          </table:table-cell>
        </table:table-row>
        <table:table-row table:style-name="ro1-2">
          <table:table-cell office:value-type="string">
            <text:p>invidiousness</text:p>
          </table:table-cell>
        </table:table-row>
        <table:table-row table:style-name="ro1-2">
          <table:table-cell office:value-type="string">
            <text:p>invisible</text:p>
          </table:table-cell>
        </table:table-row>
        <table:table-row table:style-name="ro1-2">
          <table:table-cell office:value-type="string">
            <text:p>involuntarily</text:p>
          </table:table-cell>
        </table:table-row>
        <table:table-row table:style-name="ro1-2">
          <table:table-cell office:value-type="string">
            <text:p>involuntary</text:p>
          </table:table-cell>
        </table:table-row>
        <table:table-row table:style-name="ro1-2">
          <table:table-cell office:value-type="string">
            <text:p>irascible</text:p>
          </table:table-cell>
        </table:table-row>
        <table:table-row table:style-name="ro1-2">
          <table:table-cell office:value-type="string">
            <text:p>irate</text:p>
          </table:table-cell>
        </table:table-row>
        <table:table-row table:style-name="ro1-2">
          <table:table-cell office:value-type="string">
            <text:p>irately</text:p>
          </table:table-cell>
        </table:table-row>
        <table:table-row table:style-name="ro1-2">
          <table:table-cell office:value-type="string">
            <text:p>ire</text:p>
          </table:table-cell>
        </table:table-row>
        <table:table-row table:style-name="ro1-2">
          <table:table-cell office:value-type="string">
            <text:p>irk</text:p>
          </table:table-cell>
        </table:table-row>
        <table:table-row table:style-name="ro1-2">
          <table:table-cell office:value-type="string">
            <text:p>irked</text:p>
          </table:table-cell>
        </table:table-row>
        <table:table-row table:style-name="ro1-2">
          <table:table-cell office:value-type="string">
            <text:p>irking</text:p>
          </table:table-cell>
        </table:table-row>
        <table:table-row table:style-name="ro1-2">
          <table:table-cell office:value-type="string">
            <text:p>irks</text:p>
          </table:table-cell>
        </table:table-row>
        <table:table-row table:style-name="ro1-2">
          <table:table-cell office:value-type="string">
            <text:p>irksome</text:p>
          </table:table-cell>
        </table:table-row>
        <table:table-row table:style-name="ro1-2">
          <table:table-cell office:value-type="string">
            <text:p>irksomely</text:p>
          </table:table-cell>
        </table:table-row>
        <table:table-row table:style-name="ro1-2">
          <table:table-cell office:value-type="string">
            <text:p>irksomeness</text:p>
          </table:table-cell>
        </table:table-row>
        <table:table-row table:style-name="ro1-84">
          <table:table-cell office:value-type="string">
            <text:p>irksomenesses</text:p>
          </table:table-cell>
        </table:table-row>
        <table:table-row table:style-name="ro1-2">
          <table:table-cell office:value-type="string">
            <text:p>ironic</text:p>
          </table:table-cell>
        </table:table-row>
        <table:table-row table:style-name="ro1-2">
          <table:table-cell office:value-type="string">
            <text:p>ironical</text:p>
          </table:table-cell>
        </table:table-row>
        <table:table-row table:style-name="ro1-2">
          <table:table-cell office:value-type="string">
            <text:p>ironically</text:p>
          </table:table-cell>
        </table:table-row>
        <table:table-row table:style-name="ro1-2">
          <table:table-cell office:value-type="string">
            <text:p>ironies</text:p>
          </table:table-cell>
        </table:table-row>
        <table:table-row table:style-name="ro1-2">
          <table:table-cell office:value-type="string">
            <text:p>irony</text:p>
          </table:table-cell>
        </table:table-row>
        <table:table-row table:style-name="ro1-2">
          <table:table-cell office:value-type="string">
            <text:p>irragularity</text:p>
          </table:table-cell>
        </table:table-row>
        <table:table-row table:style-name="ro1-2">
          <table:table-cell office:value-type="string">
            <text:p>irrational</text:p>
          </table:table-cell>
        </table:table-row>
        <table:table-row table:style-name="ro1-2">
          <table:table-cell office:value-type="string">
            <text:p>irrationalities</text:p>
          </table:table-cell>
        </table:table-row>
        <table:table-row table:style-name="ro1-2">
          <table:table-cell office:value-type="string">
            <text:p>irrationality</text:p>
          </table:table-cell>
        </table:table-row>
        <table:table-row table:style-name="ro1-2">
          <table:table-cell office:value-type="string">
            <text:p>irrationally</text:p>
          </table:table-cell>
        </table:table-row>
        <table:table-row table:style-name="ro1-2">
          <table:table-cell office:value-type="string">
            <text:p>irrationals</text:p>
          </table:table-cell>
        </table:table-row>
        <table:table-row table:style-name="ro1-2">
          <table:table-cell office:value-type="string">
            <text:p>irreconcilable</text:p>
          </table:table-cell>
        </table:table-row>
        <table:table-row table:style-name="ro1-2">
          <table:table-cell office:value-type="string">
            <text:p>irrecoverable</text:p>
          </table:table-cell>
        </table:table-row>
        <table:table-row table:style-name="ro1-84">
          <table:table-cell office:value-type="string">
            <text:p>irrecoverableness</text:p>
          </table:table-cell>
        </table:table-row>
        <table:table-row table:style-name="ro1-84">
          <table:table-cell office:value-type="string">
            <text:p>irrecoverablenesses</text:p>
          </table:table-cell>
        </table:table-row>
        <table:table-row table:style-name="ro1-2">
          <table:table-cell office:value-type="string">
            <text:p>irrecoverably</text:p>
          </table:table-cell>
        </table:table-row>
        <table:table-row table:style-name="ro1-2">
          <table:table-cell office:value-type="string">
            <text:p>irredeemable</text:p>
          </table:table-cell>
        </table:table-row>
        <table:table-row table:style-name="ro1-2">
          <table:table-cell office:value-type="string">
            <text:p>irredeemably</text:p>
          </table:table-cell>
        </table:table-row>
        <table:table-row table:style-name="ro1-2">
          <table:table-cell office:value-type="string">
            <text:p>irreformable</text:p>
          </table:table-cell>
        </table:table-row>
        <table:table-row table:style-name="ro1-2">
          <table:table-cell office:value-type="string">
            <text:p>irregular</text:p>
          </table:table-cell>
        </table:table-row>
        <table:table-row table:style-name="ro1-2">
          <table:table-cell office:value-type="string">
            <text:p>irregularity</text:p>
          </table:table-cell>
        </table:table-row>
        <table:table-row table:style-name="ro1-2">
          <table:table-cell office:value-type="string">
            <text:p>irrelevance</text:p>
          </table:table-cell>
        </table:table-row>
        <table:table-row table:style-name="ro1-2">
          <table:table-cell office:value-type="string">
            <text:p>irrelevant</text:p>
          </table:table-cell>
        </table:table-row>
        <table:table-row table:style-name="ro1-2">
          <table:table-cell office:value-type="string">
            <text:p>irreparable</text:p>
          </table:table-cell>
        </table:table-row>
        <table:table-row table:style-name="ro1-2">
          <table:table-cell office:value-type="string">
            <text:p>irreplacible</text:p>
          </table:table-cell>
        </table:table-row>
        <table:table-row table:style-name="ro1-2">
          <table:table-cell office:value-type="string">
            <text:p>irrepressible</text:p>
          </table:table-cell>
        </table:table-row>
        <table:table-row table:style-name="ro1-2">
          <table:table-cell office:value-type="string">
            <text:p>irresolute</text:p>
          </table:table-cell>
        </table:table-row>
        <table:table-row table:style-name="ro1-2">
          <table:table-cell office:value-type="string">
            <text:p>irresolvable</text:p>
          </table:table-cell>
        </table:table-row>
        <table:table-row table:style-name="ro1-2">
          <table:table-cell office:value-type="string">
            <text:p>irresponsible</text:p>
          </table:table-cell>
        </table:table-row>
        <table:table-row table:style-name="ro1-2">
          <table:table-cell office:value-type="string">
            <text:p>irresponsibly</text:p>
          </table:table-cell>
        </table:table-row>
        <table:table-row table:style-name="ro1-2">
          <table:table-cell office:value-type="string">
            <text:p>irretating</text:p>
          </table:table-cell>
        </table:table-row>
        <table:table-row table:style-name="ro1-2">
          <table:table-cell office:value-type="string">
            <text:p>irretrievable</text:p>
          </table:table-cell>
        </table:table-row>
        <table:table-row table:style-name="ro1-2">
          <table:table-cell office:value-type="string">
            <text:p>irreversible</text:p>
          </table:table-cell>
        </table:table-row>
        <table:table-row table:style-name="ro1-2">
          <table:table-cell office:value-type="string">
            <text:p>irritable</text:p>
          </table:table-cell>
        </table:table-row>
        <table:table-row table:style-name="ro1-2">
          <table:table-cell office:value-type="string">
            <text:p>irritably</text:p>
          </table:table-cell>
        </table:table-row>
        <table:table-row table:style-name="ro1-2">
          <table:table-cell office:value-type="string">
            <text:p>irritant</text:p>
          </table:table-cell>
        </table:table-row>
        <table:table-row table:style-name="ro1-2">
          <table:table-cell office:value-type="string">
            <text:p>irritate</text:p>
          </table:table-cell>
        </table:table-row>
        <table:table-row table:style-name="ro1-2">
          <table:table-cell office:value-type="string">
            <text:p>irritated</text:p>
          </table:table-cell>
        </table:table-row>
        <table:table-row table:style-name="ro1-2">
          <table:table-cell office:value-type="string">
            <text:p>irritating</text:p>
          </table:table-cell>
        </table:table-row>
        <table:table-row table:style-name="ro1-2">
          <table:table-cell office:value-type="string">
            <text:p>irritation</text:p>
          </table:table-cell>
        </table:table-row>
        <table:table-row table:style-name="ro1-2">
          <table:table-cell office:value-type="string">
            <text:p>irritations</text:p>
          </table:table-cell>
        </table:table-row>
        <table:table-row table:style-name="ro1-2">
          <table:table-cell office:value-type="string">
            <text:p>isolate</text:p>
          </table:table-cell>
        </table:table-row>
        <table:table-row table:style-name="ro1-2">
          <table:table-cell office:value-type="string">
            <text:p>isolated</text:p>
          </table:table-cell>
        </table:table-row>
        <table:table-row table:style-name="ro1-2">
          <table:table-cell office:value-type="string">
            <text:p>isolation</text:p>
          </table:table-cell>
        </table:table-row>
        <table:table-row table:style-name="ro1-2">
          <table:table-cell office:value-type="string">
            <text:p>issue</text:p>
          </table:table-cell>
        </table:table-row>
        <table:table-row table:style-name="ro1-2">
          <table:table-cell office:value-type="string">
            <text:p>issues</text:p>
          </table:table-cell>
        </table:table-row>
        <table:table-row table:style-name="ro1-2">
          <table:table-cell office:value-type="string">
            <text:p>itch</text:p>
          </table:table-cell>
        </table:table-row>
        <table:table-row table:style-name="ro1-2">
          <table:table-cell office:value-type="string">
            <text:p>itching</text:p>
          </table:table-cell>
        </table:table-row>
        <table:table-row table:style-name="ro1-2">
          <table:table-cell office:value-type="string">
            <text:p>itchy</text:p>
          </table:table-cell>
        </table:table-row>
        <table:table-row table:style-name="ro1-2">
          <table:table-cell office:value-type="string">
            <text:p>jabber</text:p>
          </table:table-cell>
        </table:table-row>
        <table:table-row table:style-name="ro1-2">
          <table:table-cell office:value-type="string">
            <text:p>jaded</text:p>
          </table:table-cell>
        </table:table-row>
        <table:table-row table:style-name="ro1-2">
          <table:table-cell office:value-type="string">
            <text:p>jagged</text:p>
          </table:table-cell>
        </table:table-row>
        <table:table-row table:style-name="ro1-2">
          <table:table-cell office:value-type="string">
            <text:p>jam</text:p>
          </table:table-cell>
        </table:table-row>
        <table:table-row table:style-name="ro1-2">
          <table:table-cell office:value-type="string">
            <text:p>jarring</text:p>
          </table:table-cell>
        </table:table-row>
        <table:table-row table:style-name="ro1-2">
          <table:table-cell office:value-type="string">
            <text:p>jaundiced</text:p>
          </table:table-cell>
        </table:table-row>
        <table:table-row table:style-name="ro1-2">
          <table:table-cell office:value-type="string">
            <text:p>jealous</text:p>
          </table:table-cell>
        </table:table-row>
        <table:table-row table:style-name="ro1-2">
          <table:table-cell office:value-type="string">
            <text:p>jealously</text:p>
          </table:table-cell>
        </table:table-row>
        <table:table-row table:style-name="ro1-2">
          <table:table-cell office:value-type="string">
            <text:p>jealousness</text:p>
          </table:table-cell>
        </table:table-row>
        <table:table-row table:style-name="ro1-2">
          <table:table-cell office:value-type="string">
            <text:p>jealousy</text:p>
          </table:table-cell>
        </table:table-row>
        <table:table-row table:style-name="ro1-2">
          <table:table-cell office:value-type="string">
            <text:p>jeer</text:p>
          </table:table-cell>
        </table:table-row>
        <table:table-row table:style-name="ro1-2">
          <table:table-cell office:value-type="string">
            <text:p>jeering</text:p>
          </table:table-cell>
        </table:table-row>
        <table:table-row table:style-name="ro1-2">
          <table:table-cell office:value-type="string">
            <text:p>jeeringly</text:p>
          </table:table-cell>
        </table:table-row>
        <table:table-row table:style-name="ro1-2">
          <table:table-cell office:value-type="string">
            <text:p>jeers</text:p>
          </table:table-cell>
        </table:table-row>
        <table:table-row table:style-name="ro1-2">
          <table:table-cell office:value-type="string">
            <text:p>jeopardize</text:p>
          </table:table-cell>
        </table:table-row>
        <table:table-row table:style-name="ro1-2">
          <table:table-cell office:value-type="string">
            <text:p>jeopardy</text:p>
          </table:table-cell>
        </table:table-row>
        <table:table-row table:style-name="ro1-2">
          <table:table-cell office:value-type="string">
            <text:p>jerk</text:p>
          </table:table-cell>
        </table:table-row>
        <table:table-row table:style-name="ro1-2">
          <table:table-cell office:value-type="string">
            <text:p>jerky</text:p>
          </table:table-cell>
        </table:table-row>
        <table:table-row table:style-name="ro1-2">
          <table:table-cell office:value-type="string">
            <text:p>jitter</text:p>
          </table:table-cell>
        </table:table-row>
        <table:table-row table:style-name="ro1-2">
          <table:table-cell office:value-type="string">
            <text:p>jitters</text:p>
          </table:table-cell>
        </table:table-row>
        <table:table-row table:style-name="ro1-2">
          <table:table-cell office:value-type="string">
            <text:p>jittery</text:p>
          </table:table-cell>
        </table:table-row>
        <table:table-row table:style-name="ro1-2">
          <table:table-cell office:value-type="string">
            <text:p>job-killing</text:p>
          </table:table-cell>
        </table:table-row>
        <table:table-row table:style-name="ro1-2">
          <table:table-cell office:value-type="string">
            <text:p>jobless</text:p>
          </table:table-cell>
        </table:table-row>
        <table:table-row table:style-name="ro1-2">
          <table:table-cell office:value-type="string">
            <text:p>joke</text:p>
          </table:table-cell>
        </table:table-row>
        <table:table-row table:style-name="ro1-2">
          <table:table-cell office:value-type="string">
            <text:p>joker</text:p>
          </table:table-cell>
        </table:table-row>
        <table:table-row table:style-name="ro1-2">
          <table:table-cell office:value-type="string">
            <text:p>jolt</text:p>
          </table:table-cell>
        </table:table-row>
        <table:table-row table:style-name="ro1-2">
          <table:table-cell office:value-type="string">
            <text:p>judder</text:p>
          </table:table-cell>
        </table:table-row>
        <table:table-row table:style-name="ro1-2">
          <table:table-cell office:value-type="string">
            <text:p>juddering</text:p>
          </table:table-cell>
        </table:table-row>
        <table:table-row table:style-name="ro1-2">
          <table:table-cell office:value-type="string">
            <text:p>judders</text:p>
          </table:table-cell>
        </table:table-row>
        <table:table-row table:style-name="ro1-2">
          <table:table-cell office:value-type="string">
            <text:p>jumpy</text:p>
          </table:table-cell>
        </table:table-row>
        <table:table-row table:style-name="ro1-2">
          <table:table-cell office:value-type="string">
            <text:p>junk</text:p>
          </table:table-cell>
        </table:table-row>
        <table:table-row table:style-name="ro1-2">
          <table:table-cell office:value-type="string">
            <text:p>junky</text:p>
          </table:table-cell>
        </table:table-row>
        <table:table-row table:style-name="ro1-2">
          <table:table-cell office:value-type="string">
            <text:p>junkyard</text:p>
          </table:table-cell>
        </table:table-row>
        <table:table-row table:style-name="ro1-2">
          <table:table-cell office:value-type="string">
            <text:p>jutter</text:p>
          </table:table-cell>
        </table:table-row>
        <table:table-row table:style-name="ro1-2">
          <table:table-cell office:value-type="string">
            <text:p>jutters</text:p>
          </table:table-cell>
        </table:table-row>
        <table:table-row table:style-name="ro1-2">
          <table:table-cell office:value-type="string">
            <text:p>kaput</text:p>
          </table:table-cell>
        </table:table-row>
        <table:table-row table:style-name="ro1-2">
          <table:table-cell office:value-type="string">
            <text:p>kill</text:p>
          </table:table-cell>
        </table:table-row>
        <table:table-row table:style-name="ro1-2">
          <table:table-cell office:value-type="string">
            <text:p>killed</text:p>
          </table:table-cell>
        </table:table-row>
        <table:table-row table:style-name="ro1-2">
          <table:table-cell office:value-type="string">
            <text:p>killer</text:p>
          </table:table-cell>
        </table:table-row>
        <table:table-row table:style-name="ro1-2">
          <table:table-cell office:value-type="string">
            <text:p>killing</text:p>
          </table:table-cell>
        </table:table-row>
        <table:table-row table:style-name="ro1-2">
          <table:table-cell office:value-type="string">
            <text:p>killjoy</text:p>
          </table:table-cell>
        </table:table-row>
        <table:table-row table:style-name="ro1-2">
          <table:table-cell office:value-type="string">
            <text:p>kills</text:p>
          </table:table-cell>
        </table:table-row>
        <table:table-row table:style-name="ro1-2">
          <table:table-cell office:value-type="string">
            <text:p>knave</text:p>
          </table:table-cell>
        </table:table-row>
        <table:table-row table:style-name="ro1-2">
          <table:table-cell office:value-type="string">
            <text:p>knife</text:p>
          </table:table-cell>
        </table:table-row>
        <table:table-row table:style-name="ro1-2">
          <table:table-cell office:value-type="string">
            <text:p>knock</text:p>
          </table:table-cell>
        </table:table-row>
        <table:table-row table:style-name="ro1-2">
          <table:table-cell office:value-type="string">
            <text:p>knotted</text:p>
          </table:table-cell>
        </table:table-row>
        <table:table-row table:style-name="ro1-2">
          <table:table-cell office:value-type="string">
            <text:p>kook</text:p>
          </table:table-cell>
        </table:table-row>
        <table:table-row table:style-name="ro1-2">
          <table:table-cell office:value-type="string">
            <text:p>kooky</text:p>
          </table:table-cell>
        </table:table-row>
        <table:table-row table:style-name="ro1-2">
          <table:table-cell office:value-type="string">
            <text:p>lack</text:p>
          </table:table-cell>
        </table:table-row>
        <table:table-row table:style-name="ro1-2">
          <table:table-cell office:value-type="string">
            <text:p>lackadaisical</text:p>
          </table:table-cell>
        </table:table-row>
        <table:table-row table:style-name="ro1-2">
          <table:table-cell office:value-type="string">
            <text:p>lacked</text:p>
          </table:table-cell>
        </table:table-row>
        <table:table-row table:style-name="ro1-2">
          <table:table-cell office:value-type="string">
            <text:p>lackey</text:p>
          </table:table-cell>
        </table:table-row>
        <table:table-row table:style-name="ro1-2">
          <table:table-cell office:value-type="string">
            <text:p>lackeys</text:p>
          </table:table-cell>
        </table:table-row>
        <table:table-row table:style-name="ro1-2">
          <table:table-cell office:value-type="string">
            <text:p>lacking</text:p>
          </table:table-cell>
        </table:table-row>
        <table:table-row table:style-name="ro1-2">
          <table:table-cell office:value-type="string">
            <text:p>lackluster</text:p>
          </table:table-cell>
        </table:table-row>
        <table:table-row table:style-name="ro1-2">
          <table:table-cell office:value-type="string">
            <text:p>lacks</text:p>
          </table:table-cell>
        </table:table-row>
        <table:table-row table:style-name="ro1-2">
          <table:table-cell office:value-type="string">
            <text:p>laconic</text:p>
          </table:table-cell>
        </table:table-row>
        <table:table-row table:style-name="ro1-2">
          <table:table-cell office:value-type="string">
            <text:p>lag</text:p>
          </table:table-cell>
        </table:table-row>
        <table:table-row table:style-name="ro1-2">
          <table:table-cell office:value-type="string">
            <text:p>lagged</text:p>
          </table:table-cell>
        </table:table-row>
        <table:table-row table:style-name="ro1-2">
          <table:table-cell office:value-type="string">
            <text:p>lagging</text:p>
          </table:table-cell>
        </table:table-row>
        <table:table-row table:style-name="ro1-2">
          <table:table-cell office:value-type="string">
            <text:p>laggy</text:p>
          </table:table-cell>
        </table:table-row>
        <table:table-row table:style-name="ro1-2">
          <table:table-cell office:value-type="string">
            <text:p>lags</text:p>
          </table:table-cell>
        </table:table-row>
        <table:table-row table:style-name="ro1-2">
          <table:table-cell office:value-type="string">
            <text:p>laid-off</text:p>
          </table:table-cell>
        </table:table-row>
        <table:table-row table:style-name="ro1-2">
          <table:table-cell office:value-type="string">
            <text:p>lambast</text:p>
          </table:table-cell>
        </table:table-row>
        <table:table-row table:style-name="ro1-2">
          <table:table-cell office:value-type="string">
            <text:p>lambaste</text:p>
          </table:table-cell>
        </table:table-row>
        <table:table-row table:style-name="ro1-2">
          <table:table-cell office:value-type="string">
            <text:p>lame</text:p>
          </table:table-cell>
        </table:table-row>
        <table:table-row table:style-name="ro1-2">
          <table:table-cell office:value-type="string">
            <text:p>lame-duck</text:p>
          </table:table-cell>
        </table:table-row>
        <table:table-row table:style-name="ro1-2">
          <table:table-cell office:value-type="string">
            <text:p>lament</text:p>
          </table:table-cell>
        </table:table-row>
        <table:table-row table:style-name="ro1-2">
          <table:table-cell office:value-type="string">
            <text:p>lamentable</text:p>
          </table:table-cell>
        </table:table-row>
        <table:table-row table:style-name="ro1-2">
          <table:table-cell office:value-type="string">
            <text:p>lamentably</text:p>
          </table:table-cell>
        </table:table-row>
        <table:table-row table:style-name="ro1-2">
          <table:table-cell office:value-type="string">
            <text:p>languid</text:p>
          </table:table-cell>
        </table:table-row>
        <table:table-row table:style-name="ro1-2">
          <table:table-cell office:value-type="string">
            <text:p>languish</text:p>
          </table:table-cell>
        </table:table-row>
        <table:table-row table:style-name="ro1-2">
          <table:table-cell office:value-type="string">
            <text:p>languor</text:p>
          </table:table-cell>
        </table:table-row>
        <table:table-row table:style-name="ro1-2">
          <table:table-cell office:value-type="string">
            <text:p>languorous</text:p>
          </table:table-cell>
        </table:table-row>
        <table:table-row table:style-name="ro1-2">
          <table:table-cell office:value-type="string">
            <text:p>languorously</text:p>
          </table:table-cell>
        </table:table-row>
        <table:table-row table:style-name="ro1-2">
          <table:table-cell office:value-type="string">
            <text:p>lanky</text:p>
          </table:table-cell>
        </table:table-row>
        <table:table-row table:style-name="ro1-2">
          <table:table-cell office:value-type="string">
            <text:p>lapse</text:p>
          </table:table-cell>
        </table:table-row>
        <table:table-row table:style-name="ro1-2">
          <table:table-cell office:value-type="string">
            <text:p>lapsed</text:p>
          </table:table-cell>
        </table:table-row>
        <table:table-row table:style-name="ro1-2">
          <table:table-cell office:value-type="string">
            <text:p>lapses</text:p>
          </table:table-cell>
        </table:table-row>
        <table:table-row table:style-name="ro1-2">
          <table:table-cell office:value-type="string">
            <text:p>lascivious</text:p>
          </table:table-cell>
        </table:table-row>
        <table:table-row table:style-name="ro1-2">
          <table:table-cell office:value-type="string">
            <text:p>last-ditch</text:p>
          </table:table-cell>
        </table:table-row>
        <table:table-row table:style-name="ro1-2">
          <table:table-cell office:value-type="string">
            <text:p>latency</text:p>
          </table:table-cell>
        </table:table-row>
        <table:table-row table:style-name="ro1-2">
          <table:table-cell office:value-type="string">
            <text:p>laughable</text:p>
          </table:table-cell>
        </table:table-row>
        <table:table-row table:style-name="ro1-2">
          <table:table-cell office:value-type="string">
            <text:p>laughably</text:p>
          </table:table-cell>
        </table:table-row>
        <table:table-row table:style-name="ro1-2">
          <table:table-cell office:value-type="string">
            <text:p>laughingstock</text:p>
          </table:table-cell>
        </table:table-row>
        <table:table-row table:style-name="ro1-2">
          <table:table-cell office:value-type="string">
            <text:p>lawbreaker</text:p>
          </table:table-cell>
        </table:table-row>
        <table:table-row table:style-name="ro1-2">
          <table:table-cell office:value-type="string">
            <text:p>lawbreaking</text:p>
          </table:table-cell>
        </table:table-row>
        <table:table-row table:style-name="ro1-2">
          <table:table-cell office:value-type="string">
            <text:p>lawless</text:p>
          </table:table-cell>
        </table:table-row>
        <table:table-row table:style-name="ro1-2">
          <table:table-cell office:value-type="string">
            <text:p>lawlessness</text:p>
          </table:table-cell>
        </table:table-row>
        <table:table-row table:style-name="ro1-2">
          <table:table-cell office:value-type="string">
            <text:p>layoff</text:p>
          </table:table-cell>
        </table:table-row>
        <table:table-row table:style-name="ro1-2">
          <table:table-cell office:value-type="string">
            <text:p>layoff-happy</text:p>
          </table:table-cell>
        </table:table-row>
        <table:table-row table:style-name="ro1-2">
          <table:table-cell office:value-type="string">
            <text:p>lazy</text:p>
          </table:table-cell>
        </table:table-row>
        <table:table-row table:style-name="ro1-2">
          <table:table-cell office:value-type="string">
            <text:p>leak</text:p>
          </table:table-cell>
        </table:table-row>
        <table:table-row table:style-name="ro1-2">
          <table:table-cell office:value-type="string">
            <text:p>leakage</text:p>
          </table:table-cell>
        </table:table-row>
        <table:table-row table:style-name="ro1-2">
          <table:table-cell office:value-type="string">
            <text:p>leakages</text:p>
          </table:table-cell>
        </table:table-row>
        <table:table-row table:style-name="ro1-2">
          <table:table-cell office:value-type="string">
            <text:p>leaking</text:p>
          </table:table-cell>
        </table:table-row>
        <table:table-row table:style-name="ro1-2">
          <table:table-cell office:value-type="string">
            <text:p>leaks</text:p>
          </table:table-cell>
        </table:table-row>
        <table:table-row table:style-name="ro1-2">
          <table:table-cell office:value-type="string">
            <text:p>leaky</text:p>
          </table:table-cell>
        </table:table-row>
        <table:table-row table:style-name="ro1-2">
          <table:table-cell office:value-type="string">
            <text:p>lech</text:p>
          </table:table-cell>
        </table:table-row>
        <table:table-row table:style-name="ro1-2">
          <table:table-cell office:value-type="string">
            <text:p>lecher</text:p>
          </table:table-cell>
        </table:table-row>
        <table:table-row table:style-name="ro1-2">
          <table:table-cell office:value-type="string">
            <text:p>lecherous</text:p>
          </table:table-cell>
        </table:table-row>
        <table:table-row table:style-name="ro1-2">
          <table:table-cell office:value-type="string">
            <text:p>lechery</text:p>
          </table:table-cell>
        </table:table-row>
        <table:table-row table:style-name="ro1-2">
          <table:table-cell office:value-type="string">
            <text:p>leech</text:p>
          </table:table-cell>
        </table:table-row>
        <table:table-row table:style-name="ro1-2">
          <table:table-cell office:value-type="string">
            <text:p>leer</text:p>
          </table:table-cell>
        </table:table-row>
        <table:table-row table:style-name="ro1-2">
          <table:table-cell office:value-type="string">
            <text:p>leery</text:p>
          </table:table-cell>
        </table:table-row>
        <table:table-row table:style-name="ro1-2">
          <table:table-cell office:value-type="string">
            <text:p>left-leaning</text:p>
          </table:table-cell>
        </table:table-row>
        <table:table-row table:style-name="ro1-2">
          <table:table-cell office:value-type="string">
            <text:p>lemon</text:p>
          </table:table-cell>
        </table:table-row>
        <table:table-row table:style-name="ro1-2">
          <table:table-cell office:value-type="string">
            <text:p>lengthy</text:p>
          </table:table-cell>
        </table:table-row>
        <table:table-row table:style-name="ro1-84">
          <table:table-cell office:value-type="string">
            <text:p>less-developed</text:p>
          </table:table-cell>
        </table:table-row>
        <table:table-row table:style-name="ro1-2">
          <table:table-cell office:value-type="string">
            <text:p>lesser-known</text:p>
          </table:table-cell>
        </table:table-row>
        <table:table-row table:style-name="ro1-2">
          <table:table-cell office:value-type="string">
            <text:p>letch</text:p>
          </table:table-cell>
        </table:table-row>
        <table:table-row table:style-name="ro1-2">
          <table:table-cell office:value-type="string">
            <text:p>lethal</text:p>
          </table:table-cell>
        </table:table-row>
        <table:table-row table:style-name="ro1-2">
          <table:table-cell office:value-type="string">
            <text:p>lethargic</text:p>
          </table:table-cell>
        </table:table-row>
        <table:table-row table:style-name="ro1-2">
          <table:table-cell office:value-type="string">
            <text:p>lethargy</text:p>
          </table:table-cell>
        </table:table-row>
        <table:table-row table:style-name="ro1-2">
          <table:table-cell office:value-type="string">
            <text:p>lewd</text:p>
          </table:table-cell>
        </table:table-row>
        <table:table-row table:style-name="ro1-2">
          <table:table-cell office:value-type="string">
            <text:p>lewdly</text:p>
          </table:table-cell>
        </table:table-row>
        <table:table-row table:style-name="ro1-2">
          <table:table-cell office:value-type="string">
            <text:p>lewdness</text:p>
          </table:table-cell>
        </table:table-row>
        <table:table-row table:style-name="ro1-2">
          <table:table-cell office:value-type="string">
            <text:p>liability</text:p>
          </table:table-cell>
        </table:table-row>
        <table:table-row table:style-name="ro1-2">
          <table:table-cell office:value-type="string">
            <text:p>liable</text:p>
          </table:table-cell>
        </table:table-row>
        <table:table-row table:style-name="ro1-2">
          <table:table-cell office:value-type="string">
            <text:p>liar</text:p>
          </table:table-cell>
        </table:table-row>
        <table:table-row table:style-name="ro1-2">
          <table:table-cell office:value-type="string">
            <text:p>liars</text:p>
          </table:table-cell>
        </table:table-row>
        <table:table-row table:style-name="ro1-2">
          <table:table-cell office:value-type="string">
            <text:p>licentious</text:p>
          </table:table-cell>
        </table:table-row>
        <table:table-row table:style-name="ro1-2">
          <table:table-cell office:value-type="string">
            <text:p>licentiously</text:p>
          </table:table-cell>
        </table:table-row>
        <table:table-row table:style-name="ro1-2">
          <table:table-cell office:value-type="string">
            <text:p>licentiousness</text:p>
          </table:table-cell>
        </table:table-row>
        <table:table-row table:style-name="ro1-2">
          <table:table-cell office:value-type="string">
            <text:p>lie</text:p>
          </table:table-cell>
        </table:table-row>
        <table:table-row table:style-name="ro1-2">
          <table:table-cell office:value-type="string">
            <text:p>lied</text:p>
          </table:table-cell>
        </table:table-row>
        <table:table-row table:style-name="ro1-2">
          <table:table-cell office:value-type="string">
            <text:p>lier</text:p>
          </table:table-cell>
        </table:table-row>
        <table:table-row table:style-name="ro1-2">
          <table:table-cell office:value-type="string">
            <text:p>lies</text:p>
          </table:table-cell>
        </table:table-row>
        <table:table-row table:style-name="ro1-84">
          <table:table-cell office:value-type="string">
            <text:p>life-threatening</text:p>
          </table:table-cell>
        </table:table-row>
        <table:table-row table:style-name="ro1-2">
          <table:table-cell office:value-type="string">
            <text:p>lifeless</text:p>
          </table:table-cell>
        </table:table-row>
        <table:table-row table:style-name="ro1-2">
          <table:table-cell office:value-type="string">
            <text:p>limit</text:p>
          </table:table-cell>
        </table:table-row>
        <table:table-row table:style-name="ro1-2">
          <table:table-cell office:value-type="string">
            <text:p>limitation</text:p>
          </table:table-cell>
        </table:table-row>
        <table:table-row table:style-name="ro1-2">
          <table:table-cell office:value-type="string">
            <text:p>limitations</text:p>
          </table:table-cell>
        </table:table-row>
        <table:table-row table:style-name="ro1-2">
          <table:table-cell office:value-type="string">
            <text:p>limited</text:p>
          </table:table-cell>
        </table:table-row>
        <table:table-row table:style-name="ro1-2">
          <table:table-cell office:value-type="string">
            <text:p>limits</text:p>
          </table:table-cell>
        </table:table-row>
        <table:table-row table:style-name="ro1-2">
          <table:table-cell office:value-type="string">
            <text:p>limp</text:p>
          </table:table-cell>
        </table:table-row>
        <table:table-row table:style-name="ro1-2">
          <table:table-cell office:value-type="string">
            <text:p>listless</text:p>
          </table:table-cell>
        </table:table-row>
        <table:table-row table:style-name="ro1-2">
          <table:table-cell office:value-type="string">
            <text:p>litigious</text:p>
          </table:table-cell>
        </table:table-row>
        <table:table-row table:style-name="ro1-2">
          <table:table-cell office:value-type="string">
            <text:p>little-known</text:p>
          </table:table-cell>
        </table:table-row>
        <table:table-row table:style-name="ro1-2">
          <table:table-cell office:value-type="string">
            <text:p>livid</text:p>
          </table:table-cell>
        </table:table-row>
        <table:table-row table:style-name="ro1-2">
          <table:table-cell office:value-type="string">
            <text:p>lividly</text:p>
          </table:table-cell>
        </table:table-row>
        <table:table-row table:style-name="ro1-2">
          <table:table-cell office:value-type="string">
            <text:p>loath</text:p>
          </table:table-cell>
        </table:table-row>
        <table:table-row table:style-name="ro1-2">
          <table:table-cell office:value-type="string">
            <text:p>loathe</text:p>
          </table:table-cell>
        </table:table-row>
        <table:table-row table:style-name="ro1-2">
          <table:table-cell office:value-type="string">
            <text:p>loathing</text:p>
          </table:table-cell>
        </table:table-row>
        <table:table-row table:style-name="ro1-2">
          <table:table-cell office:value-type="string">
            <text:p>loathly</text:p>
          </table:table-cell>
        </table:table-row>
        <table:table-row table:style-name="ro1-2">
          <table:table-cell office:value-type="string">
            <text:p>loathsome</text:p>
          </table:table-cell>
        </table:table-row>
        <table:table-row table:style-name="ro1-2">
          <table:table-cell office:value-type="string">
            <text:p>loathsomely</text:p>
          </table:table-cell>
        </table:table-row>
        <table:table-row table:style-name="ro1-2">
          <table:table-cell office:value-type="string">
            <text:p>lone</text:p>
          </table:table-cell>
        </table:table-row>
        <table:table-row table:style-name="ro1-2">
          <table:table-cell office:value-type="string">
            <text:p>loneliness</text:p>
          </table:table-cell>
        </table:table-row>
        <table:table-row table:style-name="ro1-2">
          <table:table-cell office:value-type="string">
            <text:p>lonely</text:p>
          </table:table-cell>
        </table:table-row>
        <table:table-row table:style-name="ro1-2">
          <table:table-cell office:value-type="string">
            <text:p>loner</text:p>
          </table:table-cell>
        </table:table-row>
        <table:table-row table:style-name="ro1-2">
          <table:table-cell office:value-type="string">
            <text:p>lonesome</text:p>
          </table:table-cell>
        </table:table-row>
        <table:table-row table:style-name="ro1-2">
          <table:table-cell office:value-type="string">
            <text:p>long-time</text:p>
          </table:table-cell>
        </table:table-row>
        <table:table-row table:style-name="ro1-2">
          <table:table-cell office:value-type="string">
            <text:p>long-winded</text:p>
          </table:table-cell>
        </table:table-row>
        <table:table-row table:style-name="ro1-2">
          <table:table-cell office:value-type="string">
            <text:p>longing</text:p>
          </table:table-cell>
        </table:table-row>
        <table:table-row table:style-name="ro1-2">
          <table:table-cell office:value-type="string">
            <text:p>longingly</text:p>
          </table:table-cell>
        </table:table-row>
        <table:table-row table:style-name="ro1-2">
          <table:table-cell office:value-type="string">
            <text:p>loophole</text:p>
          </table:table-cell>
        </table:table-row>
        <table:table-row table:style-name="ro1-2">
          <table:table-cell office:value-type="string">
            <text:p>loopholes</text:p>
          </table:table-cell>
        </table:table-row>
        <table:table-row table:style-name="ro1-2">
          <table:table-cell office:value-type="string">
            <text:p>loose</text:p>
          </table:table-cell>
        </table:table-row>
        <table:table-row table:style-name="ro1-2">
          <table:table-cell office:value-type="string">
            <text:p>loot</text:p>
          </table:table-cell>
        </table:table-row>
        <table:table-row table:style-name="ro1-2">
          <table:table-cell office:value-type="string">
            <text:p>lorn</text:p>
          </table:table-cell>
        </table:table-row>
        <table:table-row table:style-name="ro1-2">
          <table:table-cell office:value-type="string">
            <text:p>lose</text:p>
          </table:table-cell>
        </table:table-row>
        <table:table-row table:style-name="ro1-2">
          <table:table-cell office:value-type="string">
            <text:p>loser</text:p>
          </table:table-cell>
        </table:table-row>
        <table:table-row table:style-name="ro1-2">
          <table:table-cell office:value-type="string">
            <text:p>losers</text:p>
          </table:table-cell>
        </table:table-row>
        <table:table-row table:style-name="ro1-2">
          <table:table-cell office:value-type="string">
            <text:p>loses</text:p>
          </table:table-cell>
        </table:table-row>
        <table:table-row table:style-name="ro1-2">
          <table:table-cell office:value-type="string">
            <text:p>losing</text:p>
          </table:table-cell>
        </table:table-row>
        <table:table-row table:style-name="ro1-2">
          <table:table-cell office:value-type="string">
            <text:p>loss</text:p>
          </table:table-cell>
        </table:table-row>
        <table:table-row table:style-name="ro1-2">
          <table:table-cell office:value-type="string">
            <text:p>losses</text:p>
          </table:table-cell>
        </table:table-row>
        <table:table-row table:style-name="ro1-2">
          <table:table-cell office:value-type="string">
            <text:p>lost</text:p>
          </table:table-cell>
        </table:table-row>
        <table:table-row table:style-name="ro1-2">
          <table:table-cell office:value-type="string">
            <text:p>loud</text:p>
          </table:table-cell>
        </table:table-row>
        <table:table-row table:style-name="ro1-2">
          <table:table-cell office:value-type="string">
            <text:p>louder</text:p>
          </table:table-cell>
        </table:table-row>
        <table:table-row table:style-name="ro1-2">
          <table:table-cell office:value-type="string">
            <text:p>lousy</text:p>
          </table:table-cell>
        </table:table-row>
        <table:table-row table:style-name="ro1-2">
          <table:table-cell office:value-type="string">
            <text:p>loveless</text:p>
          </table:table-cell>
        </table:table-row>
        <table:table-row table:style-name="ro1-2">
          <table:table-cell office:value-type="string">
            <text:p>lovelorn</text:p>
          </table:table-cell>
        </table:table-row>
        <table:table-row table:style-name="ro1-2">
          <table:table-cell office:value-type="string">
            <text:p>low-rated</text:p>
          </table:table-cell>
        </table:table-row>
        <table:table-row table:style-name="ro1-2">
          <table:table-cell office:value-type="string">
            <text:p>lowly</text:p>
          </table:table-cell>
        </table:table-row>
        <table:table-row table:style-name="ro1-2">
          <table:table-cell office:value-type="string">
            <text:p>ludicrous</text:p>
          </table:table-cell>
        </table:table-row>
        <table:table-row table:style-name="ro1-2">
          <table:table-cell office:value-type="string">
            <text:p>ludicrously</text:p>
          </table:table-cell>
        </table:table-row>
        <table:table-row table:style-name="ro1-2">
          <table:table-cell office:value-type="string">
            <text:p>lugubrious</text:p>
          </table:table-cell>
        </table:table-row>
        <table:table-row table:style-name="ro1-2">
          <table:table-cell office:value-type="string">
            <text:p>lukewarm</text:p>
          </table:table-cell>
        </table:table-row>
        <table:table-row table:style-name="ro1-2">
          <table:table-cell office:value-type="string">
            <text:p>lull</text:p>
          </table:table-cell>
        </table:table-row>
        <table:table-row table:style-name="ro1-2">
          <table:table-cell office:value-type="string">
            <text:p>lumpy</text:p>
          </table:table-cell>
        </table:table-row>
        <table:table-row table:style-name="ro1-2">
          <table:table-cell office:value-type="string">
            <text:p>lunatic</text:p>
          </table:table-cell>
        </table:table-row>
        <table:table-row table:style-name="ro1-2">
          <table:table-cell office:value-type="string">
            <text:p>lunaticism</text:p>
          </table:table-cell>
        </table:table-row>
        <table:table-row table:style-name="ro1-2">
          <table:table-cell office:value-type="string">
            <text:p>lurch</text:p>
          </table:table-cell>
        </table:table-row>
        <table:table-row table:style-name="ro1-2">
          <table:table-cell office:value-type="string">
            <text:p>lure</text:p>
          </table:table-cell>
        </table:table-row>
        <table:table-row table:style-name="ro1-2">
          <table:table-cell office:value-type="string">
            <text:p>lurid</text:p>
          </table:table-cell>
        </table:table-row>
        <table:table-row table:style-name="ro1-2">
          <table:table-cell office:value-type="string">
            <text:p>lurk</text:p>
          </table:table-cell>
        </table:table-row>
        <table:table-row table:style-name="ro1-2">
          <table:table-cell office:value-type="string">
            <text:p>lurking</text:p>
          </table:table-cell>
        </table:table-row>
        <table:table-row table:style-name="ro1-2">
          <table:table-cell office:value-type="string">
            <text:p>lying</text:p>
          </table:table-cell>
        </table:table-row>
        <table:table-row table:style-name="ro1-2">
          <table:table-cell office:value-type="string">
            <text:p>macabre</text:p>
          </table:table-cell>
        </table:table-row>
        <table:table-row table:style-name="ro1-2">
          <table:table-cell office:value-type="string">
            <text:p>mad</text:p>
          </table:table-cell>
        </table:table-row>
        <table:table-row table:style-name="ro1-2">
          <table:table-cell office:value-type="string">
            <text:p>madden</text:p>
          </table:table-cell>
        </table:table-row>
        <table:table-row table:style-name="ro1-2">
          <table:table-cell office:value-type="string">
            <text:p>maddening</text:p>
          </table:table-cell>
        </table:table-row>
        <table:table-row table:style-name="ro1-2">
          <table:table-cell office:value-type="string">
            <text:p>maddeningly</text:p>
          </table:table-cell>
        </table:table-row>
        <table:table-row table:style-name="ro1-2">
          <table:table-cell office:value-type="string">
            <text:p>madder</text:p>
          </table:table-cell>
        </table:table-row>
        <table:table-row table:style-name="ro1-2">
          <table:table-cell office:value-type="string">
            <text:p>madly</text:p>
          </table:table-cell>
        </table:table-row>
        <table:table-row table:style-name="ro1-2">
          <table:table-cell office:value-type="string">
            <text:p>madman</text:p>
          </table:table-cell>
        </table:table-row>
        <table:table-row table:style-name="ro1-2">
          <table:table-cell office:value-type="string">
            <text:p>madness</text:p>
          </table:table-cell>
        </table:table-row>
        <table:table-row table:style-name="ro1-2">
          <table:table-cell office:value-type="string">
            <text:p>maladjusted</text:p>
          </table:table-cell>
        </table:table-row>
        <table:table-row table:style-name="ro1-2">
          <table:table-cell office:value-type="string">
            <text:p>maladjustment</text:p>
          </table:table-cell>
        </table:table-row>
        <table:table-row table:style-name="ro1-2">
          <table:table-cell office:value-type="string">
            <text:p>malady</text:p>
          </table:table-cell>
        </table:table-row>
        <table:table-row table:style-name="ro1-2">
          <table:table-cell office:value-type="string">
            <text:p>malaise</text:p>
          </table:table-cell>
        </table:table-row>
        <table:table-row table:style-name="ro1-2">
          <table:table-cell office:value-type="string">
            <text:p>malcontent</text:p>
          </table:table-cell>
        </table:table-row>
        <table:table-row table:style-name="ro1-2">
          <table:table-cell office:value-type="string">
            <text:p>malcontented</text:p>
          </table:table-cell>
        </table:table-row>
        <table:table-row table:style-name="ro1-2">
          <table:table-cell office:value-type="string">
            <text:p>maledict</text:p>
          </table:table-cell>
        </table:table-row>
        <table:table-row table:style-name="ro1-2">
          <table:table-cell office:value-type="string">
            <text:p>malevolence</text:p>
          </table:table-cell>
        </table:table-row>
        <table:table-row table:style-name="ro1-2">
          <table:table-cell office:value-type="string">
            <text:p>malevolent</text:p>
          </table:table-cell>
        </table:table-row>
        <table:table-row table:style-name="ro1-2">
          <table:table-cell office:value-type="string">
            <text:p>malevolently</text:p>
          </table:table-cell>
        </table:table-row>
        <table:table-row table:style-name="ro1-2">
          <table:table-cell office:value-type="string">
            <text:p>malice</text:p>
          </table:table-cell>
        </table:table-row>
        <table:table-row table:style-name="ro1-2">
          <table:table-cell office:value-type="string">
            <text:p>malicious</text:p>
          </table:table-cell>
        </table:table-row>
        <table:table-row table:style-name="ro1-2">
          <table:table-cell office:value-type="string">
            <text:p>maliciously</text:p>
          </table:table-cell>
        </table:table-row>
        <table:table-row table:style-name="ro1-2">
          <table:table-cell office:value-type="string">
            <text:p>maliciousness</text:p>
          </table:table-cell>
        </table:table-row>
        <table:table-row table:style-name="ro1-2">
          <table:table-cell office:value-type="string">
            <text:p>malign</text:p>
          </table:table-cell>
        </table:table-row>
        <table:table-row table:style-name="ro1-2">
          <table:table-cell office:value-type="string">
            <text:p>malignant</text:p>
          </table:table-cell>
        </table:table-row>
        <table:table-row table:style-name="ro1-2">
          <table:table-cell office:value-type="string">
            <text:p>malodorous</text:p>
          </table:table-cell>
        </table:table-row>
        <table:table-row table:style-name="ro1-2">
          <table:table-cell office:value-type="string">
            <text:p>maltreatment</text:p>
          </table:table-cell>
        </table:table-row>
        <table:table-row table:style-name="ro1-2">
          <table:table-cell office:value-type="string">
            <text:p>mangle</text:p>
          </table:table-cell>
        </table:table-row>
        <table:table-row table:style-name="ro1-2">
          <table:table-cell office:value-type="string">
            <text:p>mangled</text:p>
          </table:table-cell>
        </table:table-row>
        <table:table-row table:style-name="ro1-2">
          <table:table-cell office:value-type="string">
            <text:p>mangles</text:p>
          </table:table-cell>
        </table:table-row>
        <table:table-row table:style-name="ro1-2">
          <table:table-cell office:value-type="string">
            <text:p>mangling</text:p>
          </table:table-cell>
        </table:table-row>
        <table:table-row table:style-name="ro1-2">
          <table:table-cell office:value-type="string">
            <text:p>mania</text:p>
          </table:table-cell>
        </table:table-row>
        <table:table-row table:style-name="ro1-2">
          <table:table-cell office:value-type="string">
            <text:p>maniac</text:p>
          </table:table-cell>
        </table:table-row>
        <table:table-row table:style-name="ro1-2">
          <table:table-cell office:value-type="string">
            <text:p>maniacal</text:p>
          </table:table-cell>
        </table:table-row>
        <table:table-row table:style-name="ro1-2">
          <table:table-cell office:value-type="string">
            <text:p>manic</text:p>
          </table:table-cell>
        </table:table-row>
        <table:table-row table:style-name="ro1-2">
          <table:table-cell office:value-type="string">
            <text:p>manipulate</text:p>
          </table:table-cell>
        </table:table-row>
        <table:table-row table:style-name="ro1-2">
          <table:table-cell office:value-type="string">
            <text:p>manipulation</text:p>
          </table:table-cell>
        </table:table-row>
        <table:table-row table:style-name="ro1-2">
          <table:table-cell office:value-type="string">
            <text:p>manipulative</text:p>
          </table:table-cell>
        </table:table-row>
        <table:table-row table:style-name="ro1-2">
          <table:table-cell office:value-type="string">
            <text:p>manipulators</text:p>
          </table:table-cell>
        </table:table-row>
        <table:table-row table:style-name="ro1-2">
          <table:table-cell office:value-type="string">
            <text:p>mar</text:p>
          </table:table-cell>
        </table:table-row>
        <table:table-row table:style-name="ro1-2">
          <table:table-cell office:value-type="string">
            <text:p>marginal</text:p>
          </table:table-cell>
        </table:table-row>
        <table:table-row table:style-name="ro1-2">
          <table:table-cell office:value-type="string">
            <text:p>marginally</text:p>
          </table:table-cell>
        </table:table-row>
        <table:table-row table:style-name="ro1-2">
          <table:table-cell office:value-type="string">
            <text:p>martyrdom</text:p>
          </table:table-cell>
        </table:table-row>
        <table:table-row table:style-name="ro1-84">
          <table:table-cell office:value-type="string">
            <text:p>martyrdom-seeking</text:p>
          </table:table-cell>
        </table:table-row>
        <table:table-row table:style-name="ro1-2">
          <table:table-cell office:value-type="string">
            <text:p>mashed</text:p>
          </table:table-cell>
        </table:table-row>
        <table:table-row table:style-name="ro1-2">
          <table:table-cell office:value-type="string">
            <text:p>massacre</text:p>
          </table:table-cell>
        </table:table-row>
        <table:table-row table:style-name="ro1-2">
          <table:table-cell office:value-type="string">
            <text:p>massacres</text:p>
          </table:table-cell>
        </table:table-row>
        <table:table-row table:style-name="ro1-2">
          <table:table-cell office:value-type="string">
            <text:p>matte</text:p>
          </table:table-cell>
        </table:table-row>
        <table:table-row table:style-name="ro1-2">
          <table:table-cell office:value-type="string">
            <text:p>mawkish</text:p>
          </table:table-cell>
        </table:table-row>
        <table:table-row table:style-name="ro1-2">
          <table:table-cell office:value-type="string">
            <text:p>mawkishly</text:p>
          </table:table-cell>
        </table:table-row>
        <table:table-row table:style-name="ro1-2">
          <table:table-cell office:value-type="string">
            <text:p>mawkishness</text:p>
          </table:table-cell>
        </table:table-row>
        <table:table-row table:style-name="ro1-2">
          <table:table-cell office:value-type="string">
            <text:p>meager</text:p>
          </table:table-cell>
        </table:table-row>
        <table:table-row table:style-name="ro1-2">
          <table:table-cell office:value-type="string">
            <text:p>meaningless</text:p>
          </table:table-cell>
        </table:table-row>
        <table:table-row table:style-name="ro1-2">
          <table:table-cell office:value-type="string">
            <text:p>meanness</text:p>
          </table:table-cell>
        </table:table-row>
        <table:table-row table:style-name="ro1-2">
          <table:table-cell office:value-type="string">
            <text:p>measly</text:p>
          </table:table-cell>
        </table:table-row>
        <table:table-row table:style-name="ro1-2">
          <table:table-cell office:value-type="string">
            <text:p>meddle</text:p>
          </table:table-cell>
        </table:table-row>
        <table:table-row table:style-name="ro1-2">
          <table:table-cell office:value-type="string">
            <text:p>meddlesome</text:p>
          </table:table-cell>
        </table:table-row>
        <table:table-row table:style-name="ro1-2">
          <table:table-cell office:value-type="string">
            <text:p>mediocre</text:p>
          </table:table-cell>
        </table:table-row>
        <table:table-row table:style-name="ro1-2">
          <table:table-cell office:value-type="string">
            <text:p>mediocrity</text:p>
          </table:table-cell>
        </table:table-row>
        <table:table-row table:style-name="ro1-2">
          <table:table-cell office:value-type="string">
            <text:p>melancholy</text:p>
          </table:table-cell>
        </table:table-row>
        <table:table-row table:style-name="ro1-2">
          <table:table-cell office:value-type="string">
            <text:p>melodramatic</text:p>
          </table:table-cell>
        </table:table-row>
        <table:table-row table:style-name="ro1-84">
          <table:table-cell office:value-type="string">
            <text:p>melodramatically</text:p>
          </table:table-cell>
        </table:table-row>
        <table:table-row table:style-name="ro1-2">
          <table:table-cell office:value-type="string">
            <text:p>meltdown</text:p>
          </table:table-cell>
        </table:table-row>
        <table:table-row table:style-name="ro1-2">
          <table:table-cell office:value-type="string">
            <text:p>menace</text:p>
          </table:table-cell>
        </table:table-row>
        <table:table-row table:style-name="ro1-2">
          <table:table-cell office:value-type="string">
            <text:p>menacing</text:p>
          </table:table-cell>
        </table:table-row>
        <table:table-row table:style-name="ro1-2">
          <table:table-cell office:value-type="string">
            <text:p>menacingly</text:p>
          </table:table-cell>
        </table:table-row>
        <table:table-row table:style-name="ro1-2">
          <table:table-cell office:value-type="string">
            <text:p>mendacious</text:p>
          </table:table-cell>
        </table:table-row>
        <table:table-row table:style-name="ro1-2">
          <table:table-cell office:value-type="string">
            <text:p>mendacity</text:p>
          </table:table-cell>
        </table:table-row>
        <table:table-row table:style-name="ro1-2">
          <table:table-cell office:value-type="string">
            <text:p>menial</text:p>
          </table:table-cell>
        </table:table-row>
        <table:table-row table:style-name="ro1-2">
          <table:table-cell office:value-type="string">
            <text:p>merciless</text:p>
          </table:table-cell>
        </table:table-row>
        <table:table-row table:style-name="ro1-2">
          <table:table-cell office:value-type="string">
            <text:p>mercilessly</text:p>
          </table:table-cell>
        </table:table-row>
        <table:table-row table:style-name="ro1-2">
          <table:table-cell office:value-type="string">
            <text:p>mess</text:p>
          </table:table-cell>
        </table:table-row>
        <table:table-row table:style-name="ro1-2">
          <table:table-cell office:value-type="string">
            <text:p>messed</text:p>
          </table:table-cell>
        </table:table-row>
        <table:table-row table:style-name="ro1-2">
          <table:table-cell office:value-type="string">
            <text:p>messes</text:p>
          </table:table-cell>
        </table:table-row>
        <table:table-row table:style-name="ro1-2">
          <table:table-cell office:value-type="string">
            <text:p>messing</text:p>
          </table:table-cell>
        </table:table-row>
        <table:table-row table:style-name="ro1-2">
          <table:table-cell office:value-type="string">
            <text:p>messy</text:p>
          </table:table-cell>
        </table:table-row>
        <table:table-row table:style-name="ro1-2">
          <table:table-cell office:value-type="string">
            <text:p>midget</text:p>
          </table:table-cell>
        </table:table-row>
        <table:table-row table:style-name="ro1-2">
          <table:table-cell office:value-type="string">
            <text:p>miff</text:p>
          </table:table-cell>
        </table:table-row>
        <table:table-row table:style-name="ro1-2">
          <table:table-cell office:value-type="string">
            <text:p>militancy</text:p>
          </table:table-cell>
        </table:table-row>
        <table:table-row table:style-name="ro1-2">
          <table:table-cell office:value-type="string">
            <text:p>mindless</text:p>
          </table:table-cell>
        </table:table-row>
        <table:table-row table:style-name="ro1-2">
          <table:table-cell office:value-type="string">
            <text:p>mindlessly</text:p>
          </table:table-cell>
        </table:table-row>
        <table:table-row table:style-name="ro1-2">
          <table:table-cell office:value-type="string">
            <text:p>mirage</text:p>
          </table:table-cell>
        </table:table-row>
        <table:table-row table:style-name="ro1-2">
          <table:table-cell office:value-type="string">
            <text:p>mire</text:p>
          </table:table-cell>
        </table:table-row>
        <table:table-row table:style-name="ro1-2">
          <table:table-cell office:value-type="string">
            <text:p>misalign</text:p>
          </table:table-cell>
        </table:table-row>
        <table:table-row table:style-name="ro1-2">
          <table:table-cell office:value-type="string">
            <text:p>misaligned</text:p>
          </table:table-cell>
        </table:table-row>
        <table:table-row table:style-name="ro1-2">
          <table:table-cell office:value-type="string">
            <text:p>misaligns</text:p>
          </table:table-cell>
        </table:table-row>
        <table:table-row table:style-name="ro1-2">
          <table:table-cell office:value-type="string">
            <text:p>misapprehend</text:p>
          </table:table-cell>
        </table:table-row>
        <table:table-row table:style-name="ro1-2">
          <table:table-cell office:value-type="string">
            <text:p>misbecome</text:p>
          </table:table-cell>
        </table:table-row>
        <table:table-row table:style-name="ro1-2">
          <table:table-cell office:value-type="string">
            <text:p>misbecoming</text:p>
          </table:table-cell>
        </table:table-row>
        <table:table-row table:style-name="ro1-2">
          <table:table-cell office:value-type="string">
            <text:p>misbegotten</text:p>
          </table:table-cell>
        </table:table-row>
        <table:table-row table:style-name="ro1-2">
          <table:table-cell office:value-type="string">
            <text:p>misbehave</text:p>
          </table:table-cell>
        </table:table-row>
        <table:table-row table:style-name="ro1-2">
          <table:table-cell office:value-type="string">
            <text:p>misbehavior</text:p>
          </table:table-cell>
        </table:table-row>
        <table:table-row table:style-name="ro1-2">
          <table:table-cell office:value-type="string">
            <text:p>miscalculate</text:p>
          </table:table-cell>
        </table:table-row>
        <table:table-row table:style-name="ro1-84">
          <table:table-cell office:value-type="string">
            <text:p>miscalculation</text:p>
          </table:table-cell>
        </table:table-row>
        <table:table-row table:style-name="ro1-2">
          <table:table-cell office:value-type="string">
            <text:p>miscellaneous</text:p>
          </table:table-cell>
        </table:table-row>
        <table:table-row table:style-name="ro1-2">
          <table:table-cell office:value-type="string">
            <text:p>mischief</text:p>
          </table:table-cell>
        </table:table-row>
        <table:table-row table:style-name="ro1-2">
          <table:table-cell office:value-type="string">
            <text:p>mischievous</text:p>
          </table:table-cell>
        </table:table-row>
        <table:table-row table:style-name="ro1-2">
          <table:table-cell office:value-type="string">
            <text:p>mischievously</text:p>
          </table:table-cell>
        </table:table-row>
        <table:table-row table:style-name="ro1-84">
          <table:table-cell office:value-type="string">
            <text:p>misconception</text:p>
          </table:table-cell>
        </table:table-row>
        <table:table-row table:style-name="ro1-84">
          <table:table-cell office:value-type="string">
            <text:p>misconceptions</text:p>
          </table:table-cell>
        </table:table-row>
        <table:table-row table:style-name="ro1-2">
          <table:table-cell office:value-type="string">
            <text:p>miscreant</text:p>
          </table:table-cell>
        </table:table-row>
        <table:table-row table:style-name="ro1-2">
          <table:table-cell office:value-type="string">
            <text:p>miscreants</text:p>
          </table:table-cell>
        </table:table-row>
        <table:table-row table:style-name="ro1-2">
          <table:table-cell office:value-type="string">
            <text:p>misdirection</text:p>
          </table:table-cell>
        </table:table-row>
        <table:table-row table:style-name="ro1-2">
          <table:table-cell office:value-type="string">
            <text:p>miser</text:p>
          </table:table-cell>
        </table:table-row>
        <table:table-row table:style-name="ro1-2">
          <table:table-cell office:value-type="string">
            <text:p>miserable</text:p>
          </table:table-cell>
        </table:table-row>
        <table:table-row table:style-name="ro1-2">
          <table:table-cell office:value-type="string">
            <text:p>miserableness</text:p>
          </table:table-cell>
        </table:table-row>
        <table:table-row table:style-name="ro1-2">
          <table:table-cell office:value-type="string">
            <text:p>miserably</text:p>
          </table:table-cell>
        </table:table-row>
        <table:table-row table:style-name="ro1-2">
          <table:table-cell office:value-type="string">
            <text:p>miseries</text:p>
          </table:table-cell>
        </table:table-row>
        <table:table-row table:style-name="ro1-2">
          <table:table-cell office:value-type="string">
            <text:p>miserly</text:p>
          </table:table-cell>
        </table:table-row>
        <table:table-row table:style-name="ro1-2">
          <table:table-cell office:value-type="string">
            <text:p>misery</text:p>
          </table:table-cell>
        </table:table-row>
        <table:table-row table:style-name="ro1-2">
          <table:table-cell office:value-type="string">
            <text:p>misfit</text:p>
          </table:table-cell>
        </table:table-row>
        <table:table-row table:style-name="ro1-2">
          <table:table-cell office:value-type="string">
            <text:p>misfortune</text:p>
          </table:table-cell>
        </table:table-row>
        <table:table-row table:style-name="ro1-2">
          <table:table-cell office:value-type="string">
            <text:p>misgiving</text:p>
          </table:table-cell>
        </table:table-row>
        <table:table-row table:style-name="ro1-2">
          <table:table-cell office:value-type="string">
            <text:p>misgivings</text:p>
          </table:table-cell>
        </table:table-row>
        <table:table-row table:style-name="ro1-2">
          <table:table-cell office:value-type="string">
            <text:p>misguidance</text:p>
          </table:table-cell>
        </table:table-row>
        <table:table-row table:style-name="ro1-2">
          <table:table-cell office:value-type="string">
            <text:p>misguide</text:p>
          </table:table-cell>
        </table:table-row>
        <table:table-row table:style-name="ro1-2">
          <table:table-cell office:value-type="string">
            <text:p>misguided</text:p>
          </table:table-cell>
        </table:table-row>
        <table:table-row table:style-name="ro1-2">
          <table:table-cell office:value-type="string">
            <text:p>mishandle</text:p>
          </table:table-cell>
        </table:table-row>
        <table:table-row table:style-name="ro1-2">
          <table:table-cell office:value-type="string">
            <text:p>mishap</text:p>
          </table:table-cell>
        </table:table-row>
        <table:table-row table:style-name="ro1-2">
          <table:table-cell office:value-type="string">
            <text:p>misinform</text:p>
          </table:table-cell>
        </table:table-row>
        <table:table-row table:style-name="ro1-2">
          <table:table-cell office:value-type="string">
            <text:p>misinformed</text:p>
          </table:table-cell>
        </table:table-row>
        <table:table-row table:style-name="ro1-2">
          <table:table-cell office:value-type="string">
            <text:p>misinterpret</text:p>
          </table:table-cell>
        </table:table-row>
        <table:table-row table:style-name="ro1-2">
          <table:table-cell office:value-type="string">
            <text:p>misjudge</text:p>
          </table:table-cell>
        </table:table-row>
        <table:table-row table:style-name="ro1-2">
          <table:table-cell office:value-type="string">
            <text:p>misjudgment</text:p>
          </table:table-cell>
        </table:table-row>
        <table:table-row table:style-name="ro1-2">
          <table:table-cell office:value-type="string">
            <text:p>mislead</text:p>
          </table:table-cell>
        </table:table-row>
        <table:table-row table:style-name="ro1-2">
          <table:table-cell office:value-type="string">
            <text:p>misleading</text:p>
          </table:table-cell>
        </table:table-row>
        <table:table-row table:style-name="ro1-2">
          <table:table-cell office:value-type="string">
            <text:p>misleadingly</text:p>
          </table:table-cell>
        </table:table-row>
        <table:table-row table:style-name="ro1-2">
          <table:table-cell office:value-type="string">
            <text:p>mislike</text:p>
          </table:table-cell>
        </table:table-row>
        <table:table-row table:style-name="ro1-2">
          <table:table-cell office:value-type="string">
            <text:p>mismanage</text:p>
          </table:table-cell>
        </table:table-row>
        <table:table-row table:style-name="ro1-2">
          <table:table-cell office:value-type="string">
            <text:p>mispronounce</text:p>
          </table:table-cell>
        </table:table-row>
        <table:table-row table:style-name="ro1-84">
          <table:table-cell office:value-type="string">
            <text:p>mispronounced</text:p>
          </table:table-cell>
        </table:table-row>
        <table:table-row table:style-name="ro1-84">
          <table:table-cell office:value-type="string">
            <text:p>mispronounces</text:p>
          </table:table-cell>
        </table:table-row>
        <table:table-row table:style-name="ro1-2">
          <table:table-cell office:value-type="string">
            <text:p>misread</text:p>
          </table:table-cell>
        </table:table-row>
        <table:table-row table:style-name="ro1-2">
          <table:table-cell office:value-type="string">
            <text:p>misreading</text:p>
          </table:table-cell>
        </table:table-row>
        <table:table-row table:style-name="ro1-2">
          <table:table-cell office:value-type="string">
            <text:p>misrepresent</text:p>
          </table:table-cell>
        </table:table-row>
        <table:table-row table:style-name="ro1-84">
          <table:table-cell office:value-type="string">
            <text:p>misrepresentation</text:p>
          </table:table-cell>
        </table:table-row>
        <table:table-row table:style-name="ro1-2">
          <table:table-cell office:value-type="string">
            <text:p>miss</text:p>
          </table:table-cell>
        </table:table-row>
        <table:table-row table:style-name="ro1-2">
          <table:table-cell office:value-type="string">
            <text:p>missed</text:p>
          </table:table-cell>
        </table:table-row>
        <table:table-row table:style-name="ro1-2">
          <table:table-cell office:value-type="string">
            <text:p>misses</text:p>
          </table:table-cell>
        </table:table-row>
        <table:table-row table:style-name="ro1-2">
          <table:table-cell office:value-type="string">
            <text:p>misstatement</text:p>
          </table:table-cell>
        </table:table-row>
        <table:table-row table:style-name="ro1-2">
          <table:table-cell office:value-type="string">
            <text:p>mist</text:p>
          </table:table-cell>
        </table:table-row>
        <table:table-row table:style-name="ro1-2">
          <table:table-cell office:value-type="string">
            <text:p>mistake</text:p>
          </table:table-cell>
        </table:table-row>
        <table:table-row table:style-name="ro1-2">
          <table:table-cell office:value-type="string">
            <text:p>mistaken</text:p>
          </table:table-cell>
        </table:table-row>
        <table:table-row table:style-name="ro1-2">
          <table:table-cell office:value-type="string">
            <text:p>mistakenly</text:p>
          </table:table-cell>
        </table:table-row>
        <table:table-row table:style-name="ro1-2">
          <table:table-cell office:value-type="string">
            <text:p>mistakes</text:p>
          </table:table-cell>
        </table:table-row>
        <table:table-row table:style-name="ro1-2">
          <table:table-cell office:value-type="string">
            <text:p>mistified</text:p>
          </table:table-cell>
        </table:table-row>
        <table:table-row table:style-name="ro1-2">
          <table:table-cell office:value-type="string">
            <text:p>mistress</text:p>
          </table:table-cell>
        </table:table-row>
        <table:table-row table:style-name="ro1-2">
          <table:table-cell office:value-type="string">
            <text:p>mistrust</text:p>
          </table:table-cell>
        </table:table-row>
        <table:table-row table:style-name="ro1-2">
          <table:table-cell office:value-type="string">
            <text:p>mistrustful</text:p>
          </table:table-cell>
        </table:table-row>
        <table:table-row table:style-name="ro1-2">
          <table:table-cell office:value-type="string">
            <text:p>mistrustfully</text:p>
          </table:table-cell>
        </table:table-row>
        <table:table-row table:style-name="ro1-2">
          <table:table-cell office:value-type="string">
            <text:p>mists</text:p>
          </table:table-cell>
        </table:table-row>
        <table:table-row table:style-name="ro1-2">
          <table:table-cell office:value-type="string">
            <text:p>misunderstand</text:p>
          </table:table-cell>
        </table:table-row>
        <table:table-row table:style-name="ro1-84">
          <table:table-cell office:value-type="string">
            <text:p>misunderstanding</text:p>
          </table:table-cell>
        </table:table-row>
        <table:table-row table:style-name="ro1-84">
          <table:table-cell office:value-type="string">
            <text:p>misunderstandings</text:p>
          </table:table-cell>
        </table:table-row>
        <table:table-row table:style-name="ro1-84">
          <table:table-cell office:value-type="string">
            <text:p>misunderstood</text:p>
          </table:table-cell>
        </table:table-row>
        <table:table-row table:style-name="ro1-2">
          <table:table-cell office:value-type="string">
            <text:p>misuse</text:p>
          </table:table-cell>
        </table:table-row>
        <table:table-row table:style-name="ro1-2">
          <table:table-cell office:value-type="string">
            <text:p>moan</text:p>
          </table:table-cell>
        </table:table-row>
        <table:table-row table:style-name="ro1-2">
          <table:table-cell office:value-type="string">
            <text:p>mobster</text:p>
          </table:table-cell>
        </table:table-row>
        <table:table-row table:style-name="ro1-2">
          <table:table-cell office:value-type="string">
            <text:p>mock</text:p>
          </table:table-cell>
        </table:table-row>
        <table:table-row table:style-name="ro1-2">
          <table:table-cell office:value-type="string">
            <text:p>mocked</text:p>
          </table:table-cell>
        </table:table-row>
        <table:table-row table:style-name="ro1-2">
          <table:table-cell office:value-type="string">
            <text:p>mockeries</text:p>
          </table:table-cell>
        </table:table-row>
        <table:table-row table:style-name="ro1-2">
          <table:table-cell office:value-type="string">
            <text:p>mockery</text:p>
          </table:table-cell>
        </table:table-row>
        <table:table-row table:style-name="ro1-2">
          <table:table-cell office:value-type="string">
            <text:p>mocking</text:p>
          </table:table-cell>
        </table:table-row>
        <table:table-row table:style-name="ro1-2">
          <table:table-cell office:value-type="string">
            <text:p>mockingly</text:p>
          </table:table-cell>
        </table:table-row>
        <table:table-row table:style-name="ro1-2">
          <table:table-cell office:value-type="string">
            <text:p>mocks</text:p>
          </table:table-cell>
        </table:table-row>
        <table:table-row table:style-name="ro1-2">
          <table:table-cell office:value-type="string">
            <text:p>molest</text:p>
          </table:table-cell>
        </table:table-row>
        <table:table-row table:style-name="ro1-2">
          <table:table-cell office:value-type="string">
            <text:p>molestation</text:p>
          </table:table-cell>
        </table:table-row>
        <table:table-row table:style-name="ro1-2">
          <table:table-cell office:value-type="string">
            <text:p>monotonous</text:p>
          </table:table-cell>
        </table:table-row>
        <table:table-row table:style-name="ro1-2">
          <table:table-cell office:value-type="string">
            <text:p>monotony</text:p>
          </table:table-cell>
        </table:table-row>
        <table:table-row table:style-name="ro1-2">
          <table:table-cell office:value-type="string">
            <text:p>monster</text:p>
          </table:table-cell>
        </table:table-row>
        <table:table-row table:style-name="ro1-2">
          <table:table-cell office:value-type="string">
            <text:p>monstrosities</text:p>
          </table:table-cell>
        </table:table-row>
        <table:table-row table:style-name="ro1-2">
          <table:table-cell office:value-type="string">
            <text:p>monstrosity</text:p>
          </table:table-cell>
        </table:table-row>
        <table:table-row table:style-name="ro1-2">
          <table:table-cell office:value-type="string">
            <text:p>monstrous</text:p>
          </table:table-cell>
        </table:table-row>
        <table:table-row table:style-name="ro1-2">
          <table:table-cell office:value-type="string">
            <text:p>monstrously</text:p>
          </table:table-cell>
        </table:table-row>
        <table:table-row table:style-name="ro1-2">
          <table:table-cell office:value-type="string">
            <text:p>moody</text:p>
          </table:table-cell>
        </table:table-row>
        <table:table-row table:style-name="ro1-2">
          <table:table-cell office:value-type="string">
            <text:p>moot</text:p>
          </table:table-cell>
        </table:table-row>
        <table:table-row table:style-name="ro1-2">
          <table:table-cell office:value-type="string">
            <text:p>mope</text:p>
          </table:table-cell>
        </table:table-row>
        <table:table-row table:style-name="ro1-2">
          <table:table-cell office:value-type="string">
            <text:p>morbid</text:p>
          </table:table-cell>
        </table:table-row>
        <table:table-row table:style-name="ro1-2">
          <table:table-cell office:value-type="string">
            <text:p>morbidly</text:p>
          </table:table-cell>
        </table:table-row>
        <table:table-row table:style-name="ro1-2">
          <table:table-cell office:value-type="string">
            <text:p>mordant</text:p>
          </table:table-cell>
        </table:table-row>
        <table:table-row table:style-name="ro1-2">
          <table:table-cell office:value-type="string">
            <text:p>mordantly</text:p>
          </table:table-cell>
        </table:table-row>
        <table:table-row table:style-name="ro1-2">
          <table:table-cell office:value-type="string">
            <text:p>moribund</text:p>
          </table:table-cell>
        </table:table-row>
        <table:table-row table:style-name="ro1-2">
          <table:table-cell office:value-type="string">
            <text:p>moron</text:p>
          </table:table-cell>
        </table:table-row>
        <table:table-row table:style-name="ro1-2">
          <table:table-cell office:value-type="string">
            <text:p>moronic</text:p>
          </table:table-cell>
        </table:table-row>
        <table:table-row table:style-name="ro1-2">
          <table:table-cell office:value-type="string">
            <text:p>morons</text:p>
          </table:table-cell>
        </table:table-row>
        <table:table-row table:style-name="ro1-2">
          <table:table-cell office:value-type="string">
            <text:p>mortification</text:p>
          </table:table-cell>
        </table:table-row>
        <table:table-row table:style-name="ro1-2">
          <table:table-cell office:value-type="string">
            <text:p>mortified</text:p>
          </table:table-cell>
        </table:table-row>
        <table:table-row table:style-name="ro1-2">
          <table:table-cell office:value-type="string">
            <text:p>mortify</text:p>
          </table:table-cell>
        </table:table-row>
        <table:table-row table:style-name="ro1-2">
          <table:table-cell office:value-type="string">
            <text:p>mortifying</text:p>
          </table:table-cell>
        </table:table-row>
        <table:table-row table:style-name="ro1-2">
          <table:table-cell office:value-type="string">
            <text:p>motionless</text:p>
          </table:table-cell>
        </table:table-row>
        <table:table-row table:style-name="ro1-2">
          <table:table-cell office:value-type="string">
            <text:p>motley</text:p>
          </table:table-cell>
        </table:table-row>
        <table:table-row table:style-name="ro1-2">
          <table:table-cell office:value-type="string">
            <text:p>mourn</text:p>
          </table:table-cell>
        </table:table-row>
        <table:table-row table:style-name="ro1-2">
          <table:table-cell office:value-type="string">
            <text:p>mourner</text:p>
          </table:table-cell>
        </table:table-row>
        <table:table-row table:style-name="ro1-2">
          <table:table-cell office:value-type="string">
            <text:p>mournful</text:p>
          </table:table-cell>
        </table:table-row>
        <table:table-row table:style-name="ro1-2">
          <table:table-cell office:value-type="string">
            <text:p>mournfully</text:p>
          </table:table-cell>
        </table:table-row>
        <table:table-row table:style-name="ro1-2">
          <table:table-cell office:value-type="string">
            <text:p>muddle</text:p>
          </table:table-cell>
        </table:table-row>
        <table:table-row table:style-name="ro1-2">
          <table:table-cell office:value-type="string">
            <text:p>muddy</text:p>
          </table:table-cell>
        </table:table-row>
        <table:table-row table:style-name="ro1-2">
          <table:table-cell office:value-type="string">
            <text:p>mudslinger</text:p>
          </table:table-cell>
        </table:table-row>
        <table:table-row table:style-name="ro1-2">
          <table:table-cell office:value-type="string">
            <text:p>mudslinging</text:p>
          </table:table-cell>
        </table:table-row>
        <table:table-row table:style-name="ro1-2">
          <table:table-cell office:value-type="string">
            <text:p>mulish</text:p>
          </table:table-cell>
        </table:table-row>
        <table:table-row table:style-name="ro1-84">
          <table:table-cell office:value-type="string">
            <text:p>multi-polarization</text:p>
          </table:table-cell>
        </table:table-row>
        <table:table-row table:style-name="ro1-2">
          <table:table-cell office:value-type="string">
            <text:p>mundane</text:p>
          </table:table-cell>
        </table:table-row>
        <table:table-row table:style-name="ro1-2">
          <table:table-cell office:value-type="string">
            <text:p>murder</text:p>
          </table:table-cell>
        </table:table-row>
        <table:table-row table:style-name="ro1-2">
          <table:table-cell office:value-type="string">
            <text:p>murderer</text:p>
          </table:table-cell>
        </table:table-row>
        <table:table-row table:style-name="ro1-2">
          <table:table-cell office:value-type="string">
            <text:p>murderous</text:p>
          </table:table-cell>
        </table:table-row>
        <table:table-row table:style-name="ro1-2">
          <table:table-cell office:value-type="string">
            <text:p>murderously</text:p>
          </table:table-cell>
        </table:table-row>
        <table:table-row table:style-name="ro1-2">
          <table:table-cell office:value-type="string">
            <text:p>murky</text:p>
          </table:table-cell>
        </table:table-row>
        <table:table-row table:style-name="ro1-84">
          <table:table-cell office:value-type="string">
            <text:p>muscle-flexing</text:p>
          </table:table-cell>
        </table:table-row>
        <table:table-row table:style-name="ro1-2">
          <table:table-cell office:value-type="string">
            <text:p>mushy</text:p>
          </table:table-cell>
        </table:table-row>
        <table:table-row table:style-name="ro1-2">
          <table:table-cell office:value-type="string">
            <text:p>musty</text:p>
          </table:table-cell>
        </table:table-row>
        <table:table-row table:style-name="ro1-2">
          <table:table-cell office:value-type="string">
            <text:p>mysterious</text:p>
          </table:table-cell>
        </table:table-row>
        <table:table-row table:style-name="ro1-2">
          <table:table-cell office:value-type="string">
            <text:p>mysteriously</text:p>
          </table:table-cell>
        </table:table-row>
        <table:table-row table:style-name="ro1-2">
          <table:table-cell office:value-type="string">
            <text:p>mystery</text:p>
          </table:table-cell>
        </table:table-row>
        <table:table-row table:style-name="ro1-2">
          <table:table-cell office:value-type="string">
            <text:p>mystify</text:p>
          </table:table-cell>
        </table:table-row>
        <table:table-row table:style-name="ro1-2">
          <table:table-cell office:value-type="string">
            <text:p>myth</text:p>
          </table:table-cell>
        </table:table-row>
        <table:table-row table:style-name="ro1-2">
          <table:table-cell office:value-type="string">
            <text:p>nag</text:p>
          </table:table-cell>
        </table:table-row>
        <table:table-row table:style-name="ro1-2">
          <table:table-cell office:value-type="string">
            <text:p>nagging</text:p>
          </table:table-cell>
        </table:table-row>
        <table:table-row table:style-name="ro1-2">
          <table:table-cell office:value-type="string">
            <text:p>naive</text:p>
          </table:table-cell>
        </table:table-row>
        <table:table-row table:style-name="ro1-2">
          <table:table-cell office:value-type="string">
            <text:p>naively</text:p>
          </table:table-cell>
        </table:table-row>
        <table:table-row table:style-name="ro1-2">
          <table:table-cell office:value-type="string">
            <text:p>narrower</text:p>
          </table:table-cell>
        </table:table-row>
        <table:table-row table:style-name="ro1-2">
          <table:table-cell office:value-type="string">
            <text:p>nastily</text:p>
          </table:table-cell>
        </table:table-row>
        <table:table-row table:style-name="ro1-2">
          <table:table-cell office:value-type="string">
            <text:p>nastiness</text:p>
          </table:table-cell>
        </table:table-row>
        <table:table-row table:style-name="ro1-2">
          <table:table-cell office:value-type="string">
            <text:p>nasty</text:p>
          </table:table-cell>
        </table:table-row>
        <table:table-row table:style-name="ro1-2">
          <table:table-cell office:value-type="string">
            <text:p>naughty</text:p>
          </table:table-cell>
        </table:table-row>
        <table:table-row table:style-name="ro1-2">
          <table:table-cell office:value-type="string">
            <text:p>nauseate</text:p>
          </table:table-cell>
        </table:table-row>
        <table:table-row table:style-name="ro1-2">
          <table:table-cell office:value-type="string">
            <text:p>nauseates</text:p>
          </table:table-cell>
        </table:table-row>
        <table:table-row table:style-name="ro1-2">
          <table:table-cell office:value-type="string">
            <text:p>nauseating</text:p>
          </table:table-cell>
        </table:table-row>
        <table:table-row table:style-name="ro1-2">
          <table:table-cell office:value-type="string">
            <text:p>nauseatingly</text:p>
          </table:table-cell>
        </table:table-row>
        <table:table-row table:style-name="ro1-2">
          <table:table-cell office:value-type="string">
            <text:p>naïve</text:p>
          </table:table-cell>
        </table:table-row>
        <table:table-row table:style-name="ro1-2">
          <table:table-cell office:value-type="string">
            <text:p>nebulous</text:p>
          </table:table-cell>
        </table:table-row>
        <table:table-row table:style-name="ro1-2">
          <table:table-cell office:value-type="string">
            <text:p>nebulously</text:p>
          </table:table-cell>
        </table:table-row>
        <table:table-row table:style-name="ro1-2">
          <table:table-cell office:value-type="string">
            <text:p>needless</text:p>
          </table:table-cell>
        </table:table-row>
        <table:table-row table:style-name="ro1-2">
          <table:table-cell office:value-type="string">
            <text:p>needlessly</text:p>
          </table:table-cell>
        </table:table-row>
        <table:table-row table:style-name="ro1-2">
          <table:table-cell office:value-type="string">
            <text:p>needy</text:p>
          </table:table-cell>
        </table:table-row>
        <table:table-row table:style-name="ro1-2">
          <table:table-cell office:value-type="string">
            <text:p>nefarious</text:p>
          </table:table-cell>
        </table:table-row>
        <table:table-row table:style-name="ro1-2">
          <table:table-cell office:value-type="string">
            <text:p>nefariously</text:p>
          </table:table-cell>
        </table:table-row>
        <table:table-row table:style-name="ro1-2">
          <table:table-cell office:value-type="string">
            <text:p>negate</text:p>
          </table:table-cell>
        </table:table-row>
        <table:table-row table:style-name="ro1-2">
          <table:table-cell office:value-type="string">
            <text:p>negation</text:p>
          </table:table-cell>
        </table:table-row>
        <table:table-row table:style-name="ro1-2">
          <table:table-cell office:value-type="string">
            <text:p>negative</text:p>
          </table:table-cell>
        </table:table-row>
        <table:table-row table:style-name="ro1-2">
          <table:table-cell office:value-type="string">
            <text:p>negatives</text:p>
          </table:table-cell>
        </table:table-row>
        <table:table-row table:style-name="ro1-2">
          <table:table-cell office:value-type="string">
            <text:p>negativity</text:p>
          </table:table-cell>
        </table:table-row>
        <table:table-row table:style-name="ro1-2">
          <table:table-cell office:value-type="string">
            <text:p>neglect</text:p>
          </table:table-cell>
        </table:table-row>
        <table:table-row table:style-name="ro1-2">
          <table:table-cell office:value-type="string">
            <text:p>neglected</text:p>
          </table:table-cell>
        </table:table-row>
        <table:table-row table:style-name="ro1-2">
          <table:table-cell office:value-type="string">
            <text:p>negligence</text:p>
          </table:table-cell>
        </table:table-row>
        <table:table-row table:style-name="ro1-2">
          <table:table-cell office:value-type="string">
            <text:p>negligent</text:p>
          </table:table-cell>
        </table:table-row>
        <table:table-row table:style-name="ro1-2">
          <table:table-cell office:value-type="string">
            <text:p>nemesis</text:p>
          </table:table-cell>
        </table:table-row>
        <table:table-row table:style-name="ro1-2">
          <table:table-cell office:value-type="string">
            <text:p>nepotism</text:p>
          </table:table-cell>
        </table:table-row>
        <table:table-row table:style-name="ro1-2">
          <table:table-cell office:value-type="string">
            <text:p>nervous</text:p>
          </table:table-cell>
        </table:table-row>
        <table:table-row table:style-name="ro1-2">
          <table:table-cell office:value-type="string">
            <text:p>nervously</text:p>
          </table:table-cell>
        </table:table-row>
        <table:table-row table:style-name="ro1-2">
          <table:table-cell office:value-type="string">
            <text:p>nervousness</text:p>
          </table:table-cell>
        </table:table-row>
        <table:table-row table:style-name="ro1-2">
          <table:table-cell office:value-type="string">
            <text:p>nettle</text:p>
          </table:table-cell>
        </table:table-row>
        <table:table-row table:style-name="ro1-2">
          <table:table-cell office:value-type="string">
            <text:p>nettlesome</text:p>
          </table:table-cell>
        </table:table-row>
        <table:table-row table:style-name="ro1-2">
          <table:table-cell office:value-type="string">
            <text:p>neurotic</text:p>
          </table:table-cell>
        </table:table-row>
        <table:table-row table:style-name="ro1-2">
          <table:table-cell office:value-type="string">
            <text:p>neurotically</text:p>
          </table:table-cell>
        </table:table-row>
        <table:table-row table:style-name="ro1-2">
          <table:table-cell office:value-type="string">
            <text:p>niggle</text:p>
          </table:table-cell>
        </table:table-row>
        <table:table-row table:style-name="ro1-2">
          <table:table-cell office:value-type="string">
            <text:p>niggles</text:p>
          </table:table-cell>
        </table:table-row>
        <table:table-row table:style-name="ro1-2">
          <table:table-cell office:value-type="string">
            <text:p>nightmare</text:p>
          </table:table-cell>
        </table:table-row>
        <table:table-row table:style-name="ro1-2">
          <table:table-cell office:value-type="string">
            <text:p>nightmarish</text:p>
          </table:table-cell>
        </table:table-row>
        <table:table-row table:style-name="ro1-2">
          <table:table-cell office:value-type="string">
            <text:p>nightmarishly</text:p>
          </table:table-cell>
        </table:table-row>
        <table:table-row table:style-name="ro1-2">
          <table:table-cell office:value-type="string">
            <text:p>nitpick</text:p>
          </table:table-cell>
        </table:table-row>
        <table:table-row table:style-name="ro1-2">
          <table:table-cell office:value-type="string">
            <text:p>nitpicking</text:p>
          </table:table-cell>
        </table:table-row>
        <table:table-row table:style-name="ro1-2">
          <table:table-cell office:value-type="string">
            <text:p>noise</text:p>
          </table:table-cell>
        </table:table-row>
        <table:table-row table:style-name="ro1-2">
          <table:table-cell office:value-type="string">
            <text:p>noises</text:p>
          </table:table-cell>
        </table:table-row>
        <table:table-row table:style-name="ro1-2">
          <table:table-cell office:value-type="string">
            <text:p>noisier</text:p>
          </table:table-cell>
        </table:table-row>
        <table:table-row table:style-name="ro1-2">
          <table:table-cell office:value-type="string">
            <text:p>noisy</text:p>
          </table:table-cell>
        </table:table-row>
        <table:table-row table:style-name="ro1-84">
          <table:table-cell office:value-type="string">
            <text:p>non-confidence</text:p>
          </table:table-cell>
        </table:table-row>
        <table:table-row table:style-name="ro1-2">
          <table:table-cell office:value-type="string">
            <text:p>nonexistent</text:p>
          </table:table-cell>
        </table:table-row>
        <table:table-row table:style-name="ro1-2">
          <table:table-cell office:value-type="string">
            <text:p>nonresponsive</text:p>
          </table:table-cell>
        </table:table-row>
        <table:table-row table:style-name="ro1-2">
          <table:table-cell office:value-type="string">
            <text:p>nonsense</text:p>
          </table:table-cell>
        </table:table-row>
        <table:table-row table:style-name="ro1-2">
          <table:table-cell office:value-type="string">
            <text:p>nosey</text:p>
          </table:table-cell>
        </table:table-row>
        <table:table-row table:style-name="ro1-2">
          <table:table-cell office:value-type="string">
            <text:p>notoriety</text:p>
          </table:table-cell>
        </table:table-row>
        <table:table-row table:style-name="ro1-2">
          <table:table-cell office:value-type="string">
            <text:p>notorious</text:p>
          </table:table-cell>
        </table:table-row>
        <table:table-row table:style-name="ro1-2">
          <table:table-cell office:value-type="string">
            <text:p>notoriously</text:p>
          </table:table-cell>
        </table:table-row>
        <table:table-row table:style-name="ro1-2">
          <table:table-cell office:value-type="string">
            <text:p>noxious</text:p>
          </table:table-cell>
        </table:table-row>
        <table:table-row table:style-name="ro1-2">
          <table:table-cell office:value-type="string">
            <text:p>nuisance</text:p>
          </table:table-cell>
        </table:table-row>
        <table:table-row table:style-name="ro1-2">
          <table:table-cell office:value-type="string">
            <text:p>numb</text:p>
          </table:table-cell>
        </table:table-row>
        <table:table-row table:style-name="ro1-2">
          <table:table-cell office:value-type="string">
            <text:p>obese</text:p>
          </table:table-cell>
        </table:table-row>
        <table:table-row table:style-name="ro1-2">
          <table:table-cell office:value-type="string">
            <text:p>object</text:p>
          </table:table-cell>
        </table:table-row>
        <table:table-row table:style-name="ro1-2">
          <table:table-cell office:value-type="string">
            <text:p>objection</text:p>
          </table:table-cell>
        </table:table-row>
        <table:table-row table:style-name="ro1-2">
          <table:table-cell office:value-type="string">
            <text:p>objectionable</text:p>
          </table:table-cell>
        </table:table-row>
        <table:table-row table:style-name="ro1-2">
          <table:table-cell office:value-type="string">
            <text:p>objections</text:p>
          </table:table-cell>
        </table:table-row>
        <table:table-row table:style-name="ro1-2">
          <table:table-cell office:value-type="string">
            <text:p>oblique</text:p>
          </table:table-cell>
        </table:table-row>
        <table:table-row table:style-name="ro1-2">
          <table:table-cell office:value-type="string">
            <text:p>obliterate</text:p>
          </table:table-cell>
        </table:table-row>
        <table:table-row table:style-name="ro1-2">
          <table:table-cell office:value-type="string">
            <text:p>obliterated</text:p>
          </table:table-cell>
        </table:table-row>
        <table:table-row table:style-name="ro1-2">
          <table:table-cell office:value-type="string">
            <text:p>oblivious</text:p>
          </table:table-cell>
        </table:table-row>
        <table:table-row table:style-name="ro1-2">
          <table:table-cell office:value-type="string">
            <text:p>obnoxious</text:p>
          </table:table-cell>
        </table:table-row>
        <table:table-row table:style-name="ro1-2">
          <table:table-cell office:value-type="string">
            <text:p>obnoxiously</text:p>
          </table:table-cell>
        </table:table-row>
        <table:table-row table:style-name="ro1-2">
          <table:table-cell office:value-type="string">
            <text:p>obscene</text:p>
          </table:table-cell>
        </table:table-row>
        <table:table-row table:style-name="ro1-2">
          <table:table-cell office:value-type="string">
            <text:p>obscenely</text:p>
          </table:table-cell>
        </table:table-row>
        <table:table-row table:style-name="ro1-2">
          <table:table-cell office:value-type="string">
            <text:p>obscenity</text:p>
          </table:table-cell>
        </table:table-row>
        <table:table-row table:style-name="ro1-2">
          <table:table-cell office:value-type="string">
            <text:p>obscure</text:p>
          </table:table-cell>
        </table:table-row>
        <table:table-row table:style-name="ro1-2">
          <table:table-cell office:value-type="string">
            <text:p>obscured</text:p>
          </table:table-cell>
        </table:table-row>
        <table:table-row table:style-name="ro1-2">
          <table:table-cell office:value-type="string">
            <text:p>obscures</text:p>
          </table:table-cell>
        </table:table-row>
        <table:table-row table:style-name="ro1-2">
          <table:table-cell office:value-type="string">
            <text:p>obscurity</text:p>
          </table:table-cell>
        </table:table-row>
        <table:table-row table:style-name="ro1-2">
          <table:table-cell office:value-type="string">
            <text:p>obsess</text:p>
          </table:table-cell>
        </table:table-row>
        <table:table-row table:style-name="ro1-2">
          <table:table-cell office:value-type="string">
            <text:p>obsessive</text:p>
          </table:table-cell>
        </table:table-row>
        <table:table-row table:style-name="ro1-2">
          <table:table-cell office:value-type="string">
            <text:p>obsessively</text:p>
          </table:table-cell>
        </table:table-row>
        <table:table-row table:style-name="ro1-2">
          <table:table-cell office:value-type="string">
            <text:p>obsessiveness</text:p>
          </table:table-cell>
        </table:table-row>
        <table:table-row table:style-name="ro1-2">
          <table:table-cell office:value-type="string">
            <text:p>obsolete</text:p>
          </table:table-cell>
        </table:table-row>
        <table:table-row table:style-name="ro1-2">
          <table:table-cell office:value-type="string">
            <text:p>obstacle</text:p>
          </table:table-cell>
        </table:table-row>
        <table:table-row table:style-name="ro1-2">
          <table:table-cell office:value-type="string">
            <text:p>obstinate</text:p>
          </table:table-cell>
        </table:table-row>
        <table:table-row table:style-name="ro1-2">
          <table:table-cell office:value-type="string">
            <text:p>obstinately</text:p>
          </table:table-cell>
        </table:table-row>
        <table:table-row table:style-name="ro1-2">
          <table:table-cell office:value-type="string">
            <text:p>obstruct</text:p>
          </table:table-cell>
        </table:table-row>
        <table:table-row table:style-name="ro1-2">
          <table:table-cell office:value-type="string">
            <text:p>obstructed</text:p>
          </table:table-cell>
        </table:table-row>
        <table:table-row table:style-name="ro1-2">
          <table:table-cell office:value-type="string">
            <text:p>obstructing</text:p>
          </table:table-cell>
        </table:table-row>
        <table:table-row table:style-name="ro1-2">
          <table:table-cell office:value-type="string">
            <text:p>obstruction</text:p>
          </table:table-cell>
        </table:table-row>
        <table:table-row table:style-name="ro1-2">
          <table:table-cell office:value-type="string">
            <text:p>obstructs</text:p>
          </table:table-cell>
        </table:table-row>
        <table:table-row table:style-name="ro1-2">
          <table:table-cell office:value-type="string">
            <text:p>obtrusive</text:p>
          </table:table-cell>
        </table:table-row>
        <table:table-row table:style-name="ro1-2">
          <table:table-cell office:value-type="string">
            <text:p>obtuse</text:p>
          </table:table-cell>
        </table:table-row>
        <table:table-row table:style-name="ro1-2">
          <table:table-cell office:value-type="string">
            <text:p>occlude</text:p>
          </table:table-cell>
        </table:table-row>
        <table:table-row table:style-name="ro1-2">
          <table:table-cell office:value-type="string">
            <text:p>occluded</text:p>
          </table:table-cell>
        </table:table-row>
        <table:table-row table:style-name="ro1-2">
          <table:table-cell office:value-type="string">
            <text:p>occludes</text:p>
          </table:table-cell>
        </table:table-row>
        <table:table-row table:style-name="ro1-2">
          <table:table-cell office:value-type="string">
            <text:p>occluding</text:p>
          </table:table-cell>
        </table:table-row>
        <table:table-row table:style-name="ro1-2">
          <table:table-cell office:value-type="string">
            <text:p>odd</text:p>
          </table:table-cell>
        </table:table-row>
        <table:table-row table:style-name="ro1-2">
          <table:table-cell office:value-type="string">
            <text:p>odder</text:p>
          </table:table-cell>
        </table:table-row>
        <table:table-row table:style-name="ro1-2">
          <table:table-cell office:value-type="string">
            <text:p>oddest</text:p>
          </table:table-cell>
        </table:table-row>
        <table:table-row table:style-name="ro1-2">
          <table:table-cell office:value-type="string">
            <text:p>oddities</text:p>
          </table:table-cell>
        </table:table-row>
        <table:table-row table:style-name="ro1-2">
          <table:table-cell office:value-type="string">
            <text:p>oddity</text:p>
          </table:table-cell>
        </table:table-row>
        <table:table-row table:style-name="ro1-2">
          <table:table-cell office:value-type="string">
            <text:p>oddly</text:p>
          </table:table-cell>
        </table:table-row>
        <table:table-row table:style-name="ro1-2">
          <table:table-cell office:value-type="string">
            <text:p>odor</text:p>
          </table:table-cell>
        </table:table-row>
        <table:table-row table:style-name="ro1-2">
          <table:table-cell office:value-type="string">
            <text:p>offence</text:p>
          </table:table-cell>
        </table:table-row>
        <table:table-row table:style-name="ro1-2">
          <table:table-cell office:value-type="string">
            <text:p>offend</text:p>
          </table:table-cell>
        </table:table-row>
        <table:table-row table:style-name="ro1-2">
          <table:table-cell office:value-type="string">
            <text:p>offender</text:p>
          </table:table-cell>
        </table:table-row>
        <table:table-row table:style-name="ro1-2">
          <table:table-cell office:value-type="string">
            <text:p>offending</text:p>
          </table:table-cell>
        </table:table-row>
        <table:table-row table:style-name="ro1-2">
          <table:table-cell office:value-type="string">
            <text:p>offenses</text:p>
          </table:table-cell>
        </table:table-row>
        <table:table-row table:style-name="ro1-2">
          <table:table-cell office:value-type="string">
            <text:p>offensive</text:p>
          </table:table-cell>
        </table:table-row>
        <table:table-row table:style-name="ro1-2">
          <table:table-cell office:value-type="string">
            <text:p>offensively</text:p>
          </table:table-cell>
        </table:table-row>
        <table:table-row table:style-name="ro1-2">
          <table:table-cell office:value-type="string">
            <text:p>offensiveness</text:p>
          </table:table-cell>
        </table:table-row>
        <table:table-row table:style-name="ro1-2">
          <table:table-cell office:value-type="string">
            <text:p>officious</text:p>
          </table:table-cell>
        </table:table-row>
        <table:table-row table:style-name="ro1-2">
          <table:table-cell office:value-type="string">
            <text:p>ominous</text:p>
          </table:table-cell>
        </table:table-row>
        <table:table-row table:style-name="ro1-2">
          <table:table-cell office:value-type="string">
            <text:p>ominously</text:p>
          </table:table-cell>
        </table:table-row>
        <table:table-row table:style-name="ro1-2">
          <table:table-cell office:value-type="string">
            <text:p>omission</text:p>
          </table:table-cell>
        </table:table-row>
        <table:table-row table:style-name="ro1-2">
          <table:table-cell office:value-type="string">
            <text:p>omit</text:p>
          </table:table-cell>
        </table:table-row>
        <table:table-row table:style-name="ro1-2">
          <table:table-cell office:value-type="string">
            <text:p>one-sided</text:p>
          </table:table-cell>
        </table:table-row>
        <table:table-row table:style-name="ro1-2">
          <table:table-cell office:value-type="string">
            <text:p>onerous</text:p>
          </table:table-cell>
        </table:table-row>
        <table:table-row table:style-name="ro1-2">
          <table:table-cell office:value-type="string">
            <text:p>onerously</text:p>
          </table:table-cell>
        </table:table-row>
        <table:table-row table:style-name="ro1-2">
          <table:table-cell office:value-type="string">
            <text:p>onslaught</text:p>
          </table:table-cell>
        </table:table-row>
        <table:table-row table:style-name="ro1-2">
          <table:table-cell office:value-type="string">
            <text:p>opinionated</text:p>
          </table:table-cell>
        </table:table-row>
        <table:table-row table:style-name="ro1-2">
          <table:table-cell office:value-type="string">
            <text:p>opponent</text:p>
          </table:table-cell>
        </table:table-row>
        <table:table-row table:style-name="ro1-2">
          <table:table-cell office:value-type="string">
            <text:p>opportunistic</text:p>
          </table:table-cell>
        </table:table-row>
        <table:table-row table:style-name="ro1-2">
          <table:table-cell office:value-type="string">
            <text:p>oppose</text:p>
          </table:table-cell>
        </table:table-row>
        <table:table-row table:style-name="ro1-2">
          <table:table-cell office:value-type="string">
            <text:p>opposition</text:p>
          </table:table-cell>
        </table:table-row>
        <table:table-row table:style-name="ro1-2">
          <table:table-cell office:value-type="string">
            <text:p>oppositions</text:p>
          </table:table-cell>
        </table:table-row>
        <table:table-row table:style-name="ro1-2">
          <table:table-cell office:value-type="string">
            <text:p>oppress</text:p>
          </table:table-cell>
        </table:table-row>
        <table:table-row table:style-name="ro1-2">
          <table:table-cell office:value-type="string">
            <text:p>oppression</text:p>
          </table:table-cell>
        </table:table-row>
        <table:table-row table:style-name="ro1-2">
          <table:table-cell office:value-type="string">
            <text:p>oppressive</text:p>
          </table:table-cell>
        </table:table-row>
        <table:table-row table:style-name="ro1-2">
          <table:table-cell office:value-type="string">
            <text:p>oppressively</text:p>
          </table:table-cell>
        </table:table-row>
        <table:table-row table:style-name="ro1-84">
          <table:table-cell office:value-type="string">
            <text:p>oppressiveness</text:p>
          </table:table-cell>
        </table:table-row>
        <table:table-row table:style-name="ro1-2">
          <table:table-cell office:value-type="string">
            <text:p>oppressors</text:p>
          </table:table-cell>
        </table:table-row>
        <table:table-row table:style-name="ro1-2">
          <table:table-cell office:value-type="string">
            <text:p>ordeal</text:p>
          </table:table-cell>
        </table:table-row>
        <table:table-row table:style-name="ro1-2">
          <table:table-cell office:value-type="string">
            <text:p>orphan</text:p>
          </table:table-cell>
        </table:table-row>
        <table:table-row table:style-name="ro1-2">
          <table:table-cell office:value-type="string">
            <text:p>ostracize</text:p>
          </table:table-cell>
        </table:table-row>
        <table:table-row table:style-name="ro1-2">
          <table:table-cell office:value-type="string">
            <text:p>outbreak</text:p>
          </table:table-cell>
        </table:table-row>
        <table:table-row table:style-name="ro1-2">
          <table:table-cell office:value-type="string">
            <text:p>outburst</text:p>
          </table:table-cell>
        </table:table-row>
        <table:table-row table:style-name="ro1-2">
          <table:table-cell office:value-type="string">
            <text:p>outbursts</text:p>
          </table:table-cell>
        </table:table-row>
        <table:table-row table:style-name="ro1-2">
          <table:table-cell office:value-type="string">
            <text:p>outcast</text:p>
          </table:table-cell>
        </table:table-row>
        <table:table-row table:style-name="ro1-2">
          <table:table-cell office:value-type="string">
            <text:p>outcry</text:p>
          </table:table-cell>
        </table:table-row>
        <table:table-row table:style-name="ro1-2">
          <table:table-cell office:value-type="string">
            <text:p>outlaw</text:p>
          </table:table-cell>
        </table:table-row>
        <table:table-row table:style-name="ro1-2">
          <table:table-cell office:value-type="string">
            <text:p>outmoded</text:p>
          </table:table-cell>
        </table:table-row>
        <table:table-row table:style-name="ro1-2">
          <table:table-cell office:value-type="string">
            <text:p>outrage</text:p>
          </table:table-cell>
        </table:table-row>
        <table:table-row table:style-name="ro1-2">
          <table:table-cell office:value-type="string">
            <text:p>outraged</text:p>
          </table:table-cell>
        </table:table-row>
        <table:table-row table:style-name="ro1-2">
          <table:table-cell office:value-type="string">
            <text:p>outrageous</text:p>
          </table:table-cell>
        </table:table-row>
        <table:table-row table:style-name="ro1-2">
          <table:table-cell office:value-type="string">
            <text:p>outrageously</text:p>
          </table:table-cell>
        </table:table-row>
        <table:table-row table:style-name="ro1-84">
          <table:table-cell office:value-type="string">
            <text:p>outrageousness</text:p>
          </table:table-cell>
        </table:table-row>
        <table:table-row table:style-name="ro1-2">
          <table:table-cell office:value-type="string">
            <text:p>outrages</text:p>
          </table:table-cell>
        </table:table-row>
        <table:table-row table:style-name="ro1-2">
          <table:table-cell office:value-type="string">
            <text:p>outsider</text:p>
          </table:table-cell>
        </table:table-row>
        <table:table-row table:style-name="ro1-2">
          <table:table-cell office:value-type="string">
            <text:p>over-acted</text:p>
          </table:table-cell>
        </table:table-row>
        <table:table-row table:style-name="ro1-2">
          <table:table-cell office:value-type="string">
            <text:p>over-awe</text:p>
          </table:table-cell>
        </table:table-row>
        <table:table-row table:style-name="ro1-2">
          <table:table-cell office:value-type="string">
            <text:p>over-balanced</text:p>
          </table:table-cell>
        </table:table-row>
        <table:table-row table:style-name="ro1-2">
          <table:table-cell office:value-type="string">
            <text:p>over-hyped</text:p>
          </table:table-cell>
        </table:table-row>
        <table:table-row table:style-name="ro1-2">
          <table:table-cell office:value-type="string">
            <text:p>over-priced</text:p>
          </table:table-cell>
        </table:table-row>
        <table:table-row table:style-name="ro1-2">
          <table:table-cell office:value-type="string">
            <text:p>over-valuation</text:p>
          </table:table-cell>
        </table:table-row>
        <table:table-row table:style-name="ro1-2">
          <table:table-cell office:value-type="string">
            <text:p>overact</text:p>
          </table:table-cell>
        </table:table-row>
        <table:table-row table:style-name="ro1-2">
          <table:table-cell office:value-type="string">
            <text:p>overacted</text:p>
          </table:table-cell>
        </table:table-row>
        <table:table-row table:style-name="ro1-2">
          <table:table-cell office:value-type="string">
            <text:p>overawe</text:p>
          </table:table-cell>
        </table:table-row>
        <table:table-row table:style-name="ro1-2">
          <table:table-cell office:value-type="string">
            <text:p>overbalance</text:p>
          </table:table-cell>
        </table:table-row>
        <table:table-row table:style-name="ro1-2">
          <table:table-cell office:value-type="string">
            <text:p>overbalanced</text:p>
          </table:table-cell>
        </table:table-row>
        <table:table-row table:style-name="ro1-2">
          <table:table-cell office:value-type="string">
            <text:p>overbearing</text:p>
          </table:table-cell>
        </table:table-row>
        <table:table-row table:style-name="ro1-2">
          <table:table-cell office:value-type="string">
            <text:p>overbearingly</text:p>
          </table:table-cell>
        </table:table-row>
        <table:table-row table:style-name="ro1-2">
          <table:table-cell office:value-type="string">
            <text:p>overblown</text:p>
          </table:table-cell>
        </table:table-row>
        <table:table-row table:style-name="ro1-2">
          <table:table-cell office:value-type="string">
            <text:p>overdo</text:p>
          </table:table-cell>
        </table:table-row>
        <table:table-row table:style-name="ro1-2">
          <table:table-cell office:value-type="string">
            <text:p>overdone</text:p>
          </table:table-cell>
        </table:table-row>
        <table:table-row table:style-name="ro1-2">
          <table:table-cell office:value-type="string">
            <text:p>overdue</text:p>
          </table:table-cell>
        </table:table-row>
        <table:table-row table:style-name="ro1-84">
          <table:table-cell office:value-type="string">
            <text:p>overemphasize</text:p>
          </table:table-cell>
        </table:table-row>
        <table:table-row table:style-name="ro1-2">
          <table:table-cell office:value-type="string">
            <text:p>overheat</text:p>
          </table:table-cell>
        </table:table-row>
        <table:table-row table:style-name="ro1-2">
          <table:table-cell office:value-type="string">
            <text:p>overkill</text:p>
          </table:table-cell>
        </table:table-row>
        <table:table-row table:style-name="ro1-2">
          <table:table-cell office:value-type="string">
            <text:p>overloaded</text:p>
          </table:table-cell>
        </table:table-row>
        <table:table-row table:style-name="ro1-2">
          <table:table-cell office:value-type="string">
            <text:p>overlook</text:p>
          </table:table-cell>
        </table:table-row>
        <table:table-row table:style-name="ro1-2">
          <table:table-cell office:value-type="string">
            <text:p>overpaid</text:p>
          </table:table-cell>
        </table:table-row>
        <table:table-row table:style-name="ro1-2">
          <table:table-cell office:value-type="string">
            <text:p>overpayed</text:p>
          </table:table-cell>
        </table:table-row>
        <table:table-row table:style-name="ro1-2">
          <table:table-cell office:value-type="string">
            <text:p>overplay</text:p>
          </table:table-cell>
        </table:table-row>
        <table:table-row table:style-name="ro1-2">
          <table:table-cell office:value-type="string">
            <text:p>overpower</text:p>
          </table:table-cell>
        </table:table-row>
        <table:table-row table:style-name="ro1-2">
          <table:table-cell office:value-type="string">
            <text:p>overpriced</text:p>
          </table:table-cell>
        </table:table-row>
        <table:table-row table:style-name="ro1-2">
          <table:table-cell office:value-type="string">
            <text:p>overrated</text:p>
          </table:table-cell>
        </table:table-row>
        <table:table-row table:style-name="ro1-2">
          <table:table-cell office:value-type="string">
            <text:p>overreach</text:p>
          </table:table-cell>
        </table:table-row>
        <table:table-row table:style-name="ro1-2">
          <table:table-cell office:value-type="string">
            <text:p>overrun</text:p>
          </table:table-cell>
        </table:table-row>
        <table:table-row table:style-name="ro1-2">
          <table:table-cell office:value-type="string">
            <text:p>overshadow</text:p>
          </table:table-cell>
        </table:table-row>
        <table:table-row table:style-name="ro1-2">
          <table:table-cell office:value-type="string">
            <text:p>oversight</text:p>
          </table:table-cell>
        </table:table-row>
        <table:table-row table:style-name="ro1-2">
          <table:table-cell office:value-type="string">
            <text:p>oversights</text:p>
          </table:table-cell>
        </table:table-row>
        <table:table-row table:style-name="ro1-84">
          <table:table-cell office:value-type="string">
            <text:p>oversimplification</text:p>
          </table:table-cell>
        </table:table-row>
        <table:table-row table:style-name="ro1-84">
          <table:table-cell office:value-type="string">
            <text:p>oversimplified</text:p>
          </table:table-cell>
        </table:table-row>
        <table:table-row table:style-name="ro1-2">
          <table:table-cell office:value-type="string">
            <text:p>oversimplify</text:p>
          </table:table-cell>
        </table:table-row>
        <table:table-row table:style-name="ro1-2">
          <table:table-cell office:value-type="string">
            <text:p>oversize</text:p>
          </table:table-cell>
        </table:table-row>
        <table:table-row table:style-name="ro1-2">
          <table:table-cell office:value-type="string">
            <text:p>overstate</text:p>
          </table:table-cell>
        </table:table-row>
        <table:table-row table:style-name="ro1-2">
          <table:table-cell office:value-type="string">
            <text:p>overstated</text:p>
          </table:table-cell>
        </table:table-row>
        <table:table-row table:style-name="ro1-2">
          <table:table-cell office:value-type="string">
            <text:p>overstatement</text:p>
          </table:table-cell>
        </table:table-row>
        <table:table-row table:style-name="ro1-84">
          <table:table-cell office:value-type="string">
            <text:p>overstatements</text:p>
          </table:table-cell>
        </table:table-row>
        <table:table-row table:style-name="ro1-2">
          <table:table-cell office:value-type="string">
            <text:p>overstates</text:p>
          </table:table-cell>
        </table:table-row>
        <table:table-row table:style-name="ro1-2">
          <table:table-cell office:value-type="string">
            <text:p>overtaxed</text:p>
          </table:table-cell>
        </table:table-row>
        <table:table-row table:style-name="ro1-2">
          <table:table-cell office:value-type="string">
            <text:p>overthrow</text:p>
          </table:table-cell>
        </table:table-row>
        <table:table-row table:style-name="ro1-2">
          <table:table-cell office:value-type="string">
            <text:p>overthrows</text:p>
          </table:table-cell>
        </table:table-row>
        <table:table-row table:style-name="ro1-2">
          <table:table-cell office:value-type="string">
            <text:p>overturn</text:p>
          </table:table-cell>
        </table:table-row>
        <table:table-row table:style-name="ro1-2">
          <table:table-cell office:value-type="string">
            <text:p>overweight</text:p>
          </table:table-cell>
        </table:table-row>
        <table:table-row table:style-name="ro1-2">
          <table:table-cell office:value-type="string">
            <text:p>overwhelm</text:p>
          </table:table-cell>
        </table:table-row>
        <table:table-row table:style-name="ro1-2">
          <table:table-cell office:value-type="string">
            <text:p>overwhelmed</text:p>
          </table:table-cell>
        </table:table-row>
        <table:table-row table:style-name="ro1-2">
          <table:table-cell office:value-type="string">
            <text:p>overwhelming</text:p>
          </table:table-cell>
        </table:table-row>
        <table:table-row table:style-name="ro1-84">
          <table:table-cell office:value-type="string">
            <text:p>overwhelmingly</text:p>
          </table:table-cell>
        </table:table-row>
        <table:table-row table:style-name="ro1-2">
          <table:table-cell office:value-type="string">
            <text:p>overwhelms</text:p>
          </table:table-cell>
        </table:table-row>
        <table:table-row table:style-name="ro1-2">
          <table:table-cell office:value-type="string">
            <text:p>overzealous</text:p>
          </table:table-cell>
        </table:table-row>
        <table:table-row table:style-name="ro1-2">
          <table:table-cell office:value-type="string">
            <text:p>overzealously</text:p>
          </table:table-cell>
        </table:table-row>
        <table:table-row table:style-name="ro1-2">
          <table:table-cell office:value-type="string">
            <text:p>overzelous</text:p>
          </table:table-cell>
        </table:table-row>
        <table:table-row table:style-name="ro1-2">
          <table:table-cell office:value-type="string">
            <text:p>pain</text:p>
          </table:table-cell>
        </table:table-row>
        <table:table-row table:style-name="ro1-2">
          <table:table-cell office:value-type="string">
            <text:p>painful</text:p>
          </table:table-cell>
        </table:table-row>
        <table:table-row table:style-name="ro1-2">
          <table:table-cell office:value-type="string">
            <text:p>painfull</text:p>
          </table:table-cell>
        </table:table-row>
        <table:table-row table:style-name="ro1-2">
          <table:table-cell office:value-type="string">
            <text:p>painfully</text:p>
          </table:table-cell>
        </table:table-row>
        <table:table-row table:style-name="ro1-2">
          <table:table-cell office:value-type="string">
            <text:p>pains</text:p>
          </table:table-cell>
        </table:table-row>
        <table:table-row table:style-name="ro1-2">
          <table:table-cell office:value-type="string">
            <text:p>pale</text:p>
          </table:table-cell>
        </table:table-row>
        <table:table-row table:style-name="ro1-2">
          <table:table-cell office:value-type="string">
            <text:p>pales</text:p>
          </table:table-cell>
        </table:table-row>
        <table:table-row table:style-name="ro1-2">
          <table:table-cell office:value-type="string">
            <text:p>paltry</text:p>
          </table:table-cell>
        </table:table-row>
        <table:table-row table:style-name="ro1-2">
          <table:table-cell office:value-type="string">
            <text:p>pan</text:p>
          </table:table-cell>
        </table:table-row>
        <table:table-row table:style-name="ro1-2">
          <table:table-cell office:value-type="string">
            <text:p>pandemonium</text:p>
          </table:table-cell>
        </table:table-row>
        <table:table-row table:style-name="ro1-2">
          <table:table-cell office:value-type="string">
            <text:p>pander</text:p>
          </table:table-cell>
        </table:table-row>
        <table:table-row table:style-name="ro1-2">
          <table:table-cell office:value-type="string">
            <text:p>pandering</text:p>
          </table:table-cell>
        </table:table-row>
        <table:table-row table:style-name="ro1-2">
          <table:table-cell office:value-type="string">
            <text:p>panders</text:p>
          </table:table-cell>
        </table:table-row>
        <table:table-row table:style-name="ro1-2">
          <table:table-cell office:value-type="string">
            <text:p>panic</text:p>
          </table:table-cell>
        </table:table-row>
        <table:table-row table:style-name="ro1-2">
          <table:table-cell office:value-type="string">
            <text:p>panick</text:p>
          </table:table-cell>
        </table:table-row>
        <table:table-row table:style-name="ro1-2">
          <table:table-cell office:value-type="string">
            <text:p>panicked</text:p>
          </table:table-cell>
        </table:table-row>
        <table:table-row table:style-name="ro1-2">
          <table:table-cell office:value-type="string">
            <text:p>panicking</text:p>
          </table:table-cell>
        </table:table-row>
        <table:table-row table:style-name="ro1-2">
          <table:table-cell office:value-type="string">
            <text:p>panicky</text:p>
          </table:table-cell>
        </table:table-row>
        <table:table-row table:style-name="ro1-2">
          <table:table-cell office:value-type="string">
            <text:p>paradoxical</text:p>
          </table:table-cell>
        </table:table-row>
        <table:table-row table:style-name="ro1-2">
          <table:table-cell office:value-type="string">
            <text:p>paradoxically</text:p>
          </table:table-cell>
        </table:table-row>
        <table:table-row table:style-name="ro1-2">
          <table:table-cell office:value-type="string">
            <text:p>paralize</text:p>
          </table:table-cell>
        </table:table-row>
        <table:table-row table:style-name="ro1-2">
          <table:table-cell office:value-type="string">
            <text:p>paralyzed</text:p>
          </table:table-cell>
        </table:table-row>
        <table:table-row table:style-name="ro1-2">
          <table:table-cell office:value-type="string">
            <text:p>paranoia</text:p>
          </table:table-cell>
        </table:table-row>
        <table:table-row table:style-name="ro1-2">
          <table:table-cell office:value-type="string">
            <text:p>paranoid</text:p>
          </table:table-cell>
        </table:table-row>
        <table:table-row table:style-name="ro1-2">
          <table:table-cell office:value-type="string">
            <text:p>parasite</text:p>
          </table:table-cell>
        </table:table-row>
        <table:table-row table:style-name="ro1-2">
          <table:table-cell office:value-type="string">
            <text:p>pariah</text:p>
          </table:table-cell>
        </table:table-row>
        <table:table-row table:style-name="ro1-2">
          <table:table-cell office:value-type="string">
            <text:p>parody</text:p>
          </table:table-cell>
        </table:table-row>
        <table:table-row table:style-name="ro1-2">
          <table:table-cell office:value-type="string">
            <text:p>partiality</text:p>
          </table:table-cell>
        </table:table-row>
        <table:table-row table:style-name="ro1-2">
          <table:table-cell office:value-type="string">
            <text:p>partisan</text:p>
          </table:table-cell>
        </table:table-row>
        <table:table-row table:style-name="ro1-2">
          <table:table-cell office:value-type="string">
            <text:p>partisans</text:p>
          </table:table-cell>
        </table:table-row>
        <table:table-row table:style-name="ro1-2">
          <table:table-cell office:value-type="string">
            <text:p>passe</text:p>
          </table:table-cell>
        </table:table-row>
        <table:table-row table:style-name="ro1-2">
          <table:table-cell office:value-type="string">
            <text:p>passive</text:p>
          </table:table-cell>
        </table:table-row>
        <table:table-row table:style-name="ro1-2">
          <table:table-cell office:value-type="string">
            <text:p>passiveness</text:p>
          </table:table-cell>
        </table:table-row>
        <table:table-row table:style-name="ro1-2">
          <table:table-cell office:value-type="string">
            <text:p>pathetic</text:p>
          </table:table-cell>
        </table:table-row>
        <table:table-row table:style-name="ro1-2">
          <table:table-cell office:value-type="string">
            <text:p>pathetically</text:p>
          </table:table-cell>
        </table:table-row>
        <table:table-row table:style-name="ro1-2">
          <table:table-cell office:value-type="string">
            <text:p>patronize</text:p>
          </table:table-cell>
        </table:table-row>
        <table:table-row table:style-name="ro1-2">
          <table:table-cell office:value-type="string">
            <text:p>paucity</text:p>
          </table:table-cell>
        </table:table-row>
        <table:table-row table:style-name="ro1-2">
          <table:table-cell office:value-type="string">
            <text:p>pauper</text:p>
          </table:table-cell>
        </table:table-row>
        <table:table-row table:style-name="ro1-2">
          <table:table-cell office:value-type="string">
            <text:p>paupers</text:p>
          </table:table-cell>
        </table:table-row>
        <table:table-row table:style-name="ro1-2">
          <table:table-cell office:value-type="string">
            <text:p>payback</text:p>
          </table:table-cell>
        </table:table-row>
        <table:table-row table:style-name="ro1-2">
          <table:table-cell office:value-type="string">
            <text:p>peculiar</text:p>
          </table:table-cell>
        </table:table-row>
        <table:table-row table:style-name="ro1-2">
          <table:table-cell office:value-type="string">
            <text:p>peculiarly</text:p>
          </table:table-cell>
        </table:table-row>
        <table:table-row table:style-name="ro1-2">
          <table:table-cell office:value-type="string">
            <text:p>pedantic</text:p>
          </table:table-cell>
        </table:table-row>
        <table:table-row table:style-name="ro1-2">
          <table:table-cell office:value-type="string">
            <text:p>peeled</text:p>
          </table:table-cell>
        </table:table-row>
        <table:table-row table:style-name="ro1-2">
          <table:table-cell office:value-type="string">
            <text:p>peeve</text:p>
          </table:table-cell>
        </table:table-row>
        <table:table-row table:style-name="ro1-2">
          <table:table-cell office:value-type="string">
            <text:p>peeved</text:p>
          </table:table-cell>
        </table:table-row>
        <table:table-row table:style-name="ro1-2">
          <table:table-cell office:value-type="string">
            <text:p>peevish</text:p>
          </table:table-cell>
        </table:table-row>
        <table:table-row table:style-name="ro1-2">
          <table:table-cell office:value-type="string">
            <text:p>peevishly</text:p>
          </table:table-cell>
        </table:table-row>
        <table:table-row table:style-name="ro1-2">
          <table:table-cell office:value-type="string">
            <text:p>penalize</text:p>
          </table:table-cell>
        </table:table-row>
        <table:table-row table:style-name="ro1-2">
          <table:table-cell office:value-type="string">
            <text:p>penalty</text:p>
          </table:table-cell>
        </table:table-row>
        <table:table-row table:style-name="ro1-2">
          <table:table-cell office:value-type="string">
            <text:p>perfidious</text:p>
          </table:table-cell>
        </table:table-row>
        <table:table-row table:style-name="ro1-2">
          <table:table-cell office:value-type="string">
            <text:p>perfidity</text:p>
          </table:table-cell>
        </table:table-row>
        <table:table-row table:style-name="ro1-2">
          <table:table-cell office:value-type="string">
            <text:p>perfunctory</text:p>
          </table:table-cell>
        </table:table-row>
        <table:table-row table:style-name="ro1-2">
          <table:table-cell office:value-type="string">
            <text:p>peril</text:p>
          </table:table-cell>
        </table:table-row>
        <table:table-row table:style-name="ro1-2">
          <table:table-cell office:value-type="string">
            <text:p>perilous</text:p>
          </table:table-cell>
        </table:table-row>
        <table:table-row table:style-name="ro1-2">
          <table:table-cell office:value-type="string">
            <text:p>perilously</text:p>
          </table:table-cell>
        </table:table-row>
        <table:table-row table:style-name="ro1-2">
          <table:table-cell office:value-type="string">
            <text:p>perish</text:p>
          </table:table-cell>
        </table:table-row>
        <table:table-row table:style-name="ro1-2">
          <table:table-cell office:value-type="string">
            <text:p>pernicious</text:p>
          </table:table-cell>
        </table:table-row>
        <table:table-row table:style-name="ro1-2">
          <table:table-cell office:value-type="string">
            <text:p>perplex</text:p>
          </table:table-cell>
        </table:table-row>
        <table:table-row table:style-name="ro1-2">
          <table:table-cell office:value-type="string">
            <text:p>perplexed</text:p>
          </table:table-cell>
        </table:table-row>
        <table:table-row table:style-name="ro1-2">
          <table:table-cell office:value-type="string">
            <text:p>perplexing</text:p>
          </table:table-cell>
        </table:table-row>
        <table:table-row table:style-name="ro1-2">
          <table:table-cell office:value-type="string">
            <text:p>perplexity</text:p>
          </table:table-cell>
        </table:table-row>
        <table:table-row table:style-name="ro1-2">
          <table:table-cell office:value-type="string">
            <text:p>persecute</text:p>
          </table:table-cell>
        </table:table-row>
        <table:table-row table:style-name="ro1-2">
          <table:table-cell office:value-type="string">
            <text:p>persecution</text:p>
          </table:table-cell>
        </table:table-row>
        <table:table-row table:style-name="ro1-2">
          <table:table-cell office:value-type="string">
            <text:p>pertinacious</text:p>
          </table:table-cell>
        </table:table-row>
        <table:table-row table:style-name="ro1-2">
          <table:table-cell office:value-type="string">
            <text:p>pertinaciously</text:p>
          </table:table-cell>
        </table:table-row>
        <table:table-row table:style-name="ro1-2">
          <table:table-cell office:value-type="string">
            <text:p>pertinacity</text:p>
          </table:table-cell>
        </table:table-row>
        <table:table-row table:style-name="ro1-2">
          <table:table-cell office:value-type="string">
            <text:p>perturb</text:p>
          </table:table-cell>
        </table:table-row>
        <table:table-row table:style-name="ro1-2">
          <table:table-cell office:value-type="string">
            <text:p>perturbed</text:p>
          </table:table-cell>
        </table:table-row>
        <table:table-row table:style-name="ro1-2">
          <table:table-cell office:value-type="string">
            <text:p>pervasive</text:p>
          </table:table-cell>
        </table:table-row>
        <table:table-row table:style-name="ro1-2">
          <table:table-cell office:value-type="string">
            <text:p>perverse</text:p>
          </table:table-cell>
        </table:table-row>
        <table:table-row table:style-name="ro1-2">
          <table:table-cell office:value-type="string">
            <text:p>perversely</text:p>
          </table:table-cell>
        </table:table-row>
        <table:table-row table:style-name="ro1-2">
          <table:table-cell office:value-type="string">
            <text:p>perversion</text:p>
          </table:table-cell>
        </table:table-row>
        <table:table-row table:style-name="ro1-2">
          <table:table-cell office:value-type="string">
            <text:p>perversity</text:p>
          </table:table-cell>
        </table:table-row>
        <table:table-row table:style-name="ro1-2">
          <table:table-cell office:value-type="string">
            <text:p>pervert</text:p>
          </table:table-cell>
        </table:table-row>
        <table:table-row table:style-name="ro1-2">
          <table:table-cell office:value-type="string">
            <text:p>perverted</text:p>
          </table:table-cell>
        </table:table-row>
        <table:table-row table:style-name="ro1-2">
          <table:table-cell office:value-type="string">
            <text:p>perverts</text:p>
          </table:table-cell>
        </table:table-row>
        <table:table-row table:style-name="ro1-2">
          <table:table-cell office:value-type="string">
            <text:p>pessimism</text:p>
          </table:table-cell>
        </table:table-row>
        <table:table-row table:style-name="ro1-2">
          <table:table-cell office:value-type="string">
            <text:p>pessimistic</text:p>
          </table:table-cell>
        </table:table-row>
        <table:table-row table:style-name="ro1-84">
          <table:table-cell office:value-type="string">
            <text:p>pessimistically</text:p>
          </table:table-cell>
        </table:table-row>
        <table:table-row table:style-name="ro1-2">
          <table:table-cell office:value-type="string">
            <text:p>pest</text:p>
          </table:table-cell>
        </table:table-row>
        <table:table-row table:style-name="ro1-2">
          <table:table-cell office:value-type="string">
            <text:p>pestilent</text:p>
          </table:table-cell>
        </table:table-row>
        <table:table-row table:style-name="ro1-2">
          <table:table-cell office:value-type="string">
            <text:p>petrified</text:p>
          </table:table-cell>
        </table:table-row>
        <table:table-row table:style-name="ro1-2">
          <table:table-cell office:value-type="string">
            <text:p>petrify</text:p>
          </table:table-cell>
        </table:table-row>
        <table:table-row table:style-name="ro1-2">
          <table:table-cell office:value-type="string">
            <text:p>pettifog</text:p>
          </table:table-cell>
        </table:table-row>
        <table:table-row table:style-name="ro1-2">
          <table:table-cell office:value-type="string">
            <text:p>petty</text:p>
          </table:table-cell>
        </table:table-row>
        <table:table-row table:style-name="ro1-2">
          <table:table-cell office:value-type="string">
            <text:p>phobia</text:p>
          </table:table-cell>
        </table:table-row>
        <table:table-row table:style-name="ro1-2">
          <table:table-cell office:value-type="string">
            <text:p>phobic</text:p>
          </table:table-cell>
        </table:table-row>
        <table:table-row table:style-name="ro1-2">
          <table:table-cell office:value-type="string">
            <text:p>phony</text:p>
          </table:table-cell>
        </table:table-row>
        <table:table-row table:style-name="ro1-2">
          <table:table-cell office:value-type="string">
            <text:p>picket</text:p>
          </table:table-cell>
        </table:table-row>
        <table:table-row table:style-name="ro1-2">
          <table:table-cell office:value-type="string">
            <text:p>picketed</text:p>
          </table:table-cell>
        </table:table-row>
        <table:table-row table:style-name="ro1-2">
          <table:table-cell office:value-type="string">
            <text:p>picketing</text:p>
          </table:table-cell>
        </table:table-row>
        <table:table-row table:style-name="ro1-2">
          <table:table-cell office:value-type="string">
            <text:p>pickets</text:p>
          </table:table-cell>
        </table:table-row>
        <table:table-row table:style-name="ro1-2">
          <table:table-cell office:value-type="string">
            <text:p>picky</text:p>
          </table:table-cell>
        </table:table-row>
        <table:table-row table:style-name="ro1-2">
          <table:table-cell office:value-type="string">
            <text:p>pig</text:p>
          </table:table-cell>
        </table:table-row>
        <table:table-row table:style-name="ro1-2">
          <table:table-cell office:value-type="string">
            <text:p>pigs</text:p>
          </table:table-cell>
        </table:table-row>
        <table:table-row table:style-name="ro1-2">
          <table:table-cell office:value-type="string">
            <text:p>pillage</text:p>
          </table:table-cell>
        </table:table-row>
        <table:table-row table:style-name="ro1-2">
          <table:table-cell office:value-type="string">
            <text:p>pillory</text:p>
          </table:table-cell>
        </table:table-row>
        <table:table-row table:style-name="ro1-2">
          <table:table-cell office:value-type="string">
            <text:p>pimple</text:p>
          </table:table-cell>
        </table:table-row>
        <table:table-row table:style-name="ro1-2">
          <table:table-cell office:value-type="string">
            <text:p>pinch</text:p>
          </table:table-cell>
        </table:table-row>
        <table:table-row table:style-name="ro1-2">
          <table:table-cell office:value-type="string">
            <text:p>pique</text:p>
          </table:table-cell>
        </table:table-row>
        <table:table-row table:style-name="ro1-2">
          <table:table-cell office:value-type="string">
            <text:p>pitiable</text:p>
          </table:table-cell>
        </table:table-row>
        <table:table-row table:style-name="ro1-2">
          <table:table-cell office:value-type="string">
            <text:p>pitiful</text:p>
          </table:table-cell>
        </table:table-row>
        <table:table-row table:style-name="ro1-2">
          <table:table-cell office:value-type="string">
            <text:p>pitifully</text:p>
          </table:table-cell>
        </table:table-row>
        <table:table-row table:style-name="ro1-2">
          <table:table-cell office:value-type="string">
            <text:p>pitiless</text:p>
          </table:table-cell>
        </table:table-row>
        <table:table-row table:style-name="ro1-2">
          <table:table-cell office:value-type="string">
            <text:p>pitilessly</text:p>
          </table:table-cell>
        </table:table-row>
        <table:table-row table:style-name="ro1-2">
          <table:table-cell office:value-type="string">
            <text:p>pittance</text:p>
          </table:table-cell>
        </table:table-row>
        <table:table-row table:style-name="ro1-2">
          <table:table-cell office:value-type="string">
            <text:p>pity</text:p>
          </table:table-cell>
        </table:table-row>
        <table:table-row table:style-name="ro1-2">
          <table:table-cell office:value-type="string">
            <text:p>plagiarize</text:p>
          </table:table-cell>
        </table:table-row>
        <table:table-row table:style-name="ro1-2">
          <table:table-cell office:value-type="string">
            <text:p>plague</text:p>
          </table:table-cell>
        </table:table-row>
        <table:table-row table:style-name="ro1-2">
          <table:table-cell office:value-type="string">
            <text:p>plasticky</text:p>
          </table:table-cell>
        </table:table-row>
        <table:table-row table:style-name="ro1-2">
          <table:table-cell office:value-type="string">
            <text:p>plaything</text:p>
          </table:table-cell>
        </table:table-row>
        <table:table-row table:style-name="ro1-2">
          <table:table-cell office:value-type="string">
            <text:p>plea</text:p>
          </table:table-cell>
        </table:table-row>
        <table:table-row table:style-name="ro1-2">
          <table:table-cell office:value-type="string">
            <text:p>pleas</text:p>
          </table:table-cell>
        </table:table-row>
        <table:table-row table:style-name="ro1-2">
          <table:table-cell office:value-type="string">
            <text:p>plebeian</text:p>
          </table:table-cell>
        </table:table-row>
        <table:table-row table:style-name="ro1-2">
          <table:table-cell office:value-type="string">
            <text:p>plight</text:p>
          </table:table-cell>
        </table:table-row>
        <table:table-row table:style-name="ro1-2">
          <table:table-cell office:value-type="string">
            <text:p>plot</text:p>
          </table:table-cell>
        </table:table-row>
        <table:table-row table:style-name="ro1-2">
          <table:table-cell office:value-type="string">
            <text:p>plotters</text:p>
          </table:table-cell>
        </table:table-row>
        <table:table-row table:style-name="ro1-2">
          <table:table-cell office:value-type="string">
            <text:p>ploy</text:p>
          </table:table-cell>
        </table:table-row>
        <table:table-row table:style-name="ro1-2">
          <table:table-cell office:value-type="string">
            <text:p>plunder</text:p>
          </table:table-cell>
        </table:table-row>
        <table:table-row table:style-name="ro1-2">
          <table:table-cell office:value-type="string">
            <text:p>plunderer</text:p>
          </table:table-cell>
        </table:table-row>
        <table:table-row table:style-name="ro1-2">
          <table:table-cell office:value-type="string">
            <text:p>pointless</text:p>
          </table:table-cell>
        </table:table-row>
        <table:table-row table:style-name="ro1-2">
          <table:table-cell office:value-type="string">
            <text:p>pointlessly</text:p>
          </table:table-cell>
        </table:table-row>
        <table:table-row table:style-name="ro1-2">
          <table:table-cell office:value-type="string">
            <text:p>poison</text:p>
          </table:table-cell>
        </table:table-row>
        <table:table-row table:style-name="ro1-2">
          <table:table-cell office:value-type="string">
            <text:p>poisonous</text:p>
          </table:table-cell>
        </table:table-row>
        <table:table-row table:style-name="ro1-2">
          <table:table-cell office:value-type="string">
            <text:p>poisonously</text:p>
          </table:table-cell>
        </table:table-row>
        <table:table-row table:style-name="ro1-2">
          <table:table-cell office:value-type="string">
            <text:p>pokey</text:p>
          </table:table-cell>
        </table:table-row>
        <table:table-row table:style-name="ro1-2">
          <table:table-cell office:value-type="string">
            <text:p>poky</text:p>
          </table:table-cell>
        </table:table-row>
        <table:table-row table:style-name="ro1-2">
          <table:table-cell office:value-type="string">
            <text:p>polarisation</text:p>
          </table:table-cell>
        </table:table-row>
        <table:table-row table:style-name="ro1-2">
          <table:table-cell office:value-type="string">
            <text:p>polemize</text:p>
          </table:table-cell>
        </table:table-row>
        <table:table-row table:style-name="ro1-2">
          <table:table-cell office:value-type="string">
            <text:p>pollute</text:p>
          </table:table-cell>
        </table:table-row>
        <table:table-row table:style-name="ro1-2">
          <table:table-cell office:value-type="string">
            <text:p>polluter</text:p>
          </table:table-cell>
        </table:table-row>
        <table:table-row table:style-name="ro1-2">
          <table:table-cell office:value-type="string">
            <text:p>polluters</text:p>
          </table:table-cell>
        </table:table-row>
        <table:table-row table:style-name="ro1-2">
          <table:table-cell office:value-type="string">
            <text:p>polution</text:p>
          </table:table-cell>
        </table:table-row>
        <table:table-row table:style-name="ro1-2">
          <table:table-cell office:value-type="string">
            <text:p>pompous</text:p>
          </table:table-cell>
        </table:table-row>
        <table:table-row table:style-name="ro1-2">
          <table:table-cell office:value-type="string">
            <text:p>poor</text:p>
          </table:table-cell>
        </table:table-row>
        <table:table-row table:style-name="ro1-2">
          <table:table-cell office:value-type="string">
            <text:p>poorer</text:p>
          </table:table-cell>
        </table:table-row>
        <table:table-row table:style-name="ro1-2">
          <table:table-cell office:value-type="string">
            <text:p>poorest</text:p>
          </table:table-cell>
        </table:table-row>
        <table:table-row table:style-name="ro1-2">
          <table:table-cell office:value-type="string">
            <text:p>poorly</text:p>
          </table:table-cell>
        </table:table-row>
        <table:table-row table:style-name="ro1-2">
          <table:table-cell office:value-type="string">
            <text:p>posturing</text:p>
          </table:table-cell>
        </table:table-row>
        <table:table-row table:style-name="ro1-2">
          <table:table-cell office:value-type="string">
            <text:p>pout</text:p>
          </table:table-cell>
        </table:table-row>
        <table:table-row table:style-name="ro1-2">
          <table:table-cell office:value-type="string">
            <text:p>poverty</text:p>
          </table:table-cell>
        </table:table-row>
        <table:table-row table:style-name="ro1-2">
          <table:table-cell office:value-type="string">
            <text:p>powerless</text:p>
          </table:table-cell>
        </table:table-row>
        <table:table-row table:style-name="ro1-2">
          <table:table-cell office:value-type="string">
            <text:p>prate</text:p>
          </table:table-cell>
        </table:table-row>
        <table:table-row table:style-name="ro1-2">
          <table:table-cell office:value-type="string">
            <text:p>pratfall</text:p>
          </table:table-cell>
        </table:table-row>
        <table:table-row table:style-name="ro1-2">
          <table:table-cell office:value-type="string">
            <text:p>prattle</text:p>
          </table:table-cell>
        </table:table-row>
        <table:table-row table:style-name="ro1-2">
          <table:table-cell office:value-type="string">
            <text:p>precarious</text:p>
          </table:table-cell>
        </table:table-row>
        <table:table-row table:style-name="ro1-2">
          <table:table-cell office:value-type="string">
            <text:p>precariously</text:p>
          </table:table-cell>
        </table:table-row>
        <table:table-row table:style-name="ro1-2">
          <table:table-cell office:value-type="string">
            <text:p>precipitate</text:p>
          </table:table-cell>
        </table:table-row>
        <table:table-row table:style-name="ro1-2">
          <table:table-cell office:value-type="string">
            <text:p>precipitous</text:p>
          </table:table-cell>
        </table:table-row>
        <table:table-row table:style-name="ro1-2">
          <table:table-cell office:value-type="string">
            <text:p>predatory</text:p>
          </table:table-cell>
        </table:table-row>
        <table:table-row table:style-name="ro1-2">
          <table:table-cell office:value-type="string">
            <text:p>predicament</text:p>
          </table:table-cell>
        </table:table-row>
        <table:table-row table:style-name="ro1-2">
          <table:table-cell office:value-type="string">
            <text:p>prejudge</text:p>
          </table:table-cell>
        </table:table-row>
        <table:table-row table:style-name="ro1-2">
          <table:table-cell office:value-type="string">
            <text:p>prejudice</text:p>
          </table:table-cell>
        </table:table-row>
        <table:table-row table:style-name="ro1-2">
          <table:table-cell office:value-type="string">
            <text:p>prejudices</text:p>
          </table:table-cell>
        </table:table-row>
        <table:table-row table:style-name="ro1-2">
          <table:table-cell office:value-type="string">
            <text:p>prejudicial</text:p>
          </table:table-cell>
        </table:table-row>
        <table:table-row table:style-name="ro1-2">
          <table:table-cell office:value-type="string">
            <text:p>premeditated</text:p>
          </table:table-cell>
        </table:table-row>
        <table:table-row table:style-name="ro1-2">
          <table:table-cell office:value-type="string">
            <text:p>preoccupy</text:p>
          </table:table-cell>
        </table:table-row>
        <table:table-row table:style-name="ro1-2">
          <table:table-cell office:value-type="string">
            <text:p>preposterous</text:p>
          </table:table-cell>
        </table:table-row>
        <table:table-row table:style-name="ro1-84">
          <table:table-cell office:value-type="string">
            <text:p>preposterously</text:p>
          </table:table-cell>
        </table:table-row>
        <table:table-row table:style-name="ro1-2">
          <table:table-cell office:value-type="string">
            <text:p>presumptuous</text:p>
          </table:table-cell>
        </table:table-row>
        <table:table-row table:style-name="ro1-84">
          <table:table-cell office:value-type="string">
            <text:p>presumptuously</text:p>
          </table:table-cell>
        </table:table-row>
        <table:table-row table:style-name="ro1-2">
          <table:table-cell office:value-type="string">
            <text:p>pretence</text:p>
          </table:table-cell>
        </table:table-row>
        <table:table-row table:style-name="ro1-2">
          <table:table-cell office:value-type="string">
            <text:p>pretend</text:p>
          </table:table-cell>
        </table:table-row>
        <table:table-row table:style-name="ro1-2">
          <table:table-cell office:value-type="string">
            <text:p>pretense</text:p>
          </table:table-cell>
        </table:table-row>
        <table:table-row table:style-name="ro1-2">
          <table:table-cell office:value-type="string">
            <text:p>pretentious</text:p>
          </table:table-cell>
        </table:table-row>
        <table:table-row table:style-name="ro1-2">
          <table:table-cell office:value-type="string">
            <text:p>pretentiously</text:p>
          </table:table-cell>
        </table:table-row>
        <table:table-row table:style-name="ro1-2">
          <table:table-cell office:value-type="string">
            <text:p>prevaricate</text:p>
          </table:table-cell>
        </table:table-row>
        <table:table-row table:style-name="ro1-2">
          <table:table-cell office:value-type="string">
            <text:p>pricey</text:p>
          </table:table-cell>
        </table:table-row>
        <table:table-row table:style-name="ro1-2">
          <table:table-cell office:value-type="string">
            <text:p>pricier</text:p>
          </table:table-cell>
        </table:table-row>
        <table:table-row table:style-name="ro1-2">
          <table:table-cell office:value-type="string">
            <text:p>prick</text:p>
          </table:table-cell>
        </table:table-row>
        <table:table-row table:style-name="ro1-2">
          <table:table-cell office:value-type="string">
            <text:p>prickle</text:p>
          </table:table-cell>
        </table:table-row>
        <table:table-row table:style-name="ro1-2">
          <table:table-cell office:value-type="string">
            <text:p>prickles</text:p>
          </table:table-cell>
        </table:table-row>
        <table:table-row table:style-name="ro1-2">
          <table:table-cell office:value-type="string">
            <text:p>prideful</text:p>
          </table:table-cell>
        </table:table-row>
        <table:table-row table:style-name="ro1-2">
          <table:table-cell office:value-type="string">
            <text:p>prik</text:p>
          </table:table-cell>
        </table:table-row>
        <table:table-row table:style-name="ro1-2">
          <table:table-cell office:value-type="string">
            <text:p>primitive</text:p>
          </table:table-cell>
        </table:table-row>
        <table:table-row table:style-name="ro1-2">
          <table:table-cell office:value-type="string">
            <text:p>prison</text:p>
          </table:table-cell>
        </table:table-row>
        <table:table-row table:style-name="ro1-2">
          <table:table-cell office:value-type="string">
            <text:p>prisoner</text:p>
          </table:table-cell>
        </table:table-row>
        <table:table-row table:style-name="ro1-2">
          <table:table-cell office:value-type="string">
            <text:p>problem</text:p>
          </table:table-cell>
        </table:table-row>
        <table:table-row table:style-name="ro1-2">
          <table:table-cell office:value-type="string">
            <text:p>problematic</text:p>
          </table:table-cell>
        </table:table-row>
        <table:table-row table:style-name="ro1-2">
          <table:table-cell office:value-type="string">
            <text:p>problems</text:p>
          </table:table-cell>
        </table:table-row>
        <table:table-row table:style-name="ro1-2">
          <table:table-cell office:value-type="string">
            <text:p>procrastinate</text:p>
          </table:table-cell>
        </table:table-row>
        <table:table-row table:style-name="ro1-2">
          <table:table-cell office:value-type="string">
            <text:p>procrastinates</text:p>
          </table:table-cell>
        </table:table-row>
        <table:table-row table:style-name="ro1-84">
          <table:table-cell office:value-type="string">
            <text:p>procrastination</text:p>
          </table:table-cell>
        </table:table-row>
        <table:table-row table:style-name="ro1-2">
          <table:table-cell office:value-type="string">
            <text:p>profane</text:p>
          </table:table-cell>
        </table:table-row>
        <table:table-row table:style-name="ro1-2">
          <table:table-cell office:value-type="string">
            <text:p>profanity</text:p>
          </table:table-cell>
        </table:table-row>
        <table:table-row table:style-name="ro1-2">
          <table:table-cell office:value-type="string">
            <text:p>prohibit</text:p>
          </table:table-cell>
        </table:table-row>
        <table:table-row table:style-name="ro1-2">
          <table:table-cell office:value-type="string">
            <text:p>prohibitive</text:p>
          </table:table-cell>
        </table:table-row>
        <table:table-row table:style-name="ro1-2">
          <table:table-cell office:value-type="string">
            <text:p>prohibitively</text:p>
          </table:table-cell>
        </table:table-row>
        <table:table-row table:style-name="ro1-2">
          <table:table-cell office:value-type="string">
            <text:p>propaganda</text:p>
          </table:table-cell>
        </table:table-row>
        <table:table-row table:style-name="ro1-2">
          <table:table-cell office:value-type="string">
            <text:p>propagandize</text:p>
          </table:table-cell>
        </table:table-row>
        <table:table-row table:style-name="ro1-2">
          <table:table-cell office:value-type="string">
            <text:p>proprietary</text:p>
          </table:table-cell>
        </table:table-row>
        <table:table-row table:style-name="ro1-2">
          <table:table-cell office:value-type="string">
            <text:p>prosecute</text:p>
          </table:table-cell>
        </table:table-row>
        <table:table-row table:style-name="ro1-2">
          <table:table-cell office:value-type="string">
            <text:p>protest</text:p>
          </table:table-cell>
        </table:table-row>
        <table:table-row table:style-name="ro1-2">
          <table:table-cell office:value-type="string">
            <text:p>protested</text:p>
          </table:table-cell>
        </table:table-row>
        <table:table-row table:style-name="ro1-2">
          <table:table-cell office:value-type="string">
            <text:p>protesting</text:p>
          </table:table-cell>
        </table:table-row>
        <table:table-row table:style-name="ro1-2">
          <table:table-cell office:value-type="string">
            <text:p>protests</text:p>
          </table:table-cell>
        </table:table-row>
        <table:table-row table:style-name="ro1-2">
          <table:table-cell office:value-type="string">
            <text:p>protracted</text:p>
          </table:table-cell>
        </table:table-row>
        <table:table-row table:style-name="ro1-2">
          <table:table-cell office:value-type="string">
            <text:p>provocation</text:p>
          </table:table-cell>
        </table:table-row>
        <table:table-row table:style-name="ro1-2">
          <table:table-cell office:value-type="string">
            <text:p>provocative</text:p>
          </table:table-cell>
        </table:table-row>
        <table:table-row table:style-name="ro1-2">
          <table:table-cell office:value-type="string">
            <text:p>provoke</text:p>
          </table:table-cell>
        </table:table-row>
        <table:table-row table:style-name="ro1-2">
          <table:table-cell office:value-type="string">
            <text:p>pry</text:p>
          </table:table-cell>
        </table:table-row>
        <table:table-row table:style-name="ro1-2">
          <table:table-cell office:value-type="string">
            <text:p>pugnacious</text:p>
          </table:table-cell>
        </table:table-row>
        <table:table-row table:style-name="ro1-2">
          <table:table-cell office:value-type="string">
            <text:p>pugnaciously</text:p>
          </table:table-cell>
        </table:table-row>
        <table:table-row table:style-name="ro1-2">
          <table:table-cell office:value-type="string">
            <text:p>pugnacity</text:p>
          </table:table-cell>
        </table:table-row>
        <table:table-row table:style-name="ro1-2">
          <table:table-cell office:value-type="string">
            <text:p>punch</text:p>
          </table:table-cell>
        </table:table-row>
        <table:table-row table:style-name="ro1-2">
          <table:table-cell office:value-type="string">
            <text:p>punish</text:p>
          </table:table-cell>
        </table:table-row>
        <table:table-row table:style-name="ro1-2">
          <table:table-cell office:value-type="string">
            <text:p>punishable</text:p>
          </table:table-cell>
        </table:table-row>
        <table:table-row table:style-name="ro1-2">
          <table:table-cell office:value-type="string">
            <text:p>punitive</text:p>
          </table:table-cell>
        </table:table-row>
        <table:table-row table:style-name="ro1-2">
          <table:table-cell office:value-type="string">
            <text:p>punk</text:p>
          </table:table-cell>
        </table:table-row>
        <table:table-row table:style-name="ro1-2">
          <table:table-cell office:value-type="string">
            <text:p>puny</text:p>
          </table:table-cell>
        </table:table-row>
        <table:table-row table:style-name="ro1-2">
          <table:table-cell office:value-type="string">
            <text:p>puppet</text:p>
          </table:table-cell>
        </table:table-row>
        <table:table-row table:style-name="ro1-2">
          <table:table-cell office:value-type="string">
            <text:p>puppets</text:p>
          </table:table-cell>
        </table:table-row>
        <table:table-row table:style-name="ro1-2">
          <table:table-cell office:value-type="string">
            <text:p>puzzled</text:p>
          </table:table-cell>
        </table:table-row>
        <table:table-row table:style-name="ro1-2">
          <table:table-cell office:value-type="string">
            <text:p>puzzlement</text:p>
          </table:table-cell>
        </table:table-row>
        <table:table-row table:style-name="ro1-2">
          <table:table-cell office:value-type="string">
            <text:p>puzzling</text:p>
          </table:table-cell>
        </table:table-row>
        <table:table-row table:style-name="ro1-2">
          <table:table-cell office:value-type="string">
            <text:p>quack</text:p>
          </table:table-cell>
        </table:table-row>
        <table:table-row table:style-name="ro1-2">
          <table:table-cell office:value-type="string">
            <text:p>qualm</text:p>
          </table:table-cell>
        </table:table-row>
        <table:table-row table:style-name="ro1-2">
          <table:table-cell office:value-type="string">
            <text:p>qualms</text:p>
          </table:table-cell>
        </table:table-row>
        <table:table-row table:style-name="ro1-2">
          <table:table-cell office:value-type="string">
            <text:p>quandary</text:p>
          </table:table-cell>
        </table:table-row>
        <table:table-row table:style-name="ro1-2">
          <table:table-cell office:value-type="string">
            <text:p>quarrel</text:p>
          </table:table-cell>
        </table:table-row>
        <table:table-row table:style-name="ro1-2">
          <table:table-cell office:value-type="string">
            <text:p>quarrellous</text:p>
          </table:table-cell>
        </table:table-row>
        <table:table-row table:style-name="ro1-2">
          <table:table-cell office:value-type="string">
            <text:p>quarrellously</text:p>
          </table:table-cell>
        </table:table-row>
        <table:table-row table:style-name="ro1-2">
          <table:table-cell office:value-type="string">
            <text:p>quarrels</text:p>
          </table:table-cell>
        </table:table-row>
        <table:table-row table:style-name="ro1-2">
          <table:table-cell office:value-type="string">
            <text:p>quarrelsome</text:p>
          </table:table-cell>
        </table:table-row>
        <table:table-row table:style-name="ro1-2">
          <table:table-cell office:value-type="string">
            <text:p>quash</text:p>
          </table:table-cell>
        </table:table-row>
        <table:table-row table:style-name="ro1-2">
          <table:table-cell office:value-type="string">
            <text:p>queer</text:p>
          </table:table-cell>
        </table:table-row>
        <table:table-row table:style-name="ro1-2">
          <table:table-cell office:value-type="string">
            <text:p>questionable</text:p>
          </table:table-cell>
        </table:table-row>
        <table:table-row table:style-name="ro1-2">
          <table:table-cell office:value-type="string">
            <text:p>quibble</text:p>
          </table:table-cell>
        </table:table-row>
        <table:table-row table:style-name="ro1-2">
          <table:table-cell office:value-type="string">
            <text:p>quibbles</text:p>
          </table:table-cell>
        </table:table-row>
        <table:table-row table:style-name="ro1-2">
          <table:table-cell office:value-type="string">
            <text:p>quitter</text:p>
          </table:table-cell>
        </table:table-row>
        <table:table-row table:style-name="ro1-2">
          <table:table-cell office:value-type="string">
            <text:p>rabid</text:p>
          </table:table-cell>
        </table:table-row>
        <table:table-row table:style-name="ro1-2">
          <table:table-cell office:value-type="string">
            <text:p>racism</text:p>
          </table:table-cell>
        </table:table-row>
        <table:table-row table:style-name="ro1-2">
          <table:table-cell office:value-type="string">
            <text:p>racist</text:p>
          </table:table-cell>
        </table:table-row>
        <table:table-row table:style-name="ro1-2">
          <table:table-cell office:value-type="string">
            <text:p>racists</text:p>
          </table:table-cell>
        </table:table-row>
        <table:table-row table:style-name="ro1-2">
          <table:table-cell office:value-type="string">
            <text:p>racy</text:p>
          </table:table-cell>
        </table:table-row>
        <table:table-row table:style-name="ro1-2">
          <table:table-cell office:value-type="string">
            <text:p>radical</text:p>
          </table:table-cell>
        </table:table-row>
        <table:table-row table:style-name="ro1-2">
          <table:table-cell office:value-type="string">
            <text:p>radicalization</text:p>
          </table:table-cell>
        </table:table-row>
        <table:table-row table:style-name="ro1-2">
          <table:table-cell office:value-type="string">
            <text:p>radically</text:p>
          </table:table-cell>
        </table:table-row>
        <table:table-row table:style-name="ro1-2">
          <table:table-cell office:value-type="string">
            <text:p>radicals</text:p>
          </table:table-cell>
        </table:table-row>
        <table:table-row table:style-name="ro1-2">
          <table:table-cell office:value-type="string">
            <text:p>rage</text:p>
          </table:table-cell>
        </table:table-row>
        <table:table-row table:style-name="ro1-2">
          <table:table-cell office:value-type="string">
            <text:p>ragged</text:p>
          </table:table-cell>
        </table:table-row>
        <table:table-row table:style-name="ro1-2">
          <table:table-cell office:value-type="string">
            <text:p>raging</text:p>
          </table:table-cell>
        </table:table-row>
        <table:table-row table:style-name="ro1-2">
          <table:table-cell office:value-type="string">
            <text:p>rail</text:p>
          </table:table-cell>
        </table:table-row>
        <table:table-row table:style-name="ro1-2">
          <table:table-cell office:value-type="string">
            <text:p>raked</text:p>
          </table:table-cell>
        </table:table-row>
        <table:table-row table:style-name="ro1-2">
          <table:table-cell office:value-type="string">
            <text:p>rampage</text:p>
          </table:table-cell>
        </table:table-row>
        <table:table-row table:style-name="ro1-2">
          <table:table-cell office:value-type="string">
            <text:p>rampant</text:p>
          </table:table-cell>
        </table:table-row>
        <table:table-row table:style-name="ro1-2">
          <table:table-cell office:value-type="string">
            <text:p>ramshackle</text:p>
          </table:table-cell>
        </table:table-row>
        <table:table-row table:style-name="ro1-2">
          <table:table-cell office:value-type="string">
            <text:p>rancor</text:p>
          </table:table-cell>
        </table:table-row>
        <table:table-row table:style-name="ro1-2">
          <table:table-cell office:value-type="string">
            <text:p>randomly</text:p>
          </table:table-cell>
        </table:table-row>
        <table:table-row table:style-name="ro1-2">
          <table:table-cell office:value-type="string">
            <text:p>rankle</text:p>
          </table:table-cell>
        </table:table-row>
        <table:table-row table:style-name="ro1-2">
          <table:table-cell office:value-type="string">
            <text:p>rant</text:p>
          </table:table-cell>
        </table:table-row>
        <table:table-row table:style-name="ro1-2">
          <table:table-cell office:value-type="string">
            <text:p>ranted</text:p>
          </table:table-cell>
        </table:table-row>
        <table:table-row table:style-name="ro1-2">
          <table:table-cell office:value-type="string">
            <text:p>ranting</text:p>
          </table:table-cell>
        </table:table-row>
        <table:table-row table:style-name="ro1-2">
          <table:table-cell office:value-type="string">
            <text:p>rantingly</text:p>
          </table:table-cell>
        </table:table-row>
        <table:table-row table:style-name="ro1-2">
          <table:table-cell office:value-type="string">
            <text:p>rants</text:p>
          </table:table-cell>
        </table:table-row>
        <table:table-row table:style-name="ro1-2">
          <table:table-cell office:value-type="string">
            <text:p>rape</text:p>
          </table:table-cell>
        </table:table-row>
        <table:table-row table:style-name="ro1-2">
          <table:table-cell office:value-type="string">
            <text:p>raped</text:p>
          </table:table-cell>
        </table:table-row>
        <table:table-row table:style-name="ro1-2">
          <table:table-cell office:value-type="string">
            <text:p>raping</text:p>
          </table:table-cell>
        </table:table-row>
        <table:table-row table:style-name="ro1-2">
          <table:table-cell office:value-type="string">
            <text:p>rascal</text:p>
          </table:table-cell>
        </table:table-row>
        <table:table-row table:style-name="ro1-2">
          <table:table-cell office:value-type="string">
            <text:p>rascals</text:p>
          </table:table-cell>
        </table:table-row>
        <table:table-row table:style-name="ro1-2">
          <table:table-cell office:value-type="string">
            <text:p>rash</text:p>
          </table:table-cell>
        </table:table-row>
        <table:table-row table:style-name="ro1-2">
          <table:table-cell office:value-type="string">
            <text:p>rattle</text:p>
          </table:table-cell>
        </table:table-row>
        <table:table-row table:style-name="ro1-2">
          <table:table-cell office:value-type="string">
            <text:p>rattled</text:p>
          </table:table-cell>
        </table:table-row>
        <table:table-row table:style-name="ro1-2">
          <table:table-cell office:value-type="string">
            <text:p>rattles</text:p>
          </table:table-cell>
        </table:table-row>
        <table:table-row table:style-name="ro1-2">
          <table:table-cell office:value-type="string">
            <text:p>ravage</text:p>
          </table:table-cell>
        </table:table-row>
        <table:table-row table:style-name="ro1-2">
          <table:table-cell office:value-type="string">
            <text:p>raving</text:p>
          </table:table-cell>
        </table:table-row>
        <table:table-row table:style-name="ro1-2">
          <table:table-cell office:value-type="string">
            <text:p>reactionary</text:p>
          </table:table-cell>
        </table:table-row>
        <table:table-row table:style-name="ro1-2">
          <table:table-cell office:value-type="string">
            <text:p>rebellious</text:p>
          </table:table-cell>
        </table:table-row>
        <table:table-row table:style-name="ro1-2">
          <table:table-cell office:value-type="string">
            <text:p>rebuff</text:p>
          </table:table-cell>
        </table:table-row>
        <table:table-row table:style-name="ro1-2">
          <table:table-cell office:value-type="string">
            <text:p>rebuke</text:p>
          </table:table-cell>
        </table:table-row>
        <table:table-row table:style-name="ro1-2">
          <table:table-cell office:value-type="string">
            <text:p>recalcitrant</text:p>
          </table:table-cell>
        </table:table-row>
        <table:table-row table:style-name="ro1-2">
          <table:table-cell office:value-type="string">
            <text:p>recant</text:p>
          </table:table-cell>
        </table:table-row>
        <table:table-row table:style-name="ro1-2">
          <table:table-cell office:value-type="string">
            <text:p>recession</text:p>
          </table:table-cell>
        </table:table-row>
        <table:table-row table:style-name="ro1-2">
          <table:table-cell office:value-type="string">
            <text:p>recessionary</text:p>
          </table:table-cell>
        </table:table-row>
        <table:table-row table:style-name="ro1-2">
          <table:table-cell office:value-type="string">
            <text:p>reckless</text:p>
          </table:table-cell>
        </table:table-row>
        <table:table-row table:style-name="ro1-2">
          <table:table-cell office:value-type="string">
            <text:p>recklessly</text:p>
          </table:table-cell>
        </table:table-row>
        <table:table-row table:style-name="ro1-2">
          <table:table-cell office:value-type="string">
            <text:p>recklessness</text:p>
          </table:table-cell>
        </table:table-row>
        <table:table-row table:style-name="ro1-2">
          <table:table-cell office:value-type="string">
            <text:p>recoil</text:p>
          </table:table-cell>
        </table:table-row>
        <table:table-row table:style-name="ro1-2">
          <table:table-cell office:value-type="string">
            <text:p>recourses</text:p>
          </table:table-cell>
        </table:table-row>
        <table:table-row table:style-name="ro1-2">
          <table:table-cell office:value-type="string">
            <text:p>redundancy</text:p>
          </table:table-cell>
        </table:table-row>
        <table:table-row table:style-name="ro1-2">
          <table:table-cell office:value-type="string">
            <text:p>redundant</text:p>
          </table:table-cell>
        </table:table-row>
        <table:table-row table:style-name="ro1-2">
          <table:table-cell office:value-type="string">
            <text:p>refusal</text:p>
          </table:table-cell>
        </table:table-row>
        <table:table-row table:style-name="ro1-2">
          <table:table-cell office:value-type="string">
            <text:p>refuse</text:p>
          </table:table-cell>
        </table:table-row>
        <table:table-row table:style-name="ro1-2">
          <table:table-cell office:value-type="string">
            <text:p>refused</text:p>
          </table:table-cell>
        </table:table-row>
        <table:table-row table:style-name="ro1-2">
          <table:table-cell office:value-type="string">
            <text:p>refuses</text:p>
          </table:table-cell>
        </table:table-row>
        <table:table-row table:style-name="ro1-2">
          <table:table-cell office:value-type="string">
            <text:p>refusing</text:p>
          </table:table-cell>
        </table:table-row>
        <table:table-row table:style-name="ro1-2">
          <table:table-cell office:value-type="string">
            <text:p>refutation</text:p>
          </table:table-cell>
        </table:table-row>
        <table:table-row table:style-name="ro1-2">
          <table:table-cell office:value-type="string">
            <text:p>refute</text:p>
          </table:table-cell>
        </table:table-row>
        <table:table-row table:style-name="ro1-2">
          <table:table-cell office:value-type="string">
            <text:p>refuted</text:p>
          </table:table-cell>
        </table:table-row>
        <table:table-row table:style-name="ro1-2">
          <table:table-cell office:value-type="string">
            <text:p>refutes</text:p>
          </table:table-cell>
        </table:table-row>
        <table:table-row table:style-name="ro1-2">
          <table:table-cell office:value-type="string">
            <text:p>refuting</text:p>
          </table:table-cell>
        </table:table-row>
        <table:table-row table:style-name="ro1-2">
          <table:table-cell office:value-type="string">
            <text:p>regress</text:p>
          </table:table-cell>
        </table:table-row>
        <table:table-row table:style-name="ro1-2">
          <table:table-cell office:value-type="string">
            <text:p>regression</text:p>
          </table:table-cell>
        </table:table-row>
        <table:table-row table:style-name="ro1-2">
          <table:table-cell office:value-type="string">
            <text:p>regressive</text:p>
          </table:table-cell>
        </table:table-row>
        <table:table-row table:style-name="ro1-2">
          <table:table-cell office:value-type="string">
            <text:p>regret</text:p>
          </table:table-cell>
        </table:table-row>
        <table:table-row table:style-name="ro1-2">
          <table:table-cell office:value-type="string">
            <text:p>regreted</text:p>
          </table:table-cell>
        </table:table-row>
        <table:table-row table:style-name="ro1-2">
          <table:table-cell office:value-type="string">
            <text:p>regretful</text:p>
          </table:table-cell>
        </table:table-row>
        <table:table-row table:style-name="ro1-2">
          <table:table-cell office:value-type="string">
            <text:p>regretfully</text:p>
          </table:table-cell>
        </table:table-row>
        <table:table-row table:style-name="ro1-2">
          <table:table-cell office:value-type="string">
            <text:p>regrets</text:p>
          </table:table-cell>
        </table:table-row>
        <table:table-row table:style-name="ro1-2">
          <table:table-cell office:value-type="string">
            <text:p>regrettable</text:p>
          </table:table-cell>
        </table:table-row>
        <table:table-row table:style-name="ro1-2">
          <table:table-cell office:value-type="string">
            <text:p>regrettably</text:p>
          </table:table-cell>
        </table:table-row>
        <table:table-row table:style-name="ro1-2">
          <table:table-cell office:value-type="string">
            <text:p>regretted</text:p>
          </table:table-cell>
        </table:table-row>
        <table:table-row table:style-name="ro1-2">
          <table:table-cell office:value-type="string">
            <text:p>reject</text:p>
          </table:table-cell>
        </table:table-row>
        <table:table-row table:style-name="ro1-2">
          <table:table-cell office:value-type="string">
            <text:p>rejected</text:p>
          </table:table-cell>
        </table:table-row>
        <table:table-row table:style-name="ro1-2">
          <table:table-cell office:value-type="string">
            <text:p>rejecting</text:p>
          </table:table-cell>
        </table:table-row>
        <table:table-row table:style-name="ro1-2">
          <table:table-cell office:value-type="string">
            <text:p>rejection</text:p>
          </table:table-cell>
        </table:table-row>
        <table:table-row table:style-name="ro1-2">
          <table:table-cell office:value-type="string">
            <text:p>rejects</text:p>
          </table:table-cell>
        </table:table-row>
        <table:table-row table:style-name="ro1-2">
          <table:table-cell office:value-type="string">
            <text:p>relapse</text:p>
          </table:table-cell>
        </table:table-row>
        <table:table-row table:style-name="ro1-2">
          <table:table-cell office:value-type="string">
            <text:p>relentless</text:p>
          </table:table-cell>
        </table:table-row>
        <table:table-row table:style-name="ro1-2">
          <table:table-cell office:value-type="string">
            <text:p>relentlessly</text:p>
          </table:table-cell>
        </table:table-row>
        <table:table-row table:style-name="ro1-2">
          <table:table-cell office:value-type="string">
            <text:p>relentlessness</text:p>
          </table:table-cell>
        </table:table-row>
        <table:table-row table:style-name="ro1-2">
          <table:table-cell office:value-type="string">
            <text:p>reluctance</text:p>
          </table:table-cell>
        </table:table-row>
        <table:table-row table:style-name="ro1-2">
          <table:table-cell office:value-type="string">
            <text:p>reluctant</text:p>
          </table:table-cell>
        </table:table-row>
        <table:table-row table:style-name="ro1-2">
          <table:table-cell office:value-type="string">
            <text:p>reluctantly</text:p>
          </table:table-cell>
        </table:table-row>
        <table:table-row table:style-name="ro1-2">
          <table:table-cell office:value-type="string">
            <text:p>remorse</text:p>
          </table:table-cell>
        </table:table-row>
        <table:table-row table:style-name="ro1-2">
          <table:table-cell office:value-type="string">
            <text:p>remorseful</text:p>
          </table:table-cell>
        </table:table-row>
        <table:table-row table:style-name="ro1-2">
          <table:table-cell office:value-type="string">
            <text:p>remorsefully</text:p>
          </table:table-cell>
        </table:table-row>
        <table:table-row table:style-name="ro1-2">
          <table:table-cell office:value-type="string">
            <text:p>remorseless</text:p>
          </table:table-cell>
        </table:table-row>
        <table:table-row table:style-name="ro1-2">
          <table:table-cell office:value-type="string">
            <text:p>remorselessly</text:p>
          </table:table-cell>
        </table:table-row>
        <table:table-row table:style-name="ro1-84">
          <table:table-cell office:value-type="string">
            <text:p>remorselessness</text:p>
          </table:table-cell>
        </table:table-row>
        <table:table-row table:style-name="ro1-2">
          <table:table-cell office:value-type="string">
            <text:p>renounce</text:p>
          </table:table-cell>
        </table:table-row>
        <table:table-row table:style-name="ro1-2">
          <table:table-cell office:value-type="string">
            <text:p>renunciation</text:p>
          </table:table-cell>
        </table:table-row>
        <table:table-row table:style-name="ro1-2">
          <table:table-cell office:value-type="string">
            <text:p>repel</text:p>
          </table:table-cell>
        </table:table-row>
        <table:table-row table:style-name="ro1-2">
          <table:table-cell office:value-type="string">
            <text:p>repetitive</text:p>
          </table:table-cell>
        </table:table-row>
        <table:table-row table:style-name="ro1-2">
          <table:table-cell office:value-type="string">
            <text:p>reprehensible</text:p>
          </table:table-cell>
        </table:table-row>
        <table:table-row table:style-name="ro1-2">
          <table:table-cell office:value-type="string">
            <text:p>reprehensibly</text:p>
          </table:table-cell>
        </table:table-row>
        <table:table-row table:style-name="ro1-2">
          <table:table-cell office:value-type="string">
            <text:p>reprehension</text:p>
          </table:table-cell>
        </table:table-row>
        <table:table-row table:style-name="ro1-2">
          <table:table-cell office:value-type="string">
            <text:p>reprehensive</text:p>
          </table:table-cell>
        </table:table-row>
        <table:table-row table:style-name="ro1-2">
          <table:table-cell office:value-type="string">
            <text:p>repress</text:p>
          </table:table-cell>
        </table:table-row>
        <table:table-row table:style-name="ro1-2">
          <table:table-cell office:value-type="string">
            <text:p>repression</text:p>
          </table:table-cell>
        </table:table-row>
        <table:table-row table:style-name="ro1-2">
          <table:table-cell office:value-type="string">
            <text:p>repressive</text:p>
          </table:table-cell>
        </table:table-row>
        <table:table-row table:style-name="ro1-2">
          <table:table-cell office:value-type="string">
            <text:p>reprimand</text:p>
          </table:table-cell>
        </table:table-row>
        <table:table-row table:style-name="ro1-2">
          <table:table-cell office:value-type="string">
            <text:p>reproach</text:p>
          </table:table-cell>
        </table:table-row>
        <table:table-row table:style-name="ro1-2">
          <table:table-cell office:value-type="string">
            <text:p>reproachful</text:p>
          </table:table-cell>
        </table:table-row>
        <table:table-row table:style-name="ro1-2">
          <table:table-cell office:value-type="string">
            <text:p>reprove</text:p>
          </table:table-cell>
        </table:table-row>
        <table:table-row table:style-name="ro1-2">
          <table:table-cell office:value-type="string">
            <text:p>reprovingly</text:p>
          </table:table-cell>
        </table:table-row>
        <table:table-row table:style-name="ro1-2">
          <table:table-cell office:value-type="string">
            <text:p>repudiate</text:p>
          </table:table-cell>
        </table:table-row>
        <table:table-row table:style-name="ro1-2">
          <table:table-cell office:value-type="string">
            <text:p>repudiation</text:p>
          </table:table-cell>
        </table:table-row>
        <table:table-row table:style-name="ro1-2">
          <table:table-cell office:value-type="string">
            <text:p>repugn</text:p>
          </table:table-cell>
        </table:table-row>
        <table:table-row table:style-name="ro1-2">
          <table:table-cell office:value-type="string">
            <text:p>repugnance</text:p>
          </table:table-cell>
        </table:table-row>
        <table:table-row table:style-name="ro1-2">
          <table:table-cell office:value-type="string">
            <text:p>repugnant</text:p>
          </table:table-cell>
        </table:table-row>
        <table:table-row table:style-name="ro1-2">
          <table:table-cell office:value-type="string">
            <text:p>repugnantly</text:p>
          </table:table-cell>
        </table:table-row>
        <table:table-row table:style-name="ro1-2">
          <table:table-cell office:value-type="string">
            <text:p>repulse</text:p>
          </table:table-cell>
        </table:table-row>
        <table:table-row table:style-name="ro1-2">
          <table:table-cell office:value-type="string">
            <text:p>repulsed</text:p>
          </table:table-cell>
        </table:table-row>
        <table:table-row table:style-name="ro1-2">
          <table:table-cell office:value-type="string">
            <text:p>repulsing</text:p>
          </table:table-cell>
        </table:table-row>
        <table:table-row table:style-name="ro1-2">
          <table:table-cell office:value-type="string">
            <text:p>repulsive</text:p>
          </table:table-cell>
        </table:table-row>
        <table:table-row table:style-name="ro1-2">
          <table:table-cell office:value-type="string">
            <text:p>repulsively</text:p>
          </table:table-cell>
        </table:table-row>
        <table:table-row table:style-name="ro1-2">
          <table:table-cell office:value-type="string">
            <text:p>repulsiveness</text:p>
          </table:table-cell>
        </table:table-row>
        <table:table-row table:style-name="ro1-2">
          <table:table-cell office:value-type="string">
            <text:p>resent</text:p>
          </table:table-cell>
        </table:table-row>
        <table:table-row table:style-name="ro1-2">
          <table:table-cell office:value-type="string">
            <text:p>resentful</text:p>
          </table:table-cell>
        </table:table-row>
        <table:table-row table:style-name="ro1-2">
          <table:table-cell office:value-type="string">
            <text:p>resentment</text:p>
          </table:table-cell>
        </table:table-row>
        <table:table-row table:style-name="ro1-2">
          <table:table-cell office:value-type="string">
            <text:p>resignation</text:p>
          </table:table-cell>
        </table:table-row>
        <table:table-row table:style-name="ro1-2">
          <table:table-cell office:value-type="string">
            <text:p>resigned</text:p>
          </table:table-cell>
        </table:table-row>
        <table:table-row table:style-name="ro1-2">
          <table:table-cell office:value-type="string">
            <text:p>resistance</text:p>
          </table:table-cell>
        </table:table-row>
        <table:table-row table:style-name="ro1-2">
          <table:table-cell office:value-type="string">
            <text:p>restless</text:p>
          </table:table-cell>
        </table:table-row>
        <table:table-row table:style-name="ro1-2">
          <table:table-cell office:value-type="string">
            <text:p>restlessness</text:p>
          </table:table-cell>
        </table:table-row>
        <table:table-row table:style-name="ro1-2">
          <table:table-cell office:value-type="string">
            <text:p>restrict</text:p>
          </table:table-cell>
        </table:table-row>
        <table:table-row table:style-name="ro1-2">
          <table:table-cell office:value-type="string">
            <text:p>restricted</text:p>
          </table:table-cell>
        </table:table-row>
        <table:table-row table:style-name="ro1-2">
          <table:table-cell office:value-type="string">
            <text:p>restriction</text:p>
          </table:table-cell>
        </table:table-row>
        <table:table-row table:style-name="ro1-2">
          <table:table-cell office:value-type="string">
            <text:p>restrictive</text:p>
          </table:table-cell>
        </table:table-row>
        <table:table-row table:style-name="ro1-2">
          <table:table-cell office:value-type="string">
            <text:p>resurgent</text:p>
          </table:table-cell>
        </table:table-row>
        <table:table-row table:style-name="ro1-2">
          <table:table-cell office:value-type="string">
            <text:p>retaliate</text:p>
          </table:table-cell>
        </table:table-row>
        <table:table-row table:style-name="ro1-2">
          <table:table-cell office:value-type="string">
            <text:p>retaliatory</text:p>
          </table:table-cell>
        </table:table-row>
        <table:table-row table:style-name="ro1-2">
          <table:table-cell office:value-type="string">
            <text:p>retard</text:p>
          </table:table-cell>
        </table:table-row>
        <table:table-row table:style-name="ro1-2">
          <table:table-cell office:value-type="string">
            <text:p>retarded</text:p>
          </table:table-cell>
        </table:table-row>
        <table:table-row table:style-name="ro1-2">
          <table:table-cell office:value-type="string">
            <text:p>retardedness</text:p>
          </table:table-cell>
        </table:table-row>
        <table:table-row table:style-name="ro1-2">
          <table:table-cell office:value-type="string">
            <text:p>retards</text:p>
          </table:table-cell>
        </table:table-row>
        <table:table-row table:style-name="ro1-2">
          <table:table-cell office:value-type="string">
            <text:p>reticent</text:p>
          </table:table-cell>
        </table:table-row>
        <table:table-row table:style-name="ro1-2">
          <table:table-cell office:value-type="string">
            <text:p>retract</text:p>
          </table:table-cell>
        </table:table-row>
        <table:table-row table:style-name="ro1-2">
          <table:table-cell office:value-type="string">
            <text:p>retreat</text:p>
          </table:table-cell>
        </table:table-row>
        <table:table-row table:style-name="ro1-2">
          <table:table-cell office:value-type="string">
            <text:p>retreated</text:p>
          </table:table-cell>
        </table:table-row>
        <table:table-row table:style-name="ro1-2">
          <table:table-cell office:value-type="string">
            <text:p>revenge</text:p>
          </table:table-cell>
        </table:table-row>
        <table:table-row table:style-name="ro1-2">
          <table:table-cell office:value-type="string">
            <text:p>revengeful</text:p>
          </table:table-cell>
        </table:table-row>
        <table:table-row table:style-name="ro1-2">
          <table:table-cell office:value-type="string">
            <text:p>revengefully</text:p>
          </table:table-cell>
        </table:table-row>
        <table:table-row table:style-name="ro1-2">
          <table:table-cell office:value-type="string">
            <text:p>revert</text:p>
          </table:table-cell>
        </table:table-row>
        <table:table-row table:style-name="ro1-2">
          <table:table-cell office:value-type="string">
            <text:p>revile</text:p>
          </table:table-cell>
        </table:table-row>
        <table:table-row table:style-name="ro1-2">
          <table:table-cell office:value-type="string">
            <text:p>reviled</text:p>
          </table:table-cell>
        </table:table-row>
        <table:table-row table:style-name="ro1-2">
          <table:table-cell office:value-type="string">
            <text:p>revoke</text:p>
          </table:table-cell>
        </table:table-row>
        <table:table-row table:style-name="ro1-2">
          <table:table-cell office:value-type="string">
            <text:p>revolt</text:p>
          </table:table-cell>
        </table:table-row>
        <table:table-row table:style-name="ro1-2">
          <table:table-cell office:value-type="string">
            <text:p>revolting</text:p>
          </table:table-cell>
        </table:table-row>
        <table:table-row table:style-name="ro1-2">
          <table:table-cell office:value-type="string">
            <text:p>revoltingly</text:p>
          </table:table-cell>
        </table:table-row>
        <table:table-row table:style-name="ro1-2">
          <table:table-cell office:value-type="string">
            <text:p>revulsion</text:p>
          </table:table-cell>
        </table:table-row>
        <table:table-row table:style-name="ro1-2">
          <table:table-cell office:value-type="string">
            <text:p>revulsive</text:p>
          </table:table-cell>
        </table:table-row>
        <table:table-row table:style-name="ro1-2">
          <table:table-cell office:value-type="string">
            <text:p>rhapsodize</text:p>
          </table:table-cell>
        </table:table-row>
        <table:table-row table:style-name="ro1-2">
          <table:table-cell office:value-type="string">
            <text:p>rhetoric</text:p>
          </table:table-cell>
        </table:table-row>
        <table:table-row table:style-name="ro1-2">
          <table:table-cell office:value-type="string">
            <text:p>rhetorical</text:p>
          </table:table-cell>
        </table:table-row>
        <table:table-row table:style-name="ro1-2">
          <table:table-cell office:value-type="string">
            <text:p>ricer</text:p>
          </table:table-cell>
        </table:table-row>
        <table:table-row table:style-name="ro1-2">
          <table:table-cell office:value-type="string">
            <text:p>ridicule</text:p>
          </table:table-cell>
        </table:table-row>
        <table:table-row table:style-name="ro1-2">
          <table:table-cell office:value-type="string">
            <text:p>ridicules</text:p>
          </table:table-cell>
        </table:table-row>
        <table:table-row table:style-name="ro1-2">
          <table:table-cell office:value-type="string">
            <text:p>ridiculous</text:p>
          </table:table-cell>
        </table:table-row>
        <table:table-row table:style-name="ro1-2">
          <table:table-cell office:value-type="string">
            <text:p>ridiculously</text:p>
          </table:table-cell>
        </table:table-row>
        <table:table-row table:style-name="ro1-2">
          <table:table-cell office:value-type="string">
            <text:p>rife</text:p>
          </table:table-cell>
        </table:table-row>
        <table:table-row table:style-name="ro1-2">
          <table:table-cell office:value-type="string">
            <text:p>rift</text:p>
          </table:table-cell>
        </table:table-row>
        <table:table-row table:style-name="ro1-2">
          <table:table-cell office:value-type="string">
            <text:p>rifts</text:p>
          </table:table-cell>
        </table:table-row>
        <table:table-row table:style-name="ro1-2">
          <table:table-cell office:value-type="string">
            <text:p>rigid</text:p>
          </table:table-cell>
        </table:table-row>
        <table:table-row table:style-name="ro1-2">
          <table:table-cell office:value-type="string">
            <text:p>rigidity</text:p>
          </table:table-cell>
        </table:table-row>
        <table:table-row table:style-name="ro1-2">
          <table:table-cell office:value-type="string">
            <text:p>rigidness</text:p>
          </table:table-cell>
        </table:table-row>
        <table:table-row table:style-name="ro1-2">
          <table:table-cell office:value-type="string">
            <text:p>rile</text:p>
          </table:table-cell>
        </table:table-row>
        <table:table-row table:style-name="ro1-2">
          <table:table-cell office:value-type="string">
            <text:p>riled</text:p>
          </table:table-cell>
        </table:table-row>
        <table:table-row table:style-name="ro1-2">
          <table:table-cell office:value-type="string">
            <text:p>rip</text:p>
          </table:table-cell>
        </table:table-row>
        <table:table-row table:style-name="ro1-2">
          <table:table-cell office:value-type="string">
            <text:p>rip-off</text:p>
          </table:table-cell>
        </table:table-row>
        <table:table-row table:style-name="ro1-2">
          <table:table-cell office:value-type="string">
            <text:p>ripoff</text:p>
          </table:table-cell>
        </table:table-row>
        <table:table-row table:style-name="ro1-2">
          <table:table-cell office:value-type="string">
            <text:p>ripped</text:p>
          </table:table-cell>
        </table:table-row>
        <table:table-row table:style-name="ro1-2">
          <table:table-cell office:value-type="string">
            <text:p>risk</text:p>
          </table:table-cell>
        </table:table-row>
        <table:table-row table:style-name="ro1-2">
          <table:table-cell office:value-type="string">
            <text:p>risks</text:p>
          </table:table-cell>
        </table:table-row>
        <table:table-row table:style-name="ro1-2">
          <table:table-cell office:value-type="string">
            <text:p>risky</text:p>
          </table:table-cell>
        </table:table-row>
        <table:table-row table:style-name="ro1-2">
          <table:table-cell office:value-type="string">
            <text:p>rival</text:p>
          </table:table-cell>
        </table:table-row>
        <table:table-row table:style-name="ro1-2">
          <table:table-cell office:value-type="string">
            <text:p>rivalry</text:p>
          </table:table-cell>
        </table:table-row>
        <table:table-row table:style-name="ro1-2">
          <table:table-cell office:value-type="string">
            <text:p>roadblocks</text:p>
          </table:table-cell>
        </table:table-row>
        <table:table-row table:style-name="ro1-2">
          <table:table-cell office:value-type="string">
            <text:p>rocky</text:p>
          </table:table-cell>
        </table:table-row>
        <table:table-row table:style-name="ro1-2">
          <table:table-cell office:value-type="string">
            <text:p>rogue</text:p>
          </table:table-cell>
        </table:table-row>
        <table:table-row table:style-name="ro1-2">
          <table:table-cell office:value-type="string">
            <text:p>rollercoaster</text:p>
          </table:table-cell>
        </table:table-row>
        <table:table-row table:style-name="ro1-2">
          <table:table-cell office:value-type="string">
            <text:p>rot</text:p>
          </table:table-cell>
        </table:table-row>
        <table:table-row table:style-name="ro1-2">
          <table:table-cell office:value-type="string">
            <text:p>rotten</text:p>
          </table:table-cell>
        </table:table-row>
        <table:table-row table:style-name="ro1-2">
          <table:table-cell office:value-type="string">
            <text:p>rough</text:p>
          </table:table-cell>
        </table:table-row>
        <table:table-row table:style-name="ro1-2">
          <table:table-cell office:value-type="string">
            <text:p>rremediable</text:p>
          </table:table-cell>
        </table:table-row>
        <table:table-row table:style-name="ro1-2">
          <table:table-cell office:value-type="string">
            <text:p>rubbish</text:p>
          </table:table-cell>
        </table:table-row>
        <table:table-row table:style-name="ro1-2">
          <table:table-cell office:value-type="string">
            <text:p>rude</text:p>
          </table:table-cell>
        </table:table-row>
        <table:table-row table:style-name="ro1-2">
          <table:table-cell office:value-type="string">
            <text:p>rue</text:p>
          </table:table-cell>
        </table:table-row>
        <table:table-row table:style-name="ro1-2">
          <table:table-cell office:value-type="string">
            <text:p>ruffian</text:p>
          </table:table-cell>
        </table:table-row>
        <table:table-row table:style-name="ro1-2">
          <table:table-cell office:value-type="string">
            <text:p>ruffle</text:p>
          </table:table-cell>
        </table:table-row>
        <table:table-row table:style-name="ro1-2">
          <table:table-cell office:value-type="string">
            <text:p>ruin</text:p>
          </table:table-cell>
        </table:table-row>
        <table:table-row table:style-name="ro1-2">
          <table:table-cell office:value-type="string">
            <text:p>ruined</text:p>
          </table:table-cell>
        </table:table-row>
        <table:table-row table:style-name="ro1-2">
          <table:table-cell office:value-type="string">
            <text:p>ruining</text:p>
          </table:table-cell>
        </table:table-row>
        <table:table-row table:style-name="ro1-2">
          <table:table-cell office:value-type="string">
            <text:p>ruinous</text:p>
          </table:table-cell>
        </table:table-row>
        <table:table-row table:style-name="ro1-2">
          <table:table-cell office:value-type="string">
            <text:p>ruins</text:p>
          </table:table-cell>
        </table:table-row>
        <table:table-row table:style-name="ro1-2">
          <table:table-cell office:value-type="string">
            <text:p>rumbling</text:p>
          </table:table-cell>
        </table:table-row>
        <table:table-row table:style-name="ro1-2">
          <table:table-cell office:value-type="string">
            <text:p>rumor</text:p>
          </table:table-cell>
        </table:table-row>
        <table:table-row table:style-name="ro1-2">
          <table:table-cell office:value-type="string">
            <text:p>rumors</text:p>
          </table:table-cell>
        </table:table-row>
        <table:table-row table:style-name="ro1-2">
          <table:table-cell office:value-type="string">
            <text:p>rumours</text:p>
          </table:table-cell>
        </table:table-row>
        <table:table-row table:style-name="ro1-2">
          <table:table-cell office:value-type="string">
            <text:p>rumple</text:p>
          </table:table-cell>
        </table:table-row>
        <table:table-row table:style-name="ro1-2">
          <table:table-cell office:value-type="string">
            <text:p>run-down</text:p>
          </table:table-cell>
        </table:table-row>
        <table:table-row table:style-name="ro1-2">
          <table:table-cell office:value-type="string">
            <text:p>runaway</text:p>
          </table:table-cell>
        </table:table-row>
        <table:table-row table:style-name="ro1-2">
          <table:table-cell office:value-type="string">
            <text:p>rupture</text:p>
          </table:table-cell>
        </table:table-row>
        <table:table-row table:style-name="ro1-2">
          <table:table-cell office:value-type="string">
            <text:p>rust</text:p>
          </table:table-cell>
        </table:table-row>
        <table:table-row table:style-name="ro1-2">
          <table:table-cell office:value-type="string">
            <text:p>rusts</text:p>
          </table:table-cell>
        </table:table-row>
        <table:table-row table:style-name="ro1-2">
          <table:table-cell office:value-type="string">
            <text:p>rusty</text:p>
          </table:table-cell>
        </table:table-row>
        <table:table-row table:style-name="ro1-2">
          <table:table-cell office:value-type="string">
            <text:p>rut</text:p>
          </table:table-cell>
        </table:table-row>
        <table:table-row table:style-name="ro1-2">
          <table:table-cell office:value-type="string">
            <text:p>ruthless</text:p>
          </table:table-cell>
        </table:table-row>
        <table:table-row table:style-name="ro1-2">
          <table:table-cell office:value-type="string">
            <text:p>ruthlessly</text:p>
          </table:table-cell>
        </table:table-row>
        <table:table-row table:style-name="ro1-2">
          <table:table-cell office:value-type="string">
            <text:p>ruthlessness</text:p>
          </table:table-cell>
        </table:table-row>
        <table:table-row table:style-name="ro1-2">
          <table:table-cell office:value-type="string">
            <text:p>ruts</text:p>
          </table:table-cell>
        </table:table-row>
        <table:table-row table:style-name="ro1-2">
          <table:table-cell office:value-type="string">
            <text:p>sabotage</text:p>
          </table:table-cell>
        </table:table-row>
        <table:table-row table:style-name="ro1-2">
          <table:table-cell office:value-type="string">
            <text:p>sack</text:p>
          </table:table-cell>
        </table:table-row>
        <table:table-row table:style-name="ro1-2">
          <table:table-cell office:value-type="string">
            <text:p>sacrificed</text:p>
          </table:table-cell>
        </table:table-row>
        <table:table-row table:style-name="ro1-2">
          <table:table-cell office:value-type="string">
            <text:p>sad</text:p>
          </table:table-cell>
        </table:table-row>
        <table:table-row table:style-name="ro1-2">
          <table:table-cell office:value-type="string">
            <text:p>sadden</text:p>
          </table:table-cell>
        </table:table-row>
        <table:table-row table:style-name="ro1-2">
          <table:table-cell office:value-type="string">
            <text:p>sadly</text:p>
          </table:table-cell>
        </table:table-row>
        <table:table-row table:style-name="ro1-2">
          <table:table-cell office:value-type="string">
            <text:p>sadness</text:p>
          </table:table-cell>
        </table:table-row>
        <table:table-row table:style-name="ro1-2">
          <table:table-cell office:value-type="string">
            <text:p>sag</text:p>
          </table:table-cell>
        </table:table-row>
        <table:table-row table:style-name="ro1-2">
          <table:table-cell office:value-type="string">
            <text:p>sagged</text:p>
          </table:table-cell>
        </table:table-row>
        <table:table-row table:style-name="ro1-2">
          <table:table-cell office:value-type="string">
            <text:p>sagging</text:p>
          </table:table-cell>
        </table:table-row>
        <table:table-row table:style-name="ro1-2">
          <table:table-cell office:value-type="string">
            <text:p>saggy</text:p>
          </table:table-cell>
        </table:table-row>
        <table:table-row table:style-name="ro1-2">
          <table:table-cell office:value-type="string">
            <text:p>sags</text:p>
          </table:table-cell>
        </table:table-row>
        <table:table-row table:style-name="ro1-2">
          <table:table-cell office:value-type="string">
            <text:p>salacious</text:p>
          </table:table-cell>
        </table:table-row>
        <table:table-row table:style-name="ro1-2">
          <table:table-cell office:value-type="string">
            <text:p>sanctimonious</text:p>
          </table:table-cell>
        </table:table-row>
        <table:table-row table:style-name="ro1-2">
          <table:table-cell office:value-type="string">
            <text:p>sap</text:p>
          </table:table-cell>
        </table:table-row>
        <table:table-row table:style-name="ro1-2">
          <table:table-cell office:value-type="string">
            <text:p>sarcasm</text:p>
          </table:table-cell>
        </table:table-row>
        <table:table-row table:style-name="ro1-2">
          <table:table-cell office:value-type="string">
            <text:p>sarcastic</text:p>
          </table:table-cell>
        </table:table-row>
        <table:table-row table:style-name="ro1-2">
          <table:table-cell office:value-type="string">
            <text:p>sarcastically</text:p>
          </table:table-cell>
        </table:table-row>
        <table:table-row table:style-name="ro1-2">
          <table:table-cell office:value-type="string">
            <text:p>sardonic</text:p>
          </table:table-cell>
        </table:table-row>
        <table:table-row table:style-name="ro1-2">
          <table:table-cell office:value-type="string">
            <text:p>sardonically</text:p>
          </table:table-cell>
        </table:table-row>
        <table:table-row table:style-name="ro1-2">
          <table:table-cell office:value-type="string">
            <text:p>sass</text:p>
          </table:table-cell>
        </table:table-row>
        <table:table-row table:style-name="ro1-2">
          <table:table-cell office:value-type="string">
            <text:p>satirical</text:p>
          </table:table-cell>
        </table:table-row>
        <table:table-row table:style-name="ro1-2">
          <table:table-cell office:value-type="string">
            <text:p>satirize</text:p>
          </table:table-cell>
        </table:table-row>
        <table:table-row table:style-name="ro1-2">
          <table:table-cell office:value-type="string">
            <text:p>savage</text:p>
          </table:table-cell>
        </table:table-row>
        <table:table-row table:style-name="ro1-2">
          <table:table-cell office:value-type="string">
            <text:p>savaged</text:p>
          </table:table-cell>
        </table:table-row>
        <table:table-row table:style-name="ro1-2">
          <table:table-cell office:value-type="string">
            <text:p>savagery</text:p>
          </table:table-cell>
        </table:table-row>
        <table:table-row table:style-name="ro1-2">
          <table:table-cell office:value-type="string">
            <text:p>savages</text:p>
          </table:table-cell>
        </table:table-row>
        <table:table-row table:style-name="ro1-2">
          <table:table-cell office:value-type="string">
            <text:p>scaly</text:p>
          </table:table-cell>
        </table:table-row>
        <table:table-row table:style-name="ro1-2">
          <table:table-cell office:value-type="string">
            <text:p>scam</text:p>
          </table:table-cell>
        </table:table-row>
        <table:table-row table:style-name="ro1-2">
          <table:table-cell office:value-type="string">
            <text:p>scams</text:p>
          </table:table-cell>
        </table:table-row>
        <table:table-row table:style-name="ro1-2">
          <table:table-cell office:value-type="string">
            <text:p>scandal</text:p>
          </table:table-cell>
        </table:table-row>
        <table:table-row table:style-name="ro1-2">
          <table:table-cell office:value-type="string">
            <text:p>scandalize</text:p>
          </table:table-cell>
        </table:table-row>
        <table:table-row table:style-name="ro1-2">
          <table:table-cell office:value-type="string">
            <text:p>scandalized</text:p>
          </table:table-cell>
        </table:table-row>
        <table:table-row table:style-name="ro1-2">
          <table:table-cell office:value-type="string">
            <text:p>scandalous</text:p>
          </table:table-cell>
        </table:table-row>
        <table:table-row table:style-name="ro1-2">
          <table:table-cell office:value-type="string">
            <text:p>scandalously</text:p>
          </table:table-cell>
        </table:table-row>
        <table:table-row table:style-name="ro1-2">
          <table:table-cell office:value-type="string">
            <text:p>scandals</text:p>
          </table:table-cell>
        </table:table-row>
        <table:table-row table:style-name="ro1-2">
          <table:table-cell office:value-type="string">
            <text:p>scandel</text:p>
          </table:table-cell>
        </table:table-row>
        <table:table-row table:style-name="ro1-2">
          <table:table-cell office:value-type="string">
            <text:p>scandels</text:p>
          </table:table-cell>
        </table:table-row>
        <table:table-row table:style-name="ro1-2">
          <table:table-cell office:value-type="string">
            <text:p>scant</text:p>
          </table:table-cell>
        </table:table-row>
        <table:table-row table:style-name="ro1-2">
          <table:table-cell office:value-type="string">
            <text:p>scapegoat</text:p>
          </table:table-cell>
        </table:table-row>
        <table:table-row table:style-name="ro1-2">
          <table:table-cell office:value-type="string">
            <text:p>scar</text:p>
          </table:table-cell>
        </table:table-row>
        <table:table-row table:style-name="ro1-2">
          <table:table-cell office:value-type="string">
            <text:p>scarce</text:p>
          </table:table-cell>
        </table:table-row>
        <table:table-row table:style-name="ro1-2">
          <table:table-cell office:value-type="string">
            <text:p>scarcely</text:p>
          </table:table-cell>
        </table:table-row>
        <table:table-row table:style-name="ro1-2">
          <table:table-cell office:value-type="string">
            <text:p>scarcity</text:p>
          </table:table-cell>
        </table:table-row>
        <table:table-row table:style-name="ro1-2">
          <table:table-cell office:value-type="string">
            <text:p>scare</text:p>
          </table:table-cell>
        </table:table-row>
        <table:table-row table:style-name="ro1-2">
          <table:table-cell office:value-type="string">
            <text:p>scared</text:p>
          </table:table-cell>
        </table:table-row>
        <table:table-row table:style-name="ro1-2">
          <table:table-cell office:value-type="string">
            <text:p>scarier</text:p>
          </table:table-cell>
        </table:table-row>
        <table:table-row table:style-name="ro1-2">
          <table:table-cell office:value-type="string">
            <text:p>scariest</text:p>
          </table:table-cell>
        </table:table-row>
        <table:table-row table:style-name="ro1-2">
          <table:table-cell office:value-type="string">
            <text:p>scarily</text:p>
          </table:table-cell>
        </table:table-row>
        <table:table-row table:style-name="ro1-2">
          <table:table-cell office:value-type="string">
            <text:p>scarred</text:p>
          </table:table-cell>
        </table:table-row>
        <table:table-row table:style-name="ro1-2">
          <table:table-cell office:value-type="string">
            <text:p>scars</text:p>
          </table:table-cell>
        </table:table-row>
        <table:table-row table:style-name="ro1-2">
          <table:table-cell office:value-type="string">
            <text:p>scary</text:p>
          </table:table-cell>
        </table:table-row>
        <table:table-row table:style-name="ro1-2">
          <table:table-cell office:value-type="string">
            <text:p>scathing</text:p>
          </table:table-cell>
        </table:table-row>
        <table:table-row table:style-name="ro1-2">
          <table:table-cell office:value-type="string">
            <text:p>scathingly</text:p>
          </table:table-cell>
        </table:table-row>
        <table:table-row table:style-name="ro1-2">
          <table:table-cell office:value-type="string">
            <text:p>sceptical</text:p>
          </table:table-cell>
        </table:table-row>
        <table:table-row table:style-name="ro1-2">
          <table:table-cell office:value-type="string">
            <text:p>scoff</text:p>
          </table:table-cell>
        </table:table-row>
        <table:table-row table:style-name="ro1-2">
          <table:table-cell office:value-type="string">
            <text:p>scoffingly</text:p>
          </table:table-cell>
        </table:table-row>
        <table:table-row table:style-name="ro1-2">
          <table:table-cell office:value-type="string">
            <text:p>scold</text:p>
          </table:table-cell>
        </table:table-row>
        <table:table-row table:style-name="ro1-2">
          <table:table-cell office:value-type="string">
            <text:p>scolded</text:p>
          </table:table-cell>
        </table:table-row>
        <table:table-row table:style-name="ro1-2">
          <table:table-cell office:value-type="string">
            <text:p>scolding</text:p>
          </table:table-cell>
        </table:table-row>
        <table:table-row table:style-name="ro1-2">
          <table:table-cell office:value-type="string">
            <text:p>scoldingly</text:p>
          </table:table-cell>
        </table:table-row>
        <table:table-row table:style-name="ro1-2">
          <table:table-cell office:value-type="string">
            <text:p>scorching</text:p>
          </table:table-cell>
        </table:table-row>
        <table:table-row table:style-name="ro1-2">
          <table:table-cell office:value-type="string">
            <text:p>scorchingly</text:p>
          </table:table-cell>
        </table:table-row>
        <table:table-row table:style-name="ro1-2">
          <table:table-cell office:value-type="string">
            <text:p>scorn</text:p>
          </table:table-cell>
        </table:table-row>
        <table:table-row table:style-name="ro1-2">
          <table:table-cell office:value-type="string">
            <text:p>scornful</text:p>
          </table:table-cell>
        </table:table-row>
        <table:table-row table:style-name="ro1-2">
          <table:table-cell office:value-type="string">
            <text:p>scornfully</text:p>
          </table:table-cell>
        </table:table-row>
        <table:table-row table:style-name="ro1-2">
          <table:table-cell office:value-type="string">
            <text:p>scoundrel</text:p>
          </table:table-cell>
        </table:table-row>
        <table:table-row table:style-name="ro1-2">
          <table:table-cell office:value-type="string">
            <text:p>scourge</text:p>
          </table:table-cell>
        </table:table-row>
        <table:table-row table:style-name="ro1-2">
          <table:table-cell office:value-type="string">
            <text:p>scowl</text:p>
          </table:table-cell>
        </table:table-row>
        <table:table-row table:style-name="ro1-2">
          <table:table-cell office:value-type="string">
            <text:p>scramble</text:p>
          </table:table-cell>
        </table:table-row>
        <table:table-row table:style-name="ro1-2">
          <table:table-cell office:value-type="string">
            <text:p>scrambled</text:p>
          </table:table-cell>
        </table:table-row>
        <table:table-row table:style-name="ro1-2">
          <table:table-cell office:value-type="string">
            <text:p>scrambles</text:p>
          </table:table-cell>
        </table:table-row>
        <table:table-row table:style-name="ro1-2">
          <table:table-cell office:value-type="string">
            <text:p>scrambling</text:p>
          </table:table-cell>
        </table:table-row>
        <table:table-row table:style-name="ro1-2">
          <table:table-cell office:value-type="string">
            <text:p>scrap</text:p>
          </table:table-cell>
        </table:table-row>
        <table:table-row table:style-name="ro1-2">
          <table:table-cell office:value-type="string">
            <text:p>scratch</text:p>
          </table:table-cell>
        </table:table-row>
        <table:table-row table:style-name="ro1-2">
          <table:table-cell office:value-type="string">
            <text:p>scratched</text:p>
          </table:table-cell>
        </table:table-row>
        <table:table-row table:style-name="ro1-2">
          <table:table-cell office:value-type="string">
            <text:p>scratches</text:p>
          </table:table-cell>
        </table:table-row>
        <table:table-row table:style-name="ro1-2">
          <table:table-cell office:value-type="string">
            <text:p>scratchy</text:p>
          </table:table-cell>
        </table:table-row>
        <table:table-row table:style-name="ro1-2">
          <table:table-cell office:value-type="string">
            <text:p>scream</text:p>
          </table:table-cell>
        </table:table-row>
        <table:table-row table:style-name="ro1-2">
          <table:table-cell office:value-type="string">
            <text:p>screech</text:p>
          </table:table-cell>
        </table:table-row>
        <table:table-row table:style-name="ro1-2">
          <table:table-cell office:value-type="string">
            <text:p>screw-up</text:p>
          </table:table-cell>
        </table:table-row>
        <table:table-row table:style-name="ro1-2">
          <table:table-cell office:value-type="string">
            <text:p>screwed</text:p>
          </table:table-cell>
        </table:table-row>
        <table:table-row table:style-name="ro1-2">
          <table:table-cell office:value-type="string">
            <text:p>screwed-up</text:p>
          </table:table-cell>
        </table:table-row>
        <table:table-row table:style-name="ro1-2">
          <table:table-cell office:value-type="string">
            <text:p>screwy</text:p>
          </table:table-cell>
        </table:table-row>
        <table:table-row table:style-name="ro1-2">
          <table:table-cell office:value-type="string">
            <text:p>scuff</text:p>
          </table:table-cell>
        </table:table-row>
        <table:table-row table:style-name="ro1-2">
          <table:table-cell office:value-type="string">
            <text:p>scuffs</text:p>
          </table:table-cell>
        </table:table-row>
        <table:table-row table:style-name="ro1-2">
          <table:table-cell office:value-type="string">
            <text:p>scum</text:p>
          </table:table-cell>
        </table:table-row>
        <table:table-row table:style-name="ro1-2">
          <table:table-cell office:value-type="string">
            <text:p>scummy</text:p>
          </table:table-cell>
        </table:table-row>
        <table:table-row table:style-name="ro1-2">
          <table:table-cell office:value-type="string">
            <text:p>second-class</text:p>
          </table:table-cell>
        </table:table-row>
        <table:table-row table:style-name="ro1-2">
          <table:table-cell office:value-type="string">
            <text:p>second-tier</text:p>
          </table:table-cell>
        </table:table-row>
        <table:table-row table:style-name="ro1-2">
          <table:table-cell office:value-type="string">
            <text:p>secretive</text:p>
          </table:table-cell>
        </table:table-row>
        <table:table-row table:style-name="ro1-2">
          <table:table-cell office:value-type="string">
            <text:p>sedentary</text:p>
          </table:table-cell>
        </table:table-row>
        <table:table-row table:style-name="ro1-2">
          <table:table-cell office:value-type="string">
            <text:p>seedy</text:p>
          </table:table-cell>
        </table:table-row>
        <table:table-row table:style-name="ro1-2">
          <table:table-cell office:value-type="string">
            <text:p>seethe</text:p>
          </table:table-cell>
        </table:table-row>
        <table:table-row table:style-name="ro1-2">
          <table:table-cell office:value-type="string">
            <text:p>seething</text:p>
          </table:table-cell>
        </table:table-row>
        <table:table-row table:style-name="ro1-2">
          <table:table-cell office:value-type="string">
            <text:p>self-coup</text:p>
          </table:table-cell>
        </table:table-row>
        <table:table-row table:style-name="ro1-2">
          <table:table-cell office:value-type="string">
            <text:p>self-criticism</text:p>
          </table:table-cell>
        </table:table-row>
        <table:table-row table:style-name="ro1-2">
          <table:table-cell office:value-type="string">
            <text:p>self-defeating</text:p>
          </table:table-cell>
        </table:table-row>
        <table:table-row table:style-name="ro1-84">
          <table:table-cell office:value-type="string">
            <text:p>self-destructive</text:p>
          </table:table-cell>
        </table:table-row>
        <table:table-row table:style-name="ro1-84">
          <table:table-cell office:value-type="string">
            <text:p>self-humiliation</text:p>
          </table:table-cell>
        </table:table-row>
        <table:table-row table:style-name="ro1-2">
          <table:table-cell office:value-type="string">
            <text:p>self-interest</text:p>
          </table:table-cell>
        </table:table-row>
        <table:table-row table:style-name="ro1-84">
          <table:table-cell office:value-type="string">
            <text:p>self-interested</text:p>
          </table:table-cell>
        </table:table-row>
        <table:table-row table:style-name="ro1-2">
          <table:table-cell office:value-type="string">
            <text:p>self-serving</text:p>
          </table:table-cell>
        </table:table-row>
        <table:table-row table:style-name="ro1-2">
          <table:table-cell office:value-type="string">
            <text:p>selfinterested</text:p>
          </table:table-cell>
        </table:table-row>
        <table:table-row table:style-name="ro1-2">
          <table:table-cell office:value-type="string">
            <text:p>selfish</text:p>
          </table:table-cell>
        </table:table-row>
        <table:table-row table:style-name="ro1-2">
          <table:table-cell office:value-type="string">
            <text:p>selfishly</text:p>
          </table:table-cell>
        </table:table-row>
        <table:table-row table:style-name="ro1-2">
          <table:table-cell office:value-type="string">
            <text:p>selfishness</text:p>
          </table:table-cell>
        </table:table-row>
        <table:table-row table:style-name="ro1-2">
          <table:table-cell office:value-type="string">
            <text:p>semi-retarded</text:p>
          </table:table-cell>
        </table:table-row>
        <table:table-row table:style-name="ro1-2">
          <table:table-cell office:value-type="string">
            <text:p>senile</text:p>
          </table:table-cell>
        </table:table-row>
        <table:table-row table:style-name="ro1-2">
          <table:table-cell office:value-type="string">
            <text:p>sensationalize</text:p>
          </table:table-cell>
        </table:table-row>
        <table:table-row table:style-name="ro1-2">
          <table:table-cell office:value-type="string">
            <text:p>senseless</text:p>
          </table:table-cell>
        </table:table-row>
        <table:table-row table:style-name="ro1-2">
          <table:table-cell office:value-type="string">
            <text:p>senselessly</text:p>
          </table:table-cell>
        </table:table-row>
        <table:table-row table:style-name="ro1-2">
          <table:table-cell office:value-type="string">
            <text:p>seriousness</text:p>
          </table:table-cell>
        </table:table-row>
        <table:table-row table:style-name="ro1-2">
          <table:table-cell office:value-type="string">
            <text:p>sermonize</text:p>
          </table:table-cell>
        </table:table-row>
        <table:table-row table:style-name="ro1-2">
          <table:table-cell office:value-type="string">
            <text:p>servitude</text:p>
          </table:table-cell>
        </table:table-row>
        <table:table-row table:style-name="ro1-2">
          <table:table-cell office:value-type="string">
            <text:p>set-up</text:p>
          </table:table-cell>
        </table:table-row>
        <table:table-row table:style-name="ro1-2">
          <table:table-cell office:value-type="string">
            <text:p>setback</text:p>
          </table:table-cell>
        </table:table-row>
        <table:table-row table:style-name="ro1-2">
          <table:table-cell office:value-type="string">
            <text:p>setbacks</text:p>
          </table:table-cell>
        </table:table-row>
        <table:table-row table:style-name="ro1-2">
          <table:table-cell office:value-type="string">
            <text:p>sever</text:p>
          </table:table-cell>
        </table:table-row>
        <table:table-row table:style-name="ro1-2">
          <table:table-cell office:value-type="string">
            <text:p>severe</text:p>
          </table:table-cell>
        </table:table-row>
        <table:table-row table:style-name="ro1-2">
          <table:table-cell office:value-type="string">
            <text:p>severity</text:p>
          </table:table-cell>
        </table:table-row>
        <table:table-row table:style-name="ro1-2">
          <table:table-cell office:value-type="string">
            <text:p>sh*t</text:p>
          </table:table-cell>
        </table:table-row>
        <table:table-row table:style-name="ro1-2">
          <table:table-cell office:value-type="string">
            <text:p>shabby</text:p>
          </table:table-cell>
        </table:table-row>
        <table:table-row table:style-name="ro1-2">
          <table:table-cell office:value-type="string">
            <text:p>shadowy</text:p>
          </table:table-cell>
        </table:table-row>
        <table:table-row table:style-name="ro1-2">
          <table:table-cell office:value-type="string">
            <text:p>shady</text:p>
          </table:table-cell>
        </table:table-row>
        <table:table-row table:style-name="ro1-2">
          <table:table-cell office:value-type="string">
            <text:p>shake</text:p>
          </table:table-cell>
        </table:table-row>
        <table:table-row table:style-name="ro1-2">
          <table:table-cell office:value-type="string">
            <text:p>shaky</text:p>
          </table:table-cell>
        </table:table-row>
        <table:table-row table:style-name="ro1-2">
          <table:table-cell office:value-type="string">
            <text:p>shallow</text:p>
          </table:table-cell>
        </table:table-row>
        <table:table-row table:style-name="ro1-2">
          <table:table-cell office:value-type="string">
            <text:p>sham</text:p>
          </table:table-cell>
        </table:table-row>
        <table:table-row table:style-name="ro1-2">
          <table:table-cell office:value-type="string">
            <text:p>shambles</text:p>
          </table:table-cell>
        </table:table-row>
        <table:table-row table:style-name="ro1-2">
          <table:table-cell office:value-type="string">
            <text:p>shame</text:p>
          </table:table-cell>
        </table:table-row>
        <table:table-row table:style-name="ro1-2">
          <table:table-cell office:value-type="string">
            <text:p>shameful</text:p>
          </table:table-cell>
        </table:table-row>
        <table:table-row table:style-name="ro1-2">
          <table:table-cell office:value-type="string">
            <text:p>shamefully</text:p>
          </table:table-cell>
        </table:table-row>
        <table:table-row table:style-name="ro1-2">
          <table:table-cell office:value-type="string">
            <text:p>shamefulness</text:p>
          </table:table-cell>
        </table:table-row>
        <table:table-row table:style-name="ro1-2">
          <table:table-cell office:value-type="string">
            <text:p>shameless</text:p>
          </table:table-cell>
        </table:table-row>
        <table:table-row table:style-name="ro1-2">
          <table:table-cell office:value-type="string">
            <text:p>shamelessly</text:p>
          </table:table-cell>
        </table:table-row>
        <table:table-row table:style-name="ro1-84">
          <table:table-cell office:value-type="string">
            <text:p>shamelessness</text:p>
          </table:table-cell>
        </table:table-row>
        <table:table-row table:style-name="ro1-2">
          <table:table-cell office:value-type="string">
            <text:p>shark</text:p>
          </table:table-cell>
        </table:table-row>
        <table:table-row table:style-name="ro1-2">
          <table:table-cell office:value-type="string">
            <text:p>sharply</text:p>
          </table:table-cell>
        </table:table-row>
        <table:table-row table:style-name="ro1-2">
          <table:table-cell office:value-type="string">
            <text:p>shatter</text:p>
          </table:table-cell>
        </table:table-row>
        <table:table-row table:style-name="ro1-2">
          <table:table-cell office:value-type="string">
            <text:p>shemale</text:p>
          </table:table-cell>
        </table:table-row>
        <table:table-row table:style-name="ro1-2">
          <table:table-cell office:value-type="string">
            <text:p>shimmer</text:p>
          </table:table-cell>
        </table:table-row>
        <table:table-row table:style-name="ro1-2">
          <table:table-cell office:value-type="string">
            <text:p>shimmy</text:p>
          </table:table-cell>
        </table:table-row>
        <table:table-row table:style-name="ro1-2">
          <table:table-cell office:value-type="string">
            <text:p>shipwreck</text:p>
          </table:table-cell>
        </table:table-row>
        <table:table-row table:style-name="ro1-2">
          <table:table-cell office:value-type="string">
            <text:p>shirk</text:p>
          </table:table-cell>
        </table:table-row>
        <table:table-row table:style-name="ro1-2">
          <table:table-cell office:value-type="string">
            <text:p>shirker</text:p>
          </table:table-cell>
        </table:table-row>
        <table:table-row table:style-name="ro1-2">
          <table:table-cell office:value-type="string">
            <text:p>shit</text:p>
          </table:table-cell>
        </table:table-row>
        <table:table-row table:style-name="ro1-2">
          <table:table-cell office:value-type="string">
            <text:p>shiver</text:p>
          </table:table-cell>
        </table:table-row>
        <table:table-row table:style-name="ro1-2">
          <table:table-cell office:value-type="string">
            <text:p>shock</text:p>
          </table:table-cell>
        </table:table-row>
        <table:table-row table:style-name="ro1-2">
          <table:table-cell office:value-type="string">
            <text:p>shocked</text:p>
          </table:table-cell>
        </table:table-row>
        <table:table-row table:style-name="ro1-2">
          <table:table-cell office:value-type="string">
            <text:p>shocking</text:p>
          </table:table-cell>
        </table:table-row>
        <table:table-row table:style-name="ro1-2">
          <table:table-cell office:value-type="string">
            <text:p>shockingly</text:p>
          </table:table-cell>
        </table:table-row>
        <table:table-row table:style-name="ro1-2">
          <table:table-cell office:value-type="string">
            <text:p>shoddy</text:p>
          </table:table-cell>
        </table:table-row>
        <table:table-row table:style-name="ro1-2">
          <table:table-cell office:value-type="string">
            <text:p>short-lived</text:p>
          </table:table-cell>
        </table:table-row>
        <table:table-row table:style-name="ro1-2">
          <table:table-cell office:value-type="string">
            <text:p>shortage</text:p>
          </table:table-cell>
        </table:table-row>
        <table:table-row table:style-name="ro1-2">
          <table:table-cell office:value-type="string">
            <text:p>shortchange</text:p>
          </table:table-cell>
        </table:table-row>
        <table:table-row table:style-name="ro1-2">
          <table:table-cell office:value-type="string">
            <text:p>shortcoming</text:p>
          </table:table-cell>
        </table:table-row>
        <table:table-row table:style-name="ro1-2">
          <table:table-cell office:value-type="string">
            <text:p>shortcomings</text:p>
          </table:table-cell>
        </table:table-row>
        <table:table-row table:style-name="ro1-2">
          <table:table-cell office:value-type="string">
            <text:p>shortness</text:p>
          </table:table-cell>
        </table:table-row>
        <table:table-row table:style-name="ro1-2">
          <table:table-cell office:value-type="string">
            <text:p>shortsighted</text:p>
          </table:table-cell>
        </table:table-row>
        <table:table-row table:style-name="ro1-84">
          <table:table-cell office:value-type="string">
            <text:p>shortsightedness</text:p>
          </table:table-cell>
        </table:table-row>
        <table:table-row table:style-name="ro1-2">
          <table:table-cell office:value-type="string">
            <text:p>showdown</text:p>
          </table:table-cell>
        </table:table-row>
        <table:table-row table:style-name="ro1-2">
          <table:table-cell office:value-type="string">
            <text:p>shrew</text:p>
          </table:table-cell>
        </table:table-row>
        <table:table-row table:style-name="ro1-2">
          <table:table-cell office:value-type="string">
            <text:p>shriek</text:p>
          </table:table-cell>
        </table:table-row>
        <table:table-row table:style-name="ro1-2">
          <table:table-cell office:value-type="string">
            <text:p>shrill</text:p>
          </table:table-cell>
        </table:table-row>
        <table:table-row table:style-name="ro1-2">
          <table:table-cell office:value-type="string">
            <text:p>shrilly</text:p>
          </table:table-cell>
        </table:table-row>
        <table:table-row table:style-name="ro1-2">
          <table:table-cell office:value-type="string">
            <text:p>shrivel</text:p>
          </table:table-cell>
        </table:table-row>
        <table:table-row table:style-name="ro1-2">
          <table:table-cell office:value-type="string">
            <text:p>shroud</text:p>
          </table:table-cell>
        </table:table-row>
        <table:table-row table:style-name="ro1-2">
          <table:table-cell office:value-type="string">
            <text:p>shrouded</text:p>
          </table:table-cell>
        </table:table-row>
        <table:table-row table:style-name="ro1-2">
          <table:table-cell office:value-type="string">
            <text:p>shrug</text:p>
          </table:table-cell>
        </table:table-row>
        <table:table-row table:style-name="ro1-2">
          <table:table-cell office:value-type="string">
            <text:p>shun</text:p>
          </table:table-cell>
        </table:table-row>
        <table:table-row table:style-name="ro1-2">
          <table:table-cell office:value-type="string">
            <text:p>shunned</text:p>
          </table:table-cell>
        </table:table-row>
        <table:table-row table:style-name="ro1-2">
          <table:table-cell office:value-type="string">
            <text:p>sick</text:p>
          </table:table-cell>
        </table:table-row>
        <table:table-row table:style-name="ro1-2">
          <table:table-cell office:value-type="string">
            <text:p>sicken</text:p>
          </table:table-cell>
        </table:table-row>
        <table:table-row table:style-name="ro1-2">
          <table:table-cell office:value-type="string">
            <text:p>sickening</text:p>
          </table:table-cell>
        </table:table-row>
        <table:table-row table:style-name="ro1-2">
          <table:table-cell office:value-type="string">
            <text:p>sickeningly</text:p>
          </table:table-cell>
        </table:table-row>
        <table:table-row table:style-name="ro1-2">
          <table:table-cell office:value-type="string">
            <text:p>sickly</text:p>
          </table:table-cell>
        </table:table-row>
        <table:table-row table:style-name="ro1-2">
          <table:table-cell office:value-type="string">
            <text:p>sickness</text:p>
          </table:table-cell>
        </table:table-row>
        <table:table-row table:style-name="ro1-2">
          <table:table-cell office:value-type="string">
            <text:p>sidetrack</text:p>
          </table:table-cell>
        </table:table-row>
        <table:table-row table:style-name="ro1-2">
          <table:table-cell office:value-type="string">
            <text:p>sidetracked</text:p>
          </table:table-cell>
        </table:table-row>
        <table:table-row table:style-name="ro1-2">
          <table:table-cell office:value-type="string">
            <text:p>siege</text:p>
          </table:table-cell>
        </table:table-row>
        <table:table-row table:style-name="ro1-2">
          <table:table-cell office:value-type="string">
            <text:p>sillily</text:p>
          </table:table-cell>
        </table:table-row>
        <table:table-row table:style-name="ro1-2">
          <table:table-cell office:value-type="string">
            <text:p>silly</text:p>
          </table:table-cell>
        </table:table-row>
        <table:table-row table:style-name="ro1-2">
          <table:table-cell office:value-type="string">
            <text:p>simplistic</text:p>
          </table:table-cell>
        </table:table-row>
        <table:table-row table:style-name="ro1-2">
          <table:table-cell office:value-type="string">
            <text:p>simplistically</text:p>
          </table:table-cell>
        </table:table-row>
        <table:table-row table:style-name="ro1-2">
          <table:table-cell office:value-type="string">
            <text:p>sin</text:p>
          </table:table-cell>
        </table:table-row>
        <table:table-row table:style-name="ro1-2">
          <table:table-cell office:value-type="string">
            <text:p>sinful</text:p>
          </table:table-cell>
        </table:table-row>
        <table:table-row table:style-name="ro1-2">
          <table:table-cell office:value-type="string">
            <text:p>sinfully</text:p>
          </table:table-cell>
        </table:table-row>
        <table:table-row table:style-name="ro1-2">
          <table:table-cell office:value-type="string">
            <text:p>sinister</text:p>
          </table:table-cell>
        </table:table-row>
        <table:table-row table:style-name="ro1-2">
          <table:table-cell office:value-type="string">
            <text:p>sinisterly</text:p>
          </table:table-cell>
        </table:table-row>
        <table:table-row table:style-name="ro1-2">
          <table:table-cell office:value-type="string">
            <text:p>sink</text:p>
          </table:table-cell>
        </table:table-row>
        <table:table-row table:style-name="ro1-2">
          <table:table-cell office:value-type="string">
            <text:p>sinking</text:p>
          </table:table-cell>
        </table:table-row>
        <table:table-row table:style-name="ro1-2">
          <table:table-cell office:value-type="string">
            <text:p>skeletons</text:p>
          </table:table-cell>
        </table:table-row>
        <table:table-row table:style-name="ro1-2">
          <table:table-cell office:value-type="string">
            <text:p>skeptic</text:p>
          </table:table-cell>
        </table:table-row>
        <table:table-row table:style-name="ro1-2">
          <table:table-cell office:value-type="string">
            <text:p>skeptical</text:p>
          </table:table-cell>
        </table:table-row>
        <table:table-row table:style-name="ro1-2">
          <table:table-cell office:value-type="string">
            <text:p>skeptically</text:p>
          </table:table-cell>
        </table:table-row>
        <table:table-row table:style-name="ro1-2">
          <table:table-cell office:value-type="string">
            <text:p>skepticism</text:p>
          </table:table-cell>
        </table:table-row>
        <table:table-row table:style-name="ro1-2">
          <table:table-cell office:value-type="string">
            <text:p>sketchy</text:p>
          </table:table-cell>
        </table:table-row>
        <table:table-row table:style-name="ro1-2">
          <table:table-cell office:value-type="string">
            <text:p>skimpy</text:p>
          </table:table-cell>
        </table:table-row>
        <table:table-row table:style-name="ro1-2">
          <table:table-cell office:value-type="string">
            <text:p>skinny</text:p>
          </table:table-cell>
        </table:table-row>
        <table:table-row table:style-name="ro1-2">
          <table:table-cell office:value-type="string">
            <text:p>skittish</text:p>
          </table:table-cell>
        </table:table-row>
        <table:table-row table:style-name="ro1-2">
          <table:table-cell office:value-type="string">
            <text:p>skittishly</text:p>
          </table:table-cell>
        </table:table-row>
        <table:table-row table:style-name="ro1-2">
          <table:table-cell office:value-type="string">
            <text:p>skulk</text:p>
          </table:table-cell>
        </table:table-row>
        <table:table-row table:style-name="ro1-2">
          <table:table-cell office:value-type="string">
            <text:p>slack</text:p>
          </table:table-cell>
        </table:table-row>
        <table:table-row table:style-name="ro1-2">
          <table:table-cell office:value-type="string">
            <text:p>slander</text:p>
          </table:table-cell>
        </table:table-row>
        <table:table-row table:style-name="ro1-2">
          <table:table-cell office:value-type="string">
            <text:p>slanderer</text:p>
          </table:table-cell>
        </table:table-row>
        <table:table-row table:style-name="ro1-2">
          <table:table-cell office:value-type="string">
            <text:p>slanderous</text:p>
          </table:table-cell>
        </table:table-row>
        <table:table-row table:style-name="ro1-2">
          <table:table-cell office:value-type="string">
            <text:p>slanderously</text:p>
          </table:table-cell>
        </table:table-row>
        <table:table-row table:style-name="ro1-2">
          <table:table-cell office:value-type="string">
            <text:p>slanders</text:p>
          </table:table-cell>
        </table:table-row>
        <table:table-row table:style-name="ro1-2">
          <table:table-cell office:value-type="string">
            <text:p>slap</text:p>
          </table:table-cell>
        </table:table-row>
        <table:table-row table:style-name="ro1-2">
          <table:table-cell office:value-type="string">
            <text:p>slashing</text:p>
          </table:table-cell>
        </table:table-row>
        <table:table-row table:style-name="ro1-2">
          <table:table-cell office:value-type="string">
            <text:p>slaughter</text:p>
          </table:table-cell>
        </table:table-row>
        <table:table-row table:style-name="ro1-2">
          <table:table-cell office:value-type="string">
            <text:p>slaughtered</text:p>
          </table:table-cell>
        </table:table-row>
        <table:table-row table:style-name="ro1-2">
          <table:table-cell office:value-type="string">
            <text:p>slave</text:p>
          </table:table-cell>
        </table:table-row>
        <table:table-row table:style-name="ro1-2">
          <table:table-cell office:value-type="string">
            <text:p>slaves</text:p>
          </table:table-cell>
        </table:table-row>
        <table:table-row table:style-name="ro1-2">
          <table:table-cell office:value-type="string">
            <text:p>sleazy</text:p>
          </table:table-cell>
        </table:table-row>
        <table:table-row table:style-name="ro1-2">
          <table:table-cell office:value-type="string">
            <text:p>slime</text:p>
          </table:table-cell>
        </table:table-row>
        <table:table-row table:style-name="ro1-2">
          <table:table-cell office:value-type="string">
            <text:p>slog</text:p>
          </table:table-cell>
        </table:table-row>
        <table:table-row table:style-name="ro1-2">
          <table:table-cell office:value-type="string">
            <text:p>slogged</text:p>
          </table:table-cell>
        </table:table-row>
        <table:table-row table:style-name="ro1-2">
          <table:table-cell office:value-type="string">
            <text:p>slogging</text:p>
          </table:table-cell>
        </table:table-row>
        <table:table-row table:style-name="ro1-2">
          <table:table-cell office:value-type="string">
            <text:p>slogs</text:p>
          </table:table-cell>
        </table:table-row>
        <table:table-row table:style-name="ro1-84">
          <table:table-cell office:value-type="string">
            <text:p>sloooooooooooooow</text:p>
          </table:table-cell>
        </table:table-row>
        <table:table-row table:style-name="ro1-2">
          <table:table-cell office:value-type="string">
            <text:p>sloooow</text:p>
          </table:table-cell>
        </table:table-row>
        <table:table-row table:style-name="ro1-2">
          <table:table-cell office:value-type="string">
            <text:p>slooow</text:p>
          </table:table-cell>
        </table:table-row>
        <table:table-row table:style-name="ro1-2">
          <table:table-cell office:value-type="string">
            <text:p>sloow</text:p>
          </table:table-cell>
        </table:table-row>
        <table:table-row table:style-name="ro1-2">
          <table:table-cell office:value-type="string">
            <text:p>sloppily</text:p>
          </table:table-cell>
        </table:table-row>
        <table:table-row table:style-name="ro1-2">
          <table:table-cell office:value-type="string">
            <text:p>sloppy</text:p>
          </table:table-cell>
        </table:table-row>
        <table:table-row table:style-name="ro1-2">
          <table:table-cell office:value-type="string">
            <text:p>sloth</text:p>
          </table:table-cell>
        </table:table-row>
        <table:table-row table:style-name="ro1-2">
          <table:table-cell office:value-type="string">
            <text:p>slothful</text:p>
          </table:table-cell>
        </table:table-row>
        <table:table-row table:style-name="ro1-2">
          <table:table-cell office:value-type="string">
            <text:p>slow</text:p>
          </table:table-cell>
        </table:table-row>
        <table:table-row table:style-name="ro1-2">
          <table:table-cell office:value-type="string">
            <text:p>slow-moving</text:p>
          </table:table-cell>
        </table:table-row>
        <table:table-row table:style-name="ro1-2">
          <table:table-cell office:value-type="string">
            <text:p>slowed</text:p>
          </table:table-cell>
        </table:table-row>
        <table:table-row table:style-name="ro1-2">
          <table:table-cell office:value-type="string">
            <text:p>slower</text:p>
          </table:table-cell>
        </table:table-row>
        <table:table-row table:style-name="ro1-2">
          <table:table-cell office:value-type="string">
            <text:p>slowest</text:p>
          </table:table-cell>
        </table:table-row>
        <table:table-row table:style-name="ro1-2">
          <table:table-cell office:value-type="string">
            <text:p>slowly</text:p>
          </table:table-cell>
        </table:table-row>
        <table:table-row table:style-name="ro1-2">
          <table:table-cell office:value-type="string">
            <text:p>sloww</text:p>
          </table:table-cell>
        </table:table-row>
        <table:table-row table:style-name="ro1-2">
          <table:table-cell office:value-type="string">
            <text:p>slowww</text:p>
          </table:table-cell>
        </table:table-row>
        <table:table-row table:style-name="ro1-2">
          <table:table-cell office:value-type="string">
            <text:p>slowwww</text:p>
          </table:table-cell>
        </table:table-row>
        <table:table-row table:style-name="ro1-2">
          <table:table-cell office:value-type="string">
            <text:p>slug</text:p>
          </table:table-cell>
        </table:table-row>
        <table:table-row table:style-name="ro1-2">
          <table:table-cell office:value-type="string">
            <text:p>sluggish</text:p>
          </table:table-cell>
        </table:table-row>
        <table:table-row table:style-name="ro1-2">
          <table:table-cell office:value-type="string">
            <text:p>slump</text:p>
          </table:table-cell>
        </table:table-row>
        <table:table-row table:style-name="ro1-2">
          <table:table-cell office:value-type="string">
            <text:p>slumping</text:p>
          </table:table-cell>
        </table:table-row>
        <table:table-row table:style-name="ro1-2">
          <table:table-cell office:value-type="string">
            <text:p>slumpping</text:p>
          </table:table-cell>
        </table:table-row>
        <table:table-row table:style-name="ro1-2">
          <table:table-cell office:value-type="string">
            <text:p>slur</text:p>
          </table:table-cell>
        </table:table-row>
        <table:table-row table:style-name="ro1-2">
          <table:table-cell office:value-type="string">
            <text:p>slut</text:p>
          </table:table-cell>
        </table:table-row>
        <table:table-row table:style-name="ro1-2">
          <table:table-cell office:value-type="string">
            <text:p>sluts</text:p>
          </table:table-cell>
        </table:table-row>
        <table:table-row table:style-name="ro1-2">
          <table:table-cell office:value-type="string">
            <text:p>sly</text:p>
          </table:table-cell>
        </table:table-row>
        <table:table-row table:style-name="ro1-2">
          <table:table-cell office:value-type="string">
            <text:p>smack</text:p>
          </table:table-cell>
        </table:table-row>
        <table:table-row table:style-name="ro1-2">
          <table:table-cell office:value-type="string">
            <text:p>smallish</text:p>
          </table:table-cell>
        </table:table-row>
        <table:table-row table:style-name="ro1-2">
          <table:table-cell office:value-type="string">
            <text:p>smash</text:p>
          </table:table-cell>
        </table:table-row>
        <table:table-row table:style-name="ro1-2">
          <table:table-cell office:value-type="string">
            <text:p>smear</text:p>
          </table:table-cell>
        </table:table-row>
        <table:table-row table:style-name="ro1-2">
          <table:table-cell office:value-type="string">
            <text:p>smell</text:p>
          </table:table-cell>
        </table:table-row>
        <table:table-row table:style-name="ro1-2">
          <table:table-cell office:value-type="string">
            <text:p>smelled</text:p>
          </table:table-cell>
        </table:table-row>
        <table:table-row table:style-name="ro1-2">
          <table:table-cell office:value-type="string">
            <text:p>smelling</text:p>
          </table:table-cell>
        </table:table-row>
        <table:table-row table:style-name="ro1-2">
          <table:table-cell office:value-type="string">
            <text:p>smells</text:p>
          </table:table-cell>
        </table:table-row>
        <table:table-row table:style-name="ro1-2">
          <table:table-cell office:value-type="string">
            <text:p>smelly</text:p>
          </table:table-cell>
        </table:table-row>
        <table:table-row table:style-name="ro1-2">
          <table:table-cell office:value-type="string">
            <text:p>smelt</text:p>
          </table:table-cell>
        </table:table-row>
        <table:table-row table:style-name="ro1-2">
          <table:table-cell office:value-type="string">
            <text:p>smoke</text:p>
          </table:table-cell>
        </table:table-row>
        <table:table-row table:style-name="ro1-2">
          <table:table-cell office:value-type="string">
            <text:p>smokescreen</text:p>
          </table:table-cell>
        </table:table-row>
        <table:table-row table:style-name="ro1-2">
          <table:table-cell office:value-type="string">
            <text:p>smolder</text:p>
          </table:table-cell>
        </table:table-row>
        <table:table-row table:style-name="ro1-2">
          <table:table-cell office:value-type="string">
            <text:p>smoldering</text:p>
          </table:table-cell>
        </table:table-row>
        <table:table-row table:style-name="ro1-2">
          <table:table-cell office:value-type="string">
            <text:p>smother</text:p>
          </table:table-cell>
        </table:table-row>
        <table:table-row table:style-name="ro1-2">
          <table:table-cell office:value-type="string">
            <text:p>smoulder</text:p>
          </table:table-cell>
        </table:table-row>
        <table:table-row table:style-name="ro1-2">
          <table:table-cell office:value-type="string">
            <text:p>smouldering</text:p>
          </table:table-cell>
        </table:table-row>
        <table:table-row table:style-name="ro1-2">
          <table:table-cell office:value-type="string">
            <text:p>smudge</text:p>
          </table:table-cell>
        </table:table-row>
        <table:table-row table:style-name="ro1-2">
          <table:table-cell office:value-type="string">
            <text:p>smudged</text:p>
          </table:table-cell>
        </table:table-row>
        <table:table-row table:style-name="ro1-2">
          <table:table-cell office:value-type="string">
            <text:p>smudges</text:p>
          </table:table-cell>
        </table:table-row>
        <table:table-row table:style-name="ro1-2">
          <table:table-cell office:value-type="string">
            <text:p>smudging</text:p>
          </table:table-cell>
        </table:table-row>
        <table:table-row table:style-name="ro1-2">
          <table:table-cell office:value-type="string">
            <text:p>smug</text:p>
          </table:table-cell>
        </table:table-row>
        <table:table-row table:style-name="ro1-2">
          <table:table-cell office:value-type="string">
            <text:p>smugly</text:p>
          </table:table-cell>
        </table:table-row>
        <table:table-row table:style-name="ro1-2">
          <table:table-cell office:value-type="string">
            <text:p>smut</text:p>
          </table:table-cell>
        </table:table-row>
        <table:table-row table:style-name="ro1-2">
          <table:table-cell office:value-type="string">
            <text:p>smuttier</text:p>
          </table:table-cell>
        </table:table-row>
        <table:table-row table:style-name="ro1-2">
          <table:table-cell office:value-type="string">
            <text:p>smuttiest</text:p>
          </table:table-cell>
        </table:table-row>
        <table:table-row table:style-name="ro1-2">
          <table:table-cell office:value-type="string">
            <text:p>smutty</text:p>
          </table:table-cell>
        </table:table-row>
        <table:table-row table:style-name="ro1-2">
          <table:table-cell office:value-type="string">
            <text:p>snag</text:p>
          </table:table-cell>
        </table:table-row>
        <table:table-row table:style-name="ro1-2">
          <table:table-cell office:value-type="string">
            <text:p>snagged</text:p>
          </table:table-cell>
        </table:table-row>
        <table:table-row table:style-name="ro1-2">
          <table:table-cell office:value-type="string">
            <text:p>snagging</text:p>
          </table:table-cell>
        </table:table-row>
        <table:table-row table:style-name="ro1-2">
          <table:table-cell office:value-type="string">
            <text:p>snags</text:p>
          </table:table-cell>
        </table:table-row>
        <table:table-row table:style-name="ro1-2">
          <table:table-cell office:value-type="string">
            <text:p>snappish</text:p>
          </table:table-cell>
        </table:table-row>
        <table:table-row table:style-name="ro1-2">
          <table:table-cell office:value-type="string">
            <text:p>snappishly</text:p>
          </table:table-cell>
        </table:table-row>
        <table:table-row table:style-name="ro1-2">
          <table:table-cell office:value-type="string">
            <text:p>snare</text:p>
          </table:table-cell>
        </table:table-row>
        <table:table-row table:style-name="ro1-2">
          <table:table-cell office:value-type="string">
            <text:p>snarky</text:p>
          </table:table-cell>
        </table:table-row>
        <table:table-row table:style-name="ro1-2">
          <table:table-cell office:value-type="string">
            <text:p>snarl</text:p>
          </table:table-cell>
        </table:table-row>
        <table:table-row table:style-name="ro1-2">
          <table:table-cell office:value-type="string">
            <text:p>sneak</text:p>
          </table:table-cell>
        </table:table-row>
        <table:table-row table:style-name="ro1-2">
          <table:table-cell office:value-type="string">
            <text:p>sneakily</text:p>
          </table:table-cell>
        </table:table-row>
        <table:table-row table:style-name="ro1-2">
          <table:table-cell office:value-type="string">
            <text:p>sneaky</text:p>
          </table:table-cell>
        </table:table-row>
        <table:table-row table:style-name="ro1-2">
          <table:table-cell office:value-type="string">
            <text:p>sneer</text:p>
          </table:table-cell>
        </table:table-row>
        <table:table-row table:style-name="ro1-2">
          <table:table-cell office:value-type="string">
            <text:p>sneering</text:p>
          </table:table-cell>
        </table:table-row>
        <table:table-row table:style-name="ro1-2">
          <table:table-cell office:value-type="string">
            <text:p>sneeringly</text:p>
          </table:table-cell>
        </table:table-row>
        <table:table-row table:style-name="ro1-2">
          <table:table-cell office:value-type="string">
            <text:p>snob</text:p>
          </table:table-cell>
        </table:table-row>
        <table:table-row table:style-name="ro1-2">
          <table:table-cell office:value-type="string">
            <text:p>snobbish</text:p>
          </table:table-cell>
        </table:table-row>
        <table:table-row table:style-name="ro1-2">
          <table:table-cell office:value-type="string">
            <text:p>snobby</text:p>
          </table:table-cell>
        </table:table-row>
        <table:table-row table:style-name="ro1-2">
          <table:table-cell office:value-type="string">
            <text:p>snobish</text:p>
          </table:table-cell>
        </table:table-row>
        <table:table-row table:style-name="ro1-2">
          <table:table-cell office:value-type="string">
            <text:p>snobs</text:p>
          </table:table-cell>
        </table:table-row>
        <table:table-row table:style-name="ro1-2">
          <table:table-cell office:value-type="string">
            <text:p>snub</text:p>
          </table:table-cell>
        </table:table-row>
        <table:table-row table:style-name="ro1-2">
          <table:table-cell office:value-type="string">
            <text:p>so-cal</text:p>
          </table:table-cell>
        </table:table-row>
        <table:table-row table:style-name="ro1-2">
          <table:table-cell office:value-type="string">
            <text:p>soapy</text:p>
          </table:table-cell>
        </table:table-row>
        <table:table-row table:style-name="ro1-2">
          <table:table-cell office:value-type="string">
            <text:p>sob</text:p>
          </table:table-cell>
        </table:table-row>
        <table:table-row table:style-name="ro1-2">
          <table:table-cell office:value-type="string">
            <text:p>sober</text:p>
          </table:table-cell>
        </table:table-row>
        <table:table-row table:style-name="ro1-2">
          <table:table-cell office:value-type="string">
            <text:p>sobering</text:p>
          </table:table-cell>
        </table:table-row>
        <table:table-row table:style-name="ro1-2">
          <table:table-cell office:value-type="string">
            <text:p>solemn</text:p>
          </table:table-cell>
        </table:table-row>
        <table:table-row table:style-name="ro1-2">
          <table:table-cell office:value-type="string">
            <text:p>solicitude</text:p>
          </table:table-cell>
        </table:table-row>
        <table:table-row table:style-name="ro1-2">
          <table:table-cell office:value-type="string">
            <text:p>somber</text:p>
          </table:table-cell>
        </table:table-row>
        <table:table-row table:style-name="ro1-2">
          <table:table-cell office:value-type="string">
            <text:p>sore</text:p>
          </table:table-cell>
        </table:table-row>
        <table:table-row table:style-name="ro1-2">
          <table:table-cell office:value-type="string">
            <text:p>sorely</text:p>
          </table:table-cell>
        </table:table-row>
        <table:table-row table:style-name="ro1-2">
          <table:table-cell office:value-type="string">
            <text:p>soreness</text:p>
          </table:table-cell>
        </table:table-row>
        <table:table-row table:style-name="ro1-2">
          <table:table-cell office:value-type="string">
            <text:p>sorrow</text:p>
          </table:table-cell>
        </table:table-row>
        <table:table-row table:style-name="ro1-2">
          <table:table-cell office:value-type="string">
            <text:p>sorrowful</text:p>
          </table:table-cell>
        </table:table-row>
        <table:table-row table:style-name="ro1-2">
          <table:table-cell office:value-type="string">
            <text:p>sorrowfully</text:p>
          </table:table-cell>
        </table:table-row>
        <table:table-row table:style-name="ro1-2">
          <table:table-cell office:value-type="string">
            <text:p>sorry</text:p>
          </table:table-cell>
        </table:table-row>
        <table:table-row table:style-name="ro1-2">
          <table:table-cell office:value-type="string">
            <text:p>sour</text:p>
          </table:table-cell>
        </table:table-row>
        <table:table-row table:style-name="ro1-2">
          <table:table-cell office:value-type="string">
            <text:p>sourly</text:p>
          </table:table-cell>
        </table:table-row>
        <table:table-row table:style-name="ro1-2">
          <table:table-cell office:value-type="string">
            <text:p>spade</text:p>
          </table:table-cell>
        </table:table-row>
        <table:table-row table:style-name="ro1-2">
          <table:table-cell office:value-type="string">
            <text:p>spank</text:p>
          </table:table-cell>
        </table:table-row>
        <table:table-row table:style-name="ro1-2">
          <table:table-cell office:value-type="string">
            <text:p>spendy</text:p>
          </table:table-cell>
        </table:table-row>
        <table:table-row table:style-name="ro1-2">
          <table:table-cell office:value-type="string">
            <text:p>spew</text:p>
          </table:table-cell>
        </table:table-row>
        <table:table-row table:style-name="ro1-2">
          <table:table-cell office:value-type="string">
            <text:p>spewed</text:p>
          </table:table-cell>
        </table:table-row>
        <table:table-row table:style-name="ro1-2">
          <table:table-cell office:value-type="string">
            <text:p>spewing</text:p>
          </table:table-cell>
        </table:table-row>
        <table:table-row table:style-name="ro1-2">
          <table:table-cell office:value-type="string">
            <text:p>spews</text:p>
          </table:table-cell>
        </table:table-row>
        <table:table-row table:style-name="ro1-2">
          <table:table-cell office:value-type="string">
            <text:p>spilling</text:p>
          </table:table-cell>
        </table:table-row>
        <table:table-row table:style-name="ro1-2">
          <table:table-cell office:value-type="string">
            <text:p>spinster</text:p>
          </table:table-cell>
        </table:table-row>
        <table:table-row table:style-name="ro1-2">
          <table:table-cell office:value-type="string">
            <text:p>spiritless</text:p>
          </table:table-cell>
        </table:table-row>
        <table:table-row table:style-name="ro1-2">
          <table:table-cell office:value-type="string">
            <text:p>spite</text:p>
          </table:table-cell>
        </table:table-row>
        <table:table-row table:style-name="ro1-2">
          <table:table-cell office:value-type="string">
            <text:p>spiteful</text:p>
          </table:table-cell>
        </table:table-row>
        <table:table-row table:style-name="ro1-2">
          <table:table-cell office:value-type="string">
            <text:p>spitefully</text:p>
          </table:table-cell>
        </table:table-row>
        <table:table-row table:style-name="ro1-2">
          <table:table-cell office:value-type="string">
            <text:p>spitefulness</text:p>
          </table:table-cell>
        </table:table-row>
        <table:table-row table:style-name="ro1-2">
          <table:table-cell office:value-type="string">
            <text:p>splatter</text:p>
          </table:table-cell>
        </table:table-row>
        <table:table-row table:style-name="ro1-2">
          <table:table-cell office:value-type="string">
            <text:p>split</text:p>
          </table:table-cell>
        </table:table-row>
        <table:table-row table:style-name="ro1-2">
          <table:table-cell office:value-type="string">
            <text:p>splitting</text:p>
          </table:table-cell>
        </table:table-row>
        <table:table-row table:style-name="ro1-2">
          <table:table-cell office:value-type="string">
            <text:p>spoil</text:p>
          </table:table-cell>
        </table:table-row>
        <table:table-row table:style-name="ro1-2">
          <table:table-cell office:value-type="string">
            <text:p>spoilage</text:p>
          </table:table-cell>
        </table:table-row>
        <table:table-row table:style-name="ro1-2">
          <table:table-cell office:value-type="string">
            <text:p>spoilages</text:p>
          </table:table-cell>
        </table:table-row>
        <table:table-row table:style-name="ro1-2">
          <table:table-cell office:value-type="string">
            <text:p>spoiled</text:p>
          </table:table-cell>
        </table:table-row>
        <table:table-row table:style-name="ro1-2">
          <table:table-cell office:value-type="string">
            <text:p>spoilled</text:p>
          </table:table-cell>
        </table:table-row>
        <table:table-row table:style-name="ro1-2">
          <table:table-cell office:value-type="string">
            <text:p>spoils</text:p>
          </table:table-cell>
        </table:table-row>
        <table:table-row table:style-name="ro1-2">
          <table:table-cell office:value-type="string">
            <text:p>spook</text:p>
          </table:table-cell>
        </table:table-row>
        <table:table-row table:style-name="ro1-2">
          <table:table-cell office:value-type="string">
            <text:p>spookier</text:p>
          </table:table-cell>
        </table:table-row>
        <table:table-row table:style-name="ro1-2">
          <table:table-cell office:value-type="string">
            <text:p>spookiest</text:p>
          </table:table-cell>
        </table:table-row>
        <table:table-row table:style-name="ro1-2">
          <table:table-cell office:value-type="string">
            <text:p>spookily</text:p>
          </table:table-cell>
        </table:table-row>
        <table:table-row table:style-name="ro1-2">
          <table:table-cell office:value-type="string">
            <text:p>spooky</text:p>
          </table:table-cell>
        </table:table-row>
        <table:table-row table:style-name="ro1-2">
          <table:table-cell office:value-type="string">
            <text:p>spoon-fed</text:p>
          </table:table-cell>
        </table:table-row>
        <table:table-row table:style-name="ro1-2">
          <table:table-cell office:value-type="string">
            <text:p>spoon-feed</text:p>
          </table:table-cell>
        </table:table-row>
        <table:table-row table:style-name="ro1-2">
          <table:table-cell office:value-type="string">
            <text:p>spoonfed</text:p>
          </table:table-cell>
        </table:table-row>
        <table:table-row table:style-name="ro1-2">
          <table:table-cell office:value-type="string">
            <text:p>sporadic</text:p>
          </table:table-cell>
        </table:table-row>
        <table:table-row table:style-name="ro1-2">
          <table:table-cell office:value-type="string">
            <text:p>spotty</text:p>
          </table:table-cell>
        </table:table-row>
        <table:table-row table:style-name="ro1-2">
          <table:table-cell office:value-type="string">
            <text:p>spurious</text:p>
          </table:table-cell>
        </table:table-row>
        <table:table-row table:style-name="ro1-2">
          <table:table-cell office:value-type="string">
            <text:p>spurn</text:p>
          </table:table-cell>
        </table:table-row>
        <table:table-row table:style-name="ro1-2">
          <table:table-cell office:value-type="string">
            <text:p>sputter</text:p>
          </table:table-cell>
        </table:table-row>
        <table:table-row table:style-name="ro1-2">
          <table:table-cell office:value-type="string">
            <text:p>squabble</text:p>
          </table:table-cell>
        </table:table-row>
        <table:table-row table:style-name="ro1-2">
          <table:table-cell office:value-type="string">
            <text:p>squabbling</text:p>
          </table:table-cell>
        </table:table-row>
        <table:table-row table:style-name="ro1-2">
          <table:table-cell office:value-type="string">
            <text:p>squander</text:p>
          </table:table-cell>
        </table:table-row>
        <table:table-row table:style-name="ro1-2">
          <table:table-cell office:value-type="string">
            <text:p>squash</text:p>
          </table:table-cell>
        </table:table-row>
        <table:table-row table:style-name="ro1-2">
          <table:table-cell office:value-type="string">
            <text:p>squeak</text:p>
          </table:table-cell>
        </table:table-row>
        <table:table-row table:style-name="ro1-2">
          <table:table-cell office:value-type="string">
            <text:p>squeaks</text:p>
          </table:table-cell>
        </table:table-row>
        <table:table-row table:style-name="ro1-2">
          <table:table-cell office:value-type="string">
            <text:p>squeaky</text:p>
          </table:table-cell>
        </table:table-row>
        <table:table-row table:style-name="ro1-2">
          <table:table-cell office:value-type="string">
            <text:p>squeal</text:p>
          </table:table-cell>
        </table:table-row>
        <table:table-row table:style-name="ro1-2">
          <table:table-cell office:value-type="string">
            <text:p>squealing</text:p>
          </table:table-cell>
        </table:table-row>
        <table:table-row table:style-name="ro1-2">
          <table:table-cell office:value-type="string">
            <text:p>squeals</text:p>
          </table:table-cell>
        </table:table-row>
        <table:table-row table:style-name="ro1-2">
          <table:table-cell office:value-type="string">
            <text:p>squirm</text:p>
          </table:table-cell>
        </table:table-row>
        <table:table-row table:style-name="ro1-2">
          <table:table-cell office:value-type="string">
            <text:p>stab</text:p>
          </table:table-cell>
        </table:table-row>
        <table:table-row table:style-name="ro1-2">
          <table:table-cell office:value-type="string">
            <text:p>stagnant</text:p>
          </table:table-cell>
        </table:table-row>
        <table:table-row table:style-name="ro1-2">
          <table:table-cell office:value-type="string">
            <text:p>stagnate</text:p>
          </table:table-cell>
        </table:table-row>
        <table:table-row table:style-name="ro1-2">
          <table:table-cell office:value-type="string">
            <text:p>stagnation</text:p>
          </table:table-cell>
        </table:table-row>
        <table:table-row table:style-name="ro1-2">
          <table:table-cell office:value-type="string">
            <text:p>staid</text:p>
          </table:table-cell>
        </table:table-row>
        <table:table-row table:style-name="ro1-2">
          <table:table-cell office:value-type="string">
            <text:p>stain</text:p>
          </table:table-cell>
        </table:table-row>
        <table:table-row table:style-name="ro1-2">
          <table:table-cell office:value-type="string">
            <text:p>stains</text:p>
          </table:table-cell>
        </table:table-row>
        <table:table-row table:style-name="ro1-2">
          <table:table-cell office:value-type="string">
            <text:p>stale</text:p>
          </table:table-cell>
        </table:table-row>
        <table:table-row table:style-name="ro1-2">
          <table:table-cell office:value-type="string">
            <text:p>stalemate</text:p>
          </table:table-cell>
        </table:table-row>
        <table:table-row table:style-name="ro1-2">
          <table:table-cell office:value-type="string">
            <text:p>stall</text:p>
          </table:table-cell>
        </table:table-row>
        <table:table-row table:style-name="ro1-2">
          <table:table-cell office:value-type="string">
            <text:p>stalls</text:p>
          </table:table-cell>
        </table:table-row>
        <table:table-row table:style-name="ro1-2">
          <table:table-cell office:value-type="string">
            <text:p>stammer</text:p>
          </table:table-cell>
        </table:table-row>
        <table:table-row table:style-name="ro1-2">
          <table:table-cell office:value-type="string">
            <text:p>stampede</text:p>
          </table:table-cell>
        </table:table-row>
        <table:table-row table:style-name="ro1-2">
          <table:table-cell office:value-type="string">
            <text:p>standstill</text:p>
          </table:table-cell>
        </table:table-row>
        <table:table-row table:style-name="ro1-2">
          <table:table-cell office:value-type="string">
            <text:p>stark</text:p>
          </table:table-cell>
        </table:table-row>
        <table:table-row table:style-name="ro1-2">
          <table:table-cell office:value-type="string">
            <text:p>starkly</text:p>
          </table:table-cell>
        </table:table-row>
        <table:table-row table:style-name="ro1-2">
          <table:table-cell office:value-type="string">
            <text:p>startle</text:p>
          </table:table-cell>
        </table:table-row>
        <table:table-row table:style-name="ro1-2">
          <table:table-cell office:value-type="string">
            <text:p>startling</text:p>
          </table:table-cell>
        </table:table-row>
        <table:table-row table:style-name="ro1-2">
          <table:table-cell office:value-type="string">
            <text:p>startlingly</text:p>
          </table:table-cell>
        </table:table-row>
        <table:table-row table:style-name="ro1-2">
          <table:table-cell office:value-type="string">
            <text:p>starvation</text:p>
          </table:table-cell>
        </table:table-row>
        <table:table-row table:style-name="ro1-2">
          <table:table-cell office:value-type="string">
            <text:p>starve</text:p>
          </table:table-cell>
        </table:table-row>
        <table:table-row table:style-name="ro1-2">
          <table:table-cell office:value-type="string">
            <text:p>static</text:p>
          </table:table-cell>
        </table:table-row>
        <table:table-row table:style-name="ro1-2">
          <table:table-cell office:value-type="string">
            <text:p>steal</text:p>
          </table:table-cell>
        </table:table-row>
        <table:table-row table:style-name="ro1-2">
          <table:table-cell office:value-type="string">
            <text:p>stealing</text:p>
          </table:table-cell>
        </table:table-row>
        <table:table-row table:style-name="ro1-2">
          <table:table-cell office:value-type="string">
            <text:p>steals</text:p>
          </table:table-cell>
        </table:table-row>
        <table:table-row table:style-name="ro1-2">
          <table:table-cell office:value-type="string">
            <text:p>steep</text:p>
          </table:table-cell>
        </table:table-row>
        <table:table-row table:style-name="ro1-2">
          <table:table-cell office:value-type="string">
            <text:p>steeply</text:p>
          </table:table-cell>
        </table:table-row>
        <table:table-row table:style-name="ro1-2">
          <table:table-cell office:value-type="string">
            <text:p>stench</text:p>
          </table:table-cell>
        </table:table-row>
        <table:table-row table:style-name="ro1-2">
          <table:table-cell office:value-type="string">
            <text:p>stereotype</text:p>
          </table:table-cell>
        </table:table-row>
        <table:table-row table:style-name="ro1-2">
          <table:table-cell office:value-type="string">
            <text:p>stereotypical</text:p>
          </table:table-cell>
        </table:table-row>
        <table:table-row table:style-name="ro1-84">
          <table:table-cell office:value-type="string">
            <text:p>stereotypically</text:p>
          </table:table-cell>
        </table:table-row>
        <table:table-row table:style-name="ro1-2">
          <table:table-cell office:value-type="string">
            <text:p>stern</text:p>
          </table:table-cell>
        </table:table-row>
        <table:table-row table:style-name="ro1-2">
          <table:table-cell office:value-type="string">
            <text:p>stew</text:p>
          </table:table-cell>
        </table:table-row>
        <table:table-row table:style-name="ro1-2">
          <table:table-cell office:value-type="string">
            <text:p>sticky</text:p>
          </table:table-cell>
        </table:table-row>
        <table:table-row table:style-name="ro1-2">
          <table:table-cell office:value-type="string">
            <text:p>stiff</text:p>
          </table:table-cell>
        </table:table-row>
        <table:table-row table:style-name="ro1-2">
          <table:table-cell office:value-type="string">
            <text:p>stiffness</text:p>
          </table:table-cell>
        </table:table-row>
        <table:table-row table:style-name="ro1-2">
          <table:table-cell office:value-type="string">
            <text:p>stifle</text:p>
          </table:table-cell>
        </table:table-row>
        <table:table-row table:style-name="ro1-2">
          <table:table-cell office:value-type="string">
            <text:p>stifling</text:p>
          </table:table-cell>
        </table:table-row>
        <table:table-row table:style-name="ro1-2">
          <table:table-cell office:value-type="string">
            <text:p>stiflingly</text:p>
          </table:table-cell>
        </table:table-row>
        <table:table-row table:style-name="ro1-2">
          <table:table-cell office:value-type="string">
            <text:p>stigma</text:p>
          </table:table-cell>
        </table:table-row>
        <table:table-row table:style-name="ro1-2">
          <table:table-cell office:value-type="string">
            <text:p>stigmatize</text:p>
          </table:table-cell>
        </table:table-row>
        <table:table-row table:style-name="ro1-2">
          <table:table-cell office:value-type="string">
            <text:p>sting</text:p>
          </table:table-cell>
        </table:table-row>
        <table:table-row table:style-name="ro1-2">
          <table:table-cell office:value-type="string">
            <text:p>stinging</text:p>
          </table:table-cell>
        </table:table-row>
        <table:table-row table:style-name="ro1-2">
          <table:table-cell office:value-type="string">
            <text:p>stingingly</text:p>
          </table:table-cell>
        </table:table-row>
        <table:table-row table:style-name="ro1-2">
          <table:table-cell office:value-type="string">
            <text:p>stingy</text:p>
          </table:table-cell>
        </table:table-row>
        <table:table-row table:style-name="ro1-2">
          <table:table-cell office:value-type="string">
            <text:p>stink</text:p>
          </table:table-cell>
        </table:table-row>
        <table:table-row table:style-name="ro1-2">
          <table:table-cell office:value-type="string">
            <text:p>stinks</text:p>
          </table:table-cell>
        </table:table-row>
        <table:table-row table:style-name="ro1-2">
          <table:table-cell office:value-type="string">
            <text:p>stodgy</text:p>
          </table:table-cell>
        </table:table-row>
        <table:table-row table:style-name="ro1-2">
          <table:table-cell office:value-type="string">
            <text:p>stole</text:p>
          </table:table-cell>
        </table:table-row>
        <table:table-row table:style-name="ro1-2">
          <table:table-cell office:value-type="string">
            <text:p>stolen</text:p>
          </table:table-cell>
        </table:table-row>
        <table:table-row table:style-name="ro1-2">
          <table:table-cell office:value-type="string">
            <text:p>stooge</text:p>
          </table:table-cell>
        </table:table-row>
        <table:table-row table:style-name="ro1-2">
          <table:table-cell office:value-type="string">
            <text:p>stooges</text:p>
          </table:table-cell>
        </table:table-row>
        <table:table-row table:style-name="ro1-2">
          <table:table-cell office:value-type="string">
            <text:p>stormy</text:p>
          </table:table-cell>
        </table:table-row>
        <table:table-row table:style-name="ro1-2">
          <table:table-cell office:value-type="string">
            <text:p>straggle</text:p>
          </table:table-cell>
        </table:table-row>
        <table:table-row table:style-name="ro1-2">
          <table:table-cell office:value-type="string">
            <text:p>straggler</text:p>
          </table:table-cell>
        </table:table-row>
        <table:table-row table:style-name="ro1-2">
          <table:table-cell office:value-type="string">
            <text:p>strain</text:p>
          </table:table-cell>
        </table:table-row>
        <table:table-row table:style-name="ro1-2">
          <table:table-cell office:value-type="string">
            <text:p>strained</text:p>
          </table:table-cell>
        </table:table-row>
        <table:table-row table:style-name="ro1-2">
          <table:table-cell office:value-type="string">
            <text:p>straining</text:p>
          </table:table-cell>
        </table:table-row>
        <table:table-row table:style-name="ro1-2">
          <table:table-cell office:value-type="string">
            <text:p>strange</text:p>
          </table:table-cell>
        </table:table-row>
        <table:table-row table:style-name="ro1-2">
          <table:table-cell office:value-type="string">
            <text:p>strangely</text:p>
          </table:table-cell>
        </table:table-row>
        <table:table-row table:style-name="ro1-2">
          <table:table-cell office:value-type="string">
            <text:p>stranger</text:p>
          </table:table-cell>
        </table:table-row>
        <table:table-row table:style-name="ro1-2">
          <table:table-cell office:value-type="string">
            <text:p>strangest</text:p>
          </table:table-cell>
        </table:table-row>
        <table:table-row table:style-name="ro1-2">
          <table:table-cell office:value-type="string">
            <text:p>strangle</text:p>
          </table:table-cell>
        </table:table-row>
        <table:table-row table:style-name="ro1-2">
          <table:table-cell office:value-type="string">
            <text:p>streaky</text:p>
          </table:table-cell>
        </table:table-row>
        <table:table-row table:style-name="ro1-2">
          <table:table-cell office:value-type="string">
            <text:p>strenuous</text:p>
          </table:table-cell>
        </table:table-row>
        <table:table-row table:style-name="ro1-2">
          <table:table-cell office:value-type="string">
            <text:p>stress</text:p>
          </table:table-cell>
        </table:table-row>
        <table:table-row table:style-name="ro1-2">
          <table:table-cell office:value-type="string">
            <text:p>stresses</text:p>
          </table:table-cell>
        </table:table-row>
        <table:table-row table:style-name="ro1-2">
          <table:table-cell office:value-type="string">
            <text:p>stressful</text:p>
          </table:table-cell>
        </table:table-row>
        <table:table-row table:style-name="ro1-2">
          <table:table-cell office:value-type="string">
            <text:p>stressfully</text:p>
          </table:table-cell>
        </table:table-row>
        <table:table-row table:style-name="ro1-2">
          <table:table-cell office:value-type="string">
            <text:p>stricken</text:p>
          </table:table-cell>
        </table:table-row>
        <table:table-row table:style-name="ro1-2">
          <table:table-cell office:value-type="string">
            <text:p>strict</text:p>
          </table:table-cell>
        </table:table-row>
        <table:table-row table:style-name="ro1-2">
          <table:table-cell office:value-type="string">
            <text:p>strictly</text:p>
          </table:table-cell>
        </table:table-row>
        <table:table-row table:style-name="ro1-2">
          <table:table-cell office:value-type="string">
            <text:p>strident</text:p>
          </table:table-cell>
        </table:table-row>
        <table:table-row table:style-name="ro1-2">
          <table:table-cell office:value-type="string">
            <text:p>stridently</text:p>
          </table:table-cell>
        </table:table-row>
        <table:table-row table:style-name="ro1-2">
          <table:table-cell office:value-type="string">
            <text:p>strife</text:p>
          </table:table-cell>
        </table:table-row>
        <table:table-row table:style-name="ro1-2">
          <table:table-cell office:value-type="string">
            <text:p>strike</text:p>
          </table:table-cell>
        </table:table-row>
        <table:table-row table:style-name="ro1-2">
          <table:table-cell office:value-type="string">
            <text:p>stringent</text:p>
          </table:table-cell>
        </table:table-row>
        <table:table-row table:style-name="ro1-2">
          <table:table-cell office:value-type="string">
            <text:p>stringently</text:p>
          </table:table-cell>
        </table:table-row>
        <table:table-row table:style-name="ro1-2">
          <table:table-cell office:value-type="string">
            <text:p>struck</text:p>
          </table:table-cell>
        </table:table-row>
        <table:table-row table:style-name="ro1-2">
          <table:table-cell office:value-type="string">
            <text:p>struggle</text:p>
          </table:table-cell>
        </table:table-row>
        <table:table-row table:style-name="ro1-2">
          <table:table-cell office:value-type="string">
            <text:p>struggled</text:p>
          </table:table-cell>
        </table:table-row>
        <table:table-row table:style-name="ro1-2">
          <table:table-cell office:value-type="string">
            <text:p>struggles</text:p>
          </table:table-cell>
        </table:table-row>
        <table:table-row table:style-name="ro1-2">
          <table:table-cell office:value-type="string">
            <text:p>struggling</text:p>
          </table:table-cell>
        </table:table-row>
        <table:table-row table:style-name="ro1-2">
          <table:table-cell office:value-type="string">
            <text:p>strut</text:p>
          </table:table-cell>
        </table:table-row>
        <table:table-row table:style-name="ro1-2">
          <table:table-cell office:value-type="string">
            <text:p>stubborn</text:p>
          </table:table-cell>
        </table:table-row>
        <table:table-row table:style-name="ro1-2">
          <table:table-cell office:value-type="string">
            <text:p>stubbornly</text:p>
          </table:table-cell>
        </table:table-row>
        <table:table-row table:style-name="ro1-2">
          <table:table-cell office:value-type="string">
            <text:p>stubbornness</text:p>
          </table:table-cell>
        </table:table-row>
        <table:table-row table:style-name="ro1-2">
          <table:table-cell office:value-type="string">
            <text:p>stuck</text:p>
          </table:table-cell>
        </table:table-row>
        <table:table-row table:style-name="ro1-2">
          <table:table-cell office:value-type="string">
            <text:p>stuffy</text:p>
          </table:table-cell>
        </table:table-row>
        <table:table-row table:style-name="ro1-2">
          <table:table-cell office:value-type="string">
            <text:p>stumble</text:p>
          </table:table-cell>
        </table:table-row>
        <table:table-row table:style-name="ro1-2">
          <table:table-cell office:value-type="string">
            <text:p>stumbled</text:p>
          </table:table-cell>
        </table:table-row>
        <table:table-row table:style-name="ro1-2">
          <table:table-cell office:value-type="string">
            <text:p>stumbles</text:p>
          </table:table-cell>
        </table:table-row>
        <table:table-row table:style-name="ro1-2">
          <table:table-cell office:value-type="string">
            <text:p>stump</text:p>
          </table:table-cell>
        </table:table-row>
        <table:table-row table:style-name="ro1-2">
          <table:table-cell office:value-type="string">
            <text:p>stumped</text:p>
          </table:table-cell>
        </table:table-row>
        <table:table-row table:style-name="ro1-2">
          <table:table-cell office:value-type="string">
            <text:p>stumps</text:p>
          </table:table-cell>
        </table:table-row>
        <table:table-row table:style-name="ro1-2">
          <table:table-cell office:value-type="string">
            <text:p>stun</text:p>
          </table:table-cell>
        </table:table-row>
        <table:table-row table:style-name="ro1-2">
          <table:table-cell office:value-type="string">
            <text:p>stunt</text:p>
          </table:table-cell>
        </table:table-row>
        <table:table-row table:style-name="ro1-2">
          <table:table-cell office:value-type="string">
            <text:p>stunted</text:p>
          </table:table-cell>
        </table:table-row>
        <table:table-row table:style-name="ro1-2">
          <table:table-cell office:value-type="string">
            <text:p>stupid</text:p>
          </table:table-cell>
        </table:table-row>
        <table:table-row table:style-name="ro1-2">
          <table:table-cell office:value-type="string">
            <text:p>stupidest</text:p>
          </table:table-cell>
        </table:table-row>
        <table:table-row table:style-name="ro1-2">
          <table:table-cell office:value-type="string">
            <text:p>stupidity</text:p>
          </table:table-cell>
        </table:table-row>
        <table:table-row table:style-name="ro1-2">
          <table:table-cell office:value-type="string">
            <text:p>stupidly</text:p>
          </table:table-cell>
        </table:table-row>
        <table:table-row table:style-name="ro1-2">
          <table:table-cell office:value-type="string">
            <text:p>stupified</text:p>
          </table:table-cell>
        </table:table-row>
        <table:table-row table:style-name="ro1-2">
          <table:table-cell office:value-type="string">
            <text:p>stupify</text:p>
          </table:table-cell>
        </table:table-row>
        <table:table-row table:style-name="ro1-2">
          <table:table-cell office:value-type="string">
            <text:p>stupor</text:p>
          </table:table-cell>
        </table:table-row>
        <table:table-row table:style-name="ro1-2">
          <table:table-cell office:value-type="string">
            <text:p>stutter</text:p>
          </table:table-cell>
        </table:table-row>
        <table:table-row table:style-name="ro1-2">
          <table:table-cell office:value-type="string">
            <text:p>stuttered</text:p>
          </table:table-cell>
        </table:table-row>
        <table:table-row table:style-name="ro1-2">
          <table:table-cell office:value-type="string">
            <text:p>stuttering</text:p>
          </table:table-cell>
        </table:table-row>
        <table:table-row table:style-name="ro1-2">
          <table:table-cell office:value-type="string">
            <text:p>stutters</text:p>
          </table:table-cell>
        </table:table-row>
        <table:table-row table:style-name="ro1-2">
          <table:table-cell office:value-type="string">
            <text:p>sty</text:p>
          </table:table-cell>
        </table:table-row>
        <table:table-row table:style-name="ro1-2">
          <table:table-cell office:value-type="string">
            <text:p>stymied</text:p>
          </table:table-cell>
        </table:table-row>
        <table:table-row table:style-name="ro1-2">
          <table:table-cell office:value-type="string">
            <text:p>sub-par</text:p>
          </table:table-cell>
        </table:table-row>
        <table:table-row table:style-name="ro1-2">
          <table:table-cell office:value-type="string">
            <text:p>subdued</text:p>
          </table:table-cell>
        </table:table-row>
        <table:table-row table:style-name="ro1-2">
          <table:table-cell office:value-type="string">
            <text:p>subjected</text:p>
          </table:table-cell>
        </table:table-row>
        <table:table-row table:style-name="ro1-2">
          <table:table-cell office:value-type="string">
            <text:p>subjection</text:p>
          </table:table-cell>
        </table:table-row>
        <table:table-row table:style-name="ro1-2">
          <table:table-cell office:value-type="string">
            <text:p>subjugate</text:p>
          </table:table-cell>
        </table:table-row>
        <table:table-row table:style-name="ro1-2">
          <table:table-cell office:value-type="string">
            <text:p>subjugation</text:p>
          </table:table-cell>
        </table:table-row>
        <table:table-row table:style-name="ro1-2">
          <table:table-cell office:value-type="string">
            <text:p>submissive</text:p>
          </table:table-cell>
        </table:table-row>
        <table:table-row table:style-name="ro1-2">
          <table:table-cell office:value-type="string">
            <text:p>subordinate</text:p>
          </table:table-cell>
        </table:table-row>
        <table:table-row table:style-name="ro1-2">
          <table:table-cell office:value-type="string">
            <text:p>subpoena</text:p>
          </table:table-cell>
        </table:table-row>
        <table:table-row table:style-name="ro1-2">
          <table:table-cell office:value-type="string">
            <text:p>subpoenas</text:p>
          </table:table-cell>
        </table:table-row>
        <table:table-row table:style-name="ro1-2">
          <table:table-cell office:value-type="string">
            <text:p>subservience</text:p>
          </table:table-cell>
        </table:table-row>
        <table:table-row table:style-name="ro1-2">
          <table:table-cell office:value-type="string">
            <text:p>subservient</text:p>
          </table:table-cell>
        </table:table-row>
        <table:table-row table:style-name="ro1-2">
          <table:table-cell office:value-type="string">
            <text:p>substandard</text:p>
          </table:table-cell>
        </table:table-row>
        <table:table-row table:style-name="ro1-2">
          <table:table-cell office:value-type="string">
            <text:p>subtract</text:p>
          </table:table-cell>
        </table:table-row>
        <table:table-row table:style-name="ro1-2">
          <table:table-cell office:value-type="string">
            <text:p>subversion</text:p>
          </table:table-cell>
        </table:table-row>
        <table:table-row table:style-name="ro1-2">
          <table:table-cell office:value-type="string">
            <text:p>subversive</text:p>
          </table:table-cell>
        </table:table-row>
        <table:table-row table:style-name="ro1-2">
          <table:table-cell office:value-type="string">
            <text:p>subversively</text:p>
          </table:table-cell>
        </table:table-row>
        <table:table-row table:style-name="ro1-2">
          <table:table-cell office:value-type="string">
            <text:p>subvert</text:p>
          </table:table-cell>
        </table:table-row>
        <table:table-row table:style-name="ro1-2">
          <table:table-cell office:value-type="string">
            <text:p>succumb</text:p>
          </table:table-cell>
        </table:table-row>
        <table:table-row table:style-name="ro1-2">
          <table:table-cell office:value-type="string">
            <text:p>suck</text:p>
          </table:table-cell>
        </table:table-row>
        <table:table-row table:style-name="ro1-2">
          <table:table-cell office:value-type="string">
            <text:p>sucked</text:p>
          </table:table-cell>
        </table:table-row>
        <table:table-row table:style-name="ro1-2">
          <table:table-cell office:value-type="string">
            <text:p>sucker</text:p>
          </table:table-cell>
        </table:table-row>
        <table:table-row table:style-name="ro1-2">
          <table:table-cell office:value-type="string">
            <text:p>sucks</text:p>
          </table:table-cell>
        </table:table-row>
        <table:table-row table:style-name="ro1-2">
          <table:table-cell office:value-type="string">
            <text:p>sucky</text:p>
          </table:table-cell>
        </table:table-row>
        <table:table-row table:style-name="ro1-2">
          <table:table-cell office:value-type="string">
            <text:p>sue</text:p>
          </table:table-cell>
        </table:table-row>
        <table:table-row table:style-name="ro1-2">
          <table:table-cell office:value-type="string">
            <text:p>sued</text:p>
          </table:table-cell>
        </table:table-row>
        <table:table-row table:style-name="ro1-2">
          <table:table-cell office:value-type="string">
            <text:p>sueing</text:p>
          </table:table-cell>
        </table:table-row>
        <table:table-row table:style-name="ro1-2">
          <table:table-cell office:value-type="string">
            <text:p>sues</text:p>
          </table:table-cell>
        </table:table-row>
        <table:table-row table:style-name="ro1-2">
          <table:table-cell office:value-type="string">
            <text:p>suffer</text:p>
          </table:table-cell>
        </table:table-row>
        <table:table-row table:style-name="ro1-2">
          <table:table-cell office:value-type="string">
            <text:p>suffered</text:p>
          </table:table-cell>
        </table:table-row>
        <table:table-row table:style-name="ro1-2">
          <table:table-cell office:value-type="string">
            <text:p>sufferer</text:p>
          </table:table-cell>
        </table:table-row>
        <table:table-row table:style-name="ro1-2">
          <table:table-cell office:value-type="string">
            <text:p>sufferers</text:p>
          </table:table-cell>
        </table:table-row>
        <table:table-row table:style-name="ro1-2">
          <table:table-cell office:value-type="string">
            <text:p>suffering</text:p>
          </table:table-cell>
        </table:table-row>
        <table:table-row table:style-name="ro1-2">
          <table:table-cell office:value-type="string">
            <text:p>suffers</text:p>
          </table:table-cell>
        </table:table-row>
        <table:table-row table:style-name="ro1-2">
          <table:table-cell office:value-type="string">
            <text:p>suffocate</text:p>
          </table:table-cell>
        </table:table-row>
        <table:table-row table:style-name="ro1-2">
          <table:table-cell office:value-type="string">
            <text:p>sugar-coat</text:p>
          </table:table-cell>
        </table:table-row>
        <table:table-row table:style-name="ro1-2">
          <table:table-cell office:value-type="string">
            <text:p>sugar-coated</text:p>
          </table:table-cell>
        </table:table-row>
        <table:table-row table:style-name="ro1-2">
          <table:table-cell office:value-type="string">
            <text:p>sugarcoated</text:p>
          </table:table-cell>
        </table:table-row>
        <table:table-row table:style-name="ro1-2">
          <table:table-cell office:value-type="string">
            <text:p>suicidal</text:p>
          </table:table-cell>
        </table:table-row>
        <table:table-row table:style-name="ro1-2">
          <table:table-cell office:value-type="string">
            <text:p>suicide</text:p>
          </table:table-cell>
        </table:table-row>
        <table:table-row table:style-name="ro1-2">
          <table:table-cell office:value-type="string">
            <text:p>sulk</text:p>
          </table:table-cell>
        </table:table-row>
        <table:table-row table:style-name="ro1-2">
          <table:table-cell office:value-type="string">
            <text:p>sullen</text:p>
          </table:table-cell>
        </table:table-row>
        <table:table-row table:style-name="ro1-2">
          <table:table-cell office:value-type="string">
            <text:p>sully</text:p>
          </table:table-cell>
        </table:table-row>
        <table:table-row table:style-name="ro1-2">
          <table:table-cell office:value-type="string">
            <text:p>sunder</text:p>
          </table:table-cell>
        </table:table-row>
        <table:table-row table:style-name="ro1-2">
          <table:table-cell office:value-type="string">
            <text:p>sunk</text:p>
          </table:table-cell>
        </table:table-row>
        <table:table-row table:style-name="ro1-2">
          <table:table-cell office:value-type="string">
            <text:p>sunken</text:p>
          </table:table-cell>
        </table:table-row>
        <table:table-row table:style-name="ro1-2">
          <table:table-cell office:value-type="string">
            <text:p>superficial</text:p>
          </table:table-cell>
        </table:table-row>
        <table:table-row table:style-name="ro1-2">
          <table:table-cell office:value-type="string">
            <text:p>superficiality</text:p>
          </table:table-cell>
        </table:table-row>
        <table:table-row table:style-name="ro1-2">
          <table:table-cell office:value-type="string">
            <text:p>superficially</text:p>
          </table:table-cell>
        </table:table-row>
        <table:table-row table:style-name="ro1-2">
          <table:table-cell office:value-type="string">
            <text:p>superfluous</text:p>
          </table:table-cell>
        </table:table-row>
        <table:table-row table:style-name="ro1-2">
          <table:table-cell office:value-type="string">
            <text:p>superstition</text:p>
          </table:table-cell>
        </table:table-row>
        <table:table-row table:style-name="ro1-2">
          <table:table-cell office:value-type="string">
            <text:p>superstitious</text:p>
          </table:table-cell>
        </table:table-row>
        <table:table-row table:style-name="ro1-2">
          <table:table-cell office:value-type="string">
            <text:p>suppress</text:p>
          </table:table-cell>
        </table:table-row>
        <table:table-row table:style-name="ro1-2">
          <table:table-cell office:value-type="string">
            <text:p>suppression</text:p>
          </table:table-cell>
        </table:table-row>
        <table:table-row table:style-name="ro1-2">
          <table:table-cell office:value-type="string">
            <text:p>surrender</text:p>
          </table:table-cell>
        </table:table-row>
        <table:table-row table:style-name="ro1-2">
          <table:table-cell office:value-type="string">
            <text:p>susceptible</text:p>
          </table:table-cell>
        </table:table-row>
        <table:table-row table:style-name="ro1-2">
          <table:table-cell office:value-type="string">
            <text:p>suspect</text:p>
          </table:table-cell>
        </table:table-row>
        <table:table-row table:style-name="ro1-2">
          <table:table-cell office:value-type="string">
            <text:p>suspicion</text:p>
          </table:table-cell>
        </table:table-row>
        <table:table-row table:style-name="ro1-2">
          <table:table-cell office:value-type="string">
            <text:p>suspicions</text:p>
          </table:table-cell>
        </table:table-row>
        <table:table-row table:style-name="ro1-2">
          <table:table-cell office:value-type="string">
            <text:p>suspicious</text:p>
          </table:table-cell>
        </table:table-row>
        <table:table-row table:style-name="ro1-2">
          <table:table-cell office:value-type="string">
            <text:p>suspiciously</text:p>
          </table:table-cell>
        </table:table-row>
        <table:table-row table:style-name="ro1-2">
          <table:table-cell office:value-type="string">
            <text:p>swagger</text:p>
          </table:table-cell>
        </table:table-row>
        <table:table-row table:style-name="ro1-2">
          <table:table-cell office:value-type="string">
            <text:p>swamped</text:p>
          </table:table-cell>
        </table:table-row>
        <table:table-row table:style-name="ro1-2">
          <table:table-cell office:value-type="string">
            <text:p>sweaty</text:p>
          </table:table-cell>
        </table:table-row>
        <table:table-row table:style-name="ro1-2">
          <table:table-cell office:value-type="string">
            <text:p>swelled</text:p>
          </table:table-cell>
        </table:table-row>
        <table:table-row table:style-name="ro1-2">
          <table:table-cell office:value-type="string">
            <text:p>swelling</text:p>
          </table:table-cell>
        </table:table-row>
        <table:table-row table:style-name="ro1-2">
          <table:table-cell office:value-type="string">
            <text:p>swindle</text:p>
          </table:table-cell>
        </table:table-row>
        <table:table-row table:style-name="ro1-2">
          <table:table-cell office:value-type="string">
            <text:p>swipe</text:p>
          </table:table-cell>
        </table:table-row>
        <table:table-row table:style-name="ro1-2">
          <table:table-cell office:value-type="string">
            <text:p>swollen</text:p>
          </table:table-cell>
        </table:table-row>
        <table:table-row table:style-name="ro1-2">
          <table:table-cell office:value-type="string">
            <text:p>symptom</text:p>
          </table:table-cell>
        </table:table-row>
        <table:table-row table:style-name="ro1-2">
          <table:table-cell office:value-type="string">
            <text:p>symptoms</text:p>
          </table:table-cell>
        </table:table-row>
        <table:table-row table:style-name="ro1-2">
          <table:table-cell office:value-type="string">
            <text:p>syndrome</text:p>
          </table:table-cell>
        </table:table-row>
        <table:table-row table:style-name="ro1-2">
          <table:table-cell office:value-type="string">
            <text:p>taboo</text:p>
          </table:table-cell>
        </table:table-row>
        <table:table-row table:style-name="ro1-2">
          <table:table-cell office:value-type="string">
            <text:p>tacky</text:p>
          </table:table-cell>
        </table:table-row>
        <table:table-row table:style-name="ro1-2">
          <table:table-cell office:value-type="string">
            <text:p>taint</text:p>
          </table:table-cell>
        </table:table-row>
        <table:table-row table:style-name="ro1-2">
          <table:table-cell office:value-type="string">
            <text:p>tainted</text:p>
          </table:table-cell>
        </table:table-row>
        <table:table-row table:style-name="ro1-2">
          <table:table-cell office:value-type="string">
            <text:p>tamper</text:p>
          </table:table-cell>
        </table:table-row>
        <table:table-row table:style-name="ro1-2">
          <table:table-cell office:value-type="string">
            <text:p>tangle</text:p>
          </table:table-cell>
        </table:table-row>
        <table:table-row table:style-name="ro1-2">
          <table:table-cell office:value-type="string">
            <text:p>tangled</text:p>
          </table:table-cell>
        </table:table-row>
        <table:table-row table:style-name="ro1-2">
          <table:table-cell office:value-type="string">
            <text:p>tangles</text:p>
          </table:table-cell>
        </table:table-row>
        <table:table-row table:style-name="ro1-2">
          <table:table-cell office:value-type="string">
            <text:p>tank</text:p>
          </table:table-cell>
        </table:table-row>
        <table:table-row table:style-name="ro1-2">
          <table:table-cell office:value-type="string">
            <text:p>tanked</text:p>
          </table:table-cell>
        </table:table-row>
        <table:table-row table:style-name="ro1-2">
          <table:table-cell office:value-type="string">
            <text:p>tanks</text:p>
          </table:table-cell>
        </table:table-row>
        <table:table-row table:style-name="ro1-2">
          <table:table-cell office:value-type="string">
            <text:p>tantrum</text:p>
          </table:table-cell>
        </table:table-row>
        <table:table-row table:style-name="ro1-2">
          <table:table-cell office:value-type="string">
            <text:p>tardy</text:p>
          </table:table-cell>
        </table:table-row>
        <table:table-row table:style-name="ro1-2">
          <table:table-cell office:value-type="string">
            <text:p>tarnish</text:p>
          </table:table-cell>
        </table:table-row>
        <table:table-row table:style-name="ro1-2">
          <table:table-cell office:value-type="string">
            <text:p>tarnished</text:p>
          </table:table-cell>
        </table:table-row>
        <table:table-row table:style-name="ro1-2">
          <table:table-cell office:value-type="string">
            <text:p>tarnishes</text:p>
          </table:table-cell>
        </table:table-row>
        <table:table-row table:style-name="ro1-2">
          <table:table-cell office:value-type="string">
            <text:p>tarnishing</text:p>
          </table:table-cell>
        </table:table-row>
        <table:table-row table:style-name="ro1-2">
          <table:table-cell office:value-type="string">
            <text:p>tattered</text:p>
          </table:table-cell>
        </table:table-row>
        <table:table-row table:style-name="ro1-2">
          <table:table-cell office:value-type="string">
            <text:p>taunt</text:p>
          </table:table-cell>
        </table:table-row>
        <table:table-row table:style-name="ro1-2">
          <table:table-cell office:value-type="string">
            <text:p>taunting</text:p>
          </table:table-cell>
        </table:table-row>
        <table:table-row table:style-name="ro1-2">
          <table:table-cell office:value-type="string">
            <text:p>tauntingly</text:p>
          </table:table-cell>
        </table:table-row>
        <table:table-row table:style-name="ro1-2">
          <table:table-cell office:value-type="string">
            <text:p>taunts</text:p>
          </table:table-cell>
        </table:table-row>
        <table:table-row table:style-name="ro1-2">
          <table:table-cell office:value-type="string">
            <text:p>taut</text:p>
          </table:table-cell>
        </table:table-row>
        <table:table-row table:style-name="ro1-2">
          <table:table-cell office:value-type="string">
            <text:p>tawdry</text:p>
          </table:table-cell>
        </table:table-row>
        <table:table-row table:style-name="ro1-2">
          <table:table-cell office:value-type="string">
            <text:p>taxing</text:p>
          </table:table-cell>
        </table:table-row>
        <table:table-row table:style-name="ro1-2">
          <table:table-cell office:value-type="string">
            <text:p>tease</text:p>
          </table:table-cell>
        </table:table-row>
        <table:table-row table:style-name="ro1-2">
          <table:table-cell office:value-type="string">
            <text:p>teasingly</text:p>
          </table:table-cell>
        </table:table-row>
        <table:table-row table:style-name="ro1-2">
          <table:table-cell office:value-type="string">
            <text:p>tedious</text:p>
          </table:table-cell>
        </table:table-row>
        <table:table-row table:style-name="ro1-2">
          <table:table-cell office:value-type="string">
            <text:p>tediously</text:p>
          </table:table-cell>
        </table:table-row>
        <table:table-row table:style-name="ro1-2">
          <table:table-cell office:value-type="string">
            <text:p>temerity</text:p>
          </table:table-cell>
        </table:table-row>
        <table:table-row table:style-name="ro1-2">
          <table:table-cell office:value-type="string">
            <text:p>temper</text:p>
          </table:table-cell>
        </table:table-row>
        <table:table-row table:style-name="ro1-2">
          <table:table-cell office:value-type="string">
            <text:p>tempest</text:p>
          </table:table-cell>
        </table:table-row>
        <table:table-row table:style-name="ro1-2">
          <table:table-cell office:value-type="string">
            <text:p>temptation</text:p>
          </table:table-cell>
        </table:table-row>
        <table:table-row table:style-name="ro1-2">
          <table:table-cell office:value-type="string">
            <text:p>tenderness</text:p>
          </table:table-cell>
        </table:table-row>
        <table:table-row table:style-name="ro1-2">
          <table:table-cell office:value-type="string">
            <text:p>tense</text:p>
          </table:table-cell>
        </table:table-row>
        <table:table-row table:style-name="ro1-2">
          <table:table-cell office:value-type="string">
            <text:p>tension</text:p>
          </table:table-cell>
        </table:table-row>
        <table:table-row table:style-name="ro1-2">
          <table:table-cell office:value-type="string">
            <text:p>tentative</text:p>
          </table:table-cell>
        </table:table-row>
        <table:table-row table:style-name="ro1-2">
          <table:table-cell office:value-type="string">
            <text:p>tentatively</text:p>
          </table:table-cell>
        </table:table-row>
        <table:table-row table:style-name="ro1-2">
          <table:table-cell office:value-type="string">
            <text:p>tenuous</text:p>
          </table:table-cell>
        </table:table-row>
        <table:table-row table:style-name="ro1-2">
          <table:table-cell office:value-type="string">
            <text:p>tenuously</text:p>
          </table:table-cell>
        </table:table-row>
        <table:table-row table:style-name="ro1-2">
          <table:table-cell office:value-type="string">
            <text:p>tepid</text:p>
          </table:table-cell>
        </table:table-row>
        <table:table-row table:style-name="ro1-2">
          <table:table-cell office:value-type="string">
            <text:p>terrible</text:p>
          </table:table-cell>
        </table:table-row>
        <table:table-row table:style-name="ro1-2">
          <table:table-cell office:value-type="string">
            <text:p>terribleness</text:p>
          </table:table-cell>
        </table:table-row>
        <table:table-row table:style-name="ro1-2">
          <table:table-cell office:value-type="string">
            <text:p>terribly</text:p>
          </table:table-cell>
        </table:table-row>
        <table:table-row table:style-name="ro1-2">
          <table:table-cell office:value-type="string">
            <text:p>terror</text:p>
          </table:table-cell>
        </table:table-row>
        <table:table-row table:style-name="ro1-2">
          <table:table-cell office:value-type="string">
            <text:p>terror-genic</text:p>
          </table:table-cell>
        </table:table-row>
        <table:table-row table:style-name="ro1-2">
          <table:table-cell office:value-type="string">
            <text:p>terrorism</text:p>
          </table:table-cell>
        </table:table-row>
        <table:table-row table:style-name="ro1-2">
          <table:table-cell office:value-type="string">
            <text:p>terrorize</text:p>
          </table:table-cell>
        </table:table-row>
        <table:table-row table:style-name="ro1-2">
          <table:table-cell office:value-type="string">
            <text:p>testily</text:p>
          </table:table-cell>
        </table:table-row>
        <table:table-row table:style-name="ro1-2">
          <table:table-cell office:value-type="string">
            <text:p>testy</text:p>
          </table:table-cell>
        </table:table-row>
        <table:table-row table:style-name="ro1-2">
          <table:table-cell office:value-type="string">
            <text:p>tetchily</text:p>
          </table:table-cell>
        </table:table-row>
        <table:table-row table:style-name="ro1-2">
          <table:table-cell office:value-type="string">
            <text:p>tetchy</text:p>
          </table:table-cell>
        </table:table-row>
        <table:table-row table:style-name="ro1-2">
          <table:table-cell office:value-type="string">
            <text:p>thankless</text:p>
          </table:table-cell>
        </table:table-row>
        <table:table-row table:style-name="ro1-2">
          <table:table-cell office:value-type="string">
            <text:p>thicker</text:p>
          </table:table-cell>
        </table:table-row>
        <table:table-row table:style-name="ro1-2">
          <table:table-cell office:value-type="string">
            <text:p>thirst</text:p>
          </table:table-cell>
        </table:table-row>
        <table:table-row table:style-name="ro1-2">
          <table:table-cell office:value-type="string">
            <text:p>thorny</text:p>
          </table:table-cell>
        </table:table-row>
        <table:table-row table:style-name="ro1-2">
          <table:table-cell office:value-type="string">
            <text:p>thoughtless</text:p>
          </table:table-cell>
        </table:table-row>
        <table:table-row table:style-name="ro1-2">
          <table:table-cell office:value-type="string">
            <text:p>thoughtlessly</text:p>
          </table:table-cell>
        </table:table-row>
        <table:table-row table:style-name="ro1-84">
          <table:table-cell office:value-type="string">
            <text:p>thoughtlessness</text:p>
          </table:table-cell>
        </table:table-row>
        <table:table-row table:style-name="ro1-2">
          <table:table-cell office:value-type="string">
            <text:p>thrash</text:p>
          </table:table-cell>
        </table:table-row>
        <table:table-row table:style-name="ro1-2">
          <table:table-cell office:value-type="string">
            <text:p>threat</text:p>
          </table:table-cell>
        </table:table-row>
        <table:table-row table:style-name="ro1-2">
          <table:table-cell office:value-type="string">
            <text:p>threaten</text:p>
          </table:table-cell>
        </table:table-row>
        <table:table-row table:style-name="ro1-2">
          <table:table-cell office:value-type="string">
            <text:p>threatening</text:p>
          </table:table-cell>
        </table:table-row>
        <table:table-row table:style-name="ro1-2">
          <table:table-cell office:value-type="string">
            <text:p>threats</text:p>
          </table:table-cell>
        </table:table-row>
        <table:table-row table:style-name="ro1-2">
          <table:table-cell office:value-type="string">
            <text:p>threesome</text:p>
          </table:table-cell>
        </table:table-row>
        <table:table-row table:style-name="ro1-2">
          <table:table-cell office:value-type="string">
            <text:p>throb</text:p>
          </table:table-cell>
        </table:table-row>
        <table:table-row table:style-name="ro1-2">
          <table:table-cell office:value-type="string">
            <text:p>throbbed</text:p>
          </table:table-cell>
        </table:table-row>
        <table:table-row table:style-name="ro1-2">
          <table:table-cell office:value-type="string">
            <text:p>throbbing</text:p>
          </table:table-cell>
        </table:table-row>
        <table:table-row table:style-name="ro1-2">
          <table:table-cell office:value-type="string">
            <text:p>throbs</text:p>
          </table:table-cell>
        </table:table-row>
        <table:table-row table:style-name="ro1-2">
          <table:table-cell office:value-type="string">
            <text:p>throttle</text:p>
          </table:table-cell>
        </table:table-row>
        <table:table-row table:style-name="ro1-2">
          <table:table-cell office:value-type="string">
            <text:p>thug</text:p>
          </table:table-cell>
        </table:table-row>
        <table:table-row table:style-name="ro1-2">
          <table:table-cell office:value-type="string">
            <text:p>thumb-down</text:p>
          </table:table-cell>
        </table:table-row>
        <table:table-row table:style-name="ro1-2">
          <table:table-cell office:value-type="string">
            <text:p>thumbs-down</text:p>
          </table:table-cell>
        </table:table-row>
        <table:table-row table:style-name="ro1-2">
          <table:table-cell office:value-type="string">
            <text:p>thwart</text:p>
          </table:table-cell>
        </table:table-row>
        <table:table-row table:style-name="ro1-84">
          <table:table-cell office:value-type="string">
            <text:p>time-consuming</text:p>
          </table:table-cell>
        </table:table-row>
        <table:table-row table:style-name="ro1-2">
          <table:table-cell office:value-type="string">
            <text:p>timid</text:p>
          </table:table-cell>
        </table:table-row>
        <table:table-row table:style-name="ro1-2">
          <table:table-cell office:value-type="string">
            <text:p>timidity</text:p>
          </table:table-cell>
        </table:table-row>
        <table:table-row table:style-name="ro1-2">
          <table:table-cell office:value-type="string">
            <text:p>timidly</text:p>
          </table:table-cell>
        </table:table-row>
        <table:table-row table:style-name="ro1-2">
          <table:table-cell office:value-type="string">
            <text:p>timidness</text:p>
          </table:table-cell>
        </table:table-row>
        <table:table-row table:style-name="ro1-2">
          <table:table-cell office:value-type="string">
            <text:p>tin-y</text:p>
          </table:table-cell>
        </table:table-row>
        <table:table-row table:style-name="ro1-2">
          <table:table-cell office:value-type="string">
            <text:p>tingled</text:p>
          </table:table-cell>
        </table:table-row>
        <table:table-row table:style-name="ro1-2">
          <table:table-cell office:value-type="string">
            <text:p>tingling</text:p>
          </table:table-cell>
        </table:table-row>
        <table:table-row table:style-name="ro1-2">
          <table:table-cell office:value-type="string">
            <text:p>tired</text:p>
          </table:table-cell>
        </table:table-row>
        <table:table-row table:style-name="ro1-2">
          <table:table-cell office:value-type="string">
            <text:p>tiresome</text:p>
          </table:table-cell>
        </table:table-row>
        <table:table-row table:style-name="ro1-2">
          <table:table-cell office:value-type="string">
            <text:p>tiring</text:p>
          </table:table-cell>
        </table:table-row>
        <table:table-row table:style-name="ro1-2">
          <table:table-cell office:value-type="string">
            <text:p>tiringly</text:p>
          </table:table-cell>
        </table:table-row>
        <table:table-row table:style-name="ro1-2">
          <table:table-cell office:value-type="string">
            <text:p>toil</text:p>
          </table:table-cell>
        </table:table-row>
        <table:table-row table:style-name="ro1-2">
          <table:table-cell office:value-type="string">
            <text:p>toll</text:p>
          </table:table-cell>
        </table:table-row>
        <table:table-row table:style-name="ro1-2">
          <table:table-cell office:value-type="string">
            <text:p>top-heavy</text:p>
          </table:table-cell>
        </table:table-row>
        <table:table-row table:style-name="ro1-2">
          <table:table-cell office:value-type="string">
            <text:p>topple</text:p>
          </table:table-cell>
        </table:table-row>
        <table:table-row table:style-name="ro1-2">
          <table:table-cell office:value-type="string">
            <text:p>torment</text:p>
          </table:table-cell>
        </table:table-row>
        <table:table-row table:style-name="ro1-2">
          <table:table-cell office:value-type="string">
            <text:p>tormented</text:p>
          </table:table-cell>
        </table:table-row>
        <table:table-row table:style-name="ro1-2">
          <table:table-cell office:value-type="string">
            <text:p>torrent</text:p>
          </table:table-cell>
        </table:table-row>
        <table:table-row table:style-name="ro1-2">
          <table:table-cell office:value-type="string">
            <text:p>tortuous</text:p>
          </table:table-cell>
        </table:table-row>
        <table:table-row table:style-name="ro1-2">
          <table:table-cell office:value-type="string">
            <text:p>torture</text:p>
          </table:table-cell>
        </table:table-row>
        <table:table-row table:style-name="ro1-2">
          <table:table-cell office:value-type="string">
            <text:p>tortured</text:p>
          </table:table-cell>
        </table:table-row>
        <table:table-row table:style-name="ro1-2">
          <table:table-cell office:value-type="string">
            <text:p>tortures</text:p>
          </table:table-cell>
        </table:table-row>
        <table:table-row table:style-name="ro1-2">
          <table:table-cell office:value-type="string">
            <text:p>torturing</text:p>
          </table:table-cell>
        </table:table-row>
        <table:table-row table:style-name="ro1-2">
          <table:table-cell office:value-type="string">
            <text:p>torturous</text:p>
          </table:table-cell>
        </table:table-row>
        <table:table-row table:style-name="ro1-2">
          <table:table-cell office:value-type="string">
            <text:p>torturously</text:p>
          </table:table-cell>
        </table:table-row>
        <table:table-row table:style-name="ro1-2">
          <table:table-cell office:value-type="string">
            <text:p>totalitarian</text:p>
          </table:table-cell>
        </table:table-row>
        <table:table-row table:style-name="ro1-2">
          <table:table-cell office:value-type="string">
            <text:p>touchy</text:p>
          </table:table-cell>
        </table:table-row>
        <table:table-row table:style-name="ro1-2">
          <table:table-cell office:value-type="string">
            <text:p>toughness</text:p>
          </table:table-cell>
        </table:table-row>
        <table:table-row table:style-name="ro1-2">
          <table:table-cell office:value-type="string">
            <text:p>tout</text:p>
          </table:table-cell>
        </table:table-row>
        <table:table-row table:style-name="ro1-2">
          <table:table-cell office:value-type="string">
            <text:p>touted</text:p>
          </table:table-cell>
        </table:table-row>
        <table:table-row table:style-name="ro1-2">
          <table:table-cell office:value-type="string">
            <text:p>touts</text:p>
          </table:table-cell>
        </table:table-row>
        <table:table-row table:style-name="ro1-2">
          <table:table-cell office:value-type="string">
            <text:p>toxic</text:p>
          </table:table-cell>
        </table:table-row>
        <table:table-row table:style-name="ro1-2">
          <table:table-cell office:value-type="string">
            <text:p>traduce</text:p>
          </table:table-cell>
        </table:table-row>
        <table:table-row table:style-name="ro1-2">
          <table:table-cell office:value-type="string">
            <text:p>tragedy</text:p>
          </table:table-cell>
        </table:table-row>
        <table:table-row table:style-name="ro1-2">
          <table:table-cell office:value-type="string">
            <text:p>tragic</text:p>
          </table:table-cell>
        </table:table-row>
        <table:table-row table:style-name="ro1-2">
          <table:table-cell office:value-type="string">
            <text:p>tragically</text:p>
          </table:table-cell>
        </table:table-row>
        <table:table-row table:style-name="ro1-2">
          <table:table-cell office:value-type="string">
            <text:p>traitor</text:p>
          </table:table-cell>
        </table:table-row>
        <table:table-row table:style-name="ro1-2">
          <table:table-cell office:value-type="string">
            <text:p>traitorous</text:p>
          </table:table-cell>
        </table:table-row>
        <table:table-row table:style-name="ro1-2">
          <table:table-cell office:value-type="string">
            <text:p>traitorously</text:p>
          </table:table-cell>
        </table:table-row>
        <table:table-row table:style-name="ro1-2">
          <table:table-cell office:value-type="string">
            <text:p>tramp</text:p>
          </table:table-cell>
        </table:table-row>
        <table:table-row table:style-name="ro1-2">
          <table:table-cell office:value-type="string">
            <text:p>trample</text:p>
          </table:table-cell>
        </table:table-row>
        <table:table-row table:style-name="ro1-2">
          <table:table-cell office:value-type="string">
            <text:p>transgress</text:p>
          </table:table-cell>
        </table:table-row>
        <table:table-row table:style-name="ro1-2">
          <table:table-cell office:value-type="string">
            <text:p>transgression</text:p>
          </table:table-cell>
        </table:table-row>
        <table:table-row table:style-name="ro1-2">
          <table:table-cell office:value-type="string">
            <text:p>trap</text:p>
          </table:table-cell>
        </table:table-row>
        <table:table-row table:style-name="ro1-2">
          <table:table-cell office:value-type="string">
            <text:p>traped</text:p>
          </table:table-cell>
        </table:table-row>
        <table:table-row table:style-name="ro1-2">
          <table:table-cell office:value-type="string">
            <text:p>trapped</text:p>
          </table:table-cell>
        </table:table-row>
        <table:table-row table:style-name="ro1-2">
          <table:table-cell office:value-type="string">
            <text:p>trash</text:p>
          </table:table-cell>
        </table:table-row>
        <table:table-row table:style-name="ro1-2">
          <table:table-cell office:value-type="string">
            <text:p>trashed</text:p>
          </table:table-cell>
        </table:table-row>
        <table:table-row table:style-name="ro1-2">
          <table:table-cell office:value-type="string">
            <text:p>trashy</text:p>
          </table:table-cell>
        </table:table-row>
        <table:table-row table:style-name="ro1-2">
          <table:table-cell office:value-type="string">
            <text:p>trauma</text:p>
          </table:table-cell>
        </table:table-row>
        <table:table-row table:style-name="ro1-2">
          <table:table-cell office:value-type="string">
            <text:p>traumatic</text:p>
          </table:table-cell>
        </table:table-row>
        <table:table-row table:style-name="ro1-2">
          <table:table-cell office:value-type="string">
            <text:p>traumatically</text:p>
          </table:table-cell>
        </table:table-row>
        <table:table-row table:style-name="ro1-2">
          <table:table-cell office:value-type="string">
            <text:p>traumatize</text:p>
          </table:table-cell>
        </table:table-row>
        <table:table-row table:style-name="ro1-2">
          <table:table-cell office:value-type="string">
            <text:p>traumatized</text:p>
          </table:table-cell>
        </table:table-row>
        <table:table-row table:style-name="ro1-2">
          <table:table-cell office:value-type="string">
            <text:p>travesties</text:p>
          </table:table-cell>
        </table:table-row>
        <table:table-row table:style-name="ro1-2">
          <table:table-cell office:value-type="string">
            <text:p>travesty</text:p>
          </table:table-cell>
        </table:table-row>
        <table:table-row table:style-name="ro1-2">
          <table:table-cell office:value-type="string">
            <text:p>treacherous</text:p>
          </table:table-cell>
        </table:table-row>
        <table:table-row table:style-name="ro1-2">
          <table:table-cell office:value-type="string">
            <text:p>treacherously</text:p>
          </table:table-cell>
        </table:table-row>
        <table:table-row table:style-name="ro1-2">
          <table:table-cell office:value-type="string">
            <text:p>treachery</text:p>
          </table:table-cell>
        </table:table-row>
        <table:table-row table:style-name="ro1-2">
          <table:table-cell office:value-type="string">
            <text:p>treason</text:p>
          </table:table-cell>
        </table:table-row>
        <table:table-row table:style-name="ro1-2">
          <table:table-cell office:value-type="string">
            <text:p>treasonous</text:p>
          </table:table-cell>
        </table:table-row>
        <table:table-row table:style-name="ro1-2">
          <table:table-cell office:value-type="string">
            <text:p>trick</text:p>
          </table:table-cell>
        </table:table-row>
        <table:table-row table:style-name="ro1-2">
          <table:table-cell office:value-type="string">
            <text:p>tricked</text:p>
          </table:table-cell>
        </table:table-row>
        <table:table-row table:style-name="ro1-2">
          <table:table-cell office:value-type="string">
            <text:p>trickery</text:p>
          </table:table-cell>
        </table:table-row>
        <table:table-row table:style-name="ro1-2">
          <table:table-cell office:value-type="string">
            <text:p>tricky</text:p>
          </table:table-cell>
        </table:table-row>
        <table:table-row table:style-name="ro1-2">
          <table:table-cell office:value-type="string">
            <text:p>trivial</text:p>
          </table:table-cell>
        </table:table-row>
        <table:table-row table:style-name="ro1-2">
          <table:table-cell office:value-type="string">
            <text:p>trivialize</text:p>
          </table:table-cell>
        </table:table-row>
        <table:table-row table:style-name="ro1-2">
          <table:table-cell office:value-type="string">
            <text:p>trouble</text:p>
          </table:table-cell>
        </table:table-row>
        <table:table-row table:style-name="ro1-2">
          <table:table-cell office:value-type="string">
            <text:p>troubled</text:p>
          </table:table-cell>
        </table:table-row>
        <table:table-row table:style-name="ro1-2">
          <table:table-cell office:value-type="string">
            <text:p>troublemaker</text:p>
          </table:table-cell>
        </table:table-row>
        <table:table-row table:style-name="ro1-2">
          <table:table-cell office:value-type="string">
            <text:p>troubles</text:p>
          </table:table-cell>
        </table:table-row>
        <table:table-row table:style-name="ro1-2">
          <table:table-cell office:value-type="string">
            <text:p>troublesome</text:p>
          </table:table-cell>
        </table:table-row>
        <table:table-row table:style-name="ro1-2">
          <table:table-cell office:value-type="string">
            <text:p>troublesomely</text:p>
          </table:table-cell>
        </table:table-row>
        <table:table-row table:style-name="ro1-2">
          <table:table-cell office:value-type="string">
            <text:p>troubling</text:p>
          </table:table-cell>
        </table:table-row>
        <table:table-row table:style-name="ro1-2">
          <table:table-cell office:value-type="string">
            <text:p>troublingly</text:p>
          </table:table-cell>
        </table:table-row>
        <table:table-row table:style-name="ro1-2">
          <table:table-cell office:value-type="string">
            <text:p>truant</text:p>
          </table:table-cell>
        </table:table-row>
        <table:table-row table:style-name="ro1-2">
          <table:table-cell office:value-type="string">
            <text:p>tumble</text:p>
          </table:table-cell>
        </table:table-row>
        <table:table-row table:style-name="ro1-2">
          <table:table-cell office:value-type="string">
            <text:p>tumbled</text:p>
          </table:table-cell>
        </table:table-row>
        <table:table-row table:style-name="ro1-2">
          <table:table-cell office:value-type="string">
            <text:p>tumbles</text:p>
          </table:table-cell>
        </table:table-row>
        <table:table-row table:style-name="ro1-2">
          <table:table-cell office:value-type="string">
            <text:p>tumultuous</text:p>
          </table:table-cell>
        </table:table-row>
        <table:table-row table:style-name="ro1-2">
          <table:table-cell office:value-type="string">
            <text:p>turbulent</text:p>
          </table:table-cell>
        </table:table-row>
        <table:table-row table:style-name="ro1-2">
          <table:table-cell office:value-type="string">
            <text:p>turmoil</text:p>
          </table:table-cell>
        </table:table-row>
        <table:table-row table:style-name="ro1-2">
          <table:table-cell office:value-type="string">
            <text:p>twist</text:p>
          </table:table-cell>
        </table:table-row>
        <table:table-row table:style-name="ro1-2">
          <table:table-cell office:value-type="string">
            <text:p>twisted</text:p>
          </table:table-cell>
        </table:table-row>
        <table:table-row table:style-name="ro1-2">
          <table:table-cell office:value-type="string">
            <text:p>twists</text:p>
          </table:table-cell>
        </table:table-row>
        <table:table-row table:style-name="ro1-2">
          <table:table-cell office:value-type="string">
            <text:p>two-faced</text:p>
          </table:table-cell>
        </table:table-row>
        <table:table-row table:style-name="ro1-2">
          <table:table-cell office:value-type="string">
            <text:p>two-faces</text:p>
          </table:table-cell>
        </table:table-row>
        <table:table-row table:style-name="ro1-2">
          <table:table-cell office:value-type="string">
            <text:p>tyrannical</text:p>
          </table:table-cell>
        </table:table-row>
        <table:table-row table:style-name="ro1-2">
          <table:table-cell office:value-type="string">
            <text:p>tyrannically</text:p>
          </table:table-cell>
        </table:table-row>
        <table:table-row table:style-name="ro1-2">
          <table:table-cell office:value-type="string">
            <text:p>tyranny</text:p>
          </table:table-cell>
        </table:table-row>
        <table:table-row table:style-name="ro1-2">
          <table:table-cell office:value-type="string">
            <text:p>tyrant</text:p>
          </table:table-cell>
        </table:table-row>
        <table:table-row table:style-name="ro1-2">
          <table:table-cell office:value-type="string">
            <text:p>ugh</text:p>
          </table:table-cell>
        </table:table-row>
        <table:table-row table:style-name="ro1-2">
          <table:table-cell office:value-type="string">
            <text:p>uglier</text:p>
          </table:table-cell>
        </table:table-row>
        <table:table-row table:style-name="ro1-2">
          <table:table-cell office:value-type="string">
            <text:p>ugliest</text:p>
          </table:table-cell>
        </table:table-row>
        <table:table-row table:style-name="ro1-2">
          <table:table-cell office:value-type="string">
            <text:p>ugliness</text:p>
          </table:table-cell>
        </table:table-row>
        <table:table-row table:style-name="ro1-2">
          <table:table-cell office:value-type="string">
            <text:p>ugly</text:p>
          </table:table-cell>
        </table:table-row>
        <table:table-row table:style-name="ro1-2">
          <table:table-cell office:value-type="string">
            <text:p>ulterior</text:p>
          </table:table-cell>
        </table:table-row>
        <table:table-row table:style-name="ro1-2">
          <table:table-cell office:value-type="string">
            <text:p>ultimatum</text:p>
          </table:table-cell>
        </table:table-row>
        <table:table-row table:style-name="ro1-2">
          <table:table-cell office:value-type="string">
            <text:p>ultimatums</text:p>
          </table:table-cell>
        </table:table-row>
        <table:table-row table:style-name="ro1-2">
          <table:table-cell office:value-type="string">
            <text:p>ultra-hardline</text:p>
          </table:table-cell>
        </table:table-row>
        <table:table-row table:style-name="ro1-2">
          <table:table-cell office:value-type="string">
            <text:p>un-viewable</text:p>
          </table:table-cell>
        </table:table-row>
        <table:table-row table:style-name="ro1-2">
          <table:table-cell office:value-type="string">
            <text:p>unable</text:p>
          </table:table-cell>
        </table:table-row>
        <table:table-row table:style-name="ro1-2">
          <table:table-cell office:value-type="string">
            <text:p>unacceptable</text:p>
          </table:table-cell>
        </table:table-row>
        <table:table-row table:style-name="ro1-84">
          <table:table-cell office:value-type="string">
            <text:p>unacceptablely</text:p>
          </table:table-cell>
        </table:table-row>
        <table:table-row table:style-name="ro1-2">
          <table:table-cell office:value-type="string">
            <text:p>unacceptably</text:p>
          </table:table-cell>
        </table:table-row>
        <table:table-row table:style-name="ro1-2">
          <table:table-cell office:value-type="string">
            <text:p>unaccessible</text:p>
          </table:table-cell>
        </table:table-row>
        <table:table-row table:style-name="ro1-2">
          <table:table-cell office:value-type="string">
            <text:p>unaccustomed</text:p>
          </table:table-cell>
        </table:table-row>
        <table:table-row table:style-name="ro1-2">
          <table:table-cell office:value-type="string">
            <text:p>unachievable</text:p>
          </table:table-cell>
        </table:table-row>
        <table:table-row table:style-name="ro1-2">
          <table:table-cell office:value-type="string">
            <text:p>unaffordable</text:p>
          </table:table-cell>
        </table:table-row>
        <table:table-row table:style-name="ro1-2">
          <table:table-cell office:value-type="string">
            <text:p>unappealing</text:p>
          </table:table-cell>
        </table:table-row>
        <table:table-row table:style-name="ro1-2">
          <table:table-cell office:value-type="string">
            <text:p>unattractive</text:p>
          </table:table-cell>
        </table:table-row>
        <table:table-row table:style-name="ro1-2">
          <table:table-cell office:value-type="string">
            <text:p>unauthentic</text:p>
          </table:table-cell>
        </table:table-row>
        <table:table-row table:style-name="ro1-2">
          <table:table-cell office:value-type="string">
            <text:p>unavailable</text:p>
          </table:table-cell>
        </table:table-row>
        <table:table-row table:style-name="ro1-2">
          <table:table-cell office:value-type="string">
            <text:p>unavoidably</text:p>
          </table:table-cell>
        </table:table-row>
        <table:table-row table:style-name="ro1-2">
          <table:table-cell office:value-type="string">
            <text:p>unbearable</text:p>
          </table:table-cell>
        </table:table-row>
        <table:table-row table:style-name="ro1-2">
          <table:table-cell office:value-type="string">
            <text:p>unbearablely</text:p>
          </table:table-cell>
        </table:table-row>
        <table:table-row table:style-name="ro1-2">
          <table:table-cell office:value-type="string">
            <text:p>unbelievable</text:p>
          </table:table-cell>
        </table:table-row>
        <table:table-row table:style-name="ro1-2">
          <table:table-cell office:value-type="string">
            <text:p>unbelievably</text:p>
          </table:table-cell>
        </table:table-row>
        <table:table-row table:style-name="ro1-2">
          <table:table-cell office:value-type="string">
            <text:p>uncaring</text:p>
          </table:table-cell>
        </table:table-row>
        <table:table-row table:style-name="ro1-2">
          <table:table-cell office:value-type="string">
            <text:p>uncertain</text:p>
          </table:table-cell>
        </table:table-row>
        <table:table-row table:style-name="ro1-2">
          <table:table-cell office:value-type="string">
            <text:p>uncivil</text:p>
          </table:table-cell>
        </table:table-row>
        <table:table-row table:style-name="ro1-2">
          <table:table-cell office:value-type="string">
            <text:p>uncivilized</text:p>
          </table:table-cell>
        </table:table-row>
        <table:table-row table:style-name="ro1-2">
          <table:table-cell office:value-type="string">
            <text:p>unclean</text:p>
          </table:table-cell>
        </table:table-row>
        <table:table-row table:style-name="ro1-2">
          <table:table-cell office:value-type="string">
            <text:p>unclear</text:p>
          </table:table-cell>
        </table:table-row>
        <table:table-row table:style-name="ro1-2">
          <table:table-cell office:value-type="string">
            <text:p>uncollectible</text:p>
          </table:table-cell>
        </table:table-row>
        <table:table-row table:style-name="ro1-84">
          <table:table-cell office:value-type="string">
            <text:p>uncomfortable</text:p>
          </table:table-cell>
        </table:table-row>
        <table:table-row table:style-name="ro1-84">
          <table:table-cell office:value-type="string">
            <text:p>uncomfortably</text:p>
          </table:table-cell>
        </table:table-row>
        <table:table-row table:style-name="ro1-2">
          <table:table-cell office:value-type="string">
            <text:p>uncomfy</text:p>
          </table:table-cell>
        </table:table-row>
        <table:table-row table:style-name="ro1-2">
          <table:table-cell office:value-type="string">
            <text:p>uncompetitive</text:p>
          </table:table-cell>
        </table:table-row>
        <table:table-row table:style-name="ro1-84">
          <table:table-cell office:value-type="string">
            <text:p>uncompromising</text:p>
          </table:table-cell>
        </table:table-row>
        <table:table-row table:style-name="ro1-84">
          <table:table-cell office:value-type="string">
            <text:p>uncompromisingly</text:p>
          </table:table-cell>
        </table:table-row>
        <table:table-row table:style-name="ro1-2">
          <table:table-cell office:value-type="string">
            <text:p>unconfirmed</text:p>
          </table:table-cell>
        </table:table-row>
        <table:table-row table:style-name="ro1-84">
          <table:table-cell office:value-type="string">
            <text:p>unconstitutional</text:p>
          </table:table-cell>
        </table:table-row>
        <table:table-row table:style-name="ro1-2">
          <table:table-cell office:value-type="string">
            <text:p>uncontrolled</text:p>
          </table:table-cell>
        </table:table-row>
        <table:table-row table:style-name="ro1-2">
          <table:table-cell office:value-type="string">
            <text:p>unconvincing</text:p>
          </table:table-cell>
        </table:table-row>
        <table:table-row table:style-name="ro1-84">
          <table:table-cell office:value-type="string">
            <text:p>unconvincingly</text:p>
          </table:table-cell>
        </table:table-row>
        <table:table-row table:style-name="ro1-2">
          <table:table-cell office:value-type="string">
            <text:p>uncooperative</text:p>
          </table:table-cell>
        </table:table-row>
        <table:table-row table:style-name="ro1-2">
          <table:table-cell office:value-type="string">
            <text:p>uncouth</text:p>
          </table:table-cell>
        </table:table-row>
        <table:table-row table:style-name="ro1-2">
          <table:table-cell office:value-type="string">
            <text:p>uncreative</text:p>
          </table:table-cell>
        </table:table-row>
        <table:table-row table:style-name="ro1-2">
          <table:table-cell office:value-type="string">
            <text:p>undecided</text:p>
          </table:table-cell>
        </table:table-row>
        <table:table-row table:style-name="ro1-2">
          <table:table-cell office:value-type="string">
            <text:p>undefined</text:p>
          </table:table-cell>
        </table:table-row>
        <table:table-row table:style-name="ro1-84">
          <table:table-cell office:value-type="string">
            <text:p>undependability</text:p>
          </table:table-cell>
        </table:table-row>
        <table:table-row table:style-name="ro1-2">
          <table:table-cell office:value-type="string">
            <text:p>undependable</text:p>
          </table:table-cell>
        </table:table-row>
        <table:table-row table:style-name="ro1-2">
          <table:table-cell office:value-type="string">
            <text:p>undercut</text:p>
          </table:table-cell>
        </table:table-row>
        <table:table-row table:style-name="ro1-2">
          <table:table-cell office:value-type="string">
            <text:p>undercuts</text:p>
          </table:table-cell>
        </table:table-row>
        <table:table-row table:style-name="ro1-2">
          <table:table-cell office:value-type="string">
            <text:p>undercutting</text:p>
          </table:table-cell>
        </table:table-row>
        <table:table-row table:style-name="ro1-2">
          <table:table-cell office:value-type="string">
            <text:p>underdog</text:p>
          </table:table-cell>
        </table:table-row>
        <table:table-row table:style-name="ro1-2">
          <table:table-cell office:value-type="string">
            <text:p>underestimate</text:p>
          </table:table-cell>
        </table:table-row>
        <table:table-row table:style-name="ro1-2">
          <table:table-cell office:value-type="string">
            <text:p>underlings</text:p>
          </table:table-cell>
        </table:table-row>
        <table:table-row table:style-name="ro1-2">
          <table:table-cell office:value-type="string">
            <text:p>undermine</text:p>
          </table:table-cell>
        </table:table-row>
        <table:table-row table:style-name="ro1-2">
          <table:table-cell office:value-type="string">
            <text:p>undermined</text:p>
          </table:table-cell>
        </table:table-row>
        <table:table-row table:style-name="ro1-2">
          <table:table-cell office:value-type="string">
            <text:p>undermines</text:p>
          </table:table-cell>
        </table:table-row>
        <table:table-row table:style-name="ro1-2">
          <table:table-cell office:value-type="string">
            <text:p>undermining</text:p>
          </table:table-cell>
        </table:table-row>
        <table:table-row table:style-name="ro1-2">
          <table:table-cell office:value-type="string">
            <text:p>underpaid</text:p>
          </table:table-cell>
        </table:table-row>
        <table:table-row table:style-name="ro1-2">
          <table:table-cell office:value-type="string">
            <text:p>underpowered</text:p>
          </table:table-cell>
        </table:table-row>
        <table:table-row table:style-name="ro1-2">
          <table:table-cell office:value-type="string">
            <text:p>undersized</text:p>
          </table:table-cell>
        </table:table-row>
        <table:table-row table:style-name="ro1-2">
          <table:table-cell office:value-type="string">
            <text:p>undesirable</text:p>
          </table:table-cell>
        </table:table-row>
        <table:table-row table:style-name="ro1-2">
          <table:table-cell office:value-type="string">
            <text:p>undetermined</text:p>
          </table:table-cell>
        </table:table-row>
        <table:table-row table:style-name="ro1-2">
          <table:table-cell office:value-type="string">
            <text:p>undid</text:p>
          </table:table-cell>
        </table:table-row>
        <table:table-row table:style-name="ro1-2">
          <table:table-cell office:value-type="string">
            <text:p>undignified</text:p>
          </table:table-cell>
        </table:table-row>
        <table:table-row table:style-name="ro1-2">
          <table:table-cell office:value-type="string">
            <text:p>undissolved</text:p>
          </table:table-cell>
        </table:table-row>
        <table:table-row table:style-name="ro1-2">
          <table:table-cell office:value-type="string">
            <text:p>undocumented</text:p>
          </table:table-cell>
        </table:table-row>
        <table:table-row table:style-name="ro1-2">
          <table:table-cell office:value-type="string">
            <text:p>undone</text:p>
          </table:table-cell>
        </table:table-row>
        <table:table-row table:style-name="ro1-2">
          <table:table-cell office:value-type="string">
            <text:p>undue</text:p>
          </table:table-cell>
        </table:table-row>
        <table:table-row table:style-name="ro1-2">
          <table:table-cell office:value-type="string">
            <text:p>unease</text:p>
          </table:table-cell>
        </table:table-row>
        <table:table-row table:style-name="ro1-2">
          <table:table-cell office:value-type="string">
            <text:p>uneasily</text:p>
          </table:table-cell>
        </table:table-row>
        <table:table-row table:style-name="ro1-2">
          <table:table-cell office:value-type="string">
            <text:p>uneasiness</text:p>
          </table:table-cell>
        </table:table-row>
        <table:table-row table:style-name="ro1-2">
          <table:table-cell office:value-type="string">
            <text:p>uneasy</text:p>
          </table:table-cell>
        </table:table-row>
        <table:table-row table:style-name="ro1-2">
          <table:table-cell office:value-type="string">
            <text:p>uneconomical</text:p>
          </table:table-cell>
        </table:table-row>
        <table:table-row table:style-name="ro1-2">
          <table:table-cell office:value-type="string">
            <text:p>unemployed</text:p>
          </table:table-cell>
        </table:table-row>
        <table:table-row table:style-name="ro1-2">
          <table:table-cell office:value-type="string">
            <text:p>unequal</text:p>
          </table:table-cell>
        </table:table-row>
        <table:table-row table:style-name="ro1-2">
          <table:table-cell office:value-type="string">
            <text:p>unethical</text:p>
          </table:table-cell>
        </table:table-row>
        <table:table-row table:style-name="ro1-2">
          <table:table-cell office:value-type="string">
            <text:p>uneven</text:p>
          </table:table-cell>
        </table:table-row>
        <table:table-row table:style-name="ro1-2">
          <table:table-cell office:value-type="string">
            <text:p>uneventful</text:p>
          </table:table-cell>
        </table:table-row>
        <table:table-row table:style-name="ro1-2">
          <table:table-cell office:value-type="string">
            <text:p>unexpected</text:p>
          </table:table-cell>
        </table:table-row>
        <table:table-row table:style-name="ro1-2">
          <table:table-cell office:value-type="string">
            <text:p>unexpectedly</text:p>
          </table:table-cell>
        </table:table-row>
        <table:table-row table:style-name="ro1-2">
          <table:table-cell office:value-type="string">
            <text:p>unexplained</text:p>
          </table:table-cell>
        </table:table-row>
        <table:table-row table:style-name="ro1-2">
          <table:table-cell office:value-type="string">
            <text:p>unfairly</text:p>
          </table:table-cell>
        </table:table-row>
        <table:table-row table:style-name="ro1-2">
          <table:table-cell office:value-type="string">
            <text:p>unfaithful</text:p>
          </table:table-cell>
        </table:table-row>
        <table:table-row table:style-name="ro1-2">
          <table:table-cell office:value-type="string">
            <text:p>unfaithfully</text:p>
          </table:table-cell>
        </table:table-row>
        <table:table-row table:style-name="ro1-2">
          <table:table-cell office:value-type="string">
            <text:p>unfamiliar</text:p>
          </table:table-cell>
        </table:table-row>
        <table:table-row table:style-name="ro1-2">
          <table:table-cell office:value-type="string">
            <text:p>unfavorable</text:p>
          </table:table-cell>
        </table:table-row>
        <table:table-row table:style-name="ro1-2">
          <table:table-cell office:value-type="string">
            <text:p>unfeeling</text:p>
          </table:table-cell>
        </table:table-row>
        <table:table-row table:style-name="ro1-2">
          <table:table-cell office:value-type="string">
            <text:p>unfinished</text:p>
          </table:table-cell>
        </table:table-row>
        <table:table-row table:style-name="ro1-2">
          <table:table-cell office:value-type="string">
            <text:p>unfit</text:p>
          </table:table-cell>
        </table:table-row>
        <table:table-row table:style-name="ro1-2">
          <table:table-cell office:value-type="string">
            <text:p>unforeseen</text:p>
          </table:table-cell>
        </table:table-row>
        <table:table-row table:style-name="ro1-2">
          <table:table-cell office:value-type="string">
            <text:p>unforgiving</text:p>
          </table:table-cell>
        </table:table-row>
        <table:table-row table:style-name="ro1-2">
          <table:table-cell office:value-type="string">
            <text:p>unfortunate</text:p>
          </table:table-cell>
        </table:table-row>
        <table:table-row table:style-name="ro1-2">
          <table:table-cell office:value-type="string">
            <text:p>unfortunately</text:p>
          </table:table-cell>
        </table:table-row>
        <table:table-row table:style-name="ro1-2">
          <table:table-cell office:value-type="string">
            <text:p>unfounded</text:p>
          </table:table-cell>
        </table:table-row>
        <table:table-row table:style-name="ro1-2">
          <table:table-cell office:value-type="string">
            <text:p>unfriendly</text:p>
          </table:table-cell>
        </table:table-row>
        <table:table-row table:style-name="ro1-2">
          <table:table-cell office:value-type="string">
            <text:p>unfulfilled</text:p>
          </table:table-cell>
        </table:table-row>
        <table:table-row table:style-name="ro1-2">
          <table:table-cell office:value-type="string">
            <text:p>unfunded</text:p>
          </table:table-cell>
        </table:table-row>
        <table:table-row table:style-name="ro1-2">
          <table:table-cell office:value-type="string">
            <text:p>ungovernable</text:p>
          </table:table-cell>
        </table:table-row>
        <table:table-row table:style-name="ro1-2">
          <table:table-cell office:value-type="string">
            <text:p>ungrateful</text:p>
          </table:table-cell>
        </table:table-row>
        <table:table-row table:style-name="ro1-2">
          <table:table-cell office:value-type="string">
            <text:p>unhappily</text:p>
          </table:table-cell>
        </table:table-row>
        <table:table-row table:style-name="ro1-2">
          <table:table-cell office:value-type="string">
            <text:p>unhappiness</text:p>
          </table:table-cell>
        </table:table-row>
        <table:table-row table:style-name="ro1-2">
          <table:table-cell office:value-type="string">
            <text:p>unhappy</text:p>
          </table:table-cell>
        </table:table-row>
        <table:table-row table:style-name="ro1-2">
          <table:table-cell office:value-type="string">
            <text:p>unhealthy</text:p>
          </table:table-cell>
        </table:table-row>
        <table:table-row table:style-name="ro1-2">
          <table:table-cell office:value-type="string">
            <text:p>unhelpful</text:p>
          </table:table-cell>
        </table:table-row>
        <table:table-row table:style-name="ro1-2">
          <table:table-cell office:value-type="string">
            <text:p>unilateralism</text:p>
          </table:table-cell>
        </table:table-row>
        <table:table-row table:style-name="ro1-2">
          <table:table-cell office:value-type="string">
            <text:p>unimaginable</text:p>
          </table:table-cell>
        </table:table-row>
        <table:table-row table:style-name="ro1-2">
          <table:table-cell office:value-type="string">
            <text:p>unimaginably</text:p>
          </table:table-cell>
        </table:table-row>
        <table:table-row table:style-name="ro1-2">
          <table:table-cell office:value-type="string">
            <text:p>unimportant</text:p>
          </table:table-cell>
        </table:table-row>
        <table:table-row table:style-name="ro1-2">
          <table:table-cell office:value-type="string">
            <text:p>uninformed</text:p>
          </table:table-cell>
        </table:table-row>
        <table:table-row table:style-name="ro1-2">
          <table:table-cell office:value-type="string">
            <text:p>uninsured</text:p>
          </table:table-cell>
        </table:table-row>
        <table:table-row table:style-name="ro1-2">
          <table:table-cell office:value-type="string">
            <text:p>unintelligible</text:p>
          </table:table-cell>
        </table:table-row>
        <table:table-row table:style-name="ro1-2">
          <table:table-cell office:value-type="string">
            <text:p>unintelligile</text:p>
          </table:table-cell>
        </table:table-row>
        <table:table-row table:style-name="ro1-2">
          <table:table-cell office:value-type="string">
            <text:p>unipolar</text:p>
          </table:table-cell>
        </table:table-row>
        <table:table-row table:style-name="ro1-2">
          <table:table-cell office:value-type="string">
            <text:p>unjust</text:p>
          </table:table-cell>
        </table:table-row>
        <table:table-row table:style-name="ro1-2">
          <table:table-cell office:value-type="string">
            <text:p>unjustifiable</text:p>
          </table:table-cell>
        </table:table-row>
        <table:table-row table:style-name="ro1-2">
          <table:table-cell office:value-type="string">
            <text:p>unjustifiably</text:p>
          </table:table-cell>
        </table:table-row>
        <table:table-row table:style-name="ro1-2">
          <table:table-cell office:value-type="string">
            <text:p>unjustified</text:p>
          </table:table-cell>
        </table:table-row>
        <table:table-row table:style-name="ro1-2">
          <table:table-cell office:value-type="string">
            <text:p>unjustly</text:p>
          </table:table-cell>
        </table:table-row>
        <table:table-row table:style-name="ro1-2">
          <table:table-cell office:value-type="string">
            <text:p>unkind</text:p>
          </table:table-cell>
        </table:table-row>
        <table:table-row table:style-name="ro1-2">
          <table:table-cell office:value-type="string">
            <text:p>unkindly</text:p>
          </table:table-cell>
        </table:table-row>
        <table:table-row table:style-name="ro1-2">
          <table:table-cell office:value-type="string">
            <text:p>unknown</text:p>
          </table:table-cell>
        </table:table-row>
        <table:table-row table:style-name="ro1-2">
          <table:table-cell office:value-type="string">
            <text:p>unlamentable</text:p>
          </table:table-cell>
        </table:table-row>
        <table:table-row table:style-name="ro1-2">
          <table:table-cell office:value-type="string">
            <text:p>unlamentably</text:p>
          </table:table-cell>
        </table:table-row>
        <table:table-row table:style-name="ro1-2">
          <table:table-cell office:value-type="string">
            <text:p>unlawful</text:p>
          </table:table-cell>
        </table:table-row>
        <table:table-row table:style-name="ro1-2">
          <table:table-cell office:value-type="string">
            <text:p>unlawfully</text:p>
          </table:table-cell>
        </table:table-row>
        <table:table-row table:style-name="ro1-2">
          <table:table-cell office:value-type="string">
            <text:p>unlawfulness</text:p>
          </table:table-cell>
        </table:table-row>
        <table:table-row table:style-name="ro1-2">
          <table:table-cell office:value-type="string">
            <text:p>unleash</text:p>
          </table:table-cell>
        </table:table-row>
        <table:table-row table:style-name="ro1-2">
          <table:table-cell office:value-type="string">
            <text:p>unlicensed</text:p>
          </table:table-cell>
        </table:table-row>
        <table:table-row table:style-name="ro1-2">
          <table:table-cell office:value-type="string">
            <text:p>unlikely</text:p>
          </table:table-cell>
        </table:table-row>
        <table:table-row table:style-name="ro1-2">
          <table:table-cell office:value-type="string">
            <text:p>unlucky</text:p>
          </table:table-cell>
        </table:table-row>
        <table:table-row table:style-name="ro1-2">
          <table:table-cell office:value-type="string">
            <text:p>unmoved</text:p>
          </table:table-cell>
        </table:table-row>
        <table:table-row table:style-name="ro1-2">
          <table:table-cell office:value-type="string">
            <text:p>unnatural</text:p>
          </table:table-cell>
        </table:table-row>
        <table:table-row table:style-name="ro1-2">
          <table:table-cell office:value-type="string">
            <text:p>unnaturally</text:p>
          </table:table-cell>
        </table:table-row>
        <table:table-row table:style-name="ro1-2">
          <table:table-cell office:value-type="string">
            <text:p>unnecessary</text:p>
          </table:table-cell>
        </table:table-row>
        <table:table-row table:style-name="ro1-2">
          <table:table-cell office:value-type="string">
            <text:p>unneeded</text:p>
          </table:table-cell>
        </table:table-row>
        <table:table-row table:style-name="ro1-2">
          <table:table-cell office:value-type="string">
            <text:p>unnerve</text:p>
          </table:table-cell>
        </table:table-row>
        <table:table-row table:style-name="ro1-2">
          <table:table-cell office:value-type="string">
            <text:p>unnerved</text:p>
          </table:table-cell>
        </table:table-row>
        <table:table-row table:style-name="ro1-2">
          <table:table-cell office:value-type="string">
            <text:p>unnerving</text:p>
          </table:table-cell>
        </table:table-row>
        <table:table-row table:style-name="ro1-2">
          <table:table-cell office:value-type="string">
            <text:p>unnervingly</text:p>
          </table:table-cell>
        </table:table-row>
        <table:table-row table:style-name="ro1-2">
          <table:table-cell office:value-type="string">
            <text:p>unnoticed</text:p>
          </table:table-cell>
        </table:table-row>
        <table:table-row table:style-name="ro1-2">
          <table:table-cell office:value-type="string">
            <text:p>unobserved</text:p>
          </table:table-cell>
        </table:table-row>
        <table:table-row table:style-name="ro1-2">
          <table:table-cell office:value-type="string">
            <text:p>unorthodox</text:p>
          </table:table-cell>
        </table:table-row>
        <table:table-row table:style-name="ro1-2">
          <table:table-cell office:value-type="string">
            <text:p>unorthodoxy</text:p>
          </table:table-cell>
        </table:table-row>
        <table:table-row table:style-name="ro1-2">
          <table:table-cell office:value-type="string">
            <text:p>unpleasant</text:p>
          </table:table-cell>
        </table:table-row>
        <table:table-row table:style-name="ro1-2">
          <table:table-cell office:value-type="string">
            <text:p>unpleasantries</text:p>
          </table:table-cell>
        </table:table-row>
        <table:table-row table:style-name="ro1-2">
          <table:table-cell office:value-type="string">
            <text:p>unpopular</text:p>
          </table:table-cell>
        </table:table-row>
        <table:table-row table:style-name="ro1-2">
          <table:table-cell office:value-type="string">
            <text:p>unpredictable</text:p>
          </table:table-cell>
        </table:table-row>
        <table:table-row table:style-name="ro1-2">
          <table:table-cell office:value-type="string">
            <text:p>unprepared</text:p>
          </table:table-cell>
        </table:table-row>
        <table:table-row table:style-name="ro1-2">
          <table:table-cell office:value-type="string">
            <text:p>unproductive</text:p>
          </table:table-cell>
        </table:table-row>
        <table:table-row table:style-name="ro1-2">
          <table:table-cell office:value-type="string">
            <text:p>unprofitable</text:p>
          </table:table-cell>
        </table:table-row>
        <table:table-row table:style-name="ro1-2">
          <table:table-cell office:value-type="string">
            <text:p>unprove</text:p>
          </table:table-cell>
        </table:table-row>
        <table:table-row table:style-name="ro1-2">
          <table:table-cell office:value-type="string">
            <text:p>unproved</text:p>
          </table:table-cell>
        </table:table-row>
        <table:table-row table:style-name="ro1-2">
          <table:table-cell office:value-type="string">
            <text:p>unproven</text:p>
          </table:table-cell>
        </table:table-row>
        <table:table-row table:style-name="ro1-2">
          <table:table-cell office:value-type="string">
            <text:p>unproves</text:p>
          </table:table-cell>
        </table:table-row>
        <table:table-row table:style-name="ro1-2">
          <table:table-cell office:value-type="string">
            <text:p>unproving</text:p>
          </table:table-cell>
        </table:table-row>
        <table:table-row table:style-name="ro1-2">
          <table:table-cell office:value-type="string">
            <text:p>unqualified</text:p>
          </table:table-cell>
        </table:table-row>
        <table:table-row table:style-name="ro1-2">
          <table:table-cell office:value-type="string">
            <text:p>unravel</text:p>
          </table:table-cell>
        </table:table-row>
        <table:table-row table:style-name="ro1-2">
          <table:table-cell office:value-type="string">
            <text:p>unraveled</text:p>
          </table:table-cell>
        </table:table-row>
        <table:table-row table:style-name="ro1-2">
          <table:table-cell office:value-type="string">
            <text:p>unreachable</text:p>
          </table:table-cell>
        </table:table-row>
        <table:table-row table:style-name="ro1-2">
          <table:table-cell office:value-type="string">
            <text:p>unreadable</text:p>
          </table:table-cell>
        </table:table-row>
        <table:table-row table:style-name="ro1-2">
          <table:table-cell office:value-type="string">
            <text:p>unrealistic</text:p>
          </table:table-cell>
        </table:table-row>
        <table:table-row table:style-name="ro1-2">
          <table:table-cell office:value-type="string">
            <text:p>unreasonable</text:p>
          </table:table-cell>
        </table:table-row>
        <table:table-row table:style-name="ro1-2">
          <table:table-cell office:value-type="string">
            <text:p>unreasonably</text:p>
          </table:table-cell>
        </table:table-row>
        <table:table-row table:style-name="ro1-2">
          <table:table-cell office:value-type="string">
            <text:p>unrelenting</text:p>
          </table:table-cell>
        </table:table-row>
        <table:table-row table:style-name="ro1-2">
          <table:table-cell office:value-type="string">
            <text:p>unrelentingly</text:p>
          </table:table-cell>
        </table:table-row>
        <table:table-row table:style-name="ro1-2">
          <table:table-cell office:value-type="string">
            <text:p>unreliability</text:p>
          </table:table-cell>
        </table:table-row>
        <table:table-row table:style-name="ro1-2">
          <table:table-cell office:value-type="string">
            <text:p>unreliable</text:p>
          </table:table-cell>
        </table:table-row>
        <table:table-row table:style-name="ro1-2">
          <table:table-cell office:value-type="string">
            <text:p>unresolved</text:p>
          </table:table-cell>
        </table:table-row>
        <table:table-row table:style-name="ro1-2">
          <table:table-cell office:value-type="string">
            <text:p>unresponsive</text:p>
          </table:table-cell>
        </table:table-row>
        <table:table-row table:style-name="ro1-2">
          <table:table-cell office:value-type="string">
            <text:p>unrest</text:p>
          </table:table-cell>
        </table:table-row>
        <table:table-row table:style-name="ro1-2">
          <table:table-cell office:value-type="string">
            <text:p>unruly</text:p>
          </table:table-cell>
        </table:table-row>
        <table:table-row table:style-name="ro1-2">
          <table:table-cell office:value-type="string">
            <text:p>unsafe</text:p>
          </table:table-cell>
        </table:table-row>
        <table:table-row table:style-name="ro1-2">
          <table:table-cell office:value-type="string">
            <text:p>unsatisfactory</text:p>
          </table:table-cell>
        </table:table-row>
        <table:table-row table:style-name="ro1-2">
          <table:table-cell office:value-type="string">
            <text:p>unsavory</text:p>
          </table:table-cell>
        </table:table-row>
        <table:table-row table:style-name="ro1-2">
          <table:table-cell office:value-type="string">
            <text:p>unscrupulous</text:p>
          </table:table-cell>
        </table:table-row>
        <table:table-row table:style-name="ro1-84">
          <table:table-cell office:value-type="string">
            <text:p>unscrupulously</text:p>
          </table:table-cell>
        </table:table-row>
        <table:table-row table:style-name="ro1-2">
          <table:table-cell office:value-type="string">
            <text:p>unsecure</text:p>
          </table:table-cell>
        </table:table-row>
        <table:table-row table:style-name="ro1-2">
          <table:table-cell office:value-type="string">
            <text:p>unseemly</text:p>
          </table:table-cell>
        </table:table-row>
        <table:table-row table:style-name="ro1-2">
          <table:table-cell office:value-type="string">
            <text:p>unsettle</text:p>
          </table:table-cell>
        </table:table-row>
        <table:table-row table:style-name="ro1-2">
          <table:table-cell office:value-type="string">
            <text:p>unsettled</text:p>
          </table:table-cell>
        </table:table-row>
        <table:table-row table:style-name="ro1-2">
          <table:table-cell office:value-type="string">
            <text:p>unsettling</text:p>
          </table:table-cell>
        </table:table-row>
        <table:table-row table:style-name="ro1-2">
          <table:table-cell office:value-type="string">
            <text:p>unsettlingly</text:p>
          </table:table-cell>
        </table:table-row>
        <table:table-row table:style-name="ro1-2">
          <table:table-cell office:value-type="string">
            <text:p>unskilled</text:p>
          </table:table-cell>
        </table:table-row>
        <table:table-row table:style-name="ro1-84">
          <table:table-cell office:value-type="string">
            <text:p>unsophisticated</text:p>
          </table:table-cell>
        </table:table-row>
        <table:table-row table:style-name="ro1-2">
          <table:table-cell office:value-type="string">
            <text:p>unsound</text:p>
          </table:table-cell>
        </table:table-row>
        <table:table-row table:style-name="ro1-2">
          <table:table-cell office:value-type="string">
            <text:p>unspeakable</text:p>
          </table:table-cell>
        </table:table-row>
        <table:table-row table:style-name="ro1-2">
          <table:table-cell office:value-type="string">
            <text:p>unspeakablely</text:p>
          </table:table-cell>
        </table:table-row>
        <table:table-row table:style-name="ro1-2">
          <table:table-cell office:value-type="string">
            <text:p>unspecified</text:p>
          </table:table-cell>
        </table:table-row>
        <table:table-row table:style-name="ro1-2">
          <table:table-cell office:value-type="string">
            <text:p>unstable</text:p>
          </table:table-cell>
        </table:table-row>
        <table:table-row table:style-name="ro1-2">
          <table:table-cell office:value-type="string">
            <text:p>unsteadily</text:p>
          </table:table-cell>
        </table:table-row>
        <table:table-row table:style-name="ro1-2">
          <table:table-cell office:value-type="string">
            <text:p>unsteadiness</text:p>
          </table:table-cell>
        </table:table-row>
        <table:table-row table:style-name="ro1-2">
          <table:table-cell office:value-type="string">
            <text:p>unsteady</text:p>
          </table:table-cell>
        </table:table-row>
        <table:table-row table:style-name="ro1-2">
          <table:table-cell office:value-type="string">
            <text:p>unsuccessful</text:p>
          </table:table-cell>
        </table:table-row>
        <table:table-row table:style-name="ro1-84">
          <table:table-cell office:value-type="string">
            <text:p>unsuccessfully</text:p>
          </table:table-cell>
        </table:table-row>
        <table:table-row table:style-name="ro1-2">
          <table:table-cell office:value-type="string">
            <text:p>unsupported</text:p>
          </table:table-cell>
        </table:table-row>
        <table:table-row table:style-name="ro1-2">
          <table:table-cell office:value-type="string">
            <text:p>unsupportive</text:p>
          </table:table-cell>
        </table:table-row>
        <table:table-row table:style-name="ro1-2">
          <table:table-cell office:value-type="string">
            <text:p>unsure</text:p>
          </table:table-cell>
        </table:table-row>
        <table:table-row table:style-name="ro1-2">
          <table:table-cell office:value-type="string">
            <text:p>unsuspecting</text:p>
          </table:table-cell>
        </table:table-row>
        <table:table-row table:style-name="ro1-2">
          <table:table-cell office:value-type="string">
            <text:p>unsustainable</text:p>
          </table:table-cell>
        </table:table-row>
        <table:table-row table:style-name="ro1-2">
          <table:table-cell office:value-type="string">
            <text:p>untenable</text:p>
          </table:table-cell>
        </table:table-row>
        <table:table-row table:style-name="ro1-2">
          <table:table-cell office:value-type="string">
            <text:p>untested</text:p>
          </table:table-cell>
        </table:table-row>
        <table:table-row table:style-name="ro1-2">
          <table:table-cell office:value-type="string">
            <text:p>unthinkable</text:p>
          </table:table-cell>
        </table:table-row>
        <table:table-row table:style-name="ro1-2">
          <table:table-cell office:value-type="string">
            <text:p>unthinkably</text:p>
          </table:table-cell>
        </table:table-row>
        <table:table-row table:style-name="ro1-2">
          <table:table-cell office:value-type="string">
            <text:p>untimely</text:p>
          </table:table-cell>
        </table:table-row>
        <table:table-row table:style-name="ro1-2">
          <table:table-cell office:value-type="string">
            <text:p>untouched</text:p>
          </table:table-cell>
        </table:table-row>
        <table:table-row table:style-name="ro1-2">
          <table:table-cell office:value-type="string">
            <text:p>untrue</text:p>
          </table:table-cell>
        </table:table-row>
        <table:table-row table:style-name="ro1-2">
          <table:table-cell office:value-type="string">
            <text:p>untrustworthy</text:p>
          </table:table-cell>
        </table:table-row>
        <table:table-row table:style-name="ro1-2">
          <table:table-cell office:value-type="string">
            <text:p>untruthful</text:p>
          </table:table-cell>
        </table:table-row>
        <table:table-row table:style-name="ro1-2">
          <table:table-cell office:value-type="string">
            <text:p>unusable</text:p>
          </table:table-cell>
        </table:table-row>
        <table:table-row table:style-name="ro1-2">
          <table:table-cell office:value-type="string">
            <text:p>unusably</text:p>
          </table:table-cell>
        </table:table-row>
        <table:table-row table:style-name="ro1-2">
          <table:table-cell office:value-type="string">
            <text:p>unuseable</text:p>
          </table:table-cell>
        </table:table-row>
        <table:table-row table:style-name="ro1-2">
          <table:table-cell office:value-type="string">
            <text:p>unuseably</text:p>
          </table:table-cell>
        </table:table-row>
        <table:table-row table:style-name="ro1-2">
          <table:table-cell office:value-type="string">
            <text:p>unusual</text:p>
          </table:table-cell>
        </table:table-row>
        <table:table-row table:style-name="ro1-2">
          <table:table-cell office:value-type="string">
            <text:p>unusually</text:p>
          </table:table-cell>
        </table:table-row>
        <table:table-row table:style-name="ro1-2">
          <table:table-cell office:value-type="string">
            <text:p>unviewable</text:p>
          </table:table-cell>
        </table:table-row>
        <table:table-row table:style-name="ro1-2">
          <table:table-cell office:value-type="string">
            <text:p>unwanted</text:p>
          </table:table-cell>
        </table:table-row>
        <table:table-row table:style-name="ro1-2">
          <table:table-cell office:value-type="string">
            <text:p>unwarranted</text:p>
          </table:table-cell>
        </table:table-row>
        <table:table-row table:style-name="ro1-2">
          <table:table-cell office:value-type="string">
            <text:p>unwatchable</text:p>
          </table:table-cell>
        </table:table-row>
        <table:table-row table:style-name="ro1-2">
          <table:table-cell office:value-type="string">
            <text:p>unwelcome</text:p>
          </table:table-cell>
        </table:table-row>
        <table:table-row table:style-name="ro1-2">
          <table:table-cell office:value-type="string">
            <text:p>unwell</text:p>
          </table:table-cell>
        </table:table-row>
        <table:table-row table:style-name="ro1-2">
          <table:table-cell office:value-type="string">
            <text:p>unwieldy</text:p>
          </table:table-cell>
        </table:table-row>
        <table:table-row table:style-name="ro1-2">
          <table:table-cell office:value-type="string">
            <text:p>unwilling</text:p>
          </table:table-cell>
        </table:table-row>
        <table:table-row table:style-name="ro1-2">
          <table:table-cell office:value-type="string">
            <text:p>unwillingly</text:p>
          </table:table-cell>
        </table:table-row>
        <table:table-row table:style-name="ro1-2">
          <table:table-cell office:value-type="string">
            <text:p>unwillingness</text:p>
          </table:table-cell>
        </table:table-row>
        <table:table-row table:style-name="ro1-2">
          <table:table-cell office:value-type="string">
            <text:p>unwise</text:p>
          </table:table-cell>
        </table:table-row>
        <table:table-row table:style-name="ro1-2">
          <table:table-cell office:value-type="string">
            <text:p>unwisely</text:p>
          </table:table-cell>
        </table:table-row>
        <table:table-row table:style-name="ro1-2">
          <table:table-cell office:value-type="string">
            <text:p>unworkable</text:p>
          </table:table-cell>
        </table:table-row>
        <table:table-row table:style-name="ro1-2">
          <table:table-cell office:value-type="string">
            <text:p>unworthy</text:p>
          </table:table-cell>
        </table:table-row>
        <table:table-row table:style-name="ro1-2">
          <table:table-cell office:value-type="string">
            <text:p>unyielding</text:p>
          </table:table-cell>
        </table:table-row>
        <table:table-row table:style-name="ro1-2">
          <table:table-cell office:value-type="string">
            <text:p>upbraid</text:p>
          </table:table-cell>
        </table:table-row>
        <table:table-row table:style-name="ro1-2">
          <table:table-cell office:value-type="string">
            <text:p>upheaval</text:p>
          </table:table-cell>
        </table:table-row>
        <table:table-row table:style-name="ro1-2">
          <table:table-cell office:value-type="string">
            <text:p>uprising</text:p>
          </table:table-cell>
        </table:table-row>
        <table:table-row table:style-name="ro1-2">
          <table:table-cell office:value-type="string">
            <text:p>uproar</text:p>
          </table:table-cell>
        </table:table-row>
        <table:table-row table:style-name="ro1-2">
          <table:table-cell office:value-type="string">
            <text:p>uproarious</text:p>
          </table:table-cell>
        </table:table-row>
        <table:table-row table:style-name="ro1-2">
          <table:table-cell office:value-type="string">
            <text:p>uproariously</text:p>
          </table:table-cell>
        </table:table-row>
        <table:table-row table:style-name="ro1-2">
          <table:table-cell office:value-type="string">
            <text:p>uproarous</text:p>
          </table:table-cell>
        </table:table-row>
        <table:table-row table:style-name="ro1-2">
          <table:table-cell office:value-type="string">
            <text:p>uproarously</text:p>
          </table:table-cell>
        </table:table-row>
        <table:table-row table:style-name="ro1-2">
          <table:table-cell office:value-type="string">
            <text:p>uproot</text:p>
          </table:table-cell>
        </table:table-row>
        <table:table-row table:style-name="ro1-2">
          <table:table-cell office:value-type="string">
            <text:p>upset</text:p>
          </table:table-cell>
        </table:table-row>
        <table:table-row table:style-name="ro1-2">
          <table:table-cell office:value-type="string">
            <text:p>upseting</text:p>
          </table:table-cell>
        </table:table-row>
        <table:table-row table:style-name="ro1-2">
          <table:table-cell office:value-type="string">
            <text:p>upsets</text:p>
          </table:table-cell>
        </table:table-row>
        <table:table-row table:style-name="ro1-2">
          <table:table-cell office:value-type="string">
            <text:p>upsetting</text:p>
          </table:table-cell>
        </table:table-row>
        <table:table-row table:style-name="ro1-2">
          <table:table-cell office:value-type="string">
            <text:p>upsettingly</text:p>
          </table:table-cell>
        </table:table-row>
        <table:table-row table:style-name="ro1-2">
          <table:table-cell office:value-type="string">
            <text:p>urgent</text:p>
          </table:table-cell>
        </table:table-row>
        <table:table-row table:style-name="ro1-2">
          <table:table-cell office:value-type="string">
            <text:p>useless</text:p>
          </table:table-cell>
        </table:table-row>
        <table:table-row table:style-name="ro1-2">
          <table:table-cell office:value-type="string">
            <text:p>usurp</text:p>
          </table:table-cell>
        </table:table-row>
        <table:table-row table:style-name="ro1-2">
          <table:table-cell office:value-type="string">
            <text:p>usurper</text:p>
          </table:table-cell>
        </table:table-row>
        <table:table-row table:style-name="ro1-2">
          <table:table-cell office:value-type="string">
            <text:p>utterly</text:p>
          </table:table-cell>
        </table:table-row>
        <table:table-row table:style-name="ro1-2">
          <table:table-cell office:value-type="string">
            <text:p>vagrant</text:p>
          </table:table-cell>
        </table:table-row>
        <table:table-row table:style-name="ro1-2">
          <table:table-cell office:value-type="string">
            <text:p>vague</text:p>
          </table:table-cell>
        </table:table-row>
        <table:table-row table:style-name="ro1-2">
          <table:table-cell office:value-type="string">
            <text:p>vagueness</text:p>
          </table:table-cell>
        </table:table-row>
        <table:table-row table:style-name="ro1-2">
          <table:table-cell office:value-type="string">
            <text:p>vain</text:p>
          </table:table-cell>
        </table:table-row>
        <table:table-row table:style-name="ro1-2">
          <table:table-cell office:value-type="string">
            <text:p>vainly</text:p>
          </table:table-cell>
        </table:table-row>
        <table:table-row table:style-name="ro1-2">
          <table:table-cell office:value-type="string">
            <text:p>vanity</text:p>
          </table:table-cell>
        </table:table-row>
        <table:table-row table:style-name="ro1-2">
          <table:table-cell office:value-type="string">
            <text:p>vehement</text:p>
          </table:table-cell>
        </table:table-row>
        <table:table-row table:style-name="ro1-2">
          <table:table-cell office:value-type="string">
            <text:p>vehemently</text:p>
          </table:table-cell>
        </table:table-row>
        <table:table-row table:style-name="ro1-2">
          <table:table-cell office:value-type="string">
            <text:p>vengeance</text:p>
          </table:table-cell>
        </table:table-row>
        <table:table-row table:style-name="ro1-2">
          <table:table-cell office:value-type="string">
            <text:p>vengeful</text:p>
          </table:table-cell>
        </table:table-row>
        <table:table-row table:style-name="ro1-2">
          <table:table-cell office:value-type="string">
            <text:p>vengefully</text:p>
          </table:table-cell>
        </table:table-row>
        <table:table-row table:style-name="ro1-2">
          <table:table-cell office:value-type="string">
            <text:p>vengefulness</text:p>
          </table:table-cell>
        </table:table-row>
        <table:table-row table:style-name="ro1-2">
          <table:table-cell office:value-type="string">
            <text:p>venom</text:p>
          </table:table-cell>
        </table:table-row>
        <table:table-row table:style-name="ro1-2">
          <table:table-cell office:value-type="string">
            <text:p>venomous</text:p>
          </table:table-cell>
        </table:table-row>
        <table:table-row table:style-name="ro1-2">
          <table:table-cell office:value-type="string">
            <text:p>venomously</text:p>
          </table:table-cell>
        </table:table-row>
        <table:table-row table:style-name="ro1-2">
          <table:table-cell office:value-type="string">
            <text:p>vent</text:p>
          </table:table-cell>
        </table:table-row>
        <table:table-row table:style-name="ro1-2">
          <table:table-cell office:value-type="string">
            <text:p>vestiges</text:p>
          </table:table-cell>
        </table:table-row>
        <table:table-row table:style-name="ro1-2">
          <table:table-cell office:value-type="string">
            <text:p>vex</text:p>
          </table:table-cell>
        </table:table-row>
        <table:table-row table:style-name="ro1-2">
          <table:table-cell office:value-type="string">
            <text:p>vexation</text:p>
          </table:table-cell>
        </table:table-row>
        <table:table-row table:style-name="ro1-2">
          <table:table-cell office:value-type="string">
            <text:p>vexing</text:p>
          </table:table-cell>
        </table:table-row>
        <table:table-row table:style-name="ro1-2">
          <table:table-cell office:value-type="string">
            <text:p>vexingly</text:p>
          </table:table-cell>
        </table:table-row>
        <table:table-row table:style-name="ro1-2">
          <table:table-cell office:value-type="string">
            <text:p>vibrate</text:p>
          </table:table-cell>
        </table:table-row>
        <table:table-row table:style-name="ro1-2">
          <table:table-cell office:value-type="string">
            <text:p>vibrated</text:p>
          </table:table-cell>
        </table:table-row>
        <table:table-row table:style-name="ro1-2">
          <table:table-cell office:value-type="string">
            <text:p>vibrates</text:p>
          </table:table-cell>
        </table:table-row>
        <table:table-row table:style-name="ro1-2">
          <table:table-cell office:value-type="string">
            <text:p>vibrating</text:p>
          </table:table-cell>
        </table:table-row>
        <table:table-row table:style-name="ro1-2">
          <table:table-cell office:value-type="string">
            <text:p>vibration</text:p>
          </table:table-cell>
        </table:table-row>
        <table:table-row table:style-name="ro1-2">
          <table:table-cell office:value-type="string">
            <text:p>vice</text:p>
          </table:table-cell>
        </table:table-row>
        <table:table-row table:style-name="ro1-2">
          <table:table-cell office:value-type="string">
            <text:p>vicious</text:p>
          </table:table-cell>
        </table:table-row>
        <table:table-row table:style-name="ro1-2">
          <table:table-cell office:value-type="string">
            <text:p>viciously</text:p>
          </table:table-cell>
        </table:table-row>
        <table:table-row table:style-name="ro1-2">
          <table:table-cell office:value-type="string">
            <text:p>viciousness</text:p>
          </table:table-cell>
        </table:table-row>
        <table:table-row table:style-name="ro1-2">
          <table:table-cell office:value-type="string">
            <text:p>victimize</text:p>
          </table:table-cell>
        </table:table-row>
        <table:table-row table:style-name="ro1-2">
          <table:table-cell office:value-type="string">
            <text:p>vile</text:p>
          </table:table-cell>
        </table:table-row>
        <table:table-row table:style-name="ro1-2">
          <table:table-cell office:value-type="string">
            <text:p>vileness</text:p>
          </table:table-cell>
        </table:table-row>
        <table:table-row table:style-name="ro1-2">
          <table:table-cell office:value-type="string">
            <text:p>vilify</text:p>
          </table:table-cell>
        </table:table-row>
        <table:table-row table:style-name="ro1-2">
          <table:table-cell office:value-type="string">
            <text:p>villainous</text:p>
          </table:table-cell>
        </table:table-row>
        <table:table-row table:style-name="ro1-2">
          <table:table-cell office:value-type="string">
            <text:p>villainously</text:p>
          </table:table-cell>
        </table:table-row>
        <table:table-row table:style-name="ro1-2">
          <table:table-cell office:value-type="string">
            <text:p>villains</text:p>
          </table:table-cell>
        </table:table-row>
        <table:table-row table:style-name="ro1-2">
          <table:table-cell office:value-type="string">
            <text:p>villian</text:p>
          </table:table-cell>
        </table:table-row>
        <table:table-row table:style-name="ro1-2">
          <table:table-cell office:value-type="string">
            <text:p>villianous</text:p>
          </table:table-cell>
        </table:table-row>
        <table:table-row table:style-name="ro1-2">
          <table:table-cell office:value-type="string">
            <text:p>villianously</text:p>
          </table:table-cell>
        </table:table-row>
        <table:table-row table:style-name="ro1-2">
          <table:table-cell office:value-type="string">
            <text:p>villify</text:p>
          </table:table-cell>
        </table:table-row>
        <table:table-row table:style-name="ro1-2">
          <table:table-cell office:value-type="string">
            <text:p>vindictive</text:p>
          </table:table-cell>
        </table:table-row>
        <table:table-row table:style-name="ro1-2">
          <table:table-cell office:value-type="string">
            <text:p>vindictively</text:p>
          </table:table-cell>
        </table:table-row>
        <table:table-row table:style-name="ro1-2">
          <table:table-cell office:value-type="string">
            <text:p>vindictiveness</text:p>
          </table:table-cell>
        </table:table-row>
        <table:table-row table:style-name="ro1-2">
          <table:table-cell office:value-type="string">
            <text:p>violate</text:p>
          </table:table-cell>
        </table:table-row>
        <table:table-row table:style-name="ro1-2">
          <table:table-cell office:value-type="string">
            <text:p>violation</text:p>
          </table:table-cell>
        </table:table-row>
        <table:table-row table:style-name="ro1-2">
          <table:table-cell office:value-type="string">
            <text:p>violator</text:p>
          </table:table-cell>
        </table:table-row>
        <table:table-row table:style-name="ro1-2">
          <table:table-cell office:value-type="string">
            <text:p>violators</text:p>
          </table:table-cell>
        </table:table-row>
        <table:table-row table:style-name="ro1-2">
          <table:table-cell office:value-type="string">
            <text:p>violent</text:p>
          </table:table-cell>
        </table:table-row>
        <table:table-row table:style-name="ro1-2">
          <table:table-cell office:value-type="string">
            <text:p>violently</text:p>
          </table:table-cell>
        </table:table-row>
        <table:table-row table:style-name="ro1-2">
          <table:table-cell office:value-type="string">
            <text:p>viper</text:p>
          </table:table-cell>
        </table:table-row>
        <table:table-row table:style-name="ro1-2">
          <table:table-cell office:value-type="string">
            <text:p>virulence</text:p>
          </table:table-cell>
        </table:table-row>
        <table:table-row table:style-name="ro1-2">
          <table:table-cell office:value-type="string">
            <text:p>virulent</text:p>
          </table:table-cell>
        </table:table-row>
        <table:table-row table:style-name="ro1-2">
          <table:table-cell office:value-type="string">
            <text:p>virulently</text:p>
          </table:table-cell>
        </table:table-row>
        <table:table-row table:style-name="ro1-2">
          <table:table-cell office:value-type="string">
            <text:p>virus</text:p>
          </table:table-cell>
        </table:table-row>
        <table:table-row table:style-name="ro1-2">
          <table:table-cell office:value-type="string">
            <text:p>vociferous</text:p>
          </table:table-cell>
        </table:table-row>
        <table:table-row table:style-name="ro1-2">
          <table:table-cell office:value-type="string">
            <text:p>vociferously</text:p>
          </table:table-cell>
        </table:table-row>
        <table:table-row table:style-name="ro1-2">
          <table:table-cell office:value-type="string">
            <text:p>volatile</text:p>
          </table:table-cell>
        </table:table-row>
        <table:table-row table:style-name="ro1-2">
          <table:table-cell office:value-type="string">
            <text:p>volatility</text:p>
          </table:table-cell>
        </table:table-row>
        <table:table-row table:style-name="ro1-2">
          <table:table-cell office:value-type="string">
            <text:p>vomit</text:p>
          </table:table-cell>
        </table:table-row>
        <table:table-row table:style-name="ro1-2">
          <table:table-cell office:value-type="string">
            <text:p>vomited</text:p>
          </table:table-cell>
        </table:table-row>
        <table:table-row table:style-name="ro1-2">
          <table:table-cell office:value-type="string">
            <text:p>vomiting</text:p>
          </table:table-cell>
        </table:table-row>
        <table:table-row table:style-name="ro1-2">
          <table:table-cell office:value-type="string">
            <text:p>vomits</text:p>
          </table:table-cell>
        </table:table-row>
        <table:table-row table:style-name="ro1-2">
          <table:table-cell office:value-type="string">
            <text:p>vulgar</text:p>
          </table:table-cell>
        </table:table-row>
        <table:table-row table:style-name="ro1-2">
          <table:table-cell office:value-type="string">
            <text:p>vulnerable</text:p>
          </table:table-cell>
        </table:table-row>
        <table:table-row table:style-name="ro1-2">
          <table:table-cell office:value-type="string">
            <text:p>wack</text:p>
          </table:table-cell>
        </table:table-row>
        <table:table-row table:style-name="ro1-2">
          <table:table-cell office:value-type="string">
            <text:p>wail</text:p>
          </table:table-cell>
        </table:table-row>
        <table:table-row table:style-name="ro1-2">
          <table:table-cell office:value-type="string">
            <text:p>wallow</text:p>
          </table:table-cell>
        </table:table-row>
        <table:table-row table:style-name="ro1-2">
          <table:table-cell office:value-type="string">
            <text:p>wane</text:p>
          </table:table-cell>
        </table:table-row>
        <table:table-row table:style-name="ro1-2">
          <table:table-cell office:value-type="string">
            <text:p>waning</text:p>
          </table:table-cell>
        </table:table-row>
        <table:table-row table:style-name="ro1-2">
          <table:table-cell office:value-type="string">
            <text:p>wanton</text:p>
          </table:table-cell>
        </table:table-row>
        <table:table-row table:style-name="ro1-2">
          <table:table-cell office:value-type="string">
            <text:p>war-like</text:p>
          </table:table-cell>
        </table:table-row>
        <table:table-row table:style-name="ro1-2">
          <table:table-cell office:value-type="string">
            <text:p>warily</text:p>
          </table:table-cell>
        </table:table-row>
        <table:table-row table:style-name="ro1-2">
          <table:table-cell office:value-type="string">
            <text:p>wariness</text:p>
          </table:table-cell>
        </table:table-row>
        <table:table-row table:style-name="ro1-2">
          <table:table-cell office:value-type="string">
            <text:p>warlike</text:p>
          </table:table-cell>
        </table:table-row>
        <table:table-row table:style-name="ro1-2">
          <table:table-cell office:value-type="string">
            <text:p>warned</text:p>
          </table:table-cell>
        </table:table-row>
        <table:table-row table:style-name="ro1-2">
          <table:table-cell office:value-type="string">
            <text:p>warning</text:p>
          </table:table-cell>
        </table:table-row>
        <table:table-row table:style-name="ro1-2">
          <table:table-cell office:value-type="string">
            <text:p>warp</text:p>
          </table:table-cell>
        </table:table-row>
        <table:table-row table:style-name="ro1-2">
          <table:table-cell office:value-type="string">
            <text:p>warped</text:p>
          </table:table-cell>
        </table:table-row>
        <table:table-row table:style-name="ro1-2">
          <table:table-cell office:value-type="string">
            <text:p>wary</text:p>
          </table:table-cell>
        </table:table-row>
        <table:table-row table:style-name="ro1-2">
          <table:table-cell office:value-type="string">
            <text:p>washed-out</text:p>
          </table:table-cell>
        </table:table-row>
        <table:table-row table:style-name="ro1-2">
          <table:table-cell office:value-type="string">
            <text:p>waste</text:p>
          </table:table-cell>
        </table:table-row>
        <table:table-row table:style-name="ro1-2">
          <table:table-cell office:value-type="string">
            <text:p>wasted</text:p>
          </table:table-cell>
        </table:table-row>
        <table:table-row table:style-name="ro1-2">
          <table:table-cell office:value-type="string">
            <text:p>wasteful</text:p>
          </table:table-cell>
        </table:table-row>
        <table:table-row table:style-name="ro1-2">
          <table:table-cell office:value-type="string">
            <text:p>wastefulness</text:p>
          </table:table-cell>
        </table:table-row>
        <table:table-row table:style-name="ro1-2">
          <table:table-cell office:value-type="string">
            <text:p>wasting</text:p>
          </table:table-cell>
        </table:table-row>
        <table:table-row table:style-name="ro1-2">
          <table:table-cell office:value-type="string">
            <text:p>water-down</text:p>
          </table:table-cell>
        </table:table-row>
        <table:table-row table:style-name="ro1-2">
          <table:table-cell office:value-type="string">
            <text:p>watered-down</text:p>
          </table:table-cell>
        </table:table-row>
        <table:table-row table:style-name="ro1-2">
          <table:table-cell office:value-type="string">
            <text:p>wayward</text:p>
          </table:table-cell>
        </table:table-row>
        <table:table-row table:style-name="ro1-2">
          <table:table-cell office:value-type="string">
            <text:p>weak</text:p>
          </table:table-cell>
        </table:table-row>
        <table:table-row table:style-name="ro1-2">
          <table:table-cell office:value-type="string">
            <text:p>weaken</text:p>
          </table:table-cell>
        </table:table-row>
        <table:table-row table:style-name="ro1-2">
          <table:table-cell office:value-type="string">
            <text:p>weakening</text:p>
          </table:table-cell>
        </table:table-row>
        <table:table-row table:style-name="ro1-2">
          <table:table-cell office:value-type="string">
            <text:p>weaker</text:p>
          </table:table-cell>
        </table:table-row>
        <table:table-row table:style-name="ro1-2">
          <table:table-cell office:value-type="string">
            <text:p>weakness</text:p>
          </table:table-cell>
        </table:table-row>
        <table:table-row table:style-name="ro1-2">
          <table:table-cell office:value-type="string">
            <text:p>weaknesses</text:p>
          </table:table-cell>
        </table:table-row>
        <table:table-row table:style-name="ro1-2">
          <table:table-cell office:value-type="string">
            <text:p>weariness</text:p>
          </table:table-cell>
        </table:table-row>
        <table:table-row table:style-name="ro1-2">
          <table:table-cell office:value-type="string">
            <text:p>wearisome</text:p>
          </table:table-cell>
        </table:table-row>
        <table:table-row table:style-name="ro1-2">
          <table:table-cell office:value-type="string">
            <text:p>weary</text:p>
          </table:table-cell>
        </table:table-row>
        <table:table-row table:style-name="ro1-2">
          <table:table-cell office:value-type="string">
            <text:p>wedge</text:p>
          </table:table-cell>
        </table:table-row>
        <table:table-row table:style-name="ro1-2">
          <table:table-cell office:value-type="string">
            <text:p>weed</text:p>
          </table:table-cell>
        </table:table-row>
        <table:table-row table:style-name="ro1-2">
          <table:table-cell office:value-type="string">
            <text:p>weep</text:p>
          </table:table-cell>
        </table:table-row>
        <table:table-row table:style-name="ro1-2">
          <table:table-cell office:value-type="string">
            <text:p>weird</text:p>
          </table:table-cell>
        </table:table-row>
        <table:table-row table:style-name="ro1-2">
          <table:table-cell office:value-type="string">
            <text:p>weirdly</text:p>
          </table:table-cell>
        </table:table-row>
        <table:table-row table:style-name="ro1-2">
          <table:table-cell office:value-type="string">
            <text:p>wheedle</text:p>
          </table:table-cell>
        </table:table-row>
        <table:table-row table:style-name="ro1-2">
          <table:table-cell office:value-type="string">
            <text:p>whimper</text:p>
          </table:table-cell>
        </table:table-row>
        <table:table-row table:style-name="ro1-2">
          <table:table-cell office:value-type="string">
            <text:p>whine</text:p>
          </table:table-cell>
        </table:table-row>
        <table:table-row table:style-name="ro1-2">
          <table:table-cell office:value-type="string">
            <text:p>whining</text:p>
          </table:table-cell>
        </table:table-row>
        <table:table-row table:style-name="ro1-2">
          <table:table-cell office:value-type="string">
            <text:p>whiny</text:p>
          </table:table-cell>
        </table:table-row>
        <table:table-row table:style-name="ro1-2">
          <table:table-cell office:value-type="string">
            <text:p>whips</text:p>
          </table:table-cell>
        </table:table-row>
        <table:table-row table:style-name="ro1-2">
          <table:table-cell office:value-type="string">
            <text:p>whore</text:p>
          </table:table-cell>
        </table:table-row>
        <table:table-row table:style-name="ro1-2">
          <table:table-cell office:value-type="string">
            <text:p>whores</text:p>
          </table:table-cell>
        </table:table-row>
        <table:table-row table:style-name="ro1-2">
          <table:table-cell office:value-type="string">
            <text:p>wicked</text:p>
          </table:table-cell>
        </table:table-row>
        <table:table-row table:style-name="ro1-2">
          <table:table-cell office:value-type="string">
            <text:p>wickedly</text:p>
          </table:table-cell>
        </table:table-row>
        <table:table-row table:style-name="ro1-2">
          <table:table-cell office:value-type="string">
            <text:p>wickedness</text:p>
          </table:table-cell>
        </table:table-row>
        <table:table-row table:style-name="ro1-2">
          <table:table-cell office:value-type="string">
            <text:p>wild</text:p>
          </table:table-cell>
        </table:table-row>
        <table:table-row table:style-name="ro1-2">
          <table:table-cell office:value-type="string">
            <text:p>wildly</text:p>
          </table:table-cell>
        </table:table-row>
        <table:table-row table:style-name="ro1-2">
          <table:table-cell office:value-type="string">
            <text:p>wiles</text:p>
          </table:table-cell>
        </table:table-row>
        <table:table-row table:style-name="ro1-2">
          <table:table-cell office:value-type="string">
            <text:p>wilt</text:p>
          </table:table-cell>
        </table:table-row>
        <table:table-row table:style-name="ro1-2">
          <table:table-cell office:value-type="string">
            <text:p>wily</text:p>
          </table:table-cell>
        </table:table-row>
        <table:table-row table:style-name="ro1-2">
          <table:table-cell office:value-type="string">
            <text:p>wimpy</text:p>
          </table:table-cell>
        </table:table-row>
        <table:table-row table:style-name="ro1-2">
          <table:table-cell office:value-type="string">
            <text:p>wince</text:p>
          </table:table-cell>
        </table:table-row>
        <table:table-row table:style-name="ro1-2">
          <table:table-cell office:value-type="string">
            <text:p>wobble</text:p>
          </table:table-cell>
        </table:table-row>
        <table:table-row table:style-name="ro1-2">
          <table:table-cell office:value-type="string">
            <text:p>wobbled</text:p>
          </table:table-cell>
        </table:table-row>
        <table:table-row table:style-name="ro1-2">
          <table:table-cell office:value-type="string">
            <text:p>wobbles</text:p>
          </table:table-cell>
        </table:table-row>
        <table:table-row table:style-name="ro1-2">
          <table:table-cell office:value-type="string">
            <text:p>woe</text:p>
          </table:table-cell>
        </table:table-row>
        <table:table-row table:style-name="ro1-2">
          <table:table-cell office:value-type="string">
            <text:p>woebegone</text:p>
          </table:table-cell>
        </table:table-row>
        <table:table-row table:style-name="ro1-2">
          <table:table-cell office:value-type="string">
            <text:p>woeful</text:p>
          </table:table-cell>
        </table:table-row>
        <table:table-row table:style-name="ro1-2">
          <table:table-cell office:value-type="string">
            <text:p>woefully</text:p>
          </table:table-cell>
        </table:table-row>
        <table:table-row table:style-name="ro1-2">
          <table:table-cell office:value-type="string">
            <text:p>womanizer</text:p>
          </table:table-cell>
        </table:table-row>
        <table:table-row table:style-name="ro1-2">
          <table:table-cell office:value-type="string">
            <text:p>womanizing</text:p>
          </table:table-cell>
        </table:table-row>
        <table:table-row table:style-name="ro1-2">
          <table:table-cell office:value-type="string">
            <text:p>worn</text:p>
          </table:table-cell>
        </table:table-row>
        <table:table-row table:style-name="ro1-2">
          <table:table-cell office:value-type="string">
            <text:p>worried</text:p>
          </table:table-cell>
        </table:table-row>
        <table:table-row table:style-name="ro1-2">
          <table:table-cell office:value-type="string">
            <text:p>worriedly</text:p>
          </table:table-cell>
        </table:table-row>
        <table:table-row table:style-name="ro1-2">
          <table:table-cell office:value-type="string">
            <text:p>worrier</text:p>
          </table:table-cell>
        </table:table-row>
        <table:table-row table:style-name="ro1-2">
          <table:table-cell office:value-type="string">
            <text:p>worries</text:p>
          </table:table-cell>
        </table:table-row>
        <table:table-row table:style-name="ro1-2">
          <table:table-cell office:value-type="string">
            <text:p>worrisome</text:p>
          </table:table-cell>
        </table:table-row>
        <table:table-row table:style-name="ro1-2">
          <table:table-cell office:value-type="string">
            <text:p>worry</text:p>
          </table:table-cell>
        </table:table-row>
        <table:table-row table:style-name="ro1-2">
          <table:table-cell office:value-type="string">
            <text:p>worrying</text:p>
          </table:table-cell>
        </table:table-row>
        <table:table-row table:style-name="ro1-2">
          <table:table-cell office:value-type="string">
            <text:p>worryingly</text:p>
          </table:table-cell>
        </table:table-row>
        <table:table-row table:style-name="ro1-2">
          <table:table-cell office:value-type="string">
            <text:p>worse</text:p>
          </table:table-cell>
        </table:table-row>
        <table:table-row table:style-name="ro1-2">
          <table:table-cell office:value-type="string">
            <text:p>worsen</text:p>
          </table:table-cell>
        </table:table-row>
        <table:table-row table:style-name="ro1-2">
          <table:table-cell office:value-type="string">
            <text:p>worsening</text:p>
          </table:table-cell>
        </table:table-row>
        <table:table-row table:style-name="ro1-2">
          <table:table-cell office:value-type="string">
            <text:p>worst</text:p>
          </table:table-cell>
        </table:table-row>
        <table:table-row table:style-name="ro1-2">
          <table:table-cell office:value-type="string">
            <text:p>worthless</text:p>
          </table:table-cell>
        </table:table-row>
        <table:table-row table:style-name="ro1-2">
          <table:table-cell office:value-type="string">
            <text:p>worthlessly</text:p>
          </table:table-cell>
        </table:table-row>
        <table:table-row table:style-name="ro1-2">
          <table:table-cell office:value-type="string">
            <text:p>worthlessness</text:p>
          </table:table-cell>
        </table:table-row>
        <table:table-row table:style-name="ro1-2">
          <table:table-cell office:value-type="string">
            <text:p>wound</text:p>
          </table:table-cell>
        </table:table-row>
        <table:table-row table:style-name="ro1-2">
          <table:table-cell office:value-type="string">
            <text:p>wounds</text:p>
          </table:table-cell>
        </table:table-row>
        <table:table-row table:style-name="ro1-2">
          <table:table-cell office:value-type="string">
            <text:p>wrangle</text:p>
          </table:table-cell>
        </table:table-row>
        <table:table-row table:style-name="ro1-2">
          <table:table-cell office:value-type="string">
            <text:p>wrath</text:p>
          </table:table-cell>
        </table:table-row>
        <table:table-row table:style-name="ro1-2">
          <table:table-cell office:value-type="string">
            <text:p>wreak</text:p>
          </table:table-cell>
        </table:table-row>
        <table:table-row table:style-name="ro1-2">
          <table:table-cell office:value-type="string">
            <text:p>wreaked</text:p>
          </table:table-cell>
        </table:table-row>
        <table:table-row table:style-name="ro1-2">
          <table:table-cell office:value-type="string">
            <text:p>wreaks</text:p>
          </table:table-cell>
        </table:table-row>
        <table:table-row table:style-name="ro1-2">
          <table:table-cell office:value-type="string">
            <text:p>wreck</text:p>
          </table:table-cell>
        </table:table-row>
        <table:table-row table:style-name="ro1-2">
          <table:table-cell office:value-type="string">
            <text:p>wrest</text:p>
          </table:table-cell>
        </table:table-row>
        <table:table-row table:style-name="ro1-2">
          <table:table-cell office:value-type="string">
            <text:p>wrestle</text:p>
          </table:table-cell>
        </table:table-row>
        <table:table-row table:style-name="ro1-2">
          <table:table-cell office:value-type="string">
            <text:p>wretch</text:p>
          </table:table-cell>
        </table:table-row>
        <table:table-row table:style-name="ro1-2">
          <table:table-cell office:value-type="string">
            <text:p>wretched</text:p>
          </table:table-cell>
        </table:table-row>
        <table:table-row table:style-name="ro1-2">
          <table:table-cell office:value-type="string">
            <text:p>wretchedly</text:p>
          </table:table-cell>
        </table:table-row>
        <table:table-row table:style-name="ro1-2">
          <table:table-cell office:value-type="string">
            <text:p>wretchedness</text:p>
          </table:table-cell>
        </table:table-row>
        <table:table-row table:style-name="ro1-2">
          <table:table-cell office:value-type="string">
            <text:p>wrinkle</text:p>
          </table:table-cell>
        </table:table-row>
        <table:table-row table:style-name="ro1-2">
          <table:table-cell office:value-type="string">
            <text:p>wrinkled</text:p>
          </table:table-cell>
        </table:table-row>
        <table:table-row table:style-name="ro1-2">
          <table:table-cell office:value-type="string">
            <text:p>wrinkles</text:p>
          </table:table-cell>
        </table:table-row>
        <table:table-row table:style-name="ro1-2">
          <table:table-cell office:value-type="string">
            <text:p>wrip</text:p>
          </table:table-cell>
        </table:table-row>
        <table:table-row table:style-name="ro1-2">
          <table:table-cell office:value-type="string">
            <text:p>wripped</text:p>
          </table:table-cell>
        </table:table-row>
        <table:table-row table:style-name="ro1-2">
          <table:table-cell office:value-type="string">
            <text:p>wripping</text:p>
          </table:table-cell>
        </table:table-row>
        <table:table-row table:style-name="ro1-2">
          <table:table-cell office:value-type="string">
            <text:p>writhe</text:p>
          </table:table-cell>
        </table:table-row>
        <table:table-row table:style-name="ro1-2">
          <table:table-cell office:value-type="string">
            <text:p>wrong</text:p>
          </table:table-cell>
        </table:table-row>
        <table:table-row table:style-name="ro1-2">
          <table:table-cell office:value-type="string">
            <text:p>wrongful</text:p>
          </table:table-cell>
        </table:table-row>
        <table:table-row table:style-name="ro1-2">
          <table:table-cell office:value-type="string">
            <text:p>wrongly</text:p>
          </table:table-cell>
        </table:table-row>
        <table:table-row table:style-name="ro1-2">
          <table:table-cell office:value-type="string">
            <text:p>wrought</text:p>
          </table:table-cell>
        </table:table-row>
        <table:table-row table:style-name="ro1-2">
          <table:table-cell office:value-type="string">
            <text:p>yawn</text:p>
          </table:table-cell>
        </table:table-row>
        <table:table-row table:style-name="ro1-2">
          <table:table-cell office:value-type="string">
            <text:p>zap</text:p>
          </table:table-cell>
        </table:table-row>
        <table:table-row table:style-name="ro1-2">
          <table:table-cell office:value-type="string">
            <text:p>zapped</text:p>
          </table:table-cell>
        </table:table-row>
        <table:table-row table:style-name="ro1-2">
          <table:table-cell office:value-type="string">
            <text:p>zaps</text:p>
          </table:table-cell>
        </table:table-row>
        <table:table-row table:style-name="ro1-2">
          <table:table-cell office:value-type="string">
            <text:p>zealot</text:p>
          </table:table-cell>
        </table:table-row>
        <table:table-row table:style-name="ro1-2">
          <table:table-cell office:value-type="string">
            <text:p>zealous</text:p>
          </table:table-cell>
        </table:table-row>
        <table:table-row table:style-name="ro1-2">
          <table:table-cell office:value-type="string">
            <text:p>zealously</text:p>
          </table:table-cell>
        </table:table-row>
        <table:table-row table:style-name="ro1-2">
          <table:table-cell office:value-type="string">
            <text:p>zombie</text:p>
          </table:table-cell>
        </table:table-row>
      </table:table>
      <table:table table:name="Sheet2" table:style-name="ta1">
        <table:table-column table:style-name="co1-1" table:default-cell-style-name="Default"/>
        <table:table-row table:style-name="ro1-1">
          <table:table-cell/>
        </table:table-row>
      </table:table>
      <table:table table:name="Sheet3" table:style-name="ta1">
        <table:table-column table:style-name="co1-1" table:default-cell-style-name="Default"/>
        <table:table-row table:style-name="ro1-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2" number:min-integer-digits="1" number:grouping="true"/>
    </number:number-style>
    <number:number-style style:name="N107">
      <style:text-properties fo:color="#ff0000"/>
      <number:text>$-</number:text>
      <number:number number:decimal-places="2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07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2015-11-18</text:date>, <text:time>23:5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783" meta:object-count="0"/>
    <meta:generator>OpenOffice/4.1.1$Win32 OpenOffice.org_project/411m6$Build-9775</meta:generator>
  </office:meta>
</office:document-meta>
</file>